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1.8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co28" style:family="table-column">
      <style:table-column-properties fo:break-before="auto" style:column-width="59.62mm"/>
    </style:style>
    <style:style style:name="co29" style:family="table-column">
      <style:table-column-properties fo:break-before="auto" style:column-width="25.5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9.45mm" fo:break-before="auto" style:use-optimal-row-height="fals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7.4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1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1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1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0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0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0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0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</style:style>
    <style:style style:name="ce12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4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ackground-color="#ccf4c6"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"/>
    </style:style>
    <style:style style:name="ce129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53"/>
    </style:style>
    <style:style style:name="ce130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97"/>
    </style:style>
    <style:style style:name="ce131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41"/>
    </style:style>
    <style:style style:name="ce132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185"/>
    </style:style>
    <style:style style:name="ce133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29"/>
    </style:style>
    <style:style style:name="ce134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273"/>
    </style:style>
    <style:style style:name="ce135" style:family="table-cell" style:parent-style-name="Default" style:data-style-name="N109">
      <style:table-cell-properties fo:background-color="#fde9a9" style:text-align-source="fix" style:repeat-content="false" fo:border="0.06pt solid #000000"/>
      <style:paragraph-properties fo:text-align="center" fo:margin-left="0mm"/>
      <style:map style:condition="cell-content()&gt;360" style:apply-style-name="Untitled2" style:base-cell-address="Sheet9.D317"/>
    </style:style>
    <style:style style:name="ce13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153" style:family="table-cell" style:parent-style-name="Default">
      <style:table-cell-properties fo:background-color="#fde9a9" style:text-align-source="fix" style:repeat-content="false" fo:border="0.06pt solid #000000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order="0.06pt solid #000000"/>
      <style:text-properties fo:color="#00cc00" fo:font-weight="bold" style:font-weight-asian="bold" style:font-weight-complex="bold"/>
    </style:style>
    <style:style style:name="ce158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110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 style:data-style-name="N1">
      <style:table-cell-properties fo:background-color="#f5cd5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63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306" style:apply-style-name="Untitled5" style:base-cell-address="injection.C61"/>
    </style:style>
    <style:style style:name="ce176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77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78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7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1000" calcext:value-type="float">
            <text:p>10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1" calcext:value-type="float">
            <text:p>1,00E-0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65535" calcext:value-type="float">
            <text:p>0,65535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6666.66666666667" calcext:value-type="float">
            <text:p>6667</text:p>
          </table:table-cell>
          <table:table-cell table:formula="of:=[.D6]/[.$C$38]" office:value-type="float" office:value="8333.33333333333" calcext:value-type="float">
            <text:p>8333</text:p>
          </table:table-cell>
          <table:table-cell table:formula="of:=[.E6]/[.$C$38]" office:value-type="float" office:value="1666.66666666667" calcext:value-type="float">
            <text:p>1667</text:p>
          </table:table-cell>
          <table:table-cell table:formula="of:=[.F6]/[.$C$38]" office:value-type="float" office:value="13333.3333333333" calcext:value-type="float">
            <text:p>13333</text:p>
          </table:table-cell>
          <table:table-cell table:formula="of:=[.G6]/[.$C$38]" office:value-type="float" office:value="833.333333333333" calcext:value-type="float">
            <text:p>833</text:p>
          </table:table-cell>
          <table:table-cell table:formula="of:=[.H6]/[.$C$38]" office:value-type="float" office:value="14166.6666666667" calcext:value-type="float">
            <text:p>14167</text:p>
          </table:table-cell>
          <table:table-cell/>
          <table:table-cell table:style-name="ce17" table:formula="of:=[.J6]/[.$C$38]" office:value-type="float" office:value="166.666666666667" calcext:value-type="float">
            <text:p>167</text:p>
          </table:table-cell>
          <table:table-cell table:formula="of:=[.K6]/[.$C$38]" office:value-type="float" office:value="7500" calcext:value-type="float">
            <text:p>7500</text:p>
          </table:table-cell>
          <table:table-cell table:formula="of:=[.L6]/[.$C$38]" office:value-type="float" office:value="15000" calcext:value-type="float">
            <text:p>15000</text:p>
          </table:table-cell>
          <table:table-cell table:formula="of:=[.M6]/[.$C$38]" office:value-type="float" office:value="30000" calcext:value-type="float">
            <text:p>30000</text:p>
          </table:table-cell>
          <table:table-cell table:formula="of:=[.N6]/[.$C$38]" office:value-type="float" office:value="45000" calcext:value-type="float">
            <text:p>45000</text:p>
          </table:table-cell>
          <table:table-cell table:formula="of:=[.O6]/[.$C$38]" office:value-type="float" office:value="60000" calcext:value-type="float">
            <text:p>6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1904.76190476191" calcext:value-type="float">
            <text:p>1905</text:p>
          </table:table-cell>
          <table:table-cell table:formula="of:=[.D7]/[.$C$38]" office:value-type="float" office:value="2380.95238095238" calcext:value-type="float">
            <text:p>2381</text:p>
          </table:table-cell>
          <table:table-cell table:formula="of:=[.E7]/[.$C$38]" office:value-type="float" office:value="476.190476190476" calcext:value-type="float">
            <text:p>476</text:p>
          </table:table-cell>
          <table:table-cell table:formula="of:=[.F7]/[.$C$38]" office:value-type="float" office:value="3809.52380952381" calcext:value-type="float">
            <text:p>3810</text:p>
          </table:table-cell>
          <table:table-cell table:formula="of:=[.G7]/[.$C$38]" office:value-type="float" office:value="238.095238095238" calcext:value-type="float">
            <text:p>238</text:p>
          </table:table-cell>
          <table:table-cell table:formula="of:=[.H7]/[.$C$38]" office:value-type="float" office:value="4047.61904761905" calcext:value-type="float">
            <text:p>4048</text:p>
          </table:table-cell>
          <table:table-cell/>
          <table:table-cell table:style-name="ce17" table:formula="of:=[.J7]/[.$C$38]" office:value-type="float" office:value="47.6190476190476" calcext:value-type="float">
            <text:p>48</text:p>
          </table:table-cell>
          <table:table-cell table:formula="of:=[.K7]/[.$C$38]" office:value-type="float" office:value="2142.85714285714" calcext:value-type="float">
            <text:p>2143</text:p>
          </table:table-cell>
          <table:table-cell table:formula="of:=[.L7]/[.$C$38]" office:value-type="float" office:value="4285.71428571429" calcext:value-type="float">
            <text:p>4286</text:p>
          </table:table-cell>
          <table:table-cell table:formula="of:=[.M7]/[.$C$38]" office:value-type="float" office:value="8571.42857142857" calcext:value-type="float">
            <text:p>8571</text:p>
          </table:table-cell>
          <table:table-cell table:formula="of:=[.N7]/[.$C$38]" office:value-type="float" office:value="12857.1428571429" calcext:value-type="float">
            <text:p>12857</text:p>
          </table:table-cell>
          <table:table-cell table:formula="of:=[.O7]/[.$C$38]" office:value-type="float" office:value="17142.8571428571" calcext:value-type="float">
            <text:p>17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952.380952380952" calcext:value-type="float">
            <text:p>952</text:p>
          </table:table-cell>
          <table:table-cell table:formula="of:=[.D8]/[.$C$38]" office:value-type="float" office:value="1190.47619047619" calcext:value-type="float">
            <text:p>1190</text:p>
          </table:table-cell>
          <table:table-cell table:formula="of:=[.E8]/[.$C$38]" office:value-type="float" office:value="238.095238095238" calcext:value-type="float">
            <text:p>238</text:p>
          </table:table-cell>
          <table:table-cell table:formula="of:=[.F8]/[.$C$38]" office:value-type="float" office:value="1904.76190476191" calcext:value-type="float">
            <text:p>1905</text:p>
          </table:table-cell>
          <table:table-cell table:formula="of:=[.G8]/[.$C$38]" office:value-type="float" office:value="119.047619047619" calcext:value-type="float">
            <text:p>119</text:p>
          </table:table-cell>
          <table:table-cell table:formula="of:=[.H8]/[.$C$38]" office:value-type="float" office:value="2023.80952380952" calcext:value-type="float">
            <text:p>2024</text:p>
          </table:table-cell>
          <table:table-cell/>
          <table:table-cell table:style-name="ce17" table:formula="of:=[.J8]/[.$C$38]" office:value-type="float" office:value="23.8095238095238" calcext:value-type="float">
            <text:p>24</text:p>
          </table:table-cell>
          <table:table-cell table:formula="of:=[.K8]/[.$C$38]" office:value-type="float" office:value="1071.42857142857" calcext:value-type="float">
            <text:p>1071</text:p>
          </table:table-cell>
          <table:table-cell table:formula="of:=[.L8]/[.$C$38]" office:value-type="float" office:value="2142.85714285714" calcext:value-type="float">
            <text:p>2143</text:p>
          </table:table-cell>
          <table:table-cell table:formula="of:=[.M8]/[.$C$38]" office:value-type="float" office:value="4285.71428571429" calcext:value-type="float">
            <text:p>4286</text:p>
          </table:table-cell>
          <table:table-cell table:formula="of:=[.N8]/[.$C$38]" office:value-type="float" office:value="6428.57142857143" calcext:value-type="float">
            <text:p>6429</text:p>
          </table:table-cell>
          <table:table-cell table:formula="of:=[.O8]/[.$C$38]" office:value-type="float" office:value="8571.42857142857" calcext:value-type="float">
            <text:p>857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666.666666666667" calcext:value-type="float">
            <text:p>667</text:p>
          </table:table-cell>
          <table:table-cell table:formula="of:=[.D9]/[.$C$38]" office:value-type="float" office:value="833.333333333333" calcext:value-type="float">
            <text:p>833</text:p>
          </table:table-cell>
          <table:table-cell table:formula="of:=[.E9]/[.$C$38]" office:value-type="float" office:value="166.666666666667" calcext:value-type="float">
            <text:p>167</text:p>
          </table:table-cell>
          <table:table-cell table:formula="of:=[.F9]/[.$C$38]" office:value-type="float" office:value="1333.33333333333" calcext:value-type="float">
            <text:p>1333</text:p>
          </table:table-cell>
          <table:table-cell table:formula="of:=[.G9]/[.$C$38]" office:value-type="float" office:value="83.3333333333333" calcext:value-type="float">
            <text:p>83</text:p>
          </table:table-cell>
          <table:table-cell table:formula="of:=[.H9]/[.$C$38]" office:value-type="float" office:value="1416.66666666667" calcext:value-type="float">
            <text:p>1417</text:p>
          </table:table-cell>
          <table:table-cell/>
          <table:table-cell table:style-name="ce17" table:formula="of:=[.J9]/[.$C$38]" office:value-type="float" office:value="16.6666666666667" calcext:value-type="float">
            <text:p>17</text:p>
          </table:table-cell>
          <table:table-cell table:formula="of:=[.K9]/[.$C$38]" office:value-type="float" office:value="750" calcext:value-type="float">
            <text:p>750</text:p>
          </table:table-cell>
          <table:table-cell table:formula="of:=[.L9]/[.$C$38]" office:value-type="float" office:value="1500" calcext:value-type="float">
            <text:p>1500</text:p>
          </table:table-cell>
          <table:table-cell table:formula="of:=[.M9]/[.$C$38]" office:value-type="float" office:value="3000" calcext:value-type="float">
            <text:p>3000</text:p>
          </table:table-cell>
          <table:table-cell table:formula="of:=[.N9]/[.$C$38]" office:value-type="float" office:value="4500" calcext:value-type="float">
            <text:p>4500</text:p>
          </table:table-cell>
          <table:table-cell table:formula="of:=[.O9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493.827160493827" calcext:value-type="float">
            <text:p>494</text:p>
          </table:table-cell>
          <table:table-cell table:formula="of:=[.D10]/[.$C$38]" office:value-type="float" office:value="617.283950617284" calcext:value-type="float">
            <text:p>617</text:p>
          </table:table-cell>
          <table:table-cell table:formula="of:=[.E10]/[.$C$38]" office:value-type="float" office:value="123.456790123457" calcext:value-type="float">
            <text:p>123</text:p>
          </table:table-cell>
          <table:table-cell table:formula="of:=[.F10]/[.$C$38]" office:value-type="float" office:value="987.654320987654" calcext:value-type="float">
            <text:p>988</text:p>
          </table:table-cell>
          <table:table-cell table:formula="of:=[.G10]/[.$C$38]" office:value-type="float" office:value="61.7283950617284" calcext:value-type="float">
            <text:p>62</text:p>
          </table:table-cell>
          <table:table-cell table:formula="of:=[.H10]/[.$C$38]" office:value-type="float" office:value="1049.38271604938" calcext:value-type="float">
            <text:p>1049</text:p>
          </table:table-cell>
          <table:table-cell/>
          <table:table-cell table:style-name="ce17" table:formula="of:=[.J10]/[.$C$38]" office:value-type="float" office:value="12.3456790123457" calcext:value-type="float">
            <text:p>12</text:p>
          </table:table-cell>
          <table:table-cell table:formula="of:=[.K10]/[.$C$38]" office:value-type="float" office:value="555.555555555556" calcext:value-type="float">
            <text:p>556</text:p>
          </table:table-cell>
          <table:table-cell table:formula="of:=[.L10]/[.$C$38]" office:value-type="float" office:value="1111.11111111111" calcext:value-type="float">
            <text:p>1111</text:p>
          </table:table-cell>
          <table:table-cell table:formula="of:=[.M10]/[.$C$38]" office:value-type="float" office:value="2222.22222222222" calcext:value-type="float">
            <text:p>2222</text:p>
          </table:table-cell>
          <table:table-cell table:formula="of:=[.N10]/[.$C$38]" office:value-type="float" office:value="3333.33333333333" calcext:value-type="float">
            <text:p>3333</text:p>
          </table:table-cell>
          <table:table-cell table:formula="of:=[.O10]/[.$C$38]" office:value-type="float" office:value="4444.44444444444" calcext:value-type="float">
            <text:p>444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444.444444444444" calcext:value-type="float">
            <text:p>444</text:p>
          </table:table-cell>
          <table:table-cell table:formula="of:=[.D11]/[.$C$38]" office:value-type="float" office:value="555.555555555556" calcext:value-type="float">
            <text:p>556</text:p>
          </table:table-cell>
          <table:table-cell table:formula="of:=[.E11]/[.$C$38]" office:value-type="float" office:value="111.111111111111" calcext:value-type="float">
            <text:p>111</text:p>
          </table:table-cell>
          <table:table-cell table:formula="of:=[.F11]/[.$C$38]" office:value-type="float" office:value="888.888888888889" calcext:value-type="float">
            <text:p>889</text:p>
          </table:table-cell>
          <table:table-cell table:formula="of:=[.G11]/[.$C$38]" office:value-type="float" office:value="55.5555555555556" calcext:value-type="float">
            <text:p>56</text:p>
          </table:table-cell>
          <table:table-cell table:formula="of:=[.H11]/[.$C$38]" office:value-type="float" office:value="944.444444444444" calcext:value-type="float">
            <text:p>944</text:p>
          </table:table-cell>
          <table:table-cell/>
          <table:table-cell table:style-name="ce17" table:formula="of:=[.J11]/[.$C$38]" office:value-type="float" office:value="11.1111111111111" calcext:value-type="float">
            <text:p>11</text:p>
          </table:table-cell>
          <table:table-cell table:formula="of:=[.K11]/[.$C$38]" office:value-type="float" office:value="500" calcext:value-type="float">
            <text:p>500</text:p>
          </table:table-cell>
          <table:table-cell table:formula="of:=[.L11]/[.$C$38]" office:value-type="float" office:value="1000" calcext:value-type="float">
            <text:p>1000</text:p>
          </table:table-cell>
          <table:table-cell table:formula="of:=[.M11]/[.$C$38]" office:value-type="float" office:value="2000" calcext:value-type="float">
            <text:p>2000</text:p>
          </table:table-cell>
          <table:table-cell table:formula="of:=[.N11]/[.$C$38]" office:value-type="float" office:value="3000" calcext:value-type="float">
            <text:p>3000</text:p>
          </table:table-cell>
          <table:table-cell table:formula="of:=[.O11]/[.$C$38]" office:value-type="float" office:value="4000" calcext:value-type="float">
            <text:p>4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333.333333333333" calcext:value-type="float">
            <text:p>333</text:p>
          </table:table-cell>
          <table:table-cell table:formula="of:=[.D12]/[.$C$38]" office:value-type="float" office:value="416.666666666667" calcext:value-type="float">
            <text:p>417</text:p>
          </table:table-cell>
          <table:table-cell table:formula="of:=[.E12]/[.$C$38]" office:value-type="float" office:value="83.3333333333333" calcext:value-type="float">
            <text:p>83</text:p>
          </table:table-cell>
          <table:table-cell table:formula="of:=[.F12]/[.$C$38]" office:value-type="float" office:value="666.666666666667" calcext:value-type="float">
            <text:p>667</text:p>
          </table:table-cell>
          <table:table-cell table:formula="of:=[.G12]/[.$C$38]" office:value-type="float" office:value="41.6666666666667" calcext:value-type="float">
            <text:p>42</text:p>
          </table:table-cell>
          <table:table-cell table:formula="of:=[.H12]/[.$C$38]" office:value-type="float" office:value="708.333333333333" calcext:value-type="float">
            <text:p>708</text:p>
          </table:table-cell>
          <table:table-cell/>
          <table:table-cell table:style-name="ce17" table:formula="of:=[.J12]/[.$C$38]" office:value-type="float" office:value="8.33333333333333" calcext:value-type="float">
            <text:p>8</text:p>
          </table:table-cell>
          <table:table-cell table:formula="of:=[.K12]/[.$C$38]" office:value-type="float" office:value="375" calcext:value-type="float">
            <text:p>375</text:p>
          </table:table-cell>
          <table:table-cell table:formula="of:=[.L12]/[.$C$38]" office:value-type="float" office:value="750" calcext:value-type="float">
            <text:p>750</text:p>
          </table:table-cell>
          <table:table-cell table:formula="of:=[.M12]/[.$C$38]" office:value-type="float" office:value="1500" calcext:value-type="float">
            <text:p>1500</text:p>
          </table:table-cell>
          <table:table-cell table:formula="of:=[.N12]/[.$C$38]" office:value-type="float" office:value="2250" calcext:value-type="float">
            <text:p>2250</text:p>
          </table:table-cell>
          <table:table-cell table:formula="of:=[.O12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266.666666666667" calcext:value-type="float">
            <text:p>267</text:p>
          </table:table-cell>
          <table:table-cell table:formula="of:=[.D13]/[.$C$38]" office:value-type="float" office:value="333.333333333333" calcext:value-type="float">
            <text:p>333</text:p>
          </table:table-cell>
          <table:table-cell table:formula="of:=[.E13]/[.$C$38]" office:value-type="float" office:value="66.6666666666667" calcext:value-type="float">
            <text:p>67</text:p>
          </table:table-cell>
          <table:table-cell table:formula="of:=[.F13]/[.$C$38]" office:value-type="float" office:value="533.333333333333" calcext:value-type="float">
            <text:p>533</text:p>
          </table:table-cell>
          <table:table-cell table:formula="of:=[.G13]/[.$C$38]" office:value-type="float" office:value="33.3333333333333" calcext:value-type="float">
            <text:p>33</text:p>
          </table:table-cell>
          <table:table-cell table:formula="of:=[.H13]/[.$C$38]" office:value-type="float" office:value="566.666666666667" calcext:value-type="float">
            <text:p>567</text:p>
          </table:table-cell>
          <table:table-cell/>
          <table:table-cell table:style-name="ce17" table:formula="of:=[.J13]/[.$C$38]" office:value-type="float" office:value="6.66666666666667" calcext:value-type="float">
            <text:p>7</text:p>
          </table:table-cell>
          <table:table-cell table:formula="of:=[.K13]/[.$C$38]" office:value-type="float" office:value="300" calcext:value-type="float">
            <text:p>300</text:p>
          </table:table-cell>
          <table:table-cell table:formula="of:=[.L13]/[.$C$38]" office:value-type="float" office:value="600" calcext:value-type="float">
            <text:p>600</text:p>
          </table:table-cell>
          <table:table-cell table:formula="of:=[.M13]/[.$C$38]" office:value-type="float" office:value="1200" calcext:value-type="float">
            <text:p>1200</text:p>
          </table:table-cell>
          <table:table-cell table:formula="of:=[.N13]/[.$C$38]" office:value-type="float" office:value="1800" calcext:value-type="float">
            <text:p>1800</text:p>
          </table:table-cell>
          <table:table-cell table:formula="of:=[.O13]/[.$C$38]" office:value-type="float" office:value="2400" calcext:value-type="float">
            <text:p>24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222.222222222222" calcext:value-type="float">
            <text:p>222</text:p>
          </table:table-cell>
          <table:table-cell table:formula="of:=[.D14]/[.$C$38]" office:value-type="float" office:value="277.777777777778" calcext:value-type="float">
            <text:p>278</text:p>
          </table:table-cell>
          <table:table-cell table:formula="of:=[.E14]/[.$C$38]" office:value-type="float" office:value="55.5555555555556" calcext:value-type="float">
            <text:p>56</text:p>
          </table:table-cell>
          <table:table-cell table:formula="of:=[.F14]/[.$C$38]" office:value-type="float" office:value="444.444444444444" calcext:value-type="float">
            <text:p>444</text:p>
          </table:table-cell>
          <table:table-cell table:formula="of:=[.G14]/[.$C$38]" office:value-type="float" office:value="27.7777777777778" calcext:value-type="float">
            <text:p>28</text:p>
          </table:table-cell>
          <table:table-cell table:formula="of:=[.H14]/[.$C$38]" office:value-type="float" office:value="472.222222222222" calcext:value-type="float">
            <text:p>472</text:p>
          </table:table-cell>
          <table:table-cell/>
          <table:table-cell table:style-name="ce17" table:formula="of:=[.J14]/[.$C$38]" office:value-type="float" office:value="5.55555555555556" calcext:value-type="float">
            <text:p>6</text:p>
          </table:table-cell>
          <table:table-cell table:formula="of:=[.K14]/[.$C$38]" office:value-type="float" office:value="250" calcext:value-type="float">
            <text:p>250</text:p>
          </table:table-cell>
          <table:table-cell table:formula="of:=[.L14]/[.$C$38]" office:value-type="float" office:value="500" calcext:value-type="float">
            <text:p>500</text:p>
          </table:table-cell>
          <table:table-cell table:formula="of:=[.M14]/[.$C$38]" office:value-type="float" office:value="1000" calcext:value-type="float">
            <text:p>1000</text:p>
          </table:table-cell>
          <table:table-cell table:formula="of:=[.N14]/[.$C$38]" office:value-type="float" office:value="1500" calcext:value-type="float">
            <text:p>1500</text:p>
          </table:table-cell>
          <table:table-cell table:formula="of:=[.O14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190.47619047619" calcext:value-type="float">
            <text:p>190</text:p>
          </table:table-cell>
          <table:table-cell table:formula="of:=[.D15]/[.$C$38]" office:value-type="float" office:value="238.095238095238" calcext:value-type="float">
            <text:p>238</text:p>
          </table:table-cell>
          <table:table-cell table:formula="of:=[.E15]/[.$C$38]" office:value-type="float" office:value="47.6190476190476" calcext:value-type="float">
            <text:p>48</text:p>
          </table:table-cell>
          <table:table-cell table:formula="of:=[.F15]/[.$C$38]" office:value-type="float" office:value="380.952380952381" calcext:value-type="float">
            <text:p>381</text:p>
          </table:table-cell>
          <table:table-cell table:formula="of:=[.G15]/[.$C$38]" office:value-type="float" office:value="23.8095238095238" calcext:value-type="float">
            <text:p>24</text:p>
          </table:table-cell>
          <table:table-cell table:formula="of:=[.H15]/[.$C$38]" office:value-type="float" office:value="404.761904761905" calcext:value-type="float">
            <text:p>405</text:p>
          </table:table-cell>
          <table:table-cell/>
          <table:table-cell table:style-name="ce17" table:formula="of:=[.J15]/[.$C$38]" office:value-type="float" office:value="4.76190476190476" calcext:value-type="float">
            <text:p>5</text:p>
          </table:table-cell>
          <table:table-cell table:formula="of:=[.K15]/[.$C$38]" office:value-type="float" office:value="214.285714285714" calcext:value-type="float">
            <text:p>214</text:p>
          </table:table-cell>
          <table:table-cell table:formula="of:=[.L15]/[.$C$38]" office:value-type="float" office:value="428.571428571429" calcext:value-type="float">
            <text:p>429</text:p>
          </table:table-cell>
          <table:table-cell table:formula="of:=[.M15]/[.$C$38]" office:value-type="float" office:value="857.142857142857" calcext:value-type="float">
            <text:p>857</text:p>
          </table:table-cell>
          <table:table-cell table:formula="of:=[.N15]/[.$C$38]" office:value-type="float" office:value="1285.71428571429" calcext:value-type="float">
            <text:p>1286</text:p>
          </table:table-cell>
          <table:table-cell table:formula="of:=[.O15]/[.$C$38]" office:value-type="float" office:value="1714.28571428571" calcext:value-type="float">
            <text:p>1714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166.666666666667" calcext:value-type="float">
            <text:p>167</text:p>
          </table:table-cell>
          <table:table-cell table:formula="of:=[.D16]/[.$C$38]" office:value-type="float" office:value="208.333333333333" calcext:value-type="float">
            <text:p>208</text:p>
          </table:table-cell>
          <table:table-cell table:formula="of:=[.E16]/[.$C$38]" office:value-type="float" office:value="41.6666666666667" calcext:value-type="float">
            <text:p>42</text:p>
          </table:table-cell>
          <table:table-cell table:formula="of:=[.F16]/[.$C$38]" office:value-type="float" office:value="333.333333333333" calcext:value-type="float">
            <text:p>333</text:p>
          </table:table-cell>
          <table:table-cell table:formula="of:=[.G16]/[.$C$38]" office:value-type="float" office:value="20.8333333333333" calcext:value-type="float">
            <text:p>21</text:p>
          </table:table-cell>
          <table:table-cell table:formula="of:=[.H16]/[.$C$38]" office:value-type="float" office:value="354.166666666667" calcext:value-type="float">
            <text:p>354</text:p>
          </table:table-cell>
          <table:table-cell/>
          <table:table-cell table:style-name="ce17" table:formula="of:=[.J16]/[.$C$38]" office:value-type="float" office:value="4.16666666666667" calcext:value-type="float">
            <text:p>4</text:p>
          </table:table-cell>
          <table:table-cell table:formula="of:=[.K16]/[.$C$38]" office:value-type="float" office:value="187.5" calcext:value-type="float">
            <text:p>188</text:p>
          </table:table-cell>
          <table:table-cell table:formula="of:=[.L16]/[.$C$38]" office:value-type="float" office:value="375" calcext:value-type="float">
            <text:p>375</text:p>
          </table:table-cell>
          <table:table-cell table:formula="of:=[.M16]/[.$C$38]" office:value-type="float" office:value="750" calcext:value-type="float">
            <text:p>750</text:p>
          </table:table-cell>
          <table:table-cell table:formula="of:=[.N16]/[.$C$38]" office:value-type="float" office:value="1125" calcext:value-type="float">
            <text:p>1125</text:p>
          </table:table-cell>
          <table:table-cell table:formula="of:=[.O16]/[.$C$38]" office:value-type="float" office:value="1500" calcext:value-type="float">
            <text:p>1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148.148148148148" calcext:value-type="float">
            <text:p>148</text:p>
          </table:table-cell>
          <table:table-cell table:formula="of:=[.D17]/[.$C$38]" office:value-type="float" office:value="185.185185185185" calcext:value-type="float">
            <text:p>185</text:p>
          </table:table-cell>
          <table:table-cell table:formula="of:=[.E17]/[.$C$38]" office:value-type="float" office:value="37.037037037037" calcext:value-type="float">
            <text:p>37</text:p>
          </table:table-cell>
          <table:table-cell table:formula="of:=[.F17]/[.$C$38]" office:value-type="float" office:value="296.296296296296" calcext:value-type="float">
            <text:p>296</text:p>
          </table:table-cell>
          <table:table-cell table:formula="of:=[.G17]/[.$C$38]" office:value-type="float" office:value="18.5185185185185" calcext:value-type="float">
            <text:p>19</text:p>
          </table:table-cell>
          <table:table-cell table:formula="of:=[.H17]/[.$C$38]" office:value-type="float" office:value="314.814814814815" calcext:value-type="float">
            <text:p>315</text:p>
          </table:table-cell>
          <table:table-cell/>
          <table:table-cell table:style-name="ce17" table:formula="of:=[.J17]/[.$C$38]" office:value-type="float" office:value="3.7037037037037" calcext:value-type="float">
            <text:p>4</text:p>
          </table:table-cell>
          <table:table-cell table:formula="of:=[.K17]/[.$C$38]" office:value-type="float" office:value="166.666666666667" calcext:value-type="float">
            <text:p>167</text:p>
          </table:table-cell>
          <table:table-cell table:formula="of:=[.L17]/[.$C$38]" office:value-type="float" office:value="333.333333333333" calcext:value-type="float">
            <text:p>333</text:p>
          </table:table-cell>
          <table:table-cell table:formula="of:=[.M17]/[.$C$38]" office:value-type="float" office:value="666.666666666667" calcext:value-type="float">
            <text:p>667</text:p>
          </table:table-cell>
          <table:table-cell table:formula="of:=[.N17]/[.$C$38]" office:value-type="float" office:value="1000" calcext:value-type="float">
            <text:p>1000</text:p>
          </table:table-cell>
          <table:table-cell table:formula="of:=[.O17]/[.$C$38]" office:value-type="float" office:value="1333.33333333333" calcext:value-type="float">
            <text:p>1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133.333333333333" calcext:value-type="float">
            <text:p>133</text:p>
          </table:table-cell>
          <table:table-cell table:formula="of:=[.D18]/[.$C$38]" office:value-type="float" office:value="166.666666666667" calcext:value-type="float">
            <text:p>167</text:p>
          </table:table-cell>
          <table:table-cell table:formula="of:=[.E18]/[.$C$38]" office:value-type="float" office:value="33.3333333333333" calcext:value-type="float">
            <text:p>33</text:p>
          </table:table-cell>
          <table:table-cell table:formula="of:=[.F18]/[.$C$38]" office:value-type="float" office:value="266.666666666667" calcext:value-type="float">
            <text:p>267</text:p>
          </table:table-cell>
          <table:table-cell table:formula="of:=[.G18]/[.$C$38]" office:value-type="float" office:value="16.6666666666667" calcext:value-type="float">
            <text:p>17</text:p>
          </table:table-cell>
          <table:table-cell table:formula="of:=[.H18]/[.$C$38]" office:value-type="float" office:value="283.333333333333" calcext:value-type="float">
            <text:p>283</text:p>
          </table:table-cell>
          <table:table-cell/>
          <table:table-cell table:style-name="ce17" table:formula="of:=[.J18]/[.$C$38]" office:value-type="float" office:value="3.33333333333333" calcext:value-type="float">
            <text:p>3</text:p>
          </table:table-cell>
          <table:table-cell table:formula="of:=[.K18]/[.$C$38]" office:value-type="float" office:value="150" calcext:value-type="float">
            <text:p>150</text:p>
          </table:table-cell>
          <table:table-cell table:formula="of:=[.L18]/[.$C$38]" office:value-type="float" office:value="300" calcext:value-type="float">
            <text:p>300</text:p>
          </table:table-cell>
          <table:table-cell table:formula="of:=[.M18]/[.$C$38]" office:value-type="float" office:value="600" calcext:value-type="float">
            <text:p>600</text:p>
          </table:table-cell>
          <table:table-cell table:formula="of:=[.N18]/[.$C$38]" office:value-type="float" office:value="900" calcext:value-type="float">
            <text:p>900</text:p>
          </table:table-cell>
          <table:table-cell table:formula="of:=[.O18]/[.$C$38]" office:value-type="float" office:value="1200" calcext:value-type="float">
            <text:p>12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121.212121212121" calcext:value-type="float">
            <text:p>121</text:p>
          </table:table-cell>
          <table:table-cell table:formula="of:=[.D19]/[.$C$38]" office:value-type="float" office:value="151.515151515152" calcext:value-type="float">
            <text:p>152</text:p>
          </table:table-cell>
          <table:table-cell table:formula="of:=[.E19]/[.$C$38]" office:value-type="float" office:value="30.3030303030303" calcext:value-type="float">
            <text:p>30</text:p>
          </table:table-cell>
          <table:table-cell table:formula="of:=[.F19]/[.$C$38]" office:value-type="float" office:value="242.424242424242" calcext:value-type="float">
            <text:p>242</text:p>
          </table:table-cell>
          <table:table-cell table:formula="of:=[.G19]/[.$C$38]" office:value-type="float" office:value="15.1515151515152" calcext:value-type="float">
            <text:p>15</text:p>
          </table:table-cell>
          <table:table-cell table:formula="of:=[.H19]/[.$C$38]" office:value-type="float" office:value="257.575757575758" calcext:value-type="float">
            <text:p>258</text:p>
          </table:table-cell>
          <table:table-cell/>
          <table:table-cell table:style-name="ce17" table:formula="of:=[.J19]/[.$C$38]" office:value-type="float" office:value="3.03030303030303" calcext:value-type="float">
            <text:p>3</text:p>
          </table:table-cell>
          <table:table-cell table:formula="of:=[.K19]/[.$C$38]" office:value-type="float" office:value="136.363636363636" calcext:value-type="float">
            <text:p>136</text:p>
          </table:table-cell>
          <table:table-cell table:formula="of:=[.L19]/[.$C$38]" office:value-type="float" office:value="272.727272727273" calcext:value-type="float">
            <text:p>273</text:p>
          </table:table-cell>
          <table:table-cell table:formula="of:=[.M19]/[.$C$38]" office:value-type="float" office:value="545.454545454546" calcext:value-type="float">
            <text:p>545</text:p>
          </table:table-cell>
          <table:table-cell table:formula="of:=[.N19]/[.$C$38]" office:value-type="float" office:value="818.181818181818" calcext:value-type="float">
            <text:p>818</text:p>
          </table:table-cell>
          <table:table-cell table:formula="of:=[.O19]/[.$C$38]" office:value-type="float" office:value="1090.90909090909" calcext:value-type="float">
            <text:p>109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111.111111111111" calcext:value-type="float">
            <text:p>111</text:p>
          </table:table-cell>
          <table:table-cell table:formula="of:=[.D20]/[.$C$38]" office:value-type="float" office:value="138.888888888889" calcext:value-type="float">
            <text:p>139</text:p>
          </table:table-cell>
          <table:table-cell table:formula="of:=[.E20]/[.$C$38]" office:value-type="float" office:value="27.7777777777778" calcext:value-type="float">
            <text:p>28</text:p>
          </table:table-cell>
          <table:table-cell table:formula="of:=[.F20]/[.$C$38]" office:value-type="float" office:value="222.222222222222" calcext:value-type="float">
            <text:p>222</text:p>
          </table:table-cell>
          <table:table-cell table:formula="of:=[.G20]/[.$C$38]" office:value-type="float" office:value="13.8888888888889" calcext:value-type="float">
            <text:p>14</text:p>
          </table:table-cell>
          <table:table-cell table:formula="of:=[.H20]/[.$C$38]" office:value-type="float" office:value="236.111111111111" calcext:value-type="float">
            <text:p>236</text:p>
          </table:table-cell>
          <table:table-cell/>
          <table:table-cell table:style-name="ce17" table:formula="of:=[.J20]/[.$C$38]" office:value-type="float" office:value="2.77777777777778" calcext:value-type="float">
            <text:p>3</text:p>
          </table:table-cell>
          <table:table-cell table:formula="of:=[.K20]/[.$C$38]" office:value-type="float" office:value="125" calcext:value-type="float">
            <text:p>125</text:p>
          </table:table-cell>
          <table:table-cell table:formula="of:=[.L20]/[.$C$38]" office:value-type="float" office:value="250" calcext:value-type="float">
            <text:p>250</text:p>
          </table:table-cell>
          <table:table-cell table:formula="of:=[.M20]/[.$C$38]" office:value-type="float" office:value="500" calcext:value-type="float">
            <text:p>500</text:p>
          </table:table-cell>
          <table:table-cell table:formula="of:=[.N20]/[.$C$38]" office:value-type="float" office:value="750" calcext:value-type="float">
            <text:p>750</text:p>
          </table:table-cell>
          <table:table-cell table:formula="of:=[.O20]/[.$C$38]" office:value-type="float" office:value="1000" calcext:value-type="float">
            <text:p>1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102.564102564103" calcext:value-type="float">
            <text:p>103</text:p>
          </table:table-cell>
          <table:table-cell table:formula="of:=[.D21]/[.$C$38]" office:value-type="float" office:value="128.205128205128" calcext:value-type="float">
            <text:p>128</text:p>
          </table:table-cell>
          <table:table-cell table:formula="of:=[.E21]/[.$C$38]" office:value-type="float" office:value="25.6410256410256" calcext:value-type="float">
            <text:p>26</text:p>
          </table:table-cell>
          <table:table-cell table:formula="of:=[.F21]/[.$C$38]" office:value-type="float" office:value="205.128205128205" calcext:value-type="float">
            <text:p>205</text:p>
          </table:table-cell>
          <table:table-cell table:formula="of:=[.G21]/[.$C$38]" office:value-type="float" office:value="12.8205128205128" calcext:value-type="float">
            <text:p>13</text:p>
          </table:table-cell>
          <table:table-cell table:formula="of:=[.H21]/[.$C$38]" office:value-type="float" office:value="217.948717948718" calcext:value-type="float">
            <text:p>218</text:p>
          </table:table-cell>
          <table:table-cell/>
          <table:table-cell table:style-name="ce17" table:formula="of:=[.J21]/[.$C$38]" office:value-type="float" office:value="2.56410256410256" calcext:value-type="float">
            <text:p>3</text:p>
          </table:table-cell>
          <table:table-cell table:formula="of:=[.K21]/[.$C$38]" office:value-type="float" office:value="115.384615384615" calcext:value-type="float">
            <text:p>115</text:p>
          </table:table-cell>
          <table:table-cell table:formula="of:=[.L21]/[.$C$38]" office:value-type="float" office:value="230.769230769231" calcext:value-type="float">
            <text:p>231</text:p>
          </table:table-cell>
          <table:table-cell table:formula="of:=[.M21]/[.$C$38]" office:value-type="float" office:value="461.538461538462" calcext:value-type="float">
            <text:p>462</text:p>
          </table:table-cell>
          <table:table-cell table:formula="of:=[.N21]/[.$C$38]" office:value-type="float" office:value="692.307692307692" calcext:value-type="float">
            <text:p>692</text:p>
          </table:table-cell>
          <table:table-cell table:formula="of:=[.O21]/[.$C$38]" office:value-type="float" office:value="923.076923076923" calcext:value-type="float">
            <text:p>92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95.2380952380952" calcext:value-type="float">
            <text:p>95</text:p>
          </table:table-cell>
          <table:table-cell table:formula="of:=[.D22]/[.$C$38]" office:value-type="float" office:value="119.047619047619" calcext:value-type="float">
            <text:p>119</text:p>
          </table:table-cell>
          <table:table-cell table:formula="of:=[.E22]/[.$C$38]" office:value-type="float" office:value="23.8095238095238" calcext:value-type="float">
            <text:p>24</text:p>
          </table:table-cell>
          <table:table-cell table:formula="of:=[.F22]/[.$C$38]" office:value-type="float" office:value="190.47619047619" calcext:value-type="float">
            <text:p>190</text:p>
          </table:table-cell>
          <table:table-cell table:formula="of:=[.G22]/[.$C$38]" office:value-type="float" office:value="11.9047619047619" calcext:value-type="float">
            <text:p>12</text:p>
          </table:table-cell>
          <table:table-cell table:formula="of:=[.H22]/[.$C$38]" office:value-type="float" office:value="202.380952380952" calcext:value-type="float">
            <text:p>202</text:p>
          </table:table-cell>
          <table:table-cell/>
          <table:table-cell table:style-name="ce17" table:formula="of:=[.J22]/[.$C$38]" office:value-type="float" office:value="2.38095238095238" calcext:value-type="float">
            <text:p>2</text:p>
          </table:table-cell>
          <table:table-cell table:formula="of:=[.K22]/[.$C$38]" office:value-type="float" office:value="107.142857142857" calcext:value-type="float">
            <text:p>107</text:p>
          </table:table-cell>
          <table:table-cell table:formula="of:=[.L22]/[.$C$38]" office:value-type="float" office:value="214.285714285714" calcext:value-type="float">
            <text:p>214</text:p>
          </table:table-cell>
          <table:table-cell table:formula="of:=[.M22]/[.$C$38]" office:value-type="float" office:value="428.571428571429" calcext:value-type="float">
            <text:p>429</text:p>
          </table:table-cell>
          <table:table-cell table:formula="of:=[.N22]/[.$C$38]" office:value-type="float" office:value="642.857142857143" calcext:value-type="float">
            <text:p>643</text:p>
          </table:table-cell>
          <table:table-cell table:formula="of:=[.O22]/[.$C$38]" office:value-type="float" office:value="857.142857142857" calcext:value-type="float">
            <text:p>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88.8888888888889" calcext:value-type="float">
            <text:p>89</text:p>
          </table:table-cell>
          <table:table-cell table:formula="of:=[.D23]/[.$C$38]" office:value-type="float" office:value="111.111111111111" calcext:value-type="float">
            <text:p>111</text:p>
          </table:table-cell>
          <table:table-cell table:formula="of:=[.E23]/[.$C$38]" office:value-type="float" office:value="22.2222222222222" calcext:value-type="float">
            <text:p>22</text:p>
          </table:table-cell>
          <table:table-cell table:formula="of:=[.F23]/[.$C$38]" office:value-type="float" office:value="177.777777777778" calcext:value-type="float">
            <text:p>178</text:p>
          </table:table-cell>
          <table:table-cell table:formula="of:=[.G23]/[.$C$38]" office:value-type="float" office:value="11.1111111111111" calcext:value-type="float">
            <text:p>11</text:p>
          </table:table-cell>
          <table:table-cell table:formula="of:=[.H23]/[.$C$38]" office:value-type="float" office:value="188.888888888889" calcext:value-type="float">
            <text:p>189</text:p>
          </table:table-cell>
          <table:table-cell/>
          <table:table-cell table:style-name="ce17" table:formula="of:=[.J23]/[.$C$38]" office:value-type="float" office:value="2.22222222222222" calcext:value-type="float">
            <text:p>2</text:p>
          </table:table-cell>
          <table:table-cell table:formula="of:=[.K23]/[.$C$38]" office:value-type="float" office:value="100" calcext:value-type="float">
            <text:p>100</text:p>
          </table:table-cell>
          <table:table-cell table:formula="of:=[.L23]/[.$C$38]" office:value-type="float" office:value="200" calcext:value-type="float">
            <text:p>200</text:p>
          </table:table-cell>
          <table:table-cell table:formula="of:=[.M23]/[.$C$38]" office:value-type="float" office:value="400" calcext:value-type="float">
            <text:p>400</text:p>
          </table:table-cell>
          <table:table-cell table:formula="of:=[.N23]/[.$C$38]" office:value-type="float" office:value="600" calcext:value-type="float">
            <text:p>600</text:p>
          </table:table-cell>
          <table:table-cell table:formula="of:=[.O23]/[.$C$38]" office:value-type="float" office:value="800" calcext:value-type="float">
            <text:p>8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83.3333333333333" calcext:value-type="float">
            <text:p>83</text:p>
          </table:table-cell>
          <table:table-cell table:formula="of:=[.D24]/[.$C$38]" office:value-type="float" office:value="104.166666666667" calcext:value-type="float">
            <text:p>104</text:p>
          </table:table-cell>
          <table:table-cell table:formula="of:=[.E24]/[.$C$38]" office:value-type="float" office:value="20.8333333333333" calcext:value-type="float">
            <text:p>21</text:p>
          </table:table-cell>
          <table:table-cell table:formula="of:=[.F24]/[.$C$38]" office:value-type="float" office:value="166.666666666667" calcext:value-type="float">
            <text:p>167</text:p>
          </table:table-cell>
          <table:table-cell table:formula="of:=[.G24]/[.$C$38]" office:value-type="float" office:value="10.4166666666667" calcext:value-type="float">
            <text:p>10</text:p>
          </table:table-cell>
          <table:table-cell table:formula="of:=[.H24]/[.$C$38]" office:value-type="float" office:value="177.083333333333" calcext:value-type="float">
            <text:p>177</text:p>
          </table:table-cell>
          <table:table-cell/>
          <table:table-cell table:style-name="ce17" table:formula="of:=[.J24]/[.$C$38]" office:value-type="float" office:value="2.08333333333333" calcext:value-type="float">
            <text:p>2</text:p>
          </table:table-cell>
          <table:table-cell table:formula="of:=[.K24]/[.$C$38]" office:value-type="float" office:value="93.75" calcext:value-type="float">
            <text:p>94</text:p>
          </table:table-cell>
          <table:table-cell table:formula="of:=[.L24]/[.$C$38]" office:value-type="float" office:value="187.5" calcext:value-type="float">
            <text:p>188</text:p>
          </table:table-cell>
          <table:table-cell table:formula="of:=[.M24]/[.$C$38]" office:value-type="float" office:value="375" calcext:value-type="float">
            <text:p>375</text:p>
          </table:table-cell>
          <table:table-cell table:formula="of:=[.N24]/[.$C$38]" office:value-type="float" office:value="562.5" calcext:value-type="float">
            <text:p>563</text:p>
          </table:table-cell>
          <table:table-cell table:formula="of:=[.O24]/[.$C$38]" office:value-type="float" office:value="750" calcext:value-type="float">
            <text:p>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78.4313725490196" calcext:value-type="float">
            <text:p>78</text:p>
          </table:table-cell>
          <table:table-cell table:formula="of:=[.D25]/[.$C$38]" office:value-type="float" office:value="98.0392156862745" calcext:value-type="float">
            <text:p>98</text:p>
          </table:table-cell>
          <table:table-cell table:formula="of:=[.E25]/[.$C$38]" office:value-type="float" office:value="19.6078431372549" calcext:value-type="float">
            <text:p>20</text:p>
          </table:table-cell>
          <table:table-cell table:formula="of:=[.F25]/[.$C$38]" office:value-type="float" office:value="156.862745098039" calcext:value-type="float">
            <text:p>157</text:p>
          </table:table-cell>
          <table:table-cell table:formula="of:=[.G25]/[.$C$38]" office:value-type="float" office:value="9.80392156862745" calcext:value-type="float">
            <text:p>10</text:p>
          </table:table-cell>
          <table:table-cell table:formula="of:=[.H25]/[.$C$38]" office:value-type="float" office:value="166.666666666667" calcext:value-type="float">
            <text:p>167</text:p>
          </table:table-cell>
          <table:table-cell/>
          <table:table-cell table:style-name="ce17" table:formula="of:=[.J25]/[.$C$38]" office:value-type="float" office:value="1.96078431372549" calcext:value-type="float">
            <text:p>2</text:p>
          </table:table-cell>
          <table:table-cell table:formula="of:=[.K25]/[.$C$38]" office:value-type="float" office:value="88.2352941176471" calcext:value-type="float">
            <text:p>88</text:p>
          </table:table-cell>
          <table:table-cell table:formula="of:=[.L25]/[.$C$38]" office:value-type="float" office:value="176.470588235294" calcext:value-type="float">
            <text:p>176</text:p>
          </table:table-cell>
          <table:table-cell table:formula="of:=[.M25]/[.$C$38]" office:value-type="float" office:value="352.941176470588" calcext:value-type="float">
            <text:p>353</text:p>
          </table:table-cell>
          <table:table-cell table:formula="of:=[.N25]/[.$C$38]" office:value-type="float" office:value="529.411764705882" calcext:value-type="float">
            <text:p>529</text:p>
          </table:table-cell>
          <table:table-cell table:formula="of:=[.O25]/[.$C$38]" office:value-type="float" office:value="705.882352941176" calcext:value-type="float">
            <text:p>706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74.0740740740741" calcext:value-type="float">
            <text:p>74</text:p>
          </table:table-cell>
          <table:table-cell table:formula="of:=[.D26]/[.$C$38]" office:value-type="float" office:value="92.5925925925926" calcext:value-type="float">
            <text:p>93</text:p>
          </table:table-cell>
          <table:table-cell table:formula="of:=[.E26]/[.$C$38]" office:value-type="float" office:value="18.5185185185185" calcext:value-type="float">
            <text:p>19</text:p>
          </table:table-cell>
          <table:table-cell table:formula="of:=[.F26]/[.$C$38]" office:value-type="float" office:value="148.148148148148" calcext:value-type="float">
            <text:p>148</text:p>
          </table:table-cell>
          <table:table-cell table:formula="of:=[.G26]/[.$C$38]" office:value-type="float" office:value="9.25925925925926" calcext:value-type="float">
            <text:p>9</text:p>
          </table:table-cell>
          <table:table-cell table:formula="of:=[.H26]/[.$C$38]" office:value-type="float" office:value="157.407407407407" calcext:value-type="float">
            <text:p>157</text:p>
          </table:table-cell>
          <table:table-cell/>
          <table:table-cell table:style-name="ce17" table:formula="of:=[.J26]/[.$C$38]" office:value-type="float" office:value="1.85185185185185" calcext:value-type="float">
            <text:p>2</text:p>
          </table:table-cell>
          <table:table-cell table:formula="of:=[.K26]/[.$C$38]" office:value-type="float" office:value="83.3333333333333" calcext:value-type="float">
            <text:p>83</text:p>
          </table:table-cell>
          <table:table-cell table:formula="of:=[.L26]/[.$C$38]" office:value-type="float" office:value="166.666666666667" calcext:value-type="float">
            <text:p>167</text:p>
          </table:table-cell>
          <table:table-cell table:formula="of:=[.M26]/[.$C$38]" office:value-type="float" office:value="333.333333333333" calcext:value-type="float">
            <text:p>333</text:p>
          </table:table-cell>
          <table:table-cell table:formula="of:=[.N26]/[.$C$38]" office:value-type="float" office:value="500" calcext:value-type="float">
            <text:p>500</text:p>
          </table:table-cell>
          <table:table-cell table:formula="of:=[.O26]/[.$C$38]" office:value-type="float" office:value="666.666666666667" calcext:value-type="float">
            <text:p>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70.1754385964912" calcext:value-type="float">
            <text:p>70</text:p>
          </table:table-cell>
          <table:table-cell table:formula="of:=[.D27]/[.$C$38]" office:value-type="float" office:value="87.719298245614" calcext:value-type="float">
            <text:p>88</text:p>
          </table:table-cell>
          <table:table-cell table:formula="of:=[.E27]/[.$C$38]" office:value-type="float" office:value="17.5438596491228" calcext:value-type="float">
            <text:p>18</text:p>
          </table:table-cell>
          <table:table-cell table:formula="of:=[.F27]/[.$C$38]" office:value-type="float" office:value="140.350877192982" calcext:value-type="float">
            <text:p>140</text:p>
          </table:table-cell>
          <table:table-cell table:formula="of:=[.G27]/[.$C$38]" office:value-type="float" office:value="8.7719298245614" calcext:value-type="float">
            <text:p>9</text:p>
          </table:table-cell>
          <table:table-cell table:formula="of:=[.H27]/[.$C$38]" office:value-type="float" office:value="149.122807017544" calcext:value-type="float">
            <text:p>149</text:p>
          </table:table-cell>
          <table:table-cell/>
          <table:table-cell table:style-name="ce17" table:formula="of:=[.J27]/[.$C$38]" office:value-type="float" office:value="1.75438596491228" calcext:value-type="float">
            <text:p>2</text:p>
          </table:table-cell>
          <table:table-cell table:formula="of:=[.K27]/[.$C$38]" office:value-type="float" office:value="78.9473684210526" calcext:value-type="float">
            <text:p>79</text:p>
          </table:table-cell>
          <table:table-cell table:formula="of:=[.L27]/[.$C$38]" office:value-type="float" office:value="157.894736842105" calcext:value-type="float">
            <text:p>158</text:p>
          </table:table-cell>
          <table:table-cell table:formula="of:=[.M27]/[.$C$38]" office:value-type="float" office:value="315.789473684211" calcext:value-type="float">
            <text:p>316</text:p>
          </table:table-cell>
          <table:table-cell table:formula="of:=[.N27]/[.$C$38]" office:value-type="float" office:value="473.684210526316" calcext:value-type="float">
            <text:p>474</text:p>
          </table:table-cell>
          <table:table-cell table:formula="of:=[.O27]/[.$C$38]" office:value-type="float" office:value="631.578947368421" calcext:value-type="float">
            <text:p>632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66.6666666666667" calcext:value-type="float">
            <text:p>67</text:p>
          </table:table-cell>
          <table:table-cell table:formula="of:=[.D28]/[.$C$38]" office:value-type="float" office:value="83.3333333333333" calcext:value-type="float">
            <text:p>83</text:p>
          </table:table-cell>
          <table:table-cell table:formula="of:=[.E28]/[.$C$38]" office:value-type="float" office:value="16.6666666666667" calcext:value-type="float">
            <text:p>17</text:p>
          </table:table-cell>
          <table:table-cell table:formula="of:=[.F28]/[.$C$38]" office:value-type="float" office:value="133.333333333333" calcext:value-type="float">
            <text:p>133</text:p>
          </table:table-cell>
          <table:table-cell table:formula="of:=[.G28]/[.$C$38]" office:value-type="float" office:value="8.33333333333333" calcext:value-type="float">
            <text:p>8</text:p>
          </table:table-cell>
          <table:table-cell table:formula="of:=[.H28]/[.$C$38]" office:value-type="float" office:value="141.666666666667" calcext:value-type="float">
            <text:p>142</text:p>
          </table:table-cell>
          <table:table-cell/>
          <table:table-cell table:style-name="ce17" table:formula="of:=[.J28]/[.$C$38]" office:value-type="float" office:value="1.66666666666667" calcext:value-type="float">
            <text:p>2</text:p>
          </table:table-cell>
          <table:table-cell table:formula="of:=[.K28]/[.$C$38]" office:value-type="float" office:value="75" calcext:value-type="float">
            <text:p>75</text:p>
          </table:table-cell>
          <table:table-cell table:formula="of:=[.L28]/[.$C$38]" office:value-type="float" office:value="150" calcext:value-type="float">
            <text:p>150</text:p>
          </table:table-cell>
          <table:table-cell table:formula="of:=[.M28]/[.$C$38]" office:value-type="float" office:value="300" calcext:value-type="float">
            <text:p>300</text:p>
          </table:table-cell>
          <table:table-cell table:formula="of:=[.N28]/[.$C$38]" office:value-type="float" office:value="450" calcext:value-type="float">
            <text:p>450</text:p>
          </table:table-cell>
          <table:table-cell table:formula="of:=[.O28]/[.$C$38]" office:value-type="float" office:value="600" calcext:value-type="float">
            <text:p>6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6" office:value-type="float" office:value="25" calcext:value-type="float">
            <text:p>25,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6" office:value-type="float" office:value="13" calcext:value-type="float">
            <text:p>13,0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119438909064659" calcext:value-type="float">
            <text:p>0,0119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110" table:formula="of:=1000*1000*60*[.H11]/[.D15]" office:value-type="float" office:value="2311.7208206063" calcext:value-type="float">
            <text:p>2312</text:p>
          </table:table-cell>
          <table:table-cell table:style-name="ce242"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4" office:value-type="string" calcext:value-type="string">
            <text:p>Consumption:</text:p>
          </table:table-cell>
          <table:table-cell table:style-name="ce260" table:formula="of:=100*([.D18]/[.D19])*[.H11]" office:value-type="float" office:value="2.65419797921464" calcext:value-type="float">
            <text:p>2,7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199064848441098" calcext:value-type="float">
            <text:p>0,2</text:p>
          </table:table-cell>
          <table:table-cell table:style-name="ce262" table:formula="of:=(3600*([.G25]/1000)*[.$D$12])*[.$D$13]" office:value-type="float" office:value="6.22517982823183" calcext:value-type="float">
            <text:p>6,2</text:p>
          </table:table-cell>
          <table:table-cell table:style-name="ce263" table:formula="of:=[.H25]*0.35" office:value-type="float" office:value="2.17881293988114" calcext:value-type="float">
            <text:p>2,2</text:p>
          </table:table-cell>
          <table:table-cell table:style-name="ce265" table:formula="of:=6*[.C25]*[.$H$15]/1000" office:value-type="float" office:value="13870.3249236378" calcext:value-type="float">
            <text:p>13870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0.398129696882196" calcext:value-type="float">
            <text:p>0,4</text:p>
          </table:table-cell>
          <table:table-cell table:style-name="ce262" table:formula="of:=(3600*([.G26]/1000)*[.$D$12])*[.$D$13]" office:value-type="float" office:value="12.4503596564637" calcext:value-type="float">
            <text:p>12,5</text:p>
          </table:table-cell>
          <table:table-cell table:style-name="ce263" table:formula="of:=[.H26]*0.35" office:value-type="float" office:value="4.35762587976228" calcext:value-type="float">
            <text:p>4,4</text:p>
          </table:table-cell>
          <table:table-cell table:style-name="ce265" table:formula="of:=6*[.C26]*[.$H$15]/1000" office:value-type="float" office:value="27740.6498472756" calcext:value-type="float">
            <text:p>2774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0.597194545323294" calcext:value-type="float">
            <text:p>0,6</text:p>
          </table:table-cell>
          <table:table-cell table:style-name="ce262" table:formula="of:=(3600*([.G27]/1000)*[.$D$12])*[.$D$13]" office:value-type="float" office:value="18.6755394846955" calcext:value-type="float">
            <text:p>18,7</text:p>
          </table:table-cell>
          <table:table-cell table:style-name="ce263" table:formula="of:=[.H27]*0.35" office:value-type="float" office:value="6.53643881964343" calcext:value-type="float">
            <text:p>6,5</text:p>
          </table:table-cell>
          <table:table-cell table:style-name="ce265" table:formula="of:=6*[.C27]*[.$H$15]/1000" office:value-type="float" office:value="41610.9747709134" calcext:value-type="float">
            <text:p>41611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0.796259393764392" calcext:value-type="float">
            <text:p>0,8</text:p>
          </table:table-cell>
          <table:table-cell table:style-name="ce262" table:formula="of:=(3600*([.G28]/1000)*[.$D$12])*[.$D$13]" office:value-type="float" office:value="24.9007193129273" calcext:value-type="float">
            <text:p>24,9</text:p>
          </table:table-cell>
          <table:table-cell table:style-name="ce263" table:formula="of:=[.H28]*0.35" office:value-type="float" office:value="8.71525175952457" calcext:value-type="float">
            <text:p>8,7</text:p>
          </table:table-cell>
          <table:table-cell table:style-name="ce265" table:formula="of:=6*[.C28]*[.$H$15]/1000" office:value-type="float" office:value="55481.2996945512" calcext:value-type="float">
            <text:p>55481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0.99532424220549" calcext:value-type="float">
            <text:p>1,0</text:p>
          </table:table-cell>
          <table:table-cell table:style-name="ce262" table:formula="of:=(3600*([.G29]/1000)*[.$D$12])*[.$D$13]" office:value-type="float" office:value="31.1258991411592" calcext:value-type="float">
            <text:p>31,1</text:p>
          </table:table-cell>
          <table:table-cell table:style-name="ce263" table:formula="of:=[.H29]*0.35" office:value-type="float" office:value="10.8940646994057" calcext:value-type="float">
            <text:p>10,9</text:p>
          </table:table-cell>
          <table:table-cell table:style-name="ce265" table:formula="of:=6*[.C29]*[.$H$15]/1000" office:value-type="float" office:value="69351.624618189" calcext:value-type="float">
            <text:p>69351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1.19438909064659" calcext:value-type="float">
            <text:p>1,2</text:p>
          </table:table-cell>
          <table:table-cell table:style-name="ce262" table:formula="of:=(3600*([.G30]/1000)*[.$D$12])*[.$D$13]" office:value-type="float" office:value="37.351078969391" calcext:value-type="float">
            <text:p>37,4</text:p>
          </table:table-cell>
          <table:table-cell table:style-name="ce263" table:formula="of:=[.H30]*0.35" office:value-type="float" office:value="13.0728776392869" calcext:value-type="float">
            <text:p>13,1</text:p>
          </table:table-cell>
          <table:table-cell table:style-name="ce265" table:formula="of:=6*[.C30]*[.$H$15]/1000" office:value-type="float" office:value="83221.9495418268" calcext:value-type="float">
            <text:p>83221,9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1.39345393908769" calcext:value-type="float">
            <text:p>1,4</text:p>
          </table:table-cell>
          <table:table-cell table:style-name="ce262" table:formula="of:=(3600*([.G31]/1000)*[.$D$12])*[.$D$13]" office:value-type="float" office:value="43.5762587976228" calcext:value-type="float">
            <text:p>43,6</text:p>
          </table:table-cell>
          <table:table-cell table:style-name="ce263" table:formula="of:=[.H31]*0.35" office:value-type="float" office:value="15.251690579168" calcext:value-type="float">
            <text:p>15,3</text:p>
          </table:table-cell>
          <table:table-cell table:style-name="ce265" table:formula="of:=6*[.C31]*[.$H$15]/1000" office:value-type="float" office:value="97092.2744654646" calcext:value-type="float">
            <text:p>97092,3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1.59251878752878" calcext:value-type="float">
            <text:p>1,6</text:p>
          </table:table-cell>
          <table:table-cell table:style-name="ce262" table:formula="of:=(3600*([.G32]/1000)*[.$D$12])*[.$D$13]" office:value-type="float" office:value="49.8014386258547" calcext:value-type="float">
            <text:p>49,8</text:p>
          </table:table-cell>
          <table:table-cell table:style-name="ce263" table:formula="of:=[.H32]*0.35" office:value-type="float" office:value="17.4305035190491" calcext:value-type="float">
            <text:p>17,4</text:p>
          </table:table-cell>
          <table:table-cell table:style-name="ce265" table:formula="of:=6*[.C32]*[.$H$15]/1000" office:value-type="float" office:value="110962.599389102" calcext:value-type="float">
            <text:p>110962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1.79158363596988" calcext:value-type="float">
            <text:p>1,8</text:p>
          </table:table-cell>
          <table:table-cell table:style-name="ce262" table:formula="of:=(3600*([.G33]/1000)*[.$D$12])*[.$D$13]" office:value-type="float" office:value="56.0266184540865" calcext:value-type="float">
            <text:p>56,0</text:p>
          </table:table-cell>
          <table:table-cell table:style-name="ce263" table:formula="of:=[.H33]*0.35" office:value-type="float" office:value="19.6093164589303" calcext:value-type="float">
            <text:p>19,6</text:p>
          </table:table-cell>
          <table:table-cell table:style-name="ce265" table:formula="of:=6*[.C33]*[.$H$15]/1000" office:value-type="float" office:value="124832.92431274" calcext:value-type="float">
            <text:p>124832,9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9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table table:name="Sheet9" table:style-name="ta1">
        <table:table-column table:style-name="co7" table:default-cell-style-name="Default"/>
        <table:table-column table:style-name="co7" table:default-cell-style-name="ce121"/>
        <table:table-column table:style-name="co7" table:default-cell-style-name="ce125"/>
        <table:table-column table:style-name="co7" table:number-columns-repeated="21" table:default-cell-style-name="ce128"/>
        <table:table-row table:style-name="ro1" table:number-rows-repeated="5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60000000/[.B9]" office:value-type="float" office:value="120000" calcext:value-type="float">
            <text:p>120000</text:p>
          </table:table-cell>
          <table:table-cell table:formula="of:=[.$E$6]+360*[.D$8]/[.$C9]" office:value-type="float" office:value="357" calcext:value-type="float">
            <text:p>357</text:p>
          </table:table-cell>
          <table:table-cell table:formula="of:=[.$E$6]+360*[.E$8]/[.$C9]" office:value-type="float" office:value="357.15" calcext:value-type="float">
            <text:p>357</text:p>
          </table:table-cell>
          <table:table-cell table:formula="of:=[.$E$6]+360*[.F$8]/[.$C9]" office:value-type="float" office:value="357.3" calcext:value-type="float">
            <text:p>357</text:p>
          </table:table-cell>
          <table:table-cell table:formula="of:=[.$E$6]+360*[.G$8]/[.$C9]" office:value-type="float" office:value="357.45" calcext:value-type="float">
            <text:p>357</text:p>
          </table:table-cell>
          <table:table-cell table:formula="of:=[.$E$6]+360*[.H$8]/[.$C9]" office:value-type="float" office:value="357.6" calcext:value-type="float">
            <text:p>358</text:p>
          </table:table-cell>
          <table:table-cell table:formula="of:=[.$E$6]+360*[.I$8]/[.$C9]" office:value-type="float" office:value="357.75" calcext:value-type="float">
            <text:p>358</text:p>
          </table:table-cell>
          <table:table-cell table:formula="of:=[.$E$6]+360*[.J$8]/[.$C9]" office:value-type="float" office:value="357.9" calcext:value-type="float">
            <text:p>358</text:p>
          </table:table-cell>
          <table:table-cell table:formula="of:=[.$E$6]+360*[.K$8]/[.$C9]" office:value-type="float" office:value="358.05" calcext:value-type="float">
            <text:p>358</text:p>
          </table:table-cell>
          <table:table-cell table:formula="of:=[.$E$6]+360*[.L$8]/[.$C9]" office:value-type="float" office:value="358.2" calcext:value-type="float">
            <text:p>358</text:p>
          </table:table-cell>
          <table:table-cell table:formula="of:=[.$E$6]+360*[.M$8]/[.$C9]" office:value-type="float" office:value="358.35" calcext:value-type="float">
            <text:p>358</text:p>
          </table:table-cell>
          <table:table-cell table:formula="of:=[.$E$6]+360*[.N$8]/[.$C9]" office:value-type="float" office:value="358.5" calcext:value-type="float">
            <text:p>359</text:p>
          </table:table-cell>
          <table:table-cell table:formula="of:=[.$E$6]+360*[.O$8]/[.$C9]" office:value-type="float" office:value="358.65" calcext:value-type="float">
            <text:p>359</text:p>
          </table:table-cell>
          <table:table-cell table:formula="of:=[.$E$6]+360*[.P$8]/[.$C9]" office:value-type="float" office:value="358.8" calcext:value-type="float">
            <text:p>359</text:p>
          </table:table-cell>
          <table:table-cell table:formula="of:=[.$E$6]+360*[.Q$8]/[.$C9]" office:value-type="float" office:value="358.95" calcext:value-type="float">
            <text:p>359</text:p>
          </table:table-cell>
          <table:table-cell table:formula="of:=[.$E$6]+360*[.R$8]/[.$C9]" office:value-type="float" office:value="359.1" calcext:value-type="float">
            <text:p>359</text:p>
          </table:table-cell>
          <table:table-cell table:formula="of:=[.$E$6]+360*[.S$8]/[.$C9]" office:value-type="float" office:value="359.25" calcext:value-type="float">
            <text:p>359</text:p>
          </table:table-cell>
          <table:table-cell table:formula="of:=[.$E$6]+360*[.T$8]/[.$C9]" office:value-type="float" office:value="359.4" calcext:value-type="float">
            <text:p>359</text:p>
          </table:table-cell>
          <table:table-cell table:formula="of:=[.$E$6]+360*[.U$8]/[.$C9]" office:value-type="float" office:value="359.55" calcext:value-type="float">
            <text:p>360</text:p>
          </table:table-cell>
          <table:table-cell table:formula="of:=[.$E$6]+360*[.V$8]/[.$C9]" office:value-type="float" office:value="359.7" calcext:value-type="float">
            <text:p>360</text:p>
          </table:table-cell>
          <table:table-cell table:formula="of:=[.$E$6]+360*[.W$8]/[.$C9]" office:value-type="float" office:value="359.85" calcext:value-type="float">
            <text:p>360</text:p>
          </table:table-cell>
          <table:table-cell table:formula="of:=[.$E$6]+360*[.X$8]/[.$C9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60000000/[.B10]" office:value-type="float" office:value="80000" calcext:value-type="float">
            <text:p>80000</text:p>
          </table:table-cell>
          <table:table-cell table:formula="of:=[.$E$6]+360*[.D$8]/[.$C10]" office:value-type="float" office:value="357" calcext:value-type="float">
            <text:p>357</text:p>
          </table:table-cell>
          <table:table-cell table:formula="of:=[.$E$6]+360*[.E$8]/[.$C10]" office:value-type="float" office:value="357.225" calcext:value-type="float">
            <text:p>357</text:p>
          </table:table-cell>
          <table:table-cell table:formula="of:=[.$E$6]+360*[.F$8]/[.$C10]" office:value-type="float" office:value="357.45" calcext:value-type="float">
            <text:p>357</text:p>
          </table:table-cell>
          <table:table-cell table:formula="of:=[.$E$6]+360*[.G$8]/[.$C10]" office:value-type="float" office:value="357.675" calcext:value-type="float">
            <text:p>358</text:p>
          </table:table-cell>
          <table:table-cell table:formula="of:=[.$E$6]+360*[.H$8]/[.$C10]" office:value-type="float" office:value="357.9" calcext:value-type="float">
            <text:p>358</text:p>
          </table:table-cell>
          <table:table-cell table:formula="of:=[.$E$6]+360*[.I$8]/[.$C10]" office:value-type="float" office:value="358.125" calcext:value-type="float">
            <text:p>358</text:p>
          </table:table-cell>
          <table:table-cell table:formula="of:=[.$E$6]+360*[.J$8]/[.$C10]" office:value-type="float" office:value="358.35" calcext:value-type="float">
            <text:p>358</text:p>
          </table:table-cell>
          <table:table-cell table:formula="of:=[.$E$6]+360*[.K$8]/[.$C10]" office:value-type="float" office:value="358.575" calcext:value-type="float">
            <text:p>359</text:p>
          </table:table-cell>
          <table:table-cell table:formula="of:=[.$E$6]+360*[.L$8]/[.$C10]" office:value-type="float" office:value="358.8" calcext:value-type="float">
            <text:p>359</text:p>
          </table:table-cell>
          <table:table-cell table:formula="of:=[.$E$6]+360*[.M$8]/[.$C10]" office:value-type="float" office:value="359.025" calcext:value-type="float">
            <text:p>359</text:p>
          </table:table-cell>
          <table:table-cell table:formula="of:=[.$E$6]+360*[.N$8]/[.$C10]" office:value-type="float" office:value="359.25" calcext:value-type="float">
            <text:p>359</text:p>
          </table:table-cell>
          <table:table-cell table:formula="of:=[.$E$6]+360*[.O$8]/[.$C10]" office:value-type="float" office:value="359.475" calcext:value-type="float">
            <text:p>359</text:p>
          </table:table-cell>
          <table:table-cell table:formula="of:=[.$E$6]+360*[.P$8]/[.$C10]" office:value-type="float" office:value="359.7" calcext:value-type="float">
            <text:p>360</text:p>
          </table:table-cell>
          <table:table-cell table:formula="of:=[.$E$6]+360*[.Q$8]/[.$C10]" office:value-type="float" office:value="359.925" calcext:value-type="float">
            <text:p>360</text:p>
          </table:table-cell>
          <table:table-cell table:formula="of:=[.$E$6]+360*[.R$8]/[.$C10]" office:value-type="float" office:value="360.15" calcext:value-type="float">
            <text:p>360</text:p>
          </table:table-cell>
          <table:table-cell table:formula="of:=[.$E$6]+360*[.S$8]/[.$C10]" office:value-type="float" office:value="360.375" calcext:value-type="float">
            <text:p>360</text:p>
          </table:table-cell>
          <table:table-cell table:formula="of:=[.$E$6]+360*[.T$8]/[.$C10]" office:value-type="float" office:value="360.6" calcext:value-type="float">
            <text:p>361</text:p>
          </table:table-cell>
          <table:table-cell table:formula="of:=[.$E$6]+360*[.U$8]/[.$C10]" office:value-type="float" office:value="360.825" calcext:value-type="float">
            <text:p>361</text:p>
          </table:table-cell>
          <table:table-cell table:formula="of:=[.$E$6]+360*[.V$8]/[.$C10]" office:value-type="float" office:value="361.05" calcext:value-type="float">
            <text:p>361</text:p>
          </table:table-cell>
          <table:table-cell table:formula="of:=[.$E$6]+360*[.W$8]/[.$C10]" office:value-type="float" office:value="361.275" calcext:value-type="float">
            <text:p>361</text:p>
          </table:table-cell>
          <table:table-cell table:formula="of:=[.$E$6]+360*[.X$8]/[.$C10]" office:value-type="float" office:value="361.5" calcext:value-type="float">
            <text:p>36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60000000/[.B11]" office:value-type="float" office:value="60000" calcext:value-type="float">
            <text:p>60000</text:p>
          </table:table-cell>
          <table:table-cell table:formula="of:=[.$E$6]+360*[.D$8]/[.$C11]" office:value-type="float" office:value="357" calcext:value-type="float">
            <text:p>357</text:p>
          </table:table-cell>
          <table:table-cell table:formula="of:=[.$E$6]+360*[.E$8]/[.$C11]" office:value-type="float" office:value="357.3" calcext:value-type="float">
            <text:p>357</text:p>
          </table:table-cell>
          <table:table-cell table:formula="of:=[.$E$6]+360*[.F$8]/[.$C11]" office:value-type="float" office:value="357.6" calcext:value-type="float">
            <text:p>358</text:p>
          </table:table-cell>
          <table:table-cell table:formula="of:=[.$E$6]+360*[.G$8]/[.$C11]" office:value-type="float" office:value="357.9" calcext:value-type="float">
            <text:p>358</text:p>
          </table:table-cell>
          <table:table-cell table:formula="of:=[.$E$6]+360*[.H$8]/[.$C11]" office:value-type="float" office:value="358.2" calcext:value-type="float">
            <text:p>358</text:p>
          </table:table-cell>
          <table:table-cell table:formula="of:=[.$E$6]+360*[.I$8]/[.$C11]" office:value-type="float" office:value="358.5" calcext:value-type="float">
            <text:p>359</text:p>
          </table:table-cell>
          <table:table-cell table:formula="of:=[.$E$6]+360*[.J$8]/[.$C11]" office:value-type="float" office:value="358.8" calcext:value-type="float">
            <text:p>359</text:p>
          </table:table-cell>
          <table:table-cell table:formula="of:=[.$E$6]+360*[.K$8]/[.$C11]" office:value-type="float" office:value="359.1" calcext:value-type="float">
            <text:p>359</text:p>
          </table:table-cell>
          <table:table-cell table:formula="of:=[.$E$6]+360*[.L$8]/[.$C11]" office:value-type="float" office:value="359.4" calcext:value-type="float">
            <text:p>359</text:p>
          </table:table-cell>
          <table:table-cell table:formula="of:=[.$E$6]+360*[.M$8]/[.$C11]" office:value-type="float" office:value="359.7" calcext:value-type="float">
            <text:p>360</text:p>
          </table:table-cell>
          <table:table-cell table:formula="of:=[.$E$6]+360*[.N$8]/[.$C11]" office:value-type="float" office:value="360" calcext:value-type="float">
            <text:p>360</text:p>
          </table:table-cell>
          <table:table-cell table:formula="of:=[.$E$6]+360*[.O$8]/[.$C11]" office:value-type="float" office:value="360.3" calcext:value-type="float">
            <text:p>360</text:p>
          </table:table-cell>
          <table:table-cell table:formula="of:=[.$E$6]+360*[.P$8]/[.$C11]" office:value-type="float" office:value="360.6" calcext:value-type="float">
            <text:p>361</text:p>
          </table:table-cell>
          <table:table-cell table:formula="of:=[.$E$6]+360*[.Q$8]/[.$C11]" office:value-type="float" office:value="360.9" calcext:value-type="float">
            <text:p>361</text:p>
          </table:table-cell>
          <table:table-cell table:formula="of:=[.$E$6]+360*[.R$8]/[.$C11]" office:value-type="float" office:value="361.2" calcext:value-type="float">
            <text:p>361</text:p>
          </table:table-cell>
          <table:table-cell table:formula="of:=[.$E$6]+360*[.S$8]/[.$C11]" office:value-type="float" office:value="361.5" calcext:value-type="float">
            <text:p>362</text:p>
          </table:table-cell>
          <table:table-cell table:formula="of:=[.$E$6]+360*[.T$8]/[.$C11]" office:value-type="float" office:value="361.8" calcext:value-type="float">
            <text:p>362</text:p>
          </table:table-cell>
          <table:table-cell table:formula="of:=[.$E$6]+360*[.U$8]/[.$C11]" office:value-type="float" office:value="362.1" calcext:value-type="float">
            <text:p>362</text:p>
          </table:table-cell>
          <table:table-cell table:formula="of:=[.$E$6]+360*[.V$8]/[.$C11]" office:value-type="float" office:value="362.4" calcext:value-type="float">
            <text:p>362</text:p>
          </table:table-cell>
          <table:table-cell table:formula="of:=[.$E$6]+360*[.W$8]/[.$C11]" office:value-type="float" office:value="362.7" calcext:value-type="float">
            <text:p>363</text:p>
          </table:table-cell>
          <table:table-cell table:formula="of:=[.$E$6]+360*[.X$8]/[.$C11]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60000000/[.B12]" office:value-type="float" office:value="48000" calcext:value-type="float">
            <text:p>48000</text:p>
          </table:table-cell>
          <table:table-cell table:formula="of:=[.$E$6]+360*[.D$8]/[.$C12]" office:value-type="float" office:value="357" calcext:value-type="float">
            <text:p>357</text:p>
          </table:table-cell>
          <table:table-cell table:formula="of:=[.$E$6]+360*[.E$8]/[.$C12]" office:value-type="float" office:value="357.375" calcext:value-type="float">
            <text:p>357</text:p>
          </table:table-cell>
          <table:table-cell table:formula="of:=[.$E$6]+360*[.F$8]/[.$C12]" office:value-type="float" office:value="357.75" calcext:value-type="float">
            <text:p>358</text:p>
          </table:table-cell>
          <table:table-cell table:formula="of:=[.$E$6]+360*[.G$8]/[.$C12]" office:value-type="float" office:value="358.125" calcext:value-type="float">
            <text:p>358</text:p>
          </table:table-cell>
          <table:table-cell table:formula="of:=[.$E$6]+360*[.H$8]/[.$C12]" office:value-type="float" office:value="358.5" calcext:value-type="float">
            <text:p>359</text:p>
          </table:table-cell>
          <table:table-cell table:formula="of:=[.$E$6]+360*[.I$8]/[.$C12]" office:value-type="float" office:value="358.875" calcext:value-type="float">
            <text:p>359</text:p>
          </table:table-cell>
          <table:table-cell table:formula="of:=[.$E$6]+360*[.J$8]/[.$C12]" office:value-type="float" office:value="359.25" calcext:value-type="float">
            <text:p>359</text:p>
          </table:table-cell>
          <table:table-cell table:formula="of:=[.$E$6]+360*[.K$8]/[.$C12]" office:value-type="float" office:value="359.625" calcext:value-type="float">
            <text:p>360</text:p>
          </table:table-cell>
          <table:table-cell table:formula="of:=[.$E$6]+360*[.L$8]/[.$C12]" office:value-type="float" office:value="360" calcext:value-type="float">
            <text:p>360</text:p>
          </table:table-cell>
          <table:table-cell table:formula="of:=[.$E$6]+360*[.M$8]/[.$C12]" office:value-type="float" office:value="360.375" calcext:value-type="float">
            <text:p>360</text:p>
          </table:table-cell>
          <table:table-cell table:formula="of:=[.$E$6]+360*[.N$8]/[.$C12]" office:value-type="float" office:value="360.75" calcext:value-type="float">
            <text:p>361</text:p>
          </table:table-cell>
          <table:table-cell table:formula="of:=[.$E$6]+360*[.O$8]/[.$C12]" office:value-type="float" office:value="361.125" calcext:value-type="float">
            <text:p>361</text:p>
          </table:table-cell>
          <table:table-cell table:formula="of:=[.$E$6]+360*[.P$8]/[.$C12]" office:value-type="float" office:value="361.5" calcext:value-type="float">
            <text:p>362</text:p>
          </table:table-cell>
          <table:table-cell table:formula="of:=[.$E$6]+360*[.Q$8]/[.$C12]" office:value-type="float" office:value="361.875" calcext:value-type="float">
            <text:p>362</text:p>
          </table:table-cell>
          <table:table-cell table:formula="of:=[.$E$6]+360*[.R$8]/[.$C12]" office:value-type="float" office:value="362.25" calcext:value-type="float">
            <text:p>362</text:p>
          </table:table-cell>
          <table:table-cell table:formula="of:=[.$E$6]+360*[.S$8]/[.$C12]" office:value-type="float" office:value="362.625" calcext:value-type="float">
            <text:p>363</text:p>
          </table:table-cell>
          <table:table-cell table:formula="of:=[.$E$6]+360*[.T$8]/[.$C12]" office:value-type="float" office:value="363" calcext:value-type="float">
            <text:p>363</text:p>
          </table:table-cell>
          <table:table-cell table:formula="of:=[.$E$6]+360*[.U$8]/[.$C12]" office:value-type="float" office:value="363.375" calcext:value-type="float">
            <text:p>363</text:p>
          </table:table-cell>
          <table:table-cell table:formula="of:=[.$E$6]+360*[.V$8]/[.$C12]" office:value-type="float" office:value="363.75" calcext:value-type="float">
            <text:p>364</text:p>
          </table:table-cell>
          <table:table-cell table:formula="of:=[.$E$6]+360*[.W$8]/[.$C12]" office:value-type="float" office:value="364.125" calcext:value-type="float">
            <text:p>364</text:p>
          </table:table-cell>
          <table:table-cell table:formula="of:=[.$E$6]+360*[.X$8]/[.$C12]" office:value-type="float" office:value="364.5" calcext:value-type="float">
            <text:p>36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60000000/[.B13]" office:value-type="float" office:value="40000" calcext:value-type="float">
            <text:p>40000</text:p>
          </table:table-cell>
          <table:table-cell table:formula="of:=[.$E$6]+360*[.D$8]/[.$C13]" office:value-type="float" office:value="357" calcext:value-type="float">
            <text:p>357</text:p>
          </table:table-cell>
          <table:table-cell table:formula="of:=[.$E$6]+360*[.E$8]/[.$C13]" office:value-type="float" office:value="357.45" calcext:value-type="float">
            <text:p>357</text:p>
          </table:table-cell>
          <table:table-cell table:formula="of:=[.$E$6]+360*[.F$8]/[.$C13]" office:value-type="float" office:value="357.9" calcext:value-type="float">
            <text:p>358</text:p>
          </table:table-cell>
          <table:table-cell table:formula="of:=[.$E$6]+360*[.G$8]/[.$C13]" office:value-type="float" office:value="358.35" calcext:value-type="float">
            <text:p>358</text:p>
          </table:table-cell>
          <table:table-cell table:formula="of:=[.$E$6]+360*[.H$8]/[.$C13]" office:value-type="float" office:value="358.8" calcext:value-type="float">
            <text:p>359</text:p>
          </table:table-cell>
          <table:table-cell table:formula="of:=[.$E$6]+360*[.I$8]/[.$C13]" office:value-type="float" office:value="359.25" calcext:value-type="float">
            <text:p>359</text:p>
          </table:table-cell>
          <table:table-cell table:formula="of:=[.$E$6]+360*[.J$8]/[.$C13]" office:value-type="float" office:value="359.7" calcext:value-type="float">
            <text:p>360</text:p>
          </table:table-cell>
          <table:table-cell table:formula="of:=[.$E$6]+360*[.K$8]/[.$C13]" office:value-type="float" office:value="360.15" calcext:value-type="float">
            <text:p>360</text:p>
          </table:table-cell>
          <table:table-cell table:formula="of:=[.$E$6]+360*[.L$8]/[.$C13]" office:value-type="float" office:value="360.6" calcext:value-type="float">
            <text:p>361</text:p>
          </table:table-cell>
          <table:table-cell table:formula="of:=[.$E$6]+360*[.M$8]/[.$C13]" office:value-type="float" office:value="361.05" calcext:value-type="float">
            <text:p>361</text:p>
          </table:table-cell>
          <table:table-cell table:formula="of:=[.$E$6]+360*[.N$8]/[.$C13]" office:value-type="float" office:value="361.5" calcext:value-type="float">
            <text:p>362</text:p>
          </table:table-cell>
          <table:table-cell table:formula="of:=[.$E$6]+360*[.O$8]/[.$C13]" office:value-type="float" office:value="361.95" calcext:value-type="float">
            <text:p>362</text:p>
          </table:table-cell>
          <table:table-cell table:formula="of:=[.$E$6]+360*[.P$8]/[.$C13]" office:value-type="float" office:value="362.4" calcext:value-type="float">
            <text:p>362</text:p>
          </table:table-cell>
          <table:table-cell table:formula="of:=[.$E$6]+360*[.Q$8]/[.$C13]" office:value-type="float" office:value="362.85" calcext:value-type="float">
            <text:p>363</text:p>
          </table:table-cell>
          <table:table-cell table:formula="of:=[.$E$6]+360*[.R$8]/[.$C13]" office:value-type="float" office:value="363.3" calcext:value-type="float">
            <text:p>363</text:p>
          </table:table-cell>
          <table:table-cell table:formula="of:=[.$E$6]+360*[.S$8]/[.$C13]" office:value-type="float" office:value="363.75" calcext:value-type="float">
            <text:p>364</text:p>
          </table:table-cell>
          <table:table-cell table:formula="of:=[.$E$6]+360*[.T$8]/[.$C13]" office:value-type="float" office:value="364.2" calcext:value-type="float">
            <text:p>364</text:p>
          </table:table-cell>
          <table:table-cell table:formula="of:=[.$E$6]+360*[.U$8]/[.$C13]" office:value-type="float" office:value="364.65" calcext:value-type="float">
            <text:p>365</text:p>
          </table:table-cell>
          <table:table-cell table:formula="of:=[.$E$6]+360*[.V$8]/[.$C13]" office:value-type="float" office:value="365.1" calcext:value-type="float">
            <text:p>365</text:p>
          </table:table-cell>
          <table:table-cell table:formula="of:=[.$E$6]+360*[.W$8]/[.$C13]" office:value-type="float" office:value="365.55" calcext:value-type="float">
            <text:p>366</text:p>
          </table:table-cell>
          <table:table-cell table:formula="of:=[.$E$6]+360*[.X$8]/[.$C13]"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formula="of:=60000000/[.B14]" office:value-type="float" office:value="34285.7142857143" calcext:value-type="float">
            <text:p>34286</text:p>
          </table:table-cell>
          <table:table-cell table:formula="of:=[.$E$6]+360*[.D$8]/[.$C14]" office:value-type="float" office:value="357" calcext:value-type="float">
            <text:p>357</text:p>
          </table:table-cell>
          <table:table-cell table:formula="of:=[.$E$6]+360*[.E$8]/[.$C14]" office:value-type="float" office:value="357.525" calcext:value-type="float">
            <text:p>358</text:p>
          </table:table-cell>
          <table:table-cell table:formula="of:=[.$E$6]+360*[.F$8]/[.$C14]" office:value-type="float" office:value="358.05" calcext:value-type="float">
            <text:p>358</text:p>
          </table:table-cell>
          <table:table-cell table:formula="of:=[.$E$6]+360*[.G$8]/[.$C14]" office:value-type="float" office:value="358.575" calcext:value-type="float">
            <text:p>359</text:p>
          </table:table-cell>
          <table:table-cell table:formula="of:=[.$E$6]+360*[.H$8]/[.$C14]" office:value-type="float" office:value="359.1" calcext:value-type="float">
            <text:p>359</text:p>
          </table:table-cell>
          <table:table-cell table:formula="of:=[.$E$6]+360*[.I$8]/[.$C14]" office:value-type="float" office:value="359.625" calcext:value-type="float">
            <text:p>360</text:p>
          </table:table-cell>
          <table:table-cell table:formula="of:=[.$E$6]+360*[.J$8]/[.$C14]" office:value-type="float" office:value="360.15" calcext:value-type="float">
            <text:p>360</text:p>
          </table:table-cell>
          <table:table-cell table:formula="of:=[.$E$6]+360*[.K$8]/[.$C14]" office:value-type="float" office:value="360.675" calcext:value-type="float">
            <text:p>361</text:p>
          </table:table-cell>
          <table:table-cell table:formula="of:=[.$E$6]+360*[.L$8]/[.$C14]" office:value-type="float" office:value="361.2" calcext:value-type="float">
            <text:p>361</text:p>
          </table:table-cell>
          <table:table-cell table:formula="of:=[.$E$6]+360*[.M$8]/[.$C14]" office:value-type="float" office:value="361.725" calcext:value-type="float">
            <text:p>362</text:p>
          </table:table-cell>
          <table:table-cell table:formula="of:=[.$E$6]+360*[.N$8]/[.$C14]" office:value-type="float" office:value="362.25" calcext:value-type="float">
            <text:p>362</text:p>
          </table:table-cell>
          <table:table-cell table:formula="of:=[.$E$6]+360*[.O$8]/[.$C14]" office:value-type="float" office:value="362.775" calcext:value-type="float">
            <text:p>363</text:p>
          </table:table-cell>
          <table:table-cell table:formula="of:=[.$E$6]+360*[.P$8]/[.$C14]" office:value-type="float" office:value="363.3" calcext:value-type="float">
            <text:p>363</text:p>
          </table:table-cell>
          <table:table-cell table:formula="of:=[.$E$6]+360*[.Q$8]/[.$C14]" office:value-type="float" office:value="363.825" calcext:value-type="float">
            <text:p>364</text:p>
          </table:table-cell>
          <table:table-cell table:formula="of:=[.$E$6]+360*[.R$8]/[.$C14]" office:value-type="float" office:value="364.35" calcext:value-type="float">
            <text:p>364</text:p>
          </table:table-cell>
          <table:table-cell table:formula="of:=[.$E$6]+360*[.S$8]/[.$C14]" office:value-type="float" office:value="364.875" calcext:value-type="float">
            <text:p>365</text:p>
          </table:table-cell>
          <table:table-cell table:formula="of:=[.$E$6]+360*[.T$8]/[.$C14]" office:value-type="float" office:value="365.4" calcext:value-type="float">
            <text:p>365</text:p>
          </table:table-cell>
          <table:table-cell table:formula="of:=[.$E$6]+360*[.U$8]/[.$C14]" office:value-type="float" office:value="365.925" calcext:value-type="float">
            <text:p>366</text:p>
          </table:table-cell>
          <table:table-cell table:formula="of:=[.$E$6]+360*[.V$8]/[.$C14]" office:value-type="float" office:value="366.45" calcext:value-type="float">
            <text:p>366</text:p>
          </table:table-cell>
          <table:table-cell table:formula="of:=[.$E$6]+360*[.W$8]/[.$C14]" office:value-type="float" office:value="366.975" calcext:value-type="float">
            <text:p>367</text:p>
          </table:table-cell>
          <table:table-cell table:formula="of:=[.$E$6]+360*[.X$8]/[.$C14]" office:value-type="float" office:value="367.5" calcext:value-type="float">
            <text:p>368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60000000/[.B15]" office:value-type="float" office:value="30000" calcext:value-type="float">
            <text:p>30000</text:p>
          </table:table-cell>
          <table:table-cell table:formula="of:=[.$E$6]+360*[.D$8]/[.$C15]" office:value-type="float" office:value="357" calcext:value-type="float">
            <text:p>357</text:p>
          </table:table-cell>
          <table:table-cell table:formula="of:=[.$E$6]+360*[.E$8]/[.$C15]" office:value-type="float" office:value="357.6" calcext:value-type="float">
            <text:p>358</text:p>
          </table:table-cell>
          <table:table-cell table:formula="of:=[.$E$6]+360*[.F$8]/[.$C15]" office:value-type="float" office:value="358.2" calcext:value-type="float">
            <text:p>358</text:p>
          </table:table-cell>
          <table:table-cell table:formula="of:=[.$E$6]+360*[.G$8]/[.$C15]" office:value-type="float" office:value="358.8" calcext:value-type="float">
            <text:p>359</text:p>
          </table:table-cell>
          <table:table-cell table:formula="of:=[.$E$6]+360*[.H$8]/[.$C15]" office:value-type="float" office:value="359.4" calcext:value-type="float">
            <text:p>359</text:p>
          </table:table-cell>
          <table:table-cell table:formula="of:=[.$E$6]+360*[.I$8]/[.$C15]" office:value-type="float" office:value="360" calcext:value-type="float">
            <text:p>360</text:p>
          </table:table-cell>
          <table:table-cell table:formula="of:=[.$E$6]+360*[.J$8]/[.$C15]" office:value-type="float" office:value="360.6" calcext:value-type="float">
            <text:p>361</text:p>
          </table:table-cell>
          <table:table-cell table:formula="of:=[.$E$6]+360*[.K$8]/[.$C15]" office:value-type="float" office:value="361.2" calcext:value-type="float">
            <text:p>361</text:p>
          </table:table-cell>
          <table:table-cell table:formula="of:=[.$E$6]+360*[.L$8]/[.$C15]" office:value-type="float" office:value="361.8" calcext:value-type="float">
            <text:p>362</text:p>
          </table:table-cell>
          <table:table-cell table:formula="of:=[.$E$6]+360*[.M$8]/[.$C15]" office:value-type="float" office:value="362.4" calcext:value-type="float">
            <text:p>362</text:p>
          </table:table-cell>
          <table:table-cell table:formula="of:=[.$E$6]+360*[.N$8]/[.$C15]" office:value-type="float" office:value="363" calcext:value-type="float">
            <text:p>363</text:p>
          </table:table-cell>
          <table:table-cell table:formula="of:=[.$E$6]+360*[.O$8]/[.$C15]" office:value-type="float" office:value="363.6" calcext:value-type="float">
            <text:p>364</text:p>
          </table:table-cell>
          <table:table-cell table:formula="of:=[.$E$6]+360*[.P$8]/[.$C15]" office:value-type="float" office:value="364.2" calcext:value-type="float">
            <text:p>364</text:p>
          </table:table-cell>
          <table:table-cell table:formula="of:=[.$E$6]+360*[.Q$8]/[.$C15]" office:value-type="float" office:value="364.8" calcext:value-type="float">
            <text:p>365</text:p>
          </table:table-cell>
          <table:table-cell table:formula="of:=[.$E$6]+360*[.R$8]/[.$C15]" office:value-type="float" office:value="365.4" calcext:value-type="float">
            <text:p>365</text:p>
          </table:table-cell>
          <table:table-cell table:formula="of:=[.$E$6]+360*[.S$8]/[.$C15]" office:value-type="float" office:value="366" calcext:value-type="float">
            <text:p>366</text:p>
          </table:table-cell>
          <table:table-cell table:formula="of:=[.$E$6]+360*[.T$8]/[.$C15]" office:value-type="float" office:value="366.6" calcext:value-type="float">
            <text:p>367</text:p>
          </table:table-cell>
          <table:table-cell table:formula="of:=[.$E$6]+360*[.U$8]/[.$C15]" office:value-type="float" office:value="367.2" calcext:value-type="float">
            <text:p>367</text:p>
          </table:table-cell>
          <table:table-cell table:formula="of:=[.$E$6]+360*[.V$8]/[.$C15]" office:value-type="float" office:value="367.8" calcext:value-type="float">
            <text:p>368</text:p>
          </table:table-cell>
          <table:table-cell table:formula="of:=[.$E$6]+360*[.W$8]/[.$C15]" office:value-type="float" office:value="368.4" calcext:value-type="float">
            <text:p>368</text:p>
          </table:table-cell>
          <table:table-cell table:formula="of:=[.$E$6]+360*[.X$8]/[.$C15]" office:value-type="float" office:value="369" calcext:value-type="float">
            <text:p>36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formula="of:=60000000/[.B16]" office:value-type="float" office:value="26666.6666666667" calcext:value-type="float">
            <text:p>26667</text:p>
          </table:table-cell>
          <table:table-cell table:formula="of:=[.$E$6]+360*[.D$8]/[.$C16]" office:value-type="float" office:value="357" calcext:value-type="float">
            <text:p>357</text:p>
          </table:table-cell>
          <table:table-cell table:formula="of:=[.$E$6]+360*[.E$8]/[.$C16]" office:value-type="float" office:value="357.675" calcext:value-type="float">
            <text:p>358</text:p>
          </table:table-cell>
          <table:table-cell table:formula="of:=[.$E$6]+360*[.F$8]/[.$C16]" office:value-type="float" office:value="358.35" calcext:value-type="float">
            <text:p>358</text:p>
          </table:table-cell>
          <table:table-cell table:formula="of:=[.$E$6]+360*[.G$8]/[.$C16]" office:value-type="float" office:value="359.025" calcext:value-type="float">
            <text:p>359</text:p>
          </table:table-cell>
          <table:table-cell table:formula="of:=[.$E$6]+360*[.H$8]/[.$C16]" office:value-type="float" office:value="359.7" calcext:value-type="float">
            <text:p>360</text:p>
          </table:table-cell>
          <table:table-cell table:formula="of:=[.$E$6]+360*[.I$8]/[.$C16]" office:value-type="float" office:value="360.375" calcext:value-type="float">
            <text:p>360</text:p>
          </table:table-cell>
          <table:table-cell table:formula="of:=[.$E$6]+360*[.J$8]/[.$C16]" office:value-type="float" office:value="361.05" calcext:value-type="float">
            <text:p>361</text:p>
          </table:table-cell>
          <table:table-cell table:formula="of:=[.$E$6]+360*[.K$8]/[.$C16]" office:value-type="float" office:value="361.725" calcext:value-type="float">
            <text:p>362</text:p>
          </table:table-cell>
          <table:table-cell table:formula="of:=[.$E$6]+360*[.L$8]/[.$C16]" office:value-type="float" office:value="362.4" calcext:value-type="float">
            <text:p>362</text:p>
          </table:table-cell>
          <table:table-cell table:formula="of:=[.$E$6]+360*[.M$8]/[.$C16]" office:value-type="float" office:value="363.075" calcext:value-type="float">
            <text:p>363</text:p>
          </table:table-cell>
          <table:table-cell table:formula="of:=[.$E$6]+360*[.N$8]/[.$C16]" office:value-type="float" office:value="363.75" calcext:value-type="float">
            <text:p>364</text:p>
          </table:table-cell>
          <table:table-cell table:formula="of:=[.$E$6]+360*[.O$8]/[.$C16]" office:value-type="float" office:value="364.425" calcext:value-type="float">
            <text:p>364</text:p>
          </table:table-cell>
          <table:table-cell table:formula="of:=[.$E$6]+360*[.P$8]/[.$C16]" office:value-type="float" office:value="365.1" calcext:value-type="float">
            <text:p>365</text:p>
          </table:table-cell>
          <table:table-cell table:formula="of:=[.$E$6]+360*[.Q$8]/[.$C16]" office:value-type="float" office:value="365.775" calcext:value-type="float">
            <text:p>366</text:p>
          </table:table-cell>
          <table:table-cell table:formula="of:=[.$E$6]+360*[.R$8]/[.$C16]" office:value-type="float" office:value="366.45" calcext:value-type="float">
            <text:p>366</text:p>
          </table:table-cell>
          <table:table-cell table:formula="of:=[.$E$6]+360*[.S$8]/[.$C16]" office:value-type="float" office:value="367.125" calcext:value-type="float">
            <text:p>367</text:p>
          </table:table-cell>
          <table:table-cell table:formula="of:=[.$E$6]+360*[.T$8]/[.$C16]" office:value-type="float" office:value="367.8" calcext:value-type="float">
            <text:p>368</text:p>
          </table:table-cell>
          <table:table-cell table:formula="of:=[.$E$6]+360*[.U$8]/[.$C16]" office:value-type="float" office:value="368.475" calcext:value-type="float">
            <text:p>368</text:p>
          </table:table-cell>
          <table:table-cell table:formula="of:=[.$E$6]+360*[.V$8]/[.$C16]" office:value-type="float" office:value="369.15" calcext:value-type="float">
            <text:p>369</text:p>
          </table:table-cell>
          <table:table-cell table:formula="of:=[.$E$6]+360*[.W$8]/[.$C16]" office:value-type="float" office:value="369.825" calcext:value-type="float">
            <text:p>370</text:p>
          </table:table-cell>
          <table:table-cell table:formula="of:=[.$E$6]+360*[.X$8]/[.$C16]" office:value-type="float" office:value="370.5" calcext:value-type="float">
            <text:p>371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formula="of:=60000000/[.B17]" office:value-type="float" office:value="24000" calcext:value-type="float">
            <text:p>24000</text:p>
          </table:table-cell>
          <table:table-cell table:formula="of:=[.$E$6]+360*[.D$8]/[.$C17]" office:value-type="float" office:value="357" calcext:value-type="float">
            <text:p>357</text:p>
          </table:table-cell>
          <table:table-cell table:formula="of:=[.$E$6]+360*[.E$8]/[.$C17]" office:value-type="float" office:value="357.75" calcext:value-type="float">
            <text:p>358</text:p>
          </table:table-cell>
          <table:table-cell table:formula="of:=[.$E$6]+360*[.F$8]/[.$C17]" office:value-type="float" office:value="358.5" calcext:value-type="float">
            <text:p>359</text:p>
          </table:table-cell>
          <table:table-cell table:formula="of:=[.$E$6]+360*[.G$8]/[.$C17]" office:value-type="float" office:value="359.25" calcext:value-type="float">
            <text:p>359</text:p>
          </table:table-cell>
          <table:table-cell table:formula="of:=[.$E$6]+360*[.H$8]/[.$C17]" office:value-type="float" office:value="360" calcext:value-type="float">
            <text:p>360</text:p>
          </table:table-cell>
          <table:table-cell table:formula="of:=[.$E$6]+360*[.I$8]/[.$C17]" office:value-type="float" office:value="360.75" calcext:value-type="float">
            <text:p>361</text:p>
          </table:table-cell>
          <table:table-cell table:formula="of:=[.$E$6]+360*[.J$8]/[.$C17]" office:value-type="float" office:value="361.5" calcext:value-type="float">
            <text:p>362</text:p>
          </table:table-cell>
          <table:table-cell table:formula="of:=[.$E$6]+360*[.K$8]/[.$C17]" office:value-type="float" office:value="362.25" calcext:value-type="float">
            <text:p>362</text:p>
          </table:table-cell>
          <table:table-cell table:formula="of:=[.$E$6]+360*[.L$8]/[.$C17]" office:value-type="float" office:value="363" calcext:value-type="float">
            <text:p>363</text:p>
          </table:table-cell>
          <table:table-cell table:formula="of:=[.$E$6]+360*[.M$8]/[.$C17]" office:value-type="float" office:value="363.75" calcext:value-type="float">
            <text:p>364</text:p>
          </table:table-cell>
          <table:table-cell table:formula="of:=[.$E$6]+360*[.N$8]/[.$C17]" office:value-type="float" office:value="364.5" calcext:value-type="float">
            <text:p>365</text:p>
          </table:table-cell>
          <table:table-cell table:formula="of:=[.$E$6]+360*[.O$8]/[.$C17]" office:value-type="float" office:value="365.25" calcext:value-type="float">
            <text:p>365</text:p>
          </table:table-cell>
          <table:table-cell table:formula="of:=[.$E$6]+360*[.P$8]/[.$C17]" office:value-type="float" office:value="366" calcext:value-type="float">
            <text:p>366</text:p>
          </table:table-cell>
          <table:table-cell table:formula="of:=[.$E$6]+360*[.Q$8]/[.$C17]" office:value-type="float" office:value="366.75" calcext:value-type="float">
            <text:p>367</text:p>
          </table:table-cell>
          <table:table-cell table:formula="of:=[.$E$6]+360*[.R$8]/[.$C17]" office:value-type="float" office:value="367.5" calcext:value-type="float">
            <text:p>368</text:p>
          </table:table-cell>
          <table:table-cell table:formula="of:=[.$E$6]+360*[.S$8]/[.$C17]" office:value-type="float" office:value="368.25" calcext:value-type="float">
            <text:p>368</text:p>
          </table:table-cell>
          <table:table-cell table:formula="of:=[.$E$6]+360*[.T$8]/[.$C17]" office:value-type="float" office:value="369" calcext:value-type="float">
            <text:p>369</text:p>
          </table:table-cell>
          <table:table-cell table:formula="of:=[.$E$6]+360*[.U$8]/[.$C17]" office:value-type="float" office:value="369.75" calcext:value-type="float">
            <text:p>370</text:p>
          </table:table-cell>
          <table:table-cell table:formula="of:=[.$E$6]+360*[.V$8]/[.$C17]" office:value-type="float" office:value="370.5" calcext:value-type="float">
            <text:p>371</text:p>
          </table:table-cell>
          <table:table-cell table:formula="of:=[.$E$6]+360*[.W$8]/[.$C17]" office:value-type="float" office:value="371.25" calcext:value-type="float">
            <text:p>371</text:p>
          </table:table-cell>
          <table:table-cell table:formula="of:=[.$E$6]+360*[.X$8]/[.$C17]" office:value-type="float" office:value="372" calcext:value-type="float">
            <text:p>372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table:formula="of:=60000000/[.B18]" office:value-type="float" office:value="21818.1818181818" calcext:value-type="float">
            <text:p>21818</text:p>
          </table:table-cell>
          <table:table-cell table:formula="of:=[.$E$6]+360*[.D$8]/[.$C18]" office:value-type="float" office:value="357" calcext:value-type="float">
            <text:p>357</text:p>
          </table:table-cell>
          <table:table-cell table:formula="of:=[.$E$6]+360*[.E$8]/[.$C18]" office:value-type="float" office:value="357.825" calcext:value-type="float">
            <text:p>358</text:p>
          </table:table-cell>
          <table:table-cell table:formula="of:=[.$E$6]+360*[.F$8]/[.$C18]" office:value-type="float" office:value="358.65" calcext:value-type="float">
            <text:p>359</text:p>
          </table:table-cell>
          <table:table-cell table:formula="of:=[.$E$6]+360*[.G$8]/[.$C18]" office:value-type="float" office:value="359.475" calcext:value-type="float">
            <text:p>359</text:p>
          </table:table-cell>
          <table:table-cell table:formula="of:=[.$E$6]+360*[.H$8]/[.$C18]" office:value-type="float" office:value="360.3" calcext:value-type="float">
            <text:p>360</text:p>
          </table:table-cell>
          <table:table-cell table:formula="of:=[.$E$6]+360*[.I$8]/[.$C18]" office:value-type="float" office:value="361.125" calcext:value-type="float">
            <text:p>361</text:p>
          </table:table-cell>
          <table:table-cell table:formula="of:=[.$E$6]+360*[.J$8]/[.$C18]" office:value-type="float" office:value="361.95" calcext:value-type="float">
            <text:p>362</text:p>
          </table:table-cell>
          <table:table-cell table:formula="of:=[.$E$6]+360*[.K$8]/[.$C18]" office:value-type="float" office:value="362.775" calcext:value-type="float">
            <text:p>363</text:p>
          </table:table-cell>
          <table:table-cell table:formula="of:=[.$E$6]+360*[.L$8]/[.$C18]" office:value-type="float" office:value="363.6" calcext:value-type="float">
            <text:p>364</text:p>
          </table:table-cell>
          <table:table-cell table:formula="of:=[.$E$6]+360*[.M$8]/[.$C18]" office:value-type="float" office:value="364.425" calcext:value-type="float">
            <text:p>364</text:p>
          </table:table-cell>
          <table:table-cell table:formula="of:=[.$E$6]+360*[.N$8]/[.$C18]" office:value-type="float" office:value="365.25" calcext:value-type="float">
            <text:p>365</text:p>
          </table:table-cell>
          <table:table-cell table:formula="of:=[.$E$6]+360*[.O$8]/[.$C18]" office:value-type="float" office:value="366.075" calcext:value-type="float">
            <text:p>366</text:p>
          </table:table-cell>
          <table:table-cell table:formula="of:=[.$E$6]+360*[.P$8]/[.$C18]" office:value-type="float" office:value="366.9" calcext:value-type="float">
            <text:p>367</text:p>
          </table:table-cell>
          <table:table-cell table:formula="of:=[.$E$6]+360*[.Q$8]/[.$C18]" office:value-type="float" office:value="367.725" calcext:value-type="float">
            <text:p>368</text:p>
          </table:table-cell>
          <table:table-cell table:formula="of:=[.$E$6]+360*[.R$8]/[.$C18]" office:value-type="float" office:value="368.55" calcext:value-type="float">
            <text:p>369</text:p>
          </table:table-cell>
          <table:table-cell table:formula="of:=[.$E$6]+360*[.S$8]/[.$C18]" office:value-type="float" office:value="369.375" calcext:value-type="float">
            <text:p>369</text:p>
          </table:table-cell>
          <table:table-cell table:formula="of:=[.$E$6]+360*[.T$8]/[.$C18]" office:value-type="float" office:value="370.2" calcext:value-type="float">
            <text:p>370</text:p>
          </table:table-cell>
          <table:table-cell table:formula="of:=[.$E$6]+360*[.U$8]/[.$C18]" office:value-type="float" office:value="371.025" calcext:value-type="float">
            <text:p>371</text:p>
          </table:table-cell>
          <table:table-cell table:formula="of:=[.$E$6]+360*[.V$8]/[.$C18]" office:value-type="float" office:value="371.85" calcext:value-type="float">
            <text:p>372</text:p>
          </table:table-cell>
          <table:table-cell table:formula="of:=[.$E$6]+360*[.W$8]/[.$C18]" office:value-type="float" office:value="372.675" calcext:value-type="float">
            <text:p>373</text:p>
          </table:table-cell>
          <table:table-cell table:formula="of:=[.$E$6]+360*[.X$8]/[.$C18]" office:value-type="float" office:value="373.5" calcext:value-type="float">
            <text:p>37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60000000/[.B19]" office:value-type="float" office:value="20000" calcext:value-type="float">
            <text:p>20000</text:p>
          </table:table-cell>
          <table:table-cell table:formula="of:=[.$E$6]+360*[.D$8]/[.$C19]" office:value-type="float" office:value="357" calcext:value-type="float">
            <text:p>357</text:p>
          </table:table-cell>
          <table:table-cell table:formula="of:=[.$E$6]+360*[.E$8]/[.$C19]" office:value-type="float" office:value="357.9" calcext:value-type="float">
            <text:p>358</text:p>
          </table:table-cell>
          <table:table-cell table:formula="of:=[.$E$6]+360*[.F$8]/[.$C19]" office:value-type="float" office:value="358.8" calcext:value-type="float">
            <text:p>359</text:p>
          </table:table-cell>
          <table:table-cell table:formula="of:=[.$E$6]+360*[.G$8]/[.$C19]" office:value-type="float" office:value="359.7" calcext:value-type="float">
            <text:p>360</text:p>
          </table:table-cell>
          <table:table-cell table:formula="of:=[.$E$6]+360*[.H$8]/[.$C19]" office:value-type="float" office:value="360.6" calcext:value-type="float">
            <text:p>361</text:p>
          </table:table-cell>
          <table:table-cell table:formula="of:=[.$E$6]+360*[.I$8]/[.$C19]" office:value-type="float" office:value="361.5" calcext:value-type="float">
            <text:p>362</text:p>
          </table:table-cell>
          <table:table-cell table:formula="of:=[.$E$6]+360*[.J$8]/[.$C19]" office:value-type="float" office:value="362.4" calcext:value-type="float">
            <text:p>362</text:p>
          </table:table-cell>
          <table:table-cell table:formula="of:=[.$E$6]+360*[.K$8]/[.$C19]" office:value-type="float" office:value="363.3" calcext:value-type="float">
            <text:p>363</text:p>
          </table:table-cell>
          <table:table-cell table:formula="of:=[.$E$6]+360*[.L$8]/[.$C19]" office:value-type="float" office:value="364.2" calcext:value-type="float">
            <text:p>364</text:p>
          </table:table-cell>
          <table:table-cell table:formula="of:=[.$E$6]+360*[.M$8]/[.$C19]" office:value-type="float" office:value="365.1" calcext:value-type="float">
            <text:p>365</text:p>
          </table:table-cell>
          <table:table-cell table:formula="of:=[.$E$6]+360*[.N$8]/[.$C19]" office:value-type="float" office:value="366" calcext:value-type="float">
            <text:p>366</text:p>
          </table:table-cell>
          <table:table-cell table:formula="of:=[.$E$6]+360*[.O$8]/[.$C19]" office:value-type="float" office:value="366.9" calcext:value-type="float">
            <text:p>367</text:p>
          </table:table-cell>
          <table:table-cell table:formula="of:=[.$E$6]+360*[.P$8]/[.$C19]" office:value-type="float" office:value="367.8" calcext:value-type="float">
            <text:p>368</text:p>
          </table:table-cell>
          <table:table-cell table:formula="of:=[.$E$6]+360*[.Q$8]/[.$C19]" office:value-type="float" office:value="368.7" calcext:value-type="float">
            <text:p>369</text:p>
          </table:table-cell>
          <table:table-cell table:formula="of:=[.$E$6]+360*[.R$8]/[.$C19]" office:value-type="float" office:value="369.6" calcext:value-type="float">
            <text:p>370</text:p>
          </table:table-cell>
          <table:table-cell table:formula="of:=[.$E$6]+360*[.S$8]/[.$C19]" office:value-type="float" office:value="370.5" calcext:value-type="float">
            <text:p>371</text:p>
          </table:table-cell>
          <table:table-cell table:formula="of:=[.$E$6]+360*[.T$8]/[.$C19]" office:value-type="float" office:value="371.4" calcext:value-type="float">
            <text:p>371</text:p>
          </table:table-cell>
          <table:table-cell table:formula="of:=[.$E$6]+360*[.U$8]/[.$C19]" office:value-type="float" office:value="372.3" calcext:value-type="float">
            <text:p>372</text:p>
          </table:table-cell>
          <table:table-cell table:formula="of:=[.$E$6]+360*[.V$8]/[.$C19]" office:value-type="float" office:value="373.2" calcext:value-type="float">
            <text:p>373</text:p>
          </table:table-cell>
          <table:table-cell table:formula="of:=[.$E$6]+360*[.W$8]/[.$C19]" office:value-type="float" office:value="374.1" calcext:value-type="float">
            <text:p>374</text:p>
          </table:table-cell>
          <table:table-cell table:formula="of:=[.$E$6]+360*[.X$8]/[.$C19]"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table:formula="of:=60000000/[.B20]" office:value-type="float" office:value="18461.5384615385" calcext:value-type="float">
            <text:p>18462</text:p>
          </table:table-cell>
          <table:table-cell table:formula="of:=[.$E$6]+360*[.D$8]/[.$C20]" office:value-type="float" office:value="357" calcext:value-type="float">
            <text:p>357</text:p>
          </table:table-cell>
          <table:table-cell table:formula="of:=[.$E$6]+360*[.E$8]/[.$C20]" office:value-type="float" office:value="357.975" calcext:value-type="float">
            <text:p>358</text:p>
          </table:table-cell>
          <table:table-cell table:formula="of:=[.$E$6]+360*[.F$8]/[.$C20]" office:value-type="float" office:value="358.95" calcext:value-type="float">
            <text:p>359</text:p>
          </table:table-cell>
          <table:table-cell table:formula="of:=[.$E$6]+360*[.G$8]/[.$C20]" office:value-type="float" office:value="359.925" calcext:value-type="float">
            <text:p>360</text:p>
          </table:table-cell>
          <table:table-cell table:formula="of:=[.$E$6]+360*[.H$8]/[.$C20]" office:value-type="float" office:value="360.9" calcext:value-type="float">
            <text:p>361</text:p>
          </table:table-cell>
          <table:table-cell table:formula="of:=[.$E$6]+360*[.I$8]/[.$C20]" office:value-type="float" office:value="361.875" calcext:value-type="float">
            <text:p>362</text:p>
          </table:table-cell>
          <table:table-cell table:formula="of:=[.$E$6]+360*[.J$8]/[.$C20]" office:value-type="float" office:value="362.85" calcext:value-type="float">
            <text:p>363</text:p>
          </table:table-cell>
          <table:table-cell table:formula="of:=[.$E$6]+360*[.K$8]/[.$C20]" office:value-type="float" office:value="363.825" calcext:value-type="float">
            <text:p>364</text:p>
          </table:table-cell>
          <table:table-cell table:formula="of:=[.$E$6]+360*[.L$8]/[.$C20]" office:value-type="float" office:value="364.8" calcext:value-type="float">
            <text:p>365</text:p>
          </table:table-cell>
          <table:table-cell table:formula="of:=[.$E$6]+360*[.M$8]/[.$C20]" office:value-type="float" office:value="365.775" calcext:value-type="float">
            <text:p>366</text:p>
          </table:table-cell>
          <table:table-cell table:formula="of:=[.$E$6]+360*[.N$8]/[.$C20]" office:value-type="float" office:value="366.75" calcext:value-type="float">
            <text:p>367</text:p>
          </table:table-cell>
          <table:table-cell table:formula="of:=[.$E$6]+360*[.O$8]/[.$C20]" office:value-type="float" office:value="367.725" calcext:value-type="float">
            <text:p>368</text:p>
          </table:table-cell>
          <table:table-cell table:formula="of:=[.$E$6]+360*[.P$8]/[.$C20]" office:value-type="float" office:value="368.7" calcext:value-type="float">
            <text:p>369</text:p>
          </table:table-cell>
          <table:table-cell table:formula="of:=[.$E$6]+360*[.Q$8]/[.$C20]" office:value-type="float" office:value="369.675" calcext:value-type="float">
            <text:p>370</text:p>
          </table:table-cell>
          <table:table-cell table:formula="of:=[.$E$6]+360*[.R$8]/[.$C20]" office:value-type="float" office:value="370.65" calcext:value-type="float">
            <text:p>371</text:p>
          </table:table-cell>
          <table:table-cell table:formula="of:=[.$E$6]+360*[.S$8]/[.$C20]" office:value-type="float" office:value="371.625" calcext:value-type="float">
            <text:p>372</text:p>
          </table:table-cell>
          <table:table-cell table:formula="of:=[.$E$6]+360*[.T$8]/[.$C20]" office:value-type="float" office:value="372.6" calcext:value-type="float">
            <text:p>373</text:p>
          </table:table-cell>
          <table:table-cell table:formula="of:=[.$E$6]+360*[.U$8]/[.$C20]" office:value-type="float" office:value="373.575" calcext:value-type="float">
            <text:p>374</text:p>
          </table:table-cell>
          <table:table-cell table:formula="of:=[.$E$6]+360*[.V$8]/[.$C20]" office:value-type="float" office:value="374.55" calcext:value-type="float">
            <text:p>375</text:p>
          </table:table-cell>
          <table:table-cell table:formula="of:=[.$E$6]+360*[.W$8]/[.$C20]" office:value-type="float" office:value="375.525" calcext:value-type="float">
            <text:p>376</text:p>
          </table:table-cell>
          <table:table-cell table:formula="of:=[.$E$6]+360*[.X$8]/[.$C20]" office:value-type="float" office:value="376.5" calcext:value-type="float">
            <text:p>377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formula="of:=60000000/[.B21]" office:value-type="float" office:value="17142.8571428571" calcext:value-type="float">
            <text:p>17143</text:p>
          </table:table-cell>
          <table:table-cell table:formula="of:=[.$E$6]+360*[.D$8]/[.$C21]" office:value-type="float" office:value="357" calcext:value-type="float">
            <text:p>357</text:p>
          </table:table-cell>
          <table:table-cell table:formula="of:=[.$E$6]+360*[.E$8]/[.$C21]" office:value-type="float" office:value="358.05" calcext:value-type="float">
            <text:p>358</text:p>
          </table:table-cell>
          <table:table-cell table:formula="of:=[.$E$6]+360*[.F$8]/[.$C21]" office:value-type="float" office:value="359.1" calcext:value-type="float">
            <text:p>359</text:p>
          </table:table-cell>
          <table:table-cell table:formula="of:=[.$E$6]+360*[.G$8]/[.$C21]" office:value-type="float" office:value="360.15" calcext:value-type="float">
            <text:p>360</text:p>
          </table:table-cell>
          <table:table-cell table:formula="of:=[.$E$6]+360*[.H$8]/[.$C21]" office:value-type="float" office:value="361.2" calcext:value-type="float">
            <text:p>361</text:p>
          </table:table-cell>
          <table:table-cell table:formula="of:=[.$E$6]+360*[.I$8]/[.$C21]" office:value-type="float" office:value="362.25" calcext:value-type="float">
            <text:p>362</text:p>
          </table:table-cell>
          <table:table-cell table:formula="of:=[.$E$6]+360*[.J$8]/[.$C21]" office:value-type="float" office:value="363.3" calcext:value-type="float">
            <text:p>363</text:p>
          </table:table-cell>
          <table:table-cell table:formula="of:=[.$E$6]+360*[.K$8]/[.$C21]" office:value-type="float" office:value="364.35" calcext:value-type="float">
            <text:p>364</text:p>
          </table:table-cell>
          <table:table-cell table:formula="of:=[.$E$6]+360*[.L$8]/[.$C21]" office:value-type="float" office:value="365.4" calcext:value-type="float">
            <text:p>365</text:p>
          </table:table-cell>
          <table:table-cell table:formula="of:=[.$E$6]+360*[.M$8]/[.$C21]" office:value-type="float" office:value="366.45" calcext:value-type="float">
            <text:p>366</text:p>
          </table:table-cell>
          <table:table-cell table:formula="of:=[.$E$6]+360*[.N$8]/[.$C21]" office:value-type="float" office:value="367.5" calcext:value-type="float">
            <text:p>368</text:p>
          </table:table-cell>
          <table:table-cell table:formula="of:=[.$E$6]+360*[.O$8]/[.$C21]" office:value-type="float" office:value="368.55" calcext:value-type="float">
            <text:p>369</text:p>
          </table:table-cell>
          <table:table-cell table:formula="of:=[.$E$6]+360*[.P$8]/[.$C21]" office:value-type="float" office:value="369.6" calcext:value-type="float">
            <text:p>370</text:p>
          </table:table-cell>
          <table:table-cell table:formula="of:=[.$E$6]+360*[.Q$8]/[.$C21]" office:value-type="float" office:value="370.65" calcext:value-type="float">
            <text:p>371</text:p>
          </table:table-cell>
          <table:table-cell table:formula="of:=[.$E$6]+360*[.R$8]/[.$C21]" office:value-type="float" office:value="371.7" calcext:value-type="float">
            <text:p>372</text:p>
          </table:table-cell>
          <table:table-cell table:formula="of:=[.$E$6]+360*[.S$8]/[.$C21]" office:value-type="float" office:value="372.75" calcext:value-type="float">
            <text:p>373</text:p>
          </table:table-cell>
          <table:table-cell table:formula="of:=[.$E$6]+360*[.T$8]/[.$C21]" office:value-type="float" office:value="373.8" calcext:value-type="float">
            <text:p>374</text:p>
          </table:table-cell>
          <table:table-cell table:formula="of:=[.$E$6]+360*[.U$8]/[.$C21]" office:value-type="float" office:value="374.85" calcext:value-type="float">
            <text:p>375</text:p>
          </table:table-cell>
          <table:table-cell table:formula="of:=[.$E$6]+360*[.V$8]/[.$C21]" office:value-type="float" office:value="375.9" calcext:value-type="float">
            <text:p>376</text:p>
          </table:table-cell>
          <table:table-cell table:formula="of:=[.$E$6]+360*[.W$8]/[.$C21]" office:value-type="float" office:value="376.95" calcext:value-type="float">
            <text:p>377</text:p>
          </table:table-cell>
          <table:table-cell table:formula="of:=[.$E$6]+360*[.X$8]/[.$C21]"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table:formula="of:=60000000/[.B22]" office:value-type="float" office:value="16000" calcext:value-type="float">
            <text:p>16000</text:p>
          </table:table-cell>
          <table:table-cell table:formula="of:=[.$E$6]+360*[.D$8]/[.$C22]" office:value-type="float" office:value="357" calcext:value-type="float">
            <text:p>357</text:p>
          </table:table-cell>
          <table:table-cell table:formula="of:=[.$E$6]+360*[.E$8]/[.$C22]" office:value-type="float" office:value="358.125" calcext:value-type="float">
            <text:p>358</text:p>
          </table:table-cell>
          <table:table-cell table:formula="of:=[.$E$6]+360*[.F$8]/[.$C22]" office:value-type="float" office:value="359.25" calcext:value-type="float">
            <text:p>359</text:p>
          </table:table-cell>
          <table:table-cell table:formula="of:=[.$E$6]+360*[.G$8]/[.$C22]" office:value-type="float" office:value="360.375" calcext:value-type="float">
            <text:p>360</text:p>
          </table:table-cell>
          <table:table-cell table:formula="of:=[.$E$6]+360*[.H$8]/[.$C22]" office:value-type="float" office:value="361.5" calcext:value-type="float">
            <text:p>362</text:p>
          </table:table-cell>
          <table:table-cell table:formula="of:=[.$E$6]+360*[.I$8]/[.$C22]" office:value-type="float" office:value="362.625" calcext:value-type="float">
            <text:p>363</text:p>
          </table:table-cell>
          <table:table-cell table:formula="of:=[.$E$6]+360*[.J$8]/[.$C22]" office:value-type="float" office:value="363.75" calcext:value-type="float">
            <text:p>364</text:p>
          </table:table-cell>
          <table:table-cell table:formula="of:=[.$E$6]+360*[.K$8]/[.$C22]" office:value-type="float" office:value="364.875" calcext:value-type="float">
            <text:p>365</text:p>
          </table:table-cell>
          <table:table-cell table:formula="of:=[.$E$6]+360*[.L$8]/[.$C22]" office:value-type="float" office:value="366" calcext:value-type="float">
            <text:p>366</text:p>
          </table:table-cell>
          <table:table-cell table:formula="of:=[.$E$6]+360*[.M$8]/[.$C22]" office:value-type="float" office:value="367.125" calcext:value-type="float">
            <text:p>367</text:p>
          </table:table-cell>
          <table:table-cell table:formula="of:=[.$E$6]+360*[.N$8]/[.$C22]" office:value-type="float" office:value="368.25" calcext:value-type="float">
            <text:p>368</text:p>
          </table:table-cell>
          <table:table-cell table:formula="of:=[.$E$6]+360*[.O$8]/[.$C22]" office:value-type="float" office:value="369.375" calcext:value-type="float">
            <text:p>369</text:p>
          </table:table-cell>
          <table:table-cell table:formula="of:=[.$E$6]+360*[.P$8]/[.$C22]" office:value-type="float" office:value="370.5" calcext:value-type="float">
            <text:p>371</text:p>
          </table:table-cell>
          <table:table-cell table:formula="of:=[.$E$6]+360*[.Q$8]/[.$C22]" office:value-type="float" office:value="371.625" calcext:value-type="float">
            <text:p>372</text:p>
          </table:table-cell>
          <table:table-cell table:formula="of:=[.$E$6]+360*[.R$8]/[.$C22]" office:value-type="float" office:value="372.75" calcext:value-type="float">
            <text:p>373</text:p>
          </table:table-cell>
          <table:table-cell table:formula="of:=[.$E$6]+360*[.S$8]/[.$C22]" office:value-type="float" office:value="373.875" calcext:value-type="float">
            <text:p>374</text:p>
          </table:table-cell>
          <table:table-cell table:formula="of:=[.$E$6]+360*[.T$8]/[.$C22]" office:value-type="float" office:value="375" calcext:value-type="float">
            <text:p>375</text:p>
          </table:table-cell>
          <table:table-cell table:formula="of:=[.$E$6]+360*[.U$8]/[.$C22]" office:value-type="float" office:value="376.125" calcext:value-type="float">
            <text:p>376</text:p>
          </table:table-cell>
          <table:table-cell table:formula="of:=[.$E$6]+360*[.V$8]/[.$C22]" office:value-type="float" office:value="377.25" calcext:value-type="float">
            <text:p>377</text:p>
          </table:table-cell>
          <table:table-cell table:formula="of:=[.$E$6]+360*[.W$8]/[.$C22]" office:value-type="float" office:value="378.375" calcext:value-type="float">
            <text:p>378</text:p>
          </table:table-cell>
          <table:table-cell table:formula="of:=[.$E$6]+360*[.X$8]/[.$C22]" office:value-type="float" office:value="379.5" calcext:value-type="float">
            <text:p>38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formula="of:=60000000/[.B23]" office:value-type="float" office:value="15000" calcext:value-type="float">
            <text:p>15000</text:p>
          </table:table-cell>
          <table:table-cell table:formula="of:=[.$E$6]+360*[.D$8]/[.$C23]" office:value-type="float" office:value="357" calcext:value-type="float">
            <text:p>357</text:p>
          </table:table-cell>
          <table:table-cell table:formula="of:=[.$E$6]+360*[.E$8]/[.$C23]" office:value-type="float" office:value="358.2" calcext:value-type="float">
            <text:p>358</text:p>
          </table:table-cell>
          <table:table-cell table:formula="of:=[.$E$6]+360*[.F$8]/[.$C23]" office:value-type="float" office:value="359.4" calcext:value-type="float">
            <text:p>359</text:p>
          </table:table-cell>
          <table:table-cell table:formula="of:=[.$E$6]+360*[.G$8]/[.$C23]" office:value-type="float" office:value="360.6" calcext:value-type="float">
            <text:p>361</text:p>
          </table:table-cell>
          <table:table-cell table:formula="of:=[.$E$6]+360*[.H$8]/[.$C23]" office:value-type="float" office:value="361.8" calcext:value-type="float">
            <text:p>362</text:p>
          </table:table-cell>
          <table:table-cell table:formula="of:=[.$E$6]+360*[.I$8]/[.$C23]" office:value-type="float" office:value="363" calcext:value-type="float">
            <text:p>363</text:p>
          </table:table-cell>
          <table:table-cell table:formula="of:=[.$E$6]+360*[.J$8]/[.$C23]" office:value-type="float" office:value="364.2" calcext:value-type="float">
            <text:p>364</text:p>
          </table:table-cell>
          <table:table-cell table:formula="of:=[.$E$6]+360*[.K$8]/[.$C23]" office:value-type="float" office:value="365.4" calcext:value-type="float">
            <text:p>365</text:p>
          </table:table-cell>
          <table:table-cell table:formula="of:=[.$E$6]+360*[.L$8]/[.$C23]" office:value-type="float" office:value="366.6" calcext:value-type="float">
            <text:p>367</text:p>
          </table:table-cell>
          <table:table-cell table:formula="of:=[.$E$6]+360*[.M$8]/[.$C23]" office:value-type="float" office:value="367.8" calcext:value-type="float">
            <text:p>368</text:p>
          </table:table-cell>
          <table:table-cell table:formula="of:=[.$E$6]+360*[.N$8]/[.$C23]" office:value-type="float" office:value="369" calcext:value-type="float">
            <text:p>369</text:p>
          </table:table-cell>
          <table:table-cell table:formula="of:=[.$E$6]+360*[.O$8]/[.$C23]" office:value-type="float" office:value="370.2" calcext:value-type="float">
            <text:p>370</text:p>
          </table:table-cell>
          <table:table-cell table:formula="of:=[.$E$6]+360*[.P$8]/[.$C23]" office:value-type="float" office:value="371.4" calcext:value-type="float">
            <text:p>371</text:p>
          </table:table-cell>
          <table:table-cell table:formula="of:=[.$E$6]+360*[.Q$8]/[.$C23]" office:value-type="float" office:value="372.6" calcext:value-type="float">
            <text:p>373</text:p>
          </table:table-cell>
          <table:table-cell table:formula="of:=[.$E$6]+360*[.R$8]/[.$C23]" office:value-type="float" office:value="373.8" calcext:value-type="float">
            <text:p>374</text:p>
          </table:table-cell>
          <table:table-cell table:formula="of:=[.$E$6]+360*[.S$8]/[.$C23]" office:value-type="float" office:value="375" calcext:value-type="float">
            <text:p>375</text:p>
          </table:table-cell>
          <table:table-cell table:formula="of:=[.$E$6]+360*[.T$8]/[.$C23]" office:value-type="float" office:value="376.2" calcext:value-type="float">
            <text:p>376</text:p>
          </table:table-cell>
          <table:table-cell table:formula="of:=[.$E$6]+360*[.U$8]/[.$C23]" office:value-type="float" office:value="377.4" calcext:value-type="float">
            <text:p>377</text:p>
          </table:table-cell>
          <table:table-cell table:formula="of:=[.$E$6]+360*[.V$8]/[.$C23]" office:value-type="float" office:value="378.6" calcext:value-type="float">
            <text:p>379</text:p>
          </table:table-cell>
          <table:table-cell table:formula="of:=[.$E$6]+360*[.W$8]/[.$C23]" office:value-type="float" office:value="379.8" calcext:value-type="float">
            <text:p>380</text:p>
          </table:table-cell>
          <table:table-cell table:formula="of:=[.$E$6]+360*[.X$8]/[.$C23]"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table:formula="of:=60000000/[.B24]" office:value-type="float" office:value="14117.6470588235" calcext:value-type="float">
            <text:p>14118</text:p>
          </table:table-cell>
          <table:table-cell table:formula="of:=[.$E$6]+360*[.D$8]/[.$C24]" office:value-type="float" office:value="357" calcext:value-type="float">
            <text:p>357</text:p>
          </table:table-cell>
          <table:table-cell table:formula="of:=[.$E$6]+360*[.E$8]/[.$C24]" office:value-type="float" office:value="358.275" calcext:value-type="float">
            <text:p>358</text:p>
          </table:table-cell>
          <table:table-cell table:formula="of:=[.$E$6]+360*[.F$8]/[.$C24]" office:value-type="float" office:value="359.55" calcext:value-type="float">
            <text:p>360</text:p>
          </table:table-cell>
          <table:table-cell table:formula="of:=[.$E$6]+360*[.G$8]/[.$C24]" office:value-type="float" office:value="360.825" calcext:value-type="float">
            <text:p>361</text:p>
          </table:table-cell>
          <table:table-cell table:formula="of:=[.$E$6]+360*[.H$8]/[.$C24]" office:value-type="float" office:value="362.1" calcext:value-type="float">
            <text:p>362</text:p>
          </table:table-cell>
          <table:table-cell table:formula="of:=[.$E$6]+360*[.I$8]/[.$C24]" office:value-type="float" office:value="363.375" calcext:value-type="float">
            <text:p>363</text:p>
          </table:table-cell>
          <table:table-cell table:formula="of:=[.$E$6]+360*[.J$8]/[.$C24]" office:value-type="float" office:value="364.65" calcext:value-type="float">
            <text:p>365</text:p>
          </table:table-cell>
          <table:table-cell table:formula="of:=[.$E$6]+360*[.K$8]/[.$C24]" office:value-type="float" office:value="365.925" calcext:value-type="float">
            <text:p>366</text:p>
          </table:table-cell>
          <table:table-cell table:formula="of:=[.$E$6]+360*[.L$8]/[.$C24]" office:value-type="float" office:value="367.2" calcext:value-type="float">
            <text:p>367</text:p>
          </table:table-cell>
          <table:table-cell table:formula="of:=[.$E$6]+360*[.M$8]/[.$C24]" office:value-type="float" office:value="368.475" calcext:value-type="float">
            <text:p>368</text:p>
          </table:table-cell>
          <table:table-cell table:formula="of:=[.$E$6]+360*[.N$8]/[.$C24]" office:value-type="float" office:value="369.75" calcext:value-type="float">
            <text:p>370</text:p>
          </table:table-cell>
          <table:table-cell table:formula="of:=[.$E$6]+360*[.O$8]/[.$C24]" office:value-type="float" office:value="371.025" calcext:value-type="float">
            <text:p>371</text:p>
          </table:table-cell>
          <table:table-cell table:formula="of:=[.$E$6]+360*[.P$8]/[.$C24]" office:value-type="float" office:value="372.3" calcext:value-type="float">
            <text:p>372</text:p>
          </table:table-cell>
          <table:table-cell table:formula="of:=[.$E$6]+360*[.Q$8]/[.$C24]" office:value-type="float" office:value="373.575" calcext:value-type="float">
            <text:p>374</text:p>
          </table:table-cell>
          <table:table-cell table:formula="of:=[.$E$6]+360*[.R$8]/[.$C24]" office:value-type="float" office:value="374.85" calcext:value-type="float">
            <text:p>375</text:p>
          </table:table-cell>
          <table:table-cell table:formula="of:=[.$E$6]+360*[.S$8]/[.$C24]" office:value-type="float" office:value="376.125" calcext:value-type="float">
            <text:p>376</text:p>
          </table:table-cell>
          <table:table-cell table:formula="of:=[.$E$6]+360*[.T$8]/[.$C24]" office:value-type="float" office:value="377.4" calcext:value-type="float">
            <text:p>377</text:p>
          </table:table-cell>
          <table:table-cell table:formula="of:=[.$E$6]+360*[.U$8]/[.$C24]" office:value-type="float" office:value="378.675" calcext:value-type="float">
            <text:p>379</text:p>
          </table:table-cell>
          <table:table-cell table:formula="of:=[.$E$6]+360*[.V$8]/[.$C24]" office:value-type="float" office:value="379.95" calcext:value-type="float">
            <text:p>380</text:p>
          </table:table-cell>
          <table:table-cell table:formula="of:=[.$E$6]+360*[.W$8]/[.$C24]" office:value-type="float" office:value="381.225" calcext:value-type="float">
            <text:p>381</text:p>
          </table:table-cell>
          <table:table-cell table:formula="of:=[.$E$6]+360*[.X$8]/[.$C24]" office:value-type="float" office:value="382.5" calcext:value-type="float">
            <text:p>383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formula="of:=60000000/[.B25]" office:value-type="float" office:value="13333.3333333333" calcext:value-type="float">
            <text:p>13333</text:p>
          </table:table-cell>
          <table:table-cell table:formula="of:=[.$E$6]+360*[.D$8]/[.$C25]" office:value-type="float" office:value="357" calcext:value-type="float">
            <text:p>357</text:p>
          </table:table-cell>
          <table:table-cell table:formula="of:=[.$E$6]+360*[.E$8]/[.$C25]" office:value-type="float" office:value="358.35" calcext:value-type="float">
            <text:p>358</text:p>
          </table:table-cell>
          <table:table-cell table:formula="of:=[.$E$6]+360*[.F$8]/[.$C25]" office:value-type="float" office:value="359.7" calcext:value-type="float">
            <text:p>360</text:p>
          </table:table-cell>
          <table:table-cell table:formula="of:=[.$E$6]+360*[.G$8]/[.$C25]" office:value-type="float" office:value="361.05" calcext:value-type="float">
            <text:p>361</text:p>
          </table:table-cell>
          <table:table-cell table:formula="of:=[.$E$6]+360*[.H$8]/[.$C25]" office:value-type="float" office:value="362.4" calcext:value-type="float">
            <text:p>362</text:p>
          </table:table-cell>
          <table:table-cell table:formula="of:=[.$E$6]+360*[.I$8]/[.$C25]" office:value-type="float" office:value="363.75" calcext:value-type="float">
            <text:p>364</text:p>
          </table:table-cell>
          <table:table-cell table:formula="of:=[.$E$6]+360*[.J$8]/[.$C25]" office:value-type="float" office:value="365.1" calcext:value-type="float">
            <text:p>365</text:p>
          </table:table-cell>
          <table:table-cell table:formula="of:=[.$E$6]+360*[.K$8]/[.$C25]" office:value-type="float" office:value="366.45" calcext:value-type="float">
            <text:p>366</text:p>
          </table:table-cell>
          <table:table-cell table:formula="of:=[.$E$6]+360*[.L$8]/[.$C25]" office:value-type="float" office:value="367.8" calcext:value-type="float">
            <text:p>368</text:p>
          </table:table-cell>
          <table:table-cell table:formula="of:=[.$E$6]+360*[.M$8]/[.$C25]" office:value-type="float" office:value="369.15" calcext:value-type="float">
            <text:p>369</text:p>
          </table:table-cell>
          <table:table-cell table:formula="of:=[.$E$6]+360*[.N$8]/[.$C25]" office:value-type="float" office:value="370.5" calcext:value-type="float">
            <text:p>371</text:p>
          </table:table-cell>
          <table:table-cell table:formula="of:=[.$E$6]+360*[.O$8]/[.$C25]" office:value-type="float" office:value="371.85" calcext:value-type="float">
            <text:p>372</text:p>
          </table:table-cell>
          <table:table-cell table:formula="of:=[.$E$6]+360*[.P$8]/[.$C25]" office:value-type="float" office:value="373.2" calcext:value-type="float">
            <text:p>373</text:p>
          </table:table-cell>
          <table:table-cell table:formula="of:=[.$E$6]+360*[.Q$8]/[.$C25]" office:value-type="float" office:value="374.55" calcext:value-type="float">
            <text:p>375</text:p>
          </table:table-cell>
          <table:table-cell table:formula="of:=[.$E$6]+360*[.R$8]/[.$C25]" office:value-type="float" office:value="375.9" calcext:value-type="float">
            <text:p>376</text:p>
          </table:table-cell>
          <table:table-cell table:formula="of:=[.$E$6]+360*[.S$8]/[.$C25]" office:value-type="float" office:value="377.25" calcext:value-type="float">
            <text:p>377</text:p>
          </table:table-cell>
          <table:table-cell table:formula="of:=[.$E$6]+360*[.T$8]/[.$C25]" office:value-type="float" office:value="378.6" calcext:value-type="float">
            <text:p>379</text:p>
          </table:table-cell>
          <table:table-cell table:formula="of:=[.$E$6]+360*[.U$8]/[.$C25]" office:value-type="float" office:value="379.95" calcext:value-type="float">
            <text:p>380</text:p>
          </table:table-cell>
          <table:table-cell table:formula="of:=[.$E$6]+360*[.V$8]/[.$C25]" office:value-type="float" office:value="381.3" calcext:value-type="float">
            <text:p>381</text:p>
          </table:table-cell>
          <table:table-cell table:formula="of:=[.$E$6]+360*[.W$8]/[.$C25]" office:value-type="float" office:value="382.65" calcext:value-type="float">
            <text:p>383</text:p>
          </table:table-cell>
          <table:table-cell table:formula="of:=[.$E$6]+360*[.X$8]/[.$C25]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4750" calcext:value-type="float">
            <text:p>4750</text:p>
          </table:table-cell>
          <table:table-cell table:formula="of:=60000000/[.B26]" office:value-type="float" office:value="12631.5789473684" calcext:value-type="float">
            <text:p>12632</text:p>
          </table:table-cell>
          <table:table-cell table:formula="of:=[.$E$6]+360*[.D$8]/[.$C26]" office:value-type="float" office:value="357" calcext:value-type="float">
            <text:p>357</text:p>
          </table:table-cell>
          <table:table-cell table:formula="of:=[.$E$6]+360*[.E$8]/[.$C26]" office:value-type="float" office:value="358.425" calcext:value-type="float">
            <text:p>358</text:p>
          </table:table-cell>
          <table:table-cell table:formula="of:=[.$E$6]+360*[.F$8]/[.$C26]" office:value-type="float" office:value="359.85" calcext:value-type="float">
            <text:p>360</text:p>
          </table:table-cell>
          <table:table-cell table:formula="of:=[.$E$6]+360*[.G$8]/[.$C26]" office:value-type="float" office:value="361.275" calcext:value-type="float">
            <text:p>361</text:p>
          </table:table-cell>
          <table:table-cell table:formula="of:=[.$E$6]+360*[.H$8]/[.$C26]" office:value-type="float" office:value="362.7" calcext:value-type="float">
            <text:p>363</text:p>
          </table:table-cell>
          <table:table-cell table:formula="of:=[.$E$6]+360*[.I$8]/[.$C26]" office:value-type="float" office:value="364.125" calcext:value-type="float">
            <text:p>364</text:p>
          </table:table-cell>
          <table:table-cell table:formula="of:=[.$E$6]+360*[.J$8]/[.$C26]" office:value-type="float" office:value="365.55" calcext:value-type="float">
            <text:p>366</text:p>
          </table:table-cell>
          <table:table-cell table:formula="of:=[.$E$6]+360*[.K$8]/[.$C26]" office:value-type="float" office:value="366.975" calcext:value-type="float">
            <text:p>367</text:p>
          </table:table-cell>
          <table:table-cell table:formula="of:=[.$E$6]+360*[.L$8]/[.$C26]" office:value-type="float" office:value="368.4" calcext:value-type="float">
            <text:p>368</text:p>
          </table:table-cell>
          <table:table-cell table:formula="of:=[.$E$6]+360*[.M$8]/[.$C26]" office:value-type="float" office:value="369.825" calcext:value-type="float">
            <text:p>370</text:p>
          </table:table-cell>
          <table:table-cell table:formula="of:=[.$E$6]+360*[.N$8]/[.$C26]" office:value-type="float" office:value="371.25" calcext:value-type="float">
            <text:p>371</text:p>
          </table:table-cell>
          <table:table-cell table:formula="of:=[.$E$6]+360*[.O$8]/[.$C26]" office:value-type="float" office:value="372.675" calcext:value-type="float">
            <text:p>373</text:p>
          </table:table-cell>
          <table:table-cell table:formula="of:=[.$E$6]+360*[.P$8]/[.$C26]" office:value-type="float" office:value="374.1" calcext:value-type="float">
            <text:p>374</text:p>
          </table:table-cell>
          <table:table-cell table:formula="of:=[.$E$6]+360*[.Q$8]/[.$C26]" office:value-type="float" office:value="375.525" calcext:value-type="float">
            <text:p>376</text:p>
          </table:table-cell>
          <table:table-cell table:formula="of:=[.$E$6]+360*[.R$8]/[.$C26]" office:value-type="float" office:value="376.95" calcext:value-type="float">
            <text:p>377</text:p>
          </table:table-cell>
          <table:table-cell table:formula="of:=[.$E$6]+360*[.S$8]/[.$C26]" office:value-type="float" office:value="378.375" calcext:value-type="float">
            <text:p>378</text:p>
          </table:table-cell>
          <table:table-cell table:formula="of:=[.$E$6]+360*[.T$8]/[.$C26]" office:value-type="float" office:value="379.8" calcext:value-type="float">
            <text:p>380</text:p>
          </table:table-cell>
          <table:table-cell table:formula="of:=[.$E$6]+360*[.U$8]/[.$C26]" office:value-type="float" office:value="381.225" calcext:value-type="float">
            <text:p>381</text:p>
          </table:table-cell>
          <table:table-cell table:formula="of:=[.$E$6]+360*[.V$8]/[.$C26]" office:value-type="float" office:value="382.65" calcext:value-type="float">
            <text:p>383</text:p>
          </table:table-cell>
          <table:table-cell table:formula="of:=[.$E$6]+360*[.W$8]/[.$C26]" office:value-type="float" office:value="384.075" calcext:value-type="float">
            <text:p>384</text:p>
          </table:table-cell>
          <table:table-cell table:formula="of:=[.$E$6]+360*[.X$8]/[.$C26]" office:value-type="float" office:value="385.5" calcext:value-type="float">
            <text:p>38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60000000/[.B27]" office:value-type="float" office:value="12000" calcext:value-type="float">
            <text:p>12000</text:p>
          </table:table-cell>
          <table:table-cell table:formula="of:=[.$E$6]+360*[.D$8]/[.$C27]" office:value-type="float" office:value="357" calcext:value-type="float">
            <text:p>357</text:p>
          </table:table-cell>
          <table:table-cell table:formula="of:=[.$E$6]+360*[.E$8]/[.$C27]" office:value-type="float" office:value="358.5" calcext:value-type="float">
            <text:p>359</text:p>
          </table:table-cell>
          <table:table-cell table:formula="of:=[.$E$6]+360*[.F$8]/[.$C27]" office:value-type="float" office:value="360" calcext:value-type="float">
            <text:p>360</text:p>
          </table:table-cell>
          <table:table-cell table:formula="of:=[.$E$6]+360*[.G$8]/[.$C27]" office:value-type="float" office:value="361.5" calcext:value-type="float">
            <text:p>362</text:p>
          </table:table-cell>
          <table:table-cell table:formula="of:=[.$E$6]+360*[.H$8]/[.$C27]" office:value-type="float" office:value="363" calcext:value-type="float">
            <text:p>363</text:p>
          </table:table-cell>
          <table:table-cell table:formula="of:=[.$E$6]+360*[.I$8]/[.$C27]" office:value-type="float" office:value="364.5" calcext:value-type="float">
            <text:p>365</text:p>
          </table:table-cell>
          <table:table-cell table:formula="of:=[.$E$6]+360*[.J$8]/[.$C27]" office:value-type="float" office:value="366" calcext:value-type="float">
            <text:p>366</text:p>
          </table:table-cell>
          <table:table-cell table:formula="of:=[.$E$6]+360*[.K$8]/[.$C27]" office:value-type="float" office:value="367.5" calcext:value-type="float">
            <text:p>368</text:p>
          </table:table-cell>
          <table:table-cell table:formula="of:=[.$E$6]+360*[.L$8]/[.$C27]" office:value-type="float" office:value="369" calcext:value-type="float">
            <text:p>369</text:p>
          </table:table-cell>
          <table:table-cell table:formula="of:=[.$E$6]+360*[.M$8]/[.$C27]" office:value-type="float" office:value="370.5" calcext:value-type="float">
            <text:p>371</text:p>
          </table:table-cell>
          <table:table-cell table:formula="of:=[.$E$6]+360*[.N$8]/[.$C27]" office:value-type="float" office:value="372" calcext:value-type="float">
            <text:p>372</text:p>
          </table:table-cell>
          <table:table-cell table:formula="of:=[.$E$6]+360*[.O$8]/[.$C27]" office:value-type="float" office:value="373.5" calcext:value-type="float">
            <text:p>374</text:p>
          </table:table-cell>
          <table:table-cell table:formula="of:=[.$E$6]+360*[.P$8]/[.$C27]" office:value-type="float" office:value="375" calcext:value-type="float">
            <text:p>375</text:p>
          </table:table-cell>
          <table:table-cell table:formula="of:=[.$E$6]+360*[.Q$8]/[.$C27]" office:value-type="float" office:value="376.5" calcext:value-type="float">
            <text:p>377</text:p>
          </table:table-cell>
          <table:table-cell table:formula="of:=[.$E$6]+360*[.R$8]/[.$C27]" office:value-type="float" office:value="378" calcext:value-type="float">
            <text:p>378</text:p>
          </table:table-cell>
          <table:table-cell table:formula="of:=[.$E$6]+360*[.S$8]/[.$C27]" office:value-type="float" office:value="379.5" calcext:value-type="float">
            <text:p>380</text:p>
          </table:table-cell>
          <table:table-cell table:formula="of:=[.$E$6]+360*[.T$8]/[.$C27]" office:value-type="float" office:value="381" calcext:value-type="float">
            <text:p>381</text:p>
          </table:table-cell>
          <table:table-cell table:formula="of:=[.$E$6]+360*[.U$8]/[.$C27]" office:value-type="float" office:value="382.5" calcext:value-type="float">
            <text:p>383</text:p>
          </table:table-cell>
          <table:table-cell table:formula="of:=[.$E$6]+360*[.V$8]/[.$C27]" office:value-type="float" office:value="384" calcext:value-type="float">
            <text:p>384</text:p>
          </table:table-cell>
          <table:table-cell table:formula="of:=[.$E$6]+360*[.W$8]/[.$C27]" office:value-type="float" office:value="385.5" calcext:value-type="float">
            <text:p>386</text:p>
          </table:table-cell>
          <table:table-cell table:formula="of:=[.$E$6]+360*[.X$8]/[.$C27]"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5250" calcext:value-type="float">
            <text:p>5250</text:p>
          </table:table-cell>
          <table:table-cell table:formula="of:=60000000/[.B28]" office:value-type="float" office:value="11428.5714285714" calcext:value-type="float">
            <text:p>11429</text:p>
          </table:table-cell>
          <table:table-cell table:formula="of:=[.$E$6]+360*[.D$8]/[.$C28]" office:value-type="float" office:value="357" calcext:value-type="float">
            <text:p>357</text:p>
          </table:table-cell>
          <table:table-cell table:formula="of:=[.$E$6]+360*[.E$8]/[.$C28]" office:value-type="float" office:value="358.575" calcext:value-type="float">
            <text:p>359</text:p>
          </table:table-cell>
          <table:table-cell table:formula="of:=[.$E$6]+360*[.F$8]/[.$C28]" office:value-type="float" office:value="360.15" calcext:value-type="float">
            <text:p>360</text:p>
          </table:table-cell>
          <table:table-cell table:formula="of:=[.$E$6]+360*[.G$8]/[.$C28]" office:value-type="float" office:value="361.725" calcext:value-type="float">
            <text:p>362</text:p>
          </table:table-cell>
          <table:table-cell table:formula="of:=[.$E$6]+360*[.H$8]/[.$C28]" office:value-type="float" office:value="363.3" calcext:value-type="float">
            <text:p>363</text:p>
          </table:table-cell>
          <table:table-cell table:formula="of:=[.$E$6]+360*[.I$8]/[.$C28]" office:value-type="float" office:value="364.875" calcext:value-type="float">
            <text:p>365</text:p>
          </table:table-cell>
          <table:table-cell table:formula="of:=[.$E$6]+360*[.J$8]/[.$C28]" office:value-type="float" office:value="366.45" calcext:value-type="float">
            <text:p>366</text:p>
          </table:table-cell>
          <table:table-cell table:formula="of:=[.$E$6]+360*[.K$8]/[.$C28]" office:value-type="float" office:value="368.025" calcext:value-type="float">
            <text:p>368</text:p>
          </table:table-cell>
          <table:table-cell table:formula="of:=[.$E$6]+360*[.L$8]/[.$C28]" office:value-type="float" office:value="369.6" calcext:value-type="float">
            <text:p>370</text:p>
          </table:table-cell>
          <table:table-cell table:formula="of:=[.$E$6]+360*[.M$8]/[.$C28]" office:value-type="float" office:value="371.175" calcext:value-type="float">
            <text:p>371</text:p>
          </table:table-cell>
          <table:table-cell table:formula="of:=[.$E$6]+360*[.N$8]/[.$C28]" office:value-type="float" office:value="372.75" calcext:value-type="float">
            <text:p>373</text:p>
          </table:table-cell>
          <table:table-cell table:formula="of:=[.$E$6]+360*[.O$8]/[.$C28]" office:value-type="float" office:value="374.325" calcext:value-type="float">
            <text:p>374</text:p>
          </table:table-cell>
          <table:table-cell table:formula="of:=[.$E$6]+360*[.P$8]/[.$C28]" office:value-type="float" office:value="375.9" calcext:value-type="float">
            <text:p>376</text:p>
          </table:table-cell>
          <table:table-cell table:formula="of:=[.$E$6]+360*[.Q$8]/[.$C28]" office:value-type="float" office:value="377.475" calcext:value-type="float">
            <text:p>377</text:p>
          </table:table-cell>
          <table:table-cell table:formula="of:=[.$E$6]+360*[.R$8]/[.$C28]" office:value-type="float" office:value="379.05" calcext:value-type="float">
            <text:p>379</text:p>
          </table:table-cell>
          <table:table-cell table:formula="of:=[.$E$6]+360*[.S$8]/[.$C28]" office:value-type="float" office:value="380.625" calcext:value-type="float">
            <text:p>381</text:p>
          </table:table-cell>
          <table:table-cell table:formula="of:=[.$E$6]+360*[.T$8]/[.$C28]" office:value-type="float" office:value="382.2" calcext:value-type="float">
            <text:p>382</text:p>
          </table:table-cell>
          <table:table-cell table:formula="of:=[.$E$6]+360*[.U$8]/[.$C28]" office:value-type="float" office:value="383.775" calcext:value-type="float">
            <text:p>384</text:p>
          </table:table-cell>
          <table:table-cell table:formula="of:=[.$E$6]+360*[.V$8]/[.$C28]" office:value-type="float" office:value="385.35" calcext:value-type="float">
            <text:p>385</text:p>
          </table:table-cell>
          <table:table-cell table:formula="of:=[.$E$6]+360*[.W$8]/[.$C28]" office:value-type="float" office:value="386.925" calcext:value-type="float">
            <text:p>387</text:p>
          </table:table-cell>
          <table:table-cell table:formula="of:=[.$E$6]+360*[.X$8]/[.$C28]" office:value-type="float" office:value="388.5" calcext:value-type="float">
            <text:p>389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formula="of:=60000000/[.B29]" office:value-type="float" office:value="10909.0909090909" calcext:value-type="float">
            <text:p>10909</text:p>
          </table:table-cell>
          <table:table-cell table:formula="of:=[.$E$6]+360*[.D$8]/[.$C29]" office:value-type="float" office:value="357" calcext:value-type="float">
            <text:p>357</text:p>
          </table:table-cell>
          <table:table-cell table:formula="of:=[.$E$6]+360*[.E$8]/[.$C29]" office:value-type="float" office:value="358.65" calcext:value-type="float">
            <text:p>359</text:p>
          </table:table-cell>
          <table:table-cell table:formula="of:=[.$E$6]+360*[.F$8]/[.$C29]" office:value-type="float" office:value="360.3" calcext:value-type="float">
            <text:p>360</text:p>
          </table:table-cell>
          <table:table-cell table:formula="of:=[.$E$6]+360*[.G$8]/[.$C29]" office:value-type="float" office:value="361.95" calcext:value-type="float">
            <text:p>362</text:p>
          </table:table-cell>
          <table:table-cell table:formula="of:=[.$E$6]+360*[.H$8]/[.$C29]" office:value-type="float" office:value="363.6" calcext:value-type="float">
            <text:p>364</text:p>
          </table:table-cell>
          <table:table-cell table:formula="of:=[.$E$6]+360*[.I$8]/[.$C29]" office:value-type="float" office:value="365.25" calcext:value-type="float">
            <text:p>365</text:p>
          </table:table-cell>
          <table:table-cell table:formula="of:=[.$E$6]+360*[.J$8]/[.$C29]" office:value-type="float" office:value="366.9" calcext:value-type="float">
            <text:p>367</text:p>
          </table:table-cell>
          <table:table-cell table:formula="of:=[.$E$6]+360*[.K$8]/[.$C29]" office:value-type="float" office:value="368.55" calcext:value-type="float">
            <text:p>369</text:p>
          </table:table-cell>
          <table:table-cell table:formula="of:=[.$E$6]+360*[.L$8]/[.$C29]" office:value-type="float" office:value="370.2" calcext:value-type="float">
            <text:p>370</text:p>
          </table:table-cell>
          <table:table-cell table:formula="of:=[.$E$6]+360*[.M$8]/[.$C29]" office:value-type="float" office:value="371.85" calcext:value-type="float">
            <text:p>372</text:p>
          </table:table-cell>
          <table:table-cell table:formula="of:=[.$E$6]+360*[.N$8]/[.$C29]" office:value-type="float" office:value="373.5" calcext:value-type="float">
            <text:p>374</text:p>
          </table:table-cell>
          <table:table-cell table:formula="of:=[.$E$6]+360*[.O$8]/[.$C29]" office:value-type="float" office:value="375.15" calcext:value-type="float">
            <text:p>375</text:p>
          </table:table-cell>
          <table:table-cell table:formula="of:=[.$E$6]+360*[.P$8]/[.$C29]" office:value-type="float" office:value="376.8" calcext:value-type="float">
            <text:p>377</text:p>
          </table:table-cell>
          <table:table-cell table:formula="of:=[.$E$6]+360*[.Q$8]/[.$C29]" office:value-type="float" office:value="378.45" calcext:value-type="float">
            <text:p>378</text:p>
          </table:table-cell>
          <table:table-cell table:formula="of:=[.$E$6]+360*[.R$8]/[.$C29]" office:value-type="float" office:value="380.1" calcext:value-type="float">
            <text:p>380</text:p>
          </table:table-cell>
          <table:table-cell table:formula="of:=[.$E$6]+360*[.S$8]/[.$C29]" office:value-type="float" office:value="381.75" calcext:value-type="float">
            <text:p>382</text:p>
          </table:table-cell>
          <table:table-cell table:formula="of:=[.$E$6]+360*[.T$8]/[.$C29]" office:value-type="float" office:value="383.4" calcext:value-type="float">
            <text:p>383</text:p>
          </table:table-cell>
          <table:table-cell table:formula="of:=[.$E$6]+360*[.U$8]/[.$C29]" office:value-type="float" office:value="385.05" calcext:value-type="float">
            <text:p>385</text:p>
          </table:table-cell>
          <table:table-cell table:formula="of:=[.$E$6]+360*[.V$8]/[.$C29]" office:value-type="float" office:value="386.7" calcext:value-type="float">
            <text:p>387</text:p>
          </table:table-cell>
          <table:table-cell table:formula="of:=[.$E$6]+360*[.W$8]/[.$C29]" office:value-type="float" office:value="388.35" calcext:value-type="float">
            <text:p>388</text:p>
          </table:table-cell>
          <table:table-cell table:formula="of:=[.$E$6]+360*[.X$8]/[.$C29]"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table:formula="of:=60000000/[.B30]" office:value-type="float" office:value="10434.7826086957" calcext:value-type="float">
            <text:p>10435</text:p>
          </table:table-cell>
          <table:table-cell table:formula="of:=[.$E$6]+360*[.D$8]/[.$C30]" office:value-type="float" office:value="357" calcext:value-type="float">
            <text:p>357</text:p>
          </table:table-cell>
          <table:table-cell table:formula="of:=[.$E$6]+360*[.E$8]/[.$C30]" office:value-type="float" office:value="358.725" calcext:value-type="float">
            <text:p>359</text:p>
          </table:table-cell>
          <table:table-cell table:formula="of:=[.$E$6]+360*[.F$8]/[.$C30]" office:value-type="float" office:value="360.45" calcext:value-type="float">
            <text:p>360</text:p>
          </table:table-cell>
          <table:table-cell table:formula="of:=[.$E$6]+360*[.G$8]/[.$C30]" office:value-type="float" office:value="362.175" calcext:value-type="float">
            <text:p>362</text:p>
          </table:table-cell>
          <table:table-cell table:formula="of:=[.$E$6]+360*[.H$8]/[.$C30]" office:value-type="float" office:value="363.9" calcext:value-type="float">
            <text:p>364</text:p>
          </table:table-cell>
          <table:table-cell table:formula="of:=[.$E$6]+360*[.I$8]/[.$C30]" office:value-type="float" office:value="365.625" calcext:value-type="float">
            <text:p>366</text:p>
          </table:table-cell>
          <table:table-cell table:formula="of:=[.$E$6]+360*[.J$8]/[.$C30]" office:value-type="float" office:value="367.35" calcext:value-type="float">
            <text:p>367</text:p>
          </table:table-cell>
          <table:table-cell table:formula="of:=[.$E$6]+360*[.K$8]/[.$C30]" office:value-type="float" office:value="369.075" calcext:value-type="float">
            <text:p>369</text:p>
          </table:table-cell>
          <table:table-cell table:formula="of:=[.$E$6]+360*[.L$8]/[.$C30]" office:value-type="float" office:value="370.8" calcext:value-type="float">
            <text:p>371</text:p>
          </table:table-cell>
          <table:table-cell table:formula="of:=[.$E$6]+360*[.M$8]/[.$C30]" office:value-type="float" office:value="372.525" calcext:value-type="float">
            <text:p>373</text:p>
          </table:table-cell>
          <table:table-cell table:formula="of:=[.$E$6]+360*[.N$8]/[.$C30]" office:value-type="float" office:value="374.25" calcext:value-type="float">
            <text:p>374</text:p>
          </table:table-cell>
          <table:table-cell table:formula="of:=[.$E$6]+360*[.O$8]/[.$C30]" office:value-type="float" office:value="375.975" calcext:value-type="float">
            <text:p>376</text:p>
          </table:table-cell>
          <table:table-cell table:formula="of:=[.$E$6]+360*[.P$8]/[.$C30]" office:value-type="float" office:value="377.7" calcext:value-type="float">
            <text:p>378</text:p>
          </table:table-cell>
          <table:table-cell table:formula="of:=[.$E$6]+360*[.Q$8]/[.$C30]" office:value-type="float" office:value="379.425" calcext:value-type="float">
            <text:p>379</text:p>
          </table:table-cell>
          <table:table-cell table:formula="of:=[.$E$6]+360*[.R$8]/[.$C30]" office:value-type="float" office:value="381.15" calcext:value-type="float">
            <text:p>381</text:p>
          </table:table-cell>
          <table:table-cell table:formula="of:=[.$E$6]+360*[.S$8]/[.$C30]" office:value-type="float" office:value="382.875" calcext:value-type="float">
            <text:p>383</text:p>
          </table:table-cell>
          <table:table-cell table:formula="of:=[.$E$6]+360*[.T$8]/[.$C30]" office:value-type="float" office:value="384.6" calcext:value-type="float">
            <text:p>385</text:p>
          </table:table-cell>
          <table:table-cell table:formula="of:=[.$E$6]+360*[.U$8]/[.$C30]" office:value-type="float" office:value="386.325" calcext:value-type="float">
            <text:p>386</text:p>
          </table:table-cell>
          <table:table-cell table:formula="of:=[.$E$6]+360*[.V$8]/[.$C30]" office:value-type="float" office:value="388.05" calcext:value-type="float">
            <text:p>388</text:p>
          </table:table-cell>
          <table:table-cell table:formula="of:=[.$E$6]+360*[.W$8]/[.$C30]" office:value-type="float" office:value="389.775" calcext:value-type="float">
            <text:p>390</text:p>
          </table:table-cell>
          <table:table-cell table:formula="of:=[.$E$6]+360*[.X$8]/[.$C30]" office:value-type="float" office:value="391.5" calcext:value-type="float">
            <text:p>39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60000000/[.B31]" office:value-type="float" office:value="10000" calcext:value-type="float">
            <text:p>10000</text:p>
          </table:table-cell>
          <table:table-cell table:formula="of:=[.$E$6]+360*[.D$8]/[.$C31]" office:value-type="float" office:value="357" calcext:value-type="float">
            <text:p>357</text:p>
          </table:table-cell>
          <table:table-cell table:formula="of:=[.$E$6]+360*[.E$8]/[.$C31]" office:value-type="float" office:value="358.8" calcext:value-type="float">
            <text:p>359</text:p>
          </table:table-cell>
          <table:table-cell table:formula="of:=[.$E$6]+360*[.F$8]/[.$C31]" office:value-type="float" office:value="360.6" calcext:value-type="float">
            <text:p>361</text:p>
          </table:table-cell>
          <table:table-cell table:formula="of:=[.$E$6]+360*[.G$8]/[.$C31]" office:value-type="float" office:value="362.4" calcext:value-type="float">
            <text:p>362</text:p>
          </table:table-cell>
          <table:table-cell table:formula="of:=[.$E$6]+360*[.H$8]/[.$C31]" office:value-type="float" office:value="364.2" calcext:value-type="float">
            <text:p>364</text:p>
          </table:table-cell>
          <table:table-cell table:formula="of:=[.$E$6]+360*[.I$8]/[.$C31]" office:value-type="float" office:value="366" calcext:value-type="float">
            <text:p>366</text:p>
          </table:table-cell>
          <table:table-cell table:formula="of:=[.$E$6]+360*[.J$8]/[.$C31]" office:value-type="float" office:value="367.8" calcext:value-type="float">
            <text:p>368</text:p>
          </table:table-cell>
          <table:table-cell table:formula="of:=[.$E$6]+360*[.K$8]/[.$C31]" office:value-type="float" office:value="369.6" calcext:value-type="float">
            <text:p>370</text:p>
          </table:table-cell>
          <table:table-cell table:formula="of:=[.$E$6]+360*[.L$8]/[.$C31]" office:value-type="float" office:value="371.4" calcext:value-type="float">
            <text:p>371</text:p>
          </table:table-cell>
          <table:table-cell table:formula="of:=[.$E$6]+360*[.M$8]/[.$C31]" office:value-type="float" office:value="373.2" calcext:value-type="float">
            <text:p>373</text:p>
          </table:table-cell>
          <table:table-cell table:formula="of:=[.$E$6]+360*[.N$8]/[.$C31]" office:value-type="float" office:value="375" calcext:value-type="float">
            <text:p>375</text:p>
          </table:table-cell>
          <table:table-cell table:formula="of:=[.$E$6]+360*[.O$8]/[.$C31]" office:value-type="float" office:value="376.8" calcext:value-type="float">
            <text:p>377</text:p>
          </table:table-cell>
          <table:table-cell table:formula="of:=[.$E$6]+360*[.P$8]/[.$C31]" office:value-type="float" office:value="378.6" calcext:value-type="float">
            <text:p>379</text:p>
          </table:table-cell>
          <table:table-cell table:formula="of:=[.$E$6]+360*[.Q$8]/[.$C31]" office:value-type="float" office:value="380.4" calcext:value-type="float">
            <text:p>380</text:p>
          </table:table-cell>
          <table:table-cell table:formula="of:=[.$E$6]+360*[.R$8]/[.$C31]" office:value-type="float" office:value="382.2" calcext:value-type="float">
            <text:p>382</text:p>
          </table:table-cell>
          <table:table-cell table:formula="of:=[.$E$6]+360*[.S$8]/[.$C31]" office:value-type="float" office:value="384" calcext:value-type="float">
            <text:p>384</text:p>
          </table:table-cell>
          <table:table-cell table:formula="of:=[.$E$6]+360*[.T$8]/[.$C31]" office:value-type="float" office:value="385.8" calcext:value-type="float">
            <text:p>386</text:p>
          </table:table-cell>
          <table:table-cell table:formula="of:=[.$E$6]+360*[.U$8]/[.$C31]" office:value-type="float" office:value="387.6" calcext:value-type="float">
            <text:p>388</text:p>
          </table:table-cell>
          <table:table-cell table:formula="of:=[.$E$6]+360*[.V$8]/[.$C31]" office:value-type="float" office:value="389.4" calcext:value-type="float">
            <text:p>389</text:p>
          </table:table-cell>
          <table:table-cell table:formula="of:=[.$E$6]+360*[.W$8]/[.$C31]" office:value-type="float" office:value="391.2" calcext:value-type="float">
            <text:p>391</text:p>
          </table:table-cell>
          <table:table-cell table:formula="of:=[.$E$6]+360*[.X$8]/[.$C31]"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6250" calcext:value-type="float">
            <text:p>6250</text:p>
          </table:table-cell>
          <table:table-cell table:formula="of:=60000000/[.B32]" office:value-type="float" office:value="9600" calcext:value-type="float">
            <text:p>9600</text:p>
          </table:table-cell>
          <table:table-cell table:formula="of:=[.$E$6]+360*[.D$8]/[.$C32]" office:value-type="float" office:value="357" calcext:value-type="float">
            <text:p>357</text:p>
          </table:table-cell>
          <table:table-cell table:formula="of:=[.$E$6]+360*[.E$8]/[.$C32]" office:value-type="float" office:value="358.875" calcext:value-type="float">
            <text:p>359</text:p>
          </table:table-cell>
          <table:table-cell table:formula="of:=[.$E$6]+360*[.F$8]/[.$C32]" office:value-type="float" office:value="360.75" calcext:value-type="float">
            <text:p>361</text:p>
          </table:table-cell>
          <table:table-cell table:formula="of:=[.$E$6]+360*[.G$8]/[.$C32]" office:value-type="float" office:value="362.625" calcext:value-type="float">
            <text:p>363</text:p>
          </table:table-cell>
          <table:table-cell table:formula="of:=[.$E$6]+360*[.H$8]/[.$C32]" office:value-type="float" office:value="364.5" calcext:value-type="float">
            <text:p>365</text:p>
          </table:table-cell>
          <table:table-cell table:formula="of:=[.$E$6]+360*[.I$8]/[.$C32]" office:value-type="float" office:value="366.375" calcext:value-type="float">
            <text:p>366</text:p>
          </table:table-cell>
          <table:table-cell table:formula="of:=[.$E$6]+360*[.J$8]/[.$C32]" office:value-type="float" office:value="368.25" calcext:value-type="float">
            <text:p>368</text:p>
          </table:table-cell>
          <table:table-cell table:formula="of:=[.$E$6]+360*[.K$8]/[.$C32]" office:value-type="float" office:value="370.125" calcext:value-type="float">
            <text:p>370</text:p>
          </table:table-cell>
          <table:table-cell table:formula="of:=[.$E$6]+360*[.L$8]/[.$C32]" office:value-type="float" office:value="372" calcext:value-type="float">
            <text:p>372</text:p>
          </table:table-cell>
          <table:table-cell table:formula="of:=[.$E$6]+360*[.M$8]/[.$C32]" office:value-type="float" office:value="373.875" calcext:value-type="float">
            <text:p>374</text:p>
          </table:table-cell>
          <table:table-cell table:formula="of:=[.$E$6]+360*[.N$8]/[.$C32]" office:value-type="float" office:value="375.75" calcext:value-type="float">
            <text:p>376</text:p>
          </table:table-cell>
          <table:table-cell table:formula="of:=[.$E$6]+360*[.O$8]/[.$C32]" office:value-type="float" office:value="377.625" calcext:value-type="float">
            <text:p>378</text:p>
          </table:table-cell>
          <table:table-cell table:formula="of:=[.$E$6]+360*[.P$8]/[.$C32]" office:value-type="float" office:value="379.5" calcext:value-type="float">
            <text:p>380</text:p>
          </table:table-cell>
          <table:table-cell table:formula="of:=[.$E$6]+360*[.Q$8]/[.$C32]" office:value-type="float" office:value="381.375" calcext:value-type="float">
            <text:p>381</text:p>
          </table:table-cell>
          <table:table-cell table:formula="of:=[.$E$6]+360*[.R$8]/[.$C32]" office:value-type="float" office:value="383.25" calcext:value-type="float">
            <text:p>383</text:p>
          </table:table-cell>
          <table:table-cell table:formula="of:=[.$E$6]+360*[.S$8]/[.$C32]" office:value-type="float" office:value="385.125" calcext:value-type="float">
            <text:p>385</text:p>
          </table:table-cell>
          <table:table-cell table:formula="of:=[.$E$6]+360*[.T$8]/[.$C32]" office:value-type="float" office:value="387" calcext:value-type="float">
            <text:p>387</text:p>
          </table:table-cell>
          <table:table-cell table:formula="of:=[.$E$6]+360*[.U$8]/[.$C32]" office:value-type="float" office:value="388.875" calcext:value-type="float">
            <text:p>389</text:p>
          </table:table-cell>
          <table:table-cell table:formula="of:=[.$E$6]+360*[.V$8]/[.$C32]" office:value-type="float" office:value="390.75" calcext:value-type="float">
            <text:p>391</text:p>
          </table:table-cell>
          <table:table-cell table:formula="of:=[.$E$6]+360*[.W$8]/[.$C32]" office:value-type="float" office:value="392.625" calcext:value-type="float">
            <text:p>393</text:p>
          </table:table-cell>
          <table:table-cell table:formula="of:=[.$E$6]+360*[.X$8]/[.$C32]" office:value-type="float" office:value="394.5" calcext:value-type="float">
            <text:p>395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formula="of:=60000000/[.B33]" office:value-type="float" office:value="9230.76923076923" calcext:value-type="float">
            <text:p>9231</text:p>
          </table:table-cell>
          <table:table-cell table:formula="of:=[.$E$6]+360*[.D$8]/[.$C33]" office:value-type="float" office:value="357" calcext:value-type="float">
            <text:p>357</text:p>
          </table:table-cell>
          <table:table-cell table:formula="of:=[.$E$6]+360*[.E$8]/[.$C33]" office:value-type="float" office:value="358.95" calcext:value-type="float">
            <text:p>359</text:p>
          </table:table-cell>
          <table:table-cell table:formula="of:=[.$E$6]+360*[.F$8]/[.$C33]" office:value-type="float" office:value="360.9" calcext:value-type="float">
            <text:p>361</text:p>
          </table:table-cell>
          <table:table-cell table:formula="of:=[.$E$6]+360*[.G$8]/[.$C33]" office:value-type="float" office:value="362.85" calcext:value-type="float">
            <text:p>363</text:p>
          </table:table-cell>
          <table:table-cell table:formula="of:=[.$E$6]+360*[.H$8]/[.$C33]" office:value-type="float" office:value="364.8" calcext:value-type="float">
            <text:p>365</text:p>
          </table:table-cell>
          <table:table-cell table:formula="of:=[.$E$6]+360*[.I$8]/[.$C33]" office:value-type="float" office:value="366.75" calcext:value-type="float">
            <text:p>367</text:p>
          </table:table-cell>
          <table:table-cell table:formula="of:=[.$E$6]+360*[.J$8]/[.$C33]" office:value-type="float" office:value="368.7" calcext:value-type="float">
            <text:p>369</text:p>
          </table:table-cell>
          <table:table-cell table:formula="of:=[.$E$6]+360*[.K$8]/[.$C33]" office:value-type="float" office:value="370.65" calcext:value-type="float">
            <text:p>371</text:p>
          </table:table-cell>
          <table:table-cell table:formula="of:=[.$E$6]+360*[.L$8]/[.$C33]" office:value-type="float" office:value="372.6" calcext:value-type="float">
            <text:p>373</text:p>
          </table:table-cell>
          <table:table-cell table:formula="of:=[.$E$6]+360*[.M$8]/[.$C33]" office:value-type="float" office:value="374.55" calcext:value-type="float">
            <text:p>375</text:p>
          </table:table-cell>
          <table:table-cell table:formula="of:=[.$E$6]+360*[.N$8]/[.$C33]" office:value-type="float" office:value="376.5" calcext:value-type="float">
            <text:p>377</text:p>
          </table:table-cell>
          <table:table-cell table:formula="of:=[.$E$6]+360*[.O$8]/[.$C33]" office:value-type="float" office:value="378.45" calcext:value-type="float">
            <text:p>378</text:p>
          </table:table-cell>
          <table:table-cell table:formula="of:=[.$E$6]+360*[.P$8]/[.$C33]" office:value-type="float" office:value="380.4" calcext:value-type="float">
            <text:p>380</text:p>
          </table:table-cell>
          <table:table-cell table:formula="of:=[.$E$6]+360*[.Q$8]/[.$C33]" office:value-type="float" office:value="382.35" calcext:value-type="float">
            <text:p>382</text:p>
          </table:table-cell>
          <table:table-cell table:formula="of:=[.$E$6]+360*[.R$8]/[.$C33]" office:value-type="float" office:value="384.3" calcext:value-type="float">
            <text:p>384</text:p>
          </table:table-cell>
          <table:table-cell table:formula="of:=[.$E$6]+360*[.S$8]/[.$C33]" office:value-type="float" office:value="386.25" calcext:value-type="float">
            <text:p>386</text:p>
          </table:table-cell>
          <table:table-cell table:formula="of:=[.$E$6]+360*[.T$8]/[.$C33]" office:value-type="float" office:value="388.2" calcext:value-type="float">
            <text:p>388</text:p>
          </table:table-cell>
          <table:table-cell table:formula="of:=[.$E$6]+360*[.U$8]/[.$C33]" office:value-type="float" office:value="390.15" calcext:value-type="float">
            <text:p>390</text:p>
          </table:table-cell>
          <table:table-cell table:formula="of:=[.$E$6]+360*[.V$8]/[.$C33]" office:value-type="float" office:value="392.1" calcext:value-type="float">
            <text:p>392</text:p>
          </table:table-cell>
          <table:table-cell table:formula="of:=[.$E$6]+360*[.W$8]/[.$C33]" office:value-type="float" office:value="394.05" calcext:value-type="float">
            <text:p>394</text:p>
          </table:table-cell>
          <table:table-cell table:formula="of:=[.$E$6]+360*[.X$8]/[.$C33]" office:value-type="float" office:value="396" calcext:value-type="float">
            <text:p>396</text:p>
          </table:table-cell>
        </table:table-row>
        <table:table-row table:style-name="ro1">
          <table:table-cell/>
          <table:table-cell office:value-type="float" office:value="6750" calcext:value-type="float">
            <text:p>6750</text:p>
          </table:table-cell>
          <table:table-cell table:formula="of:=60000000/[.B34]" office:value-type="float" office:value="8888.88888888889" calcext:value-type="float">
            <text:p>8889</text:p>
          </table:table-cell>
          <table:table-cell table:formula="of:=[.$E$6]+360*[.D$8]/[.$C34]" office:value-type="float" office:value="357" calcext:value-type="float">
            <text:p>357</text:p>
          </table:table-cell>
          <table:table-cell table:formula="of:=[.$E$6]+360*[.E$8]/[.$C34]" office:value-type="float" office:value="359.025" calcext:value-type="float">
            <text:p>359</text:p>
          </table:table-cell>
          <table:table-cell table:formula="of:=[.$E$6]+360*[.F$8]/[.$C34]" office:value-type="float" office:value="361.05" calcext:value-type="float">
            <text:p>361</text:p>
          </table:table-cell>
          <table:table-cell table:formula="of:=[.$E$6]+360*[.G$8]/[.$C34]" office:value-type="float" office:value="363.075" calcext:value-type="float">
            <text:p>363</text:p>
          </table:table-cell>
          <table:table-cell table:formula="of:=[.$E$6]+360*[.H$8]/[.$C34]" office:value-type="float" office:value="365.1" calcext:value-type="float">
            <text:p>365</text:p>
          </table:table-cell>
          <table:table-cell table:formula="of:=[.$E$6]+360*[.I$8]/[.$C34]" office:value-type="float" office:value="367.125" calcext:value-type="float">
            <text:p>367</text:p>
          </table:table-cell>
          <table:table-cell table:formula="of:=[.$E$6]+360*[.J$8]/[.$C34]" office:value-type="float" office:value="369.15" calcext:value-type="float">
            <text:p>369</text:p>
          </table:table-cell>
          <table:table-cell table:formula="of:=[.$E$6]+360*[.K$8]/[.$C34]" office:value-type="float" office:value="371.175" calcext:value-type="float">
            <text:p>371</text:p>
          </table:table-cell>
          <table:table-cell table:formula="of:=[.$E$6]+360*[.L$8]/[.$C34]" office:value-type="float" office:value="373.2" calcext:value-type="float">
            <text:p>373</text:p>
          </table:table-cell>
          <table:table-cell table:formula="of:=[.$E$6]+360*[.M$8]/[.$C34]" office:value-type="float" office:value="375.225" calcext:value-type="float">
            <text:p>375</text:p>
          </table:table-cell>
          <table:table-cell table:formula="of:=[.$E$6]+360*[.N$8]/[.$C34]" office:value-type="float" office:value="377.25" calcext:value-type="float">
            <text:p>377</text:p>
          </table:table-cell>
          <table:table-cell table:formula="of:=[.$E$6]+360*[.O$8]/[.$C34]" office:value-type="float" office:value="379.275" calcext:value-type="float">
            <text:p>379</text:p>
          </table:table-cell>
          <table:table-cell table:formula="of:=[.$E$6]+360*[.P$8]/[.$C34]" office:value-type="float" office:value="381.3" calcext:value-type="float">
            <text:p>381</text:p>
          </table:table-cell>
          <table:table-cell table:formula="of:=[.$E$6]+360*[.Q$8]/[.$C34]" office:value-type="float" office:value="383.325" calcext:value-type="float">
            <text:p>383</text:p>
          </table:table-cell>
          <table:table-cell table:formula="of:=[.$E$6]+360*[.R$8]/[.$C34]" office:value-type="float" office:value="385.35" calcext:value-type="float">
            <text:p>385</text:p>
          </table:table-cell>
          <table:table-cell table:formula="of:=[.$E$6]+360*[.S$8]/[.$C34]" office:value-type="float" office:value="387.375" calcext:value-type="float">
            <text:p>387</text:p>
          </table:table-cell>
          <table:table-cell table:formula="of:=[.$E$6]+360*[.T$8]/[.$C34]" office:value-type="float" office:value="389.4" calcext:value-type="float">
            <text:p>389</text:p>
          </table:table-cell>
          <table:table-cell table:formula="of:=[.$E$6]+360*[.U$8]/[.$C34]" office:value-type="float" office:value="391.425" calcext:value-type="float">
            <text:p>391</text:p>
          </table:table-cell>
          <table:table-cell table:formula="of:=[.$E$6]+360*[.V$8]/[.$C34]" office:value-type="float" office:value="393.45" calcext:value-type="float">
            <text:p>393</text:p>
          </table:table-cell>
          <table:table-cell table:formula="of:=[.$E$6]+360*[.W$8]/[.$C34]" office:value-type="float" office:value="395.475" calcext:value-type="float">
            <text:p>395</text:p>
          </table:table-cell>
          <table:table-cell table:formula="of:=[.$E$6]+360*[.X$8]/[.$C34]" office:value-type="float" office:value="397.5" calcext:value-type="float">
            <text:p>398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formula="of:=60000000/[.B35]" office:value-type="float" office:value="8571.42857142857" calcext:value-type="float">
            <text:p>8571</text:p>
          </table:table-cell>
          <table:table-cell table:formula="of:=[.$E$6]+360*[.D$8]/[.$C35]" office:value-type="float" office:value="357" calcext:value-type="float">
            <text:p>357</text:p>
          </table:table-cell>
          <table:table-cell table:formula="of:=[.$E$6]+360*[.E$8]/[.$C35]" office:value-type="float" office:value="359.1" calcext:value-type="float">
            <text:p>359</text:p>
          </table:table-cell>
          <table:table-cell table:formula="of:=[.$E$6]+360*[.F$8]/[.$C35]" office:value-type="float" office:value="361.2" calcext:value-type="float">
            <text:p>361</text:p>
          </table:table-cell>
          <table:table-cell table:formula="of:=[.$E$6]+360*[.G$8]/[.$C35]" office:value-type="float" office:value="363.3" calcext:value-type="float">
            <text:p>363</text:p>
          </table:table-cell>
          <table:table-cell table:formula="of:=[.$E$6]+360*[.H$8]/[.$C35]" office:value-type="float" office:value="365.4" calcext:value-type="float">
            <text:p>365</text:p>
          </table:table-cell>
          <table:table-cell table:formula="of:=[.$E$6]+360*[.I$8]/[.$C35]" office:value-type="float" office:value="367.5" calcext:value-type="float">
            <text:p>368</text:p>
          </table:table-cell>
          <table:table-cell table:formula="of:=[.$E$6]+360*[.J$8]/[.$C35]" office:value-type="float" office:value="369.6" calcext:value-type="float">
            <text:p>370</text:p>
          </table:table-cell>
          <table:table-cell table:formula="of:=[.$E$6]+360*[.K$8]/[.$C35]" office:value-type="float" office:value="371.7" calcext:value-type="float">
            <text:p>372</text:p>
          </table:table-cell>
          <table:table-cell table:formula="of:=[.$E$6]+360*[.L$8]/[.$C35]" office:value-type="float" office:value="373.8" calcext:value-type="float">
            <text:p>374</text:p>
          </table:table-cell>
          <table:table-cell table:formula="of:=[.$E$6]+360*[.M$8]/[.$C35]" office:value-type="float" office:value="375.9" calcext:value-type="float">
            <text:p>376</text:p>
          </table:table-cell>
          <table:table-cell table:formula="of:=[.$E$6]+360*[.N$8]/[.$C35]" office:value-type="float" office:value="378" calcext:value-type="float">
            <text:p>378</text:p>
          </table:table-cell>
          <table:table-cell table:formula="of:=[.$E$6]+360*[.O$8]/[.$C35]" office:value-type="float" office:value="380.1" calcext:value-type="float">
            <text:p>380</text:p>
          </table:table-cell>
          <table:table-cell table:formula="of:=[.$E$6]+360*[.P$8]/[.$C35]" office:value-type="float" office:value="382.2" calcext:value-type="float">
            <text:p>382</text:p>
          </table:table-cell>
          <table:table-cell table:formula="of:=[.$E$6]+360*[.Q$8]/[.$C35]" office:value-type="float" office:value="384.3" calcext:value-type="float">
            <text:p>384</text:p>
          </table:table-cell>
          <table:table-cell table:formula="of:=[.$E$6]+360*[.R$8]/[.$C35]" office:value-type="float" office:value="386.4" calcext:value-type="float">
            <text:p>386</text:p>
          </table:table-cell>
          <table:table-cell table:formula="of:=[.$E$6]+360*[.S$8]/[.$C35]" office:value-type="float" office:value="388.5" calcext:value-type="float">
            <text:p>389</text:p>
          </table:table-cell>
          <table:table-cell table:formula="of:=[.$E$6]+360*[.T$8]/[.$C35]" office:value-type="float" office:value="390.6" calcext:value-type="float">
            <text:p>391</text:p>
          </table:table-cell>
          <table:table-cell table:formula="of:=[.$E$6]+360*[.U$8]/[.$C35]" office:value-type="float" office:value="392.7" calcext:value-type="float">
            <text:p>393</text:p>
          </table:table-cell>
          <table:table-cell table:formula="of:=[.$E$6]+360*[.V$8]/[.$C35]" office:value-type="float" office:value="394.8" calcext:value-type="float">
            <text:p>395</text:p>
          </table:table-cell>
          <table:table-cell table:formula="of:=[.$E$6]+360*[.W$8]/[.$C35]" office:value-type="float" office:value="396.9" calcext:value-type="float">
            <text:p>397</text:p>
          </table:table-cell>
          <table:table-cell table:formula="of:=[.$E$6]+360*[.X$8]/[.$C35]" office:value-type="float" office:value="399" calcext:value-type="float">
            <text:p>399</text:p>
          </table:table-cell>
        </table:table-row>
        <table:table-row table:style-name="ro1">
          <table:table-cell/>
          <table:table-cell office:value-type="float" office:value="7250" calcext:value-type="float">
            <text:p>7250</text:p>
          </table:table-cell>
          <table:table-cell table:formula="of:=60000000/[.B36]" office:value-type="float" office:value="8275.86206896552" calcext:value-type="float">
            <text:p>8276</text:p>
          </table:table-cell>
          <table:table-cell table:formula="of:=[.$E$6]+360*[.D$8]/[.$C36]" office:value-type="float" office:value="357" calcext:value-type="float">
            <text:p>357</text:p>
          </table:table-cell>
          <table:table-cell table:formula="of:=[.$E$6]+360*[.E$8]/[.$C36]" office:value-type="float" office:value="359.175" calcext:value-type="float">
            <text:p>359</text:p>
          </table:table-cell>
          <table:table-cell table:formula="of:=[.$E$6]+360*[.F$8]/[.$C36]" office:value-type="float" office:value="361.35" calcext:value-type="float">
            <text:p>361</text:p>
          </table:table-cell>
          <table:table-cell table:formula="of:=[.$E$6]+360*[.G$8]/[.$C36]" office:value-type="float" office:value="363.525" calcext:value-type="float">
            <text:p>364</text:p>
          </table:table-cell>
          <table:table-cell table:formula="of:=[.$E$6]+360*[.H$8]/[.$C36]" office:value-type="float" office:value="365.7" calcext:value-type="float">
            <text:p>366</text:p>
          </table:table-cell>
          <table:table-cell table:formula="of:=[.$E$6]+360*[.I$8]/[.$C36]" office:value-type="float" office:value="367.875" calcext:value-type="float">
            <text:p>368</text:p>
          </table:table-cell>
          <table:table-cell table:formula="of:=[.$E$6]+360*[.J$8]/[.$C36]" office:value-type="float" office:value="370.05" calcext:value-type="float">
            <text:p>370</text:p>
          </table:table-cell>
          <table:table-cell table:formula="of:=[.$E$6]+360*[.K$8]/[.$C36]" office:value-type="float" office:value="372.225" calcext:value-type="float">
            <text:p>372</text:p>
          </table:table-cell>
          <table:table-cell table:formula="of:=[.$E$6]+360*[.L$8]/[.$C36]" office:value-type="float" office:value="374.4" calcext:value-type="float">
            <text:p>374</text:p>
          </table:table-cell>
          <table:table-cell table:formula="of:=[.$E$6]+360*[.M$8]/[.$C36]" office:value-type="float" office:value="376.575" calcext:value-type="float">
            <text:p>377</text:p>
          </table:table-cell>
          <table:table-cell table:formula="of:=[.$E$6]+360*[.N$8]/[.$C36]" office:value-type="float" office:value="378.75" calcext:value-type="float">
            <text:p>379</text:p>
          </table:table-cell>
          <table:table-cell table:formula="of:=[.$E$6]+360*[.O$8]/[.$C36]" office:value-type="float" office:value="380.925" calcext:value-type="float">
            <text:p>381</text:p>
          </table:table-cell>
          <table:table-cell table:formula="of:=[.$E$6]+360*[.P$8]/[.$C36]" office:value-type="float" office:value="383.1" calcext:value-type="float">
            <text:p>383</text:p>
          </table:table-cell>
          <table:table-cell table:formula="of:=[.$E$6]+360*[.Q$8]/[.$C36]" office:value-type="float" office:value="385.275" calcext:value-type="float">
            <text:p>385</text:p>
          </table:table-cell>
          <table:table-cell table:formula="of:=[.$E$6]+360*[.R$8]/[.$C36]" office:value-type="float" office:value="387.45" calcext:value-type="float">
            <text:p>387</text:p>
          </table:table-cell>
          <table:table-cell table:formula="of:=[.$E$6]+360*[.S$8]/[.$C36]" office:value-type="float" office:value="389.625" calcext:value-type="float">
            <text:p>390</text:p>
          </table:table-cell>
          <table:table-cell table:formula="of:=[.$E$6]+360*[.T$8]/[.$C36]" office:value-type="float" office:value="391.8" calcext:value-type="float">
            <text:p>392</text:p>
          </table:table-cell>
          <table:table-cell table:formula="of:=[.$E$6]+360*[.U$8]/[.$C36]" office:value-type="float" office:value="393.975" calcext:value-type="float">
            <text:p>394</text:p>
          </table:table-cell>
          <table:table-cell table:formula="of:=[.$E$6]+360*[.V$8]/[.$C36]" office:value-type="float" office:value="396.15" calcext:value-type="float">
            <text:p>396</text:p>
          </table:table-cell>
          <table:table-cell table:formula="of:=[.$E$6]+360*[.W$8]/[.$C36]" office:value-type="float" office:value="398.325" calcext:value-type="float">
            <text:p>398</text:p>
          </table:table-cell>
          <table:table-cell table:formula="of:=[.$E$6]+360*[.X$8]/[.$C36]" office:value-type="float" office:value="400.5" calcext:value-type="float">
            <text:p>40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formula="of:=60000000/[.B37]" office:value-type="float" office:value="8000" calcext:value-type="float">
            <text:p>8000</text:p>
          </table:table-cell>
          <table:table-cell table:formula="of:=[.$E$6]+360*[.D$8]/[.$C37]" office:value-type="float" office:value="357" calcext:value-type="float">
            <text:p>357</text:p>
          </table:table-cell>
          <table:table-cell table:formula="of:=[.$E$6]+360*[.E$8]/[.$C37]" office:value-type="float" office:value="359.25" calcext:value-type="float">
            <text:p>359</text:p>
          </table:table-cell>
          <table:table-cell table:formula="of:=[.$E$6]+360*[.F$8]/[.$C37]" office:value-type="float" office:value="361.5" calcext:value-type="float">
            <text:p>362</text:p>
          </table:table-cell>
          <table:table-cell table:formula="of:=[.$E$6]+360*[.G$8]/[.$C37]" office:value-type="float" office:value="363.75" calcext:value-type="float">
            <text:p>364</text:p>
          </table:table-cell>
          <table:table-cell table:formula="of:=[.$E$6]+360*[.H$8]/[.$C37]" office:value-type="float" office:value="366" calcext:value-type="float">
            <text:p>366</text:p>
          </table:table-cell>
          <table:table-cell table:formula="of:=[.$E$6]+360*[.I$8]/[.$C37]" office:value-type="float" office:value="368.25" calcext:value-type="float">
            <text:p>368</text:p>
          </table:table-cell>
          <table:table-cell table:formula="of:=[.$E$6]+360*[.J$8]/[.$C37]" office:value-type="float" office:value="370.5" calcext:value-type="float">
            <text:p>371</text:p>
          </table:table-cell>
          <table:table-cell table:formula="of:=[.$E$6]+360*[.K$8]/[.$C37]" office:value-type="float" office:value="372.75" calcext:value-type="float">
            <text:p>373</text:p>
          </table:table-cell>
          <table:table-cell table:formula="of:=[.$E$6]+360*[.L$8]/[.$C37]" office:value-type="float" office:value="375" calcext:value-type="float">
            <text:p>375</text:p>
          </table:table-cell>
          <table:table-cell table:formula="of:=[.$E$6]+360*[.M$8]/[.$C37]" office:value-type="float" office:value="377.25" calcext:value-type="float">
            <text:p>377</text:p>
          </table:table-cell>
          <table:table-cell table:formula="of:=[.$E$6]+360*[.N$8]/[.$C37]" office:value-type="float" office:value="379.5" calcext:value-type="float">
            <text:p>380</text:p>
          </table:table-cell>
          <table:table-cell table:formula="of:=[.$E$6]+360*[.O$8]/[.$C37]" office:value-type="float" office:value="381.75" calcext:value-type="float">
            <text:p>382</text:p>
          </table:table-cell>
          <table:table-cell table:formula="of:=[.$E$6]+360*[.P$8]/[.$C37]" office:value-type="float" office:value="384" calcext:value-type="float">
            <text:p>384</text:p>
          </table:table-cell>
          <table:table-cell table:formula="of:=[.$E$6]+360*[.Q$8]/[.$C37]" office:value-type="float" office:value="386.25" calcext:value-type="float">
            <text:p>386</text:p>
          </table:table-cell>
          <table:table-cell table:formula="of:=[.$E$6]+360*[.R$8]/[.$C37]" office:value-type="float" office:value="388.5" calcext:value-type="float">
            <text:p>389</text:p>
          </table:table-cell>
          <table:table-cell table:formula="of:=[.$E$6]+360*[.S$8]/[.$C37]" office:value-type="float" office:value="390.75" calcext:value-type="float">
            <text:p>391</text:p>
          </table:table-cell>
          <table:table-cell table:formula="of:=[.$E$6]+360*[.T$8]/[.$C37]" office:value-type="float" office:value="393" calcext:value-type="float">
            <text:p>393</text:p>
          </table:table-cell>
          <table:table-cell table:formula="of:=[.$E$6]+360*[.U$8]/[.$C37]" office:value-type="float" office:value="395.25" calcext:value-type="float">
            <text:p>395</text:p>
          </table:table-cell>
          <table:table-cell table:formula="of:=[.$E$6]+360*[.V$8]/[.$C37]" office:value-type="float" office:value="397.5" calcext:value-type="float">
            <text:p>398</text:p>
          </table:table-cell>
          <table:table-cell table:formula="of:=[.$E$6]+360*[.W$8]/[.$C37]" office:value-type="float" office:value="399.75" calcext:value-type="float">
            <text:p>400</text:p>
          </table:table-cell>
          <table:table-cell table:formula="of:=[.$E$6]+360*[.X$8]/[.$C37]" office:value-type="float" office:value="402" calcext:value-type="float">
            <text:p>402</text:p>
          </table:table-cell>
        </table:table-row>
        <table:table-row table:style-name="ro1">
          <table:table-cell/>
          <table:table-cell office:value-type="float" office:value="7750" calcext:value-type="float">
            <text:p>7750</text:p>
          </table:table-cell>
          <table:table-cell table:formula="of:=60000000/[.B38]" office:value-type="float" office:value="7741.93548387097" calcext:value-type="float">
            <text:p>7742</text:p>
          </table:table-cell>
          <table:table-cell table:formula="of:=[.$E$6]+360*[.D$8]/[.$C38]" office:value-type="float" office:value="357" calcext:value-type="float">
            <text:p>357</text:p>
          </table:table-cell>
          <table:table-cell table:formula="of:=[.$E$6]+360*[.E$8]/[.$C38]" office:value-type="float" office:value="359.325" calcext:value-type="float">
            <text:p>359</text:p>
          </table:table-cell>
          <table:table-cell table:formula="of:=[.$E$6]+360*[.F$8]/[.$C38]" office:value-type="float" office:value="361.65" calcext:value-type="float">
            <text:p>362</text:p>
          </table:table-cell>
          <table:table-cell table:formula="of:=[.$E$6]+360*[.G$8]/[.$C38]" office:value-type="float" office:value="363.975" calcext:value-type="float">
            <text:p>364</text:p>
          </table:table-cell>
          <table:table-cell table:formula="of:=[.$E$6]+360*[.H$8]/[.$C38]" office:value-type="float" office:value="366.3" calcext:value-type="float">
            <text:p>366</text:p>
          </table:table-cell>
          <table:table-cell table:formula="of:=[.$E$6]+360*[.I$8]/[.$C38]" office:value-type="float" office:value="368.625" calcext:value-type="float">
            <text:p>369</text:p>
          </table:table-cell>
          <table:table-cell table:formula="of:=[.$E$6]+360*[.J$8]/[.$C38]" office:value-type="float" office:value="370.95" calcext:value-type="float">
            <text:p>371</text:p>
          </table:table-cell>
          <table:table-cell table:formula="of:=[.$E$6]+360*[.K$8]/[.$C38]" office:value-type="float" office:value="373.275" calcext:value-type="float">
            <text:p>373</text:p>
          </table:table-cell>
          <table:table-cell table:formula="of:=[.$E$6]+360*[.L$8]/[.$C38]" office:value-type="float" office:value="375.6" calcext:value-type="float">
            <text:p>376</text:p>
          </table:table-cell>
          <table:table-cell table:formula="of:=[.$E$6]+360*[.M$8]/[.$C38]" office:value-type="float" office:value="377.925" calcext:value-type="float">
            <text:p>378</text:p>
          </table:table-cell>
          <table:table-cell table:formula="of:=[.$E$6]+360*[.N$8]/[.$C38]" office:value-type="float" office:value="380.25" calcext:value-type="float">
            <text:p>380</text:p>
          </table:table-cell>
          <table:table-cell table:formula="of:=[.$E$6]+360*[.O$8]/[.$C38]" office:value-type="float" office:value="382.575" calcext:value-type="float">
            <text:p>383</text:p>
          </table:table-cell>
          <table:table-cell table:formula="of:=[.$E$6]+360*[.P$8]/[.$C38]" office:value-type="float" office:value="384.9" calcext:value-type="float">
            <text:p>385</text:p>
          </table:table-cell>
          <table:table-cell table:formula="of:=[.$E$6]+360*[.Q$8]/[.$C38]" office:value-type="float" office:value="387.225" calcext:value-type="float">
            <text:p>387</text:p>
          </table:table-cell>
          <table:table-cell table:formula="of:=[.$E$6]+360*[.R$8]/[.$C38]" office:value-type="float" office:value="389.55" calcext:value-type="float">
            <text:p>390</text:p>
          </table:table-cell>
          <table:table-cell table:formula="of:=[.$E$6]+360*[.S$8]/[.$C38]" office:value-type="float" office:value="391.875" calcext:value-type="float">
            <text:p>392</text:p>
          </table:table-cell>
          <table:table-cell table:formula="of:=[.$E$6]+360*[.T$8]/[.$C38]" office:value-type="float" office:value="394.2" calcext:value-type="float">
            <text:p>394</text:p>
          </table:table-cell>
          <table:table-cell table:formula="of:=[.$E$6]+360*[.U$8]/[.$C38]" office:value-type="float" office:value="396.525" calcext:value-type="float">
            <text:p>397</text:p>
          </table:table-cell>
          <table:table-cell table:formula="of:=[.$E$6]+360*[.V$8]/[.$C38]" office:value-type="float" office:value="398.85" calcext:value-type="float">
            <text:p>399</text:p>
          </table:table-cell>
          <table:table-cell table:formula="of:=[.$E$6]+360*[.W$8]/[.$C38]" office:value-type="float" office:value="401.175" calcext:value-type="float">
            <text:p>401</text:p>
          </table:table-cell>
          <table:table-cell table:formula="of:=[.$E$6]+360*[.X$8]/[.$C38]" office:value-type="float" office:value="403.5" calcext:value-type="float">
            <text:p>404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formula="of:=60000000/[.B39]" office:value-type="float" office:value="7500" calcext:value-type="float">
            <text:p>7500</text:p>
          </table:table-cell>
          <table:table-cell table:formula="of:=[.$E$6]+360*[.D$8]/[.$C39]" office:value-type="float" office:value="357" calcext:value-type="float">
            <text:p>357</text:p>
          </table:table-cell>
          <table:table-cell table:formula="of:=[.$E$6]+360*[.E$8]/[.$C39]" office:value-type="float" office:value="359.4" calcext:value-type="float">
            <text:p>359</text:p>
          </table:table-cell>
          <table:table-cell table:formula="of:=[.$E$6]+360*[.F$8]/[.$C39]" office:value-type="float" office:value="361.8" calcext:value-type="float">
            <text:p>362</text:p>
          </table:table-cell>
          <table:table-cell table:formula="of:=[.$E$6]+360*[.G$8]/[.$C39]" office:value-type="float" office:value="364.2" calcext:value-type="float">
            <text:p>364</text:p>
          </table:table-cell>
          <table:table-cell table:formula="of:=[.$E$6]+360*[.H$8]/[.$C39]" office:value-type="float" office:value="366.6" calcext:value-type="float">
            <text:p>367</text:p>
          </table:table-cell>
          <table:table-cell table:formula="of:=[.$E$6]+360*[.I$8]/[.$C39]" office:value-type="float" office:value="369" calcext:value-type="float">
            <text:p>369</text:p>
          </table:table-cell>
          <table:table-cell table:formula="of:=[.$E$6]+360*[.J$8]/[.$C39]" office:value-type="float" office:value="371.4" calcext:value-type="float">
            <text:p>371</text:p>
          </table:table-cell>
          <table:table-cell table:formula="of:=[.$E$6]+360*[.K$8]/[.$C39]" office:value-type="float" office:value="373.8" calcext:value-type="float">
            <text:p>374</text:p>
          </table:table-cell>
          <table:table-cell table:formula="of:=[.$E$6]+360*[.L$8]/[.$C39]" office:value-type="float" office:value="376.2" calcext:value-type="float">
            <text:p>376</text:p>
          </table:table-cell>
          <table:table-cell table:formula="of:=[.$E$6]+360*[.M$8]/[.$C39]" office:value-type="float" office:value="378.6" calcext:value-type="float">
            <text:p>379</text:p>
          </table:table-cell>
          <table:table-cell table:formula="of:=[.$E$6]+360*[.N$8]/[.$C39]" office:value-type="float" office:value="381" calcext:value-type="float">
            <text:p>381</text:p>
          </table:table-cell>
          <table:table-cell table:formula="of:=[.$E$6]+360*[.O$8]/[.$C39]" office:value-type="float" office:value="383.4" calcext:value-type="float">
            <text:p>383</text:p>
          </table:table-cell>
          <table:table-cell table:formula="of:=[.$E$6]+360*[.P$8]/[.$C39]" office:value-type="float" office:value="385.8" calcext:value-type="float">
            <text:p>386</text:p>
          </table:table-cell>
          <table:table-cell table:formula="of:=[.$E$6]+360*[.Q$8]/[.$C39]" office:value-type="float" office:value="388.2" calcext:value-type="float">
            <text:p>388</text:p>
          </table:table-cell>
          <table:table-cell table:formula="of:=[.$E$6]+360*[.R$8]/[.$C39]" office:value-type="float" office:value="390.6" calcext:value-type="float">
            <text:p>391</text:p>
          </table:table-cell>
          <table:table-cell table:formula="of:=[.$E$6]+360*[.S$8]/[.$C39]" office:value-type="float" office:value="393" calcext:value-type="float">
            <text:p>393</text:p>
          </table:table-cell>
          <table:table-cell table:formula="of:=[.$E$6]+360*[.T$8]/[.$C39]" office:value-type="float" office:value="395.4" calcext:value-type="float">
            <text:p>395</text:p>
          </table:table-cell>
          <table:table-cell table:formula="of:=[.$E$6]+360*[.U$8]/[.$C39]" office:value-type="float" office:value="397.8" calcext:value-type="float">
            <text:p>398</text:p>
          </table:table-cell>
          <table:table-cell table:formula="of:=[.$E$6]+360*[.V$8]/[.$C39]" office:value-type="float" office:value="400.2" calcext:value-type="float">
            <text:p>400</text:p>
          </table:table-cell>
          <table:table-cell table:formula="of:=[.$E$6]+360*[.W$8]/[.$C39]" office:value-type="float" office:value="402.6" calcext:value-type="float">
            <text:p>403</text:p>
          </table:table-cell>
          <table:table-cell table:formula="of:=[.$E$6]+360*[.X$8]/[.$C39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table:formula="of:=60000000/[.B40]" office:value-type="float" office:value="7272.72727272727" calcext:value-type="float">
            <text:p>7273</text:p>
          </table:table-cell>
          <table:table-cell table:formula="of:=[.$E$6]+360*[.D$8]/[.$C40]" office:value-type="float" office:value="357" calcext:value-type="float">
            <text:p>357</text:p>
          </table:table-cell>
          <table:table-cell table:formula="of:=[.$E$6]+360*[.E$8]/[.$C40]" office:value-type="float" office:value="359.475" calcext:value-type="float">
            <text:p>359</text:p>
          </table:table-cell>
          <table:table-cell table:formula="of:=[.$E$6]+360*[.F$8]/[.$C40]" office:value-type="float" office:value="361.95" calcext:value-type="float">
            <text:p>362</text:p>
          </table:table-cell>
          <table:table-cell table:formula="of:=[.$E$6]+360*[.G$8]/[.$C40]" office:value-type="float" office:value="364.425" calcext:value-type="float">
            <text:p>364</text:p>
          </table:table-cell>
          <table:table-cell table:formula="of:=[.$E$6]+360*[.H$8]/[.$C40]" office:value-type="float" office:value="366.9" calcext:value-type="float">
            <text:p>367</text:p>
          </table:table-cell>
          <table:table-cell table:formula="of:=[.$E$6]+360*[.I$8]/[.$C40]" office:value-type="float" office:value="369.375" calcext:value-type="float">
            <text:p>369</text:p>
          </table:table-cell>
          <table:table-cell table:formula="of:=[.$E$6]+360*[.J$8]/[.$C40]" office:value-type="float" office:value="371.85" calcext:value-type="float">
            <text:p>372</text:p>
          </table:table-cell>
          <table:table-cell table:formula="of:=[.$E$6]+360*[.K$8]/[.$C40]" office:value-type="float" office:value="374.325" calcext:value-type="float">
            <text:p>374</text:p>
          </table:table-cell>
          <table:table-cell table:formula="of:=[.$E$6]+360*[.L$8]/[.$C40]" office:value-type="float" office:value="376.8" calcext:value-type="float">
            <text:p>377</text:p>
          </table:table-cell>
          <table:table-cell table:formula="of:=[.$E$6]+360*[.M$8]/[.$C40]" office:value-type="float" office:value="379.275" calcext:value-type="float">
            <text:p>379</text:p>
          </table:table-cell>
          <table:table-cell table:formula="of:=[.$E$6]+360*[.N$8]/[.$C40]" office:value-type="float" office:value="381.75" calcext:value-type="float">
            <text:p>382</text:p>
          </table:table-cell>
          <table:table-cell table:formula="of:=[.$E$6]+360*[.O$8]/[.$C40]" office:value-type="float" office:value="384.225" calcext:value-type="float">
            <text:p>384</text:p>
          </table:table-cell>
          <table:table-cell table:formula="of:=[.$E$6]+360*[.P$8]/[.$C40]" office:value-type="float" office:value="386.7" calcext:value-type="float">
            <text:p>387</text:p>
          </table:table-cell>
          <table:table-cell table:formula="of:=[.$E$6]+360*[.Q$8]/[.$C40]" office:value-type="float" office:value="389.175" calcext:value-type="float">
            <text:p>389</text:p>
          </table:table-cell>
          <table:table-cell table:formula="of:=[.$E$6]+360*[.R$8]/[.$C40]" office:value-type="float" office:value="391.65" calcext:value-type="float">
            <text:p>392</text:p>
          </table:table-cell>
          <table:table-cell table:formula="of:=[.$E$6]+360*[.S$8]/[.$C40]" office:value-type="float" office:value="394.125" calcext:value-type="float">
            <text:p>394</text:p>
          </table:table-cell>
          <table:table-cell table:formula="of:=[.$E$6]+360*[.T$8]/[.$C40]" office:value-type="float" office:value="396.6" calcext:value-type="float">
            <text:p>397</text:p>
          </table:table-cell>
          <table:table-cell table:formula="of:=[.$E$6]+360*[.U$8]/[.$C40]" office:value-type="float" office:value="399.075" calcext:value-type="float">
            <text:p>399</text:p>
          </table:table-cell>
          <table:table-cell table:formula="of:=[.$E$6]+360*[.V$8]/[.$C40]" office:value-type="float" office:value="401.55" calcext:value-type="float">
            <text:p>402</text:p>
          </table:table-cell>
          <table:table-cell table:formula="of:=[.$E$6]+360*[.W$8]/[.$C40]" office:value-type="float" office:value="404.025" calcext:value-type="float">
            <text:p>404</text:p>
          </table:table-cell>
          <table:table-cell table:formula="of:=[.$E$6]+360*[.X$8]/[.$C40]" office:value-type="float" office:value="406.5" calcext:value-type="float">
            <text:p>407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formula="of:=60000000/[.B41]" office:value-type="float" office:value="7058.82352941176" calcext:value-type="float">
            <text:p>7059</text:p>
          </table:table-cell>
          <table:table-cell table:formula="of:=[.$E$6]+360*[.D$8]/[.$C41]" office:value-type="float" office:value="357" calcext:value-type="float">
            <text:p>357</text:p>
          </table:table-cell>
          <table:table-cell table:formula="of:=[.$E$6]+360*[.E$8]/[.$C41]" office:value-type="float" office:value="359.55" calcext:value-type="float">
            <text:p>360</text:p>
          </table:table-cell>
          <table:table-cell table:formula="of:=[.$E$6]+360*[.F$8]/[.$C41]" office:value-type="float" office:value="362.1" calcext:value-type="float">
            <text:p>362</text:p>
          </table:table-cell>
          <table:table-cell table:formula="of:=[.$E$6]+360*[.G$8]/[.$C41]" office:value-type="float" office:value="364.65" calcext:value-type="float">
            <text:p>365</text:p>
          </table:table-cell>
          <table:table-cell table:formula="of:=[.$E$6]+360*[.H$8]/[.$C41]" office:value-type="float" office:value="367.2" calcext:value-type="float">
            <text:p>367</text:p>
          </table:table-cell>
          <table:table-cell table:formula="of:=[.$E$6]+360*[.I$8]/[.$C41]" office:value-type="float" office:value="369.75" calcext:value-type="float">
            <text:p>370</text:p>
          </table:table-cell>
          <table:table-cell table:formula="of:=[.$E$6]+360*[.J$8]/[.$C41]" office:value-type="float" office:value="372.3" calcext:value-type="float">
            <text:p>372</text:p>
          </table:table-cell>
          <table:table-cell table:formula="of:=[.$E$6]+360*[.K$8]/[.$C41]" office:value-type="float" office:value="374.85" calcext:value-type="float">
            <text:p>375</text:p>
          </table:table-cell>
          <table:table-cell table:formula="of:=[.$E$6]+360*[.L$8]/[.$C41]" office:value-type="float" office:value="377.4" calcext:value-type="float">
            <text:p>377</text:p>
          </table:table-cell>
          <table:table-cell table:formula="of:=[.$E$6]+360*[.M$8]/[.$C41]" office:value-type="float" office:value="379.95" calcext:value-type="float">
            <text:p>380</text:p>
          </table:table-cell>
          <table:table-cell table:formula="of:=[.$E$6]+360*[.N$8]/[.$C41]" office:value-type="float" office:value="382.5" calcext:value-type="float">
            <text:p>383</text:p>
          </table:table-cell>
          <table:table-cell table:formula="of:=[.$E$6]+360*[.O$8]/[.$C41]" office:value-type="float" office:value="385.05" calcext:value-type="float">
            <text:p>385</text:p>
          </table:table-cell>
          <table:table-cell table:formula="of:=[.$E$6]+360*[.P$8]/[.$C41]" office:value-type="float" office:value="387.6" calcext:value-type="float">
            <text:p>388</text:p>
          </table:table-cell>
          <table:table-cell table:formula="of:=[.$E$6]+360*[.Q$8]/[.$C41]" office:value-type="float" office:value="390.15" calcext:value-type="float">
            <text:p>390</text:p>
          </table:table-cell>
          <table:table-cell table:formula="of:=[.$E$6]+360*[.R$8]/[.$C41]" office:value-type="float" office:value="392.7" calcext:value-type="float">
            <text:p>393</text:p>
          </table:table-cell>
          <table:table-cell table:formula="of:=[.$E$6]+360*[.S$8]/[.$C41]" office:value-type="float" office:value="395.25" calcext:value-type="float">
            <text:p>395</text:p>
          </table:table-cell>
          <table:table-cell table:formula="of:=[.$E$6]+360*[.T$8]/[.$C41]" office:value-type="float" office:value="397.8" calcext:value-type="float">
            <text:p>398</text:p>
          </table:table-cell>
          <table:table-cell table:formula="of:=[.$E$6]+360*[.U$8]/[.$C41]" office:value-type="float" office:value="400.35" calcext:value-type="float">
            <text:p>400</text:p>
          </table:table-cell>
          <table:table-cell table:formula="of:=[.$E$6]+360*[.V$8]/[.$C41]" office:value-type="float" office:value="402.9" calcext:value-type="float">
            <text:p>403</text:p>
          </table:table-cell>
          <table:table-cell table:formula="of:=[.$E$6]+360*[.W$8]/[.$C41]" office:value-type="float" office:value="405.45" calcext:value-type="float">
            <text:p>405</text:p>
          </table:table-cell>
          <table:table-cell table:formula="of:=[.$E$6]+360*[.X$8]/[.$C41]"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 table:formula="of:=60000000/[.B42]" office:value-type="float" office:value="6857.14285714286" calcext:value-type="float">
            <text:p>6857</text:p>
          </table:table-cell>
          <table:table-cell table:formula="of:=[.$E$6]+360*[.D$8]/[.$C42]" office:value-type="float" office:value="357" calcext:value-type="float">
            <text:p>357</text:p>
          </table:table-cell>
          <table:table-cell table:formula="of:=[.$E$6]+360*[.E$8]/[.$C42]" office:value-type="float" office:value="359.625" calcext:value-type="float">
            <text:p>360</text:p>
          </table:table-cell>
          <table:table-cell table:formula="of:=[.$E$6]+360*[.F$8]/[.$C42]" office:value-type="float" office:value="362.25" calcext:value-type="float">
            <text:p>362</text:p>
          </table:table-cell>
          <table:table-cell table:formula="of:=[.$E$6]+360*[.G$8]/[.$C42]" office:value-type="float" office:value="364.875" calcext:value-type="float">
            <text:p>365</text:p>
          </table:table-cell>
          <table:table-cell table:formula="of:=[.$E$6]+360*[.H$8]/[.$C42]" office:value-type="float" office:value="367.5" calcext:value-type="float">
            <text:p>368</text:p>
          </table:table-cell>
          <table:table-cell table:formula="of:=[.$E$6]+360*[.I$8]/[.$C42]" office:value-type="float" office:value="370.125" calcext:value-type="float">
            <text:p>370</text:p>
          </table:table-cell>
          <table:table-cell table:formula="of:=[.$E$6]+360*[.J$8]/[.$C42]" office:value-type="float" office:value="372.75" calcext:value-type="float">
            <text:p>373</text:p>
          </table:table-cell>
          <table:table-cell table:formula="of:=[.$E$6]+360*[.K$8]/[.$C42]" office:value-type="float" office:value="375.375" calcext:value-type="float">
            <text:p>375</text:p>
          </table:table-cell>
          <table:table-cell table:formula="of:=[.$E$6]+360*[.L$8]/[.$C42]" office:value-type="float" office:value="378" calcext:value-type="float">
            <text:p>378</text:p>
          </table:table-cell>
          <table:table-cell table:formula="of:=[.$E$6]+360*[.M$8]/[.$C42]" office:value-type="float" office:value="380.625" calcext:value-type="float">
            <text:p>381</text:p>
          </table:table-cell>
          <table:table-cell table:formula="of:=[.$E$6]+360*[.N$8]/[.$C42]" office:value-type="float" office:value="383.25" calcext:value-type="float">
            <text:p>383</text:p>
          </table:table-cell>
          <table:table-cell table:formula="of:=[.$E$6]+360*[.O$8]/[.$C42]" office:value-type="float" office:value="385.875" calcext:value-type="float">
            <text:p>386</text:p>
          </table:table-cell>
          <table:table-cell table:formula="of:=[.$E$6]+360*[.P$8]/[.$C42]" office:value-type="float" office:value="388.5" calcext:value-type="float">
            <text:p>389</text:p>
          </table:table-cell>
          <table:table-cell table:formula="of:=[.$E$6]+360*[.Q$8]/[.$C42]" office:value-type="float" office:value="391.125" calcext:value-type="float">
            <text:p>391</text:p>
          </table:table-cell>
          <table:table-cell table:formula="of:=[.$E$6]+360*[.R$8]/[.$C42]" office:value-type="float" office:value="393.75" calcext:value-type="float">
            <text:p>394</text:p>
          </table:table-cell>
          <table:table-cell table:formula="of:=[.$E$6]+360*[.S$8]/[.$C42]" office:value-type="float" office:value="396.375" calcext:value-type="float">
            <text:p>396</text:p>
          </table:table-cell>
          <table:table-cell table:formula="of:=[.$E$6]+360*[.T$8]/[.$C42]" office:value-type="float" office:value="399" calcext:value-type="float">
            <text:p>399</text:p>
          </table:table-cell>
          <table:table-cell table:formula="of:=[.$E$6]+360*[.U$8]/[.$C42]" office:value-type="float" office:value="401.625" calcext:value-type="float">
            <text:p>402</text:p>
          </table:table-cell>
          <table:table-cell table:formula="of:=[.$E$6]+360*[.V$8]/[.$C42]" office:value-type="float" office:value="404.25" calcext:value-type="float">
            <text:p>404</text:p>
          </table:table-cell>
          <table:table-cell table:formula="of:=[.$E$6]+360*[.W$8]/[.$C42]" office:value-type="float" office:value="406.875" calcext:value-type="float">
            <text:p>407</text:p>
          </table:table-cell>
          <table:table-cell table:formula="of:=[.$E$6]+360*[.X$8]/[.$C42]" office:value-type="float" office:value="409.5" calcext:value-type="float">
            <text:p>41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60000000/[.B43]" office:value-type="float" office:value="6666.66666666667" calcext:value-type="float">
            <text:p>6667</text:p>
          </table:table-cell>
          <table:table-cell table:formula="of:=[.$E$6]+360*[.D$8]/[.$C43]" office:value-type="float" office:value="357" calcext:value-type="float">
            <text:p>357</text:p>
          </table:table-cell>
          <table:table-cell table:formula="of:=[.$E$6]+360*[.E$8]/[.$C43]" office:value-type="float" office:value="359.7" calcext:value-type="float">
            <text:p>360</text:p>
          </table:table-cell>
          <table:table-cell table:formula="of:=[.$E$6]+360*[.F$8]/[.$C43]" office:value-type="float" office:value="362.4" calcext:value-type="float">
            <text:p>362</text:p>
          </table:table-cell>
          <table:table-cell table:formula="of:=[.$E$6]+360*[.G$8]/[.$C43]" office:value-type="float" office:value="365.1" calcext:value-type="float">
            <text:p>365</text:p>
          </table:table-cell>
          <table:table-cell table:formula="of:=[.$E$6]+360*[.H$8]/[.$C43]" office:value-type="float" office:value="367.8" calcext:value-type="float">
            <text:p>368</text:p>
          </table:table-cell>
          <table:table-cell table:formula="of:=[.$E$6]+360*[.I$8]/[.$C43]" office:value-type="float" office:value="370.5" calcext:value-type="float">
            <text:p>371</text:p>
          </table:table-cell>
          <table:table-cell table:formula="of:=[.$E$6]+360*[.J$8]/[.$C43]" office:value-type="float" office:value="373.2" calcext:value-type="float">
            <text:p>373</text:p>
          </table:table-cell>
          <table:table-cell table:formula="of:=[.$E$6]+360*[.K$8]/[.$C43]" office:value-type="float" office:value="375.9" calcext:value-type="float">
            <text:p>376</text:p>
          </table:table-cell>
          <table:table-cell table:formula="of:=[.$E$6]+360*[.L$8]/[.$C43]" office:value-type="float" office:value="378.6" calcext:value-type="float">
            <text:p>379</text:p>
          </table:table-cell>
          <table:table-cell table:formula="of:=[.$E$6]+360*[.M$8]/[.$C43]" office:value-type="float" office:value="381.3" calcext:value-type="float">
            <text:p>381</text:p>
          </table:table-cell>
          <table:table-cell table:formula="of:=[.$E$6]+360*[.N$8]/[.$C43]" office:value-type="float" office:value="384" calcext:value-type="float">
            <text:p>384</text:p>
          </table:table-cell>
          <table:table-cell table:formula="of:=[.$E$6]+360*[.O$8]/[.$C43]" office:value-type="float" office:value="386.7" calcext:value-type="float">
            <text:p>387</text:p>
          </table:table-cell>
          <table:table-cell table:formula="of:=[.$E$6]+360*[.P$8]/[.$C43]" office:value-type="float" office:value="389.4" calcext:value-type="float">
            <text:p>389</text:p>
          </table:table-cell>
          <table:table-cell table:formula="of:=[.$E$6]+360*[.Q$8]/[.$C43]" office:value-type="float" office:value="392.1" calcext:value-type="float">
            <text:p>392</text:p>
          </table:table-cell>
          <table:table-cell table:formula="of:=[.$E$6]+360*[.R$8]/[.$C43]" office:value-type="float" office:value="394.8" calcext:value-type="float">
            <text:p>395</text:p>
          </table:table-cell>
          <table:table-cell table:formula="of:=[.$E$6]+360*[.S$8]/[.$C43]" office:value-type="float" office:value="397.5" calcext:value-type="float">
            <text:p>398</text:p>
          </table:table-cell>
          <table:table-cell table:formula="of:=[.$E$6]+360*[.T$8]/[.$C43]" office:value-type="float" office:value="400.2" calcext:value-type="float">
            <text:p>400</text:p>
          </table:table-cell>
          <table:table-cell table:formula="of:=[.$E$6]+360*[.U$8]/[.$C43]" office:value-type="float" office:value="402.9" calcext:value-type="float">
            <text:p>403</text:p>
          </table:table-cell>
          <table:table-cell table:formula="of:=[.$E$6]+360*[.V$8]/[.$C43]" office:value-type="float" office:value="405.6" calcext:value-type="float">
            <text:p>406</text:p>
          </table:table-cell>
          <table:table-cell table:formula="of:=[.$E$6]+360*[.W$8]/[.$C43]" office:value-type="float" office:value="408.3" calcext:value-type="float">
            <text:p>408</text:p>
          </table:table-cell>
          <table:table-cell table:formula="of:=[.$E$6]+360*[.X$8]/[.$C43]" office:value-type="float" office:value="411" calcext:value-type="float">
            <text:p>411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 table:formula="of:=60000000/[.B44]" office:value-type="float" office:value="6486.48648648649" calcext:value-type="float">
            <text:p>6486</text:p>
          </table:table-cell>
          <table:table-cell table:formula="of:=[.$E$6]+360*[.D$8]/[.$C44]" office:value-type="float" office:value="357" calcext:value-type="float">
            <text:p>357</text:p>
          </table:table-cell>
          <table:table-cell table:formula="of:=[.$E$6]+360*[.E$8]/[.$C44]" office:value-type="float" office:value="359.775" calcext:value-type="float">
            <text:p>360</text:p>
          </table:table-cell>
          <table:table-cell table:formula="of:=[.$E$6]+360*[.F$8]/[.$C44]" office:value-type="float" office:value="362.55" calcext:value-type="float">
            <text:p>363</text:p>
          </table:table-cell>
          <table:table-cell table:formula="of:=[.$E$6]+360*[.G$8]/[.$C44]" office:value-type="float" office:value="365.325" calcext:value-type="float">
            <text:p>365</text:p>
          </table:table-cell>
          <table:table-cell table:formula="of:=[.$E$6]+360*[.H$8]/[.$C44]" office:value-type="float" office:value="368.1" calcext:value-type="float">
            <text:p>368</text:p>
          </table:table-cell>
          <table:table-cell table:formula="of:=[.$E$6]+360*[.I$8]/[.$C44]" office:value-type="float" office:value="370.875" calcext:value-type="float">
            <text:p>371</text:p>
          </table:table-cell>
          <table:table-cell table:formula="of:=[.$E$6]+360*[.J$8]/[.$C44]" office:value-type="float" office:value="373.65" calcext:value-type="float">
            <text:p>374</text:p>
          </table:table-cell>
          <table:table-cell table:formula="of:=[.$E$6]+360*[.K$8]/[.$C44]" office:value-type="float" office:value="376.425" calcext:value-type="float">
            <text:p>376</text:p>
          </table:table-cell>
          <table:table-cell table:formula="of:=[.$E$6]+360*[.L$8]/[.$C44]" office:value-type="float" office:value="379.2" calcext:value-type="float">
            <text:p>379</text:p>
          </table:table-cell>
          <table:table-cell table:formula="of:=[.$E$6]+360*[.M$8]/[.$C44]" office:value-type="float" office:value="381.975" calcext:value-type="float">
            <text:p>382</text:p>
          </table:table-cell>
          <table:table-cell table:formula="of:=[.$E$6]+360*[.N$8]/[.$C44]" office:value-type="float" office:value="384.75" calcext:value-type="float">
            <text:p>385</text:p>
          </table:table-cell>
          <table:table-cell table:formula="of:=[.$E$6]+360*[.O$8]/[.$C44]" office:value-type="float" office:value="387.525" calcext:value-type="float">
            <text:p>388</text:p>
          </table:table-cell>
          <table:table-cell table:formula="of:=[.$E$6]+360*[.P$8]/[.$C44]" office:value-type="float" office:value="390.3" calcext:value-type="float">
            <text:p>390</text:p>
          </table:table-cell>
          <table:table-cell table:formula="of:=[.$E$6]+360*[.Q$8]/[.$C44]" office:value-type="float" office:value="393.075" calcext:value-type="float">
            <text:p>393</text:p>
          </table:table-cell>
          <table:table-cell table:formula="of:=[.$E$6]+360*[.R$8]/[.$C44]" office:value-type="float" office:value="395.85" calcext:value-type="float">
            <text:p>396</text:p>
          </table:table-cell>
          <table:table-cell table:formula="of:=[.$E$6]+360*[.S$8]/[.$C44]" office:value-type="float" office:value="398.625" calcext:value-type="float">
            <text:p>399</text:p>
          </table:table-cell>
          <table:table-cell table:formula="of:=[.$E$6]+360*[.T$8]/[.$C44]" office:value-type="float" office:value="401.4" calcext:value-type="float">
            <text:p>401</text:p>
          </table:table-cell>
          <table:table-cell table:formula="of:=[.$E$6]+360*[.U$8]/[.$C44]" office:value-type="float" office:value="404.175" calcext:value-type="float">
            <text:p>404</text:p>
          </table:table-cell>
          <table:table-cell table:formula="of:=[.$E$6]+360*[.V$8]/[.$C44]" office:value-type="float" office:value="406.95" calcext:value-type="float">
            <text:p>407</text:p>
          </table:table-cell>
          <table:table-cell table:formula="of:=[.$E$6]+360*[.W$8]/[.$C44]" office:value-type="float" office:value="409.725" calcext:value-type="float">
            <text:p>410</text:p>
          </table:table-cell>
          <table:table-cell table:formula="of:=[.$E$6]+360*[.X$8]/[.$C44]" office:value-type="float" office:value="412.5" calcext:value-type="float">
            <text:p>41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formula="of:=60000000/[.B45]" office:value-type="float" office:value="6315.78947368421" calcext:value-type="float">
            <text:p>6316</text:p>
          </table:table-cell>
          <table:table-cell table:formula="of:=[.$E$6]+360*[.D$8]/[.$C45]" office:value-type="float" office:value="357" calcext:value-type="float">
            <text:p>357</text:p>
          </table:table-cell>
          <table:table-cell table:formula="of:=[.$E$6]+360*[.E$8]/[.$C45]" office:value-type="float" office:value="359.85" calcext:value-type="float">
            <text:p>360</text:p>
          </table:table-cell>
          <table:table-cell table:formula="of:=[.$E$6]+360*[.F$8]/[.$C45]" office:value-type="float" office:value="362.7" calcext:value-type="float">
            <text:p>363</text:p>
          </table:table-cell>
          <table:table-cell table:formula="of:=[.$E$6]+360*[.G$8]/[.$C45]" office:value-type="float" office:value="365.55" calcext:value-type="float">
            <text:p>366</text:p>
          </table:table-cell>
          <table:table-cell table:formula="of:=[.$E$6]+360*[.H$8]/[.$C45]" office:value-type="float" office:value="368.4" calcext:value-type="float">
            <text:p>368</text:p>
          </table:table-cell>
          <table:table-cell table:formula="of:=[.$E$6]+360*[.I$8]/[.$C45]" office:value-type="float" office:value="371.25" calcext:value-type="float">
            <text:p>371</text:p>
          </table:table-cell>
          <table:table-cell table:formula="of:=[.$E$6]+360*[.J$8]/[.$C45]" office:value-type="float" office:value="374.1" calcext:value-type="float">
            <text:p>374</text:p>
          </table:table-cell>
          <table:table-cell table:formula="of:=[.$E$6]+360*[.K$8]/[.$C45]" office:value-type="float" office:value="376.95" calcext:value-type="float">
            <text:p>377</text:p>
          </table:table-cell>
          <table:table-cell table:formula="of:=[.$E$6]+360*[.L$8]/[.$C45]" office:value-type="float" office:value="379.8" calcext:value-type="float">
            <text:p>380</text:p>
          </table:table-cell>
          <table:table-cell table:formula="of:=[.$E$6]+360*[.M$8]/[.$C45]" office:value-type="float" office:value="382.65" calcext:value-type="float">
            <text:p>383</text:p>
          </table:table-cell>
          <table:table-cell table:formula="of:=[.$E$6]+360*[.N$8]/[.$C45]" office:value-type="float" office:value="385.5" calcext:value-type="float">
            <text:p>386</text:p>
          </table:table-cell>
          <table:table-cell table:formula="of:=[.$E$6]+360*[.O$8]/[.$C45]" office:value-type="float" office:value="388.35" calcext:value-type="float">
            <text:p>388</text:p>
          </table:table-cell>
          <table:table-cell table:formula="of:=[.$E$6]+360*[.P$8]/[.$C45]" office:value-type="float" office:value="391.2" calcext:value-type="float">
            <text:p>391</text:p>
          </table:table-cell>
          <table:table-cell table:formula="of:=[.$E$6]+360*[.Q$8]/[.$C45]" office:value-type="float" office:value="394.05" calcext:value-type="float">
            <text:p>394</text:p>
          </table:table-cell>
          <table:table-cell table:formula="of:=[.$E$6]+360*[.R$8]/[.$C45]" office:value-type="float" office:value="396.9" calcext:value-type="float">
            <text:p>397</text:p>
          </table:table-cell>
          <table:table-cell table:formula="of:=[.$E$6]+360*[.S$8]/[.$C45]" office:value-type="float" office:value="399.75" calcext:value-type="float">
            <text:p>400</text:p>
          </table:table-cell>
          <table:table-cell table:formula="of:=[.$E$6]+360*[.T$8]/[.$C45]" office:value-type="float" office:value="402.6" calcext:value-type="float">
            <text:p>403</text:p>
          </table:table-cell>
          <table:table-cell table:formula="of:=[.$E$6]+360*[.U$8]/[.$C45]" office:value-type="float" office:value="405.45" calcext:value-type="float">
            <text:p>405</text:p>
          </table:table-cell>
          <table:table-cell table:formula="of:=[.$E$6]+360*[.V$8]/[.$C45]" office:value-type="float" office:value="408.3" calcext:value-type="float">
            <text:p>408</text:p>
          </table:table-cell>
          <table:table-cell table:formula="of:=[.$E$6]+360*[.W$8]/[.$C45]" office:value-type="float" office:value="411.15" calcext:value-type="float">
            <text:p>411</text:p>
          </table:table-cell>
          <table:table-cell table:formula="of:=[.$E$6]+360*[.X$8]/[.$C45]"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9750" calcext:value-type="float">
            <text:p>9750</text:p>
          </table:table-cell>
          <table:table-cell table:formula="of:=60000000/[.B46]" office:value-type="float" office:value="6153.84615384615" calcext:value-type="float">
            <text:p>6154</text:p>
          </table:table-cell>
          <table:table-cell table:formula="of:=[.$E$6]+360*[.D$8]/[.$C46]" office:value-type="float" office:value="357" calcext:value-type="float">
            <text:p>357</text:p>
          </table:table-cell>
          <table:table-cell table:formula="of:=[.$E$6]+360*[.E$8]/[.$C46]" office:value-type="float" office:value="359.925" calcext:value-type="float">
            <text:p>360</text:p>
          </table:table-cell>
          <table:table-cell table:formula="of:=[.$E$6]+360*[.F$8]/[.$C46]" office:value-type="float" office:value="362.85" calcext:value-type="float">
            <text:p>363</text:p>
          </table:table-cell>
          <table:table-cell table:formula="of:=[.$E$6]+360*[.G$8]/[.$C46]" office:value-type="float" office:value="365.775" calcext:value-type="float">
            <text:p>366</text:p>
          </table:table-cell>
          <table:table-cell table:formula="of:=[.$E$6]+360*[.H$8]/[.$C46]" office:value-type="float" office:value="368.7" calcext:value-type="float">
            <text:p>369</text:p>
          </table:table-cell>
          <table:table-cell table:formula="of:=[.$E$6]+360*[.I$8]/[.$C46]" office:value-type="float" office:value="371.625" calcext:value-type="float">
            <text:p>372</text:p>
          </table:table-cell>
          <table:table-cell table:formula="of:=[.$E$6]+360*[.J$8]/[.$C46]" office:value-type="float" office:value="374.55" calcext:value-type="float">
            <text:p>375</text:p>
          </table:table-cell>
          <table:table-cell table:formula="of:=[.$E$6]+360*[.K$8]/[.$C46]" office:value-type="float" office:value="377.475" calcext:value-type="float">
            <text:p>377</text:p>
          </table:table-cell>
          <table:table-cell table:formula="of:=[.$E$6]+360*[.L$8]/[.$C46]" office:value-type="float" office:value="380.4" calcext:value-type="float">
            <text:p>380</text:p>
          </table:table-cell>
          <table:table-cell table:formula="of:=[.$E$6]+360*[.M$8]/[.$C46]" office:value-type="float" office:value="383.325" calcext:value-type="float">
            <text:p>383</text:p>
          </table:table-cell>
          <table:table-cell table:formula="of:=[.$E$6]+360*[.N$8]/[.$C46]" office:value-type="float" office:value="386.25" calcext:value-type="float">
            <text:p>386</text:p>
          </table:table-cell>
          <table:table-cell table:formula="of:=[.$E$6]+360*[.O$8]/[.$C46]" office:value-type="float" office:value="389.175" calcext:value-type="float">
            <text:p>389</text:p>
          </table:table-cell>
          <table:table-cell table:formula="of:=[.$E$6]+360*[.P$8]/[.$C46]" office:value-type="float" office:value="392.1" calcext:value-type="float">
            <text:p>392</text:p>
          </table:table-cell>
          <table:table-cell table:formula="of:=[.$E$6]+360*[.Q$8]/[.$C46]" office:value-type="float" office:value="395.025" calcext:value-type="float">
            <text:p>395</text:p>
          </table:table-cell>
          <table:table-cell table:formula="of:=[.$E$6]+360*[.R$8]/[.$C46]" office:value-type="float" office:value="397.95" calcext:value-type="float">
            <text:p>398</text:p>
          </table:table-cell>
          <table:table-cell table:formula="of:=[.$E$6]+360*[.S$8]/[.$C46]" office:value-type="float" office:value="400.875" calcext:value-type="float">
            <text:p>401</text:p>
          </table:table-cell>
          <table:table-cell table:formula="of:=[.$E$6]+360*[.T$8]/[.$C46]" office:value-type="float" office:value="403.8" calcext:value-type="float">
            <text:p>404</text:p>
          </table:table-cell>
          <table:table-cell table:formula="of:=[.$E$6]+360*[.U$8]/[.$C46]" office:value-type="float" office:value="406.725" calcext:value-type="float">
            <text:p>407</text:p>
          </table:table-cell>
          <table:table-cell table:formula="of:=[.$E$6]+360*[.V$8]/[.$C46]" office:value-type="float" office:value="409.65" calcext:value-type="float">
            <text:p>410</text:p>
          </table:table-cell>
          <table:table-cell table:formula="of:=[.$E$6]+360*[.W$8]/[.$C46]" office:value-type="float" office:value="412.575" calcext:value-type="float">
            <text:p>413</text:p>
          </table:table-cell>
          <table:table-cell table:formula="of:=[.$E$6]+360*[.X$8]/[.$C46]" office:value-type="float" office:value="415.5" calcext:value-type="float">
            <text:p>4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60000000/[.B47]" office:value-type="float" office:value="6000" calcext:value-type="float">
            <text:p>6000</text:p>
          </table:table-cell>
          <table:table-cell table:formula="of:=[.$E$6]+360*[.D$8]/[.$C47]" office:value-type="float" office:value="357" calcext:value-type="float">
            <text:p>357</text:p>
          </table:table-cell>
          <table:table-cell table:formula="of:=[.$E$6]+360*[.E$8]/[.$C47]" office:value-type="float" office:value="360" calcext:value-type="float">
            <text:p>360</text:p>
          </table:table-cell>
          <table:table-cell table:formula="of:=[.$E$6]+360*[.F$8]/[.$C47]" office:value-type="float" office:value="363" calcext:value-type="float">
            <text:p>363</text:p>
          </table:table-cell>
          <table:table-cell table:formula="of:=[.$E$6]+360*[.G$8]/[.$C47]" office:value-type="float" office:value="366" calcext:value-type="float">
            <text:p>366</text:p>
          </table:table-cell>
          <table:table-cell table:formula="of:=[.$E$6]+360*[.H$8]/[.$C47]" office:value-type="float" office:value="369" calcext:value-type="float">
            <text:p>369</text:p>
          </table:table-cell>
          <table:table-cell table:formula="of:=[.$E$6]+360*[.I$8]/[.$C47]" office:value-type="float" office:value="372" calcext:value-type="float">
            <text:p>372</text:p>
          </table:table-cell>
          <table:table-cell table:formula="of:=[.$E$6]+360*[.J$8]/[.$C47]" office:value-type="float" office:value="375" calcext:value-type="float">
            <text:p>375</text:p>
          </table:table-cell>
          <table:table-cell table:formula="of:=[.$E$6]+360*[.K$8]/[.$C47]" office:value-type="float" office:value="378" calcext:value-type="float">
            <text:p>378</text:p>
          </table:table-cell>
          <table:table-cell table:formula="of:=[.$E$6]+360*[.L$8]/[.$C47]" office:value-type="float" office:value="381" calcext:value-type="float">
            <text:p>381</text:p>
          </table:table-cell>
          <table:table-cell table:formula="of:=[.$E$6]+360*[.M$8]/[.$C47]" office:value-type="float" office:value="384" calcext:value-type="float">
            <text:p>384</text:p>
          </table:table-cell>
          <table:table-cell table:formula="of:=[.$E$6]+360*[.N$8]/[.$C47]" office:value-type="float" office:value="387" calcext:value-type="float">
            <text:p>387</text:p>
          </table:table-cell>
          <table:table-cell table:formula="of:=[.$E$6]+360*[.O$8]/[.$C47]" office:value-type="float" office:value="390" calcext:value-type="float">
            <text:p>390</text:p>
          </table:table-cell>
          <table:table-cell table:formula="of:=[.$E$6]+360*[.P$8]/[.$C47]" office:value-type="float" office:value="393" calcext:value-type="float">
            <text:p>393</text:p>
          </table:table-cell>
          <table:table-cell table:formula="of:=[.$E$6]+360*[.Q$8]/[.$C47]" office:value-type="float" office:value="396" calcext:value-type="float">
            <text:p>396</text:p>
          </table:table-cell>
          <table:table-cell table:formula="of:=[.$E$6]+360*[.R$8]/[.$C47]" office:value-type="float" office:value="399" calcext:value-type="float">
            <text:p>399</text:p>
          </table:table-cell>
          <table:table-cell table:formula="of:=[.$E$6]+360*[.S$8]/[.$C47]" office:value-type="float" office:value="402" calcext:value-type="float">
            <text:p>402</text:p>
          </table:table-cell>
          <table:table-cell table:formula="of:=[.$E$6]+360*[.T$8]/[.$C47]" office:value-type="float" office:value="405" calcext:value-type="float">
            <text:p>405</text:p>
          </table:table-cell>
          <table:table-cell table:formula="of:=[.$E$6]+360*[.U$8]/[.$C47]" office:value-type="float" office:value="408" calcext:value-type="float">
            <text:p>408</text:p>
          </table:table-cell>
          <table:table-cell table:formula="of:=[.$E$6]+360*[.V$8]/[.$C47]" office:value-type="float" office:value="411" calcext:value-type="float">
            <text:p>411</text:p>
          </table:table-cell>
          <table:table-cell table:formula="of:=[.$E$6]+360*[.W$8]/[.$C47]" office:value-type="float" office:value="414" calcext:value-type="float">
            <text:p>414</text:p>
          </table:table-cell>
          <table:table-cell table:formula="of:=[.$E$6]+360*[.X$8]/[.$C4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A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53]" office:value-type="float" office:value="120000" calcext:value-type="float">
            <text:p>120000</text:p>
          </table:table-cell>
          <table:table-cell table:style-name="ce129" table:formula="of:=[.$E$6]+360*[.D$8]/[.$C53]" office:value-type="float" office:value="357" calcext:value-type="float">
            <text:p>357</text:p>
          </table:table-cell>
          <table:table-cell table:style-name="ce129" table:formula="of:=[.$E$6]+360*[.E$8]/[.$C53]" office:value-type="float" office:value="357.15" calcext:value-type="float">
            <text:p>357</text:p>
          </table:table-cell>
          <table:table-cell table:style-name="ce129" table:formula="of:=[.$E$6]+360*[.F$8]/[.$C53]" office:value-type="float" office:value="357.3" calcext:value-type="float">
            <text:p>357</text:p>
          </table:table-cell>
          <table:table-cell table:style-name="ce129" table:formula="of:=[.$E$6]+360*[.G$8]/[.$C53]" office:value-type="float" office:value="357.45" calcext:value-type="float">
            <text:p>357</text:p>
          </table:table-cell>
          <table:table-cell table:style-name="ce129" table:formula="of:=[.$E$6]+360*[.H$8]/[.$C53]" office:value-type="float" office:value="357.6" calcext:value-type="float">
            <text:p>358</text:p>
          </table:table-cell>
          <table:table-cell table:style-name="ce129" table:formula="of:=[.$E$6]+360*[.I$8]/[.$C53]" office:value-type="float" office:value="357.75" calcext:value-type="float">
            <text:p>358</text:p>
          </table:table-cell>
          <table:table-cell table:style-name="ce129" table:formula="of:=[.$E$6]+360*[.J$8]/[.$C53]" office:value-type="float" office:value="357.9" calcext:value-type="float">
            <text:p>358</text:p>
          </table:table-cell>
          <table:table-cell table:style-name="ce129" table:formula="of:=[.$E$6]+360*[.K$8]/[.$C53]" office:value-type="float" office:value="358.05" calcext:value-type="float">
            <text:p>358</text:p>
          </table:table-cell>
          <table:table-cell table:style-name="ce129" table:formula="of:=[.$E$6]+360*[.L$8]/[.$C53]" office:value-type="float" office:value="358.2" calcext:value-type="float">
            <text:p>358</text:p>
          </table:table-cell>
          <table:table-cell table:style-name="ce129" table:formula="of:=[.$E$6]+360*[.M$8]/[.$C53]" office:value-type="float" office:value="358.35" calcext:value-type="float">
            <text:p>358</text:p>
          </table:table-cell>
          <table:table-cell table:style-name="ce129" table:formula="of:=[.$E$6]+360*[.N$8]/[.$C53]" office:value-type="float" office:value="358.5" calcext:value-type="float">
            <text:p>359</text:p>
          </table:table-cell>
          <table:table-cell table:style-name="ce129" table:formula="of:=[.$E$6]+360*[.O$8]/[.$C53]" office:value-type="float" office:value="358.65" calcext:value-type="float">
            <text:p>359</text:p>
          </table:table-cell>
          <table:table-cell table:style-name="ce129" table:formula="of:=[.$E$6]+360*[.P$8]/[.$C53]" office:value-type="float" office:value="358.8" calcext:value-type="float">
            <text:p>359</text:p>
          </table:table-cell>
          <table:table-cell table:style-name="ce129" table:formula="of:=[.$E$6]+360*[.Q$8]/[.$C53]" office:value-type="float" office:value="358.95" calcext:value-type="float">
            <text:p>359</text:p>
          </table:table-cell>
          <table:table-cell table:style-name="ce129" table:formula="of:=[.$E$6]+360*[.R$8]/[.$C53]" office:value-type="float" office:value="359.1" calcext:value-type="float">
            <text:p>359</text:p>
          </table:table-cell>
          <table:table-cell table:style-name="ce129" table:formula="of:=[.$E$6]+360*[.S$8]/[.$C53]" office:value-type="float" office:value="359.25" calcext:value-type="float">
            <text:p>359</text:p>
          </table:table-cell>
          <table:table-cell table:style-name="ce129" table:formula="of:=[.$E$6]+360*[.T$8]/[.$C53]" office:value-type="float" office:value="359.4" calcext:value-type="float">
            <text:p>359</text:p>
          </table:table-cell>
          <table:table-cell table:style-name="ce129" table:formula="of:=[.$E$6]+360*[.U$8]/[.$C53]" office:value-type="float" office:value="359.55" calcext:value-type="float">
            <text:p>360</text:p>
          </table:table-cell>
          <table:table-cell table:style-name="ce129" table:formula="of:=[.$E$6]+360*[.V$8]/[.$C53]" office:value-type="float" office:value="359.7" calcext:value-type="float">
            <text:p>360</text:p>
          </table:table-cell>
          <table:table-cell table:style-name="ce129" table:formula="of:=[.$E$6]+360*[.W$8]/[.$C53]" office:value-type="float" office:value="359.85" calcext:value-type="float">
            <text:p>360</text:p>
          </table:table-cell>
          <table:table-cell table:style-name="ce129" table:formula="of:=[.$E$6]+360*[.X$8]/[.$C5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54]" office:value-type="float" office:value="80000" calcext:value-type="float">
            <text:p>80000</text:p>
          </table:table-cell>
          <table:table-cell table:style-name="ce129" table:formula="of:=[.$E$6]+360*[.D$8]/[.$C54]" office:value-type="float" office:value="357" calcext:value-type="float">
            <text:p>357</text:p>
          </table:table-cell>
          <table:table-cell table:style-name="ce129" table:formula="of:=[.$E$6]+360*[.E$8]/[.$C54]" office:value-type="float" office:value="357.225" calcext:value-type="float">
            <text:p>357</text:p>
          </table:table-cell>
          <table:table-cell table:style-name="ce129" table:formula="of:=[.$E$6]+360*[.F$8]/[.$C54]" office:value-type="float" office:value="357.45" calcext:value-type="float">
            <text:p>357</text:p>
          </table:table-cell>
          <table:table-cell table:style-name="ce129" table:formula="of:=[.$E$6]+360*[.G$8]/[.$C54]" office:value-type="float" office:value="357.675" calcext:value-type="float">
            <text:p>358</text:p>
          </table:table-cell>
          <table:table-cell table:style-name="ce129" table:formula="of:=[.$E$6]+360*[.H$8]/[.$C54]" office:value-type="float" office:value="357.9" calcext:value-type="float">
            <text:p>358</text:p>
          </table:table-cell>
          <table:table-cell table:style-name="ce129" table:formula="of:=[.$E$6]+360*[.I$8]/[.$C54]" office:value-type="float" office:value="358.125" calcext:value-type="float">
            <text:p>358</text:p>
          </table:table-cell>
          <table:table-cell table:style-name="ce129" table:formula="of:=[.$E$6]+360*[.J$8]/[.$C54]" office:value-type="float" office:value="358.35" calcext:value-type="float">
            <text:p>358</text:p>
          </table:table-cell>
          <table:table-cell table:style-name="ce129" table:formula="of:=[.$E$6]+360*[.K$8]/[.$C54]" office:value-type="float" office:value="358.575" calcext:value-type="float">
            <text:p>359</text:p>
          </table:table-cell>
          <table:table-cell table:style-name="ce129" table:formula="of:=[.$E$6]+360*[.L$8]/[.$C54]" office:value-type="float" office:value="358.8" calcext:value-type="float">
            <text:p>359</text:p>
          </table:table-cell>
          <table:table-cell table:style-name="ce129" table:formula="of:=[.$E$6]+360*[.M$8]/[.$C54]" office:value-type="float" office:value="359.025" calcext:value-type="float">
            <text:p>359</text:p>
          </table:table-cell>
          <table:table-cell table:style-name="ce129" table:formula="of:=[.$E$6]+360*[.N$8]/[.$C54]" office:value-type="float" office:value="359.25" calcext:value-type="float">
            <text:p>359</text:p>
          </table:table-cell>
          <table:table-cell table:style-name="ce129" table:formula="of:=[.$E$6]+360*[.O$8]/[.$C54]" office:value-type="float" office:value="359.475" calcext:value-type="float">
            <text:p>359</text:p>
          </table:table-cell>
          <table:table-cell table:style-name="ce129" table:formula="of:=[.$E$6]+360*[.P$8]/[.$C54]" office:value-type="float" office:value="359.7" calcext:value-type="float">
            <text:p>360</text:p>
          </table:table-cell>
          <table:table-cell table:style-name="ce129" table:formula="of:=[.$E$6]+360*[.Q$8]/[.$C54]" office:value-type="float" office:value="359.925" calcext:value-type="float">
            <text:p>360</text:p>
          </table:table-cell>
          <table:table-cell table:style-name="ce129" table:formula="of:=[.$E$6]+360*[.R$8]/[.$C54]" office:value-type="float" office:value="360.15" calcext:value-type="float">
            <text:p>360</text:p>
          </table:table-cell>
          <table:table-cell table:style-name="ce129" table:formula="of:=[.$E$6]+360*[.S$8]/[.$C54]" office:value-type="float" office:value="360.375" calcext:value-type="float">
            <text:p>360</text:p>
          </table:table-cell>
          <table:table-cell table:style-name="ce129" table:formula="of:=[.$E$6]+360*[.T$8]/[.$C54]" office:value-type="float" office:value="360.6" calcext:value-type="float">
            <text:p>361</text:p>
          </table:table-cell>
          <table:table-cell table:style-name="ce129" table:formula="of:=[.$E$6]+360*[.U$8]/[.$C54]" office:value-type="float" office:value="360.825" calcext:value-type="float">
            <text:p>361</text:p>
          </table:table-cell>
          <table:table-cell table:style-name="ce129" table:formula="of:=[.$E$6]+360*[.V$8]/[.$C54]" office:value-type="float" office:value="361.05" calcext:value-type="float">
            <text:p>361</text:p>
          </table:table-cell>
          <table:table-cell table:style-name="ce129" table:formula="of:=[.$E$6]+360*[.W$8]/[.$C54]" office:value-type="float" office:value="361.275" calcext:value-type="float">
            <text:p>361</text:p>
          </table:table-cell>
          <table:table-cell table:style-name="ce129" table:formula="of:=[.$E$6]+360*[.X$8]/[.$C5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55]" office:value-type="float" office:value="60000" calcext:value-type="float">
            <text:p>60000</text:p>
          </table:table-cell>
          <table:table-cell table:style-name="ce129" table:formula="of:=[.$E$6]+360*[.D$8]/[.$C55]" office:value-type="float" office:value="357" calcext:value-type="float">
            <text:p>357</text:p>
          </table:table-cell>
          <table:table-cell table:style-name="ce129" table:formula="of:=[.$E$6]+360*[.E$8]/[.$C55]" office:value-type="float" office:value="357.3" calcext:value-type="float">
            <text:p>357</text:p>
          </table:table-cell>
          <table:table-cell table:style-name="ce129" table:formula="of:=[.$E$6]+360*[.F$8]/[.$C55]" office:value-type="float" office:value="357.6" calcext:value-type="float">
            <text:p>358</text:p>
          </table:table-cell>
          <table:table-cell table:style-name="ce129" table:formula="of:=[.$E$6]+360*[.G$8]/[.$C55]" office:value-type="float" office:value="357.9" calcext:value-type="float">
            <text:p>358</text:p>
          </table:table-cell>
          <table:table-cell table:style-name="ce129" table:formula="of:=[.$E$6]+360*[.H$8]/[.$C55]" office:value-type="float" office:value="358.2" calcext:value-type="float">
            <text:p>358</text:p>
          </table:table-cell>
          <table:table-cell table:style-name="ce129" table:formula="of:=[.$E$6]+360*[.I$8]/[.$C55]" office:value-type="float" office:value="358.5" calcext:value-type="float">
            <text:p>359</text:p>
          </table:table-cell>
          <table:table-cell table:style-name="ce129" table:formula="of:=[.$E$6]+360*[.J$8]/[.$C55]" office:value-type="float" office:value="358.8" calcext:value-type="float">
            <text:p>359</text:p>
          </table:table-cell>
          <table:table-cell table:style-name="ce129" table:formula="of:=[.$E$6]+360*[.K$8]/[.$C55]" office:value-type="float" office:value="359.1" calcext:value-type="float">
            <text:p>359</text:p>
          </table:table-cell>
          <table:table-cell table:style-name="ce129" table:formula="of:=[.$E$6]+360*[.L$8]/[.$C55]" office:value-type="float" office:value="359.4" calcext:value-type="float">
            <text:p>359</text:p>
          </table:table-cell>
          <table:table-cell table:style-name="ce129" table:formula="of:=[.$E$6]+360*[.M$8]/[.$C55]" office:value-type="float" office:value="359.7" calcext:value-type="float">
            <text:p>360</text:p>
          </table:table-cell>
          <table:table-cell table:style-name="ce129" table:formula="of:=[.$E$6]+360*[.N$8]/[.$C55]" office:value-type="float" office:value="360" calcext:value-type="float">
            <text:p>360</text:p>
          </table:table-cell>
          <table:table-cell table:style-name="ce129" table:formula="of:=[.$E$6]+360*[.O$8]/[.$C55]" office:value-type="float" office:value="360.3" calcext:value-type="float">
            <text:p>360</text:p>
          </table:table-cell>
          <table:table-cell table:style-name="ce129" table:formula="of:=[.$E$6]+360*[.P$8]/[.$C55]" office:value-type="float" office:value="360.6" calcext:value-type="float">
            <text:p>361</text:p>
          </table:table-cell>
          <table:table-cell table:style-name="ce129" table:formula="of:=[.$E$6]+360*[.Q$8]/[.$C55]" office:value-type="float" office:value="360.9" calcext:value-type="float">
            <text:p>361</text:p>
          </table:table-cell>
          <table:table-cell table:style-name="ce129" table:formula="of:=[.$E$6]+360*[.R$8]/[.$C55]" office:value-type="float" office:value="361.2" calcext:value-type="float">
            <text:p>361</text:p>
          </table:table-cell>
          <table:table-cell table:style-name="ce129" table:formula="of:=[.$E$6]+360*[.S$8]/[.$C55]" office:value-type="float" office:value="361.5" calcext:value-type="float">
            <text:p>362</text:p>
          </table:table-cell>
          <table:table-cell table:style-name="ce129" table:formula="of:=[.$E$6]+360*[.T$8]/[.$C55]" office:value-type="float" office:value="361.8" calcext:value-type="float">
            <text:p>362</text:p>
          </table:table-cell>
          <table:table-cell table:style-name="ce129" table:formula="of:=[.$E$6]+360*[.U$8]/[.$C55]" office:value-type="float" office:value="362.1" calcext:value-type="float">
            <text:p>362</text:p>
          </table:table-cell>
          <table:table-cell table:style-name="ce129" table:formula="of:=[.$E$6]+360*[.V$8]/[.$C55]" office:value-type="float" office:value="362.4" calcext:value-type="float">
            <text:p>362</text:p>
          </table:table-cell>
          <table:table-cell table:style-name="ce129" table:formula="of:=[.$E$6]+360*[.W$8]/[.$C55]" office:value-type="float" office:value="362.7" calcext:value-type="float">
            <text:p>363</text:p>
          </table:table-cell>
          <table:table-cell table:style-name="ce129" table:formula="of:=[.$E$6]+360*[.X$8]/[.$C5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56]" office:value-type="float" office:value="48000" calcext:value-type="float">
            <text:p>48000</text:p>
          </table:table-cell>
          <table:table-cell table:style-name="ce129" table:formula="of:=[.$E$6]+360*[.D$8]/[.$C56]" office:value-type="float" office:value="357" calcext:value-type="float">
            <text:p>357</text:p>
          </table:table-cell>
          <table:table-cell table:style-name="ce129" table:formula="of:=[.$E$6]+360*[.E$8]/[.$C56]" office:value-type="float" office:value="357.375" calcext:value-type="float">
            <text:p>357</text:p>
          </table:table-cell>
          <table:table-cell table:style-name="ce129" table:formula="of:=[.$E$6]+360*[.F$8]/[.$C56]" office:value-type="float" office:value="357.75" calcext:value-type="float">
            <text:p>358</text:p>
          </table:table-cell>
          <table:table-cell table:style-name="ce129" table:formula="of:=[.$E$6]+360*[.G$8]/[.$C56]" office:value-type="float" office:value="358.125" calcext:value-type="float">
            <text:p>358</text:p>
          </table:table-cell>
          <table:table-cell table:style-name="ce129" table:formula="of:=[.$E$6]+360*[.H$8]/[.$C56]" office:value-type="float" office:value="358.5" calcext:value-type="float">
            <text:p>359</text:p>
          </table:table-cell>
          <table:table-cell table:style-name="ce129" table:formula="of:=[.$E$6]+360*[.I$8]/[.$C56]" office:value-type="float" office:value="358.875" calcext:value-type="float">
            <text:p>359</text:p>
          </table:table-cell>
          <table:table-cell table:style-name="ce129" table:formula="of:=[.$E$6]+360*[.J$8]/[.$C56]" office:value-type="float" office:value="359.25" calcext:value-type="float">
            <text:p>359</text:p>
          </table:table-cell>
          <table:table-cell table:style-name="ce129" table:formula="of:=[.$E$6]+360*[.K$8]/[.$C56]" office:value-type="float" office:value="359.625" calcext:value-type="float">
            <text:p>360</text:p>
          </table:table-cell>
          <table:table-cell table:style-name="ce129" table:formula="of:=[.$E$6]+360*[.L$8]/[.$C56]" office:value-type="float" office:value="360" calcext:value-type="float">
            <text:p>360</text:p>
          </table:table-cell>
          <table:table-cell table:style-name="ce129" table:formula="of:=[.$E$6]+360*[.M$8]/[.$C56]" office:value-type="float" office:value="360.375" calcext:value-type="float">
            <text:p>360</text:p>
          </table:table-cell>
          <table:table-cell table:style-name="ce129" table:formula="of:=[.$E$6]+360*[.N$8]/[.$C56]" office:value-type="float" office:value="360.75" calcext:value-type="float">
            <text:p>361</text:p>
          </table:table-cell>
          <table:table-cell table:style-name="ce129" table:formula="of:=[.$E$6]+360*[.O$8]/[.$C56]" office:value-type="float" office:value="361.125" calcext:value-type="float">
            <text:p>361</text:p>
          </table:table-cell>
          <table:table-cell table:style-name="ce129" table:formula="of:=[.$E$6]+360*[.P$8]/[.$C56]" office:value-type="float" office:value="361.5" calcext:value-type="float">
            <text:p>362</text:p>
          </table:table-cell>
          <table:table-cell table:style-name="ce129" table:formula="of:=[.$E$6]+360*[.Q$8]/[.$C56]" office:value-type="float" office:value="361.875" calcext:value-type="float">
            <text:p>362</text:p>
          </table:table-cell>
          <table:table-cell table:style-name="ce129" table:formula="of:=[.$E$6]+360*[.R$8]/[.$C56]" office:value-type="float" office:value="362.25" calcext:value-type="float">
            <text:p>362</text:p>
          </table:table-cell>
          <table:table-cell table:style-name="ce129" table:formula="of:=[.$E$6]+360*[.S$8]/[.$C56]" office:value-type="float" office:value="362.625" calcext:value-type="float">
            <text:p>363</text:p>
          </table:table-cell>
          <table:table-cell table:style-name="ce129" table:formula="of:=[.$E$6]+360*[.T$8]/[.$C56]" office:value-type="float" office:value="363" calcext:value-type="float">
            <text:p>363</text:p>
          </table:table-cell>
          <table:table-cell table:style-name="ce129" table:formula="of:=[.$E$6]+360*[.U$8]/[.$C56]" office:value-type="float" office:value="363.375" calcext:value-type="float">
            <text:p>363</text:p>
          </table:table-cell>
          <table:table-cell table:style-name="ce129" table:formula="of:=[.$E$6]+360*[.V$8]/[.$C56]" office:value-type="float" office:value="363.75" calcext:value-type="float">
            <text:p>364</text:p>
          </table:table-cell>
          <table:table-cell table:style-name="ce129" table:formula="of:=[.$E$6]+360*[.W$8]/[.$C56]" office:value-type="float" office:value="364.125" calcext:value-type="float">
            <text:p>364</text:p>
          </table:table-cell>
          <table:table-cell table:style-name="ce129" table:formula="of:=[.$E$6]+360*[.X$8]/[.$C5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57]" office:value-type="float" office:value="40000" calcext:value-type="float">
            <text:p>40000</text:p>
          </table:table-cell>
          <table:table-cell table:style-name="ce129" table:formula="of:=[.$E$6]+360*[.D$8]/[.$C57]" office:value-type="float" office:value="357" calcext:value-type="float">
            <text:p>357</text:p>
          </table:table-cell>
          <table:table-cell table:style-name="ce129" table:formula="of:=[.$E$6]+360*[.E$8]/[.$C57]" office:value-type="float" office:value="357.45" calcext:value-type="float">
            <text:p>357</text:p>
          </table:table-cell>
          <table:table-cell table:style-name="ce129" table:formula="of:=[.$E$6]+360*[.F$8]/[.$C57]" office:value-type="float" office:value="357.9" calcext:value-type="float">
            <text:p>358</text:p>
          </table:table-cell>
          <table:table-cell table:style-name="ce129" table:formula="of:=[.$E$6]+360*[.G$8]/[.$C57]" office:value-type="float" office:value="358.35" calcext:value-type="float">
            <text:p>358</text:p>
          </table:table-cell>
          <table:table-cell table:style-name="ce129" table:formula="of:=[.$E$6]+360*[.H$8]/[.$C57]" office:value-type="float" office:value="358.8" calcext:value-type="float">
            <text:p>359</text:p>
          </table:table-cell>
          <table:table-cell table:style-name="ce129" table:formula="of:=[.$E$6]+360*[.I$8]/[.$C57]" office:value-type="float" office:value="359.25" calcext:value-type="float">
            <text:p>359</text:p>
          </table:table-cell>
          <table:table-cell table:style-name="ce129" table:formula="of:=[.$E$6]+360*[.J$8]/[.$C57]" office:value-type="float" office:value="359.7" calcext:value-type="float">
            <text:p>360</text:p>
          </table:table-cell>
          <table:table-cell table:style-name="ce129" table:formula="of:=[.$E$6]+360*[.K$8]/[.$C57]" office:value-type="float" office:value="360.15" calcext:value-type="float">
            <text:p>360</text:p>
          </table:table-cell>
          <table:table-cell table:style-name="ce129" table:formula="of:=[.$E$6]+360*[.L$8]/[.$C57]" office:value-type="float" office:value="360.6" calcext:value-type="float">
            <text:p>361</text:p>
          </table:table-cell>
          <table:table-cell table:style-name="ce129" table:formula="of:=[.$E$6]+360*[.M$8]/[.$C57]" office:value-type="float" office:value="361.05" calcext:value-type="float">
            <text:p>361</text:p>
          </table:table-cell>
          <table:table-cell table:style-name="ce129" table:formula="of:=[.$E$6]+360*[.N$8]/[.$C57]" office:value-type="float" office:value="361.5" calcext:value-type="float">
            <text:p>362</text:p>
          </table:table-cell>
          <table:table-cell table:style-name="ce129" table:formula="of:=[.$E$6]+360*[.O$8]/[.$C57]" office:value-type="float" office:value="361.95" calcext:value-type="float">
            <text:p>362</text:p>
          </table:table-cell>
          <table:table-cell table:style-name="ce129" table:formula="of:=[.$E$6]+360*[.P$8]/[.$C57]" office:value-type="float" office:value="362.4" calcext:value-type="float">
            <text:p>362</text:p>
          </table:table-cell>
          <table:table-cell table:style-name="ce129" table:formula="of:=[.$E$6]+360*[.Q$8]/[.$C57]" office:value-type="float" office:value="362.85" calcext:value-type="float">
            <text:p>363</text:p>
          </table:table-cell>
          <table:table-cell table:style-name="ce129" table:formula="of:=[.$E$6]+360*[.R$8]/[.$C57]" office:value-type="float" office:value="363.3" calcext:value-type="float">
            <text:p>363</text:p>
          </table:table-cell>
          <table:table-cell table:style-name="ce129" table:formula="of:=[.$E$6]+360*[.S$8]/[.$C57]" office:value-type="float" office:value="363.75" calcext:value-type="float">
            <text:p>364</text:p>
          </table:table-cell>
          <table:table-cell table:style-name="ce129" table:formula="of:=[.$E$6]+360*[.T$8]/[.$C57]" office:value-type="float" office:value="364.2" calcext:value-type="float">
            <text:p>364</text:p>
          </table:table-cell>
          <table:table-cell table:style-name="ce129" table:formula="of:=[.$E$6]+360*[.U$8]/[.$C57]" office:value-type="float" office:value="364.65" calcext:value-type="float">
            <text:p>365</text:p>
          </table:table-cell>
          <table:table-cell table:style-name="ce129" table:formula="of:=[.$E$6]+360*[.V$8]/[.$C57]" office:value-type="float" office:value="365.1" calcext:value-type="float">
            <text:p>365</text:p>
          </table:table-cell>
          <table:table-cell table:style-name="ce129" table:formula="of:=[.$E$6]+360*[.W$8]/[.$C57]" office:value-type="float" office:value="365.55" calcext:value-type="float">
            <text:p>366</text:p>
          </table:table-cell>
          <table:table-cell table:style-name="ce129" table:formula="of:=[.$E$6]+360*[.X$8]/[.$C5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58]" office:value-type="float" office:value="34285.7142857143" calcext:value-type="float">
            <text:p>34286</text:p>
          </table:table-cell>
          <table:table-cell table:style-name="ce129" table:formula="of:=[.$E$6]+360*[.D$8]/[.$C58]" office:value-type="float" office:value="357" calcext:value-type="float">
            <text:p>357</text:p>
          </table:table-cell>
          <table:table-cell table:style-name="ce129" table:formula="of:=[.$E$6]+360*[.E$8]/[.$C58]" office:value-type="float" office:value="357.525" calcext:value-type="float">
            <text:p>358</text:p>
          </table:table-cell>
          <table:table-cell table:style-name="ce129" table:formula="of:=[.$E$6]+360*[.F$8]/[.$C58]" office:value-type="float" office:value="358.05" calcext:value-type="float">
            <text:p>358</text:p>
          </table:table-cell>
          <table:table-cell table:style-name="ce129" table:formula="of:=[.$E$6]+360*[.G$8]/[.$C58]" office:value-type="float" office:value="358.575" calcext:value-type="float">
            <text:p>359</text:p>
          </table:table-cell>
          <table:table-cell table:style-name="ce129" table:formula="of:=[.$E$6]+360*[.H$8]/[.$C58]" office:value-type="float" office:value="359.1" calcext:value-type="float">
            <text:p>359</text:p>
          </table:table-cell>
          <table:table-cell table:style-name="ce129" table:formula="of:=[.$E$6]+360*[.I$8]/[.$C58]" office:value-type="float" office:value="359.625" calcext:value-type="float">
            <text:p>360</text:p>
          </table:table-cell>
          <table:table-cell table:style-name="ce129" table:formula="of:=[.$E$6]+360*[.J$8]/[.$C58]" office:value-type="float" office:value="360.15" calcext:value-type="float">
            <text:p>360</text:p>
          </table:table-cell>
          <table:table-cell table:style-name="ce129" table:formula="of:=[.$E$6]+360*[.K$8]/[.$C58]" office:value-type="float" office:value="360.675" calcext:value-type="float">
            <text:p>361</text:p>
          </table:table-cell>
          <table:table-cell table:style-name="ce129" table:formula="of:=[.$E$6]+360*[.L$8]/[.$C58]" office:value-type="float" office:value="361.2" calcext:value-type="float">
            <text:p>361</text:p>
          </table:table-cell>
          <table:table-cell table:style-name="ce129" table:formula="of:=[.$E$6]+360*[.M$8]/[.$C58]" office:value-type="float" office:value="361.725" calcext:value-type="float">
            <text:p>362</text:p>
          </table:table-cell>
          <table:table-cell table:style-name="ce129" table:formula="of:=[.$E$6]+360*[.N$8]/[.$C58]" office:value-type="float" office:value="362.25" calcext:value-type="float">
            <text:p>362</text:p>
          </table:table-cell>
          <table:table-cell table:style-name="ce129" table:formula="of:=[.$E$6]+360*[.O$8]/[.$C58]" office:value-type="float" office:value="362.775" calcext:value-type="float">
            <text:p>363</text:p>
          </table:table-cell>
          <table:table-cell table:style-name="ce129" table:formula="of:=[.$E$6]+360*[.P$8]/[.$C58]" office:value-type="float" office:value="363.3" calcext:value-type="float">
            <text:p>363</text:p>
          </table:table-cell>
          <table:table-cell table:style-name="ce129" table:formula="of:=[.$E$6]+360*[.Q$8]/[.$C58]" office:value-type="float" office:value="363.825" calcext:value-type="float">
            <text:p>364</text:p>
          </table:table-cell>
          <table:table-cell table:style-name="ce129" table:formula="of:=[.$E$6]+360*[.R$8]/[.$C58]" office:value-type="float" office:value="364.35" calcext:value-type="float">
            <text:p>364</text:p>
          </table:table-cell>
          <table:table-cell table:style-name="ce129" table:formula="of:=[.$E$6]+360*[.S$8]/[.$C58]" office:value-type="float" office:value="364.875" calcext:value-type="float">
            <text:p>365</text:p>
          </table:table-cell>
          <table:table-cell table:style-name="ce129" table:formula="of:=[.$E$6]+360*[.T$8]/[.$C58]" office:value-type="float" office:value="365.4" calcext:value-type="float">
            <text:p>365</text:p>
          </table:table-cell>
          <table:table-cell table:style-name="ce129" table:formula="of:=[.$E$6]+360*[.U$8]/[.$C58]" office:value-type="float" office:value="365.925" calcext:value-type="float">
            <text:p>366</text:p>
          </table:table-cell>
          <table:table-cell table:style-name="ce129" table:formula="of:=[.$E$6]+360*[.V$8]/[.$C58]" office:value-type="float" office:value="366.45" calcext:value-type="float">
            <text:p>366</text:p>
          </table:table-cell>
          <table:table-cell table:style-name="ce129" table:formula="of:=[.$E$6]+360*[.W$8]/[.$C58]" office:value-type="float" office:value="366.975" calcext:value-type="float">
            <text:p>367</text:p>
          </table:table-cell>
          <table:table-cell table:style-name="ce129" table:formula="of:=[.$E$6]+360*[.X$8]/[.$C5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59]" office:value-type="float" office:value="30000" calcext:value-type="float">
            <text:p>30000</text:p>
          </table:table-cell>
          <table:table-cell table:style-name="ce129" table:formula="of:=[.$E$6]+360*[.D$8]/[.$C59]" office:value-type="float" office:value="357" calcext:value-type="float">
            <text:p>357</text:p>
          </table:table-cell>
          <table:table-cell table:style-name="ce129" table:formula="of:=[.$E$6]+360*[.E$8]/[.$C59]" office:value-type="float" office:value="357.6" calcext:value-type="float">
            <text:p>358</text:p>
          </table:table-cell>
          <table:table-cell table:style-name="ce129" table:formula="of:=[.$E$6]+360*[.F$8]/[.$C59]" office:value-type="float" office:value="358.2" calcext:value-type="float">
            <text:p>358</text:p>
          </table:table-cell>
          <table:table-cell table:style-name="ce129" table:formula="of:=[.$E$6]+360*[.G$8]/[.$C59]" office:value-type="float" office:value="358.8" calcext:value-type="float">
            <text:p>359</text:p>
          </table:table-cell>
          <table:table-cell table:style-name="ce129" table:formula="of:=[.$E$6]+360*[.H$8]/[.$C59]" office:value-type="float" office:value="359.4" calcext:value-type="float">
            <text:p>359</text:p>
          </table:table-cell>
          <table:table-cell table:style-name="ce129" table:formula="of:=[.$E$6]+360*[.I$8]/[.$C59]" office:value-type="float" office:value="360" calcext:value-type="float">
            <text:p>360</text:p>
          </table:table-cell>
          <table:table-cell table:style-name="ce129" table:formula="of:=[.$E$6]+360*[.J$8]/[.$C59]" office:value-type="float" office:value="360.6" calcext:value-type="float">
            <text:p>361</text:p>
          </table:table-cell>
          <table:table-cell table:style-name="ce129" table:formula="of:=[.$E$6]+360*[.K$8]/[.$C59]" office:value-type="float" office:value="361.2" calcext:value-type="float">
            <text:p>361</text:p>
          </table:table-cell>
          <table:table-cell table:style-name="ce129" table:formula="of:=[.$E$6]+360*[.L$8]/[.$C59]" office:value-type="float" office:value="361.8" calcext:value-type="float">
            <text:p>362</text:p>
          </table:table-cell>
          <table:table-cell table:style-name="ce129" table:formula="of:=[.$E$6]+360*[.M$8]/[.$C59]" office:value-type="float" office:value="362.4" calcext:value-type="float">
            <text:p>362</text:p>
          </table:table-cell>
          <table:table-cell table:style-name="ce129" table:formula="of:=[.$E$6]+360*[.N$8]/[.$C59]" office:value-type="float" office:value="363" calcext:value-type="float">
            <text:p>363</text:p>
          </table:table-cell>
          <table:table-cell table:style-name="ce129" table:formula="of:=[.$E$6]+360*[.O$8]/[.$C59]" office:value-type="float" office:value="363.6" calcext:value-type="float">
            <text:p>364</text:p>
          </table:table-cell>
          <table:table-cell table:style-name="ce129" table:formula="of:=[.$E$6]+360*[.P$8]/[.$C59]" office:value-type="float" office:value="364.2" calcext:value-type="float">
            <text:p>364</text:p>
          </table:table-cell>
          <table:table-cell table:style-name="ce129" table:formula="of:=[.$E$6]+360*[.Q$8]/[.$C59]" office:value-type="float" office:value="364.8" calcext:value-type="float">
            <text:p>365</text:p>
          </table:table-cell>
          <table:table-cell table:style-name="ce129" table:formula="of:=[.$E$6]+360*[.R$8]/[.$C59]" office:value-type="float" office:value="365.4" calcext:value-type="float">
            <text:p>365</text:p>
          </table:table-cell>
          <table:table-cell table:style-name="ce129" table:formula="of:=[.$E$6]+360*[.S$8]/[.$C59]" office:value-type="float" office:value="366" calcext:value-type="float">
            <text:p>366</text:p>
          </table:table-cell>
          <table:table-cell table:style-name="ce129" table:formula="of:=[.$E$6]+360*[.T$8]/[.$C59]" office:value-type="float" office:value="366.6" calcext:value-type="float">
            <text:p>367</text:p>
          </table:table-cell>
          <table:table-cell table:style-name="ce129" table:formula="of:=[.$E$6]+360*[.U$8]/[.$C59]" office:value-type="float" office:value="367.2" calcext:value-type="float">
            <text:p>367</text:p>
          </table:table-cell>
          <table:table-cell table:style-name="ce129" table:formula="of:=[.$E$6]+360*[.V$8]/[.$C59]" office:value-type="float" office:value="367.8" calcext:value-type="float">
            <text:p>368</text:p>
          </table:table-cell>
          <table:table-cell table:style-name="ce129" table:formula="of:=[.$E$6]+360*[.W$8]/[.$C59]" office:value-type="float" office:value="368.4" calcext:value-type="float">
            <text:p>368</text:p>
          </table:table-cell>
          <table:table-cell table:style-name="ce129" table:formula="of:=[.$E$6]+360*[.X$8]/[.$C5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60]" office:value-type="float" office:value="26666.6666666667" calcext:value-type="float">
            <text:p>26667</text:p>
          </table:table-cell>
          <table:table-cell table:style-name="ce129" table:formula="of:=[.$E$6]+360*[.D$8]/[.$C60]" office:value-type="float" office:value="357" calcext:value-type="float">
            <text:p>357</text:p>
          </table:table-cell>
          <table:table-cell table:style-name="ce129" table:formula="of:=[.$E$6]+360*[.E$8]/[.$C60]" office:value-type="float" office:value="357.675" calcext:value-type="float">
            <text:p>358</text:p>
          </table:table-cell>
          <table:table-cell table:style-name="ce129" table:formula="of:=[.$E$6]+360*[.F$8]/[.$C60]" office:value-type="float" office:value="358.35" calcext:value-type="float">
            <text:p>358</text:p>
          </table:table-cell>
          <table:table-cell table:style-name="ce129" table:formula="of:=[.$E$6]+360*[.G$8]/[.$C60]" office:value-type="float" office:value="359.025" calcext:value-type="float">
            <text:p>359</text:p>
          </table:table-cell>
          <table:table-cell table:style-name="ce129" table:formula="of:=[.$E$6]+360*[.H$8]/[.$C60]" office:value-type="float" office:value="359.7" calcext:value-type="float">
            <text:p>360</text:p>
          </table:table-cell>
          <table:table-cell table:style-name="ce129" table:formula="of:=[.$E$6]+360*[.I$8]/[.$C60]" office:value-type="float" office:value="360.375" calcext:value-type="float">
            <text:p>360</text:p>
          </table:table-cell>
          <table:table-cell table:style-name="ce129" table:formula="of:=[.$E$6]+360*[.J$8]/[.$C60]" office:value-type="float" office:value="361.05" calcext:value-type="float">
            <text:p>361</text:p>
          </table:table-cell>
          <table:table-cell table:style-name="ce129" table:formula="of:=[.$E$6]+360*[.K$8]/[.$C60]" office:value-type="float" office:value="361.725" calcext:value-type="float">
            <text:p>362</text:p>
          </table:table-cell>
          <table:table-cell table:style-name="ce129" table:formula="of:=[.$E$6]+360*[.L$8]/[.$C60]" office:value-type="float" office:value="362.4" calcext:value-type="float">
            <text:p>362</text:p>
          </table:table-cell>
          <table:table-cell table:style-name="ce129" table:formula="of:=[.$E$6]+360*[.M$8]/[.$C60]" office:value-type="float" office:value="363.075" calcext:value-type="float">
            <text:p>363</text:p>
          </table:table-cell>
          <table:table-cell table:style-name="ce129" table:formula="of:=[.$E$6]+360*[.N$8]/[.$C60]" office:value-type="float" office:value="363.75" calcext:value-type="float">
            <text:p>364</text:p>
          </table:table-cell>
          <table:table-cell table:style-name="ce129" table:formula="of:=[.$E$6]+360*[.O$8]/[.$C60]" office:value-type="float" office:value="364.425" calcext:value-type="float">
            <text:p>364</text:p>
          </table:table-cell>
          <table:table-cell table:style-name="ce129" table:formula="of:=[.$E$6]+360*[.P$8]/[.$C60]" office:value-type="float" office:value="365.1" calcext:value-type="float">
            <text:p>365</text:p>
          </table:table-cell>
          <table:table-cell table:style-name="ce129" table:formula="of:=[.$E$6]+360*[.Q$8]/[.$C60]" office:value-type="float" office:value="365.775" calcext:value-type="float">
            <text:p>366</text:p>
          </table:table-cell>
          <table:table-cell table:style-name="ce129" table:formula="of:=[.$E$6]+360*[.R$8]/[.$C60]" office:value-type="float" office:value="366.45" calcext:value-type="float">
            <text:p>366</text:p>
          </table:table-cell>
          <table:table-cell table:style-name="ce129" table:formula="of:=[.$E$6]+360*[.S$8]/[.$C60]" office:value-type="float" office:value="367.125" calcext:value-type="float">
            <text:p>367</text:p>
          </table:table-cell>
          <table:table-cell table:style-name="ce129" table:formula="of:=[.$E$6]+360*[.T$8]/[.$C60]" office:value-type="float" office:value="367.8" calcext:value-type="float">
            <text:p>368</text:p>
          </table:table-cell>
          <table:table-cell table:style-name="ce129" table:formula="of:=[.$E$6]+360*[.U$8]/[.$C60]" office:value-type="float" office:value="368.475" calcext:value-type="float">
            <text:p>368</text:p>
          </table:table-cell>
          <table:table-cell table:style-name="ce129" table:formula="of:=[.$E$6]+360*[.V$8]/[.$C60]" office:value-type="float" office:value="369.15" calcext:value-type="float">
            <text:p>369</text:p>
          </table:table-cell>
          <table:table-cell table:style-name="ce129" table:formula="of:=[.$E$6]+360*[.W$8]/[.$C60]" office:value-type="float" office:value="369.825" calcext:value-type="float">
            <text:p>370</text:p>
          </table:table-cell>
          <table:table-cell table:style-name="ce129" table:formula="of:=[.$E$6]+360*[.X$8]/[.$C6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61]" office:value-type="float" office:value="24000" calcext:value-type="float">
            <text:p>24000</text:p>
          </table:table-cell>
          <table:table-cell table:style-name="ce129" table:formula="of:=[.$E$6]+360*[.D$8]/[.$C61]" office:value-type="float" office:value="357" calcext:value-type="float">
            <text:p>357</text:p>
          </table:table-cell>
          <table:table-cell table:style-name="ce129" table:formula="of:=[.$E$6]+360*[.E$8]/[.$C61]" office:value-type="float" office:value="357.75" calcext:value-type="float">
            <text:p>358</text:p>
          </table:table-cell>
          <table:table-cell table:style-name="ce129" table:formula="of:=[.$E$6]+360*[.F$8]/[.$C61]" office:value-type="float" office:value="358.5" calcext:value-type="float">
            <text:p>359</text:p>
          </table:table-cell>
          <table:table-cell table:style-name="ce129" table:formula="of:=[.$E$6]+360*[.G$8]/[.$C61]" office:value-type="float" office:value="359.25" calcext:value-type="float">
            <text:p>359</text:p>
          </table:table-cell>
          <table:table-cell table:style-name="ce129" table:formula="of:=[.$E$6]+360*[.H$8]/[.$C61]" office:value-type="float" office:value="360" calcext:value-type="float">
            <text:p>360</text:p>
          </table:table-cell>
          <table:table-cell table:style-name="ce129" table:formula="of:=[.$E$6]+360*[.I$8]/[.$C61]" office:value-type="float" office:value="360.75" calcext:value-type="float">
            <text:p>361</text:p>
          </table:table-cell>
          <table:table-cell table:style-name="ce129" table:formula="of:=[.$E$6]+360*[.J$8]/[.$C61]" office:value-type="float" office:value="361.5" calcext:value-type="float">
            <text:p>362</text:p>
          </table:table-cell>
          <table:table-cell table:style-name="ce129" table:formula="of:=[.$E$6]+360*[.K$8]/[.$C61]" office:value-type="float" office:value="362.25" calcext:value-type="float">
            <text:p>362</text:p>
          </table:table-cell>
          <table:table-cell table:style-name="ce129" table:formula="of:=[.$E$6]+360*[.L$8]/[.$C61]" office:value-type="float" office:value="363" calcext:value-type="float">
            <text:p>363</text:p>
          </table:table-cell>
          <table:table-cell table:style-name="ce129" table:formula="of:=[.$E$6]+360*[.M$8]/[.$C61]" office:value-type="float" office:value="363.75" calcext:value-type="float">
            <text:p>364</text:p>
          </table:table-cell>
          <table:table-cell table:style-name="ce129" table:formula="of:=[.$E$6]+360*[.N$8]/[.$C61]" office:value-type="float" office:value="364.5" calcext:value-type="float">
            <text:p>365</text:p>
          </table:table-cell>
          <table:table-cell table:style-name="ce129" table:formula="of:=[.$E$6]+360*[.O$8]/[.$C61]" office:value-type="float" office:value="365.25" calcext:value-type="float">
            <text:p>365</text:p>
          </table:table-cell>
          <table:table-cell table:style-name="ce129" table:formula="of:=[.$E$6]+360*[.P$8]/[.$C61]" office:value-type="float" office:value="366" calcext:value-type="float">
            <text:p>366</text:p>
          </table:table-cell>
          <table:table-cell table:style-name="ce129" table:formula="of:=[.$E$6]+360*[.Q$8]/[.$C61]" office:value-type="float" office:value="366.75" calcext:value-type="float">
            <text:p>367</text:p>
          </table:table-cell>
          <table:table-cell table:style-name="ce129" table:formula="of:=[.$E$6]+360*[.R$8]/[.$C61]" office:value-type="float" office:value="367.5" calcext:value-type="float">
            <text:p>368</text:p>
          </table:table-cell>
          <table:table-cell table:style-name="ce129" table:formula="of:=[.$E$6]+360*[.S$8]/[.$C61]" office:value-type="float" office:value="368.25" calcext:value-type="float">
            <text:p>368</text:p>
          </table:table-cell>
          <table:table-cell table:style-name="ce129" table:formula="of:=[.$E$6]+360*[.T$8]/[.$C61]" office:value-type="float" office:value="369" calcext:value-type="float">
            <text:p>369</text:p>
          </table:table-cell>
          <table:table-cell table:style-name="ce129" table:formula="of:=[.$E$6]+360*[.U$8]/[.$C61]" office:value-type="float" office:value="369.75" calcext:value-type="float">
            <text:p>370</text:p>
          </table:table-cell>
          <table:table-cell table:style-name="ce129" table:formula="of:=[.$E$6]+360*[.V$8]/[.$C61]" office:value-type="float" office:value="370.5" calcext:value-type="float">
            <text:p>371</text:p>
          </table:table-cell>
          <table:table-cell table:style-name="ce129" table:formula="of:=[.$E$6]+360*[.W$8]/[.$C61]" office:value-type="float" office:value="371.25" calcext:value-type="float">
            <text:p>371</text:p>
          </table:table-cell>
          <table:table-cell table:style-name="ce129" table:formula="of:=[.$E$6]+360*[.X$8]/[.$C6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62]" office:value-type="float" office:value="21818.1818181818" calcext:value-type="float">
            <text:p>21818</text:p>
          </table:table-cell>
          <table:table-cell table:style-name="ce129" table:formula="of:=[.$E$6]+360*[.D$8]/[.$C62]" office:value-type="float" office:value="357" calcext:value-type="float">
            <text:p>357</text:p>
          </table:table-cell>
          <table:table-cell table:style-name="ce129" table:formula="of:=[.$E$6]+360*[.E$8]/[.$C62]" office:value-type="float" office:value="357.825" calcext:value-type="float">
            <text:p>358</text:p>
          </table:table-cell>
          <table:table-cell table:style-name="ce129" table:formula="of:=[.$E$6]+360*[.F$8]/[.$C62]" office:value-type="float" office:value="358.65" calcext:value-type="float">
            <text:p>359</text:p>
          </table:table-cell>
          <table:table-cell table:style-name="ce129" table:formula="of:=[.$E$6]+360*[.G$8]/[.$C62]" office:value-type="float" office:value="359.475" calcext:value-type="float">
            <text:p>359</text:p>
          </table:table-cell>
          <table:table-cell table:style-name="ce129" table:formula="of:=[.$E$6]+360*[.H$8]/[.$C62]" office:value-type="float" office:value="360.3" calcext:value-type="float">
            <text:p>360</text:p>
          </table:table-cell>
          <table:table-cell table:style-name="ce129" table:formula="of:=[.$E$6]+360*[.I$8]/[.$C62]" office:value-type="float" office:value="361.125" calcext:value-type="float">
            <text:p>361</text:p>
          </table:table-cell>
          <table:table-cell table:style-name="ce129" table:formula="of:=[.$E$6]+360*[.J$8]/[.$C62]" office:value-type="float" office:value="361.95" calcext:value-type="float">
            <text:p>362</text:p>
          </table:table-cell>
          <table:table-cell table:style-name="ce129" table:formula="of:=[.$E$6]+360*[.K$8]/[.$C62]" office:value-type="float" office:value="362.775" calcext:value-type="float">
            <text:p>363</text:p>
          </table:table-cell>
          <table:table-cell table:style-name="ce129" table:formula="of:=[.$E$6]+360*[.L$8]/[.$C62]" office:value-type="float" office:value="363.6" calcext:value-type="float">
            <text:p>364</text:p>
          </table:table-cell>
          <table:table-cell table:style-name="ce129" table:formula="of:=[.$E$6]+360*[.M$8]/[.$C62]" office:value-type="float" office:value="364.425" calcext:value-type="float">
            <text:p>364</text:p>
          </table:table-cell>
          <table:table-cell table:style-name="ce129" table:formula="of:=[.$E$6]+360*[.N$8]/[.$C62]" office:value-type="float" office:value="365.25" calcext:value-type="float">
            <text:p>365</text:p>
          </table:table-cell>
          <table:table-cell table:style-name="ce129" table:formula="of:=[.$E$6]+360*[.O$8]/[.$C62]" office:value-type="float" office:value="366.075" calcext:value-type="float">
            <text:p>366</text:p>
          </table:table-cell>
          <table:table-cell table:style-name="ce129" table:formula="of:=[.$E$6]+360*[.P$8]/[.$C62]" office:value-type="float" office:value="366.9" calcext:value-type="float">
            <text:p>367</text:p>
          </table:table-cell>
          <table:table-cell table:style-name="ce129" table:formula="of:=[.$E$6]+360*[.Q$8]/[.$C62]" office:value-type="float" office:value="367.725" calcext:value-type="float">
            <text:p>368</text:p>
          </table:table-cell>
          <table:table-cell table:style-name="ce129" table:formula="of:=[.$E$6]+360*[.R$8]/[.$C62]" office:value-type="float" office:value="368.55" calcext:value-type="float">
            <text:p>369</text:p>
          </table:table-cell>
          <table:table-cell table:style-name="ce129" table:formula="of:=[.$E$6]+360*[.S$8]/[.$C62]" office:value-type="float" office:value="369.375" calcext:value-type="float">
            <text:p>369</text:p>
          </table:table-cell>
          <table:table-cell table:style-name="ce129" table:formula="of:=[.$E$6]+360*[.T$8]/[.$C62]" office:value-type="float" office:value="370.2" calcext:value-type="float">
            <text:p>370</text:p>
          </table:table-cell>
          <table:table-cell table:style-name="ce129" table:formula="of:=[.$E$6]+360*[.U$8]/[.$C62]" office:value-type="float" office:value="371.025" calcext:value-type="float">
            <text:p>371</text:p>
          </table:table-cell>
          <table:table-cell table:style-name="ce129" table:formula="of:=[.$E$6]+360*[.V$8]/[.$C62]" office:value-type="float" office:value="371.85" calcext:value-type="float">
            <text:p>372</text:p>
          </table:table-cell>
          <table:table-cell table:style-name="ce129" table:formula="of:=[.$E$6]+360*[.W$8]/[.$C62]" office:value-type="float" office:value="372.675" calcext:value-type="float">
            <text:p>373</text:p>
          </table:table-cell>
          <table:table-cell table:style-name="ce129" table:formula="of:=[.$E$6]+360*[.X$8]/[.$C6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63]" office:value-type="float" office:value="20000" calcext:value-type="float">
            <text:p>20000</text:p>
          </table:table-cell>
          <table:table-cell table:style-name="ce129" table:formula="of:=[.$E$6]+360*[.D$8]/[.$C63]" office:value-type="float" office:value="357" calcext:value-type="float">
            <text:p>357</text:p>
          </table:table-cell>
          <table:table-cell table:style-name="ce129" table:formula="of:=[.$E$6]+360*[.E$8]/[.$C63]" office:value-type="float" office:value="357.9" calcext:value-type="float">
            <text:p>358</text:p>
          </table:table-cell>
          <table:table-cell table:style-name="ce129" table:formula="of:=[.$E$6]+360*[.F$8]/[.$C63]" office:value-type="float" office:value="358.8" calcext:value-type="float">
            <text:p>359</text:p>
          </table:table-cell>
          <table:table-cell table:style-name="ce129" table:formula="of:=[.$E$6]+360*[.G$8]/[.$C63]" office:value-type="float" office:value="359.7" calcext:value-type="float">
            <text:p>360</text:p>
          </table:table-cell>
          <table:table-cell table:style-name="ce129" table:formula="of:=[.$E$6]+360*[.H$8]/[.$C63]" office:value-type="float" office:value="360.6" calcext:value-type="float">
            <text:p>361</text:p>
          </table:table-cell>
          <table:table-cell table:style-name="ce129" table:formula="of:=[.$E$6]+360*[.I$8]/[.$C63]" office:value-type="float" office:value="361.5" calcext:value-type="float">
            <text:p>362</text:p>
          </table:table-cell>
          <table:table-cell table:style-name="ce129" table:formula="of:=[.$E$6]+360*[.J$8]/[.$C63]" office:value-type="float" office:value="362.4" calcext:value-type="float">
            <text:p>362</text:p>
          </table:table-cell>
          <table:table-cell table:style-name="ce129" table:formula="of:=[.$E$6]+360*[.K$8]/[.$C63]" office:value-type="float" office:value="363.3" calcext:value-type="float">
            <text:p>363</text:p>
          </table:table-cell>
          <table:table-cell table:style-name="ce129" table:formula="of:=[.$E$6]+360*[.L$8]/[.$C63]" office:value-type="float" office:value="364.2" calcext:value-type="float">
            <text:p>364</text:p>
          </table:table-cell>
          <table:table-cell table:style-name="ce129" table:formula="of:=[.$E$6]+360*[.M$8]/[.$C63]" office:value-type="float" office:value="365.1" calcext:value-type="float">
            <text:p>365</text:p>
          </table:table-cell>
          <table:table-cell table:style-name="ce129" table:formula="of:=[.$E$6]+360*[.N$8]/[.$C63]" office:value-type="float" office:value="366" calcext:value-type="float">
            <text:p>366</text:p>
          </table:table-cell>
          <table:table-cell table:style-name="ce129" table:formula="of:=[.$E$6]+360*[.O$8]/[.$C63]" office:value-type="float" office:value="366.9" calcext:value-type="float">
            <text:p>367</text:p>
          </table:table-cell>
          <table:table-cell table:style-name="ce129" table:formula="of:=[.$E$6]+360*[.P$8]/[.$C63]" office:value-type="float" office:value="367.8" calcext:value-type="float">
            <text:p>368</text:p>
          </table:table-cell>
          <table:table-cell table:style-name="ce129" table:formula="of:=[.$E$6]+360*[.Q$8]/[.$C63]" office:value-type="float" office:value="368.7" calcext:value-type="float">
            <text:p>369</text:p>
          </table:table-cell>
          <table:table-cell table:style-name="ce129" table:formula="of:=[.$E$6]+360*[.R$8]/[.$C63]" office:value-type="float" office:value="369.6" calcext:value-type="float">
            <text:p>370</text:p>
          </table:table-cell>
          <table:table-cell table:style-name="ce129" table:formula="of:=[.$E$6]+360*[.S$8]/[.$C63]" office:value-type="float" office:value="370.5" calcext:value-type="float">
            <text:p>371</text:p>
          </table:table-cell>
          <table:table-cell table:style-name="ce129" table:formula="of:=[.$E$6]+360*[.T$8]/[.$C63]" office:value-type="float" office:value="371.4" calcext:value-type="float">
            <text:p>371</text:p>
          </table:table-cell>
          <table:table-cell table:style-name="ce129" table:formula="of:=[.$E$6]+360*[.U$8]/[.$C63]" office:value-type="float" office:value="372.3" calcext:value-type="float">
            <text:p>372</text:p>
          </table:table-cell>
          <table:table-cell table:style-name="ce129" table:formula="of:=[.$E$6]+360*[.V$8]/[.$C63]" office:value-type="float" office:value="373.2" calcext:value-type="float">
            <text:p>373</text:p>
          </table:table-cell>
          <table:table-cell table:style-name="ce129" table:formula="of:=[.$E$6]+360*[.W$8]/[.$C63]" office:value-type="float" office:value="374.1" calcext:value-type="float">
            <text:p>374</text:p>
          </table:table-cell>
          <table:table-cell table:style-name="ce129" table:formula="of:=[.$E$6]+360*[.X$8]/[.$C6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64]" office:value-type="float" office:value="18461.5384615385" calcext:value-type="float">
            <text:p>18462</text:p>
          </table:table-cell>
          <table:table-cell table:style-name="ce129" table:formula="of:=[.$E$6]+360*[.D$8]/[.$C64]" office:value-type="float" office:value="357" calcext:value-type="float">
            <text:p>357</text:p>
          </table:table-cell>
          <table:table-cell table:style-name="ce129" table:formula="of:=[.$E$6]+360*[.E$8]/[.$C64]" office:value-type="float" office:value="357.975" calcext:value-type="float">
            <text:p>358</text:p>
          </table:table-cell>
          <table:table-cell table:style-name="ce129" table:formula="of:=[.$E$6]+360*[.F$8]/[.$C64]" office:value-type="float" office:value="358.95" calcext:value-type="float">
            <text:p>359</text:p>
          </table:table-cell>
          <table:table-cell table:style-name="ce129" table:formula="of:=[.$E$6]+360*[.G$8]/[.$C64]" office:value-type="float" office:value="359.925" calcext:value-type="float">
            <text:p>360</text:p>
          </table:table-cell>
          <table:table-cell table:style-name="ce129" table:formula="of:=[.$E$6]+360*[.H$8]/[.$C64]" office:value-type="float" office:value="360.9" calcext:value-type="float">
            <text:p>361</text:p>
          </table:table-cell>
          <table:table-cell table:style-name="ce129" table:formula="of:=[.$E$6]+360*[.I$8]/[.$C64]" office:value-type="float" office:value="361.875" calcext:value-type="float">
            <text:p>362</text:p>
          </table:table-cell>
          <table:table-cell table:style-name="ce129" table:formula="of:=[.$E$6]+360*[.J$8]/[.$C64]" office:value-type="float" office:value="362.85" calcext:value-type="float">
            <text:p>363</text:p>
          </table:table-cell>
          <table:table-cell table:style-name="ce129" table:formula="of:=[.$E$6]+360*[.K$8]/[.$C64]" office:value-type="float" office:value="363.825" calcext:value-type="float">
            <text:p>364</text:p>
          </table:table-cell>
          <table:table-cell table:style-name="ce129" table:formula="of:=[.$E$6]+360*[.L$8]/[.$C64]" office:value-type="float" office:value="364.8" calcext:value-type="float">
            <text:p>365</text:p>
          </table:table-cell>
          <table:table-cell table:style-name="ce129" table:formula="of:=[.$E$6]+360*[.M$8]/[.$C64]" office:value-type="float" office:value="365.775" calcext:value-type="float">
            <text:p>366</text:p>
          </table:table-cell>
          <table:table-cell table:style-name="ce129" table:formula="of:=[.$E$6]+360*[.N$8]/[.$C64]" office:value-type="float" office:value="366.75" calcext:value-type="float">
            <text:p>367</text:p>
          </table:table-cell>
          <table:table-cell table:style-name="ce129" table:formula="of:=[.$E$6]+360*[.O$8]/[.$C64]" office:value-type="float" office:value="367.725" calcext:value-type="float">
            <text:p>368</text:p>
          </table:table-cell>
          <table:table-cell table:style-name="ce129" table:formula="of:=[.$E$6]+360*[.P$8]/[.$C64]" office:value-type="float" office:value="368.7" calcext:value-type="float">
            <text:p>369</text:p>
          </table:table-cell>
          <table:table-cell table:style-name="ce129" table:formula="of:=[.$E$6]+360*[.Q$8]/[.$C64]" office:value-type="float" office:value="369.675" calcext:value-type="float">
            <text:p>370</text:p>
          </table:table-cell>
          <table:table-cell table:style-name="ce129" table:formula="of:=[.$E$6]+360*[.R$8]/[.$C64]" office:value-type="float" office:value="370.65" calcext:value-type="float">
            <text:p>371</text:p>
          </table:table-cell>
          <table:table-cell table:style-name="ce129" table:formula="of:=[.$E$6]+360*[.S$8]/[.$C64]" office:value-type="float" office:value="371.625" calcext:value-type="float">
            <text:p>372</text:p>
          </table:table-cell>
          <table:table-cell table:style-name="ce129" table:formula="of:=[.$E$6]+360*[.T$8]/[.$C64]" office:value-type="float" office:value="372.6" calcext:value-type="float">
            <text:p>373</text:p>
          </table:table-cell>
          <table:table-cell table:style-name="ce129" table:formula="of:=[.$E$6]+360*[.U$8]/[.$C64]" office:value-type="float" office:value="373.575" calcext:value-type="float">
            <text:p>374</text:p>
          </table:table-cell>
          <table:table-cell table:style-name="ce129" table:formula="of:=[.$E$6]+360*[.V$8]/[.$C64]" office:value-type="float" office:value="374.55" calcext:value-type="float">
            <text:p>375</text:p>
          </table:table-cell>
          <table:table-cell table:style-name="ce129" table:formula="of:=[.$E$6]+360*[.W$8]/[.$C64]" office:value-type="float" office:value="375.525" calcext:value-type="float">
            <text:p>376</text:p>
          </table:table-cell>
          <table:table-cell table:style-name="ce129" table:formula="of:=[.$E$6]+360*[.X$8]/[.$C6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65]" office:value-type="float" office:value="17142.8571428571" calcext:value-type="float">
            <text:p>17143</text:p>
          </table:table-cell>
          <table:table-cell table:style-name="ce129" table:formula="of:=[.$E$6]+360*[.D$8]/[.$C65]" office:value-type="float" office:value="357" calcext:value-type="float">
            <text:p>357</text:p>
          </table:table-cell>
          <table:table-cell table:style-name="ce129" table:formula="of:=[.$E$6]+360*[.E$8]/[.$C65]" office:value-type="float" office:value="358.05" calcext:value-type="float">
            <text:p>358</text:p>
          </table:table-cell>
          <table:table-cell table:style-name="ce129" table:formula="of:=[.$E$6]+360*[.F$8]/[.$C65]" office:value-type="float" office:value="359.1" calcext:value-type="float">
            <text:p>359</text:p>
          </table:table-cell>
          <table:table-cell table:style-name="ce129" table:formula="of:=[.$E$6]+360*[.G$8]/[.$C65]" office:value-type="float" office:value="360.15" calcext:value-type="float">
            <text:p>360</text:p>
          </table:table-cell>
          <table:table-cell table:style-name="ce129" table:formula="of:=[.$E$6]+360*[.H$8]/[.$C65]" office:value-type="float" office:value="361.2" calcext:value-type="float">
            <text:p>361</text:p>
          </table:table-cell>
          <table:table-cell table:style-name="ce129" table:formula="of:=[.$E$6]+360*[.I$8]/[.$C65]" office:value-type="float" office:value="362.25" calcext:value-type="float">
            <text:p>362</text:p>
          </table:table-cell>
          <table:table-cell table:style-name="ce129" table:formula="of:=[.$E$6]+360*[.J$8]/[.$C65]" office:value-type="float" office:value="363.3" calcext:value-type="float">
            <text:p>363</text:p>
          </table:table-cell>
          <table:table-cell table:style-name="ce129" table:formula="of:=[.$E$6]+360*[.K$8]/[.$C65]" office:value-type="float" office:value="364.35" calcext:value-type="float">
            <text:p>364</text:p>
          </table:table-cell>
          <table:table-cell table:style-name="ce129" table:formula="of:=[.$E$6]+360*[.L$8]/[.$C65]" office:value-type="float" office:value="365.4" calcext:value-type="float">
            <text:p>365</text:p>
          </table:table-cell>
          <table:table-cell table:style-name="ce129" table:formula="of:=[.$E$6]+360*[.M$8]/[.$C65]" office:value-type="float" office:value="366.45" calcext:value-type="float">
            <text:p>366</text:p>
          </table:table-cell>
          <table:table-cell table:style-name="ce129" table:formula="of:=[.$E$6]+360*[.N$8]/[.$C65]" office:value-type="float" office:value="367.5" calcext:value-type="float">
            <text:p>368</text:p>
          </table:table-cell>
          <table:table-cell table:style-name="ce129" table:formula="of:=[.$E$6]+360*[.O$8]/[.$C65]" office:value-type="float" office:value="368.55" calcext:value-type="float">
            <text:p>369</text:p>
          </table:table-cell>
          <table:table-cell table:style-name="ce129" table:formula="of:=[.$E$6]+360*[.P$8]/[.$C65]" office:value-type="float" office:value="369.6" calcext:value-type="float">
            <text:p>370</text:p>
          </table:table-cell>
          <table:table-cell table:style-name="ce129" table:formula="of:=[.$E$6]+360*[.Q$8]/[.$C65]" office:value-type="float" office:value="370.65" calcext:value-type="float">
            <text:p>371</text:p>
          </table:table-cell>
          <table:table-cell table:style-name="ce129" table:formula="of:=[.$E$6]+360*[.R$8]/[.$C65]" office:value-type="float" office:value="371.7" calcext:value-type="float">
            <text:p>372</text:p>
          </table:table-cell>
          <table:table-cell table:style-name="ce129" table:formula="of:=[.$E$6]+360*[.S$8]/[.$C65]" office:value-type="float" office:value="372.75" calcext:value-type="float">
            <text:p>373</text:p>
          </table:table-cell>
          <table:table-cell table:style-name="ce129" table:formula="of:=[.$E$6]+360*[.T$8]/[.$C65]" office:value-type="float" office:value="373.8" calcext:value-type="float">
            <text:p>374</text:p>
          </table:table-cell>
          <table:table-cell table:style-name="ce129" table:formula="of:=[.$E$6]+360*[.U$8]/[.$C65]" office:value-type="float" office:value="374.85" calcext:value-type="float">
            <text:p>375</text:p>
          </table:table-cell>
          <table:table-cell table:style-name="ce129" table:formula="of:=[.$E$6]+360*[.V$8]/[.$C65]" office:value-type="float" office:value="375.9" calcext:value-type="float">
            <text:p>376</text:p>
          </table:table-cell>
          <table:table-cell table:style-name="ce129" table:formula="of:=[.$E$6]+360*[.W$8]/[.$C65]" office:value-type="float" office:value="376.95" calcext:value-type="float">
            <text:p>377</text:p>
          </table:table-cell>
          <table:table-cell table:style-name="ce129" table:formula="of:=[.$E$6]+360*[.X$8]/[.$C6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66]" office:value-type="float" office:value="16000" calcext:value-type="float">
            <text:p>16000</text:p>
          </table:table-cell>
          <table:table-cell table:style-name="ce129" table:formula="of:=[.$E$6]+360*[.D$8]/[.$C66]" office:value-type="float" office:value="357" calcext:value-type="float">
            <text:p>357</text:p>
          </table:table-cell>
          <table:table-cell table:style-name="ce129" table:formula="of:=[.$E$6]+360*[.E$8]/[.$C66]" office:value-type="float" office:value="358.125" calcext:value-type="float">
            <text:p>358</text:p>
          </table:table-cell>
          <table:table-cell table:style-name="ce129" table:formula="of:=[.$E$6]+360*[.F$8]/[.$C66]" office:value-type="float" office:value="359.25" calcext:value-type="float">
            <text:p>359</text:p>
          </table:table-cell>
          <table:table-cell table:style-name="ce129" table:formula="of:=[.$E$6]+360*[.G$8]/[.$C66]" office:value-type="float" office:value="360.375" calcext:value-type="float">
            <text:p>360</text:p>
          </table:table-cell>
          <table:table-cell table:style-name="ce129" table:formula="of:=[.$E$6]+360*[.H$8]/[.$C66]" office:value-type="float" office:value="361.5" calcext:value-type="float">
            <text:p>362</text:p>
          </table:table-cell>
          <table:table-cell table:style-name="ce129" table:formula="of:=[.$E$6]+360*[.I$8]/[.$C66]" office:value-type="float" office:value="362.625" calcext:value-type="float">
            <text:p>363</text:p>
          </table:table-cell>
          <table:table-cell table:style-name="ce129" table:formula="of:=[.$E$6]+360*[.J$8]/[.$C66]" office:value-type="float" office:value="363.75" calcext:value-type="float">
            <text:p>364</text:p>
          </table:table-cell>
          <table:table-cell table:style-name="ce129" table:formula="of:=[.$E$6]+360*[.K$8]/[.$C66]" office:value-type="float" office:value="364.875" calcext:value-type="float">
            <text:p>365</text:p>
          </table:table-cell>
          <table:table-cell table:style-name="ce129" table:formula="of:=[.$E$6]+360*[.L$8]/[.$C66]" office:value-type="float" office:value="366" calcext:value-type="float">
            <text:p>366</text:p>
          </table:table-cell>
          <table:table-cell table:style-name="ce129" table:formula="of:=[.$E$6]+360*[.M$8]/[.$C66]" office:value-type="float" office:value="367.125" calcext:value-type="float">
            <text:p>367</text:p>
          </table:table-cell>
          <table:table-cell table:style-name="ce129" table:formula="of:=[.$E$6]+360*[.N$8]/[.$C66]" office:value-type="float" office:value="368.25" calcext:value-type="float">
            <text:p>368</text:p>
          </table:table-cell>
          <table:table-cell table:style-name="ce129" table:formula="of:=[.$E$6]+360*[.O$8]/[.$C66]" office:value-type="float" office:value="369.375" calcext:value-type="float">
            <text:p>369</text:p>
          </table:table-cell>
          <table:table-cell table:style-name="ce129" table:formula="of:=[.$E$6]+360*[.P$8]/[.$C66]" office:value-type="float" office:value="370.5" calcext:value-type="float">
            <text:p>371</text:p>
          </table:table-cell>
          <table:table-cell table:style-name="ce129" table:formula="of:=[.$E$6]+360*[.Q$8]/[.$C66]" office:value-type="float" office:value="371.625" calcext:value-type="float">
            <text:p>372</text:p>
          </table:table-cell>
          <table:table-cell table:style-name="ce129" table:formula="of:=[.$E$6]+360*[.R$8]/[.$C66]" office:value-type="float" office:value="372.75" calcext:value-type="float">
            <text:p>373</text:p>
          </table:table-cell>
          <table:table-cell table:style-name="ce129" table:formula="of:=[.$E$6]+360*[.S$8]/[.$C66]" office:value-type="float" office:value="373.875" calcext:value-type="float">
            <text:p>374</text:p>
          </table:table-cell>
          <table:table-cell table:style-name="ce129" table:formula="of:=[.$E$6]+360*[.T$8]/[.$C66]" office:value-type="float" office:value="375" calcext:value-type="float">
            <text:p>375</text:p>
          </table:table-cell>
          <table:table-cell table:style-name="ce129" table:formula="of:=[.$E$6]+360*[.U$8]/[.$C66]" office:value-type="float" office:value="376.125" calcext:value-type="float">
            <text:p>376</text:p>
          </table:table-cell>
          <table:table-cell table:style-name="ce129" table:formula="of:=[.$E$6]+360*[.V$8]/[.$C66]" office:value-type="float" office:value="377.25" calcext:value-type="float">
            <text:p>377</text:p>
          </table:table-cell>
          <table:table-cell table:style-name="ce129" table:formula="of:=[.$E$6]+360*[.W$8]/[.$C66]" office:value-type="float" office:value="378.375" calcext:value-type="float">
            <text:p>378</text:p>
          </table:table-cell>
          <table:table-cell table:style-name="ce129" table:formula="of:=[.$E$6]+360*[.X$8]/[.$C6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67]" office:value-type="float" office:value="15000" calcext:value-type="float">
            <text:p>15000</text:p>
          </table:table-cell>
          <table:table-cell table:style-name="ce129" table:formula="of:=[.$E$6]+360*[.D$8]/[.$C67]" office:value-type="float" office:value="357" calcext:value-type="float">
            <text:p>357</text:p>
          </table:table-cell>
          <table:table-cell table:style-name="ce129" table:formula="of:=[.$E$6]+360*[.E$8]/[.$C67]" office:value-type="float" office:value="358.2" calcext:value-type="float">
            <text:p>358</text:p>
          </table:table-cell>
          <table:table-cell table:style-name="ce129" table:formula="of:=[.$E$6]+360*[.F$8]/[.$C67]" office:value-type="float" office:value="359.4" calcext:value-type="float">
            <text:p>359</text:p>
          </table:table-cell>
          <table:table-cell table:style-name="ce129" table:formula="of:=[.$E$6]+360*[.G$8]/[.$C67]" office:value-type="float" office:value="360.6" calcext:value-type="float">
            <text:p>361</text:p>
          </table:table-cell>
          <table:table-cell table:style-name="ce129" table:formula="of:=[.$E$6]+360*[.H$8]/[.$C67]" office:value-type="float" office:value="361.8" calcext:value-type="float">
            <text:p>362</text:p>
          </table:table-cell>
          <table:table-cell table:style-name="ce129" table:formula="of:=[.$E$6]+360*[.I$8]/[.$C67]" office:value-type="float" office:value="363" calcext:value-type="float">
            <text:p>363</text:p>
          </table:table-cell>
          <table:table-cell table:style-name="ce129" table:formula="of:=[.$E$6]+360*[.J$8]/[.$C67]" office:value-type="float" office:value="364.2" calcext:value-type="float">
            <text:p>364</text:p>
          </table:table-cell>
          <table:table-cell table:style-name="ce129" table:formula="of:=[.$E$6]+360*[.K$8]/[.$C67]" office:value-type="float" office:value="365.4" calcext:value-type="float">
            <text:p>365</text:p>
          </table:table-cell>
          <table:table-cell table:style-name="ce129" table:formula="of:=[.$E$6]+360*[.L$8]/[.$C67]" office:value-type="float" office:value="366.6" calcext:value-type="float">
            <text:p>367</text:p>
          </table:table-cell>
          <table:table-cell table:style-name="ce129" table:formula="of:=[.$E$6]+360*[.M$8]/[.$C67]" office:value-type="float" office:value="367.8" calcext:value-type="float">
            <text:p>368</text:p>
          </table:table-cell>
          <table:table-cell table:style-name="ce129" table:formula="of:=[.$E$6]+360*[.N$8]/[.$C67]" office:value-type="float" office:value="369" calcext:value-type="float">
            <text:p>369</text:p>
          </table:table-cell>
          <table:table-cell table:style-name="ce129" table:formula="of:=[.$E$6]+360*[.O$8]/[.$C67]" office:value-type="float" office:value="370.2" calcext:value-type="float">
            <text:p>370</text:p>
          </table:table-cell>
          <table:table-cell table:style-name="ce129" table:formula="of:=[.$E$6]+360*[.P$8]/[.$C67]" office:value-type="float" office:value="371.4" calcext:value-type="float">
            <text:p>371</text:p>
          </table:table-cell>
          <table:table-cell table:style-name="ce129" table:formula="of:=[.$E$6]+360*[.Q$8]/[.$C67]" office:value-type="float" office:value="372.6" calcext:value-type="float">
            <text:p>373</text:p>
          </table:table-cell>
          <table:table-cell table:style-name="ce129" table:formula="of:=[.$E$6]+360*[.R$8]/[.$C67]" office:value-type="float" office:value="373.8" calcext:value-type="float">
            <text:p>374</text:p>
          </table:table-cell>
          <table:table-cell table:style-name="ce129" table:formula="of:=[.$E$6]+360*[.S$8]/[.$C67]" office:value-type="float" office:value="375" calcext:value-type="float">
            <text:p>375</text:p>
          </table:table-cell>
          <table:table-cell table:style-name="ce129" table:formula="of:=[.$E$6]+360*[.T$8]/[.$C67]" office:value-type="float" office:value="376.2" calcext:value-type="float">
            <text:p>376</text:p>
          </table:table-cell>
          <table:table-cell table:style-name="ce129" table:formula="of:=[.$E$6]+360*[.U$8]/[.$C67]" office:value-type="float" office:value="377.4" calcext:value-type="float">
            <text:p>377</text:p>
          </table:table-cell>
          <table:table-cell table:style-name="ce129" table:formula="of:=[.$E$6]+360*[.V$8]/[.$C67]" office:value-type="float" office:value="378.6" calcext:value-type="float">
            <text:p>379</text:p>
          </table:table-cell>
          <table:table-cell table:style-name="ce129" table:formula="of:=[.$E$6]+360*[.W$8]/[.$C67]" office:value-type="float" office:value="379.8" calcext:value-type="float">
            <text:p>380</text:p>
          </table:table-cell>
          <table:table-cell table:style-name="ce129" table:formula="of:=[.$E$6]+360*[.X$8]/[.$C6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68]" office:value-type="float" office:value="14117.6470588235" calcext:value-type="float">
            <text:p>14118</text:p>
          </table:table-cell>
          <table:table-cell table:style-name="ce129" table:formula="of:=[.$E$6]+360*[.D$8]/[.$C68]" office:value-type="float" office:value="357" calcext:value-type="float">
            <text:p>357</text:p>
          </table:table-cell>
          <table:table-cell table:style-name="ce129" table:formula="of:=[.$E$6]+360*[.E$8]/[.$C68]" office:value-type="float" office:value="358.275" calcext:value-type="float">
            <text:p>358</text:p>
          </table:table-cell>
          <table:table-cell table:style-name="ce129" table:formula="of:=[.$E$6]+360*[.F$8]/[.$C68]" office:value-type="float" office:value="359.55" calcext:value-type="float">
            <text:p>360</text:p>
          </table:table-cell>
          <table:table-cell table:style-name="ce129" table:formula="of:=[.$E$6]+360*[.G$8]/[.$C68]" office:value-type="float" office:value="360.825" calcext:value-type="float">
            <text:p>361</text:p>
          </table:table-cell>
          <table:table-cell table:style-name="ce129" table:formula="of:=[.$E$6]+360*[.H$8]/[.$C68]" office:value-type="float" office:value="362.1" calcext:value-type="float">
            <text:p>362</text:p>
          </table:table-cell>
          <table:table-cell table:style-name="ce129" table:formula="of:=[.$E$6]+360*[.I$8]/[.$C68]" office:value-type="float" office:value="363.375" calcext:value-type="float">
            <text:p>363</text:p>
          </table:table-cell>
          <table:table-cell table:style-name="ce129" table:formula="of:=[.$E$6]+360*[.J$8]/[.$C68]" office:value-type="float" office:value="364.65" calcext:value-type="float">
            <text:p>365</text:p>
          </table:table-cell>
          <table:table-cell table:style-name="ce129" table:formula="of:=[.$E$6]+360*[.K$8]/[.$C68]" office:value-type="float" office:value="365.925" calcext:value-type="float">
            <text:p>366</text:p>
          </table:table-cell>
          <table:table-cell table:style-name="ce129" table:formula="of:=[.$E$6]+360*[.L$8]/[.$C68]" office:value-type="float" office:value="367.2" calcext:value-type="float">
            <text:p>367</text:p>
          </table:table-cell>
          <table:table-cell table:style-name="ce129" table:formula="of:=[.$E$6]+360*[.M$8]/[.$C68]" office:value-type="float" office:value="368.475" calcext:value-type="float">
            <text:p>368</text:p>
          </table:table-cell>
          <table:table-cell table:style-name="ce129" table:formula="of:=[.$E$6]+360*[.N$8]/[.$C68]" office:value-type="float" office:value="369.75" calcext:value-type="float">
            <text:p>370</text:p>
          </table:table-cell>
          <table:table-cell table:style-name="ce129" table:formula="of:=[.$E$6]+360*[.O$8]/[.$C68]" office:value-type="float" office:value="371.025" calcext:value-type="float">
            <text:p>371</text:p>
          </table:table-cell>
          <table:table-cell table:style-name="ce129" table:formula="of:=[.$E$6]+360*[.P$8]/[.$C68]" office:value-type="float" office:value="372.3" calcext:value-type="float">
            <text:p>372</text:p>
          </table:table-cell>
          <table:table-cell table:style-name="ce129" table:formula="of:=[.$E$6]+360*[.Q$8]/[.$C68]" office:value-type="float" office:value="373.575" calcext:value-type="float">
            <text:p>374</text:p>
          </table:table-cell>
          <table:table-cell table:style-name="ce129" table:formula="of:=[.$E$6]+360*[.R$8]/[.$C68]" office:value-type="float" office:value="374.85" calcext:value-type="float">
            <text:p>375</text:p>
          </table:table-cell>
          <table:table-cell table:style-name="ce129" table:formula="of:=[.$E$6]+360*[.S$8]/[.$C68]" office:value-type="float" office:value="376.125" calcext:value-type="float">
            <text:p>376</text:p>
          </table:table-cell>
          <table:table-cell table:style-name="ce129" table:formula="of:=[.$E$6]+360*[.T$8]/[.$C68]" office:value-type="float" office:value="377.4" calcext:value-type="float">
            <text:p>377</text:p>
          </table:table-cell>
          <table:table-cell table:style-name="ce129" table:formula="of:=[.$E$6]+360*[.U$8]/[.$C68]" office:value-type="float" office:value="378.675" calcext:value-type="float">
            <text:p>379</text:p>
          </table:table-cell>
          <table:table-cell table:style-name="ce129" table:formula="of:=[.$E$6]+360*[.V$8]/[.$C68]" office:value-type="float" office:value="379.95" calcext:value-type="float">
            <text:p>380</text:p>
          </table:table-cell>
          <table:table-cell table:style-name="ce129" table:formula="of:=[.$E$6]+360*[.W$8]/[.$C68]" office:value-type="float" office:value="381.225" calcext:value-type="float">
            <text:p>381</text:p>
          </table:table-cell>
          <table:table-cell table:style-name="ce129" table:formula="of:=[.$E$6]+360*[.X$8]/[.$C6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69]" office:value-type="float" office:value="13333.3333333333" calcext:value-type="float">
            <text:p>13333</text:p>
          </table:table-cell>
          <table:table-cell table:style-name="ce129" table:formula="of:=[.$E$6]+360*[.D$8]/[.$C69]" office:value-type="float" office:value="357" calcext:value-type="float">
            <text:p>357</text:p>
          </table:table-cell>
          <table:table-cell table:style-name="ce129" table:formula="of:=[.$E$6]+360*[.E$8]/[.$C69]" office:value-type="float" office:value="358.35" calcext:value-type="float">
            <text:p>358</text:p>
          </table:table-cell>
          <table:table-cell table:style-name="ce129" table:formula="of:=[.$E$6]+360*[.F$8]/[.$C69]" office:value-type="float" office:value="359.7" calcext:value-type="float">
            <text:p>360</text:p>
          </table:table-cell>
          <table:table-cell table:style-name="ce129" table:formula="of:=[.$E$6]+360*[.G$8]/[.$C69]" office:value-type="float" office:value="361.05" calcext:value-type="float">
            <text:p>361</text:p>
          </table:table-cell>
          <table:table-cell table:style-name="ce129" table:formula="of:=[.$E$6]+360*[.H$8]/[.$C69]" office:value-type="float" office:value="362.4" calcext:value-type="float">
            <text:p>362</text:p>
          </table:table-cell>
          <table:table-cell table:style-name="ce129" table:formula="of:=[.$E$6]+360*[.I$8]/[.$C69]" office:value-type="float" office:value="363.75" calcext:value-type="float">
            <text:p>364</text:p>
          </table:table-cell>
          <table:table-cell table:style-name="ce129" table:formula="of:=[.$E$6]+360*[.J$8]/[.$C69]" office:value-type="float" office:value="365.1" calcext:value-type="float">
            <text:p>365</text:p>
          </table:table-cell>
          <table:table-cell table:style-name="ce129" table:formula="of:=[.$E$6]+360*[.K$8]/[.$C69]" office:value-type="float" office:value="366.45" calcext:value-type="float">
            <text:p>366</text:p>
          </table:table-cell>
          <table:table-cell table:style-name="ce129" table:formula="of:=[.$E$6]+360*[.L$8]/[.$C69]" office:value-type="float" office:value="367.8" calcext:value-type="float">
            <text:p>368</text:p>
          </table:table-cell>
          <table:table-cell table:style-name="ce129" table:formula="of:=[.$E$6]+360*[.M$8]/[.$C69]" office:value-type="float" office:value="369.15" calcext:value-type="float">
            <text:p>369</text:p>
          </table:table-cell>
          <table:table-cell table:style-name="ce129" table:formula="of:=[.$E$6]+360*[.N$8]/[.$C69]" office:value-type="float" office:value="370.5" calcext:value-type="float">
            <text:p>371</text:p>
          </table:table-cell>
          <table:table-cell table:style-name="ce129" table:formula="of:=[.$E$6]+360*[.O$8]/[.$C69]" office:value-type="float" office:value="371.85" calcext:value-type="float">
            <text:p>372</text:p>
          </table:table-cell>
          <table:table-cell table:style-name="ce129" table:formula="of:=[.$E$6]+360*[.P$8]/[.$C69]" office:value-type="float" office:value="373.2" calcext:value-type="float">
            <text:p>373</text:p>
          </table:table-cell>
          <table:table-cell table:style-name="ce129" table:formula="of:=[.$E$6]+360*[.Q$8]/[.$C69]" office:value-type="float" office:value="374.55" calcext:value-type="float">
            <text:p>375</text:p>
          </table:table-cell>
          <table:table-cell table:style-name="ce129" table:formula="of:=[.$E$6]+360*[.R$8]/[.$C69]" office:value-type="float" office:value="375.9" calcext:value-type="float">
            <text:p>376</text:p>
          </table:table-cell>
          <table:table-cell table:style-name="ce129" table:formula="of:=[.$E$6]+360*[.S$8]/[.$C69]" office:value-type="float" office:value="377.25" calcext:value-type="float">
            <text:p>377</text:p>
          </table:table-cell>
          <table:table-cell table:style-name="ce129" table:formula="of:=[.$E$6]+360*[.T$8]/[.$C69]" office:value-type="float" office:value="378.6" calcext:value-type="float">
            <text:p>379</text:p>
          </table:table-cell>
          <table:table-cell table:style-name="ce129" table:formula="of:=[.$E$6]+360*[.U$8]/[.$C69]" office:value-type="float" office:value="379.95" calcext:value-type="float">
            <text:p>380</text:p>
          </table:table-cell>
          <table:table-cell table:style-name="ce129" table:formula="of:=[.$E$6]+360*[.V$8]/[.$C69]" office:value-type="float" office:value="381.3" calcext:value-type="float">
            <text:p>381</text:p>
          </table:table-cell>
          <table:table-cell table:style-name="ce129" table:formula="of:=[.$E$6]+360*[.W$8]/[.$C69]" office:value-type="float" office:value="382.65" calcext:value-type="float">
            <text:p>383</text:p>
          </table:table-cell>
          <table:table-cell table:style-name="ce129" table:formula="of:=[.$E$6]+360*[.X$8]/[.$C6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70]" office:value-type="float" office:value="12631.5789473684" calcext:value-type="float">
            <text:p>12632</text:p>
          </table:table-cell>
          <table:table-cell table:style-name="ce129" table:formula="of:=[.$E$6]+360*[.D$8]/[.$C70]" office:value-type="float" office:value="357" calcext:value-type="float">
            <text:p>357</text:p>
          </table:table-cell>
          <table:table-cell table:style-name="ce129" table:formula="of:=[.$E$6]+360*[.E$8]/[.$C70]" office:value-type="float" office:value="358.425" calcext:value-type="float">
            <text:p>358</text:p>
          </table:table-cell>
          <table:table-cell table:style-name="ce129" table:formula="of:=[.$E$6]+360*[.F$8]/[.$C70]" office:value-type="float" office:value="359.85" calcext:value-type="float">
            <text:p>360</text:p>
          </table:table-cell>
          <table:table-cell table:style-name="ce129" table:formula="of:=[.$E$6]+360*[.G$8]/[.$C70]" office:value-type="float" office:value="361.275" calcext:value-type="float">
            <text:p>361</text:p>
          </table:table-cell>
          <table:table-cell table:style-name="ce129" table:formula="of:=[.$E$6]+360*[.H$8]/[.$C70]" office:value-type="float" office:value="362.7" calcext:value-type="float">
            <text:p>363</text:p>
          </table:table-cell>
          <table:table-cell table:style-name="ce129" table:formula="of:=[.$E$6]+360*[.I$8]/[.$C70]" office:value-type="float" office:value="364.125" calcext:value-type="float">
            <text:p>364</text:p>
          </table:table-cell>
          <table:table-cell table:style-name="ce129" table:formula="of:=[.$E$6]+360*[.J$8]/[.$C70]" office:value-type="float" office:value="365.55" calcext:value-type="float">
            <text:p>366</text:p>
          </table:table-cell>
          <table:table-cell table:style-name="ce129" table:formula="of:=[.$E$6]+360*[.K$8]/[.$C70]" office:value-type="float" office:value="366.975" calcext:value-type="float">
            <text:p>367</text:p>
          </table:table-cell>
          <table:table-cell table:style-name="ce129" table:formula="of:=[.$E$6]+360*[.L$8]/[.$C70]" office:value-type="float" office:value="368.4" calcext:value-type="float">
            <text:p>368</text:p>
          </table:table-cell>
          <table:table-cell table:style-name="ce129" table:formula="of:=[.$E$6]+360*[.M$8]/[.$C70]" office:value-type="float" office:value="369.825" calcext:value-type="float">
            <text:p>370</text:p>
          </table:table-cell>
          <table:table-cell table:style-name="ce129" table:formula="of:=[.$E$6]+360*[.N$8]/[.$C70]" office:value-type="float" office:value="371.25" calcext:value-type="float">
            <text:p>371</text:p>
          </table:table-cell>
          <table:table-cell table:style-name="ce129" table:formula="of:=[.$E$6]+360*[.O$8]/[.$C70]" office:value-type="float" office:value="372.675" calcext:value-type="float">
            <text:p>373</text:p>
          </table:table-cell>
          <table:table-cell table:style-name="ce129" table:formula="of:=[.$E$6]+360*[.P$8]/[.$C70]" office:value-type="float" office:value="374.1" calcext:value-type="float">
            <text:p>374</text:p>
          </table:table-cell>
          <table:table-cell table:style-name="ce129" table:formula="of:=[.$E$6]+360*[.Q$8]/[.$C70]" office:value-type="float" office:value="375.525" calcext:value-type="float">
            <text:p>376</text:p>
          </table:table-cell>
          <table:table-cell table:style-name="ce129" table:formula="of:=[.$E$6]+360*[.R$8]/[.$C70]" office:value-type="float" office:value="376.95" calcext:value-type="float">
            <text:p>377</text:p>
          </table:table-cell>
          <table:table-cell table:style-name="ce129" table:formula="of:=[.$E$6]+360*[.S$8]/[.$C70]" office:value-type="float" office:value="378.375" calcext:value-type="float">
            <text:p>378</text:p>
          </table:table-cell>
          <table:table-cell table:style-name="ce129" table:formula="of:=[.$E$6]+360*[.T$8]/[.$C70]" office:value-type="float" office:value="379.8" calcext:value-type="float">
            <text:p>380</text:p>
          </table:table-cell>
          <table:table-cell table:style-name="ce129" table:formula="of:=[.$E$6]+360*[.U$8]/[.$C70]" office:value-type="float" office:value="381.225" calcext:value-type="float">
            <text:p>381</text:p>
          </table:table-cell>
          <table:table-cell table:style-name="ce129" table:formula="of:=[.$E$6]+360*[.V$8]/[.$C70]" office:value-type="float" office:value="382.65" calcext:value-type="float">
            <text:p>383</text:p>
          </table:table-cell>
          <table:table-cell table:style-name="ce129" table:formula="of:=[.$E$6]+360*[.W$8]/[.$C70]" office:value-type="float" office:value="384.075" calcext:value-type="float">
            <text:p>384</text:p>
          </table:table-cell>
          <table:table-cell table:style-name="ce129" table:formula="of:=[.$E$6]+360*[.X$8]/[.$C7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71]" office:value-type="float" office:value="12000" calcext:value-type="float">
            <text:p>12000</text:p>
          </table:table-cell>
          <table:table-cell table:style-name="ce129" table:formula="of:=[.$E$6]+360*[.D$8]/[.$C71]" office:value-type="float" office:value="357" calcext:value-type="float">
            <text:p>357</text:p>
          </table:table-cell>
          <table:table-cell table:style-name="ce129" table:formula="of:=[.$E$6]+360*[.E$8]/[.$C71]" office:value-type="float" office:value="358.5" calcext:value-type="float">
            <text:p>359</text:p>
          </table:table-cell>
          <table:table-cell table:style-name="ce129" table:formula="of:=[.$E$6]+360*[.F$8]/[.$C71]" office:value-type="float" office:value="360" calcext:value-type="float">
            <text:p>360</text:p>
          </table:table-cell>
          <table:table-cell table:style-name="ce129" table:formula="of:=[.$E$6]+360*[.G$8]/[.$C71]" office:value-type="float" office:value="361.5" calcext:value-type="float">
            <text:p>362</text:p>
          </table:table-cell>
          <table:table-cell table:style-name="ce129" table:formula="of:=[.$E$6]+360*[.H$8]/[.$C71]" office:value-type="float" office:value="363" calcext:value-type="float">
            <text:p>363</text:p>
          </table:table-cell>
          <table:table-cell table:style-name="ce129" table:formula="of:=[.$E$6]+360*[.I$8]/[.$C71]" office:value-type="float" office:value="364.5" calcext:value-type="float">
            <text:p>365</text:p>
          </table:table-cell>
          <table:table-cell table:style-name="ce129" table:formula="of:=[.$E$6]+360*[.J$8]/[.$C71]" office:value-type="float" office:value="366" calcext:value-type="float">
            <text:p>366</text:p>
          </table:table-cell>
          <table:table-cell table:style-name="ce129" table:formula="of:=[.$E$6]+360*[.K$8]/[.$C71]" office:value-type="float" office:value="367.5" calcext:value-type="float">
            <text:p>368</text:p>
          </table:table-cell>
          <table:table-cell table:style-name="ce129" table:formula="of:=[.$E$6]+360*[.L$8]/[.$C71]" office:value-type="float" office:value="369" calcext:value-type="float">
            <text:p>369</text:p>
          </table:table-cell>
          <table:table-cell table:style-name="ce129" table:formula="of:=[.$E$6]+360*[.M$8]/[.$C71]" office:value-type="float" office:value="370.5" calcext:value-type="float">
            <text:p>371</text:p>
          </table:table-cell>
          <table:table-cell table:style-name="ce129" table:formula="of:=[.$E$6]+360*[.N$8]/[.$C71]" office:value-type="float" office:value="372" calcext:value-type="float">
            <text:p>372</text:p>
          </table:table-cell>
          <table:table-cell table:style-name="ce129" table:formula="of:=[.$E$6]+360*[.O$8]/[.$C71]" office:value-type="float" office:value="373.5" calcext:value-type="float">
            <text:p>374</text:p>
          </table:table-cell>
          <table:table-cell table:style-name="ce129" table:formula="of:=[.$E$6]+360*[.P$8]/[.$C71]" office:value-type="float" office:value="375" calcext:value-type="float">
            <text:p>375</text:p>
          </table:table-cell>
          <table:table-cell table:style-name="ce129" table:formula="of:=[.$E$6]+360*[.Q$8]/[.$C71]" office:value-type="float" office:value="376.5" calcext:value-type="float">
            <text:p>377</text:p>
          </table:table-cell>
          <table:table-cell table:style-name="ce129" table:formula="of:=[.$E$6]+360*[.R$8]/[.$C71]" office:value-type="float" office:value="378" calcext:value-type="float">
            <text:p>378</text:p>
          </table:table-cell>
          <table:table-cell table:style-name="ce129" table:formula="of:=[.$E$6]+360*[.S$8]/[.$C71]" office:value-type="float" office:value="379.5" calcext:value-type="float">
            <text:p>380</text:p>
          </table:table-cell>
          <table:table-cell table:style-name="ce129" table:formula="of:=[.$E$6]+360*[.T$8]/[.$C71]" office:value-type="float" office:value="381" calcext:value-type="float">
            <text:p>381</text:p>
          </table:table-cell>
          <table:table-cell table:style-name="ce129" table:formula="of:=[.$E$6]+360*[.U$8]/[.$C71]" office:value-type="float" office:value="382.5" calcext:value-type="float">
            <text:p>383</text:p>
          </table:table-cell>
          <table:table-cell table:style-name="ce129" table:formula="of:=[.$E$6]+360*[.V$8]/[.$C71]" office:value-type="float" office:value="384" calcext:value-type="float">
            <text:p>384</text:p>
          </table:table-cell>
          <table:table-cell table:style-name="ce129" table:formula="of:=[.$E$6]+360*[.W$8]/[.$C71]" office:value-type="float" office:value="385.5" calcext:value-type="float">
            <text:p>386</text:p>
          </table:table-cell>
          <table:table-cell table:style-name="ce129" table:formula="of:=[.$E$6]+360*[.X$8]/[.$C7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72]" office:value-type="float" office:value="11428.5714285714" calcext:value-type="float">
            <text:p>11429</text:p>
          </table:table-cell>
          <table:table-cell table:style-name="ce129" table:formula="of:=[.$E$6]+360*[.D$8]/[.$C72]" office:value-type="float" office:value="357" calcext:value-type="float">
            <text:p>357</text:p>
          </table:table-cell>
          <table:table-cell table:style-name="ce129" table:formula="of:=[.$E$6]+360*[.E$8]/[.$C72]" office:value-type="float" office:value="358.575" calcext:value-type="float">
            <text:p>359</text:p>
          </table:table-cell>
          <table:table-cell table:style-name="ce129" table:formula="of:=[.$E$6]+360*[.F$8]/[.$C72]" office:value-type="float" office:value="360.15" calcext:value-type="float">
            <text:p>360</text:p>
          </table:table-cell>
          <table:table-cell table:style-name="ce129" table:formula="of:=[.$E$6]+360*[.G$8]/[.$C72]" office:value-type="float" office:value="361.725" calcext:value-type="float">
            <text:p>362</text:p>
          </table:table-cell>
          <table:table-cell table:style-name="ce129" table:formula="of:=[.$E$6]+360*[.H$8]/[.$C72]" office:value-type="float" office:value="363.3" calcext:value-type="float">
            <text:p>363</text:p>
          </table:table-cell>
          <table:table-cell table:style-name="ce129" table:formula="of:=[.$E$6]+360*[.I$8]/[.$C72]" office:value-type="float" office:value="364.875" calcext:value-type="float">
            <text:p>365</text:p>
          </table:table-cell>
          <table:table-cell table:style-name="ce129" table:formula="of:=[.$E$6]+360*[.J$8]/[.$C72]" office:value-type="float" office:value="366.45" calcext:value-type="float">
            <text:p>366</text:p>
          </table:table-cell>
          <table:table-cell table:style-name="ce129" table:formula="of:=[.$E$6]+360*[.K$8]/[.$C72]" office:value-type="float" office:value="368.025" calcext:value-type="float">
            <text:p>368</text:p>
          </table:table-cell>
          <table:table-cell table:style-name="ce129" table:formula="of:=[.$E$6]+360*[.L$8]/[.$C72]" office:value-type="float" office:value="369.6" calcext:value-type="float">
            <text:p>370</text:p>
          </table:table-cell>
          <table:table-cell table:style-name="ce129" table:formula="of:=[.$E$6]+360*[.M$8]/[.$C72]" office:value-type="float" office:value="371.175" calcext:value-type="float">
            <text:p>371</text:p>
          </table:table-cell>
          <table:table-cell table:style-name="ce129" table:formula="of:=[.$E$6]+360*[.N$8]/[.$C72]" office:value-type="float" office:value="372.75" calcext:value-type="float">
            <text:p>373</text:p>
          </table:table-cell>
          <table:table-cell table:style-name="ce129" table:formula="of:=[.$E$6]+360*[.O$8]/[.$C72]" office:value-type="float" office:value="374.325" calcext:value-type="float">
            <text:p>374</text:p>
          </table:table-cell>
          <table:table-cell table:style-name="ce129" table:formula="of:=[.$E$6]+360*[.P$8]/[.$C72]" office:value-type="float" office:value="375.9" calcext:value-type="float">
            <text:p>376</text:p>
          </table:table-cell>
          <table:table-cell table:style-name="ce129" table:formula="of:=[.$E$6]+360*[.Q$8]/[.$C72]" office:value-type="float" office:value="377.475" calcext:value-type="float">
            <text:p>377</text:p>
          </table:table-cell>
          <table:table-cell table:style-name="ce129" table:formula="of:=[.$E$6]+360*[.R$8]/[.$C72]" office:value-type="float" office:value="379.05" calcext:value-type="float">
            <text:p>379</text:p>
          </table:table-cell>
          <table:table-cell table:style-name="ce129" table:formula="of:=[.$E$6]+360*[.S$8]/[.$C72]" office:value-type="float" office:value="380.625" calcext:value-type="float">
            <text:p>381</text:p>
          </table:table-cell>
          <table:table-cell table:style-name="ce129" table:formula="of:=[.$E$6]+360*[.T$8]/[.$C72]" office:value-type="float" office:value="382.2" calcext:value-type="float">
            <text:p>382</text:p>
          </table:table-cell>
          <table:table-cell table:style-name="ce129" table:formula="of:=[.$E$6]+360*[.U$8]/[.$C72]" office:value-type="float" office:value="383.775" calcext:value-type="float">
            <text:p>384</text:p>
          </table:table-cell>
          <table:table-cell table:style-name="ce129" table:formula="of:=[.$E$6]+360*[.V$8]/[.$C72]" office:value-type="float" office:value="385.35" calcext:value-type="float">
            <text:p>385</text:p>
          </table:table-cell>
          <table:table-cell table:style-name="ce129" table:formula="of:=[.$E$6]+360*[.W$8]/[.$C72]" office:value-type="float" office:value="386.925" calcext:value-type="float">
            <text:p>387</text:p>
          </table:table-cell>
          <table:table-cell table:style-name="ce129" table:formula="of:=[.$E$6]+360*[.X$8]/[.$C7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73]" office:value-type="float" office:value="10909.0909090909" calcext:value-type="float">
            <text:p>10909</text:p>
          </table:table-cell>
          <table:table-cell table:style-name="ce129" table:formula="of:=[.$E$6]+360*[.D$8]/[.$C73]" office:value-type="float" office:value="357" calcext:value-type="float">
            <text:p>357</text:p>
          </table:table-cell>
          <table:table-cell table:style-name="ce129" table:formula="of:=[.$E$6]+360*[.E$8]/[.$C73]" office:value-type="float" office:value="358.65" calcext:value-type="float">
            <text:p>359</text:p>
          </table:table-cell>
          <table:table-cell table:style-name="ce129" table:formula="of:=[.$E$6]+360*[.F$8]/[.$C73]" office:value-type="float" office:value="360.3" calcext:value-type="float">
            <text:p>360</text:p>
          </table:table-cell>
          <table:table-cell table:style-name="ce129" table:formula="of:=[.$E$6]+360*[.G$8]/[.$C73]" office:value-type="float" office:value="361.95" calcext:value-type="float">
            <text:p>362</text:p>
          </table:table-cell>
          <table:table-cell table:style-name="ce129" table:formula="of:=[.$E$6]+360*[.H$8]/[.$C73]" office:value-type="float" office:value="363.6" calcext:value-type="float">
            <text:p>364</text:p>
          </table:table-cell>
          <table:table-cell table:style-name="ce129" table:formula="of:=[.$E$6]+360*[.I$8]/[.$C73]" office:value-type="float" office:value="365.25" calcext:value-type="float">
            <text:p>365</text:p>
          </table:table-cell>
          <table:table-cell table:style-name="ce129" table:formula="of:=[.$E$6]+360*[.J$8]/[.$C73]" office:value-type="float" office:value="366.9" calcext:value-type="float">
            <text:p>367</text:p>
          </table:table-cell>
          <table:table-cell table:style-name="ce129" table:formula="of:=[.$E$6]+360*[.K$8]/[.$C73]" office:value-type="float" office:value="368.55" calcext:value-type="float">
            <text:p>369</text:p>
          </table:table-cell>
          <table:table-cell table:style-name="ce129" table:formula="of:=[.$E$6]+360*[.L$8]/[.$C73]" office:value-type="float" office:value="370.2" calcext:value-type="float">
            <text:p>370</text:p>
          </table:table-cell>
          <table:table-cell table:style-name="ce129" table:formula="of:=[.$E$6]+360*[.M$8]/[.$C73]" office:value-type="float" office:value="371.85" calcext:value-type="float">
            <text:p>372</text:p>
          </table:table-cell>
          <table:table-cell table:style-name="ce129" table:formula="of:=[.$E$6]+360*[.N$8]/[.$C73]" office:value-type="float" office:value="373.5" calcext:value-type="float">
            <text:p>374</text:p>
          </table:table-cell>
          <table:table-cell table:style-name="ce129" table:formula="of:=[.$E$6]+360*[.O$8]/[.$C73]" office:value-type="float" office:value="375.15" calcext:value-type="float">
            <text:p>375</text:p>
          </table:table-cell>
          <table:table-cell table:style-name="ce129" table:formula="of:=[.$E$6]+360*[.P$8]/[.$C73]" office:value-type="float" office:value="376.8" calcext:value-type="float">
            <text:p>377</text:p>
          </table:table-cell>
          <table:table-cell table:style-name="ce129" table:formula="of:=[.$E$6]+360*[.Q$8]/[.$C73]" office:value-type="float" office:value="378.45" calcext:value-type="float">
            <text:p>378</text:p>
          </table:table-cell>
          <table:table-cell table:style-name="ce129" table:formula="of:=[.$E$6]+360*[.R$8]/[.$C73]" office:value-type="float" office:value="380.1" calcext:value-type="float">
            <text:p>380</text:p>
          </table:table-cell>
          <table:table-cell table:style-name="ce129" table:formula="of:=[.$E$6]+360*[.S$8]/[.$C73]" office:value-type="float" office:value="381.75" calcext:value-type="float">
            <text:p>382</text:p>
          </table:table-cell>
          <table:table-cell table:style-name="ce129" table:formula="of:=[.$E$6]+360*[.T$8]/[.$C73]" office:value-type="float" office:value="383.4" calcext:value-type="float">
            <text:p>383</text:p>
          </table:table-cell>
          <table:table-cell table:style-name="ce129" table:formula="of:=[.$E$6]+360*[.U$8]/[.$C73]" office:value-type="float" office:value="385.05" calcext:value-type="float">
            <text:p>385</text:p>
          </table:table-cell>
          <table:table-cell table:style-name="ce129" table:formula="of:=[.$E$6]+360*[.V$8]/[.$C73]" office:value-type="float" office:value="386.7" calcext:value-type="float">
            <text:p>387</text:p>
          </table:table-cell>
          <table:table-cell table:style-name="ce129" table:formula="of:=[.$E$6]+360*[.W$8]/[.$C73]" office:value-type="float" office:value="388.35" calcext:value-type="float">
            <text:p>388</text:p>
          </table:table-cell>
          <table:table-cell table:style-name="ce129" table:formula="of:=[.$E$6]+360*[.X$8]/[.$C7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74]" office:value-type="float" office:value="10434.7826086957" calcext:value-type="float">
            <text:p>10435</text:p>
          </table:table-cell>
          <table:table-cell table:style-name="ce129" table:formula="of:=[.$E$6]+360*[.D$8]/[.$C74]" office:value-type="float" office:value="357" calcext:value-type="float">
            <text:p>357</text:p>
          </table:table-cell>
          <table:table-cell table:style-name="ce129" table:formula="of:=[.$E$6]+360*[.E$8]/[.$C74]" office:value-type="float" office:value="358.725" calcext:value-type="float">
            <text:p>359</text:p>
          </table:table-cell>
          <table:table-cell table:style-name="ce129" table:formula="of:=[.$E$6]+360*[.F$8]/[.$C74]" office:value-type="float" office:value="360.45" calcext:value-type="float">
            <text:p>360</text:p>
          </table:table-cell>
          <table:table-cell table:style-name="ce129" table:formula="of:=[.$E$6]+360*[.G$8]/[.$C74]" office:value-type="float" office:value="362.175" calcext:value-type="float">
            <text:p>362</text:p>
          </table:table-cell>
          <table:table-cell table:style-name="ce129" table:formula="of:=[.$E$6]+360*[.H$8]/[.$C74]" office:value-type="float" office:value="363.9" calcext:value-type="float">
            <text:p>364</text:p>
          </table:table-cell>
          <table:table-cell table:style-name="ce129" table:formula="of:=[.$E$6]+360*[.I$8]/[.$C74]" office:value-type="float" office:value="365.625" calcext:value-type="float">
            <text:p>366</text:p>
          </table:table-cell>
          <table:table-cell table:style-name="ce129" table:formula="of:=[.$E$6]+360*[.J$8]/[.$C74]" office:value-type="float" office:value="367.35" calcext:value-type="float">
            <text:p>367</text:p>
          </table:table-cell>
          <table:table-cell table:style-name="ce129" table:formula="of:=[.$E$6]+360*[.K$8]/[.$C74]" office:value-type="float" office:value="369.075" calcext:value-type="float">
            <text:p>369</text:p>
          </table:table-cell>
          <table:table-cell table:style-name="ce129" table:formula="of:=[.$E$6]+360*[.L$8]/[.$C74]" office:value-type="float" office:value="370.8" calcext:value-type="float">
            <text:p>371</text:p>
          </table:table-cell>
          <table:table-cell table:style-name="ce129" table:formula="of:=[.$E$6]+360*[.M$8]/[.$C74]" office:value-type="float" office:value="372.525" calcext:value-type="float">
            <text:p>373</text:p>
          </table:table-cell>
          <table:table-cell table:style-name="ce129" table:formula="of:=[.$E$6]+360*[.N$8]/[.$C74]" office:value-type="float" office:value="374.25" calcext:value-type="float">
            <text:p>374</text:p>
          </table:table-cell>
          <table:table-cell table:style-name="ce129" table:formula="of:=[.$E$6]+360*[.O$8]/[.$C74]" office:value-type="float" office:value="375.975" calcext:value-type="float">
            <text:p>376</text:p>
          </table:table-cell>
          <table:table-cell table:style-name="ce129" table:formula="of:=[.$E$6]+360*[.P$8]/[.$C74]" office:value-type="float" office:value="377.7" calcext:value-type="float">
            <text:p>378</text:p>
          </table:table-cell>
          <table:table-cell table:style-name="ce129" table:formula="of:=[.$E$6]+360*[.Q$8]/[.$C74]" office:value-type="float" office:value="379.425" calcext:value-type="float">
            <text:p>379</text:p>
          </table:table-cell>
          <table:table-cell table:style-name="ce129" table:formula="of:=[.$E$6]+360*[.R$8]/[.$C74]" office:value-type="float" office:value="381.15" calcext:value-type="float">
            <text:p>381</text:p>
          </table:table-cell>
          <table:table-cell table:style-name="ce129" table:formula="of:=[.$E$6]+360*[.S$8]/[.$C74]" office:value-type="float" office:value="382.875" calcext:value-type="float">
            <text:p>383</text:p>
          </table:table-cell>
          <table:table-cell table:style-name="ce129" table:formula="of:=[.$E$6]+360*[.T$8]/[.$C74]" office:value-type="float" office:value="384.6" calcext:value-type="float">
            <text:p>385</text:p>
          </table:table-cell>
          <table:table-cell table:style-name="ce129" table:formula="of:=[.$E$6]+360*[.U$8]/[.$C74]" office:value-type="float" office:value="386.325" calcext:value-type="float">
            <text:p>386</text:p>
          </table:table-cell>
          <table:table-cell table:style-name="ce129" table:formula="of:=[.$E$6]+360*[.V$8]/[.$C74]" office:value-type="float" office:value="388.05" calcext:value-type="float">
            <text:p>388</text:p>
          </table:table-cell>
          <table:table-cell table:style-name="ce129" table:formula="of:=[.$E$6]+360*[.W$8]/[.$C74]" office:value-type="float" office:value="389.775" calcext:value-type="float">
            <text:p>390</text:p>
          </table:table-cell>
          <table:table-cell table:style-name="ce129" table:formula="of:=[.$E$6]+360*[.X$8]/[.$C7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75]" office:value-type="float" office:value="10000" calcext:value-type="float">
            <text:p>10000</text:p>
          </table:table-cell>
          <table:table-cell table:style-name="ce129" table:formula="of:=[.$E$6]+360*[.D$8]/[.$C75]" office:value-type="float" office:value="357" calcext:value-type="float">
            <text:p>357</text:p>
          </table:table-cell>
          <table:table-cell table:style-name="ce129" table:formula="of:=[.$E$6]+360*[.E$8]/[.$C75]" office:value-type="float" office:value="358.8" calcext:value-type="float">
            <text:p>359</text:p>
          </table:table-cell>
          <table:table-cell table:style-name="ce129" table:formula="of:=[.$E$6]+360*[.F$8]/[.$C75]" office:value-type="float" office:value="360.6" calcext:value-type="float">
            <text:p>361</text:p>
          </table:table-cell>
          <table:table-cell table:style-name="ce129" table:formula="of:=[.$E$6]+360*[.G$8]/[.$C75]" office:value-type="float" office:value="362.4" calcext:value-type="float">
            <text:p>362</text:p>
          </table:table-cell>
          <table:table-cell table:style-name="ce129" table:formula="of:=[.$E$6]+360*[.H$8]/[.$C75]" office:value-type="float" office:value="364.2" calcext:value-type="float">
            <text:p>364</text:p>
          </table:table-cell>
          <table:table-cell table:style-name="ce129" table:formula="of:=[.$E$6]+360*[.I$8]/[.$C75]" office:value-type="float" office:value="366" calcext:value-type="float">
            <text:p>366</text:p>
          </table:table-cell>
          <table:table-cell table:style-name="ce129" table:formula="of:=[.$E$6]+360*[.J$8]/[.$C75]" office:value-type="float" office:value="367.8" calcext:value-type="float">
            <text:p>368</text:p>
          </table:table-cell>
          <table:table-cell table:style-name="ce129" table:formula="of:=[.$E$6]+360*[.K$8]/[.$C75]" office:value-type="float" office:value="369.6" calcext:value-type="float">
            <text:p>370</text:p>
          </table:table-cell>
          <table:table-cell table:style-name="ce129" table:formula="of:=[.$E$6]+360*[.L$8]/[.$C75]" office:value-type="float" office:value="371.4" calcext:value-type="float">
            <text:p>371</text:p>
          </table:table-cell>
          <table:table-cell table:style-name="ce129" table:formula="of:=[.$E$6]+360*[.M$8]/[.$C75]" office:value-type="float" office:value="373.2" calcext:value-type="float">
            <text:p>373</text:p>
          </table:table-cell>
          <table:table-cell table:style-name="ce129" table:formula="of:=[.$E$6]+360*[.N$8]/[.$C75]" office:value-type="float" office:value="375" calcext:value-type="float">
            <text:p>375</text:p>
          </table:table-cell>
          <table:table-cell table:style-name="ce129" table:formula="of:=[.$E$6]+360*[.O$8]/[.$C75]" office:value-type="float" office:value="376.8" calcext:value-type="float">
            <text:p>377</text:p>
          </table:table-cell>
          <table:table-cell table:style-name="ce129" table:formula="of:=[.$E$6]+360*[.P$8]/[.$C75]" office:value-type="float" office:value="378.6" calcext:value-type="float">
            <text:p>379</text:p>
          </table:table-cell>
          <table:table-cell table:style-name="ce129" table:formula="of:=[.$E$6]+360*[.Q$8]/[.$C75]" office:value-type="float" office:value="380.4" calcext:value-type="float">
            <text:p>380</text:p>
          </table:table-cell>
          <table:table-cell table:style-name="ce129" table:formula="of:=[.$E$6]+360*[.R$8]/[.$C75]" office:value-type="float" office:value="382.2" calcext:value-type="float">
            <text:p>382</text:p>
          </table:table-cell>
          <table:table-cell table:style-name="ce129" table:formula="of:=[.$E$6]+360*[.S$8]/[.$C75]" office:value-type="float" office:value="384" calcext:value-type="float">
            <text:p>384</text:p>
          </table:table-cell>
          <table:table-cell table:style-name="ce129" table:formula="of:=[.$E$6]+360*[.T$8]/[.$C75]" office:value-type="float" office:value="385.8" calcext:value-type="float">
            <text:p>386</text:p>
          </table:table-cell>
          <table:table-cell table:style-name="ce129" table:formula="of:=[.$E$6]+360*[.U$8]/[.$C75]" office:value-type="float" office:value="387.6" calcext:value-type="float">
            <text:p>388</text:p>
          </table:table-cell>
          <table:table-cell table:style-name="ce129" table:formula="of:=[.$E$6]+360*[.V$8]/[.$C75]" office:value-type="float" office:value="389.4" calcext:value-type="float">
            <text:p>389</text:p>
          </table:table-cell>
          <table:table-cell table:style-name="ce129" table:formula="of:=[.$E$6]+360*[.W$8]/[.$C75]" office:value-type="float" office:value="391.2" calcext:value-type="float">
            <text:p>391</text:p>
          </table:table-cell>
          <table:table-cell table:style-name="ce129" table:formula="of:=[.$E$6]+360*[.X$8]/[.$C7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76]" office:value-type="float" office:value="9600" calcext:value-type="float">
            <text:p>9600</text:p>
          </table:table-cell>
          <table:table-cell table:style-name="ce129" table:formula="of:=[.$E$6]+360*[.D$8]/[.$C76]" office:value-type="float" office:value="357" calcext:value-type="float">
            <text:p>357</text:p>
          </table:table-cell>
          <table:table-cell table:style-name="ce129" table:formula="of:=[.$E$6]+360*[.E$8]/[.$C76]" office:value-type="float" office:value="358.875" calcext:value-type="float">
            <text:p>359</text:p>
          </table:table-cell>
          <table:table-cell table:style-name="ce129" table:formula="of:=[.$E$6]+360*[.F$8]/[.$C76]" office:value-type="float" office:value="360.75" calcext:value-type="float">
            <text:p>361</text:p>
          </table:table-cell>
          <table:table-cell table:style-name="ce129" table:formula="of:=[.$E$6]+360*[.G$8]/[.$C76]" office:value-type="float" office:value="362.625" calcext:value-type="float">
            <text:p>363</text:p>
          </table:table-cell>
          <table:table-cell table:style-name="ce129" table:formula="of:=[.$E$6]+360*[.H$8]/[.$C76]" office:value-type="float" office:value="364.5" calcext:value-type="float">
            <text:p>365</text:p>
          </table:table-cell>
          <table:table-cell table:style-name="ce129" table:formula="of:=[.$E$6]+360*[.I$8]/[.$C76]" office:value-type="float" office:value="366.375" calcext:value-type="float">
            <text:p>366</text:p>
          </table:table-cell>
          <table:table-cell table:style-name="ce129" table:formula="of:=[.$E$6]+360*[.J$8]/[.$C76]" office:value-type="float" office:value="368.25" calcext:value-type="float">
            <text:p>368</text:p>
          </table:table-cell>
          <table:table-cell table:style-name="ce129" table:formula="of:=[.$E$6]+360*[.K$8]/[.$C76]" office:value-type="float" office:value="370.125" calcext:value-type="float">
            <text:p>370</text:p>
          </table:table-cell>
          <table:table-cell table:style-name="ce129" table:formula="of:=[.$E$6]+360*[.L$8]/[.$C76]" office:value-type="float" office:value="372" calcext:value-type="float">
            <text:p>372</text:p>
          </table:table-cell>
          <table:table-cell table:style-name="ce129" table:formula="of:=[.$E$6]+360*[.M$8]/[.$C76]" office:value-type="float" office:value="373.875" calcext:value-type="float">
            <text:p>374</text:p>
          </table:table-cell>
          <table:table-cell table:style-name="ce129" table:formula="of:=[.$E$6]+360*[.N$8]/[.$C76]" office:value-type="float" office:value="375.75" calcext:value-type="float">
            <text:p>376</text:p>
          </table:table-cell>
          <table:table-cell table:style-name="ce129" table:formula="of:=[.$E$6]+360*[.O$8]/[.$C76]" office:value-type="float" office:value="377.625" calcext:value-type="float">
            <text:p>378</text:p>
          </table:table-cell>
          <table:table-cell table:style-name="ce129" table:formula="of:=[.$E$6]+360*[.P$8]/[.$C76]" office:value-type="float" office:value="379.5" calcext:value-type="float">
            <text:p>380</text:p>
          </table:table-cell>
          <table:table-cell table:style-name="ce129" table:formula="of:=[.$E$6]+360*[.Q$8]/[.$C76]" office:value-type="float" office:value="381.375" calcext:value-type="float">
            <text:p>381</text:p>
          </table:table-cell>
          <table:table-cell table:style-name="ce129" table:formula="of:=[.$E$6]+360*[.R$8]/[.$C76]" office:value-type="float" office:value="383.25" calcext:value-type="float">
            <text:p>383</text:p>
          </table:table-cell>
          <table:table-cell table:style-name="ce129" table:formula="of:=[.$E$6]+360*[.S$8]/[.$C76]" office:value-type="float" office:value="385.125" calcext:value-type="float">
            <text:p>385</text:p>
          </table:table-cell>
          <table:table-cell table:style-name="ce129" table:formula="of:=[.$E$6]+360*[.T$8]/[.$C76]" office:value-type="float" office:value="387" calcext:value-type="float">
            <text:p>387</text:p>
          </table:table-cell>
          <table:table-cell table:style-name="ce129" table:formula="of:=[.$E$6]+360*[.U$8]/[.$C76]" office:value-type="float" office:value="388.875" calcext:value-type="float">
            <text:p>389</text:p>
          </table:table-cell>
          <table:table-cell table:style-name="ce129" table:formula="of:=[.$E$6]+360*[.V$8]/[.$C76]" office:value-type="float" office:value="390.75" calcext:value-type="float">
            <text:p>391</text:p>
          </table:table-cell>
          <table:table-cell table:style-name="ce129" table:formula="of:=[.$E$6]+360*[.W$8]/[.$C76]" office:value-type="float" office:value="392.625" calcext:value-type="float">
            <text:p>393</text:p>
          </table:table-cell>
          <table:table-cell table:style-name="ce129" table:formula="of:=[.$E$6]+360*[.X$8]/[.$C7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77]" office:value-type="float" office:value="9230.76923076923" calcext:value-type="float">
            <text:p>9231</text:p>
          </table:table-cell>
          <table:table-cell table:style-name="ce129" table:formula="of:=[.$E$6]+360*[.D$8]/[.$C77]" office:value-type="float" office:value="357" calcext:value-type="float">
            <text:p>357</text:p>
          </table:table-cell>
          <table:table-cell table:style-name="ce129" table:formula="of:=[.$E$6]+360*[.E$8]/[.$C77]" office:value-type="float" office:value="358.95" calcext:value-type="float">
            <text:p>359</text:p>
          </table:table-cell>
          <table:table-cell table:style-name="ce129" table:formula="of:=[.$E$6]+360*[.F$8]/[.$C77]" office:value-type="float" office:value="360.9" calcext:value-type="float">
            <text:p>361</text:p>
          </table:table-cell>
          <table:table-cell table:style-name="ce129" table:formula="of:=[.$E$6]+360*[.G$8]/[.$C77]" office:value-type="float" office:value="362.85" calcext:value-type="float">
            <text:p>363</text:p>
          </table:table-cell>
          <table:table-cell table:style-name="ce129" table:formula="of:=[.$E$6]+360*[.H$8]/[.$C77]" office:value-type="float" office:value="364.8" calcext:value-type="float">
            <text:p>365</text:p>
          </table:table-cell>
          <table:table-cell table:style-name="ce129" table:formula="of:=[.$E$6]+360*[.I$8]/[.$C77]" office:value-type="float" office:value="366.75" calcext:value-type="float">
            <text:p>367</text:p>
          </table:table-cell>
          <table:table-cell table:style-name="ce129" table:formula="of:=[.$E$6]+360*[.J$8]/[.$C77]" office:value-type="float" office:value="368.7" calcext:value-type="float">
            <text:p>369</text:p>
          </table:table-cell>
          <table:table-cell table:style-name="ce129" table:formula="of:=[.$E$6]+360*[.K$8]/[.$C77]" office:value-type="float" office:value="370.65" calcext:value-type="float">
            <text:p>371</text:p>
          </table:table-cell>
          <table:table-cell table:style-name="ce129" table:formula="of:=[.$E$6]+360*[.L$8]/[.$C77]" office:value-type="float" office:value="372.6" calcext:value-type="float">
            <text:p>373</text:p>
          </table:table-cell>
          <table:table-cell table:style-name="ce129" table:formula="of:=[.$E$6]+360*[.M$8]/[.$C77]" office:value-type="float" office:value="374.55" calcext:value-type="float">
            <text:p>375</text:p>
          </table:table-cell>
          <table:table-cell table:style-name="ce129" table:formula="of:=[.$E$6]+360*[.N$8]/[.$C77]" office:value-type="float" office:value="376.5" calcext:value-type="float">
            <text:p>377</text:p>
          </table:table-cell>
          <table:table-cell table:style-name="ce129" table:formula="of:=[.$E$6]+360*[.O$8]/[.$C77]" office:value-type="float" office:value="378.45" calcext:value-type="float">
            <text:p>378</text:p>
          </table:table-cell>
          <table:table-cell table:style-name="ce129" table:formula="of:=[.$E$6]+360*[.P$8]/[.$C77]" office:value-type="float" office:value="380.4" calcext:value-type="float">
            <text:p>380</text:p>
          </table:table-cell>
          <table:table-cell table:style-name="ce129" table:formula="of:=[.$E$6]+360*[.Q$8]/[.$C77]" office:value-type="float" office:value="382.35" calcext:value-type="float">
            <text:p>382</text:p>
          </table:table-cell>
          <table:table-cell table:style-name="ce129" table:formula="of:=[.$E$6]+360*[.R$8]/[.$C77]" office:value-type="float" office:value="384.3" calcext:value-type="float">
            <text:p>384</text:p>
          </table:table-cell>
          <table:table-cell table:style-name="ce129" table:formula="of:=[.$E$6]+360*[.S$8]/[.$C77]" office:value-type="float" office:value="386.25" calcext:value-type="float">
            <text:p>386</text:p>
          </table:table-cell>
          <table:table-cell table:style-name="ce129" table:formula="of:=[.$E$6]+360*[.T$8]/[.$C77]" office:value-type="float" office:value="388.2" calcext:value-type="float">
            <text:p>388</text:p>
          </table:table-cell>
          <table:table-cell table:style-name="ce129" table:formula="of:=[.$E$6]+360*[.U$8]/[.$C77]" office:value-type="float" office:value="390.15" calcext:value-type="float">
            <text:p>390</text:p>
          </table:table-cell>
          <table:table-cell table:style-name="ce129" table:formula="of:=[.$E$6]+360*[.V$8]/[.$C77]" office:value-type="float" office:value="392.1" calcext:value-type="float">
            <text:p>392</text:p>
          </table:table-cell>
          <table:table-cell table:style-name="ce129" table:formula="of:=[.$E$6]+360*[.W$8]/[.$C77]" office:value-type="float" office:value="394.05" calcext:value-type="float">
            <text:p>394</text:p>
          </table:table-cell>
          <table:table-cell table:style-name="ce129" table:formula="of:=[.$E$6]+360*[.X$8]/[.$C7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78]" office:value-type="float" office:value="8888.88888888889" calcext:value-type="float">
            <text:p>8889</text:p>
          </table:table-cell>
          <table:table-cell table:style-name="ce129" table:formula="of:=[.$E$6]+360*[.D$8]/[.$C78]" office:value-type="float" office:value="357" calcext:value-type="float">
            <text:p>357</text:p>
          </table:table-cell>
          <table:table-cell table:style-name="ce129" table:formula="of:=[.$E$6]+360*[.E$8]/[.$C78]" office:value-type="float" office:value="359.025" calcext:value-type="float">
            <text:p>359</text:p>
          </table:table-cell>
          <table:table-cell table:style-name="ce129" table:formula="of:=[.$E$6]+360*[.F$8]/[.$C78]" office:value-type="float" office:value="361.05" calcext:value-type="float">
            <text:p>361</text:p>
          </table:table-cell>
          <table:table-cell table:style-name="ce129" table:formula="of:=[.$E$6]+360*[.G$8]/[.$C78]" office:value-type="float" office:value="363.075" calcext:value-type="float">
            <text:p>363</text:p>
          </table:table-cell>
          <table:table-cell table:style-name="ce129" table:formula="of:=[.$E$6]+360*[.H$8]/[.$C78]" office:value-type="float" office:value="365.1" calcext:value-type="float">
            <text:p>365</text:p>
          </table:table-cell>
          <table:table-cell table:style-name="ce129" table:formula="of:=[.$E$6]+360*[.I$8]/[.$C78]" office:value-type="float" office:value="367.125" calcext:value-type="float">
            <text:p>367</text:p>
          </table:table-cell>
          <table:table-cell table:style-name="ce129" table:formula="of:=[.$E$6]+360*[.J$8]/[.$C78]" office:value-type="float" office:value="369.15" calcext:value-type="float">
            <text:p>369</text:p>
          </table:table-cell>
          <table:table-cell table:style-name="ce129" table:formula="of:=[.$E$6]+360*[.K$8]/[.$C78]" office:value-type="float" office:value="371.175" calcext:value-type="float">
            <text:p>371</text:p>
          </table:table-cell>
          <table:table-cell table:style-name="ce129" table:formula="of:=[.$E$6]+360*[.L$8]/[.$C78]" office:value-type="float" office:value="373.2" calcext:value-type="float">
            <text:p>373</text:p>
          </table:table-cell>
          <table:table-cell table:style-name="ce129" table:formula="of:=[.$E$6]+360*[.M$8]/[.$C78]" office:value-type="float" office:value="375.225" calcext:value-type="float">
            <text:p>375</text:p>
          </table:table-cell>
          <table:table-cell table:style-name="ce129" table:formula="of:=[.$E$6]+360*[.N$8]/[.$C78]" office:value-type="float" office:value="377.25" calcext:value-type="float">
            <text:p>377</text:p>
          </table:table-cell>
          <table:table-cell table:style-name="ce129" table:formula="of:=[.$E$6]+360*[.O$8]/[.$C78]" office:value-type="float" office:value="379.275" calcext:value-type="float">
            <text:p>379</text:p>
          </table:table-cell>
          <table:table-cell table:style-name="ce129" table:formula="of:=[.$E$6]+360*[.P$8]/[.$C78]" office:value-type="float" office:value="381.3" calcext:value-type="float">
            <text:p>381</text:p>
          </table:table-cell>
          <table:table-cell table:style-name="ce129" table:formula="of:=[.$E$6]+360*[.Q$8]/[.$C78]" office:value-type="float" office:value="383.325" calcext:value-type="float">
            <text:p>383</text:p>
          </table:table-cell>
          <table:table-cell table:style-name="ce129" table:formula="of:=[.$E$6]+360*[.R$8]/[.$C78]" office:value-type="float" office:value="385.35" calcext:value-type="float">
            <text:p>385</text:p>
          </table:table-cell>
          <table:table-cell table:style-name="ce129" table:formula="of:=[.$E$6]+360*[.S$8]/[.$C78]" office:value-type="float" office:value="387.375" calcext:value-type="float">
            <text:p>387</text:p>
          </table:table-cell>
          <table:table-cell table:style-name="ce129" table:formula="of:=[.$E$6]+360*[.T$8]/[.$C78]" office:value-type="float" office:value="389.4" calcext:value-type="float">
            <text:p>389</text:p>
          </table:table-cell>
          <table:table-cell table:style-name="ce129" table:formula="of:=[.$E$6]+360*[.U$8]/[.$C78]" office:value-type="float" office:value="391.425" calcext:value-type="float">
            <text:p>391</text:p>
          </table:table-cell>
          <table:table-cell table:style-name="ce129" table:formula="of:=[.$E$6]+360*[.V$8]/[.$C78]" office:value-type="float" office:value="393.45" calcext:value-type="float">
            <text:p>393</text:p>
          </table:table-cell>
          <table:table-cell table:style-name="ce129" table:formula="of:=[.$E$6]+360*[.W$8]/[.$C78]" office:value-type="float" office:value="395.475" calcext:value-type="float">
            <text:p>395</text:p>
          </table:table-cell>
          <table:table-cell table:style-name="ce129" table:formula="of:=[.$E$6]+360*[.X$8]/[.$C7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79]" office:value-type="float" office:value="8571.42857142857" calcext:value-type="float">
            <text:p>8571</text:p>
          </table:table-cell>
          <table:table-cell table:style-name="ce129" table:formula="of:=[.$E$6]+360*[.D$8]/[.$C79]" office:value-type="float" office:value="357" calcext:value-type="float">
            <text:p>357</text:p>
          </table:table-cell>
          <table:table-cell table:style-name="ce129" table:formula="of:=[.$E$6]+360*[.E$8]/[.$C79]" office:value-type="float" office:value="359.1" calcext:value-type="float">
            <text:p>359</text:p>
          </table:table-cell>
          <table:table-cell table:style-name="ce129" table:formula="of:=[.$E$6]+360*[.F$8]/[.$C79]" office:value-type="float" office:value="361.2" calcext:value-type="float">
            <text:p>361</text:p>
          </table:table-cell>
          <table:table-cell table:style-name="ce129" table:formula="of:=[.$E$6]+360*[.G$8]/[.$C79]" office:value-type="float" office:value="363.3" calcext:value-type="float">
            <text:p>363</text:p>
          </table:table-cell>
          <table:table-cell table:style-name="ce129" table:formula="of:=[.$E$6]+360*[.H$8]/[.$C79]" office:value-type="float" office:value="365.4" calcext:value-type="float">
            <text:p>365</text:p>
          </table:table-cell>
          <table:table-cell table:style-name="ce129" table:formula="of:=[.$E$6]+360*[.I$8]/[.$C79]" office:value-type="float" office:value="367.5" calcext:value-type="float">
            <text:p>368</text:p>
          </table:table-cell>
          <table:table-cell table:style-name="ce129" table:formula="of:=[.$E$6]+360*[.J$8]/[.$C79]" office:value-type="float" office:value="369.6" calcext:value-type="float">
            <text:p>370</text:p>
          </table:table-cell>
          <table:table-cell table:style-name="ce129" table:formula="of:=[.$E$6]+360*[.K$8]/[.$C79]" office:value-type="float" office:value="371.7" calcext:value-type="float">
            <text:p>372</text:p>
          </table:table-cell>
          <table:table-cell table:style-name="ce129" table:formula="of:=[.$E$6]+360*[.L$8]/[.$C79]" office:value-type="float" office:value="373.8" calcext:value-type="float">
            <text:p>374</text:p>
          </table:table-cell>
          <table:table-cell table:style-name="ce129" table:formula="of:=[.$E$6]+360*[.M$8]/[.$C79]" office:value-type="float" office:value="375.9" calcext:value-type="float">
            <text:p>376</text:p>
          </table:table-cell>
          <table:table-cell table:style-name="ce129" table:formula="of:=[.$E$6]+360*[.N$8]/[.$C79]" office:value-type="float" office:value="378" calcext:value-type="float">
            <text:p>378</text:p>
          </table:table-cell>
          <table:table-cell table:style-name="ce129" table:formula="of:=[.$E$6]+360*[.O$8]/[.$C79]" office:value-type="float" office:value="380.1" calcext:value-type="float">
            <text:p>380</text:p>
          </table:table-cell>
          <table:table-cell table:style-name="ce129" table:formula="of:=[.$E$6]+360*[.P$8]/[.$C79]" office:value-type="float" office:value="382.2" calcext:value-type="float">
            <text:p>382</text:p>
          </table:table-cell>
          <table:table-cell table:style-name="ce129" table:formula="of:=[.$E$6]+360*[.Q$8]/[.$C79]" office:value-type="float" office:value="384.3" calcext:value-type="float">
            <text:p>384</text:p>
          </table:table-cell>
          <table:table-cell table:style-name="ce129" table:formula="of:=[.$E$6]+360*[.R$8]/[.$C79]" office:value-type="float" office:value="386.4" calcext:value-type="float">
            <text:p>386</text:p>
          </table:table-cell>
          <table:table-cell table:style-name="ce129" table:formula="of:=[.$E$6]+360*[.S$8]/[.$C79]" office:value-type="float" office:value="388.5" calcext:value-type="float">
            <text:p>389</text:p>
          </table:table-cell>
          <table:table-cell table:style-name="ce129" table:formula="of:=[.$E$6]+360*[.T$8]/[.$C79]" office:value-type="float" office:value="390.6" calcext:value-type="float">
            <text:p>391</text:p>
          </table:table-cell>
          <table:table-cell table:style-name="ce129" table:formula="of:=[.$E$6]+360*[.U$8]/[.$C79]" office:value-type="float" office:value="392.7" calcext:value-type="float">
            <text:p>393</text:p>
          </table:table-cell>
          <table:table-cell table:style-name="ce129" table:formula="of:=[.$E$6]+360*[.V$8]/[.$C79]" office:value-type="float" office:value="394.8" calcext:value-type="float">
            <text:p>395</text:p>
          </table:table-cell>
          <table:table-cell table:style-name="ce129" table:formula="of:=[.$E$6]+360*[.W$8]/[.$C79]" office:value-type="float" office:value="396.9" calcext:value-type="float">
            <text:p>397</text:p>
          </table:table-cell>
          <table:table-cell table:style-name="ce129" table:formula="of:=[.$E$6]+360*[.X$8]/[.$C7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80]" office:value-type="float" office:value="8275.86206896552" calcext:value-type="float">
            <text:p>8276</text:p>
          </table:table-cell>
          <table:table-cell table:style-name="ce129" table:formula="of:=[.$E$6]+360*[.D$8]/[.$C80]" office:value-type="float" office:value="357" calcext:value-type="float">
            <text:p>357</text:p>
          </table:table-cell>
          <table:table-cell table:style-name="ce129" table:formula="of:=[.$E$6]+360*[.E$8]/[.$C80]" office:value-type="float" office:value="359.175" calcext:value-type="float">
            <text:p>359</text:p>
          </table:table-cell>
          <table:table-cell table:style-name="ce129" table:formula="of:=[.$E$6]+360*[.F$8]/[.$C80]" office:value-type="float" office:value="361.35" calcext:value-type="float">
            <text:p>361</text:p>
          </table:table-cell>
          <table:table-cell table:style-name="ce129" table:formula="of:=[.$E$6]+360*[.G$8]/[.$C80]" office:value-type="float" office:value="363.525" calcext:value-type="float">
            <text:p>364</text:p>
          </table:table-cell>
          <table:table-cell table:style-name="ce129" table:formula="of:=[.$E$6]+360*[.H$8]/[.$C80]" office:value-type="float" office:value="365.7" calcext:value-type="float">
            <text:p>366</text:p>
          </table:table-cell>
          <table:table-cell table:style-name="ce129" table:formula="of:=[.$E$6]+360*[.I$8]/[.$C80]" office:value-type="float" office:value="367.875" calcext:value-type="float">
            <text:p>368</text:p>
          </table:table-cell>
          <table:table-cell table:style-name="ce129" table:formula="of:=[.$E$6]+360*[.J$8]/[.$C80]" office:value-type="float" office:value="370.05" calcext:value-type="float">
            <text:p>370</text:p>
          </table:table-cell>
          <table:table-cell table:style-name="ce129" table:formula="of:=[.$E$6]+360*[.K$8]/[.$C80]" office:value-type="float" office:value="372.225" calcext:value-type="float">
            <text:p>372</text:p>
          </table:table-cell>
          <table:table-cell table:style-name="ce129" table:formula="of:=[.$E$6]+360*[.L$8]/[.$C80]" office:value-type="float" office:value="374.4" calcext:value-type="float">
            <text:p>374</text:p>
          </table:table-cell>
          <table:table-cell table:style-name="ce129" table:formula="of:=[.$E$6]+360*[.M$8]/[.$C80]" office:value-type="float" office:value="376.575" calcext:value-type="float">
            <text:p>377</text:p>
          </table:table-cell>
          <table:table-cell table:style-name="ce129" table:formula="of:=[.$E$6]+360*[.N$8]/[.$C80]" office:value-type="float" office:value="378.75" calcext:value-type="float">
            <text:p>379</text:p>
          </table:table-cell>
          <table:table-cell table:style-name="ce129" table:formula="of:=[.$E$6]+360*[.O$8]/[.$C80]" office:value-type="float" office:value="380.925" calcext:value-type="float">
            <text:p>381</text:p>
          </table:table-cell>
          <table:table-cell table:style-name="ce129" table:formula="of:=[.$E$6]+360*[.P$8]/[.$C80]" office:value-type="float" office:value="383.1" calcext:value-type="float">
            <text:p>383</text:p>
          </table:table-cell>
          <table:table-cell table:style-name="ce129" table:formula="of:=[.$E$6]+360*[.Q$8]/[.$C80]" office:value-type="float" office:value="385.275" calcext:value-type="float">
            <text:p>385</text:p>
          </table:table-cell>
          <table:table-cell table:style-name="ce129" table:formula="of:=[.$E$6]+360*[.R$8]/[.$C80]" office:value-type="float" office:value="387.45" calcext:value-type="float">
            <text:p>387</text:p>
          </table:table-cell>
          <table:table-cell table:style-name="ce129" table:formula="of:=[.$E$6]+360*[.S$8]/[.$C80]" office:value-type="float" office:value="389.625" calcext:value-type="float">
            <text:p>390</text:p>
          </table:table-cell>
          <table:table-cell table:style-name="ce129" table:formula="of:=[.$E$6]+360*[.T$8]/[.$C80]" office:value-type="float" office:value="391.8" calcext:value-type="float">
            <text:p>392</text:p>
          </table:table-cell>
          <table:table-cell table:style-name="ce129" table:formula="of:=[.$E$6]+360*[.U$8]/[.$C80]" office:value-type="float" office:value="393.975" calcext:value-type="float">
            <text:p>394</text:p>
          </table:table-cell>
          <table:table-cell table:style-name="ce129" table:formula="of:=[.$E$6]+360*[.V$8]/[.$C80]" office:value-type="float" office:value="396.15" calcext:value-type="float">
            <text:p>396</text:p>
          </table:table-cell>
          <table:table-cell table:style-name="ce129" table:formula="of:=[.$E$6]+360*[.W$8]/[.$C80]" office:value-type="float" office:value="398.325" calcext:value-type="float">
            <text:p>398</text:p>
          </table:table-cell>
          <table:table-cell table:style-name="ce129" table:formula="of:=[.$E$6]+360*[.X$8]/[.$C8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81]" office:value-type="float" office:value="8000" calcext:value-type="float">
            <text:p>8000</text:p>
          </table:table-cell>
          <table:table-cell table:style-name="ce129" table:formula="of:=[.$E$6]+360*[.D$8]/[.$C81]" office:value-type="float" office:value="357" calcext:value-type="float">
            <text:p>357</text:p>
          </table:table-cell>
          <table:table-cell table:style-name="ce129" table:formula="of:=[.$E$6]+360*[.E$8]/[.$C81]" office:value-type="float" office:value="359.25" calcext:value-type="float">
            <text:p>359</text:p>
          </table:table-cell>
          <table:table-cell table:style-name="ce129" table:formula="of:=[.$E$6]+360*[.F$8]/[.$C81]" office:value-type="float" office:value="361.5" calcext:value-type="float">
            <text:p>362</text:p>
          </table:table-cell>
          <table:table-cell table:style-name="ce129" table:formula="of:=[.$E$6]+360*[.G$8]/[.$C81]" office:value-type="float" office:value="363.75" calcext:value-type="float">
            <text:p>364</text:p>
          </table:table-cell>
          <table:table-cell table:style-name="ce129" table:formula="of:=[.$E$6]+360*[.H$8]/[.$C81]" office:value-type="float" office:value="366" calcext:value-type="float">
            <text:p>366</text:p>
          </table:table-cell>
          <table:table-cell table:style-name="ce129" table:formula="of:=[.$E$6]+360*[.I$8]/[.$C81]" office:value-type="float" office:value="368.25" calcext:value-type="float">
            <text:p>368</text:p>
          </table:table-cell>
          <table:table-cell table:style-name="ce129" table:formula="of:=[.$E$6]+360*[.J$8]/[.$C81]" office:value-type="float" office:value="370.5" calcext:value-type="float">
            <text:p>371</text:p>
          </table:table-cell>
          <table:table-cell table:style-name="ce129" table:formula="of:=[.$E$6]+360*[.K$8]/[.$C81]" office:value-type="float" office:value="372.75" calcext:value-type="float">
            <text:p>373</text:p>
          </table:table-cell>
          <table:table-cell table:style-name="ce129" table:formula="of:=[.$E$6]+360*[.L$8]/[.$C81]" office:value-type="float" office:value="375" calcext:value-type="float">
            <text:p>375</text:p>
          </table:table-cell>
          <table:table-cell table:style-name="ce129" table:formula="of:=[.$E$6]+360*[.M$8]/[.$C81]" office:value-type="float" office:value="377.25" calcext:value-type="float">
            <text:p>377</text:p>
          </table:table-cell>
          <table:table-cell table:style-name="ce129" table:formula="of:=[.$E$6]+360*[.N$8]/[.$C81]" office:value-type="float" office:value="379.5" calcext:value-type="float">
            <text:p>380</text:p>
          </table:table-cell>
          <table:table-cell table:style-name="ce129" table:formula="of:=[.$E$6]+360*[.O$8]/[.$C81]" office:value-type="float" office:value="381.75" calcext:value-type="float">
            <text:p>382</text:p>
          </table:table-cell>
          <table:table-cell table:style-name="ce129" table:formula="of:=[.$E$6]+360*[.P$8]/[.$C81]" office:value-type="float" office:value="384" calcext:value-type="float">
            <text:p>384</text:p>
          </table:table-cell>
          <table:table-cell table:style-name="ce129" table:formula="of:=[.$E$6]+360*[.Q$8]/[.$C81]" office:value-type="float" office:value="386.25" calcext:value-type="float">
            <text:p>386</text:p>
          </table:table-cell>
          <table:table-cell table:style-name="ce129" table:formula="of:=[.$E$6]+360*[.R$8]/[.$C81]" office:value-type="float" office:value="388.5" calcext:value-type="float">
            <text:p>389</text:p>
          </table:table-cell>
          <table:table-cell table:style-name="ce129" table:formula="of:=[.$E$6]+360*[.S$8]/[.$C81]" office:value-type="float" office:value="390.75" calcext:value-type="float">
            <text:p>391</text:p>
          </table:table-cell>
          <table:table-cell table:style-name="ce129" table:formula="of:=[.$E$6]+360*[.T$8]/[.$C81]" office:value-type="float" office:value="393" calcext:value-type="float">
            <text:p>393</text:p>
          </table:table-cell>
          <table:table-cell table:style-name="ce129" table:formula="of:=[.$E$6]+360*[.U$8]/[.$C81]" office:value-type="float" office:value="395.25" calcext:value-type="float">
            <text:p>395</text:p>
          </table:table-cell>
          <table:table-cell table:style-name="ce129" table:formula="of:=[.$E$6]+360*[.V$8]/[.$C81]" office:value-type="float" office:value="397.5" calcext:value-type="float">
            <text:p>398</text:p>
          </table:table-cell>
          <table:table-cell table:style-name="ce129" table:formula="of:=[.$E$6]+360*[.W$8]/[.$C81]" office:value-type="float" office:value="399.75" calcext:value-type="float">
            <text:p>400</text:p>
          </table:table-cell>
          <table:table-cell table:style-name="ce129" table:formula="of:=[.$E$6]+360*[.X$8]/[.$C8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82]" office:value-type="float" office:value="7741.93548387097" calcext:value-type="float">
            <text:p>7742</text:p>
          </table:table-cell>
          <table:table-cell table:style-name="ce129" table:formula="of:=[.$E$6]+360*[.D$8]/[.$C82]" office:value-type="float" office:value="357" calcext:value-type="float">
            <text:p>357</text:p>
          </table:table-cell>
          <table:table-cell table:style-name="ce129" table:formula="of:=[.$E$6]+360*[.E$8]/[.$C82]" office:value-type="float" office:value="359.325" calcext:value-type="float">
            <text:p>359</text:p>
          </table:table-cell>
          <table:table-cell table:style-name="ce129" table:formula="of:=[.$E$6]+360*[.F$8]/[.$C82]" office:value-type="float" office:value="361.65" calcext:value-type="float">
            <text:p>362</text:p>
          </table:table-cell>
          <table:table-cell table:style-name="ce129" table:formula="of:=[.$E$6]+360*[.G$8]/[.$C82]" office:value-type="float" office:value="363.975" calcext:value-type="float">
            <text:p>364</text:p>
          </table:table-cell>
          <table:table-cell table:style-name="ce129" table:formula="of:=[.$E$6]+360*[.H$8]/[.$C82]" office:value-type="float" office:value="366.3" calcext:value-type="float">
            <text:p>366</text:p>
          </table:table-cell>
          <table:table-cell table:style-name="ce129" table:formula="of:=[.$E$6]+360*[.I$8]/[.$C82]" office:value-type="float" office:value="368.625" calcext:value-type="float">
            <text:p>369</text:p>
          </table:table-cell>
          <table:table-cell table:style-name="ce129" table:formula="of:=[.$E$6]+360*[.J$8]/[.$C82]" office:value-type="float" office:value="370.95" calcext:value-type="float">
            <text:p>371</text:p>
          </table:table-cell>
          <table:table-cell table:style-name="ce129" table:formula="of:=[.$E$6]+360*[.K$8]/[.$C82]" office:value-type="float" office:value="373.275" calcext:value-type="float">
            <text:p>373</text:p>
          </table:table-cell>
          <table:table-cell table:style-name="ce129" table:formula="of:=[.$E$6]+360*[.L$8]/[.$C82]" office:value-type="float" office:value="375.6" calcext:value-type="float">
            <text:p>376</text:p>
          </table:table-cell>
          <table:table-cell table:style-name="ce129" table:formula="of:=[.$E$6]+360*[.M$8]/[.$C82]" office:value-type="float" office:value="377.925" calcext:value-type="float">
            <text:p>378</text:p>
          </table:table-cell>
          <table:table-cell table:style-name="ce129" table:formula="of:=[.$E$6]+360*[.N$8]/[.$C82]" office:value-type="float" office:value="380.25" calcext:value-type="float">
            <text:p>380</text:p>
          </table:table-cell>
          <table:table-cell table:style-name="ce129" table:formula="of:=[.$E$6]+360*[.O$8]/[.$C82]" office:value-type="float" office:value="382.575" calcext:value-type="float">
            <text:p>383</text:p>
          </table:table-cell>
          <table:table-cell table:style-name="ce129" table:formula="of:=[.$E$6]+360*[.P$8]/[.$C82]" office:value-type="float" office:value="384.9" calcext:value-type="float">
            <text:p>385</text:p>
          </table:table-cell>
          <table:table-cell table:style-name="ce129" table:formula="of:=[.$E$6]+360*[.Q$8]/[.$C82]" office:value-type="float" office:value="387.225" calcext:value-type="float">
            <text:p>387</text:p>
          </table:table-cell>
          <table:table-cell table:style-name="ce129" table:formula="of:=[.$E$6]+360*[.R$8]/[.$C82]" office:value-type="float" office:value="389.55" calcext:value-type="float">
            <text:p>390</text:p>
          </table:table-cell>
          <table:table-cell table:style-name="ce129" table:formula="of:=[.$E$6]+360*[.S$8]/[.$C82]" office:value-type="float" office:value="391.875" calcext:value-type="float">
            <text:p>392</text:p>
          </table:table-cell>
          <table:table-cell table:style-name="ce129" table:formula="of:=[.$E$6]+360*[.T$8]/[.$C82]" office:value-type="float" office:value="394.2" calcext:value-type="float">
            <text:p>394</text:p>
          </table:table-cell>
          <table:table-cell table:style-name="ce129" table:formula="of:=[.$E$6]+360*[.U$8]/[.$C82]" office:value-type="float" office:value="396.525" calcext:value-type="float">
            <text:p>397</text:p>
          </table:table-cell>
          <table:table-cell table:style-name="ce129" table:formula="of:=[.$E$6]+360*[.V$8]/[.$C82]" office:value-type="float" office:value="398.85" calcext:value-type="float">
            <text:p>399</text:p>
          </table:table-cell>
          <table:table-cell table:style-name="ce129" table:formula="of:=[.$E$6]+360*[.W$8]/[.$C82]" office:value-type="float" office:value="401.175" calcext:value-type="float">
            <text:p>401</text:p>
          </table:table-cell>
          <table:table-cell table:style-name="ce129" table:formula="of:=[.$E$6]+360*[.X$8]/[.$C8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83]" office:value-type="float" office:value="7500" calcext:value-type="float">
            <text:p>7500</text:p>
          </table:table-cell>
          <table:table-cell table:style-name="ce129" table:formula="of:=[.$E$6]+360*[.D$8]/[.$C83]" office:value-type="float" office:value="357" calcext:value-type="float">
            <text:p>357</text:p>
          </table:table-cell>
          <table:table-cell table:style-name="ce129" table:formula="of:=[.$E$6]+360*[.E$8]/[.$C83]" office:value-type="float" office:value="359.4" calcext:value-type="float">
            <text:p>359</text:p>
          </table:table-cell>
          <table:table-cell table:style-name="ce129" table:formula="of:=[.$E$6]+360*[.F$8]/[.$C83]" office:value-type="float" office:value="361.8" calcext:value-type="float">
            <text:p>362</text:p>
          </table:table-cell>
          <table:table-cell table:style-name="ce129" table:formula="of:=[.$E$6]+360*[.G$8]/[.$C83]" office:value-type="float" office:value="364.2" calcext:value-type="float">
            <text:p>364</text:p>
          </table:table-cell>
          <table:table-cell table:style-name="ce129" table:formula="of:=[.$E$6]+360*[.H$8]/[.$C83]" office:value-type="float" office:value="366.6" calcext:value-type="float">
            <text:p>367</text:p>
          </table:table-cell>
          <table:table-cell table:style-name="ce129" table:formula="of:=[.$E$6]+360*[.I$8]/[.$C83]" office:value-type="float" office:value="369" calcext:value-type="float">
            <text:p>369</text:p>
          </table:table-cell>
          <table:table-cell table:style-name="ce129" table:formula="of:=[.$E$6]+360*[.J$8]/[.$C83]" office:value-type="float" office:value="371.4" calcext:value-type="float">
            <text:p>371</text:p>
          </table:table-cell>
          <table:table-cell table:style-name="ce129" table:formula="of:=[.$E$6]+360*[.K$8]/[.$C83]" office:value-type="float" office:value="373.8" calcext:value-type="float">
            <text:p>374</text:p>
          </table:table-cell>
          <table:table-cell table:style-name="ce129" table:formula="of:=[.$E$6]+360*[.L$8]/[.$C83]" office:value-type="float" office:value="376.2" calcext:value-type="float">
            <text:p>376</text:p>
          </table:table-cell>
          <table:table-cell table:style-name="ce129" table:formula="of:=[.$E$6]+360*[.M$8]/[.$C83]" office:value-type="float" office:value="378.6" calcext:value-type="float">
            <text:p>379</text:p>
          </table:table-cell>
          <table:table-cell table:style-name="ce129" table:formula="of:=[.$E$6]+360*[.N$8]/[.$C83]" office:value-type="float" office:value="381" calcext:value-type="float">
            <text:p>381</text:p>
          </table:table-cell>
          <table:table-cell table:style-name="ce129" table:formula="of:=[.$E$6]+360*[.O$8]/[.$C83]" office:value-type="float" office:value="383.4" calcext:value-type="float">
            <text:p>383</text:p>
          </table:table-cell>
          <table:table-cell table:style-name="ce129" table:formula="of:=[.$E$6]+360*[.P$8]/[.$C83]" office:value-type="float" office:value="385.8" calcext:value-type="float">
            <text:p>386</text:p>
          </table:table-cell>
          <table:table-cell table:style-name="ce129" table:formula="of:=[.$E$6]+360*[.Q$8]/[.$C83]" office:value-type="float" office:value="388.2" calcext:value-type="float">
            <text:p>388</text:p>
          </table:table-cell>
          <table:table-cell table:style-name="ce129" table:formula="of:=[.$E$6]+360*[.R$8]/[.$C83]" office:value-type="float" office:value="390.6" calcext:value-type="float">
            <text:p>391</text:p>
          </table:table-cell>
          <table:table-cell table:style-name="ce129" table:formula="of:=[.$E$6]+360*[.S$8]/[.$C83]" office:value-type="float" office:value="393" calcext:value-type="float">
            <text:p>393</text:p>
          </table:table-cell>
          <table:table-cell table:style-name="ce129" table:formula="of:=[.$E$6]+360*[.T$8]/[.$C83]" office:value-type="float" office:value="395.4" calcext:value-type="float">
            <text:p>395</text:p>
          </table:table-cell>
          <table:table-cell table:style-name="ce129" table:formula="of:=[.$E$6]+360*[.U$8]/[.$C83]" office:value-type="float" office:value="397.8" calcext:value-type="float">
            <text:p>398</text:p>
          </table:table-cell>
          <table:table-cell table:style-name="ce129" table:formula="of:=[.$E$6]+360*[.V$8]/[.$C83]" office:value-type="float" office:value="400.2" calcext:value-type="float">
            <text:p>400</text:p>
          </table:table-cell>
          <table:table-cell table:style-name="ce129" table:formula="of:=[.$E$6]+360*[.W$8]/[.$C83]" office:value-type="float" office:value="402.6" calcext:value-type="float">
            <text:p>403</text:p>
          </table:table-cell>
          <table:table-cell table:style-name="ce129" table:formula="of:=[.$E$6]+360*[.X$8]/[.$C8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84]" office:value-type="float" office:value="7272.72727272727" calcext:value-type="float">
            <text:p>7273</text:p>
          </table:table-cell>
          <table:table-cell table:style-name="ce129" table:formula="of:=[.$E$6]+360*[.D$8]/[.$C84]" office:value-type="float" office:value="357" calcext:value-type="float">
            <text:p>357</text:p>
          </table:table-cell>
          <table:table-cell table:style-name="ce129" table:formula="of:=[.$E$6]+360*[.E$8]/[.$C84]" office:value-type="float" office:value="359.475" calcext:value-type="float">
            <text:p>359</text:p>
          </table:table-cell>
          <table:table-cell table:style-name="ce129" table:formula="of:=[.$E$6]+360*[.F$8]/[.$C84]" office:value-type="float" office:value="361.95" calcext:value-type="float">
            <text:p>362</text:p>
          </table:table-cell>
          <table:table-cell table:style-name="ce129" table:formula="of:=[.$E$6]+360*[.G$8]/[.$C84]" office:value-type="float" office:value="364.425" calcext:value-type="float">
            <text:p>364</text:p>
          </table:table-cell>
          <table:table-cell table:style-name="ce129" table:formula="of:=[.$E$6]+360*[.H$8]/[.$C84]" office:value-type="float" office:value="366.9" calcext:value-type="float">
            <text:p>367</text:p>
          </table:table-cell>
          <table:table-cell table:style-name="ce129" table:formula="of:=[.$E$6]+360*[.I$8]/[.$C84]" office:value-type="float" office:value="369.375" calcext:value-type="float">
            <text:p>369</text:p>
          </table:table-cell>
          <table:table-cell table:style-name="ce129" table:formula="of:=[.$E$6]+360*[.J$8]/[.$C84]" office:value-type="float" office:value="371.85" calcext:value-type="float">
            <text:p>372</text:p>
          </table:table-cell>
          <table:table-cell table:style-name="ce129" table:formula="of:=[.$E$6]+360*[.K$8]/[.$C84]" office:value-type="float" office:value="374.325" calcext:value-type="float">
            <text:p>374</text:p>
          </table:table-cell>
          <table:table-cell table:style-name="ce129" table:formula="of:=[.$E$6]+360*[.L$8]/[.$C84]" office:value-type="float" office:value="376.8" calcext:value-type="float">
            <text:p>377</text:p>
          </table:table-cell>
          <table:table-cell table:style-name="ce129" table:formula="of:=[.$E$6]+360*[.M$8]/[.$C84]" office:value-type="float" office:value="379.275" calcext:value-type="float">
            <text:p>379</text:p>
          </table:table-cell>
          <table:table-cell table:style-name="ce129" table:formula="of:=[.$E$6]+360*[.N$8]/[.$C84]" office:value-type="float" office:value="381.75" calcext:value-type="float">
            <text:p>382</text:p>
          </table:table-cell>
          <table:table-cell table:style-name="ce129" table:formula="of:=[.$E$6]+360*[.O$8]/[.$C84]" office:value-type="float" office:value="384.225" calcext:value-type="float">
            <text:p>384</text:p>
          </table:table-cell>
          <table:table-cell table:style-name="ce129" table:formula="of:=[.$E$6]+360*[.P$8]/[.$C84]" office:value-type="float" office:value="386.7" calcext:value-type="float">
            <text:p>387</text:p>
          </table:table-cell>
          <table:table-cell table:style-name="ce129" table:formula="of:=[.$E$6]+360*[.Q$8]/[.$C84]" office:value-type="float" office:value="389.175" calcext:value-type="float">
            <text:p>389</text:p>
          </table:table-cell>
          <table:table-cell table:style-name="ce129" table:formula="of:=[.$E$6]+360*[.R$8]/[.$C84]" office:value-type="float" office:value="391.65" calcext:value-type="float">
            <text:p>392</text:p>
          </table:table-cell>
          <table:table-cell table:style-name="ce129" table:formula="of:=[.$E$6]+360*[.S$8]/[.$C84]" office:value-type="float" office:value="394.125" calcext:value-type="float">
            <text:p>394</text:p>
          </table:table-cell>
          <table:table-cell table:style-name="ce129" table:formula="of:=[.$E$6]+360*[.T$8]/[.$C84]" office:value-type="float" office:value="396.6" calcext:value-type="float">
            <text:p>397</text:p>
          </table:table-cell>
          <table:table-cell table:style-name="ce129" table:formula="of:=[.$E$6]+360*[.U$8]/[.$C84]" office:value-type="float" office:value="399.075" calcext:value-type="float">
            <text:p>399</text:p>
          </table:table-cell>
          <table:table-cell table:style-name="ce129" table:formula="of:=[.$E$6]+360*[.V$8]/[.$C84]" office:value-type="float" office:value="401.55" calcext:value-type="float">
            <text:p>402</text:p>
          </table:table-cell>
          <table:table-cell table:style-name="ce129" table:formula="of:=[.$E$6]+360*[.W$8]/[.$C84]" office:value-type="float" office:value="404.025" calcext:value-type="float">
            <text:p>404</text:p>
          </table:table-cell>
          <table:table-cell table:style-name="ce129" table:formula="of:=[.$E$6]+360*[.X$8]/[.$C8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85]" office:value-type="float" office:value="7058.82352941176" calcext:value-type="float">
            <text:p>7059</text:p>
          </table:table-cell>
          <table:table-cell table:style-name="ce129" table:formula="of:=[.$E$6]+360*[.D$8]/[.$C85]" office:value-type="float" office:value="357" calcext:value-type="float">
            <text:p>357</text:p>
          </table:table-cell>
          <table:table-cell table:style-name="ce129" table:formula="of:=[.$E$6]+360*[.E$8]/[.$C85]" office:value-type="float" office:value="359.55" calcext:value-type="float">
            <text:p>360</text:p>
          </table:table-cell>
          <table:table-cell table:style-name="ce129" table:formula="of:=[.$E$6]+360*[.F$8]/[.$C85]" office:value-type="float" office:value="362.1" calcext:value-type="float">
            <text:p>362</text:p>
          </table:table-cell>
          <table:table-cell table:style-name="ce129" table:formula="of:=[.$E$6]+360*[.G$8]/[.$C85]" office:value-type="float" office:value="364.65" calcext:value-type="float">
            <text:p>365</text:p>
          </table:table-cell>
          <table:table-cell table:style-name="ce129" table:formula="of:=[.$E$6]+360*[.H$8]/[.$C85]" office:value-type="float" office:value="367.2" calcext:value-type="float">
            <text:p>367</text:p>
          </table:table-cell>
          <table:table-cell table:style-name="ce129" table:formula="of:=[.$E$6]+360*[.I$8]/[.$C85]" office:value-type="float" office:value="369.75" calcext:value-type="float">
            <text:p>370</text:p>
          </table:table-cell>
          <table:table-cell table:style-name="ce129" table:formula="of:=[.$E$6]+360*[.J$8]/[.$C85]" office:value-type="float" office:value="372.3" calcext:value-type="float">
            <text:p>372</text:p>
          </table:table-cell>
          <table:table-cell table:style-name="ce129" table:formula="of:=[.$E$6]+360*[.K$8]/[.$C85]" office:value-type="float" office:value="374.85" calcext:value-type="float">
            <text:p>375</text:p>
          </table:table-cell>
          <table:table-cell table:style-name="ce129" table:formula="of:=[.$E$6]+360*[.L$8]/[.$C85]" office:value-type="float" office:value="377.4" calcext:value-type="float">
            <text:p>377</text:p>
          </table:table-cell>
          <table:table-cell table:style-name="ce129" table:formula="of:=[.$E$6]+360*[.M$8]/[.$C85]" office:value-type="float" office:value="379.95" calcext:value-type="float">
            <text:p>380</text:p>
          </table:table-cell>
          <table:table-cell table:style-name="ce129" table:formula="of:=[.$E$6]+360*[.N$8]/[.$C85]" office:value-type="float" office:value="382.5" calcext:value-type="float">
            <text:p>383</text:p>
          </table:table-cell>
          <table:table-cell table:style-name="ce129" table:formula="of:=[.$E$6]+360*[.O$8]/[.$C85]" office:value-type="float" office:value="385.05" calcext:value-type="float">
            <text:p>385</text:p>
          </table:table-cell>
          <table:table-cell table:style-name="ce129" table:formula="of:=[.$E$6]+360*[.P$8]/[.$C85]" office:value-type="float" office:value="387.6" calcext:value-type="float">
            <text:p>388</text:p>
          </table:table-cell>
          <table:table-cell table:style-name="ce129" table:formula="of:=[.$E$6]+360*[.Q$8]/[.$C85]" office:value-type="float" office:value="390.15" calcext:value-type="float">
            <text:p>390</text:p>
          </table:table-cell>
          <table:table-cell table:style-name="ce129" table:formula="of:=[.$E$6]+360*[.R$8]/[.$C85]" office:value-type="float" office:value="392.7" calcext:value-type="float">
            <text:p>393</text:p>
          </table:table-cell>
          <table:table-cell table:style-name="ce129" table:formula="of:=[.$E$6]+360*[.S$8]/[.$C85]" office:value-type="float" office:value="395.25" calcext:value-type="float">
            <text:p>395</text:p>
          </table:table-cell>
          <table:table-cell table:style-name="ce129" table:formula="of:=[.$E$6]+360*[.T$8]/[.$C85]" office:value-type="float" office:value="397.8" calcext:value-type="float">
            <text:p>398</text:p>
          </table:table-cell>
          <table:table-cell table:style-name="ce129" table:formula="of:=[.$E$6]+360*[.U$8]/[.$C85]" office:value-type="float" office:value="400.35" calcext:value-type="float">
            <text:p>400</text:p>
          </table:table-cell>
          <table:table-cell table:style-name="ce129" table:formula="of:=[.$E$6]+360*[.V$8]/[.$C85]" office:value-type="float" office:value="402.9" calcext:value-type="float">
            <text:p>403</text:p>
          </table:table-cell>
          <table:table-cell table:style-name="ce129" table:formula="of:=[.$E$6]+360*[.W$8]/[.$C85]" office:value-type="float" office:value="405.45" calcext:value-type="float">
            <text:p>405</text:p>
          </table:table-cell>
          <table:table-cell table:style-name="ce129" table:formula="of:=[.$E$6]+360*[.X$8]/[.$C8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86]" office:value-type="float" office:value="6857.14285714286" calcext:value-type="float">
            <text:p>6857</text:p>
          </table:table-cell>
          <table:table-cell table:style-name="ce129" table:formula="of:=[.$E$6]+360*[.D$8]/[.$C86]" office:value-type="float" office:value="357" calcext:value-type="float">
            <text:p>357</text:p>
          </table:table-cell>
          <table:table-cell table:style-name="ce129" table:formula="of:=[.$E$6]+360*[.E$8]/[.$C86]" office:value-type="float" office:value="359.625" calcext:value-type="float">
            <text:p>360</text:p>
          </table:table-cell>
          <table:table-cell table:style-name="ce129" table:formula="of:=[.$E$6]+360*[.F$8]/[.$C86]" office:value-type="float" office:value="362.25" calcext:value-type="float">
            <text:p>362</text:p>
          </table:table-cell>
          <table:table-cell table:style-name="ce129" table:formula="of:=[.$E$6]+360*[.G$8]/[.$C86]" office:value-type="float" office:value="364.875" calcext:value-type="float">
            <text:p>365</text:p>
          </table:table-cell>
          <table:table-cell table:style-name="ce129" table:formula="of:=[.$E$6]+360*[.H$8]/[.$C86]" office:value-type="float" office:value="367.5" calcext:value-type="float">
            <text:p>368</text:p>
          </table:table-cell>
          <table:table-cell table:style-name="ce129" table:formula="of:=[.$E$6]+360*[.I$8]/[.$C86]" office:value-type="float" office:value="370.125" calcext:value-type="float">
            <text:p>370</text:p>
          </table:table-cell>
          <table:table-cell table:style-name="ce129" table:formula="of:=[.$E$6]+360*[.J$8]/[.$C86]" office:value-type="float" office:value="372.75" calcext:value-type="float">
            <text:p>373</text:p>
          </table:table-cell>
          <table:table-cell table:style-name="ce129" table:formula="of:=[.$E$6]+360*[.K$8]/[.$C86]" office:value-type="float" office:value="375.375" calcext:value-type="float">
            <text:p>375</text:p>
          </table:table-cell>
          <table:table-cell table:style-name="ce129" table:formula="of:=[.$E$6]+360*[.L$8]/[.$C86]" office:value-type="float" office:value="378" calcext:value-type="float">
            <text:p>378</text:p>
          </table:table-cell>
          <table:table-cell table:style-name="ce129" table:formula="of:=[.$E$6]+360*[.M$8]/[.$C86]" office:value-type="float" office:value="380.625" calcext:value-type="float">
            <text:p>381</text:p>
          </table:table-cell>
          <table:table-cell table:style-name="ce129" table:formula="of:=[.$E$6]+360*[.N$8]/[.$C86]" office:value-type="float" office:value="383.25" calcext:value-type="float">
            <text:p>383</text:p>
          </table:table-cell>
          <table:table-cell table:style-name="ce129" table:formula="of:=[.$E$6]+360*[.O$8]/[.$C86]" office:value-type="float" office:value="385.875" calcext:value-type="float">
            <text:p>386</text:p>
          </table:table-cell>
          <table:table-cell table:style-name="ce129" table:formula="of:=[.$E$6]+360*[.P$8]/[.$C86]" office:value-type="float" office:value="388.5" calcext:value-type="float">
            <text:p>389</text:p>
          </table:table-cell>
          <table:table-cell table:style-name="ce129" table:formula="of:=[.$E$6]+360*[.Q$8]/[.$C86]" office:value-type="float" office:value="391.125" calcext:value-type="float">
            <text:p>391</text:p>
          </table:table-cell>
          <table:table-cell table:style-name="ce129" table:formula="of:=[.$E$6]+360*[.R$8]/[.$C86]" office:value-type="float" office:value="393.75" calcext:value-type="float">
            <text:p>394</text:p>
          </table:table-cell>
          <table:table-cell table:style-name="ce129" table:formula="of:=[.$E$6]+360*[.S$8]/[.$C86]" office:value-type="float" office:value="396.375" calcext:value-type="float">
            <text:p>396</text:p>
          </table:table-cell>
          <table:table-cell table:style-name="ce129" table:formula="of:=[.$E$6]+360*[.T$8]/[.$C86]" office:value-type="float" office:value="399" calcext:value-type="float">
            <text:p>399</text:p>
          </table:table-cell>
          <table:table-cell table:style-name="ce129" table:formula="of:=[.$E$6]+360*[.U$8]/[.$C86]" office:value-type="float" office:value="401.625" calcext:value-type="float">
            <text:p>402</text:p>
          </table:table-cell>
          <table:table-cell table:style-name="ce129" table:formula="of:=[.$E$6]+360*[.V$8]/[.$C86]" office:value-type="float" office:value="404.25" calcext:value-type="float">
            <text:p>404</text:p>
          </table:table-cell>
          <table:table-cell table:style-name="ce129" table:formula="of:=[.$E$6]+360*[.W$8]/[.$C86]" office:value-type="float" office:value="406.875" calcext:value-type="float">
            <text:p>407</text:p>
          </table:table-cell>
          <table:table-cell table:style-name="ce129" table:formula="of:=[.$E$6]+360*[.X$8]/[.$C8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87]" office:value-type="float" office:value="6666.66666666667" calcext:value-type="float">
            <text:p>6667</text:p>
          </table:table-cell>
          <table:table-cell table:style-name="ce129" table:formula="of:=[.$E$6]+360*[.D$8]/[.$C87]" office:value-type="float" office:value="357" calcext:value-type="float">
            <text:p>357</text:p>
          </table:table-cell>
          <table:table-cell table:style-name="ce129" table:formula="of:=[.$E$6]+360*[.E$8]/[.$C87]" office:value-type="float" office:value="359.7" calcext:value-type="float">
            <text:p>360</text:p>
          </table:table-cell>
          <table:table-cell table:style-name="ce129" table:formula="of:=[.$E$6]+360*[.F$8]/[.$C87]" office:value-type="float" office:value="362.4" calcext:value-type="float">
            <text:p>362</text:p>
          </table:table-cell>
          <table:table-cell table:style-name="ce129" table:formula="of:=[.$E$6]+360*[.G$8]/[.$C87]" office:value-type="float" office:value="365.1" calcext:value-type="float">
            <text:p>365</text:p>
          </table:table-cell>
          <table:table-cell table:style-name="ce129" table:formula="of:=[.$E$6]+360*[.H$8]/[.$C87]" office:value-type="float" office:value="367.8" calcext:value-type="float">
            <text:p>368</text:p>
          </table:table-cell>
          <table:table-cell table:style-name="ce129" table:formula="of:=[.$E$6]+360*[.I$8]/[.$C87]" office:value-type="float" office:value="370.5" calcext:value-type="float">
            <text:p>371</text:p>
          </table:table-cell>
          <table:table-cell table:style-name="ce129" table:formula="of:=[.$E$6]+360*[.J$8]/[.$C87]" office:value-type="float" office:value="373.2" calcext:value-type="float">
            <text:p>373</text:p>
          </table:table-cell>
          <table:table-cell table:style-name="ce129" table:formula="of:=[.$E$6]+360*[.K$8]/[.$C87]" office:value-type="float" office:value="375.9" calcext:value-type="float">
            <text:p>376</text:p>
          </table:table-cell>
          <table:table-cell table:style-name="ce129" table:formula="of:=[.$E$6]+360*[.L$8]/[.$C87]" office:value-type="float" office:value="378.6" calcext:value-type="float">
            <text:p>379</text:p>
          </table:table-cell>
          <table:table-cell table:style-name="ce129" table:formula="of:=[.$E$6]+360*[.M$8]/[.$C87]" office:value-type="float" office:value="381.3" calcext:value-type="float">
            <text:p>381</text:p>
          </table:table-cell>
          <table:table-cell table:style-name="ce129" table:formula="of:=[.$E$6]+360*[.N$8]/[.$C87]" office:value-type="float" office:value="384" calcext:value-type="float">
            <text:p>384</text:p>
          </table:table-cell>
          <table:table-cell table:style-name="ce129" table:formula="of:=[.$E$6]+360*[.O$8]/[.$C87]" office:value-type="float" office:value="386.7" calcext:value-type="float">
            <text:p>387</text:p>
          </table:table-cell>
          <table:table-cell table:style-name="ce129" table:formula="of:=[.$E$6]+360*[.P$8]/[.$C87]" office:value-type="float" office:value="389.4" calcext:value-type="float">
            <text:p>389</text:p>
          </table:table-cell>
          <table:table-cell table:style-name="ce129" table:formula="of:=[.$E$6]+360*[.Q$8]/[.$C87]" office:value-type="float" office:value="392.1" calcext:value-type="float">
            <text:p>392</text:p>
          </table:table-cell>
          <table:table-cell table:style-name="ce129" table:formula="of:=[.$E$6]+360*[.R$8]/[.$C87]" office:value-type="float" office:value="394.8" calcext:value-type="float">
            <text:p>395</text:p>
          </table:table-cell>
          <table:table-cell table:style-name="ce129" table:formula="of:=[.$E$6]+360*[.S$8]/[.$C87]" office:value-type="float" office:value="397.5" calcext:value-type="float">
            <text:p>398</text:p>
          </table:table-cell>
          <table:table-cell table:style-name="ce129" table:formula="of:=[.$E$6]+360*[.T$8]/[.$C87]" office:value-type="float" office:value="400.2" calcext:value-type="float">
            <text:p>400</text:p>
          </table:table-cell>
          <table:table-cell table:style-name="ce129" table:formula="of:=[.$E$6]+360*[.U$8]/[.$C87]" office:value-type="float" office:value="402.9" calcext:value-type="float">
            <text:p>403</text:p>
          </table:table-cell>
          <table:table-cell table:style-name="ce129" table:formula="of:=[.$E$6]+360*[.V$8]/[.$C87]" office:value-type="float" office:value="405.6" calcext:value-type="float">
            <text:p>406</text:p>
          </table:table-cell>
          <table:table-cell table:style-name="ce129" table:formula="of:=[.$E$6]+360*[.W$8]/[.$C87]" office:value-type="float" office:value="408.3" calcext:value-type="float">
            <text:p>408</text:p>
          </table:table-cell>
          <table:table-cell table:style-name="ce129" table:formula="of:=[.$E$6]+360*[.X$8]/[.$C8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88]" office:value-type="float" office:value="6486.48648648649" calcext:value-type="float">
            <text:p>6486</text:p>
          </table:table-cell>
          <table:table-cell table:style-name="ce129" table:formula="of:=[.$E$6]+360*[.D$8]/[.$C88]" office:value-type="float" office:value="357" calcext:value-type="float">
            <text:p>357</text:p>
          </table:table-cell>
          <table:table-cell table:style-name="ce129" table:formula="of:=[.$E$6]+360*[.E$8]/[.$C88]" office:value-type="float" office:value="359.775" calcext:value-type="float">
            <text:p>360</text:p>
          </table:table-cell>
          <table:table-cell table:style-name="ce129" table:formula="of:=[.$E$6]+360*[.F$8]/[.$C88]" office:value-type="float" office:value="362.55" calcext:value-type="float">
            <text:p>363</text:p>
          </table:table-cell>
          <table:table-cell table:style-name="ce129" table:formula="of:=[.$E$6]+360*[.G$8]/[.$C88]" office:value-type="float" office:value="365.325" calcext:value-type="float">
            <text:p>365</text:p>
          </table:table-cell>
          <table:table-cell table:style-name="ce129" table:formula="of:=[.$E$6]+360*[.H$8]/[.$C88]" office:value-type="float" office:value="368.1" calcext:value-type="float">
            <text:p>368</text:p>
          </table:table-cell>
          <table:table-cell table:style-name="ce129" table:formula="of:=[.$E$6]+360*[.I$8]/[.$C88]" office:value-type="float" office:value="370.875" calcext:value-type="float">
            <text:p>371</text:p>
          </table:table-cell>
          <table:table-cell table:style-name="ce129" table:formula="of:=[.$E$6]+360*[.J$8]/[.$C88]" office:value-type="float" office:value="373.65" calcext:value-type="float">
            <text:p>374</text:p>
          </table:table-cell>
          <table:table-cell table:style-name="ce129" table:formula="of:=[.$E$6]+360*[.K$8]/[.$C88]" office:value-type="float" office:value="376.425" calcext:value-type="float">
            <text:p>376</text:p>
          </table:table-cell>
          <table:table-cell table:style-name="ce129" table:formula="of:=[.$E$6]+360*[.L$8]/[.$C88]" office:value-type="float" office:value="379.2" calcext:value-type="float">
            <text:p>379</text:p>
          </table:table-cell>
          <table:table-cell table:style-name="ce129" table:formula="of:=[.$E$6]+360*[.M$8]/[.$C88]" office:value-type="float" office:value="381.975" calcext:value-type="float">
            <text:p>382</text:p>
          </table:table-cell>
          <table:table-cell table:style-name="ce129" table:formula="of:=[.$E$6]+360*[.N$8]/[.$C88]" office:value-type="float" office:value="384.75" calcext:value-type="float">
            <text:p>385</text:p>
          </table:table-cell>
          <table:table-cell table:style-name="ce129" table:formula="of:=[.$E$6]+360*[.O$8]/[.$C88]" office:value-type="float" office:value="387.525" calcext:value-type="float">
            <text:p>388</text:p>
          </table:table-cell>
          <table:table-cell table:style-name="ce129" table:formula="of:=[.$E$6]+360*[.P$8]/[.$C88]" office:value-type="float" office:value="390.3" calcext:value-type="float">
            <text:p>390</text:p>
          </table:table-cell>
          <table:table-cell table:style-name="ce129" table:formula="of:=[.$E$6]+360*[.Q$8]/[.$C88]" office:value-type="float" office:value="393.075" calcext:value-type="float">
            <text:p>393</text:p>
          </table:table-cell>
          <table:table-cell table:style-name="ce129" table:formula="of:=[.$E$6]+360*[.R$8]/[.$C88]" office:value-type="float" office:value="395.85" calcext:value-type="float">
            <text:p>396</text:p>
          </table:table-cell>
          <table:table-cell table:style-name="ce129" table:formula="of:=[.$E$6]+360*[.S$8]/[.$C88]" office:value-type="float" office:value="398.625" calcext:value-type="float">
            <text:p>399</text:p>
          </table:table-cell>
          <table:table-cell table:style-name="ce129" table:formula="of:=[.$E$6]+360*[.T$8]/[.$C88]" office:value-type="float" office:value="401.4" calcext:value-type="float">
            <text:p>401</text:p>
          </table:table-cell>
          <table:table-cell table:style-name="ce129" table:formula="of:=[.$E$6]+360*[.U$8]/[.$C88]" office:value-type="float" office:value="404.175" calcext:value-type="float">
            <text:p>404</text:p>
          </table:table-cell>
          <table:table-cell table:style-name="ce129" table:formula="of:=[.$E$6]+360*[.V$8]/[.$C88]" office:value-type="float" office:value="406.95" calcext:value-type="float">
            <text:p>407</text:p>
          </table:table-cell>
          <table:table-cell table:style-name="ce129" table:formula="of:=[.$E$6]+360*[.W$8]/[.$C88]" office:value-type="float" office:value="409.725" calcext:value-type="float">
            <text:p>410</text:p>
          </table:table-cell>
          <table:table-cell table:style-name="ce129" table:formula="of:=[.$E$6]+360*[.X$8]/[.$C8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89]" office:value-type="float" office:value="6315.78947368421" calcext:value-type="float">
            <text:p>6316</text:p>
          </table:table-cell>
          <table:table-cell table:style-name="ce129" table:formula="of:=[.$E$6]+360*[.D$8]/[.$C89]" office:value-type="float" office:value="357" calcext:value-type="float">
            <text:p>357</text:p>
          </table:table-cell>
          <table:table-cell table:style-name="ce129" table:formula="of:=[.$E$6]+360*[.E$8]/[.$C89]" office:value-type="float" office:value="359.85" calcext:value-type="float">
            <text:p>360</text:p>
          </table:table-cell>
          <table:table-cell table:style-name="ce129" table:formula="of:=[.$E$6]+360*[.F$8]/[.$C89]" office:value-type="float" office:value="362.7" calcext:value-type="float">
            <text:p>363</text:p>
          </table:table-cell>
          <table:table-cell table:style-name="ce129" table:formula="of:=[.$E$6]+360*[.G$8]/[.$C89]" office:value-type="float" office:value="365.55" calcext:value-type="float">
            <text:p>366</text:p>
          </table:table-cell>
          <table:table-cell table:style-name="ce129" table:formula="of:=[.$E$6]+360*[.H$8]/[.$C89]" office:value-type="float" office:value="368.4" calcext:value-type="float">
            <text:p>368</text:p>
          </table:table-cell>
          <table:table-cell table:style-name="ce129" table:formula="of:=[.$E$6]+360*[.I$8]/[.$C89]" office:value-type="float" office:value="371.25" calcext:value-type="float">
            <text:p>371</text:p>
          </table:table-cell>
          <table:table-cell table:style-name="ce129" table:formula="of:=[.$E$6]+360*[.J$8]/[.$C89]" office:value-type="float" office:value="374.1" calcext:value-type="float">
            <text:p>374</text:p>
          </table:table-cell>
          <table:table-cell table:style-name="ce129" table:formula="of:=[.$E$6]+360*[.K$8]/[.$C89]" office:value-type="float" office:value="376.95" calcext:value-type="float">
            <text:p>377</text:p>
          </table:table-cell>
          <table:table-cell table:style-name="ce129" table:formula="of:=[.$E$6]+360*[.L$8]/[.$C89]" office:value-type="float" office:value="379.8" calcext:value-type="float">
            <text:p>380</text:p>
          </table:table-cell>
          <table:table-cell table:style-name="ce129" table:formula="of:=[.$E$6]+360*[.M$8]/[.$C89]" office:value-type="float" office:value="382.65" calcext:value-type="float">
            <text:p>383</text:p>
          </table:table-cell>
          <table:table-cell table:style-name="ce129" table:formula="of:=[.$E$6]+360*[.N$8]/[.$C89]" office:value-type="float" office:value="385.5" calcext:value-type="float">
            <text:p>386</text:p>
          </table:table-cell>
          <table:table-cell table:style-name="ce129" table:formula="of:=[.$E$6]+360*[.O$8]/[.$C89]" office:value-type="float" office:value="388.35" calcext:value-type="float">
            <text:p>388</text:p>
          </table:table-cell>
          <table:table-cell table:style-name="ce129" table:formula="of:=[.$E$6]+360*[.P$8]/[.$C89]" office:value-type="float" office:value="391.2" calcext:value-type="float">
            <text:p>391</text:p>
          </table:table-cell>
          <table:table-cell table:style-name="ce129" table:formula="of:=[.$E$6]+360*[.Q$8]/[.$C89]" office:value-type="float" office:value="394.05" calcext:value-type="float">
            <text:p>394</text:p>
          </table:table-cell>
          <table:table-cell table:style-name="ce129" table:formula="of:=[.$E$6]+360*[.R$8]/[.$C89]" office:value-type="float" office:value="396.9" calcext:value-type="float">
            <text:p>397</text:p>
          </table:table-cell>
          <table:table-cell table:style-name="ce129" table:formula="of:=[.$E$6]+360*[.S$8]/[.$C89]" office:value-type="float" office:value="399.75" calcext:value-type="float">
            <text:p>400</text:p>
          </table:table-cell>
          <table:table-cell table:style-name="ce129" table:formula="of:=[.$E$6]+360*[.T$8]/[.$C89]" office:value-type="float" office:value="402.6" calcext:value-type="float">
            <text:p>403</text:p>
          </table:table-cell>
          <table:table-cell table:style-name="ce129" table:formula="of:=[.$E$6]+360*[.U$8]/[.$C89]" office:value-type="float" office:value="405.45" calcext:value-type="float">
            <text:p>405</text:p>
          </table:table-cell>
          <table:table-cell table:style-name="ce129" table:formula="of:=[.$E$6]+360*[.V$8]/[.$C89]" office:value-type="float" office:value="408.3" calcext:value-type="float">
            <text:p>408</text:p>
          </table:table-cell>
          <table:table-cell table:style-name="ce129" table:formula="of:=[.$E$6]+360*[.W$8]/[.$C89]" office:value-type="float" office:value="411.15" calcext:value-type="float">
            <text:p>411</text:p>
          </table:table-cell>
          <table:table-cell table:style-name="ce129" table:formula="of:=[.$E$6]+360*[.X$8]/[.$C8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90]" office:value-type="float" office:value="6153.84615384615" calcext:value-type="float">
            <text:p>6154</text:p>
          </table:table-cell>
          <table:table-cell table:style-name="ce129" table:formula="of:=[.$E$6]+360*[.D$8]/[.$C90]" office:value-type="float" office:value="357" calcext:value-type="float">
            <text:p>357</text:p>
          </table:table-cell>
          <table:table-cell table:style-name="ce129" table:formula="of:=[.$E$6]+360*[.E$8]/[.$C90]" office:value-type="float" office:value="359.925" calcext:value-type="float">
            <text:p>360</text:p>
          </table:table-cell>
          <table:table-cell table:style-name="ce129" table:formula="of:=[.$E$6]+360*[.F$8]/[.$C90]" office:value-type="float" office:value="362.85" calcext:value-type="float">
            <text:p>363</text:p>
          </table:table-cell>
          <table:table-cell table:style-name="ce129" table:formula="of:=[.$E$6]+360*[.G$8]/[.$C90]" office:value-type="float" office:value="365.775" calcext:value-type="float">
            <text:p>366</text:p>
          </table:table-cell>
          <table:table-cell table:style-name="ce129" table:formula="of:=[.$E$6]+360*[.H$8]/[.$C90]" office:value-type="float" office:value="368.7" calcext:value-type="float">
            <text:p>369</text:p>
          </table:table-cell>
          <table:table-cell table:style-name="ce129" table:formula="of:=[.$E$6]+360*[.I$8]/[.$C90]" office:value-type="float" office:value="371.625" calcext:value-type="float">
            <text:p>372</text:p>
          </table:table-cell>
          <table:table-cell table:style-name="ce129" table:formula="of:=[.$E$6]+360*[.J$8]/[.$C90]" office:value-type="float" office:value="374.55" calcext:value-type="float">
            <text:p>375</text:p>
          </table:table-cell>
          <table:table-cell table:style-name="ce129" table:formula="of:=[.$E$6]+360*[.K$8]/[.$C90]" office:value-type="float" office:value="377.475" calcext:value-type="float">
            <text:p>377</text:p>
          </table:table-cell>
          <table:table-cell table:style-name="ce129" table:formula="of:=[.$E$6]+360*[.L$8]/[.$C90]" office:value-type="float" office:value="380.4" calcext:value-type="float">
            <text:p>380</text:p>
          </table:table-cell>
          <table:table-cell table:style-name="ce129" table:formula="of:=[.$E$6]+360*[.M$8]/[.$C90]" office:value-type="float" office:value="383.325" calcext:value-type="float">
            <text:p>383</text:p>
          </table:table-cell>
          <table:table-cell table:style-name="ce129" table:formula="of:=[.$E$6]+360*[.N$8]/[.$C90]" office:value-type="float" office:value="386.25" calcext:value-type="float">
            <text:p>386</text:p>
          </table:table-cell>
          <table:table-cell table:style-name="ce129" table:formula="of:=[.$E$6]+360*[.O$8]/[.$C90]" office:value-type="float" office:value="389.175" calcext:value-type="float">
            <text:p>389</text:p>
          </table:table-cell>
          <table:table-cell table:style-name="ce129" table:formula="of:=[.$E$6]+360*[.P$8]/[.$C90]" office:value-type="float" office:value="392.1" calcext:value-type="float">
            <text:p>392</text:p>
          </table:table-cell>
          <table:table-cell table:style-name="ce129" table:formula="of:=[.$E$6]+360*[.Q$8]/[.$C90]" office:value-type="float" office:value="395.025" calcext:value-type="float">
            <text:p>395</text:p>
          </table:table-cell>
          <table:table-cell table:style-name="ce129" table:formula="of:=[.$E$6]+360*[.R$8]/[.$C90]" office:value-type="float" office:value="397.95" calcext:value-type="float">
            <text:p>398</text:p>
          </table:table-cell>
          <table:table-cell table:style-name="ce129" table:formula="of:=[.$E$6]+360*[.S$8]/[.$C90]" office:value-type="float" office:value="400.875" calcext:value-type="float">
            <text:p>401</text:p>
          </table:table-cell>
          <table:table-cell table:style-name="ce129" table:formula="of:=[.$E$6]+360*[.T$8]/[.$C90]" office:value-type="float" office:value="403.8" calcext:value-type="float">
            <text:p>404</text:p>
          </table:table-cell>
          <table:table-cell table:style-name="ce129" table:formula="of:=[.$E$6]+360*[.U$8]/[.$C90]" office:value-type="float" office:value="406.725" calcext:value-type="float">
            <text:p>407</text:p>
          </table:table-cell>
          <table:table-cell table:style-name="ce129" table:formula="of:=[.$E$6]+360*[.V$8]/[.$C90]" office:value-type="float" office:value="409.65" calcext:value-type="float">
            <text:p>410</text:p>
          </table:table-cell>
          <table:table-cell table:style-name="ce129" table:formula="of:=[.$E$6]+360*[.W$8]/[.$C90]" office:value-type="float" office:value="412.575" calcext:value-type="float">
            <text:p>413</text:p>
          </table:table-cell>
          <table:table-cell table:style-name="ce129" table:formula="of:=[.$E$6]+360*[.X$8]/[.$C9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91]" office:value-type="float" office:value="6000" calcext:value-type="float">
            <text:p>6000</text:p>
          </table:table-cell>
          <table:table-cell table:style-name="ce129" table:formula="of:=[.$E$6]+360*[.D$8]/[.$C91]" office:value-type="float" office:value="357" calcext:value-type="float">
            <text:p>357</text:p>
          </table:table-cell>
          <table:table-cell table:style-name="ce129" table:formula="of:=[.$E$6]+360*[.E$8]/[.$C91]" office:value-type="float" office:value="360" calcext:value-type="float">
            <text:p>360</text:p>
          </table:table-cell>
          <table:table-cell table:style-name="ce129" table:formula="of:=[.$E$6]+360*[.F$8]/[.$C91]" office:value-type="float" office:value="363" calcext:value-type="float">
            <text:p>363</text:p>
          </table:table-cell>
          <table:table-cell table:style-name="ce129" table:formula="of:=[.$E$6]+360*[.G$8]/[.$C91]" office:value-type="float" office:value="366" calcext:value-type="float">
            <text:p>366</text:p>
          </table:table-cell>
          <table:table-cell table:style-name="ce129" table:formula="of:=[.$E$6]+360*[.H$8]/[.$C91]" office:value-type="float" office:value="369" calcext:value-type="float">
            <text:p>369</text:p>
          </table:table-cell>
          <table:table-cell table:style-name="ce129" table:formula="of:=[.$E$6]+360*[.I$8]/[.$C91]" office:value-type="float" office:value="372" calcext:value-type="float">
            <text:p>372</text:p>
          </table:table-cell>
          <table:table-cell table:style-name="ce129" table:formula="of:=[.$E$6]+360*[.J$8]/[.$C91]" office:value-type="float" office:value="375" calcext:value-type="float">
            <text:p>375</text:p>
          </table:table-cell>
          <table:table-cell table:style-name="ce129" table:formula="of:=[.$E$6]+360*[.K$8]/[.$C91]" office:value-type="float" office:value="378" calcext:value-type="float">
            <text:p>378</text:p>
          </table:table-cell>
          <table:table-cell table:style-name="ce129" table:formula="of:=[.$E$6]+360*[.L$8]/[.$C91]" office:value-type="float" office:value="381" calcext:value-type="float">
            <text:p>381</text:p>
          </table:table-cell>
          <table:table-cell table:style-name="ce129" table:formula="of:=[.$E$6]+360*[.M$8]/[.$C91]" office:value-type="float" office:value="384" calcext:value-type="float">
            <text:p>384</text:p>
          </table:table-cell>
          <table:table-cell table:style-name="ce129" table:formula="of:=[.$E$6]+360*[.N$8]/[.$C91]" office:value-type="float" office:value="387" calcext:value-type="float">
            <text:p>387</text:p>
          </table:table-cell>
          <table:table-cell table:style-name="ce129" table:formula="of:=[.$E$6]+360*[.O$8]/[.$C91]" office:value-type="float" office:value="390" calcext:value-type="float">
            <text:p>390</text:p>
          </table:table-cell>
          <table:table-cell table:style-name="ce129" table:formula="of:=[.$E$6]+360*[.P$8]/[.$C91]" office:value-type="float" office:value="393" calcext:value-type="float">
            <text:p>393</text:p>
          </table:table-cell>
          <table:table-cell table:style-name="ce129" table:formula="of:=[.$E$6]+360*[.Q$8]/[.$C91]" office:value-type="float" office:value="396" calcext:value-type="float">
            <text:p>396</text:p>
          </table:table-cell>
          <table:table-cell table:style-name="ce129" table:formula="of:=[.$E$6]+360*[.R$8]/[.$C91]" office:value-type="float" office:value="399" calcext:value-type="float">
            <text:p>399</text:p>
          </table:table-cell>
          <table:table-cell table:style-name="ce129" table:formula="of:=[.$E$6]+360*[.S$8]/[.$C91]" office:value-type="float" office:value="402" calcext:value-type="float">
            <text:p>402</text:p>
          </table:table-cell>
          <table:table-cell table:style-name="ce129" table:formula="of:=[.$E$6]+360*[.T$8]/[.$C91]" office:value-type="float" office:value="405" calcext:value-type="float">
            <text:p>405</text:p>
          </table:table-cell>
          <table:table-cell table:style-name="ce129" table:formula="of:=[.$E$6]+360*[.U$8]/[.$C91]" office:value-type="float" office:value="408" calcext:value-type="float">
            <text:p>408</text:p>
          </table:table-cell>
          <table:table-cell table:style-name="ce129" table:formula="of:=[.$E$6]+360*[.V$8]/[.$C91]" office:value-type="float" office:value="411" calcext:value-type="float">
            <text:p>411</text:p>
          </table:table-cell>
          <table:table-cell table:style-name="ce129" table:formula="of:=[.$E$6]+360*[.W$8]/[.$C91]" office:value-type="float" office:value="414" calcext:value-type="float">
            <text:p>414</text:p>
          </table:table-cell>
          <table:table-cell table:style-name="ce129" table:formula="of:=[.$E$6]+360*[.X$8]/[.$C9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2" calcext:value-type="float">
            <text:p>352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97]" office:value-type="float" office:value="120000" calcext:value-type="float">
            <text:p>120000</text:p>
          </table:table-cell>
          <table:table-cell table:style-name="ce130" table:formula="of:=[.$E$6]+360*[.D$8]/[.$C97]" office:value-type="float" office:value="357" calcext:value-type="float">
            <text:p>357</text:p>
          </table:table-cell>
          <table:table-cell table:style-name="ce130" table:formula="of:=[.$E$6]+360*[.E$8]/[.$C97]" office:value-type="float" office:value="357.15" calcext:value-type="float">
            <text:p>357</text:p>
          </table:table-cell>
          <table:table-cell table:style-name="ce130" table:formula="of:=[.$E$6]+360*[.F$8]/[.$C97]" office:value-type="float" office:value="357.3" calcext:value-type="float">
            <text:p>357</text:p>
          </table:table-cell>
          <table:table-cell table:style-name="ce130" table:formula="of:=[.$E$6]+360*[.G$8]/[.$C97]" office:value-type="float" office:value="357.45" calcext:value-type="float">
            <text:p>357</text:p>
          </table:table-cell>
          <table:table-cell table:style-name="ce130" table:formula="of:=[.$E$6]+360*[.H$8]/[.$C97]" office:value-type="float" office:value="357.6" calcext:value-type="float">
            <text:p>358</text:p>
          </table:table-cell>
          <table:table-cell table:style-name="ce130" table:formula="of:=[.$E$6]+360*[.I$8]/[.$C97]" office:value-type="float" office:value="357.75" calcext:value-type="float">
            <text:p>358</text:p>
          </table:table-cell>
          <table:table-cell table:style-name="ce130" table:formula="of:=[.$E$6]+360*[.J$8]/[.$C97]" office:value-type="float" office:value="357.9" calcext:value-type="float">
            <text:p>358</text:p>
          </table:table-cell>
          <table:table-cell table:style-name="ce130" table:formula="of:=[.$E$6]+360*[.K$8]/[.$C97]" office:value-type="float" office:value="358.05" calcext:value-type="float">
            <text:p>358</text:p>
          </table:table-cell>
          <table:table-cell table:style-name="ce130" table:formula="of:=[.$E$6]+360*[.L$8]/[.$C97]" office:value-type="float" office:value="358.2" calcext:value-type="float">
            <text:p>358</text:p>
          </table:table-cell>
          <table:table-cell table:style-name="ce130" table:formula="of:=[.$E$6]+360*[.M$8]/[.$C97]" office:value-type="float" office:value="358.35" calcext:value-type="float">
            <text:p>358</text:p>
          </table:table-cell>
          <table:table-cell table:style-name="ce130" table:formula="of:=[.$E$6]+360*[.N$8]/[.$C97]" office:value-type="float" office:value="358.5" calcext:value-type="float">
            <text:p>359</text:p>
          </table:table-cell>
          <table:table-cell table:style-name="ce130" table:formula="of:=[.$E$6]+360*[.O$8]/[.$C97]" office:value-type="float" office:value="358.65" calcext:value-type="float">
            <text:p>359</text:p>
          </table:table-cell>
          <table:table-cell table:style-name="ce130" table:formula="of:=[.$E$6]+360*[.P$8]/[.$C97]" office:value-type="float" office:value="358.8" calcext:value-type="float">
            <text:p>359</text:p>
          </table:table-cell>
          <table:table-cell table:style-name="ce130" table:formula="of:=[.$E$6]+360*[.Q$8]/[.$C97]" office:value-type="float" office:value="358.95" calcext:value-type="float">
            <text:p>359</text:p>
          </table:table-cell>
          <table:table-cell table:style-name="ce130" table:formula="of:=[.$E$6]+360*[.R$8]/[.$C97]" office:value-type="float" office:value="359.1" calcext:value-type="float">
            <text:p>359</text:p>
          </table:table-cell>
          <table:table-cell table:style-name="ce130" table:formula="of:=[.$E$6]+360*[.S$8]/[.$C97]" office:value-type="float" office:value="359.25" calcext:value-type="float">
            <text:p>359</text:p>
          </table:table-cell>
          <table:table-cell table:style-name="ce130" table:formula="of:=[.$E$6]+360*[.T$8]/[.$C97]" office:value-type="float" office:value="359.4" calcext:value-type="float">
            <text:p>359</text:p>
          </table:table-cell>
          <table:table-cell table:style-name="ce130" table:formula="of:=[.$E$6]+360*[.U$8]/[.$C97]" office:value-type="float" office:value="359.55" calcext:value-type="float">
            <text:p>360</text:p>
          </table:table-cell>
          <table:table-cell table:style-name="ce130" table:formula="of:=[.$E$6]+360*[.V$8]/[.$C97]" office:value-type="float" office:value="359.7" calcext:value-type="float">
            <text:p>360</text:p>
          </table:table-cell>
          <table:table-cell table:style-name="ce130" table:formula="of:=[.$E$6]+360*[.W$8]/[.$C97]" office:value-type="float" office:value="359.85" calcext:value-type="float">
            <text:p>360</text:p>
          </table:table-cell>
          <table:table-cell table:style-name="ce130" table:formula="of:=[.$E$6]+360*[.X$8]/[.$C9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98]" office:value-type="float" office:value="80000" calcext:value-type="float">
            <text:p>80000</text:p>
          </table:table-cell>
          <table:table-cell table:style-name="ce130" table:formula="of:=[.$E$6]+360*[.D$8]/[.$C98]" office:value-type="float" office:value="357" calcext:value-type="float">
            <text:p>357</text:p>
          </table:table-cell>
          <table:table-cell table:style-name="ce130" table:formula="of:=[.$E$6]+360*[.E$8]/[.$C98]" office:value-type="float" office:value="357.225" calcext:value-type="float">
            <text:p>357</text:p>
          </table:table-cell>
          <table:table-cell table:style-name="ce130" table:formula="of:=[.$E$6]+360*[.F$8]/[.$C98]" office:value-type="float" office:value="357.45" calcext:value-type="float">
            <text:p>357</text:p>
          </table:table-cell>
          <table:table-cell table:style-name="ce130" table:formula="of:=[.$E$6]+360*[.G$8]/[.$C98]" office:value-type="float" office:value="357.675" calcext:value-type="float">
            <text:p>358</text:p>
          </table:table-cell>
          <table:table-cell table:style-name="ce130" table:formula="of:=[.$E$6]+360*[.H$8]/[.$C98]" office:value-type="float" office:value="357.9" calcext:value-type="float">
            <text:p>358</text:p>
          </table:table-cell>
          <table:table-cell table:style-name="ce130" table:formula="of:=[.$E$6]+360*[.I$8]/[.$C98]" office:value-type="float" office:value="358.125" calcext:value-type="float">
            <text:p>358</text:p>
          </table:table-cell>
          <table:table-cell table:style-name="ce130" table:formula="of:=[.$E$6]+360*[.J$8]/[.$C98]" office:value-type="float" office:value="358.35" calcext:value-type="float">
            <text:p>358</text:p>
          </table:table-cell>
          <table:table-cell table:style-name="ce130" table:formula="of:=[.$E$6]+360*[.K$8]/[.$C98]" office:value-type="float" office:value="358.575" calcext:value-type="float">
            <text:p>359</text:p>
          </table:table-cell>
          <table:table-cell table:style-name="ce130" table:formula="of:=[.$E$6]+360*[.L$8]/[.$C98]" office:value-type="float" office:value="358.8" calcext:value-type="float">
            <text:p>359</text:p>
          </table:table-cell>
          <table:table-cell table:style-name="ce130" table:formula="of:=[.$E$6]+360*[.M$8]/[.$C98]" office:value-type="float" office:value="359.025" calcext:value-type="float">
            <text:p>359</text:p>
          </table:table-cell>
          <table:table-cell table:style-name="ce130" table:formula="of:=[.$E$6]+360*[.N$8]/[.$C98]" office:value-type="float" office:value="359.25" calcext:value-type="float">
            <text:p>359</text:p>
          </table:table-cell>
          <table:table-cell table:style-name="ce130" table:formula="of:=[.$E$6]+360*[.O$8]/[.$C98]" office:value-type="float" office:value="359.475" calcext:value-type="float">
            <text:p>359</text:p>
          </table:table-cell>
          <table:table-cell table:style-name="ce130" table:formula="of:=[.$E$6]+360*[.P$8]/[.$C98]" office:value-type="float" office:value="359.7" calcext:value-type="float">
            <text:p>360</text:p>
          </table:table-cell>
          <table:table-cell table:style-name="ce130" table:formula="of:=[.$E$6]+360*[.Q$8]/[.$C98]" office:value-type="float" office:value="359.925" calcext:value-type="float">
            <text:p>360</text:p>
          </table:table-cell>
          <table:table-cell table:style-name="ce130" table:formula="of:=[.$E$6]+360*[.R$8]/[.$C98]" office:value-type="float" office:value="360.15" calcext:value-type="float">
            <text:p>360</text:p>
          </table:table-cell>
          <table:table-cell table:style-name="ce130" table:formula="of:=[.$E$6]+360*[.S$8]/[.$C98]" office:value-type="float" office:value="360.375" calcext:value-type="float">
            <text:p>360</text:p>
          </table:table-cell>
          <table:table-cell table:style-name="ce130" table:formula="of:=[.$E$6]+360*[.T$8]/[.$C98]" office:value-type="float" office:value="360.6" calcext:value-type="float">
            <text:p>361</text:p>
          </table:table-cell>
          <table:table-cell table:style-name="ce130" table:formula="of:=[.$E$6]+360*[.U$8]/[.$C98]" office:value-type="float" office:value="360.825" calcext:value-type="float">
            <text:p>361</text:p>
          </table:table-cell>
          <table:table-cell table:style-name="ce130" table:formula="of:=[.$E$6]+360*[.V$8]/[.$C98]" office:value-type="float" office:value="361.05" calcext:value-type="float">
            <text:p>361</text:p>
          </table:table-cell>
          <table:table-cell table:style-name="ce130" table:formula="of:=[.$E$6]+360*[.W$8]/[.$C98]" office:value-type="float" office:value="361.275" calcext:value-type="float">
            <text:p>361</text:p>
          </table:table-cell>
          <table:table-cell table:style-name="ce130" table:formula="of:=[.$E$6]+360*[.X$8]/[.$C9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99]" office:value-type="float" office:value="60000" calcext:value-type="float">
            <text:p>60000</text:p>
          </table:table-cell>
          <table:table-cell table:style-name="ce130" table:formula="of:=[.$E$6]+360*[.D$8]/[.$C99]" office:value-type="float" office:value="357" calcext:value-type="float">
            <text:p>357</text:p>
          </table:table-cell>
          <table:table-cell table:style-name="ce130" table:formula="of:=[.$E$6]+360*[.E$8]/[.$C99]" office:value-type="float" office:value="357.3" calcext:value-type="float">
            <text:p>357</text:p>
          </table:table-cell>
          <table:table-cell table:style-name="ce130" table:formula="of:=[.$E$6]+360*[.F$8]/[.$C99]" office:value-type="float" office:value="357.6" calcext:value-type="float">
            <text:p>358</text:p>
          </table:table-cell>
          <table:table-cell table:style-name="ce130" table:formula="of:=[.$E$6]+360*[.G$8]/[.$C99]" office:value-type="float" office:value="357.9" calcext:value-type="float">
            <text:p>358</text:p>
          </table:table-cell>
          <table:table-cell table:style-name="ce130" table:formula="of:=[.$E$6]+360*[.H$8]/[.$C99]" office:value-type="float" office:value="358.2" calcext:value-type="float">
            <text:p>358</text:p>
          </table:table-cell>
          <table:table-cell table:style-name="ce130" table:formula="of:=[.$E$6]+360*[.I$8]/[.$C99]" office:value-type="float" office:value="358.5" calcext:value-type="float">
            <text:p>359</text:p>
          </table:table-cell>
          <table:table-cell table:style-name="ce130" table:formula="of:=[.$E$6]+360*[.J$8]/[.$C99]" office:value-type="float" office:value="358.8" calcext:value-type="float">
            <text:p>359</text:p>
          </table:table-cell>
          <table:table-cell table:style-name="ce130" table:formula="of:=[.$E$6]+360*[.K$8]/[.$C99]" office:value-type="float" office:value="359.1" calcext:value-type="float">
            <text:p>359</text:p>
          </table:table-cell>
          <table:table-cell table:style-name="ce130" table:formula="of:=[.$E$6]+360*[.L$8]/[.$C99]" office:value-type="float" office:value="359.4" calcext:value-type="float">
            <text:p>359</text:p>
          </table:table-cell>
          <table:table-cell table:style-name="ce130" table:formula="of:=[.$E$6]+360*[.M$8]/[.$C99]" office:value-type="float" office:value="359.7" calcext:value-type="float">
            <text:p>360</text:p>
          </table:table-cell>
          <table:table-cell table:style-name="ce130" table:formula="of:=[.$E$6]+360*[.N$8]/[.$C99]" office:value-type="float" office:value="360" calcext:value-type="float">
            <text:p>360</text:p>
          </table:table-cell>
          <table:table-cell table:style-name="ce130" table:formula="of:=[.$E$6]+360*[.O$8]/[.$C99]" office:value-type="float" office:value="360.3" calcext:value-type="float">
            <text:p>360</text:p>
          </table:table-cell>
          <table:table-cell table:style-name="ce130" table:formula="of:=[.$E$6]+360*[.P$8]/[.$C99]" office:value-type="float" office:value="360.6" calcext:value-type="float">
            <text:p>361</text:p>
          </table:table-cell>
          <table:table-cell table:style-name="ce130" table:formula="of:=[.$E$6]+360*[.Q$8]/[.$C99]" office:value-type="float" office:value="360.9" calcext:value-type="float">
            <text:p>361</text:p>
          </table:table-cell>
          <table:table-cell table:style-name="ce130" table:formula="of:=[.$E$6]+360*[.R$8]/[.$C99]" office:value-type="float" office:value="361.2" calcext:value-type="float">
            <text:p>361</text:p>
          </table:table-cell>
          <table:table-cell table:style-name="ce130" table:formula="of:=[.$E$6]+360*[.S$8]/[.$C99]" office:value-type="float" office:value="361.5" calcext:value-type="float">
            <text:p>362</text:p>
          </table:table-cell>
          <table:table-cell table:style-name="ce130" table:formula="of:=[.$E$6]+360*[.T$8]/[.$C99]" office:value-type="float" office:value="361.8" calcext:value-type="float">
            <text:p>362</text:p>
          </table:table-cell>
          <table:table-cell table:style-name="ce130" table:formula="of:=[.$E$6]+360*[.U$8]/[.$C99]" office:value-type="float" office:value="362.1" calcext:value-type="float">
            <text:p>362</text:p>
          </table:table-cell>
          <table:table-cell table:style-name="ce130" table:formula="of:=[.$E$6]+360*[.V$8]/[.$C99]" office:value-type="float" office:value="362.4" calcext:value-type="float">
            <text:p>362</text:p>
          </table:table-cell>
          <table:table-cell table:style-name="ce130" table:formula="of:=[.$E$6]+360*[.W$8]/[.$C99]" office:value-type="float" office:value="362.7" calcext:value-type="float">
            <text:p>363</text:p>
          </table:table-cell>
          <table:table-cell table:style-name="ce130" table:formula="of:=[.$E$6]+360*[.X$8]/[.$C9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00]" office:value-type="float" office:value="48000" calcext:value-type="float">
            <text:p>48000</text:p>
          </table:table-cell>
          <table:table-cell table:style-name="ce130" table:formula="of:=[.$E$6]+360*[.D$8]/[.$C100]" office:value-type="float" office:value="357" calcext:value-type="float">
            <text:p>357</text:p>
          </table:table-cell>
          <table:table-cell table:style-name="ce130" table:formula="of:=[.$E$6]+360*[.E$8]/[.$C100]" office:value-type="float" office:value="357.375" calcext:value-type="float">
            <text:p>357</text:p>
          </table:table-cell>
          <table:table-cell table:style-name="ce130" table:formula="of:=[.$E$6]+360*[.F$8]/[.$C100]" office:value-type="float" office:value="357.75" calcext:value-type="float">
            <text:p>358</text:p>
          </table:table-cell>
          <table:table-cell table:style-name="ce130" table:formula="of:=[.$E$6]+360*[.G$8]/[.$C100]" office:value-type="float" office:value="358.125" calcext:value-type="float">
            <text:p>358</text:p>
          </table:table-cell>
          <table:table-cell table:style-name="ce130" table:formula="of:=[.$E$6]+360*[.H$8]/[.$C100]" office:value-type="float" office:value="358.5" calcext:value-type="float">
            <text:p>359</text:p>
          </table:table-cell>
          <table:table-cell table:style-name="ce130" table:formula="of:=[.$E$6]+360*[.I$8]/[.$C100]" office:value-type="float" office:value="358.875" calcext:value-type="float">
            <text:p>359</text:p>
          </table:table-cell>
          <table:table-cell table:style-name="ce130" table:formula="of:=[.$E$6]+360*[.J$8]/[.$C100]" office:value-type="float" office:value="359.25" calcext:value-type="float">
            <text:p>359</text:p>
          </table:table-cell>
          <table:table-cell table:style-name="ce130" table:formula="of:=[.$E$6]+360*[.K$8]/[.$C100]" office:value-type="float" office:value="359.625" calcext:value-type="float">
            <text:p>360</text:p>
          </table:table-cell>
          <table:table-cell table:style-name="ce130" table:formula="of:=[.$E$6]+360*[.L$8]/[.$C100]" office:value-type="float" office:value="360" calcext:value-type="float">
            <text:p>360</text:p>
          </table:table-cell>
          <table:table-cell table:style-name="ce130" table:formula="of:=[.$E$6]+360*[.M$8]/[.$C100]" office:value-type="float" office:value="360.375" calcext:value-type="float">
            <text:p>360</text:p>
          </table:table-cell>
          <table:table-cell table:style-name="ce130" table:formula="of:=[.$E$6]+360*[.N$8]/[.$C100]" office:value-type="float" office:value="360.75" calcext:value-type="float">
            <text:p>361</text:p>
          </table:table-cell>
          <table:table-cell table:style-name="ce130" table:formula="of:=[.$E$6]+360*[.O$8]/[.$C100]" office:value-type="float" office:value="361.125" calcext:value-type="float">
            <text:p>361</text:p>
          </table:table-cell>
          <table:table-cell table:style-name="ce130" table:formula="of:=[.$E$6]+360*[.P$8]/[.$C100]" office:value-type="float" office:value="361.5" calcext:value-type="float">
            <text:p>362</text:p>
          </table:table-cell>
          <table:table-cell table:style-name="ce130" table:formula="of:=[.$E$6]+360*[.Q$8]/[.$C100]" office:value-type="float" office:value="361.875" calcext:value-type="float">
            <text:p>362</text:p>
          </table:table-cell>
          <table:table-cell table:style-name="ce130" table:formula="of:=[.$E$6]+360*[.R$8]/[.$C100]" office:value-type="float" office:value="362.25" calcext:value-type="float">
            <text:p>362</text:p>
          </table:table-cell>
          <table:table-cell table:style-name="ce130" table:formula="of:=[.$E$6]+360*[.S$8]/[.$C100]" office:value-type="float" office:value="362.625" calcext:value-type="float">
            <text:p>363</text:p>
          </table:table-cell>
          <table:table-cell table:style-name="ce130" table:formula="of:=[.$E$6]+360*[.T$8]/[.$C100]" office:value-type="float" office:value="363" calcext:value-type="float">
            <text:p>363</text:p>
          </table:table-cell>
          <table:table-cell table:style-name="ce130" table:formula="of:=[.$E$6]+360*[.U$8]/[.$C100]" office:value-type="float" office:value="363.375" calcext:value-type="float">
            <text:p>363</text:p>
          </table:table-cell>
          <table:table-cell table:style-name="ce130" table:formula="of:=[.$E$6]+360*[.V$8]/[.$C100]" office:value-type="float" office:value="363.75" calcext:value-type="float">
            <text:p>364</text:p>
          </table:table-cell>
          <table:table-cell table:style-name="ce130" table:formula="of:=[.$E$6]+360*[.W$8]/[.$C100]" office:value-type="float" office:value="364.125" calcext:value-type="float">
            <text:p>364</text:p>
          </table:table-cell>
          <table:table-cell table:style-name="ce130" table:formula="of:=[.$E$6]+360*[.X$8]/[.$C10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01]" office:value-type="float" office:value="40000" calcext:value-type="float">
            <text:p>40000</text:p>
          </table:table-cell>
          <table:table-cell table:style-name="ce130" table:formula="of:=[.$E$6]+360*[.D$8]/[.$C101]" office:value-type="float" office:value="357" calcext:value-type="float">
            <text:p>357</text:p>
          </table:table-cell>
          <table:table-cell table:style-name="ce130" table:formula="of:=[.$E$6]+360*[.E$8]/[.$C101]" office:value-type="float" office:value="357.45" calcext:value-type="float">
            <text:p>357</text:p>
          </table:table-cell>
          <table:table-cell table:style-name="ce130" table:formula="of:=[.$E$6]+360*[.F$8]/[.$C101]" office:value-type="float" office:value="357.9" calcext:value-type="float">
            <text:p>358</text:p>
          </table:table-cell>
          <table:table-cell table:style-name="ce130" table:formula="of:=[.$E$6]+360*[.G$8]/[.$C101]" office:value-type="float" office:value="358.35" calcext:value-type="float">
            <text:p>358</text:p>
          </table:table-cell>
          <table:table-cell table:style-name="ce130" table:formula="of:=[.$E$6]+360*[.H$8]/[.$C101]" office:value-type="float" office:value="358.8" calcext:value-type="float">
            <text:p>359</text:p>
          </table:table-cell>
          <table:table-cell table:style-name="ce130" table:formula="of:=[.$E$6]+360*[.I$8]/[.$C101]" office:value-type="float" office:value="359.25" calcext:value-type="float">
            <text:p>359</text:p>
          </table:table-cell>
          <table:table-cell table:style-name="ce130" table:formula="of:=[.$E$6]+360*[.J$8]/[.$C101]" office:value-type="float" office:value="359.7" calcext:value-type="float">
            <text:p>360</text:p>
          </table:table-cell>
          <table:table-cell table:style-name="ce130" table:formula="of:=[.$E$6]+360*[.K$8]/[.$C101]" office:value-type="float" office:value="360.15" calcext:value-type="float">
            <text:p>360</text:p>
          </table:table-cell>
          <table:table-cell table:style-name="ce130" table:formula="of:=[.$E$6]+360*[.L$8]/[.$C101]" office:value-type="float" office:value="360.6" calcext:value-type="float">
            <text:p>361</text:p>
          </table:table-cell>
          <table:table-cell table:style-name="ce130" table:formula="of:=[.$E$6]+360*[.M$8]/[.$C101]" office:value-type="float" office:value="361.05" calcext:value-type="float">
            <text:p>361</text:p>
          </table:table-cell>
          <table:table-cell table:style-name="ce130" table:formula="of:=[.$E$6]+360*[.N$8]/[.$C101]" office:value-type="float" office:value="361.5" calcext:value-type="float">
            <text:p>362</text:p>
          </table:table-cell>
          <table:table-cell table:style-name="ce130" table:formula="of:=[.$E$6]+360*[.O$8]/[.$C101]" office:value-type="float" office:value="361.95" calcext:value-type="float">
            <text:p>362</text:p>
          </table:table-cell>
          <table:table-cell table:style-name="ce130" table:formula="of:=[.$E$6]+360*[.P$8]/[.$C101]" office:value-type="float" office:value="362.4" calcext:value-type="float">
            <text:p>362</text:p>
          </table:table-cell>
          <table:table-cell table:style-name="ce130" table:formula="of:=[.$E$6]+360*[.Q$8]/[.$C101]" office:value-type="float" office:value="362.85" calcext:value-type="float">
            <text:p>363</text:p>
          </table:table-cell>
          <table:table-cell table:style-name="ce130" table:formula="of:=[.$E$6]+360*[.R$8]/[.$C101]" office:value-type="float" office:value="363.3" calcext:value-type="float">
            <text:p>363</text:p>
          </table:table-cell>
          <table:table-cell table:style-name="ce130" table:formula="of:=[.$E$6]+360*[.S$8]/[.$C101]" office:value-type="float" office:value="363.75" calcext:value-type="float">
            <text:p>364</text:p>
          </table:table-cell>
          <table:table-cell table:style-name="ce130" table:formula="of:=[.$E$6]+360*[.T$8]/[.$C101]" office:value-type="float" office:value="364.2" calcext:value-type="float">
            <text:p>364</text:p>
          </table:table-cell>
          <table:table-cell table:style-name="ce130" table:formula="of:=[.$E$6]+360*[.U$8]/[.$C101]" office:value-type="float" office:value="364.65" calcext:value-type="float">
            <text:p>365</text:p>
          </table:table-cell>
          <table:table-cell table:style-name="ce130" table:formula="of:=[.$E$6]+360*[.V$8]/[.$C101]" office:value-type="float" office:value="365.1" calcext:value-type="float">
            <text:p>365</text:p>
          </table:table-cell>
          <table:table-cell table:style-name="ce130" table:formula="of:=[.$E$6]+360*[.W$8]/[.$C101]" office:value-type="float" office:value="365.55" calcext:value-type="float">
            <text:p>366</text:p>
          </table:table-cell>
          <table:table-cell table:style-name="ce130" table:formula="of:=[.$E$6]+360*[.X$8]/[.$C10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02]" office:value-type="float" office:value="34285.7142857143" calcext:value-type="float">
            <text:p>34286</text:p>
          </table:table-cell>
          <table:table-cell table:style-name="ce130" table:formula="of:=[.$E$6]+360*[.D$8]/[.$C102]" office:value-type="float" office:value="357" calcext:value-type="float">
            <text:p>357</text:p>
          </table:table-cell>
          <table:table-cell table:style-name="ce130" table:formula="of:=[.$E$6]+360*[.E$8]/[.$C102]" office:value-type="float" office:value="357.525" calcext:value-type="float">
            <text:p>358</text:p>
          </table:table-cell>
          <table:table-cell table:style-name="ce130" table:formula="of:=[.$E$6]+360*[.F$8]/[.$C102]" office:value-type="float" office:value="358.05" calcext:value-type="float">
            <text:p>358</text:p>
          </table:table-cell>
          <table:table-cell table:style-name="ce130" table:formula="of:=[.$E$6]+360*[.G$8]/[.$C102]" office:value-type="float" office:value="358.575" calcext:value-type="float">
            <text:p>359</text:p>
          </table:table-cell>
          <table:table-cell table:style-name="ce130" table:formula="of:=[.$E$6]+360*[.H$8]/[.$C102]" office:value-type="float" office:value="359.1" calcext:value-type="float">
            <text:p>359</text:p>
          </table:table-cell>
          <table:table-cell table:style-name="ce130" table:formula="of:=[.$E$6]+360*[.I$8]/[.$C102]" office:value-type="float" office:value="359.625" calcext:value-type="float">
            <text:p>360</text:p>
          </table:table-cell>
          <table:table-cell table:style-name="ce130" table:formula="of:=[.$E$6]+360*[.J$8]/[.$C102]" office:value-type="float" office:value="360.15" calcext:value-type="float">
            <text:p>360</text:p>
          </table:table-cell>
          <table:table-cell table:style-name="ce130" table:formula="of:=[.$E$6]+360*[.K$8]/[.$C102]" office:value-type="float" office:value="360.675" calcext:value-type="float">
            <text:p>361</text:p>
          </table:table-cell>
          <table:table-cell table:style-name="ce130" table:formula="of:=[.$E$6]+360*[.L$8]/[.$C102]" office:value-type="float" office:value="361.2" calcext:value-type="float">
            <text:p>361</text:p>
          </table:table-cell>
          <table:table-cell table:style-name="ce130" table:formula="of:=[.$E$6]+360*[.M$8]/[.$C102]" office:value-type="float" office:value="361.725" calcext:value-type="float">
            <text:p>362</text:p>
          </table:table-cell>
          <table:table-cell table:style-name="ce130" table:formula="of:=[.$E$6]+360*[.N$8]/[.$C102]" office:value-type="float" office:value="362.25" calcext:value-type="float">
            <text:p>362</text:p>
          </table:table-cell>
          <table:table-cell table:style-name="ce130" table:formula="of:=[.$E$6]+360*[.O$8]/[.$C102]" office:value-type="float" office:value="362.775" calcext:value-type="float">
            <text:p>363</text:p>
          </table:table-cell>
          <table:table-cell table:style-name="ce130" table:formula="of:=[.$E$6]+360*[.P$8]/[.$C102]" office:value-type="float" office:value="363.3" calcext:value-type="float">
            <text:p>363</text:p>
          </table:table-cell>
          <table:table-cell table:style-name="ce130" table:formula="of:=[.$E$6]+360*[.Q$8]/[.$C102]" office:value-type="float" office:value="363.825" calcext:value-type="float">
            <text:p>364</text:p>
          </table:table-cell>
          <table:table-cell table:style-name="ce130" table:formula="of:=[.$E$6]+360*[.R$8]/[.$C102]" office:value-type="float" office:value="364.35" calcext:value-type="float">
            <text:p>364</text:p>
          </table:table-cell>
          <table:table-cell table:style-name="ce130" table:formula="of:=[.$E$6]+360*[.S$8]/[.$C102]" office:value-type="float" office:value="364.875" calcext:value-type="float">
            <text:p>365</text:p>
          </table:table-cell>
          <table:table-cell table:style-name="ce130" table:formula="of:=[.$E$6]+360*[.T$8]/[.$C102]" office:value-type="float" office:value="365.4" calcext:value-type="float">
            <text:p>365</text:p>
          </table:table-cell>
          <table:table-cell table:style-name="ce130" table:formula="of:=[.$E$6]+360*[.U$8]/[.$C102]" office:value-type="float" office:value="365.925" calcext:value-type="float">
            <text:p>366</text:p>
          </table:table-cell>
          <table:table-cell table:style-name="ce130" table:formula="of:=[.$E$6]+360*[.V$8]/[.$C102]" office:value-type="float" office:value="366.45" calcext:value-type="float">
            <text:p>366</text:p>
          </table:table-cell>
          <table:table-cell table:style-name="ce130" table:formula="of:=[.$E$6]+360*[.W$8]/[.$C102]" office:value-type="float" office:value="366.975" calcext:value-type="float">
            <text:p>367</text:p>
          </table:table-cell>
          <table:table-cell table:style-name="ce130" table:formula="of:=[.$E$6]+360*[.X$8]/[.$C10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03]" office:value-type="float" office:value="30000" calcext:value-type="float">
            <text:p>30000</text:p>
          </table:table-cell>
          <table:table-cell table:style-name="ce130" table:formula="of:=[.$E$6]+360*[.D$8]/[.$C103]" office:value-type="float" office:value="357" calcext:value-type="float">
            <text:p>357</text:p>
          </table:table-cell>
          <table:table-cell table:style-name="ce130" table:formula="of:=[.$E$6]+360*[.E$8]/[.$C103]" office:value-type="float" office:value="357.6" calcext:value-type="float">
            <text:p>358</text:p>
          </table:table-cell>
          <table:table-cell table:style-name="ce130" table:formula="of:=[.$E$6]+360*[.F$8]/[.$C103]" office:value-type="float" office:value="358.2" calcext:value-type="float">
            <text:p>358</text:p>
          </table:table-cell>
          <table:table-cell table:style-name="ce130" table:formula="of:=[.$E$6]+360*[.G$8]/[.$C103]" office:value-type="float" office:value="358.8" calcext:value-type="float">
            <text:p>359</text:p>
          </table:table-cell>
          <table:table-cell table:style-name="ce130" table:formula="of:=[.$E$6]+360*[.H$8]/[.$C103]" office:value-type="float" office:value="359.4" calcext:value-type="float">
            <text:p>359</text:p>
          </table:table-cell>
          <table:table-cell table:style-name="ce130" table:formula="of:=[.$E$6]+360*[.I$8]/[.$C103]" office:value-type="float" office:value="360" calcext:value-type="float">
            <text:p>360</text:p>
          </table:table-cell>
          <table:table-cell table:style-name="ce130" table:formula="of:=[.$E$6]+360*[.J$8]/[.$C103]" office:value-type="float" office:value="360.6" calcext:value-type="float">
            <text:p>361</text:p>
          </table:table-cell>
          <table:table-cell table:style-name="ce130" table:formula="of:=[.$E$6]+360*[.K$8]/[.$C103]" office:value-type="float" office:value="361.2" calcext:value-type="float">
            <text:p>361</text:p>
          </table:table-cell>
          <table:table-cell table:style-name="ce130" table:formula="of:=[.$E$6]+360*[.L$8]/[.$C103]" office:value-type="float" office:value="361.8" calcext:value-type="float">
            <text:p>362</text:p>
          </table:table-cell>
          <table:table-cell table:style-name="ce130" table:formula="of:=[.$E$6]+360*[.M$8]/[.$C103]" office:value-type="float" office:value="362.4" calcext:value-type="float">
            <text:p>362</text:p>
          </table:table-cell>
          <table:table-cell table:style-name="ce130" table:formula="of:=[.$E$6]+360*[.N$8]/[.$C103]" office:value-type="float" office:value="363" calcext:value-type="float">
            <text:p>363</text:p>
          </table:table-cell>
          <table:table-cell table:style-name="ce130" table:formula="of:=[.$E$6]+360*[.O$8]/[.$C103]" office:value-type="float" office:value="363.6" calcext:value-type="float">
            <text:p>364</text:p>
          </table:table-cell>
          <table:table-cell table:style-name="ce130" table:formula="of:=[.$E$6]+360*[.P$8]/[.$C103]" office:value-type="float" office:value="364.2" calcext:value-type="float">
            <text:p>364</text:p>
          </table:table-cell>
          <table:table-cell table:style-name="ce130" table:formula="of:=[.$E$6]+360*[.Q$8]/[.$C103]" office:value-type="float" office:value="364.8" calcext:value-type="float">
            <text:p>365</text:p>
          </table:table-cell>
          <table:table-cell table:style-name="ce130" table:formula="of:=[.$E$6]+360*[.R$8]/[.$C103]" office:value-type="float" office:value="365.4" calcext:value-type="float">
            <text:p>365</text:p>
          </table:table-cell>
          <table:table-cell table:style-name="ce130" table:formula="of:=[.$E$6]+360*[.S$8]/[.$C103]" office:value-type="float" office:value="366" calcext:value-type="float">
            <text:p>366</text:p>
          </table:table-cell>
          <table:table-cell table:style-name="ce130" table:formula="of:=[.$E$6]+360*[.T$8]/[.$C103]" office:value-type="float" office:value="366.6" calcext:value-type="float">
            <text:p>367</text:p>
          </table:table-cell>
          <table:table-cell table:style-name="ce130" table:formula="of:=[.$E$6]+360*[.U$8]/[.$C103]" office:value-type="float" office:value="367.2" calcext:value-type="float">
            <text:p>367</text:p>
          </table:table-cell>
          <table:table-cell table:style-name="ce130" table:formula="of:=[.$E$6]+360*[.V$8]/[.$C103]" office:value-type="float" office:value="367.8" calcext:value-type="float">
            <text:p>368</text:p>
          </table:table-cell>
          <table:table-cell table:style-name="ce130" table:formula="of:=[.$E$6]+360*[.W$8]/[.$C103]" office:value-type="float" office:value="368.4" calcext:value-type="float">
            <text:p>368</text:p>
          </table:table-cell>
          <table:table-cell table:style-name="ce130" table:formula="of:=[.$E$6]+360*[.X$8]/[.$C10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04]" office:value-type="float" office:value="26666.6666666667" calcext:value-type="float">
            <text:p>26667</text:p>
          </table:table-cell>
          <table:table-cell table:style-name="ce130" table:formula="of:=[.$E$6]+360*[.D$8]/[.$C104]" office:value-type="float" office:value="357" calcext:value-type="float">
            <text:p>357</text:p>
          </table:table-cell>
          <table:table-cell table:style-name="ce130" table:formula="of:=[.$E$6]+360*[.E$8]/[.$C104]" office:value-type="float" office:value="357.675" calcext:value-type="float">
            <text:p>358</text:p>
          </table:table-cell>
          <table:table-cell table:style-name="ce130" table:formula="of:=[.$E$6]+360*[.F$8]/[.$C104]" office:value-type="float" office:value="358.35" calcext:value-type="float">
            <text:p>358</text:p>
          </table:table-cell>
          <table:table-cell table:style-name="ce130" table:formula="of:=[.$E$6]+360*[.G$8]/[.$C104]" office:value-type="float" office:value="359.025" calcext:value-type="float">
            <text:p>359</text:p>
          </table:table-cell>
          <table:table-cell table:style-name="ce130" table:formula="of:=[.$E$6]+360*[.H$8]/[.$C104]" office:value-type="float" office:value="359.7" calcext:value-type="float">
            <text:p>360</text:p>
          </table:table-cell>
          <table:table-cell table:style-name="ce130" table:formula="of:=[.$E$6]+360*[.I$8]/[.$C104]" office:value-type="float" office:value="360.375" calcext:value-type="float">
            <text:p>360</text:p>
          </table:table-cell>
          <table:table-cell table:style-name="ce130" table:formula="of:=[.$E$6]+360*[.J$8]/[.$C104]" office:value-type="float" office:value="361.05" calcext:value-type="float">
            <text:p>361</text:p>
          </table:table-cell>
          <table:table-cell table:style-name="ce130" table:formula="of:=[.$E$6]+360*[.K$8]/[.$C104]" office:value-type="float" office:value="361.725" calcext:value-type="float">
            <text:p>362</text:p>
          </table:table-cell>
          <table:table-cell table:style-name="ce130" table:formula="of:=[.$E$6]+360*[.L$8]/[.$C104]" office:value-type="float" office:value="362.4" calcext:value-type="float">
            <text:p>362</text:p>
          </table:table-cell>
          <table:table-cell table:style-name="ce130" table:formula="of:=[.$E$6]+360*[.M$8]/[.$C104]" office:value-type="float" office:value="363.075" calcext:value-type="float">
            <text:p>363</text:p>
          </table:table-cell>
          <table:table-cell table:style-name="ce130" table:formula="of:=[.$E$6]+360*[.N$8]/[.$C104]" office:value-type="float" office:value="363.75" calcext:value-type="float">
            <text:p>364</text:p>
          </table:table-cell>
          <table:table-cell table:style-name="ce130" table:formula="of:=[.$E$6]+360*[.O$8]/[.$C104]" office:value-type="float" office:value="364.425" calcext:value-type="float">
            <text:p>364</text:p>
          </table:table-cell>
          <table:table-cell table:style-name="ce130" table:formula="of:=[.$E$6]+360*[.P$8]/[.$C104]" office:value-type="float" office:value="365.1" calcext:value-type="float">
            <text:p>365</text:p>
          </table:table-cell>
          <table:table-cell table:style-name="ce130" table:formula="of:=[.$E$6]+360*[.Q$8]/[.$C104]" office:value-type="float" office:value="365.775" calcext:value-type="float">
            <text:p>366</text:p>
          </table:table-cell>
          <table:table-cell table:style-name="ce130" table:formula="of:=[.$E$6]+360*[.R$8]/[.$C104]" office:value-type="float" office:value="366.45" calcext:value-type="float">
            <text:p>366</text:p>
          </table:table-cell>
          <table:table-cell table:style-name="ce130" table:formula="of:=[.$E$6]+360*[.S$8]/[.$C104]" office:value-type="float" office:value="367.125" calcext:value-type="float">
            <text:p>367</text:p>
          </table:table-cell>
          <table:table-cell table:style-name="ce130" table:formula="of:=[.$E$6]+360*[.T$8]/[.$C104]" office:value-type="float" office:value="367.8" calcext:value-type="float">
            <text:p>368</text:p>
          </table:table-cell>
          <table:table-cell table:style-name="ce130" table:formula="of:=[.$E$6]+360*[.U$8]/[.$C104]" office:value-type="float" office:value="368.475" calcext:value-type="float">
            <text:p>368</text:p>
          </table:table-cell>
          <table:table-cell table:style-name="ce130" table:formula="of:=[.$E$6]+360*[.V$8]/[.$C104]" office:value-type="float" office:value="369.15" calcext:value-type="float">
            <text:p>369</text:p>
          </table:table-cell>
          <table:table-cell table:style-name="ce130" table:formula="of:=[.$E$6]+360*[.W$8]/[.$C104]" office:value-type="float" office:value="369.825" calcext:value-type="float">
            <text:p>370</text:p>
          </table:table-cell>
          <table:table-cell table:style-name="ce130" table:formula="of:=[.$E$6]+360*[.X$8]/[.$C10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05]" office:value-type="float" office:value="24000" calcext:value-type="float">
            <text:p>24000</text:p>
          </table:table-cell>
          <table:table-cell table:style-name="ce130" table:formula="of:=[.$E$6]+360*[.D$8]/[.$C105]" office:value-type="float" office:value="357" calcext:value-type="float">
            <text:p>357</text:p>
          </table:table-cell>
          <table:table-cell table:style-name="ce130" table:formula="of:=[.$E$6]+360*[.E$8]/[.$C105]" office:value-type="float" office:value="357.75" calcext:value-type="float">
            <text:p>358</text:p>
          </table:table-cell>
          <table:table-cell table:style-name="ce130" table:formula="of:=[.$E$6]+360*[.F$8]/[.$C105]" office:value-type="float" office:value="358.5" calcext:value-type="float">
            <text:p>359</text:p>
          </table:table-cell>
          <table:table-cell table:style-name="ce130" table:formula="of:=[.$E$6]+360*[.G$8]/[.$C105]" office:value-type="float" office:value="359.25" calcext:value-type="float">
            <text:p>359</text:p>
          </table:table-cell>
          <table:table-cell table:style-name="ce130" table:formula="of:=[.$E$6]+360*[.H$8]/[.$C105]" office:value-type="float" office:value="360" calcext:value-type="float">
            <text:p>360</text:p>
          </table:table-cell>
          <table:table-cell table:style-name="ce130" table:formula="of:=[.$E$6]+360*[.I$8]/[.$C105]" office:value-type="float" office:value="360.75" calcext:value-type="float">
            <text:p>361</text:p>
          </table:table-cell>
          <table:table-cell table:style-name="ce130" table:formula="of:=[.$E$6]+360*[.J$8]/[.$C105]" office:value-type="float" office:value="361.5" calcext:value-type="float">
            <text:p>362</text:p>
          </table:table-cell>
          <table:table-cell table:style-name="ce130" table:formula="of:=[.$E$6]+360*[.K$8]/[.$C105]" office:value-type="float" office:value="362.25" calcext:value-type="float">
            <text:p>362</text:p>
          </table:table-cell>
          <table:table-cell table:style-name="ce130" table:formula="of:=[.$E$6]+360*[.L$8]/[.$C105]" office:value-type="float" office:value="363" calcext:value-type="float">
            <text:p>363</text:p>
          </table:table-cell>
          <table:table-cell table:style-name="ce130" table:formula="of:=[.$E$6]+360*[.M$8]/[.$C105]" office:value-type="float" office:value="363.75" calcext:value-type="float">
            <text:p>364</text:p>
          </table:table-cell>
          <table:table-cell table:style-name="ce130" table:formula="of:=[.$E$6]+360*[.N$8]/[.$C105]" office:value-type="float" office:value="364.5" calcext:value-type="float">
            <text:p>365</text:p>
          </table:table-cell>
          <table:table-cell table:style-name="ce130" table:formula="of:=[.$E$6]+360*[.O$8]/[.$C105]" office:value-type="float" office:value="365.25" calcext:value-type="float">
            <text:p>365</text:p>
          </table:table-cell>
          <table:table-cell table:style-name="ce130" table:formula="of:=[.$E$6]+360*[.P$8]/[.$C105]" office:value-type="float" office:value="366" calcext:value-type="float">
            <text:p>366</text:p>
          </table:table-cell>
          <table:table-cell table:style-name="ce130" table:formula="of:=[.$E$6]+360*[.Q$8]/[.$C105]" office:value-type="float" office:value="366.75" calcext:value-type="float">
            <text:p>367</text:p>
          </table:table-cell>
          <table:table-cell table:style-name="ce130" table:formula="of:=[.$E$6]+360*[.R$8]/[.$C105]" office:value-type="float" office:value="367.5" calcext:value-type="float">
            <text:p>368</text:p>
          </table:table-cell>
          <table:table-cell table:style-name="ce130" table:formula="of:=[.$E$6]+360*[.S$8]/[.$C105]" office:value-type="float" office:value="368.25" calcext:value-type="float">
            <text:p>368</text:p>
          </table:table-cell>
          <table:table-cell table:style-name="ce130" table:formula="of:=[.$E$6]+360*[.T$8]/[.$C105]" office:value-type="float" office:value="369" calcext:value-type="float">
            <text:p>369</text:p>
          </table:table-cell>
          <table:table-cell table:style-name="ce130" table:formula="of:=[.$E$6]+360*[.U$8]/[.$C105]" office:value-type="float" office:value="369.75" calcext:value-type="float">
            <text:p>370</text:p>
          </table:table-cell>
          <table:table-cell table:style-name="ce130" table:formula="of:=[.$E$6]+360*[.V$8]/[.$C105]" office:value-type="float" office:value="370.5" calcext:value-type="float">
            <text:p>371</text:p>
          </table:table-cell>
          <table:table-cell table:style-name="ce130" table:formula="of:=[.$E$6]+360*[.W$8]/[.$C105]" office:value-type="float" office:value="371.25" calcext:value-type="float">
            <text:p>371</text:p>
          </table:table-cell>
          <table:table-cell table:style-name="ce130" table:formula="of:=[.$E$6]+360*[.X$8]/[.$C10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06]" office:value-type="float" office:value="21818.1818181818" calcext:value-type="float">
            <text:p>21818</text:p>
          </table:table-cell>
          <table:table-cell table:style-name="ce130" table:formula="of:=[.$E$6]+360*[.D$8]/[.$C106]" office:value-type="float" office:value="357" calcext:value-type="float">
            <text:p>357</text:p>
          </table:table-cell>
          <table:table-cell table:style-name="ce130" table:formula="of:=[.$E$6]+360*[.E$8]/[.$C106]" office:value-type="float" office:value="357.825" calcext:value-type="float">
            <text:p>358</text:p>
          </table:table-cell>
          <table:table-cell table:style-name="ce130" table:formula="of:=[.$E$6]+360*[.F$8]/[.$C106]" office:value-type="float" office:value="358.65" calcext:value-type="float">
            <text:p>359</text:p>
          </table:table-cell>
          <table:table-cell table:style-name="ce130" table:formula="of:=[.$E$6]+360*[.G$8]/[.$C106]" office:value-type="float" office:value="359.475" calcext:value-type="float">
            <text:p>359</text:p>
          </table:table-cell>
          <table:table-cell table:style-name="ce130" table:formula="of:=[.$E$6]+360*[.H$8]/[.$C106]" office:value-type="float" office:value="360.3" calcext:value-type="float">
            <text:p>360</text:p>
          </table:table-cell>
          <table:table-cell table:style-name="ce130" table:formula="of:=[.$E$6]+360*[.I$8]/[.$C106]" office:value-type="float" office:value="361.125" calcext:value-type="float">
            <text:p>361</text:p>
          </table:table-cell>
          <table:table-cell table:style-name="ce130" table:formula="of:=[.$E$6]+360*[.J$8]/[.$C106]" office:value-type="float" office:value="361.95" calcext:value-type="float">
            <text:p>362</text:p>
          </table:table-cell>
          <table:table-cell table:style-name="ce130" table:formula="of:=[.$E$6]+360*[.K$8]/[.$C106]" office:value-type="float" office:value="362.775" calcext:value-type="float">
            <text:p>363</text:p>
          </table:table-cell>
          <table:table-cell table:style-name="ce130" table:formula="of:=[.$E$6]+360*[.L$8]/[.$C106]" office:value-type="float" office:value="363.6" calcext:value-type="float">
            <text:p>364</text:p>
          </table:table-cell>
          <table:table-cell table:style-name="ce130" table:formula="of:=[.$E$6]+360*[.M$8]/[.$C106]" office:value-type="float" office:value="364.425" calcext:value-type="float">
            <text:p>364</text:p>
          </table:table-cell>
          <table:table-cell table:style-name="ce130" table:formula="of:=[.$E$6]+360*[.N$8]/[.$C106]" office:value-type="float" office:value="365.25" calcext:value-type="float">
            <text:p>365</text:p>
          </table:table-cell>
          <table:table-cell table:style-name="ce130" table:formula="of:=[.$E$6]+360*[.O$8]/[.$C106]" office:value-type="float" office:value="366.075" calcext:value-type="float">
            <text:p>366</text:p>
          </table:table-cell>
          <table:table-cell table:style-name="ce130" table:formula="of:=[.$E$6]+360*[.P$8]/[.$C106]" office:value-type="float" office:value="366.9" calcext:value-type="float">
            <text:p>367</text:p>
          </table:table-cell>
          <table:table-cell table:style-name="ce130" table:formula="of:=[.$E$6]+360*[.Q$8]/[.$C106]" office:value-type="float" office:value="367.725" calcext:value-type="float">
            <text:p>368</text:p>
          </table:table-cell>
          <table:table-cell table:style-name="ce130" table:formula="of:=[.$E$6]+360*[.R$8]/[.$C106]" office:value-type="float" office:value="368.55" calcext:value-type="float">
            <text:p>369</text:p>
          </table:table-cell>
          <table:table-cell table:style-name="ce130" table:formula="of:=[.$E$6]+360*[.S$8]/[.$C106]" office:value-type="float" office:value="369.375" calcext:value-type="float">
            <text:p>369</text:p>
          </table:table-cell>
          <table:table-cell table:style-name="ce130" table:formula="of:=[.$E$6]+360*[.T$8]/[.$C106]" office:value-type="float" office:value="370.2" calcext:value-type="float">
            <text:p>370</text:p>
          </table:table-cell>
          <table:table-cell table:style-name="ce130" table:formula="of:=[.$E$6]+360*[.U$8]/[.$C106]" office:value-type="float" office:value="371.025" calcext:value-type="float">
            <text:p>371</text:p>
          </table:table-cell>
          <table:table-cell table:style-name="ce130" table:formula="of:=[.$E$6]+360*[.V$8]/[.$C106]" office:value-type="float" office:value="371.85" calcext:value-type="float">
            <text:p>372</text:p>
          </table:table-cell>
          <table:table-cell table:style-name="ce130" table:formula="of:=[.$E$6]+360*[.W$8]/[.$C106]" office:value-type="float" office:value="372.675" calcext:value-type="float">
            <text:p>373</text:p>
          </table:table-cell>
          <table:table-cell table:style-name="ce130" table:formula="of:=[.$E$6]+360*[.X$8]/[.$C10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07]" office:value-type="float" office:value="20000" calcext:value-type="float">
            <text:p>20000</text:p>
          </table:table-cell>
          <table:table-cell table:style-name="ce130" table:formula="of:=[.$E$6]+360*[.D$8]/[.$C107]" office:value-type="float" office:value="357" calcext:value-type="float">
            <text:p>357</text:p>
          </table:table-cell>
          <table:table-cell table:style-name="ce130" table:formula="of:=[.$E$6]+360*[.E$8]/[.$C107]" office:value-type="float" office:value="357.9" calcext:value-type="float">
            <text:p>358</text:p>
          </table:table-cell>
          <table:table-cell table:style-name="ce130" table:formula="of:=[.$E$6]+360*[.F$8]/[.$C107]" office:value-type="float" office:value="358.8" calcext:value-type="float">
            <text:p>359</text:p>
          </table:table-cell>
          <table:table-cell table:style-name="ce130" table:formula="of:=[.$E$6]+360*[.G$8]/[.$C107]" office:value-type="float" office:value="359.7" calcext:value-type="float">
            <text:p>360</text:p>
          </table:table-cell>
          <table:table-cell table:style-name="ce130" table:formula="of:=[.$E$6]+360*[.H$8]/[.$C107]" office:value-type="float" office:value="360.6" calcext:value-type="float">
            <text:p>361</text:p>
          </table:table-cell>
          <table:table-cell table:style-name="ce130" table:formula="of:=[.$E$6]+360*[.I$8]/[.$C107]" office:value-type="float" office:value="361.5" calcext:value-type="float">
            <text:p>362</text:p>
          </table:table-cell>
          <table:table-cell table:style-name="ce130" table:formula="of:=[.$E$6]+360*[.J$8]/[.$C107]" office:value-type="float" office:value="362.4" calcext:value-type="float">
            <text:p>362</text:p>
          </table:table-cell>
          <table:table-cell table:style-name="ce130" table:formula="of:=[.$E$6]+360*[.K$8]/[.$C107]" office:value-type="float" office:value="363.3" calcext:value-type="float">
            <text:p>363</text:p>
          </table:table-cell>
          <table:table-cell table:style-name="ce130" table:formula="of:=[.$E$6]+360*[.L$8]/[.$C107]" office:value-type="float" office:value="364.2" calcext:value-type="float">
            <text:p>364</text:p>
          </table:table-cell>
          <table:table-cell table:style-name="ce130" table:formula="of:=[.$E$6]+360*[.M$8]/[.$C107]" office:value-type="float" office:value="365.1" calcext:value-type="float">
            <text:p>365</text:p>
          </table:table-cell>
          <table:table-cell table:style-name="ce130" table:formula="of:=[.$E$6]+360*[.N$8]/[.$C107]" office:value-type="float" office:value="366" calcext:value-type="float">
            <text:p>366</text:p>
          </table:table-cell>
          <table:table-cell table:style-name="ce130" table:formula="of:=[.$E$6]+360*[.O$8]/[.$C107]" office:value-type="float" office:value="366.9" calcext:value-type="float">
            <text:p>367</text:p>
          </table:table-cell>
          <table:table-cell table:style-name="ce130" table:formula="of:=[.$E$6]+360*[.P$8]/[.$C107]" office:value-type="float" office:value="367.8" calcext:value-type="float">
            <text:p>368</text:p>
          </table:table-cell>
          <table:table-cell table:style-name="ce130" table:formula="of:=[.$E$6]+360*[.Q$8]/[.$C107]" office:value-type="float" office:value="368.7" calcext:value-type="float">
            <text:p>369</text:p>
          </table:table-cell>
          <table:table-cell table:style-name="ce130" table:formula="of:=[.$E$6]+360*[.R$8]/[.$C107]" office:value-type="float" office:value="369.6" calcext:value-type="float">
            <text:p>370</text:p>
          </table:table-cell>
          <table:table-cell table:style-name="ce130" table:formula="of:=[.$E$6]+360*[.S$8]/[.$C107]" office:value-type="float" office:value="370.5" calcext:value-type="float">
            <text:p>371</text:p>
          </table:table-cell>
          <table:table-cell table:style-name="ce130" table:formula="of:=[.$E$6]+360*[.T$8]/[.$C107]" office:value-type="float" office:value="371.4" calcext:value-type="float">
            <text:p>371</text:p>
          </table:table-cell>
          <table:table-cell table:style-name="ce130" table:formula="of:=[.$E$6]+360*[.U$8]/[.$C107]" office:value-type="float" office:value="372.3" calcext:value-type="float">
            <text:p>372</text:p>
          </table:table-cell>
          <table:table-cell table:style-name="ce130" table:formula="of:=[.$E$6]+360*[.V$8]/[.$C107]" office:value-type="float" office:value="373.2" calcext:value-type="float">
            <text:p>373</text:p>
          </table:table-cell>
          <table:table-cell table:style-name="ce130" table:formula="of:=[.$E$6]+360*[.W$8]/[.$C107]" office:value-type="float" office:value="374.1" calcext:value-type="float">
            <text:p>374</text:p>
          </table:table-cell>
          <table:table-cell table:style-name="ce130" table:formula="of:=[.$E$6]+360*[.X$8]/[.$C10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08]" office:value-type="float" office:value="18461.5384615385" calcext:value-type="float">
            <text:p>18462</text:p>
          </table:table-cell>
          <table:table-cell table:style-name="ce130" table:formula="of:=[.$E$6]+360*[.D$8]/[.$C108]" office:value-type="float" office:value="357" calcext:value-type="float">
            <text:p>357</text:p>
          </table:table-cell>
          <table:table-cell table:style-name="ce130" table:formula="of:=[.$E$6]+360*[.E$8]/[.$C108]" office:value-type="float" office:value="357.975" calcext:value-type="float">
            <text:p>358</text:p>
          </table:table-cell>
          <table:table-cell table:style-name="ce130" table:formula="of:=[.$E$6]+360*[.F$8]/[.$C108]" office:value-type="float" office:value="358.95" calcext:value-type="float">
            <text:p>359</text:p>
          </table:table-cell>
          <table:table-cell table:style-name="ce130" table:formula="of:=[.$E$6]+360*[.G$8]/[.$C108]" office:value-type="float" office:value="359.925" calcext:value-type="float">
            <text:p>360</text:p>
          </table:table-cell>
          <table:table-cell table:style-name="ce130" table:formula="of:=[.$E$6]+360*[.H$8]/[.$C108]" office:value-type="float" office:value="360.9" calcext:value-type="float">
            <text:p>361</text:p>
          </table:table-cell>
          <table:table-cell table:style-name="ce130" table:formula="of:=[.$E$6]+360*[.I$8]/[.$C108]" office:value-type="float" office:value="361.875" calcext:value-type="float">
            <text:p>362</text:p>
          </table:table-cell>
          <table:table-cell table:style-name="ce130" table:formula="of:=[.$E$6]+360*[.J$8]/[.$C108]" office:value-type="float" office:value="362.85" calcext:value-type="float">
            <text:p>363</text:p>
          </table:table-cell>
          <table:table-cell table:style-name="ce130" table:formula="of:=[.$E$6]+360*[.K$8]/[.$C108]" office:value-type="float" office:value="363.825" calcext:value-type="float">
            <text:p>364</text:p>
          </table:table-cell>
          <table:table-cell table:style-name="ce130" table:formula="of:=[.$E$6]+360*[.L$8]/[.$C108]" office:value-type="float" office:value="364.8" calcext:value-type="float">
            <text:p>365</text:p>
          </table:table-cell>
          <table:table-cell table:style-name="ce130" table:formula="of:=[.$E$6]+360*[.M$8]/[.$C108]" office:value-type="float" office:value="365.775" calcext:value-type="float">
            <text:p>366</text:p>
          </table:table-cell>
          <table:table-cell table:style-name="ce130" table:formula="of:=[.$E$6]+360*[.N$8]/[.$C108]" office:value-type="float" office:value="366.75" calcext:value-type="float">
            <text:p>367</text:p>
          </table:table-cell>
          <table:table-cell table:style-name="ce130" table:formula="of:=[.$E$6]+360*[.O$8]/[.$C108]" office:value-type="float" office:value="367.725" calcext:value-type="float">
            <text:p>368</text:p>
          </table:table-cell>
          <table:table-cell table:style-name="ce130" table:formula="of:=[.$E$6]+360*[.P$8]/[.$C108]" office:value-type="float" office:value="368.7" calcext:value-type="float">
            <text:p>369</text:p>
          </table:table-cell>
          <table:table-cell table:style-name="ce130" table:formula="of:=[.$E$6]+360*[.Q$8]/[.$C108]" office:value-type="float" office:value="369.675" calcext:value-type="float">
            <text:p>370</text:p>
          </table:table-cell>
          <table:table-cell table:style-name="ce130" table:formula="of:=[.$E$6]+360*[.R$8]/[.$C108]" office:value-type="float" office:value="370.65" calcext:value-type="float">
            <text:p>371</text:p>
          </table:table-cell>
          <table:table-cell table:style-name="ce130" table:formula="of:=[.$E$6]+360*[.S$8]/[.$C108]" office:value-type="float" office:value="371.625" calcext:value-type="float">
            <text:p>372</text:p>
          </table:table-cell>
          <table:table-cell table:style-name="ce130" table:formula="of:=[.$E$6]+360*[.T$8]/[.$C108]" office:value-type="float" office:value="372.6" calcext:value-type="float">
            <text:p>373</text:p>
          </table:table-cell>
          <table:table-cell table:style-name="ce130" table:formula="of:=[.$E$6]+360*[.U$8]/[.$C108]" office:value-type="float" office:value="373.575" calcext:value-type="float">
            <text:p>374</text:p>
          </table:table-cell>
          <table:table-cell table:style-name="ce130" table:formula="of:=[.$E$6]+360*[.V$8]/[.$C108]" office:value-type="float" office:value="374.55" calcext:value-type="float">
            <text:p>375</text:p>
          </table:table-cell>
          <table:table-cell table:style-name="ce130" table:formula="of:=[.$E$6]+360*[.W$8]/[.$C108]" office:value-type="float" office:value="375.525" calcext:value-type="float">
            <text:p>376</text:p>
          </table:table-cell>
          <table:table-cell table:style-name="ce130" table:formula="of:=[.$E$6]+360*[.X$8]/[.$C10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09]" office:value-type="float" office:value="17142.8571428571" calcext:value-type="float">
            <text:p>17143</text:p>
          </table:table-cell>
          <table:table-cell table:style-name="ce130" table:formula="of:=[.$E$6]+360*[.D$8]/[.$C109]" office:value-type="float" office:value="357" calcext:value-type="float">
            <text:p>357</text:p>
          </table:table-cell>
          <table:table-cell table:style-name="ce130" table:formula="of:=[.$E$6]+360*[.E$8]/[.$C109]" office:value-type="float" office:value="358.05" calcext:value-type="float">
            <text:p>358</text:p>
          </table:table-cell>
          <table:table-cell table:style-name="ce130" table:formula="of:=[.$E$6]+360*[.F$8]/[.$C109]" office:value-type="float" office:value="359.1" calcext:value-type="float">
            <text:p>359</text:p>
          </table:table-cell>
          <table:table-cell table:style-name="ce130" table:formula="of:=[.$E$6]+360*[.G$8]/[.$C109]" office:value-type="float" office:value="360.15" calcext:value-type="float">
            <text:p>360</text:p>
          </table:table-cell>
          <table:table-cell table:style-name="ce130" table:formula="of:=[.$E$6]+360*[.H$8]/[.$C109]" office:value-type="float" office:value="361.2" calcext:value-type="float">
            <text:p>361</text:p>
          </table:table-cell>
          <table:table-cell table:style-name="ce130" table:formula="of:=[.$E$6]+360*[.I$8]/[.$C109]" office:value-type="float" office:value="362.25" calcext:value-type="float">
            <text:p>362</text:p>
          </table:table-cell>
          <table:table-cell table:style-name="ce130" table:formula="of:=[.$E$6]+360*[.J$8]/[.$C109]" office:value-type="float" office:value="363.3" calcext:value-type="float">
            <text:p>363</text:p>
          </table:table-cell>
          <table:table-cell table:style-name="ce130" table:formula="of:=[.$E$6]+360*[.K$8]/[.$C109]" office:value-type="float" office:value="364.35" calcext:value-type="float">
            <text:p>364</text:p>
          </table:table-cell>
          <table:table-cell table:style-name="ce130" table:formula="of:=[.$E$6]+360*[.L$8]/[.$C109]" office:value-type="float" office:value="365.4" calcext:value-type="float">
            <text:p>365</text:p>
          </table:table-cell>
          <table:table-cell table:style-name="ce130" table:formula="of:=[.$E$6]+360*[.M$8]/[.$C109]" office:value-type="float" office:value="366.45" calcext:value-type="float">
            <text:p>366</text:p>
          </table:table-cell>
          <table:table-cell table:style-name="ce130" table:formula="of:=[.$E$6]+360*[.N$8]/[.$C109]" office:value-type="float" office:value="367.5" calcext:value-type="float">
            <text:p>368</text:p>
          </table:table-cell>
          <table:table-cell table:style-name="ce130" table:formula="of:=[.$E$6]+360*[.O$8]/[.$C109]" office:value-type="float" office:value="368.55" calcext:value-type="float">
            <text:p>369</text:p>
          </table:table-cell>
          <table:table-cell table:style-name="ce130" table:formula="of:=[.$E$6]+360*[.P$8]/[.$C109]" office:value-type="float" office:value="369.6" calcext:value-type="float">
            <text:p>370</text:p>
          </table:table-cell>
          <table:table-cell table:style-name="ce130" table:formula="of:=[.$E$6]+360*[.Q$8]/[.$C109]" office:value-type="float" office:value="370.65" calcext:value-type="float">
            <text:p>371</text:p>
          </table:table-cell>
          <table:table-cell table:style-name="ce130" table:formula="of:=[.$E$6]+360*[.R$8]/[.$C109]" office:value-type="float" office:value="371.7" calcext:value-type="float">
            <text:p>372</text:p>
          </table:table-cell>
          <table:table-cell table:style-name="ce130" table:formula="of:=[.$E$6]+360*[.S$8]/[.$C109]" office:value-type="float" office:value="372.75" calcext:value-type="float">
            <text:p>373</text:p>
          </table:table-cell>
          <table:table-cell table:style-name="ce130" table:formula="of:=[.$E$6]+360*[.T$8]/[.$C109]" office:value-type="float" office:value="373.8" calcext:value-type="float">
            <text:p>374</text:p>
          </table:table-cell>
          <table:table-cell table:style-name="ce130" table:formula="of:=[.$E$6]+360*[.U$8]/[.$C109]" office:value-type="float" office:value="374.85" calcext:value-type="float">
            <text:p>375</text:p>
          </table:table-cell>
          <table:table-cell table:style-name="ce130" table:formula="of:=[.$E$6]+360*[.V$8]/[.$C109]" office:value-type="float" office:value="375.9" calcext:value-type="float">
            <text:p>376</text:p>
          </table:table-cell>
          <table:table-cell table:style-name="ce130" table:formula="of:=[.$E$6]+360*[.W$8]/[.$C109]" office:value-type="float" office:value="376.95" calcext:value-type="float">
            <text:p>377</text:p>
          </table:table-cell>
          <table:table-cell table:style-name="ce130" table:formula="of:=[.$E$6]+360*[.X$8]/[.$C10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10]" office:value-type="float" office:value="16000" calcext:value-type="float">
            <text:p>16000</text:p>
          </table:table-cell>
          <table:table-cell table:style-name="ce130" table:formula="of:=[.$E$6]+360*[.D$8]/[.$C110]" office:value-type="float" office:value="357" calcext:value-type="float">
            <text:p>357</text:p>
          </table:table-cell>
          <table:table-cell table:style-name="ce130" table:formula="of:=[.$E$6]+360*[.E$8]/[.$C110]" office:value-type="float" office:value="358.125" calcext:value-type="float">
            <text:p>358</text:p>
          </table:table-cell>
          <table:table-cell table:style-name="ce130" table:formula="of:=[.$E$6]+360*[.F$8]/[.$C110]" office:value-type="float" office:value="359.25" calcext:value-type="float">
            <text:p>359</text:p>
          </table:table-cell>
          <table:table-cell table:style-name="ce130" table:formula="of:=[.$E$6]+360*[.G$8]/[.$C110]" office:value-type="float" office:value="360.375" calcext:value-type="float">
            <text:p>360</text:p>
          </table:table-cell>
          <table:table-cell table:style-name="ce130" table:formula="of:=[.$E$6]+360*[.H$8]/[.$C110]" office:value-type="float" office:value="361.5" calcext:value-type="float">
            <text:p>362</text:p>
          </table:table-cell>
          <table:table-cell table:style-name="ce130" table:formula="of:=[.$E$6]+360*[.I$8]/[.$C110]" office:value-type="float" office:value="362.625" calcext:value-type="float">
            <text:p>363</text:p>
          </table:table-cell>
          <table:table-cell table:style-name="ce130" table:formula="of:=[.$E$6]+360*[.J$8]/[.$C110]" office:value-type="float" office:value="363.75" calcext:value-type="float">
            <text:p>364</text:p>
          </table:table-cell>
          <table:table-cell table:style-name="ce130" table:formula="of:=[.$E$6]+360*[.K$8]/[.$C110]" office:value-type="float" office:value="364.875" calcext:value-type="float">
            <text:p>365</text:p>
          </table:table-cell>
          <table:table-cell table:style-name="ce130" table:formula="of:=[.$E$6]+360*[.L$8]/[.$C110]" office:value-type="float" office:value="366" calcext:value-type="float">
            <text:p>366</text:p>
          </table:table-cell>
          <table:table-cell table:style-name="ce130" table:formula="of:=[.$E$6]+360*[.M$8]/[.$C110]" office:value-type="float" office:value="367.125" calcext:value-type="float">
            <text:p>367</text:p>
          </table:table-cell>
          <table:table-cell table:style-name="ce130" table:formula="of:=[.$E$6]+360*[.N$8]/[.$C110]" office:value-type="float" office:value="368.25" calcext:value-type="float">
            <text:p>368</text:p>
          </table:table-cell>
          <table:table-cell table:style-name="ce130" table:formula="of:=[.$E$6]+360*[.O$8]/[.$C110]" office:value-type="float" office:value="369.375" calcext:value-type="float">
            <text:p>369</text:p>
          </table:table-cell>
          <table:table-cell table:style-name="ce130" table:formula="of:=[.$E$6]+360*[.P$8]/[.$C110]" office:value-type="float" office:value="370.5" calcext:value-type="float">
            <text:p>371</text:p>
          </table:table-cell>
          <table:table-cell table:style-name="ce130" table:formula="of:=[.$E$6]+360*[.Q$8]/[.$C110]" office:value-type="float" office:value="371.625" calcext:value-type="float">
            <text:p>372</text:p>
          </table:table-cell>
          <table:table-cell table:style-name="ce130" table:formula="of:=[.$E$6]+360*[.R$8]/[.$C110]" office:value-type="float" office:value="372.75" calcext:value-type="float">
            <text:p>373</text:p>
          </table:table-cell>
          <table:table-cell table:style-name="ce130" table:formula="of:=[.$E$6]+360*[.S$8]/[.$C110]" office:value-type="float" office:value="373.875" calcext:value-type="float">
            <text:p>374</text:p>
          </table:table-cell>
          <table:table-cell table:style-name="ce130" table:formula="of:=[.$E$6]+360*[.T$8]/[.$C110]" office:value-type="float" office:value="375" calcext:value-type="float">
            <text:p>375</text:p>
          </table:table-cell>
          <table:table-cell table:style-name="ce130" table:formula="of:=[.$E$6]+360*[.U$8]/[.$C110]" office:value-type="float" office:value="376.125" calcext:value-type="float">
            <text:p>376</text:p>
          </table:table-cell>
          <table:table-cell table:style-name="ce130" table:formula="of:=[.$E$6]+360*[.V$8]/[.$C110]" office:value-type="float" office:value="377.25" calcext:value-type="float">
            <text:p>377</text:p>
          </table:table-cell>
          <table:table-cell table:style-name="ce130" table:formula="of:=[.$E$6]+360*[.W$8]/[.$C110]" office:value-type="float" office:value="378.375" calcext:value-type="float">
            <text:p>378</text:p>
          </table:table-cell>
          <table:table-cell table:style-name="ce130" table:formula="of:=[.$E$6]+360*[.X$8]/[.$C11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11]" office:value-type="float" office:value="15000" calcext:value-type="float">
            <text:p>15000</text:p>
          </table:table-cell>
          <table:table-cell table:style-name="ce130" table:formula="of:=[.$E$6]+360*[.D$8]/[.$C111]" office:value-type="float" office:value="357" calcext:value-type="float">
            <text:p>357</text:p>
          </table:table-cell>
          <table:table-cell table:style-name="ce130" table:formula="of:=[.$E$6]+360*[.E$8]/[.$C111]" office:value-type="float" office:value="358.2" calcext:value-type="float">
            <text:p>358</text:p>
          </table:table-cell>
          <table:table-cell table:style-name="ce130" table:formula="of:=[.$E$6]+360*[.F$8]/[.$C111]" office:value-type="float" office:value="359.4" calcext:value-type="float">
            <text:p>359</text:p>
          </table:table-cell>
          <table:table-cell table:style-name="ce130" table:formula="of:=[.$E$6]+360*[.G$8]/[.$C111]" office:value-type="float" office:value="360.6" calcext:value-type="float">
            <text:p>361</text:p>
          </table:table-cell>
          <table:table-cell table:style-name="ce130" table:formula="of:=[.$E$6]+360*[.H$8]/[.$C111]" office:value-type="float" office:value="361.8" calcext:value-type="float">
            <text:p>362</text:p>
          </table:table-cell>
          <table:table-cell table:style-name="ce130" table:formula="of:=[.$E$6]+360*[.I$8]/[.$C111]" office:value-type="float" office:value="363" calcext:value-type="float">
            <text:p>363</text:p>
          </table:table-cell>
          <table:table-cell table:style-name="ce130" table:formula="of:=[.$E$6]+360*[.J$8]/[.$C111]" office:value-type="float" office:value="364.2" calcext:value-type="float">
            <text:p>364</text:p>
          </table:table-cell>
          <table:table-cell table:style-name="ce130" table:formula="of:=[.$E$6]+360*[.K$8]/[.$C111]" office:value-type="float" office:value="365.4" calcext:value-type="float">
            <text:p>365</text:p>
          </table:table-cell>
          <table:table-cell table:style-name="ce130" table:formula="of:=[.$E$6]+360*[.L$8]/[.$C111]" office:value-type="float" office:value="366.6" calcext:value-type="float">
            <text:p>367</text:p>
          </table:table-cell>
          <table:table-cell table:style-name="ce130" table:formula="of:=[.$E$6]+360*[.M$8]/[.$C111]" office:value-type="float" office:value="367.8" calcext:value-type="float">
            <text:p>368</text:p>
          </table:table-cell>
          <table:table-cell table:style-name="ce130" table:formula="of:=[.$E$6]+360*[.N$8]/[.$C111]" office:value-type="float" office:value="369" calcext:value-type="float">
            <text:p>369</text:p>
          </table:table-cell>
          <table:table-cell table:style-name="ce130" table:formula="of:=[.$E$6]+360*[.O$8]/[.$C111]" office:value-type="float" office:value="370.2" calcext:value-type="float">
            <text:p>370</text:p>
          </table:table-cell>
          <table:table-cell table:style-name="ce130" table:formula="of:=[.$E$6]+360*[.P$8]/[.$C111]" office:value-type="float" office:value="371.4" calcext:value-type="float">
            <text:p>371</text:p>
          </table:table-cell>
          <table:table-cell table:style-name="ce130" table:formula="of:=[.$E$6]+360*[.Q$8]/[.$C111]" office:value-type="float" office:value="372.6" calcext:value-type="float">
            <text:p>373</text:p>
          </table:table-cell>
          <table:table-cell table:style-name="ce130" table:formula="of:=[.$E$6]+360*[.R$8]/[.$C111]" office:value-type="float" office:value="373.8" calcext:value-type="float">
            <text:p>374</text:p>
          </table:table-cell>
          <table:table-cell table:style-name="ce130" table:formula="of:=[.$E$6]+360*[.S$8]/[.$C111]" office:value-type="float" office:value="375" calcext:value-type="float">
            <text:p>375</text:p>
          </table:table-cell>
          <table:table-cell table:style-name="ce130" table:formula="of:=[.$E$6]+360*[.T$8]/[.$C111]" office:value-type="float" office:value="376.2" calcext:value-type="float">
            <text:p>376</text:p>
          </table:table-cell>
          <table:table-cell table:style-name="ce130" table:formula="of:=[.$E$6]+360*[.U$8]/[.$C111]" office:value-type="float" office:value="377.4" calcext:value-type="float">
            <text:p>377</text:p>
          </table:table-cell>
          <table:table-cell table:style-name="ce130" table:formula="of:=[.$E$6]+360*[.V$8]/[.$C111]" office:value-type="float" office:value="378.6" calcext:value-type="float">
            <text:p>379</text:p>
          </table:table-cell>
          <table:table-cell table:style-name="ce130" table:formula="of:=[.$E$6]+360*[.W$8]/[.$C111]" office:value-type="float" office:value="379.8" calcext:value-type="float">
            <text:p>380</text:p>
          </table:table-cell>
          <table:table-cell table:style-name="ce130" table:formula="of:=[.$E$6]+360*[.X$8]/[.$C11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12]" office:value-type="float" office:value="14117.6470588235" calcext:value-type="float">
            <text:p>14118</text:p>
          </table:table-cell>
          <table:table-cell table:style-name="ce130" table:formula="of:=[.$E$6]+360*[.D$8]/[.$C112]" office:value-type="float" office:value="357" calcext:value-type="float">
            <text:p>357</text:p>
          </table:table-cell>
          <table:table-cell table:style-name="ce130" table:formula="of:=[.$E$6]+360*[.E$8]/[.$C112]" office:value-type="float" office:value="358.275" calcext:value-type="float">
            <text:p>358</text:p>
          </table:table-cell>
          <table:table-cell table:style-name="ce130" table:formula="of:=[.$E$6]+360*[.F$8]/[.$C112]" office:value-type="float" office:value="359.55" calcext:value-type="float">
            <text:p>360</text:p>
          </table:table-cell>
          <table:table-cell table:style-name="ce130" table:formula="of:=[.$E$6]+360*[.G$8]/[.$C112]" office:value-type="float" office:value="360.825" calcext:value-type="float">
            <text:p>361</text:p>
          </table:table-cell>
          <table:table-cell table:style-name="ce130" table:formula="of:=[.$E$6]+360*[.H$8]/[.$C112]" office:value-type="float" office:value="362.1" calcext:value-type="float">
            <text:p>362</text:p>
          </table:table-cell>
          <table:table-cell table:style-name="ce130" table:formula="of:=[.$E$6]+360*[.I$8]/[.$C112]" office:value-type="float" office:value="363.375" calcext:value-type="float">
            <text:p>363</text:p>
          </table:table-cell>
          <table:table-cell table:style-name="ce130" table:formula="of:=[.$E$6]+360*[.J$8]/[.$C112]" office:value-type="float" office:value="364.65" calcext:value-type="float">
            <text:p>365</text:p>
          </table:table-cell>
          <table:table-cell table:style-name="ce130" table:formula="of:=[.$E$6]+360*[.K$8]/[.$C112]" office:value-type="float" office:value="365.925" calcext:value-type="float">
            <text:p>366</text:p>
          </table:table-cell>
          <table:table-cell table:style-name="ce130" table:formula="of:=[.$E$6]+360*[.L$8]/[.$C112]" office:value-type="float" office:value="367.2" calcext:value-type="float">
            <text:p>367</text:p>
          </table:table-cell>
          <table:table-cell table:style-name="ce130" table:formula="of:=[.$E$6]+360*[.M$8]/[.$C112]" office:value-type="float" office:value="368.475" calcext:value-type="float">
            <text:p>368</text:p>
          </table:table-cell>
          <table:table-cell table:style-name="ce130" table:formula="of:=[.$E$6]+360*[.N$8]/[.$C112]" office:value-type="float" office:value="369.75" calcext:value-type="float">
            <text:p>370</text:p>
          </table:table-cell>
          <table:table-cell table:style-name="ce130" table:formula="of:=[.$E$6]+360*[.O$8]/[.$C112]" office:value-type="float" office:value="371.025" calcext:value-type="float">
            <text:p>371</text:p>
          </table:table-cell>
          <table:table-cell table:style-name="ce130" table:formula="of:=[.$E$6]+360*[.P$8]/[.$C112]" office:value-type="float" office:value="372.3" calcext:value-type="float">
            <text:p>372</text:p>
          </table:table-cell>
          <table:table-cell table:style-name="ce130" table:formula="of:=[.$E$6]+360*[.Q$8]/[.$C112]" office:value-type="float" office:value="373.575" calcext:value-type="float">
            <text:p>374</text:p>
          </table:table-cell>
          <table:table-cell table:style-name="ce130" table:formula="of:=[.$E$6]+360*[.R$8]/[.$C112]" office:value-type="float" office:value="374.85" calcext:value-type="float">
            <text:p>375</text:p>
          </table:table-cell>
          <table:table-cell table:style-name="ce130" table:formula="of:=[.$E$6]+360*[.S$8]/[.$C112]" office:value-type="float" office:value="376.125" calcext:value-type="float">
            <text:p>376</text:p>
          </table:table-cell>
          <table:table-cell table:style-name="ce130" table:formula="of:=[.$E$6]+360*[.T$8]/[.$C112]" office:value-type="float" office:value="377.4" calcext:value-type="float">
            <text:p>377</text:p>
          </table:table-cell>
          <table:table-cell table:style-name="ce130" table:formula="of:=[.$E$6]+360*[.U$8]/[.$C112]" office:value-type="float" office:value="378.675" calcext:value-type="float">
            <text:p>379</text:p>
          </table:table-cell>
          <table:table-cell table:style-name="ce130" table:formula="of:=[.$E$6]+360*[.V$8]/[.$C112]" office:value-type="float" office:value="379.95" calcext:value-type="float">
            <text:p>380</text:p>
          </table:table-cell>
          <table:table-cell table:style-name="ce130" table:formula="of:=[.$E$6]+360*[.W$8]/[.$C112]" office:value-type="float" office:value="381.225" calcext:value-type="float">
            <text:p>381</text:p>
          </table:table-cell>
          <table:table-cell table:style-name="ce130" table:formula="of:=[.$E$6]+360*[.X$8]/[.$C11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13]" office:value-type="float" office:value="13333.3333333333" calcext:value-type="float">
            <text:p>13333</text:p>
          </table:table-cell>
          <table:table-cell table:style-name="ce130" table:formula="of:=[.$E$6]+360*[.D$8]/[.$C113]" office:value-type="float" office:value="357" calcext:value-type="float">
            <text:p>357</text:p>
          </table:table-cell>
          <table:table-cell table:style-name="ce130" table:formula="of:=[.$E$6]+360*[.E$8]/[.$C113]" office:value-type="float" office:value="358.35" calcext:value-type="float">
            <text:p>358</text:p>
          </table:table-cell>
          <table:table-cell table:style-name="ce130" table:formula="of:=[.$E$6]+360*[.F$8]/[.$C113]" office:value-type="float" office:value="359.7" calcext:value-type="float">
            <text:p>360</text:p>
          </table:table-cell>
          <table:table-cell table:style-name="ce130" table:formula="of:=[.$E$6]+360*[.G$8]/[.$C113]" office:value-type="float" office:value="361.05" calcext:value-type="float">
            <text:p>361</text:p>
          </table:table-cell>
          <table:table-cell table:style-name="ce130" table:formula="of:=[.$E$6]+360*[.H$8]/[.$C113]" office:value-type="float" office:value="362.4" calcext:value-type="float">
            <text:p>362</text:p>
          </table:table-cell>
          <table:table-cell table:style-name="ce130" table:formula="of:=[.$E$6]+360*[.I$8]/[.$C113]" office:value-type="float" office:value="363.75" calcext:value-type="float">
            <text:p>364</text:p>
          </table:table-cell>
          <table:table-cell table:style-name="ce130" table:formula="of:=[.$E$6]+360*[.J$8]/[.$C113]" office:value-type="float" office:value="365.1" calcext:value-type="float">
            <text:p>365</text:p>
          </table:table-cell>
          <table:table-cell table:style-name="ce130" table:formula="of:=[.$E$6]+360*[.K$8]/[.$C113]" office:value-type="float" office:value="366.45" calcext:value-type="float">
            <text:p>366</text:p>
          </table:table-cell>
          <table:table-cell table:style-name="ce130" table:formula="of:=[.$E$6]+360*[.L$8]/[.$C113]" office:value-type="float" office:value="367.8" calcext:value-type="float">
            <text:p>368</text:p>
          </table:table-cell>
          <table:table-cell table:style-name="ce130" table:formula="of:=[.$E$6]+360*[.M$8]/[.$C113]" office:value-type="float" office:value="369.15" calcext:value-type="float">
            <text:p>369</text:p>
          </table:table-cell>
          <table:table-cell table:style-name="ce130" table:formula="of:=[.$E$6]+360*[.N$8]/[.$C113]" office:value-type="float" office:value="370.5" calcext:value-type="float">
            <text:p>371</text:p>
          </table:table-cell>
          <table:table-cell table:style-name="ce130" table:formula="of:=[.$E$6]+360*[.O$8]/[.$C113]" office:value-type="float" office:value="371.85" calcext:value-type="float">
            <text:p>372</text:p>
          </table:table-cell>
          <table:table-cell table:style-name="ce130" table:formula="of:=[.$E$6]+360*[.P$8]/[.$C113]" office:value-type="float" office:value="373.2" calcext:value-type="float">
            <text:p>373</text:p>
          </table:table-cell>
          <table:table-cell table:style-name="ce130" table:formula="of:=[.$E$6]+360*[.Q$8]/[.$C113]" office:value-type="float" office:value="374.55" calcext:value-type="float">
            <text:p>375</text:p>
          </table:table-cell>
          <table:table-cell table:style-name="ce130" table:formula="of:=[.$E$6]+360*[.R$8]/[.$C113]" office:value-type="float" office:value="375.9" calcext:value-type="float">
            <text:p>376</text:p>
          </table:table-cell>
          <table:table-cell table:style-name="ce130" table:formula="of:=[.$E$6]+360*[.S$8]/[.$C113]" office:value-type="float" office:value="377.25" calcext:value-type="float">
            <text:p>377</text:p>
          </table:table-cell>
          <table:table-cell table:style-name="ce130" table:formula="of:=[.$E$6]+360*[.T$8]/[.$C113]" office:value-type="float" office:value="378.6" calcext:value-type="float">
            <text:p>379</text:p>
          </table:table-cell>
          <table:table-cell table:style-name="ce130" table:formula="of:=[.$E$6]+360*[.U$8]/[.$C113]" office:value-type="float" office:value="379.95" calcext:value-type="float">
            <text:p>380</text:p>
          </table:table-cell>
          <table:table-cell table:style-name="ce130" table:formula="of:=[.$E$6]+360*[.V$8]/[.$C113]" office:value-type="float" office:value="381.3" calcext:value-type="float">
            <text:p>381</text:p>
          </table:table-cell>
          <table:table-cell table:style-name="ce130" table:formula="of:=[.$E$6]+360*[.W$8]/[.$C113]" office:value-type="float" office:value="382.65" calcext:value-type="float">
            <text:p>383</text:p>
          </table:table-cell>
          <table:table-cell table:style-name="ce130" table:formula="of:=[.$E$6]+360*[.X$8]/[.$C11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14]" office:value-type="float" office:value="12631.5789473684" calcext:value-type="float">
            <text:p>12632</text:p>
          </table:table-cell>
          <table:table-cell table:style-name="ce130" table:formula="of:=[.$E$6]+360*[.D$8]/[.$C114]" office:value-type="float" office:value="357" calcext:value-type="float">
            <text:p>357</text:p>
          </table:table-cell>
          <table:table-cell table:style-name="ce130" table:formula="of:=[.$E$6]+360*[.E$8]/[.$C114]" office:value-type="float" office:value="358.425" calcext:value-type="float">
            <text:p>358</text:p>
          </table:table-cell>
          <table:table-cell table:style-name="ce130" table:formula="of:=[.$E$6]+360*[.F$8]/[.$C114]" office:value-type="float" office:value="359.85" calcext:value-type="float">
            <text:p>360</text:p>
          </table:table-cell>
          <table:table-cell table:style-name="ce130" table:formula="of:=[.$E$6]+360*[.G$8]/[.$C114]" office:value-type="float" office:value="361.275" calcext:value-type="float">
            <text:p>361</text:p>
          </table:table-cell>
          <table:table-cell table:style-name="ce130" table:formula="of:=[.$E$6]+360*[.H$8]/[.$C114]" office:value-type="float" office:value="362.7" calcext:value-type="float">
            <text:p>363</text:p>
          </table:table-cell>
          <table:table-cell table:style-name="ce130" table:formula="of:=[.$E$6]+360*[.I$8]/[.$C114]" office:value-type="float" office:value="364.125" calcext:value-type="float">
            <text:p>364</text:p>
          </table:table-cell>
          <table:table-cell table:style-name="ce130" table:formula="of:=[.$E$6]+360*[.J$8]/[.$C114]" office:value-type="float" office:value="365.55" calcext:value-type="float">
            <text:p>366</text:p>
          </table:table-cell>
          <table:table-cell table:style-name="ce130" table:formula="of:=[.$E$6]+360*[.K$8]/[.$C114]" office:value-type="float" office:value="366.975" calcext:value-type="float">
            <text:p>367</text:p>
          </table:table-cell>
          <table:table-cell table:style-name="ce130" table:formula="of:=[.$E$6]+360*[.L$8]/[.$C114]" office:value-type="float" office:value="368.4" calcext:value-type="float">
            <text:p>368</text:p>
          </table:table-cell>
          <table:table-cell table:style-name="ce130" table:formula="of:=[.$E$6]+360*[.M$8]/[.$C114]" office:value-type="float" office:value="369.825" calcext:value-type="float">
            <text:p>370</text:p>
          </table:table-cell>
          <table:table-cell table:style-name="ce130" table:formula="of:=[.$E$6]+360*[.N$8]/[.$C114]" office:value-type="float" office:value="371.25" calcext:value-type="float">
            <text:p>371</text:p>
          </table:table-cell>
          <table:table-cell table:style-name="ce130" table:formula="of:=[.$E$6]+360*[.O$8]/[.$C114]" office:value-type="float" office:value="372.675" calcext:value-type="float">
            <text:p>373</text:p>
          </table:table-cell>
          <table:table-cell table:style-name="ce130" table:formula="of:=[.$E$6]+360*[.P$8]/[.$C114]" office:value-type="float" office:value="374.1" calcext:value-type="float">
            <text:p>374</text:p>
          </table:table-cell>
          <table:table-cell table:style-name="ce130" table:formula="of:=[.$E$6]+360*[.Q$8]/[.$C114]" office:value-type="float" office:value="375.525" calcext:value-type="float">
            <text:p>376</text:p>
          </table:table-cell>
          <table:table-cell table:style-name="ce130" table:formula="of:=[.$E$6]+360*[.R$8]/[.$C114]" office:value-type="float" office:value="376.95" calcext:value-type="float">
            <text:p>377</text:p>
          </table:table-cell>
          <table:table-cell table:style-name="ce130" table:formula="of:=[.$E$6]+360*[.S$8]/[.$C114]" office:value-type="float" office:value="378.375" calcext:value-type="float">
            <text:p>378</text:p>
          </table:table-cell>
          <table:table-cell table:style-name="ce130" table:formula="of:=[.$E$6]+360*[.T$8]/[.$C114]" office:value-type="float" office:value="379.8" calcext:value-type="float">
            <text:p>380</text:p>
          </table:table-cell>
          <table:table-cell table:style-name="ce130" table:formula="of:=[.$E$6]+360*[.U$8]/[.$C114]" office:value-type="float" office:value="381.225" calcext:value-type="float">
            <text:p>381</text:p>
          </table:table-cell>
          <table:table-cell table:style-name="ce130" table:formula="of:=[.$E$6]+360*[.V$8]/[.$C114]" office:value-type="float" office:value="382.65" calcext:value-type="float">
            <text:p>383</text:p>
          </table:table-cell>
          <table:table-cell table:style-name="ce130" table:formula="of:=[.$E$6]+360*[.W$8]/[.$C114]" office:value-type="float" office:value="384.075" calcext:value-type="float">
            <text:p>384</text:p>
          </table:table-cell>
          <table:table-cell table:style-name="ce130" table:formula="of:=[.$E$6]+360*[.X$8]/[.$C11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15]" office:value-type="float" office:value="12000" calcext:value-type="float">
            <text:p>12000</text:p>
          </table:table-cell>
          <table:table-cell table:style-name="ce130" table:formula="of:=[.$E$6]+360*[.D$8]/[.$C115]" office:value-type="float" office:value="357" calcext:value-type="float">
            <text:p>357</text:p>
          </table:table-cell>
          <table:table-cell table:style-name="ce130" table:formula="of:=[.$E$6]+360*[.E$8]/[.$C115]" office:value-type="float" office:value="358.5" calcext:value-type="float">
            <text:p>359</text:p>
          </table:table-cell>
          <table:table-cell table:style-name="ce130" table:formula="of:=[.$E$6]+360*[.F$8]/[.$C115]" office:value-type="float" office:value="360" calcext:value-type="float">
            <text:p>360</text:p>
          </table:table-cell>
          <table:table-cell table:style-name="ce130" table:formula="of:=[.$E$6]+360*[.G$8]/[.$C115]" office:value-type="float" office:value="361.5" calcext:value-type="float">
            <text:p>362</text:p>
          </table:table-cell>
          <table:table-cell table:style-name="ce130" table:formula="of:=[.$E$6]+360*[.H$8]/[.$C115]" office:value-type="float" office:value="363" calcext:value-type="float">
            <text:p>363</text:p>
          </table:table-cell>
          <table:table-cell table:style-name="ce130" table:formula="of:=[.$E$6]+360*[.I$8]/[.$C115]" office:value-type="float" office:value="364.5" calcext:value-type="float">
            <text:p>365</text:p>
          </table:table-cell>
          <table:table-cell table:style-name="ce130" table:formula="of:=[.$E$6]+360*[.J$8]/[.$C115]" office:value-type="float" office:value="366" calcext:value-type="float">
            <text:p>366</text:p>
          </table:table-cell>
          <table:table-cell table:style-name="ce130" table:formula="of:=[.$E$6]+360*[.K$8]/[.$C115]" office:value-type="float" office:value="367.5" calcext:value-type="float">
            <text:p>368</text:p>
          </table:table-cell>
          <table:table-cell table:style-name="ce130" table:formula="of:=[.$E$6]+360*[.L$8]/[.$C115]" office:value-type="float" office:value="369" calcext:value-type="float">
            <text:p>369</text:p>
          </table:table-cell>
          <table:table-cell table:style-name="ce130" table:formula="of:=[.$E$6]+360*[.M$8]/[.$C115]" office:value-type="float" office:value="370.5" calcext:value-type="float">
            <text:p>371</text:p>
          </table:table-cell>
          <table:table-cell table:style-name="ce130" table:formula="of:=[.$E$6]+360*[.N$8]/[.$C115]" office:value-type="float" office:value="372" calcext:value-type="float">
            <text:p>372</text:p>
          </table:table-cell>
          <table:table-cell table:style-name="ce130" table:formula="of:=[.$E$6]+360*[.O$8]/[.$C115]" office:value-type="float" office:value="373.5" calcext:value-type="float">
            <text:p>374</text:p>
          </table:table-cell>
          <table:table-cell table:style-name="ce130" table:formula="of:=[.$E$6]+360*[.P$8]/[.$C115]" office:value-type="float" office:value="375" calcext:value-type="float">
            <text:p>375</text:p>
          </table:table-cell>
          <table:table-cell table:style-name="ce130" table:formula="of:=[.$E$6]+360*[.Q$8]/[.$C115]" office:value-type="float" office:value="376.5" calcext:value-type="float">
            <text:p>377</text:p>
          </table:table-cell>
          <table:table-cell table:style-name="ce130" table:formula="of:=[.$E$6]+360*[.R$8]/[.$C115]" office:value-type="float" office:value="378" calcext:value-type="float">
            <text:p>378</text:p>
          </table:table-cell>
          <table:table-cell table:style-name="ce130" table:formula="of:=[.$E$6]+360*[.S$8]/[.$C115]" office:value-type="float" office:value="379.5" calcext:value-type="float">
            <text:p>380</text:p>
          </table:table-cell>
          <table:table-cell table:style-name="ce130" table:formula="of:=[.$E$6]+360*[.T$8]/[.$C115]" office:value-type="float" office:value="381" calcext:value-type="float">
            <text:p>381</text:p>
          </table:table-cell>
          <table:table-cell table:style-name="ce130" table:formula="of:=[.$E$6]+360*[.U$8]/[.$C115]" office:value-type="float" office:value="382.5" calcext:value-type="float">
            <text:p>383</text:p>
          </table:table-cell>
          <table:table-cell table:style-name="ce130" table:formula="of:=[.$E$6]+360*[.V$8]/[.$C115]" office:value-type="float" office:value="384" calcext:value-type="float">
            <text:p>384</text:p>
          </table:table-cell>
          <table:table-cell table:style-name="ce130" table:formula="of:=[.$E$6]+360*[.W$8]/[.$C115]" office:value-type="float" office:value="385.5" calcext:value-type="float">
            <text:p>386</text:p>
          </table:table-cell>
          <table:table-cell table:style-name="ce130" table:formula="of:=[.$E$6]+360*[.X$8]/[.$C11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16]" office:value-type="float" office:value="11428.5714285714" calcext:value-type="float">
            <text:p>11429</text:p>
          </table:table-cell>
          <table:table-cell table:style-name="ce130" table:formula="of:=[.$E$6]+360*[.D$8]/[.$C116]" office:value-type="float" office:value="357" calcext:value-type="float">
            <text:p>357</text:p>
          </table:table-cell>
          <table:table-cell table:style-name="ce130" table:formula="of:=[.$E$6]+360*[.E$8]/[.$C116]" office:value-type="float" office:value="358.575" calcext:value-type="float">
            <text:p>359</text:p>
          </table:table-cell>
          <table:table-cell table:style-name="ce130" table:formula="of:=[.$E$6]+360*[.F$8]/[.$C116]" office:value-type="float" office:value="360.15" calcext:value-type="float">
            <text:p>360</text:p>
          </table:table-cell>
          <table:table-cell table:style-name="ce130" table:formula="of:=[.$E$6]+360*[.G$8]/[.$C116]" office:value-type="float" office:value="361.725" calcext:value-type="float">
            <text:p>362</text:p>
          </table:table-cell>
          <table:table-cell table:style-name="ce130" table:formula="of:=[.$E$6]+360*[.H$8]/[.$C116]" office:value-type="float" office:value="363.3" calcext:value-type="float">
            <text:p>363</text:p>
          </table:table-cell>
          <table:table-cell table:style-name="ce130" table:formula="of:=[.$E$6]+360*[.I$8]/[.$C116]" office:value-type="float" office:value="364.875" calcext:value-type="float">
            <text:p>365</text:p>
          </table:table-cell>
          <table:table-cell table:style-name="ce130" table:formula="of:=[.$E$6]+360*[.J$8]/[.$C116]" office:value-type="float" office:value="366.45" calcext:value-type="float">
            <text:p>366</text:p>
          </table:table-cell>
          <table:table-cell table:style-name="ce130" table:formula="of:=[.$E$6]+360*[.K$8]/[.$C116]" office:value-type="float" office:value="368.025" calcext:value-type="float">
            <text:p>368</text:p>
          </table:table-cell>
          <table:table-cell table:style-name="ce130" table:formula="of:=[.$E$6]+360*[.L$8]/[.$C116]" office:value-type="float" office:value="369.6" calcext:value-type="float">
            <text:p>370</text:p>
          </table:table-cell>
          <table:table-cell table:style-name="ce130" table:formula="of:=[.$E$6]+360*[.M$8]/[.$C116]" office:value-type="float" office:value="371.175" calcext:value-type="float">
            <text:p>371</text:p>
          </table:table-cell>
          <table:table-cell table:style-name="ce130" table:formula="of:=[.$E$6]+360*[.N$8]/[.$C116]" office:value-type="float" office:value="372.75" calcext:value-type="float">
            <text:p>373</text:p>
          </table:table-cell>
          <table:table-cell table:style-name="ce130" table:formula="of:=[.$E$6]+360*[.O$8]/[.$C116]" office:value-type="float" office:value="374.325" calcext:value-type="float">
            <text:p>374</text:p>
          </table:table-cell>
          <table:table-cell table:style-name="ce130" table:formula="of:=[.$E$6]+360*[.P$8]/[.$C116]" office:value-type="float" office:value="375.9" calcext:value-type="float">
            <text:p>376</text:p>
          </table:table-cell>
          <table:table-cell table:style-name="ce130" table:formula="of:=[.$E$6]+360*[.Q$8]/[.$C116]" office:value-type="float" office:value="377.475" calcext:value-type="float">
            <text:p>377</text:p>
          </table:table-cell>
          <table:table-cell table:style-name="ce130" table:formula="of:=[.$E$6]+360*[.R$8]/[.$C116]" office:value-type="float" office:value="379.05" calcext:value-type="float">
            <text:p>379</text:p>
          </table:table-cell>
          <table:table-cell table:style-name="ce130" table:formula="of:=[.$E$6]+360*[.S$8]/[.$C116]" office:value-type="float" office:value="380.625" calcext:value-type="float">
            <text:p>381</text:p>
          </table:table-cell>
          <table:table-cell table:style-name="ce130" table:formula="of:=[.$E$6]+360*[.T$8]/[.$C116]" office:value-type="float" office:value="382.2" calcext:value-type="float">
            <text:p>382</text:p>
          </table:table-cell>
          <table:table-cell table:style-name="ce130" table:formula="of:=[.$E$6]+360*[.U$8]/[.$C116]" office:value-type="float" office:value="383.775" calcext:value-type="float">
            <text:p>384</text:p>
          </table:table-cell>
          <table:table-cell table:style-name="ce130" table:formula="of:=[.$E$6]+360*[.V$8]/[.$C116]" office:value-type="float" office:value="385.35" calcext:value-type="float">
            <text:p>385</text:p>
          </table:table-cell>
          <table:table-cell table:style-name="ce130" table:formula="of:=[.$E$6]+360*[.W$8]/[.$C116]" office:value-type="float" office:value="386.925" calcext:value-type="float">
            <text:p>387</text:p>
          </table:table-cell>
          <table:table-cell table:style-name="ce130" table:formula="of:=[.$E$6]+360*[.X$8]/[.$C11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17]" office:value-type="float" office:value="10909.0909090909" calcext:value-type="float">
            <text:p>10909</text:p>
          </table:table-cell>
          <table:table-cell table:style-name="ce130" table:formula="of:=[.$E$6]+360*[.D$8]/[.$C117]" office:value-type="float" office:value="357" calcext:value-type="float">
            <text:p>357</text:p>
          </table:table-cell>
          <table:table-cell table:style-name="ce130" table:formula="of:=[.$E$6]+360*[.E$8]/[.$C117]" office:value-type="float" office:value="358.65" calcext:value-type="float">
            <text:p>359</text:p>
          </table:table-cell>
          <table:table-cell table:style-name="ce130" table:formula="of:=[.$E$6]+360*[.F$8]/[.$C117]" office:value-type="float" office:value="360.3" calcext:value-type="float">
            <text:p>360</text:p>
          </table:table-cell>
          <table:table-cell table:style-name="ce130" table:formula="of:=[.$E$6]+360*[.G$8]/[.$C117]" office:value-type="float" office:value="361.95" calcext:value-type="float">
            <text:p>362</text:p>
          </table:table-cell>
          <table:table-cell table:style-name="ce130" table:formula="of:=[.$E$6]+360*[.H$8]/[.$C117]" office:value-type="float" office:value="363.6" calcext:value-type="float">
            <text:p>364</text:p>
          </table:table-cell>
          <table:table-cell table:style-name="ce130" table:formula="of:=[.$E$6]+360*[.I$8]/[.$C117]" office:value-type="float" office:value="365.25" calcext:value-type="float">
            <text:p>365</text:p>
          </table:table-cell>
          <table:table-cell table:style-name="ce130" table:formula="of:=[.$E$6]+360*[.J$8]/[.$C117]" office:value-type="float" office:value="366.9" calcext:value-type="float">
            <text:p>367</text:p>
          </table:table-cell>
          <table:table-cell table:style-name="ce130" table:formula="of:=[.$E$6]+360*[.K$8]/[.$C117]" office:value-type="float" office:value="368.55" calcext:value-type="float">
            <text:p>369</text:p>
          </table:table-cell>
          <table:table-cell table:style-name="ce130" table:formula="of:=[.$E$6]+360*[.L$8]/[.$C117]" office:value-type="float" office:value="370.2" calcext:value-type="float">
            <text:p>370</text:p>
          </table:table-cell>
          <table:table-cell table:style-name="ce130" table:formula="of:=[.$E$6]+360*[.M$8]/[.$C117]" office:value-type="float" office:value="371.85" calcext:value-type="float">
            <text:p>372</text:p>
          </table:table-cell>
          <table:table-cell table:style-name="ce130" table:formula="of:=[.$E$6]+360*[.N$8]/[.$C117]" office:value-type="float" office:value="373.5" calcext:value-type="float">
            <text:p>374</text:p>
          </table:table-cell>
          <table:table-cell table:style-name="ce130" table:formula="of:=[.$E$6]+360*[.O$8]/[.$C117]" office:value-type="float" office:value="375.15" calcext:value-type="float">
            <text:p>375</text:p>
          </table:table-cell>
          <table:table-cell table:style-name="ce130" table:formula="of:=[.$E$6]+360*[.P$8]/[.$C117]" office:value-type="float" office:value="376.8" calcext:value-type="float">
            <text:p>377</text:p>
          </table:table-cell>
          <table:table-cell table:style-name="ce130" table:formula="of:=[.$E$6]+360*[.Q$8]/[.$C117]" office:value-type="float" office:value="378.45" calcext:value-type="float">
            <text:p>378</text:p>
          </table:table-cell>
          <table:table-cell table:style-name="ce130" table:formula="of:=[.$E$6]+360*[.R$8]/[.$C117]" office:value-type="float" office:value="380.1" calcext:value-type="float">
            <text:p>380</text:p>
          </table:table-cell>
          <table:table-cell table:style-name="ce130" table:formula="of:=[.$E$6]+360*[.S$8]/[.$C117]" office:value-type="float" office:value="381.75" calcext:value-type="float">
            <text:p>382</text:p>
          </table:table-cell>
          <table:table-cell table:style-name="ce130" table:formula="of:=[.$E$6]+360*[.T$8]/[.$C117]" office:value-type="float" office:value="383.4" calcext:value-type="float">
            <text:p>383</text:p>
          </table:table-cell>
          <table:table-cell table:style-name="ce130" table:formula="of:=[.$E$6]+360*[.U$8]/[.$C117]" office:value-type="float" office:value="385.05" calcext:value-type="float">
            <text:p>385</text:p>
          </table:table-cell>
          <table:table-cell table:style-name="ce130" table:formula="of:=[.$E$6]+360*[.V$8]/[.$C117]" office:value-type="float" office:value="386.7" calcext:value-type="float">
            <text:p>387</text:p>
          </table:table-cell>
          <table:table-cell table:style-name="ce130" table:formula="of:=[.$E$6]+360*[.W$8]/[.$C117]" office:value-type="float" office:value="388.35" calcext:value-type="float">
            <text:p>388</text:p>
          </table:table-cell>
          <table:table-cell table:style-name="ce130" table:formula="of:=[.$E$6]+360*[.X$8]/[.$C11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18]" office:value-type="float" office:value="10434.7826086957" calcext:value-type="float">
            <text:p>10435</text:p>
          </table:table-cell>
          <table:table-cell table:style-name="ce130" table:formula="of:=[.$E$6]+360*[.D$8]/[.$C118]" office:value-type="float" office:value="357" calcext:value-type="float">
            <text:p>357</text:p>
          </table:table-cell>
          <table:table-cell table:style-name="ce130" table:formula="of:=[.$E$6]+360*[.E$8]/[.$C118]" office:value-type="float" office:value="358.725" calcext:value-type="float">
            <text:p>359</text:p>
          </table:table-cell>
          <table:table-cell table:style-name="ce130" table:formula="of:=[.$E$6]+360*[.F$8]/[.$C118]" office:value-type="float" office:value="360.45" calcext:value-type="float">
            <text:p>360</text:p>
          </table:table-cell>
          <table:table-cell table:style-name="ce130" table:formula="of:=[.$E$6]+360*[.G$8]/[.$C118]" office:value-type="float" office:value="362.175" calcext:value-type="float">
            <text:p>362</text:p>
          </table:table-cell>
          <table:table-cell table:style-name="ce130" table:formula="of:=[.$E$6]+360*[.H$8]/[.$C118]" office:value-type="float" office:value="363.9" calcext:value-type="float">
            <text:p>364</text:p>
          </table:table-cell>
          <table:table-cell table:style-name="ce130" table:formula="of:=[.$E$6]+360*[.I$8]/[.$C118]" office:value-type="float" office:value="365.625" calcext:value-type="float">
            <text:p>366</text:p>
          </table:table-cell>
          <table:table-cell table:style-name="ce130" table:formula="of:=[.$E$6]+360*[.J$8]/[.$C118]" office:value-type="float" office:value="367.35" calcext:value-type="float">
            <text:p>367</text:p>
          </table:table-cell>
          <table:table-cell table:style-name="ce130" table:formula="of:=[.$E$6]+360*[.K$8]/[.$C118]" office:value-type="float" office:value="369.075" calcext:value-type="float">
            <text:p>369</text:p>
          </table:table-cell>
          <table:table-cell table:style-name="ce130" table:formula="of:=[.$E$6]+360*[.L$8]/[.$C118]" office:value-type="float" office:value="370.8" calcext:value-type="float">
            <text:p>371</text:p>
          </table:table-cell>
          <table:table-cell table:style-name="ce130" table:formula="of:=[.$E$6]+360*[.M$8]/[.$C118]" office:value-type="float" office:value="372.525" calcext:value-type="float">
            <text:p>373</text:p>
          </table:table-cell>
          <table:table-cell table:style-name="ce130" table:formula="of:=[.$E$6]+360*[.N$8]/[.$C118]" office:value-type="float" office:value="374.25" calcext:value-type="float">
            <text:p>374</text:p>
          </table:table-cell>
          <table:table-cell table:style-name="ce130" table:formula="of:=[.$E$6]+360*[.O$8]/[.$C118]" office:value-type="float" office:value="375.975" calcext:value-type="float">
            <text:p>376</text:p>
          </table:table-cell>
          <table:table-cell table:style-name="ce130" table:formula="of:=[.$E$6]+360*[.P$8]/[.$C118]" office:value-type="float" office:value="377.7" calcext:value-type="float">
            <text:p>378</text:p>
          </table:table-cell>
          <table:table-cell table:style-name="ce130" table:formula="of:=[.$E$6]+360*[.Q$8]/[.$C118]" office:value-type="float" office:value="379.425" calcext:value-type="float">
            <text:p>379</text:p>
          </table:table-cell>
          <table:table-cell table:style-name="ce130" table:formula="of:=[.$E$6]+360*[.R$8]/[.$C118]" office:value-type="float" office:value="381.15" calcext:value-type="float">
            <text:p>381</text:p>
          </table:table-cell>
          <table:table-cell table:style-name="ce130" table:formula="of:=[.$E$6]+360*[.S$8]/[.$C118]" office:value-type="float" office:value="382.875" calcext:value-type="float">
            <text:p>383</text:p>
          </table:table-cell>
          <table:table-cell table:style-name="ce130" table:formula="of:=[.$E$6]+360*[.T$8]/[.$C118]" office:value-type="float" office:value="384.6" calcext:value-type="float">
            <text:p>385</text:p>
          </table:table-cell>
          <table:table-cell table:style-name="ce130" table:formula="of:=[.$E$6]+360*[.U$8]/[.$C118]" office:value-type="float" office:value="386.325" calcext:value-type="float">
            <text:p>386</text:p>
          </table:table-cell>
          <table:table-cell table:style-name="ce130" table:formula="of:=[.$E$6]+360*[.V$8]/[.$C118]" office:value-type="float" office:value="388.05" calcext:value-type="float">
            <text:p>388</text:p>
          </table:table-cell>
          <table:table-cell table:style-name="ce130" table:formula="of:=[.$E$6]+360*[.W$8]/[.$C118]" office:value-type="float" office:value="389.775" calcext:value-type="float">
            <text:p>390</text:p>
          </table:table-cell>
          <table:table-cell table:style-name="ce130" table:formula="of:=[.$E$6]+360*[.X$8]/[.$C11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19]" office:value-type="float" office:value="10000" calcext:value-type="float">
            <text:p>10000</text:p>
          </table:table-cell>
          <table:table-cell table:style-name="ce130" table:formula="of:=[.$E$6]+360*[.D$8]/[.$C119]" office:value-type="float" office:value="357" calcext:value-type="float">
            <text:p>357</text:p>
          </table:table-cell>
          <table:table-cell table:style-name="ce130" table:formula="of:=[.$E$6]+360*[.E$8]/[.$C119]" office:value-type="float" office:value="358.8" calcext:value-type="float">
            <text:p>359</text:p>
          </table:table-cell>
          <table:table-cell table:style-name="ce130" table:formula="of:=[.$E$6]+360*[.F$8]/[.$C119]" office:value-type="float" office:value="360.6" calcext:value-type="float">
            <text:p>361</text:p>
          </table:table-cell>
          <table:table-cell table:style-name="ce130" table:formula="of:=[.$E$6]+360*[.G$8]/[.$C119]" office:value-type="float" office:value="362.4" calcext:value-type="float">
            <text:p>362</text:p>
          </table:table-cell>
          <table:table-cell table:style-name="ce130" table:formula="of:=[.$E$6]+360*[.H$8]/[.$C119]" office:value-type="float" office:value="364.2" calcext:value-type="float">
            <text:p>364</text:p>
          </table:table-cell>
          <table:table-cell table:style-name="ce130" table:formula="of:=[.$E$6]+360*[.I$8]/[.$C119]" office:value-type="float" office:value="366" calcext:value-type="float">
            <text:p>366</text:p>
          </table:table-cell>
          <table:table-cell table:style-name="ce130" table:formula="of:=[.$E$6]+360*[.J$8]/[.$C119]" office:value-type="float" office:value="367.8" calcext:value-type="float">
            <text:p>368</text:p>
          </table:table-cell>
          <table:table-cell table:style-name="ce130" table:formula="of:=[.$E$6]+360*[.K$8]/[.$C119]" office:value-type="float" office:value="369.6" calcext:value-type="float">
            <text:p>370</text:p>
          </table:table-cell>
          <table:table-cell table:style-name="ce130" table:formula="of:=[.$E$6]+360*[.L$8]/[.$C119]" office:value-type="float" office:value="371.4" calcext:value-type="float">
            <text:p>371</text:p>
          </table:table-cell>
          <table:table-cell table:style-name="ce130" table:formula="of:=[.$E$6]+360*[.M$8]/[.$C119]" office:value-type="float" office:value="373.2" calcext:value-type="float">
            <text:p>373</text:p>
          </table:table-cell>
          <table:table-cell table:style-name="ce130" table:formula="of:=[.$E$6]+360*[.N$8]/[.$C119]" office:value-type="float" office:value="375" calcext:value-type="float">
            <text:p>375</text:p>
          </table:table-cell>
          <table:table-cell table:style-name="ce130" table:formula="of:=[.$E$6]+360*[.O$8]/[.$C119]" office:value-type="float" office:value="376.8" calcext:value-type="float">
            <text:p>377</text:p>
          </table:table-cell>
          <table:table-cell table:style-name="ce130" table:formula="of:=[.$E$6]+360*[.P$8]/[.$C119]" office:value-type="float" office:value="378.6" calcext:value-type="float">
            <text:p>379</text:p>
          </table:table-cell>
          <table:table-cell table:style-name="ce130" table:formula="of:=[.$E$6]+360*[.Q$8]/[.$C119]" office:value-type="float" office:value="380.4" calcext:value-type="float">
            <text:p>380</text:p>
          </table:table-cell>
          <table:table-cell table:style-name="ce130" table:formula="of:=[.$E$6]+360*[.R$8]/[.$C119]" office:value-type="float" office:value="382.2" calcext:value-type="float">
            <text:p>382</text:p>
          </table:table-cell>
          <table:table-cell table:style-name="ce130" table:formula="of:=[.$E$6]+360*[.S$8]/[.$C119]" office:value-type="float" office:value="384" calcext:value-type="float">
            <text:p>384</text:p>
          </table:table-cell>
          <table:table-cell table:style-name="ce130" table:formula="of:=[.$E$6]+360*[.T$8]/[.$C119]" office:value-type="float" office:value="385.8" calcext:value-type="float">
            <text:p>386</text:p>
          </table:table-cell>
          <table:table-cell table:style-name="ce130" table:formula="of:=[.$E$6]+360*[.U$8]/[.$C119]" office:value-type="float" office:value="387.6" calcext:value-type="float">
            <text:p>388</text:p>
          </table:table-cell>
          <table:table-cell table:style-name="ce130" table:formula="of:=[.$E$6]+360*[.V$8]/[.$C119]" office:value-type="float" office:value="389.4" calcext:value-type="float">
            <text:p>389</text:p>
          </table:table-cell>
          <table:table-cell table:style-name="ce130" table:formula="of:=[.$E$6]+360*[.W$8]/[.$C119]" office:value-type="float" office:value="391.2" calcext:value-type="float">
            <text:p>391</text:p>
          </table:table-cell>
          <table:table-cell table:style-name="ce130" table:formula="of:=[.$E$6]+360*[.X$8]/[.$C11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20]" office:value-type="float" office:value="9600" calcext:value-type="float">
            <text:p>9600</text:p>
          </table:table-cell>
          <table:table-cell table:style-name="ce130" table:formula="of:=[.$E$6]+360*[.D$8]/[.$C120]" office:value-type="float" office:value="357" calcext:value-type="float">
            <text:p>357</text:p>
          </table:table-cell>
          <table:table-cell table:style-name="ce130" table:formula="of:=[.$E$6]+360*[.E$8]/[.$C120]" office:value-type="float" office:value="358.875" calcext:value-type="float">
            <text:p>359</text:p>
          </table:table-cell>
          <table:table-cell table:style-name="ce130" table:formula="of:=[.$E$6]+360*[.F$8]/[.$C120]" office:value-type="float" office:value="360.75" calcext:value-type="float">
            <text:p>361</text:p>
          </table:table-cell>
          <table:table-cell table:style-name="ce130" table:formula="of:=[.$E$6]+360*[.G$8]/[.$C120]" office:value-type="float" office:value="362.625" calcext:value-type="float">
            <text:p>363</text:p>
          </table:table-cell>
          <table:table-cell table:style-name="ce130" table:formula="of:=[.$E$6]+360*[.H$8]/[.$C120]" office:value-type="float" office:value="364.5" calcext:value-type="float">
            <text:p>365</text:p>
          </table:table-cell>
          <table:table-cell table:style-name="ce130" table:formula="of:=[.$E$6]+360*[.I$8]/[.$C120]" office:value-type="float" office:value="366.375" calcext:value-type="float">
            <text:p>366</text:p>
          </table:table-cell>
          <table:table-cell table:style-name="ce130" table:formula="of:=[.$E$6]+360*[.J$8]/[.$C120]" office:value-type="float" office:value="368.25" calcext:value-type="float">
            <text:p>368</text:p>
          </table:table-cell>
          <table:table-cell table:style-name="ce130" table:formula="of:=[.$E$6]+360*[.K$8]/[.$C120]" office:value-type="float" office:value="370.125" calcext:value-type="float">
            <text:p>370</text:p>
          </table:table-cell>
          <table:table-cell table:style-name="ce130" table:formula="of:=[.$E$6]+360*[.L$8]/[.$C120]" office:value-type="float" office:value="372" calcext:value-type="float">
            <text:p>372</text:p>
          </table:table-cell>
          <table:table-cell table:style-name="ce130" table:formula="of:=[.$E$6]+360*[.M$8]/[.$C120]" office:value-type="float" office:value="373.875" calcext:value-type="float">
            <text:p>374</text:p>
          </table:table-cell>
          <table:table-cell table:style-name="ce130" table:formula="of:=[.$E$6]+360*[.N$8]/[.$C120]" office:value-type="float" office:value="375.75" calcext:value-type="float">
            <text:p>376</text:p>
          </table:table-cell>
          <table:table-cell table:style-name="ce130" table:formula="of:=[.$E$6]+360*[.O$8]/[.$C120]" office:value-type="float" office:value="377.625" calcext:value-type="float">
            <text:p>378</text:p>
          </table:table-cell>
          <table:table-cell table:style-name="ce130" table:formula="of:=[.$E$6]+360*[.P$8]/[.$C120]" office:value-type="float" office:value="379.5" calcext:value-type="float">
            <text:p>380</text:p>
          </table:table-cell>
          <table:table-cell table:style-name="ce130" table:formula="of:=[.$E$6]+360*[.Q$8]/[.$C120]" office:value-type="float" office:value="381.375" calcext:value-type="float">
            <text:p>381</text:p>
          </table:table-cell>
          <table:table-cell table:style-name="ce130" table:formula="of:=[.$E$6]+360*[.R$8]/[.$C120]" office:value-type="float" office:value="383.25" calcext:value-type="float">
            <text:p>383</text:p>
          </table:table-cell>
          <table:table-cell table:style-name="ce130" table:formula="of:=[.$E$6]+360*[.S$8]/[.$C120]" office:value-type="float" office:value="385.125" calcext:value-type="float">
            <text:p>385</text:p>
          </table:table-cell>
          <table:table-cell table:style-name="ce130" table:formula="of:=[.$E$6]+360*[.T$8]/[.$C120]" office:value-type="float" office:value="387" calcext:value-type="float">
            <text:p>387</text:p>
          </table:table-cell>
          <table:table-cell table:style-name="ce130" table:formula="of:=[.$E$6]+360*[.U$8]/[.$C120]" office:value-type="float" office:value="388.875" calcext:value-type="float">
            <text:p>389</text:p>
          </table:table-cell>
          <table:table-cell table:style-name="ce130" table:formula="of:=[.$E$6]+360*[.V$8]/[.$C120]" office:value-type="float" office:value="390.75" calcext:value-type="float">
            <text:p>391</text:p>
          </table:table-cell>
          <table:table-cell table:style-name="ce130" table:formula="of:=[.$E$6]+360*[.W$8]/[.$C120]" office:value-type="float" office:value="392.625" calcext:value-type="float">
            <text:p>393</text:p>
          </table:table-cell>
          <table:table-cell table:style-name="ce130" table:formula="of:=[.$E$6]+360*[.X$8]/[.$C12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21]" office:value-type="float" office:value="9230.76923076923" calcext:value-type="float">
            <text:p>9231</text:p>
          </table:table-cell>
          <table:table-cell table:style-name="ce130" table:formula="of:=[.$E$6]+360*[.D$8]/[.$C121]" office:value-type="float" office:value="357" calcext:value-type="float">
            <text:p>357</text:p>
          </table:table-cell>
          <table:table-cell table:style-name="ce130" table:formula="of:=[.$E$6]+360*[.E$8]/[.$C121]" office:value-type="float" office:value="358.95" calcext:value-type="float">
            <text:p>359</text:p>
          </table:table-cell>
          <table:table-cell table:style-name="ce130" table:formula="of:=[.$E$6]+360*[.F$8]/[.$C121]" office:value-type="float" office:value="360.9" calcext:value-type="float">
            <text:p>361</text:p>
          </table:table-cell>
          <table:table-cell table:style-name="ce130" table:formula="of:=[.$E$6]+360*[.G$8]/[.$C121]" office:value-type="float" office:value="362.85" calcext:value-type="float">
            <text:p>363</text:p>
          </table:table-cell>
          <table:table-cell table:style-name="ce130" table:formula="of:=[.$E$6]+360*[.H$8]/[.$C121]" office:value-type="float" office:value="364.8" calcext:value-type="float">
            <text:p>365</text:p>
          </table:table-cell>
          <table:table-cell table:style-name="ce130" table:formula="of:=[.$E$6]+360*[.I$8]/[.$C121]" office:value-type="float" office:value="366.75" calcext:value-type="float">
            <text:p>367</text:p>
          </table:table-cell>
          <table:table-cell table:style-name="ce130" table:formula="of:=[.$E$6]+360*[.J$8]/[.$C121]" office:value-type="float" office:value="368.7" calcext:value-type="float">
            <text:p>369</text:p>
          </table:table-cell>
          <table:table-cell table:style-name="ce130" table:formula="of:=[.$E$6]+360*[.K$8]/[.$C121]" office:value-type="float" office:value="370.65" calcext:value-type="float">
            <text:p>371</text:p>
          </table:table-cell>
          <table:table-cell table:style-name="ce130" table:formula="of:=[.$E$6]+360*[.L$8]/[.$C121]" office:value-type="float" office:value="372.6" calcext:value-type="float">
            <text:p>373</text:p>
          </table:table-cell>
          <table:table-cell table:style-name="ce130" table:formula="of:=[.$E$6]+360*[.M$8]/[.$C121]" office:value-type="float" office:value="374.55" calcext:value-type="float">
            <text:p>375</text:p>
          </table:table-cell>
          <table:table-cell table:style-name="ce130" table:formula="of:=[.$E$6]+360*[.N$8]/[.$C121]" office:value-type="float" office:value="376.5" calcext:value-type="float">
            <text:p>377</text:p>
          </table:table-cell>
          <table:table-cell table:style-name="ce130" table:formula="of:=[.$E$6]+360*[.O$8]/[.$C121]" office:value-type="float" office:value="378.45" calcext:value-type="float">
            <text:p>378</text:p>
          </table:table-cell>
          <table:table-cell table:style-name="ce130" table:formula="of:=[.$E$6]+360*[.P$8]/[.$C121]" office:value-type="float" office:value="380.4" calcext:value-type="float">
            <text:p>380</text:p>
          </table:table-cell>
          <table:table-cell table:style-name="ce130" table:formula="of:=[.$E$6]+360*[.Q$8]/[.$C121]" office:value-type="float" office:value="382.35" calcext:value-type="float">
            <text:p>382</text:p>
          </table:table-cell>
          <table:table-cell table:style-name="ce130" table:formula="of:=[.$E$6]+360*[.R$8]/[.$C121]" office:value-type="float" office:value="384.3" calcext:value-type="float">
            <text:p>384</text:p>
          </table:table-cell>
          <table:table-cell table:style-name="ce130" table:formula="of:=[.$E$6]+360*[.S$8]/[.$C121]" office:value-type="float" office:value="386.25" calcext:value-type="float">
            <text:p>386</text:p>
          </table:table-cell>
          <table:table-cell table:style-name="ce130" table:formula="of:=[.$E$6]+360*[.T$8]/[.$C121]" office:value-type="float" office:value="388.2" calcext:value-type="float">
            <text:p>388</text:p>
          </table:table-cell>
          <table:table-cell table:style-name="ce130" table:formula="of:=[.$E$6]+360*[.U$8]/[.$C121]" office:value-type="float" office:value="390.15" calcext:value-type="float">
            <text:p>390</text:p>
          </table:table-cell>
          <table:table-cell table:style-name="ce130" table:formula="of:=[.$E$6]+360*[.V$8]/[.$C121]" office:value-type="float" office:value="392.1" calcext:value-type="float">
            <text:p>392</text:p>
          </table:table-cell>
          <table:table-cell table:style-name="ce130" table:formula="of:=[.$E$6]+360*[.W$8]/[.$C121]" office:value-type="float" office:value="394.05" calcext:value-type="float">
            <text:p>394</text:p>
          </table:table-cell>
          <table:table-cell table:style-name="ce130" table:formula="of:=[.$E$6]+360*[.X$8]/[.$C12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22]" office:value-type="float" office:value="8888.88888888889" calcext:value-type="float">
            <text:p>8889</text:p>
          </table:table-cell>
          <table:table-cell table:style-name="ce130" table:formula="of:=[.$E$6]+360*[.D$8]/[.$C122]" office:value-type="float" office:value="357" calcext:value-type="float">
            <text:p>357</text:p>
          </table:table-cell>
          <table:table-cell table:style-name="ce130" table:formula="of:=[.$E$6]+360*[.E$8]/[.$C122]" office:value-type="float" office:value="359.025" calcext:value-type="float">
            <text:p>359</text:p>
          </table:table-cell>
          <table:table-cell table:style-name="ce130" table:formula="of:=[.$E$6]+360*[.F$8]/[.$C122]" office:value-type="float" office:value="361.05" calcext:value-type="float">
            <text:p>361</text:p>
          </table:table-cell>
          <table:table-cell table:style-name="ce130" table:formula="of:=[.$E$6]+360*[.G$8]/[.$C122]" office:value-type="float" office:value="363.075" calcext:value-type="float">
            <text:p>363</text:p>
          </table:table-cell>
          <table:table-cell table:style-name="ce130" table:formula="of:=[.$E$6]+360*[.H$8]/[.$C122]" office:value-type="float" office:value="365.1" calcext:value-type="float">
            <text:p>365</text:p>
          </table:table-cell>
          <table:table-cell table:style-name="ce130" table:formula="of:=[.$E$6]+360*[.I$8]/[.$C122]" office:value-type="float" office:value="367.125" calcext:value-type="float">
            <text:p>367</text:p>
          </table:table-cell>
          <table:table-cell table:style-name="ce130" table:formula="of:=[.$E$6]+360*[.J$8]/[.$C122]" office:value-type="float" office:value="369.15" calcext:value-type="float">
            <text:p>369</text:p>
          </table:table-cell>
          <table:table-cell table:style-name="ce130" table:formula="of:=[.$E$6]+360*[.K$8]/[.$C122]" office:value-type="float" office:value="371.175" calcext:value-type="float">
            <text:p>371</text:p>
          </table:table-cell>
          <table:table-cell table:style-name="ce130" table:formula="of:=[.$E$6]+360*[.L$8]/[.$C122]" office:value-type="float" office:value="373.2" calcext:value-type="float">
            <text:p>373</text:p>
          </table:table-cell>
          <table:table-cell table:style-name="ce130" table:formula="of:=[.$E$6]+360*[.M$8]/[.$C122]" office:value-type="float" office:value="375.225" calcext:value-type="float">
            <text:p>375</text:p>
          </table:table-cell>
          <table:table-cell table:style-name="ce130" table:formula="of:=[.$E$6]+360*[.N$8]/[.$C122]" office:value-type="float" office:value="377.25" calcext:value-type="float">
            <text:p>377</text:p>
          </table:table-cell>
          <table:table-cell table:style-name="ce130" table:formula="of:=[.$E$6]+360*[.O$8]/[.$C122]" office:value-type="float" office:value="379.275" calcext:value-type="float">
            <text:p>379</text:p>
          </table:table-cell>
          <table:table-cell table:style-name="ce130" table:formula="of:=[.$E$6]+360*[.P$8]/[.$C122]" office:value-type="float" office:value="381.3" calcext:value-type="float">
            <text:p>381</text:p>
          </table:table-cell>
          <table:table-cell table:style-name="ce130" table:formula="of:=[.$E$6]+360*[.Q$8]/[.$C122]" office:value-type="float" office:value="383.325" calcext:value-type="float">
            <text:p>383</text:p>
          </table:table-cell>
          <table:table-cell table:style-name="ce130" table:formula="of:=[.$E$6]+360*[.R$8]/[.$C122]" office:value-type="float" office:value="385.35" calcext:value-type="float">
            <text:p>385</text:p>
          </table:table-cell>
          <table:table-cell table:style-name="ce130" table:formula="of:=[.$E$6]+360*[.S$8]/[.$C122]" office:value-type="float" office:value="387.375" calcext:value-type="float">
            <text:p>387</text:p>
          </table:table-cell>
          <table:table-cell table:style-name="ce130" table:formula="of:=[.$E$6]+360*[.T$8]/[.$C122]" office:value-type="float" office:value="389.4" calcext:value-type="float">
            <text:p>389</text:p>
          </table:table-cell>
          <table:table-cell table:style-name="ce130" table:formula="of:=[.$E$6]+360*[.U$8]/[.$C122]" office:value-type="float" office:value="391.425" calcext:value-type="float">
            <text:p>391</text:p>
          </table:table-cell>
          <table:table-cell table:style-name="ce130" table:formula="of:=[.$E$6]+360*[.V$8]/[.$C122]" office:value-type="float" office:value="393.45" calcext:value-type="float">
            <text:p>393</text:p>
          </table:table-cell>
          <table:table-cell table:style-name="ce130" table:formula="of:=[.$E$6]+360*[.W$8]/[.$C122]" office:value-type="float" office:value="395.475" calcext:value-type="float">
            <text:p>395</text:p>
          </table:table-cell>
          <table:table-cell table:style-name="ce130" table:formula="of:=[.$E$6]+360*[.X$8]/[.$C12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23]" office:value-type="float" office:value="8571.42857142857" calcext:value-type="float">
            <text:p>8571</text:p>
          </table:table-cell>
          <table:table-cell table:style-name="ce130" table:formula="of:=[.$E$6]+360*[.D$8]/[.$C123]" office:value-type="float" office:value="357" calcext:value-type="float">
            <text:p>357</text:p>
          </table:table-cell>
          <table:table-cell table:style-name="ce130" table:formula="of:=[.$E$6]+360*[.E$8]/[.$C123]" office:value-type="float" office:value="359.1" calcext:value-type="float">
            <text:p>359</text:p>
          </table:table-cell>
          <table:table-cell table:style-name="ce130" table:formula="of:=[.$E$6]+360*[.F$8]/[.$C123]" office:value-type="float" office:value="361.2" calcext:value-type="float">
            <text:p>361</text:p>
          </table:table-cell>
          <table:table-cell table:style-name="ce130" table:formula="of:=[.$E$6]+360*[.G$8]/[.$C123]" office:value-type="float" office:value="363.3" calcext:value-type="float">
            <text:p>363</text:p>
          </table:table-cell>
          <table:table-cell table:style-name="ce130" table:formula="of:=[.$E$6]+360*[.H$8]/[.$C123]" office:value-type="float" office:value="365.4" calcext:value-type="float">
            <text:p>365</text:p>
          </table:table-cell>
          <table:table-cell table:style-name="ce130" table:formula="of:=[.$E$6]+360*[.I$8]/[.$C123]" office:value-type="float" office:value="367.5" calcext:value-type="float">
            <text:p>368</text:p>
          </table:table-cell>
          <table:table-cell table:style-name="ce130" table:formula="of:=[.$E$6]+360*[.J$8]/[.$C123]" office:value-type="float" office:value="369.6" calcext:value-type="float">
            <text:p>370</text:p>
          </table:table-cell>
          <table:table-cell table:style-name="ce130" table:formula="of:=[.$E$6]+360*[.K$8]/[.$C123]" office:value-type="float" office:value="371.7" calcext:value-type="float">
            <text:p>372</text:p>
          </table:table-cell>
          <table:table-cell table:style-name="ce130" table:formula="of:=[.$E$6]+360*[.L$8]/[.$C123]" office:value-type="float" office:value="373.8" calcext:value-type="float">
            <text:p>374</text:p>
          </table:table-cell>
          <table:table-cell table:style-name="ce130" table:formula="of:=[.$E$6]+360*[.M$8]/[.$C123]" office:value-type="float" office:value="375.9" calcext:value-type="float">
            <text:p>376</text:p>
          </table:table-cell>
          <table:table-cell table:style-name="ce130" table:formula="of:=[.$E$6]+360*[.N$8]/[.$C123]" office:value-type="float" office:value="378" calcext:value-type="float">
            <text:p>378</text:p>
          </table:table-cell>
          <table:table-cell table:style-name="ce130" table:formula="of:=[.$E$6]+360*[.O$8]/[.$C123]" office:value-type="float" office:value="380.1" calcext:value-type="float">
            <text:p>380</text:p>
          </table:table-cell>
          <table:table-cell table:style-name="ce130" table:formula="of:=[.$E$6]+360*[.P$8]/[.$C123]" office:value-type="float" office:value="382.2" calcext:value-type="float">
            <text:p>382</text:p>
          </table:table-cell>
          <table:table-cell table:style-name="ce130" table:formula="of:=[.$E$6]+360*[.Q$8]/[.$C123]" office:value-type="float" office:value="384.3" calcext:value-type="float">
            <text:p>384</text:p>
          </table:table-cell>
          <table:table-cell table:style-name="ce130" table:formula="of:=[.$E$6]+360*[.R$8]/[.$C123]" office:value-type="float" office:value="386.4" calcext:value-type="float">
            <text:p>386</text:p>
          </table:table-cell>
          <table:table-cell table:style-name="ce130" table:formula="of:=[.$E$6]+360*[.S$8]/[.$C123]" office:value-type="float" office:value="388.5" calcext:value-type="float">
            <text:p>389</text:p>
          </table:table-cell>
          <table:table-cell table:style-name="ce130" table:formula="of:=[.$E$6]+360*[.T$8]/[.$C123]" office:value-type="float" office:value="390.6" calcext:value-type="float">
            <text:p>391</text:p>
          </table:table-cell>
          <table:table-cell table:style-name="ce130" table:formula="of:=[.$E$6]+360*[.U$8]/[.$C123]" office:value-type="float" office:value="392.7" calcext:value-type="float">
            <text:p>393</text:p>
          </table:table-cell>
          <table:table-cell table:style-name="ce130" table:formula="of:=[.$E$6]+360*[.V$8]/[.$C123]" office:value-type="float" office:value="394.8" calcext:value-type="float">
            <text:p>395</text:p>
          </table:table-cell>
          <table:table-cell table:style-name="ce130" table:formula="of:=[.$E$6]+360*[.W$8]/[.$C123]" office:value-type="float" office:value="396.9" calcext:value-type="float">
            <text:p>397</text:p>
          </table:table-cell>
          <table:table-cell table:style-name="ce130" table:formula="of:=[.$E$6]+360*[.X$8]/[.$C12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24]" office:value-type="float" office:value="8275.86206896552" calcext:value-type="float">
            <text:p>8276</text:p>
          </table:table-cell>
          <table:table-cell table:style-name="ce130" table:formula="of:=[.$E$6]+360*[.D$8]/[.$C124]" office:value-type="float" office:value="357" calcext:value-type="float">
            <text:p>357</text:p>
          </table:table-cell>
          <table:table-cell table:style-name="ce130" table:formula="of:=[.$E$6]+360*[.E$8]/[.$C124]" office:value-type="float" office:value="359.175" calcext:value-type="float">
            <text:p>359</text:p>
          </table:table-cell>
          <table:table-cell table:style-name="ce130" table:formula="of:=[.$E$6]+360*[.F$8]/[.$C124]" office:value-type="float" office:value="361.35" calcext:value-type="float">
            <text:p>361</text:p>
          </table:table-cell>
          <table:table-cell table:style-name="ce130" table:formula="of:=[.$E$6]+360*[.G$8]/[.$C124]" office:value-type="float" office:value="363.525" calcext:value-type="float">
            <text:p>364</text:p>
          </table:table-cell>
          <table:table-cell table:style-name="ce130" table:formula="of:=[.$E$6]+360*[.H$8]/[.$C124]" office:value-type="float" office:value="365.7" calcext:value-type="float">
            <text:p>366</text:p>
          </table:table-cell>
          <table:table-cell table:style-name="ce130" table:formula="of:=[.$E$6]+360*[.I$8]/[.$C124]" office:value-type="float" office:value="367.875" calcext:value-type="float">
            <text:p>368</text:p>
          </table:table-cell>
          <table:table-cell table:style-name="ce130" table:formula="of:=[.$E$6]+360*[.J$8]/[.$C124]" office:value-type="float" office:value="370.05" calcext:value-type="float">
            <text:p>370</text:p>
          </table:table-cell>
          <table:table-cell table:style-name="ce130" table:formula="of:=[.$E$6]+360*[.K$8]/[.$C124]" office:value-type="float" office:value="372.225" calcext:value-type="float">
            <text:p>372</text:p>
          </table:table-cell>
          <table:table-cell table:style-name="ce130" table:formula="of:=[.$E$6]+360*[.L$8]/[.$C124]" office:value-type="float" office:value="374.4" calcext:value-type="float">
            <text:p>374</text:p>
          </table:table-cell>
          <table:table-cell table:style-name="ce130" table:formula="of:=[.$E$6]+360*[.M$8]/[.$C124]" office:value-type="float" office:value="376.575" calcext:value-type="float">
            <text:p>377</text:p>
          </table:table-cell>
          <table:table-cell table:style-name="ce130" table:formula="of:=[.$E$6]+360*[.N$8]/[.$C124]" office:value-type="float" office:value="378.75" calcext:value-type="float">
            <text:p>379</text:p>
          </table:table-cell>
          <table:table-cell table:style-name="ce130" table:formula="of:=[.$E$6]+360*[.O$8]/[.$C124]" office:value-type="float" office:value="380.925" calcext:value-type="float">
            <text:p>381</text:p>
          </table:table-cell>
          <table:table-cell table:style-name="ce130" table:formula="of:=[.$E$6]+360*[.P$8]/[.$C124]" office:value-type="float" office:value="383.1" calcext:value-type="float">
            <text:p>383</text:p>
          </table:table-cell>
          <table:table-cell table:style-name="ce130" table:formula="of:=[.$E$6]+360*[.Q$8]/[.$C124]" office:value-type="float" office:value="385.275" calcext:value-type="float">
            <text:p>385</text:p>
          </table:table-cell>
          <table:table-cell table:style-name="ce130" table:formula="of:=[.$E$6]+360*[.R$8]/[.$C124]" office:value-type="float" office:value="387.45" calcext:value-type="float">
            <text:p>387</text:p>
          </table:table-cell>
          <table:table-cell table:style-name="ce130" table:formula="of:=[.$E$6]+360*[.S$8]/[.$C124]" office:value-type="float" office:value="389.625" calcext:value-type="float">
            <text:p>390</text:p>
          </table:table-cell>
          <table:table-cell table:style-name="ce130" table:formula="of:=[.$E$6]+360*[.T$8]/[.$C124]" office:value-type="float" office:value="391.8" calcext:value-type="float">
            <text:p>392</text:p>
          </table:table-cell>
          <table:table-cell table:style-name="ce130" table:formula="of:=[.$E$6]+360*[.U$8]/[.$C124]" office:value-type="float" office:value="393.975" calcext:value-type="float">
            <text:p>394</text:p>
          </table:table-cell>
          <table:table-cell table:style-name="ce130" table:formula="of:=[.$E$6]+360*[.V$8]/[.$C124]" office:value-type="float" office:value="396.15" calcext:value-type="float">
            <text:p>396</text:p>
          </table:table-cell>
          <table:table-cell table:style-name="ce130" table:formula="of:=[.$E$6]+360*[.W$8]/[.$C124]" office:value-type="float" office:value="398.325" calcext:value-type="float">
            <text:p>398</text:p>
          </table:table-cell>
          <table:table-cell table:style-name="ce130" table:formula="of:=[.$E$6]+360*[.X$8]/[.$C12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25]" office:value-type="float" office:value="8000" calcext:value-type="float">
            <text:p>8000</text:p>
          </table:table-cell>
          <table:table-cell table:style-name="ce130" table:formula="of:=[.$E$6]+360*[.D$8]/[.$C125]" office:value-type="float" office:value="357" calcext:value-type="float">
            <text:p>357</text:p>
          </table:table-cell>
          <table:table-cell table:style-name="ce130" table:formula="of:=[.$E$6]+360*[.E$8]/[.$C125]" office:value-type="float" office:value="359.25" calcext:value-type="float">
            <text:p>359</text:p>
          </table:table-cell>
          <table:table-cell table:style-name="ce130" table:formula="of:=[.$E$6]+360*[.F$8]/[.$C125]" office:value-type="float" office:value="361.5" calcext:value-type="float">
            <text:p>362</text:p>
          </table:table-cell>
          <table:table-cell table:style-name="ce130" table:formula="of:=[.$E$6]+360*[.G$8]/[.$C125]" office:value-type="float" office:value="363.75" calcext:value-type="float">
            <text:p>364</text:p>
          </table:table-cell>
          <table:table-cell table:style-name="ce130" table:formula="of:=[.$E$6]+360*[.H$8]/[.$C125]" office:value-type="float" office:value="366" calcext:value-type="float">
            <text:p>366</text:p>
          </table:table-cell>
          <table:table-cell table:style-name="ce130" table:formula="of:=[.$E$6]+360*[.I$8]/[.$C125]" office:value-type="float" office:value="368.25" calcext:value-type="float">
            <text:p>368</text:p>
          </table:table-cell>
          <table:table-cell table:style-name="ce130" table:formula="of:=[.$E$6]+360*[.J$8]/[.$C125]" office:value-type="float" office:value="370.5" calcext:value-type="float">
            <text:p>371</text:p>
          </table:table-cell>
          <table:table-cell table:style-name="ce130" table:formula="of:=[.$E$6]+360*[.K$8]/[.$C125]" office:value-type="float" office:value="372.75" calcext:value-type="float">
            <text:p>373</text:p>
          </table:table-cell>
          <table:table-cell table:style-name="ce130" table:formula="of:=[.$E$6]+360*[.L$8]/[.$C125]" office:value-type="float" office:value="375" calcext:value-type="float">
            <text:p>375</text:p>
          </table:table-cell>
          <table:table-cell table:style-name="ce130" table:formula="of:=[.$E$6]+360*[.M$8]/[.$C125]" office:value-type="float" office:value="377.25" calcext:value-type="float">
            <text:p>377</text:p>
          </table:table-cell>
          <table:table-cell table:style-name="ce130" table:formula="of:=[.$E$6]+360*[.N$8]/[.$C125]" office:value-type="float" office:value="379.5" calcext:value-type="float">
            <text:p>380</text:p>
          </table:table-cell>
          <table:table-cell table:style-name="ce130" table:formula="of:=[.$E$6]+360*[.O$8]/[.$C125]" office:value-type="float" office:value="381.75" calcext:value-type="float">
            <text:p>382</text:p>
          </table:table-cell>
          <table:table-cell table:style-name="ce130" table:formula="of:=[.$E$6]+360*[.P$8]/[.$C125]" office:value-type="float" office:value="384" calcext:value-type="float">
            <text:p>384</text:p>
          </table:table-cell>
          <table:table-cell table:style-name="ce130" table:formula="of:=[.$E$6]+360*[.Q$8]/[.$C125]" office:value-type="float" office:value="386.25" calcext:value-type="float">
            <text:p>386</text:p>
          </table:table-cell>
          <table:table-cell table:style-name="ce130" table:formula="of:=[.$E$6]+360*[.R$8]/[.$C125]" office:value-type="float" office:value="388.5" calcext:value-type="float">
            <text:p>389</text:p>
          </table:table-cell>
          <table:table-cell table:style-name="ce130" table:formula="of:=[.$E$6]+360*[.S$8]/[.$C125]" office:value-type="float" office:value="390.75" calcext:value-type="float">
            <text:p>391</text:p>
          </table:table-cell>
          <table:table-cell table:style-name="ce130" table:formula="of:=[.$E$6]+360*[.T$8]/[.$C125]" office:value-type="float" office:value="393" calcext:value-type="float">
            <text:p>393</text:p>
          </table:table-cell>
          <table:table-cell table:style-name="ce130" table:formula="of:=[.$E$6]+360*[.U$8]/[.$C125]" office:value-type="float" office:value="395.25" calcext:value-type="float">
            <text:p>395</text:p>
          </table:table-cell>
          <table:table-cell table:style-name="ce130" table:formula="of:=[.$E$6]+360*[.V$8]/[.$C125]" office:value-type="float" office:value="397.5" calcext:value-type="float">
            <text:p>398</text:p>
          </table:table-cell>
          <table:table-cell table:style-name="ce130" table:formula="of:=[.$E$6]+360*[.W$8]/[.$C125]" office:value-type="float" office:value="399.75" calcext:value-type="float">
            <text:p>400</text:p>
          </table:table-cell>
          <table:table-cell table:style-name="ce130" table:formula="of:=[.$E$6]+360*[.X$8]/[.$C12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26]" office:value-type="float" office:value="7741.93548387097" calcext:value-type="float">
            <text:p>7742</text:p>
          </table:table-cell>
          <table:table-cell table:style-name="ce130" table:formula="of:=[.$E$6]+360*[.D$8]/[.$C126]" office:value-type="float" office:value="357" calcext:value-type="float">
            <text:p>357</text:p>
          </table:table-cell>
          <table:table-cell table:style-name="ce130" table:formula="of:=[.$E$6]+360*[.E$8]/[.$C126]" office:value-type="float" office:value="359.325" calcext:value-type="float">
            <text:p>359</text:p>
          </table:table-cell>
          <table:table-cell table:style-name="ce130" table:formula="of:=[.$E$6]+360*[.F$8]/[.$C126]" office:value-type="float" office:value="361.65" calcext:value-type="float">
            <text:p>362</text:p>
          </table:table-cell>
          <table:table-cell table:style-name="ce130" table:formula="of:=[.$E$6]+360*[.G$8]/[.$C126]" office:value-type="float" office:value="363.975" calcext:value-type="float">
            <text:p>364</text:p>
          </table:table-cell>
          <table:table-cell table:style-name="ce130" table:formula="of:=[.$E$6]+360*[.H$8]/[.$C126]" office:value-type="float" office:value="366.3" calcext:value-type="float">
            <text:p>366</text:p>
          </table:table-cell>
          <table:table-cell table:style-name="ce130" table:formula="of:=[.$E$6]+360*[.I$8]/[.$C126]" office:value-type="float" office:value="368.625" calcext:value-type="float">
            <text:p>369</text:p>
          </table:table-cell>
          <table:table-cell table:style-name="ce130" table:formula="of:=[.$E$6]+360*[.J$8]/[.$C126]" office:value-type="float" office:value="370.95" calcext:value-type="float">
            <text:p>371</text:p>
          </table:table-cell>
          <table:table-cell table:style-name="ce130" table:formula="of:=[.$E$6]+360*[.K$8]/[.$C126]" office:value-type="float" office:value="373.275" calcext:value-type="float">
            <text:p>373</text:p>
          </table:table-cell>
          <table:table-cell table:style-name="ce130" table:formula="of:=[.$E$6]+360*[.L$8]/[.$C126]" office:value-type="float" office:value="375.6" calcext:value-type="float">
            <text:p>376</text:p>
          </table:table-cell>
          <table:table-cell table:style-name="ce130" table:formula="of:=[.$E$6]+360*[.M$8]/[.$C126]" office:value-type="float" office:value="377.925" calcext:value-type="float">
            <text:p>378</text:p>
          </table:table-cell>
          <table:table-cell table:style-name="ce130" table:formula="of:=[.$E$6]+360*[.N$8]/[.$C126]" office:value-type="float" office:value="380.25" calcext:value-type="float">
            <text:p>380</text:p>
          </table:table-cell>
          <table:table-cell table:style-name="ce130" table:formula="of:=[.$E$6]+360*[.O$8]/[.$C126]" office:value-type="float" office:value="382.575" calcext:value-type="float">
            <text:p>383</text:p>
          </table:table-cell>
          <table:table-cell table:style-name="ce130" table:formula="of:=[.$E$6]+360*[.P$8]/[.$C126]" office:value-type="float" office:value="384.9" calcext:value-type="float">
            <text:p>385</text:p>
          </table:table-cell>
          <table:table-cell table:style-name="ce130" table:formula="of:=[.$E$6]+360*[.Q$8]/[.$C126]" office:value-type="float" office:value="387.225" calcext:value-type="float">
            <text:p>387</text:p>
          </table:table-cell>
          <table:table-cell table:style-name="ce130" table:formula="of:=[.$E$6]+360*[.R$8]/[.$C126]" office:value-type="float" office:value="389.55" calcext:value-type="float">
            <text:p>390</text:p>
          </table:table-cell>
          <table:table-cell table:style-name="ce130" table:formula="of:=[.$E$6]+360*[.S$8]/[.$C126]" office:value-type="float" office:value="391.875" calcext:value-type="float">
            <text:p>392</text:p>
          </table:table-cell>
          <table:table-cell table:style-name="ce130" table:formula="of:=[.$E$6]+360*[.T$8]/[.$C126]" office:value-type="float" office:value="394.2" calcext:value-type="float">
            <text:p>394</text:p>
          </table:table-cell>
          <table:table-cell table:style-name="ce130" table:formula="of:=[.$E$6]+360*[.U$8]/[.$C126]" office:value-type="float" office:value="396.525" calcext:value-type="float">
            <text:p>397</text:p>
          </table:table-cell>
          <table:table-cell table:style-name="ce130" table:formula="of:=[.$E$6]+360*[.V$8]/[.$C126]" office:value-type="float" office:value="398.85" calcext:value-type="float">
            <text:p>399</text:p>
          </table:table-cell>
          <table:table-cell table:style-name="ce130" table:formula="of:=[.$E$6]+360*[.W$8]/[.$C126]" office:value-type="float" office:value="401.175" calcext:value-type="float">
            <text:p>401</text:p>
          </table:table-cell>
          <table:table-cell table:style-name="ce130" table:formula="of:=[.$E$6]+360*[.X$8]/[.$C12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27]" office:value-type="float" office:value="7500" calcext:value-type="float">
            <text:p>7500</text:p>
          </table:table-cell>
          <table:table-cell table:style-name="ce130" table:formula="of:=[.$E$6]+360*[.D$8]/[.$C127]" office:value-type="float" office:value="357" calcext:value-type="float">
            <text:p>357</text:p>
          </table:table-cell>
          <table:table-cell table:style-name="ce130" table:formula="of:=[.$E$6]+360*[.E$8]/[.$C127]" office:value-type="float" office:value="359.4" calcext:value-type="float">
            <text:p>359</text:p>
          </table:table-cell>
          <table:table-cell table:style-name="ce130" table:formula="of:=[.$E$6]+360*[.F$8]/[.$C127]" office:value-type="float" office:value="361.8" calcext:value-type="float">
            <text:p>362</text:p>
          </table:table-cell>
          <table:table-cell table:style-name="ce130" table:formula="of:=[.$E$6]+360*[.G$8]/[.$C127]" office:value-type="float" office:value="364.2" calcext:value-type="float">
            <text:p>364</text:p>
          </table:table-cell>
          <table:table-cell table:style-name="ce130" table:formula="of:=[.$E$6]+360*[.H$8]/[.$C127]" office:value-type="float" office:value="366.6" calcext:value-type="float">
            <text:p>367</text:p>
          </table:table-cell>
          <table:table-cell table:style-name="ce130" table:formula="of:=[.$E$6]+360*[.I$8]/[.$C127]" office:value-type="float" office:value="369" calcext:value-type="float">
            <text:p>369</text:p>
          </table:table-cell>
          <table:table-cell table:style-name="ce130" table:formula="of:=[.$E$6]+360*[.J$8]/[.$C127]" office:value-type="float" office:value="371.4" calcext:value-type="float">
            <text:p>371</text:p>
          </table:table-cell>
          <table:table-cell table:style-name="ce130" table:formula="of:=[.$E$6]+360*[.K$8]/[.$C127]" office:value-type="float" office:value="373.8" calcext:value-type="float">
            <text:p>374</text:p>
          </table:table-cell>
          <table:table-cell table:style-name="ce130" table:formula="of:=[.$E$6]+360*[.L$8]/[.$C127]" office:value-type="float" office:value="376.2" calcext:value-type="float">
            <text:p>376</text:p>
          </table:table-cell>
          <table:table-cell table:style-name="ce130" table:formula="of:=[.$E$6]+360*[.M$8]/[.$C127]" office:value-type="float" office:value="378.6" calcext:value-type="float">
            <text:p>379</text:p>
          </table:table-cell>
          <table:table-cell table:style-name="ce130" table:formula="of:=[.$E$6]+360*[.N$8]/[.$C127]" office:value-type="float" office:value="381" calcext:value-type="float">
            <text:p>381</text:p>
          </table:table-cell>
          <table:table-cell table:style-name="ce130" table:formula="of:=[.$E$6]+360*[.O$8]/[.$C127]" office:value-type="float" office:value="383.4" calcext:value-type="float">
            <text:p>383</text:p>
          </table:table-cell>
          <table:table-cell table:style-name="ce130" table:formula="of:=[.$E$6]+360*[.P$8]/[.$C127]" office:value-type="float" office:value="385.8" calcext:value-type="float">
            <text:p>386</text:p>
          </table:table-cell>
          <table:table-cell table:style-name="ce130" table:formula="of:=[.$E$6]+360*[.Q$8]/[.$C127]" office:value-type="float" office:value="388.2" calcext:value-type="float">
            <text:p>388</text:p>
          </table:table-cell>
          <table:table-cell table:style-name="ce130" table:formula="of:=[.$E$6]+360*[.R$8]/[.$C127]" office:value-type="float" office:value="390.6" calcext:value-type="float">
            <text:p>391</text:p>
          </table:table-cell>
          <table:table-cell table:style-name="ce130" table:formula="of:=[.$E$6]+360*[.S$8]/[.$C127]" office:value-type="float" office:value="393" calcext:value-type="float">
            <text:p>393</text:p>
          </table:table-cell>
          <table:table-cell table:style-name="ce130" table:formula="of:=[.$E$6]+360*[.T$8]/[.$C127]" office:value-type="float" office:value="395.4" calcext:value-type="float">
            <text:p>395</text:p>
          </table:table-cell>
          <table:table-cell table:style-name="ce130" table:formula="of:=[.$E$6]+360*[.U$8]/[.$C127]" office:value-type="float" office:value="397.8" calcext:value-type="float">
            <text:p>398</text:p>
          </table:table-cell>
          <table:table-cell table:style-name="ce130" table:formula="of:=[.$E$6]+360*[.V$8]/[.$C127]" office:value-type="float" office:value="400.2" calcext:value-type="float">
            <text:p>400</text:p>
          </table:table-cell>
          <table:table-cell table:style-name="ce130" table:formula="of:=[.$E$6]+360*[.W$8]/[.$C127]" office:value-type="float" office:value="402.6" calcext:value-type="float">
            <text:p>403</text:p>
          </table:table-cell>
          <table:table-cell table:style-name="ce130" table:formula="of:=[.$E$6]+360*[.X$8]/[.$C12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28]" office:value-type="float" office:value="7272.72727272727" calcext:value-type="float">
            <text:p>7273</text:p>
          </table:table-cell>
          <table:table-cell table:style-name="ce130" table:formula="of:=[.$E$6]+360*[.D$8]/[.$C128]" office:value-type="float" office:value="357" calcext:value-type="float">
            <text:p>357</text:p>
          </table:table-cell>
          <table:table-cell table:style-name="ce130" table:formula="of:=[.$E$6]+360*[.E$8]/[.$C128]" office:value-type="float" office:value="359.475" calcext:value-type="float">
            <text:p>359</text:p>
          </table:table-cell>
          <table:table-cell table:style-name="ce130" table:formula="of:=[.$E$6]+360*[.F$8]/[.$C128]" office:value-type="float" office:value="361.95" calcext:value-type="float">
            <text:p>362</text:p>
          </table:table-cell>
          <table:table-cell table:style-name="ce130" table:formula="of:=[.$E$6]+360*[.G$8]/[.$C128]" office:value-type="float" office:value="364.425" calcext:value-type="float">
            <text:p>364</text:p>
          </table:table-cell>
          <table:table-cell table:style-name="ce130" table:formula="of:=[.$E$6]+360*[.H$8]/[.$C128]" office:value-type="float" office:value="366.9" calcext:value-type="float">
            <text:p>367</text:p>
          </table:table-cell>
          <table:table-cell table:style-name="ce130" table:formula="of:=[.$E$6]+360*[.I$8]/[.$C128]" office:value-type="float" office:value="369.375" calcext:value-type="float">
            <text:p>369</text:p>
          </table:table-cell>
          <table:table-cell table:style-name="ce130" table:formula="of:=[.$E$6]+360*[.J$8]/[.$C128]" office:value-type="float" office:value="371.85" calcext:value-type="float">
            <text:p>372</text:p>
          </table:table-cell>
          <table:table-cell table:style-name="ce130" table:formula="of:=[.$E$6]+360*[.K$8]/[.$C128]" office:value-type="float" office:value="374.325" calcext:value-type="float">
            <text:p>374</text:p>
          </table:table-cell>
          <table:table-cell table:style-name="ce130" table:formula="of:=[.$E$6]+360*[.L$8]/[.$C128]" office:value-type="float" office:value="376.8" calcext:value-type="float">
            <text:p>377</text:p>
          </table:table-cell>
          <table:table-cell table:style-name="ce130" table:formula="of:=[.$E$6]+360*[.M$8]/[.$C128]" office:value-type="float" office:value="379.275" calcext:value-type="float">
            <text:p>379</text:p>
          </table:table-cell>
          <table:table-cell table:style-name="ce130" table:formula="of:=[.$E$6]+360*[.N$8]/[.$C128]" office:value-type="float" office:value="381.75" calcext:value-type="float">
            <text:p>382</text:p>
          </table:table-cell>
          <table:table-cell table:style-name="ce130" table:formula="of:=[.$E$6]+360*[.O$8]/[.$C128]" office:value-type="float" office:value="384.225" calcext:value-type="float">
            <text:p>384</text:p>
          </table:table-cell>
          <table:table-cell table:style-name="ce130" table:formula="of:=[.$E$6]+360*[.P$8]/[.$C128]" office:value-type="float" office:value="386.7" calcext:value-type="float">
            <text:p>387</text:p>
          </table:table-cell>
          <table:table-cell table:style-name="ce130" table:formula="of:=[.$E$6]+360*[.Q$8]/[.$C128]" office:value-type="float" office:value="389.175" calcext:value-type="float">
            <text:p>389</text:p>
          </table:table-cell>
          <table:table-cell table:style-name="ce130" table:formula="of:=[.$E$6]+360*[.R$8]/[.$C128]" office:value-type="float" office:value="391.65" calcext:value-type="float">
            <text:p>392</text:p>
          </table:table-cell>
          <table:table-cell table:style-name="ce130" table:formula="of:=[.$E$6]+360*[.S$8]/[.$C128]" office:value-type="float" office:value="394.125" calcext:value-type="float">
            <text:p>394</text:p>
          </table:table-cell>
          <table:table-cell table:style-name="ce130" table:formula="of:=[.$E$6]+360*[.T$8]/[.$C128]" office:value-type="float" office:value="396.6" calcext:value-type="float">
            <text:p>397</text:p>
          </table:table-cell>
          <table:table-cell table:style-name="ce130" table:formula="of:=[.$E$6]+360*[.U$8]/[.$C128]" office:value-type="float" office:value="399.075" calcext:value-type="float">
            <text:p>399</text:p>
          </table:table-cell>
          <table:table-cell table:style-name="ce130" table:formula="of:=[.$E$6]+360*[.V$8]/[.$C128]" office:value-type="float" office:value="401.55" calcext:value-type="float">
            <text:p>402</text:p>
          </table:table-cell>
          <table:table-cell table:style-name="ce130" table:formula="of:=[.$E$6]+360*[.W$8]/[.$C128]" office:value-type="float" office:value="404.025" calcext:value-type="float">
            <text:p>404</text:p>
          </table:table-cell>
          <table:table-cell table:style-name="ce130" table:formula="of:=[.$E$6]+360*[.X$8]/[.$C12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29]" office:value-type="float" office:value="7058.82352941176" calcext:value-type="float">
            <text:p>7059</text:p>
          </table:table-cell>
          <table:table-cell table:style-name="ce130" table:formula="of:=[.$E$6]+360*[.D$8]/[.$C129]" office:value-type="float" office:value="357" calcext:value-type="float">
            <text:p>357</text:p>
          </table:table-cell>
          <table:table-cell table:style-name="ce130" table:formula="of:=[.$E$6]+360*[.E$8]/[.$C129]" office:value-type="float" office:value="359.55" calcext:value-type="float">
            <text:p>360</text:p>
          </table:table-cell>
          <table:table-cell table:style-name="ce130" table:formula="of:=[.$E$6]+360*[.F$8]/[.$C129]" office:value-type="float" office:value="362.1" calcext:value-type="float">
            <text:p>362</text:p>
          </table:table-cell>
          <table:table-cell table:style-name="ce130" table:formula="of:=[.$E$6]+360*[.G$8]/[.$C129]" office:value-type="float" office:value="364.65" calcext:value-type="float">
            <text:p>365</text:p>
          </table:table-cell>
          <table:table-cell table:style-name="ce130" table:formula="of:=[.$E$6]+360*[.H$8]/[.$C129]" office:value-type="float" office:value="367.2" calcext:value-type="float">
            <text:p>367</text:p>
          </table:table-cell>
          <table:table-cell table:style-name="ce130" table:formula="of:=[.$E$6]+360*[.I$8]/[.$C129]" office:value-type="float" office:value="369.75" calcext:value-type="float">
            <text:p>370</text:p>
          </table:table-cell>
          <table:table-cell table:style-name="ce130" table:formula="of:=[.$E$6]+360*[.J$8]/[.$C129]" office:value-type="float" office:value="372.3" calcext:value-type="float">
            <text:p>372</text:p>
          </table:table-cell>
          <table:table-cell table:style-name="ce130" table:formula="of:=[.$E$6]+360*[.K$8]/[.$C129]" office:value-type="float" office:value="374.85" calcext:value-type="float">
            <text:p>375</text:p>
          </table:table-cell>
          <table:table-cell table:style-name="ce130" table:formula="of:=[.$E$6]+360*[.L$8]/[.$C129]" office:value-type="float" office:value="377.4" calcext:value-type="float">
            <text:p>377</text:p>
          </table:table-cell>
          <table:table-cell table:style-name="ce130" table:formula="of:=[.$E$6]+360*[.M$8]/[.$C129]" office:value-type="float" office:value="379.95" calcext:value-type="float">
            <text:p>380</text:p>
          </table:table-cell>
          <table:table-cell table:style-name="ce130" table:formula="of:=[.$E$6]+360*[.N$8]/[.$C129]" office:value-type="float" office:value="382.5" calcext:value-type="float">
            <text:p>383</text:p>
          </table:table-cell>
          <table:table-cell table:style-name="ce130" table:formula="of:=[.$E$6]+360*[.O$8]/[.$C129]" office:value-type="float" office:value="385.05" calcext:value-type="float">
            <text:p>385</text:p>
          </table:table-cell>
          <table:table-cell table:style-name="ce130" table:formula="of:=[.$E$6]+360*[.P$8]/[.$C129]" office:value-type="float" office:value="387.6" calcext:value-type="float">
            <text:p>388</text:p>
          </table:table-cell>
          <table:table-cell table:style-name="ce130" table:formula="of:=[.$E$6]+360*[.Q$8]/[.$C129]" office:value-type="float" office:value="390.15" calcext:value-type="float">
            <text:p>390</text:p>
          </table:table-cell>
          <table:table-cell table:style-name="ce130" table:formula="of:=[.$E$6]+360*[.R$8]/[.$C129]" office:value-type="float" office:value="392.7" calcext:value-type="float">
            <text:p>393</text:p>
          </table:table-cell>
          <table:table-cell table:style-name="ce130" table:formula="of:=[.$E$6]+360*[.S$8]/[.$C129]" office:value-type="float" office:value="395.25" calcext:value-type="float">
            <text:p>395</text:p>
          </table:table-cell>
          <table:table-cell table:style-name="ce130" table:formula="of:=[.$E$6]+360*[.T$8]/[.$C129]" office:value-type="float" office:value="397.8" calcext:value-type="float">
            <text:p>398</text:p>
          </table:table-cell>
          <table:table-cell table:style-name="ce130" table:formula="of:=[.$E$6]+360*[.U$8]/[.$C129]" office:value-type="float" office:value="400.35" calcext:value-type="float">
            <text:p>400</text:p>
          </table:table-cell>
          <table:table-cell table:style-name="ce130" table:formula="of:=[.$E$6]+360*[.V$8]/[.$C129]" office:value-type="float" office:value="402.9" calcext:value-type="float">
            <text:p>403</text:p>
          </table:table-cell>
          <table:table-cell table:style-name="ce130" table:formula="of:=[.$E$6]+360*[.W$8]/[.$C129]" office:value-type="float" office:value="405.45" calcext:value-type="float">
            <text:p>405</text:p>
          </table:table-cell>
          <table:table-cell table:style-name="ce130" table:formula="of:=[.$E$6]+360*[.X$8]/[.$C12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30]" office:value-type="float" office:value="6857.14285714286" calcext:value-type="float">
            <text:p>6857</text:p>
          </table:table-cell>
          <table:table-cell table:style-name="ce130" table:formula="of:=[.$E$6]+360*[.D$8]/[.$C130]" office:value-type="float" office:value="357" calcext:value-type="float">
            <text:p>357</text:p>
          </table:table-cell>
          <table:table-cell table:style-name="ce130" table:formula="of:=[.$E$6]+360*[.E$8]/[.$C130]" office:value-type="float" office:value="359.625" calcext:value-type="float">
            <text:p>360</text:p>
          </table:table-cell>
          <table:table-cell table:style-name="ce130" table:formula="of:=[.$E$6]+360*[.F$8]/[.$C130]" office:value-type="float" office:value="362.25" calcext:value-type="float">
            <text:p>362</text:p>
          </table:table-cell>
          <table:table-cell table:style-name="ce130" table:formula="of:=[.$E$6]+360*[.G$8]/[.$C130]" office:value-type="float" office:value="364.875" calcext:value-type="float">
            <text:p>365</text:p>
          </table:table-cell>
          <table:table-cell table:style-name="ce130" table:formula="of:=[.$E$6]+360*[.H$8]/[.$C130]" office:value-type="float" office:value="367.5" calcext:value-type="float">
            <text:p>368</text:p>
          </table:table-cell>
          <table:table-cell table:style-name="ce130" table:formula="of:=[.$E$6]+360*[.I$8]/[.$C130]" office:value-type="float" office:value="370.125" calcext:value-type="float">
            <text:p>370</text:p>
          </table:table-cell>
          <table:table-cell table:style-name="ce130" table:formula="of:=[.$E$6]+360*[.J$8]/[.$C130]" office:value-type="float" office:value="372.75" calcext:value-type="float">
            <text:p>373</text:p>
          </table:table-cell>
          <table:table-cell table:style-name="ce130" table:formula="of:=[.$E$6]+360*[.K$8]/[.$C130]" office:value-type="float" office:value="375.375" calcext:value-type="float">
            <text:p>375</text:p>
          </table:table-cell>
          <table:table-cell table:style-name="ce130" table:formula="of:=[.$E$6]+360*[.L$8]/[.$C130]" office:value-type="float" office:value="378" calcext:value-type="float">
            <text:p>378</text:p>
          </table:table-cell>
          <table:table-cell table:style-name="ce130" table:formula="of:=[.$E$6]+360*[.M$8]/[.$C130]" office:value-type="float" office:value="380.625" calcext:value-type="float">
            <text:p>381</text:p>
          </table:table-cell>
          <table:table-cell table:style-name="ce130" table:formula="of:=[.$E$6]+360*[.N$8]/[.$C130]" office:value-type="float" office:value="383.25" calcext:value-type="float">
            <text:p>383</text:p>
          </table:table-cell>
          <table:table-cell table:style-name="ce130" table:formula="of:=[.$E$6]+360*[.O$8]/[.$C130]" office:value-type="float" office:value="385.875" calcext:value-type="float">
            <text:p>386</text:p>
          </table:table-cell>
          <table:table-cell table:style-name="ce130" table:formula="of:=[.$E$6]+360*[.P$8]/[.$C130]" office:value-type="float" office:value="388.5" calcext:value-type="float">
            <text:p>389</text:p>
          </table:table-cell>
          <table:table-cell table:style-name="ce130" table:formula="of:=[.$E$6]+360*[.Q$8]/[.$C130]" office:value-type="float" office:value="391.125" calcext:value-type="float">
            <text:p>391</text:p>
          </table:table-cell>
          <table:table-cell table:style-name="ce130" table:formula="of:=[.$E$6]+360*[.R$8]/[.$C130]" office:value-type="float" office:value="393.75" calcext:value-type="float">
            <text:p>394</text:p>
          </table:table-cell>
          <table:table-cell table:style-name="ce130" table:formula="of:=[.$E$6]+360*[.S$8]/[.$C130]" office:value-type="float" office:value="396.375" calcext:value-type="float">
            <text:p>396</text:p>
          </table:table-cell>
          <table:table-cell table:style-name="ce130" table:formula="of:=[.$E$6]+360*[.T$8]/[.$C130]" office:value-type="float" office:value="399" calcext:value-type="float">
            <text:p>399</text:p>
          </table:table-cell>
          <table:table-cell table:style-name="ce130" table:formula="of:=[.$E$6]+360*[.U$8]/[.$C130]" office:value-type="float" office:value="401.625" calcext:value-type="float">
            <text:p>402</text:p>
          </table:table-cell>
          <table:table-cell table:style-name="ce130" table:formula="of:=[.$E$6]+360*[.V$8]/[.$C130]" office:value-type="float" office:value="404.25" calcext:value-type="float">
            <text:p>404</text:p>
          </table:table-cell>
          <table:table-cell table:style-name="ce130" table:formula="of:=[.$E$6]+360*[.W$8]/[.$C130]" office:value-type="float" office:value="406.875" calcext:value-type="float">
            <text:p>407</text:p>
          </table:table-cell>
          <table:table-cell table:style-name="ce130" table:formula="of:=[.$E$6]+360*[.X$8]/[.$C13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31]" office:value-type="float" office:value="6666.66666666667" calcext:value-type="float">
            <text:p>6667</text:p>
          </table:table-cell>
          <table:table-cell table:style-name="ce130" table:formula="of:=[.$E$6]+360*[.D$8]/[.$C131]" office:value-type="float" office:value="357" calcext:value-type="float">
            <text:p>357</text:p>
          </table:table-cell>
          <table:table-cell table:style-name="ce130" table:formula="of:=[.$E$6]+360*[.E$8]/[.$C131]" office:value-type="float" office:value="359.7" calcext:value-type="float">
            <text:p>360</text:p>
          </table:table-cell>
          <table:table-cell table:style-name="ce130" table:formula="of:=[.$E$6]+360*[.F$8]/[.$C131]" office:value-type="float" office:value="362.4" calcext:value-type="float">
            <text:p>362</text:p>
          </table:table-cell>
          <table:table-cell table:style-name="ce130" table:formula="of:=[.$E$6]+360*[.G$8]/[.$C131]" office:value-type="float" office:value="365.1" calcext:value-type="float">
            <text:p>365</text:p>
          </table:table-cell>
          <table:table-cell table:style-name="ce130" table:formula="of:=[.$E$6]+360*[.H$8]/[.$C131]" office:value-type="float" office:value="367.8" calcext:value-type="float">
            <text:p>368</text:p>
          </table:table-cell>
          <table:table-cell table:style-name="ce130" table:formula="of:=[.$E$6]+360*[.I$8]/[.$C131]" office:value-type="float" office:value="370.5" calcext:value-type="float">
            <text:p>371</text:p>
          </table:table-cell>
          <table:table-cell table:style-name="ce130" table:formula="of:=[.$E$6]+360*[.J$8]/[.$C131]" office:value-type="float" office:value="373.2" calcext:value-type="float">
            <text:p>373</text:p>
          </table:table-cell>
          <table:table-cell table:style-name="ce130" table:formula="of:=[.$E$6]+360*[.K$8]/[.$C131]" office:value-type="float" office:value="375.9" calcext:value-type="float">
            <text:p>376</text:p>
          </table:table-cell>
          <table:table-cell table:style-name="ce130" table:formula="of:=[.$E$6]+360*[.L$8]/[.$C131]" office:value-type="float" office:value="378.6" calcext:value-type="float">
            <text:p>379</text:p>
          </table:table-cell>
          <table:table-cell table:style-name="ce130" table:formula="of:=[.$E$6]+360*[.M$8]/[.$C131]" office:value-type="float" office:value="381.3" calcext:value-type="float">
            <text:p>381</text:p>
          </table:table-cell>
          <table:table-cell table:style-name="ce130" table:formula="of:=[.$E$6]+360*[.N$8]/[.$C131]" office:value-type="float" office:value="384" calcext:value-type="float">
            <text:p>384</text:p>
          </table:table-cell>
          <table:table-cell table:style-name="ce130" table:formula="of:=[.$E$6]+360*[.O$8]/[.$C131]" office:value-type="float" office:value="386.7" calcext:value-type="float">
            <text:p>387</text:p>
          </table:table-cell>
          <table:table-cell table:style-name="ce130" table:formula="of:=[.$E$6]+360*[.P$8]/[.$C131]" office:value-type="float" office:value="389.4" calcext:value-type="float">
            <text:p>389</text:p>
          </table:table-cell>
          <table:table-cell table:style-name="ce130" table:formula="of:=[.$E$6]+360*[.Q$8]/[.$C131]" office:value-type="float" office:value="392.1" calcext:value-type="float">
            <text:p>392</text:p>
          </table:table-cell>
          <table:table-cell table:style-name="ce130" table:formula="of:=[.$E$6]+360*[.R$8]/[.$C131]" office:value-type="float" office:value="394.8" calcext:value-type="float">
            <text:p>395</text:p>
          </table:table-cell>
          <table:table-cell table:style-name="ce130" table:formula="of:=[.$E$6]+360*[.S$8]/[.$C131]" office:value-type="float" office:value="397.5" calcext:value-type="float">
            <text:p>398</text:p>
          </table:table-cell>
          <table:table-cell table:style-name="ce130" table:formula="of:=[.$E$6]+360*[.T$8]/[.$C131]" office:value-type="float" office:value="400.2" calcext:value-type="float">
            <text:p>400</text:p>
          </table:table-cell>
          <table:table-cell table:style-name="ce130" table:formula="of:=[.$E$6]+360*[.U$8]/[.$C131]" office:value-type="float" office:value="402.9" calcext:value-type="float">
            <text:p>403</text:p>
          </table:table-cell>
          <table:table-cell table:style-name="ce130" table:formula="of:=[.$E$6]+360*[.V$8]/[.$C131]" office:value-type="float" office:value="405.6" calcext:value-type="float">
            <text:p>406</text:p>
          </table:table-cell>
          <table:table-cell table:style-name="ce130" table:formula="of:=[.$E$6]+360*[.W$8]/[.$C131]" office:value-type="float" office:value="408.3" calcext:value-type="float">
            <text:p>408</text:p>
          </table:table-cell>
          <table:table-cell table:style-name="ce130" table:formula="of:=[.$E$6]+360*[.X$8]/[.$C13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32]" office:value-type="float" office:value="6486.48648648649" calcext:value-type="float">
            <text:p>6486</text:p>
          </table:table-cell>
          <table:table-cell table:style-name="ce130" table:formula="of:=[.$E$6]+360*[.D$8]/[.$C132]" office:value-type="float" office:value="357" calcext:value-type="float">
            <text:p>357</text:p>
          </table:table-cell>
          <table:table-cell table:style-name="ce130" table:formula="of:=[.$E$6]+360*[.E$8]/[.$C132]" office:value-type="float" office:value="359.775" calcext:value-type="float">
            <text:p>360</text:p>
          </table:table-cell>
          <table:table-cell table:style-name="ce130" table:formula="of:=[.$E$6]+360*[.F$8]/[.$C132]" office:value-type="float" office:value="362.55" calcext:value-type="float">
            <text:p>363</text:p>
          </table:table-cell>
          <table:table-cell table:style-name="ce130" table:formula="of:=[.$E$6]+360*[.G$8]/[.$C132]" office:value-type="float" office:value="365.325" calcext:value-type="float">
            <text:p>365</text:p>
          </table:table-cell>
          <table:table-cell table:style-name="ce130" table:formula="of:=[.$E$6]+360*[.H$8]/[.$C132]" office:value-type="float" office:value="368.1" calcext:value-type="float">
            <text:p>368</text:p>
          </table:table-cell>
          <table:table-cell table:style-name="ce130" table:formula="of:=[.$E$6]+360*[.I$8]/[.$C132]" office:value-type="float" office:value="370.875" calcext:value-type="float">
            <text:p>371</text:p>
          </table:table-cell>
          <table:table-cell table:style-name="ce130" table:formula="of:=[.$E$6]+360*[.J$8]/[.$C132]" office:value-type="float" office:value="373.65" calcext:value-type="float">
            <text:p>374</text:p>
          </table:table-cell>
          <table:table-cell table:style-name="ce130" table:formula="of:=[.$E$6]+360*[.K$8]/[.$C132]" office:value-type="float" office:value="376.425" calcext:value-type="float">
            <text:p>376</text:p>
          </table:table-cell>
          <table:table-cell table:style-name="ce130" table:formula="of:=[.$E$6]+360*[.L$8]/[.$C132]" office:value-type="float" office:value="379.2" calcext:value-type="float">
            <text:p>379</text:p>
          </table:table-cell>
          <table:table-cell table:style-name="ce130" table:formula="of:=[.$E$6]+360*[.M$8]/[.$C132]" office:value-type="float" office:value="381.975" calcext:value-type="float">
            <text:p>382</text:p>
          </table:table-cell>
          <table:table-cell table:style-name="ce130" table:formula="of:=[.$E$6]+360*[.N$8]/[.$C132]" office:value-type="float" office:value="384.75" calcext:value-type="float">
            <text:p>385</text:p>
          </table:table-cell>
          <table:table-cell table:style-name="ce130" table:formula="of:=[.$E$6]+360*[.O$8]/[.$C132]" office:value-type="float" office:value="387.525" calcext:value-type="float">
            <text:p>388</text:p>
          </table:table-cell>
          <table:table-cell table:style-name="ce130" table:formula="of:=[.$E$6]+360*[.P$8]/[.$C132]" office:value-type="float" office:value="390.3" calcext:value-type="float">
            <text:p>390</text:p>
          </table:table-cell>
          <table:table-cell table:style-name="ce130" table:formula="of:=[.$E$6]+360*[.Q$8]/[.$C132]" office:value-type="float" office:value="393.075" calcext:value-type="float">
            <text:p>393</text:p>
          </table:table-cell>
          <table:table-cell table:style-name="ce130" table:formula="of:=[.$E$6]+360*[.R$8]/[.$C132]" office:value-type="float" office:value="395.85" calcext:value-type="float">
            <text:p>396</text:p>
          </table:table-cell>
          <table:table-cell table:style-name="ce130" table:formula="of:=[.$E$6]+360*[.S$8]/[.$C132]" office:value-type="float" office:value="398.625" calcext:value-type="float">
            <text:p>399</text:p>
          </table:table-cell>
          <table:table-cell table:style-name="ce130" table:formula="of:=[.$E$6]+360*[.T$8]/[.$C132]" office:value-type="float" office:value="401.4" calcext:value-type="float">
            <text:p>401</text:p>
          </table:table-cell>
          <table:table-cell table:style-name="ce130" table:formula="of:=[.$E$6]+360*[.U$8]/[.$C132]" office:value-type="float" office:value="404.175" calcext:value-type="float">
            <text:p>404</text:p>
          </table:table-cell>
          <table:table-cell table:style-name="ce130" table:formula="of:=[.$E$6]+360*[.V$8]/[.$C132]" office:value-type="float" office:value="406.95" calcext:value-type="float">
            <text:p>407</text:p>
          </table:table-cell>
          <table:table-cell table:style-name="ce130" table:formula="of:=[.$E$6]+360*[.W$8]/[.$C132]" office:value-type="float" office:value="409.725" calcext:value-type="float">
            <text:p>410</text:p>
          </table:table-cell>
          <table:table-cell table:style-name="ce130" table:formula="of:=[.$E$6]+360*[.X$8]/[.$C13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33]" office:value-type="float" office:value="6315.78947368421" calcext:value-type="float">
            <text:p>6316</text:p>
          </table:table-cell>
          <table:table-cell table:style-name="ce130" table:formula="of:=[.$E$6]+360*[.D$8]/[.$C133]" office:value-type="float" office:value="357" calcext:value-type="float">
            <text:p>357</text:p>
          </table:table-cell>
          <table:table-cell table:style-name="ce130" table:formula="of:=[.$E$6]+360*[.E$8]/[.$C133]" office:value-type="float" office:value="359.85" calcext:value-type="float">
            <text:p>360</text:p>
          </table:table-cell>
          <table:table-cell table:style-name="ce130" table:formula="of:=[.$E$6]+360*[.F$8]/[.$C133]" office:value-type="float" office:value="362.7" calcext:value-type="float">
            <text:p>363</text:p>
          </table:table-cell>
          <table:table-cell table:style-name="ce130" table:formula="of:=[.$E$6]+360*[.G$8]/[.$C133]" office:value-type="float" office:value="365.55" calcext:value-type="float">
            <text:p>366</text:p>
          </table:table-cell>
          <table:table-cell table:style-name="ce130" table:formula="of:=[.$E$6]+360*[.H$8]/[.$C133]" office:value-type="float" office:value="368.4" calcext:value-type="float">
            <text:p>368</text:p>
          </table:table-cell>
          <table:table-cell table:style-name="ce130" table:formula="of:=[.$E$6]+360*[.I$8]/[.$C133]" office:value-type="float" office:value="371.25" calcext:value-type="float">
            <text:p>371</text:p>
          </table:table-cell>
          <table:table-cell table:style-name="ce130" table:formula="of:=[.$E$6]+360*[.J$8]/[.$C133]" office:value-type="float" office:value="374.1" calcext:value-type="float">
            <text:p>374</text:p>
          </table:table-cell>
          <table:table-cell table:style-name="ce130" table:formula="of:=[.$E$6]+360*[.K$8]/[.$C133]" office:value-type="float" office:value="376.95" calcext:value-type="float">
            <text:p>377</text:p>
          </table:table-cell>
          <table:table-cell table:style-name="ce130" table:formula="of:=[.$E$6]+360*[.L$8]/[.$C133]" office:value-type="float" office:value="379.8" calcext:value-type="float">
            <text:p>380</text:p>
          </table:table-cell>
          <table:table-cell table:style-name="ce130" table:formula="of:=[.$E$6]+360*[.M$8]/[.$C133]" office:value-type="float" office:value="382.65" calcext:value-type="float">
            <text:p>383</text:p>
          </table:table-cell>
          <table:table-cell table:style-name="ce130" table:formula="of:=[.$E$6]+360*[.N$8]/[.$C133]" office:value-type="float" office:value="385.5" calcext:value-type="float">
            <text:p>386</text:p>
          </table:table-cell>
          <table:table-cell table:style-name="ce130" table:formula="of:=[.$E$6]+360*[.O$8]/[.$C133]" office:value-type="float" office:value="388.35" calcext:value-type="float">
            <text:p>388</text:p>
          </table:table-cell>
          <table:table-cell table:style-name="ce130" table:formula="of:=[.$E$6]+360*[.P$8]/[.$C133]" office:value-type="float" office:value="391.2" calcext:value-type="float">
            <text:p>391</text:p>
          </table:table-cell>
          <table:table-cell table:style-name="ce130" table:formula="of:=[.$E$6]+360*[.Q$8]/[.$C133]" office:value-type="float" office:value="394.05" calcext:value-type="float">
            <text:p>394</text:p>
          </table:table-cell>
          <table:table-cell table:style-name="ce130" table:formula="of:=[.$E$6]+360*[.R$8]/[.$C133]" office:value-type="float" office:value="396.9" calcext:value-type="float">
            <text:p>397</text:p>
          </table:table-cell>
          <table:table-cell table:style-name="ce130" table:formula="of:=[.$E$6]+360*[.S$8]/[.$C133]" office:value-type="float" office:value="399.75" calcext:value-type="float">
            <text:p>400</text:p>
          </table:table-cell>
          <table:table-cell table:style-name="ce130" table:formula="of:=[.$E$6]+360*[.T$8]/[.$C133]" office:value-type="float" office:value="402.6" calcext:value-type="float">
            <text:p>403</text:p>
          </table:table-cell>
          <table:table-cell table:style-name="ce130" table:formula="of:=[.$E$6]+360*[.U$8]/[.$C133]" office:value-type="float" office:value="405.45" calcext:value-type="float">
            <text:p>405</text:p>
          </table:table-cell>
          <table:table-cell table:style-name="ce130" table:formula="of:=[.$E$6]+360*[.V$8]/[.$C133]" office:value-type="float" office:value="408.3" calcext:value-type="float">
            <text:p>408</text:p>
          </table:table-cell>
          <table:table-cell table:style-name="ce130" table:formula="of:=[.$E$6]+360*[.W$8]/[.$C133]" office:value-type="float" office:value="411.15" calcext:value-type="float">
            <text:p>411</text:p>
          </table:table-cell>
          <table:table-cell table:style-name="ce130" table:formula="of:=[.$E$6]+360*[.X$8]/[.$C13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34]" office:value-type="float" office:value="6153.84615384615" calcext:value-type="float">
            <text:p>6154</text:p>
          </table:table-cell>
          <table:table-cell table:style-name="ce130" table:formula="of:=[.$E$6]+360*[.D$8]/[.$C134]" office:value-type="float" office:value="357" calcext:value-type="float">
            <text:p>357</text:p>
          </table:table-cell>
          <table:table-cell table:style-name="ce130" table:formula="of:=[.$E$6]+360*[.E$8]/[.$C134]" office:value-type="float" office:value="359.925" calcext:value-type="float">
            <text:p>360</text:p>
          </table:table-cell>
          <table:table-cell table:style-name="ce130" table:formula="of:=[.$E$6]+360*[.F$8]/[.$C134]" office:value-type="float" office:value="362.85" calcext:value-type="float">
            <text:p>363</text:p>
          </table:table-cell>
          <table:table-cell table:style-name="ce130" table:formula="of:=[.$E$6]+360*[.G$8]/[.$C134]" office:value-type="float" office:value="365.775" calcext:value-type="float">
            <text:p>366</text:p>
          </table:table-cell>
          <table:table-cell table:style-name="ce130" table:formula="of:=[.$E$6]+360*[.H$8]/[.$C134]" office:value-type="float" office:value="368.7" calcext:value-type="float">
            <text:p>369</text:p>
          </table:table-cell>
          <table:table-cell table:style-name="ce130" table:formula="of:=[.$E$6]+360*[.I$8]/[.$C134]" office:value-type="float" office:value="371.625" calcext:value-type="float">
            <text:p>372</text:p>
          </table:table-cell>
          <table:table-cell table:style-name="ce130" table:formula="of:=[.$E$6]+360*[.J$8]/[.$C134]" office:value-type="float" office:value="374.55" calcext:value-type="float">
            <text:p>375</text:p>
          </table:table-cell>
          <table:table-cell table:style-name="ce130" table:formula="of:=[.$E$6]+360*[.K$8]/[.$C134]" office:value-type="float" office:value="377.475" calcext:value-type="float">
            <text:p>377</text:p>
          </table:table-cell>
          <table:table-cell table:style-name="ce130" table:formula="of:=[.$E$6]+360*[.L$8]/[.$C134]" office:value-type="float" office:value="380.4" calcext:value-type="float">
            <text:p>380</text:p>
          </table:table-cell>
          <table:table-cell table:style-name="ce130" table:formula="of:=[.$E$6]+360*[.M$8]/[.$C134]" office:value-type="float" office:value="383.325" calcext:value-type="float">
            <text:p>383</text:p>
          </table:table-cell>
          <table:table-cell table:style-name="ce130" table:formula="of:=[.$E$6]+360*[.N$8]/[.$C134]" office:value-type="float" office:value="386.25" calcext:value-type="float">
            <text:p>386</text:p>
          </table:table-cell>
          <table:table-cell table:style-name="ce130" table:formula="of:=[.$E$6]+360*[.O$8]/[.$C134]" office:value-type="float" office:value="389.175" calcext:value-type="float">
            <text:p>389</text:p>
          </table:table-cell>
          <table:table-cell table:style-name="ce130" table:formula="of:=[.$E$6]+360*[.P$8]/[.$C134]" office:value-type="float" office:value="392.1" calcext:value-type="float">
            <text:p>392</text:p>
          </table:table-cell>
          <table:table-cell table:style-name="ce130" table:formula="of:=[.$E$6]+360*[.Q$8]/[.$C134]" office:value-type="float" office:value="395.025" calcext:value-type="float">
            <text:p>395</text:p>
          </table:table-cell>
          <table:table-cell table:style-name="ce130" table:formula="of:=[.$E$6]+360*[.R$8]/[.$C134]" office:value-type="float" office:value="397.95" calcext:value-type="float">
            <text:p>398</text:p>
          </table:table-cell>
          <table:table-cell table:style-name="ce130" table:formula="of:=[.$E$6]+360*[.S$8]/[.$C134]" office:value-type="float" office:value="400.875" calcext:value-type="float">
            <text:p>401</text:p>
          </table:table-cell>
          <table:table-cell table:style-name="ce130" table:formula="of:=[.$E$6]+360*[.T$8]/[.$C134]" office:value-type="float" office:value="403.8" calcext:value-type="float">
            <text:p>404</text:p>
          </table:table-cell>
          <table:table-cell table:style-name="ce130" table:formula="of:=[.$E$6]+360*[.U$8]/[.$C134]" office:value-type="float" office:value="406.725" calcext:value-type="float">
            <text:p>407</text:p>
          </table:table-cell>
          <table:table-cell table:style-name="ce130" table:formula="of:=[.$E$6]+360*[.V$8]/[.$C134]" office:value-type="float" office:value="409.65" calcext:value-type="float">
            <text:p>410</text:p>
          </table:table-cell>
          <table:table-cell table:style-name="ce130" table:formula="of:=[.$E$6]+360*[.W$8]/[.$C134]" office:value-type="float" office:value="412.575" calcext:value-type="float">
            <text:p>413</text:p>
          </table:table-cell>
          <table:table-cell table:style-name="ce130" table:formula="of:=[.$E$6]+360*[.X$8]/[.$C13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35]" office:value-type="float" office:value="6000" calcext:value-type="float">
            <text:p>6000</text:p>
          </table:table-cell>
          <table:table-cell table:style-name="ce130" table:formula="of:=[.$E$6]+360*[.D$8]/[.$C135]" office:value-type="float" office:value="357" calcext:value-type="float">
            <text:p>357</text:p>
          </table:table-cell>
          <table:table-cell table:style-name="ce130" table:formula="of:=[.$E$6]+360*[.E$8]/[.$C135]" office:value-type="float" office:value="360" calcext:value-type="float">
            <text:p>360</text:p>
          </table:table-cell>
          <table:table-cell table:style-name="ce130" table:formula="of:=[.$E$6]+360*[.F$8]/[.$C135]" office:value-type="float" office:value="363" calcext:value-type="float">
            <text:p>363</text:p>
          </table:table-cell>
          <table:table-cell table:style-name="ce130" table:formula="of:=[.$E$6]+360*[.G$8]/[.$C135]" office:value-type="float" office:value="366" calcext:value-type="float">
            <text:p>366</text:p>
          </table:table-cell>
          <table:table-cell table:style-name="ce130" table:formula="of:=[.$E$6]+360*[.H$8]/[.$C135]" office:value-type="float" office:value="369" calcext:value-type="float">
            <text:p>369</text:p>
          </table:table-cell>
          <table:table-cell table:style-name="ce130" table:formula="of:=[.$E$6]+360*[.I$8]/[.$C135]" office:value-type="float" office:value="372" calcext:value-type="float">
            <text:p>372</text:p>
          </table:table-cell>
          <table:table-cell table:style-name="ce130" table:formula="of:=[.$E$6]+360*[.J$8]/[.$C135]" office:value-type="float" office:value="375" calcext:value-type="float">
            <text:p>375</text:p>
          </table:table-cell>
          <table:table-cell table:style-name="ce130" table:formula="of:=[.$E$6]+360*[.K$8]/[.$C135]" office:value-type="float" office:value="378" calcext:value-type="float">
            <text:p>378</text:p>
          </table:table-cell>
          <table:table-cell table:style-name="ce130" table:formula="of:=[.$E$6]+360*[.L$8]/[.$C135]" office:value-type="float" office:value="381" calcext:value-type="float">
            <text:p>381</text:p>
          </table:table-cell>
          <table:table-cell table:style-name="ce130" table:formula="of:=[.$E$6]+360*[.M$8]/[.$C135]" office:value-type="float" office:value="384" calcext:value-type="float">
            <text:p>384</text:p>
          </table:table-cell>
          <table:table-cell table:style-name="ce130" table:formula="of:=[.$E$6]+360*[.N$8]/[.$C135]" office:value-type="float" office:value="387" calcext:value-type="float">
            <text:p>387</text:p>
          </table:table-cell>
          <table:table-cell table:style-name="ce130" table:formula="of:=[.$E$6]+360*[.O$8]/[.$C135]" office:value-type="float" office:value="390" calcext:value-type="float">
            <text:p>390</text:p>
          </table:table-cell>
          <table:table-cell table:style-name="ce130" table:formula="of:=[.$E$6]+360*[.P$8]/[.$C135]" office:value-type="float" office:value="393" calcext:value-type="float">
            <text:p>393</text:p>
          </table:table-cell>
          <table:table-cell table:style-name="ce130" table:formula="of:=[.$E$6]+360*[.Q$8]/[.$C135]" office:value-type="float" office:value="396" calcext:value-type="float">
            <text:p>396</text:p>
          </table:table-cell>
          <table:table-cell table:style-name="ce130" table:formula="of:=[.$E$6]+360*[.R$8]/[.$C135]" office:value-type="float" office:value="399" calcext:value-type="float">
            <text:p>399</text:p>
          </table:table-cell>
          <table:table-cell table:style-name="ce130" table:formula="of:=[.$E$6]+360*[.S$8]/[.$C135]" office:value-type="float" office:value="402" calcext:value-type="float">
            <text:p>402</text:p>
          </table:table-cell>
          <table:table-cell table:style-name="ce130" table:formula="of:=[.$E$6]+360*[.T$8]/[.$C135]" office:value-type="float" office:value="405" calcext:value-type="float">
            <text:p>405</text:p>
          </table:table-cell>
          <table:table-cell table:style-name="ce130" table:formula="of:=[.$E$6]+360*[.U$8]/[.$C135]" office:value-type="float" office:value="408" calcext:value-type="float">
            <text:p>408</text:p>
          </table:table-cell>
          <table:table-cell table:style-name="ce130" table:formula="of:=[.$E$6]+360*[.V$8]/[.$C135]" office:value-type="float" office:value="411" calcext:value-type="float">
            <text:p>411</text:p>
          </table:table-cell>
          <table:table-cell table:style-name="ce130" table:formula="of:=[.$E$6]+360*[.W$8]/[.$C135]" office:value-type="float" office:value="414" calcext:value-type="float">
            <text:p>414</text:p>
          </table:table-cell>
          <table:table-cell table:style-name="ce130" table:formula="of:=[.$E$6]+360*[.X$8]/[.$C135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B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41]" office:value-type="float" office:value="120000" calcext:value-type="float">
            <text:p>120000</text:p>
          </table:table-cell>
          <table:table-cell table:style-name="ce131" table:formula="of:=[.$E$6]+360*[.D$8]/[.$C141]" office:value-type="float" office:value="357" calcext:value-type="float">
            <text:p>357</text:p>
          </table:table-cell>
          <table:table-cell table:style-name="ce131" table:formula="of:=[.$E$6]+360*[.E$8]/[.$C141]" office:value-type="float" office:value="357.15" calcext:value-type="float">
            <text:p>357</text:p>
          </table:table-cell>
          <table:table-cell table:style-name="ce131" table:formula="of:=[.$E$6]+360*[.F$8]/[.$C141]" office:value-type="float" office:value="357.3" calcext:value-type="float">
            <text:p>357</text:p>
          </table:table-cell>
          <table:table-cell table:style-name="ce131" table:formula="of:=[.$E$6]+360*[.G$8]/[.$C141]" office:value-type="float" office:value="357.45" calcext:value-type="float">
            <text:p>357</text:p>
          </table:table-cell>
          <table:table-cell table:style-name="ce131" table:formula="of:=[.$E$6]+360*[.H$8]/[.$C141]" office:value-type="float" office:value="357.6" calcext:value-type="float">
            <text:p>358</text:p>
          </table:table-cell>
          <table:table-cell table:style-name="ce131" table:formula="of:=[.$E$6]+360*[.I$8]/[.$C141]" office:value-type="float" office:value="357.75" calcext:value-type="float">
            <text:p>358</text:p>
          </table:table-cell>
          <table:table-cell table:style-name="ce131" table:formula="of:=[.$E$6]+360*[.J$8]/[.$C141]" office:value-type="float" office:value="357.9" calcext:value-type="float">
            <text:p>358</text:p>
          </table:table-cell>
          <table:table-cell table:style-name="ce131" table:formula="of:=[.$E$6]+360*[.K$8]/[.$C141]" office:value-type="float" office:value="358.05" calcext:value-type="float">
            <text:p>358</text:p>
          </table:table-cell>
          <table:table-cell table:style-name="ce131" table:formula="of:=[.$E$6]+360*[.L$8]/[.$C141]" office:value-type="float" office:value="358.2" calcext:value-type="float">
            <text:p>358</text:p>
          </table:table-cell>
          <table:table-cell table:style-name="ce131" table:formula="of:=[.$E$6]+360*[.M$8]/[.$C141]" office:value-type="float" office:value="358.35" calcext:value-type="float">
            <text:p>358</text:p>
          </table:table-cell>
          <table:table-cell table:style-name="ce131" table:formula="of:=[.$E$6]+360*[.N$8]/[.$C141]" office:value-type="float" office:value="358.5" calcext:value-type="float">
            <text:p>359</text:p>
          </table:table-cell>
          <table:table-cell table:style-name="ce131" table:formula="of:=[.$E$6]+360*[.O$8]/[.$C141]" office:value-type="float" office:value="358.65" calcext:value-type="float">
            <text:p>359</text:p>
          </table:table-cell>
          <table:table-cell table:style-name="ce131" table:formula="of:=[.$E$6]+360*[.P$8]/[.$C141]" office:value-type="float" office:value="358.8" calcext:value-type="float">
            <text:p>359</text:p>
          </table:table-cell>
          <table:table-cell table:style-name="ce131" table:formula="of:=[.$E$6]+360*[.Q$8]/[.$C141]" office:value-type="float" office:value="358.95" calcext:value-type="float">
            <text:p>359</text:p>
          </table:table-cell>
          <table:table-cell table:style-name="ce131" table:formula="of:=[.$E$6]+360*[.R$8]/[.$C141]" office:value-type="float" office:value="359.1" calcext:value-type="float">
            <text:p>359</text:p>
          </table:table-cell>
          <table:table-cell table:style-name="ce131" table:formula="of:=[.$E$6]+360*[.S$8]/[.$C141]" office:value-type="float" office:value="359.25" calcext:value-type="float">
            <text:p>359</text:p>
          </table:table-cell>
          <table:table-cell table:style-name="ce131" table:formula="of:=[.$E$6]+360*[.T$8]/[.$C141]" office:value-type="float" office:value="359.4" calcext:value-type="float">
            <text:p>359</text:p>
          </table:table-cell>
          <table:table-cell table:style-name="ce131" table:formula="of:=[.$E$6]+360*[.U$8]/[.$C141]" office:value-type="float" office:value="359.55" calcext:value-type="float">
            <text:p>360</text:p>
          </table:table-cell>
          <table:table-cell table:style-name="ce131" table:formula="of:=[.$E$6]+360*[.V$8]/[.$C141]" office:value-type="float" office:value="359.7" calcext:value-type="float">
            <text:p>360</text:p>
          </table:table-cell>
          <table:table-cell table:style-name="ce131" table:formula="of:=[.$E$6]+360*[.W$8]/[.$C141]" office:value-type="float" office:value="359.85" calcext:value-type="float">
            <text:p>360</text:p>
          </table:table-cell>
          <table:table-cell table:style-name="ce131" table:formula="of:=[.$E$6]+360*[.X$8]/[.$C141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42]" office:value-type="float" office:value="80000" calcext:value-type="float">
            <text:p>80000</text:p>
          </table:table-cell>
          <table:table-cell table:style-name="ce131" table:formula="of:=[.$E$6]+360*[.D$8]/[.$C142]" office:value-type="float" office:value="357" calcext:value-type="float">
            <text:p>357</text:p>
          </table:table-cell>
          <table:table-cell table:style-name="ce131" table:formula="of:=[.$E$6]+360*[.E$8]/[.$C142]" office:value-type="float" office:value="357.225" calcext:value-type="float">
            <text:p>357</text:p>
          </table:table-cell>
          <table:table-cell table:style-name="ce131" table:formula="of:=[.$E$6]+360*[.F$8]/[.$C142]" office:value-type="float" office:value="357.45" calcext:value-type="float">
            <text:p>357</text:p>
          </table:table-cell>
          <table:table-cell table:style-name="ce131" table:formula="of:=[.$E$6]+360*[.G$8]/[.$C142]" office:value-type="float" office:value="357.675" calcext:value-type="float">
            <text:p>358</text:p>
          </table:table-cell>
          <table:table-cell table:style-name="ce131" table:formula="of:=[.$E$6]+360*[.H$8]/[.$C142]" office:value-type="float" office:value="357.9" calcext:value-type="float">
            <text:p>358</text:p>
          </table:table-cell>
          <table:table-cell table:style-name="ce131" table:formula="of:=[.$E$6]+360*[.I$8]/[.$C142]" office:value-type="float" office:value="358.125" calcext:value-type="float">
            <text:p>358</text:p>
          </table:table-cell>
          <table:table-cell table:style-name="ce131" table:formula="of:=[.$E$6]+360*[.J$8]/[.$C142]" office:value-type="float" office:value="358.35" calcext:value-type="float">
            <text:p>358</text:p>
          </table:table-cell>
          <table:table-cell table:style-name="ce131" table:formula="of:=[.$E$6]+360*[.K$8]/[.$C142]" office:value-type="float" office:value="358.575" calcext:value-type="float">
            <text:p>359</text:p>
          </table:table-cell>
          <table:table-cell table:style-name="ce131" table:formula="of:=[.$E$6]+360*[.L$8]/[.$C142]" office:value-type="float" office:value="358.8" calcext:value-type="float">
            <text:p>359</text:p>
          </table:table-cell>
          <table:table-cell table:style-name="ce131" table:formula="of:=[.$E$6]+360*[.M$8]/[.$C142]" office:value-type="float" office:value="359.025" calcext:value-type="float">
            <text:p>359</text:p>
          </table:table-cell>
          <table:table-cell table:style-name="ce131" table:formula="of:=[.$E$6]+360*[.N$8]/[.$C142]" office:value-type="float" office:value="359.25" calcext:value-type="float">
            <text:p>359</text:p>
          </table:table-cell>
          <table:table-cell table:style-name="ce131" table:formula="of:=[.$E$6]+360*[.O$8]/[.$C142]" office:value-type="float" office:value="359.475" calcext:value-type="float">
            <text:p>359</text:p>
          </table:table-cell>
          <table:table-cell table:style-name="ce131" table:formula="of:=[.$E$6]+360*[.P$8]/[.$C142]" office:value-type="float" office:value="359.7" calcext:value-type="float">
            <text:p>360</text:p>
          </table:table-cell>
          <table:table-cell table:style-name="ce131" table:formula="of:=[.$E$6]+360*[.Q$8]/[.$C142]" office:value-type="float" office:value="359.925" calcext:value-type="float">
            <text:p>360</text:p>
          </table:table-cell>
          <table:table-cell table:style-name="ce131" table:formula="of:=[.$E$6]+360*[.R$8]/[.$C142]" office:value-type="float" office:value="360.15" calcext:value-type="float">
            <text:p>360</text:p>
          </table:table-cell>
          <table:table-cell table:style-name="ce131" table:formula="of:=[.$E$6]+360*[.S$8]/[.$C142]" office:value-type="float" office:value="360.375" calcext:value-type="float">
            <text:p>360</text:p>
          </table:table-cell>
          <table:table-cell table:style-name="ce131" table:formula="of:=[.$E$6]+360*[.T$8]/[.$C142]" office:value-type="float" office:value="360.6" calcext:value-type="float">
            <text:p>361</text:p>
          </table:table-cell>
          <table:table-cell table:style-name="ce131" table:formula="of:=[.$E$6]+360*[.U$8]/[.$C142]" office:value-type="float" office:value="360.825" calcext:value-type="float">
            <text:p>361</text:p>
          </table:table-cell>
          <table:table-cell table:style-name="ce131" table:formula="of:=[.$E$6]+360*[.V$8]/[.$C142]" office:value-type="float" office:value="361.05" calcext:value-type="float">
            <text:p>361</text:p>
          </table:table-cell>
          <table:table-cell table:style-name="ce131" table:formula="of:=[.$E$6]+360*[.W$8]/[.$C142]" office:value-type="float" office:value="361.275" calcext:value-type="float">
            <text:p>361</text:p>
          </table:table-cell>
          <table:table-cell table:style-name="ce131" table:formula="of:=[.$E$6]+360*[.X$8]/[.$C142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43]" office:value-type="float" office:value="60000" calcext:value-type="float">
            <text:p>60000</text:p>
          </table:table-cell>
          <table:table-cell table:style-name="ce131" table:formula="of:=[.$E$6]+360*[.D$8]/[.$C143]" office:value-type="float" office:value="357" calcext:value-type="float">
            <text:p>357</text:p>
          </table:table-cell>
          <table:table-cell table:style-name="ce131" table:formula="of:=[.$E$6]+360*[.E$8]/[.$C143]" office:value-type="float" office:value="357.3" calcext:value-type="float">
            <text:p>357</text:p>
          </table:table-cell>
          <table:table-cell table:style-name="ce131" table:formula="of:=[.$E$6]+360*[.F$8]/[.$C143]" office:value-type="float" office:value="357.6" calcext:value-type="float">
            <text:p>358</text:p>
          </table:table-cell>
          <table:table-cell table:style-name="ce131" table:formula="of:=[.$E$6]+360*[.G$8]/[.$C143]" office:value-type="float" office:value="357.9" calcext:value-type="float">
            <text:p>358</text:p>
          </table:table-cell>
          <table:table-cell table:style-name="ce131" table:formula="of:=[.$E$6]+360*[.H$8]/[.$C143]" office:value-type="float" office:value="358.2" calcext:value-type="float">
            <text:p>358</text:p>
          </table:table-cell>
          <table:table-cell table:style-name="ce131" table:formula="of:=[.$E$6]+360*[.I$8]/[.$C143]" office:value-type="float" office:value="358.5" calcext:value-type="float">
            <text:p>359</text:p>
          </table:table-cell>
          <table:table-cell table:style-name="ce131" table:formula="of:=[.$E$6]+360*[.J$8]/[.$C143]" office:value-type="float" office:value="358.8" calcext:value-type="float">
            <text:p>359</text:p>
          </table:table-cell>
          <table:table-cell table:style-name="ce131" table:formula="of:=[.$E$6]+360*[.K$8]/[.$C143]" office:value-type="float" office:value="359.1" calcext:value-type="float">
            <text:p>359</text:p>
          </table:table-cell>
          <table:table-cell table:style-name="ce131" table:formula="of:=[.$E$6]+360*[.L$8]/[.$C143]" office:value-type="float" office:value="359.4" calcext:value-type="float">
            <text:p>359</text:p>
          </table:table-cell>
          <table:table-cell table:style-name="ce131" table:formula="of:=[.$E$6]+360*[.M$8]/[.$C143]" office:value-type="float" office:value="359.7" calcext:value-type="float">
            <text:p>360</text:p>
          </table:table-cell>
          <table:table-cell table:style-name="ce131" table:formula="of:=[.$E$6]+360*[.N$8]/[.$C143]" office:value-type="float" office:value="360" calcext:value-type="float">
            <text:p>360</text:p>
          </table:table-cell>
          <table:table-cell table:style-name="ce131" table:formula="of:=[.$E$6]+360*[.O$8]/[.$C143]" office:value-type="float" office:value="360.3" calcext:value-type="float">
            <text:p>360</text:p>
          </table:table-cell>
          <table:table-cell table:style-name="ce131" table:formula="of:=[.$E$6]+360*[.P$8]/[.$C143]" office:value-type="float" office:value="360.6" calcext:value-type="float">
            <text:p>361</text:p>
          </table:table-cell>
          <table:table-cell table:style-name="ce131" table:formula="of:=[.$E$6]+360*[.Q$8]/[.$C143]" office:value-type="float" office:value="360.9" calcext:value-type="float">
            <text:p>361</text:p>
          </table:table-cell>
          <table:table-cell table:style-name="ce131" table:formula="of:=[.$E$6]+360*[.R$8]/[.$C143]" office:value-type="float" office:value="361.2" calcext:value-type="float">
            <text:p>361</text:p>
          </table:table-cell>
          <table:table-cell table:style-name="ce131" table:formula="of:=[.$E$6]+360*[.S$8]/[.$C143]" office:value-type="float" office:value="361.5" calcext:value-type="float">
            <text:p>362</text:p>
          </table:table-cell>
          <table:table-cell table:style-name="ce131" table:formula="of:=[.$E$6]+360*[.T$8]/[.$C143]" office:value-type="float" office:value="361.8" calcext:value-type="float">
            <text:p>362</text:p>
          </table:table-cell>
          <table:table-cell table:style-name="ce131" table:formula="of:=[.$E$6]+360*[.U$8]/[.$C143]" office:value-type="float" office:value="362.1" calcext:value-type="float">
            <text:p>362</text:p>
          </table:table-cell>
          <table:table-cell table:style-name="ce131" table:formula="of:=[.$E$6]+360*[.V$8]/[.$C143]" office:value-type="float" office:value="362.4" calcext:value-type="float">
            <text:p>362</text:p>
          </table:table-cell>
          <table:table-cell table:style-name="ce131" table:formula="of:=[.$E$6]+360*[.W$8]/[.$C143]" office:value-type="float" office:value="362.7" calcext:value-type="float">
            <text:p>363</text:p>
          </table:table-cell>
          <table:table-cell table:style-name="ce131" table:formula="of:=[.$E$6]+360*[.X$8]/[.$C143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44]" office:value-type="float" office:value="48000" calcext:value-type="float">
            <text:p>48000</text:p>
          </table:table-cell>
          <table:table-cell table:style-name="ce131" table:formula="of:=[.$E$6]+360*[.D$8]/[.$C144]" office:value-type="float" office:value="357" calcext:value-type="float">
            <text:p>357</text:p>
          </table:table-cell>
          <table:table-cell table:style-name="ce131" table:formula="of:=[.$E$6]+360*[.E$8]/[.$C144]" office:value-type="float" office:value="357.375" calcext:value-type="float">
            <text:p>357</text:p>
          </table:table-cell>
          <table:table-cell table:style-name="ce131" table:formula="of:=[.$E$6]+360*[.F$8]/[.$C144]" office:value-type="float" office:value="357.75" calcext:value-type="float">
            <text:p>358</text:p>
          </table:table-cell>
          <table:table-cell table:style-name="ce131" table:formula="of:=[.$E$6]+360*[.G$8]/[.$C144]" office:value-type="float" office:value="358.125" calcext:value-type="float">
            <text:p>358</text:p>
          </table:table-cell>
          <table:table-cell table:style-name="ce131" table:formula="of:=[.$E$6]+360*[.H$8]/[.$C144]" office:value-type="float" office:value="358.5" calcext:value-type="float">
            <text:p>359</text:p>
          </table:table-cell>
          <table:table-cell table:style-name="ce131" table:formula="of:=[.$E$6]+360*[.I$8]/[.$C144]" office:value-type="float" office:value="358.875" calcext:value-type="float">
            <text:p>359</text:p>
          </table:table-cell>
          <table:table-cell table:style-name="ce131" table:formula="of:=[.$E$6]+360*[.J$8]/[.$C144]" office:value-type="float" office:value="359.25" calcext:value-type="float">
            <text:p>359</text:p>
          </table:table-cell>
          <table:table-cell table:style-name="ce131" table:formula="of:=[.$E$6]+360*[.K$8]/[.$C144]" office:value-type="float" office:value="359.625" calcext:value-type="float">
            <text:p>360</text:p>
          </table:table-cell>
          <table:table-cell table:style-name="ce131" table:formula="of:=[.$E$6]+360*[.L$8]/[.$C144]" office:value-type="float" office:value="360" calcext:value-type="float">
            <text:p>360</text:p>
          </table:table-cell>
          <table:table-cell table:style-name="ce131" table:formula="of:=[.$E$6]+360*[.M$8]/[.$C144]" office:value-type="float" office:value="360.375" calcext:value-type="float">
            <text:p>360</text:p>
          </table:table-cell>
          <table:table-cell table:style-name="ce131" table:formula="of:=[.$E$6]+360*[.N$8]/[.$C144]" office:value-type="float" office:value="360.75" calcext:value-type="float">
            <text:p>361</text:p>
          </table:table-cell>
          <table:table-cell table:style-name="ce131" table:formula="of:=[.$E$6]+360*[.O$8]/[.$C144]" office:value-type="float" office:value="361.125" calcext:value-type="float">
            <text:p>361</text:p>
          </table:table-cell>
          <table:table-cell table:style-name="ce131" table:formula="of:=[.$E$6]+360*[.P$8]/[.$C144]" office:value-type="float" office:value="361.5" calcext:value-type="float">
            <text:p>362</text:p>
          </table:table-cell>
          <table:table-cell table:style-name="ce131" table:formula="of:=[.$E$6]+360*[.Q$8]/[.$C144]" office:value-type="float" office:value="361.875" calcext:value-type="float">
            <text:p>362</text:p>
          </table:table-cell>
          <table:table-cell table:style-name="ce131" table:formula="of:=[.$E$6]+360*[.R$8]/[.$C144]" office:value-type="float" office:value="362.25" calcext:value-type="float">
            <text:p>362</text:p>
          </table:table-cell>
          <table:table-cell table:style-name="ce131" table:formula="of:=[.$E$6]+360*[.S$8]/[.$C144]" office:value-type="float" office:value="362.625" calcext:value-type="float">
            <text:p>363</text:p>
          </table:table-cell>
          <table:table-cell table:style-name="ce131" table:formula="of:=[.$E$6]+360*[.T$8]/[.$C144]" office:value-type="float" office:value="363" calcext:value-type="float">
            <text:p>363</text:p>
          </table:table-cell>
          <table:table-cell table:style-name="ce131" table:formula="of:=[.$E$6]+360*[.U$8]/[.$C144]" office:value-type="float" office:value="363.375" calcext:value-type="float">
            <text:p>363</text:p>
          </table:table-cell>
          <table:table-cell table:style-name="ce131" table:formula="of:=[.$E$6]+360*[.V$8]/[.$C144]" office:value-type="float" office:value="363.75" calcext:value-type="float">
            <text:p>364</text:p>
          </table:table-cell>
          <table:table-cell table:style-name="ce131" table:formula="of:=[.$E$6]+360*[.W$8]/[.$C144]" office:value-type="float" office:value="364.125" calcext:value-type="float">
            <text:p>364</text:p>
          </table:table-cell>
          <table:table-cell table:style-name="ce131" table:formula="of:=[.$E$6]+360*[.X$8]/[.$C144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45]" office:value-type="float" office:value="40000" calcext:value-type="float">
            <text:p>40000</text:p>
          </table:table-cell>
          <table:table-cell table:style-name="ce131" table:formula="of:=[.$E$6]+360*[.D$8]/[.$C145]" office:value-type="float" office:value="357" calcext:value-type="float">
            <text:p>357</text:p>
          </table:table-cell>
          <table:table-cell table:style-name="ce131" table:formula="of:=[.$E$6]+360*[.E$8]/[.$C145]" office:value-type="float" office:value="357.45" calcext:value-type="float">
            <text:p>357</text:p>
          </table:table-cell>
          <table:table-cell table:style-name="ce131" table:formula="of:=[.$E$6]+360*[.F$8]/[.$C145]" office:value-type="float" office:value="357.9" calcext:value-type="float">
            <text:p>358</text:p>
          </table:table-cell>
          <table:table-cell table:style-name="ce131" table:formula="of:=[.$E$6]+360*[.G$8]/[.$C145]" office:value-type="float" office:value="358.35" calcext:value-type="float">
            <text:p>358</text:p>
          </table:table-cell>
          <table:table-cell table:style-name="ce131" table:formula="of:=[.$E$6]+360*[.H$8]/[.$C145]" office:value-type="float" office:value="358.8" calcext:value-type="float">
            <text:p>359</text:p>
          </table:table-cell>
          <table:table-cell table:style-name="ce131" table:formula="of:=[.$E$6]+360*[.I$8]/[.$C145]" office:value-type="float" office:value="359.25" calcext:value-type="float">
            <text:p>359</text:p>
          </table:table-cell>
          <table:table-cell table:style-name="ce131" table:formula="of:=[.$E$6]+360*[.J$8]/[.$C145]" office:value-type="float" office:value="359.7" calcext:value-type="float">
            <text:p>360</text:p>
          </table:table-cell>
          <table:table-cell table:style-name="ce131" table:formula="of:=[.$E$6]+360*[.K$8]/[.$C145]" office:value-type="float" office:value="360.15" calcext:value-type="float">
            <text:p>360</text:p>
          </table:table-cell>
          <table:table-cell table:style-name="ce131" table:formula="of:=[.$E$6]+360*[.L$8]/[.$C145]" office:value-type="float" office:value="360.6" calcext:value-type="float">
            <text:p>361</text:p>
          </table:table-cell>
          <table:table-cell table:style-name="ce131" table:formula="of:=[.$E$6]+360*[.M$8]/[.$C145]" office:value-type="float" office:value="361.05" calcext:value-type="float">
            <text:p>361</text:p>
          </table:table-cell>
          <table:table-cell table:style-name="ce131" table:formula="of:=[.$E$6]+360*[.N$8]/[.$C145]" office:value-type="float" office:value="361.5" calcext:value-type="float">
            <text:p>362</text:p>
          </table:table-cell>
          <table:table-cell table:style-name="ce131" table:formula="of:=[.$E$6]+360*[.O$8]/[.$C145]" office:value-type="float" office:value="361.95" calcext:value-type="float">
            <text:p>362</text:p>
          </table:table-cell>
          <table:table-cell table:style-name="ce131" table:formula="of:=[.$E$6]+360*[.P$8]/[.$C145]" office:value-type="float" office:value="362.4" calcext:value-type="float">
            <text:p>362</text:p>
          </table:table-cell>
          <table:table-cell table:style-name="ce131" table:formula="of:=[.$E$6]+360*[.Q$8]/[.$C145]" office:value-type="float" office:value="362.85" calcext:value-type="float">
            <text:p>363</text:p>
          </table:table-cell>
          <table:table-cell table:style-name="ce131" table:formula="of:=[.$E$6]+360*[.R$8]/[.$C145]" office:value-type="float" office:value="363.3" calcext:value-type="float">
            <text:p>363</text:p>
          </table:table-cell>
          <table:table-cell table:style-name="ce131" table:formula="of:=[.$E$6]+360*[.S$8]/[.$C145]" office:value-type="float" office:value="363.75" calcext:value-type="float">
            <text:p>364</text:p>
          </table:table-cell>
          <table:table-cell table:style-name="ce131" table:formula="of:=[.$E$6]+360*[.T$8]/[.$C145]" office:value-type="float" office:value="364.2" calcext:value-type="float">
            <text:p>364</text:p>
          </table:table-cell>
          <table:table-cell table:style-name="ce131" table:formula="of:=[.$E$6]+360*[.U$8]/[.$C145]" office:value-type="float" office:value="364.65" calcext:value-type="float">
            <text:p>365</text:p>
          </table:table-cell>
          <table:table-cell table:style-name="ce131" table:formula="of:=[.$E$6]+360*[.V$8]/[.$C145]" office:value-type="float" office:value="365.1" calcext:value-type="float">
            <text:p>365</text:p>
          </table:table-cell>
          <table:table-cell table:style-name="ce131" table:formula="of:=[.$E$6]+360*[.W$8]/[.$C145]" office:value-type="float" office:value="365.55" calcext:value-type="float">
            <text:p>366</text:p>
          </table:table-cell>
          <table:table-cell table:style-name="ce131" table:formula="of:=[.$E$6]+360*[.X$8]/[.$C145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46]" office:value-type="float" office:value="34285.7142857143" calcext:value-type="float">
            <text:p>34286</text:p>
          </table:table-cell>
          <table:table-cell table:style-name="ce131" table:formula="of:=[.$E$6]+360*[.D$8]/[.$C146]" office:value-type="float" office:value="357" calcext:value-type="float">
            <text:p>357</text:p>
          </table:table-cell>
          <table:table-cell table:style-name="ce131" table:formula="of:=[.$E$6]+360*[.E$8]/[.$C146]" office:value-type="float" office:value="357.525" calcext:value-type="float">
            <text:p>358</text:p>
          </table:table-cell>
          <table:table-cell table:style-name="ce131" table:formula="of:=[.$E$6]+360*[.F$8]/[.$C146]" office:value-type="float" office:value="358.05" calcext:value-type="float">
            <text:p>358</text:p>
          </table:table-cell>
          <table:table-cell table:style-name="ce131" table:formula="of:=[.$E$6]+360*[.G$8]/[.$C146]" office:value-type="float" office:value="358.575" calcext:value-type="float">
            <text:p>359</text:p>
          </table:table-cell>
          <table:table-cell table:style-name="ce131" table:formula="of:=[.$E$6]+360*[.H$8]/[.$C146]" office:value-type="float" office:value="359.1" calcext:value-type="float">
            <text:p>359</text:p>
          </table:table-cell>
          <table:table-cell table:style-name="ce131" table:formula="of:=[.$E$6]+360*[.I$8]/[.$C146]" office:value-type="float" office:value="359.625" calcext:value-type="float">
            <text:p>360</text:p>
          </table:table-cell>
          <table:table-cell table:style-name="ce131" table:formula="of:=[.$E$6]+360*[.J$8]/[.$C146]" office:value-type="float" office:value="360.15" calcext:value-type="float">
            <text:p>360</text:p>
          </table:table-cell>
          <table:table-cell table:style-name="ce131" table:formula="of:=[.$E$6]+360*[.K$8]/[.$C146]" office:value-type="float" office:value="360.675" calcext:value-type="float">
            <text:p>361</text:p>
          </table:table-cell>
          <table:table-cell table:style-name="ce131" table:formula="of:=[.$E$6]+360*[.L$8]/[.$C146]" office:value-type="float" office:value="361.2" calcext:value-type="float">
            <text:p>361</text:p>
          </table:table-cell>
          <table:table-cell table:style-name="ce131" table:formula="of:=[.$E$6]+360*[.M$8]/[.$C146]" office:value-type="float" office:value="361.725" calcext:value-type="float">
            <text:p>362</text:p>
          </table:table-cell>
          <table:table-cell table:style-name="ce131" table:formula="of:=[.$E$6]+360*[.N$8]/[.$C146]" office:value-type="float" office:value="362.25" calcext:value-type="float">
            <text:p>362</text:p>
          </table:table-cell>
          <table:table-cell table:style-name="ce131" table:formula="of:=[.$E$6]+360*[.O$8]/[.$C146]" office:value-type="float" office:value="362.775" calcext:value-type="float">
            <text:p>363</text:p>
          </table:table-cell>
          <table:table-cell table:style-name="ce131" table:formula="of:=[.$E$6]+360*[.P$8]/[.$C146]" office:value-type="float" office:value="363.3" calcext:value-type="float">
            <text:p>363</text:p>
          </table:table-cell>
          <table:table-cell table:style-name="ce131" table:formula="of:=[.$E$6]+360*[.Q$8]/[.$C146]" office:value-type="float" office:value="363.825" calcext:value-type="float">
            <text:p>364</text:p>
          </table:table-cell>
          <table:table-cell table:style-name="ce131" table:formula="of:=[.$E$6]+360*[.R$8]/[.$C146]" office:value-type="float" office:value="364.35" calcext:value-type="float">
            <text:p>364</text:p>
          </table:table-cell>
          <table:table-cell table:style-name="ce131" table:formula="of:=[.$E$6]+360*[.S$8]/[.$C146]" office:value-type="float" office:value="364.875" calcext:value-type="float">
            <text:p>365</text:p>
          </table:table-cell>
          <table:table-cell table:style-name="ce131" table:formula="of:=[.$E$6]+360*[.T$8]/[.$C146]" office:value-type="float" office:value="365.4" calcext:value-type="float">
            <text:p>365</text:p>
          </table:table-cell>
          <table:table-cell table:style-name="ce131" table:formula="of:=[.$E$6]+360*[.U$8]/[.$C146]" office:value-type="float" office:value="365.925" calcext:value-type="float">
            <text:p>366</text:p>
          </table:table-cell>
          <table:table-cell table:style-name="ce131" table:formula="of:=[.$E$6]+360*[.V$8]/[.$C146]" office:value-type="float" office:value="366.45" calcext:value-type="float">
            <text:p>366</text:p>
          </table:table-cell>
          <table:table-cell table:style-name="ce131" table:formula="of:=[.$E$6]+360*[.W$8]/[.$C146]" office:value-type="float" office:value="366.975" calcext:value-type="float">
            <text:p>367</text:p>
          </table:table-cell>
          <table:table-cell table:style-name="ce131" table:formula="of:=[.$E$6]+360*[.X$8]/[.$C146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47]" office:value-type="float" office:value="30000" calcext:value-type="float">
            <text:p>30000</text:p>
          </table:table-cell>
          <table:table-cell table:style-name="ce131" table:formula="of:=[.$E$6]+360*[.D$8]/[.$C147]" office:value-type="float" office:value="357" calcext:value-type="float">
            <text:p>357</text:p>
          </table:table-cell>
          <table:table-cell table:style-name="ce131" table:formula="of:=[.$E$6]+360*[.E$8]/[.$C147]" office:value-type="float" office:value="357.6" calcext:value-type="float">
            <text:p>358</text:p>
          </table:table-cell>
          <table:table-cell table:style-name="ce131" table:formula="of:=[.$E$6]+360*[.F$8]/[.$C147]" office:value-type="float" office:value="358.2" calcext:value-type="float">
            <text:p>358</text:p>
          </table:table-cell>
          <table:table-cell table:style-name="ce131" table:formula="of:=[.$E$6]+360*[.G$8]/[.$C147]" office:value-type="float" office:value="358.8" calcext:value-type="float">
            <text:p>359</text:p>
          </table:table-cell>
          <table:table-cell table:style-name="ce131" table:formula="of:=[.$E$6]+360*[.H$8]/[.$C147]" office:value-type="float" office:value="359.4" calcext:value-type="float">
            <text:p>359</text:p>
          </table:table-cell>
          <table:table-cell table:style-name="ce131" table:formula="of:=[.$E$6]+360*[.I$8]/[.$C147]" office:value-type="float" office:value="360" calcext:value-type="float">
            <text:p>360</text:p>
          </table:table-cell>
          <table:table-cell table:style-name="ce131" table:formula="of:=[.$E$6]+360*[.J$8]/[.$C147]" office:value-type="float" office:value="360.6" calcext:value-type="float">
            <text:p>361</text:p>
          </table:table-cell>
          <table:table-cell table:style-name="ce131" table:formula="of:=[.$E$6]+360*[.K$8]/[.$C147]" office:value-type="float" office:value="361.2" calcext:value-type="float">
            <text:p>361</text:p>
          </table:table-cell>
          <table:table-cell table:style-name="ce131" table:formula="of:=[.$E$6]+360*[.L$8]/[.$C147]" office:value-type="float" office:value="361.8" calcext:value-type="float">
            <text:p>362</text:p>
          </table:table-cell>
          <table:table-cell table:style-name="ce131" table:formula="of:=[.$E$6]+360*[.M$8]/[.$C147]" office:value-type="float" office:value="362.4" calcext:value-type="float">
            <text:p>362</text:p>
          </table:table-cell>
          <table:table-cell table:style-name="ce131" table:formula="of:=[.$E$6]+360*[.N$8]/[.$C147]" office:value-type="float" office:value="363" calcext:value-type="float">
            <text:p>363</text:p>
          </table:table-cell>
          <table:table-cell table:style-name="ce131" table:formula="of:=[.$E$6]+360*[.O$8]/[.$C147]" office:value-type="float" office:value="363.6" calcext:value-type="float">
            <text:p>364</text:p>
          </table:table-cell>
          <table:table-cell table:style-name="ce131" table:formula="of:=[.$E$6]+360*[.P$8]/[.$C147]" office:value-type="float" office:value="364.2" calcext:value-type="float">
            <text:p>364</text:p>
          </table:table-cell>
          <table:table-cell table:style-name="ce131" table:formula="of:=[.$E$6]+360*[.Q$8]/[.$C147]" office:value-type="float" office:value="364.8" calcext:value-type="float">
            <text:p>365</text:p>
          </table:table-cell>
          <table:table-cell table:style-name="ce131" table:formula="of:=[.$E$6]+360*[.R$8]/[.$C147]" office:value-type="float" office:value="365.4" calcext:value-type="float">
            <text:p>365</text:p>
          </table:table-cell>
          <table:table-cell table:style-name="ce131" table:formula="of:=[.$E$6]+360*[.S$8]/[.$C147]" office:value-type="float" office:value="366" calcext:value-type="float">
            <text:p>366</text:p>
          </table:table-cell>
          <table:table-cell table:style-name="ce131" table:formula="of:=[.$E$6]+360*[.T$8]/[.$C147]" office:value-type="float" office:value="366.6" calcext:value-type="float">
            <text:p>367</text:p>
          </table:table-cell>
          <table:table-cell table:style-name="ce131" table:formula="of:=[.$E$6]+360*[.U$8]/[.$C147]" office:value-type="float" office:value="367.2" calcext:value-type="float">
            <text:p>367</text:p>
          </table:table-cell>
          <table:table-cell table:style-name="ce131" table:formula="of:=[.$E$6]+360*[.V$8]/[.$C147]" office:value-type="float" office:value="367.8" calcext:value-type="float">
            <text:p>368</text:p>
          </table:table-cell>
          <table:table-cell table:style-name="ce131" table:formula="of:=[.$E$6]+360*[.W$8]/[.$C147]" office:value-type="float" office:value="368.4" calcext:value-type="float">
            <text:p>368</text:p>
          </table:table-cell>
          <table:table-cell table:style-name="ce131" table:formula="of:=[.$E$6]+360*[.X$8]/[.$C147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48]" office:value-type="float" office:value="26666.6666666667" calcext:value-type="float">
            <text:p>26667</text:p>
          </table:table-cell>
          <table:table-cell table:style-name="ce131" table:formula="of:=[.$E$6]+360*[.D$8]/[.$C148]" office:value-type="float" office:value="357" calcext:value-type="float">
            <text:p>357</text:p>
          </table:table-cell>
          <table:table-cell table:style-name="ce131" table:formula="of:=[.$E$6]+360*[.E$8]/[.$C148]" office:value-type="float" office:value="357.675" calcext:value-type="float">
            <text:p>358</text:p>
          </table:table-cell>
          <table:table-cell table:style-name="ce131" table:formula="of:=[.$E$6]+360*[.F$8]/[.$C148]" office:value-type="float" office:value="358.35" calcext:value-type="float">
            <text:p>358</text:p>
          </table:table-cell>
          <table:table-cell table:style-name="ce131" table:formula="of:=[.$E$6]+360*[.G$8]/[.$C148]" office:value-type="float" office:value="359.025" calcext:value-type="float">
            <text:p>359</text:p>
          </table:table-cell>
          <table:table-cell table:style-name="ce131" table:formula="of:=[.$E$6]+360*[.H$8]/[.$C148]" office:value-type="float" office:value="359.7" calcext:value-type="float">
            <text:p>360</text:p>
          </table:table-cell>
          <table:table-cell table:style-name="ce131" table:formula="of:=[.$E$6]+360*[.I$8]/[.$C148]" office:value-type="float" office:value="360.375" calcext:value-type="float">
            <text:p>360</text:p>
          </table:table-cell>
          <table:table-cell table:style-name="ce131" table:formula="of:=[.$E$6]+360*[.J$8]/[.$C148]" office:value-type="float" office:value="361.05" calcext:value-type="float">
            <text:p>361</text:p>
          </table:table-cell>
          <table:table-cell table:style-name="ce131" table:formula="of:=[.$E$6]+360*[.K$8]/[.$C148]" office:value-type="float" office:value="361.725" calcext:value-type="float">
            <text:p>362</text:p>
          </table:table-cell>
          <table:table-cell table:style-name="ce131" table:formula="of:=[.$E$6]+360*[.L$8]/[.$C148]" office:value-type="float" office:value="362.4" calcext:value-type="float">
            <text:p>362</text:p>
          </table:table-cell>
          <table:table-cell table:style-name="ce131" table:formula="of:=[.$E$6]+360*[.M$8]/[.$C148]" office:value-type="float" office:value="363.075" calcext:value-type="float">
            <text:p>363</text:p>
          </table:table-cell>
          <table:table-cell table:style-name="ce131" table:formula="of:=[.$E$6]+360*[.N$8]/[.$C148]" office:value-type="float" office:value="363.75" calcext:value-type="float">
            <text:p>364</text:p>
          </table:table-cell>
          <table:table-cell table:style-name="ce131" table:formula="of:=[.$E$6]+360*[.O$8]/[.$C148]" office:value-type="float" office:value="364.425" calcext:value-type="float">
            <text:p>364</text:p>
          </table:table-cell>
          <table:table-cell table:style-name="ce131" table:formula="of:=[.$E$6]+360*[.P$8]/[.$C148]" office:value-type="float" office:value="365.1" calcext:value-type="float">
            <text:p>365</text:p>
          </table:table-cell>
          <table:table-cell table:style-name="ce131" table:formula="of:=[.$E$6]+360*[.Q$8]/[.$C148]" office:value-type="float" office:value="365.775" calcext:value-type="float">
            <text:p>366</text:p>
          </table:table-cell>
          <table:table-cell table:style-name="ce131" table:formula="of:=[.$E$6]+360*[.R$8]/[.$C148]" office:value-type="float" office:value="366.45" calcext:value-type="float">
            <text:p>366</text:p>
          </table:table-cell>
          <table:table-cell table:style-name="ce131" table:formula="of:=[.$E$6]+360*[.S$8]/[.$C148]" office:value-type="float" office:value="367.125" calcext:value-type="float">
            <text:p>367</text:p>
          </table:table-cell>
          <table:table-cell table:style-name="ce131" table:formula="of:=[.$E$6]+360*[.T$8]/[.$C148]" office:value-type="float" office:value="367.8" calcext:value-type="float">
            <text:p>368</text:p>
          </table:table-cell>
          <table:table-cell table:style-name="ce131" table:formula="of:=[.$E$6]+360*[.U$8]/[.$C148]" office:value-type="float" office:value="368.475" calcext:value-type="float">
            <text:p>368</text:p>
          </table:table-cell>
          <table:table-cell table:style-name="ce131" table:formula="of:=[.$E$6]+360*[.V$8]/[.$C148]" office:value-type="float" office:value="369.15" calcext:value-type="float">
            <text:p>369</text:p>
          </table:table-cell>
          <table:table-cell table:style-name="ce131" table:formula="of:=[.$E$6]+360*[.W$8]/[.$C148]" office:value-type="float" office:value="369.825" calcext:value-type="float">
            <text:p>370</text:p>
          </table:table-cell>
          <table:table-cell table:style-name="ce131" table:formula="of:=[.$E$6]+360*[.X$8]/[.$C148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49]" office:value-type="float" office:value="24000" calcext:value-type="float">
            <text:p>24000</text:p>
          </table:table-cell>
          <table:table-cell table:style-name="ce131" table:formula="of:=[.$E$6]+360*[.D$8]/[.$C149]" office:value-type="float" office:value="357" calcext:value-type="float">
            <text:p>357</text:p>
          </table:table-cell>
          <table:table-cell table:style-name="ce131" table:formula="of:=[.$E$6]+360*[.E$8]/[.$C149]" office:value-type="float" office:value="357.75" calcext:value-type="float">
            <text:p>358</text:p>
          </table:table-cell>
          <table:table-cell table:style-name="ce131" table:formula="of:=[.$E$6]+360*[.F$8]/[.$C149]" office:value-type="float" office:value="358.5" calcext:value-type="float">
            <text:p>359</text:p>
          </table:table-cell>
          <table:table-cell table:style-name="ce131" table:formula="of:=[.$E$6]+360*[.G$8]/[.$C149]" office:value-type="float" office:value="359.25" calcext:value-type="float">
            <text:p>359</text:p>
          </table:table-cell>
          <table:table-cell table:style-name="ce131" table:formula="of:=[.$E$6]+360*[.H$8]/[.$C149]" office:value-type="float" office:value="360" calcext:value-type="float">
            <text:p>360</text:p>
          </table:table-cell>
          <table:table-cell table:style-name="ce131" table:formula="of:=[.$E$6]+360*[.I$8]/[.$C149]" office:value-type="float" office:value="360.75" calcext:value-type="float">
            <text:p>361</text:p>
          </table:table-cell>
          <table:table-cell table:style-name="ce131" table:formula="of:=[.$E$6]+360*[.J$8]/[.$C149]" office:value-type="float" office:value="361.5" calcext:value-type="float">
            <text:p>362</text:p>
          </table:table-cell>
          <table:table-cell table:style-name="ce131" table:formula="of:=[.$E$6]+360*[.K$8]/[.$C149]" office:value-type="float" office:value="362.25" calcext:value-type="float">
            <text:p>362</text:p>
          </table:table-cell>
          <table:table-cell table:style-name="ce131" table:formula="of:=[.$E$6]+360*[.L$8]/[.$C149]" office:value-type="float" office:value="363" calcext:value-type="float">
            <text:p>363</text:p>
          </table:table-cell>
          <table:table-cell table:style-name="ce131" table:formula="of:=[.$E$6]+360*[.M$8]/[.$C149]" office:value-type="float" office:value="363.75" calcext:value-type="float">
            <text:p>364</text:p>
          </table:table-cell>
          <table:table-cell table:style-name="ce131" table:formula="of:=[.$E$6]+360*[.N$8]/[.$C149]" office:value-type="float" office:value="364.5" calcext:value-type="float">
            <text:p>365</text:p>
          </table:table-cell>
          <table:table-cell table:style-name="ce131" table:formula="of:=[.$E$6]+360*[.O$8]/[.$C149]" office:value-type="float" office:value="365.25" calcext:value-type="float">
            <text:p>365</text:p>
          </table:table-cell>
          <table:table-cell table:style-name="ce131" table:formula="of:=[.$E$6]+360*[.P$8]/[.$C149]" office:value-type="float" office:value="366" calcext:value-type="float">
            <text:p>366</text:p>
          </table:table-cell>
          <table:table-cell table:style-name="ce131" table:formula="of:=[.$E$6]+360*[.Q$8]/[.$C149]" office:value-type="float" office:value="366.75" calcext:value-type="float">
            <text:p>367</text:p>
          </table:table-cell>
          <table:table-cell table:style-name="ce131" table:formula="of:=[.$E$6]+360*[.R$8]/[.$C149]" office:value-type="float" office:value="367.5" calcext:value-type="float">
            <text:p>368</text:p>
          </table:table-cell>
          <table:table-cell table:style-name="ce131" table:formula="of:=[.$E$6]+360*[.S$8]/[.$C149]" office:value-type="float" office:value="368.25" calcext:value-type="float">
            <text:p>368</text:p>
          </table:table-cell>
          <table:table-cell table:style-name="ce131" table:formula="of:=[.$E$6]+360*[.T$8]/[.$C149]" office:value-type="float" office:value="369" calcext:value-type="float">
            <text:p>369</text:p>
          </table:table-cell>
          <table:table-cell table:style-name="ce131" table:formula="of:=[.$E$6]+360*[.U$8]/[.$C149]" office:value-type="float" office:value="369.75" calcext:value-type="float">
            <text:p>370</text:p>
          </table:table-cell>
          <table:table-cell table:style-name="ce131" table:formula="of:=[.$E$6]+360*[.V$8]/[.$C149]" office:value-type="float" office:value="370.5" calcext:value-type="float">
            <text:p>371</text:p>
          </table:table-cell>
          <table:table-cell table:style-name="ce131" table:formula="of:=[.$E$6]+360*[.W$8]/[.$C149]" office:value-type="float" office:value="371.25" calcext:value-type="float">
            <text:p>371</text:p>
          </table:table-cell>
          <table:table-cell table:style-name="ce131" table:formula="of:=[.$E$6]+360*[.X$8]/[.$C149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50]" office:value-type="float" office:value="21818.1818181818" calcext:value-type="float">
            <text:p>21818</text:p>
          </table:table-cell>
          <table:table-cell table:style-name="ce131" table:formula="of:=[.$E$6]+360*[.D$8]/[.$C150]" office:value-type="float" office:value="357" calcext:value-type="float">
            <text:p>357</text:p>
          </table:table-cell>
          <table:table-cell table:style-name="ce131" table:formula="of:=[.$E$6]+360*[.E$8]/[.$C150]" office:value-type="float" office:value="357.825" calcext:value-type="float">
            <text:p>358</text:p>
          </table:table-cell>
          <table:table-cell table:style-name="ce131" table:formula="of:=[.$E$6]+360*[.F$8]/[.$C150]" office:value-type="float" office:value="358.65" calcext:value-type="float">
            <text:p>359</text:p>
          </table:table-cell>
          <table:table-cell table:style-name="ce131" table:formula="of:=[.$E$6]+360*[.G$8]/[.$C150]" office:value-type="float" office:value="359.475" calcext:value-type="float">
            <text:p>359</text:p>
          </table:table-cell>
          <table:table-cell table:style-name="ce131" table:formula="of:=[.$E$6]+360*[.H$8]/[.$C150]" office:value-type="float" office:value="360.3" calcext:value-type="float">
            <text:p>360</text:p>
          </table:table-cell>
          <table:table-cell table:style-name="ce131" table:formula="of:=[.$E$6]+360*[.I$8]/[.$C150]" office:value-type="float" office:value="361.125" calcext:value-type="float">
            <text:p>361</text:p>
          </table:table-cell>
          <table:table-cell table:style-name="ce131" table:formula="of:=[.$E$6]+360*[.J$8]/[.$C150]" office:value-type="float" office:value="361.95" calcext:value-type="float">
            <text:p>362</text:p>
          </table:table-cell>
          <table:table-cell table:style-name="ce131" table:formula="of:=[.$E$6]+360*[.K$8]/[.$C150]" office:value-type="float" office:value="362.775" calcext:value-type="float">
            <text:p>363</text:p>
          </table:table-cell>
          <table:table-cell table:style-name="ce131" table:formula="of:=[.$E$6]+360*[.L$8]/[.$C150]" office:value-type="float" office:value="363.6" calcext:value-type="float">
            <text:p>364</text:p>
          </table:table-cell>
          <table:table-cell table:style-name="ce131" table:formula="of:=[.$E$6]+360*[.M$8]/[.$C150]" office:value-type="float" office:value="364.425" calcext:value-type="float">
            <text:p>364</text:p>
          </table:table-cell>
          <table:table-cell table:style-name="ce131" table:formula="of:=[.$E$6]+360*[.N$8]/[.$C150]" office:value-type="float" office:value="365.25" calcext:value-type="float">
            <text:p>365</text:p>
          </table:table-cell>
          <table:table-cell table:style-name="ce131" table:formula="of:=[.$E$6]+360*[.O$8]/[.$C150]" office:value-type="float" office:value="366.075" calcext:value-type="float">
            <text:p>366</text:p>
          </table:table-cell>
          <table:table-cell table:style-name="ce131" table:formula="of:=[.$E$6]+360*[.P$8]/[.$C150]" office:value-type="float" office:value="366.9" calcext:value-type="float">
            <text:p>367</text:p>
          </table:table-cell>
          <table:table-cell table:style-name="ce131" table:formula="of:=[.$E$6]+360*[.Q$8]/[.$C150]" office:value-type="float" office:value="367.725" calcext:value-type="float">
            <text:p>368</text:p>
          </table:table-cell>
          <table:table-cell table:style-name="ce131" table:formula="of:=[.$E$6]+360*[.R$8]/[.$C150]" office:value-type="float" office:value="368.55" calcext:value-type="float">
            <text:p>369</text:p>
          </table:table-cell>
          <table:table-cell table:style-name="ce131" table:formula="of:=[.$E$6]+360*[.S$8]/[.$C150]" office:value-type="float" office:value="369.375" calcext:value-type="float">
            <text:p>369</text:p>
          </table:table-cell>
          <table:table-cell table:style-name="ce131" table:formula="of:=[.$E$6]+360*[.T$8]/[.$C150]" office:value-type="float" office:value="370.2" calcext:value-type="float">
            <text:p>370</text:p>
          </table:table-cell>
          <table:table-cell table:style-name="ce131" table:formula="of:=[.$E$6]+360*[.U$8]/[.$C150]" office:value-type="float" office:value="371.025" calcext:value-type="float">
            <text:p>371</text:p>
          </table:table-cell>
          <table:table-cell table:style-name="ce131" table:formula="of:=[.$E$6]+360*[.V$8]/[.$C150]" office:value-type="float" office:value="371.85" calcext:value-type="float">
            <text:p>372</text:p>
          </table:table-cell>
          <table:table-cell table:style-name="ce131" table:formula="of:=[.$E$6]+360*[.W$8]/[.$C150]" office:value-type="float" office:value="372.675" calcext:value-type="float">
            <text:p>373</text:p>
          </table:table-cell>
          <table:table-cell table:style-name="ce131" table:formula="of:=[.$E$6]+360*[.X$8]/[.$C150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51]" office:value-type="float" office:value="20000" calcext:value-type="float">
            <text:p>20000</text:p>
          </table:table-cell>
          <table:table-cell table:style-name="ce131" table:formula="of:=[.$E$6]+360*[.D$8]/[.$C151]" office:value-type="float" office:value="357" calcext:value-type="float">
            <text:p>357</text:p>
          </table:table-cell>
          <table:table-cell table:style-name="ce131" table:formula="of:=[.$E$6]+360*[.E$8]/[.$C151]" office:value-type="float" office:value="357.9" calcext:value-type="float">
            <text:p>358</text:p>
          </table:table-cell>
          <table:table-cell table:style-name="ce131" table:formula="of:=[.$E$6]+360*[.F$8]/[.$C151]" office:value-type="float" office:value="358.8" calcext:value-type="float">
            <text:p>359</text:p>
          </table:table-cell>
          <table:table-cell table:style-name="ce131" table:formula="of:=[.$E$6]+360*[.G$8]/[.$C151]" office:value-type="float" office:value="359.7" calcext:value-type="float">
            <text:p>360</text:p>
          </table:table-cell>
          <table:table-cell table:style-name="ce131" table:formula="of:=[.$E$6]+360*[.H$8]/[.$C151]" office:value-type="float" office:value="360.6" calcext:value-type="float">
            <text:p>361</text:p>
          </table:table-cell>
          <table:table-cell table:style-name="ce131" table:formula="of:=[.$E$6]+360*[.I$8]/[.$C151]" office:value-type="float" office:value="361.5" calcext:value-type="float">
            <text:p>362</text:p>
          </table:table-cell>
          <table:table-cell table:style-name="ce131" table:formula="of:=[.$E$6]+360*[.J$8]/[.$C151]" office:value-type="float" office:value="362.4" calcext:value-type="float">
            <text:p>362</text:p>
          </table:table-cell>
          <table:table-cell table:style-name="ce131" table:formula="of:=[.$E$6]+360*[.K$8]/[.$C151]" office:value-type="float" office:value="363.3" calcext:value-type="float">
            <text:p>363</text:p>
          </table:table-cell>
          <table:table-cell table:style-name="ce131" table:formula="of:=[.$E$6]+360*[.L$8]/[.$C151]" office:value-type="float" office:value="364.2" calcext:value-type="float">
            <text:p>364</text:p>
          </table:table-cell>
          <table:table-cell table:style-name="ce131" table:formula="of:=[.$E$6]+360*[.M$8]/[.$C151]" office:value-type="float" office:value="365.1" calcext:value-type="float">
            <text:p>365</text:p>
          </table:table-cell>
          <table:table-cell table:style-name="ce131" table:formula="of:=[.$E$6]+360*[.N$8]/[.$C151]" office:value-type="float" office:value="366" calcext:value-type="float">
            <text:p>366</text:p>
          </table:table-cell>
          <table:table-cell table:style-name="ce131" table:formula="of:=[.$E$6]+360*[.O$8]/[.$C151]" office:value-type="float" office:value="366.9" calcext:value-type="float">
            <text:p>367</text:p>
          </table:table-cell>
          <table:table-cell table:style-name="ce131" table:formula="of:=[.$E$6]+360*[.P$8]/[.$C151]" office:value-type="float" office:value="367.8" calcext:value-type="float">
            <text:p>368</text:p>
          </table:table-cell>
          <table:table-cell table:style-name="ce131" table:formula="of:=[.$E$6]+360*[.Q$8]/[.$C151]" office:value-type="float" office:value="368.7" calcext:value-type="float">
            <text:p>369</text:p>
          </table:table-cell>
          <table:table-cell table:style-name="ce131" table:formula="of:=[.$E$6]+360*[.R$8]/[.$C151]" office:value-type="float" office:value="369.6" calcext:value-type="float">
            <text:p>370</text:p>
          </table:table-cell>
          <table:table-cell table:style-name="ce131" table:formula="of:=[.$E$6]+360*[.S$8]/[.$C151]" office:value-type="float" office:value="370.5" calcext:value-type="float">
            <text:p>371</text:p>
          </table:table-cell>
          <table:table-cell table:style-name="ce131" table:formula="of:=[.$E$6]+360*[.T$8]/[.$C151]" office:value-type="float" office:value="371.4" calcext:value-type="float">
            <text:p>371</text:p>
          </table:table-cell>
          <table:table-cell table:style-name="ce131" table:formula="of:=[.$E$6]+360*[.U$8]/[.$C151]" office:value-type="float" office:value="372.3" calcext:value-type="float">
            <text:p>372</text:p>
          </table:table-cell>
          <table:table-cell table:style-name="ce131" table:formula="of:=[.$E$6]+360*[.V$8]/[.$C151]" office:value-type="float" office:value="373.2" calcext:value-type="float">
            <text:p>373</text:p>
          </table:table-cell>
          <table:table-cell table:style-name="ce131" table:formula="of:=[.$E$6]+360*[.W$8]/[.$C151]" office:value-type="float" office:value="374.1" calcext:value-type="float">
            <text:p>374</text:p>
          </table:table-cell>
          <table:table-cell table:style-name="ce131" table:formula="of:=[.$E$6]+360*[.X$8]/[.$C151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52]" office:value-type="float" office:value="18461.5384615385" calcext:value-type="float">
            <text:p>18462</text:p>
          </table:table-cell>
          <table:table-cell table:style-name="ce131" table:formula="of:=[.$E$6]+360*[.D$8]/[.$C152]" office:value-type="float" office:value="357" calcext:value-type="float">
            <text:p>357</text:p>
          </table:table-cell>
          <table:table-cell table:style-name="ce131" table:formula="of:=[.$E$6]+360*[.E$8]/[.$C152]" office:value-type="float" office:value="357.975" calcext:value-type="float">
            <text:p>358</text:p>
          </table:table-cell>
          <table:table-cell table:style-name="ce131" table:formula="of:=[.$E$6]+360*[.F$8]/[.$C152]" office:value-type="float" office:value="358.95" calcext:value-type="float">
            <text:p>359</text:p>
          </table:table-cell>
          <table:table-cell table:style-name="ce131" table:formula="of:=[.$E$6]+360*[.G$8]/[.$C152]" office:value-type="float" office:value="359.925" calcext:value-type="float">
            <text:p>360</text:p>
          </table:table-cell>
          <table:table-cell table:style-name="ce131" table:formula="of:=[.$E$6]+360*[.H$8]/[.$C152]" office:value-type="float" office:value="360.9" calcext:value-type="float">
            <text:p>361</text:p>
          </table:table-cell>
          <table:table-cell table:style-name="ce131" table:formula="of:=[.$E$6]+360*[.I$8]/[.$C152]" office:value-type="float" office:value="361.875" calcext:value-type="float">
            <text:p>362</text:p>
          </table:table-cell>
          <table:table-cell table:style-name="ce131" table:formula="of:=[.$E$6]+360*[.J$8]/[.$C152]" office:value-type="float" office:value="362.85" calcext:value-type="float">
            <text:p>363</text:p>
          </table:table-cell>
          <table:table-cell table:style-name="ce131" table:formula="of:=[.$E$6]+360*[.K$8]/[.$C152]" office:value-type="float" office:value="363.825" calcext:value-type="float">
            <text:p>364</text:p>
          </table:table-cell>
          <table:table-cell table:style-name="ce131" table:formula="of:=[.$E$6]+360*[.L$8]/[.$C152]" office:value-type="float" office:value="364.8" calcext:value-type="float">
            <text:p>365</text:p>
          </table:table-cell>
          <table:table-cell table:style-name="ce131" table:formula="of:=[.$E$6]+360*[.M$8]/[.$C152]" office:value-type="float" office:value="365.775" calcext:value-type="float">
            <text:p>366</text:p>
          </table:table-cell>
          <table:table-cell table:style-name="ce131" table:formula="of:=[.$E$6]+360*[.N$8]/[.$C152]" office:value-type="float" office:value="366.75" calcext:value-type="float">
            <text:p>367</text:p>
          </table:table-cell>
          <table:table-cell table:style-name="ce131" table:formula="of:=[.$E$6]+360*[.O$8]/[.$C152]" office:value-type="float" office:value="367.725" calcext:value-type="float">
            <text:p>368</text:p>
          </table:table-cell>
          <table:table-cell table:style-name="ce131" table:formula="of:=[.$E$6]+360*[.P$8]/[.$C152]" office:value-type="float" office:value="368.7" calcext:value-type="float">
            <text:p>369</text:p>
          </table:table-cell>
          <table:table-cell table:style-name="ce131" table:formula="of:=[.$E$6]+360*[.Q$8]/[.$C152]" office:value-type="float" office:value="369.675" calcext:value-type="float">
            <text:p>370</text:p>
          </table:table-cell>
          <table:table-cell table:style-name="ce131" table:formula="of:=[.$E$6]+360*[.R$8]/[.$C152]" office:value-type="float" office:value="370.65" calcext:value-type="float">
            <text:p>371</text:p>
          </table:table-cell>
          <table:table-cell table:style-name="ce131" table:formula="of:=[.$E$6]+360*[.S$8]/[.$C152]" office:value-type="float" office:value="371.625" calcext:value-type="float">
            <text:p>372</text:p>
          </table:table-cell>
          <table:table-cell table:style-name="ce131" table:formula="of:=[.$E$6]+360*[.T$8]/[.$C152]" office:value-type="float" office:value="372.6" calcext:value-type="float">
            <text:p>373</text:p>
          </table:table-cell>
          <table:table-cell table:style-name="ce131" table:formula="of:=[.$E$6]+360*[.U$8]/[.$C152]" office:value-type="float" office:value="373.575" calcext:value-type="float">
            <text:p>374</text:p>
          </table:table-cell>
          <table:table-cell table:style-name="ce131" table:formula="of:=[.$E$6]+360*[.V$8]/[.$C152]" office:value-type="float" office:value="374.55" calcext:value-type="float">
            <text:p>375</text:p>
          </table:table-cell>
          <table:table-cell table:style-name="ce131" table:formula="of:=[.$E$6]+360*[.W$8]/[.$C152]" office:value-type="float" office:value="375.525" calcext:value-type="float">
            <text:p>376</text:p>
          </table:table-cell>
          <table:table-cell table:style-name="ce131" table:formula="of:=[.$E$6]+360*[.X$8]/[.$C152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53]" office:value-type="float" office:value="17142.8571428571" calcext:value-type="float">
            <text:p>17143</text:p>
          </table:table-cell>
          <table:table-cell table:style-name="ce131" table:formula="of:=[.$E$6]+360*[.D$8]/[.$C153]" office:value-type="float" office:value="357" calcext:value-type="float">
            <text:p>357</text:p>
          </table:table-cell>
          <table:table-cell table:style-name="ce131" table:formula="of:=[.$E$6]+360*[.E$8]/[.$C153]" office:value-type="float" office:value="358.05" calcext:value-type="float">
            <text:p>358</text:p>
          </table:table-cell>
          <table:table-cell table:style-name="ce131" table:formula="of:=[.$E$6]+360*[.F$8]/[.$C153]" office:value-type="float" office:value="359.1" calcext:value-type="float">
            <text:p>359</text:p>
          </table:table-cell>
          <table:table-cell table:style-name="ce131" table:formula="of:=[.$E$6]+360*[.G$8]/[.$C153]" office:value-type="float" office:value="360.15" calcext:value-type="float">
            <text:p>360</text:p>
          </table:table-cell>
          <table:table-cell table:style-name="ce131" table:formula="of:=[.$E$6]+360*[.H$8]/[.$C153]" office:value-type="float" office:value="361.2" calcext:value-type="float">
            <text:p>361</text:p>
          </table:table-cell>
          <table:table-cell table:style-name="ce131" table:formula="of:=[.$E$6]+360*[.I$8]/[.$C153]" office:value-type="float" office:value="362.25" calcext:value-type="float">
            <text:p>362</text:p>
          </table:table-cell>
          <table:table-cell table:style-name="ce131" table:formula="of:=[.$E$6]+360*[.J$8]/[.$C153]" office:value-type="float" office:value="363.3" calcext:value-type="float">
            <text:p>363</text:p>
          </table:table-cell>
          <table:table-cell table:style-name="ce131" table:formula="of:=[.$E$6]+360*[.K$8]/[.$C153]" office:value-type="float" office:value="364.35" calcext:value-type="float">
            <text:p>364</text:p>
          </table:table-cell>
          <table:table-cell table:style-name="ce131" table:formula="of:=[.$E$6]+360*[.L$8]/[.$C153]" office:value-type="float" office:value="365.4" calcext:value-type="float">
            <text:p>365</text:p>
          </table:table-cell>
          <table:table-cell table:style-name="ce131" table:formula="of:=[.$E$6]+360*[.M$8]/[.$C153]" office:value-type="float" office:value="366.45" calcext:value-type="float">
            <text:p>366</text:p>
          </table:table-cell>
          <table:table-cell table:style-name="ce131" table:formula="of:=[.$E$6]+360*[.N$8]/[.$C153]" office:value-type="float" office:value="367.5" calcext:value-type="float">
            <text:p>368</text:p>
          </table:table-cell>
          <table:table-cell table:style-name="ce131" table:formula="of:=[.$E$6]+360*[.O$8]/[.$C153]" office:value-type="float" office:value="368.55" calcext:value-type="float">
            <text:p>369</text:p>
          </table:table-cell>
          <table:table-cell table:style-name="ce131" table:formula="of:=[.$E$6]+360*[.P$8]/[.$C153]" office:value-type="float" office:value="369.6" calcext:value-type="float">
            <text:p>370</text:p>
          </table:table-cell>
          <table:table-cell table:style-name="ce131" table:formula="of:=[.$E$6]+360*[.Q$8]/[.$C153]" office:value-type="float" office:value="370.65" calcext:value-type="float">
            <text:p>371</text:p>
          </table:table-cell>
          <table:table-cell table:style-name="ce131" table:formula="of:=[.$E$6]+360*[.R$8]/[.$C153]" office:value-type="float" office:value="371.7" calcext:value-type="float">
            <text:p>372</text:p>
          </table:table-cell>
          <table:table-cell table:style-name="ce131" table:formula="of:=[.$E$6]+360*[.S$8]/[.$C153]" office:value-type="float" office:value="372.75" calcext:value-type="float">
            <text:p>373</text:p>
          </table:table-cell>
          <table:table-cell table:style-name="ce131" table:formula="of:=[.$E$6]+360*[.T$8]/[.$C153]" office:value-type="float" office:value="373.8" calcext:value-type="float">
            <text:p>374</text:p>
          </table:table-cell>
          <table:table-cell table:style-name="ce131" table:formula="of:=[.$E$6]+360*[.U$8]/[.$C153]" office:value-type="float" office:value="374.85" calcext:value-type="float">
            <text:p>375</text:p>
          </table:table-cell>
          <table:table-cell table:style-name="ce131" table:formula="of:=[.$E$6]+360*[.V$8]/[.$C153]" office:value-type="float" office:value="375.9" calcext:value-type="float">
            <text:p>376</text:p>
          </table:table-cell>
          <table:table-cell table:style-name="ce131" table:formula="of:=[.$E$6]+360*[.W$8]/[.$C153]" office:value-type="float" office:value="376.95" calcext:value-type="float">
            <text:p>377</text:p>
          </table:table-cell>
          <table:table-cell table:style-name="ce131" table:formula="of:=[.$E$6]+360*[.X$8]/[.$C153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54]" office:value-type="float" office:value="16000" calcext:value-type="float">
            <text:p>16000</text:p>
          </table:table-cell>
          <table:table-cell table:style-name="ce131" table:formula="of:=[.$E$6]+360*[.D$8]/[.$C154]" office:value-type="float" office:value="357" calcext:value-type="float">
            <text:p>357</text:p>
          </table:table-cell>
          <table:table-cell table:style-name="ce131" table:formula="of:=[.$E$6]+360*[.E$8]/[.$C154]" office:value-type="float" office:value="358.125" calcext:value-type="float">
            <text:p>358</text:p>
          </table:table-cell>
          <table:table-cell table:style-name="ce131" table:formula="of:=[.$E$6]+360*[.F$8]/[.$C154]" office:value-type="float" office:value="359.25" calcext:value-type="float">
            <text:p>359</text:p>
          </table:table-cell>
          <table:table-cell table:style-name="ce131" table:formula="of:=[.$E$6]+360*[.G$8]/[.$C154]" office:value-type="float" office:value="360.375" calcext:value-type="float">
            <text:p>360</text:p>
          </table:table-cell>
          <table:table-cell table:style-name="ce131" table:formula="of:=[.$E$6]+360*[.H$8]/[.$C154]" office:value-type="float" office:value="361.5" calcext:value-type="float">
            <text:p>362</text:p>
          </table:table-cell>
          <table:table-cell table:style-name="ce131" table:formula="of:=[.$E$6]+360*[.I$8]/[.$C154]" office:value-type="float" office:value="362.625" calcext:value-type="float">
            <text:p>363</text:p>
          </table:table-cell>
          <table:table-cell table:style-name="ce131" table:formula="of:=[.$E$6]+360*[.J$8]/[.$C154]" office:value-type="float" office:value="363.75" calcext:value-type="float">
            <text:p>364</text:p>
          </table:table-cell>
          <table:table-cell table:style-name="ce131" table:formula="of:=[.$E$6]+360*[.K$8]/[.$C154]" office:value-type="float" office:value="364.875" calcext:value-type="float">
            <text:p>365</text:p>
          </table:table-cell>
          <table:table-cell table:style-name="ce131" table:formula="of:=[.$E$6]+360*[.L$8]/[.$C154]" office:value-type="float" office:value="366" calcext:value-type="float">
            <text:p>366</text:p>
          </table:table-cell>
          <table:table-cell table:style-name="ce131" table:formula="of:=[.$E$6]+360*[.M$8]/[.$C154]" office:value-type="float" office:value="367.125" calcext:value-type="float">
            <text:p>367</text:p>
          </table:table-cell>
          <table:table-cell table:style-name="ce131" table:formula="of:=[.$E$6]+360*[.N$8]/[.$C154]" office:value-type="float" office:value="368.25" calcext:value-type="float">
            <text:p>368</text:p>
          </table:table-cell>
          <table:table-cell table:style-name="ce131" table:formula="of:=[.$E$6]+360*[.O$8]/[.$C154]" office:value-type="float" office:value="369.375" calcext:value-type="float">
            <text:p>369</text:p>
          </table:table-cell>
          <table:table-cell table:style-name="ce131" table:formula="of:=[.$E$6]+360*[.P$8]/[.$C154]" office:value-type="float" office:value="370.5" calcext:value-type="float">
            <text:p>371</text:p>
          </table:table-cell>
          <table:table-cell table:style-name="ce131" table:formula="of:=[.$E$6]+360*[.Q$8]/[.$C154]" office:value-type="float" office:value="371.625" calcext:value-type="float">
            <text:p>372</text:p>
          </table:table-cell>
          <table:table-cell table:style-name="ce131" table:formula="of:=[.$E$6]+360*[.R$8]/[.$C154]" office:value-type="float" office:value="372.75" calcext:value-type="float">
            <text:p>373</text:p>
          </table:table-cell>
          <table:table-cell table:style-name="ce131" table:formula="of:=[.$E$6]+360*[.S$8]/[.$C154]" office:value-type="float" office:value="373.875" calcext:value-type="float">
            <text:p>374</text:p>
          </table:table-cell>
          <table:table-cell table:style-name="ce131" table:formula="of:=[.$E$6]+360*[.T$8]/[.$C154]" office:value-type="float" office:value="375" calcext:value-type="float">
            <text:p>375</text:p>
          </table:table-cell>
          <table:table-cell table:style-name="ce131" table:formula="of:=[.$E$6]+360*[.U$8]/[.$C154]" office:value-type="float" office:value="376.125" calcext:value-type="float">
            <text:p>376</text:p>
          </table:table-cell>
          <table:table-cell table:style-name="ce131" table:formula="of:=[.$E$6]+360*[.V$8]/[.$C154]" office:value-type="float" office:value="377.25" calcext:value-type="float">
            <text:p>377</text:p>
          </table:table-cell>
          <table:table-cell table:style-name="ce131" table:formula="of:=[.$E$6]+360*[.W$8]/[.$C154]" office:value-type="float" office:value="378.375" calcext:value-type="float">
            <text:p>378</text:p>
          </table:table-cell>
          <table:table-cell table:style-name="ce131" table:formula="of:=[.$E$6]+360*[.X$8]/[.$C154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55]" office:value-type="float" office:value="15000" calcext:value-type="float">
            <text:p>15000</text:p>
          </table:table-cell>
          <table:table-cell table:style-name="ce131" table:formula="of:=[.$E$6]+360*[.D$8]/[.$C155]" office:value-type="float" office:value="357" calcext:value-type="float">
            <text:p>357</text:p>
          </table:table-cell>
          <table:table-cell table:style-name="ce131" table:formula="of:=[.$E$6]+360*[.E$8]/[.$C155]" office:value-type="float" office:value="358.2" calcext:value-type="float">
            <text:p>358</text:p>
          </table:table-cell>
          <table:table-cell table:style-name="ce131" table:formula="of:=[.$E$6]+360*[.F$8]/[.$C155]" office:value-type="float" office:value="359.4" calcext:value-type="float">
            <text:p>359</text:p>
          </table:table-cell>
          <table:table-cell table:style-name="ce131" table:formula="of:=[.$E$6]+360*[.G$8]/[.$C155]" office:value-type="float" office:value="360.6" calcext:value-type="float">
            <text:p>361</text:p>
          </table:table-cell>
          <table:table-cell table:style-name="ce131" table:formula="of:=[.$E$6]+360*[.H$8]/[.$C155]" office:value-type="float" office:value="361.8" calcext:value-type="float">
            <text:p>362</text:p>
          </table:table-cell>
          <table:table-cell table:style-name="ce131" table:formula="of:=[.$E$6]+360*[.I$8]/[.$C155]" office:value-type="float" office:value="363" calcext:value-type="float">
            <text:p>363</text:p>
          </table:table-cell>
          <table:table-cell table:style-name="ce131" table:formula="of:=[.$E$6]+360*[.J$8]/[.$C155]" office:value-type="float" office:value="364.2" calcext:value-type="float">
            <text:p>364</text:p>
          </table:table-cell>
          <table:table-cell table:style-name="ce131" table:formula="of:=[.$E$6]+360*[.K$8]/[.$C155]" office:value-type="float" office:value="365.4" calcext:value-type="float">
            <text:p>365</text:p>
          </table:table-cell>
          <table:table-cell table:style-name="ce131" table:formula="of:=[.$E$6]+360*[.L$8]/[.$C155]" office:value-type="float" office:value="366.6" calcext:value-type="float">
            <text:p>367</text:p>
          </table:table-cell>
          <table:table-cell table:style-name="ce131" table:formula="of:=[.$E$6]+360*[.M$8]/[.$C155]" office:value-type="float" office:value="367.8" calcext:value-type="float">
            <text:p>368</text:p>
          </table:table-cell>
          <table:table-cell table:style-name="ce131" table:formula="of:=[.$E$6]+360*[.N$8]/[.$C155]" office:value-type="float" office:value="369" calcext:value-type="float">
            <text:p>369</text:p>
          </table:table-cell>
          <table:table-cell table:style-name="ce131" table:formula="of:=[.$E$6]+360*[.O$8]/[.$C155]" office:value-type="float" office:value="370.2" calcext:value-type="float">
            <text:p>370</text:p>
          </table:table-cell>
          <table:table-cell table:style-name="ce131" table:formula="of:=[.$E$6]+360*[.P$8]/[.$C155]" office:value-type="float" office:value="371.4" calcext:value-type="float">
            <text:p>371</text:p>
          </table:table-cell>
          <table:table-cell table:style-name="ce131" table:formula="of:=[.$E$6]+360*[.Q$8]/[.$C155]" office:value-type="float" office:value="372.6" calcext:value-type="float">
            <text:p>373</text:p>
          </table:table-cell>
          <table:table-cell table:style-name="ce131" table:formula="of:=[.$E$6]+360*[.R$8]/[.$C155]" office:value-type="float" office:value="373.8" calcext:value-type="float">
            <text:p>374</text:p>
          </table:table-cell>
          <table:table-cell table:style-name="ce131" table:formula="of:=[.$E$6]+360*[.S$8]/[.$C155]" office:value-type="float" office:value="375" calcext:value-type="float">
            <text:p>375</text:p>
          </table:table-cell>
          <table:table-cell table:style-name="ce131" table:formula="of:=[.$E$6]+360*[.T$8]/[.$C155]" office:value-type="float" office:value="376.2" calcext:value-type="float">
            <text:p>376</text:p>
          </table:table-cell>
          <table:table-cell table:style-name="ce131" table:formula="of:=[.$E$6]+360*[.U$8]/[.$C155]" office:value-type="float" office:value="377.4" calcext:value-type="float">
            <text:p>377</text:p>
          </table:table-cell>
          <table:table-cell table:style-name="ce131" table:formula="of:=[.$E$6]+360*[.V$8]/[.$C155]" office:value-type="float" office:value="378.6" calcext:value-type="float">
            <text:p>379</text:p>
          </table:table-cell>
          <table:table-cell table:style-name="ce131" table:formula="of:=[.$E$6]+360*[.W$8]/[.$C155]" office:value-type="float" office:value="379.8" calcext:value-type="float">
            <text:p>380</text:p>
          </table:table-cell>
          <table:table-cell table:style-name="ce131" table:formula="of:=[.$E$6]+360*[.X$8]/[.$C155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156]" office:value-type="float" office:value="14117.6470588235" calcext:value-type="float">
            <text:p>14118</text:p>
          </table:table-cell>
          <table:table-cell table:style-name="ce131" table:formula="of:=[.$E$6]+360*[.D$8]/[.$C156]" office:value-type="float" office:value="357" calcext:value-type="float">
            <text:p>357</text:p>
          </table:table-cell>
          <table:table-cell table:style-name="ce131" table:formula="of:=[.$E$6]+360*[.E$8]/[.$C156]" office:value-type="float" office:value="358.275" calcext:value-type="float">
            <text:p>358</text:p>
          </table:table-cell>
          <table:table-cell table:style-name="ce131" table:formula="of:=[.$E$6]+360*[.F$8]/[.$C156]" office:value-type="float" office:value="359.55" calcext:value-type="float">
            <text:p>360</text:p>
          </table:table-cell>
          <table:table-cell table:style-name="ce131" table:formula="of:=[.$E$6]+360*[.G$8]/[.$C156]" office:value-type="float" office:value="360.825" calcext:value-type="float">
            <text:p>361</text:p>
          </table:table-cell>
          <table:table-cell table:style-name="ce131" table:formula="of:=[.$E$6]+360*[.H$8]/[.$C156]" office:value-type="float" office:value="362.1" calcext:value-type="float">
            <text:p>362</text:p>
          </table:table-cell>
          <table:table-cell table:style-name="ce131" table:formula="of:=[.$E$6]+360*[.I$8]/[.$C156]" office:value-type="float" office:value="363.375" calcext:value-type="float">
            <text:p>363</text:p>
          </table:table-cell>
          <table:table-cell table:style-name="ce131" table:formula="of:=[.$E$6]+360*[.J$8]/[.$C156]" office:value-type="float" office:value="364.65" calcext:value-type="float">
            <text:p>365</text:p>
          </table:table-cell>
          <table:table-cell table:style-name="ce131" table:formula="of:=[.$E$6]+360*[.K$8]/[.$C156]" office:value-type="float" office:value="365.925" calcext:value-type="float">
            <text:p>366</text:p>
          </table:table-cell>
          <table:table-cell table:style-name="ce131" table:formula="of:=[.$E$6]+360*[.L$8]/[.$C156]" office:value-type="float" office:value="367.2" calcext:value-type="float">
            <text:p>367</text:p>
          </table:table-cell>
          <table:table-cell table:style-name="ce131" table:formula="of:=[.$E$6]+360*[.M$8]/[.$C156]" office:value-type="float" office:value="368.475" calcext:value-type="float">
            <text:p>368</text:p>
          </table:table-cell>
          <table:table-cell table:style-name="ce131" table:formula="of:=[.$E$6]+360*[.N$8]/[.$C156]" office:value-type="float" office:value="369.75" calcext:value-type="float">
            <text:p>370</text:p>
          </table:table-cell>
          <table:table-cell table:style-name="ce131" table:formula="of:=[.$E$6]+360*[.O$8]/[.$C156]" office:value-type="float" office:value="371.025" calcext:value-type="float">
            <text:p>371</text:p>
          </table:table-cell>
          <table:table-cell table:style-name="ce131" table:formula="of:=[.$E$6]+360*[.P$8]/[.$C156]" office:value-type="float" office:value="372.3" calcext:value-type="float">
            <text:p>372</text:p>
          </table:table-cell>
          <table:table-cell table:style-name="ce131" table:formula="of:=[.$E$6]+360*[.Q$8]/[.$C156]" office:value-type="float" office:value="373.575" calcext:value-type="float">
            <text:p>374</text:p>
          </table:table-cell>
          <table:table-cell table:style-name="ce131" table:formula="of:=[.$E$6]+360*[.R$8]/[.$C156]" office:value-type="float" office:value="374.85" calcext:value-type="float">
            <text:p>375</text:p>
          </table:table-cell>
          <table:table-cell table:style-name="ce131" table:formula="of:=[.$E$6]+360*[.S$8]/[.$C156]" office:value-type="float" office:value="376.125" calcext:value-type="float">
            <text:p>376</text:p>
          </table:table-cell>
          <table:table-cell table:style-name="ce131" table:formula="of:=[.$E$6]+360*[.T$8]/[.$C156]" office:value-type="float" office:value="377.4" calcext:value-type="float">
            <text:p>377</text:p>
          </table:table-cell>
          <table:table-cell table:style-name="ce131" table:formula="of:=[.$E$6]+360*[.U$8]/[.$C156]" office:value-type="float" office:value="378.675" calcext:value-type="float">
            <text:p>379</text:p>
          </table:table-cell>
          <table:table-cell table:style-name="ce131" table:formula="of:=[.$E$6]+360*[.V$8]/[.$C156]" office:value-type="float" office:value="379.95" calcext:value-type="float">
            <text:p>380</text:p>
          </table:table-cell>
          <table:table-cell table:style-name="ce131" table:formula="of:=[.$E$6]+360*[.W$8]/[.$C156]" office:value-type="float" office:value="381.225" calcext:value-type="float">
            <text:p>381</text:p>
          </table:table-cell>
          <table:table-cell table:style-name="ce131" table:formula="of:=[.$E$6]+360*[.X$8]/[.$C156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157]" office:value-type="float" office:value="13333.3333333333" calcext:value-type="float">
            <text:p>13333</text:p>
          </table:table-cell>
          <table:table-cell table:style-name="ce131" table:formula="of:=[.$E$6]+360*[.D$8]/[.$C157]" office:value-type="float" office:value="357" calcext:value-type="float">
            <text:p>357</text:p>
          </table:table-cell>
          <table:table-cell table:style-name="ce131" table:formula="of:=[.$E$6]+360*[.E$8]/[.$C157]" office:value-type="float" office:value="358.35" calcext:value-type="float">
            <text:p>358</text:p>
          </table:table-cell>
          <table:table-cell table:style-name="ce131" table:formula="of:=[.$E$6]+360*[.F$8]/[.$C157]" office:value-type="float" office:value="359.7" calcext:value-type="float">
            <text:p>360</text:p>
          </table:table-cell>
          <table:table-cell table:style-name="ce131" table:formula="of:=[.$E$6]+360*[.G$8]/[.$C157]" office:value-type="float" office:value="361.05" calcext:value-type="float">
            <text:p>361</text:p>
          </table:table-cell>
          <table:table-cell table:style-name="ce131" table:formula="of:=[.$E$6]+360*[.H$8]/[.$C157]" office:value-type="float" office:value="362.4" calcext:value-type="float">
            <text:p>362</text:p>
          </table:table-cell>
          <table:table-cell table:style-name="ce131" table:formula="of:=[.$E$6]+360*[.I$8]/[.$C157]" office:value-type="float" office:value="363.75" calcext:value-type="float">
            <text:p>364</text:p>
          </table:table-cell>
          <table:table-cell table:style-name="ce131" table:formula="of:=[.$E$6]+360*[.J$8]/[.$C157]" office:value-type="float" office:value="365.1" calcext:value-type="float">
            <text:p>365</text:p>
          </table:table-cell>
          <table:table-cell table:style-name="ce131" table:formula="of:=[.$E$6]+360*[.K$8]/[.$C157]" office:value-type="float" office:value="366.45" calcext:value-type="float">
            <text:p>366</text:p>
          </table:table-cell>
          <table:table-cell table:style-name="ce131" table:formula="of:=[.$E$6]+360*[.L$8]/[.$C157]" office:value-type="float" office:value="367.8" calcext:value-type="float">
            <text:p>368</text:p>
          </table:table-cell>
          <table:table-cell table:style-name="ce131" table:formula="of:=[.$E$6]+360*[.M$8]/[.$C157]" office:value-type="float" office:value="369.15" calcext:value-type="float">
            <text:p>369</text:p>
          </table:table-cell>
          <table:table-cell table:style-name="ce131" table:formula="of:=[.$E$6]+360*[.N$8]/[.$C157]" office:value-type="float" office:value="370.5" calcext:value-type="float">
            <text:p>371</text:p>
          </table:table-cell>
          <table:table-cell table:style-name="ce131" table:formula="of:=[.$E$6]+360*[.O$8]/[.$C157]" office:value-type="float" office:value="371.85" calcext:value-type="float">
            <text:p>372</text:p>
          </table:table-cell>
          <table:table-cell table:style-name="ce131" table:formula="of:=[.$E$6]+360*[.P$8]/[.$C157]" office:value-type="float" office:value="373.2" calcext:value-type="float">
            <text:p>373</text:p>
          </table:table-cell>
          <table:table-cell table:style-name="ce131" table:formula="of:=[.$E$6]+360*[.Q$8]/[.$C157]" office:value-type="float" office:value="374.55" calcext:value-type="float">
            <text:p>375</text:p>
          </table:table-cell>
          <table:table-cell table:style-name="ce131" table:formula="of:=[.$E$6]+360*[.R$8]/[.$C157]" office:value-type="float" office:value="375.9" calcext:value-type="float">
            <text:p>376</text:p>
          </table:table-cell>
          <table:table-cell table:style-name="ce131" table:formula="of:=[.$E$6]+360*[.S$8]/[.$C157]" office:value-type="float" office:value="377.25" calcext:value-type="float">
            <text:p>377</text:p>
          </table:table-cell>
          <table:table-cell table:style-name="ce131" table:formula="of:=[.$E$6]+360*[.T$8]/[.$C157]" office:value-type="float" office:value="378.6" calcext:value-type="float">
            <text:p>379</text:p>
          </table:table-cell>
          <table:table-cell table:style-name="ce131" table:formula="of:=[.$E$6]+360*[.U$8]/[.$C157]" office:value-type="float" office:value="379.95" calcext:value-type="float">
            <text:p>380</text:p>
          </table:table-cell>
          <table:table-cell table:style-name="ce131" table:formula="of:=[.$E$6]+360*[.V$8]/[.$C157]" office:value-type="float" office:value="381.3" calcext:value-type="float">
            <text:p>381</text:p>
          </table:table-cell>
          <table:table-cell table:style-name="ce131" table:formula="of:=[.$E$6]+360*[.W$8]/[.$C157]" office:value-type="float" office:value="382.65" calcext:value-type="float">
            <text:p>383</text:p>
          </table:table-cell>
          <table:table-cell table:style-name="ce131" table:formula="of:=[.$E$6]+360*[.X$8]/[.$C157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158]" office:value-type="float" office:value="12631.5789473684" calcext:value-type="float">
            <text:p>12632</text:p>
          </table:table-cell>
          <table:table-cell table:style-name="ce131" table:formula="of:=[.$E$6]+360*[.D$8]/[.$C158]" office:value-type="float" office:value="357" calcext:value-type="float">
            <text:p>357</text:p>
          </table:table-cell>
          <table:table-cell table:style-name="ce131" table:formula="of:=[.$E$6]+360*[.E$8]/[.$C158]" office:value-type="float" office:value="358.425" calcext:value-type="float">
            <text:p>358</text:p>
          </table:table-cell>
          <table:table-cell table:style-name="ce131" table:formula="of:=[.$E$6]+360*[.F$8]/[.$C158]" office:value-type="float" office:value="359.85" calcext:value-type="float">
            <text:p>360</text:p>
          </table:table-cell>
          <table:table-cell table:style-name="ce131" table:formula="of:=[.$E$6]+360*[.G$8]/[.$C158]" office:value-type="float" office:value="361.275" calcext:value-type="float">
            <text:p>361</text:p>
          </table:table-cell>
          <table:table-cell table:style-name="ce131" table:formula="of:=[.$E$6]+360*[.H$8]/[.$C158]" office:value-type="float" office:value="362.7" calcext:value-type="float">
            <text:p>363</text:p>
          </table:table-cell>
          <table:table-cell table:style-name="ce131" table:formula="of:=[.$E$6]+360*[.I$8]/[.$C158]" office:value-type="float" office:value="364.125" calcext:value-type="float">
            <text:p>364</text:p>
          </table:table-cell>
          <table:table-cell table:style-name="ce131" table:formula="of:=[.$E$6]+360*[.J$8]/[.$C158]" office:value-type="float" office:value="365.55" calcext:value-type="float">
            <text:p>366</text:p>
          </table:table-cell>
          <table:table-cell table:style-name="ce131" table:formula="of:=[.$E$6]+360*[.K$8]/[.$C158]" office:value-type="float" office:value="366.975" calcext:value-type="float">
            <text:p>367</text:p>
          </table:table-cell>
          <table:table-cell table:style-name="ce131" table:formula="of:=[.$E$6]+360*[.L$8]/[.$C158]" office:value-type="float" office:value="368.4" calcext:value-type="float">
            <text:p>368</text:p>
          </table:table-cell>
          <table:table-cell table:style-name="ce131" table:formula="of:=[.$E$6]+360*[.M$8]/[.$C158]" office:value-type="float" office:value="369.825" calcext:value-type="float">
            <text:p>370</text:p>
          </table:table-cell>
          <table:table-cell table:style-name="ce131" table:formula="of:=[.$E$6]+360*[.N$8]/[.$C158]" office:value-type="float" office:value="371.25" calcext:value-type="float">
            <text:p>371</text:p>
          </table:table-cell>
          <table:table-cell table:style-name="ce131" table:formula="of:=[.$E$6]+360*[.O$8]/[.$C158]" office:value-type="float" office:value="372.675" calcext:value-type="float">
            <text:p>373</text:p>
          </table:table-cell>
          <table:table-cell table:style-name="ce131" table:formula="of:=[.$E$6]+360*[.P$8]/[.$C158]" office:value-type="float" office:value="374.1" calcext:value-type="float">
            <text:p>374</text:p>
          </table:table-cell>
          <table:table-cell table:style-name="ce131" table:formula="of:=[.$E$6]+360*[.Q$8]/[.$C158]" office:value-type="float" office:value="375.525" calcext:value-type="float">
            <text:p>376</text:p>
          </table:table-cell>
          <table:table-cell table:style-name="ce131" table:formula="of:=[.$E$6]+360*[.R$8]/[.$C158]" office:value-type="float" office:value="376.95" calcext:value-type="float">
            <text:p>377</text:p>
          </table:table-cell>
          <table:table-cell table:style-name="ce131" table:formula="of:=[.$E$6]+360*[.S$8]/[.$C158]" office:value-type="float" office:value="378.375" calcext:value-type="float">
            <text:p>378</text:p>
          </table:table-cell>
          <table:table-cell table:style-name="ce131" table:formula="of:=[.$E$6]+360*[.T$8]/[.$C158]" office:value-type="float" office:value="379.8" calcext:value-type="float">
            <text:p>380</text:p>
          </table:table-cell>
          <table:table-cell table:style-name="ce131" table:formula="of:=[.$E$6]+360*[.U$8]/[.$C158]" office:value-type="float" office:value="381.225" calcext:value-type="float">
            <text:p>381</text:p>
          </table:table-cell>
          <table:table-cell table:style-name="ce131" table:formula="of:=[.$E$6]+360*[.V$8]/[.$C158]" office:value-type="float" office:value="382.65" calcext:value-type="float">
            <text:p>383</text:p>
          </table:table-cell>
          <table:table-cell table:style-name="ce131" table:formula="of:=[.$E$6]+360*[.W$8]/[.$C158]" office:value-type="float" office:value="384.075" calcext:value-type="float">
            <text:p>384</text:p>
          </table:table-cell>
          <table:table-cell table:style-name="ce131" table:formula="of:=[.$E$6]+360*[.X$8]/[.$C158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159]" office:value-type="float" office:value="12000" calcext:value-type="float">
            <text:p>12000</text:p>
          </table:table-cell>
          <table:table-cell table:style-name="ce131" table:formula="of:=[.$E$6]+360*[.D$8]/[.$C159]" office:value-type="float" office:value="357" calcext:value-type="float">
            <text:p>357</text:p>
          </table:table-cell>
          <table:table-cell table:style-name="ce131" table:formula="of:=[.$E$6]+360*[.E$8]/[.$C159]" office:value-type="float" office:value="358.5" calcext:value-type="float">
            <text:p>359</text:p>
          </table:table-cell>
          <table:table-cell table:style-name="ce131" table:formula="of:=[.$E$6]+360*[.F$8]/[.$C159]" office:value-type="float" office:value="360" calcext:value-type="float">
            <text:p>360</text:p>
          </table:table-cell>
          <table:table-cell table:style-name="ce131" table:formula="of:=[.$E$6]+360*[.G$8]/[.$C159]" office:value-type="float" office:value="361.5" calcext:value-type="float">
            <text:p>362</text:p>
          </table:table-cell>
          <table:table-cell table:style-name="ce131" table:formula="of:=[.$E$6]+360*[.H$8]/[.$C159]" office:value-type="float" office:value="363" calcext:value-type="float">
            <text:p>363</text:p>
          </table:table-cell>
          <table:table-cell table:style-name="ce131" table:formula="of:=[.$E$6]+360*[.I$8]/[.$C159]" office:value-type="float" office:value="364.5" calcext:value-type="float">
            <text:p>365</text:p>
          </table:table-cell>
          <table:table-cell table:style-name="ce131" table:formula="of:=[.$E$6]+360*[.J$8]/[.$C159]" office:value-type="float" office:value="366" calcext:value-type="float">
            <text:p>366</text:p>
          </table:table-cell>
          <table:table-cell table:style-name="ce131" table:formula="of:=[.$E$6]+360*[.K$8]/[.$C159]" office:value-type="float" office:value="367.5" calcext:value-type="float">
            <text:p>368</text:p>
          </table:table-cell>
          <table:table-cell table:style-name="ce131" table:formula="of:=[.$E$6]+360*[.L$8]/[.$C159]" office:value-type="float" office:value="369" calcext:value-type="float">
            <text:p>369</text:p>
          </table:table-cell>
          <table:table-cell table:style-name="ce131" table:formula="of:=[.$E$6]+360*[.M$8]/[.$C159]" office:value-type="float" office:value="370.5" calcext:value-type="float">
            <text:p>371</text:p>
          </table:table-cell>
          <table:table-cell table:style-name="ce131" table:formula="of:=[.$E$6]+360*[.N$8]/[.$C159]" office:value-type="float" office:value="372" calcext:value-type="float">
            <text:p>372</text:p>
          </table:table-cell>
          <table:table-cell table:style-name="ce131" table:formula="of:=[.$E$6]+360*[.O$8]/[.$C159]" office:value-type="float" office:value="373.5" calcext:value-type="float">
            <text:p>374</text:p>
          </table:table-cell>
          <table:table-cell table:style-name="ce131" table:formula="of:=[.$E$6]+360*[.P$8]/[.$C159]" office:value-type="float" office:value="375" calcext:value-type="float">
            <text:p>375</text:p>
          </table:table-cell>
          <table:table-cell table:style-name="ce131" table:formula="of:=[.$E$6]+360*[.Q$8]/[.$C159]" office:value-type="float" office:value="376.5" calcext:value-type="float">
            <text:p>377</text:p>
          </table:table-cell>
          <table:table-cell table:style-name="ce131" table:formula="of:=[.$E$6]+360*[.R$8]/[.$C159]" office:value-type="float" office:value="378" calcext:value-type="float">
            <text:p>378</text:p>
          </table:table-cell>
          <table:table-cell table:style-name="ce131" table:formula="of:=[.$E$6]+360*[.S$8]/[.$C159]" office:value-type="float" office:value="379.5" calcext:value-type="float">
            <text:p>380</text:p>
          </table:table-cell>
          <table:table-cell table:style-name="ce131" table:formula="of:=[.$E$6]+360*[.T$8]/[.$C159]" office:value-type="float" office:value="381" calcext:value-type="float">
            <text:p>381</text:p>
          </table:table-cell>
          <table:table-cell table:style-name="ce131" table:formula="of:=[.$E$6]+360*[.U$8]/[.$C159]" office:value-type="float" office:value="382.5" calcext:value-type="float">
            <text:p>383</text:p>
          </table:table-cell>
          <table:table-cell table:style-name="ce131" table:formula="of:=[.$E$6]+360*[.V$8]/[.$C159]" office:value-type="float" office:value="384" calcext:value-type="float">
            <text:p>384</text:p>
          </table:table-cell>
          <table:table-cell table:style-name="ce131" table:formula="of:=[.$E$6]+360*[.W$8]/[.$C159]" office:value-type="float" office:value="385.5" calcext:value-type="float">
            <text:p>386</text:p>
          </table:table-cell>
          <table:table-cell table:style-name="ce131" table:formula="of:=[.$E$6]+360*[.X$8]/[.$C159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160]" office:value-type="float" office:value="11428.5714285714" calcext:value-type="float">
            <text:p>11429</text:p>
          </table:table-cell>
          <table:table-cell table:style-name="ce131" table:formula="of:=[.$E$6]+360*[.D$8]/[.$C160]" office:value-type="float" office:value="357" calcext:value-type="float">
            <text:p>357</text:p>
          </table:table-cell>
          <table:table-cell table:style-name="ce131" table:formula="of:=[.$E$6]+360*[.E$8]/[.$C160]" office:value-type="float" office:value="358.575" calcext:value-type="float">
            <text:p>359</text:p>
          </table:table-cell>
          <table:table-cell table:style-name="ce131" table:formula="of:=[.$E$6]+360*[.F$8]/[.$C160]" office:value-type="float" office:value="360.15" calcext:value-type="float">
            <text:p>360</text:p>
          </table:table-cell>
          <table:table-cell table:style-name="ce131" table:formula="of:=[.$E$6]+360*[.G$8]/[.$C160]" office:value-type="float" office:value="361.725" calcext:value-type="float">
            <text:p>362</text:p>
          </table:table-cell>
          <table:table-cell table:style-name="ce131" table:formula="of:=[.$E$6]+360*[.H$8]/[.$C160]" office:value-type="float" office:value="363.3" calcext:value-type="float">
            <text:p>363</text:p>
          </table:table-cell>
          <table:table-cell table:style-name="ce131" table:formula="of:=[.$E$6]+360*[.I$8]/[.$C160]" office:value-type="float" office:value="364.875" calcext:value-type="float">
            <text:p>365</text:p>
          </table:table-cell>
          <table:table-cell table:style-name="ce131" table:formula="of:=[.$E$6]+360*[.J$8]/[.$C160]" office:value-type="float" office:value="366.45" calcext:value-type="float">
            <text:p>366</text:p>
          </table:table-cell>
          <table:table-cell table:style-name="ce131" table:formula="of:=[.$E$6]+360*[.K$8]/[.$C160]" office:value-type="float" office:value="368.025" calcext:value-type="float">
            <text:p>368</text:p>
          </table:table-cell>
          <table:table-cell table:style-name="ce131" table:formula="of:=[.$E$6]+360*[.L$8]/[.$C160]" office:value-type="float" office:value="369.6" calcext:value-type="float">
            <text:p>370</text:p>
          </table:table-cell>
          <table:table-cell table:style-name="ce131" table:formula="of:=[.$E$6]+360*[.M$8]/[.$C160]" office:value-type="float" office:value="371.175" calcext:value-type="float">
            <text:p>371</text:p>
          </table:table-cell>
          <table:table-cell table:style-name="ce131" table:formula="of:=[.$E$6]+360*[.N$8]/[.$C160]" office:value-type="float" office:value="372.75" calcext:value-type="float">
            <text:p>373</text:p>
          </table:table-cell>
          <table:table-cell table:style-name="ce131" table:formula="of:=[.$E$6]+360*[.O$8]/[.$C160]" office:value-type="float" office:value="374.325" calcext:value-type="float">
            <text:p>374</text:p>
          </table:table-cell>
          <table:table-cell table:style-name="ce131" table:formula="of:=[.$E$6]+360*[.P$8]/[.$C160]" office:value-type="float" office:value="375.9" calcext:value-type="float">
            <text:p>376</text:p>
          </table:table-cell>
          <table:table-cell table:style-name="ce131" table:formula="of:=[.$E$6]+360*[.Q$8]/[.$C160]" office:value-type="float" office:value="377.475" calcext:value-type="float">
            <text:p>377</text:p>
          </table:table-cell>
          <table:table-cell table:style-name="ce131" table:formula="of:=[.$E$6]+360*[.R$8]/[.$C160]" office:value-type="float" office:value="379.05" calcext:value-type="float">
            <text:p>379</text:p>
          </table:table-cell>
          <table:table-cell table:style-name="ce131" table:formula="of:=[.$E$6]+360*[.S$8]/[.$C160]" office:value-type="float" office:value="380.625" calcext:value-type="float">
            <text:p>381</text:p>
          </table:table-cell>
          <table:table-cell table:style-name="ce131" table:formula="of:=[.$E$6]+360*[.T$8]/[.$C160]" office:value-type="float" office:value="382.2" calcext:value-type="float">
            <text:p>382</text:p>
          </table:table-cell>
          <table:table-cell table:style-name="ce131" table:formula="of:=[.$E$6]+360*[.U$8]/[.$C160]" office:value-type="float" office:value="383.775" calcext:value-type="float">
            <text:p>384</text:p>
          </table:table-cell>
          <table:table-cell table:style-name="ce131" table:formula="of:=[.$E$6]+360*[.V$8]/[.$C160]" office:value-type="float" office:value="385.35" calcext:value-type="float">
            <text:p>385</text:p>
          </table:table-cell>
          <table:table-cell table:style-name="ce131" table:formula="of:=[.$E$6]+360*[.W$8]/[.$C160]" office:value-type="float" office:value="386.925" calcext:value-type="float">
            <text:p>387</text:p>
          </table:table-cell>
          <table:table-cell table:style-name="ce131" table:formula="of:=[.$E$6]+360*[.X$8]/[.$C160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161]" office:value-type="float" office:value="10909.0909090909" calcext:value-type="float">
            <text:p>10909</text:p>
          </table:table-cell>
          <table:table-cell table:style-name="ce131" table:formula="of:=[.$E$6]+360*[.D$8]/[.$C161]" office:value-type="float" office:value="357" calcext:value-type="float">
            <text:p>357</text:p>
          </table:table-cell>
          <table:table-cell table:style-name="ce131" table:formula="of:=[.$E$6]+360*[.E$8]/[.$C161]" office:value-type="float" office:value="358.65" calcext:value-type="float">
            <text:p>359</text:p>
          </table:table-cell>
          <table:table-cell table:style-name="ce131" table:formula="of:=[.$E$6]+360*[.F$8]/[.$C161]" office:value-type="float" office:value="360.3" calcext:value-type="float">
            <text:p>360</text:p>
          </table:table-cell>
          <table:table-cell table:style-name="ce131" table:formula="of:=[.$E$6]+360*[.G$8]/[.$C161]" office:value-type="float" office:value="361.95" calcext:value-type="float">
            <text:p>362</text:p>
          </table:table-cell>
          <table:table-cell table:style-name="ce131" table:formula="of:=[.$E$6]+360*[.H$8]/[.$C161]" office:value-type="float" office:value="363.6" calcext:value-type="float">
            <text:p>364</text:p>
          </table:table-cell>
          <table:table-cell table:style-name="ce131" table:formula="of:=[.$E$6]+360*[.I$8]/[.$C161]" office:value-type="float" office:value="365.25" calcext:value-type="float">
            <text:p>365</text:p>
          </table:table-cell>
          <table:table-cell table:style-name="ce131" table:formula="of:=[.$E$6]+360*[.J$8]/[.$C161]" office:value-type="float" office:value="366.9" calcext:value-type="float">
            <text:p>367</text:p>
          </table:table-cell>
          <table:table-cell table:style-name="ce131" table:formula="of:=[.$E$6]+360*[.K$8]/[.$C161]" office:value-type="float" office:value="368.55" calcext:value-type="float">
            <text:p>369</text:p>
          </table:table-cell>
          <table:table-cell table:style-name="ce131" table:formula="of:=[.$E$6]+360*[.L$8]/[.$C161]" office:value-type="float" office:value="370.2" calcext:value-type="float">
            <text:p>370</text:p>
          </table:table-cell>
          <table:table-cell table:style-name="ce131" table:formula="of:=[.$E$6]+360*[.M$8]/[.$C161]" office:value-type="float" office:value="371.85" calcext:value-type="float">
            <text:p>372</text:p>
          </table:table-cell>
          <table:table-cell table:style-name="ce131" table:formula="of:=[.$E$6]+360*[.N$8]/[.$C161]" office:value-type="float" office:value="373.5" calcext:value-type="float">
            <text:p>374</text:p>
          </table:table-cell>
          <table:table-cell table:style-name="ce131" table:formula="of:=[.$E$6]+360*[.O$8]/[.$C161]" office:value-type="float" office:value="375.15" calcext:value-type="float">
            <text:p>375</text:p>
          </table:table-cell>
          <table:table-cell table:style-name="ce131" table:formula="of:=[.$E$6]+360*[.P$8]/[.$C161]" office:value-type="float" office:value="376.8" calcext:value-type="float">
            <text:p>377</text:p>
          </table:table-cell>
          <table:table-cell table:style-name="ce131" table:formula="of:=[.$E$6]+360*[.Q$8]/[.$C161]" office:value-type="float" office:value="378.45" calcext:value-type="float">
            <text:p>378</text:p>
          </table:table-cell>
          <table:table-cell table:style-name="ce131" table:formula="of:=[.$E$6]+360*[.R$8]/[.$C161]" office:value-type="float" office:value="380.1" calcext:value-type="float">
            <text:p>380</text:p>
          </table:table-cell>
          <table:table-cell table:style-name="ce131" table:formula="of:=[.$E$6]+360*[.S$8]/[.$C161]" office:value-type="float" office:value="381.75" calcext:value-type="float">
            <text:p>382</text:p>
          </table:table-cell>
          <table:table-cell table:style-name="ce131" table:formula="of:=[.$E$6]+360*[.T$8]/[.$C161]" office:value-type="float" office:value="383.4" calcext:value-type="float">
            <text:p>383</text:p>
          </table:table-cell>
          <table:table-cell table:style-name="ce131" table:formula="of:=[.$E$6]+360*[.U$8]/[.$C161]" office:value-type="float" office:value="385.05" calcext:value-type="float">
            <text:p>385</text:p>
          </table:table-cell>
          <table:table-cell table:style-name="ce131" table:formula="of:=[.$E$6]+360*[.V$8]/[.$C161]" office:value-type="float" office:value="386.7" calcext:value-type="float">
            <text:p>387</text:p>
          </table:table-cell>
          <table:table-cell table:style-name="ce131" table:formula="of:=[.$E$6]+360*[.W$8]/[.$C161]" office:value-type="float" office:value="388.35" calcext:value-type="float">
            <text:p>388</text:p>
          </table:table-cell>
          <table:table-cell table:style-name="ce131" table:formula="of:=[.$E$6]+360*[.X$8]/[.$C161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162]" office:value-type="float" office:value="10434.7826086957" calcext:value-type="float">
            <text:p>10435</text:p>
          </table:table-cell>
          <table:table-cell table:style-name="ce131" table:formula="of:=[.$E$6]+360*[.D$8]/[.$C162]" office:value-type="float" office:value="357" calcext:value-type="float">
            <text:p>357</text:p>
          </table:table-cell>
          <table:table-cell table:style-name="ce131" table:formula="of:=[.$E$6]+360*[.E$8]/[.$C162]" office:value-type="float" office:value="358.725" calcext:value-type="float">
            <text:p>359</text:p>
          </table:table-cell>
          <table:table-cell table:style-name="ce131" table:formula="of:=[.$E$6]+360*[.F$8]/[.$C162]" office:value-type="float" office:value="360.45" calcext:value-type="float">
            <text:p>360</text:p>
          </table:table-cell>
          <table:table-cell table:style-name="ce131" table:formula="of:=[.$E$6]+360*[.G$8]/[.$C162]" office:value-type="float" office:value="362.175" calcext:value-type="float">
            <text:p>362</text:p>
          </table:table-cell>
          <table:table-cell table:style-name="ce131" table:formula="of:=[.$E$6]+360*[.H$8]/[.$C162]" office:value-type="float" office:value="363.9" calcext:value-type="float">
            <text:p>364</text:p>
          </table:table-cell>
          <table:table-cell table:style-name="ce131" table:formula="of:=[.$E$6]+360*[.I$8]/[.$C162]" office:value-type="float" office:value="365.625" calcext:value-type="float">
            <text:p>366</text:p>
          </table:table-cell>
          <table:table-cell table:style-name="ce131" table:formula="of:=[.$E$6]+360*[.J$8]/[.$C162]" office:value-type="float" office:value="367.35" calcext:value-type="float">
            <text:p>367</text:p>
          </table:table-cell>
          <table:table-cell table:style-name="ce131" table:formula="of:=[.$E$6]+360*[.K$8]/[.$C162]" office:value-type="float" office:value="369.075" calcext:value-type="float">
            <text:p>369</text:p>
          </table:table-cell>
          <table:table-cell table:style-name="ce131" table:formula="of:=[.$E$6]+360*[.L$8]/[.$C162]" office:value-type="float" office:value="370.8" calcext:value-type="float">
            <text:p>371</text:p>
          </table:table-cell>
          <table:table-cell table:style-name="ce131" table:formula="of:=[.$E$6]+360*[.M$8]/[.$C162]" office:value-type="float" office:value="372.525" calcext:value-type="float">
            <text:p>373</text:p>
          </table:table-cell>
          <table:table-cell table:style-name="ce131" table:formula="of:=[.$E$6]+360*[.N$8]/[.$C162]" office:value-type="float" office:value="374.25" calcext:value-type="float">
            <text:p>374</text:p>
          </table:table-cell>
          <table:table-cell table:style-name="ce131" table:formula="of:=[.$E$6]+360*[.O$8]/[.$C162]" office:value-type="float" office:value="375.975" calcext:value-type="float">
            <text:p>376</text:p>
          </table:table-cell>
          <table:table-cell table:style-name="ce131" table:formula="of:=[.$E$6]+360*[.P$8]/[.$C162]" office:value-type="float" office:value="377.7" calcext:value-type="float">
            <text:p>378</text:p>
          </table:table-cell>
          <table:table-cell table:style-name="ce131" table:formula="of:=[.$E$6]+360*[.Q$8]/[.$C162]" office:value-type="float" office:value="379.425" calcext:value-type="float">
            <text:p>379</text:p>
          </table:table-cell>
          <table:table-cell table:style-name="ce131" table:formula="of:=[.$E$6]+360*[.R$8]/[.$C162]" office:value-type="float" office:value="381.15" calcext:value-type="float">
            <text:p>381</text:p>
          </table:table-cell>
          <table:table-cell table:style-name="ce131" table:formula="of:=[.$E$6]+360*[.S$8]/[.$C162]" office:value-type="float" office:value="382.875" calcext:value-type="float">
            <text:p>383</text:p>
          </table:table-cell>
          <table:table-cell table:style-name="ce131" table:formula="of:=[.$E$6]+360*[.T$8]/[.$C162]" office:value-type="float" office:value="384.6" calcext:value-type="float">
            <text:p>385</text:p>
          </table:table-cell>
          <table:table-cell table:style-name="ce131" table:formula="of:=[.$E$6]+360*[.U$8]/[.$C162]" office:value-type="float" office:value="386.325" calcext:value-type="float">
            <text:p>386</text:p>
          </table:table-cell>
          <table:table-cell table:style-name="ce131" table:formula="of:=[.$E$6]+360*[.V$8]/[.$C162]" office:value-type="float" office:value="388.05" calcext:value-type="float">
            <text:p>388</text:p>
          </table:table-cell>
          <table:table-cell table:style-name="ce131" table:formula="of:=[.$E$6]+360*[.W$8]/[.$C162]" office:value-type="float" office:value="389.775" calcext:value-type="float">
            <text:p>390</text:p>
          </table:table-cell>
          <table:table-cell table:style-name="ce131" table:formula="of:=[.$E$6]+360*[.X$8]/[.$C162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163]" office:value-type="float" office:value="10000" calcext:value-type="float">
            <text:p>10000</text:p>
          </table:table-cell>
          <table:table-cell table:style-name="ce131" table:formula="of:=[.$E$6]+360*[.D$8]/[.$C163]" office:value-type="float" office:value="357" calcext:value-type="float">
            <text:p>357</text:p>
          </table:table-cell>
          <table:table-cell table:style-name="ce131" table:formula="of:=[.$E$6]+360*[.E$8]/[.$C163]" office:value-type="float" office:value="358.8" calcext:value-type="float">
            <text:p>359</text:p>
          </table:table-cell>
          <table:table-cell table:style-name="ce131" table:formula="of:=[.$E$6]+360*[.F$8]/[.$C163]" office:value-type="float" office:value="360.6" calcext:value-type="float">
            <text:p>361</text:p>
          </table:table-cell>
          <table:table-cell table:style-name="ce131" table:formula="of:=[.$E$6]+360*[.G$8]/[.$C163]" office:value-type="float" office:value="362.4" calcext:value-type="float">
            <text:p>362</text:p>
          </table:table-cell>
          <table:table-cell table:style-name="ce131" table:formula="of:=[.$E$6]+360*[.H$8]/[.$C163]" office:value-type="float" office:value="364.2" calcext:value-type="float">
            <text:p>364</text:p>
          </table:table-cell>
          <table:table-cell table:style-name="ce131" table:formula="of:=[.$E$6]+360*[.I$8]/[.$C163]" office:value-type="float" office:value="366" calcext:value-type="float">
            <text:p>366</text:p>
          </table:table-cell>
          <table:table-cell table:style-name="ce131" table:formula="of:=[.$E$6]+360*[.J$8]/[.$C163]" office:value-type="float" office:value="367.8" calcext:value-type="float">
            <text:p>368</text:p>
          </table:table-cell>
          <table:table-cell table:style-name="ce131" table:formula="of:=[.$E$6]+360*[.K$8]/[.$C163]" office:value-type="float" office:value="369.6" calcext:value-type="float">
            <text:p>370</text:p>
          </table:table-cell>
          <table:table-cell table:style-name="ce131" table:formula="of:=[.$E$6]+360*[.L$8]/[.$C163]" office:value-type="float" office:value="371.4" calcext:value-type="float">
            <text:p>371</text:p>
          </table:table-cell>
          <table:table-cell table:style-name="ce131" table:formula="of:=[.$E$6]+360*[.M$8]/[.$C163]" office:value-type="float" office:value="373.2" calcext:value-type="float">
            <text:p>373</text:p>
          </table:table-cell>
          <table:table-cell table:style-name="ce131" table:formula="of:=[.$E$6]+360*[.N$8]/[.$C163]" office:value-type="float" office:value="375" calcext:value-type="float">
            <text:p>375</text:p>
          </table:table-cell>
          <table:table-cell table:style-name="ce131" table:formula="of:=[.$E$6]+360*[.O$8]/[.$C163]" office:value-type="float" office:value="376.8" calcext:value-type="float">
            <text:p>377</text:p>
          </table:table-cell>
          <table:table-cell table:style-name="ce131" table:formula="of:=[.$E$6]+360*[.P$8]/[.$C163]" office:value-type="float" office:value="378.6" calcext:value-type="float">
            <text:p>379</text:p>
          </table:table-cell>
          <table:table-cell table:style-name="ce131" table:formula="of:=[.$E$6]+360*[.Q$8]/[.$C163]" office:value-type="float" office:value="380.4" calcext:value-type="float">
            <text:p>380</text:p>
          </table:table-cell>
          <table:table-cell table:style-name="ce131" table:formula="of:=[.$E$6]+360*[.R$8]/[.$C163]" office:value-type="float" office:value="382.2" calcext:value-type="float">
            <text:p>382</text:p>
          </table:table-cell>
          <table:table-cell table:style-name="ce131" table:formula="of:=[.$E$6]+360*[.S$8]/[.$C163]" office:value-type="float" office:value="384" calcext:value-type="float">
            <text:p>384</text:p>
          </table:table-cell>
          <table:table-cell table:style-name="ce131" table:formula="of:=[.$E$6]+360*[.T$8]/[.$C163]" office:value-type="float" office:value="385.8" calcext:value-type="float">
            <text:p>386</text:p>
          </table:table-cell>
          <table:table-cell table:style-name="ce131" table:formula="of:=[.$E$6]+360*[.U$8]/[.$C163]" office:value-type="float" office:value="387.6" calcext:value-type="float">
            <text:p>388</text:p>
          </table:table-cell>
          <table:table-cell table:style-name="ce131" table:formula="of:=[.$E$6]+360*[.V$8]/[.$C163]" office:value-type="float" office:value="389.4" calcext:value-type="float">
            <text:p>389</text:p>
          </table:table-cell>
          <table:table-cell table:style-name="ce131" table:formula="of:=[.$E$6]+360*[.W$8]/[.$C163]" office:value-type="float" office:value="391.2" calcext:value-type="float">
            <text:p>391</text:p>
          </table:table-cell>
          <table:table-cell table:style-name="ce131" table:formula="of:=[.$E$6]+360*[.X$8]/[.$C163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164]" office:value-type="float" office:value="9600" calcext:value-type="float">
            <text:p>9600</text:p>
          </table:table-cell>
          <table:table-cell table:style-name="ce131" table:formula="of:=[.$E$6]+360*[.D$8]/[.$C164]" office:value-type="float" office:value="357" calcext:value-type="float">
            <text:p>357</text:p>
          </table:table-cell>
          <table:table-cell table:style-name="ce131" table:formula="of:=[.$E$6]+360*[.E$8]/[.$C164]" office:value-type="float" office:value="358.875" calcext:value-type="float">
            <text:p>359</text:p>
          </table:table-cell>
          <table:table-cell table:style-name="ce131" table:formula="of:=[.$E$6]+360*[.F$8]/[.$C164]" office:value-type="float" office:value="360.75" calcext:value-type="float">
            <text:p>361</text:p>
          </table:table-cell>
          <table:table-cell table:style-name="ce131" table:formula="of:=[.$E$6]+360*[.G$8]/[.$C164]" office:value-type="float" office:value="362.625" calcext:value-type="float">
            <text:p>363</text:p>
          </table:table-cell>
          <table:table-cell table:style-name="ce131" table:formula="of:=[.$E$6]+360*[.H$8]/[.$C164]" office:value-type="float" office:value="364.5" calcext:value-type="float">
            <text:p>365</text:p>
          </table:table-cell>
          <table:table-cell table:style-name="ce131" table:formula="of:=[.$E$6]+360*[.I$8]/[.$C164]" office:value-type="float" office:value="366.375" calcext:value-type="float">
            <text:p>366</text:p>
          </table:table-cell>
          <table:table-cell table:style-name="ce131" table:formula="of:=[.$E$6]+360*[.J$8]/[.$C164]" office:value-type="float" office:value="368.25" calcext:value-type="float">
            <text:p>368</text:p>
          </table:table-cell>
          <table:table-cell table:style-name="ce131" table:formula="of:=[.$E$6]+360*[.K$8]/[.$C164]" office:value-type="float" office:value="370.125" calcext:value-type="float">
            <text:p>370</text:p>
          </table:table-cell>
          <table:table-cell table:style-name="ce131" table:formula="of:=[.$E$6]+360*[.L$8]/[.$C164]" office:value-type="float" office:value="372" calcext:value-type="float">
            <text:p>372</text:p>
          </table:table-cell>
          <table:table-cell table:style-name="ce131" table:formula="of:=[.$E$6]+360*[.M$8]/[.$C164]" office:value-type="float" office:value="373.875" calcext:value-type="float">
            <text:p>374</text:p>
          </table:table-cell>
          <table:table-cell table:style-name="ce131" table:formula="of:=[.$E$6]+360*[.N$8]/[.$C164]" office:value-type="float" office:value="375.75" calcext:value-type="float">
            <text:p>376</text:p>
          </table:table-cell>
          <table:table-cell table:style-name="ce131" table:formula="of:=[.$E$6]+360*[.O$8]/[.$C164]" office:value-type="float" office:value="377.625" calcext:value-type="float">
            <text:p>378</text:p>
          </table:table-cell>
          <table:table-cell table:style-name="ce131" table:formula="of:=[.$E$6]+360*[.P$8]/[.$C164]" office:value-type="float" office:value="379.5" calcext:value-type="float">
            <text:p>380</text:p>
          </table:table-cell>
          <table:table-cell table:style-name="ce131" table:formula="of:=[.$E$6]+360*[.Q$8]/[.$C164]" office:value-type="float" office:value="381.375" calcext:value-type="float">
            <text:p>381</text:p>
          </table:table-cell>
          <table:table-cell table:style-name="ce131" table:formula="of:=[.$E$6]+360*[.R$8]/[.$C164]" office:value-type="float" office:value="383.25" calcext:value-type="float">
            <text:p>383</text:p>
          </table:table-cell>
          <table:table-cell table:style-name="ce131" table:formula="of:=[.$E$6]+360*[.S$8]/[.$C164]" office:value-type="float" office:value="385.125" calcext:value-type="float">
            <text:p>385</text:p>
          </table:table-cell>
          <table:table-cell table:style-name="ce131" table:formula="of:=[.$E$6]+360*[.T$8]/[.$C164]" office:value-type="float" office:value="387" calcext:value-type="float">
            <text:p>387</text:p>
          </table:table-cell>
          <table:table-cell table:style-name="ce131" table:formula="of:=[.$E$6]+360*[.U$8]/[.$C164]" office:value-type="float" office:value="388.875" calcext:value-type="float">
            <text:p>389</text:p>
          </table:table-cell>
          <table:table-cell table:style-name="ce131" table:formula="of:=[.$E$6]+360*[.V$8]/[.$C164]" office:value-type="float" office:value="390.75" calcext:value-type="float">
            <text:p>391</text:p>
          </table:table-cell>
          <table:table-cell table:style-name="ce131" table:formula="of:=[.$E$6]+360*[.W$8]/[.$C164]" office:value-type="float" office:value="392.625" calcext:value-type="float">
            <text:p>393</text:p>
          </table:table-cell>
          <table:table-cell table:style-name="ce131" table:formula="of:=[.$E$6]+360*[.X$8]/[.$C164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165]" office:value-type="float" office:value="9230.76923076923" calcext:value-type="float">
            <text:p>9231</text:p>
          </table:table-cell>
          <table:table-cell table:style-name="ce131" table:formula="of:=[.$E$6]+360*[.D$8]/[.$C165]" office:value-type="float" office:value="357" calcext:value-type="float">
            <text:p>357</text:p>
          </table:table-cell>
          <table:table-cell table:style-name="ce131" table:formula="of:=[.$E$6]+360*[.E$8]/[.$C165]" office:value-type="float" office:value="358.95" calcext:value-type="float">
            <text:p>359</text:p>
          </table:table-cell>
          <table:table-cell table:style-name="ce131" table:formula="of:=[.$E$6]+360*[.F$8]/[.$C165]" office:value-type="float" office:value="360.9" calcext:value-type="float">
            <text:p>361</text:p>
          </table:table-cell>
          <table:table-cell table:style-name="ce131" table:formula="of:=[.$E$6]+360*[.G$8]/[.$C165]" office:value-type="float" office:value="362.85" calcext:value-type="float">
            <text:p>363</text:p>
          </table:table-cell>
          <table:table-cell table:style-name="ce131" table:formula="of:=[.$E$6]+360*[.H$8]/[.$C165]" office:value-type="float" office:value="364.8" calcext:value-type="float">
            <text:p>365</text:p>
          </table:table-cell>
          <table:table-cell table:style-name="ce131" table:formula="of:=[.$E$6]+360*[.I$8]/[.$C165]" office:value-type="float" office:value="366.75" calcext:value-type="float">
            <text:p>367</text:p>
          </table:table-cell>
          <table:table-cell table:style-name="ce131" table:formula="of:=[.$E$6]+360*[.J$8]/[.$C165]" office:value-type="float" office:value="368.7" calcext:value-type="float">
            <text:p>369</text:p>
          </table:table-cell>
          <table:table-cell table:style-name="ce131" table:formula="of:=[.$E$6]+360*[.K$8]/[.$C165]" office:value-type="float" office:value="370.65" calcext:value-type="float">
            <text:p>371</text:p>
          </table:table-cell>
          <table:table-cell table:style-name="ce131" table:formula="of:=[.$E$6]+360*[.L$8]/[.$C165]" office:value-type="float" office:value="372.6" calcext:value-type="float">
            <text:p>373</text:p>
          </table:table-cell>
          <table:table-cell table:style-name="ce131" table:formula="of:=[.$E$6]+360*[.M$8]/[.$C165]" office:value-type="float" office:value="374.55" calcext:value-type="float">
            <text:p>375</text:p>
          </table:table-cell>
          <table:table-cell table:style-name="ce131" table:formula="of:=[.$E$6]+360*[.N$8]/[.$C165]" office:value-type="float" office:value="376.5" calcext:value-type="float">
            <text:p>377</text:p>
          </table:table-cell>
          <table:table-cell table:style-name="ce131" table:formula="of:=[.$E$6]+360*[.O$8]/[.$C165]" office:value-type="float" office:value="378.45" calcext:value-type="float">
            <text:p>378</text:p>
          </table:table-cell>
          <table:table-cell table:style-name="ce131" table:formula="of:=[.$E$6]+360*[.P$8]/[.$C165]" office:value-type="float" office:value="380.4" calcext:value-type="float">
            <text:p>380</text:p>
          </table:table-cell>
          <table:table-cell table:style-name="ce131" table:formula="of:=[.$E$6]+360*[.Q$8]/[.$C165]" office:value-type="float" office:value="382.35" calcext:value-type="float">
            <text:p>382</text:p>
          </table:table-cell>
          <table:table-cell table:style-name="ce131" table:formula="of:=[.$E$6]+360*[.R$8]/[.$C165]" office:value-type="float" office:value="384.3" calcext:value-type="float">
            <text:p>384</text:p>
          </table:table-cell>
          <table:table-cell table:style-name="ce131" table:formula="of:=[.$E$6]+360*[.S$8]/[.$C165]" office:value-type="float" office:value="386.25" calcext:value-type="float">
            <text:p>386</text:p>
          </table:table-cell>
          <table:table-cell table:style-name="ce131" table:formula="of:=[.$E$6]+360*[.T$8]/[.$C165]" office:value-type="float" office:value="388.2" calcext:value-type="float">
            <text:p>388</text:p>
          </table:table-cell>
          <table:table-cell table:style-name="ce131" table:formula="of:=[.$E$6]+360*[.U$8]/[.$C165]" office:value-type="float" office:value="390.15" calcext:value-type="float">
            <text:p>390</text:p>
          </table:table-cell>
          <table:table-cell table:style-name="ce131" table:formula="of:=[.$E$6]+360*[.V$8]/[.$C165]" office:value-type="float" office:value="392.1" calcext:value-type="float">
            <text:p>392</text:p>
          </table:table-cell>
          <table:table-cell table:style-name="ce131" table:formula="of:=[.$E$6]+360*[.W$8]/[.$C165]" office:value-type="float" office:value="394.05" calcext:value-type="float">
            <text:p>394</text:p>
          </table:table-cell>
          <table:table-cell table:style-name="ce131" table:formula="of:=[.$E$6]+360*[.X$8]/[.$C165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166]" office:value-type="float" office:value="8888.88888888889" calcext:value-type="float">
            <text:p>8889</text:p>
          </table:table-cell>
          <table:table-cell table:style-name="ce131" table:formula="of:=[.$E$6]+360*[.D$8]/[.$C166]" office:value-type="float" office:value="357" calcext:value-type="float">
            <text:p>357</text:p>
          </table:table-cell>
          <table:table-cell table:style-name="ce131" table:formula="of:=[.$E$6]+360*[.E$8]/[.$C166]" office:value-type="float" office:value="359.025" calcext:value-type="float">
            <text:p>359</text:p>
          </table:table-cell>
          <table:table-cell table:style-name="ce131" table:formula="of:=[.$E$6]+360*[.F$8]/[.$C166]" office:value-type="float" office:value="361.05" calcext:value-type="float">
            <text:p>361</text:p>
          </table:table-cell>
          <table:table-cell table:style-name="ce131" table:formula="of:=[.$E$6]+360*[.G$8]/[.$C166]" office:value-type="float" office:value="363.075" calcext:value-type="float">
            <text:p>363</text:p>
          </table:table-cell>
          <table:table-cell table:style-name="ce131" table:formula="of:=[.$E$6]+360*[.H$8]/[.$C166]" office:value-type="float" office:value="365.1" calcext:value-type="float">
            <text:p>365</text:p>
          </table:table-cell>
          <table:table-cell table:style-name="ce131" table:formula="of:=[.$E$6]+360*[.I$8]/[.$C166]" office:value-type="float" office:value="367.125" calcext:value-type="float">
            <text:p>367</text:p>
          </table:table-cell>
          <table:table-cell table:style-name="ce131" table:formula="of:=[.$E$6]+360*[.J$8]/[.$C166]" office:value-type="float" office:value="369.15" calcext:value-type="float">
            <text:p>369</text:p>
          </table:table-cell>
          <table:table-cell table:style-name="ce131" table:formula="of:=[.$E$6]+360*[.K$8]/[.$C166]" office:value-type="float" office:value="371.175" calcext:value-type="float">
            <text:p>371</text:p>
          </table:table-cell>
          <table:table-cell table:style-name="ce131" table:formula="of:=[.$E$6]+360*[.L$8]/[.$C166]" office:value-type="float" office:value="373.2" calcext:value-type="float">
            <text:p>373</text:p>
          </table:table-cell>
          <table:table-cell table:style-name="ce131" table:formula="of:=[.$E$6]+360*[.M$8]/[.$C166]" office:value-type="float" office:value="375.225" calcext:value-type="float">
            <text:p>375</text:p>
          </table:table-cell>
          <table:table-cell table:style-name="ce131" table:formula="of:=[.$E$6]+360*[.N$8]/[.$C166]" office:value-type="float" office:value="377.25" calcext:value-type="float">
            <text:p>377</text:p>
          </table:table-cell>
          <table:table-cell table:style-name="ce131" table:formula="of:=[.$E$6]+360*[.O$8]/[.$C166]" office:value-type="float" office:value="379.275" calcext:value-type="float">
            <text:p>379</text:p>
          </table:table-cell>
          <table:table-cell table:style-name="ce131" table:formula="of:=[.$E$6]+360*[.P$8]/[.$C166]" office:value-type="float" office:value="381.3" calcext:value-type="float">
            <text:p>381</text:p>
          </table:table-cell>
          <table:table-cell table:style-name="ce131" table:formula="of:=[.$E$6]+360*[.Q$8]/[.$C166]" office:value-type="float" office:value="383.325" calcext:value-type="float">
            <text:p>383</text:p>
          </table:table-cell>
          <table:table-cell table:style-name="ce131" table:formula="of:=[.$E$6]+360*[.R$8]/[.$C166]" office:value-type="float" office:value="385.35" calcext:value-type="float">
            <text:p>385</text:p>
          </table:table-cell>
          <table:table-cell table:style-name="ce131" table:formula="of:=[.$E$6]+360*[.S$8]/[.$C166]" office:value-type="float" office:value="387.375" calcext:value-type="float">
            <text:p>387</text:p>
          </table:table-cell>
          <table:table-cell table:style-name="ce131" table:formula="of:=[.$E$6]+360*[.T$8]/[.$C166]" office:value-type="float" office:value="389.4" calcext:value-type="float">
            <text:p>389</text:p>
          </table:table-cell>
          <table:table-cell table:style-name="ce131" table:formula="of:=[.$E$6]+360*[.U$8]/[.$C166]" office:value-type="float" office:value="391.425" calcext:value-type="float">
            <text:p>391</text:p>
          </table:table-cell>
          <table:table-cell table:style-name="ce131" table:formula="of:=[.$E$6]+360*[.V$8]/[.$C166]" office:value-type="float" office:value="393.45" calcext:value-type="float">
            <text:p>393</text:p>
          </table:table-cell>
          <table:table-cell table:style-name="ce131" table:formula="of:=[.$E$6]+360*[.W$8]/[.$C166]" office:value-type="float" office:value="395.475" calcext:value-type="float">
            <text:p>395</text:p>
          </table:table-cell>
          <table:table-cell table:style-name="ce131" table:formula="of:=[.$E$6]+360*[.X$8]/[.$C166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167]" office:value-type="float" office:value="8571.42857142857" calcext:value-type="float">
            <text:p>8571</text:p>
          </table:table-cell>
          <table:table-cell table:style-name="ce131" table:formula="of:=[.$E$6]+360*[.D$8]/[.$C167]" office:value-type="float" office:value="357" calcext:value-type="float">
            <text:p>357</text:p>
          </table:table-cell>
          <table:table-cell table:style-name="ce131" table:formula="of:=[.$E$6]+360*[.E$8]/[.$C167]" office:value-type="float" office:value="359.1" calcext:value-type="float">
            <text:p>359</text:p>
          </table:table-cell>
          <table:table-cell table:style-name="ce131" table:formula="of:=[.$E$6]+360*[.F$8]/[.$C167]" office:value-type="float" office:value="361.2" calcext:value-type="float">
            <text:p>361</text:p>
          </table:table-cell>
          <table:table-cell table:style-name="ce131" table:formula="of:=[.$E$6]+360*[.G$8]/[.$C167]" office:value-type="float" office:value="363.3" calcext:value-type="float">
            <text:p>363</text:p>
          </table:table-cell>
          <table:table-cell table:style-name="ce131" table:formula="of:=[.$E$6]+360*[.H$8]/[.$C167]" office:value-type="float" office:value="365.4" calcext:value-type="float">
            <text:p>365</text:p>
          </table:table-cell>
          <table:table-cell table:style-name="ce131" table:formula="of:=[.$E$6]+360*[.I$8]/[.$C167]" office:value-type="float" office:value="367.5" calcext:value-type="float">
            <text:p>368</text:p>
          </table:table-cell>
          <table:table-cell table:style-name="ce131" table:formula="of:=[.$E$6]+360*[.J$8]/[.$C167]" office:value-type="float" office:value="369.6" calcext:value-type="float">
            <text:p>370</text:p>
          </table:table-cell>
          <table:table-cell table:style-name="ce131" table:formula="of:=[.$E$6]+360*[.K$8]/[.$C167]" office:value-type="float" office:value="371.7" calcext:value-type="float">
            <text:p>372</text:p>
          </table:table-cell>
          <table:table-cell table:style-name="ce131" table:formula="of:=[.$E$6]+360*[.L$8]/[.$C167]" office:value-type="float" office:value="373.8" calcext:value-type="float">
            <text:p>374</text:p>
          </table:table-cell>
          <table:table-cell table:style-name="ce131" table:formula="of:=[.$E$6]+360*[.M$8]/[.$C167]" office:value-type="float" office:value="375.9" calcext:value-type="float">
            <text:p>376</text:p>
          </table:table-cell>
          <table:table-cell table:style-name="ce131" table:formula="of:=[.$E$6]+360*[.N$8]/[.$C167]" office:value-type="float" office:value="378" calcext:value-type="float">
            <text:p>378</text:p>
          </table:table-cell>
          <table:table-cell table:style-name="ce131" table:formula="of:=[.$E$6]+360*[.O$8]/[.$C167]" office:value-type="float" office:value="380.1" calcext:value-type="float">
            <text:p>380</text:p>
          </table:table-cell>
          <table:table-cell table:style-name="ce131" table:formula="of:=[.$E$6]+360*[.P$8]/[.$C167]" office:value-type="float" office:value="382.2" calcext:value-type="float">
            <text:p>382</text:p>
          </table:table-cell>
          <table:table-cell table:style-name="ce131" table:formula="of:=[.$E$6]+360*[.Q$8]/[.$C167]" office:value-type="float" office:value="384.3" calcext:value-type="float">
            <text:p>384</text:p>
          </table:table-cell>
          <table:table-cell table:style-name="ce131" table:formula="of:=[.$E$6]+360*[.R$8]/[.$C167]" office:value-type="float" office:value="386.4" calcext:value-type="float">
            <text:p>386</text:p>
          </table:table-cell>
          <table:table-cell table:style-name="ce131" table:formula="of:=[.$E$6]+360*[.S$8]/[.$C167]" office:value-type="float" office:value="388.5" calcext:value-type="float">
            <text:p>389</text:p>
          </table:table-cell>
          <table:table-cell table:style-name="ce131" table:formula="of:=[.$E$6]+360*[.T$8]/[.$C167]" office:value-type="float" office:value="390.6" calcext:value-type="float">
            <text:p>391</text:p>
          </table:table-cell>
          <table:table-cell table:style-name="ce131" table:formula="of:=[.$E$6]+360*[.U$8]/[.$C167]" office:value-type="float" office:value="392.7" calcext:value-type="float">
            <text:p>393</text:p>
          </table:table-cell>
          <table:table-cell table:style-name="ce131" table:formula="of:=[.$E$6]+360*[.V$8]/[.$C167]" office:value-type="float" office:value="394.8" calcext:value-type="float">
            <text:p>395</text:p>
          </table:table-cell>
          <table:table-cell table:style-name="ce131" table:formula="of:=[.$E$6]+360*[.W$8]/[.$C167]" office:value-type="float" office:value="396.9" calcext:value-type="float">
            <text:p>397</text:p>
          </table:table-cell>
          <table:table-cell table:style-name="ce131" table:formula="of:=[.$E$6]+360*[.X$8]/[.$C167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168]" office:value-type="float" office:value="8275.86206896552" calcext:value-type="float">
            <text:p>8276</text:p>
          </table:table-cell>
          <table:table-cell table:style-name="ce131" table:formula="of:=[.$E$6]+360*[.D$8]/[.$C168]" office:value-type="float" office:value="357" calcext:value-type="float">
            <text:p>357</text:p>
          </table:table-cell>
          <table:table-cell table:style-name="ce131" table:formula="of:=[.$E$6]+360*[.E$8]/[.$C168]" office:value-type="float" office:value="359.175" calcext:value-type="float">
            <text:p>359</text:p>
          </table:table-cell>
          <table:table-cell table:style-name="ce131" table:formula="of:=[.$E$6]+360*[.F$8]/[.$C168]" office:value-type="float" office:value="361.35" calcext:value-type="float">
            <text:p>361</text:p>
          </table:table-cell>
          <table:table-cell table:style-name="ce131" table:formula="of:=[.$E$6]+360*[.G$8]/[.$C168]" office:value-type="float" office:value="363.525" calcext:value-type="float">
            <text:p>364</text:p>
          </table:table-cell>
          <table:table-cell table:style-name="ce131" table:formula="of:=[.$E$6]+360*[.H$8]/[.$C168]" office:value-type="float" office:value="365.7" calcext:value-type="float">
            <text:p>366</text:p>
          </table:table-cell>
          <table:table-cell table:style-name="ce131" table:formula="of:=[.$E$6]+360*[.I$8]/[.$C168]" office:value-type="float" office:value="367.875" calcext:value-type="float">
            <text:p>368</text:p>
          </table:table-cell>
          <table:table-cell table:style-name="ce131" table:formula="of:=[.$E$6]+360*[.J$8]/[.$C168]" office:value-type="float" office:value="370.05" calcext:value-type="float">
            <text:p>370</text:p>
          </table:table-cell>
          <table:table-cell table:style-name="ce131" table:formula="of:=[.$E$6]+360*[.K$8]/[.$C168]" office:value-type="float" office:value="372.225" calcext:value-type="float">
            <text:p>372</text:p>
          </table:table-cell>
          <table:table-cell table:style-name="ce131" table:formula="of:=[.$E$6]+360*[.L$8]/[.$C168]" office:value-type="float" office:value="374.4" calcext:value-type="float">
            <text:p>374</text:p>
          </table:table-cell>
          <table:table-cell table:style-name="ce131" table:formula="of:=[.$E$6]+360*[.M$8]/[.$C168]" office:value-type="float" office:value="376.575" calcext:value-type="float">
            <text:p>377</text:p>
          </table:table-cell>
          <table:table-cell table:style-name="ce131" table:formula="of:=[.$E$6]+360*[.N$8]/[.$C168]" office:value-type="float" office:value="378.75" calcext:value-type="float">
            <text:p>379</text:p>
          </table:table-cell>
          <table:table-cell table:style-name="ce131" table:formula="of:=[.$E$6]+360*[.O$8]/[.$C168]" office:value-type="float" office:value="380.925" calcext:value-type="float">
            <text:p>381</text:p>
          </table:table-cell>
          <table:table-cell table:style-name="ce131" table:formula="of:=[.$E$6]+360*[.P$8]/[.$C168]" office:value-type="float" office:value="383.1" calcext:value-type="float">
            <text:p>383</text:p>
          </table:table-cell>
          <table:table-cell table:style-name="ce131" table:formula="of:=[.$E$6]+360*[.Q$8]/[.$C168]" office:value-type="float" office:value="385.275" calcext:value-type="float">
            <text:p>385</text:p>
          </table:table-cell>
          <table:table-cell table:style-name="ce131" table:formula="of:=[.$E$6]+360*[.R$8]/[.$C168]" office:value-type="float" office:value="387.45" calcext:value-type="float">
            <text:p>387</text:p>
          </table:table-cell>
          <table:table-cell table:style-name="ce131" table:formula="of:=[.$E$6]+360*[.S$8]/[.$C168]" office:value-type="float" office:value="389.625" calcext:value-type="float">
            <text:p>390</text:p>
          </table:table-cell>
          <table:table-cell table:style-name="ce131" table:formula="of:=[.$E$6]+360*[.T$8]/[.$C168]" office:value-type="float" office:value="391.8" calcext:value-type="float">
            <text:p>392</text:p>
          </table:table-cell>
          <table:table-cell table:style-name="ce131" table:formula="of:=[.$E$6]+360*[.U$8]/[.$C168]" office:value-type="float" office:value="393.975" calcext:value-type="float">
            <text:p>394</text:p>
          </table:table-cell>
          <table:table-cell table:style-name="ce131" table:formula="of:=[.$E$6]+360*[.V$8]/[.$C168]" office:value-type="float" office:value="396.15" calcext:value-type="float">
            <text:p>396</text:p>
          </table:table-cell>
          <table:table-cell table:style-name="ce131" table:formula="of:=[.$E$6]+360*[.W$8]/[.$C168]" office:value-type="float" office:value="398.325" calcext:value-type="float">
            <text:p>398</text:p>
          </table:table-cell>
          <table:table-cell table:style-name="ce131" table:formula="of:=[.$E$6]+360*[.X$8]/[.$C168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169]" office:value-type="float" office:value="8000" calcext:value-type="float">
            <text:p>8000</text:p>
          </table:table-cell>
          <table:table-cell table:style-name="ce131" table:formula="of:=[.$E$6]+360*[.D$8]/[.$C169]" office:value-type="float" office:value="357" calcext:value-type="float">
            <text:p>357</text:p>
          </table:table-cell>
          <table:table-cell table:style-name="ce131" table:formula="of:=[.$E$6]+360*[.E$8]/[.$C169]" office:value-type="float" office:value="359.25" calcext:value-type="float">
            <text:p>359</text:p>
          </table:table-cell>
          <table:table-cell table:style-name="ce131" table:formula="of:=[.$E$6]+360*[.F$8]/[.$C169]" office:value-type="float" office:value="361.5" calcext:value-type="float">
            <text:p>362</text:p>
          </table:table-cell>
          <table:table-cell table:style-name="ce131" table:formula="of:=[.$E$6]+360*[.G$8]/[.$C169]" office:value-type="float" office:value="363.75" calcext:value-type="float">
            <text:p>364</text:p>
          </table:table-cell>
          <table:table-cell table:style-name="ce131" table:formula="of:=[.$E$6]+360*[.H$8]/[.$C169]" office:value-type="float" office:value="366" calcext:value-type="float">
            <text:p>366</text:p>
          </table:table-cell>
          <table:table-cell table:style-name="ce131" table:formula="of:=[.$E$6]+360*[.I$8]/[.$C169]" office:value-type="float" office:value="368.25" calcext:value-type="float">
            <text:p>368</text:p>
          </table:table-cell>
          <table:table-cell table:style-name="ce131" table:formula="of:=[.$E$6]+360*[.J$8]/[.$C169]" office:value-type="float" office:value="370.5" calcext:value-type="float">
            <text:p>371</text:p>
          </table:table-cell>
          <table:table-cell table:style-name="ce131" table:formula="of:=[.$E$6]+360*[.K$8]/[.$C169]" office:value-type="float" office:value="372.75" calcext:value-type="float">
            <text:p>373</text:p>
          </table:table-cell>
          <table:table-cell table:style-name="ce131" table:formula="of:=[.$E$6]+360*[.L$8]/[.$C169]" office:value-type="float" office:value="375" calcext:value-type="float">
            <text:p>375</text:p>
          </table:table-cell>
          <table:table-cell table:style-name="ce131" table:formula="of:=[.$E$6]+360*[.M$8]/[.$C169]" office:value-type="float" office:value="377.25" calcext:value-type="float">
            <text:p>377</text:p>
          </table:table-cell>
          <table:table-cell table:style-name="ce131" table:formula="of:=[.$E$6]+360*[.N$8]/[.$C169]" office:value-type="float" office:value="379.5" calcext:value-type="float">
            <text:p>380</text:p>
          </table:table-cell>
          <table:table-cell table:style-name="ce131" table:formula="of:=[.$E$6]+360*[.O$8]/[.$C169]" office:value-type="float" office:value="381.75" calcext:value-type="float">
            <text:p>382</text:p>
          </table:table-cell>
          <table:table-cell table:style-name="ce131" table:formula="of:=[.$E$6]+360*[.P$8]/[.$C169]" office:value-type="float" office:value="384" calcext:value-type="float">
            <text:p>384</text:p>
          </table:table-cell>
          <table:table-cell table:style-name="ce131" table:formula="of:=[.$E$6]+360*[.Q$8]/[.$C169]" office:value-type="float" office:value="386.25" calcext:value-type="float">
            <text:p>386</text:p>
          </table:table-cell>
          <table:table-cell table:style-name="ce131" table:formula="of:=[.$E$6]+360*[.R$8]/[.$C169]" office:value-type="float" office:value="388.5" calcext:value-type="float">
            <text:p>389</text:p>
          </table:table-cell>
          <table:table-cell table:style-name="ce131" table:formula="of:=[.$E$6]+360*[.S$8]/[.$C169]" office:value-type="float" office:value="390.75" calcext:value-type="float">
            <text:p>391</text:p>
          </table:table-cell>
          <table:table-cell table:style-name="ce131" table:formula="of:=[.$E$6]+360*[.T$8]/[.$C169]" office:value-type="float" office:value="393" calcext:value-type="float">
            <text:p>393</text:p>
          </table:table-cell>
          <table:table-cell table:style-name="ce131" table:formula="of:=[.$E$6]+360*[.U$8]/[.$C169]" office:value-type="float" office:value="395.25" calcext:value-type="float">
            <text:p>395</text:p>
          </table:table-cell>
          <table:table-cell table:style-name="ce131" table:formula="of:=[.$E$6]+360*[.V$8]/[.$C169]" office:value-type="float" office:value="397.5" calcext:value-type="float">
            <text:p>398</text:p>
          </table:table-cell>
          <table:table-cell table:style-name="ce131" table:formula="of:=[.$E$6]+360*[.W$8]/[.$C169]" office:value-type="float" office:value="399.75" calcext:value-type="float">
            <text:p>400</text:p>
          </table:table-cell>
          <table:table-cell table:style-name="ce131" table:formula="of:=[.$E$6]+360*[.X$8]/[.$C169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170]" office:value-type="float" office:value="7741.93548387097" calcext:value-type="float">
            <text:p>7742</text:p>
          </table:table-cell>
          <table:table-cell table:style-name="ce131" table:formula="of:=[.$E$6]+360*[.D$8]/[.$C170]" office:value-type="float" office:value="357" calcext:value-type="float">
            <text:p>357</text:p>
          </table:table-cell>
          <table:table-cell table:style-name="ce131" table:formula="of:=[.$E$6]+360*[.E$8]/[.$C170]" office:value-type="float" office:value="359.325" calcext:value-type="float">
            <text:p>359</text:p>
          </table:table-cell>
          <table:table-cell table:style-name="ce131" table:formula="of:=[.$E$6]+360*[.F$8]/[.$C170]" office:value-type="float" office:value="361.65" calcext:value-type="float">
            <text:p>362</text:p>
          </table:table-cell>
          <table:table-cell table:style-name="ce131" table:formula="of:=[.$E$6]+360*[.G$8]/[.$C170]" office:value-type="float" office:value="363.975" calcext:value-type="float">
            <text:p>364</text:p>
          </table:table-cell>
          <table:table-cell table:style-name="ce131" table:formula="of:=[.$E$6]+360*[.H$8]/[.$C170]" office:value-type="float" office:value="366.3" calcext:value-type="float">
            <text:p>366</text:p>
          </table:table-cell>
          <table:table-cell table:style-name="ce131" table:formula="of:=[.$E$6]+360*[.I$8]/[.$C170]" office:value-type="float" office:value="368.625" calcext:value-type="float">
            <text:p>369</text:p>
          </table:table-cell>
          <table:table-cell table:style-name="ce131" table:formula="of:=[.$E$6]+360*[.J$8]/[.$C170]" office:value-type="float" office:value="370.95" calcext:value-type="float">
            <text:p>371</text:p>
          </table:table-cell>
          <table:table-cell table:style-name="ce131" table:formula="of:=[.$E$6]+360*[.K$8]/[.$C170]" office:value-type="float" office:value="373.275" calcext:value-type="float">
            <text:p>373</text:p>
          </table:table-cell>
          <table:table-cell table:style-name="ce131" table:formula="of:=[.$E$6]+360*[.L$8]/[.$C170]" office:value-type="float" office:value="375.6" calcext:value-type="float">
            <text:p>376</text:p>
          </table:table-cell>
          <table:table-cell table:style-name="ce131" table:formula="of:=[.$E$6]+360*[.M$8]/[.$C170]" office:value-type="float" office:value="377.925" calcext:value-type="float">
            <text:p>378</text:p>
          </table:table-cell>
          <table:table-cell table:style-name="ce131" table:formula="of:=[.$E$6]+360*[.N$8]/[.$C170]" office:value-type="float" office:value="380.25" calcext:value-type="float">
            <text:p>380</text:p>
          </table:table-cell>
          <table:table-cell table:style-name="ce131" table:formula="of:=[.$E$6]+360*[.O$8]/[.$C170]" office:value-type="float" office:value="382.575" calcext:value-type="float">
            <text:p>383</text:p>
          </table:table-cell>
          <table:table-cell table:style-name="ce131" table:formula="of:=[.$E$6]+360*[.P$8]/[.$C170]" office:value-type="float" office:value="384.9" calcext:value-type="float">
            <text:p>385</text:p>
          </table:table-cell>
          <table:table-cell table:style-name="ce131" table:formula="of:=[.$E$6]+360*[.Q$8]/[.$C170]" office:value-type="float" office:value="387.225" calcext:value-type="float">
            <text:p>387</text:p>
          </table:table-cell>
          <table:table-cell table:style-name="ce131" table:formula="of:=[.$E$6]+360*[.R$8]/[.$C170]" office:value-type="float" office:value="389.55" calcext:value-type="float">
            <text:p>390</text:p>
          </table:table-cell>
          <table:table-cell table:style-name="ce131" table:formula="of:=[.$E$6]+360*[.S$8]/[.$C170]" office:value-type="float" office:value="391.875" calcext:value-type="float">
            <text:p>392</text:p>
          </table:table-cell>
          <table:table-cell table:style-name="ce131" table:formula="of:=[.$E$6]+360*[.T$8]/[.$C170]" office:value-type="float" office:value="394.2" calcext:value-type="float">
            <text:p>394</text:p>
          </table:table-cell>
          <table:table-cell table:style-name="ce131" table:formula="of:=[.$E$6]+360*[.U$8]/[.$C170]" office:value-type="float" office:value="396.525" calcext:value-type="float">
            <text:p>397</text:p>
          </table:table-cell>
          <table:table-cell table:style-name="ce131" table:formula="of:=[.$E$6]+360*[.V$8]/[.$C170]" office:value-type="float" office:value="398.85" calcext:value-type="float">
            <text:p>399</text:p>
          </table:table-cell>
          <table:table-cell table:style-name="ce131" table:formula="of:=[.$E$6]+360*[.W$8]/[.$C170]" office:value-type="float" office:value="401.175" calcext:value-type="float">
            <text:p>401</text:p>
          </table:table-cell>
          <table:table-cell table:style-name="ce131" table:formula="of:=[.$E$6]+360*[.X$8]/[.$C170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171]" office:value-type="float" office:value="7500" calcext:value-type="float">
            <text:p>7500</text:p>
          </table:table-cell>
          <table:table-cell table:style-name="ce131" table:formula="of:=[.$E$6]+360*[.D$8]/[.$C171]" office:value-type="float" office:value="357" calcext:value-type="float">
            <text:p>357</text:p>
          </table:table-cell>
          <table:table-cell table:style-name="ce131" table:formula="of:=[.$E$6]+360*[.E$8]/[.$C171]" office:value-type="float" office:value="359.4" calcext:value-type="float">
            <text:p>359</text:p>
          </table:table-cell>
          <table:table-cell table:style-name="ce131" table:formula="of:=[.$E$6]+360*[.F$8]/[.$C171]" office:value-type="float" office:value="361.8" calcext:value-type="float">
            <text:p>362</text:p>
          </table:table-cell>
          <table:table-cell table:style-name="ce131" table:formula="of:=[.$E$6]+360*[.G$8]/[.$C171]" office:value-type="float" office:value="364.2" calcext:value-type="float">
            <text:p>364</text:p>
          </table:table-cell>
          <table:table-cell table:style-name="ce131" table:formula="of:=[.$E$6]+360*[.H$8]/[.$C171]" office:value-type="float" office:value="366.6" calcext:value-type="float">
            <text:p>367</text:p>
          </table:table-cell>
          <table:table-cell table:style-name="ce131" table:formula="of:=[.$E$6]+360*[.I$8]/[.$C171]" office:value-type="float" office:value="369" calcext:value-type="float">
            <text:p>369</text:p>
          </table:table-cell>
          <table:table-cell table:style-name="ce131" table:formula="of:=[.$E$6]+360*[.J$8]/[.$C171]" office:value-type="float" office:value="371.4" calcext:value-type="float">
            <text:p>371</text:p>
          </table:table-cell>
          <table:table-cell table:style-name="ce131" table:formula="of:=[.$E$6]+360*[.K$8]/[.$C171]" office:value-type="float" office:value="373.8" calcext:value-type="float">
            <text:p>374</text:p>
          </table:table-cell>
          <table:table-cell table:style-name="ce131" table:formula="of:=[.$E$6]+360*[.L$8]/[.$C171]" office:value-type="float" office:value="376.2" calcext:value-type="float">
            <text:p>376</text:p>
          </table:table-cell>
          <table:table-cell table:style-name="ce131" table:formula="of:=[.$E$6]+360*[.M$8]/[.$C171]" office:value-type="float" office:value="378.6" calcext:value-type="float">
            <text:p>379</text:p>
          </table:table-cell>
          <table:table-cell table:style-name="ce131" table:formula="of:=[.$E$6]+360*[.N$8]/[.$C171]" office:value-type="float" office:value="381" calcext:value-type="float">
            <text:p>381</text:p>
          </table:table-cell>
          <table:table-cell table:style-name="ce131" table:formula="of:=[.$E$6]+360*[.O$8]/[.$C171]" office:value-type="float" office:value="383.4" calcext:value-type="float">
            <text:p>383</text:p>
          </table:table-cell>
          <table:table-cell table:style-name="ce131" table:formula="of:=[.$E$6]+360*[.P$8]/[.$C171]" office:value-type="float" office:value="385.8" calcext:value-type="float">
            <text:p>386</text:p>
          </table:table-cell>
          <table:table-cell table:style-name="ce131" table:formula="of:=[.$E$6]+360*[.Q$8]/[.$C171]" office:value-type="float" office:value="388.2" calcext:value-type="float">
            <text:p>388</text:p>
          </table:table-cell>
          <table:table-cell table:style-name="ce131" table:formula="of:=[.$E$6]+360*[.R$8]/[.$C171]" office:value-type="float" office:value="390.6" calcext:value-type="float">
            <text:p>391</text:p>
          </table:table-cell>
          <table:table-cell table:style-name="ce131" table:formula="of:=[.$E$6]+360*[.S$8]/[.$C171]" office:value-type="float" office:value="393" calcext:value-type="float">
            <text:p>393</text:p>
          </table:table-cell>
          <table:table-cell table:style-name="ce131" table:formula="of:=[.$E$6]+360*[.T$8]/[.$C171]" office:value-type="float" office:value="395.4" calcext:value-type="float">
            <text:p>395</text:p>
          </table:table-cell>
          <table:table-cell table:style-name="ce131" table:formula="of:=[.$E$6]+360*[.U$8]/[.$C171]" office:value-type="float" office:value="397.8" calcext:value-type="float">
            <text:p>398</text:p>
          </table:table-cell>
          <table:table-cell table:style-name="ce131" table:formula="of:=[.$E$6]+360*[.V$8]/[.$C171]" office:value-type="float" office:value="400.2" calcext:value-type="float">
            <text:p>400</text:p>
          </table:table-cell>
          <table:table-cell table:style-name="ce131" table:formula="of:=[.$E$6]+360*[.W$8]/[.$C171]" office:value-type="float" office:value="402.6" calcext:value-type="float">
            <text:p>403</text:p>
          </table:table-cell>
          <table:table-cell table:style-name="ce131" table:formula="of:=[.$E$6]+360*[.X$8]/[.$C171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172]" office:value-type="float" office:value="7272.72727272727" calcext:value-type="float">
            <text:p>7273</text:p>
          </table:table-cell>
          <table:table-cell table:style-name="ce131" table:formula="of:=[.$E$6]+360*[.D$8]/[.$C172]" office:value-type="float" office:value="357" calcext:value-type="float">
            <text:p>357</text:p>
          </table:table-cell>
          <table:table-cell table:style-name="ce131" table:formula="of:=[.$E$6]+360*[.E$8]/[.$C172]" office:value-type="float" office:value="359.475" calcext:value-type="float">
            <text:p>359</text:p>
          </table:table-cell>
          <table:table-cell table:style-name="ce131" table:formula="of:=[.$E$6]+360*[.F$8]/[.$C172]" office:value-type="float" office:value="361.95" calcext:value-type="float">
            <text:p>362</text:p>
          </table:table-cell>
          <table:table-cell table:style-name="ce131" table:formula="of:=[.$E$6]+360*[.G$8]/[.$C172]" office:value-type="float" office:value="364.425" calcext:value-type="float">
            <text:p>364</text:p>
          </table:table-cell>
          <table:table-cell table:style-name="ce131" table:formula="of:=[.$E$6]+360*[.H$8]/[.$C172]" office:value-type="float" office:value="366.9" calcext:value-type="float">
            <text:p>367</text:p>
          </table:table-cell>
          <table:table-cell table:style-name="ce131" table:formula="of:=[.$E$6]+360*[.I$8]/[.$C172]" office:value-type="float" office:value="369.375" calcext:value-type="float">
            <text:p>369</text:p>
          </table:table-cell>
          <table:table-cell table:style-name="ce131" table:formula="of:=[.$E$6]+360*[.J$8]/[.$C172]" office:value-type="float" office:value="371.85" calcext:value-type="float">
            <text:p>372</text:p>
          </table:table-cell>
          <table:table-cell table:style-name="ce131" table:formula="of:=[.$E$6]+360*[.K$8]/[.$C172]" office:value-type="float" office:value="374.325" calcext:value-type="float">
            <text:p>374</text:p>
          </table:table-cell>
          <table:table-cell table:style-name="ce131" table:formula="of:=[.$E$6]+360*[.L$8]/[.$C172]" office:value-type="float" office:value="376.8" calcext:value-type="float">
            <text:p>377</text:p>
          </table:table-cell>
          <table:table-cell table:style-name="ce131" table:formula="of:=[.$E$6]+360*[.M$8]/[.$C172]" office:value-type="float" office:value="379.275" calcext:value-type="float">
            <text:p>379</text:p>
          </table:table-cell>
          <table:table-cell table:style-name="ce131" table:formula="of:=[.$E$6]+360*[.N$8]/[.$C172]" office:value-type="float" office:value="381.75" calcext:value-type="float">
            <text:p>382</text:p>
          </table:table-cell>
          <table:table-cell table:style-name="ce131" table:formula="of:=[.$E$6]+360*[.O$8]/[.$C172]" office:value-type="float" office:value="384.225" calcext:value-type="float">
            <text:p>384</text:p>
          </table:table-cell>
          <table:table-cell table:style-name="ce131" table:formula="of:=[.$E$6]+360*[.P$8]/[.$C172]" office:value-type="float" office:value="386.7" calcext:value-type="float">
            <text:p>387</text:p>
          </table:table-cell>
          <table:table-cell table:style-name="ce131" table:formula="of:=[.$E$6]+360*[.Q$8]/[.$C172]" office:value-type="float" office:value="389.175" calcext:value-type="float">
            <text:p>389</text:p>
          </table:table-cell>
          <table:table-cell table:style-name="ce131" table:formula="of:=[.$E$6]+360*[.R$8]/[.$C172]" office:value-type="float" office:value="391.65" calcext:value-type="float">
            <text:p>392</text:p>
          </table:table-cell>
          <table:table-cell table:style-name="ce131" table:formula="of:=[.$E$6]+360*[.S$8]/[.$C172]" office:value-type="float" office:value="394.125" calcext:value-type="float">
            <text:p>394</text:p>
          </table:table-cell>
          <table:table-cell table:style-name="ce131" table:formula="of:=[.$E$6]+360*[.T$8]/[.$C172]" office:value-type="float" office:value="396.6" calcext:value-type="float">
            <text:p>397</text:p>
          </table:table-cell>
          <table:table-cell table:style-name="ce131" table:formula="of:=[.$E$6]+360*[.U$8]/[.$C172]" office:value-type="float" office:value="399.075" calcext:value-type="float">
            <text:p>399</text:p>
          </table:table-cell>
          <table:table-cell table:style-name="ce131" table:formula="of:=[.$E$6]+360*[.V$8]/[.$C172]" office:value-type="float" office:value="401.55" calcext:value-type="float">
            <text:p>402</text:p>
          </table:table-cell>
          <table:table-cell table:style-name="ce131" table:formula="of:=[.$E$6]+360*[.W$8]/[.$C172]" office:value-type="float" office:value="404.025" calcext:value-type="float">
            <text:p>404</text:p>
          </table:table-cell>
          <table:table-cell table:style-name="ce131" table:formula="of:=[.$E$6]+360*[.X$8]/[.$C172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173]" office:value-type="float" office:value="7058.82352941176" calcext:value-type="float">
            <text:p>7059</text:p>
          </table:table-cell>
          <table:table-cell table:style-name="ce131" table:formula="of:=[.$E$6]+360*[.D$8]/[.$C173]" office:value-type="float" office:value="357" calcext:value-type="float">
            <text:p>357</text:p>
          </table:table-cell>
          <table:table-cell table:style-name="ce131" table:formula="of:=[.$E$6]+360*[.E$8]/[.$C173]" office:value-type="float" office:value="359.55" calcext:value-type="float">
            <text:p>360</text:p>
          </table:table-cell>
          <table:table-cell table:style-name="ce131" table:formula="of:=[.$E$6]+360*[.F$8]/[.$C173]" office:value-type="float" office:value="362.1" calcext:value-type="float">
            <text:p>362</text:p>
          </table:table-cell>
          <table:table-cell table:style-name="ce131" table:formula="of:=[.$E$6]+360*[.G$8]/[.$C173]" office:value-type="float" office:value="364.65" calcext:value-type="float">
            <text:p>365</text:p>
          </table:table-cell>
          <table:table-cell table:style-name="ce131" table:formula="of:=[.$E$6]+360*[.H$8]/[.$C173]" office:value-type="float" office:value="367.2" calcext:value-type="float">
            <text:p>367</text:p>
          </table:table-cell>
          <table:table-cell table:style-name="ce131" table:formula="of:=[.$E$6]+360*[.I$8]/[.$C173]" office:value-type="float" office:value="369.75" calcext:value-type="float">
            <text:p>370</text:p>
          </table:table-cell>
          <table:table-cell table:style-name="ce131" table:formula="of:=[.$E$6]+360*[.J$8]/[.$C173]" office:value-type="float" office:value="372.3" calcext:value-type="float">
            <text:p>372</text:p>
          </table:table-cell>
          <table:table-cell table:style-name="ce131" table:formula="of:=[.$E$6]+360*[.K$8]/[.$C173]" office:value-type="float" office:value="374.85" calcext:value-type="float">
            <text:p>375</text:p>
          </table:table-cell>
          <table:table-cell table:style-name="ce131" table:formula="of:=[.$E$6]+360*[.L$8]/[.$C173]" office:value-type="float" office:value="377.4" calcext:value-type="float">
            <text:p>377</text:p>
          </table:table-cell>
          <table:table-cell table:style-name="ce131" table:formula="of:=[.$E$6]+360*[.M$8]/[.$C173]" office:value-type="float" office:value="379.95" calcext:value-type="float">
            <text:p>380</text:p>
          </table:table-cell>
          <table:table-cell table:style-name="ce131" table:formula="of:=[.$E$6]+360*[.N$8]/[.$C173]" office:value-type="float" office:value="382.5" calcext:value-type="float">
            <text:p>383</text:p>
          </table:table-cell>
          <table:table-cell table:style-name="ce131" table:formula="of:=[.$E$6]+360*[.O$8]/[.$C173]" office:value-type="float" office:value="385.05" calcext:value-type="float">
            <text:p>385</text:p>
          </table:table-cell>
          <table:table-cell table:style-name="ce131" table:formula="of:=[.$E$6]+360*[.P$8]/[.$C173]" office:value-type="float" office:value="387.6" calcext:value-type="float">
            <text:p>388</text:p>
          </table:table-cell>
          <table:table-cell table:style-name="ce131" table:formula="of:=[.$E$6]+360*[.Q$8]/[.$C173]" office:value-type="float" office:value="390.15" calcext:value-type="float">
            <text:p>390</text:p>
          </table:table-cell>
          <table:table-cell table:style-name="ce131" table:formula="of:=[.$E$6]+360*[.R$8]/[.$C173]" office:value-type="float" office:value="392.7" calcext:value-type="float">
            <text:p>393</text:p>
          </table:table-cell>
          <table:table-cell table:style-name="ce131" table:formula="of:=[.$E$6]+360*[.S$8]/[.$C173]" office:value-type="float" office:value="395.25" calcext:value-type="float">
            <text:p>395</text:p>
          </table:table-cell>
          <table:table-cell table:style-name="ce131" table:formula="of:=[.$E$6]+360*[.T$8]/[.$C173]" office:value-type="float" office:value="397.8" calcext:value-type="float">
            <text:p>398</text:p>
          </table:table-cell>
          <table:table-cell table:style-name="ce131" table:formula="of:=[.$E$6]+360*[.U$8]/[.$C173]" office:value-type="float" office:value="400.35" calcext:value-type="float">
            <text:p>400</text:p>
          </table:table-cell>
          <table:table-cell table:style-name="ce131" table:formula="of:=[.$E$6]+360*[.V$8]/[.$C173]" office:value-type="float" office:value="402.9" calcext:value-type="float">
            <text:p>403</text:p>
          </table:table-cell>
          <table:table-cell table:style-name="ce131" table:formula="of:=[.$E$6]+360*[.W$8]/[.$C173]" office:value-type="float" office:value="405.45" calcext:value-type="float">
            <text:p>405</text:p>
          </table:table-cell>
          <table:table-cell table:style-name="ce131" table:formula="of:=[.$E$6]+360*[.X$8]/[.$C173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174]" office:value-type="float" office:value="6857.14285714286" calcext:value-type="float">
            <text:p>6857</text:p>
          </table:table-cell>
          <table:table-cell table:style-name="ce131" table:formula="of:=[.$E$6]+360*[.D$8]/[.$C174]" office:value-type="float" office:value="357" calcext:value-type="float">
            <text:p>357</text:p>
          </table:table-cell>
          <table:table-cell table:style-name="ce131" table:formula="of:=[.$E$6]+360*[.E$8]/[.$C174]" office:value-type="float" office:value="359.625" calcext:value-type="float">
            <text:p>360</text:p>
          </table:table-cell>
          <table:table-cell table:style-name="ce131" table:formula="of:=[.$E$6]+360*[.F$8]/[.$C174]" office:value-type="float" office:value="362.25" calcext:value-type="float">
            <text:p>362</text:p>
          </table:table-cell>
          <table:table-cell table:style-name="ce131" table:formula="of:=[.$E$6]+360*[.G$8]/[.$C174]" office:value-type="float" office:value="364.875" calcext:value-type="float">
            <text:p>365</text:p>
          </table:table-cell>
          <table:table-cell table:style-name="ce131" table:formula="of:=[.$E$6]+360*[.H$8]/[.$C174]" office:value-type="float" office:value="367.5" calcext:value-type="float">
            <text:p>368</text:p>
          </table:table-cell>
          <table:table-cell table:style-name="ce131" table:formula="of:=[.$E$6]+360*[.I$8]/[.$C174]" office:value-type="float" office:value="370.125" calcext:value-type="float">
            <text:p>370</text:p>
          </table:table-cell>
          <table:table-cell table:style-name="ce131" table:formula="of:=[.$E$6]+360*[.J$8]/[.$C174]" office:value-type="float" office:value="372.75" calcext:value-type="float">
            <text:p>373</text:p>
          </table:table-cell>
          <table:table-cell table:style-name="ce131" table:formula="of:=[.$E$6]+360*[.K$8]/[.$C174]" office:value-type="float" office:value="375.375" calcext:value-type="float">
            <text:p>375</text:p>
          </table:table-cell>
          <table:table-cell table:style-name="ce131" table:formula="of:=[.$E$6]+360*[.L$8]/[.$C174]" office:value-type="float" office:value="378" calcext:value-type="float">
            <text:p>378</text:p>
          </table:table-cell>
          <table:table-cell table:style-name="ce131" table:formula="of:=[.$E$6]+360*[.M$8]/[.$C174]" office:value-type="float" office:value="380.625" calcext:value-type="float">
            <text:p>381</text:p>
          </table:table-cell>
          <table:table-cell table:style-name="ce131" table:formula="of:=[.$E$6]+360*[.N$8]/[.$C174]" office:value-type="float" office:value="383.25" calcext:value-type="float">
            <text:p>383</text:p>
          </table:table-cell>
          <table:table-cell table:style-name="ce131" table:formula="of:=[.$E$6]+360*[.O$8]/[.$C174]" office:value-type="float" office:value="385.875" calcext:value-type="float">
            <text:p>386</text:p>
          </table:table-cell>
          <table:table-cell table:style-name="ce131" table:formula="of:=[.$E$6]+360*[.P$8]/[.$C174]" office:value-type="float" office:value="388.5" calcext:value-type="float">
            <text:p>389</text:p>
          </table:table-cell>
          <table:table-cell table:style-name="ce131" table:formula="of:=[.$E$6]+360*[.Q$8]/[.$C174]" office:value-type="float" office:value="391.125" calcext:value-type="float">
            <text:p>391</text:p>
          </table:table-cell>
          <table:table-cell table:style-name="ce131" table:formula="of:=[.$E$6]+360*[.R$8]/[.$C174]" office:value-type="float" office:value="393.75" calcext:value-type="float">
            <text:p>394</text:p>
          </table:table-cell>
          <table:table-cell table:style-name="ce131" table:formula="of:=[.$E$6]+360*[.S$8]/[.$C174]" office:value-type="float" office:value="396.375" calcext:value-type="float">
            <text:p>396</text:p>
          </table:table-cell>
          <table:table-cell table:style-name="ce131" table:formula="of:=[.$E$6]+360*[.T$8]/[.$C174]" office:value-type="float" office:value="399" calcext:value-type="float">
            <text:p>399</text:p>
          </table:table-cell>
          <table:table-cell table:style-name="ce131" table:formula="of:=[.$E$6]+360*[.U$8]/[.$C174]" office:value-type="float" office:value="401.625" calcext:value-type="float">
            <text:p>402</text:p>
          </table:table-cell>
          <table:table-cell table:style-name="ce131" table:formula="of:=[.$E$6]+360*[.V$8]/[.$C174]" office:value-type="float" office:value="404.25" calcext:value-type="float">
            <text:p>404</text:p>
          </table:table-cell>
          <table:table-cell table:style-name="ce131" table:formula="of:=[.$E$6]+360*[.W$8]/[.$C174]" office:value-type="float" office:value="406.875" calcext:value-type="float">
            <text:p>407</text:p>
          </table:table-cell>
          <table:table-cell table:style-name="ce131" table:formula="of:=[.$E$6]+360*[.X$8]/[.$C174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175]" office:value-type="float" office:value="6666.66666666667" calcext:value-type="float">
            <text:p>6667</text:p>
          </table:table-cell>
          <table:table-cell table:style-name="ce131" table:formula="of:=[.$E$6]+360*[.D$8]/[.$C175]" office:value-type="float" office:value="357" calcext:value-type="float">
            <text:p>357</text:p>
          </table:table-cell>
          <table:table-cell table:style-name="ce131" table:formula="of:=[.$E$6]+360*[.E$8]/[.$C175]" office:value-type="float" office:value="359.7" calcext:value-type="float">
            <text:p>360</text:p>
          </table:table-cell>
          <table:table-cell table:style-name="ce131" table:formula="of:=[.$E$6]+360*[.F$8]/[.$C175]" office:value-type="float" office:value="362.4" calcext:value-type="float">
            <text:p>362</text:p>
          </table:table-cell>
          <table:table-cell table:style-name="ce131" table:formula="of:=[.$E$6]+360*[.G$8]/[.$C175]" office:value-type="float" office:value="365.1" calcext:value-type="float">
            <text:p>365</text:p>
          </table:table-cell>
          <table:table-cell table:style-name="ce131" table:formula="of:=[.$E$6]+360*[.H$8]/[.$C175]" office:value-type="float" office:value="367.8" calcext:value-type="float">
            <text:p>368</text:p>
          </table:table-cell>
          <table:table-cell table:style-name="ce131" table:formula="of:=[.$E$6]+360*[.I$8]/[.$C175]" office:value-type="float" office:value="370.5" calcext:value-type="float">
            <text:p>371</text:p>
          </table:table-cell>
          <table:table-cell table:style-name="ce131" table:formula="of:=[.$E$6]+360*[.J$8]/[.$C175]" office:value-type="float" office:value="373.2" calcext:value-type="float">
            <text:p>373</text:p>
          </table:table-cell>
          <table:table-cell table:style-name="ce131" table:formula="of:=[.$E$6]+360*[.K$8]/[.$C175]" office:value-type="float" office:value="375.9" calcext:value-type="float">
            <text:p>376</text:p>
          </table:table-cell>
          <table:table-cell table:style-name="ce131" table:formula="of:=[.$E$6]+360*[.L$8]/[.$C175]" office:value-type="float" office:value="378.6" calcext:value-type="float">
            <text:p>379</text:p>
          </table:table-cell>
          <table:table-cell table:style-name="ce131" table:formula="of:=[.$E$6]+360*[.M$8]/[.$C175]" office:value-type="float" office:value="381.3" calcext:value-type="float">
            <text:p>381</text:p>
          </table:table-cell>
          <table:table-cell table:style-name="ce131" table:formula="of:=[.$E$6]+360*[.N$8]/[.$C175]" office:value-type="float" office:value="384" calcext:value-type="float">
            <text:p>384</text:p>
          </table:table-cell>
          <table:table-cell table:style-name="ce131" table:formula="of:=[.$E$6]+360*[.O$8]/[.$C175]" office:value-type="float" office:value="386.7" calcext:value-type="float">
            <text:p>387</text:p>
          </table:table-cell>
          <table:table-cell table:style-name="ce131" table:formula="of:=[.$E$6]+360*[.P$8]/[.$C175]" office:value-type="float" office:value="389.4" calcext:value-type="float">
            <text:p>389</text:p>
          </table:table-cell>
          <table:table-cell table:style-name="ce131" table:formula="of:=[.$E$6]+360*[.Q$8]/[.$C175]" office:value-type="float" office:value="392.1" calcext:value-type="float">
            <text:p>392</text:p>
          </table:table-cell>
          <table:table-cell table:style-name="ce131" table:formula="of:=[.$E$6]+360*[.R$8]/[.$C175]" office:value-type="float" office:value="394.8" calcext:value-type="float">
            <text:p>395</text:p>
          </table:table-cell>
          <table:table-cell table:style-name="ce131" table:formula="of:=[.$E$6]+360*[.S$8]/[.$C175]" office:value-type="float" office:value="397.5" calcext:value-type="float">
            <text:p>398</text:p>
          </table:table-cell>
          <table:table-cell table:style-name="ce131" table:formula="of:=[.$E$6]+360*[.T$8]/[.$C175]" office:value-type="float" office:value="400.2" calcext:value-type="float">
            <text:p>400</text:p>
          </table:table-cell>
          <table:table-cell table:style-name="ce131" table:formula="of:=[.$E$6]+360*[.U$8]/[.$C175]" office:value-type="float" office:value="402.9" calcext:value-type="float">
            <text:p>403</text:p>
          </table:table-cell>
          <table:table-cell table:style-name="ce131" table:formula="of:=[.$E$6]+360*[.V$8]/[.$C175]" office:value-type="float" office:value="405.6" calcext:value-type="float">
            <text:p>406</text:p>
          </table:table-cell>
          <table:table-cell table:style-name="ce131" table:formula="of:=[.$E$6]+360*[.W$8]/[.$C175]" office:value-type="float" office:value="408.3" calcext:value-type="float">
            <text:p>408</text:p>
          </table:table-cell>
          <table:table-cell table:style-name="ce131" table:formula="of:=[.$E$6]+360*[.X$8]/[.$C175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176]" office:value-type="float" office:value="6486.48648648649" calcext:value-type="float">
            <text:p>6486</text:p>
          </table:table-cell>
          <table:table-cell table:style-name="ce131" table:formula="of:=[.$E$6]+360*[.D$8]/[.$C176]" office:value-type="float" office:value="357" calcext:value-type="float">
            <text:p>357</text:p>
          </table:table-cell>
          <table:table-cell table:style-name="ce131" table:formula="of:=[.$E$6]+360*[.E$8]/[.$C176]" office:value-type="float" office:value="359.775" calcext:value-type="float">
            <text:p>360</text:p>
          </table:table-cell>
          <table:table-cell table:style-name="ce131" table:formula="of:=[.$E$6]+360*[.F$8]/[.$C176]" office:value-type="float" office:value="362.55" calcext:value-type="float">
            <text:p>363</text:p>
          </table:table-cell>
          <table:table-cell table:style-name="ce131" table:formula="of:=[.$E$6]+360*[.G$8]/[.$C176]" office:value-type="float" office:value="365.325" calcext:value-type="float">
            <text:p>365</text:p>
          </table:table-cell>
          <table:table-cell table:style-name="ce131" table:formula="of:=[.$E$6]+360*[.H$8]/[.$C176]" office:value-type="float" office:value="368.1" calcext:value-type="float">
            <text:p>368</text:p>
          </table:table-cell>
          <table:table-cell table:style-name="ce131" table:formula="of:=[.$E$6]+360*[.I$8]/[.$C176]" office:value-type="float" office:value="370.875" calcext:value-type="float">
            <text:p>371</text:p>
          </table:table-cell>
          <table:table-cell table:style-name="ce131" table:formula="of:=[.$E$6]+360*[.J$8]/[.$C176]" office:value-type="float" office:value="373.65" calcext:value-type="float">
            <text:p>374</text:p>
          </table:table-cell>
          <table:table-cell table:style-name="ce131" table:formula="of:=[.$E$6]+360*[.K$8]/[.$C176]" office:value-type="float" office:value="376.425" calcext:value-type="float">
            <text:p>376</text:p>
          </table:table-cell>
          <table:table-cell table:style-name="ce131" table:formula="of:=[.$E$6]+360*[.L$8]/[.$C176]" office:value-type="float" office:value="379.2" calcext:value-type="float">
            <text:p>379</text:p>
          </table:table-cell>
          <table:table-cell table:style-name="ce131" table:formula="of:=[.$E$6]+360*[.M$8]/[.$C176]" office:value-type="float" office:value="381.975" calcext:value-type="float">
            <text:p>382</text:p>
          </table:table-cell>
          <table:table-cell table:style-name="ce131" table:formula="of:=[.$E$6]+360*[.N$8]/[.$C176]" office:value-type="float" office:value="384.75" calcext:value-type="float">
            <text:p>385</text:p>
          </table:table-cell>
          <table:table-cell table:style-name="ce131" table:formula="of:=[.$E$6]+360*[.O$8]/[.$C176]" office:value-type="float" office:value="387.525" calcext:value-type="float">
            <text:p>388</text:p>
          </table:table-cell>
          <table:table-cell table:style-name="ce131" table:formula="of:=[.$E$6]+360*[.P$8]/[.$C176]" office:value-type="float" office:value="390.3" calcext:value-type="float">
            <text:p>390</text:p>
          </table:table-cell>
          <table:table-cell table:style-name="ce131" table:formula="of:=[.$E$6]+360*[.Q$8]/[.$C176]" office:value-type="float" office:value="393.075" calcext:value-type="float">
            <text:p>393</text:p>
          </table:table-cell>
          <table:table-cell table:style-name="ce131" table:formula="of:=[.$E$6]+360*[.R$8]/[.$C176]" office:value-type="float" office:value="395.85" calcext:value-type="float">
            <text:p>396</text:p>
          </table:table-cell>
          <table:table-cell table:style-name="ce131" table:formula="of:=[.$E$6]+360*[.S$8]/[.$C176]" office:value-type="float" office:value="398.625" calcext:value-type="float">
            <text:p>399</text:p>
          </table:table-cell>
          <table:table-cell table:style-name="ce131" table:formula="of:=[.$E$6]+360*[.T$8]/[.$C176]" office:value-type="float" office:value="401.4" calcext:value-type="float">
            <text:p>401</text:p>
          </table:table-cell>
          <table:table-cell table:style-name="ce131" table:formula="of:=[.$E$6]+360*[.U$8]/[.$C176]" office:value-type="float" office:value="404.175" calcext:value-type="float">
            <text:p>404</text:p>
          </table:table-cell>
          <table:table-cell table:style-name="ce131" table:formula="of:=[.$E$6]+360*[.V$8]/[.$C176]" office:value-type="float" office:value="406.95" calcext:value-type="float">
            <text:p>407</text:p>
          </table:table-cell>
          <table:table-cell table:style-name="ce131" table:formula="of:=[.$E$6]+360*[.W$8]/[.$C176]" office:value-type="float" office:value="409.725" calcext:value-type="float">
            <text:p>410</text:p>
          </table:table-cell>
          <table:table-cell table:style-name="ce131" table:formula="of:=[.$E$6]+360*[.X$8]/[.$C176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177]" office:value-type="float" office:value="6315.78947368421" calcext:value-type="float">
            <text:p>6316</text:p>
          </table:table-cell>
          <table:table-cell table:style-name="ce131" table:formula="of:=[.$E$6]+360*[.D$8]/[.$C177]" office:value-type="float" office:value="357" calcext:value-type="float">
            <text:p>357</text:p>
          </table:table-cell>
          <table:table-cell table:style-name="ce131" table:formula="of:=[.$E$6]+360*[.E$8]/[.$C177]" office:value-type="float" office:value="359.85" calcext:value-type="float">
            <text:p>360</text:p>
          </table:table-cell>
          <table:table-cell table:style-name="ce131" table:formula="of:=[.$E$6]+360*[.F$8]/[.$C177]" office:value-type="float" office:value="362.7" calcext:value-type="float">
            <text:p>363</text:p>
          </table:table-cell>
          <table:table-cell table:style-name="ce131" table:formula="of:=[.$E$6]+360*[.G$8]/[.$C177]" office:value-type="float" office:value="365.55" calcext:value-type="float">
            <text:p>366</text:p>
          </table:table-cell>
          <table:table-cell table:style-name="ce131" table:formula="of:=[.$E$6]+360*[.H$8]/[.$C177]" office:value-type="float" office:value="368.4" calcext:value-type="float">
            <text:p>368</text:p>
          </table:table-cell>
          <table:table-cell table:style-name="ce131" table:formula="of:=[.$E$6]+360*[.I$8]/[.$C177]" office:value-type="float" office:value="371.25" calcext:value-type="float">
            <text:p>371</text:p>
          </table:table-cell>
          <table:table-cell table:style-name="ce131" table:formula="of:=[.$E$6]+360*[.J$8]/[.$C177]" office:value-type="float" office:value="374.1" calcext:value-type="float">
            <text:p>374</text:p>
          </table:table-cell>
          <table:table-cell table:style-name="ce131" table:formula="of:=[.$E$6]+360*[.K$8]/[.$C177]" office:value-type="float" office:value="376.95" calcext:value-type="float">
            <text:p>377</text:p>
          </table:table-cell>
          <table:table-cell table:style-name="ce131" table:formula="of:=[.$E$6]+360*[.L$8]/[.$C177]" office:value-type="float" office:value="379.8" calcext:value-type="float">
            <text:p>380</text:p>
          </table:table-cell>
          <table:table-cell table:style-name="ce131" table:formula="of:=[.$E$6]+360*[.M$8]/[.$C177]" office:value-type="float" office:value="382.65" calcext:value-type="float">
            <text:p>383</text:p>
          </table:table-cell>
          <table:table-cell table:style-name="ce131" table:formula="of:=[.$E$6]+360*[.N$8]/[.$C177]" office:value-type="float" office:value="385.5" calcext:value-type="float">
            <text:p>386</text:p>
          </table:table-cell>
          <table:table-cell table:style-name="ce131" table:formula="of:=[.$E$6]+360*[.O$8]/[.$C177]" office:value-type="float" office:value="388.35" calcext:value-type="float">
            <text:p>388</text:p>
          </table:table-cell>
          <table:table-cell table:style-name="ce131" table:formula="of:=[.$E$6]+360*[.P$8]/[.$C177]" office:value-type="float" office:value="391.2" calcext:value-type="float">
            <text:p>391</text:p>
          </table:table-cell>
          <table:table-cell table:style-name="ce131" table:formula="of:=[.$E$6]+360*[.Q$8]/[.$C177]" office:value-type="float" office:value="394.05" calcext:value-type="float">
            <text:p>394</text:p>
          </table:table-cell>
          <table:table-cell table:style-name="ce131" table:formula="of:=[.$E$6]+360*[.R$8]/[.$C177]" office:value-type="float" office:value="396.9" calcext:value-type="float">
            <text:p>397</text:p>
          </table:table-cell>
          <table:table-cell table:style-name="ce131" table:formula="of:=[.$E$6]+360*[.S$8]/[.$C177]" office:value-type="float" office:value="399.75" calcext:value-type="float">
            <text:p>400</text:p>
          </table:table-cell>
          <table:table-cell table:style-name="ce131" table:formula="of:=[.$E$6]+360*[.T$8]/[.$C177]" office:value-type="float" office:value="402.6" calcext:value-type="float">
            <text:p>403</text:p>
          </table:table-cell>
          <table:table-cell table:style-name="ce131" table:formula="of:=[.$E$6]+360*[.U$8]/[.$C177]" office:value-type="float" office:value="405.45" calcext:value-type="float">
            <text:p>405</text:p>
          </table:table-cell>
          <table:table-cell table:style-name="ce131" table:formula="of:=[.$E$6]+360*[.V$8]/[.$C177]" office:value-type="float" office:value="408.3" calcext:value-type="float">
            <text:p>408</text:p>
          </table:table-cell>
          <table:table-cell table:style-name="ce131" table:formula="of:=[.$E$6]+360*[.W$8]/[.$C177]" office:value-type="float" office:value="411.15" calcext:value-type="float">
            <text:p>411</text:p>
          </table:table-cell>
          <table:table-cell table:style-name="ce131" table:formula="of:=[.$E$6]+360*[.X$8]/[.$C177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178]" office:value-type="float" office:value="6153.84615384615" calcext:value-type="float">
            <text:p>6154</text:p>
          </table:table-cell>
          <table:table-cell table:style-name="ce131" table:formula="of:=[.$E$6]+360*[.D$8]/[.$C178]" office:value-type="float" office:value="357" calcext:value-type="float">
            <text:p>357</text:p>
          </table:table-cell>
          <table:table-cell table:style-name="ce131" table:formula="of:=[.$E$6]+360*[.E$8]/[.$C178]" office:value-type="float" office:value="359.925" calcext:value-type="float">
            <text:p>360</text:p>
          </table:table-cell>
          <table:table-cell table:style-name="ce131" table:formula="of:=[.$E$6]+360*[.F$8]/[.$C178]" office:value-type="float" office:value="362.85" calcext:value-type="float">
            <text:p>363</text:p>
          </table:table-cell>
          <table:table-cell table:style-name="ce131" table:formula="of:=[.$E$6]+360*[.G$8]/[.$C178]" office:value-type="float" office:value="365.775" calcext:value-type="float">
            <text:p>366</text:p>
          </table:table-cell>
          <table:table-cell table:style-name="ce131" table:formula="of:=[.$E$6]+360*[.H$8]/[.$C178]" office:value-type="float" office:value="368.7" calcext:value-type="float">
            <text:p>369</text:p>
          </table:table-cell>
          <table:table-cell table:style-name="ce131" table:formula="of:=[.$E$6]+360*[.I$8]/[.$C178]" office:value-type="float" office:value="371.625" calcext:value-type="float">
            <text:p>372</text:p>
          </table:table-cell>
          <table:table-cell table:style-name="ce131" table:formula="of:=[.$E$6]+360*[.J$8]/[.$C178]" office:value-type="float" office:value="374.55" calcext:value-type="float">
            <text:p>375</text:p>
          </table:table-cell>
          <table:table-cell table:style-name="ce131" table:formula="of:=[.$E$6]+360*[.K$8]/[.$C178]" office:value-type="float" office:value="377.475" calcext:value-type="float">
            <text:p>377</text:p>
          </table:table-cell>
          <table:table-cell table:style-name="ce131" table:formula="of:=[.$E$6]+360*[.L$8]/[.$C178]" office:value-type="float" office:value="380.4" calcext:value-type="float">
            <text:p>380</text:p>
          </table:table-cell>
          <table:table-cell table:style-name="ce131" table:formula="of:=[.$E$6]+360*[.M$8]/[.$C178]" office:value-type="float" office:value="383.325" calcext:value-type="float">
            <text:p>383</text:p>
          </table:table-cell>
          <table:table-cell table:style-name="ce131" table:formula="of:=[.$E$6]+360*[.N$8]/[.$C178]" office:value-type="float" office:value="386.25" calcext:value-type="float">
            <text:p>386</text:p>
          </table:table-cell>
          <table:table-cell table:style-name="ce131" table:formula="of:=[.$E$6]+360*[.O$8]/[.$C178]" office:value-type="float" office:value="389.175" calcext:value-type="float">
            <text:p>389</text:p>
          </table:table-cell>
          <table:table-cell table:style-name="ce131" table:formula="of:=[.$E$6]+360*[.P$8]/[.$C178]" office:value-type="float" office:value="392.1" calcext:value-type="float">
            <text:p>392</text:p>
          </table:table-cell>
          <table:table-cell table:style-name="ce131" table:formula="of:=[.$E$6]+360*[.Q$8]/[.$C178]" office:value-type="float" office:value="395.025" calcext:value-type="float">
            <text:p>395</text:p>
          </table:table-cell>
          <table:table-cell table:style-name="ce131" table:formula="of:=[.$E$6]+360*[.R$8]/[.$C178]" office:value-type="float" office:value="397.95" calcext:value-type="float">
            <text:p>398</text:p>
          </table:table-cell>
          <table:table-cell table:style-name="ce131" table:formula="of:=[.$E$6]+360*[.S$8]/[.$C178]" office:value-type="float" office:value="400.875" calcext:value-type="float">
            <text:p>401</text:p>
          </table:table-cell>
          <table:table-cell table:style-name="ce131" table:formula="of:=[.$E$6]+360*[.T$8]/[.$C178]" office:value-type="float" office:value="403.8" calcext:value-type="float">
            <text:p>404</text:p>
          </table:table-cell>
          <table:table-cell table:style-name="ce131" table:formula="of:=[.$E$6]+360*[.U$8]/[.$C178]" office:value-type="float" office:value="406.725" calcext:value-type="float">
            <text:p>407</text:p>
          </table:table-cell>
          <table:table-cell table:style-name="ce131" table:formula="of:=[.$E$6]+360*[.V$8]/[.$C178]" office:value-type="float" office:value="409.65" calcext:value-type="float">
            <text:p>410</text:p>
          </table:table-cell>
          <table:table-cell table:style-name="ce131" table:formula="of:=[.$E$6]+360*[.W$8]/[.$C178]" office:value-type="float" office:value="412.575" calcext:value-type="float">
            <text:p>413</text:p>
          </table:table-cell>
          <table:table-cell table:style-name="ce131" table:formula="of:=[.$E$6]+360*[.X$8]/[.$C178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179]" office:value-type="float" office:value="6000" calcext:value-type="float">
            <text:p>6000</text:p>
          </table:table-cell>
          <table:table-cell table:style-name="ce131" table:formula="of:=[.$E$6]+360*[.D$8]/[.$C179]" office:value-type="float" office:value="357" calcext:value-type="float">
            <text:p>357</text:p>
          </table:table-cell>
          <table:table-cell table:style-name="ce131" table:formula="of:=[.$E$6]+360*[.E$8]/[.$C179]" office:value-type="float" office:value="360" calcext:value-type="float">
            <text:p>360</text:p>
          </table:table-cell>
          <table:table-cell table:style-name="ce131" table:formula="of:=[.$E$6]+360*[.F$8]/[.$C179]" office:value-type="float" office:value="363" calcext:value-type="float">
            <text:p>363</text:p>
          </table:table-cell>
          <table:table-cell table:style-name="ce131" table:formula="of:=[.$E$6]+360*[.G$8]/[.$C179]" office:value-type="float" office:value="366" calcext:value-type="float">
            <text:p>366</text:p>
          </table:table-cell>
          <table:table-cell table:style-name="ce131" table:formula="of:=[.$E$6]+360*[.H$8]/[.$C179]" office:value-type="float" office:value="369" calcext:value-type="float">
            <text:p>369</text:p>
          </table:table-cell>
          <table:table-cell table:style-name="ce131" table:formula="of:=[.$E$6]+360*[.I$8]/[.$C179]" office:value-type="float" office:value="372" calcext:value-type="float">
            <text:p>372</text:p>
          </table:table-cell>
          <table:table-cell table:style-name="ce131" table:formula="of:=[.$E$6]+360*[.J$8]/[.$C179]" office:value-type="float" office:value="375" calcext:value-type="float">
            <text:p>375</text:p>
          </table:table-cell>
          <table:table-cell table:style-name="ce131" table:formula="of:=[.$E$6]+360*[.K$8]/[.$C179]" office:value-type="float" office:value="378" calcext:value-type="float">
            <text:p>378</text:p>
          </table:table-cell>
          <table:table-cell table:style-name="ce131" table:formula="of:=[.$E$6]+360*[.L$8]/[.$C179]" office:value-type="float" office:value="381" calcext:value-type="float">
            <text:p>381</text:p>
          </table:table-cell>
          <table:table-cell table:style-name="ce131" table:formula="of:=[.$E$6]+360*[.M$8]/[.$C179]" office:value-type="float" office:value="384" calcext:value-type="float">
            <text:p>384</text:p>
          </table:table-cell>
          <table:table-cell table:style-name="ce131" table:formula="of:=[.$E$6]+360*[.N$8]/[.$C179]" office:value-type="float" office:value="387" calcext:value-type="float">
            <text:p>387</text:p>
          </table:table-cell>
          <table:table-cell table:style-name="ce131" table:formula="of:=[.$E$6]+360*[.O$8]/[.$C179]" office:value-type="float" office:value="390" calcext:value-type="float">
            <text:p>390</text:p>
          </table:table-cell>
          <table:table-cell table:style-name="ce131" table:formula="of:=[.$E$6]+360*[.P$8]/[.$C179]" office:value-type="float" office:value="393" calcext:value-type="float">
            <text:p>393</text:p>
          </table:table-cell>
          <table:table-cell table:style-name="ce131" table:formula="of:=[.$E$6]+360*[.Q$8]/[.$C179]" office:value-type="float" office:value="396" calcext:value-type="float">
            <text:p>396</text:p>
          </table:table-cell>
          <table:table-cell table:style-name="ce131" table:formula="of:=[.$E$6]+360*[.R$8]/[.$C179]" office:value-type="float" office:value="399" calcext:value-type="float">
            <text:p>399</text:p>
          </table:table-cell>
          <table:table-cell table:style-name="ce131" table:formula="of:=[.$E$6]+360*[.S$8]/[.$C179]" office:value-type="float" office:value="402" calcext:value-type="float">
            <text:p>402</text:p>
          </table:table-cell>
          <table:table-cell table:style-name="ce131" table:formula="of:=[.$E$6]+360*[.T$8]/[.$C179]" office:value-type="float" office:value="405" calcext:value-type="float">
            <text:p>405</text:p>
          </table:table-cell>
          <table:table-cell table:style-name="ce131" table:formula="of:=[.$E$6]+360*[.U$8]/[.$C179]" office:value-type="float" office:value="408" calcext:value-type="float">
            <text:p>408</text:p>
          </table:table-cell>
          <table:table-cell table:style-name="ce131" table:formula="of:=[.$E$6]+360*[.V$8]/[.$C179]" office:value-type="float" office:value="411" calcext:value-type="float">
            <text:p>411</text:p>
          </table:table-cell>
          <table:table-cell table:style-name="ce131" table:formula="of:=[.$E$6]+360*[.W$8]/[.$C179]" office:value-type="float" office:value="414" calcext:value-type="float">
            <text:p>414</text:p>
          </table:table-cell>
          <table:table-cell table:style-name="ce131" table:formula="of:=[.$E$6]+360*[.X$8]/[.$C179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185]" office:value-type="float" office:value="120000" calcext:value-type="float">
            <text:p>120000</text:p>
          </table:table-cell>
          <table:table-cell table:style-name="ce132" table:formula="of:=[.$E$6]+360*[.D$8]/[.$C185]" office:value-type="float" office:value="357" calcext:value-type="float">
            <text:p>357</text:p>
          </table:table-cell>
          <table:table-cell table:style-name="ce132" table:formula="of:=[.$E$6]+360*[.E$8]/[.$C185]" office:value-type="float" office:value="357.15" calcext:value-type="float">
            <text:p>357</text:p>
          </table:table-cell>
          <table:table-cell table:style-name="ce132" table:formula="of:=[.$E$6]+360*[.F$8]/[.$C185]" office:value-type="float" office:value="357.3" calcext:value-type="float">
            <text:p>357</text:p>
          </table:table-cell>
          <table:table-cell table:style-name="ce132" table:formula="of:=[.$E$6]+360*[.G$8]/[.$C185]" office:value-type="float" office:value="357.45" calcext:value-type="float">
            <text:p>357</text:p>
          </table:table-cell>
          <table:table-cell table:style-name="ce132" table:formula="of:=[.$E$6]+360*[.H$8]/[.$C185]" office:value-type="float" office:value="357.6" calcext:value-type="float">
            <text:p>358</text:p>
          </table:table-cell>
          <table:table-cell table:style-name="ce132" table:formula="of:=[.$E$6]+360*[.I$8]/[.$C185]" office:value-type="float" office:value="357.75" calcext:value-type="float">
            <text:p>358</text:p>
          </table:table-cell>
          <table:table-cell table:style-name="ce132" table:formula="of:=[.$E$6]+360*[.J$8]/[.$C185]" office:value-type="float" office:value="357.9" calcext:value-type="float">
            <text:p>358</text:p>
          </table:table-cell>
          <table:table-cell table:style-name="ce132" table:formula="of:=[.$E$6]+360*[.K$8]/[.$C185]" office:value-type="float" office:value="358.05" calcext:value-type="float">
            <text:p>358</text:p>
          </table:table-cell>
          <table:table-cell table:style-name="ce132" table:formula="of:=[.$E$6]+360*[.L$8]/[.$C185]" office:value-type="float" office:value="358.2" calcext:value-type="float">
            <text:p>358</text:p>
          </table:table-cell>
          <table:table-cell table:style-name="ce132" table:formula="of:=[.$E$6]+360*[.M$8]/[.$C185]" office:value-type="float" office:value="358.35" calcext:value-type="float">
            <text:p>358</text:p>
          </table:table-cell>
          <table:table-cell table:style-name="ce132" table:formula="of:=[.$E$6]+360*[.N$8]/[.$C185]" office:value-type="float" office:value="358.5" calcext:value-type="float">
            <text:p>359</text:p>
          </table:table-cell>
          <table:table-cell table:style-name="ce132" table:formula="of:=[.$E$6]+360*[.O$8]/[.$C185]" office:value-type="float" office:value="358.65" calcext:value-type="float">
            <text:p>359</text:p>
          </table:table-cell>
          <table:table-cell table:style-name="ce132" table:formula="of:=[.$E$6]+360*[.P$8]/[.$C185]" office:value-type="float" office:value="358.8" calcext:value-type="float">
            <text:p>359</text:p>
          </table:table-cell>
          <table:table-cell table:style-name="ce132" table:formula="of:=[.$E$6]+360*[.Q$8]/[.$C185]" office:value-type="float" office:value="358.95" calcext:value-type="float">
            <text:p>359</text:p>
          </table:table-cell>
          <table:table-cell table:style-name="ce132" table:formula="of:=[.$E$6]+360*[.R$8]/[.$C185]" office:value-type="float" office:value="359.1" calcext:value-type="float">
            <text:p>359</text:p>
          </table:table-cell>
          <table:table-cell table:style-name="ce132" table:formula="of:=[.$E$6]+360*[.S$8]/[.$C185]" office:value-type="float" office:value="359.25" calcext:value-type="float">
            <text:p>359</text:p>
          </table:table-cell>
          <table:table-cell table:style-name="ce132" table:formula="of:=[.$E$6]+360*[.T$8]/[.$C185]" office:value-type="float" office:value="359.4" calcext:value-type="float">
            <text:p>359</text:p>
          </table:table-cell>
          <table:table-cell table:style-name="ce132" table:formula="of:=[.$E$6]+360*[.U$8]/[.$C185]" office:value-type="float" office:value="359.55" calcext:value-type="float">
            <text:p>360</text:p>
          </table:table-cell>
          <table:table-cell table:style-name="ce132" table:formula="of:=[.$E$6]+360*[.V$8]/[.$C185]" office:value-type="float" office:value="359.7" calcext:value-type="float">
            <text:p>360</text:p>
          </table:table-cell>
          <table:table-cell table:style-name="ce132" table:formula="of:=[.$E$6]+360*[.W$8]/[.$C185]" office:value-type="float" office:value="359.85" calcext:value-type="float">
            <text:p>360</text:p>
          </table:table-cell>
          <table:table-cell table:style-name="ce132" table:formula="of:=[.$E$6]+360*[.X$8]/[.$C185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186]" office:value-type="float" office:value="80000" calcext:value-type="float">
            <text:p>80000</text:p>
          </table:table-cell>
          <table:table-cell table:style-name="ce132" table:formula="of:=[.$E$6]+360*[.D$8]/[.$C186]" office:value-type="float" office:value="357" calcext:value-type="float">
            <text:p>357</text:p>
          </table:table-cell>
          <table:table-cell table:style-name="ce132" table:formula="of:=[.$E$6]+360*[.E$8]/[.$C186]" office:value-type="float" office:value="357.225" calcext:value-type="float">
            <text:p>357</text:p>
          </table:table-cell>
          <table:table-cell table:style-name="ce132" table:formula="of:=[.$E$6]+360*[.F$8]/[.$C186]" office:value-type="float" office:value="357.45" calcext:value-type="float">
            <text:p>357</text:p>
          </table:table-cell>
          <table:table-cell table:style-name="ce132" table:formula="of:=[.$E$6]+360*[.G$8]/[.$C186]" office:value-type="float" office:value="357.675" calcext:value-type="float">
            <text:p>358</text:p>
          </table:table-cell>
          <table:table-cell table:style-name="ce132" table:formula="of:=[.$E$6]+360*[.H$8]/[.$C186]" office:value-type="float" office:value="357.9" calcext:value-type="float">
            <text:p>358</text:p>
          </table:table-cell>
          <table:table-cell table:style-name="ce132" table:formula="of:=[.$E$6]+360*[.I$8]/[.$C186]" office:value-type="float" office:value="358.125" calcext:value-type="float">
            <text:p>358</text:p>
          </table:table-cell>
          <table:table-cell table:style-name="ce132" table:formula="of:=[.$E$6]+360*[.J$8]/[.$C186]" office:value-type="float" office:value="358.35" calcext:value-type="float">
            <text:p>358</text:p>
          </table:table-cell>
          <table:table-cell table:style-name="ce132" table:formula="of:=[.$E$6]+360*[.K$8]/[.$C186]" office:value-type="float" office:value="358.575" calcext:value-type="float">
            <text:p>359</text:p>
          </table:table-cell>
          <table:table-cell table:style-name="ce132" table:formula="of:=[.$E$6]+360*[.L$8]/[.$C186]" office:value-type="float" office:value="358.8" calcext:value-type="float">
            <text:p>359</text:p>
          </table:table-cell>
          <table:table-cell table:style-name="ce132" table:formula="of:=[.$E$6]+360*[.M$8]/[.$C186]" office:value-type="float" office:value="359.025" calcext:value-type="float">
            <text:p>359</text:p>
          </table:table-cell>
          <table:table-cell table:style-name="ce132" table:formula="of:=[.$E$6]+360*[.N$8]/[.$C186]" office:value-type="float" office:value="359.25" calcext:value-type="float">
            <text:p>359</text:p>
          </table:table-cell>
          <table:table-cell table:style-name="ce132" table:formula="of:=[.$E$6]+360*[.O$8]/[.$C186]" office:value-type="float" office:value="359.475" calcext:value-type="float">
            <text:p>359</text:p>
          </table:table-cell>
          <table:table-cell table:style-name="ce132" table:formula="of:=[.$E$6]+360*[.P$8]/[.$C186]" office:value-type="float" office:value="359.7" calcext:value-type="float">
            <text:p>360</text:p>
          </table:table-cell>
          <table:table-cell table:style-name="ce132" table:formula="of:=[.$E$6]+360*[.Q$8]/[.$C186]" office:value-type="float" office:value="359.925" calcext:value-type="float">
            <text:p>360</text:p>
          </table:table-cell>
          <table:table-cell table:style-name="ce132" table:formula="of:=[.$E$6]+360*[.R$8]/[.$C186]" office:value-type="float" office:value="360.15" calcext:value-type="float">
            <text:p>360</text:p>
          </table:table-cell>
          <table:table-cell table:style-name="ce132" table:formula="of:=[.$E$6]+360*[.S$8]/[.$C186]" office:value-type="float" office:value="360.375" calcext:value-type="float">
            <text:p>360</text:p>
          </table:table-cell>
          <table:table-cell table:style-name="ce132" table:formula="of:=[.$E$6]+360*[.T$8]/[.$C186]" office:value-type="float" office:value="360.6" calcext:value-type="float">
            <text:p>361</text:p>
          </table:table-cell>
          <table:table-cell table:style-name="ce132" table:formula="of:=[.$E$6]+360*[.U$8]/[.$C186]" office:value-type="float" office:value="360.825" calcext:value-type="float">
            <text:p>361</text:p>
          </table:table-cell>
          <table:table-cell table:style-name="ce132" table:formula="of:=[.$E$6]+360*[.V$8]/[.$C186]" office:value-type="float" office:value="361.05" calcext:value-type="float">
            <text:p>361</text:p>
          </table:table-cell>
          <table:table-cell table:style-name="ce132" table:formula="of:=[.$E$6]+360*[.W$8]/[.$C186]" office:value-type="float" office:value="361.275" calcext:value-type="float">
            <text:p>361</text:p>
          </table:table-cell>
          <table:table-cell table:style-name="ce132" table:formula="of:=[.$E$6]+360*[.X$8]/[.$C186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187]" office:value-type="float" office:value="60000" calcext:value-type="float">
            <text:p>60000</text:p>
          </table:table-cell>
          <table:table-cell table:style-name="ce132" table:formula="of:=[.$E$6]+360*[.D$8]/[.$C187]" office:value-type="float" office:value="357" calcext:value-type="float">
            <text:p>357</text:p>
          </table:table-cell>
          <table:table-cell table:style-name="ce132" table:formula="of:=[.$E$6]+360*[.E$8]/[.$C187]" office:value-type="float" office:value="357.3" calcext:value-type="float">
            <text:p>357</text:p>
          </table:table-cell>
          <table:table-cell table:style-name="ce132" table:formula="of:=[.$E$6]+360*[.F$8]/[.$C187]" office:value-type="float" office:value="357.6" calcext:value-type="float">
            <text:p>358</text:p>
          </table:table-cell>
          <table:table-cell table:style-name="ce132" table:formula="of:=[.$E$6]+360*[.G$8]/[.$C187]" office:value-type="float" office:value="357.9" calcext:value-type="float">
            <text:p>358</text:p>
          </table:table-cell>
          <table:table-cell table:style-name="ce132" table:formula="of:=[.$E$6]+360*[.H$8]/[.$C187]" office:value-type="float" office:value="358.2" calcext:value-type="float">
            <text:p>358</text:p>
          </table:table-cell>
          <table:table-cell table:style-name="ce132" table:formula="of:=[.$E$6]+360*[.I$8]/[.$C187]" office:value-type="float" office:value="358.5" calcext:value-type="float">
            <text:p>359</text:p>
          </table:table-cell>
          <table:table-cell table:style-name="ce132" table:formula="of:=[.$E$6]+360*[.J$8]/[.$C187]" office:value-type="float" office:value="358.8" calcext:value-type="float">
            <text:p>359</text:p>
          </table:table-cell>
          <table:table-cell table:style-name="ce132" table:formula="of:=[.$E$6]+360*[.K$8]/[.$C187]" office:value-type="float" office:value="359.1" calcext:value-type="float">
            <text:p>359</text:p>
          </table:table-cell>
          <table:table-cell table:style-name="ce132" table:formula="of:=[.$E$6]+360*[.L$8]/[.$C187]" office:value-type="float" office:value="359.4" calcext:value-type="float">
            <text:p>359</text:p>
          </table:table-cell>
          <table:table-cell table:style-name="ce132" table:formula="of:=[.$E$6]+360*[.M$8]/[.$C187]" office:value-type="float" office:value="359.7" calcext:value-type="float">
            <text:p>360</text:p>
          </table:table-cell>
          <table:table-cell table:style-name="ce132" table:formula="of:=[.$E$6]+360*[.N$8]/[.$C187]" office:value-type="float" office:value="360" calcext:value-type="float">
            <text:p>360</text:p>
          </table:table-cell>
          <table:table-cell table:style-name="ce132" table:formula="of:=[.$E$6]+360*[.O$8]/[.$C187]" office:value-type="float" office:value="360.3" calcext:value-type="float">
            <text:p>360</text:p>
          </table:table-cell>
          <table:table-cell table:style-name="ce132" table:formula="of:=[.$E$6]+360*[.P$8]/[.$C187]" office:value-type="float" office:value="360.6" calcext:value-type="float">
            <text:p>361</text:p>
          </table:table-cell>
          <table:table-cell table:style-name="ce132" table:formula="of:=[.$E$6]+360*[.Q$8]/[.$C187]" office:value-type="float" office:value="360.9" calcext:value-type="float">
            <text:p>361</text:p>
          </table:table-cell>
          <table:table-cell table:style-name="ce132" table:formula="of:=[.$E$6]+360*[.R$8]/[.$C187]" office:value-type="float" office:value="361.2" calcext:value-type="float">
            <text:p>361</text:p>
          </table:table-cell>
          <table:table-cell table:style-name="ce132" table:formula="of:=[.$E$6]+360*[.S$8]/[.$C187]" office:value-type="float" office:value="361.5" calcext:value-type="float">
            <text:p>362</text:p>
          </table:table-cell>
          <table:table-cell table:style-name="ce132" table:formula="of:=[.$E$6]+360*[.T$8]/[.$C187]" office:value-type="float" office:value="361.8" calcext:value-type="float">
            <text:p>362</text:p>
          </table:table-cell>
          <table:table-cell table:style-name="ce132" table:formula="of:=[.$E$6]+360*[.U$8]/[.$C187]" office:value-type="float" office:value="362.1" calcext:value-type="float">
            <text:p>362</text:p>
          </table:table-cell>
          <table:table-cell table:style-name="ce132" table:formula="of:=[.$E$6]+360*[.V$8]/[.$C187]" office:value-type="float" office:value="362.4" calcext:value-type="float">
            <text:p>362</text:p>
          </table:table-cell>
          <table:table-cell table:style-name="ce132" table:formula="of:=[.$E$6]+360*[.W$8]/[.$C187]" office:value-type="float" office:value="362.7" calcext:value-type="float">
            <text:p>363</text:p>
          </table:table-cell>
          <table:table-cell table:style-name="ce132" table:formula="of:=[.$E$6]+360*[.X$8]/[.$C187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188]" office:value-type="float" office:value="48000" calcext:value-type="float">
            <text:p>48000</text:p>
          </table:table-cell>
          <table:table-cell table:style-name="ce132" table:formula="of:=[.$E$6]+360*[.D$8]/[.$C188]" office:value-type="float" office:value="357" calcext:value-type="float">
            <text:p>357</text:p>
          </table:table-cell>
          <table:table-cell table:style-name="ce132" table:formula="of:=[.$E$6]+360*[.E$8]/[.$C188]" office:value-type="float" office:value="357.375" calcext:value-type="float">
            <text:p>357</text:p>
          </table:table-cell>
          <table:table-cell table:style-name="ce132" table:formula="of:=[.$E$6]+360*[.F$8]/[.$C188]" office:value-type="float" office:value="357.75" calcext:value-type="float">
            <text:p>358</text:p>
          </table:table-cell>
          <table:table-cell table:style-name="ce132" table:formula="of:=[.$E$6]+360*[.G$8]/[.$C188]" office:value-type="float" office:value="358.125" calcext:value-type="float">
            <text:p>358</text:p>
          </table:table-cell>
          <table:table-cell table:style-name="ce132" table:formula="of:=[.$E$6]+360*[.H$8]/[.$C188]" office:value-type="float" office:value="358.5" calcext:value-type="float">
            <text:p>359</text:p>
          </table:table-cell>
          <table:table-cell table:style-name="ce132" table:formula="of:=[.$E$6]+360*[.I$8]/[.$C188]" office:value-type="float" office:value="358.875" calcext:value-type="float">
            <text:p>359</text:p>
          </table:table-cell>
          <table:table-cell table:style-name="ce132" table:formula="of:=[.$E$6]+360*[.J$8]/[.$C188]" office:value-type="float" office:value="359.25" calcext:value-type="float">
            <text:p>359</text:p>
          </table:table-cell>
          <table:table-cell table:style-name="ce132" table:formula="of:=[.$E$6]+360*[.K$8]/[.$C188]" office:value-type="float" office:value="359.625" calcext:value-type="float">
            <text:p>360</text:p>
          </table:table-cell>
          <table:table-cell table:style-name="ce132" table:formula="of:=[.$E$6]+360*[.L$8]/[.$C188]" office:value-type="float" office:value="360" calcext:value-type="float">
            <text:p>360</text:p>
          </table:table-cell>
          <table:table-cell table:style-name="ce132" table:formula="of:=[.$E$6]+360*[.M$8]/[.$C188]" office:value-type="float" office:value="360.375" calcext:value-type="float">
            <text:p>360</text:p>
          </table:table-cell>
          <table:table-cell table:style-name="ce132" table:formula="of:=[.$E$6]+360*[.N$8]/[.$C188]" office:value-type="float" office:value="360.75" calcext:value-type="float">
            <text:p>361</text:p>
          </table:table-cell>
          <table:table-cell table:style-name="ce132" table:formula="of:=[.$E$6]+360*[.O$8]/[.$C188]" office:value-type="float" office:value="361.125" calcext:value-type="float">
            <text:p>361</text:p>
          </table:table-cell>
          <table:table-cell table:style-name="ce132" table:formula="of:=[.$E$6]+360*[.P$8]/[.$C188]" office:value-type="float" office:value="361.5" calcext:value-type="float">
            <text:p>362</text:p>
          </table:table-cell>
          <table:table-cell table:style-name="ce132" table:formula="of:=[.$E$6]+360*[.Q$8]/[.$C188]" office:value-type="float" office:value="361.875" calcext:value-type="float">
            <text:p>362</text:p>
          </table:table-cell>
          <table:table-cell table:style-name="ce132" table:formula="of:=[.$E$6]+360*[.R$8]/[.$C188]" office:value-type="float" office:value="362.25" calcext:value-type="float">
            <text:p>362</text:p>
          </table:table-cell>
          <table:table-cell table:style-name="ce132" table:formula="of:=[.$E$6]+360*[.S$8]/[.$C188]" office:value-type="float" office:value="362.625" calcext:value-type="float">
            <text:p>363</text:p>
          </table:table-cell>
          <table:table-cell table:style-name="ce132" table:formula="of:=[.$E$6]+360*[.T$8]/[.$C188]" office:value-type="float" office:value="363" calcext:value-type="float">
            <text:p>363</text:p>
          </table:table-cell>
          <table:table-cell table:style-name="ce132" table:formula="of:=[.$E$6]+360*[.U$8]/[.$C188]" office:value-type="float" office:value="363.375" calcext:value-type="float">
            <text:p>363</text:p>
          </table:table-cell>
          <table:table-cell table:style-name="ce132" table:formula="of:=[.$E$6]+360*[.V$8]/[.$C188]" office:value-type="float" office:value="363.75" calcext:value-type="float">
            <text:p>364</text:p>
          </table:table-cell>
          <table:table-cell table:style-name="ce132" table:formula="of:=[.$E$6]+360*[.W$8]/[.$C188]" office:value-type="float" office:value="364.125" calcext:value-type="float">
            <text:p>364</text:p>
          </table:table-cell>
          <table:table-cell table:style-name="ce132" table:formula="of:=[.$E$6]+360*[.X$8]/[.$C188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189]" office:value-type="float" office:value="40000" calcext:value-type="float">
            <text:p>40000</text:p>
          </table:table-cell>
          <table:table-cell table:style-name="ce132" table:formula="of:=[.$E$6]+360*[.D$8]/[.$C189]" office:value-type="float" office:value="357" calcext:value-type="float">
            <text:p>357</text:p>
          </table:table-cell>
          <table:table-cell table:style-name="ce132" table:formula="of:=[.$E$6]+360*[.E$8]/[.$C189]" office:value-type="float" office:value="357.45" calcext:value-type="float">
            <text:p>357</text:p>
          </table:table-cell>
          <table:table-cell table:style-name="ce132" table:formula="of:=[.$E$6]+360*[.F$8]/[.$C189]" office:value-type="float" office:value="357.9" calcext:value-type="float">
            <text:p>358</text:p>
          </table:table-cell>
          <table:table-cell table:style-name="ce132" table:formula="of:=[.$E$6]+360*[.G$8]/[.$C189]" office:value-type="float" office:value="358.35" calcext:value-type="float">
            <text:p>358</text:p>
          </table:table-cell>
          <table:table-cell table:style-name="ce132" table:formula="of:=[.$E$6]+360*[.H$8]/[.$C189]" office:value-type="float" office:value="358.8" calcext:value-type="float">
            <text:p>359</text:p>
          </table:table-cell>
          <table:table-cell table:style-name="ce132" table:formula="of:=[.$E$6]+360*[.I$8]/[.$C189]" office:value-type="float" office:value="359.25" calcext:value-type="float">
            <text:p>359</text:p>
          </table:table-cell>
          <table:table-cell table:style-name="ce132" table:formula="of:=[.$E$6]+360*[.J$8]/[.$C189]" office:value-type="float" office:value="359.7" calcext:value-type="float">
            <text:p>360</text:p>
          </table:table-cell>
          <table:table-cell table:style-name="ce132" table:formula="of:=[.$E$6]+360*[.K$8]/[.$C189]" office:value-type="float" office:value="360.15" calcext:value-type="float">
            <text:p>360</text:p>
          </table:table-cell>
          <table:table-cell table:style-name="ce132" table:formula="of:=[.$E$6]+360*[.L$8]/[.$C189]" office:value-type="float" office:value="360.6" calcext:value-type="float">
            <text:p>361</text:p>
          </table:table-cell>
          <table:table-cell table:style-name="ce132" table:formula="of:=[.$E$6]+360*[.M$8]/[.$C189]" office:value-type="float" office:value="361.05" calcext:value-type="float">
            <text:p>361</text:p>
          </table:table-cell>
          <table:table-cell table:style-name="ce132" table:formula="of:=[.$E$6]+360*[.N$8]/[.$C189]" office:value-type="float" office:value="361.5" calcext:value-type="float">
            <text:p>362</text:p>
          </table:table-cell>
          <table:table-cell table:style-name="ce132" table:formula="of:=[.$E$6]+360*[.O$8]/[.$C189]" office:value-type="float" office:value="361.95" calcext:value-type="float">
            <text:p>362</text:p>
          </table:table-cell>
          <table:table-cell table:style-name="ce132" table:formula="of:=[.$E$6]+360*[.P$8]/[.$C189]" office:value-type="float" office:value="362.4" calcext:value-type="float">
            <text:p>362</text:p>
          </table:table-cell>
          <table:table-cell table:style-name="ce132" table:formula="of:=[.$E$6]+360*[.Q$8]/[.$C189]" office:value-type="float" office:value="362.85" calcext:value-type="float">
            <text:p>363</text:p>
          </table:table-cell>
          <table:table-cell table:style-name="ce132" table:formula="of:=[.$E$6]+360*[.R$8]/[.$C189]" office:value-type="float" office:value="363.3" calcext:value-type="float">
            <text:p>363</text:p>
          </table:table-cell>
          <table:table-cell table:style-name="ce132" table:formula="of:=[.$E$6]+360*[.S$8]/[.$C189]" office:value-type="float" office:value="363.75" calcext:value-type="float">
            <text:p>364</text:p>
          </table:table-cell>
          <table:table-cell table:style-name="ce132" table:formula="of:=[.$E$6]+360*[.T$8]/[.$C189]" office:value-type="float" office:value="364.2" calcext:value-type="float">
            <text:p>364</text:p>
          </table:table-cell>
          <table:table-cell table:style-name="ce132" table:formula="of:=[.$E$6]+360*[.U$8]/[.$C189]" office:value-type="float" office:value="364.65" calcext:value-type="float">
            <text:p>365</text:p>
          </table:table-cell>
          <table:table-cell table:style-name="ce132" table:formula="of:=[.$E$6]+360*[.V$8]/[.$C189]" office:value-type="float" office:value="365.1" calcext:value-type="float">
            <text:p>365</text:p>
          </table:table-cell>
          <table:table-cell table:style-name="ce132" table:formula="of:=[.$E$6]+360*[.W$8]/[.$C189]" office:value-type="float" office:value="365.55" calcext:value-type="float">
            <text:p>366</text:p>
          </table:table-cell>
          <table:table-cell table:style-name="ce132" table:formula="of:=[.$E$6]+360*[.X$8]/[.$C189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190]" office:value-type="float" office:value="34285.7142857143" calcext:value-type="float">
            <text:p>34286</text:p>
          </table:table-cell>
          <table:table-cell table:style-name="ce132" table:formula="of:=[.$E$6]+360*[.D$8]/[.$C190]" office:value-type="float" office:value="357" calcext:value-type="float">
            <text:p>357</text:p>
          </table:table-cell>
          <table:table-cell table:style-name="ce132" table:formula="of:=[.$E$6]+360*[.E$8]/[.$C190]" office:value-type="float" office:value="357.525" calcext:value-type="float">
            <text:p>358</text:p>
          </table:table-cell>
          <table:table-cell table:style-name="ce132" table:formula="of:=[.$E$6]+360*[.F$8]/[.$C190]" office:value-type="float" office:value="358.05" calcext:value-type="float">
            <text:p>358</text:p>
          </table:table-cell>
          <table:table-cell table:style-name="ce132" table:formula="of:=[.$E$6]+360*[.G$8]/[.$C190]" office:value-type="float" office:value="358.575" calcext:value-type="float">
            <text:p>359</text:p>
          </table:table-cell>
          <table:table-cell table:style-name="ce132" table:formula="of:=[.$E$6]+360*[.H$8]/[.$C190]" office:value-type="float" office:value="359.1" calcext:value-type="float">
            <text:p>359</text:p>
          </table:table-cell>
          <table:table-cell table:style-name="ce132" table:formula="of:=[.$E$6]+360*[.I$8]/[.$C190]" office:value-type="float" office:value="359.625" calcext:value-type="float">
            <text:p>360</text:p>
          </table:table-cell>
          <table:table-cell table:style-name="ce132" table:formula="of:=[.$E$6]+360*[.J$8]/[.$C190]" office:value-type="float" office:value="360.15" calcext:value-type="float">
            <text:p>360</text:p>
          </table:table-cell>
          <table:table-cell table:style-name="ce132" table:formula="of:=[.$E$6]+360*[.K$8]/[.$C190]" office:value-type="float" office:value="360.675" calcext:value-type="float">
            <text:p>361</text:p>
          </table:table-cell>
          <table:table-cell table:style-name="ce132" table:formula="of:=[.$E$6]+360*[.L$8]/[.$C190]" office:value-type="float" office:value="361.2" calcext:value-type="float">
            <text:p>361</text:p>
          </table:table-cell>
          <table:table-cell table:style-name="ce132" table:formula="of:=[.$E$6]+360*[.M$8]/[.$C190]" office:value-type="float" office:value="361.725" calcext:value-type="float">
            <text:p>362</text:p>
          </table:table-cell>
          <table:table-cell table:style-name="ce132" table:formula="of:=[.$E$6]+360*[.N$8]/[.$C190]" office:value-type="float" office:value="362.25" calcext:value-type="float">
            <text:p>362</text:p>
          </table:table-cell>
          <table:table-cell table:style-name="ce132" table:formula="of:=[.$E$6]+360*[.O$8]/[.$C190]" office:value-type="float" office:value="362.775" calcext:value-type="float">
            <text:p>363</text:p>
          </table:table-cell>
          <table:table-cell table:style-name="ce132" table:formula="of:=[.$E$6]+360*[.P$8]/[.$C190]" office:value-type="float" office:value="363.3" calcext:value-type="float">
            <text:p>363</text:p>
          </table:table-cell>
          <table:table-cell table:style-name="ce132" table:formula="of:=[.$E$6]+360*[.Q$8]/[.$C190]" office:value-type="float" office:value="363.825" calcext:value-type="float">
            <text:p>364</text:p>
          </table:table-cell>
          <table:table-cell table:style-name="ce132" table:formula="of:=[.$E$6]+360*[.R$8]/[.$C190]" office:value-type="float" office:value="364.35" calcext:value-type="float">
            <text:p>364</text:p>
          </table:table-cell>
          <table:table-cell table:style-name="ce132" table:formula="of:=[.$E$6]+360*[.S$8]/[.$C190]" office:value-type="float" office:value="364.875" calcext:value-type="float">
            <text:p>365</text:p>
          </table:table-cell>
          <table:table-cell table:style-name="ce132" table:formula="of:=[.$E$6]+360*[.T$8]/[.$C190]" office:value-type="float" office:value="365.4" calcext:value-type="float">
            <text:p>365</text:p>
          </table:table-cell>
          <table:table-cell table:style-name="ce132" table:formula="of:=[.$E$6]+360*[.U$8]/[.$C190]" office:value-type="float" office:value="365.925" calcext:value-type="float">
            <text:p>366</text:p>
          </table:table-cell>
          <table:table-cell table:style-name="ce132" table:formula="of:=[.$E$6]+360*[.V$8]/[.$C190]" office:value-type="float" office:value="366.45" calcext:value-type="float">
            <text:p>366</text:p>
          </table:table-cell>
          <table:table-cell table:style-name="ce132" table:formula="of:=[.$E$6]+360*[.W$8]/[.$C190]" office:value-type="float" office:value="366.975" calcext:value-type="float">
            <text:p>367</text:p>
          </table:table-cell>
          <table:table-cell table:style-name="ce132" table:formula="of:=[.$E$6]+360*[.X$8]/[.$C190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191]" office:value-type="float" office:value="30000" calcext:value-type="float">
            <text:p>30000</text:p>
          </table:table-cell>
          <table:table-cell table:style-name="ce132" table:formula="of:=[.$E$6]+360*[.D$8]/[.$C191]" office:value-type="float" office:value="357" calcext:value-type="float">
            <text:p>357</text:p>
          </table:table-cell>
          <table:table-cell table:style-name="ce132" table:formula="of:=[.$E$6]+360*[.E$8]/[.$C191]" office:value-type="float" office:value="357.6" calcext:value-type="float">
            <text:p>358</text:p>
          </table:table-cell>
          <table:table-cell table:style-name="ce132" table:formula="of:=[.$E$6]+360*[.F$8]/[.$C191]" office:value-type="float" office:value="358.2" calcext:value-type="float">
            <text:p>358</text:p>
          </table:table-cell>
          <table:table-cell table:style-name="ce132" table:formula="of:=[.$E$6]+360*[.G$8]/[.$C191]" office:value-type="float" office:value="358.8" calcext:value-type="float">
            <text:p>359</text:p>
          </table:table-cell>
          <table:table-cell table:style-name="ce132" table:formula="of:=[.$E$6]+360*[.H$8]/[.$C191]" office:value-type="float" office:value="359.4" calcext:value-type="float">
            <text:p>359</text:p>
          </table:table-cell>
          <table:table-cell table:style-name="ce132" table:formula="of:=[.$E$6]+360*[.I$8]/[.$C191]" office:value-type="float" office:value="360" calcext:value-type="float">
            <text:p>360</text:p>
          </table:table-cell>
          <table:table-cell table:style-name="ce132" table:formula="of:=[.$E$6]+360*[.J$8]/[.$C191]" office:value-type="float" office:value="360.6" calcext:value-type="float">
            <text:p>361</text:p>
          </table:table-cell>
          <table:table-cell table:style-name="ce132" table:formula="of:=[.$E$6]+360*[.K$8]/[.$C191]" office:value-type="float" office:value="361.2" calcext:value-type="float">
            <text:p>361</text:p>
          </table:table-cell>
          <table:table-cell table:style-name="ce132" table:formula="of:=[.$E$6]+360*[.L$8]/[.$C191]" office:value-type="float" office:value="361.8" calcext:value-type="float">
            <text:p>362</text:p>
          </table:table-cell>
          <table:table-cell table:style-name="ce132" table:formula="of:=[.$E$6]+360*[.M$8]/[.$C191]" office:value-type="float" office:value="362.4" calcext:value-type="float">
            <text:p>362</text:p>
          </table:table-cell>
          <table:table-cell table:style-name="ce132" table:formula="of:=[.$E$6]+360*[.N$8]/[.$C191]" office:value-type="float" office:value="363" calcext:value-type="float">
            <text:p>363</text:p>
          </table:table-cell>
          <table:table-cell table:style-name="ce132" table:formula="of:=[.$E$6]+360*[.O$8]/[.$C191]" office:value-type="float" office:value="363.6" calcext:value-type="float">
            <text:p>364</text:p>
          </table:table-cell>
          <table:table-cell table:style-name="ce132" table:formula="of:=[.$E$6]+360*[.P$8]/[.$C191]" office:value-type="float" office:value="364.2" calcext:value-type="float">
            <text:p>364</text:p>
          </table:table-cell>
          <table:table-cell table:style-name="ce132" table:formula="of:=[.$E$6]+360*[.Q$8]/[.$C191]" office:value-type="float" office:value="364.8" calcext:value-type="float">
            <text:p>365</text:p>
          </table:table-cell>
          <table:table-cell table:style-name="ce132" table:formula="of:=[.$E$6]+360*[.R$8]/[.$C191]" office:value-type="float" office:value="365.4" calcext:value-type="float">
            <text:p>365</text:p>
          </table:table-cell>
          <table:table-cell table:style-name="ce132" table:formula="of:=[.$E$6]+360*[.S$8]/[.$C191]" office:value-type="float" office:value="366" calcext:value-type="float">
            <text:p>366</text:p>
          </table:table-cell>
          <table:table-cell table:style-name="ce132" table:formula="of:=[.$E$6]+360*[.T$8]/[.$C191]" office:value-type="float" office:value="366.6" calcext:value-type="float">
            <text:p>367</text:p>
          </table:table-cell>
          <table:table-cell table:style-name="ce132" table:formula="of:=[.$E$6]+360*[.U$8]/[.$C191]" office:value-type="float" office:value="367.2" calcext:value-type="float">
            <text:p>367</text:p>
          </table:table-cell>
          <table:table-cell table:style-name="ce132" table:formula="of:=[.$E$6]+360*[.V$8]/[.$C191]" office:value-type="float" office:value="367.8" calcext:value-type="float">
            <text:p>368</text:p>
          </table:table-cell>
          <table:table-cell table:style-name="ce132" table:formula="of:=[.$E$6]+360*[.W$8]/[.$C191]" office:value-type="float" office:value="368.4" calcext:value-type="float">
            <text:p>368</text:p>
          </table:table-cell>
          <table:table-cell table:style-name="ce132" table:formula="of:=[.$E$6]+360*[.X$8]/[.$C191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192]" office:value-type="float" office:value="26666.6666666667" calcext:value-type="float">
            <text:p>26667</text:p>
          </table:table-cell>
          <table:table-cell table:style-name="ce132" table:formula="of:=[.$E$6]+360*[.D$8]/[.$C192]" office:value-type="float" office:value="357" calcext:value-type="float">
            <text:p>357</text:p>
          </table:table-cell>
          <table:table-cell table:style-name="ce132" table:formula="of:=[.$E$6]+360*[.E$8]/[.$C192]" office:value-type="float" office:value="357.675" calcext:value-type="float">
            <text:p>358</text:p>
          </table:table-cell>
          <table:table-cell table:style-name="ce132" table:formula="of:=[.$E$6]+360*[.F$8]/[.$C192]" office:value-type="float" office:value="358.35" calcext:value-type="float">
            <text:p>358</text:p>
          </table:table-cell>
          <table:table-cell table:style-name="ce132" table:formula="of:=[.$E$6]+360*[.G$8]/[.$C192]" office:value-type="float" office:value="359.025" calcext:value-type="float">
            <text:p>359</text:p>
          </table:table-cell>
          <table:table-cell table:style-name="ce132" table:formula="of:=[.$E$6]+360*[.H$8]/[.$C192]" office:value-type="float" office:value="359.7" calcext:value-type="float">
            <text:p>360</text:p>
          </table:table-cell>
          <table:table-cell table:style-name="ce132" table:formula="of:=[.$E$6]+360*[.I$8]/[.$C192]" office:value-type="float" office:value="360.375" calcext:value-type="float">
            <text:p>360</text:p>
          </table:table-cell>
          <table:table-cell table:style-name="ce132" table:formula="of:=[.$E$6]+360*[.J$8]/[.$C192]" office:value-type="float" office:value="361.05" calcext:value-type="float">
            <text:p>361</text:p>
          </table:table-cell>
          <table:table-cell table:style-name="ce132" table:formula="of:=[.$E$6]+360*[.K$8]/[.$C192]" office:value-type="float" office:value="361.725" calcext:value-type="float">
            <text:p>362</text:p>
          </table:table-cell>
          <table:table-cell table:style-name="ce132" table:formula="of:=[.$E$6]+360*[.L$8]/[.$C192]" office:value-type="float" office:value="362.4" calcext:value-type="float">
            <text:p>362</text:p>
          </table:table-cell>
          <table:table-cell table:style-name="ce132" table:formula="of:=[.$E$6]+360*[.M$8]/[.$C192]" office:value-type="float" office:value="363.075" calcext:value-type="float">
            <text:p>363</text:p>
          </table:table-cell>
          <table:table-cell table:style-name="ce132" table:formula="of:=[.$E$6]+360*[.N$8]/[.$C192]" office:value-type="float" office:value="363.75" calcext:value-type="float">
            <text:p>364</text:p>
          </table:table-cell>
          <table:table-cell table:style-name="ce132" table:formula="of:=[.$E$6]+360*[.O$8]/[.$C192]" office:value-type="float" office:value="364.425" calcext:value-type="float">
            <text:p>364</text:p>
          </table:table-cell>
          <table:table-cell table:style-name="ce132" table:formula="of:=[.$E$6]+360*[.P$8]/[.$C192]" office:value-type="float" office:value="365.1" calcext:value-type="float">
            <text:p>365</text:p>
          </table:table-cell>
          <table:table-cell table:style-name="ce132" table:formula="of:=[.$E$6]+360*[.Q$8]/[.$C192]" office:value-type="float" office:value="365.775" calcext:value-type="float">
            <text:p>366</text:p>
          </table:table-cell>
          <table:table-cell table:style-name="ce132" table:formula="of:=[.$E$6]+360*[.R$8]/[.$C192]" office:value-type="float" office:value="366.45" calcext:value-type="float">
            <text:p>366</text:p>
          </table:table-cell>
          <table:table-cell table:style-name="ce132" table:formula="of:=[.$E$6]+360*[.S$8]/[.$C192]" office:value-type="float" office:value="367.125" calcext:value-type="float">
            <text:p>367</text:p>
          </table:table-cell>
          <table:table-cell table:style-name="ce132" table:formula="of:=[.$E$6]+360*[.T$8]/[.$C192]" office:value-type="float" office:value="367.8" calcext:value-type="float">
            <text:p>368</text:p>
          </table:table-cell>
          <table:table-cell table:style-name="ce132" table:formula="of:=[.$E$6]+360*[.U$8]/[.$C192]" office:value-type="float" office:value="368.475" calcext:value-type="float">
            <text:p>368</text:p>
          </table:table-cell>
          <table:table-cell table:style-name="ce132" table:formula="of:=[.$E$6]+360*[.V$8]/[.$C192]" office:value-type="float" office:value="369.15" calcext:value-type="float">
            <text:p>369</text:p>
          </table:table-cell>
          <table:table-cell table:style-name="ce132" table:formula="of:=[.$E$6]+360*[.W$8]/[.$C192]" office:value-type="float" office:value="369.825" calcext:value-type="float">
            <text:p>370</text:p>
          </table:table-cell>
          <table:table-cell table:style-name="ce132" table:formula="of:=[.$E$6]+360*[.X$8]/[.$C192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193]" office:value-type="float" office:value="24000" calcext:value-type="float">
            <text:p>24000</text:p>
          </table:table-cell>
          <table:table-cell table:style-name="ce132" table:formula="of:=[.$E$6]+360*[.D$8]/[.$C193]" office:value-type="float" office:value="357" calcext:value-type="float">
            <text:p>357</text:p>
          </table:table-cell>
          <table:table-cell table:style-name="ce132" table:formula="of:=[.$E$6]+360*[.E$8]/[.$C193]" office:value-type="float" office:value="357.75" calcext:value-type="float">
            <text:p>358</text:p>
          </table:table-cell>
          <table:table-cell table:style-name="ce132" table:formula="of:=[.$E$6]+360*[.F$8]/[.$C193]" office:value-type="float" office:value="358.5" calcext:value-type="float">
            <text:p>359</text:p>
          </table:table-cell>
          <table:table-cell table:style-name="ce132" table:formula="of:=[.$E$6]+360*[.G$8]/[.$C193]" office:value-type="float" office:value="359.25" calcext:value-type="float">
            <text:p>359</text:p>
          </table:table-cell>
          <table:table-cell table:style-name="ce132" table:formula="of:=[.$E$6]+360*[.H$8]/[.$C193]" office:value-type="float" office:value="360" calcext:value-type="float">
            <text:p>360</text:p>
          </table:table-cell>
          <table:table-cell table:style-name="ce132" table:formula="of:=[.$E$6]+360*[.I$8]/[.$C193]" office:value-type="float" office:value="360.75" calcext:value-type="float">
            <text:p>361</text:p>
          </table:table-cell>
          <table:table-cell table:style-name="ce132" table:formula="of:=[.$E$6]+360*[.J$8]/[.$C193]" office:value-type="float" office:value="361.5" calcext:value-type="float">
            <text:p>362</text:p>
          </table:table-cell>
          <table:table-cell table:style-name="ce132" table:formula="of:=[.$E$6]+360*[.K$8]/[.$C193]" office:value-type="float" office:value="362.25" calcext:value-type="float">
            <text:p>362</text:p>
          </table:table-cell>
          <table:table-cell table:style-name="ce132" table:formula="of:=[.$E$6]+360*[.L$8]/[.$C193]" office:value-type="float" office:value="363" calcext:value-type="float">
            <text:p>363</text:p>
          </table:table-cell>
          <table:table-cell table:style-name="ce132" table:formula="of:=[.$E$6]+360*[.M$8]/[.$C193]" office:value-type="float" office:value="363.75" calcext:value-type="float">
            <text:p>364</text:p>
          </table:table-cell>
          <table:table-cell table:style-name="ce132" table:formula="of:=[.$E$6]+360*[.N$8]/[.$C193]" office:value-type="float" office:value="364.5" calcext:value-type="float">
            <text:p>365</text:p>
          </table:table-cell>
          <table:table-cell table:style-name="ce132" table:formula="of:=[.$E$6]+360*[.O$8]/[.$C193]" office:value-type="float" office:value="365.25" calcext:value-type="float">
            <text:p>365</text:p>
          </table:table-cell>
          <table:table-cell table:style-name="ce132" table:formula="of:=[.$E$6]+360*[.P$8]/[.$C193]" office:value-type="float" office:value="366" calcext:value-type="float">
            <text:p>366</text:p>
          </table:table-cell>
          <table:table-cell table:style-name="ce132" table:formula="of:=[.$E$6]+360*[.Q$8]/[.$C193]" office:value-type="float" office:value="366.75" calcext:value-type="float">
            <text:p>367</text:p>
          </table:table-cell>
          <table:table-cell table:style-name="ce132" table:formula="of:=[.$E$6]+360*[.R$8]/[.$C193]" office:value-type="float" office:value="367.5" calcext:value-type="float">
            <text:p>368</text:p>
          </table:table-cell>
          <table:table-cell table:style-name="ce132" table:formula="of:=[.$E$6]+360*[.S$8]/[.$C193]" office:value-type="float" office:value="368.25" calcext:value-type="float">
            <text:p>368</text:p>
          </table:table-cell>
          <table:table-cell table:style-name="ce132" table:formula="of:=[.$E$6]+360*[.T$8]/[.$C193]" office:value-type="float" office:value="369" calcext:value-type="float">
            <text:p>369</text:p>
          </table:table-cell>
          <table:table-cell table:style-name="ce132" table:formula="of:=[.$E$6]+360*[.U$8]/[.$C193]" office:value-type="float" office:value="369.75" calcext:value-type="float">
            <text:p>370</text:p>
          </table:table-cell>
          <table:table-cell table:style-name="ce132" table:formula="of:=[.$E$6]+360*[.V$8]/[.$C193]" office:value-type="float" office:value="370.5" calcext:value-type="float">
            <text:p>371</text:p>
          </table:table-cell>
          <table:table-cell table:style-name="ce132" table:formula="of:=[.$E$6]+360*[.W$8]/[.$C193]" office:value-type="float" office:value="371.25" calcext:value-type="float">
            <text:p>371</text:p>
          </table:table-cell>
          <table:table-cell table:style-name="ce132" table:formula="of:=[.$E$6]+360*[.X$8]/[.$C193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194]" office:value-type="float" office:value="21818.1818181818" calcext:value-type="float">
            <text:p>21818</text:p>
          </table:table-cell>
          <table:table-cell table:style-name="ce132" table:formula="of:=[.$E$6]+360*[.D$8]/[.$C194]" office:value-type="float" office:value="357" calcext:value-type="float">
            <text:p>357</text:p>
          </table:table-cell>
          <table:table-cell table:style-name="ce132" table:formula="of:=[.$E$6]+360*[.E$8]/[.$C194]" office:value-type="float" office:value="357.825" calcext:value-type="float">
            <text:p>358</text:p>
          </table:table-cell>
          <table:table-cell table:style-name="ce132" table:formula="of:=[.$E$6]+360*[.F$8]/[.$C194]" office:value-type="float" office:value="358.65" calcext:value-type="float">
            <text:p>359</text:p>
          </table:table-cell>
          <table:table-cell table:style-name="ce132" table:formula="of:=[.$E$6]+360*[.G$8]/[.$C194]" office:value-type="float" office:value="359.475" calcext:value-type="float">
            <text:p>359</text:p>
          </table:table-cell>
          <table:table-cell table:style-name="ce132" table:formula="of:=[.$E$6]+360*[.H$8]/[.$C194]" office:value-type="float" office:value="360.3" calcext:value-type="float">
            <text:p>360</text:p>
          </table:table-cell>
          <table:table-cell table:style-name="ce132" table:formula="of:=[.$E$6]+360*[.I$8]/[.$C194]" office:value-type="float" office:value="361.125" calcext:value-type="float">
            <text:p>361</text:p>
          </table:table-cell>
          <table:table-cell table:style-name="ce132" table:formula="of:=[.$E$6]+360*[.J$8]/[.$C194]" office:value-type="float" office:value="361.95" calcext:value-type="float">
            <text:p>362</text:p>
          </table:table-cell>
          <table:table-cell table:style-name="ce132" table:formula="of:=[.$E$6]+360*[.K$8]/[.$C194]" office:value-type="float" office:value="362.775" calcext:value-type="float">
            <text:p>363</text:p>
          </table:table-cell>
          <table:table-cell table:style-name="ce132" table:formula="of:=[.$E$6]+360*[.L$8]/[.$C194]" office:value-type="float" office:value="363.6" calcext:value-type="float">
            <text:p>364</text:p>
          </table:table-cell>
          <table:table-cell table:style-name="ce132" table:formula="of:=[.$E$6]+360*[.M$8]/[.$C194]" office:value-type="float" office:value="364.425" calcext:value-type="float">
            <text:p>364</text:p>
          </table:table-cell>
          <table:table-cell table:style-name="ce132" table:formula="of:=[.$E$6]+360*[.N$8]/[.$C194]" office:value-type="float" office:value="365.25" calcext:value-type="float">
            <text:p>365</text:p>
          </table:table-cell>
          <table:table-cell table:style-name="ce132" table:formula="of:=[.$E$6]+360*[.O$8]/[.$C194]" office:value-type="float" office:value="366.075" calcext:value-type="float">
            <text:p>366</text:p>
          </table:table-cell>
          <table:table-cell table:style-name="ce132" table:formula="of:=[.$E$6]+360*[.P$8]/[.$C194]" office:value-type="float" office:value="366.9" calcext:value-type="float">
            <text:p>367</text:p>
          </table:table-cell>
          <table:table-cell table:style-name="ce132" table:formula="of:=[.$E$6]+360*[.Q$8]/[.$C194]" office:value-type="float" office:value="367.725" calcext:value-type="float">
            <text:p>368</text:p>
          </table:table-cell>
          <table:table-cell table:style-name="ce132" table:formula="of:=[.$E$6]+360*[.R$8]/[.$C194]" office:value-type="float" office:value="368.55" calcext:value-type="float">
            <text:p>369</text:p>
          </table:table-cell>
          <table:table-cell table:style-name="ce132" table:formula="of:=[.$E$6]+360*[.S$8]/[.$C194]" office:value-type="float" office:value="369.375" calcext:value-type="float">
            <text:p>369</text:p>
          </table:table-cell>
          <table:table-cell table:style-name="ce132" table:formula="of:=[.$E$6]+360*[.T$8]/[.$C194]" office:value-type="float" office:value="370.2" calcext:value-type="float">
            <text:p>370</text:p>
          </table:table-cell>
          <table:table-cell table:style-name="ce132" table:formula="of:=[.$E$6]+360*[.U$8]/[.$C194]" office:value-type="float" office:value="371.025" calcext:value-type="float">
            <text:p>371</text:p>
          </table:table-cell>
          <table:table-cell table:style-name="ce132" table:formula="of:=[.$E$6]+360*[.V$8]/[.$C194]" office:value-type="float" office:value="371.85" calcext:value-type="float">
            <text:p>372</text:p>
          </table:table-cell>
          <table:table-cell table:style-name="ce132" table:formula="of:=[.$E$6]+360*[.W$8]/[.$C194]" office:value-type="float" office:value="372.675" calcext:value-type="float">
            <text:p>373</text:p>
          </table:table-cell>
          <table:table-cell table:style-name="ce132" table:formula="of:=[.$E$6]+360*[.X$8]/[.$C194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195]" office:value-type="float" office:value="20000" calcext:value-type="float">
            <text:p>20000</text:p>
          </table:table-cell>
          <table:table-cell table:style-name="ce132" table:formula="of:=[.$E$6]+360*[.D$8]/[.$C195]" office:value-type="float" office:value="357" calcext:value-type="float">
            <text:p>357</text:p>
          </table:table-cell>
          <table:table-cell table:style-name="ce132" table:formula="of:=[.$E$6]+360*[.E$8]/[.$C195]" office:value-type="float" office:value="357.9" calcext:value-type="float">
            <text:p>358</text:p>
          </table:table-cell>
          <table:table-cell table:style-name="ce132" table:formula="of:=[.$E$6]+360*[.F$8]/[.$C195]" office:value-type="float" office:value="358.8" calcext:value-type="float">
            <text:p>359</text:p>
          </table:table-cell>
          <table:table-cell table:style-name="ce132" table:formula="of:=[.$E$6]+360*[.G$8]/[.$C195]" office:value-type="float" office:value="359.7" calcext:value-type="float">
            <text:p>360</text:p>
          </table:table-cell>
          <table:table-cell table:style-name="ce132" table:formula="of:=[.$E$6]+360*[.H$8]/[.$C195]" office:value-type="float" office:value="360.6" calcext:value-type="float">
            <text:p>361</text:p>
          </table:table-cell>
          <table:table-cell table:style-name="ce132" table:formula="of:=[.$E$6]+360*[.I$8]/[.$C195]" office:value-type="float" office:value="361.5" calcext:value-type="float">
            <text:p>362</text:p>
          </table:table-cell>
          <table:table-cell table:style-name="ce132" table:formula="of:=[.$E$6]+360*[.J$8]/[.$C195]" office:value-type="float" office:value="362.4" calcext:value-type="float">
            <text:p>362</text:p>
          </table:table-cell>
          <table:table-cell table:style-name="ce132" table:formula="of:=[.$E$6]+360*[.K$8]/[.$C195]" office:value-type="float" office:value="363.3" calcext:value-type="float">
            <text:p>363</text:p>
          </table:table-cell>
          <table:table-cell table:style-name="ce132" table:formula="of:=[.$E$6]+360*[.L$8]/[.$C195]" office:value-type="float" office:value="364.2" calcext:value-type="float">
            <text:p>364</text:p>
          </table:table-cell>
          <table:table-cell table:style-name="ce132" table:formula="of:=[.$E$6]+360*[.M$8]/[.$C195]" office:value-type="float" office:value="365.1" calcext:value-type="float">
            <text:p>365</text:p>
          </table:table-cell>
          <table:table-cell table:style-name="ce132" table:formula="of:=[.$E$6]+360*[.N$8]/[.$C195]" office:value-type="float" office:value="366" calcext:value-type="float">
            <text:p>366</text:p>
          </table:table-cell>
          <table:table-cell table:style-name="ce132" table:formula="of:=[.$E$6]+360*[.O$8]/[.$C195]" office:value-type="float" office:value="366.9" calcext:value-type="float">
            <text:p>367</text:p>
          </table:table-cell>
          <table:table-cell table:style-name="ce132" table:formula="of:=[.$E$6]+360*[.P$8]/[.$C195]" office:value-type="float" office:value="367.8" calcext:value-type="float">
            <text:p>368</text:p>
          </table:table-cell>
          <table:table-cell table:style-name="ce132" table:formula="of:=[.$E$6]+360*[.Q$8]/[.$C195]" office:value-type="float" office:value="368.7" calcext:value-type="float">
            <text:p>369</text:p>
          </table:table-cell>
          <table:table-cell table:style-name="ce132" table:formula="of:=[.$E$6]+360*[.R$8]/[.$C195]" office:value-type="float" office:value="369.6" calcext:value-type="float">
            <text:p>370</text:p>
          </table:table-cell>
          <table:table-cell table:style-name="ce132" table:formula="of:=[.$E$6]+360*[.S$8]/[.$C195]" office:value-type="float" office:value="370.5" calcext:value-type="float">
            <text:p>371</text:p>
          </table:table-cell>
          <table:table-cell table:style-name="ce132" table:formula="of:=[.$E$6]+360*[.T$8]/[.$C195]" office:value-type="float" office:value="371.4" calcext:value-type="float">
            <text:p>371</text:p>
          </table:table-cell>
          <table:table-cell table:style-name="ce132" table:formula="of:=[.$E$6]+360*[.U$8]/[.$C195]" office:value-type="float" office:value="372.3" calcext:value-type="float">
            <text:p>372</text:p>
          </table:table-cell>
          <table:table-cell table:style-name="ce132" table:formula="of:=[.$E$6]+360*[.V$8]/[.$C195]" office:value-type="float" office:value="373.2" calcext:value-type="float">
            <text:p>373</text:p>
          </table:table-cell>
          <table:table-cell table:style-name="ce132" table:formula="of:=[.$E$6]+360*[.W$8]/[.$C195]" office:value-type="float" office:value="374.1" calcext:value-type="float">
            <text:p>374</text:p>
          </table:table-cell>
          <table:table-cell table:style-name="ce132" table:formula="of:=[.$E$6]+360*[.X$8]/[.$C195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196]" office:value-type="float" office:value="18461.5384615385" calcext:value-type="float">
            <text:p>18462</text:p>
          </table:table-cell>
          <table:table-cell table:style-name="ce132" table:formula="of:=[.$E$6]+360*[.D$8]/[.$C196]" office:value-type="float" office:value="357" calcext:value-type="float">
            <text:p>357</text:p>
          </table:table-cell>
          <table:table-cell table:style-name="ce132" table:formula="of:=[.$E$6]+360*[.E$8]/[.$C196]" office:value-type="float" office:value="357.975" calcext:value-type="float">
            <text:p>358</text:p>
          </table:table-cell>
          <table:table-cell table:style-name="ce132" table:formula="of:=[.$E$6]+360*[.F$8]/[.$C196]" office:value-type="float" office:value="358.95" calcext:value-type="float">
            <text:p>359</text:p>
          </table:table-cell>
          <table:table-cell table:style-name="ce132" table:formula="of:=[.$E$6]+360*[.G$8]/[.$C196]" office:value-type="float" office:value="359.925" calcext:value-type="float">
            <text:p>360</text:p>
          </table:table-cell>
          <table:table-cell table:style-name="ce132" table:formula="of:=[.$E$6]+360*[.H$8]/[.$C196]" office:value-type="float" office:value="360.9" calcext:value-type="float">
            <text:p>361</text:p>
          </table:table-cell>
          <table:table-cell table:style-name="ce132" table:formula="of:=[.$E$6]+360*[.I$8]/[.$C196]" office:value-type="float" office:value="361.875" calcext:value-type="float">
            <text:p>362</text:p>
          </table:table-cell>
          <table:table-cell table:style-name="ce132" table:formula="of:=[.$E$6]+360*[.J$8]/[.$C196]" office:value-type="float" office:value="362.85" calcext:value-type="float">
            <text:p>363</text:p>
          </table:table-cell>
          <table:table-cell table:style-name="ce132" table:formula="of:=[.$E$6]+360*[.K$8]/[.$C196]" office:value-type="float" office:value="363.825" calcext:value-type="float">
            <text:p>364</text:p>
          </table:table-cell>
          <table:table-cell table:style-name="ce132" table:formula="of:=[.$E$6]+360*[.L$8]/[.$C196]" office:value-type="float" office:value="364.8" calcext:value-type="float">
            <text:p>365</text:p>
          </table:table-cell>
          <table:table-cell table:style-name="ce132" table:formula="of:=[.$E$6]+360*[.M$8]/[.$C196]" office:value-type="float" office:value="365.775" calcext:value-type="float">
            <text:p>366</text:p>
          </table:table-cell>
          <table:table-cell table:style-name="ce132" table:formula="of:=[.$E$6]+360*[.N$8]/[.$C196]" office:value-type="float" office:value="366.75" calcext:value-type="float">
            <text:p>367</text:p>
          </table:table-cell>
          <table:table-cell table:style-name="ce132" table:formula="of:=[.$E$6]+360*[.O$8]/[.$C196]" office:value-type="float" office:value="367.725" calcext:value-type="float">
            <text:p>368</text:p>
          </table:table-cell>
          <table:table-cell table:style-name="ce132" table:formula="of:=[.$E$6]+360*[.P$8]/[.$C196]" office:value-type="float" office:value="368.7" calcext:value-type="float">
            <text:p>369</text:p>
          </table:table-cell>
          <table:table-cell table:style-name="ce132" table:formula="of:=[.$E$6]+360*[.Q$8]/[.$C196]" office:value-type="float" office:value="369.675" calcext:value-type="float">
            <text:p>370</text:p>
          </table:table-cell>
          <table:table-cell table:style-name="ce132" table:formula="of:=[.$E$6]+360*[.R$8]/[.$C196]" office:value-type="float" office:value="370.65" calcext:value-type="float">
            <text:p>371</text:p>
          </table:table-cell>
          <table:table-cell table:style-name="ce132" table:formula="of:=[.$E$6]+360*[.S$8]/[.$C196]" office:value-type="float" office:value="371.625" calcext:value-type="float">
            <text:p>372</text:p>
          </table:table-cell>
          <table:table-cell table:style-name="ce132" table:formula="of:=[.$E$6]+360*[.T$8]/[.$C196]" office:value-type="float" office:value="372.6" calcext:value-type="float">
            <text:p>373</text:p>
          </table:table-cell>
          <table:table-cell table:style-name="ce132" table:formula="of:=[.$E$6]+360*[.U$8]/[.$C196]" office:value-type="float" office:value="373.575" calcext:value-type="float">
            <text:p>374</text:p>
          </table:table-cell>
          <table:table-cell table:style-name="ce132" table:formula="of:=[.$E$6]+360*[.V$8]/[.$C196]" office:value-type="float" office:value="374.55" calcext:value-type="float">
            <text:p>375</text:p>
          </table:table-cell>
          <table:table-cell table:style-name="ce132" table:formula="of:=[.$E$6]+360*[.W$8]/[.$C196]" office:value-type="float" office:value="375.525" calcext:value-type="float">
            <text:p>376</text:p>
          </table:table-cell>
          <table:table-cell table:style-name="ce132" table:formula="of:=[.$E$6]+360*[.X$8]/[.$C196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197]" office:value-type="float" office:value="17142.8571428571" calcext:value-type="float">
            <text:p>17143</text:p>
          </table:table-cell>
          <table:table-cell table:style-name="ce132" table:formula="of:=[.$E$6]+360*[.D$8]/[.$C197]" office:value-type="float" office:value="357" calcext:value-type="float">
            <text:p>357</text:p>
          </table:table-cell>
          <table:table-cell table:style-name="ce132" table:formula="of:=[.$E$6]+360*[.E$8]/[.$C197]" office:value-type="float" office:value="358.05" calcext:value-type="float">
            <text:p>358</text:p>
          </table:table-cell>
          <table:table-cell table:style-name="ce132" table:formula="of:=[.$E$6]+360*[.F$8]/[.$C197]" office:value-type="float" office:value="359.1" calcext:value-type="float">
            <text:p>359</text:p>
          </table:table-cell>
          <table:table-cell table:style-name="ce132" table:formula="of:=[.$E$6]+360*[.G$8]/[.$C197]" office:value-type="float" office:value="360.15" calcext:value-type="float">
            <text:p>360</text:p>
          </table:table-cell>
          <table:table-cell table:style-name="ce132" table:formula="of:=[.$E$6]+360*[.H$8]/[.$C197]" office:value-type="float" office:value="361.2" calcext:value-type="float">
            <text:p>361</text:p>
          </table:table-cell>
          <table:table-cell table:style-name="ce132" table:formula="of:=[.$E$6]+360*[.I$8]/[.$C197]" office:value-type="float" office:value="362.25" calcext:value-type="float">
            <text:p>362</text:p>
          </table:table-cell>
          <table:table-cell table:style-name="ce132" table:formula="of:=[.$E$6]+360*[.J$8]/[.$C197]" office:value-type="float" office:value="363.3" calcext:value-type="float">
            <text:p>363</text:p>
          </table:table-cell>
          <table:table-cell table:style-name="ce132" table:formula="of:=[.$E$6]+360*[.K$8]/[.$C197]" office:value-type="float" office:value="364.35" calcext:value-type="float">
            <text:p>364</text:p>
          </table:table-cell>
          <table:table-cell table:style-name="ce132" table:formula="of:=[.$E$6]+360*[.L$8]/[.$C197]" office:value-type="float" office:value="365.4" calcext:value-type="float">
            <text:p>365</text:p>
          </table:table-cell>
          <table:table-cell table:style-name="ce132" table:formula="of:=[.$E$6]+360*[.M$8]/[.$C197]" office:value-type="float" office:value="366.45" calcext:value-type="float">
            <text:p>366</text:p>
          </table:table-cell>
          <table:table-cell table:style-name="ce132" table:formula="of:=[.$E$6]+360*[.N$8]/[.$C197]" office:value-type="float" office:value="367.5" calcext:value-type="float">
            <text:p>368</text:p>
          </table:table-cell>
          <table:table-cell table:style-name="ce132" table:formula="of:=[.$E$6]+360*[.O$8]/[.$C197]" office:value-type="float" office:value="368.55" calcext:value-type="float">
            <text:p>369</text:p>
          </table:table-cell>
          <table:table-cell table:style-name="ce132" table:formula="of:=[.$E$6]+360*[.P$8]/[.$C197]" office:value-type="float" office:value="369.6" calcext:value-type="float">
            <text:p>370</text:p>
          </table:table-cell>
          <table:table-cell table:style-name="ce132" table:formula="of:=[.$E$6]+360*[.Q$8]/[.$C197]" office:value-type="float" office:value="370.65" calcext:value-type="float">
            <text:p>371</text:p>
          </table:table-cell>
          <table:table-cell table:style-name="ce132" table:formula="of:=[.$E$6]+360*[.R$8]/[.$C197]" office:value-type="float" office:value="371.7" calcext:value-type="float">
            <text:p>372</text:p>
          </table:table-cell>
          <table:table-cell table:style-name="ce132" table:formula="of:=[.$E$6]+360*[.S$8]/[.$C197]" office:value-type="float" office:value="372.75" calcext:value-type="float">
            <text:p>373</text:p>
          </table:table-cell>
          <table:table-cell table:style-name="ce132" table:formula="of:=[.$E$6]+360*[.T$8]/[.$C197]" office:value-type="float" office:value="373.8" calcext:value-type="float">
            <text:p>374</text:p>
          </table:table-cell>
          <table:table-cell table:style-name="ce132" table:formula="of:=[.$E$6]+360*[.U$8]/[.$C197]" office:value-type="float" office:value="374.85" calcext:value-type="float">
            <text:p>375</text:p>
          </table:table-cell>
          <table:table-cell table:style-name="ce132" table:formula="of:=[.$E$6]+360*[.V$8]/[.$C197]" office:value-type="float" office:value="375.9" calcext:value-type="float">
            <text:p>376</text:p>
          </table:table-cell>
          <table:table-cell table:style-name="ce132" table:formula="of:=[.$E$6]+360*[.W$8]/[.$C197]" office:value-type="float" office:value="376.95" calcext:value-type="float">
            <text:p>377</text:p>
          </table:table-cell>
          <table:table-cell table:style-name="ce132" table:formula="of:=[.$E$6]+360*[.X$8]/[.$C197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198]" office:value-type="float" office:value="16000" calcext:value-type="float">
            <text:p>16000</text:p>
          </table:table-cell>
          <table:table-cell table:style-name="ce132" table:formula="of:=[.$E$6]+360*[.D$8]/[.$C198]" office:value-type="float" office:value="357" calcext:value-type="float">
            <text:p>357</text:p>
          </table:table-cell>
          <table:table-cell table:style-name="ce132" table:formula="of:=[.$E$6]+360*[.E$8]/[.$C198]" office:value-type="float" office:value="358.125" calcext:value-type="float">
            <text:p>358</text:p>
          </table:table-cell>
          <table:table-cell table:style-name="ce132" table:formula="of:=[.$E$6]+360*[.F$8]/[.$C198]" office:value-type="float" office:value="359.25" calcext:value-type="float">
            <text:p>359</text:p>
          </table:table-cell>
          <table:table-cell table:style-name="ce132" table:formula="of:=[.$E$6]+360*[.G$8]/[.$C198]" office:value-type="float" office:value="360.375" calcext:value-type="float">
            <text:p>360</text:p>
          </table:table-cell>
          <table:table-cell table:style-name="ce132" table:formula="of:=[.$E$6]+360*[.H$8]/[.$C198]" office:value-type="float" office:value="361.5" calcext:value-type="float">
            <text:p>362</text:p>
          </table:table-cell>
          <table:table-cell table:style-name="ce132" table:formula="of:=[.$E$6]+360*[.I$8]/[.$C198]" office:value-type="float" office:value="362.625" calcext:value-type="float">
            <text:p>363</text:p>
          </table:table-cell>
          <table:table-cell table:style-name="ce132" table:formula="of:=[.$E$6]+360*[.J$8]/[.$C198]" office:value-type="float" office:value="363.75" calcext:value-type="float">
            <text:p>364</text:p>
          </table:table-cell>
          <table:table-cell table:style-name="ce132" table:formula="of:=[.$E$6]+360*[.K$8]/[.$C198]" office:value-type="float" office:value="364.875" calcext:value-type="float">
            <text:p>365</text:p>
          </table:table-cell>
          <table:table-cell table:style-name="ce132" table:formula="of:=[.$E$6]+360*[.L$8]/[.$C198]" office:value-type="float" office:value="366" calcext:value-type="float">
            <text:p>366</text:p>
          </table:table-cell>
          <table:table-cell table:style-name="ce132" table:formula="of:=[.$E$6]+360*[.M$8]/[.$C198]" office:value-type="float" office:value="367.125" calcext:value-type="float">
            <text:p>367</text:p>
          </table:table-cell>
          <table:table-cell table:style-name="ce132" table:formula="of:=[.$E$6]+360*[.N$8]/[.$C198]" office:value-type="float" office:value="368.25" calcext:value-type="float">
            <text:p>368</text:p>
          </table:table-cell>
          <table:table-cell table:style-name="ce132" table:formula="of:=[.$E$6]+360*[.O$8]/[.$C198]" office:value-type="float" office:value="369.375" calcext:value-type="float">
            <text:p>369</text:p>
          </table:table-cell>
          <table:table-cell table:style-name="ce132" table:formula="of:=[.$E$6]+360*[.P$8]/[.$C198]" office:value-type="float" office:value="370.5" calcext:value-type="float">
            <text:p>371</text:p>
          </table:table-cell>
          <table:table-cell table:style-name="ce132" table:formula="of:=[.$E$6]+360*[.Q$8]/[.$C198]" office:value-type="float" office:value="371.625" calcext:value-type="float">
            <text:p>372</text:p>
          </table:table-cell>
          <table:table-cell table:style-name="ce132" table:formula="of:=[.$E$6]+360*[.R$8]/[.$C198]" office:value-type="float" office:value="372.75" calcext:value-type="float">
            <text:p>373</text:p>
          </table:table-cell>
          <table:table-cell table:style-name="ce132" table:formula="of:=[.$E$6]+360*[.S$8]/[.$C198]" office:value-type="float" office:value="373.875" calcext:value-type="float">
            <text:p>374</text:p>
          </table:table-cell>
          <table:table-cell table:style-name="ce132" table:formula="of:=[.$E$6]+360*[.T$8]/[.$C198]" office:value-type="float" office:value="375" calcext:value-type="float">
            <text:p>375</text:p>
          </table:table-cell>
          <table:table-cell table:style-name="ce132" table:formula="of:=[.$E$6]+360*[.U$8]/[.$C198]" office:value-type="float" office:value="376.125" calcext:value-type="float">
            <text:p>376</text:p>
          </table:table-cell>
          <table:table-cell table:style-name="ce132" table:formula="of:=[.$E$6]+360*[.V$8]/[.$C198]" office:value-type="float" office:value="377.25" calcext:value-type="float">
            <text:p>377</text:p>
          </table:table-cell>
          <table:table-cell table:style-name="ce132" table:formula="of:=[.$E$6]+360*[.W$8]/[.$C198]" office:value-type="float" office:value="378.375" calcext:value-type="float">
            <text:p>378</text:p>
          </table:table-cell>
          <table:table-cell table:style-name="ce132" table:formula="of:=[.$E$6]+360*[.X$8]/[.$C198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199]" office:value-type="float" office:value="15000" calcext:value-type="float">
            <text:p>15000</text:p>
          </table:table-cell>
          <table:table-cell table:style-name="ce132" table:formula="of:=[.$E$6]+360*[.D$8]/[.$C199]" office:value-type="float" office:value="357" calcext:value-type="float">
            <text:p>357</text:p>
          </table:table-cell>
          <table:table-cell table:style-name="ce132" table:formula="of:=[.$E$6]+360*[.E$8]/[.$C199]" office:value-type="float" office:value="358.2" calcext:value-type="float">
            <text:p>358</text:p>
          </table:table-cell>
          <table:table-cell table:style-name="ce132" table:formula="of:=[.$E$6]+360*[.F$8]/[.$C199]" office:value-type="float" office:value="359.4" calcext:value-type="float">
            <text:p>359</text:p>
          </table:table-cell>
          <table:table-cell table:style-name="ce132" table:formula="of:=[.$E$6]+360*[.G$8]/[.$C199]" office:value-type="float" office:value="360.6" calcext:value-type="float">
            <text:p>361</text:p>
          </table:table-cell>
          <table:table-cell table:style-name="ce132" table:formula="of:=[.$E$6]+360*[.H$8]/[.$C199]" office:value-type="float" office:value="361.8" calcext:value-type="float">
            <text:p>362</text:p>
          </table:table-cell>
          <table:table-cell table:style-name="ce132" table:formula="of:=[.$E$6]+360*[.I$8]/[.$C199]" office:value-type="float" office:value="363" calcext:value-type="float">
            <text:p>363</text:p>
          </table:table-cell>
          <table:table-cell table:style-name="ce132" table:formula="of:=[.$E$6]+360*[.J$8]/[.$C199]" office:value-type="float" office:value="364.2" calcext:value-type="float">
            <text:p>364</text:p>
          </table:table-cell>
          <table:table-cell table:style-name="ce132" table:formula="of:=[.$E$6]+360*[.K$8]/[.$C199]" office:value-type="float" office:value="365.4" calcext:value-type="float">
            <text:p>365</text:p>
          </table:table-cell>
          <table:table-cell table:style-name="ce132" table:formula="of:=[.$E$6]+360*[.L$8]/[.$C199]" office:value-type="float" office:value="366.6" calcext:value-type="float">
            <text:p>367</text:p>
          </table:table-cell>
          <table:table-cell table:style-name="ce132" table:formula="of:=[.$E$6]+360*[.M$8]/[.$C199]" office:value-type="float" office:value="367.8" calcext:value-type="float">
            <text:p>368</text:p>
          </table:table-cell>
          <table:table-cell table:style-name="ce132" table:formula="of:=[.$E$6]+360*[.N$8]/[.$C199]" office:value-type="float" office:value="369" calcext:value-type="float">
            <text:p>369</text:p>
          </table:table-cell>
          <table:table-cell table:style-name="ce132" table:formula="of:=[.$E$6]+360*[.O$8]/[.$C199]" office:value-type="float" office:value="370.2" calcext:value-type="float">
            <text:p>370</text:p>
          </table:table-cell>
          <table:table-cell table:style-name="ce132" table:formula="of:=[.$E$6]+360*[.P$8]/[.$C199]" office:value-type="float" office:value="371.4" calcext:value-type="float">
            <text:p>371</text:p>
          </table:table-cell>
          <table:table-cell table:style-name="ce132" table:formula="of:=[.$E$6]+360*[.Q$8]/[.$C199]" office:value-type="float" office:value="372.6" calcext:value-type="float">
            <text:p>373</text:p>
          </table:table-cell>
          <table:table-cell table:style-name="ce132" table:formula="of:=[.$E$6]+360*[.R$8]/[.$C199]" office:value-type="float" office:value="373.8" calcext:value-type="float">
            <text:p>374</text:p>
          </table:table-cell>
          <table:table-cell table:style-name="ce132" table:formula="of:=[.$E$6]+360*[.S$8]/[.$C199]" office:value-type="float" office:value="375" calcext:value-type="float">
            <text:p>375</text:p>
          </table:table-cell>
          <table:table-cell table:style-name="ce132" table:formula="of:=[.$E$6]+360*[.T$8]/[.$C199]" office:value-type="float" office:value="376.2" calcext:value-type="float">
            <text:p>376</text:p>
          </table:table-cell>
          <table:table-cell table:style-name="ce132" table:formula="of:=[.$E$6]+360*[.U$8]/[.$C199]" office:value-type="float" office:value="377.4" calcext:value-type="float">
            <text:p>377</text:p>
          </table:table-cell>
          <table:table-cell table:style-name="ce132" table:formula="of:=[.$E$6]+360*[.V$8]/[.$C199]" office:value-type="float" office:value="378.6" calcext:value-type="float">
            <text:p>379</text:p>
          </table:table-cell>
          <table:table-cell table:style-name="ce132" table:formula="of:=[.$E$6]+360*[.W$8]/[.$C199]" office:value-type="float" office:value="379.8" calcext:value-type="float">
            <text:p>380</text:p>
          </table:table-cell>
          <table:table-cell table:style-name="ce132" table:formula="of:=[.$E$6]+360*[.X$8]/[.$C199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00]" office:value-type="float" office:value="14117.6470588235" calcext:value-type="float">
            <text:p>14118</text:p>
          </table:table-cell>
          <table:table-cell table:style-name="ce132" table:formula="of:=[.$E$6]+360*[.D$8]/[.$C200]" office:value-type="float" office:value="357" calcext:value-type="float">
            <text:p>357</text:p>
          </table:table-cell>
          <table:table-cell table:style-name="ce132" table:formula="of:=[.$E$6]+360*[.E$8]/[.$C200]" office:value-type="float" office:value="358.275" calcext:value-type="float">
            <text:p>358</text:p>
          </table:table-cell>
          <table:table-cell table:style-name="ce132" table:formula="of:=[.$E$6]+360*[.F$8]/[.$C200]" office:value-type="float" office:value="359.55" calcext:value-type="float">
            <text:p>360</text:p>
          </table:table-cell>
          <table:table-cell table:style-name="ce132" table:formula="of:=[.$E$6]+360*[.G$8]/[.$C200]" office:value-type="float" office:value="360.825" calcext:value-type="float">
            <text:p>361</text:p>
          </table:table-cell>
          <table:table-cell table:style-name="ce132" table:formula="of:=[.$E$6]+360*[.H$8]/[.$C200]" office:value-type="float" office:value="362.1" calcext:value-type="float">
            <text:p>362</text:p>
          </table:table-cell>
          <table:table-cell table:style-name="ce132" table:formula="of:=[.$E$6]+360*[.I$8]/[.$C200]" office:value-type="float" office:value="363.375" calcext:value-type="float">
            <text:p>363</text:p>
          </table:table-cell>
          <table:table-cell table:style-name="ce132" table:formula="of:=[.$E$6]+360*[.J$8]/[.$C200]" office:value-type="float" office:value="364.65" calcext:value-type="float">
            <text:p>365</text:p>
          </table:table-cell>
          <table:table-cell table:style-name="ce132" table:formula="of:=[.$E$6]+360*[.K$8]/[.$C200]" office:value-type="float" office:value="365.925" calcext:value-type="float">
            <text:p>366</text:p>
          </table:table-cell>
          <table:table-cell table:style-name="ce132" table:formula="of:=[.$E$6]+360*[.L$8]/[.$C200]" office:value-type="float" office:value="367.2" calcext:value-type="float">
            <text:p>367</text:p>
          </table:table-cell>
          <table:table-cell table:style-name="ce132" table:formula="of:=[.$E$6]+360*[.M$8]/[.$C200]" office:value-type="float" office:value="368.475" calcext:value-type="float">
            <text:p>368</text:p>
          </table:table-cell>
          <table:table-cell table:style-name="ce132" table:formula="of:=[.$E$6]+360*[.N$8]/[.$C200]" office:value-type="float" office:value="369.75" calcext:value-type="float">
            <text:p>370</text:p>
          </table:table-cell>
          <table:table-cell table:style-name="ce132" table:formula="of:=[.$E$6]+360*[.O$8]/[.$C200]" office:value-type="float" office:value="371.025" calcext:value-type="float">
            <text:p>371</text:p>
          </table:table-cell>
          <table:table-cell table:style-name="ce132" table:formula="of:=[.$E$6]+360*[.P$8]/[.$C200]" office:value-type="float" office:value="372.3" calcext:value-type="float">
            <text:p>372</text:p>
          </table:table-cell>
          <table:table-cell table:style-name="ce132" table:formula="of:=[.$E$6]+360*[.Q$8]/[.$C200]" office:value-type="float" office:value="373.575" calcext:value-type="float">
            <text:p>374</text:p>
          </table:table-cell>
          <table:table-cell table:style-name="ce132" table:formula="of:=[.$E$6]+360*[.R$8]/[.$C200]" office:value-type="float" office:value="374.85" calcext:value-type="float">
            <text:p>375</text:p>
          </table:table-cell>
          <table:table-cell table:style-name="ce132" table:formula="of:=[.$E$6]+360*[.S$8]/[.$C200]" office:value-type="float" office:value="376.125" calcext:value-type="float">
            <text:p>376</text:p>
          </table:table-cell>
          <table:table-cell table:style-name="ce132" table:formula="of:=[.$E$6]+360*[.T$8]/[.$C200]" office:value-type="float" office:value="377.4" calcext:value-type="float">
            <text:p>377</text:p>
          </table:table-cell>
          <table:table-cell table:style-name="ce132" table:formula="of:=[.$E$6]+360*[.U$8]/[.$C200]" office:value-type="float" office:value="378.675" calcext:value-type="float">
            <text:p>379</text:p>
          </table:table-cell>
          <table:table-cell table:style-name="ce132" table:formula="of:=[.$E$6]+360*[.V$8]/[.$C200]" office:value-type="float" office:value="379.95" calcext:value-type="float">
            <text:p>380</text:p>
          </table:table-cell>
          <table:table-cell table:style-name="ce132" table:formula="of:=[.$E$6]+360*[.W$8]/[.$C200]" office:value-type="float" office:value="381.225" calcext:value-type="float">
            <text:p>381</text:p>
          </table:table-cell>
          <table:table-cell table:style-name="ce132" table:formula="of:=[.$E$6]+360*[.X$8]/[.$C200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01]" office:value-type="float" office:value="13333.3333333333" calcext:value-type="float">
            <text:p>13333</text:p>
          </table:table-cell>
          <table:table-cell table:style-name="ce132" table:formula="of:=[.$E$6]+360*[.D$8]/[.$C201]" office:value-type="float" office:value="357" calcext:value-type="float">
            <text:p>357</text:p>
          </table:table-cell>
          <table:table-cell table:style-name="ce132" table:formula="of:=[.$E$6]+360*[.E$8]/[.$C201]" office:value-type="float" office:value="358.35" calcext:value-type="float">
            <text:p>358</text:p>
          </table:table-cell>
          <table:table-cell table:style-name="ce132" table:formula="of:=[.$E$6]+360*[.F$8]/[.$C201]" office:value-type="float" office:value="359.7" calcext:value-type="float">
            <text:p>360</text:p>
          </table:table-cell>
          <table:table-cell table:style-name="ce132" table:formula="of:=[.$E$6]+360*[.G$8]/[.$C201]" office:value-type="float" office:value="361.05" calcext:value-type="float">
            <text:p>361</text:p>
          </table:table-cell>
          <table:table-cell table:style-name="ce132" table:formula="of:=[.$E$6]+360*[.H$8]/[.$C201]" office:value-type="float" office:value="362.4" calcext:value-type="float">
            <text:p>362</text:p>
          </table:table-cell>
          <table:table-cell table:style-name="ce132" table:formula="of:=[.$E$6]+360*[.I$8]/[.$C201]" office:value-type="float" office:value="363.75" calcext:value-type="float">
            <text:p>364</text:p>
          </table:table-cell>
          <table:table-cell table:style-name="ce132" table:formula="of:=[.$E$6]+360*[.J$8]/[.$C201]" office:value-type="float" office:value="365.1" calcext:value-type="float">
            <text:p>365</text:p>
          </table:table-cell>
          <table:table-cell table:style-name="ce132" table:formula="of:=[.$E$6]+360*[.K$8]/[.$C201]" office:value-type="float" office:value="366.45" calcext:value-type="float">
            <text:p>366</text:p>
          </table:table-cell>
          <table:table-cell table:style-name="ce132" table:formula="of:=[.$E$6]+360*[.L$8]/[.$C201]" office:value-type="float" office:value="367.8" calcext:value-type="float">
            <text:p>368</text:p>
          </table:table-cell>
          <table:table-cell table:style-name="ce132" table:formula="of:=[.$E$6]+360*[.M$8]/[.$C201]" office:value-type="float" office:value="369.15" calcext:value-type="float">
            <text:p>369</text:p>
          </table:table-cell>
          <table:table-cell table:style-name="ce132" table:formula="of:=[.$E$6]+360*[.N$8]/[.$C201]" office:value-type="float" office:value="370.5" calcext:value-type="float">
            <text:p>371</text:p>
          </table:table-cell>
          <table:table-cell table:style-name="ce132" table:formula="of:=[.$E$6]+360*[.O$8]/[.$C201]" office:value-type="float" office:value="371.85" calcext:value-type="float">
            <text:p>372</text:p>
          </table:table-cell>
          <table:table-cell table:style-name="ce132" table:formula="of:=[.$E$6]+360*[.P$8]/[.$C201]" office:value-type="float" office:value="373.2" calcext:value-type="float">
            <text:p>373</text:p>
          </table:table-cell>
          <table:table-cell table:style-name="ce132" table:formula="of:=[.$E$6]+360*[.Q$8]/[.$C201]" office:value-type="float" office:value="374.55" calcext:value-type="float">
            <text:p>375</text:p>
          </table:table-cell>
          <table:table-cell table:style-name="ce132" table:formula="of:=[.$E$6]+360*[.R$8]/[.$C201]" office:value-type="float" office:value="375.9" calcext:value-type="float">
            <text:p>376</text:p>
          </table:table-cell>
          <table:table-cell table:style-name="ce132" table:formula="of:=[.$E$6]+360*[.S$8]/[.$C201]" office:value-type="float" office:value="377.25" calcext:value-type="float">
            <text:p>377</text:p>
          </table:table-cell>
          <table:table-cell table:style-name="ce132" table:formula="of:=[.$E$6]+360*[.T$8]/[.$C201]" office:value-type="float" office:value="378.6" calcext:value-type="float">
            <text:p>379</text:p>
          </table:table-cell>
          <table:table-cell table:style-name="ce132" table:formula="of:=[.$E$6]+360*[.U$8]/[.$C201]" office:value-type="float" office:value="379.95" calcext:value-type="float">
            <text:p>380</text:p>
          </table:table-cell>
          <table:table-cell table:style-name="ce132" table:formula="of:=[.$E$6]+360*[.V$8]/[.$C201]" office:value-type="float" office:value="381.3" calcext:value-type="float">
            <text:p>381</text:p>
          </table:table-cell>
          <table:table-cell table:style-name="ce132" table:formula="of:=[.$E$6]+360*[.W$8]/[.$C201]" office:value-type="float" office:value="382.65" calcext:value-type="float">
            <text:p>383</text:p>
          </table:table-cell>
          <table:table-cell table:style-name="ce132" table:formula="of:=[.$E$6]+360*[.X$8]/[.$C201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02]" office:value-type="float" office:value="12631.5789473684" calcext:value-type="float">
            <text:p>12632</text:p>
          </table:table-cell>
          <table:table-cell table:style-name="ce132" table:formula="of:=[.$E$6]+360*[.D$8]/[.$C202]" office:value-type="float" office:value="357" calcext:value-type="float">
            <text:p>357</text:p>
          </table:table-cell>
          <table:table-cell table:style-name="ce132" table:formula="of:=[.$E$6]+360*[.E$8]/[.$C202]" office:value-type="float" office:value="358.425" calcext:value-type="float">
            <text:p>358</text:p>
          </table:table-cell>
          <table:table-cell table:style-name="ce132" table:formula="of:=[.$E$6]+360*[.F$8]/[.$C202]" office:value-type="float" office:value="359.85" calcext:value-type="float">
            <text:p>360</text:p>
          </table:table-cell>
          <table:table-cell table:style-name="ce132" table:formula="of:=[.$E$6]+360*[.G$8]/[.$C202]" office:value-type="float" office:value="361.275" calcext:value-type="float">
            <text:p>361</text:p>
          </table:table-cell>
          <table:table-cell table:style-name="ce132" table:formula="of:=[.$E$6]+360*[.H$8]/[.$C202]" office:value-type="float" office:value="362.7" calcext:value-type="float">
            <text:p>363</text:p>
          </table:table-cell>
          <table:table-cell table:style-name="ce132" table:formula="of:=[.$E$6]+360*[.I$8]/[.$C202]" office:value-type="float" office:value="364.125" calcext:value-type="float">
            <text:p>364</text:p>
          </table:table-cell>
          <table:table-cell table:style-name="ce132" table:formula="of:=[.$E$6]+360*[.J$8]/[.$C202]" office:value-type="float" office:value="365.55" calcext:value-type="float">
            <text:p>366</text:p>
          </table:table-cell>
          <table:table-cell table:style-name="ce132" table:formula="of:=[.$E$6]+360*[.K$8]/[.$C202]" office:value-type="float" office:value="366.975" calcext:value-type="float">
            <text:p>367</text:p>
          </table:table-cell>
          <table:table-cell table:style-name="ce132" table:formula="of:=[.$E$6]+360*[.L$8]/[.$C202]" office:value-type="float" office:value="368.4" calcext:value-type="float">
            <text:p>368</text:p>
          </table:table-cell>
          <table:table-cell table:style-name="ce132" table:formula="of:=[.$E$6]+360*[.M$8]/[.$C202]" office:value-type="float" office:value="369.825" calcext:value-type="float">
            <text:p>370</text:p>
          </table:table-cell>
          <table:table-cell table:style-name="ce132" table:formula="of:=[.$E$6]+360*[.N$8]/[.$C202]" office:value-type="float" office:value="371.25" calcext:value-type="float">
            <text:p>371</text:p>
          </table:table-cell>
          <table:table-cell table:style-name="ce132" table:formula="of:=[.$E$6]+360*[.O$8]/[.$C202]" office:value-type="float" office:value="372.675" calcext:value-type="float">
            <text:p>373</text:p>
          </table:table-cell>
          <table:table-cell table:style-name="ce132" table:formula="of:=[.$E$6]+360*[.P$8]/[.$C202]" office:value-type="float" office:value="374.1" calcext:value-type="float">
            <text:p>374</text:p>
          </table:table-cell>
          <table:table-cell table:style-name="ce132" table:formula="of:=[.$E$6]+360*[.Q$8]/[.$C202]" office:value-type="float" office:value="375.525" calcext:value-type="float">
            <text:p>376</text:p>
          </table:table-cell>
          <table:table-cell table:style-name="ce132" table:formula="of:=[.$E$6]+360*[.R$8]/[.$C202]" office:value-type="float" office:value="376.95" calcext:value-type="float">
            <text:p>377</text:p>
          </table:table-cell>
          <table:table-cell table:style-name="ce132" table:formula="of:=[.$E$6]+360*[.S$8]/[.$C202]" office:value-type="float" office:value="378.375" calcext:value-type="float">
            <text:p>378</text:p>
          </table:table-cell>
          <table:table-cell table:style-name="ce132" table:formula="of:=[.$E$6]+360*[.T$8]/[.$C202]" office:value-type="float" office:value="379.8" calcext:value-type="float">
            <text:p>380</text:p>
          </table:table-cell>
          <table:table-cell table:style-name="ce132" table:formula="of:=[.$E$6]+360*[.U$8]/[.$C202]" office:value-type="float" office:value="381.225" calcext:value-type="float">
            <text:p>381</text:p>
          </table:table-cell>
          <table:table-cell table:style-name="ce132" table:formula="of:=[.$E$6]+360*[.V$8]/[.$C202]" office:value-type="float" office:value="382.65" calcext:value-type="float">
            <text:p>383</text:p>
          </table:table-cell>
          <table:table-cell table:style-name="ce132" table:formula="of:=[.$E$6]+360*[.W$8]/[.$C202]" office:value-type="float" office:value="384.075" calcext:value-type="float">
            <text:p>384</text:p>
          </table:table-cell>
          <table:table-cell table:style-name="ce132" table:formula="of:=[.$E$6]+360*[.X$8]/[.$C202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03]" office:value-type="float" office:value="12000" calcext:value-type="float">
            <text:p>12000</text:p>
          </table:table-cell>
          <table:table-cell table:style-name="ce132" table:formula="of:=[.$E$6]+360*[.D$8]/[.$C203]" office:value-type="float" office:value="357" calcext:value-type="float">
            <text:p>357</text:p>
          </table:table-cell>
          <table:table-cell table:style-name="ce132" table:formula="of:=[.$E$6]+360*[.E$8]/[.$C203]" office:value-type="float" office:value="358.5" calcext:value-type="float">
            <text:p>359</text:p>
          </table:table-cell>
          <table:table-cell table:style-name="ce132" table:formula="of:=[.$E$6]+360*[.F$8]/[.$C203]" office:value-type="float" office:value="360" calcext:value-type="float">
            <text:p>360</text:p>
          </table:table-cell>
          <table:table-cell table:style-name="ce132" table:formula="of:=[.$E$6]+360*[.G$8]/[.$C203]" office:value-type="float" office:value="361.5" calcext:value-type="float">
            <text:p>362</text:p>
          </table:table-cell>
          <table:table-cell table:style-name="ce132" table:formula="of:=[.$E$6]+360*[.H$8]/[.$C203]" office:value-type="float" office:value="363" calcext:value-type="float">
            <text:p>363</text:p>
          </table:table-cell>
          <table:table-cell table:style-name="ce132" table:formula="of:=[.$E$6]+360*[.I$8]/[.$C203]" office:value-type="float" office:value="364.5" calcext:value-type="float">
            <text:p>365</text:p>
          </table:table-cell>
          <table:table-cell table:style-name="ce132" table:formula="of:=[.$E$6]+360*[.J$8]/[.$C203]" office:value-type="float" office:value="366" calcext:value-type="float">
            <text:p>366</text:p>
          </table:table-cell>
          <table:table-cell table:style-name="ce132" table:formula="of:=[.$E$6]+360*[.K$8]/[.$C203]" office:value-type="float" office:value="367.5" calcext:value-type="float">
            <text:p>368</text:p>
          </table:table-cell>
          <table:table-cell table:style-name="ce132" table:formula="of:=[.$E$6]+360*[.L$8]/[.$C203]" office:value-type="float" office:value="369" calcext:value-type="float">
            <text:p>369</text:p>
          </table:table-cell>
          <table:table-cell table:style-name="ce132" table:formula="of:=[.$E$6]+360*[.M$8]/[.$C203]" office:value-type="float" office:value="370.5" calcext:value-type="float">
            <text:p>371</text:p>
          </table:table-cell>
          <table:table-cell table:style-name="ce132" table:formula="of:=[.$E$6]+360*[.N$8]/[.$C203]" office:value-type="float" office:value="372" calcext:value-type="float">
            <text:p>372</text:p>
          </table:table-cell>
          <table:table-cell table:style-name="ce132" table:formula="of:=[.$E$6]+360*[.O$8]/[.$C203]" office:value-type="float" office:value="373.5" calcext:value-type="float">
            <text:p>374</text:p>
          </table:table-cell>
          <table:table-cell table:style-name="ce132" table:formula="of:=[.$E$6]+360*[.P$8]/[.$C203]" office:value-type="float" office:value="375" calcext:value-type="float">
            <text:p>375</text:p>
          </table:table-cell>
          <table:table-cell table:style-name="ce132" table:formula="of:=[.$E$6]+360*[.Q$8]/[.$C203]" office:value-type="float" office:value="376.5" calcext:value-type="float">
            <text:p>377</text:p>
          </table:table-cell>
          <table:table-cell table:style-name="ce132" table:formula="of:=[.$E$6]+360*[.R$8]/[.$C203]" office:value-type="float" office:value="378" calcext:value-type="float">
            <text:p>378</text:p>
          </table:table-cell>
          <table:table-cell table:style-name="ce132" table:formula="of:=[.$E$6]+360*[.S$8]/[.$C203]" office:value-type="float" office:value="379.5" calcext:value-type="float">
            <text:p>380</text:p>
          </table:table-cell>
          <table:table-cell table:style-name="ce132" table:formula="of:=[.$E$6]+360*[.T$8]/[.$C203]" office:value-type="float" office:value="381" calcext:value-type="float">
            <text:p>381</text:p>
          </table:table-cell>
          <table:table-cell table:style-name="ce132" table:formula="of:=[.$E$6]+360*[.U$8]/[.$C203]" office:value-type="float" office:value="382.5" calcext:value-type="float">
            <text:p>383</text:p>
          </table:table-cell>
          <table:table-cell table:style-name="ce132" table:formula="of:=[.$E$6]+360*[.V$8]/[.$C203]" office:value-type="float" office:value="384" calcext:value-type="float">
            <text:p>384</text:p>
          </table:table-cell>
          <table:table-cell table:style-name="ce132" table:formula="of:=[.$E$6]+360*[.W$8]/[.$C203]" office:value-type="float" office:value="385.5" calcext:value-type="float">
            <text:p>386</text:p>
          </table:table-cell>
          <table:table-cell table:style-name="ce132" table:formula="of:=[.$E$6]+360*[.X$8]/[.$C203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04]" office:value-type="float" office:value="11428.5714285714" calcext:value-type="float">
            <text:p>11429</text:p>
          </table:table-cell>
          <table:table-cell table:style-name="ce132" table:formula="of:=[.$E$6]+360*[.D$8]/[.$C204]" office:value-type="float" office:value="357" calcext:value-type="float">
            <text:p>357</text:p>
          </table:table-cell>
          <table:table-cell table:style-name="ce132" table:formula="of:=[.$E$6]+360*[.E$8]/[.$C204]" office:value-type="float" office:value="358.575" calcext:value-type="float">
            <text:p>359</text:p>
          </table:table-cell>
          <table:table-cell table:style-name="ce132" table:formula="of:=[.$E$6]+360*[.F$8]/[.$C204]" office:value-type="float" office:value="360.15" calcext:value-type="float">
            <text:p>360</text:p>
          </table:table-cell>
          <table:table-cell table:style-name="ce132" table:formula="of:=[.$E$6]+360*[.G$8]/[.$C204]" office:value-type="float" office:value="361.725" calcext:value-type="float">
            <text:p>362</text:p>
          </table:table-cell>
          <table:table-cell table:style-name="ce132" table:formula="of:=[.$E$6]+360*[.H$8]/[.$C204]" office:value-type="float" office:value="363.3" calcext:value-type="float">
            <text:p>363</text:p>
          </table:table-cell>
          <table:table-cell table:style-name="ce132" table:formula="of:=[.$E$6]+360*[.I$8]/[.$C204]" office:value-type="float" office:value="364.875" calcext:value-type="float">
            <text:p>365</text:p>
          </table:table-cell>
          <table:table-cell table:style-name="ce132" table:formula="of:=[.$E$6]+360*[.J$8]/[.$C204]" office:value-type="float" office:value="366.45" calcext:value-type="float">
            <text:p>366</text:p>
          </table:table-cell>
          <table:table-cell table:style-name="ce132" table:formula="of:=[.$E$6]+360*[.K$8]/[.$C204]" office:value-type="float" office:value="368.025" calcext:value-type="float">
            <text:p>368</text:p>
          </table:table-cell>
          <table:table-cell table:style-name="ce132" table:formula="of:=[.$E$6]+360*[.L$8]/[.$C204]" office:value-type="float" office:value="369.6" calcext:value-type="float">
            <text:p>370</text:p>
          </table:table-cell>
          <table:table-cell table:style-name="ce132" table:formula="of:=[.$E$6]+360*[.M$8]/[.$C204]" office:value-type="float" office:value="371.175" calcext:value-type="float">
            <text:p>371</text:p>
          </table:table-cell>
          <table:table-cell table:style-name="ce132" table:formula="of:=[.$E$6]+360*[.N$8]/[.$C204]" office:value-type="float" office:value="372.75" calcext:value-type="float">
            <text:p>373</text:p>
          </table:table-cell>
          <table:table-cell table:style-name="ce132" table:formula="of:=[.$E$6]+360*[.O$8]/[.$C204]" office:value-type="float" office:value="374.325" calcext:value-type="float">
            <text:p>374</text:p>
          </table:table-cell>
          <table:table-cell table:style-name="ce132" table:formula="of:=[.$E$6]+360*[.P$8]/[.$C204]" office:value-type="float" office:value="375.9" calcext:value-type="float">
            <text:p>376</text:p>
          </table:table-cell>
          <table:table-cell table:style-name="ce132" table:formula="of:=[.$E$6]+360*[.Q$8]/[.$C204]" office:value-type="float" office:value="377.475" calcext:value-type="float">
            <text:p>377</text:p>
          </table:table-cell>
          <table:table-cell table:style-name="ce132" table:formula="of:=[.$E$6]+360*[.R$8]/[.$C204]" office:value-type="float" office:value="379.05" calcext:value-type="float">
            <text:p>379</text:p>
          </table:table-cell>
          <table:table-cell table:style-name="ce132" table:formula="of:=[.$E$6]+360*[.S$8]/[.$C204]" office:value-type="float" office:value="380.625" calcext:value-type="float">
            <text:p>381</text:p>
          </table:table-cell>
          <table:table-cell table:style-name="ce132" table:formula="of:=[.$E$6]+360*[.T$8]/[.$C204]" office:value-type="float" office:value="382.2" calcext:value-type="float">
            <text:p>382</text:p>
          </table:table-cell>
          <table:table-cell table:style-name="ce132" table:formula="of:=[.$E$6]+360*[.U$8]/[.$C204]" office:value-type="float" office:value="383.775" calcext:value-type="float">
            <text:p>384</text:p>
          </table:table-cell>
          <table:table-cell table:style-name="ce132" table:formula="of:=[.$E$6]+360*[.V$8]/[.$C204]" office:value-type="float" office:value="385.35" calcext:value-type="float">
            <text:p>385</text:p>
          </table:table-cell>
          <table:table-cell table:style-name="ce132" table:formula="of:=[.$E$6]+360*[.W$8]/[.$C204]" office:value-type="float" office:value="386.925" calcext:value-type="float">
            <text:p>387</text:p>
          </table:table-cell>
          <table:table-cell table:style-name="ce132" table:formula="of:=[.$E$6]+360*[.X$8]/[.$C204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05]" office:value-type="float" office:value="10909.0909090909" calcext:value-type="float">
            <text:p>10909</text:p>
          </table:table-cell>
          <table:table-cell table:style-name="ce132" table:formula="of:=[.$E$6]+360*[.D$8]/[.$C205]" office:value-type="float" office:value="357" calcext:value-type="float">
            <text:p>357</text:p>
          </table:table-cell>
          <table:table-cell table:style-name="ce132" table:formula="of:=[.$E$6]+360*[.E$8]/[.$C205]" office:value-type="float" office:value="358.65" calcext:value-type="float">
            <text:p>359</text:p>
          </table:table-cell>
          <table:table-cell table:style-name="ce132" table:formula="of:=[.$E$6]+360*[.F$8]/[.$C205]" office:value-type="float" office:value="360.3" calcext:value-type="float">
            <text:p>360</text:p>
          </table:table-cell>
          <table:table-cell table:style-name="ce132" table:formula="of:=[.$E$6]+360*[.G$8]/[.$C205]" office:value-type="float" office:value="361.95" calcext:value-type="float">
            <text:p>362</text:p>
          </table:table-cell>
          <table:table-cell table:style-name="ce132" table:formula="of:=[.$E$6]+360*[.H$8]/[.$C205]" office:value-type="float" office:value="363.6" calcext:value-type="float">
            <text:p>364</text:p>
          </table:table-cell>
          <table:table-cell table:style-name="ce132" table:formula="of:=[.$E$6]+360*[.I$8]/[.$C205]" office:value-type="float" office:value="365.25" calcext:value-type="float">
            <text:p>365</text:p>
          </table:table-cell>
          <table:table-cell table:style-name="ce132" table:formula="of:=[.$E$6]+360*[.J$8]/[.$C205]" office:value-type="float" office:value="366.9" calcext:value-type="float">
            <text:p>367</text:p>
          </table:table-cell>
          <table:table-cell table:style-name="ce132" table:formula="of:=[.$E$6]+360*[.K$8]/[.$C205]" office:value-type="float" office:value="368.55" calcext:value-type="float">
            <text:p>369</text:p>
          </table:table-cell>
          <table:table-cell table:style-name="ce132" table:formula="of:=[.$E$6]+360*[.L$8]/[.$C205]" office:value-type="float" office:value="370.2" calcext:value-type="float">
            <text:p>370</text:p>
          </table:table-cell>
          <table:table-cell table:style-name="ce132" table:formula="of:=[.$E$6]+360*[.M$8]/[.$C205]" office:value-type="float" office:value="371.85" calcext:value-type="float">
            <text:p>372</text:p>
          </table:table-cell>
          <table:table-cell table:style-name="ce132" table:formula="of:=[.$E$6]+360*[.N$8]/[.$C205]" office:value-type="float" office:value="373.5" calcext:value-type="float">
            <text:p>374</text:p>
          </table:table-cell>
          <table:table-cell table:style-name="ce132" table:formula="of:=[.$E$6]+360*[.O$8]/[.$C205]" office:value-type="float" office:value="375.15" calcext:value-type="float">
            <text:p>375</text:p>
          </table:table-cell>
          <table:table-cell table:style-name="ce132" table:formula="of:=[.$E$6]+360*[.P$8]/[.$C205]" office:value-type="float" office:value="376.8" calcext:value-type="float">
            <text:p>377</text:p>
          </table:table-cell>
          <table:table-cell table:style-name="ce132" table:formula="of:=[.$E$6]+360*[.Q$8]/[.$C205]" office:value-type="float" office:value="378.45" calcext:value-type="float">
            <text:p>378</text:p>
          </table:table-cell>
          <table:table-cell table:style-name="ce132" table:formula="of:=[.$E$6]+360*[.R$8]/[.$C205]" office:value-type="float" office:value="380.1" calcext:value-type="float">
            <text:p>380</text:p>
          </table:table-cell>
          <table:table-cell table:style-name="ce132" table:formula="of:=[.$E$6]+360*[.S$8]/[.$C205]" office:value-type="float" office:value="381.75" calcext:value-type="float">
            <text:p>382</text:p>
          </table:table-cell>
          <table:table-cell table:style-name="ce132" table:formula="of:=[.$E$6]+360*[.T$8]/[.$C205]" office:value-type="float" office:value="383.4" calcext:value-type="float">
            <text:p>383</text:p>
          </table:table-cell>
          <table:table-cell table:style-name="ce132" table:formula="of:=[.$E$6]+360*[.U$8]/[.$C205]" office:value-type="float" office:value="385.05" calcext:value-type="float">
            <text:p>385</text:p>
          </table:table-cell>
          <table:table-cell table:style-name="ce132" table:formula="of:=[.$E$6]+360*[.V$8]/[.$C205]" office:value-type="float" office:value="386.7" calcext:value-type="float">
            <text:p>387</text:p>
          </table:table-cell>
          <table:table-cell table:style-name="ce132" table:formula="of:=[.$E$6]+360*[.W$8]/[.$C205]" office:value-type="float" office:value="388.35" calcext:value-type="float">
            <text:p>388</text:p>
          </table:table-cell>
          <table:table-cell table:style-name="ce132" table:formula="of:=[.$E$6]+360*[.X$8]/[.$C205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06]" office:value-type="float" office:value="10434.7826086957" calcext:value-type="float">
            <text:p>10435</text:p>
          </table:table-cell>
          <table:table-cell table:style-name="ce132" table:formula="of:=[.$E$6]+360*[.D$8]/[.$C206]" office:value-type="float" office:value="357" calcext:value-type="float">
            <text:p>357</text:p>
          </table:table-cell>
          <table:table-cell table:style-name="ce132" table:formula="of:=[.$E$6]+360*[.E$8]/[.$C206]" office:value-type="float" office:value="358.725" calcext:value-type="float">
            <text:p>359</text:p>
          </table:table-cell>
          <table:table-cell table:style-name="ce132" table:formula="of:=[.$E$6]+360*[.F$8]/[.$C206]" office:value-type="float" office:value="360.45" calcext:value-type="float">
            <text:p>360</text:p>
          </table:table-cell>
          <table:table-cell table:style-name="ce132" table:formula="of:=[.$E$6]+360*[.G$8]/[.$C206]" office:value-type="float" office:value="362.175" calcext:value-type="float">
            <text:p>362</text:p>
          </table:table-cell>
          <table:table-cell table:style-name="ce132" table:formula="of:=[.$E$6]+360*[.H$8]/[.$C206]" office:value-type="float" office:value="363.9" calcext:value-type="float">
            <text:p>364</text:p>
          </table:table-cell>
          <table:table-cell table:style-name="ce132" table:formula="of:=[.$E$6]+360*[.I$8]/[.$C206]" office:value-type="float" office:value="365.625" calcext:value-type="float">
            <text:p>366</text:p>
          </table:table-cell>
          <table:table-cell table:style-name="ce132" table:formula="of:=[.$E$6]+360*[.J$8]/[.$C206]" office:value-type="float" office:value="367.35" calcext:value-type="float">
            <text:p>367</text:p>
          </table:table-cell>
          <table:table-cell table:style-name="ce132" table:formula="of:=[.$E$6]+360*[.K$8]/[.$C206]" office:value-type="float" office:value="369.075" calcext:value-type="float">
            <text:p>369</text:p>
          </table:table-cell>
          <table:table-cell table:style-name="ce132" table:formula="of:=[.$E$6]+360*[.L$8]/[.$C206]" office:value-type="float" office:value="370.8" calcext:value-type="float">
            <text:p>371</text:p>
          </table:table-cell>
          <table:table-cell table:style-name="ce132" table:formula="of:=[.$E$6]+360*[.M$8]/[.$C206]" office:value-type="float" office:value="372.525" calcext:value-type="float">
            <text:p>373</text:p>
          </table:table-cell>
          <table:table-cell table:style-name="ce132" table:formula="of:=[.$E$6]+360*[.N$8]/[.$C206]" office:value-type="float" office:value="374.25" calcext:value-type="float">
            <text:p>374</text:p>
          </table:table-cell>
          <table:table-cell table:style-name="ce132" table:formula="of:=[.$E$6]+360*[.O$8]/[.$C206]" office:value-type="float" office:value="375.975" calcext:value-type="float">
            <text:p>376</text:p>
          </table:table-cell>
          <table:table-cell table:style-name="ce132" table:formula="of:=[.$E$6]+360*[.P$8]/[.$C206]" office:value-type="float" office:value="377.7" calcext:value-type="float">
            <text:p>378</text:p>
          </table:table-cell>
          <table:table-cell table:style-name="ce132" table:formula="of:=[.$E$6]+360*[.Q$8]/[.$C206]" office:value-type="float" office:value="379.425" calcext:value-type="float">
            <text:p>379</text:p>
          </table:table-cell>
          <table:table-cell table:style-name="ce132" table:formula="of:=[.$E$6]+360*[.R$8]/[.$C206]" office:value-type="float" office:value="381.15" calcext:value-type="float">
            <text:p>381</text:p>
          </table:table-cell>
          <table:table-cell table:style-name="ce132" table:formula="of:=[.$E$6]+360*[.S$8]/[.$C206]" office:value-type="float" office:value="382.875" calcext:value-type="float">
            <text:p>383</text:p>
          </table:table-cell>
          <table:table-cell table:style-name="ce132" table:formula="of:=[.$E$6]+360*[.T$8]/[.$C206]" office:value-type="float" office:value="384.6" calcext:value-type="float">
            <text:p>385</text:p>
          </table:table-cell>
          <table:table-cell table:style-name="ce132" table:formula="of:=[.$E$6]+360*[.U$8]/[.$C206]" office:value-type="float" office:value="386.325" calcext:value-type="float">
            <text:p>386</text:p>
          </table:table-cell>
          <table:table-cell table:style-name="ce132" table:formula="of:=[.$E$6]+360*[.V$8]/[.$C206]" office:value-type="float" office:value="388.05" calcext:value-type="float">
            <text:p>388</text:p>
          </table:table-cell>
          <table:table-cell table:style-name="ce132" table:formula="of:=[.$E$6]+360*[.W$8]/[.$C206]" office:value-type="float" office:value="389.775" calcext:value-type="float">
            <text:p>390</text:p>
          </table:table-cell>
          <table:table-cell table:style-name="ce132" table:formula="of:=[.$E$6]+360*[.X$8]/[.$C206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07]" office:value-type="float" office:value="10000" calcext:value-type="float">
            <text:p>10000</text:p>
          </table:table-cell>
          <table:table-cell table:style-name="ce132" table:formula="of:=[.$E$6]+360*[.D$8]/[.$C207]" office:value-type="float" office:value="357" calcext:value-type="float">
            <text:p>357</text:p>
          </table:table-cell>
          <table:table-cell table:style-name="ce132" table:formula="of:=[.$E$6]+360*[.E$8]/[.$C207]" office:value-type="float" office:value="358.8" calcext:value-type="float">
            <text:p>359</text:p>
          </table:table-cell>
          <table:table-cell table:style-name="ce132" table:formula="of:=[.$E$6]+360*[.F$8]/[.$C207]" office:value-type="float" office:value="360.6" calcext:value-type="float">
            <text:p>361</text:p>
          </table:table-cell>
          <table:table-cell table:style-name="ce132" table:formula="of:=[.$E$6]+360*[.G$8]/[.$C207]" office:value-type="float" office:value="362.4" calcext:value-type="float">
            <text:p>362</text:p>
          </table:table-cell>
          <table:table-cell table:style-name="ce132" table:formula="of:=[.$E$6]+360*[.H$8]/[.$C207]" office:value-type="float" office:value="364.2" calcext:value-type="float">
            <text:p>364</text:p>
          </table:table-cell>
          <table:table-cell table:style-name="ce132" table:formula="of:=[.$E$6]+360*[.I$8]/[.$C207]" office:value-type="float" office:value="366" calcext:value-type="float">
            <text:p>366</text:p>
          </table:table-cell>
          <table:table-cell table:style-name="ce132" table:formula="of:=[.$E$6]+360*[.J$8]/[.$C207]" office:value-type="float" office:value="367.8" calcext:value-type="float">
            <text:p>368</text:p>
          </table:table-cell>
          <table:table-cell table:style-name="ce132" table:formula="of:=[.$E$6]+360*[.K$8]/[.$C207]" office:value-type="float" office:value="369.6" calcext:value-type="float">
            <text:p>370</text:p>
          </table:table-cell>
          <table:table-cell table:style-name="ce132" table:formula="of:=[.$E$6]+360*[.L$8]/[.$C207]" office:value-type="float" office:value="371.4" calcext:value-type="float">
            <text:p>371</text:p>
          </table:table-cell>
          <table:table-cell table:style-name="ce132" table:formula="of:=[.$E$6]+360*[.M$8]/[.$C207]" office:value-type="float" office:value="373.2" calcext:value-type="float">
            <text:p>373</text:p>
          </table:table-cell>
          <table:table-cell table:style-name="ce132" table:formula="of:=[.$E$6]+360*[.N$8]/[.$C207]" office:value-type="float" office:value="375" calcext:value-type="float">
            <text:p>375</text:p>
          </table:table-cell>
          <table:table-cell table:style-name="ce132" table:formula="of:=[.$E$6]+360*[.O$8]/[.$C207]" office:value-type="float" office:value="376.8" calcext:value-type="float">
            <text:p>377</text:p>
          </table:table-cell>
          <table:table-cell table:style-name="ce132" table:formula="of:=[.$E$6]+360*[.P$8]/[.$C207]" office:value-type="float" office:value="378.6" calcext:value-type="float">
            <text:p>379</text:p>
          </table:table-cell>
          <table:table-cell table:style-name="ce132" table:formula="of:=[.$E$6]+360*[.Q$8]/[.$C207]" office:value-type="float" office:value="380.4" calcext:value-type="float">
            <text:p>380</text:p>
          </table:table-cell>
          <table:table-cell table:style-name="ce132" table:formula="of:=[.$E$6]+360*[.R$8]/[.$C207]" office:value-type="float" office:value="382.2" calcext:value-type="float">
            <text:p>382</text:p>
          </table:table-cell>
          <table:table-cell table:style-name="ce132" table:formula="of:=[.$E$6]+360*[.S$8]/[.$C207]" office:value-type="float" office:value="384" calcext:value-type="float">
            <text:p>384</text:p>
          </table:table-cell>
          <table:table-cell table:style-name="ce132" table:formula="of:=[.$E$6]+360*[.T$8]/[.$C207]" office:value-type="float" office:value="385.8" calcext:value-type="float">
            <text:p>386</text:p>
          </table:table-cell>
          <table:table-cell table:style-name="ce132" table:formula="of:=[.$E$6]+360*[.U$8]/[.$C207]" office:value-type="float" office:value="387.6" calcext:value-type="float">
            <text:p>388</text:p>
          </table:table-cell>
          <table:table-cell table:style-name="ce132" table:formula="of:=[.$E$6]+360*[.V$8]/[.$C207]" office:value-type="float" office:value="389.4" calcext:value-type="float">
            <text:p>389</text:p>
          </table:table-cell>
          <table:table-cell table:style-name="ce132" table:formula="of:=[.$E$6]+360*[.W$8]/[.$C207]" office:value-type="float" office:value="391.2" calcext:value-type="float">
            <text:p>391</text:p>
          </table:table-cell>
          <table:table-cell table:style-name="ce132" table:formula="of:=[.$E$6]+360*[.X$8]/[.$C207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08]" office:value-type="float" office:value="9600" calcext:value-type="float">
            <text:p>9600</text:p>
          </table:table-cell>
          <table:table-cell table:style-name="ce132" table:formula="of:=[.$E$6]+360*[.D$8]/[.$C208]" office:value-type="float" office:value="357" calcext:value-type="float">
            <text:p>357</text:p>
          </table:table-cell>
          <table:table-cell table:style-name="ce132" table:formula="of:=[.$E$6]+360*[.E$8]/[.$C208]" office:value-type="float" office:value="358.875" calcext:value-type="float">
            <text:p>359</text:p>
          </table:table-cell>
          <table:table-cell table:style-name="ce132" table:formula="of:=[.$E$6]+360*[.F$8]/[.$C208]" office:value-type="float" office:value="360.75" calcext:value-type="float">
            <text:p>361</text:p>
          </table:table-cell>
          <table:table-cell table:style-name="ce132" table:formula="of:=[.$E$6]+360*[.G$8]/[.$C208]" office:value-type="float" office:value="362.625" calcext:value-type="float">
            <text:p>363</text:p>
          </table:table-cell>
          <table:table-cell table:style-name="ce132" table:formula="of:=[.$E$6]+360*[.H$8]/[.$C208]" office:value-type="float" office:value="364.5" calcext:value-type="float">
            <text:p>365</text:p>
          </table:table-cell>
          <table:table-cell table:style-name="ce132" table:formula="of:=[.$E$6]+360*[.I$8]/[.$C208]" office:value-type="float" office:value="366.375" calcext:value-type="float">
            <text:p>366</text:p>
          </table:table-cell>
          <table:table-cell table:style-name="ce132" table:formula="of:=[.$E$6]+360*[.J$8]/[.$C208]" office:value-type="float" office:value="368.25" calcext:value-type="float">
            <text:p>368</text:p>
          </table:table-cell>
          <table:table-cell table:style-name="ce132" table:formula="of:=[.$E$6]+360*[.K$8]/[.$C208]" office:value-type="float" office:value="370.125" calcext:value-type="float">
            <text:p>370</text:p>
          </table:table-cell>
          <table:table-cell table:style-name="ce132" table:formula="of:=[.$E$6]+360*[.L$8]/[.$C208]" office:value-type="float" office:value="372" calcext:value-type="float">
            <text:p>372</text:p>
          </table:table-cell>
          <table:table-cell table:style-name="ce132" table:formula="of:=[.$E$6]+360*[.M$8]/[.$C208]" office:value-type="float" office:value="373.875" calcext:value-type="float">
            <text:p>374</text:p>
          </table:table-cell>
          <table:table-cell table:style-name="ce132" table:formula="of:=[.$E$6]+360*[.N$8]/[.$C208]" office:value-type="float" office:value="375.75" calcext:value-type="float">
            <text:p>376</text:p>
          </table:table-cell>
          <table:table-cell table:style-name="ce132" table:formula="of:=[.$E$6]+360*[.O$8]/[.$C208]" office:value-type="float" office:value="377.625" calcext:value-type="float">
            <text:p>378</text:p>
          </table:table-cell>
          <table:table-cell table:style-name="ce132" table:formula="of:=[.$E$6]+360*[.P$8]/[.$C208]" office:value-type="float" office:value="379.5" calcext:value-type="float">
            <text:p>380</text:p>
          </table:table-cell>
          <table:table-cell table:style-name="ce132" table:formula="of:=[.$E$6]+360*[.Q$8]/[.$C208]" office:value-type="float" office:value="381.375" calcext:value-type="float">
            <text:p>381</text:p>
          </table:table-cell>
          <table:table-cell table:style-name="ce132" table:formula="of:=[.$E$6]+360*[.R$8]/[.$C208]" office:value-type="float" office:value="383.25" calcext:value-type="float">
            <text:p>383</text:p>
          </table:table-cell>
          <table:table-cell table:style-name="ce132" table:formula="of:=[.$E$6]+360*[.S$8]/[.$C208]" office:value-type="float" office:value="385.125" calcext:value-type="float">
            <text:p>385</text:p>
          </table:table-cell>
          <table:table-cell table:style-name="ce132" table:formula="of:=[.$E$6]+360*[.T$8]/[.$C208]" office:value-type="float" office:value="387" calcext:value-type="float">
            <text:p>387</text:p>
          </table:table-cell>
          <table:table-cell table:style-name="ce132" table:formula="of:=[.$E$6]+360*[.U$8]/[.$C208]" office:value-type="float" office:value="388.875" calcext:value-type="float">
            <text:p>389</text:p>
          </table:table-cell>
          <table:table-cell table:style-name="ce132" table:formula="of:=[.$E$6]+360*[.V$8]/[.$C208]" office:value-type="float" office:value="390.75" calcext:value-type="float">
            <text:p>391</text:p>
          </table:table-cell>
          <table:table-cell table:style-name="ce132" table:formula="of:=[.$E$6]+360*[.W$8]/[.$C208]" office:value-type="float" office:value="392.625" calcext:value-type="float">
            <text:p>393</text:p>
          </table:table-cell>
          <table:table-cell table:style-name="ce132" table:formula="of:=[.$E$6]+360*[.X$8]/[.$C208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09]" office:value-type="float" office:value="9230.76923076923" calcext:value-type="float">
            <text:p>9231</text:p>
          </table:table-cell>
          <table:table-cell table:style-name="ce132" table:formula="of:=[.$E$6]+360*[.D$8]/[.$C209]" office:value-type="float" office:value="357" calcext:value-type="float">
            <text:p>357</text:p>
          </table:table-cell>
          <table:table-cell table:style-name="ce132" table:formula="of:=[.$E$6]+360*[.E$8]/[.$C209]" office:value-type="float" office:value="358.95" calcext:value-type="float">
            <text:p>359</text:p>
          </table:table-cell>
          <table:table-cell table:style-name="ce132" table:formula="of:=[.$E$6]+360*[.F$8]/[.$C209]" office:value-type="float" office:value="360.9" calcext:value-type="float">
            <text:p>361</text:p>
          </table:table-cell>
          <table:table-cell table:style-name="ce132" table:formula="of:=[.$E$6]+360*[.G$8]/[.$C209]" office:value-type="float" office:value="362.85" calcext:value-type="float">
            <text:p>363</text:p>
          </table:table-cell>
          <table:table-cell table:style-name="ce132" table:formula="of:=[.$E$6]+360*[.H$8]/[.$C209]" office:value-type="float" office:value="364.8" calcext:value-type="float">
            <text:p>365</text:p>
          </table:table-cell>
          <table:table-cell table:style-name="ce132" table:formula="of:=[.$E$6]+360*[.I$8]/[.$C209]" office:value-type="float" office:value="366.75" calcext:value-type="float">
            <text:p>367</text:p>
          </table:table-cell>
          <table:table-cell table:style-name="ce132" table:formula="of:=[.$E$6]+360*[.J$8]/[.$C209]" office:value-type="float" office:value="368.7" calcext:value-type="float">
            <text:p>369</text:p>
          </table:table-cell>
          <table:table-cell table:style-name="ce132" table:formula="of:=[.$E$6]+360*[.K$8]/[.$C209]" office:value-type="float" office:value="370.65" calcext:value-type="float">
            <text:p>371</text:p>
          </table:table-cell>
          <table:table-cell table:style-name="ce132" table:formula="of:=[.$E$6]+360*[.L$8]/[.$C209]" office:value-type="float" office:value="372.6" calcext:value-type="float">
            <text:p>373</text:p>
          </table:table-cell>
          <table:table-cell table:style-name="ce132" table:formula="of:=[.$E$6]+360*[.M$8]/[.$C209]" office:value-type="float" office:value="374.55" calcext:value-type="float">
            <text:p>375</text:p>
          </table:table-cell>
          <table:table-cell table:style-name="ce132" table:formula="of:=[.$E$6]+360*[.N$8]/[.$C209]" office:value-type="float" office:value="376.5" calcext:value-type="float">
            <text:p>377</text:p>
          </table:table-cell>
          <table:table-cell table:style-name="ce132" table:formula="of:=[.$E$6]+360*[.O$8]/[.$C209]" office:value-type="float" office:value="378.45" calcext:value-type="float">
            <text:p>378</text:p>
          </table:table-cell>
          <table:table-cell table:style-name="ce132" table:formula="of:=[.$E$6]+360*[.P$8]/[.$C209]" office:value-type="float" office:value="380.4" calcext:value-type="float">
            <text:p>380</text:p>
          </table:table-cell>
          <table:table-cell table:style-name="ce132" table:formula="of:=[.$E$6]+360*[.Q$8]/[.$C209]" office:value-type="float" office:value="382.35" calcext:value-type="float">
            <text:p>382</text:p>
          </table:table-cell>
          <table:table-cell table:style-name="ce132" table:formula="of:=[.$E$6]+360*[.R$8]/[.$C209]" office:value-type="float" office:value="384.3" calcext:value-type="float">
            <text:p>384</text:p>
          </table:table-cell>
          <table:table-cell table:style-name="ce132" table:formula="of:=[.$E$6]+360*[.S$8]/[.$C209]" office:value-type="float" office:value="386.25" calcext:value-type="float">
            <text:p>386</text:p>
          </table:table-cell>
          <table:table-cell table:style-name="ce132" table:formula="of:=[.$E$6]+360*[.T$8]/[.$C209]" office:value-type="float" office:value="388.2" calcext:value-type="float">
            <text:p>388</text:p>
          </table:table-cell>
          <table:table-cell table:style-name="ce132" table:formula="of:=[.$E$6]+360*[.U$8]/[.$C209]" office:value-type="float" office:value="390.15" calcext:value-type="float">
            <text:p>390</text:p>
          </table:table-cell>
          <table:table-cell table:style-name="ce132" table:formula="of:=[.$E$6]+360*[.V$8]/[.$C209]" office:value-type="float" office:value="392.1" calcext:value-type="float">
            <text:p>392</text:p>
          </table:table-cell>
          <table:table-cell table:style-name="ce132" table:formula="of:=[.$E$6]+360*[.W$8]/[.$C209]" office:value-type="float" office:value="394.05" calcext:value-type="float">
            <text:p>394</text:p>
          </table:table-cell>
          <table:table-cell table:style-name="ce132" table:formula="of:=[.$E$6]+360*[.X$8]/[.$C209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10]" office:value-type="float" office:value="8888.88888888889" calcext:value-type="float">
            <text:p>8889</text:p>
          </table:table-cell>
          <table:table-cell table:style-name="ce132" table:formula="of:=[.$E$6]+360*[.D$8]/[.$C210]" office:value-type="float" office:value="357" calcext:value-type="float">
            <text:p>357</text:p>
          </table:table-cell>
          <table:table-cell table:style-name="ce132" table:formula="of:=[.$E$6]+360*[.E$8]/[.$C210]" office:value-type="float" office:value="359.025" calcext:value-type="float">
            <text:p>359</text:p>
          </table:table-cell>
          <table:table-cell table:style-name="ce132" table:formula="of:=[.$E$6]+360*[.F$8]/[.$C210]" office:value-type="float" office:value="361.05" calcext:value-type="float">
            <text:p>361</text:p>
          </table:table-cell>
          <table:table-cell table:style-name="ce132" table:formula="of:=[.$E$6]+360*[.G$8]/[.$C210]" office:value-type="float" office:value="363.075" calcext:value-type="float">
            <text:p>363</text:p>
          </table:table-cell>
          <table:table-cell table:style-name="ce132" table:formula="of:=[.$E$6]+360*[.H$8]/[.$C210]" office:value-type="float" office:value="365.1" calcext:value-type="float">
            <text:p>365</text:p>
          </table:table-cell>
          <table:table-cell table:style-name="ce132" table:formula="of:=[.$E$6]+360*[.I$8]/[.$C210]" office:value-type="float" office:value="367.125" calcext:value-type="float">
            <text:p>367</text:p>
          </table:table-cell>
          <table:table-cell table:style-name="ce132" table:formula="of:=[.$E$6]+360*[.J$8]/[.$C210]" office:value-type="float" office:value="369.15" calcext:value-type="float">
            <text:p>369</text:p>
          </table:table-cell>
          <table:table-cell table:style-name="ce132" table:formula="of:=[.$E$6]+360*[.K$8]/[.$C210]" office:value-type="float" office:value="371.175" calcext:value-type="float">
            <text:p>371</text:p>
          </table:table-cell>
          <table:table-cell table:style-name="ce132" table:formula="of:=[.$E$6]+360*[.L$8]/[.$C210]" office:value-type="float" office:value="373.2" calcext:value-type="float">
            <text:p>373</text:p>
          </table:table-cell>
          <table:table-cell table:style-name="ce132" table:formula="of:=[.$E$6]+360*[.M$8]/[.$C210]" office:value-type="float" office:value="375.225" calcext:value-type="float">
            <text:p>375</text:p>
          </table:table-cell>
          <table:table-cell table:style-name="ce132" table:formula="of:=[.$E$6]+360*[.N$8]/[.$C210]" office:value-type="float" office:value="377.25" calcext:value-type="float">
            <text:p>377</text:p>
          </table:table-cell>
          <table:table-cell table:style-name="ce132" table:formula="of:=[.$E$6]+360*[.O$8]/[.$C210]" office:value-type="float" office:value="379.275" calcext:value-type="float">
            <text:p>379</text:p>
          </table:table-cell>
          <table:table-cell table:style-name="ce132" table:formula="of:=[.$E$6]+360*[.P$8]/[.$C210]" office:value-type="float" office:value="381.3" calcext:value-type="float">
            <text:p>381</text:p>
          </table:table-cell>
          <table:table-cell table:style-name="ce132" table:formula="of:=[.$E$6]+360*[.Q$8]/[.$C210]" office:value-type="float" office:value="383.325" calcext:value-type="float">
            <text:p>383</text:p>
          </table:table-cell>
          <table:table-cell table:style-name="ce132" table:formula="of:=[.$E$6]+360*[.R$8]/[.$C210]" office:value-type="float" office:value="385.35" calcext:value-type="float">
            <text:p>385</text:p>
          </table:table-cell>
          <table:table-cell table:style-name="ce132" table:formula="of:=[.$E$6]+360*[.S$8]/[.$C210]" office:value-type="float" office:value="387.375" calcext:value-type="float">
            <text:p>387</text:p>
          </table:table-cell>
          <table:table-cell table:style-name="ce132" table:formula="of:=[.$E$6]+360*[.T$8]/[.$C210]" office:value-type="float" office:value="389.4" calcext:value-type="float">
            <text:p>389</text:p>
          </table:table-cell>
          <table:table-cell table:style-name="ce132" table:formula="of:=[.$E$6]+360*[.U$8]/[.$C210]" office:value-type="float" office:value="391.425" calcext:value-type="float">
            <text:p>391</text:p>
          </table:table-cell>
          <table:table-cell table:style-name="ce132" table:formula="of:=[.$E$6]+360*[.V$8]/[.$C210]" office:value-type="float" office:value="393.45" calcext:value-type="float">
            <text:p>393</text:p>
          </table:table-cell>
          <table:table-cell table:style-name="ce132" table:formula="of:=[.$E$6]+360*[.W$8]/[.$C210]" office:value-type="float" office:value="395.475" calcext:value-type="float">
            <text:p>395</text:p>
          </table:table-cell>
          <table:table-cell table:style-name="ce132" table:formula="of:=[.$E$6]+360*[.X$8]/[.$C210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11]" office:value-type="float" office:value="8571.42857142857" calcext:value-type="float">
            <text:p>8571</text:p>
          </table:table-cell>
          <table:table-cell table:style-name="ce132" table:formula="of:=[.$E$6]+360*[.D$8]/[.$C211]" office:value-type="float" office:value="357" calcext:value-type="float">
            <text:p>357</text:p>
          </table:table-cell>
          <table:table-cell table:style-name="ce132" table:formula="of:=[.$E$6]+360*[.E$8]/[.$C211]" office:value-type="float" office:value="359.1" calcext:value-type="float">
            <text:p>359</text:p>
          </table:table-cell>
          <table:table-cell table:style-name="ce132" table:formula="of:=[.$E$6]+360*[.F$8]/[.$C211]" office:value-type="float" office:value="361.2" calcext:value-type="float">
            <text:p>361</text:p>
          </table:table-cell>
          <table:table-cell table:style-name="ce132" table:formula="of:=[.$E$6]+360*[.G$8]/[.$C211]" office:value-type="float" office:value="363.3" calcext:value-type="float">
            <text:p>363</text:p>
          </table:table-cell>
          <table:table-cell table:style-name="ce132" table:formula="of:=[.$E$6]+360*[.H$8]/[.$C211]" office:value-type="float" office:value="365.4" calcext:value-type="float">
            <text:p>365</text:p>
          </table:table-cell>
          <table:table-cell table:style-name="ce132" table:formula="of:=[.$E$6]+360*[.I$8]/[.$C211]" office:value-type="float" office:value="367.5" calcext:value-type="float">
            <text:p>368</text:p>
          </table:table-cell>
          <table:table-cell table:style-name="ce132" table:formula="of:=[.$E$6]+360*[.J$8]/[.$C211]" office:value-type="float" office:value="369.6" calcext:value-type="float">
            <text:p>370</text:p>
          </table:table-cell>
          <table:table-cell table:style-name="ce132" table:formula="of:=[.$E$6]+360*[.K$8]/[.$C211]" office:value-type="float" office:value="371.7" calcext:value-type="float">
            <text:p>372</text:p>
          </table:table-cell>
          <table:table-cell table:style-name="ce132" table:formula="of:=[.$E$6]+360*[.L$8]/[.$C211]" office:value-type="float" office:value="373.8" calcext:value-type="float">
            <text:p>374</text:p>
          </table:table-cell>
          <table:table-cell table:style-name="ce132" table:formula="of:=[.$E$6]+360*[.M$8]/[.$C211]" office:value-type="float" office:value="375.9" calcext:value-type="float">
            <text:p>376</text:p>
          </table:table-cell>
          <table:table-cell table:style-name="ce132" table:formula="of:=[.$E$6]+360*[.N$8]/[.$C211]" office:value-type="float" office:value="378" calcext:value-type="float">
            <text:p>378</text:p>
          </table:table-cell>
          <table:table-cell table:style-name="ce132" table:formula="of:=[.$E$6]+360*[.O$8]/[.$C211]" office:value-type="float" office:value="380.1" calcext:value-type="float">
            <text:p>380</text:p>
          </table:table-cell>
          <table:table-cell table:style-name="ce132" table:formula="of:=[.$E$6]+360*[.P$8]/[.$C211]" office:value-type="float" office:value="382.2" calcext:value-type="float">
            <text:p>382</text:p>
          </table:table-cell>
          <table:table-cell table:style-name="ce132" table:formula="of:=[.$E$6]+360*[.Q$8]/[.$C211]" office:value-type="float" office:value="384.3" calcext:value-type="float">
            <text:p>384</text:p>
          </table:table-cell>
          <table:table-cell table:style-name="ce132" table:formula="of:=[.$E$6]+360*[.R$8]/[.$C211]" office:value-type="float" office:value="386.4" calcext:value-type="float">
            <text:p>386</text:p>
          </table:table-cell>
          <table:table-cell table:style-name="ce132" table:formula="of:=[.$E$6]+360*[.S$8]/[.$C211]" office:value-type="float" office:value="388.5" calcext:value-type="float">
            <text:p>389</text:p>
          </table:table-cell>
          <table:table-cell table:style-name="ce132" table:formula="of:=[.$E$6]+360*[.T$8]/[.$C211]" office:value-type="float" office:value="390.6" calcext:value-type="float">
            <text:p>391</text:p>
          </table:table-cell>
          <table:table-cell table:style-name="ce132" table:formula="of:=[.$E$6]+360*[.U$8]/[.$C211]" office:value-type="float" office:value="392.7" calcext:value-type="float">
            <text:p>393</text:p>
          </table:table-cell>
          <table:table-cell table:style-name="ce132" table:formula="of:=[.$E$6]+360*[.V$8]/[.$C211]" office:value-type="float" office:value="394.8" calcext:value-type="float">
            <text:p>395</text:p>
          </table:table-cell>
          <table:table-cell table:style-name="ce132" table:formula="of:=[.$E$6]+360*[.W$8]/[.$C211]" office:value-type="float" office:value="396.9" calcext:value-type="float">
            <text:p>397</text:p>
          </table:table-cell>
          <table:table-cell table:style-name="ce132" table:formula="of:=[.$E$6]+360*[.X$8]/[.$C211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12]" office:value-type="float" office:value="8275.86206896552" calcext:value-type="float">
            <text:p>8276</text:p>
          </table:table-cell>
          <table:table-cell table:style-name="ce132" table:formula="of:=[.$E$6]+360*[.D$8]/[.$C212]" office:value-type="float" office:value="357" calcext:value-type="float">
            <text:p>357</text:p>
          </table:table-cell>
          <table:table-cell table:style-name="ce132" table:formula="of:=[.$E$6]+360*[.E$8]/[.$C212]" office:value-type="float" office:value="359.175" calcext:value-type="float">
            <text:p>359</text:p>
          </table:table-cell>
          <table:table-cell table:style-name="ce132" table:formula="of:=[.$E$6]+360*[.F$8]/[.$C212]" office:value-type="float" office:value="361.35" calcext:value-type="float">
            <text:p>361</text:p>
          </table:table-cell>
          <table:table-cell table:style-name="ce132" table:formula="of:=[.$E$6]+360*[.G$8]/[.$C212]" office:value-type="float" office:value="363.525" calcext:value-type="float">
            <text:p>364</text:p>
          </table:table-cell>
          <table:table-cell table:style-name="ce132" table:formula="of:=[.$E$6]+360*[.H$8]/[.$C212]" office:value-type="float" office:value="365.7" calcext:value-type="float">
            <text:p>366</text:p>
          </table:table-cell>
          <table:table-cell table:style-name="ce132" table:formula="of:=[.$E$6]+360*[.I$8]/[.$C212]" office:value-type="float" office:value="367.875" calcext:value-type="float">
            <text:p>368</text:p>
          </table:table-cell>
          <table:table-cell table:style-name="ce132" table:formula="of:=[.$E$6]+360*[.J$8]/[.$C212]" office:value-type="float" office:value="370.05" calcext:value-type="float">
            <text:p>370</text:p>
          </table:table-cell>
          <table:table-cell table:style-name="ce132" table:formula="of:=[.$E$6]+360*[.K$8]/[.$C212]" office:value-type="float" office:value="372.225" calcext:value-type="float">
            <text:p>372</text:p>
          </table:table-cell>
          <table:table-cell table:style-name="ce132" table:formula="of:=[.$E$6]+360*[.L$8]/[.$C212]" office:value-type="float" office:value="374.4" calcext:value-type="float">
            <text:p>374</text:p>
          </table:table-cell>
          <table:table-cell table:style-name="ce132" table:formula="of:=[.$E$6]+360*[.M$8]/[.$C212]" office:value-type="float" office:value="376.575" calcext:value-type="float">
            <text:p>377</text:p>
          </table:table-cell>
          <table:table-cell table:style-name="ce132" table:formula="of:=[.$E$6]+360*[.N$8]/[.$C212]" office:value-type="float" office:value="378.75" calcext:value-type="float">
            <text:p>379</text:p>
          </table:table-cell>
          <table:table-cell table:style-name="ce132" table:formula="of:=[.$E$6]+360*[.O$8]/[.$C212]" office:value-type="float" office:value="380.925" calcext:value-type="float">
            <text:p>381</text:p>
          </table:table-cell>
          <table:table-cell table:style-name="ce132" table:formula="of:=[.$E$6]+360*[.P$8]/[.$C212]" office:value-type="float" office:value="383.1" calcext:value-type="float">
            <text:p>383</text:p>
          </table:table-cell>
          <table:table-cell table:style-name="ce132" table:formula="of:=[.$E$6]+360*[.Q$8]/[.$C212]" office:value-type="float" office:value="385.275" calcext:value-type="float">
            <text:p>385</text:p>
          </table:table-cell>
          <table:table-cell table:style-name="ce132" table:formula="of:=[.$E$6]+360*[.R$8]/[.$C212]" office:value-type="float" office:value="387.45" calcext:value-type="float">
            <text:p>387</text:p>
          </table:table-cell>
          <table:table-cell table:style-name="ce132" table:formula="of:=[.$E$6]+360*[.S$8]/[.$C212]" office:value-type="float" office:value="389.625" calcext:value-type="float">
            <text:p>390</text:p>
          </table:table-cell>
          <table:table-cell table:style-name="ce132" table:formula="of:=[.$E$6]+360*[.T$8]/[.$C212]" office:value-type="float" office:value="391.8" calcext:value-type="float">
            <text:p>392</text:p>
          </table:table-cell>
          <table:table-cell table:style-name="ce132" table:formula="of:=[.$E$6]+360*[.U$8]/[.$C212]" office:value-type="float" office:value="393.975" calcext:value-type="float">
            <text:p>394</text:p>
          </table:table-cell>
          <table:table-cell table:style-name="ce132" table:formula="of:=[.$E$6]+360*[.V$8]/[.$C212]" office:value-type="float" office:value="396.15" calcext:value-type="float">
            <text:p>396</text:p>
          </table:table-cell>
          <table:table-cell table:style-name="ce132" table:formula="of:=[.$E$6]+360*[.W$8]/[.$C212]" office:value-type="float" office:value="398.325" calcext:value-type="float">
            <text:p>398</text:p>
          </table:table-cell>
          <table:table-cell table:style-name="ce132" table:formula="of:=[.$E$6]+360*[.X$8]/[.$C212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13]" office:value-type="float" office:value="8000" calcext:value-type="float">
            <text:p>8000</text:p>
          </table:table-cell>
          <table:table-cell table:style-name="ce132" table:formula="of:=[.$E$6]+360*[.D$8]/[.$C213]" office:value-type="float" office:value="357" calcext:value-type="float">
            <text:p>357</text:p>
          </table:table-cell>
          <table:table-cell table:style-name="ce132" table:formula="of:=[.$E$6]+360*[.E$8]/[.$C213]" office:value-type="float" office:value="359.25" calcext:value-type="float">
            <text:p>359</text:p>
          </table:table-cell>
          <table:table-cell table:style-name="ce132" table:formula="of:=[.$E$6]+360*[.F$8]/[.$C213]" office:value-type="float" office:value="361.5" calcext:value-type="float">
            <text:p>362</text:p>
          </table:table-cell>
          <table:table-cell table:style-name="ce132" table:formula="of:=[.$E$6]+360*[.G$8]/[.$C213]" office:value-type="float" office:value="363.75" calcext:value-type="float">
            <text:p>364</text:p>
          </table:table-cell>
          <table:table-cell table:style-name="ce132" table:formula="of:=[.$E$6]+360*[.H$8]/[.$C213]" office:value-type="float" office:value="366" calcext:value-type="float">
            <text:p>366</text:p>
          </table:table-cell>
          <table:table-cell table:style-name="ce132" table:formula="of:=[.$E$6]+360*[.I$8]/[.$C213]" office:value-type="float" office:value="368.25" calcext:value-type="float">
            <text:p>368</text:p>
          </table:table-cell>
          <table:table-cell table:style-name="ce132" table:formula="of:=[.$E$6]+360*[.J$8]/[.$C213]" office:value-type="float" office:value="370.5" calcext:value-type="float">
            <text:p>371</text:p>
          </table:table-cell>
          <table:table-cell table:style-name="ce132" table:formula="of:=[.$E$6]+360*[.K$8]/[.$C213]" office:value-type="float" office:value="372.75" calcext:value-type="float">
            <text:p>373</text:p>
          </table:table-cell>
          <table:table-cell table:style-name="ce132" table:formula="of:=[.$E$6]+360*[.L$8]/[.$C213]" office:value-type="float" office:value="375" calcext:value-type="float">
            <text:p>375</text:p>
          </table:table-cell>
          <table:table-cell table:style-name="ce132" table:formula="of:=[.$E$6]+360*[.M$8]/[.$C213]" office:value-type="float" office:value="377.25" calcext:value-type="float">
            <text:p>377</text:p>
          </table:table-cell>
          <table:table-cell table:style-name="ce132" table:formula="of:=[.$E$6]+360*[.N$8]/[.$C213]" office:value-type="float" office:value="379.5" calcext:value-type="float">
            <text:p>380</text:p>
          </table:table-cell>
          <table:table-cell table:style-name="ce132" table:formula="of:=[.$E$6]+360*[.O$8]/[.$C213]" office:value-type="float" office:value="381.75" calcext:value-type="float">
            <text:p>382</text:p>
          </table:table-cell>
          <table:table-cell table:style-name="ce132" table:formula="of:=[.$E$6]+360*[.P$8]/[.$C213]" office:value-type="float" office:value="384" calcext:value-type="float">
            <text:p>384</text:p>
          </table:table-cell>
          <table:table-cell table:style-name="ce132" table:formula="of:=[.$E$6]+360*[.Q$8]/[.$C213]" office:value-type="float" office:value="386.25" calcext:value-type="float">
            <text:p>386</text:p>
          </table:table-cell>
          <table:table-cell table:style-name="ce132" table:formula="of:=[.$E$6]+360*[.R$8]/[.$C213]" office:value-type="float" office:value="388.5" calcext:value-type="float">
            <text:p>389</text:p>
          </table:table-cell>
          <table:table-cell table:style-name="ce132" table:formula="of:=[.$E$6]+360*[.S$8]/[.$C213]" office:value-type="float" office:value="390.75" calcext:value-type="float">
            <text:p>391</text:p>
          </table:table-cell>
          <table:table-cell table:style-name="ce132" table:formula="of:=[.$E$6]+360*[.T$8]/[.$C213]" office:value-type="float" office:value="393" calcext:value-type="float">
            <text:p>393</text:p>
          </table:table-cell>
          <table:table-cell table:style-name="ce132" table:formula="of:=[.$E$6]+360*[.U$8]/[.$C213]" office:value-type="float" office:value="395.25" calcext:value-type="float">
            <text:p>395</text:p>
          </table:table-cell>
          <table:table-cell table:style-name="ce132" table:formula="of:=[.$E$6]+360*[.V$8]/[.$C213]" office:value-type="float" office:value="397.5" calcext:value-type="float">
            <text:p>398</text:p>
          </table:table-cell>
          <table:table-cell table:style-name="ce132" table:formula="of:=[.$E$6]+360*[.W$8]/[.$C213]" office:value-type="float" office:value="399.75" calcext:value-type="float">
            <text:p>400</text:p>
          </table:table-cell>
          <table:table-cell table:style-name="ce132" table:formula="of:=[.$E$6]+360*[.X$8]/[.$C213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14]" office:value-type="float" office:value="7741.93548387097" calcext:value-type="float">
            <text:p>7742</text:p>
          </table:table-cell>
          <table:table-cell table:style-name="ce132" table:formula="of:=[.$E$6]+360*[.D$8]/[.$C214]" office:value-type="float" office:value="357" calcext:value-type="float">
            <text:p>357</text:p>
          </table:table-cell>
          <table:table-cell table:style-name="ce132" table:formula="of:=[.$E$6]+360*[.E$8]/[.$C214]" office:value-type="float" office:value="359.325" calcext:value-type="float">
            <text:p>359</text:p>
          </table:table-cell>
          <table:table-cell table:style-name="ce132" table:formula="of:=[.$E$6]+360*[.F$8]/[.$C214]" office:value-type="float" office:value="361.65" calcext:value-type="float">
            <text:p>362</text:p>
          </table:table-cell>
          <table:table-cell table:style-name="ce132" table:formula="of:=[.$E$6]+360*[.G$8]/[.$C214]" office:value-type="float" office:value="363.975" calcext:value-type="float">
            <text:p>364</text:p>
          </table:table-cell>
          <table:table-cell table:style-name="ce132" table:formula="of:=[.$E$6]+360*[.H$8]/[.$C214]" office:value-type="float" office:value="366.3" calcext:value-type="float">
            <text:p>366</text:p>
          </table:table-cell>
          <table:table-cell table:style-name="ce132" table:formula="of:=[.$E$6]+360*[.I$8]/[.$C214]" office:value-type="float" office:value="368.625" calcext:value-type="float">
            <text:p>369</text:p>
          </table:table-cell>
          <table:table-cell table:style-name="ce132" table:formula="of:=[.$E$6]+360*[.J$8]/[.$C214]" office:value-type="float" office:value="370.95" calcext:value-type="float">
            <text:p>371</text:p>
          </table:table-cell>
          <table:table-cell table:style-name="ce132" table:formula="of:=[.$E$6]+360*[.K$8]/[.$C214]" office:value-type="float" office:value="373.275" calcext:value-type="float">
            <text:p>373</text:p>
          </table:table-cell>
          <table:table-cell table:style-name="ce132" table:formula="of:=[.$E$6]+360*[.L$8]/[.$C214]" office:value-type="float" office:value="375.6" calcext:value-type="float">
            <text:p>376</text:p>
          </table:table-cell>
          <table:table-cell table:style-name="ce132" table:formula="of:=[.$E$6]+360*[.M$8]/[.$C214]" office:value-type="float" office:value="377.925" calcext:value-type="float">
            <text:p>378</text:p>
          </table:table-cell>
          <table:table-cell table:style-name="ce132" table:formula="of:=[.$E$6]+360*[.N$8]/[.$C214]" office:value-type="float" office:value="380.25" calcext:value-type="float">
            <text:p>380</text:p>
          </table:table-cell>
          <table:table-cell table:style-name="ce132" table:formula="of:=[.$E$6]+360*[.O$8]/[.$C214]" office:value-type="float" office:value="382.575" calcext:value-type="float">
            <text:p>383</text:p>
          </table:table-cell>
          <table:table-cell table:style-name="ce132" table:formula="of:=[.$E$6]+360*[.P$8]/[.$C214]" office:value-type="float" office:value="384.9" calcext:value-type="float">
            <text:p>385</text:p>
          </table:table-cell>
          <table:table-cell table:style-name="ce132" table:formula="of:=[.$E$6]+360*[.Q$8]/[.$C214]" office:value-type="float" office:value="387.225" calcext:value-type="float">
            <text:p>387</text:p>
          </table:table-cell>
          <table:table-cell table:style-name="ce132" table:formula="of:=[.$E$6]+360*[.R$8]/[.$C214]" office:value-type="float" office:value="389.55" calcext:value-type="float">
            <text:p>390</text:p>
          </table:table-cell>
          <table:table-cell table:style-name="ce132" table:formula="of:=[.$E$6]+360*[.S$8]/[.$C214]" office:value-type="float" office:value="391.875" calcext:value-type="float">
            <text:p>392</text:p>
          </table:table-cell>
          <table:table-cell table:style-name="ce132" table:formula="of:=[.$E$6]+360*[.T$8]/[.$C214]" office:value-type="float" office:value="394.2" calcext:value-type="float">
            <text:p>394</text:p>
          </table:table-cell>
          <table:table-cell table:style-name="ce132" table:formula="of:=[.$E$6]+360*[.U$8]/[.$C214]" office:value-type="float" office:value="396.525" calcext:value-type="float">
            <text:p>397</text:p>
          </table:table-cell>
          <table:table-cell table:style-name="ce132" table:formula="of:=[.$E$6]+360*[.V$8]/[.$C214]" office:value-type="float" office:value="398.85" calcext:value-type="float">
            <text:p>399</text:p>
          </table:table-cell>
          <table:table-cell table:style-name="ce132" table:formula="of:=[.$E$6]+360*[.W$8]/[.$C214]" office:value-type="float" office:value="401.175" calcext:value-type="float">
            <text:p>401</text:p>
          </table:table-cell>
          <table:table-cell table:style-name="ce132" table:formula="of:=[.$E$6]+360*[.X$8]/[.$C214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15]" office:value-type="float" office:value="7500" calcext:value-type="float">
            <text:p>7500</text:p>
          </table:table-cell>
          <table:table-cell table:style-name="ce132" table:formula="of:=[.$E$6]+360*[.D$8]/[.$C215]" office:value-type="float" office:value="357" calcext:value-type="float">
            <text:p>357</text:p>
          </table:table-cell>
          <table:table-cell table:style-name="ce132" table:formula="of:=[.$E$6]+360*[.E$8]/[.$C215]" office:value-type="float" office:value="359.4" calcext:value-type="float">
            <text:p>359</text:p>
          </table:table-cell>
          <table:table-cell table:style-name="ce132" table:formula="of:=[.$E$6]+360*[.F$8]/[.$C215]" office:value-type="float" office:value="361.8" calcext:value-type="float">
            <text:p>362</text:p>
          </table:table-cell>
          <table:table-cell table:style-name="ce132" table:formula="of:=[.$E$6]+360*[.G$8]/[.$C215]" office:value-type="float" office:value="364.2" calcext:value-type="float">
            <text:p>364</text:p>
          </table:table-cell>
          <table:table-cell table:style-name="ce132" table:formula="of:=[.$E$6]+360*[.H$8]/[.$C215]" office:value-type="float" office:value="366.6" calcext:value-type="float">
            <text:p>367</text:p>
          </table:table-cell>
          <table:table-cell table:style-name="ce132" table:formula="of:=[.$E$6]+360*[.I$8]/[.$C215]" office:value-type="float" office:value="369" calcext:value-type="float">
            <text:p>369</text:p>
          </table:table-cell>
          <table:table-cell table:style-name="ce132" table:formula="of:=[.$E$6]+360*[.J$8]/[.$C215]" office:value-type="float" office:value="371.4" calcext:value-type="float">
            <text:p>371</text:p>
          </table:table-cell>
          <table:table-cell table:style-name="ce132" table:formula="of:=[.$E$6]+360*[.K$8]/[.$C215]" office:value-type="float" office:value="373.8" calcext:value-type="float">
            <text:p>374</text:p>
          </table:table-cell>
          <table:table-cell table:style-name="ce132" table:formula="of:=[.$E$6]+360*[.L$8]/[.$C215]" office:value-type="float" office:value="376.2" calcext:value-type="float">
            <text:p>376</text:p>
          </table:table-cell>
          <table:table-cell table:style-name="ce132" table:formula="of:=[.$E$6]+360*[.M$8]/[.$C215]" office:value-type="float" office:value="378.6" calcext:value-type="float">
            <text:p>379</text:p>
          </table:table-cell>
          <table:table-cell table:style-name="ce132" table:formula="of:=[.$E$6]+360*[.N$8]/[.$C215]" office:value-type="float" office:value="381" calcext:value-type="float">
            <text:p>381</text:p>
          </table:table-cell>
          <table:table-cell table:style-name="ce132" table:formula="of:=[.$E$6]+360*[.O$8]/[.$C215]" office:value-type="float" office:value="383.4" calcext:value-type="float">
            <text:p>383</text:p>
          </table:table-cell>
          <table:table-cell table:style-name="ce132" table:formula="of:=[.$E$6]+360*[.P$8]/[.$C215]" office:value-type="float" office:value="385.8" calcext:value-type="float">
            <text:p>386</text:p>
          </table:table-cell>
          <table:table-cell table:style-name="ce132" table:formula="of:=[.$E$6]+360*[.Q$8]/[.$C215]" office:value-type="float" office:value="388.2" calcext:value-type="float">
            <text:p>388</text:p>
          </table:table-cell>
          <table:table-cell table:style-name="ce132" table:formula="of:=[.$E$6]+360*[.R$8]/[.$C215]" office:value-type="float" office:value="390.6" calcext:value-type="float">
            <text:p>391</text:p>
          </table:table-cell>
          <table:table-cell table:style-name="ce132" table:formula="of:=[.$E$6]+360*[.S$8]/[.$C215]" office:value-type="float" office:value="393" calcext:value-type="float">
            <text:p>393</text:p>
          </table:table-cell>
          <table:table-cell table:style-name="ce132" table:formula="of:=[.$E$6]+360*[.T$8]/[.$C215]" office:value-type="float" office:value="395.4" calcext:value-type="float">
            <text:p>395</text:p>
          </table:table-cell>
          <table:table-cell table:style-name="ce132" table:formula="of:=[.$E$6]+360*[.U$8]/[.$C215]" office:value-type="float" office:value="397.8" calcext:value-type="float">
            <text:p>398</text:p>
          </table:table-cell>
          <table:table-cell table:style-name="ce132" table:formula="of:=[.$E$6]+360*[.V$8]/[.$C215]" office:value-type="float" office:value="400.2" calcext:value-type="float">
            <text:p>400</text:p>
          </table:table-cell>
          <table:table-cell table:style-name="ce132" table:formula="of:=[.$E$6]+360*[.W$8]/[.$C215]" office:value-type="float" office:value="402.6" calcext:value-type="float">
            <text:p>403</text:p>
          </table:table-cell>
          <table:table-cell table:style-name="ce132" table:formula="of:=[.$E$6]+360*[.X$8]/[.$C215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16]" office:value-type="float" office:value="7272.72727272727" calcext:value-type="float">
            <text:p>7273</text:p>
          </table:table-cell>
          <table:table-cell table:style-name="ce132" table:formula="of:=[.$E$6]+360*[.D$8]/[.$C216]" office:value-type="float" office:value="357" calcext:value-type="float">
            <text:p>357</text:p>
          </table:table-cell>
          <table:table-cell table:style-name="ce132" table:formula="of:=[.$E$6]+360*[.E$8]/[.$C216]" office:value-type="float" office:value="359.475" calcext:value-type="float">
            <text:p>359</text:p>
          </table:table-cell>
          <table:table-cell table:style-name="ce132" table:formula="of:=[.$E$6]+360*[.F$8]/[.$C216]" office:value-type="float" office:value="361.95" calcext:value-type="float">
            <text:p>362</text:p>
          </table:table-cell>
          <table:table-cell table:style-name="ce132" table:formula="of:=[.$E$6]+360*[.G$8]/[.$C216]" office:value-type="float" office:value="364.425" calcext:value-type="float">
            <text:p>364</text:p>
          </table:table-cell>
          <table:table-cell table:style-name="ce132" table:formula="of:=[.$E$6]+360*[.H$8]/[.$C216]" office:value-type="float" office:value="366.9" calcext:value-type="float">
            <text:p>367</text:p>
          </table:table-cell>
          <table:table-cell table:style-name="ce132" table:formula="of:=[.$E$6]+360*[.I$8]/[.$C216]" office:value-type="float" office:value="369.375" calcext:value-type="float">
            <text:p>369</text:p>
          </table:table-cell>
          <table:table-cell table:style-name="ce132" table:formula="of:=[.$E$6]+360*[.J$8]/[.$C216]" office:value-type="float" office:value="371.85" calcext:value-type="float">
            <text:p>372</text:p>
          </table:table-cell>
          <table:table-cell table:style-name="ce132" table:formula="of:=[.$E$6]+360*[.K$8]/[.$C216]" office:value-type="float" office:value="374.325" calcext:value-type="float">
            <text:p>374</text:p>
          </table:table-cell>
          <table:table-cell table:style-name="ce132" table:formula="of:=[.$E$6]+360*[.L$8]/[.$C216]" office:value-type="float" office:value="376.8" calcext:value-type="float">
            <text:p>377</text:p>
          </table:table-cell>
          <table:table-cell table:style-name="ce132" table:formula="of:=[.$E$6]+360*[.M$8]/[.$C216]" office:value-type="float" office:value="379.275" calcext:value-type="float">
            <text:p>379</text:p>
          </table:table-cell>
          <table:table-cell table:style-name="ce132" table:formula="of:=[.$E$6]+360*[.N$8]/[.$C216]" office:value-type="float" office:value="381.75" calcext:value-type="float">
            <text:p>382</text:p>
          </table:table-cell>
          <table:table-cell table:style-name="ce132" table:formula="of:=[.$E$6]+360*[.O$8]/[.$C216]" office:value-type="float" office:value="384.225" calcext:value-type="float">
            <text:p>384</text:p>
          </table:table-cell>
          <table:table-cell table:style-name="ce132" table:formula="of:=[.$E$6]+360*[.P$8]/[.$C216]" office:value-type="float" office:value="386.7" calcext:value-type="float">
            <text:p>387</text:p>
          </table:table-cell>
          <table:table-cell table:style-name="ce132" table:formula="of:=[.$E$6]+360*[.Q$8]/[.$C216]" office:value-type="float" office:value="389.175" calcext:value-type="float">
            <text:p>389</text:p>
          </table:table-cell>
          <table:table-cell table:style-name="ce132" table:formula="of:=[.$E$6]+360*[.R$8]/[.$C216]" office:value-type="float" office:value="391.65" calcext:value-type="float">
            <text:p>392</text:p>
          </table:table-cell>
          <table:table-cell table:style-name="ce132" table:formula="of:=[.$E$6]+360*[.S$8]/[.$C216]" office:value-type="float" office:value="394.125" calcext:value-type="float">
            <text:p>394</text:p>
          </table:table-cell>
          <table:table-cell table:style-name="ce132" table:formula="of:=[.$E$6]+360*[.T$8]/[.$C216]" office:value-type="float" office:value="396.6" calcext:value-type="float">
            <text:p>397</text:p>
          </table:table-cell>
          <table:table-cell table:style-name="ce132" table:formula="of:=[.$E$6]+360*[.U$8]/[.$C216]" office:value-type="float" office:value="399.075" calcext:value-type="float">
            <text:p>399</text:p>
          </table:table-cell>
          <table:table-cell table:style-name="ce132" table:formula="of:=[.$E$6]+360*[.V$8]/[.$C216]" office:value-type="float" office:value="401.55" calcext:value-type="float">
            <text:p>402</text:p>
          </table:table-cell>
          <table:table-cell table:style-name="ce132" table:formula="of:=[.$E$6]+360*[.W$8]/[.$C216]" office:value-type="float" office:value="404.025" calcext:value-type="float">
            <text:p>404</text:p>
          </table:table-cell>
          <table:table-cell table:style-name="ce132" table:formula="of:=[.$E$6]+360*[.X$8]/[.$C216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17]" office:value-type="float" office:value="7058.82352941176" calcext:value-type="float">
            <text:p>7059</text:p>
          </table:table-cell>
          <table:table-cell table:style-name="ce132" table:formula="of:=[.$E$6]+360*[.D$8]/[.$C217]" office:value-type="float" office:value="357" calcext:value-type="float">
            <text:p>357</text:p>
          </table:table-cell>
          <table:table-cell table:style-name="ce132" table:formula="of:=[.$E$6]+360*[.E$8]/[.$C217]" office:value-type="float" office:value="359.55" calcext:value-type="float">
            <text:p>360</text:p>
          </table:table-cell>
          <table:table-cell table:style-name="ce132" table:formula="of:=[.$E$6]+360*[.F$8]/[.$C217]" office:value-type="float" office:value="362.1" calcext:value-type="float">
            <text:p>362</text:p>
          </table:table-cell>
          <table:table-cell table:style-name="ce132" table:formula="of:=[.$E$6]+360*[.G$8]/[.$C217]" office:value-type="float" office:value="364.65" calcext:value-type="float">
            <text:p>365</text:p>
          </table:table-cell>
          <table:table-cell table:style-name="ce132" table:formula="of:=[.$E$6]+360*[.H$8]/[.$C217]" office:value-type="float" office:value="367.2" calcext:value-type="float">
            <text:p>367</text:p>
          </table:table-cell>
          <table:table-cell table:style-name="ce132" table:formula="of:=[.$E$6]+360*[.I$8]/[.$C217]" office:value-type="float" office:value="369.75" calcext:value-type="float">
            <text:p>370</text:p>
          </table:table-cell>
          <table:table-cell table:style-name="ce132" table:formula="of:=[.$E$6]+360*[.J$8]/[.$C217]" office:value-type="float" office:value="372.3" calcext:value-type="float">
            <text:p>372</text:p>
          </table:table-cell>
          <table:table-cell table:style-name="ce132" table:formula="of:=[.$E$6]+360*[.K$8]/[.$C217]" office:value-type="float" office:value="374.85" calcext:value-type="float">
            <text:p>375</text:p>
          </table:table-cell>
          <table:table-cell table:style-name="ce132" table:formula="of:=[.$E$6]+360*[.L$8]/[.$C217]" office:value-type="float" office:value="377.4" calcext:value-type="float">
            <text:p>377</text:p>
          </table:table-cell>
          <table:table-cell table:style-name="ce132" table:formula="of:=[.$E$6]+360*[.M$8]/[.$C217]" office:value-type="float" office:value="379.95" calcext:value-type="float">
            <text:p>380</text:p>
          </table:table-cell>
          <table:table-cell table:style-name="ce132" table:formula="of:=[.$E$6]+360*[.N$8]/[.$C217]" office:value-type="float" office:value="382.5" calcext:value-type="float">
            <text:p>383</text:p>
          </table:table-cell>
          <table:table-cell table:style-name="ce132" table:formula="of:=[.$E$6]+360*[.O$8]/[.$C217]" office:value-type="float" office:value="385.05" calcext:value-type="float">
            <text:p>385</text:p>
          </table:table-cell>
          <table:table-cell table:style-name="ce132" table:formula="of:=[.$E$6]+360*[.P$8]/[.$C217]" office:value-type="float" office:value="387.6" calcext:value-type="float">
            <text:p>388</text:p>
          </table:table-cell>
          <table:table-cell table:style-name="ce132" table:formula="of:=[.$E$6]+360*[.Q$8]/[.$C217]" office:value-type="float" office:value="390.15" calcext:value-type="float">
            <text:p>390</text:p>
          </table:table-cell>
          <table:table-cell table:style-name="ce132" table:formula="of:=[.$E$6]+360*[.R$8]/[.$C217]" office:value-type="float" office:value="392.7" calcext:value-type="float">
            <text:p>393</text:p>
          </table:table-cell>
          <table:table-cell table:style-name="ce132" table:formula="of:=[.$E$6]+360*[.S$8]/[.$C217]" office:value-type="float" office:value="395.25" calcext:value-type="float">
            <text:p>395</text:p>
          </table:table-cell>
          <table:table-cell table:style-name="ce132" table:formula="of:=[.$E$6]+360*[.T$8]/[.$C217]" office:value-type="float" office:value="397.8" calcext:value-type="float">
            <text:p>398</text:p>
          </table:table-cell>
          <table:table-cell table:style-name="ce132" table:formula="of:=[.$E$6]+360*[.U$8]/[.$C217]" office:value-type="float" office:value="400.35" calcext:value-type="float">
            <text:p>400</text:p>
          </table:table-cell>
          <table:table-cell table:style-name="ce132" table:formula="of:=[.$E$6]+360*[.V$8]/[.$C217]" office:value-type="float" office:value="402.9" calcext:value-type="float">
            <text:p>403</text:p>
          </table:table-cell>
          <table:table-cell table:style-name="ce132" table:formula="of:=[.$E$6]+360*[.W$8]/[.$C217]" office:value-type="float" office:value="405.45" calcext:value-type="float">
            <text:p>405</text:p>
          </table:table-cell>
          <table:table-cell table:style-name="ce132" table:formula="of:=[.$E$6]+360*[.X$8]/[.$C217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18]" office:value-type="float" office:value="6857.14285714286" calcext:value-type="float">
            <text:p>6857</text:p>
          </table:table-cell>
          <table:table-cell table:style-name="ce132" table:formula="of:=[.$E$6]+360*[.D$8]/[.$C218]" office:value-type="float" office:value="357" calcext:value-type="float">
            <text:p>357</text:p>
          </table:table-cell>
          <table:table-cell table:style-name="ce132" table:formula="of:=[.$E$6]+360*[.E$8]/[.$C218]" office:value-type="float" office:value="359.625" calcext:value-type="float">
            <text:p>360</text:p>
          </table:table-cell>
          <table:table-cell table:style-name="ce132" table:formula="of:=[.$E$6]+360*[.F$8]/[.$C218]" office:value-type="float" office:value="362.25" calcext:value-type="float">
            <text:p>362</text:p>
          </table:table-cell>
          <table:table-cell table:style-name="ce132" table:formula="of:=[.$E$6]+360*[.G$8]/[.$C218]" office:value-type="float" office:value="364.875" calcext:value-type="float">
            <text:p>365</text:p>
          </table:table-cell>
          <table:table-cell table:style-name="ce132" table:formula="of:=[.$E$6]+360*[.H$8]/[.$C218]" office:value-type="float" office:value="367.5" calcext:value-type="float">
            <text:p>368</text:p>
          </table:table-cell>
          <table:table-cell table:style-name="ce132" table:formula="of:=[.$E$6]+360*[.I$8]/[.$C218]" office:value-type="float" office:value="370.125" calcext:value-type="float">
            <text:p>370</text:p>
          </table:table-cell>
          <table:table-cell table:style-name="ce132" table:formula="of:=[.$E$6]+360*[.J$8]/[.$C218]" office:value-type="float" office:value="372.75" calcext:value-type="float">
            <text:p>373</text:p>
          </table:table-cell>
          <table:table-cell table:style-name="ce132" table:formula="of:=[.$E$6]+360*[.K$8]/[.$C218]" office:value-type="float" office:value="375.375" calcext:value-type="float">
            <text:p>375</text:p>
          </table:table-cell>
          <table:table-cell table:style-name="ce132" table:formula="of:=[.$E$6]+360*[.L$8]/[.$C218]" office:value-type="float" office:value="378" calcext:value-type="float">
            <text:p>378</text:p>
          </table:table-cell>
          <table:table-cell table:style-name="ce132" table:formula="of:=[.$E$6]+360*[.M$8]/[.$C218]" office:value-type="float" office:value="380.625" calcext:value-type="float">
            <text:p>381</text:p>
          </table:table-cell>
          <table:table-cell table:style-name="ce132" table:formula="of:=[.$E$6]+360*[.N$8]/[.$C218]" office:value-type="float" office:value="383.25" calcext:value-type="float">
            <text:p>383</text:p>
          </table:table-cell>
          <table:table-cell table:style-name="ce132" table:formula="of:=[.$E$6]+360*[.O$8]/[.$C218]" office:value-type="float" office:value="385.875" calcext:value-type="float">
            <text:p>386</text:p>
          </table:table-cell>
          <table:table-cell table:style-name="ce132" table:formula="of:=[.$E$6]+360*[.P$8]/[.$C218]" office:value-type="float" office:value="388.5" calcext:value-type="float">
            <text:p>389</text:p>
          </table:table-cell>
          <table:table-cell table:style-name="ce132" table:formula="of:=[.$E$6]+360*[.Q$8]/[.$C218]" office:value-type="float" office:value="391.125" calcext:value-type="float">
            <text:p>391</text:p>
          </table:table-cell>
          <table:table-cell table:style-name="ce132" table:formula="of:=[.$E$6]+360*[.R$8]/[.$C218]" office:value-type="float" office:value="393.75" calcext:value-type="float">
            <text:p>394</text:p>
          </table:table-cell>
          <table:table-cell table:style-name="ce132" table:formula="of:=[.$E$6]+360*[.S$8]/[.$C218]" office:value-type="float" office:value="396.375" calcext:value-type="float">
            <text:p>396</text:p>
          </table:table-cell>
          <table:table-cell table:style-name="ce132" table:formula="of:=[.$E$6]+360*[.T$8]/[.$C218]" office:value-type="float" office:value="399" calcext:value-type="float">
            <text:p>399</text:p>
          </table:table-cell>
          <table:table-cell table:style-name="ce132" table:formula="of:=[.$E$6]+360*[.U$8]/[.$C218]" office:value-type="float" office:value="401.625" calcext:value-type="float">
            <text:p>402</text:p>
          </table:table-cell>
          <table:table-cell table:style-name="ce132" table:formula="of:=[.$E$6]+360*[.V$8]/[.$C218]" office:value-type="float" office:value="404.25" calcext:value-type="float">
            <text:p>404</text:p>
          </table:table-cell>
          <table:table-cell table:style-name="ce132" table:formula="of:=[.$E$6]+360*[.W$8]/[.$C218]" office:value-type="float" office:value="406.875" calcext:value-type="float">
            <text:p>407</text:p>
          </table:table-cell>
          <table:table-cell table:style-name="ce132" table:formula="of:=[.$E$6]+360*[.X$8]/[.$C218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19]" office:value-type="float" office:value="6666.66666666667" calcext:value-type="float">
            <text:p>6667</text:p>
          </table:table-cell>
          <table:table-cell table:style-name="ce132" table:formula="of:=[.$E$6]+360*[.D$8]/[.$C219]" office:value-type="float" office:value="357" calcext:value-type="float">
            <text:p>357</text:p>
          </table:table-cell>
          <table:table-cell table:style-name="ce132" table:formula="of:=[.$E$6]+360*[.E$8]/[.$C219]" office:value-type="float" office:value="359.7" calcext:value-type="float">
            <text:p>360</text:p>
          </table:table-cell>
          <table:table-cell table:style-name="ce132" table:formula="of:=[.$E$6]+360*[.F$8]/[.$C219]" office:value-type="float" office:value="362.4" calcext:value-type="float">
            <text:p>362</text:p>
          </table:table-cell>
          <table:table-cell table:style-name="ce132" table:formula="of:=[.$E$6]+360*[.G$8]/[.$C219]" office:value-type="float" office:value="365.1" calcext:value-type="float">
            <text:p>365</text:p>
          </table:table-cell>
          <table:table-cell table:style-name="ce132" table:formula="of:=[.$E$6]+360*[.H$8]/[.$C219]" office:value-type="float" office:value="367.8" calcext:value-type="float">
            <text:p>368</text:p>
          </table:table-cell>
          <table:table-cell table:style-name="ce132" table:formula="of:=[.$E$6]+360*[.I$8]/[.$C219]" office:value-type="float" office:value="370.5" calcext:value-type="float">
            <text:p>371</text:p>
          </table:table-cell>
          <table:table-cell table:style-name="ce132" table:formula="of:=[.$E$6]+360*[.J$8]/[.$C219]" office:value-type="float" office:value="373.2" calcext:value-type="float">
            <text:p>373</text:p>
          </table:table-cell>
          <table:table-cell table:style-name="ce132" table:formula="of:=[.$E$6]+360*[.K$8]/[.$C219]" office:value-type="float" office:value="375.9" calcext:value-type="float">
            <text:p>376</text:p>
          </table:table-cell>
          <table:table-cell table:style-name="ce132" table:formula="of:=[.$E$6]+360*[.L$8]/[.$C219]" office:value-type="float" office:value="378.6" calcext:value-type="float">
            <text:p>379</text:p>
          </table:table-cell>
          <table:table-cell table:style-name="ce132" table:formula="of:=[.$E$6]+360*[.M$8]/[.$C219]" office:value-type="float" office:value="381.3" calcext:value-type="float">
            <text:p>381</text:p>
          </table:table-cell>
          <table:table-cell table:style-name="ce132" table:formula="of:=[.$E$6]+360*[.N$8]/[.$C219]" office:value-type="float" office:value="384" calcext:value-type="float">
            <text:p>384</text:p>
          </table:table-cell>
          <table:table-cell table:style-name="ce132" table:formula="of:=[.$E$6]+360*[.O$8]/[.$C219]" office:value-type="float" office:value="386.7" calcext:value-type="float">
            <text:p>387</text:p>
          </table:table-cell>
          <table:table-cell table:style-name="ce132" table:formula="of:=[.$E$6]+360*[.P$8]/[.$C219]" office:value-type="float" office:value="389.4" calcext:value-type="float">
            <text:p>389</text:p>
          </table:table-cell>
          <table:table-cell table:style-name="ce132" table:formula="of:=[.$E$6]+360*[.Q$8]/[.$C219]" office:value-type="float" office:value="392.1" calcext:value-type="float">
            <text:p>392</text:p>
          </table:table-cell>
          <table:table-cell table:style-name="ce132" table:formula="of:=[.$E$6]+360*[.R$8]/[.$C219]" office:value-type="float" office:value="394.8" calcext:value-type="float">
            <text:p>395</text:p>
          </table:table-cell>
          <table:table-cell table:style-name="ce132" table:formula="of:=[.$E$6]+360*[.S$8]/[.$C219]" office:value-type="float" office:value="397.5" calcext:value-type="float">
            <text:p>398</text:p>
          </table:table-cell>
          <table:table-cell table:style-name="ce132" table:formula="of:=[.$E$6]+360*[.T$8]/[.$C219]" office:value-type="float" office:value="400.2" calcext:value-type="float">
            <text:p>400</text:p>
          </table:table-cell>
          <table:table-cell table:style-name="ce132" table:formula="of:=[.$E$6]+360*[.U$8]/[.$C219]" office:value-type="float" office:value="402.9" calcext:value-type="float">
            <text:p>403</text:p>
          </table:table-cell>
          <table:table-cell table:style-name="ce132" table:formula="of:=[.$E$6]+360*[.V$8]/[.$C219]" office:value-type="float" office:value="405.6" calcext:value-type="float">
            <text:p>406</text:p>
          </table:table-cell>
          <table:table-cell table:style-name="ce132" table:formula="of:=[.$E$6]+360*[.W$8]/[.$C219]" office:value-type="float" office:value="408.3" calcext:value-type="float">
            <text:p>408</text:p>
          </table:table-cell>
          <table:table-cell table:style-name="ce132" table:formula="of:=[.$E$6]+360*[.X$8]/[.$C219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20]" office:value-type="float" office:value="6486.48648648649" calcext:value-type="float">
            <text:p>6486</text:p>
          </table:table-cell>
          <table:table-cell table:style-name="ce132" table:formula="of:=[.$E$6]+360*[.D$8]/[.$C220]" office:value-type="float" office:value="357" calcext:value-type="float">
            <text:p>357</text:p>
          </table:table-cell>
          <table:table-cell table:style-name="ce132" table:formula="of:=[.$E$6]+360*[.E$8]/[.$C220]" office:value-type="float" office:value="359.775" calcext:value-type="float">
            <text:p>360</text:p>
          </table:table-cell>
          <table:table-cell table:style-name="ce132" table:formula="of:=[.$E$6]+360*[.F$8]/[.$C220]" office:value-type="float" office:value="362.55" calcext:value-type="float">
            <text:p>363</text:p>
          </table:table-cell>
          <table:table-cell table:style-name="ce132" table:formula="of:=[.$E$6]+360*[.G$8]/[.$C220]" office:value-type="float" office:value="365.325" calcext:value-type="float">
            <text:p>365</text:p>
          </table:table-cell>
          <table:table-cell table:style-name="ce132" table:formula="of:=[.$E$6]+360*[.H$8]/[.$C220]" office:value-type="float" office:value="368.1" calcext:value-type="float">
            <text:p>368</text:p>
          </table:table-cell>
          <table:table-cell table:style-name="ce132" table:formula="of:=[.$E$6]+360*[.I$8]/[.$C220]" office:value-type="float" office:value="370.875" calcext:value-type="float">
            <text:p>371</text:p>
          </table:table-cell>
          <table:table-cell table:style-name="ce132" table:formula="of:=[.$E$6]+360*[.J$8]/[.$C220]" office:value-type="float" office:value="373.65" calcext:value-type="float">
            <text:p>374</text:p>
          </table:table-cell>
          <table:table-cell table:style-name="ce132" table:formula="of:=[.$E$6]+360*[.K$8]/[.$C220]" office:value-type="float" office:value="376.425" calcext:value-type="float">
            <text:p>376</text:p>
          </table:table-cell>
          <table:table-cell table:style-name="ce132" table:formula="of:=[.$E$6]+360*[.L$8]/[.$C220]" office:value-type="float" office:value="379.2" calcext:value-type="float">
            <text:p>379</text:p>
          </table:table-cell>
          <table:table-cell table:style-name="ce132" table:formula="of:=[.$E$6]+360*[.M$8]/[.$C220]" office:value-type="float" office:value="381.975" calcext:value-type="float">
            <text:p>382</text:p>
          </table:table-cell>
          <table:table-cell table:style-name="ce132" table:formula="of:=[.$E$6]+360*[.N$8]/[.$C220]" office:value-type="float" office:value="384.75" calcext:value-type="float">
            <text:p>385</text:p>
          </table:table-cell>
          <table:table-cell table:style-name="ce132" table:formula="of:=[.$E$6]+360*[.O$8]/[.$C220]" office:value-type="float" office:value="387.525" calcext:value-type="float">
            <text:p>388</text:p>
          </table:table-cell>
          <table:table-cell table:style-name="ce132" table:formula="of:=[.$E$6]+360*[.P$8]/[.$C220]" office:value-type="float" office:value="390.3" calcext:value-type="float">
            <text:p>390</text:p>
          </table:table-cell>
          <table:table-cell table:style-name="ce132" table:formula="of:=[.$E$6]+360*[.Q$8]/[.$C220]" office:value-type="float" office:value="393.075" calcext:value-type="float">
            <text:p>393</text:p>
          </table:table-cell>
          <table:table-cell table:style-name="ce132" table:formula="of:=[.$E$6]+360*[.R$8]/[.$C220]" office:value-type="float" office:value="395.85" calcext:value-type="float">
            <text:p>396</text:p>
          </table:table-cell>
          <table:table-cell table:style-name="ce132" table:formula="of:=[.$E$6]+360*[.S$8]/[.$C220]" office:value-type="float" office:value="398.625" calcext:value-type="float">
            <text:p>399</text:p>
          </table:table-cell>
          <table:table-cell table:style-name="ce132" table:formula="of:=[.$E$6]+360*[.T$8]/[.$C220]" office:value-type="float" office:value="401.4" calcext:value-type="float">
            <text:p>401</text:p>
          </table:table-cell>
          <table:table-cell table:style-name="ce132" table:formula="of:=[.$E$6]+360*[.U$8]/[.$C220]" office:value-type="float" office:value="404.175" calcext:value-type="float">
            <text:p>404</text:p>
          </table:table-cell>
          <table:table-cell table:style-name="ce132" table:formula="of:=[.$E$6]+360*[.V$8]/[.$C220]" office:value-type="float" office:value="406.95" calcext:value-type="float">
            <text:p>407</text:p>
          </table:table-cell>
          <table:table-cell table:style-name="ce132" table:formula="of:=[.$E$6]+360*[.W$8]/[.$C220]" office:value-type="float" office:value="409.725" calcext:value-type="float">
            <text:p>410</text:p>
          </table:table-cell>
          <table:table-cell table:style-name="ce132" table:formula="of:=[.$E$6]+360*[.X$8]/[.$C220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21]" office:value-type="float" office:value="6315.78947368421" calcext:value-type="float">
            <text:p>6316</text:p>
          </table:table-cell>
          <table:table-cell table:style-name="ce132" table:formula="of:=[.$E$6]+360*[.D$8]/[.$C221]" office:value-type="float" office:value="357" calcext:value-type="float">
            <text:p>357</text:p>
          </table:table-cell>
          <table:table-cell table:style-name="ce132" table:formula="of:=[.$E$6]+360*[.E$8]/[.$C221]" office:value-type="float" office:value="359.85" calcext:value-type="float">
            <text:p>360</text:p>
          </table:table-cell>
          <table:table-cell table:style-name="ce132" table:formula="of:=[.$E$6]+360*[.F$8]/[.$C221]" office:value-type="float" office:value="362.7" calcext:value-type="float">
            <text:p>363</text:p>
          </table:table-cell>
          <table:table-cell table:style-name="ce132" table:formula="of:=[.$E$6]+360*[.G$8]/[.$C221]" office:value-type="float" office:value="365.55" calcext:value-type="float">
            <text:p>366</text:p>
          </table:table-cell>
          <table:table-cell table:style-name="ce132" table:formula="of:=[.$E$6]+360*[.H$8]/[.$C221]" office:value-type="float" office:value="368.4" calcext:value-type="float">
            <text:p>368</text:p>
          </table:table-cell>
          <table:table-cell table:style-name="ce132" table:formula="of:=[.$E$6]+360*[.I$8]/[.$C221]" office:value-type="float" office:value="371.25" calcext:value-type="float">
            <text:p>371</text:p>
          </table:table-cell>
          <table:table-cell table:style-name="ce132" table:formula="of:=[.$E$6]+360*[.J$8]/[.$C221]" office:value-type="float" office:value="374.1" calcext:value-type="float">
            <text:p>374</text:p>
          </table:table-cell>
          <table:table-cell table:style-name="ce132" table:formula="of:=[.$E$6]+360*[.K$8]/[.$C221]" office:value-type="float" office:value="376.95" calcext:value-type="float">
            <text:p>377</text:p>
          </table:table-cell>
          <table:table-cell table:style-name="ce132" table:formula="of:=[.$E$6]+360*[.L$8]/[.$C221]" office:value-type="float" office:value="379.8" calcext:value-type="float">
            <text:p>380</text:p>
          </table:table-cell>
          <table:table-cell table:style-name="ce132" table:formula="of:=[.$E$6]+360*[.M$8]/[.$C221]" office:value-type="float" office:value="382.65" calcext:value-type="float">
            <text:p>383</text:p>
          </table:table-cell>
          <table:table-cell table:style-name="ce132" table:formula="of:=[.$E$6]+360*[.N$8]/[.$C221]" office:value-type="float" office:value="385.5" calcext:value-type="float">
            <text:p>386</text:p>
          </table:table-cell>
          <table:table-cell table:style-name="ce132" table:formula="of:=[.$E$6]+360*[.O$8]/[.$C221]" office:value-type="float" office:value="388.35" calcext:value-type="float">
            <text:p>388</text:p>
          </table:table-cell>
          <table:table-cell table:style-name="ce132" table:formula="of:=[.$E$6]+360*[.P$8]/[.$C221]" office:value-type="float" office:value="391.2" calcext:value-type="float">
            <text:p>391</text:p>
          </table:table-cell>
          <table:table-cell table:style-name="ce132" table:formula="of:=[.$E$6]+360*[.Q$8]/[.$C221]" office:value-type="float" office:value="394.05" calcext:value-type="float">
            <text:p>394</text:p>
          </table:table-cell>
          <table:table-cell table:style-name="ce132" table:formula="of:=[.$E$6]+360*[.R$8]/[.$C221]" office:value-type="float" office:value="396.9" calcext:value-type="float">
            <text:p>397</text:p>
          </table:table-cell>
          <table:table-cell table:style-name="ce132" table:formula="of:=[.$E$6]+360*[.S$8]/[.$C221]" office:value-type="float" office:value="399.75" calcext:value-type="float">
            <text:p>400</text:p>
          </table:table-cell>
          <table:table-cell table:style-name="ce132" table:formula="of:=[.$E$6]+360*[.T$8]/[.$C221]" office:value-type="float" office:value="402.6" calcext:value-type="float">
            <text:p>403</text:p>
          </table:table-cell>
          <table:table-cell table:style-name="ce132" table:formula="of:=[.$E$6]+360*[.U$8]/[.$C221]" office:value-type="float" office:value="405.45" calcext:value-type="float">
            <text:p>405</text:p>
          </table:table-cell>
          <table:table-cell table:style-name="ce132" table:formula="of:=[.$E$6]+360*[.V$8]/[.$C221]" office:value-type="float" office:value="408.3" calcext:value-type="float">
            <text:p>408</text:p>
          </table:table-cell>
          <table:table-cell table:style-name="ce132" table:formula="of:=[.$E$6]+360*[.W$8]/[.$C221]" office:value-type="float" office:value="411.15" calcext:value-type="float">
            <text:p>411</text:p>
          </table:table-cell>
          <table:table-cell table:style-name="ce132" table:formula="of:=[.$E$6]+360*[.X$8]/[.$C221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22]" office:value-type="float" office:value="6153.84615384615" calcext:value-type="float">
            <text:p>6154</text:p>
          </table:table-cell>
          <table:table-cell table:style-name="ce132" table:formula="of:=[.$E$6]+360*[.D$8]/[.$C222]" office:value-type="float" office:value="357" calcext:value-type="float">
            <text:p>357</text:p>
          </table:table-cell>
          <table:table-cell table:style-name="ce132" table:formula="of:=[.$E$6]+360*[.E$8]/[.$C222]" office:value-type="float" office:value="359.925" calcext:value-type="float">
            <text:p>360</text:p>
          </table:table-cell>
          <table:table-cell table:style-name="ce132" table:formula="of:=[.$E$6]+360*[.F$8]/[.$C222]" office:value-type="float" office:value="362.85" calcext:value-type="float">
            <text:p>363</text:p>
          </table:table-cell>
          <table:table-cell table:style-name="ce132" table:formula="of:=[.$E$6]+360*[.G$8]/[.$C222]" office:value-type="float" office:value="365.775" calcext:value-type="float">
            <text:p>366</text:p>
          </table:table-cell>
          <table:table-cell table:style-name="ce132" table:formula="of:=[.$E$6]+360*[.H$8]/[.$C222]" office:value-type="float" office:value="368.7" calcext:value-type="float">
            <text:p>369</text:p>
          </table:table-cell>
          <table:table-cell table:style-name="ce132" table:formula="of:=[.$E$6]+360*[.I$8]/[.$C222]" office:value-type="float" office:value="371.625" calcext:value-type="float">
            <text:p>372</text:p>
          </table:table-cell>
          <table:table-cell table:style-name="ce132" table:formula="of:=[.$E$6]+360*[.J$8]/[.$C222]" office:value-type="float" office:value="374.55" calcext:value-type="float">
            <text:p>375</text:p>
          </table:table-cell>
          <table:table-cell table:style-name="ce132" table:formula="of:=[.$E$6]+360*[.K$8]/[.$C222]" office:value-type="float" office:value="377.475" calcext:value-type="float">
            <text:p>377</text:p>
          </table:table-cell>
          <table:table-cell table:style-name="ce132" table:formula="of:=[.$E$6]+360*[.L$8]/[.$C222]" office:value-type="float" office:value="380.4" calcext:value-type="float">
            <text:p>380</text:p>
          </table:table-cell>
          <table:table-cell table:style-name="ce132" table:formula="of:=[.$E$6]+360*[.M$8]/[.$C222]" office:value-type="float" office:value="383.325" calcext:value-type="float">
            <text:p>383</text:p>
          </table:table-cell>
          <table:table-cell table:style-name="ce132" table:formula="of:=[.$E$6]+360*[.N$8]/[.$C222]" office:value-type="float" office:value="386.25" calcext:value-type="float">
            <text:p>386</text:p>
          </table:table-cell>
          <table:table-cell table:style-name="ce132" table:formula="of:=[.$E$6]+360*[.O$8]/[.$C222]" office:value-type="float" office:value="389.175" calcext:value-type="float">
            <text:p>389</text:p>
          </table:table-cell>
          <table:table-cell table:style-name="ce132" table:formula="of:=[.$E$6]+360*[.P$8]/[.$C222]" office:value-type="float" office:value="392.1" calcext:value-type="float">
            <text:p>392</text:p>
          </table:table-cell>
          <table:table-cell table:style-name="ce132" table:formula="of:=[.$E$6]+360*[.Q$8]/[.$C222]" office:value-type="float" office:value="395.025" calcext:value-type="float">
            <text:p>395</text:p>
          </table:table-cell>
          <table:table-cell table:style-name="ce132" table:formula="of:=[.$E$6]+360*[.R$8]/[.$C222]" office:value-type="float" office:value="397.95" calcext:value-type="float">
            <text:p>398</text:p>
          </table:table-cell>
          <table:table-cell table:style-name="ce132" table:formula="of:=[.$E$6]+360*[.S$8]/[.$C222]" office:value-type="float" office:value="400.875" calcext:value-type="float">
            <text:p>401</text:p>
          </table:table-cell>
          <table:table-cell table:style-name="ce132" table:formula="of:=[.$E$6]+360*[.T$8]/[.$C222]" office:value-type="float" office:value="403.8" calcext:value-type="float">
            <text:p>404</text:p>
          </table:table-cell>
          <table:table-cell table:style-name="ce132" table:formula="of:=[.$E$6]+360*[.U$8]/[.$C222]" office:value-type="float" office:value="406.725" calcext:value-type="float">
            <text:p>407</text:p>
          </table:table-cell>
          <table:table-cell table:style-name="ce132" table:formula="of:=[.$E$6]+360*[.V$8]/[.$C222]" office:value-type="float" office:value="409.65" calcext:value-type="float">
            <text:p>410</text:p>
          </table:table-cell>
          <table:table-cell table:style-name="ce132" table:formula="of:=[.$E$6]+360*[.W$8]/[.$C222]" office:value-type="float" office:value="412.575" calcext:value-type="float">
            <text:p>413</text:p>
          </table:table-cell>
          <table:table-cell table:style-name="ce132" table:formula="of:=[.$E$6]+360*[.X$8]/[.$C222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23]" office:value-type="float" office:value="6000" calcext:value-type="float">
            <text:p>6000</text:p>
          </table:table-cell>
          <table:table-cell table:style-name="ce132" table:formula="of:=[.$E$6]+360*[.D$8]/[.$C223]" office:value-type="float" office:value="357" calcext:value-type="float">
            <text:p>357</text:p>
          </table:table-cell>
          <table:table-cell table:style-name="ce132" table:formula="of:=[.$E$6]+360*[.E$8]/[.$C223]" office:value-type="float" office:value="360" calcext:value-type="float">
            <text:p>360</text:p>
          </table:table-cell>
          <table:table-cell table:style-name="ce132" table:formula="of:=[.$E$6]+360*[.F$8]/[.$C223]" office:value-type="float" office:value="363" calcext:value-type="float">
            <text:p>363</text:p>
          </table:table-cell>
          <table:table-cell table:style-name="ce132" table:formula="of:=[.$E$6]+360*[.G$8]/[.$C223]" office:value-type="float" office:value="366" calcext:value-type="float">
            <text:p>366</text:p>
          </table:table-cell>
          <table:table-cell table:style-name="ce132" table:formula="of:=[.$E$6]+360*[.H$8]/[.$C223]" office:value-type="float" office:value="369" calcext:value-type="float">
            <text:p>369</text:p>
          </table:table-cell>
          <table:table-cell table:style-name="ce132" table:formula="of:=[.$E$6]+360*[.I$8]/[.$C223]" office:value-type="float" office:value="372" calcext:value-type="float">
            <text:p>372</text:p>
          </table:table-cell>
          <table:table-cell table:style-name="ce132" table:formula="of:=[.$E$6]+360*[.J$8]/[.$C223]" office:value-type="float" office:value="375" calcext:value-type="float">
            <text:p>375</text:p>
          </table:table-cell>
          <table:table-cell table:style-name="ce132" table:formula="of:=[.$E$6]+360*[.K$8]/[.$C223]" office:value-type="float" office:value="378" calcext:value-type="float">
            <text:p>378</text:p>
          </table:table-cell>
          <table:table-cell table:style-name="ce132" table:formula="of:=[.$E$6]+360*[.L$8]/[.$C223]" office:value-type="float" office:value="381" calcext:value-type="float">
            <text:p>381</text:p>
          </table:table-cell>
          <table:table-cell table:style-name="ce132" table:formula="of:=[.$E$6]+360*[.M$8]/[.$C223]" office:value-type="float" office:value="384" calcext:value-type="float">
            <text:p>384</text:p>
          </table:table-cell>
          <table:table-cell table:style-name="ce132" table:formula="of:=[.$E$6]+360*[.N$8]/[.$C223]" office:value-type="float" office:value="387" calcext:value-type="float">
            <text:p>387</text:p>
          </table:table-cell>
          <table:table-cell table:style-name="ce132" table:formula="of:=[.$E$6]+360*[.O$8]/[.$C223]" office:value-type="float" office:value="390" calcext:value-type="float">
            <text:p>390</text:p>
          </table:table-cell>
          <table:table-cell table:style-name="ce132" table:formula="of:=[.$E$6]+360*[.P$8]/[.$C223]" office:value-type="float" office:value="393" calcext:value-type="float">
            <text:p>393</text:p>
          </table:table-cell>
          <table:table-cell table:style-name="ce132" table:formula="of:=[.$E$6]+360*[.Q$8]/[.$C223]" office:value-type="float" office:value="396" calcext:value-type="float">
            <text:p>396</text:p>
          </table:table-cell>
          <table:table-cell table:style-name="ce132" table:formula="of:=[.$E$6]+360*[.R$8]/[.$C223]" office:value-type="float" office:value="399" calcext:value-type="float">
            <text:p>399</text:p>
          </table:table-cell>
          <table:table-cell table:style-name="ce132" table:formula="of:=[.$E$6]+360*[.S$8]/[.$C223]" office:value-type="float" office:value="402" calcext:value-type="float">
            <text:p>402</text:p>
          </table:table-cell>
          <table:table-cell table:style-name="ce132" table:formula="of:=[.$E$6]+360*[.T$8]/[.$C223]" office:value-type="float" office:value="405" calcext:value-type="float">
            <text:p>405</text:p>
          </table:table-cell>
          <table:table-cell table:style-name="ce132" table:formula="of:=[.$E$6]+360*[.U$8]/[.$C223]" office:value-type="float" office:value="408" calcext:value-type="float">
            <text:p>408</text:p>
          </table:table-cell>
          <table:table-cell table:style-name="ce132" table:formula="of:=[.$E$6]+360*[.V$8]/[.$C223]" office:value-type="float" office:value="411" calcext:value-type="float">
            <text:p>411</text:p>
          </table:table-cell>
          <table:table-cell table:style-name="ce132" table:formula="of:=[.$E$6]+360*[.W$8]/[.$C223]" office:value-type="float" office:value="414" calcext:value-type="float">
            <text:p>414</text:p>
          </table:table-cell>
          <table:table-cell table:style-name="ce132" table:formula="of:=[.$E$6]+360*[.X$8]/[.$C223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C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29]" office:value-type="float" office:value="120000" calcext:value-type="float">
            <text:p>120000</text:p>
          </table:table-cell>
          <table:table-cell table:style-name="ce133" table:formula="of:=[.$E$6]+360*[.D$8]/[.$C229]" office:value-type="float" office:value="357" calcext:value-type="float">
            <text:p>357</text:p>
          </table:table-cell>
          <table:table-cell table:style-name="ce133" table:formula="of:=[.$E$6]+360*[.E$8]/[.$C229]" office:value-type="float" office:value="357.15" calcext:value-type="float">
            <text:p>357</text:p>
          </table:table-cell>
          <table:table-cell table:style-name="ce133" table:formula="of:=[.$E$6]+360*[.F$8]/[.$C229]" office:value-type="float" office:value="357.3" calcext:value-type="float">
            <text:p>357</text:p>
          </table:table-cell>
          <table:table-cell table:style-name="ce133" table:formula="of:=[.$E$6]+360*[.G$8]/[.$C229]" office:value-type="float" office:value="357.45" calcext:value-type="float">
            <text:p>357</text:p>
          </table:table-cell>
          <table:table-cell table:style-name="ce133" table:formula="of:=[.$E$6]+360*[.H$8]/[.$C229]" office:value-type="float" office:value="357.6" calcext:value-type="float">
            <text:p>358</text:p>
          </table:table-cell>
          <table:table-cell table:style-name="ce133" table:formula="of:=[.$E$6]+360*[.I$8]/[.$C229]" office:value-type="float" office:value="357.75" calcext:value-type="float">
            <text:p>358</text:p>
          </table:table-cell>
          <table:table-cell table:style-name="ce133" table:formula="of:=[.$E$6]+360*[.J$8]/[.$C229]" office:value-type="float" office:value="357.9" calcext:value-type="float">
            <text:p>358</text:p>
          </table:table-cell>
          <table:table-cell table:style-name="ce133" table:formula="of:=[.$E$6]+360*[.K$8]/[.$C229]" office:value-type="float" office:value="358.05" calcext:value-type="float">
            <text:p>358</text:p>
          </table:table-cell>
          <table:table-cell table:style-name="ce133" table:formula="of:=[.$E$6]+360*[.L$8]/[.$C229]" office:value-type="float" office:value="358.2" calcext:value-type="float">
            <text:p>358</text:p>
          </table:table-cell>
          <table:table-cell table:style-name="ce133" table:formula="of:=[.$E$6]+360*[.M$8]/[.$C229]" office:value-type="float" office:value="358.35" calcext:value-type="float">
            <text:p>358</text:p>
          </table:table-cell>
          <table:table-cell table:style-name="ce133" table:formula="of:=[.$E$6]+360*[.N$8]/[.$C229]" office:value-type="float" office:value="358.5" calcext:value-type="float">
            <text:p>359</text:p>
          </table:table-cell>
          <table:table-cell table:style-name="ce133" table:formula="of:=[.$E$6]+360*[.O$8]/[.$C229]" office:value-type="float" office:value="358.65" calcext:value-type="float">
            <text:p>359</text:p>
          </table:table-cell>
          <table:table-cell table:style-name="ce133" table:formula="of:=[.$E$6]+360*[.P$8]/[.$C229]" office:value-type="float" office:value="358.8" calcext:value-type="float">
            <text:p>359</text:p>
          </table:table-cell>
          <table:table-cell table:style-name="ce133" table:formula="of:=[.$E$6]+360*[.Q$8]/[.$C229]" office:value-type="float" office:value="358.95" calcext:value-type="float">
            <text:p>359</text:p>
          </table:table-cell>
          <table:table-cell table:style-name="ce133" table:formula="of:=[.$E$6]+360*[.R$8]/[.$C229]" office:value-type="float" office:value="359.1" calcext:value-type="float">
            <text:p>359</text:p>
          </table:table-cell>
          <table:table-cell table:style-name="ce133" table:formula="of:=[.$E$6]+360*[.S$8]/[.$C229]" office:value-type="float" office:value="359.25" calcext:value-type="float">
            <text:p>359</text:p>
          </table:table-cell>
          <table:table-cell table:style-name="ce133" table:formula="of:=[.$E$6]+360*[.T$8]/[.$C229]" office:value-type="float" office:value="359.4" calcext:value-type="float">
            <text:p>359</text:p>
          </table:table-cell>
          <table:table-cell table:style-name="ce133" table:formula="of:=[.$E$6]+360*[.U$8]/[.$C229]" office:value-type="float" office:value="359.55" calcext:value-type="float">
            <text:p>360</text:p>
          </table:table-cell>
          <table:table-cell table:style-name="ce133" table:formula="of:=[.$E$6]+360*[.V$8]/[.$C229]" office:value-type="float" office:value="359.7" calcext:value-type="float">
            <text:p>360</text:p>
          </table:table-cell>
          <table:table-cell table:style-name="ce133" table:formula="of:=[.$E$6]+360*[.W$8]/[.$C229]" office:value-type="float" office:value="359.85" calcext:value-type="float">
            <text:p>360</text:p>
          </table:table-cell>
          <table:table-cell table:style-name="ce133" table:formula="of:=[.$E$6]+360*[.X$8]/[.$C229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30]" office:value-type="float" office:value="80000" calcext:value-type="float">
            <text:p>80000</text:p>
          </table:table-cell>
          <table:table-cell table:style-name="ce133" table:formula="of:=[.$E$6]+360*[.D$8]/[.$C230]" office:value-type="float" office:value="357" calcext:value-type="float">
            <text:p>357</text:p>
          </table:table-cell>
          <table:table-cell table:style-name="ce133" table:formula="of:=[.$E$6]+360*[.E$8]/[.$C230]" office:value-type="float" office:value="357.225" calcext:value-type="float">
            <text:p>357</text:p>
          </table:table-cell>
          <table:table-cell table:style-name="ce133" table:formula="of:=[.$E$6]+360*[.F$8]/[.$C230]" office:value-type="float" office:value="357.45" calcext:value-type="float">
            <text:p>357</text:p>
          </table:table-cell>
          <table:table-cell table:style-name="ce133" table:formula="of:=[.$E$6]+360*[.G$8]/[.$C230]" office:value-type="float" office:value="357.675" calcext:value-type="float">
            <text:p>358</text:p>
          </table:table-cell>
          <table:table-cell table:style-name="ce133" table:formula="of:=[.$E$6]+360*[.H$8]/[.$C230]" office:value-type="float" office:value="357.9" calcext:value-type="float">
            <text:p>358</text:p>
          </table:table-cell>
          <table:table-cell table:style-name="ce133" table:formula="of:=[.$E$6]+360*[.I$8]/[.$C230]" office:value-type="float" office:value="358.125" calcext:value-type="float">
            <text:p>358</text:p>
          </table:table-cell>
          <table:table-cell table:style-name="ce133" table:formula="of:=[.$E$6]+360*[.J$8]/[.$C230]" office:value-type="float" office:value="358.35" calcext:value-type="float">
            <text:p>358</text:p>
          </table:table-cell>
          <table:table-cell table:style-name="ce133" table:formula="of:=[.$E$6]+360*[.K$8]/[.$C230]" office:value-type="float" office:value="358.575" calcext:value-type="float">
            <text:p>359</text:p>
          </table:table-cell>
          <table:table-cell table:style-name="ce133" table:formula="of:=[.$E$6]+360*[.L$8]/[.$C230]" office:value-type="float" office:value="358.8" calcext:value-type="float">
            <text:p>359</text:p>
          </table:table-cell>
          <table:table-cell table:style-name="ce133" table:formula="of:=[.$E$6]+360*[.M$8]/[.$C230]" office:value-type="float" office:value="359.025" calcext:value-type="float">
            <text:p>359</text:p>
          </table:table-cell>
          <table:table-cell table:style-name="ce133" table:formula="of:=[.$E$6]+360*[.N$8]/[.$C230]" office:value-type="float" office:value="359.25" calcext:value-type="float">
            <text:p>359</text:p>
          </table:table-cell>
          <table:table-cell table:style-name="ce133" table:formula="of:=[.$E$6]+360*[.O$8]/[.$C230]" office:value-type="float" office:value="359.475" calcext:value-type="float">
            <text:p>359</text:p>
          </table:table-cell>
          <table:table-cell table:style-name="ce133" table:formula="of:=[.$E$6]+360*[.P$8]/[.$C230]" office:value-type="float" office:value="359.7" calcext:value-type="float">
            <text:p>360</text:p>
          </table:table-cell>
          <table:table-cell table:style-name="ce133" table:formula="of:=[.$E$6]+360*[.Q$8]/[.$C230]" office:value-type="float" office:value="359.925" calcext:value-type="float">
            <text:p>360</text:p>
          </table:table-cell>
          <table:table-cell table:style-name="ce133" table:formula="of:=[.$E$6]+360*[.R$8]/[.$C230]" office:value-type="float" office:value="360.15" calcext:value-type="float">
            <text:p>360</text:p>
          </table:table-cell>
          <table:table-cell table:style-name="ce133" table:formula="of:=[.$E$6]+360*[.S$8]/[.$C230]" office:value-type="float" office:value="360.375" calcext:value-type="float">
            <text:p>360</text:p>
          </table:table-cell>
          <table:table-cell table:style-name="ce133" table:formula="of:=[.$E$6]+360*[.T$8]/[.$C230]" office:value-type="float" office:value="360.6" calcext:value-type="float">
            <text:p>361</text:p>
          </table:table-cell>
          <table:table-cell table:style-name="ce133" table:formula="of:=[.$E$6]+360*[.U$8]/[.$C230]" office:value-type="float" office:value="360.825" calcext:value-type="float">
            <text:p>361</text:p>
          </table:table-cell>
          <table:table-cell table:style-name="ce133" table:formula="of:=[.$E$6]+360*[.V$8]/[.$C230]" office:value-type="float" office:value="361.05" calcext:value-type="float">
            <text:p>361</text:p>
          </table:table-cell>
          <table:table-cell table:style-name="ce133" table:formula="of:=[.$E$6]+360*[.W$8]/[.$C230]" office:value-type="float" office:value="361.275" calcext:value-type="float">
            <text:p>361</text:p>
          </table:table-cell>
          <table:table-cell table:style-name="ce133" table:formula="of:=[.$E$6]+360*[.X$8]/[.$C230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31]" office:value-type="float" office:value="60000" calcext:value-type="float">
            <text:p>60000</text:p>
          </table:table-cell>
          <table:table-cell table:style-name="ce133" table:formula="of:=[.$E$6]+360*[.D$8]/[.$C231]" office:value-type="float" office:value="357" calcext:value-type="float">
            <text:p>357</text:p>
          </table:table-cell>
          <table:table-cell table:style-name="ce133" table:formula="of:=[.$E$6]+360*[.E$8]/[.$C231]" office:value-type="float" office:value="357.3" calcext:value-type="float">
            <text:p>357</text:p>
          </table:table-cell>
          <table:table-cell table:style-name="ce133" table:formula="of:=[.$E$6]+360*[.F$8]/[.$C231]" office:value-type="float" office:value="357.6" calcext:value-type="float">
            <text:p>358</text:p>
          </table:table-cell>
          <table:table-cell table:style-name="ce133" table:formula="of:=[.$E$6]+360*[.G$8]/[.$C231]" office:value-type="float" office:value="357.9" calcext:value-type="float">
            <text:p>358</text:p>
          </table:table-cell>
          <table:table-cell table:style-name="ce133" table:formula="of:=[.$E$6]+360*[.H$8]/[.$C231]" office:value-type="float" office:value="358.2" calcext:value-type="float">
            <text:p>358</text:p>
          </table:table-cell>
          <table:table-cell table:style-name="ce133" table:formula="of:=[.$E$6]+360*[.I$8]/[.$C231]" office:value-type="float" office:value="358.5" calcext:value-type="float">
            <text:p>359</text:p>
          </table:table-cell>
          <table:table-cell table:style-name="ce133" table:formula="of:=[.$E$6]+360*[.J$8]/[.$C231]" office:value-type="float" office:value="358.8" calcext:value-type="float">
            <text:p>359</text:p>
          </table:table-cell>
          <table:table-cell table:style-name="ce133" table:formula="of:=[.$E$6]+360*[.K$8]/[.$C231]" office:value-type="float" office:value="359.1" calcext:value-type="float">
            <text:p>359</text:p>
          </table:table-cell>
          <table:table-cell table:style-name="ce133" table:formula="of:=[.$E$6]+360*[.L$8]/[.$C231]" office:value-type="float" office:value="359.4" calcext:value-type="float">
            <text:p>359</text:p>
          </table:table-cell>
          <table:table-cell table:style-name="ce133" table:formula="of:=[.$E$6]+360*[.M$8]/[.$C231]" office:value-type="float" office:value="359.7" calcext:value-type="float">
            <text:p>360</text:p>
          </table:table-cell>
          <table:table-cell table:style-name="ce133" table:formula="of:=[.$E$6]+360*[.N$8]/[.$C231]" office:value-type="float" office:value="360" calcext:value-type="float">
            <text:p>360</text:p>
          </table:table-cell>
          <table:table-cell table:style-name="ce133" table:formula="of:=[.$E$6]+360*[.O$8]/[.$C231]" office:value-type="float" office:value="360.3" calcext:value-type="float">
            <text:p>360</text:p>
          </table:table-cell>
          <table:table-cell table:style-name="ce133" table:formula="of:=[.$E$6]+360*[.P$8]/[.$C231]" office:value-type="float" office:value="360.6" calcext:value-type="float">
            <text:p>361</text:p>
          </table:table-cell>
          <table:table-cell table:style-name="ce133" table:formula="of:=[.$E$6]+360*[.Q$8]/[.$C231]" office:value-type="float" office:value="360.9" calcext:value-type="float">
            <text:p>361</text:p>
          </table:table-cell>
          <table:table-cell table:style-name="ce133" table:formula="of:=[.$E$6]+360*[.R$8]/[.$C231]" office:value-type="float" office:value="361.2" calcext:value-type="float">
            <text:p>361</text:p>
          </table:table-cell>
          <table:table-cell table:style-name="ce133" table:formula="of:=[.$E$6]+360*[.S$8]/[.$C231]" office:value-type="float" office:value="361.5" calcext:value-type="float">
            <text:p>362</text:p>
          </table:table-cell>
          <table:table-cell table:style-name="ce133" table:formula="of:=[.$E$6]+360*[.T$8]/[.$C231]" office:value-type="float" office:value="361.8" calcext:value-type="float">
            <text:p>362</text:p>
          </table:table-cell>
          <table:table-cell table:style-name="ce133" table:formula="of:=[.$E$6]+360*[.U$8]/[.$C231]" office:value-type="float" office:value="362.1" calcext:value-type="float">
            <text:p>362</text:p>
          </table:table-cell>
          <table:table-cell table:style-name="ce133" table:formula="of:=[.$E$6]+360*[.V$8]/[.$C231]" office:value-type="float" office:value="362.4" calcext:value-type="float">
            <text:p>362</text:p>
          </table:table-cell>
          <table:table-cell table:style-name="ce133" table:formula="of:=[.$E$6]+360*[.W$8]/[.$C231]" office:value-type="float" office:value="362.7" calcext:value-type="float">
            <text:p>363</text:p>
          </table:table-cell>
          <table:table-cell table:style-name="ce133" table:formula="of:=[.$E$6]+360*[.X$8]/[.$C231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32]" office:value-type="float" office:value="48000" calcext:value-type="float">
            <text:p>48000</text:p>
          </table:table-cell>
          <table:table-cell table:style-name="ce133" table:formula="of:=[.$E$6]+360*[.D$8]/[.$C232]" office:value-type="float" office:value="357" calcext:value-type="float">
            <text:p>357</text:p>
          </table:table-cell>
          <table:table-cell table:style-name="ce133" table:formula="of:=[.$E$6]+360*[.E$8]/[.$C232]" office:value-type="float" office:value="357.375" calcext:value-type="float">
            <text:p>357</text:p>
          </table:table-cell>
          <table:table-cell table:style-name="ce133" table:formula="of:=[.$E$6]+360*[.F$8]/[.$C232]" office:value-type="float" office:value="357.75" calcext:value-type="float">
            <text:p>358</text:p>
          </table:table-cell>
          <table:table-cell table:style-name="ce133" table:formula="of:=[.$E$6]+360*[.G$8]/[.$C232]" office:value-type="float" office:value="358.125" calcext:value-type="float">
            <text:p>358</text:p>
          </table:table-cell>
          <table:table-cell table:style-name="ce133" table:formula="of:=[.$E$6]+360*[.H$8]/[.$C232]" office:value-type="float" office:value="358.5" calcext:value-type="float">
            <text:p>359</text:p>
          </table:table-cell>
          <table:table-cell table:style-name="ce133" table:formula="of:=[.$E$6]+360*[.I$8]/[.$C232]" office:value-type="float" office:value="358.875" calcext:value-type="float">
            <text:p>359</text:p>
          </table:table-cell>
          <table:table-cell table:style-name="ce133" table:formula="of:=[.$E$6]+360*[.J$8]/[.$C232]" office:value-type="float" office:value="359.25" calcext:value-type="float">
            <text:p>359</text:p>
          </table:table-cell>
          <table:table-cell table:style-name="ce133" table:formula="of:=[.$E$6]+360*[.K$8]/[.$C232]" office:value-type="float" office:value="359.625" calcext:value-type="float">
            <text:p>360</text:p>
          </table:table-cell>
          <table:table-cell table:style-name="ce133" table:formula="of:=[.$E$6]+360*[.L$8]/[.$C232]" office:value-type="float" office:value="360" calcext:value-type="float">
            <text:p>360</text:p>
          </table:table-cell>
          <table:table-cell table:style-name="ce133" table:formula="of:=[.$E$6]+360*[.M$8]/[.$C232]" office:value-type="float" office:value="360.375" calcext:value-type="float">
            <text:p>360</text:p>
          </table:table-cell>
          <table:table-cell table:style-name="ce133" table:formula="of:=[.$E$6]+360*[.N$8]/[.$C232]" office:value-type="float" office:value="360.75" calcext:value-type="float">
            <text:p>361</text:p>
          </table:table-cell>
          <table:table-cell table:style-name="ce133" table:formula="of:=[.$E$6]+360*[.O$8]/[.$C232]" office:value-type="float" office:value="361.125" calcext:value-type="float">
            <text:p>361</text:p>
          </table:table-cell>
          <table:table-cell table:style-name="ce133" table:formula="of:=[.$E$6]+360*[.P$8]/[.$C232]" office:value-type="float" office:value="361.5" calcext:value-type="float">
            <text:p>362</text:p>
          </table:table-cell>
          <table:table-cell table:style-name="ce133" table:formula="of:=[.$E$6]+360*[.Q$8]/[.$C232]" office:value-type="float" office:value="361.875" calcext:value-type="float">
            <text:p>362</text:p>
          </table:table-cell>
          <table:table-cell table:style-name="ce133" table:formula="of:=[.$E$6]+360*[.R$8]/[.$C232]" office:value-type="float" office:value="362.25" calcext:value-type="float">
            <text:p>362</text:p>
          </table:table-cell>
          <table:table-cell table:style-name="ce133" table:formula="of:=[.$E$6]+360*[.S$8]/[.$C232]" office:value-type="float" office:value="362.625" calcext:value-type="float">
            <text:p>363</text:p>
          </table:table-cell>
          <table:table-cell table:style-name="ce133" table:formula="of:=[.$E$6]+360*[.T$8]/[.$C232]" office:value-type="float" office:value="363" calcext:value-type="float">
            <text:p>363</text:p>
          </table:table-cell>
          <table:table-cell table:style-name="ce133" table:formula="of:=[.$E$6]+360*[.U$8]/[.$C232]" office:value-type="float" office:value="363.375" calcext:value-type="float">
            <text:p>363</text:p>
          </table:table-cell>
          <table:table-cell table:style-name="ce133" table:formula="of:=[.$E$6]+360*[.V$8]/[.$C232]" office:value-type="float" office:value="363.75" calcext:value-type="float">
            <text:p>364</text:p>
          </table:table-cell>
          <table:table-cell table:style-name="ce133" table:formula="of:=[.$E$6]+360*[.W$8]/[.$C232]" office:value-type="float" office:value="364.125" calcext:value-type="float">
            <text:p>364</text:p>
          </table:table-cell>
          <table:table-cell table:style-name="ce133" table:formula="of:=[.$E$6]+360*[.X$8]/[.$C232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33]" office:value-type="float" office:value="40000" calcext:value-type="float">
            <text:p>40000</text:p>
          </table:table-cell>
          <table:table-cell table:style-name="ce133" table:formula="of:=[.$E$6]+360*[.D$8]/[.$C233]" office:value-type="float" office:value="357" calcext:value-type="float">
            <text:p>357</text:p>
          </table:table-cell>
          <table:table-cell table:style-name="ce133" table:formula="of:=[.$E$6]+360*[.E$8]/[.$C233]" office:value-type="float" office:value="357.45" calcext:value-type="float">
            <text:p>357</text:p>
          </table:table-cell>
          <table:table-cell table:style-name="ce133" table:formula="of:=[.$E$6]+360*[.F$8]/[.$C233]" office:value-type="float" office:value="357.9" calcext:value-type="float">
            <text:p>358</text:p>
          </table:table-cell>
          <table:table-cell table:style-name="ce133" table:formula="of:=[.$E$6]+360*[.G$8]/[.$C233]" office:value-type="float" office:value="358.35" calcext:value-type="float">
            <text:p>358</text:p>
          </table:table-cell>
          <table:table-cell table:style-name="ce133" table:formula="of:=[.$E$6]+360*[.H$8]/[.$C233]" office:value-type="float" office:value="358.8" calcext:value-type="float">
            <text:p>359</text:p>
          </table:table-cell>
          <table:table-cell table:style-name="ce133" table:formula="of:=[.$E$6]+360*[.I$8]/[.$C233]" office:value-type="float" office:value="359.25" calcext:value-type="float">
            <text:p>359</text:p>
          </table:table-cell>
          <table:table-cell table:style-name="ce133" table:formula="of:=[.$E$6]+360*[.J$8]/[.$C233]" office:value-type="float" office:value="359.7" calcext:value-type="float">
            <text:p>360</text:p>
          </table:table-cell>
          <table:table-cell table:style-name="ce133" table:formula="of:=[.$E$6]+360*[.K$8]/[.$C233]" office:value-type="float" office:value="360.15" calcext:value-type="float">
            <text:p>360</text:p>
          </table:table-cell>
          <table:table-cell table:style-name="ce133" table:formula="of:=[.$E$6]+360*[.L$8]/[.$C233]" office:value-type="float" office:value="360.6" calcext:value-type="float">
            <text:p>361</text:p>
          </table:table-cell>
          <table:table-cell table:style-name="ce133" table:formula="of:=[.$E$6]+360*[.M$8]/[.$C233]" office:value-type="float" office:value="361.05" calcext:value-type="float">
            <text:p>361</text:p>
          </table:table-cell>
          <table:table-cell table:style-name="ce133" table:formula="of:=[.$E$6]+360*[.N$8]/[.$C233]" office:value-type="float" office:value="361.5" calcext:value-type="float">
            <text:p>362</text:p>
          </table:table-cell>
          <table:table-cell table:style-name="ce133" table:formula="of:=[.$E$6]+360*[.O$8]/[.$C233]" office:value-type="float" office:value="361.95" calcext:value-type="float">
            <text:p>362</text:p>
          </table:table-cell>
          <table:table-cell table:style-name="ce133" table:formula="of:=[.$E$6]+360*[.P$8]/[.$C233]" office:value-type="float" office:value="362.4" calcext:value-type="float">
            <text:p>362</text:p>
          </table:table-cell>
          <table:table-cell table:style-name="ce133" table:formula="of:=[.$E$6]+360*[.Q$8]/[.$C233]" office:value-type="float" office:value="362.85" calcext:value-type="float">
            <text:p>363</text:p>
          </table:table-cell>
          <table:table-cell table:style-name="ce133" table:formula="of:=[.$E$6]+360*[.R$8]/[.$C233]" office:value-type="float" office:value="363.3" calcext:value-type="float">
            <text:p>363</text:p>
          </table:table-cell>
          <table:table-cell table:style-name="ce133" table:formula="of:=[.$E$6]+360*[.S$8]/[.$C233]" office:value-type="float" office:value="363.75" calcext:value-type="float">
            <text:p>364</text:p>
          </table:table-cell>
          <table:table-cell table:style-name="ce133" table:formula="of:=[.$E$6]+360*[.T$8]/[.$C233]" office:value-type="float" office:value="364.2" calcext:value-type="float">
            <text:p>364</text:p>
          </table:table-cell>
          <table:table-cell table:style-name="ce133" table:formula="of:=[.$E$6]+360*[.U$8]/[.$C233]" office:value-type="float" office:value="364.65" calcext:value-type="float">
            <text:p>365</text:p>
          </table:table-cell>
          <table:table-cell table:style-name="ce133" table:formula="of:=[.$E$6]+360*[.V$8]/[.$C233]" office:value-type="float" office:value="365.1" calcext:value-type="float">
            <text:p>365</text:p>
          </table:table-cell>
          <table:table-cell table:style-name="ce133" table:formula="of:=[.$E$6]+360*[.W$8]/[.$C233]" office:value-type="float" office:value="365.55" calcext:value-type="float">
            <text:p>366</text:p>
          </table:table-cell>
          <table:table-cell table:style-name="ce133" table:formula="of:=[.$E$6]+360*[.X$8]/[.$C233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34]" office:value-type="float" office:value="34285.7142857143" calcext:value-type="float">
            <text:p>34286</text:p>
          </table:table-cell>
          <table:table-cell table:style-name="ce133" table:formula="of:=[.$E$6]+360*[.D$8]/[.$C234]" office:value-type="float" office:value="357" calcext:value-type="float">
            <text:p>357</text:p>
          </table:table-cell>
          <table:table-cell table:style-name="ce133" table:formula="of:=[.$E$6]+360*[.E$8]/[.$C234]" office:value-type="float" office:value="357.525" calcext:value-type="float">
            <text:p>358</text:p>
          </table:table-cell>
          <table:table-cell table:style-name="ce133" table:formula="of:=[.$E$6]+360*[.F$8]/[.$C234]" office:value-type="float" office:value="358.05" calcext:value-type="float">
            <text:p>358</text:p>
          </table:table-cell>
          <table:table-cell table:style-name="ce133" table:formula="of:=[.$E$6]+360*[.G$8]/[.$C234]" office:value-type="float" office:value="358.575" calcext:value-type="float">
            <text:p>359</text:p>
          </table:table-cell>
          <table:table-cell table:style-name="ce133" table:formula="of:=[.$E$6]+360*[.H$8]/[.$C234]" office:value-type="float" office:value="359.1" calcext:value-type="float">
            <text:p>359</text:p>
          </table:table-cell>
          <table:table-cell table:style-name="ce133" table:formula="of:=[.$E$6]+360*[.I$8]/[.$C234]" office:value-type="float" office:value="359.625" calcext:value-type="float">
            <text:p>360</text:p>
          </table:table-cell>
          <table:table-cell table:style-name="ce133" table:formula="of:=[.$E$6]+360*[.J$8]/[.$C234]" office:value-type="float" office:value="360.15" calcext:value-type="float">
            <text:p>360</text:p>
          </table:table-cell>
          <table:table-cell table:style-name="ce133" table:formula="of:=[.$E$6]+360*[.K$8]/[.$C234]" office:value-type="float" office:value="360.675" calcext:value-type="float">
            <text:p>361</text:p>
          </table:table-cell>
          <table:table-cell table:style-name="ce133" table:formula="of:=[.$E$6]+360*[.L$8]/[.$C234]" office:value-type="float" office:value="361.2" calcext:value-type="float">
            <text:p>361</text:p>
          </table:table-cell>
          <table:table-cell table:style-name="ce133" table:formula="of:=[.$E$6]+360*[.M$8]/[.$C234]" office:value-type="float" office:value="361.725" calcext:value-type="float">
            <text:p>362</text:p>
          </table:table-cell>
          <table:table-cell table:style-name="ce133" table:formula="of:=[.$E$6]+360*[.N$8]/[.$C234]" office:value-type="float" office:value="362.25" calcext:value-type="float">
            <text:p>362</text:p>
          </table:table-cell>
          <table:table-cell table:style-name="ce133" table:formula="of:=[.$E$6]+360*[.O$8]/[.$C234]" office:value-type="float" office:value="362.775" calcext:value-type="float">
            <text:p>363</text:p>
          </table:table-cell>
          <table:table-cell table:style-name="ce133" table:formula="of:=[.$E$6]+360*[.P$8]/[.$C234]" office:value-type="float" office:value="363.3" calcext:value-type="float">
            <text:p>363</text:p>
          </table:table-cell>
          <table:table-cell table:style-name="ce133" table:formula="of:=[.$E$6]+360*[.Q$8]/[.$C234]" office:value-type="float" office:value="363.825" calcext:value-type="float">
            <text:p>364</text:p>
          </table:table-cell>
          <table:table-cell table:style-name="ce133" table:formula="of:=[.$E$6]+360*[.R$8]/[.$C234]" office:value-type="float" office:value="364.35" calcext:value-type="float">
            <text:p>364</text:p>
          </table:table-cell>
          <table:table-cell table:style-name="ce133" table:formula="of:=[.$E$6]+360*[.S$8]/[.$C234]" office:value-type="float" office:value="364.875" calcext:value-type="float">
            <text:p>365</text:p>
          </table:table-cell>
          <table:table-cell table:style-name="ce133" table:formula="of:=[.$E$6]+360*[.T$8]/[.$C234]" office:value-type="float" office:value="365.4" calcext:value-type="float">
            <text:p>365</text:p>
          </table:table-cell>
          <table:table-cell table:style-name="ce133" table:formula="of:=[.$E$6]+360*[.U$8]/[.$C234]" office:value-type="float" office:value="365.925" calcext:value-type="float">
            <text:p>366</text:p>
          </table:table-cell>
          <table:table-cell table:style-name="ce133" table:formula="of:=[.$E$6]+360*[.V$8]/[.$C234]" office:value-type="float" office:value="366.45" calcext:value-type="float">
            <text:p>366</text:p>
          </table:table-cell>
          <table:table-cell table:style-name="ce133" table:formula="of:=[.$E$6]+360*[.W$8]/[.$C234]" office:value-type="float" office:value="366.975" calcext:value-type="float">
            <text:p>367</text:p>
          </table:table-cell>
          <table:table-cell table:style-name="ce133" table:formula="of:=[.$E$6]+360*[.X$8]/[.$C234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35]" office:value-type="float" office:value="30000" calcext:value-type="float">
            <text:p>30000</text:p>
          </table:table-cell>
          <table:table-cell table:style-name="ce133" table:formula="of:=[.$E$6]+360*[.D$8]/[.$C235]" office:value-type="float" office:value="357" calcext:value-type="float">
            <text:p>357</text:p>
          </table:table-cell>
          <table:table-cell table:style-name="ce133" table:formula="of:=[.$E$6]+360*[.E$8]/[.$C235]" office:value-type="float" office:value="357.6" calcext:value-type="float">
            <text:p>358</text:p>
          </table:table-cell>
          <table:table-cell table:style-name="ce133" table:formula="of:=[.$E$6]+360*[.F$8]/[.$C235]" office:value-type="float" office:value="358.2" calcext:value-type="float">
            <text:p>358</text:p>
          </table:table-cell>
          <table:table-cell table:style-name="ce133" table:formula="of:=[.$E$6]+360*[.G$8]/[.$C235]" office:value-type="float" office:value="358.8" calcext:value-type="float">
            <text:p>359</text:p>
          </table:table-cell>
          <table:table-cell table:style-name="ce133" table:formula="of:=[.$E$6]+360*[.H$8]/[.$C235]" office:value-type="float" office:value="359.4" calcext:value-type="float">
            <text:p>359</text:p>
          </table:table-cell>
          <table:table-cell table:style-name="ce133" table:formula="of:=[.$E$6]+360*[.I$8]/[.$C235]" office:value-type="float" office:value="360" calcext:value-type="float">
            <text:p>360</text:p>
          </table:table-cell>
          <table:table-cell table:style-name="ce133" table:formula="of:=[.$E$6]+360*[.J$8]/[.$C235]" office:value-type="float" office:value="360.6" calcext:value-type="float">
            <text:p>361</text:p>
          </table:table-cell>
          <table:table-cell table:style-name="ce133" table:formula="of:=[.$E$6]+360*[.K$8]/[.$C235]" office:value-type="float" office:value="361.2" calcext:value-type="float">
            <text:p>361</text:p>
          </table:table-cell>
          <table:table-cell table:style-name="ce133" table:formula="of:=[.$E$6]+360*[.L$8]/[.$C235]" office:value-type="float" office:value="361.8" calcext:value-type="float">
            <text:p>362</text:p>
          </table:table-cell>
          <table:table-cell table:style-name="ce133" table:formula="of:=[.$E$6]+360*[.M$8]/[.$C235]" office:value-type="float" office:value="362.4" calcext:value-type="float">
            <text:p>362</text:p>
          </table:table-cell>
          <table:table-cell table:style-name="ce133" table:formula="of:=[.$E$6]+360*[.N$8]/[.$C235]" office:value-type="float" office:value="363" calcext:value-type="float">
            <text:p>363</text:p>
          </table:table-cell>
          <table:table-cell table:style-name="ce133" table:formula="of:=[.$E$6]+360*[.O$8]/[.$C235]" office:value-type="float" office:value="363.6" calcext:value-type="float">
            <text:p>364</text:p>
          </table:table-cell>
          <table:table-cell table:style-name="ce133" table:formula="of:=[.$E$6]+360*[.P$8]/[.$C235]" office:value-type="float" office:value="364.2" calcext:value-type="float">
            <text:p>364</text:p>
          </table:table-cell>
          <table:table-cell table:style-name="ce133" table:formula="of:=[.$E$6]+360*[.Q$8]/[.$C235]" office:value-type="float" office:value="364.8" calcext:value-type="float">
            <text:p>365</text:p>
          </table:table-cell>
          <table:table-cell table:style-name="ce133" table:formula="of:=[.$E$6]+360*[.R$8]/[.$C235]" office:value-type="float" office:value="365.4" calcext:value-type="float">
            <text:p>365</text:p>
          </table:table-cell>
          <table:table-cell table:style-name="ce133" table:formula="of:=[.$E$6]+360*[.S$8]/[.$C235]" office:value-type="float" office:value="366" calcext:value-type="float">
            <text:p>366</text:p>
          </table:table-cell>
          <table:table-cell table:style-name="ce133" table:formula="of:=[.$E$6]+360*[.T$8]/[.$C235]" office:value-type="float" office:value="366.6" calcext:value-type="float">
            <text:p>367</text:p>
          </table:table-cell>
          <table:table-cell table:style-name="ce133" table:formula="of:=[.$E$6]+360*[.U$8]/[.$C235]" office:value-type="float" office:value="367.2" calcext:value-type="float">
            <text:p>367</text:p>
          </table:table-cell>
          <table:table-cell table:style-name="ce133" table:formula="of:=[.$E$6]+360*[.V$8]/[.$C235]" office:value-type="float" office:value="367.8" calcext:value-type="float">
            <text:p>368</text:p>
          </table:table-cell>
          <table:table-cell table:style-name="ce133" table:formula="of:=[.$E$6]+360*[.W$8]/[.$C235]" office:value-type="float" office:value="368.4" calcext:value-type="float">
            <text:p>368</text:p>
          </table:table-cell>
          <table:table-cell table:style-name="ce133" table:formula="of:=[.$E$6]+360*[.X$8]/[.$C235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36]" office:value-type="float" office:value="26666.6666666667" calcext:value-type="float">
            <text:p>26667</text:p>
          </table:table-cell>
          <table:table-cell table:style-name="ce133" table:formula="of:=[.$E$6]+360*[.D$8]/[.$C236]" office:value-type="float" office:value="357" calcext:value-type="float">
            <text:p>357</text:p>
          </table:table-cell>
          <table:table-cell table:style-name="ce133" table:formula="of:=[.$E$6]+360*[.E$8]/[.$C236]" office:value-type="float" office:value="357.675" calcext:value-type="float">
            <text:p>358</text:p>
          </table:table-cell>
          <table:table-cell table:style-name="ce133" table:formula="of:=[.$E$6]+360*[.F$8]/[.$C236]" office:value-type="float" office:value="358.35" calcext:value-type="float">
            <text:p>358</text:p>
          </table:table-cell>
          <table:table-cell table:style-name="ce133" table:formula="of:=[.$E$6]+360*[.G$8]/[.$C236]" office:value-type="float" office:value="359.025" calcext:value-type="float">
            <text:p>359</text:p>
          </table:table-cell>
          <table:table-cell table:style-name="ce133" table:formula="of:=[.$E$6]+360*[.H$8]/[.$C236]" office:value-type="float" office:value="359.7" calcext:value-type="float">
            <text:p>360</text:p>
          </table:table-cell>
          <table:table-cell table:style-name="ce133" table:formula="of:=[.$E$6]+360*[.I$8]/[.$C236]" office:value-type="float" office:value="360.375" calcext:value-type="float">
            <text:p>360</text:p>
          </table:table-cell>
          <table:table-cell table:style-name="ce133" table:formula="of:=[.$E$6]+360*[.J$8]/[.$C236]" office:value-type="float" office:value="361.05" calcext:value-type="float">
            <text:p>361</text:p>
          </table:table-cell>
          <table:table-cell table:style-name="ce133" table:formula="of:=[.$E$6]+360*[.K$8]/[.$C236]" office:value-type="float" office:value="361.725" calcext:value-type="float">
            <text:p>362</text:p>
          </table:table-cell>
          <table:table-cell table:style-name="ce133" table:formula="of:=[.$E$6]+360*[.L$8]/[.$C236]" office:value-type="float" office:value="362.4" calcext:value-type="float">
            <text:p>362</text:p>
          </table:table-cell>
          <table:table-cell table:style-name="ce133" table:formula="of:=[.$E$6]+360*[.M$8]/[.$C236]" office:value-type="float" office:value="363.075" calcext:value-type="float">
            <text:p>363</text:p>
          </table:table-cell>
          <table:table-cell table:style-name="ce133" table:formula="of:=[.$E$6]+360*[.N$8]/[.$C236]" office:value-type="float" office:value="363.75" calcext:value-type="float">
            <text:p>364</text:p>
          </table:table-cell>
          <table:table-cell table:style-name="ce133" table:formula="of:=[.$E$6]+360*[.O$8]/[.$C236]" office:value-type="float" office:value="364.425" calcext:value-type="float">
            <text:p>364</text:p>
          </table:table-cell>
          <table:table-cell table:style-name="ce133" table:formula="of:=[.$E$6]+360*[.P$8]/[.$C236]" office:value-type="float" office:value="365.1" calcext:value-type="float">
            <text:p>365</text:p>
          </table:table-cell>
          <table:table-cell table:style-name="ce133" table:formula="of:=[.$E$6]+360*[.Q$8]/[.$C236]" office:value-type="float" office:value="365.775" calcext:value-type="float">
            <text:p>366</text:p>
          </table:table-cell>
          <table:table-cell table:style-name="ce133" table:formula="of:=[.$E$6]+360*[.R$8]/[.$C236]" office:value-type="float" office:value="366.45" calcext:value-type="float">
            <text:p>366</text:p>
          </table:table-cell>
          <table:table-cell table:style-name="ce133" table:formula="of:=[.$E$6]+360*[.S$8]/[.$C236]" office:value-type="float" office:value="367.125" calcext:value-type="float">
            <text:p>367</text:p>
          </table:table-cell>
          <table:table-cell table:style-name="ce133" table:formula="of:=[.$E$6]+360*[.T$8]/[.$C236]" office:value-type="float" office:value="367.8" calcext:value-type="float">
            <text:p>368</text:p>
          </table:table-cell>
          <table:table-cell table:style-name="ce133" table:formula="of:=[.$E$6]+360*[.U$8]/[.$C236]" office:value-type="float" office:value="368.475" calcext:value-type="float">
            <text:p>368</text:p>
          </table:table-cell>
          <table:table-cell table:style-name="ce133" table:formula="of:=[.$E$6]+360*[.V$8]/[.$C236]" office:value-type="float" office:value="369.15" calcext:value-type="float">
            <text:p>369</text:p>
          </table:table-cell>
          <table:table-cell table:style-name="ce133" table:formula="of:=[.$E$6]+360*[.W$8]/[.$C236]" office:value-type="float" office:value="369.825" calcext:value-type="float">
            <text:p>370</text:p>
          </table:table-cell>
          <table:table-cell table:style-name="ce133" table:formula="of:=[.$E$6]+360*[.X$8]/[.$C236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37]" office:value-type="float" office:value="24000" calcext:value-type="float">
            <text:p>24000</text:p>
          </table:table-cell>
          <table:table-cell table:style-name="ce133" table:formula="of:=[.$E$6]+360*[.D$8]/[.$C237]" office:value-type="float" office:value="357" calcext:value-type="float">
            <text:p>357</text:p>
          </table:table-cell>
          <table:table-cell table:style-name="ce133" table:formula="of:=[.$E$6]+360*[.E$8]/[.$C237]" office:value-type="float" office:value="357.75" calcext:value-type="float">
            <text:p>358</text:p>
          </table:table-cell>
          <table:table-cell table:style-name="ce133" table:formula="of:=[.$E$6]+360*[.F$8]/[.$C237]" office:value-type="float" office:value="358.5" calcext:value-type="float">
            <text:p>359</text:p>
          </table:table-cell>
          <table:table-cell table:style-name="ce133" table:formula="of:=[.$E$6]+360*[.G$8]/[.$C237]" office:value-type="float" office:value="359.25" calcext:value-type="float">
            <text:p>359</text:p>
          </table:table-cell>
          <table:table-cell table:style-name="ce133" table:formula="of:=[.$E$6]+360*[.H$8]/[.$C237]" office:value-type="float" office:value="360" calcext:value-type="float">
            <text:p>360</text:p>
          </table:table-cell>
          <table:table-cell table:style-name="ce133" table:formula="of:=[.$E$6]+360*[.I$8]/[.$C237]" office:value-type="float" office:value="360.75" calcext:value-type="float">
            <text:p>361</text:p>
          </table:table-cell>
          <table:table-cell table:style-name="ce133" table:formula="of:=[.$E$6]+360*[.J$8]/[.$C237]" office:value-type="float" office:value="361.5" calcext:value-type="float">
            <text:p>362</text:p>
          </table:table-cell>
          <table:table-cell table:style-name="ce133" table:formula="of:=[.$E$6]+360*[.K$8]/[.$C237]" office:value-type="float" office:value="362.25" calcext:value-type="float">
            <text:p>362</text:p>
          </table:table-cell>
          <table:table-cell table:style-name="ce133" table:formula="of:=[.$E$6]+360*[.L$8]/[.$C237]" office:value-type="float" office:value="363" calcext:value-type="float">
            <text:p>363</text:p>
          </table:table-cell>
          <table:table-cell table:style-name="ce133" table:formula="of:=[.$E$6]+360*[.M$8]/[.$C237]" office:value-type="float" office:value="363.75" calcext:value-type="float">
            <text:p>364</text:p>
          </table:table-cell>
          <table:table-cell table:style-name="ce133" table:formula="of:=[.$E$6]+360*[.N$8]/[.$C237]" office:value-type="float" office:value="364.5" calcext:value-type="float">
            <text:p>365</text:p>
          </table:table-cell>
          <table:table-cell table:style-name="ce133" table:formula="of:=[.$E$6]+360*[.O$8]/[.$C237]" office:value-type="float" office:value="365.25" calcext:value-type="float">
            <text:p>365</text:p>
          </table:table-cell>
          <table:table-cell table:style-name="ce133" table:formula="of:=[.$E$6]+360*[.P$8]/[.$C237]" office:value-type="float" office:value="366" calcext:value-type="float">
            <text:p>366</text:p>
          </table:table-cell>
          <table:table-cell table:style-name="ce133" table:formula="of:=[.$E$6]+360*[.Q$8]/[.$C237]" office:value-type="float" office:value="366.75" calcext:value-type="float">
            <text:p>367</text:p>
          </table:table-cell>
          <table:table-cell table:style-name="ce133" table:formula="of:=[.$E$6]+360*[.R$8]/[.$C237]" office:value-type="float" office:value="367.5" calcext:value-type="float">
            <text:p>368</text:p>
          </table:table-cell>
          <table:table-cell table:style-name="ce133" table:formula="of:=[.$E$6]+360*[.S$8]/[.$C237]" office:value-type="float" office:value="368.25" calcext:value-type="float">
            <text:p>368</text:p>
          </table:table-cell>
          <table:table-cell table:style-name="ce133" table:formula="of:=[.$E$6]+360*[.T$8]/[.$C237]" office:value-type="float" office:value="369" calcext:value-type="float">
            <text:p>369</text:p>
          </table:table-cell>
          <table:table-cell table:style-name="ce133" table:formula="of:=[.$E$6]+360*[.U$8]/[.$C237]" office:value-type="float" office:value="369.75" calcext:value-type="float">
            <text:p>370</text:p>
          </table:table-cell>
          <table:table-cell table:style-name="ce133" table:formula="of:=[.$E$6]+360*[.V$8]/[.$C237]" office:value-type="float" office:value="370.5" calcext:value-type="float">
            <text:p>371</text:p>
          </table:table-cell>
          <table:table-cell table:style-name="ce133" table:formula="of:=[.$E$6]+360*[.W$8]/[.$C237]" office:value-type="float" office:value="371.25" calcext:value-type="float">
            <text:p>371</text:p>
          </table:table-cell>
          <table:table-cell table:style-name="ce133" table:formula="of:=[.$E$6]+360*[.X$8]/[.$C237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38]" office:value-type="float" office:value="21818.1818181818" calcext:value-type="float">
            <text:p>21818</text:p>
          </table:table-cell>
          <table:table-cell table:style-name="ce133" table:formula="of:=[.$E$6]+360*[.D$8]/[.$C238]" office:value-type="float" office:value="357" calcext:value-type="float">
            <text:p>357</text:p>
          </table:table-cell>
          <table:table-cell table:style-name="ce133" table:formula="of:=[.$E$6]+360*[.E$8]/[.$C238]" office:value-type="float" office:value="357.825" calcext:value-type="float">
            <text:p>358</text:p>
          </table:table-cell>
          <table:table-cell table:style-name="ce133" table:formula="of:=[.$E$6]+360*[.F$8]/[.$C238]" office:value-type="float" office:value="358.65" calcext:value-type="float">
            <text:p>359</text:p>
          </table:table-cell>
          <table:table-cell table:style-name="ce133" table:formula="of:=[.$E$6]+360*[.G$8]/[.$C238]" office:value-type="float" office:value="359.475" calcext:value-type="float">
            <text:p>359</text:p>
          </table:table-cell>
          <table:table-cell table:style-name="ce133" table:formula="of:=[.$E$6]+360*[.H$8]/[.$C238]" office:value-type="float" office:value="360.3" calcext:value-type="float">
            <text:p>360</text:p>
          </table:table-cell>
          <table:table-cell table:style-name="ce133" table:formula="of:=[.$E$6]+360*[.I$8]/[.$C238]" office:value-type="float" office:value="361.125" calcext:value-type="float">
            <text:p>361</text:p>
          </table:table-cell>
          <table:table-cell table:style-name="ce133" table:formula="of:=[.$E$6]+360*[.J$8]/[.$C238]" office:value-type="float" office:value="361.95" calcext:value-type="float">
            <text:p>362</text:p>
          </table:table-cell>
          <table:table-cell table:style-name="ce133" table:formula="of:=[.$E$6]+360*[.K$8]/[.$C238]" office:value-type="float" office:value="362.775" calcext:value-type="float">
            <text:p>363</text:p>
          </table:table-cell>
          <table:table-cell table:style-name="ce133" table:formula="of:=[.$E$6]+360*[.L$8]/[.$C238]" office:value-type="float" office:value="363.6" calcext:value-type="float">
            <text:p>364</text:p>
          </table:table-cell>
          <table:table-cell table:style-name="ce133" table:formula="of:=[.$E$6]+360*[.M$8]/[.$C238]" office:value-type="float" office:value="364.425" calcext:value-type="float">
            <text:p>364</text:p>
          </table:table-cell>
          <table:table-cell table:style-name="ce133" table:formula="of:=[.$E$6]+360*[.N$8]/[.$C238]" office:value-type="float" office:value="365.25" calcext:value-type="float">
            <text:p>365</text:p>
          </table:table-cell>
          <table:table-cell table:style-name="ce133" table:formula="of:=[.$E$6]+360*[.O$8]/[.$C238]" office:value-type="float" office:value="366.075" calcext:value-type="float">
            <text:p>366</text:p>
          </table:table-cell>
          <table:table-cell table:style-name="ce133" table:formula="of:=[.$E$6]+360*[.P$8]/[.$C238]" office:value-type="float" office:value="366.9" calcext:value-type="float">
            <text:p>367</text:p>
          </table:table-cell>
          <table:table-cell table:style-name="ce133" table:formula="of:=[.$E$6]+360*[.Q$8]/[.$C238]" office:value-type="float" office:value="367.725" calcext:value-type="float">
            <text:p>368</text:p>
          </table:table-cell>
          <table:table-cell table:style-name="ce133" table:formula="of:=[.$E$6]+360*[.R$8]/[.$C238]" office:value-type="float" office:value="368.55" calcext:value-type="float">
            <text:p>369</text:p>
          </table:table-cell>
          <table:table-cell table:style-name="ce133" table:formula="of:=[.$E$6]+360*[.S$8]/[.$C238]" office:value-type="float" office:value="369.375" calcext:value-type="float">
            <text:p>369</text:p>
          </table:table-cell>
          <table:table-cell table:style-name="ce133" table:formula="of:=[.$E$6]+360*[.T$8]/[.$C238]" office:value-type="float" office:value="370.2" calcext:value-type="float">
            <text:p>370</text:p>
          </table:table-cell>
          <table:table-cell table:style-name="ce133" table:formula="of:=[.$E$6]+360*[.U$8]/[.$C238]" office:value-type="float" office:value="371.025" calcext:value-type="float">
            <text:p>371</text:p>
          </table:table-cell>
          <table:table-cell table:style-name="ce133" table:formula="of:=[.$E$6]+360*[.V$8]/[.$C238]" office:value-type="float" office:value="371.85" calcext:value-type="float">
            <text:p>372</text:p>
          </table:table-cell>
          <table:table-cell table:style-name="ce133" table:formula="of:=[.$E$6]+360*[.W$8]/[.$C238]" office:value-type="float" office:value="372.675" calcext:value-type="float">
            <text:p>373</text:p>
          </table:table-cell>
          <table:table-cell table:style-name="ce133" table:formula="of:=[.$E$6]+360*[.X$8]/[.$C238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39]" office:value-type="float" office:value="20000" calcext:value-type="float">
            <text:p>20000</text:p>
          </table:table-cell>
          <table:table-cell table:style-name="ce133" table:formula="of:=[.$E$6]+360*[.D$8]/[.$C239]" office:value-type="float" office:value="357" calcext:value-type="float">
            <text:p>357</text:p>
          </table:table-cell>
          <table:table-cell table:style-name="ce133" table:formula="of:=[.$E$6]+360*[.E$8]/[.$C239]" office:value-type="float" office:value="357.9" calcext:value-type="float">
            <text:p>358</text:p>
          </table:table-cell>
          <table:table-cell table:style-name="ce133" table:formula="of:=[.$E$6]+360*[.F$8]/[.$C239]" office:value-type="float" office:value="358.8" calcext:value-type="float">
            <text:p>359</text:p>
          </table:table-cell>
          <table:table-cell table:style-name="ce133" table:formula="of:=[.$E$6]+360*[.G$8]/[.$C239]" office:value-type="float" office:value="359.7" calcext:value-type="float">
            <text:p>360</text:p>
          </table:table-cell>
          <table:table-cell table:style-name="ce133" table:formula="of:=[.$E$6]+360*[.H$8]/[.$C239]" office:value-type="float" office:value="360.6" calcext:value-type="float">
            <text:p>361</text:p>
          </table:table-cell>
          <table:table-cell table:style-name="ce133" table:formula="of:=[.$E$6]+360*[.I$8]/[.$C239]" office:value-type="float" office:value="361.5" calcext:value-type="float">
            <text:p>362</text:p>
          </table:table-cell>
          <table:table-cell table:style-name="ce133" table:formula="of:=[.$E$6]+360*[.J$8]/[.$C239]" office:value-type="float" office:value="362.4" calcext:value-type="float">
            <text:p>362</text:p>
          </table:table-cell>
          <table:table-cell table:style-name="ce133" table:formula="of:=[.$E$6]+360*[.K$8]/[.$C239]" office:value-type="float" office:value="363.3" calcext:value-type="float">
            <text:p>363</text:p>
          </table:table-cell>
          <table:table-cell table:style-name="ce133" table:formula="of:=[.$E$6]+360*[.L$8]/[.$C239]" office:value-type="float" office:value="364.2" calcext:value-type="float">
            <text:p>364</text:p>
          </table:table-cell>
          <table:table-cell table:style-name="ce133" table:formula="of:=[.$E$6]+360*[.M$8]/[.$C239]" office:value-type="float" office:value="365.1" calcext:value-type="float">
            <text:p>365</text:p>
          </table:table-cell>
          <table:table-cell table:style-name="ce133" table:formula="of:=[.$E$6]+360*[.N$8]/[.$C239]" office:value-type="float" office:value="366" calcext:value-type="float">
            <text:p>366</text:p>
          </table:table-cell>
          <table:table-cell table:style-name="ce133" table:formula="of:=[.$E$6]+360*[.O$8]/[.$C239]" office:value-type="float" office:value="366.9" calcext:value-type="float">
            <text:p>367</text:p>
          </table:table-cell>
          <table:table-cell table:style-name="ce133" table:formula="of:=[.$E$6]+360*[.P$8]/[.$C239]" office:value-type="float" office:value="367.8" calcext:value-type="float">
            <text:p>368</text:p>
          </table:table-cell>
          <table:table-cell table:style-name="ce133" table:formula="of:=[.$E$6]+360*[.Q$8]/[.$C239]" office:value-type="float" office:value="368.7" calcext:value-type="float">
            <text:p>369</text:p>
          </table:table-cell>
          <table:table-cell table:style-name="ce133" table:formula="of:=[.$E$6]+360*[.R$8]/[.$C239]" office:value-type="float" office:value="369.6" calcext:value-type="float">
            <text:p>370</text:p>
          </table:table-cell>
          <table:table-cell table:style-name="ce133" table:formula="of:=[.$E$6]+360*[.S$8]/[.$C239]" office:value-type="float" office:value="370.5" calcext:value-type="float">
            <text:p>371</text:p>
          </table:table-cell>
          <table:table-cell table:style-name="ce133" table:formula="of:=[.$E$6]+360*[.T$8]/[.$C239]" office:value-type="float" office:value="371.4" calcext:value-type="float">
            <text:p>371</text:p>
          </table:table-cell>
          <table:table-cell table:style-name="ce133" table:formula="of:=[.$E$6]+360*[.U$8]/[.$C239]" office:value-type="float" office:value="372.3" calcext:value-type="float">
            <text:p>372</text:p>
          </table:table-cell>
          <table:table-cell table:style-name="ce133" table:formula="of:=[.$E$6]+360*[.V$8]/[.$C239]" office:value-type="float" office:value="373.2" calcext:value-type="float">
            <text:p>373</text:p>
          </table:table-cell>
          <table:table-cell table:style-name="ce133" table:formula="of:=[.$E$6]+360*[.W$8]/[.$C239]" office:value-type="float" office:value="374.1" calcext:value-type="float">
            <text:p>374</text:p>
          </table:table-cell>
          <table:table-cell table:style-name="ce133" table:formula="of:=[.$E$6]+360*[.X$8]/[.$C239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40]" office:value-type="float" office:value="18461.5384615385" calcext:value-type="float">
            <text:p>18462</text:p>
          </table:table-cell>
          <table:table-cell table:style-name="ce133" table:formula="of:=[.$E$6]+360*[.D$8]/[.$C240]" office:value-type="float" office:value="357" calcext:value-type="float">
            <text:p>357</text:p>
          </table:table-cell>
          <table:table-cell table:style-name="ce133" table:formula="of:=[.$E$6]+360*[.E$8]/[.$C240]" office:value-type="float" office:value="357.975" calcext:value-type="float">
            <text:p>358</text:p>
          </table:table-cell>
          <table:table-cell table:style-name="ce133" table:formula="of:=[.$E$6]+360*[.F$8]/[.$C240]" office:value-type="float" office:value="358.95" calcext:value-type="float">
            <text:p>359</text:p>
          </table:table-cell>
          <table:table-cell table:style-name="ce133" table:formula="of:=[.$E$6]+360*[.G$8]/[.$C240]" office:value-type="float" office:value="359.925" calcext:value-type="float">
            <text:p>360</text:p>
          </table:table-cell>
          <table:table-cell table:style-name="ce133" table:formula="of:=[.$E$6]+360*[.H$8]/[.$C240]" office:value-type="float" office:value="360.9" calcext:value-type="float">
            <text:p>361</text:p>
          </table:table-cell>
          <table:table-cell table:style-name="ce133" table:formula="of:=[.$E$6]+360*[.I$8]/[.$C240]" office:value-type="float" office:value="361.875" calcext:value-type="float">
            <text:p>362</text:p>
          </table:table-cell>
          <table:table-cell table:style-name="ce133" table:formula="of:=[.$E$6]+360*[.J$8]/[.$C240]" office:value-type="float" office:value="362.85" calcext:value-type="float">
            <text:p>363</text:p>
          </table:table-cell>
          <table:table-cell table:style-name="ce133" table:formula="of:=[.$E$6]+360*[.K$8]/[.$C240]" office:value-type="float" office:value="363.825" calcext:value-type="float">
            <text:p>364</text:p>
          </table:table-cell>
          <table:table-cell table:style-name="ce133" table:formula="of:=[.$E$6]+360*[.L$8]/[.$C240]" office:value-type="float" office:value="364.8" calcext:value-type="float">
            <text:p>365</text:p>
          </table:table-cell>
          <table:table-cell table:style-name="ce133" table:formula="of:=[.$E$6]+360*[.M$8]/[.$C240]" office:value-type="float" office:value="365.775" calcext:value-type="float">
            <text:p>366</text:p>
          </table:table-cell>
          <table:table-cell table:style-name="ce133" table:formula="of:=[.$E$6]+360*[.N$8]/[.$C240]" office:value-type="float" office:value="366.75" calcext:value-type="float">
            <text:p>367</text:p>
          </table:table-cell>
          <table:table-cell table:style-name="ce133" table:formula="of:=[.$E$6]+360*[.O$8]/[.$C240]" office:value-type="float" office:value="367.725" calcext:value-type="float">
            <text:p>368</text:p>
          </table:table-cell>
          <table:table-cell table:style-name="ce133" table:formula="of:=[.$E$6]+360*[.P$8]/[.$C240]" office:value-type="float" office:value="368.7" calcext:value-type="float">
            <text:p>369</text:p>
          </table:table-cell>
          <table:table-cell table:style-name="ce133" table:formula="of:=[.$E$6]+360*[.Q$8]/[.$C240]" office:value-type="float" office:value="369.675" calcext:value-type="float">
            <text:p>370</text:p>
          </table:table-cell>
          <table:table-cell table:style-name="ce133" table:formula="of:=[.$E$6]+360*[.R$8]/[.$C240]" office:value-type="float" office:value="370.65" calcext:value-type="float">
            <text:p>371</text:p>
          </table:table-cell>
          <table:table-cell table:style-name="ce133" table:formula="of:=[.$E$6]+360*[.S$8]/[.$C240]" office:value-type="float" office:value="371.625" calcext:value-type="float">
            <text:p>372</text:p>
          </table:table-cell>
          <table:table-cell table:style-name="ce133" table:formula="of:=[.$E$6]+360*[.T$8]/[.$C240]" office:value-type="float" office:value="372.6" calcext:value-type="float">
            <text:p>373</text:p>
          </table:table-cell>
          <table:table-cell table:style-name="ce133" table:formula="of:=[.$E$6]+360*[.U$8]/[.$C240]" office:value-type="float" office:value="373.575" calcext:value-type="float">
            <text:p>374</text:p>
          </table:table-cell>
          <table:table-cell table:style-name="ce133" table:formula="of:=[.$E$6]+360*[.V$8]/[.$C240]" office:value-type="float" office:value="374.55" calcext:value-type="float">
            <text:p>375</text:p>
          </table:table-cell>
          <table:table-cell table:style-name="ce133" table:formula="of:=[.$E$6]+360*[.W$8]/[.$C240]" office:value-type="float" office:value="375.525" calcext:value-type="float">
            <text:p>376</text:p>
          </table:table-cell>
          <table:table-cell table:style-name="ce133" table:formula="of:=[.$E$6]+360*[.X$8]/[.$C240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41]" office:value-type="float" office:value="17142.8571428571" calcext:value-type="float">
            <text:p>17143</text:p>
          </table:table-cell>
          <table:table-cell table:style-name="ce133" table:formula="of:=[.$E$6]+360*[.D$8]/[.$C241]" office:value-type="float" office:value="357" calcext:value-type="float">
            <text:p>357</text:p>
          </table:table-cell>
          <table:table-cell table:style-name="ce133" table:formula="of:=[.$E$6]+360*[.E$8]/[.$C241]" office:value-type="float" office:value="358.05" calcext:value-type="float">
            <text:p>358</text:p>
          </table:table-cell>
          <table:table-cell table:style-name="ce133" table:formula="of:=[.$E$6]+360*[.F$8]/[.$C241]" office:value-type="float" office:value="359.1" calcext:value-type="float">
            <text:p>359</text:p>
          </table:table-cell>
          <table:table-cell table:style-name="ce133" table:formula="of:=[.$E$6]+360*[.G$8]/[.$C241]" office:value-type="float" office:value="360.15" calcext:value-type="float">
            <text:p>360</text:p>
          </table:table-cell>
          <table:table-cell table:style-name="ce133" table:formula="of:=[.$E$6]+360*[.H$8]/[.$C241]" office:value-type="float" office:value="361.2" calcext:value-type="float">
            <text:p>361</text:p>
          </table:table-cell>
          <table:table-cell table:style-name="ce133" table:formula="of:=[.$E$6]+360*[.I$8]/[.$C241]" office:value-type="float" office:value="362.25" calcext:value-type="float">
            <text:p>362</text:p>
          </table:table-cell>
          <table:table-cell table:style-name="ce133" table:formula="of:=[.$E$6]+360*[.J$8]/[.$C241]" office:value-type="float" office:value="363.3" calcext:value-type="float">
            <text:p>363</text:p>
          </table:table-cell>
          <table:table-cell table:style-name="ce133" table:formula="of:=[.$E$6]+360*[.K$8]/[.$C241]" office:value-type="float" office:value="364.35" calcext:value-type="float">
            <text:p>364</text:p>
          </table:table-cell>
          <table:table-cell table:style-name="ce133" table:formula="of:=[.$E$6]+360*[.L$8]/[.$C241]" office:value-type="float" office:value="365.4" calcext:value-type="float">
            <text:p>365</text:p>
          </table:table-cell>
          <table:table-cell table:style-name="ce133" table:formula="of:=[.$E$6]+360*[.M$8]/[.$C241]" office:value-type="float" office:value="366.45" calcext:value-type="float">
            <text:p>366</text:p>
          </table:table-cell>
          <table:table-cell table:style-name="ce133" table:formula="of:=[.$E$6]+360*[.N$8]/[.$C241]" office:value-type="float" office:value="367.5" calcext:value-type="float">
            <text:p>368</text:p>
          </table:table-cell>
          <table:table-cell table:style-name="ce133" table:formula="of:=[.$E$6]+360*[.O$8]/[.$C241]" office:value-type="float" office:value="368.55" calcext:value-type="float">
            <text:p>369</text:p>
          </table:table-cell>
          <table:table-cell table:style-name="ce133" table:formula="of:=[.$E$6]+360*[.P$8]/[.$C241]" office:value-type="float" office:value="369.6" calcext:value-type="float">
            <text:p>370</text:p>
          </table:table-cell>
          <table:table-cell table:style-name="ce133" table:formula="of:=[.$E$6]+360*[.Q$8]/[.$C241]" office:value-type="float" office:value="370.65" calcext:value-type="float">
            <text:p>371</text:p>
          </table:table-cell>
          <table:table-cell table:style-name="ce133" table:formula="of:=[.$E$6]+360*[.R$8]/[.$C241]" office:value-type="float" office:value="371.7" calcext:value-type="float">
            <text:p>372</text:p>
          </table:table-cell>
          <table:table-cell table:style-name="ce133" table:formula="of:=[.$E$6]+360*[.S$8]/[.$C241]" office:value-type="float" office:value="372.75" calcext:value-type="float">
            <text:p>373</text:p>
          </table:table-cell>
          <table:table-cell table:style-name="ce133" table:formula="of:=[.$E$6]+360*[.T$8]/[.$C241]" office:value-type="float" office:value="373.8" calcext:value-type="float">
            <text:p>374</text:p>
          </table:table-cell>
          <table:table-cell table:style-name="ce133" table:formula="of:=[.$E$6]+360*[.U$8]/[.$C241]" office:value-type="float" office:value="374.85" calcext:value-type="float">
            <text:p>375</text:p>
          </table:table-cell>
          <table:table-cell table:style-name="ce133" table:formula="of:=[.$E$6]+360*[.V$8]/[.$C241]" office:value-type="float" office:value="375.9" calcext:value-type="float">
            <text:p>376</text:p>
          </table:table-cell>
          <table:table-cell table:style-name="ce133" table:formula="of:=[.$E$6]+360*[.W$8]/[.$C241]" office:value-type="float" office:value="376.95" calcext:value-type="float">
            <text:p>377</text:p>
          </table:table-cell>
          <table:table-cell table:style-name="ce133" table:formula="of:=[.$E$6]+360*[.X$8]/[.$C241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42]" office:value-type="float" office:value="16000" calcext:value-type="float">
            <text:p>16000</text:p>
          </table:table-cell>
          <table:table-cell table:style-name="ce133" table:formula="of:=[.$E$6]+360*[.D$8]/[.$C242]" office:value-type="float" office:value="357" calcext:value-type="float">
            <text:p>357</text:p>
          </table:table-cell>
          <table:table-cell table:style-name="ce133" table:formula="of:=[.$E$6]+360*[.E$8]/[.$C242]" office:value-type="float" office:value="358.125" calcext:value-type="float">
            <text:p>358</text:p>
          </table:table-cell>
          <table:table-cell table:style-name="ce133" table:formula="of:=[.$E$6]+360*[.F$8]/[.$C242]" office:value-type="float" office:value="359.25" calcext:value-type="float">
            <text:p>359</text:p>
          </table:table-cell>
          <table:table-cell table:style-name="ce133" table:formula="of:=[.$E$6]+360*[.G$8]/[.$C242]" office:value-type="float" office:value="360.375" calcext:value-type="float">
            <text:p>360</text:p>
          </table:table-cell>
          <table:table-cell table:style-name="ce133" table:formula="of:=[.$E$6]+360*[.H$8]/[.$C242]" office:value-type="float" office:value="361.5" calcext:value-type="float">
            <text:p>362</text:p>
          </table:table-cell>
          <table:table-cell table:style-name="ce133" table:formula="of:=[.$E$6]+360*[.I$8]/[.$C242]" office:value-type="float" office:value="362.625" calcext:value-type="float">
            <text:p>363</text:p>
          </table:table-cell>
          <table:table-cell table:style-name="ce133" table:formula="of:=[.$E$6]+360*[.J$8]/[.$C242]" office:value-type="float" office:value="363.75" calcext:value-type="float">
            <text:p>364</text:p>
          </table:table-cell>
          <table:table-cell table:style-name="ce133" table:formula="of:=[.$E$6]+360*[.K$8]/[.$C242]" office:value-type="float" office:value="364.875" calcext:value-type="float">
            <text:p>365</text:p>
          </table:table-cell>
          <table:table-cell table:style-name="ce133" table:formula="of:=[.$E$6]+360*[.L$8]/[.$C242]" office:value-type="float" office:value="366" calcext:value-type="float">
            <text:p>366</text:p>
          </table:table-cell>
          <table:table-cell table:style-name="ce133" table:formula="of:=[.$E$6]+360*[.M$8]/[.$C242]" office:value-type="float" office:value="367.125" calcext:value-type="float">
            <text:p>367</text:p>
          </table:table-cell>
          <table:table-cell table:style-name="ce133" table:formula="of:=[.$E$6]+360*[.N$8]/[.$C242]" office:value-type="float" office:value="368.25" calcext:value-type="float">
            <text:p>368</text:p>
          </table:table-cell>
          <table:table-cell table:style-name="ce133" table:formula="of:=[.$E$6]+360*[.O$8]/[.$C242]" office:value-type="float" office:value="369.375" calcext:value-type="float">
            <text:p>369</text:p>
          </table:table-cell>
          <table:table-cell table:style-name="ce133" table:formula="of:=[.$E$6]+360*[.P$8]/[.$C242]" office:value-type="float" office:value="370.5" calcext:value-type="float">
            <text:p>371</text:p>
          </table:table-cell>
          <table:table-cell table:style-name="ce133" table:formula="of:=[.$E$6]+360*[.Q$8]/[.$C242]" office:value-type="float" office:value="371.625" calcext:value-type="float">
            <text:p>372</text:p>
          </table:table-cell>
          <table:table-cell table:style-name="ce133" table:formula="of:=[.$E$6]+360*[.R$8]/[.$C242]" office:value-type="float" office:value="372.75" calcext:value-type="float">
            <text:p>373</text:p>
          </table:table-cell>
          <table:table-cell table:style-name="ce133" table:formula="of:=[.$E$6]+360*[.S$8]/[.$C242]" office:value-type="float" office:value="373.875" calcext:value-type="float">
            <text:p>374</text:p>
          </table:table-cell>
          <table:table-cell table:style-name="ce133" table:formula="of:=[.$E$6]+360*[.T$8]/[.$C242]" office:value-type="float" office:value="375" calcext:value-type="float">
            <text:p>375</text:p>
          </table:table-cell>
          <table:table-cell table:style-name="ce133" table:formula="of:=[.$E$6]+360*[.U$8]/[.$C242]" office:value-type="float" office:value="376.125" calcext:value-type="float">
            <text:p>376</text:p>
          </table:table-cell>
          <table:table-cell table:style-name="ce133" table:formula="of:=[.$E$6]+360*[.V$8]/[.$C242]" office:value-type="float" office:value="377.25" calcext:value-type="float">
            <text:p>377</text:p>
          </table:table-cell>
          <table:table-cell table:style-name="ce133" table:formula="of:=[.$E$6]+360*[.W$8]/[.$C242]" office:value-type="float" office:value="378.375" calcext:value-type="float">
            <text:p>378</text:p>
          </table:table-cell>
          <table:table-cell table:style-name="ce133" table:formula="of:=[.$E$6]+360*[.X$8]/[.$C242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43]" office:value-type="float" office:value="15000" calcext:value-type="float">
            <text:p>15000</text:p>
          </table:table-cell>
          <table:table-cell table:style-name="ce133" table:formula="of:=[.$E$6]+360*[.D$8]/[.$C243]" office:value-type="float" office:value="357" calcext:value-type="float">
            <text:p>357</text:p>
          </table:table-cell>
          <table:table-cell table:style-name="ce133" table:formula="of:=[.$E$6]+360*[.E$8]/[.$C243]" office:value-type="float" office:value="358.2" calcext:value-type="float">
            <text:p>358</text:p>
          </table:table-cell>
          <table:table-cell table:style-name="ce133" table:formula="of:=[.$E$6]+360*[.F$8]/[.$C243]" office:value-type="float" office:value="359.4" calcext:value-type="float">
            <text:p>359</text:p>
          </table:table-cell>
          <table:table-cell table:style-name="ce133" table:formula="of:=[.$E$6]+360*[.G$8]/[.$C243]" office:value-type="float" office:value="360.6" calcext:value-type="float">
            <text:p>361</text:p>
          </table:table-cell>
          <table:table-cell table:style-name="ce133" table:formula="of:=[.$E$6]+360*[.H$8]/[.$C243]" office:value-type="float" office:value="361.8" calcext:value-type="float">
            <text:p>362</text:p>
          </table:table-cell>
          <table:table-cell table:style-name="ce133" table:formula="of:=[.$E$6]+360*[.I$8]/[.$C243]" office:value-type="float" office:value="363" calcext:value-type="float">
            <text:p>363</text:p>
          </table:table-cell>
          <table:table-cell table:style-name="ce133" table:formula="of:=[.$E$6]+360*[.J$8]/[.$C243]" office:value-type="float" office:value="364.2" calcext:value-type="float">
            <text:p>364</text:p>
          </table:table-cell>
          <table:table-cell table:style-name="ce133" table:formula="of:=[.$E$6]+360*[.K$8]/[.$C243]" office:value-type="float" office:value="365.4" calcext:value-type="float">
            <text:p>365</text:p>
          </table:table-cell>
          <table:table-cell table:style-name="ce133" table:formula="of:=[.$E$6]+360*[.L$8]/[.$C243]" office:value-type="float" office:value="366.6" calcext:value-type="float">
            <text:p>367</text:p>
          </table:table-cell>
          <table:table-cell table:style-name="ce133" table:formula="of:=[.$E$6]+360*[.M$8]/[.$C243]" office:value-type="float" office:value="367.8" calcext:value-type="float">
            <text:p>368</text:p>
          </table:table-cell>
          <table:table-cell table:style-name="ce133" table:formula="of:=[.$E$6]+360*[.N$8]/[.$C243]" office:value-type="float" office:value="369" calcext:value-type="float">
            <text:p>369</text:p>
          </table:table-cell>
          <table:table-cell table:style-name="ce133" table:formula="of:=[.$E$6]+360*[.O$8]/[.$C243]" office:value-type="float" office:value="370.2" calcext:value-type="float">
            <text:p>370</text:p>
          </table:table-cell>
          <table:table-cell table:style-name="ce133" table:formula="of:=[.$E$6]+360*[.P$8]/[.$C243]" office:value-type="float" office:value="371.4" calcext:value-type="float">
            <text:p>371</text:p>
          </table:table-cell>
          <table:table-cell table:style-name="ce133" table:formula="of:=[.$E$6]+360*[.Q$8]/[.$C243]" office:value-type="float" office:value="372.6" calcext:value-type="float">
            <text:p>373</text:p>
          </table:table-cell>
          <table:table-cell table:style-name="ce133" table:formula="of:=[.$E$6]+360*[.R$8]/[.$C243]" office:value-type="float" office:value="373.8" calcext:value-type="float">
            <text:p>374</text:p>
          </table:table-cell>
          <table:table-cell table:style-name="ce133" table:formula="of:=[.$E$6]+360*[.S$8]/[.$C243]" office:value-type="float" office:value="375" calcext:value-type="float">
            <text:p>375</text:p>
          </table:table-cell>
          <table:table-cell table:style-name="ce133" table:formula="of:=[.$E$6]+360*[.T$8]/[.$C243]" office:value-type="float" office:value="376.2" calcext:value-type="float">
            <text:p>376</text:p>
          </table:table-cell>
          <table:table-cell table:style-name="ce133" table:formula="of:=[.$E$6]+360*[.U$8]/[.$C243]" office:value-type="float" office:value="377.4" calcext:value-type="float">
            <text:p>377</text:p>
          </table:table-cell>
          <table:table-cell table:style-name="ce133" table:formula="of:=[.$E$6]+360*[.V$8]/[.$C243]" office:value-type="float" office:value="378.6" calcext:value-type="float">
            <text:p>379</text:p>
          </table:table-cell>
          <table:table-cell table:style-name="ce133" table:formula="of:=[.$E$6]+360*[.W$8]/[.$C243]" office:value-type="float" office:value="379.8" calcext:value-type="float">
            <text:p>380</text:p>
          </table:table-cell>
          <table:table-cell table:style-name="ce133" table:formula="of:=[.$E$6]+360*[.X$8]/[.$C243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44]" office:value-type="float" office:value="14117.6470588235" calcext:value-type="float">
            <text:p>14118</text:p>
          </table:table-cell>
          <table:table-cell table:style-name="ce133" table:formula="of:=[.$E$6]+360*[.D$8]/[.$C244]" office:value-type="float" office:value="357" calcext:value-type="float">
            <text:p>357</text:p>
          </table:table-cell>
          <table:table-cell table:style-name="ce133" table:formula="of:=[.$E$6]+360*[.E$8]/[.$C244]" office:value-type="float" office:value="358.275" calcext:value-type="float">
            <text:p>358</text:p>
          </table:table-cell>
          <table:table-cell table:style-name="ce133" table:formula="of:=[.$E$6]+360*[.F$8]/[.$C244]" office:value-type="float" office:value="359.55" calcext:value-type="float">
            <text:p>360</text:p>
          </table:table-cell>
          <table:table-cell table:style-name="ce133" table:formula="of:=[.$E$6]+360*[.G$8]/[.$C244]" office:value-type="float" office:value="360.825" calcext:value-type="float">
            <text:p>361</text:p>
          </table:table-cell>
          <table:table-cell table:style-name="ce133" table:formula="of:=[.$E$6]+360*[.H$8]/[.$C244]" office:value-type="float" office:value="362.1" calcext:value-type="float">
            <text:p>362</text:p>
          </table:table-cell>
          <table:table-cell table:style-name="ce133" table:formula="of:=[.$E$6]+360*[.I$8]/[.$C244]" office:value-type="float" office:value="363.375" calcext:value-type="float">
            <text:p>363</text:p>
          </table:table-cell>
          <table:table-cell table:style-name="ce133" table:formula="of:=[.$E$6]+360*[.J$8]/[.$C244]" office:value-type="float" office:value="364.65" calcext:value-type="float">
            <text:p>365</text:p>
          </table:table-cell>
          <table:table-cell table:style-name="ce133" table:formula="of:=[.$E$6]+360*[.K$8]/[.$C244]" office:value-type="float" office:value="365.925" calcext:value-type="float">
            <text:p>366</text:p>
          </table:table-cell>
          <table:table-cell table:style-name="ce133" table:formula="of:=[.$E$6]+360*[.L$8]/[.$C244]" office:value-type="float" office:value="367.2" calcext:value-type="float">
            <text:p>367</text:p>
          </table:table-cell>
          <table:table-cell table:style-name="ce133" table:formula="of:=[.$E$6]+360*[.M$8]/[.$C244]" office:value-type="float" office:value="368.475" calcext:value-type="float">
            <text:p>368</text:p>
          </table:table-cell>
          <table:table-cell table:style-name="ce133" table:formula="of:=[.$E$6]+360*[.N$8]/[.$C244]" office:value-type="float" office:value="369.75" calcext:value-type="float">
            <text:p>370</text:p>
          </table:table-cell>
          <table:table-cell table:style-name="ce133" table:formula="of:=[.$E$6]+360*[.O$8]/[.$C244]" office:value-type="float" office:value="371.025" calcext:value-type="float">
            <text:p>371</text:p>
          </table:table-cell>
          <table:table-cell table:style-name="ce133" table:formula="of:=[.$E$6]+360*[.P$8]/[.$C244]" office:value-type="float" office:value="372.3" calcext:value-type="float">
            <text:p>372</text:p>
          </table:table-cell>
          <table:table-cell table:style-name="ce133" table:formula="of:=[.$E$6]+360*[.Q$8]/[.$C244]" office:value-type="float" office:value="373.575" calcext:value-type="float">
            <text:p>374</text:p>
          </table:table-cell>
          <table:table-cell table:style-name="ce133" table:formula="of:=[.$E$6]+360*[.R$8]/[.$C244]" office:value-type="float" office:value="374.85" calcext:value-type="float">
            <text:p>375</text:p>
          </table:table-cell>
          <table:table-cell table:style-name="ce133" table:formula="of:=[.$E$6]+360*[.S$8]/[.$C244]" office:value-type="float" office:value="376.125" calcext:value-type="float">
            <text:p>376</text:p>
          </table:table-cell>
          <table:table-cell table:style-name="ce133" table:formula="of:=[.$E$6]+360*[.T$8]/[.$C244]" office:value-type="float" office:value="377.4" calcext:value-type="float">
            <text:p>377</text:p>
          </table:table-cell>
          <table:table-cell table:style-name="ce133" table:formula="of:=[.$E$6]+360*[.U$8]/[.$C244]" office:value-type="float" office:value="378.675" calcext:value-type="float">
            <text:p>379</text:p>
          </table:table-cell>
          <table:table-cell table:style-name="ce133" table:formula="of:=[.$E$6]+360*[.V$8]/[.$C244]" office:value-type="float" office:value="379.95" calcext:value-type="float">
            <text:p>380</text:p>
          </table:table-cell>
          <table:table-cell table:style-name="ce133" table:formula="of:=[.$E$6]+360*[.W$8]/[.$C244]" office:value-type="float" office:value="381.225" calcext:value-type="float">
            <text:p>381</text:p>
          </table:table-cell>
          <table:table-cell table:style-name="ce133" table:formula="of:=[.$E$6]+360*[.X$8]/[.$C244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45]" office:value-type="float" office:value="13333.3333333333" calcext:value-type="float">
            <text:p>13333</text:p>
          </table:table-cell>
          <table:table-cell table:style-name="ce133" table:formula="of:=[.$E$6]+360*[.D$8]/[.$C245]" office:value-type="float" office:value="357" calcext:value-type="float">
            <text:p>357</text:p>
          </table:table-cell>
          <table:table-cell table:style-name="ce133" table:formula="of:=[.$E$6]+360*[.E$8]/[.$C245]" office:value-type="float" office:value="358.35" calcext:value-type="float">
            <text:p>358</text:p>
          </table:table-cell>
          <table:table-cell table:style-name="ce133" table:formula="of:=[.$E$6]+360*[.F$8]/[.$C245]" office:value-type="float" office:value="359.7" calcext:value-type="float">
            <text:p>360</text:p>
          </table:table-cell>
          <table:table-cell table:style-name="ce133" table:formula="of:=[.$E$6]+360*[.G$8]/[.$C245]" office:value-type="float" office:value="361.05" calcext:value-type="float">
            <text:p>361</text:p>
          </table:table-cell>
          <table:table-cell table:style-name="ce133" table:formula="of:=[.$E$6]+360*[.H$8]/[.$C245]" office:value-type="float" office:value="362.4" calcext:value-type="float">
            <text:p>362</text:p>
          </table:table-cell>
          <table:table-cell table:style-name="ce133" table:formula="of:=[.$E$6]+360*[.I$8]/[.$C245]" office:value-type="float" office:value="363.75" calcext:value-type="float">
            <text:p>364</text:p>
          </table:table-cell>
          <table:table-cell table:style-name="ce133" table:formula="of:=[.$E$6]+360*[.J$8]/[.$C245]" office:value-type="float" office:value="365.1" calcext:value-type="float">
            <text:p>365</text:p>
          </table:table-cell>
          <table:table-cell table:style-name="ce133" table:formula="of:=[.$E$6]+360*[.K$8]/[.$C245]" office:value-type="float" office:value="366.45" calcext:value-type="float">
            <text:p>366</text:p>
          </table:table-cell>
          <table:table-cell table:style-name="ce133" table:formula="of:=[.$E$6]+360*[.L$8]/[.$C245]" office:value-type="float" office:value="367.8" calcext:value-type="float">
            <text:p>368</text:p>
          </table:table-cell>
          <table:table-cell table:style-name="ce133" table:formula="of:=[.$E$6]+360*[.M$8]/[.$C245]" office:value-type="float" office:value="369.15" calcext:value-type="float">
            <text:p>369</text:p>
          </table:table-cell>
          <table:table-cell table:style-name="ce133" table:formula="of:=[.$E$6]+360*[.N$8]/[.$C245]" office:value-type="float" office:value="370.5" calcext:value-type="float">
            <text:p>371</text:p>
          </table:table-cell>
          <table:table-cell table:style-name="ce133" table:formula="of:=[.$E$6]+360*[.O$8]/[.$C245]" office:value-type="float" office:value="371.85" calcext:value-type="float">
            <text:p>372</text:p>
          </table:table-cell>
          <table:table-cell table:style-name="ce133" table:formula="of:=[.$E$6]+360*[.P$8]/[.$C245]" office:value-type="float" office:value="373.2" calcext:value-type="float">
            <text:p>373</text:p>
          </table:table-cell>
          <table:table-cell table:style-name="ce133" table:formula="of:=[.$E$6]+360*[.Q$8]/[.$C245]" office:value-type="float" office:value="374.55" calcext:value-type="float">
            <text:p>375</text:p>
          </table:table-cell>
          <table:table-cell table:style-name="ce133" table:formula="of:=[.$E$6]+360*[.R$8]/[.$C245]" office:value-type="float" office:value="375.9" calcext:value-type="float">
            <text:p>376</text:p>
          </table:table-cell>
          <table:table-cell table:style-name="ce133" table:formula="of:=[.$E$6]+360*[.S$8]/[.$C245]" office:value-type="float" office:value="377.25" calcext:value-type="float">
            <text:p>377</text:p>
          </table:table-cell>
          <table:table-cell table:style-name="ce133" table:formula="of:=[.$E$6]+360*[.T$8]/[.$C245]" office:value-type="float" office:value="378.6" calcext:value-type="float">
            <text:p>379</text:p>
          </table:table-cell>
          <table:table-cell table:style-name="ce133" table:formula="of:=[.$E$6]+360*[.U$8]/[.$C245]" office:value-type="float" office:value="379.95" calcext:value-type="float">
            <text:p>380</text:p>
          </table:table-cell>
          <table:table-cell table:style-name="ce133" table:formula="of:=[.$E$6]+360*[.V$8]/[.$C245]" office:value-type="float" office:value="381.3" calcext:value-type="float">
            <text:p>381</text:p>
          </table:table-cell>
          <table:table-cell table:style-name="ce133" table:formula="of:=[.$E$6]+360*[.W$8]/[.$C245]" office:value-type="float" office:value="382.65" calcext:value-type="float">
            <text:p>383</text:p>
          </table:table-cell>
          <table:table-cell table:style-name="ce133" table:formula="of:=[.$E$6]+360*[.X$8]/[.$C245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46]" office:value-type="float" office:value="12631.5789473684" calcext:value-type="float">
            <text:p>12632</text:p>
          </table:table-cell>
          <table:table-cell table:style-name="ce133" table:formula="of:=[.$E$6]+360*[.D$8]/[.$C246]" office:value-type="float" office:value="357" calcext:value-type="float">
            <text:p>357</text:p>
          </table:table-cell>
          <table:table-cell table:style-name="ce133" table:formula="of:=[.$E$6]+360*[.E$8]/[.$C246]" office:value-type="float" office:value="358.425" calcext:value-type="float">
            <text:p>358</text:p>
          </table:table-cell>
          <table:table-cell table:style-name="ce133" table:formula="of:=[.$E$6]+360*[.F$8]/[.$C246]" office:value-type="float" office:value="359.85" calcext:value-type="float">
            <text:p>360</text:p>
          </table:table-cell>
          <table:table-cell table:style-name="ce133" table:formula="of:=[.$E$6]+360*[.G$8]/[.$C246]" office:value-type="float" office:value="361.275" calcext:value-type="float">
            <text:p>361</text:p>
          </table:table-cell>
          <table:table-cell table:style-name="ce133" table:formula="of:=[.$E$6]+360*[.H$8]/[.$C246]" office:value-type="float" office:value="362.7" calcext:value-type="float">
            <text:p>363</text:p>
          </table:table-cell>
          <table:table-cell table:style-name="ce133" table:formula="of:=[.$E$6]+360*[.I$8]/[.$C246]" office:value-type="float" office:value="364.125" calcext:value-type="float">
            <text:p>364</text:p>
          </table:table-cell>
          <table:table-cell table:style-name="ce133" table:formula="of:=[.$E$6]+360*[.J$8]/[.$C246]" office:value-type="float" office:value="365.55" calcext:value-type="float">
            <text:p>366</text:p>
          </table:table-cell>
          <table:table-cell table:style-name="ce133" table:formula="of:=[.$E$6]+360*[.K$8]/[.$C246]" office:value-type="float" office:value="366.975" calcext:value-type="float">
            <text:p>367</text:p>
          </table:table-cell>
          <table:table-cell table:style-name="ce133" table:formula="of:=[.$E$6]+360*[.L$8]/[.$C246]" office:value-type="float" office:value="368.4" calcext:value-type="float">
            <text:p>368</text:p>
          </table:table-cell>
          <table:table-cell table:style-name="ce133" table:formula="of:=[.$E$6]+360*[.M$8]/[.$C246]" office:value-type="float" office:value="369.825" calcext:value-type="float">
            <text:p>370</text:p>
          </table:table-cell>
          <table:table-cell table:style-name="ce133" table:formula="of:=[.$E$6]+360*[.N$8]/[.$C246]" office:value-type="float" office:value="371.25" calcext:value-type="float">
            <text:p>371</text:p>
          </table:table-cell>
          <table:table-cell table:style-name="ce133" table:formula="of:=[.$E$6]+360*[.O$8]/[.$C246]" office:value-type="float" office:value="372.675" calcext:value-type="float">
            <text:p>373</text:p>
          </table:table-cell>
          <table:table-cell table:style-name="ce133" table:formula="of:=[.$E$6]+360*[.P$8]/[.$C246]" office:value-type="float" office:value="374.1" calcext:value-type="float">
            <text:p>374</text:p>
          </table:table-cell>
          <table:table-cell table:style-name="ce133" table:formula="of:=[.$E$6]+360*[.Q$8]/[.$C246]" office:value-type="float" office:value="375.525" calcext:value-type="float">
            <text:p>376</text:p>
          </table:table-cell>
          <table:table-cell table:style-name="ce133" table:formula="of:=[.$E$6]+360*[.R$8]/[.$C246]" office:value-type="float" office:value="376.95" calcext:value-type="float">
            <text:p>377</text:p>
          </table:table-cell>
          <table:table-cell table:style-name="ce133" table:formula="of:=[.$E$6]+360*[.S$8]/[.$C246]" office:value-type="float" office:value="378.375" calcext:value-type="float">
            <text:p>378</text:p>
          </table:table-cell>
          <table:table-cell table:style-name="ce133" table:formula="of:=[.$E$6]+360*[.T$8]/[.$C246]" office:value-type="float" office:value="379.8" calcext:value-type="float">
            <text:p>380</text:p>
          </table:table-cell>
          <table:table-cell table:style-name="ce133" table:formula="of:=[.$E$6]+360*[.U$8]/[.$C246]" office:value-type="float" office:value="381.225" calcext:value-type="float">
            <text:p>381</text:p>
          </table:table-cell>
          <table:table-cell table:style-name="ce133" table:formula="of:=[.$E$6]+360*[.V$8]/[.$C246]" office:value-type="float" office:value="382.65" calcext:value-type="float">
            <text:p>383</text:p>
          </table:table-cell>
          <table:table-cell table:style-name="ce133" table:formula="of:=[.$E$6]+360*[.W$8]/[.$C246]" office:value-type="float" office:value="384.075" calcext:value-type="float">
            <text:p>384</text:p>
          </table:table-cell>
          <table:table-cell table:style-name="ce133" table:formula="of:=[.$E$6]+360*[.X$8]/[.$C246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47]" office:value-type="float" office:value="12000" calcext:value-type="float">
            <text:p>12000</text:p>
          </table:table-cell>
          <table:table-cell table:style-name="ce133" table:formula="of:=[.$E$6]+360*[.D$8]/[.$C247]" office:value-type="float" office:value="357" calcext:value-type="float">
            <text:p>357</text:p>
          </table:table-cell>
          <table:table-cell table:style-name="ce133" table:formula="of:=[.$E$6]+360*[.E$8]/[.$C247]" office:value-type="float" office:value="358.5" calcext:value-type="float">
            <text:p>359</text:p>
          </table:table-cell>
          <table:table-cell table:style-name="ce133" table:formula="of:=[.$E$6]+360*[.F$8]/[.$C247]" office:value-type="float" office:value="360" calcext:value-type="float">
            <text:p>360</text:p>
          </table:table-cell>
          <table:table-cell table:style-name="ce133" table:formula="of:=[.$E$6]+360*[.G$8]/[.$C247]" office:value-type="float" office:value="361.5" calcext:value-type="float">
            <text:p>362</text:p>
          </table:table-cell>
          <table:table-cell table:style-name="ce133" table:formula="of:=[.$E$6]+360*[.H$8]/[.$C247]" office:value-type="float" office:value="363" calcext:value-type="float">
            <text:p>363</text:p>
          </table:table-cell>
          <table:table-cell table:style-name="ce133" table:formula="of:=[.$E$6]+360*[.I$8]/[.$C247]" office:value-type="float" office:value="364.5" calcext:value-type="float">
            <text:p>365</text:p>
          </table:table-cell>
          <table:table-cell table:style-name="ce133" table:formula="of:=[.$E$6]+360*[.J$8]/[.$C247]" office:value-type="float" office:value="366" calcext:value-type="float">
            <text:p>366</text:p>
          </table:table-cell>
          <table:table-cell table:style-name="ce133" table:formula="of:=[.$E$6]+360*[.K$8]/[.$C247]" office:value-type="float" office:value="367.5" calcext:value-type="float">
            <text:p>368</text:p>
          </table:table-cell>
          <table:table-cell table:style-name="ce133" table:formula="of:=[.$E$6]+360*[.L$8]/[.$C247]" office:value-type="float" office:value="369" calcext:value-type="float">
            <text:p>369</text:p>
          </table:table-cell>
          <table:table-cell table:style-name="ce133" table:formula="of:=[.$E$6]+360*[.M$8]/[.$C247]" office:value-type="float" office:value="370.5" calcext:value-type="float">
            <text:p>371</text:p>
          </table:table-cell>
          <table:table-cell table:style-name="ce133" table:formula="of:=[.$E$6]+360*[.N$8]/[.$C247]" office:value-type="float" office:value="372" calcext:value-type="float">
            <text:p>372</text:p>
          </table:table-cell>
          <table:table-cell table:style-name="ce133" table:formula="of:=[.$E$6]+360*[.O$8]/[.$C247]" office:value-type="float" office:value="373.5" calcext:value-type="float">
            <text:p>374</text:p>
          </table:table-cell>
          <table:table-cell table:style-name="ce133" table:formula="of:=[.$E$6]+360*[.P$8]/[.$C247]" office:value-type="float" office:value="375" calcext:value-type="float">
            <text:p>375</text:p>
          </table:table-cell>
          <table:table-cell table:style-name="ce133" table:formula="of:=[.$E$6]+360*[.Q$8]/[.$C247]" office:value-type="float" office:value="376.5" calcext:value-type="float">
            <text:p>377</text:p>
          </table:table-cell>
          <table:table-cell table:style-name="ce133" table:formula="of:=[.$E$6]+360*[.R$8]/[.$C247]" office:value-type="float" office:value="378" calcext:value-type="float">
            <text:p>378</text:p>
          </table:table-cell>
          <table:table-cell table:style-name="ce133" table:formula="of:=[.$E$6]+360*[.S$8]/[.$C247]" office:value-type="float" office:value="379.5" calcext:value-type="float">
            <text:p>380</text:p>
          </table:table-cell>
          <table:table-cell table:style-name="ce133" table:formula="of:=[.$E$6]+360*[.T$8]/[.$C247]" office:value-type="float" office:value="381" calcext:value-type="float">
            <text:p>381</text:p>
          </table:table-cell>
          <table:table-cell table:style-name="ce133" table:formula="of:=[.$E$6]+360*[.U$8]/[.$C247]" office:value-type="float" office:value="382.5" calcext:value-type="float">
            <text:p>383</text:p>
          </table:table-cell>
          <table:table-cell table:style-name="ce133" table:formula="of:=[.$E$6]+360*[.V$8]/[.$C247]" office:value-type="float" office:value="384" calcext:value-type="float">
            <text:p>384</text:p>
          </table:table-cell>
          <table:table-cell table:style-name="ce133" table:formula="of:=[.$E$6]+360*[.W$8]/[.$C247]" office:value-type="float" office:value="385.5" calcext:value-type="float">
            <text:p>386</text:p>
          </table:table-cell>
          <table:table-cell table:style-name="ce133" table:formula="of:=[.$E$6]+360*[.X$8]/[.$C247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48]" office:value-type="float" office:value="11428.5714285714" calcext:value-type="float">
            <text:p>11429</text:p>
          </table:table-cell>
          <table:table-cell table:style-name="ce133" table:formula="of:=[.$E$6]+360*[.D$8]/[.$C248]" office:value-type="float" office:value="357" calcext:value-type="float">
            <text:p>357</text:p>
          </table:table-cell>
          <table:table-cell table:style-name="ce133" table:formula="of:=[.$E$6]+360*[.E$8]/[.$C248]" office:value-type="float" office:value="358.575" calcext:value-type="float">
            <text:p>359</text:p>
          </table:table-cell>
          <table:table-cell table:style-name="ce133" table:formula="of:=[.$E$6]+360*[.F$8]/[.$C248]" office:value-type="float" office:value="360.15" calcext:value-type="float">
            <text:p>360</text:p>
          </table:table-cell>
          <table:table-cell table:style-name="ce133" table:formula="of:=[.$E$6]+360*[.G$8]/[.$C248]" office:value-type="float" office:value="361.725" calcext:value-type="float">
            <text:p>362</text:p>
          </table:table-cell>
          <table:table-cell table:style-name="ce133" table:formula="of:=[.$E$6]+360*[.H$8]/[.$C248]" office:value-type="float" office:value="363.3" calcext:value-type="float">
            <text:p>363</text:p>
          </table:table-cell>
          <table:table-cell table:style-name="ce133" table:formula="of:=[.$E$6]+360*[.I$8]/[.$C248]" office:value-type="float" office:value="364.875" calcext:value-type="float">
            <text:p>365</text:p>
          </table:table-cell>
          <table:table-cell table:style-name="ce133" table:formula="of:=[.$E$6]+360*[.J$8]/[.$C248]" office:value-type="float" office:value="366.45" calcext:value-type="float">
            <text:p>366</text:p>
          </table:table-cell>
          <table:table-cell table:style-name="ce133" table:formula="of:=[.$E$6]+360*[.K$8]/[.$C248]" office:value-type="float" office:value="368.025" calcext:value-type="float">
            <text:p>368</text:p>
          </table:table-cell>
          <table:table-cell table:style-name="ce133" table:formula="of:=[.$E$6]+360*[.L$8]/[.$C248]" office:value-type="float" office:value="369.6" calcext:value-type="float">
            <text:p>370</text:p>
          </table:table-cell>
          <table:table-cell table:style-name="ce133" table:formula="of:=[.$E$6]+360*[.M$8]/[.$C248]" office:value-type="float" office:value="371.175" calcext:value-type="float">
            <text:p>371</text:p>
          </table:table-cell>
          <table:table-cell table:style-name="ce133" table:formula="of:=[.$E$6]+360*[.N$8]/[.$C248]" office:value-type="float" office:value="372.75" calcext:value-type="float">
            <text:p>373</text:p>
          </table:table-cell>
          <table:table-cell table:style-name="ce133" table:formula="of:=[.$E$6]+360*[.O$8]/[.$C248]" office:value-type="float" office:value="374.325" calcext:value-type="float">
            <text:p>374</text:p>
          </table:table-cell>
          <table:table-cell table:style-name="ce133" table:formula="of:=[.$E$6]+360*[.P$8]/[.$C248]" office:value-type="float" office:value="375.9" calcext:value-type="float">
            <text:p>376</text:p>
          </table:table-cell>
          <table:table-cell table:style-name="ce133" table:formula="of:=[.$E$6]+360*[.Q$8]/[.$C248]" office:value-type="float" office:value="377.475" calcext:value-type="float">
            <text:p>377</text:p>
          </table:table-cell>
          <table:table-cell table:style-name="ce133" table:formula="of:=[.$E$6]+360*[.R$8]/[.$C248]" office:value-type="float" office:value="379.05" calcext:value-type="float">
            <text:p>379</text:p>
          </table:table-cell>
          <table:table-cell table:style-name="ce133" table:formula="of:=[.$E$6]+360*[.S$8]/[.$C248]" office:value-type="float" office:value="380.625" calcext:value-type="float">
            <text:p>381</text:p>
          </table:table-cell>
          <table:table-cell table:style-name="ce133" table:formula="of:=[.$E$6]+360*[.T$8]/[.$C248]" office:value-type="float" office:value="382.2" calcext:value-type="float">
            <text:p>382</text:p>
          </table:table-cell>
          <table:table-cell table:style-name="ce133" table:formula="of:=[.$E$6]+360*[.U$8]/[.$C248]" office:value-type="float" office:value="383.775" calcext:value-type="float">
            <text:p>384</text:p>
          </table:table-cell>
          <table:table-cell table:style-name="ce133" table:formula="of:=[.$E$6]+360*[.V$8]/[.$C248]" office:value-type="float" office:value="385.35" calcext:value-type="float">
            <text:p>385</text:p>
          </table:table-cell>
          <table:table-cell table:style-name="ce133" table:formula="of:=[.$E$6]+360*[.W$8]/[.$C248]" office:value-type="float" office:value="386.925" calcext:value-type="float">
            <text:p>387</text:p>
          </table:table-cell>
          <table:table-cell table:style-name="ce133" table:formula="of:=[.$E$6]+360*[.X$8]/[.$C248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49]" office:value-type="float" office:value="10909.0909090909" calcext:value-type="float">
            <text:p>10909</text:p>
          </table:table-cell>
          <table:table-cell table:style-name="ce133" table:formula="of:=[.$E$6]+360*[.D$8]/[.$C249]" office:value-type="float" office:value="357" calcext:value-type="float">
            <text:p>357</text:p>
          </table:table-cell>
          <table:table-cell table:style-name="ce133" table:formula="of:=[.$E$6]+360*[.E$8]/[.$C249]" office:value-type="float" office:value="358.65" calcext:value-type="float">
            <text:p>359</text:p>
          </table:table-cell>
          <table:table-cell table:style-name="ce133" table:formula="of:=[.$E$6]+360*[.F$8]/[.$C249]" office:value-type="float" office:value="360.3" calcext:value-type="float">
            <text:p>360</text:p>
          </table:table-cell>
          <table:table-cell table:style-name="ce133" table:formula="of:=[.$E$6]+360*[.G$8]/[.$C249]" office:value-type="float" office:value="361.95" calcext:value-type="float">
            <text:p>362</text:p>
          </table:table-cell>
          <table:table-cell table:style-name="ce133" table:formula="of:=[.$E$6]+360*[.H$8]/[.$C249]" office:value-type="float" office:value="363.6" calcext:value-type="float">
            <text:p>364</text:p>
          </table:table-cell>
          <table:table-cell table:style-name="ce133" table:formula="of:=[.$E$6]+360*[.I$8]/[.$C249]" office:value-type="float" office:value="365.25" calcext:value-type="float">
            <text:p>365</text:p>
          </table:table-cell>
          <table:table-cell table:style-name="ce133" table:formula="of:=[.$E$6]+360*[.J$8]/[.$C249]" office:value-type="float" office:value="366.9" calcext:value-type="float">
            <text:p>367</text:p>
          </table:table-cell>
          <table:table-cell table:style-name="ce133" table:formula="of:=[.$E$6]+360*[.K$8]/[.$C249]" office:value-type="float" office:value="368.55" calcext:value-type="float">
            <text:p>369</text:p>
          </table:table-cell>
          <table:table-cell table:style-name="ce133" table:formula="of:=[.$E$6]+360*[.L$8]/[.$C249]" office:value-type="float" office:value="370.2" calcext:value-type="float">
            <text:p>370</text:p>
          </table:table-cell>
          <table:table-cell table:style-name="ce133" table:formula="of:=[.$E$6]+360*[.M$8]/[.$C249]" office:value-type="float" office:value="371.85" calcext:value-type="float">
            <text:p>372</text:p>
          </table:table-cell>
          <table:table-cell table:style-name="ce133" table:formula="of:=[.$E$6]+360*[.N$8]/[.$C249]" office:value-type="float" office:value="373.5" calcext:value-type="float">
            <text:p>374</text:p>
          </table:table-cell>
          <table:table-cell table:style-name="ce133" table:formula="of:=[.$E$6]+360*[.O$8]/[.$C249]" office:value-type="float" office:value="375.15" calcext:value-type="float">
            <text:p>375</text:p>
          </table:table-cell>
          <table:table-cell table:style-name="ce133" table:formula="of:=[.$E$6]+360*[.P$8]/[.$C249]" office:value-type="float" office:value="376.8" calcext:value-type="float">
            <text:p>377</text:p>
          </table:table-cell>
          <table:table-cell table:style-name="ce133" table:formula="of:=[.$E$6]+360*[.Q$8]/[.$C249]" office:value-type="float" office:value="378.45" calcext:value-type="float">
            <text:p>378</text:p>
          </table:table-cell>
          <table:table-cell table:style-name="ce133" table:formula="of:=[.$E$6]+360*[.R$8]/[.$C249]" office:value-type="float" office:value="380.1" calcext:value-type="float">
            <text:p>380</text:p>
          </table:table-cell>
          <table:table-cell table:style-name="ce133" table:formula="of:=[.$E$6]+360*[.S$8]/[.$C249]" office:value-type="float" office:value="381.75" calcext:value-type="float">
            <text:p>382</text:p>
          </table:table-cell>
          <table:table-cell table:style-name="ce133" table:formula="of:=[.$E$6]+360*[.T$8]/[.$C249]" office:value-type="float" office:value="383.4" calcext:value-type="float">
            <text:p>383</text:p>
          </table:table-cell>
          <table:table-cell table:style-name="ce133" table:formula="of:=[.$E$6]+360*[.U$8]/[.$C249]" office:value-type="float" office:value="385.05" calcext:value-type="float">
            <text:p>385</text:p>
          </table:table-cell>
          <table:table-cell table:style-name="ce133" table:formula="of:=[.$E$6]+360*[.V$8]/[.$C249]" office:value-type="float" office:value="386.7" calcext:value-type="float">
            <text:p>387</text:p>
          </table:table-cell>
          <table:table-cell table:style-name="ce133" table:formula="of:=[.$E$6]+360*[.W$8]/[.$C249]" office:value-type="float" office:value="388.35" calcext:value-type="float">
            <text:p>388</text:p>
          </table:table-cell>
          <table:table-cell table:style-name="ce133" table:formula="of:=[.$E$6]+360*[.X$8]/[.$C249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50]" office:value-type="float" office:value="10434.7826086957" calcext:value-type="float">
            <text:p>10435</text:p>
          </table:table-cell>
          <table:table-cell table:style-name="ce133" table:formula="of:=[.$E$6]+360*[.D$8]/[.$C250]" office:value-type="float" office:value="357" calcext:value-type="float">
            <text:p>357</text:p>
          </table:table-cell>
          <table:table-cell table:style-name="ce133" table:formula="of:=[.$E$6]+360*[.E$8]/[.$C250]" office:value-type="float" office:value="358.725" calcext:value-type="float">
            <text:p>359</text:p>
          </table:table-cell>
          <table:table-cell table:style-name="ce133" table:formula="of:=[.$E$6]+360*[.F$8]/[.$C250]" office:value-type="float" office:value="360.45" calcext:value-type="float">
            <text:p>360</text:p>
          </table:table-cell>
          <table:table-cell table:style-name="ce133" table:formula="of:=[.$E$6]+360*[.G$8]/[.$C250]" office:value-type="float" office:value="362.175" calcext:value-type="float">
            <text:p>362</text:p>
          </table:table-cell>
          <table:table-cell table:style-name="ce133" table:formula="of:=[.$E$6]+360*[.H$8]/[.$C250]" office:value-type="float" office:value="363.9" calcext:value-type="float">
            <text:p>364</text:p>
          </table:table-cell>
          <table:table-cell table:style-name="ce133" table:formula="of:=[.$E$6]+360*[.I$8]/[.$C250]" office:value-type="float" office:value="365.625" calcext:value-type="float">
            <text:p>366</text:p>
          </table:table-cell>
          <table:table-cell table:style-name="ce133" table:formula="of:=[.$E$6]+360*[.J$8]/[.$C250]" office:value-type="float" office:value="367.35" calcext:value-type="float">
            <text:p>367</text:p>
          </table:table-cell>
          <table:table-cell table:style-name="ce133" table:formula="of:=[.$E$6]+360*[.K$8]/[.$C250]" office:value-type="float" office:value="369.075" calcext:value-type="float">
            <text:p>369</text:p>
          </table:table-cell>
          <table:table-cell table:style-name="ce133" table:formula="of:=[.$E$6]+360*[.L$8]/[.$C250]" office:value-type="float" office:value="370.8" calcext:value-type="float">
            <text:p>371</text:p>
          </table:table-cell>
          <table:table-cell table:style-name="ce133" table:formula="of:=[.$E$6]+360*[.M$8]/[.$C250]" office:value-type="float" office:value="372.525" calcext:value-type="float">
            <text:p>373</text:p>
          </table:table-cell>
          <table:table-cell table:style-name="ce133" table:formula="of:=[.$E$6]+360*[.N$8]/[.$C250]" office:value-type="float" office:value="374.25" calcext:value-type="float">
            <text:p>374</text:p>
          </table:table-cell>
          <table:table-cell table:style-name="ce133" table:formula="of:=[.$E$6]+360*[.O$8]/[.$C250]" office:value-type="float" office:value="375.975" calcext:value-type="float">
            <text:p>376</text:p>
          </table:table-cell>
          <table:table-cell table:style-name="ce133" table:formula="of:=[.$E$6]+360*[.P$8]/[.$C250]" office:value-type="float" office:value="377.7" calcext:value-type="float">
            <text:p>378</text:p>
          </table:table-cell>
          <table:table-cell table:style-name="ce133" table:formula="of:=[.$E$6]+360*[.Q$8]/[.$C250]" office:value-type="float" office:value="379.425" calcext:value-type="float">
            <text:p>379</text:p>
          </table:table-cell>
          <table:table-cell table:style-name="ce133" table:formula="of:=[.$E$6]+360*[.R$8]/[.$C250]" office:value-type="float" office:value="381.15" calcext:value-type="float">
            <text:p>381</text:p>
          </table:table-cell>
          <table:table-cell table:style-name="ce133" table:formula="of:=[.$E$6]+360*[.S$8]/[.$C250]" office:value-type="float" office:value="382.875" calcext:value-type="float">
            <text:p>383</text:p>
          </table:table-cell>
          <table:table-cell table:style-name="ce133" table:formula="of:=[.$E$6]+360*[.T$8]/[.$C250]" office:value-type="float" office:value="384.6" calcext:value-type="float">
            <text:p>385</text:p>
          </table:table-cell>
          <table:table-cell table:style-name="ce133" table:formula="of:=[.$E$6]+360*[.U$8]/[.$C250]" office:value-type="float" office:value="386.325" calcext:value-type="float">
            <text:p>386</text:p>
          </table:table-cell>
          <table:table-cell table:style-name="ce133" table:formula="of:=[.$E$6]+360*[.V$8]/[.$C250]" office:value-type="float" office:value="388.05" calcext:value-type="float">
            <text:p>388</text:p>
          </table:table-cell>
          <table:table-cell table:style-name="ce133" table:formula="of:=[.$E$6]+360*[.W$8]/[.$C250]" office:value-type="float" office:value="389.775" calcext:value-type="float">
            <text:p>390</text:p>
          </table:table-cell>
          <table:table-cell table:style-name="ce133" table:formula="of:=[.$E$6]+360*[.X$8]/[.$C250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51]" office:value-type="float" office:value="10000" calcext:value-type="float">
            <text:p>10000</text:p>
          </table:table-cell>
          <table:table-cell table:style-name="ce133" table:formula="of:=[.$E$6]+360*[.D$8]/[.$C251]" office:value-type="float" office:value="357" calcext:value-type="float">
            <text:p>357</text:p>
          </table:table-cell>
          <table:table-cell table:style-name="ce133" table:formula="of:=[.$E$6]+360*[.E$8]/[.$C251]" office:value-type="float" office:value="358.8" calcext:value-type="float">
            <text:p>359</text:p>
          </table:table-cell>
          <table:table-cell table:style-name="ce133" table:formula="of:=[.$E$6]+360*[.F$8]/[.$C251]" office:value-type="float" office:value="360.6" calcext:value-type="float">
            <text:p>361</text:p>
          </table:table-cell>
          <table:table-cell table:style-name="ce133" table:formula="of:=[.$E$6]+360*[.G$8]/[.$C251]" office:value-type="float" office:value="362.4" calcext:value-type="float">
            <text:p>362</text:p>
          </table:table-cell>
          <table:table-cell table:style-name="ce133" table:formula="of:=[.$E$6]+360*[.H$8]/[.$C251]" office:value-type="float" office:value="364.2" calcext:value-type="float">
            <text:p>364</text:p>
          </table:table-cell>
          <table:table-cell table:style-name="ce133" table:formula="of:=[.$E$6]+360*[.I$8]/[.$C251]" office:value-type="float" office:value="366" calcext:value-type="float">
            <text:p>366</text:p>
          </table:table-cell>
          <table:table-cell table:style-name="ce133" table:formula="of:=[.$E$6]+360*[.J$8]/[.$C251]" office:value-type="float" office:value="367.8" calcext:value-type="float">
            <text:p>368</text:p>
          </table:table-cell>
          <table:table-cell table:style-name="ce133" table:formula="of:=[.$E$6]+360*[.K$8]/[.$C251]" office:value-type="float" office:value="369.6" calcext:value-type="float">
            <text:p>370</text:p>
          </table:table-cell>
          <table:table-cell table:style-name="ce133" table:formula="of:=[.$E$6]+360*[.L$8]/[.$C251]" office:value-type="float" office:value="371.4" calcext:value-type="float">
            <text:p>371</text:p>
          </table:table-cell>
          <table:table-cell table:style-name="ce133" table:formula="of:=[.$E$6]+360*[.M$8]/[.$C251]" office:value-type="float" office:value="373.2" calcext:value-type="float">
            <text:p>373</text:p>
          </table:table-cell>
          <table:table-cell table:style-name="ce133" table:formula="of:=[.$E$6]+360*[.N$8]/[.$C251]" office:value-type="float" office:value="375" calcext:value-type="float">
            <text:p>375</text:p>
          </table:table-cell>
          <table:table-cell table:style-name="ce133" table:formula="of:=[.$E$6]+360*[.O$8]/[.$C251]" office:value-type="float" office:value="376.8" calcext:value-type="float">
            <text:p>377</text:p>
          </table:table-cell>
          <table:table-cell table:style-name="ce133" table:formula="of:=[.$E$6]+360*[.P$8]/[.$C251]" office:value-type="float" office:value="378.6" calcext:value-type="float">
            <text:p>379</text:p>
          </table:table-cell>
          <table:table-cell table:style-name="ce133" table:formula="of:=[.$E$6]+360*[.Q$8]/[.$C251]" office:value-type="float" office:value="380.4" calcext:value-type="float">
            <text:p>380</text:p>
          </table:table-cell>
          <table:table-cell table:style-name="ce133" table:formula="of:=[.$E$6]+360*[.R$8]/[.$C251]" office:value-type="float" office:value="382.2" calcext:value-type="float">
            <text:p>382</text:p>
          </table:table-cell>
          <table:table-cell table:style-name="ce133" table:formula="of:=[.$E$6]+360*[.S$8]/[.$C251]" office:value-type="float" office:value="384" calcext:value-type="float">
            <text:p>384</text:p>
          </table:table-cell>
          <table:table-cell table:style-name="ce133" table:formula="of:=[.$E$6]+360*[.T$8]/[.$C251]" office:value-type="float" office:value="385.8" calcext:value-type="float">
            <text:p>386</text:p>
          </table:table-cell>
          <table:table-cell table:style-name="ce133" table:formula="of:=[.$E$6]+360*[.U$8]/[.$C251]" office:value-type="float" office:value="387.6" calcext:value-type="float">
            <text:p>388</text:p>
          </table:table-cell>
          <table:table-cell table:style-name="ce133" table:formula="of:=[.$E$6]+360*[.V$8]/[.$C251]" office:value-type="float" office:value="389.4" calcext:value-type="float">
            <text:p>389</text:p>
          </table:table-cell>
          <table:table-cell table:style-name="ce133" table:formula="of:=[.$E$6]+360*[.W$8]/[.$C251]" office:value-type="float" office:value="391.2" calcext:value-type="float">
            <text:p>391</text:p>
          </table:table-cell>
          <table:table-cell table:style-name="ce133" table:formula="of:=[.$E$6]+360*[.X$8]/[.$C251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52]" office:value-type="float" office:value="9600" calcext:value-type="float">
            <text:p>9600</text:p>
          </table:table-cell>
          <table:table-cell table:style-name="ce133" table:formula="of:=[.$E$6]+360*[.D$8]/[.$C252]" office:value-type="float" office:value="357" calcext:value-type="float">
            <text:p>357</text:p>
          </table:table-cell>
          <table:table-cell table:style-name="ce133" table:formula="of:=[.$E$6]+360*[.E$8]/[.$C252]" office:value-type="float" office:value="358.875" calcext:value-type="float">
            <text:p>359</text:p>
          </table:table-cell>
          <table:table-cell table:style-name="ce133" table:formula="of:=[.$E$6]+360*[.F$8]/[.$C252]" office:value-type="float" office:value="360.75" calcext:value-type="float">
            <text:p>361</text:p>
          </table:table-cell>
          <table:table-cell table:style-name="ce133" table:formula="of:=[.$E$6]+360*[.G$8]/[.$C252]" office:value-type="float" office:value="362.625" calcext:value-type="float">
            <text:p>363</text:p>
          </table:table-cell>
          <table:table-cell table:style-name="ce133" table:formula="of:=[.$E$6]+360*[.H$8]/[.$C252]" office:value-type="float" office:value="364.5" calcext:value-type="float">
            <text:p>365</text:p>
          </table:table-cell>
          <table:table-cell table:style-name="ce133" table:formula="of:=[.$E$6]+360*[.I$8]/[.$C252]" office:value-type="float" office:value="366.375" calcext:value-type="float">
            <text:p>366</text:p>
          </table:table-cell>
          <table:table-cell table:style-name="ce133" table:formula="of:=[.$E$6]+360*[.J$8]/[.$C252]" office:value-type="float" office:value="368.25" calcext:value-type="float">
            <text:p>368</text:p>
          </table:table-cell>
          <table:table-cell table:style-name="ce133" table:formula="of:=[.$E$6]+360*[.K$8]/[.$C252]" office:value-type="float" office:value="370.125" calcext:value-type="float">
            <text:p>370</text:p>
          </table:table-cell>
          <table:table-cell table:style-name="ce133" table:formula="of:=[.$E$6]+360*[.L$8]/[.$C252]" office:value-type="float" office:value="372" calcext:value-type="float">
            <text:p>372</text:p>
          </table:table-cell>
          <table:table-cell table:style-name="ce133" table:formula="of:=[.$E$6]+360*[.M$8]/[.$C252]" office:value-type="float" office:value="373.875" calcext:value-type="float">
            <text:p>374</text:p>
          </table:table-cell>
          <table:table-cell table:style-name="ce133" table:formula="of:=[.$E$6]+360*[.N$8]/[.$C252]" office:value-type="float" office:value="375.75" calcext:value-type="float">
            <text:p>376</text:p>
          </table:table-cell>
          <table:table-cell table:style-name="ce133" table:formula="of:=[.$E$6]+360*[.O$8]/[.$C252]" office:value-type="float" office:value="377.625" calcext:value-type="float">
            <text:p>378</text:p>
          </table:table-cell>
          <table:table-cell table:style-name="ce133" table:formula="of:=[.$E$6]+360*[.P$8]/[.$C252]" office:value-type="float" office:value="379.5" calcext:value-type="float">
            <text:p>380</text:p>
          </table:table-cell>
          <table:table-cell table:style-name="ce133" table:formula="of:=[.$E$6]+360*[.Q$8]/[.$C252]" office:value-type="float" office:value="381.375" calcext:value-type="float">
            <text:p>381</text:p>
          </table:table-cell>
          <table:table-cell table:style-name="ce133" table:formula="of:=[.$E$6]+360*[.R$8]/[.$C252]" office:value-type="float" office:value="383.25" calcext:value-type="float">
            <text:p>383</text:p>
          </table:table-cell>
          <table:table-cell table:style-name="ce133" table:formula="of:=[.$E$6]+360*[.S$8]/[.$C252]" office:value-type="float" office:value="385.125" calcext:value-type="float">
            <text:p>385</text:p>
          </table:table-cell>
          <table:table-cell table:style-name="ce133" table:formula="of:=[.$E$6]+360*[.T$8]/[.$C252]" office:value-type="float" office:value="387" calcext:value-type="float">
            <text:p>387</text:p>
          </table:table-cell>
          <table:table-cell table:style-name="ce133" table:formula="of:=[.$E$6]+360*[.U$8]/[.$C252]" office:value-type="float" office:value="388.875" calcext:value-type="float">
            <text:p>389</text:p>
          </table:table-cell>
          <table:table-cell table:style-name="ce133" table:formula="of:=[.$E$6]+360*[.V$8]/[.$C252]" office:value-type="float" office:value="390.75" calcext:value-type="float">
            <text:p>391</text:p>
          </table:table-cell>
          <table:table-cell table:style-name="ce133" table:formula="of:=[.$E$6]+360*[.W$8]/[.$C252]" office:value-type="float" office:value="392.625" calcext:value-type="float">
            <text:p>393</text:p>
          </table:table-cell>
          <table:table-cell table:style-name="ce133" table:formula="of:=[.$E$6]+360*[.X$8]/[.$C252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53]" office:value-type="float" office:value="9230.76923076923" calcext:value-type="float">
            <text:p>9231</text:p>
          </table:table-cell>
          <table:table-cell table:style-name="ce133" table:formula="of:=[.$E$6]+360*[.D$8]/[.$C253]" office:value-type="float" office:value="357" calcext:value-type="float">
            <text:p>357</text:p>
          </table:table-cell>
          <table:table-cell table:style-name="ce133" table:formula="of:=[.$E$6]+360*[.E$8]/[.$C253]" office:value-type="float" office:value="358.95" calcext:value-type="float">
            <text:p>359</text:p>
          </table:table-cell>
          <table:table-cell table:style-name="ce133" table:formula="of:=[.$E$6]+360*[.F$8]/[.$C253]" office:value-type="float" office:value="360.9" calcext:value-type="float">
            <text:p>361</text:p>
          </table:table-cell>
          <table:table-cell table:style-name="ce133" table:formula="of:=[.$E$6]+360*[.G$8]/[.$C253]" office:value-type="float" office:value="362.85" calcext:value-type="float">
            <text:p>363</text:p>
          </table:table-cell>
          <table:table-cell table:style-name="ce133" table:formula="of:=[.$E$6]+360*[.H$8]/[.$C253]" office:value-type="float" office:value="364.8" calcext:value-type="float">
            <text:p>365</text:p>
          </table:table-cell>
          <table:table-cell table:style-name="ce133" table:formula="of:=[.$E$6]+360*[.I$8]/[.$C253]" office:value-type="float" office:value="366.75" calcext:value-type="float">
            <text:p>367</text:p>
          </table:table-cell>
          <table:table-cell table:style-name="ce133" table:formula="of:=[.$E$6]+360*[.J$8]/[.$C253]" office:value-type="float" office:value="368.7" calcext:value-type="float">
            <text:p>369</text:p>
          </table:table-cell>
          <table:table-cell table:style-name="ce133" table:formula="of:=[.$E$6]+360*[.K$8]/[.$C253]" office:value-type="float" office:value="370.65" calcext:value-type="float">
            <text:p>371</text:p>
          </table:table-cell>
          <table:table-cell table:style-name="ce133" table:formula="of:=[.$E$6]+360*[.L$8]/[.$C253]" office:value-type="float" office:value="372.6" calcext:value-type="float">
            <text:p>373</text:p>
          </table:table-cell>
          <table:table-cell table:style-name="ce133" table:formula="of:=[.$E$6]+360*[.M$8]/[.$C253]" office:value-type="float" office:value="374.55" calcext:value-type="float">
            <text:p>375</text:p>
          </table:table-cell>
          <table:table-cell table:style-name="ce133" table:formula="of:=[.$E$6]+360*[.N$8]/[.$C253]" office:value-type="float" office:value="376.5" calcext:value-type="float">
            <text:p>377</text:p>
          </table:table-cell>
          <table:table-cell table:style-name="ce133" table:formula="of:=[.$E$6]+360*[.O$8]/[.$C253]" office:value-type="float" office:value="378.45" calcext:value-type="float">
            <text:p>378</text:p>
          </table:table-cell>
          <table:table-cell table:style-name="ce133" table:formula="of:=[.$E$6]+360*[.P$8]/[.$C253]" office:value-type="float" office:value="380.4" calcext:value-type="float">
            <text:p>380</text:p>
          </table:table-cell>
          <table:table-cell table:style-name="ce133" table:formula="of:=[.$E$6]+360*[.Q$8]/[.$C253]" office:value-type="float" office:value="382.35" calcext:value-type="float">
            <text:p>382</text:p>
          </table:table-cell>
          <table:table-cell table:style-name="ce133" table:formula="of:=[.$E$6]+360*[.R$8]/[.$C253]" office:value-type="float" office:value="384.3" calcext:value-type="float">
            <text:p>384</text:p>
          </table:table-cell>
          <table:table-cell table:style-name="ce133" table:formula="of:=[.$E$6]+360*[.S$8]/[.$C253]" office:value-type="float" office:value="386.25" calcext:value-type="float">
            <text:p>386</text:p>
          </table:table-cell>
          <table:table-cell table:style-name="ce133" table:formula="of:=[.$E$6]+360*[.T$8]/[.$C253]" office:value-type="float" office:value="388.2" calcext:value-type="float">
            <text:p>388</text:p>
          </table:table-cell>
          <table:table-cell table:style-name="ce133" table:formula="of:=[.$E$6]+360*[.U$8]/[.$C253]" office:value-type="float" office:value="390.15" calcext:value-type="float">
            <text:p>390</text:p>
          </table:table-cell>
          <table:table-cell table:style-name="ce133" table:formula="of:=[.$E$6]+360*[.V$8]/[.$C253]" office:value-type="float" office:value="392.1" calcext:value-type="float">
            <text:p>392</text:p>
          </table:table-cell>
          <table:table-cell table:style-name="ce133" table:formula="of:=[.$E$6]+360*[.W$8]/[.$C253]" office:value-type="float" office:value="394.05" calcext:value-type="float">
            <text:p>394</text:p>
          </table:table-cell>
          <table:table-cell table:style-name="ce133" table:formula="of:=[.$E$6]+360*[.X$8]/[.$C253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54]" office:value-type="float" office:value="8888.88888888889" calcext:value-type="float">
            <text:p>8889</text:p>
          </table:table-cell>
          <table:table-cell table:style-name="ce133" table:formula="of:=[.$E$6]+360*[.D$8]/[.$C254]" office:value-type="float" office:value="357" calcext:value-type="float">
            <text:p>357</text:p>
          </table:table-cell>
          <table:table-cell table:style-name="ce133" table:formula="of:=[.$E$6]+360*[.E$8]/[.$C254]" office:value-type="float" office:value="359.025" calcext:value-type="float">
            <text:p>359</text:p>
          </table:table-cell>
          <table:table-cell table:style-name="ce133" table:formula="of:=[.$E$6]+360*[.F$8]/[.$C254]" office:value-type="float" office:value="361.05" calcext:value-type="float">
            <text:p>361</text:p>
          </table:table-cell>
          <table:table-cell table:style-name="ce133" table:formula="of:=[.$E$6]+360*[.G$8]/[.$C254]" office:value-type="float" office:value="363.075" calcext:value-type="float">
            <text:p>363</text:p>
          </table:table-cell>
          <table:table-cell table:style-name="ce133" table:formula="of:=[.$E$6]+360*[.H$8]/[.$C254]" office:value-type="float" office:value="365.1" calcext:value-type="float">
            <text:p>365</text:p>
          </table:table-cell>
          <table:table-cell table:style-name="ce133" table:formula="of:=[.$E$6]+360*[.I$8]/[.$C254]" office:value-type="float" office:value="367.125" calcext:value-type="float">
            <text:p>367</text:p>
          </table:table-cell>
          <table:table-cell table:style-name="ce133" table:formula="of:=[.$E$6]+360*[.J$8]/[.$C254]" office:value-type="float" office:value="369.15" calcext:value-type="float">
            <text:p>369</text:p>
          </table:table-cell>
          <table:table-cell table:style-name="ce133" table:formula="of:=[.$E$6]+360*[.K$8]/[.$C254]" office:value-type="float" office:value="371.175" calcext:value-type="float">
            <text:p>371</text:p>
          </table:table-cell>
          <table:table-cell table:style-name="ce133" table:formula="of:=[.$E$6]+360*[.L$8]/[.$C254]" office:value-type="float" office:value="373.2" calcext:value-type="float">
            <text:p>373</text:p>
          </table:table-cell>
          <table:table-cell table:style-name="ce133" table:formula="of:=[.$E$6]+360*[.M$8]/[.$C254]" office:value-type="float" office:value="375.225" calcext:value-type="float">
            <text:p>375</text:p>
          </table:table-cell>
          <table:table-cell table:style-name="ce133" table:formula="of:=[.$E$6]+360*[.N$8]/[.$C254]" office:value-type="float" office:value="377.25" calcext:value-type="float">
            <text:p>377</text:p>
          </table:table-cell>
          <table:table-cell table:style-name="ce133" table:formula="of:=[.$E$6]+360*[.O$8]/[.$C254]" office:value-type="float" office:value="379.275" calcext:value-type="float">
            <text:p>379</text:p>
          </table:table-cell>
          <table:table-cell table:style-name="ce133" table:formula="of:=[.$E$6]+360*[.P$8]/[.$C254]" office:value-type="float" office:value="381.3" calcext:value-type="float">
            <text:p>381</text:p>
          </table:table-cell>
          <table:table-cell table:style-name="ce133" table:formula="of:=[.$E$6]+360*[.Q$8]/[.$C254]" office:value-type="float" office:value="383.325" calcext:value-type="float">
            <text:p>383</text:p>
          </table:table-cell>
          <table:table-cell table:style-name="ce133" table:formula="of:=[.$E$6]+360*[.R$8]/[.$C254]" office:value-type="float" office:value="385.35" calcext:value-type="float">
            <text:p>385</text:p>
          </table:table-cell>
          <table:table-cell table:style-name="ce133" table:formula="of:=[.$E$6]+360*[.S$8]/[.$C254]" office:value-type="float" office:value="387.375" calcext:value-type="float">
            <text:p>387</text:p>
          </table:table-cell>
          <table:table-cell table:style-name="ce133" table:formula="of:=[.$E$6]+360*[.T$8]/[.$C254]" office:value-type="float" office:value="389.4" calcext:value-type="float">
            <text:p>389</text:p>
          </table:table-cell>
          <table:table-cell table:style-name="ce133" table:formula="of:=[.$E$6]+360*[.U$8]/[.$C254]" office:value-type="float" office:value="391.425" calcext:value-type="float">
            <text:p>391</text:p>
          </table:table-cell>
          <table:table-cell table:style-name="ce133" table:formula="of:=[.$E$6]+360*[.V$8]/[.$C254]" office:value-type="float" office:value="393.45" calcext:value-type="float">
            <text:p>393</text:p>
          </table:table-cell>
          <table:table-cell table:style-name="ce133" table:formula="of:=[.$E$6]+360*[.W$8]/[.$C254]" office:value-type="float" office:value="395.475" calcext:value-type="float">
            <text:p>395</text:p>
          </table:table-cell>
          <table:table-cell table:style-name="ce133" table:formula="of:=[.$E$6]+360*[.X$8]/[.$C254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55]" office:value-type="float" office:value="8571.42857142857" calcext:value-type="float">
            <text:p>8571</text:p>
          </table:table-cell>
          <table:table-cell table:style-name="ce133" table:formula="of:=[.$E$6]+360*[.D$8]/[.$C255]" office:value-type="float" office:value="357" calcext:value-type="float">
            <text:p>357</text:p>
          </table:table-cell>
          <table:table-cell table:style-name="ce133" table:formula="of:=[.$E$6]+360*[.E$8]/[.$C255]" office:value-type="float" office:value="359.1" calcext:value-type="float">
            <text:p>359</text:p>
          </table:table-cell>
          <table:table-cell table:style-name="ce133" table:formula="of:=[.$E$6]+360*[.F$8]/[.$C255]" office:value-type="float" office:value="361.2" calcext:value-type="float">
            <text:p>361</text:p>
          </table:table-cell>
          <table:table-cell table:style-name="ce133" table:formula="of:=[.$E$6]+360*[.G$8]/[.$C255]" office:value-type="float" office:value="363.3" calcext:value-type="float">
            <text:p>363</text:p>
          </table:table-cell>
          <table:table-cell table:style-name="ce133" table:formula="of:=[.$E$6]+360*[.H$8]/[.$C255]" office:value-type="float" office:value="365.4" calcext:value-type="float">
            <text:p>365</text:p>
          </table:table-cell>
          <table:table-cell table:style-name="ce133" table:formula="of:=[.$E$6]+360*[.I$8]/[.$C255]" office:value-type="float" office:value="367.5" calcext:value-type="float">
            <text:p>368</text:p>
          </table:table-cell>
          <table:table-cell table:style-name="ce133" table:formula="of:=[.$E$6]+360*[.J$8]/[.$C255]" office:value-type="float" office:value="369.6" calcext:value-type="float">
            <text:p>370</text:p>
          </table:table-cell>
          <table:table-cell table:style-name="ce133" table:formula="of:=[.$E$6]+360*[.K$8]/[.$C255]" office:value-type="float" office:value="371.7" calcext:value-type="float">
            <text:p>372</text:p>
          </table:table-cell>
          <table:table-cell table:style-name="ce133" table:formula="of:=[.$E$6]+360*[.L$8]/[.$C255]" office:value-type="float" office:value="373.8" calcext:value-type="float">
            <text:p>374</text:p>
          </table:table-cell>
          <table:table-cell table:style-name="ce133" table:formula="of:=[.$E$6]+360*[.M$8]/[.$C255]" office:value-type="float" office:value="375.9" calcext:value-type="float">
            <text:p>376</text:p>
          </table:table-cell>
          <table:table-cell table:style-name="ce133" table:formula="of:=[.$E$6]+360*[.N$8]/[.$C255]" office:value-type="float" office:value="378" calcext:value-type="float">
            <text:p>378</text:p>
          </table:table-cell>
          <table:table-cell table:style-name="ce133" table:formula="of:=[.$E$6]+360*[.O$8]/[.$C255]" office:value-type="float" office:value="380.1" calcext:value-type="float">
            <text:p>380</text:p>
          </table:table-cell>
          <table:table-cell table:style-name="ce133" table:formula="of:=[.$E$6]+360*[.P$8]/[.$C255]" office:value-type="float" office:value="382.2" calcext:value-type="float">
            <text:p>382</text:p>
          </table:table-cell>
          <table:table-cell table:style-name="ce133" table:formula="of:=[.$E$6]+360*[.Q$8]/[.$C255]" office:value-type="float" office:value="384.3" calcext:value-type="float">
            <text:p>384</text:p>
          </table:table-cell>
          <table:table-cell table:style-name="ce133" table:formula="of:=[.$E$6]+360*[.R$8]/[.$C255]" office:value-type="float" office:value="386.4" calcext:value-type="float">
            <text:p>386</text:p>
          </table:table-cell>
          <table:table-cell table:style-name="ce133" table:formula="of:=[.$E$6]+360*[.S$8]/[.$C255]" office:value-type="float" office:value="388.5" calcext:value-type="float">
            <text:p>389</text:p>
          </table:table-cell>
          <table:table-cell table:style-name="ce133" table:formula="of:=[.$E$6]+360*[.T$8]/[.$C255]" office:value-type="float" office:value="390.6" calcext:value-type="float">
            <text:p>391</text:p>
          </table:table-cell>
          <table:table-cell table:style-name="ce133" table:formula="of:=[.$E$6]+360*[.U$8]/[.$C255]" office:value-type="float" office:value="392.7" calcext:value-type="float">
            <text:p>393</text:p>
          </table:table-cell>
          <table:table-cell table:style-name="ce133" table:formula="of:=[.$E$6]+360*[.V$8]/[.$C255]" office:value-type="float" office:value="394.8" calcext:value-type="float">
            <text:p>395</text:p>
          </table:table-cell>
          <table:table-cell table:style-name="ce133" table:formula="of:=[.$E$6]+360*[.W$8]/[.$C255]" office:value-type="float" office:value="396.9" calcext:value-type="float">
            <text:p>397</text:p>
          </table:table-cell>
          <table:table-cell table:style-name="ce133" table:formula="of:=[.$E$6]+360*[.X$8]/[.$C255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256]" office:value-type="float" office:value="8275.86206896552" calcext:value-type="float">
            <text:p>8276</text:p>
          </table:table-cell>
          <table:table-cell table:style-name="ce133" table:formula="of:=[.$E$6]+360*[.D$8]/[.$C256]" office:value-type="float" office:value="357" calcext:value-type="float">
            <text:p>357</text:p>
          </table:table-cell>
          <table:table-cell table:style-name="ce133" table:formula="of:=[.$E$6]+360*[.E$8]/[.$C256]" office:value-type="float" office:value="359.175" calcext:value-type="float">
            <text:p>359</text:p>
          </table:table-cell>
          <table:table-cell table:style-name="ce133" table:formula="of:=[.$E$6]+360*[.F$8]/[.$C256]" office:value-type="float" office:value="361.35" calcext:value-type="float">
            <text:p>361</text:p>
          </table:table-cell>
          <table:table-cell table:style-name="ce133" table:formula="of:=[.$E$6]+360*[.G$8]/[.$C256]" office:value-type="float" office:value="363.525" calcext:value-type="float">
            <text:p>364</text:p>
          </table:table-cell>
          <table:table-cell table:style-name="ce133" table:formula="of:=[.$E$6]+360*[.H$8]/[.$C256]" office:value-type="float" office:value="365.7" calcext:value-type="float">
            <text:p>366</text:p>
          </table:table-cell>
          <table:table-cell table:style-name="ce133" table:formula="of:=[.$E$6]+360*[.I$8]/[.$C256]" office:value-type="float" office:value="367.875" calcext:value-type="float">
            <text:p>368</text:p>
          </table:table-cell>
          <table:table-cell table:style-name="ce133" table:formula="of:=[.$E$6]+360*[.J$8]/[.$C256]" office:value-type="float" office:value="370.05" calcext:value-type="float">
            <text:p>370</text:p>
          </table:table-cell>
          <table:table-cell table:style-name="ce133" table:formula="of:=[.$E$6]+360*[.K$8]/[.$C256]" office:value-type="float" office:value="372.225" calcext:value-type="float">
            <text:p>372</text:p>
          </table:table-cell>
          <table:table-cell table:style-name="ce133" table:formula="of:=[.$E$6]+360*[.L$8]/[.$C256]" office:value-type="float" office:value="374.4" calcext:value-type="float">
            <text:p>374</text:p>
          </table:table-cell>
          <table:table-cell table:style-name="ce133" table:formula="of:=[.$E$6]+360*[.M$8]/[.$C256]" office:value-type="float" office:value="376.575" calcext:value-type="float">
            <text:p>377</text:p>
          </table:table-cell>
          <table:table-cell table:style-name="ce133" table:formula="of:=[.$E$6]+360*[.N$8]/[.$C256]" office:value-type="float" office:value="378.75" calcext:value-type="float">
            <text:p>379</text:p>
          </table:table-cell>
          <table:table-cell table:style-name="ce133" table:formula="of:=[.$E$6]+360*[.O$8]/[.$C256]" office:value-type="float" office:value="380.925" calcext:value-type="float">
            <text:p>381</text:p>
          </table:table-cell>
          <table:table-cell table:style-name="ce133" table:formula="of:=[.$E$6]+360*[.P$8]/[.$C256]" office:value-type="float" office:value="383.1" calcext:value-type="float">
            <text:p>383</text:p>
          </table:table-cell>
          <table:table-cell table:style-name="ce133" table:formula="of:=[.$E$6]+360*[.Q$8]/[.$C256]" office:value-type="float" office:value="385.275" calcext:value-type="float">
            <text:p>385</text:p>
          </table:table-cell>
          <table:table-cell table:style-name="ce133" table:formula="of:=[.$E$6]+360*[.R$8]/[.$C256]" office:value-type="float" office:value="387.45" calcext:value-type="float">
            <text:p>387</text:p>
          </table:table-cell>
          <table:table-cell table:style-name="ce133" table:formula="of:=[.$E$6]+360*[.S$8]/[.$C256]" office:value-type="float" office:value="389.625" calcext:value-type="float">
            <text:p>390</text:p>
          </table:table-cell>
          <table:table-cell table:style-name="ce133" table:formula="of:=[.$E$6]+360*[.T$8]/[.$C256]" office:value-type="float" office:value="391.8" calcext:value-type="float">
            <text:p>392</text:p>
          </table:table-cell>
          <table:table-cell table:style-name="ce133" table:formula="of:=[.$E$6]+360*[.U$8]/[.$C256]" office:value-type="float" office:value="393.975" calcext:value-type="float">
            <text:p>394</text:p>
          </table:table-cell>
          <table:table-cell table:style-name="ce133" table:formula="of:=[.$E$6]+360*[.V$8]/[.$C256]" office:value-type="float" office:value="396.15" calcext:value-type="float">
            <text:p>396</text:p>
          </table:table-cell>
          <table:table-cell table:style-name="ce133" table:formula="of:=[.$E$6]+360*[.W$8]/[.$C256]" office:value-type="float" office:value="398.325" calcext:value-type="float">
            <text:p>398</text:p>
          </table:table-cell>
          <table:table-cell table:style-name="ce133" table:formula="of:=[.$E$6]+360*[.X$8]/[.$C256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257]" office:value-type="float" office:value="8000" calcext:value-type="float">
            <text:p>8000</text:p>
          </table:table-cell>
          <table:table-cell table:style-name="ce133" table:formula="of:=[.$E$6]+360*[.D$8]/[.$C257]" office:value-type="float" office:value="357" calcext:value-type="float">
            <text:p>357</text:p>
          </table:table-cell>
          <table:table-cell table:style-name="ce133" table:formula="of:=[.$E$6]+360*[.E$8]/[.$C257]" office:value-type="float" office:value="359.25" calcext:value-type="float">
            <text:p>359</text:p>
          </table:table-cell>
          <table:table-cell table:style-name="ce133" table:formula="of:=[.$E$6]+360*[.F$8]/[.$C257]" office:value-type="float" office:value="361.5" calcext:value-type="float">
            <text:p>362</text:p>
          </table:table-cell>
          <table:table-cell table:style-name="ce133" table:formula="of:=[.$E$6]+360*[.G$8]/[.$C257]" office:value-type="float" office:value="363.75" calcext:value-type="float">
            <text:p>364</text:p>
          </table:table-cell>
          <table:table-cell table:style-name="ce133" table:formula="of:=[.$E$6]+360*[.H$8]/[.$C257]" office:value-type="float" office:value="366" calcext:value-type="float">
            <text:p>366</text:p>
          </table:table-cell>
          <table:table-cell table:style-name="ce133" table:formula="of:=[.$E$6]+360*[.I$8]/[.$C257]" office:value-type="float" office:value="368.25" calcext:value-type="float">
            <text:p>368</text:p>
          </table:table-cell>
          <table:table-cell table:style-name="ce133" table:formula="of:=[.$E$6]+360*[.J$8]/[.$C257]" office:value-type="float" office:value="370.5" calcext:value-type="float">
            <text:p>371</text:p>
          </table:table-cell>
          <table:table-cell table:style-name="ce133" table:formula="of:=[.$E$6]+360*[.K$8]/[.$C257]" office:value-type="float" office:value="372.75" calcext:value-type="float">
            <text:p>373</text:p>
          </table:table-cell>
          <table:table-cell table:style-name="ce133" table:formula="of:=[.$E$6]+360*[.L$8]/[.$C257]" office:value-type="float" office:value="375" calcext:value-type="float">
            <text:p>375</text:p>
          </table:table-cell>
          <table:table-cell table:style-name="ce133" table:formula="of:=[.$E$6]+360*[.M$8]/[.$C257]" office:value-type="float" office:value="377.25" calcext:value-type="float">
            <text:p>377</text:p>
          </table:table-cell>
          <table:table-cell table:style-name="ce133" table:formula="of:=[.$E$6]+360*[.N$8]/[.$C257]" office:value-type="float" office:value="379.5" calcext:value-type="float">
            <text:p>380</text:p>
          </table:table-cell>
          <table:table-cell table:style-name="ce133" table:formula="of:=[.$E$6]+360*[.O$8]/[.$C257]" office:value-type="float" office:value="381.75" calcext:value-type="float">
            <text:p>382</text:p>
          </table:table-cell>
          <table:table-cell table:style-name="ce133" table:formula="of:=[.$E$6]+360*[.P$8]/[.$C257]" office:value-type="float" office:value="384" calcext:value-type="float">
            <text:p>384</text:p>
          </table:table-cell>
          <table:table-cell table:style-name="ce133" table:formula="of:=[.$E$6]+360*[.Q$8]/[.$C257]" office:value-type="float" office:value="386.25" calcext:value-type="float">
            <text:p>386</text:p>
          </table:table-cell>
          <table:table-cell table:style-name="ce133" table:formula="of:=[.$E$6]+360*[.R$8]/[.$C257]" office:value-type="float" office:value="388.5" calcext:value-type="float">
            <text:p>389</text:p>
          </table:table-cell>
          <table:table-cell table:style-name="ce133" table:formula="of:=[.$E$6]+360*[.S$8]/[.$C257]" office:value-type="float" office:value="390.75" calcext:value-type="float">
            <text:p>391</text:p>
          </table:table-cell>
          <table:table-cell table:style-name="ce133" table:formula="of:=[.$E$6]+360*[.T$8]/[.$C257]" office:value-type="float" office:value="393" calcext:value-type="float">
            <text:p>393</text:p>
          </table:table-cell>
          <table:table-cell table:style-name="ce133" table:formula="of:=[.$E$6]+360*[.U$8]/[.$C257]" office:value-type="float" office:value="395.25" calcext:value-type="float">
            <text:p>395</text:p>
          </table:table-cell>
          <table:table-cell table:style-name="ce133" table:formula="of:=[.$E$6]+360*[.V$8]/[.$C257]" office:value-type="float" office:value="397.5" calcext:value-type="float">
            <text:p>398</text:p>
          </table:table-cell>
          <table:table-cell table:style-name="ce133" table:formula="of:=[.$E$6]+360*[.W$8]/[.$C257]" office:value-type="float" office:value="399.75" calcext:value-type="float">
            <text:p>400</text:p>
          </table:table-cell>
          <table:table-cell table:style-name="ce133" table:formula="of:=[.$E$6]+360*[.X$8]/[.$C257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258]" office:value-type="float" office:value="7741.93548387097" calcext:value-type="float">
            <text:p>7742</text:p>
          </table:table-cell>
          <table:table-cell table:style-name="ce133" table:formula="of:=[.$E$6]+360*[.D$8]/[.$C258]" office:value-type="float" office:value="357" calcext:value-type="float">
            <text:p>357</text:p>
          </table:table-cell>
          <table:table-cell table:style-name="ce133" table:formula="of:=[.$E$6]+360*[.E$8]/[.$C258]" office:value-type="float" office:value="359.325" calcext:value-type="float">
            <text:p>359</text:p>
          </table:table-cell>
          <table:table-cell table:style-name="ce133" table:formula="of:=[.$E$6]+360*[.F$8]/[.$C258]" office:value-type="float" office:value="361.65" calcext:value-type="float">
            <text:p>362</text:p>
          </table:table-cell>
          <table:table-cell table:style-name="ce133" table:formula="of:=[.$E$6]+360*[.G$8]/[.$C258]" office:value-type="float" office:value="363.975" calcext:value-type="float">
            <text:p>364</text:p>
          </table:table-cell>
          <table:table-cell table:style-name="ce133" table:formula="of:=[.$E$6]+360*[.H$8]/[.$C258]" office:value-type="float" office:value="366.3" calcext:value-type="float">
            <text:p>366</text:p>
          </table:table-cell>
          <table:table-cell table:style-name="ce133" table:formula="of:=[.$E$6]+360*[.I$8]/[.$C258]" office:value-type="float" office:value="368.625" calcext:value-type="float">
            <text:p>369</text:p>
          </table:table-cell>
          <table:table-cell table:style-name="ce133" table:formula="of:=[.$E$6]+360*[.J$8]/[.$C258]" office:value-type="float" office:value="370.95" calcext:value-type="float">
            <text:p>371</text:p>
          </table:table-cell>
          <table:table-cell table:style-name="ce133" table:formula="of:=[.$E$6]+360*[.K$8]/[.$C258]" office:value-type="float" office:value="373.275" calcext:value-type="float">
            <text:p>373</text:p>
          </table:table-cell>
          <table:table-cell table:style-name="ce133" table:formula="of:=[.$E$6]+360*[.L$8]/[.$C258]" office:value-type="float" office:value="375.6" calcext:value-type="float">
            <text:p>376</text:p>
          </table:table-cell>
          <table:table-cell table:style-name="ce133" table:formula="of:=[.$E$6]+360*[.M$8]/[.$C258]" office:value-type="float" office:value="377.925" calcext:value-type="float">
            <text:p>378</text:p>
          </table:table-cell>
          <table:table-cell table:style-name="ce133" table:formula="of:=[.$E$6]+360*[.N$8]/[.$C258]" office:value-type="float" office:value="380.25" calcext:value-type="float">
            <text:p>380</text:p>
          </table:table-cell>
          <table:table-cell table:style-name="ce133" table:formula="of:=[.$E$6]+360*[.O$8]/[.$C258]" office:value-type="float" office:value="382.575" calcext:value-type="float">
            <text:p>383</text:p>
          </table:table-cell>
          <table:table-cell table:style-name="ce133" table:formula="of:=[.$E$6]+360*[.P$8]/[.$C258]" office:value-type="float" office:value="384.9" calcext:value-type="float">
            <text:p>385</text:p>
          </table:table-cell>
          <table:table-cell table:style-name="ce133" table:formula="of:=[.$E$6]+360*[.Q$8]/[.$C258]" office:value-type="float" office:value="387.225" calcext:value-type="float">
            <text:p>387</text:p>
          </table:table-cell>
          <table:table-cell table:style-name="ce133" table:formula="of:=[.$E$6]+360*[.R$8]/[.$C258]" office:value-type="float" office:value="389.55" calcext:value-type="float">
            <text:p>390</text:p>
          </table:table-cell>
          <table:table-cell table:style-name="ce133" table:formula="of:=[.$E$6]+360*[.S$8]/[.$C258]" office:value-type="float" office:value="391.875" calcext:value-type="float">
            <text:p>392</text:p>
          </table:table-cell>
          <table:table-cell table:style-name="ce133" table:formula="of:=[.$E$6]+360*[.T$8]/[.$C258]" office:value-type="float" office:value="394.2" calcext:value-type="float">
            <text:p>394</text:p>
          </table:table-cell>
          <table:table-cell table:style-name="ce133" table:formula="of:=[.$E$6]+360*[.U$8]/[.$C258]" office:value-type="float" office:value="396.525" calcext:value-type="float">
            <text:p>397</text:p>
          </table:table-cell>
          <table:table-cell table:style-name="ce133" table:formula="of:=[.$E$6]+360*[.V$8]/[.$C258]" office:value-type="float" office:value="398.85" calcext:value-type="float">
            <text:p>399</text:p>
          </table:table-cell>
          <table:table-cell table:style-name="ce133" table:formula="of:=[.$E$6]+360*[.W$8]/[.$C258]" office:value-type="float" office:value="401.175" calcext:value-type="float">
            <text:p>401</text:p>
          </table:table-cell>
          <table:table-cell table:style-name="ce133" table:formula="of:=[.$E$6]+360*[.X$8]/[.$C258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259]" office:value-type="float" office:value="7500" calcext:value-type="float">
            <text:p>7500</text:p>
          </table:table-cell>
          <table:table-cell table:style-name="ce133" table:formula="of:=[.$E$6]+360*[.D$8]/[.$C259]" office:value-type="float" office:value="357" calcext:value-type="float">
            <text:p>357</text:p>
          </table:table-cell>
          <table:table-cell table:style-name="ce133" table:formula="of:=[.$E$6]+360*[.E$8]/[.$C259]" office:value-type="float" office:value="359.4" calcext:value-type="float">
            <text:p>359</text:p>
          </table:table-cell>
          <table:table-cell table:style-name="ce133" table:formula="of:=[.$E$6]+360*[.F$8]/[.$C259]" office:value-type="float" office:value="361.8" calcext:value-type="float">
            <text:p>362</text:p>
          </table:table-cell>
          <table:table-cell table:style-name="ce133" table:formula="of:=[.$E$6]+360*[.G$8]/[.$C259]" office:value-type="float" office:value="364.2" calcext:value-type="float">
            <text:p>364</text:p>
          </table:table-cell>
          <table:table-cell table:style-name="ce133" table:formula="of:=[.$E$6]+360*[.H$8]/[.$C259]" office:value-type="float" office:value="366.6" calcext:value-type="float">
            <text:p>367</text:p>
          </table:table-cell>
          <table:table-cell table:style-name="ce133" table:formula="of:=[.$E$6]+360*[.I$8]/[.$C259]" office:value-type="float" office:value="369" calcext:value-type="float">
            <text:p>369</text:p>
          </table:table-cell>
          <table:table-cell table:style-name="ce133" table:formula="of:=[.$E$6]+360*[.J$8]/[.$C259]" office:value-type="float" office:value="371.4" calcext:value-type="float">
            <text:p>371</text:p>
          </table:table-cell>
          <table:table-cell table:style-name="ce133" table:formula="of:=[.$E$6]+360*[.K$8]/[.$C259]" office:value-type="float" office:value="373.8" calcext:value-type="float">
            <text:p>374</text:p>
          </table:table-cell>
          <table:table-cell table:style-name="ce133" table:formula="of:=[.$E$6]+360*[.L$8]/[.$C259]" office:value-type="float" office:value="376.2" calcext:value-type="float">
            <text:p>376</text:p>
          </table:table-cell>
          <table:table-cell table:style-name="ce133" table:formula="of:=[.$E$6]+360*[.M$8]/[.$C259]" office:value-type="float" office:value="378.6" calcext:value-type="float">
            <text:p>379</text:p>
          </table:table-cell>
          <table:table-cell table:style-name="ce133" table:formula="of:=[.$E$6]+360*[.N$8]/[.$C259]" office:value-type="float" office:value="381" calcext:value-type="float">
            <text:p>381</text:p>
          </table:table-cell>
          <table:table-cell table:style-name="ce133" table:formula="of:=[.$E$6]+360*[.O$8]/[.$C259]" office:value-type="float" office:value="383.4" calcext:value-type="float">
            <text:p>383</text:p>
          </table:table-cell>
          <table:table-cell table:style-name="ce133" table:formula="of:=[.$E$6]+360*[.P$8]/[.$C259]" office:value-type="float" office:value="385.8" calcext:value-type="float">
            <text:p>386</text:p>
          </table:table-cell>
          <table:table-cell table:style-name="ce133" table:formula="of:=[.$E$6]+360*[.Q$8]/[.$C259]" office:value-type="float" office:value="388.2" calcext:value-type="float">
            <text:p>388</text:p>
          </table:table-cell>
          <table:table-cell table:style-name="ce133" table:formula="of:=[.$E$6]+360*[.R$8]/[.$C259]" office:value-type="float" office:value="390.6" calcext:value-type="float">
            <text:p>391</text:p>
          </table:table-cell>
          <table:table-cell table:style-name="ce133" table:formula="of:=[.$E$6]+360*[.S$8]/[.$C259]" office:value-type="float" office:value="393" calcext:value-type="float">
            <text:p>393</text:p>
          </table:table-cell>
          <table:table-cell table:style-name="ce133" table:formula="of:=[.$E$6]+360*[.T$8]/[.$C259]" office:value-type="float" office:value="395.4" calcext:value-type="float">
            <text:p>395</text:p>
          </table:table-cell>
          <table:table-cell table:style-name="ce133" table:formula="of:=[.$E$6]+360*[.U$8]/[.$C259]" office:value-type="float" office:value="397.8" calcext:value-type="float">
            <text:p>398</text:p>
          </table:table-cell>
          <table:table-cell table:style-name="ce133" table:formula="of:=[.$E$6]+360*[.V$8]/[.$C259]" office:value-type="float" office:value="400.2" calcext:value-type="float">
            <text:p>400</text:p>
          </table:table-cell>
          <table:table-cell table:style-name="ce133" table:formula="of:=[.$E$6]+360*[.W$8]/[.$C259]" office:value-type="float" office:value="402.6" calcext:value-type="float">
            <text:p>403</text:p>
          </table:table-cell>
          <table:table-cell table:style-name="ce133" table:formula="of:=[.$E$6]+360*[.X$8]/[.$C259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260]" office:value-type="float" office:value="7272.72727272727" calcext:value-type="float">
            <text:p>7273</text:p>
          </table:table-cell>
          <table:table-cell table:style-name="ce133" table:formula="of:=[.$E$6]+360*[.D$8]/[.$C260]" office:value-type="float" office:value="357" calcext:value-type="float">
            <text:p>357</text:p>
          </table:table-cell>
          <table:table-cell table:style-name="ce133" table:formula="of:=[.$E$6]+360*[.E$8]/[.$C260]" office:value-type="float" office:value="359.475" calcext:value-type="float">
            <text:p>359</text:p>
          </table:table-cell>
          <table:table-cell table:style-name="ce133" table:formula="of:=[.$E$6]+360*[.F$8]/[.$C260]" office:value-type="float" office:value="361.95" calcext:value-type="float">
            <text:p>362</text:p>
          </table:table-cell>
          <table:table-cell table:style-name="ce133" table:formula="of:=[.$E$6]+360*[.G$8]/[.$C260]" office:value-type="float" office:value="364.425" calcext:value-type="float">
            <text:p>364</text:p>
          </table:table-cell>
          <table:table-cell table:style-name="ce133" table:formula="of:=[.$E$6]+360*[.H$8]/[.$C260]" office:value-type="float" office:value="366.9" calcext:value-type="float">
            <text:p>367</text:p>
          </table:table-cell>
          <table:table-cell table:style-name="ce133" table:formula="of:=[.$E$6]+360*[.I$8]/[.$C260]" office:value-type="float" office:value="369.375" calcext:value-type="float">
            <text:p>369</text:p>
          </table:table-cell>
          <table:table-cell table:style-name="ce133" table:formula="of:=[.$E$6]+360*[.J$8]/[.$C260]" office:value-type="float" office:value="371.85" calcext:value-type="float">
            <text:p>372</text:p>
          </table:table-cell>
          <table:table-cell table:style-name="ce133" table:formula="of:=[.$E$6]+360*[.K$8]/[.$C260]" office:value-type="float" office:value="374.325" calcext:value-type="float">
            <text:p>374</text:p>
          </table:table-cell>
          <table:table-cell table:style-name="ce133" table:formula="of:=[.$E$6]+360*[.L$8]/[.$C260]" office:value-type="float" office:value="376.8" calcext:value-type="float">
            <text:p>377</text:p>
          </table:table-cell>
          <table:table-cell table:style-name="ce133" table:formula="of:=[.$E$6]+360*[.M$8]/[.$C260]" office:value-type="float" office:value="379.275" calcext:value-type="float">
            <text:p>379</text:p>
          </table:table-cell>
          <table:table-cell table:style-name="ce133" table:formula="of:=[.$E$6]+360*[.N$8]/[.$C260]" office:value-type="float" office:value="381.75" calcext:value-type="float">
            <text:p>382</text:p>
          </table:table-cell>
          <table:table-cell table:style-name="ce133" table:formula="of:=[.$E$6]+360*[.O$8]/[.$C260]" office:value-type="float" office:value="384.225" calcext:value-type="float">
            <text:p>384</text:p>
          </table:table-cell>
          <table:table-cell table:style-name="ce133" table:formula="of:=[.$E$6]+360*[.P$8]/[.$C260]" office:value-type="float" office:value="386.7" calcext:value-type="float">
            <text:p>387</text:p>
          </table:table-cell>
          <table:table-cell table:style-name="ce133" table:formula="of:=[.$E$6]+360*[.Q$8]/[.$C260]" office:value-type="float" office:value="389.175" calcext:value-type="float">
            <text:p>389</text:p>
          </table:table-cell>
          <table:table-cell table:style-name="ce133" table:formula="of:=[.$E$6]+360*[.R$8]/[.$C260]" office:value-type="float" office:value="391.65" calcext:value-type="float">
            <text:p>392</text:p>
          </table:table-cell>
          <table:table-cell table:style-name="ce133" table:formula="of:=[.$E$6]+360*[.S$8]/[.$C260]" office:value-type="float" office:value="394.125" calcext:value-type="float">
            <text:p>394</text:p>
          </table:table-cell>
          <table:table-cell table:style-name="ce133" table:formula="of:=[.$E$6]+360*[.T$8]/[.$C260]" office:value-type="float" office:value="396.6" calcext:value-type="float">
            <text:p>397</text:p>
          </table:table-cell>
          <table:table-cell table:style-name="ce133" table:formula="of:=[.$E$6]+360*[.U$8]/[.$C260]" office:value-type="float" office:value="399.075" calcext:value-type="float">
            <text:p>399</text:p>
          </table:table-cell>
          <table:table-cell table:style-name="ce133" table:formula="of:=[.$E$6]+360*[.V$8]/[.$C260]" office:value-type="float" office:value="401.55" calcext:value-type="float">
            <text:p>402</text:p>
          </table:table-cell>
          <table:table-cell table:style-name="ce133" table:formula="of:=[.$E$6]+360*[.W$8]/[.$C260]" office:value-type="float" office:value="404.025" calcext:value-type="float">
            <text:p>404</text:p>
          </table:table-cell>
          <table:table-cell table:style-name="ce133" table:formula="of:=[.$E$6]+360*[.X$8]/[.$C260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261]" office:value-type="float" office:value="7058.82352941176" calcext:value-type="float">
            <text:p>7059</text:p>
          </table:table-cell>
          <table:table-cell table:style-name="ce133" table:formula="of:=[.$E$6]+360*[.D$8]/[.$C261]" office:value-type="float" office:value="357" calcext:value-type="float">
            <text:p>357</text:p>
          </table:table-cell>
          <table:table-cell table:style-name="ce133" table:formula="of:=[.$E$6]+360*[.E$8]/[.$C261]" office:value-type="float" office:value="359.55" calcext:value-type="float">
            <text:p>360</text:p>
          </table:table-cell>
          <table:table-cell table:style-name="ce133" table:formula="of:=[.$E$6]+360*[.F$8]/[.$C261]" office:value-type="float" office:value="362.1" calcext:value-type="float">
            <text:p>362</text:p>
          </table:table-cell>
          <table:table-cell table:style-name="ce133" table:formula="of:=[.$E$6]+360*[.G$8]/[.$C261]" office:value-type="float" office:value="364.65" calcext:value-type="float">
            <text:p>365</text:p>
          </table:table-cell>
          <table:table-cell table:style-name="ce133" table:formula="of:=[.$E$6]+360*[.H$8]/[.$C261]" office:value-type="float" office:value="367.2" calcext:value-type="float">
            <text:p>367</text:p>
          </table:table-cell>
          <table:table-cell table:style-name="ce133" table:formula="of:=[.$E$6]+360*[.I$8]/[.$C261]" office:value-type="float" office:value="369.75" calcext:value-type="float">
            <text:p>370</text:p>
          </table:table-cell>
          <table:table-cell table:style-name="ce133" table:formula="of:=[.$E$6]+360*[.J$8]/[.$C261]" office:value-type="float" office:value="372.3" calcext:value-type="float">
            <text:p>372</text:p>
          </table:table-cell>
          <table:table-cell table:style-name="ce133" table:formula="of:=[.$E$6]+360*[.K$8]/[.$C261]" office:value-type="float" office:value="374.85" calcext:value-type="float">
            <text:p>375</text:p>
          </table:table-cell>
          <table:table-cell table:style-name="ce133" table:formula="of:=[.$E$6]+360*[.L$8]/[.$C261]" office:value-type="float" office:value="377.4" calcext:value-type="float">
            <text:p>377</text:p>
          </table:table-cell>
          <table:table-cell table:style-name="ce133" table:formula="of:=[.$E$6]+360*[.M$8]/[.$C261]" office:value-type="float" office:value="379.95" calcext:value-type="float">
            <text:p>380</text:p>
          </table:table-cell>
          <table:table-cell table:style-name="ce133" table:formula="of:=[.$E$6]+360*[.N$8]/[.$C261]" office:value-type="float" office:value="382.5" calcext:value-type="float">
            <text:p>383</text:p>
          </table:table-cell>
          <table:table-cell table:style-name="ce133" table:formula="of:=[.$E$6]+360*[.O$8]/[.$C261]" office:value-type="float" office:value="385.05" calcext:value-type="float">
            <text:p>385</text:p>
          </table:table-cell>
          <table:table-cell table:style-name="ce133" table:formula="of:=[.$E$6]+360*[.P$8]/[.$C261]" office:value-type="float" office:value="387.6" calcext:value-type="float">
            <text:p>388</text:p>
          </table:table-cell>
          <table:table-cell table:style-name="ce133" table:formula="of:=[.$E$6]+360*[.Q$8]/[.$C261]" office:value-type="float" office:value="390.15" calcext:value-type="float">
            <text:p>390</text:p>
          </table:table-cell>
          <table:table-cell table:style-name="ce133" table:formula="of:=[.$E$6]+360*[.R$8]/[.$C261]" office:value-type="float" office:value="392.7" calcext:value-type="float">
            <text:p>393</text:p>
          </table:table-cell>
          <table:table-cell table:style-name="ce133" table:formula="of:=[.$E$6]+360*[.S$8]/[.$C261]" office:value-type="float" office:value="395.25" calcext:value-type="float">
            <text:p>395</text:p>
          </table:table-cell>
          <table:table-cell table:style-name="ce133" table:formula="of:=[.$E$6]+360*[.T$8]/[.$C261]" office:value-type="float" office:value="397.8" calcext:value-type="float">
            <text:p>398</text:p>
          </table:table-cell>
          <table:table-cell table:style-name="ce133" table:formula="of:=[.$E$6]+360*[.U$8]/[.$C261]" office:value-type="float" office:value="400.35" calcext:value-type="float">
            <text:p>400</text:p>
          </table:table-cell>
          <table:table-cell table:style-name="ce133" table:formula="of:=[.$E$6]+360*[.V$8]/[.$C261]" office:value-type="float" office:value="402.9" calcext:value-type="float">
            <text:p>403</text:p>
          </table:table-cell>
          <table:table-cell table:style-name="ce133" table:formula="of:=[.$E$6]+360*[.W$8]/[.$C261]" office:value-type="float" office:value="405.45" calcext:value-type="float">
            <text:p>405</text:p>
          </table:table-cell>
          <table:table-cell table:style-name="ce133" table:formula="of:=[.$E$6]+360*[.X$8]/[.$C261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262]" office:value-type="float" office:value="6857.14285714286" calcext:value-type="float">
            <text:p>6857</text:p>
          </table:table-cell>
          <table:table-cell table:style-name="ce133" table:formula="of:=[.$E$6]+360*[.D$8]/[.$C262]" office:value-type="float" office:value="357" calcext:value-type="float">
            <text:p>357</text:p>
          </table:table-cell>
          <table:table-cell table:style-name="ce133" table:formula="of:=[.$E$6]+360*[.E$8]/[.$C262]" office:value-type="float" office:value="359.625" calcext:value-type="float">
            <text:p>360</text:p>
          </table:table-cell>
          <table:table-cell table:style-name="ce133" table:formula="of:=[.$E$6]+360*[.F$8]/[.$C262]" office:value-type="float" office:value="362.25" calcext:value-type="float">
            <text:p>362</text:p>
          </table:table-cell>
          <table:table-cell table:style-name="ce133" table:formula="of:=[.$E$6]+360*[.G$8]/[.$C262]" office:value-type="float" office:value="364.875" calcext:value-type="float">
            <text:p>365</text:p>
          </table:table-cell>
          <table:table-cell table:style-name="ce133" table:formula="of:=[.$E$6]+360*[.H$8]/[.$C262]" office:value-type="float" office:value="367.5" calcext:value-type="float">
            <text:p>368</text:p>
          </table:table-cell>
          <table:table-cell table:style-name="ce133" table:formula="of:=[.$E$6]+360*[.I$8]/[.$C262]" office:value-type="float" office:value="370.125" calcext:value-type="float">
            <text:p>370</text:p>
          </table:table-cell>
          <table:table-cell table:style-name="ce133" table:formula="of:=[.$E$6]+360*[.J$8]/[.$C262]" office:value-type="float" office:value="372.75" calcext:value-type="float">
            <text:p>373</text:p>
          </table:table-cell>
          <table:table-cell table:style-name="ce133" table:formula="of:=[.$E$6]+360*[.K$8]/[.$C262]" office:value-type="float" office:value="375.375" calcext:value-type="float">
            <text:p>375</text:p>
          </table:table-cell>
          <table:table-cell table:style-name="ce133" table:formula="of:=[.$E$6]+360*[.L$8]/[.$C262]" office:value-type="float" office:value="378" calcext:value-type="float">
            <text:p>378</text:p>
          </table:table-cell>
          <table:table-cell table:style-name="ce133" table:formula="of:=[.$E$6]+360*[.M$8]/[.$C262]" office:value-type="float" office:value="380.625" calcext:value-type="float">
            <text:p>381</text:p>
          </table:table-cell>
          <table:table-cell table:style-name="ce133" table:formula="of:=[.$E$6]+360*[.N$8]/[.$C262]" office:value-type="float" office:value="383.25" calcext:value-type="float">
            <text:p>383</text:p>
          </table:table-cell>
          <table:table-cell table:style-name="ce133" table:formula="of:=[.$E$6]+360*[.O$8]/[.$C262]" office:value-type="float" office:value="385.875" calcext:value-type="float">
            <text:p>386</text:p>
          </table:table-cell>
          <table:table-cell table:style-name="ce133" table:formula="of:=[.$E$6]+360*[.P$8]/[.$C262]" office:value-type="float" office:value="388.5" calcext:value-type="float">
            <text:p>389</text:p>
          </table:table-cell>
          <table:table-cell table:style-name="ce133" table:formula="of:=[.$E$6]+360*[.Q$8]/[.$C262]" office:value-type="float" office:value="391.125" calcext:value-type="float">
            <text:p>391</text:p>
          </table:table-cell>
          <table:table-cell table:style-name="ce133" table:formula="of:=[.$E$6]+360*[.R$8]/[.$C262]" office:value-type="float" office:value="393.75" calcext:value-type="float">
            <text:p>394</text:p>
          </table:table-cell>
          <table:table-cell table:style-name="ce133" table:formula="of:=[.$E$6]+360*[.S$8]/[.$C262]" office:value-type="float" office:value="396.375" calcext:value-type="float">
            <text:p>396</text:p>
          </table:table-cell>
          <table:table-cell table:style-name="ce133" table:formula="of:=[.$E$6]+360*[.T$8]/[.$C262]" office:value-type="float" office:value="399" calcext:value-type="float">
            <text:p>399</text:p>
          </table:table-cell>
          <table:table-cell table:style-name="ce133" table:formula="of:=[.$E$6]+360*[.U$8]/[.$C262]" office:value-type="float" office:value="401.625" calcext:value-type="float">
            <text:p>402</text:p>
          </table:table-cell>
          <table:table-cell table:style-name="ce133" table:formula="of:=[.$E$6]+360*[.V$8]/[.$C262]" office:value-type="float" office:value="404.25" calcext:value-type="float">
            <text:p>404</text:p>
          </table:table-cell>
          <table:table-cell table:style-name="ce133" table:formula="of:=[.$E$6]+360*[.W$8]/[.$C262]" office:value-type="float" office:value="406.875" calcext:value-type="float">
            <text:p>407</text:p>
          </table:table-cell>
          <table:table-cell table:style-name="ce133" table:formula="of:=[.$E$6]+360*[.X$8]/[.$C262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263]" office:value-type="float" office:value="6666.66666666667" calcext:value-type="float">
            <text:p>6667</text:p>
          </table:table-cell>
          <table:table-cell table:style-name="ce133" table:formula="of:=[.$E$6]+360*[.D$8]/[.$C263]" office:value-type="float" office:value="357" calcext:value-type="float">
            <text:p>357</text:p>
          </table:table-cell>
          <table:table-cell table:style-name="ce133" table:formula="of:=[.$E$6]+360*[.E$8]/[.$C263]" office:value-type="float" office:value="359.7" calcext:value-type="float">
            <text:p>360</text:p>
          </table:table-cell>
          <table:table-cell table:style-name="ce133" table:formula="of:=[.$E$6]+360*[.F$8]/[.$C263]" office:value-type="float" office:value="362.4" calcext:value-type="float">
            <text:p>362</text:p>
          </table:table-cell>
          <table:table-cell table:style-name="ce133" table:formula="of:=[.$E$6]+360*[.G$8]/[.$C263]" office:value-type="float" office:value="365.1" calcext:value-type="float">
            <text:p>365</text:p>
          </table:table-cell>
          <table:table-cell table:style-name="ce133" table:formula="of:=[.$E$6]+360*[.H$8]/[.$C263]" office:value-type="float" office:value="367.8" calcext:value-type="float">
            <text:p>368</text:p>
          </table:table-cell>
          <table:table-cell table:style-name="ce133" table:formula="of:=[.$E$6]+360*[.I$8]/[.$C263]" office:value-type="float" office:value="370.5" calcext:value-type="float">
            <text:p>371</text:p>
          </table:table-cell>
          <table:table-cell table:style-name="ce133" table:formula="of:=[.$E$6]+360*[.J$8]/[.$C263]" office:value-type="float" office:value="373.2" calcext:value-type="float">
            <text:p>373</text:p>
          </table:table-cell>
          <table:table-cell table:style-name="ce133" table:formula="of:=[.$E$6]+360*[.K$8]/[.$C263]" office:value-type="float" office:value="375.9" calcext:value-type="float">
            <text:p>376</text:p>
          </table:table-cell>
          <table:table-cell table:style-name="ce133" table:formula="of:=[.$E$6]+360*[.L$8]/[.$C263]" office:value-type="float" office:value="378.6" calcext:value-type="float">
            <text:p>379</text:p>
          </table:table-cell>
          <table:table-cell table:style-name="ce133" table:formula="of:=[.$E$6]+360*[.M$8]/[.$C263]" office:value-type="float" office:value="381.3" calcext:value-type="float">
            <text:p>381</text:p>
          </table:table-cell>
          <table:table-cell table:style-name="ce133" table:formula="of:=[.$E$6]+360*[.N$8]/[.$C263]" office:value-type="float" office:value="384" calcext:value-type="float">
            <text:p>384</text:p>
          </table:table-cell>
          <table:table-cell table:style-name="ce133" table:formula="of:=[.$E$6]+360*[.O$8]/[.$C263]" office:value-type="float" office:value="386.7" calcext:value-type="float">
            <text:p>387</text:p>
          </table:table-cell>
          <table:table-cell table:style-name="ce133" table:formula="of:=[.$E$6]+360*[.P$8]/[.$C263]" office:value-type="float" office:value="389.4" calcext:value-type="float">
            <text:p>389</text:p>
          </table:table-cell>
          <table:table-cell table:style-name="ce133" table:formula="of:=[.$E$6]+360*[.Q$8]/[.$C263]" office:value-type="float" office:value="392.1" calcext:value-type="float">
            <text:p>392</text:p>
          </table:table-cell>
          <table:table-cell table:style-name="ce133" table:formula="of:=[.$E$6]+360*[.R$8]/[.$C263]" office:value-type="float" office:value="394.8" calcext:value-type="float">
            <text:p>395</text:p>
          </table:table-cell>
          <table:table-cell table:style-name="ce133" table:formula="of:=[.$E$6]+360*[.S$8]/[.$C263]" office:value-type="float" office:value="397.5" calcext:value-type="float">
            <text:p>398</text:p>
          </table:table-cell>
          <table:table-cell table:style-name="ce133" table:formula="of:=[.$E$6]+360*[.T$8]/[.$C263]" office:value-type="float" office:value="400.2" calcext:value-type="float">
            <text:p>400</text:p>
          </table:table-cell>
          <table:table-cell table:style-name="ce133" table:formula="of:=[.$E$6]+360*[.U$8]/[.$C263]" office:value-type="float" office:value="402.9" calcext:value-type="float">
            <text:p>403</text:p>
          </table:table-cell>
          <table:table-cell table:style-name="ce133" table:formula="of:=[.$E$6]+360*[.V$8]/[.$C263]" office:value-type="float" office:value="405.6" calcext:value-type="float">
            <text:p>406</text:p>
          </table:table-cell>
          <table:table-cell table:style-name="ce133" table:formula="of:=[.$E$6]+360*[.W$8]/[.$C263]" office:value-type="float" office:value="408.3" calcext:value-type="float">
            <text:p>408</text:p>
          </table:table-cell>
          <table:table-cell table:style-name="ce133" table:formula="of:=[.$E$6]+360*[.X$8]/[.$C263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264]" office:value-type="float" office:value="6486.48648648649" calcext:value-type="float">
            <text:p>6486</text:p>
          </table:table-cell>
          <table:table-cell table:style-name="ce133" table:formula="of:=[.$E$6]+360*[.D$8]/[.$C264]" office:value-type="float" office:value="357" calcext:value-type="float">
            <text:p>357</text:p>
          </table:table-cell>
          <table:table-cell table:style-name="ce133" table:formula="of:=[.$E$6]+360*[.E$8]/[.$C264]" office:value-type="float" office:value="359.775" calcext:value-type="float">
            <text:p>360</text:p>
          </table:table-cell>
          <table:table-cell table:style-name="ce133" table:formula="of:=[.$E$6]+360*[.F$8]/[.$C264]" office:value-type="float" office:value="362.55" calcext:value-type="float">
            <text:p>363</text:p>
          </table:table-cell>
          <table:table-cell table:style-name="ce133" table:formula="of:=[.$E$6]+360*[.G$8]/[.$C264]" office:value-type="float" office:value="365.325" calcext:value-type="float">
            <text:p>365</text:p>
          </table:table-cell>
          <table:table-cell table:style-name="ce133" table:formula="of:=[.$E$6]+360*[.H$8]/[.$C264]" office:value-type="float" office:value="368.1" calcext:value-type="float">
            <text:p>368</text:p>
          </table:table-cell>
          <table:table-cell table:style-name="ce133" table:formula="of:=[.$E$6]+360*[.I$8]/[.$C264]" office:value-type="float" office:value="370.875" calcext:value-type="float">
            <text:p>371</text:p>
          </table:table-cell>
          <table:table-cell table:style-name="ce133" table:formula="of:=[.$E$6]+360*[.J$8]/[.$C264]" office:value-type="float" office:value="373.65" calcext:value-type="float">
            <text:p>374</text:p>
          </table:table-cell>
          <table:table-cell table:style-name="ce133" table:formula="of:=[.$E$6]+360*[.K$8]/[.$C264]" office:value-type="float" office:value="376.425" calcext:value-type="float">
            <text:p>376</text:p>
          </table:table-cell>
          <table:table-cell table:style-name="ce133" table:formula="of:=[.$E$6]+360*[.L$8]/[.$C264]" office:value-type="float" office:value="379.2" calcext:value-type="float">
            <text:p>379</text:p>
          </table:table-cell>
          <table:table-cell table:style-name="ce133" table:formula="of:=[.$E$6]+360*[.M$8]/[.$C264]" office:value-type="float" office:value="381.975" calcext:value-type="float">
            <text:p>382</text:p>
          </table:table-cell>
          <table:table-cell table:style-name="ce133" table:formula="of:=[.$E$6]+360*[.N$8]/[.$C264]" office:value-type="float" office:value="384.75" calcext:value-type="float">
            <text:p>385</text:p>
          </table:table-cell>
          <table:table-cell table:style-name="ce133" table:formula="of:=[.$E$6]+360*[.O$8]/[.$C264]" office:value-type="float" office:value="387.525" calcext:value-type="float">
            <text:p>388</text:p>
          </table:table-cell>
          <table:table-cell table:style-name="ce133" table:formula="of:=[.$E$6]+360*[.P$8]/[.$C264]" office:value-type="float" office:value="390.3" calcext:value-type="float">
            <text:p>390</text:p>
          </table:table-cell>
          <table:table-cell table:style-name="ce133" table:formula="of:=[.$E$6]+360*[.Q$8]/[.$C264]" office:value-type="float" office:value="393.075" calcext:value-type="float">
            <text:p>393</text:p>
          </table:table-cell>
          <table:table-cell table:style-name="ce133" table:formula="of:=[.$E$6]+360*[.R$8]/[.$C264]" office:value-type="float" office:value="395.85" calcext:value-type="float">
            <text:p>396</text:p>
          </table:table-cell>
          <table:table-cell table:style-name="ce133" table:formula="of:=[.$E$6]+360*[.S$8]/[.$C264]" office:value-type="float" office:value="398.625" calcext:value-type="float">
            <text:p>399</text:p>
          </table:table-cell>
          <table:table-cell table:style-name="ce133" table:formula="of:=[.$E$6]+360*[.T$8]/[.$C264]" office:value-type="float" office:value="401.4" calcext:value-type="float">
            <text:p>401</text:p>
          </table:table-cell>
          <table:table-cell table:style-name="ce133" table:formula="of:=[.$E$6]+360*[.U$8]/[.$C264]" office:value-type="float" office:value="404.175" calcext:value-type="float">
            <text:p>404</text:p>
          </table:table-cell>
          <table:table-cell table:style-name="ce133" table:formula="of:=[.$E$6]+360*[.V$8]/[.$C264]" office:value-type="float" office:value="406.95" calcext:value-type="float">
            <text:p>407</text:p>
          </table:table-cell>
          <table:table-cell table:style-name="ce133" table:formula="of:=[.$E$6]+360*[.W$8]/[.$C264]" office:value-type="float" office:value="409.725" calcext:value-type="float">
            <text:p>410</text:p>
          </table:table-cell>
          <table:table-cell table:style-name="ce133" table:formula="of:=[.$E$6]+360*[.X$8]/[.$C264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265]" office:value-type="float" office:value="6315.78947368421" calcext:value-type="float">
            <text:p>6316</text:p>
          </table:table-cell>
          <table:table-cell table:style-name="ce133" table:formula="of:=[.$E$6]+360*[.D$8]/[.$C265]" office:value-type="float" office:value="357" calcext:value-type="float">
            <text:p>357</text:p>
          </table:table-cell>
          <table:table-cell table:style-name="ce133" table:formula="of:=[.$E$6]+360*[.E$8]/[.$C265]" office:value-type="float" office:value="359.85" calcext:value-type="float">
            <text:p>360</text:p>
          </table:table-cell>
          <table:table-cell table:style-name="ce133" table:formula="of:=[.$E$6]+360*[.F$8]/[.$C265]" office:value-type="float" office:value="362.7" calcext:value-type="float">
            <text:p>363</text:p>
          </table:table-cell>
          <table:table-cell table:style-name="ce133" table:formula="of:=[.$E$6]+360*[.G$8]/[.$C265]" office:value-type="float" office:value="365.55" calcext:value-type="float">
            <text:p>366</text:p>
          </table:table-cell>
          <table:table-cell table:style-name="ce133" table:formula="of:=[.$E$6]+360*[.H$8]/[.$C265]" office:value-type="float" office:value="368.4" calcext:value-type="float">
            <text:p>368</text:p>
          </table:table-cell>
          <table:table-cell table:style-name="ce133" table:formula="of:=[.$E$6]+360*[.I$8]/[.$C265]" office:value-type="float" office:value="371.25" calcext:value-type="float">
            <text:p>371</text:p>
          </table:table-cell>
          <table:table-cell table:style-name="ce133" table:formula="of:=[.$E$6]+360*[.J$8]/[.$C265]" office:value-type="float" office:value="374.1" calcext:value-type="float">
            <text:p>374</text:p>
          </table:table-cell>
          <table:table-cell table:style-name="ce133" table:formula="of:=[.$E$6]+360*[.K$8]/[.$C265]" office:value-type="float" office:value="376.95" calcext:value-type="float">
            <text:p>377</text:p>
          </table:table-cell>
          <table:table-cell table:style-name="ce133" table:formula="of:=[.$E$6]+360*[.L$8]/[.$C265]" office:value-type="float" office:value="379.8" calcext:value-type="float">
            <text:p>380</text:p>
          </table:table-cell>
          <table:table-cell table:style-name="ce133" table:formula="of:=[.$E$6]+360*[.M$8]/[.$C265]" office:value-type="float" office:value="382.65" calcext:value-type="float">
            <text:p>383</text:p>
          </table:table-cell>
          <table:table-cell table:style-name="ce133" table:formula="of:=[.$E$6]+360*[.N$8]/[.$C265]" office:value-type="float" office:value="385.5" calcext:value-type="float">
            <text:p>386</text:p>
          </table:table-cell>
          <table:table-cell table:style-name="ce133" table:formula="of:=[.$E$6]+360*[.O$8]/[.$C265]" office:value-type="float" office:value="388.35" calcext:value-type="float">
            <text:p>388</text:p>
          </table:table-cell>
          <table:table-cell table:style-name="ce133" table:formula="of:=[.$E$6]+360*[.P$8]/[.$C265]" office:value-type="float" office:value="391.2" calcext:value-type="float">
            <text:p>391</text:p>
          </table:table-cell>
          <table:table-cell table:style-name="ce133" table:formula="of:=[.$E$6]+360*[.Q$8]/[.$C265]" office:value-type="float" office:value="394.05" calcext:value-type="float">
            <text:p>394</text:p>
          </table:table-cell>
          <table:table-cell table:style-name="ce133" table:formula="of:=[.$E$6]+360*[.R$8]/[.$C265]" office:value-type="float" office:value="396.9" calcext:value-type="float">
            <text:p>397</text:p>
          </table:table-cell>
          <table:table-cell table:style-name="ce133" table:formula="of:=[.$E$6]+360*[.S$8]/[.$C265]" office:value-type="float" office:value="399.75" calcext:value-type="float">
            <text:p>400</text:p>
          </table:table-cell>
          <table:table-cell table:style-name="ce133" table:formula="of:=[.$E$6]+360*[.T$8]/[.$C265]" office:value-type="float" office:value="402.6" calcext:value-type="float">
            <text:p>403</text:p>
          </table:table-cell>
          <table:table-cell table:style-name="ce133" table:formula="of:=[.$E$6]+360*[.U$8]/[.$C265]" office:value-type="float" office:value="405.45" calcext:value-type="float">
            <text:p>405</text:p>
          </table:table-cell>
          <table:table-cell table:style-name="ce133" table:formula="of:=[.$E$6]+360*[.V$8]/[.$C265]" office:value-type="float" office:value="408.3" calcext:value-type="float">
            <text:p>408</text:p>
          </table:table-cell>
          <table:table-cell table:style-name="ce133" table:formula="of:=[.$E$6]+360*[.W$8]/[.$C265]" office:value-type="float" office:value="411.15" calcext:value-type="float">
            <text:p>411</text:p>
          </table:table-cell>
          <table:table-cell table:style-name="ce133" table:formula="of:=[.$E$6]+360*[.X$8]/[.$C265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266]" office:value-type="float" office:value="6153.84615384615" calcext:value-type="float">
            <text:p>6154</text:p>
          </table:table-cell>
          <table:table-cell table:style-name="ce133" table:formula="of:=[.$E$6]+360*[.D$8]/[.$C266]" office:value-type="float" office:value="357" calcext:value-type="float">
            <text:p>357</text:p>
          </table:table-cell>
          <table:table-cell table:style-name="ce133" table:formula="of:=[.$E$6]+360*[.E$8]/[.$C266]" office:value-type="float" office:value="359.925" calcext:value-type="float">
            <text:p>360</text:p>
          </table:table-cell>
          <table:table-cell table:style-name="ce133" table:formula="of:=[.$E$6]+360*[.F$8]/[.$C266]" office:value-type="float" office:value="362.85" calcext:value-type="float">
            <text:p>363</text:p>
          </table:table-cell>
          <table:table-cell table:style-name="ce133" table:formula="of:=[.$E$6]+360*[.G$8]/[.$C266]" office:value-type="float" office:value="365.775" calcext:value-type="float">
            <text:p>366</text:p>
          </table:table-cell>
          <table:table-cell table:style-name="ce133" table:formula="of:=[.$E$6]+360*[.H$8]/[.$C266]" office:value-type="float" office:value="368.7" calcext:value-type="float">
            <text:p>369</text:p>
          </table:table-cell>
          <table:table-cell table:style-name="ce133" table:formula="of:=[.$E$6]+360*[.I$8]/[.$C266]" office:value-type="float" office:value="371.625" calcext:value-type="float">
            <text:p>372</text:p>
          </table:table-cell>
          <table:table-cell table:style-name="ce133" table:formula="of:=[.$E$6]+360*[.J$8]/[.$C266]" office:value-type="float" office:value="374.55" calcext:value-type="float">
            <text:p>375</text:p>
          </table:table-cell>
          <table:table-cell table:style-name="ce133" table:formula="of:=[.$E$6]+360*[.K$8]/[.$C266]" office:value-type="float" office:value="377.475" calcext:value-type="float">
            <text:p>377</text:p>
          </table:table-cell>
          <table:table-cell table:style-name="ce133" table:formula="of:=[.$E$6]+360*[.L$8]/[.$C266]" office:value-type="float" office:value="380.4" calcext:value-type="float">
            <text:p>380</text:p>
          </table:table-cell>
          <table:table-cell table:style-name="ce133" table:formula="of:=[.$E$6]+360*[.M$8]/[.$C266]" office:value-type="float" office:value="383.325" calcext:value-type="float">
            <text:p>383</text:p>
          </table:table-cell>
          <table:table-cell table:style-name="ce133" table:formula="of:=[.$E$6]+360*[.N$8]/[.$C266]" office:value-type="float" office:value="386.25" calcext:value-type="float">
            <text:p>386</text:p>
          </table:table-cell>
          <table:table-cell table:style-name="ce133" table:formula="of:=[.$E$6]+360*[.O$8]/[.$C266]" office:value-type="float" office:value="389.175" calcext:value-type="float">
            <text:p>389</text:p>
          </table:table-cell>
          <table:table-cell table:style-name="ce133" table:formula="of:=[.$E$6]+360*[.P$8]/[.$C266]" office:value-type="float" office:value="392.1" calcext:value-type="float">
            <text:p>392</text:p>
          </table:table-cell>
          <table:table-cell table:style-name="ce133" table:formula="of:=[.$E$6]+360*[.Q$8]/[.$C266]" office:value-type="float" office:value="395.025" calcext:value-type="float">
            <text:p>395</text:p>
          </table:table-cell>
          <table:table-cell table:style-name="ce133" table:formula="of:=[.$E$6]+360*[.R$8]/[.$C266]" office:value-type="float" office:value="397.95" calcext:value-type="float">
            <text:p>398</text:p>
          </table:table-cell>
          <table:table-cell table:style-name="ce133" table:formula="of:=[.$E$6]+360*[.S$8]/[.$C266]" office:value-type="float" office:value="400.875" calcext:value-type="float">
            <text:p>401</text:p>
          </table:table-cell>
          <table:table-cell table:style-name="ce133" table:formula="of:=[.$E$6]+360*[.T$8]/[.$C266]" office:value-type="float" office:value="403.8" calcext:value-type="float">
            <text:p>404</text:p>
          </table:table-cell>
          <table:table-cell table:style-name="ce133" table:formula="of:=[.$E$6]+360*[.U$8]/[.$C266]" office:value-type="float" office:value="406.725" calcext:value-type="float">
            <text:p>407</text:p>
          </table:table-cell>
          <table:table-cell table:style-name="ce133" table:formula="of:=[.$E$6]+360*[.V$8]/[.$C266]" office:value-type="float" office:value="409.65" calcext:value-type="float">
            <text:p>410</text:p>
          </table:table-cell>
          <table:table-cell table:style-name="ce133" table:formula="of:=[.$E$6]+360*[.W$8]/[.$C266]" office:value-type="float" office:value="412.575" calcext:value-type="float">
            <text:p>413</text:p>
          </table:table-cell>
          <table:table-cell table:style-name="ce133" table:formula="of:=[.$E$6]+360*[.X$8]/[.$C266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267]" office:value-type="float" office:value="6000" calcext:value-type="float">
            <text:p>6000</text:p>
          </table:table-cell>
          <table:table-cell table:style-name="ce133" table:formula="of:=[.$E$6]+360*[.D$8]/[.$C267]" office:value-type="float" office:value="357" calcext:value-type="float">
            <text:p>357</text:p>
          </table:table-cell>
          <table:table-cell table:style-name="ce133" table:formula="of:=[.$E$6]+360*[.E$8]/[.$C267]" office:value-type="float" office:value="360" calcext:value-type="float">
            <text:p>360</text:p>
          </table:table-cell>
          <table:table-cell table:style-name="ce133" table:formula="of:=[.$E$6]+360*[.F$8]/[.$C267]" office:value-type="float" office:value="363" calcext:value-type="float">
            <text:p>363</text:p>
          </table:table-cell>
          <table:table-cell table:style-name="ce133" table:formula="of:=[.$E$6]+360*[.G$8]/[.$C267]" office:value-type="float" office:value="366" calcext:value-type="float">
            <text:p>366</text:p>
          </table:table-cell>
          <table:table-cell table:style-name="ce133" table:formula="of:=[.$E$6]+360*[.H$8]/[.$C267]" office:value-type="float" office:value="369" calcext:value-type="float">
            <text:p>369</text:p>
          </table:table-cell>
          <table:table-cell table:style-name="ce133" table:formula="of:=[.$E$6]+360*[.I$8]/[.$C267]" office:value-type="float" office:value="372" calcext:value-type="float">
            <text:p>372</text:p>
          </table:table-cell>
          <table:table-cell table:style-name="ce133" table:formula="of:=[.$E$6]+360*[.J$8]/[.$C267]" office:value-type="float" office:value="375" calcext:value-type="float">
            <text:p>375</text:p>
          </table:table-cell>
          <table:table-cell table:style-name="ce133" table:formula="of:=[.$E$6]+360*[.K$8]/[.$C267]" office:value-type="float" office:value="378" calcext:value-type="float">
            <text:p>378</text:p>
          </table:table-cell>
          <table:table-cell table:style-name="ce133" table:formula="of:=[.$E$6]+360*[.L$8]/[.$C267]" office:value-type="float" office:value="381" calcext:value-type="float">
            <text:p>381</text:p>
          </table:table-cell>
          <table:table-cell table:style-name="ce133" table:formula="of:=[.$E$6]+360*[.M$8]/[.$C267]" office:value-type="float" office:value="384" calcext:value-type="float">
            <text:p>384</text:p>
          </table:table-cell>
          <table:table-cell table:style-name="ce133" table:formula="of:=[.$E$6]+360*[.N$8]/[.$C267]" office:value-type="float" office:value="387" calcext:value-type="float">
            <text:p>387</text:p>
          </table:table-cell>
          <table:table-cell table:style-name="ce133" table:formula="of:=[.$E$6]+360*[.O$8]/[.$C267]" office:value-type="float" office:value="390" calcext:value-type="float">
            <text:p>390</text:p>
          </table:table-cell>
          <table:table-cell table:style-name="ce133" table:formula="of:=[.$E$6]+360*[.P$8]/[.$C267]" office:value-type="float" office:value="393" calcext:value-type="float">
            <text:p>393</text:p>
          </table:table-cell>
          <table:table-cell table:style-name="ce133" table:formula="of:=[.$E$6]+360*[.Q$8]/[.$C267]" office:value-type="float" office:value="396" calcext:value-type="float">
            <text:p>396</text:p>
          </table:table-cell>
          <table:table-cell table:style-name="ce133" table:formula="of:=[.$E$6]+360*[.R$8]/[.$C267]" office:value-type="float" office:value="399" calcext:value-type="float">
            <text:p>399</text:p>
          </table:table-cell>
          <table:table-cell table:style-name="ce133" table:formula="of:=[.$E$6]+360*[.S$8]/[.$C267]" office:value-type="float" office:value="402" calcext:value-type="float">
            <text:p>402</text:p>
          </table:table-cell>
          <table:table-cell table:style-name="ce133" table:formula="of:=[.$E$6]+360*[.T$8]/[.$C267]" office:value-type="float" office:value="405" calcext:value-type="float">
            <text:p>405</text:p>
          </table:table-cell>
          <table:table-cell table:style-name="ce133" table:formula="of:=[.$E$6]+360*[.U$8]/[.$C267]" office:value-type="float" office:value="408" calcext:value-type="float">
            <text:p>408</text:p>
          </table:table-cell>
          <table:table-cell table:style-name="ce133" table:formula="of:=[.$E$6]+360*[.V$8]/[.$C267]" office:value-type="float" office:value="411" calcext:value-type="float">
            <text:p>411</text:p>
          </table:table-cell>
          <table:table-cell table:style-name="ce133" table:formula="of:=[.$E$6]+360*[.W$8]/[.$C267]" office:value-type="float" office:value="414" calcext:value-type="float">
            <text:p>414</text:p>
          </table:table-cell>
          <table:table-cell table:style-name="ce133" table:formula="of:=[.$E$6]+360*[.X$8]/[.$C267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1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273]" office:value-type="float" office:value="120000" calcext:value-type="float">
            <text:p>120000</text:p>
          </table:table-cell>
          <table:table-cell table:style-name="ce134" table:formula="of:=[.$E$6]+360*[.D$8]/[.$C273]" office:value-type="float" office:value="357" calcext:value-type="float">
            <text:p>357</text:p>
          </table:table-cell>
          <table:table-cell table:style-name="ce134" table:formula="of:=[.$E$6]+360*[.E$8]/[.$C273]" office:value-type="float" office:value="357.15" calcext:value-type="float">
            <text:p>357</text:p>
          </table:table-cell>
          <table:table-cell table:style-name="ce134" table:formula="of:=[.$E$6]+360*[.F$8]/[.$C273]" office:value-type="float" office:value="357.3" calcext:value-type="float">
            <text:p>357</text:p>
          </table:table-cell>
          <table:table-cell table:style-name="ce134" table:formula="of:=[.$E$6]+360*[.G$8]/[.$C273]" office:value-type="float" office:value="357.45" calcext:value-type="float">
            <text:p>357</text:p>
          </table:table-cell>
          <table:table-cell table:style-name="ce134" table:formula="of:=[.$E$6]+360*[.H$8]/[.$C273]" office:value-type="float" office:value="357.6" calcext:value-type="float">
            <text:p>358</text:p>
          </table:table-cell>
          <table:table-cell table:style-name="ce134" table:formula="of:=[.$E$6]+360*[.I$8]/[.$C273]" office:value-type="float" office:value="357.75" calcext:value-type="float">
            <text:p>358</text:p>
          </table:table-cell>
          <table:table-cell table:style-name="ce134" table:formula="of:=[.$E$6]+360*[.J$8]/[.$C273]" office:value-type="float" office:value="357.9" calcext:value-type="float">
            <text:p>358</text:p>
          </table:table-cell>
          <table:table-cell table:style-name="ce134" table:formula="of:=[.$E$6]+360*[.K$8]/[.$C273]" office:value-type="float" office:value="358.05" calcext:value-type="float">
            <text:p>358</text:p>
          </table:table-cell>
          <table:table-cell table:style-name="ce134" table:formula="of:=[.$E$6]+360*[.L$8]/[.$C273]" office:value-type="float" office:value="358.2" calcext:value-type="float">
            <text:p>358</text:p>
          </table:table-cell>
          <table:table-cell table:style-name="ce134" table:formula="of:=[.$E$6]+360*[.M$8]/[.$C273]" office:value-type="float" office:value="358.35" calcext:value-type="float">
            <text:p>358</text:p>
          </table:table-cell>
          <table:table-cell table:style-name="ce134" table:formula="of:=[.$E$6]+360*[.N$8]/[.$C273]" office:value-type="float" office:value="358.5" calcext:value-type="float">
            <text:p>359</text:p>
          </table:table-cell>
          <table:table-cell table:style-name="ce134" table:formula="of:=[.$E$6]+360*[.O$8]/[.$C273]" office:value-type="float" office:value="358.65" calcext:value-type="float">
            <text:p>359</text:p>
          </table:table-cell>
          <table:table-cell table:style-name="ce134" table:formula="of:=[.$E$6]+360*[.P$8]/[.$C273]" office:value-type="float" office:value="358.8" calcext:value-type="float">
            <text:p>359</text:p>
          </table:table-cell>
          <table:table-cell table:style-name="ce134" table:formula="of:=[.$E$6]+360*[.Q$8]/[.$C273]" office:value-type="float" office:value="358.95" calcext:value-type="float">
            <text:p>359</text:p>
          </table:table-cell>
          <table:table-cell table:style-name="ce134" table:formula="of:=[.$E$6]+360*[.R$8]/[.$C273]" office:value-type="float" office:value="359.1" calcext:value-type="float">
            <text:p>359</text:p>
          </table:table-cell>
          <table:table-cell table:style-name="ce134" table:formula="of:=[.$E$6]+360*[.S$8]/[.$C273]" office:value-type="float" office:value="359.25" calcext:value-type="float">
            <text:p>359</text:p>
          </table:table-cell>
          <table:table-cell table:style-name="ce134" table:formula="of:=[.$E$6]+360*[.T$8]/[.$C273]" office:value-type="float" office:value="359.4" calcext:value-type="float">
            <text:p>359</text:p>
          </table:table-cell>
          <table:table-cell table:style-name="ce134" table:formula="of:=[.$E$6]+360*[.U$8]/[.$C273]" office:value-type="float" office:value="359.55" calcext:value-type="float">
            <text:p>360</text:p>
          </table:table-cell>
          <table:table-cell table:style-name="ce134" table:formula="of:=[.$E$6]+360*[.V$8]/[.$C273]" office:value-type="float" office:value="359.7" calcext:value-type="float">
            <text:p>360</text:p>
          </table:table-cell>
          <table:table-cell table:style-name="ce134" table:formula="of:=[.$E$6]+360*[.W$8]/[.$C273]" office:value-type="float" office:value="359.85" calcext:value-type="float">
            <text:p>360</text:p>
          </table:table-cell>
          <table:table-cell table:style-name="ce134" table:formula="of:=[.$E$6]+360*[.X$8]/[.$C273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274]" office:value-type="float" office:value="80000" calcext:value-type="float">
            <text:p>80000</text:p>
          </table:table-cell>
          <table:table-cell table:style-name="ce134" table:formula="of:=[.$E$6]+360*[.D$8]/[.$C274]" office:value-type="float" office:value="357" calcext:value-type="float">
            <text:p>357</text:p>
          </table:table-cell>
          <table:table-cell table:style-name="ce134" table:formula="of:=[.$E$6]+360*[.E$8]/[.$C274]" office:value-type="float" office:value="357.225" calcext:value-type="float">
            <text:p>357</text:p>
          </table:table-cell>
          <table:table-cell table:style-name="ce134" table:formula="of:=[.$E$6]+360*[.F$8]/[.$C274]" office:value-type="float" office:value="357.45" calcext:value-type="float">
            <text:p>357</text:p>
          </table:table-cell>
          <table:table-cell table:style-name="ce134" table:formula="of:=[.$E$6]+360*[.G$8]/[.$C274]" office:value-type="float" office:value="357.675" calcext:value-type="float">
            <text:p>358</text:p>
          </table:table-cell>
          <table:table-cell table:style-name="ce134" table:formula="of:=[.$E$6]+360*[.H$8]/[.$C274]" office:value-type="float" office:value="357.9" calcext:value-type="float">
            <text:p>358</text:p>
          </table:table-cell>
          <table:table-cell table:style-name="ce134" table:formula="of:=[.$E$6]+360*[.I$8]/[.$C274]" office:value-type="float" office:value="358.125" calcext:value-type="float">
            <text:p>358</text:p>
          </table:table-cell>
          <table:table-cell table:style-name="ce134" table:formula="of:=[.$E$6]+360*[.J$8]/[.$C274]" office:value-type="float" office:value="358.35" calcext:value-type="float">
            <text:p>358</text:p>
          </table:table-cell>
          <table:table-cell table:style-name="ce134" table:formula="of:=[.$E$6]+360*[.K$8]/[.$C274]" office:value-type="float" office:value="358.575" calcext:value-type="float">
            <text:p>359</text:p>
          </table:table-cell>
          <table:table-cell table:style-name="ce134" table:formula="of:=[.$E$6]+360*[.L$8]/[.$C274]" office:value-type="float" office:value="358.8" calcext:value-type="float">
            <text:p>359</text:p>
          </table:table-cell>
          <table:table-cell table:style-name="ce134" table:formula="of:=[.$E$6]+360*[.M$8]/[.$C274]" office:value-type="float" office:value="359.025" calcext:value-type="float">
            <text:p>359</text:p>
          </table:table-cell>
          <table:table-cell table:style-name="ce134" table:formula="of:=[.$E$6]+360*[.N$8]/[.$C274]" office:value-type="float" office:value="359.25" calcext:value-type="float">
            <text:p>359</text:p>
          </table:table-cell>
          <table:table-cell table:style-name="ce134" table:formula="of:=[.$E$6]+360*[.O$8]/[.$C274]" office:value-type="float" office:value="359.475" calcext:value-type="float">
            <text:p>359</text:p>
          </table:table-cell>
          <table:table-cell table:style-name="ce134" table:formula="of:=[.$E$6]+360*[.P$8]/[.$C274]" office:value-type="float" office:value="359.7" calcext:value-type="float">
            <text:p>360</text:p>
          </table:table-cell>
          <table:table-cell table:style-name="ce134" table:formula="of:=[.$E$6]+360*[.Q$8]/[.$C274]" office:value-type="float" office:value="359.925" calcext:value-type="float">
            <text:p>360</text:p>
          </table:table-cell>
          <table:table-cell table:style-name="ce134" table:formula="of:=[.$E$6]+360*[.R$8]/[.$C274]" office:value-type="float" office:value="360.15" calcext:value-type="float">
            <text:p>360</text:p>
          </table:table-cell>
          <table:table-cell table:style-name="ce134" table:formula="of:=[.$E$6]+360*[.S$8]/[.$C274]" office:value-type="float" office:value="360.375" calcext:value-type="float">
            <text:p>360</text:p>
          </table:table-cell>
          <table:table-cell table:style-name="ce134" table:formula="of:=[.$E$6]+360*[.T$8]/[.$C274]" office:value-type="float" office:value="360.6" calcext:value-type="float">
            <text:p>361</text:p>
          </table:table-cell>
          <table:table-cell table:style-name="ce134" table:formula="of:=[.$E$6]+360*[.U$8]/[.$C274]" office:value-type="float" office:value="360.825" calcext:value-type="float">
            <text:p>361</text:p>
          </table:table-cell>
          <table:table-cell table:style-name="ce134" table:formula="of:=[.$E$6]+360*[.V$8]/[.$C274]" office:value-type="float" office:value="361.05" calcext:value-type="float">
            <text:p>361</text:p>
          </table:table-cell>
          <table:table-cell table:style-name="ce134" table:formula="of:=[.$E$6]+360*[.W$8]/[.$C274]" office:value-type="float" office:value="361.275" calcext:value-type="float">
            <text:p>361</text:p>
          </table:table-cell>
          <table:table-cell table:style-name="ce134" table:formula="of:=[.$E$6]+360*[.X$8]/[.$C274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275]" office:value-type="float" office:value="60000" calcext:value-type="float">
            <text:p>60000</text:p>
          </table:table-cell>
          <table:table-cell table:style-name="ce134" table:formula="of:=[.$E$6]+360*[.D$8]/[.$C275]" office:value-type="float" office:value="357" calcext:value-type="float">
            <text:p>357</text:p>
          </table:table-cell>
          <table:table-cell table:style-name="ce134" table:formula="of:=[.$E$6]+360*[.E$8]/[.$C275]" office:value-type="float" office:value="357.3" calcext:value-type="float">
            <text:p>357</text:p>
          </table:table-cell>
          <table:table-cell table:style-name="ce134" table:formula="of:=[.$E$6]+360*[.F$8]/[.$C275]" office:value-type="float" office:value="357.6" calcext:value-type="float">
            <text:p>358</text:p>
          </table:table-cell>
          <table:table-cell table:style-name="ce134" table:formula="of:=[.$E$6]+360*[.G$8]/[.$C275]" office:value-type="float" office:value="357.9" calcext:value-type="float">
            <text:p>358</text:p>
          </table:table-cell>
          <table:table-cell table:style-name="ce134" table:formula="of:=[.$E$6]+360*[.H$8]/[.$C275]" office:value-type="float" office:value="358.2" calcext:value-type="float">
            <text:p>358</text:p>
          </table:table-cell>
          <table:table-cell table:style-name="ce134" table:formula="of:=[.$E$6]+360*[.I$8]/[.$C275]" office:value-type="float" office:value="358.5" calcext:value-type="float">
            <text:p>359</text:p>
          </table:table-cell>
          <table:table-cell table:style-name="ce134" table:formula="of:=[.$E$6]+360*[.J$8]/[.$C275]" office:value-type="float" office:value="358.8" calcext:value-type="float">
            <text:p>359</text:p>
          </table:table-cell>
          <table:table-cell table:style-name="ce134" table:formula="of:=[.$E$6]+360*[.K$8]/[.$C275]" office:value-type="float" office:value="359.1" calcext:value-type="float">
            <text:p>359</text:p>
          </table:table-cell>
          <table:table-cell table:style-name="ce134" table:formula="of:=[.$E$6]+360*[.L$8]/[.$C275]" office:value-type="float" office:value="359.4" calcext:value-type="float">
            <text:p>359</text:p>
          </table:table-cell>
          <table:table-cell table:style-name="ce134" table:formula="of:=[.$E$6]+360*[.M$8]/[.$C275]" office:value-type="float" office:value="359.7" calcext:value-type="float">
            <text:p>360</text:p>
          </table:table-cell>
          <table:table-cell table:style-name="ce134" table:formula="of:=[.$E$6]+360*[.N$8]/[.$C275]" office:value-type="float" office:value="360" calcext:value-type="float">
            <text:p>360</text:p>
          </table:table-cell>
          <table:table-cell table:style-name="ce134" table:formula="of:=[.$E$6]+360*[.O$8]/[.$C275]" office:value-type="float" office:value="360.3" calcext:value-type="float">
            <text:p>360</text:p>
          </table:table-cell>
          <table:table-cell table:style-name="ce134" table:formula="of:=[.$E$6]+360*[.P$8]/[.$C275]" office:value-type="float" office:value="360.6" calcext:value-type="float">
            <text:p>361</text:p>
          </table:table-cell>
          <table:table-cell table:style-name="ce134" table:formula="of:=[.$E$6]+360*[.Q$8]/[.$C275]" office:value-type="float" office:value="360.9" calcext:value-type="float">
            <text:p>361</text:p>
          </table:table-cell>
          <table:table-cell table:style-name="ce134" table:formula="of:=[.$E$6]+360*[.R$8]/[.$C275]" office:value-type="float" office:value="361.2" calcext:value-type="float">
            <text:p>361</text:p>
          </table:table-cell>
          <table:table-cell table:style-name="ce134" table:formula="of:=[.$E$6]+360*[.S$8]/[.$C275]" office:value-type="float" office:value="361.5" calcext:value-type="float">
            <text:p>362</text:p>
          </table:table-cell>
          <table:table-cell table:style-name="ce134" table:formula="of:=[.$E$6]+360*[.T$8]/[.$C275]" office:value-type="float" office:value="361.8" calcext:value-type="float">
            <text:p>362</text:p>
          </table:table-cell>
          <table:table-cell table:style-name="ce134" table:formula="of:=[.$E$6]+360*[.U$8]/[.$C275]" office:value-type="float" office:value="362.1" calcext:value-type="float">
            <text:p>362</text:p>
          </table:table-cell>
          <table:table-cell table:style-name="ce134" table:formula="of:=[.$E$6]+360*[.V$8]/[.$C275]" office:value-type="float" office:value="362.4" calcext:value-type="float">
            <text:p>362</text:p>
          </table:table-cell>
          <table:table-cell table:style-name="ce134" table:formula="of:=[.$E$6]+360*[.W$8]/[.$C275]" office:value-type="float" office:value="362.7" calcext:value-type="float">
            <text:p>363</text:p>
          </table:table-cell>
          <table:table-cell table:style-name="ce134" table:formula="of:=[.$E$6]+360*[.X$8]/[.$C275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276]" office:value-type="float" office:value="48000" calcext:value-type="float">
            <text:p>48000</text:p>
          </table:table-cell>
          <table:table-cell table:style-name="ce134" table:formula="of:=[.$E$6]+360*[.D$8]/[.$C276]" office:value-type="float" office:value="357" calcext:value-type="float">
            <text:p>357</text:p>
          </table:table-cell>
          <table:table-cell table:style-name="ce134" table:formula="of:=[.$E$6]+360*[.E$8]/[.$C276]" office:value-type="float" office:value="357.375" calcext:value-type="float">
            <text:p>357</text:p>
          </table:table-cell>
          <table:table-cell table:style-name="ce134" table:formula="of:=[.$E$6]+360*[.F$8]/[.$C276]" office:value-type="float" office:value="357.75" calcext:value-type="float">
            <text:p>358</text:p>
          </table:table-cell>
          <table:table-cell table:style-name="ce134" table:formula="of:=[.$E$6]+360*[.G$8]/[.$C276]" office:value-type="float" office:value="358.125" calcext:value-type="float">
            <text:p>358</text:p>
          </table:table-cell>
          <table:table-cell table:style-name="ce134" table:formula="of:=[.$E$6]+360*[.H$8]/[.$C276]" office:value-type="float" office:value="358.5" calcext:value-type="float">
            <text:p>359</text:p>
          </table:table-cell>
          <table:table-cell table:style-name="ce134" table:formula="of:=[.$E$6]+360*[.I$8]/[.$C276]" office:value-type="float" office:value="358.875" calcext:value-type="float">
            <text:p>359</text:p>
          </table:table-cell>
          <table:table-cell table:style-name="ce134" table:formula="of:=[.$E$6]+360*[.J$8]/[.$C276]" office:value-type="float" office:value="359.25" calcext:value-type="float">
            <text:p>359</text:p>
          </table:table-cell>
          <table:table-cell table:style-name="ce134" table:formula="of:=[.$E$6]+360*[.K$8]/[.$C276]" office:value-type="float" office:value="359.625" calcext:value-type="float">
            <text:p>360</text:p>
          </table:table-cell>
          <table:table-cell table:style-name="ce134" table:formula="of:=[.$E$6]+360*[.L$8]/[.$C276]" office:value-type="float" office:value="360" calcext:value-type="float">
            <text:p>360</text:p>
          </table:table-cell>
          <table:table-cell table:style-name="ce134" table:formula="of:=[.$E$6]+360*[.M$8]/[.$C276]" office:value-type="float" office:value="360.375" calcext:value-type="float">
            <text:p>360</text:p>
          </table:table-cell>
          <table:table-cell table:style-name="ce134" table:formula="of:=[.$E$6]+360*[.N$8]/[.$C276]" office:value-type="float" office:value="360.75" calcext:value-type="float">
            <text:p>361</text:p>
          </table:table-cell>
          <table:table-cell table:style-name="ce134" table:formula="of:=[.$E$6]+360*[.O$8]/[.$C276]" office:value-type="float" office:value="361.125" calcext:value-type="float">
            <text:p>361</text:p>
          </table:table-cell>
          <table:table-cell table:style-name="ce134" table:formula="of:=[.$E$6]+360*[.P$8]/[.$C276]" office:value-type="float" office:value="361.5" calcext:value-type="float">
            <text:p>362</text:p>
          </table:table-cell>
          <table:table-cell table:style-name="ce134" table:formula="of:=[.$E$6]+360*[.Q$8]/[.$C276]" office:value-type="float" office:value="361.875" calcext:value-type="float">
            <text:p>362</text:p>
          </table:table-cell>
          <table:table-cell table:style-name="ce134" table:formula="of:=[.$E$6]+360*[.R$8]/[.$C276]" office:value-type="float" office:value="362.25" calcext:value-type="float">
            <text:p>362</text:p>
          </table:table-cell>
          <table:table-cell table:style-name="ce134" table:formula="of:=[.$E$6]+360*[.S$8]/[.$C276]" office:value-type="float" office:value="362.625" calcext:value-type="float">
            <text:p>363</text:p>
          </table:table-cell>
          <table:table-cell table:style-name="ce134" table:formula="of:=[.$E$6]+360*[.T$8]/[.$C276]" office:value-type="float" office:value="363" calcext:value-type="float">
            <text:p>363</text:p>
          </table:table-cell>
          <table:table-cell table:style-name="ce134" table:formula="of:=[.$E$6]+360*[.U$8]/[.$C276]" office:value-type="float" office:value="363.375" calcext:value-type="float">
            <text:p>363</text:p>
          </table:table-cell>
          <table:table-cell table:style-name="ce134" table:formula="of:=[.$E$6]+360*[.V$8]/[.$C276]" office:value-type="float" office:value="363.75" calcext:value-type="float">
            <text:p>364</text:p>
          </table:table-cell>
          <table:table-cell table:style-name="ce134" table:formula="of:=[.$E$6]+360*[.W$8]/[.$C276]" office:value-type="float" office:value="364.125" calcext:value-type="float">
            <text:p>364</text:p>
          </table:table-cell>
          <table:table-cell table:style-name="ce134" table:formula="of:=[.$E$6]+360*[.X$8]/[.$C276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277]" office:value-type="float" office:value="40000" calcext:value-type="float">
            <text:p>40000</text:p>
          </table:table-cell>
          <table:table-cell table:style-name="ce134" table:formula="of:=[.$E$6]+360*[.D$8]/[.$C277]" office:value-type="float" office:value="357" calcext:value-type="float">
            <text:p>357</text:p>
          </table:table-cell>
          <table:table-cell table:style-name="ce134" table:formula="of:=[.$E$6]+360*[.E$8]/[.$C277]" office:value-type="float" office:value="357.45" calcext:value-type="float">
            <text:p>357</text:p>
          </table:table-cell>
          <table:table-cell table:style-name="ce134" table:formula="of:=[.$E$6]+360*[.F$8]/[.$C277]" office:value-type="float" office:value="357.9" calcext:value-type="float">
            <text:p>358</text:p>
          </table:table-cell>
          <table:table-cell table:style-name="ce134" table:formula="of:=[.$E$6]+360*[.G$8]/[.$C277]" office:value-type="float" office:value="358.35" calcext:value-type="float">
            <text:p>358</text:p>
          </table:table-cell>
          <table:table-cell table:style-name="ce134" table:formula="of:=[.$E$6]+360*[.H$8]/[.$C277]" office:value-type="float" office:value="358.8" calcext:value-type="float">
            <text:p>359</text:p>
          </table:table-cell>
          <table:table-cell table:style-name="ce134" table:formula="of:=[.$E$6]+360*[.I$8]/[.$C277]" office:value-type="float" office:value="359.25" calcext:value-type="float">
            <text:p>359</text:p>
          </table:table-cell>
          <table:table-cell table:style-name="ce134" table:formula="of:=[.$E$6]+360*[.J$8]/[.$C277]" office:value-type="float" office:value="359.7" calcext:value-type="float">
            <text:p>360</text:p>
          </table:table-cell>
          <table:table-cell table:style-name="ce134" table:formula="of:=[.$E$6]+360*[.K$8]/[.$C277]" office:value-type="float" office:value="360.15" calcext:value-type="float">
            <text:p>360</text:p>
          </table:table-cell>
          <table:table-cell table:style-name="ce134" table:formula="of:=[.$E$6]+360*[.L$8]/[.$C277]" office:value-type="float" office:value="360.6" calcext:value-type="float">
            <text:p>361</text:p>
          </table:table-cell>
          <table:table-cell table:style-name="ce134" table:formula="of:=[.$E$6]+360*[.M$8]/[.$C277]" office:value-type="float" office:value="361.05" calcext:value-type="float">
            <text:p>361</text:p>
          </table:table-cell>
          <table:table-cell table:style-name="ce134" table:formula="of:=[.$E$6]+360*[.N$8]/[.$C277]" office:value-type="float" office:value="361.5" calcext:value-type="float">
            <text:p>362</text:p>
          </table:table-cell>
          <table:table-cell table:style-name="ce134" table:formula="of:=[.$E$6]+360*[.O$8]/[.$C277]" office:value-type="float" office:value="361.95" calcext:value-type="float">
            <text:p>362</text:p>
          </table:table-cell>
          <table:table-cell table:style-name="ce134" table:formula="of:=[.$E$6]+360*[.P$8]/[.$C277]" office:value-type="float" office:value="362.4" calcext:value-type="float">
            <text:p>362</text:p>
          </table:table-cell>
          <table:table-cell table:style-name="ce134" table:formula="of:=[.$E$6]+360*[.Q$8]/[.$C277]" office:value-type="float" office:value="362.85" calcext:value-type="float">
            <text:p>363</text:p>
          </table:table-cell>
          <table:table-cell table:style-name="ce134" table:formula="of:=[.$E$6]+360*[.R$8]/[.$C277]" office:value-type="float" office:value="363.3" calcext:value-type="float">
            <text:p>363</text:p>
          </table:table-cell>
          <table:table-cell table:style-name="ce134" table:formula="of:=[.$E$6]+360*[.S$8]/[.$C277]" office:value-type="float" office:value="363.75" calcext:value-type="float">
            <text:p>364</text:p>
          </table:table-cell>
          <table:table-cell table:style-name="ce134" table:formula="of:=[.$E$6]+360*[.T$8]/[.$C277]" office:value-type="float" office:value="364.2" calcext:value-type="float">
            <text:p>364</text:p>
          </table:table-cell>
          <table:table-cell table:style-name="ce134" table:formula="of:=[.$E$6]+360*[.U$8]/[.$C277]" office:value-type="float" office:value="364.65" calcext:value-type="float">
            <text:p>365</text:p>
          </table:table-cell>
          <table:table-cell table:style-name="ce134" table:formula="of:=[.$E$6]+360*[.V$8]/[.$C277]" office:value-type="float" office:value="365.1" calcext:value-type="float">
            <text:p>365</text:p>
          </table:table-cell>
          <table:table-cell table:style-name="ce134" table:formula="of:=[.$E$6]+360*[.W$8]/[.$C277]" office:value-type="float" office:value="365.55" calcext:value-type="float">
            <text:p>366</text:p>
          </table:table-cell>
          <table:table-cell table:style-name="ce134" table:formula="of:=[.$E$6]+360*[.X$8]/[.$C277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278]" office:value-type="float" office:value="34285.7142857143" calcext:value-type="float">
            <text:p>34286</text:p>
          </table:table-cell>
          <table:table-cell table:style-name="ce134" table:formula="of:=[.$E$6]+360*[.D$8]/[.$C278]" office:value-type="float" office:value="357" calcext:value-type="float">
            <text:p>357</text:p>
          </table:table-cell>
          <table:table-cell table:style-name="ce134" table:formula="of:=[.$E$6]+360*[.E$8]/[.$C278]" office:value-type="float" office:value="357.525" calcext:value-type="float">
            <text:p>358</text:p>
          </table:table-cell>
          <table:table-cell table:style-name="ce134" table:formula="of:=[.$E$6]+360*[.F$8]/[.$C278]" office:value-type="float" office:value="358.05" calcext:value-type="float">
            <text:p>358</text:p>
          </table:table-cell>
          <table:table-cell table:style-name="ce134" table:formula="of:=[.$E$6]+360*[.G$8]/[.$C278]" office:value-type="float" office:value="358.575" calcext:value-type="float">
            <text:p>359</text:p>
          </table:table-cell>
          <table:table-cell table:style-name="ce134" table:formula="of:=[.$E$6]+360*[.H$8]/[.$C278]" office:value-type="float" office:value="359.1" calcext:value-type="float">
            <text:p>359</text:p>
          </table:table-cell>
          <table:table-cell table:style-name="ce134" table:formula="of:=[.$E$6]+360*[.I$8]/[.$C278]" office:value-type="float" office:value="359.625" calcext:value-type="float">
            <text:p>360</text:p>
          </table:table-cell>
          <table:table-cell table:style-name="ce134" table:formula="of:=[.$E$6]+360*[.J$8]/[.$C278]" office:value-type="float" office:value="360.15" calcext:value-type="float">
            <text:p>360</text:p>
          </table:table-cell>
          <table:table-cell table:style-name="ce134" table:formula="of:=[.$E$6]+360*[.K$8]/[.$C278]" office:value-type="float" office:value="360.675" calcext:value-type="float">
            <text:p>361</text:p>
          </table:table-cell>
          <table:table-cell table:style-name="ce134" table:formula="of:=[.$E$6]+360*[.L$8]/[.$C278]" office:value-type="float" office:value="361.2" calcext:value-type="float">
            <text:p>361</text:p>
          </table:table-cell>
          <table:table-cell table:style-name="ce134" table:formula="of:=[.$E$6]+360*[.M$8]/[.$C278]" office:value-type="float" office:value="361.725" calcext:value-type="float">
            <text:p>362</text:p>
          </table:table-cell>
          <table:table-cell table:style-name="ce134" table:formula="of:=[.$E$6]+360*[.N$8]/[.$C278]" office:value-type="float" office:value="362.25" calcext:value-type="float">
            <text:p>362</text:p>
          </table:table-cell>
          <table:table-cell table:style-name="ce134" table:formula="of:=[.$E$6]+360*[.O$8]/[.$C278]" office:value-type="float" office:value="362.775" calcext:value-type="float">
            <text:p>363</text:p>
          </table:table-cell>
          <table:table-cell table:style-name="ce134" table:formula="of:=[.$E$6]+360*[.P$8]/[.$C278]" office:value-type="float" office:value="363.3" calcext:value-type="float">
            <text:p>363</text:p>
          </table:table-cell>
          <table:table-cell table:style-name="ce134" table:formula="of:=[.$E$6]+360*[.Q$8]/[.$C278]" office:value-type="float" office:value="363.825" calcext:value-type="float">
            <text:p>364</text:p>
          </table:table-cell>
          <table:table-cell table:style-name="ce134" table:formula="of:=[.$E$6]+360*[.R$8]/[.$C278]" office:value-type="float" office:value="364.35" calcext:value-type="float">
            <text:p>364</text:p>
          </table:table-cell>
          <table:table-cell table:style-name="ce134" table:formula="of:=[.$E$6]+360*[.S$8]/[.$C278]" office:value-type="float" office:value="364.875" calcext:value-type="float">
            <text:p>365</text:p>
          </table:table-cell>
          <table:table-cell table:style-name="ce134" table:formula="of:=[.$E$6]+360*[.T$8]/[.$C278]" office:value-type="float" office:value="365.4" calcext:value-type="float">
            <text:p>365</text:p>
          </table:table-cell>
          <table:table-cell table:style-name="ce134" table:formula="of:=[.$E$6]+360*[.U$8]/[.$C278]" office:value-type="float" office:value="365.925" calcext:value-type="float">
            <text:p>366</text:p>
          </table:table-cell>
          <table:table-cell table:style-name="ce134" table:formula="of:=[.$E$6]+360*[.V$8]/[.$C278]" office:value-type="float" office:value="366.45" calcext:value-type="float">
            <text:p>366</text:p>
          </table:table-cell>
          <table:table-cell table:style-name="ce134" table:formula="of:=[.$E$6]+360*[.W$8]/[.$C278]" office:value-type="float" office:value="366.975" calcext:value-type="float">
            <text:p>367</text:p>
          </table:table-cell>
          <table:table-cell table:style-name="ce134" table:formula="of:=[.$E$6]+360*[.X$8]/[.$C278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279]" office:value-type="float" office:value="30000" calcext:value-type="float">
            <text:p>30000</text:p>
          </table:table-cell>
          <table:table-cell table:style-name="ce134" table:formula="of:=[.$E$6]+360*[.D$8]/[.$C279]" office:value-type="float" office:value="357" calcext:value-type="float">
            <text:p>357</text:p>
          </table:table-cell>
          <table:table-cell table:style-name="ce134" table:formula="of:=[.$E$6]+360*[.E$8]/[.$C279]" office:value-type="float" office:value="357.6" calcext:value-type="float">
            <text:p>358</text:p>
          </table:table-cell>
          <table:table-cell table:style-name="ce134" table:formula="of:=[.$E$6]+360*[.F$8]/[.$C279]" office:value-type="float" office:value="358.2" calcext:value-type="float">
            <text:p>358</text:p>
          </table:table-cell>
          <table:table-cell table:style-name="ce134" table:formula="of:=[.$E$6]+360*[.G$8]/[.$C279]" office:value-type="float" office:value="358.8" calcext:value-type="float">
            <text:p>359</text:p>
          </table:table-cell>
          <table:table-cell table:style-name="ce134" table:formula="of:=[.$E$6]+360*[.H$8]/[.$C279]" office:value-type="float" office:value="359.4" calcext:value-type="float">
            <text:p>359</text:p>
          </table:table-cell>
          <table:table-cell table:style-name="ce134" table:formula="of:=[.$E$6]+360*[.I$8]/[.$C279]" office:value-type="float" office:value="360" calcext:value-type="float">
            <text:p>360</text:p>
          </table:table-cell>
          <table:table-cell table:style-name="ce134" table:formula="of:=[.$E$6]+360*[.J$8]/[.$C279]" office:value-type="float" office:value="360.6" calcext:value-type="float">
            <text:p>361</text:p>
          </table:table-cell>
          <table:table-cell table:style-name="ce134" table:formula="of:=[.$E$6]+360*[.K$8]/[.$C279]" office:value-type="float" office:value="361.2" calcext:value-type="float">
            <text:p>361</text:p>
          </table:table-cell>
          <table:table-cell table:style-name="ce134" table:formula="of:=[.$E$6]+360*[.L$8]/[.$C279]" office:value-type="float" office:value="361.8" calcext:value-type="float">
            <text:p>362</text:p>
          </table:table-cell>
          <table:table-cell table:style-name="ce134" table:formula="of:=[.$E$6]+360*[.M$8]/[.$C279]" office:value-type="float" office:value="362.4" calcext:value-type="float">
            <text:p>362</text:p>
          </table:table-cell>
          <table:table-cell table:style-name="ce134" table:formula="of:=[.$E$6]+360*[.N$8]/[.$C279]" office:value-type="float" office:value="363" calcext:value-type="float">
            <text:p>363</text:p>
          </table:table-cell>
          <table:table-cell table:style-name="ce134" table:formula="of:=[.$E$6]+360*[.O$8]/[.$C279]" office:value-type="float" office:value="363.6" calcext:value-type="float">
            <text:p>364</text:p>
          </table:table-cell>
          <table:table-cell table:style-name="ce134" table:formula="of:=[.$E$6]+360*[.P$8]/[.$C279]" office:value-type="float" office:value="364.2" calcext:value-type="float">
            <text:p>364</text:p>
          </table:table-cell>
          <table:table-cell table:style-name="ce134" table:formula="of:=[.$E$6]+360*[.Q$8]/[.$C279]" office:value-type="float" office:value="364.8" calcext:value-type="float">
            <text:p>365</text:p>
          </table:table-cell>
          <table:table-cell table:style-name="ce134" table:formula="of:=[.$E$6]+360*[.R$8]/[.$C279]" office:value-type="float" office:value="365.4" calcext:value-type="float">
            <text:p>365</text:p>
          </table:table-cell>
          <table:table-cell table:style-name="ce134" table:formula="of:=[.$E$6]+360*[.S$8]/[.$C279]" office:value-type="float" office:value="366" calcext:value-type="float">
            <text:p>366</text:p>
          </table:table-cell>
          <table:table-cell table:style-name="ce134" table:formula="of:=[.$E$6]+360*[.T$8]/[.$C279]" office:value-type="float" office:value="366.6" calcext:value-type="float">
            <text:p>367</text:p>
          </table:table-cell>
          <table:table-cell table:style-name="ce134" table:formula="of:=[.$E$6]+360*[.U$8]/[.$C279]" office:value-type="float" office:value="367.2" calcext:value-type="float">
            <text:p>367</text:p>
          </table:table-cell>
          <table:table-cell table:style-name="ce134" table:formula="of:=[.$E$6]+360*[.V$8]/[.$C279]" office:value-type="float" office:value="367.8" calcext:value-type="float">
            <text:p>368</text:p>
          </table:table-cell>
          <table:table-cell table:style-name="ce134" table:formula="of:=[.$E$6]+360*[.W$8]/[.$C279]" office:value-type="float" office:value="368.4" calcext:value-type="float">
            <text:p>368</text:p>
          </table:table-cell>
          <table:table-cell table:style-name="ce134" table:formula="of:=[.$E$6]+360*[.X$8]/[.$C279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280]" office:value-type="float" office:value="26666.6666666667" calcext:value-type="float">
            <text:p>26667</text:p>
          </table:table-cell>
          <table:table-cell table:style-name="ce134" table:formula="of:=[.$E$6]+360*[.D$8]/[.$C280]" office:value-type="float" office:value="357" calcext:value-type="float">
            <text:p>357</text:p>
          </table:table-cell>
          <table:table-cell table:style-name="ce134" table:formula="of:=[.$E$6]+360*[.E$8]/[.$C280]" office:value-type="float" office:value="357.675" calcext:value-type="float">
            <text:p>358</text:p>
          </table:table-cell>
          <table:table-cell table:style-name="ce134" table:formula="of:=[.$E$6]+360*[.F$8]/[.$C280]" office:value-type="float" office:value="358.35" calcext:value-type="float">
            <text:p>358</text:p>
          </table:table-cell>
          <table:table-cell table:style-name="ce134" table:formula="of:=[.$E$6]+360*[.G$8]/[.$C280]" office:value-type="float" office:value="359.025" calcext:value-type="float">
            <text:p>359</text:p>
          </table:table-cell>
          <table:table-cell table:style-name="ce134" table:formula="of:=[.$E$6]+360*[.H$8]/[.$C280]" office:value-type="float" office:value="359.7" calcext:value-type="float">
            <text:p>360</text:p>
          </table:table-cell>
          <table:table-cell table:style-name="ce134" table:formula="of:=[.$E$6]+360*[.I$8]/[.$C280]" office:value-type="float" office:value="360.375" calcext:value-type="float">
            <text:p>360</text:p>
          </table:table-cell>
          <table:table-cell table:style-name="ce134" table:formula="of:=[.$E$6]+360*[.J$8]/[.$C280]" office:value-type="float" office:value="361.05" calcext:value-type="float">
            <text:p>361</text:p>
          </table:table-cell>
          <table:table-cell table:style-name="ce134" table:formula="of:=[.$E$6]+360*[.K$8]/[.$C280]" office:value-type="float" office:value="361.725" calcext:value-type="float">
            <text:p>362</text:p>
          </table:table-cell>
          <table:table-cell table:style-name="ce134" table:formula="of:=[.$E$6]+360*[.L$8]/[.$C280]" office:value-type="float" office:value="362.4" calcext:value-type="float">
            <text:p>362</text:p>
          </table:table-cell>
          <table:table-cell table:style-name="ce134" table:formula="of:=[.$E$6]+360*[.M$8]/[.$C280]" office:value-type="float" office:value="363.075" calcext:value-type="float">
            <text:p>363</text:p>
          </table:table-cell>
          <table:table-cell table:style-name="ce134" table:formula="of:=[.$E$6]+360*[.N$8]/[.$C280]" office:value-type="float" office:value="363.75" calcext:value-type="float">
            <text:p>364</text:p>
          </table:table-cell>
          <table:table-cell table:style-name="ce134" table:formula="of:=[.$E$6]+360*[.O$8]/[.$C280]" office:value-type="float" office:value="364.425" calcext:value-type="float">
            <text:p>364</text:p>
          </table:table-cell>
          <table:table-cell table:style-name="ce134" table:formula="of:=[.$E$6]+360*[.P$8]/[.$C280]" office:value-type="float" office:value="365.1" calcext:value-type="float">
            <text:p>365</text:p>
          </table:table-cell>
          <table:table-cell table:style-name="ce134" table:formula="of:=[.$E$6]+360*[.Q$8]/[.$C280]" office:value-type="float" office:value="365.775" calcext:value-type="float">
            <text:p>366</text:p>
          </table:table-cell>
          <table:table-cell table:style-name="ce134" table:formula="of:=[.$E$6]+360*[.R$8]/[.$C280]" office:value-type="float" office:value="366.45" calcext:value-type="float">
            <text:p>366</text:p>
          </table:table-cell>
          <table:table-cell table:style-name="ce134" table:formula="of:=[.$E$6]+360*[.S$8]/[.$C280]" office:value-type="float" office:value="367.125" calcext:value-type="float">
            <text:p>367</text:p>
          </table:table-cell>
          <table:table-cell table:style-name="ce134" table:formula="of:=[.$E$6]+360*[.T$8]/[.$C280]" office:value-type="float" office:value="367.8" calcext:value-type="float">
            <text:p>368</text:p>
          </table:table-cell>
          <table:table-cell table:style-name="ce134" table:formula="of:=[.$E$6]+360*[.U$8]/[.$C280]" office:value-type="float" office:value="368.475" calcext:value-type="float">
            <text:p>368</text:p>
          </table:table-cell>
          <table:table-cell table:style-name="ce134" table:formula="of:=[.$E$6]+360*[.V$8]/[.$C280]" office:value-type="float" office:value="369.15" calcext:value-type="float">
            <text:p>369</text:p>
          </table:table-cell>
          <table:table-cell table:style-name="ce134" table:formula="of:=[.$E$6]+360*[.W$8]/[.$C280]" office:value-type="float" office:value="369.825" calcext:value-type="float">
            <text:p>370</text:p>
          </table:table-cell>
          <table:table-cell table:style-name="ce134" table:formula="of:=[.$E$6]+360*[.X$8]/[.$C280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281]" office:value-type="float" office:value="24000" calcext:value-type="float">
            <text:p>24000</text:p>
          </table:table-cell>
          <table:table-cell table:style-name="ce134" table:formula="of:=[.$E$6]+360*[.D$8]/[.$C281]" office:value-type="float" office:value="357" calcext:value-type="float">
            <text:p>357</text:p>
          </table:table-cell>
          <table:table-cell table:style-name="ce134" table:formula="of:=[.$E$6]+360*[.E$8]/[.$C281]" office:value-type="float" office:value="357.75" calcext:value-type="float">
            <text:p>358</text:p>
          </table:table-cell>
          <table:table-cell table:style-name="ce134" table:formula="of:=[.$E$6]+360*[.F$8]/[.$C281]" office:value-type="float" office:value="358.5" calcext:value-type="float">
            <text:p>359</text:p>
          </table:table-cell>
          <table:table-cell table:style-name="ce134" table:formula="of:=[.$E$6]+360*[.G$8]/[.$C281]" office:value-type="float" office:value="359.25" calcext:value-type="float">
            <text:p>359</text:p>
          </table:table-cell>
          <table:table-cell table:style-name="ce134" table:formula="of:=[.$E$6]+360*[.H$8]/[.$C281]" office:value-type="float" office:value="360" calcext:value-type="float">
            <text:p>360</text:p>
          </table:table-cell>
          <table:table-cell table:style-name="ce134" table:formula="of:=[.$E$6]+360*[.I$8]/[.$C281]" office:value-type="float" office:value="360.75" calcext:value-type="float">
            <text:p>361</text:p>
          </table:table-cell>
          <table:table-cell table:style-name="ce134" table:formula="of:=[.$E$6]+360*[.J$8]/[.$C281]" office:value-type="float" office:value="361.5" calcext:value-type="float">
            <text:p>362</text:p>
          </table:table-cell>
          <table:table-cell table:style-name="ce134" table:formula="of:=[.$E$6]+360*[.K$8]/[.$C281]" office:value-type="float" office:value="362.25" calcext:value-type="float">
            <text:p>362</text:p>
          </table:table-cell>
          <table:table-cell table:style-name="ce134" table:formula="of:=[.$E$6]+360*[.L$8]/[.$C281]" office:value-type="float" office:value="363" calcext:value-type="float">
            <text:p>363</text:p>
          </table:table-cell>
          <table:table-cell table:style-name="ce134" table:formula="of:=[.$E$6]+360*[.M$8]/[.$C281]" office:value-type="float" office:value="363.75" calcext:value-type="float">
            <text:p>364</text:p>
          </table:table-cell>
          <table:table-cell table:style-name="ce134" table:formula="of:=[.$E$6]+360*[.N$8]/[.$C281]" office:value-type="float" office:value="364.5" calcext:value-type="float">
            <text:p>365</text:p>
          </table:table-cell>
          <table:table-cell table:style-name="ce134" table:formula="of:=[.$E$6]+360*[.O$8]/[.$C281]" office:value-type="float" office:value="365.25" calcext:value-type="float">
            <text:p>365</text:p>
          </table:table-cell>
          <table:table-cell table:style-name="ce134" table:formula="of:=[.$E$6]+360*[.P$8]/[.$C281]" office:value-type="float" office:value="366" calcext:value-type="float">
            <text:p>366</text:p>
          </table:table-cell>
          <table:table-cell table:style-name="ce134" table:formula="of:=[.$E$6]+360*[.Q$8]/[.$C281]" office:value-type="float" office:value="366.75" calcext:value-type="float">
            <text:p>367</text:p>
          </table:table-cell>
          <table:table-cell table:style-name="ce134" table:formula="of:=[.$E$6]+360*[.R$8]/[.$C281]" office:value-type="float" office:value="367.5" calcext:value-type="float">
            <text:p>368</text:p>
          </table:table-cell>
          <table:table-cell table:style-name="ce134" table:formula="of:=[.$E$6]+360*[.S$8]/[.$C281]" office:value-type="float" office:value="368.25" calcext:value-type="float">
            <text:p>368</text:p>
          </table:table-cell>
          <table:table-cell table:style-name="ce134" table:formula="of:=[.$E$6]+360*[.T$8]/[.$C281]" office:value-type="float" office:value="369" calcext:value-type="float">
            <text:p>369</text:p>
          </table:table-cell>
          <table:table-cell table:style-name="ce134" table:formula="of:=[.$E$6]+360*[.U$8]/[.$C281]" office:value-type="float" office:value="369.75" calcext:value-type="float">
            <text:p>370</text:p>
          </table:table-cell>
          <table:table-cell table:style-name="ce134" table:formula="of:=[.$E$6]+360*[.V$8]/[.$C281]" office:value-type="float" office:value="370.5" calcext:value-type="float">
            <text:p>371</text:p>
          </table:table-cell>
          <table:table-cell table:style-name="ce134" table:formula="of:=[.$E$6]+360*[.W$8]/[.$C281]" office:value-type="float" office:value="371.25" calcext:value-type="float">
            <text:p>371</text:p>
          </table:table-cell>
          <table:table-cell table:style-name="ce134" table:formula="of:=[.$E$6]+360*[.X$8]/[.$C281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282]" office:value-type="float" office:value="21818.1818181818" calcext:value-type="float">
            <text:p>21818</text:p>
          </table:table-cell>
          <table:table-cell table:style-name="ce134" table:formula="of:=[.$E$6]+360*[.D$8]/[.$C282]" office:value-type="float" office:value="357" calcext:value-type="float">
            <text:p>357</text:p>
          </table:table-cell>
          <table:table-cell table:style-name="ce134" table:formula="of:=[.$E$6]+360*[.E$8]/[.$C282]" office:value-type="float" office:value="357.825" calcext:value-type="float">
            <text:p>358</text:p>
          </table:table-cell>
          <table:table-cell table:style-name="ce134" table:formula="of:=[.$E$6]+360*[.F$8]/[.$C282]" office:value-type="float" office:value="358.65" calcext:value-type="float">
            <text:p>359</text:p>
          </table:table-cell>
          <table:table-cell table:style-name="ce134" table:formula="of:=[.$E$6]+360*[.G$8]/[.$C282]" office:value-type="float" office:value="359.475" calcext:value-type="float">
            <text:p>359</text:p>
          </table:table-cell>
          <table:table-cell table:style-name="ce134" table:formula="of:=[.$E$6]+360*[.H$8]/[.$C282]" office:value-type="float" office:value="360.3" calcext:value-type="float">
            <text:p>360</text:p>
          </table:table-cell>
          <table:table-cell table:style-name="ce134" table:formula="of:=[.$E$6]+360*[.I$8]/[.$C282]" office:value-type="float" office:value="361.125" calcext:value-type="float">
            <text:p>361</text:p>
          </table:table-cell>
          <table:table-cell table:style-name="ce134" table:formula="of:=[.$E$6]+360*[.J$8]/[.$C282]" office:value-type="float" office:value="361.95" calcext:value-type="float">
            <text:p>362</text:p>
          </table:table-cell>
          <table:table-cell table:style-name="ce134" table:formula="of:=[.$E$6]+360*[.K$8]/[.$C282]" office:value-type="float" office:value="362.775" calcext:value-type="float">
            <text:p>363</text:p>
          </table:table-cell>
          <table:table-cell table:style-name="ce134" table:formula="of:=[.$E$6]+360*[.L$8]/[.$C282]" office:value-type="float" office:value="363.6" calcext:value-type="float">
            <text:p>364</text:p>
          </table:table-cell>
          <table:table-cell table:style-name="ce134" table:formula="of:=[.$E$6]+360*[.M$8]/[.$C282]" office:value-type="float" office:value="364.425" calcext:value-type="float">
            <text:p>364</text:p>
          </table:table-cell>
          <table:table-cell table:style-name="ce134" table:formula="of:=[.$E$6]+360*[.N$8]/[.$C282]" office:value-type="float" office:value="365.25" calcext:value-type="float">
            <text:p>365</text:p>
          </table:table-cell>
          <table:table-cell table:style-name="ce134" table:formula="of:=[.$E$6]+360*[.O$8]/[.$C282]" office:value-type="float" office:value="366.075" calcext:value-type="float">
            <text:p>366</text:p>
          </table:table-cell>
          <table:table-cell table:style-name="ce134" table:formula="of:=[.$E$6]+360*[.P$8]/[.$C282]" office:value-type="float" office:value="366.9" calcext:value-type="float">
            <text:p>367</text:p>
          </table:table-cell>
          <table:table-cell table:style-name="ce134" table:formula="of:=[.$E$6]+360*[.Q$8]/[.$C282]" office:value-type="float" office:value="367.725" calcext:value-type="float">
            <text:p>368</text:p>
          </table:table-cell>
          <table:table-cell table:style-name="ce134" table:formula="of:=[.$E$6]+360*[.R$8]/[.$C282]" office:value-type="float" office:value="368.55" calcext:value-type="float">
            <text:p>369</text:p>
          </table:table-cell>
          <table:table-cell table:style-name="ce134" table:formula="of:=[.$E$6]+360*[.S$8]/[.$C282]" office:value-type="float" office:value="369.375" calcext:value-type="float">
            <text:p>369</text:p>
          </table:table-cell>
          <table:table-cell table:style-name="ce134" table:formula="of:=[.$E$6]+360*[.T$8]/[.$C282]" office:value-type="float" office:value="370.2" calcext:value-type="float">
            <text:p>370</text:p>
          </table:table-cell>
          <table:table-cell table:style-name="ce134" table:formula="of:=[.$E$6]+360*[.U$8]/[.$C282]" office:value-type="float" office:value="371.025" calcext:value-type="float">
            <text:p>371</text:p>
          </table:table-cell>
          <table:table-cell table:style-name="ce134" table:formula="of:=[.$E$6]+360*[.V$8]/[.$C282]" office:value-type="float" office:value="371.85" calcext:value-type="float">
            <text:p>372</text:p>
          </table:table-cell>
          <table:table-cell table:style-name="ce134" table:formula="of:=[.$E$6]+360*[.W$8]/[.$C282]" office:value-type="float" office:value="372.675" calcext:value-type="float">
            <text:p>373</text:p>
          </table:table-cell>
          <table:table-cell table:style-name="ce134" table:formula="of:=[.$E$6]+360*[.X$8]/[.$C282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283]" office:value-type="float" office:value="20000" calcext:value-type="float">
            <text:p>20000</text:p>
          </table:table-cell>
          <table:table-cell table:style-name="ce134" table:formula="of:=[.$E$6]+360*[.D$8]/[.$C283]" office:value-type="float" office:value="357" calcext:value-type="float">
            <text:p>357</text:p>
          </table:table-cell>
          <table:table-cell table:style-name="ce134" table:formula="of:=[.$E$6]+360*[.E$8]/[.$C283]" office:value-type="float" office:value="357.9" calcext:value-type="float">
            <text:p>358</text:p>
          </table:table-cell>
          <table:table-cell table:style-name="ce134" table:formula="of:=[.$E$6]+360*[.F$8]/[.$C283]" office:value-type="float" office:value="358.8" calcext:value-type="float">
            <text:p>359</text:p>
          </table:table-cell>
          <table:table-cell table:style-name="ce134" table:formula="of:=[.$E$6]+360*[.G$8]/[.$C283]" office:value-type="float" office:value="359.7" calcext:value-type="float">
            <text:p>360</text:p>
          </table:table-cell>
          <table:table-cell table:style-name="ce134" table:formula="of:=[.$E$6]+360*[.H$8]/[.$C283]" office:value-type="float" office:value="360.6" calcext:value-type="float">
            <text:p>361</text:p>
          </table:table-cell>
          <table:table-cell table:style-name="ce134" table:formula="of:=[.$E$6]+360*[.I$8]/[.$C283]" office:value-type="float" office:value="361.5" calcext:value-type="float">
            <text:p>362</text:p>
          </table:table-cell>
          <table:table-cell table:style-name="ce134" table:formula="of:=[.$E$6]+360*[.J$8]/[.$C283]" office:value-type="float" office:value="362.4" calcext:value-type="float">
            <text:p>362</text:p>
          </table:table-cell>
          <table:table-cell table:style-name="ce134" table:formula="of:=[.$E$6]+360*[.K$8]/[.$C283]" office:value-type="float" office:value="363.3" calcext:value-type="float">
            <text:p>363</text:p>
          </table:table-cell>
          <table:table-cell table:style-name="ce134" table:formula="of:=[.$E$6]+360*[.L$8]/[.$C283]" office:value-type="float" office:value="364.2" calcext:value-type="float">
            <text:p>364</text:p>
          </table:table-cell>
          <table:table-cell table:style-name="ce134" table:formula="of:=[.$E$6]+360*[.M$8]/[.$C283]" office:value-type="float" office:value="365.1" calcext:value-type="float">
            <text:p>365</text:p>
          </table:table-cell>
          <table:table-cell table:style-name="ce134" table:formula="of:=[.$E$6]+360*[.N$8]/[.$C283]" office:value-type="float" office:value="366" calcext:value-type="float">
            <text:p>366</text:p>
          </table:table-cell>
          <table:table-cell table:style-name="ce134" table:formula="of:=[.$E$6]+360*[.O$8]/[.$C283]" office:value-type="float" office:value="366.9" calcext:value-type="float">
            <text:p>367</text:p>
          </table:table-cell>
          <table:table-cell table:style-name="ce134" table:formula="of:=[.$E$6]+360*[.P$8]/[.$C283]" office:value-type="float" office:value="367.8" calcext:value-type="float">
            <text:p>368</text:p>
          </table:table-cell>
          <table:table-cell table:style-name="ce134" table:formula="of:=[.$E$6]+360*[.Q$8]/[.$C283]" office:value-type="float" office:value="368.7" calcext:value-type="float">
            <text:p>369</text:p>
          </table:table-cell>
          <table:table-cell table:style-name="ce134" table:formula="of:=[.$E$6]+360*[.R$8]/[.$C283]" office:value-type="float" office:value="369.6" calcext:value-type="float">
            <text:p>370</text:p>
          </table:table-cell>
          <table:table-cell table:style-name="ce134" table:formula="of:=[.$E$6]+360*[.S$8]/[.$C283]" office:value-type="float" office:value="370.5" calcext:value-type="float">
            <text:p>371</text:p>
          </table:table-cell>
          <table:table-cell table:style-name="ce134" table:formula="of:=[.$E$6]+360*[.T$8]/[.$C283]" office:value-type="float" office:value="371.4" calcext:value-type="float">
            <text:p>371</text:p>
          </table:table-cell>
          <table:table-cell table:style-name="ce134" table:formula="of:=[.$E$6]+360*[.U$8]/[.$C283]" office:value-type="float" office:value="372.3" calcext:value-type="float">
            <text:p>372</text:p>
          </table:table-cell>
          <table:table-cell table:style-name="ce134" table:formula="of:=[.$E$6]+360*[.V$8]/[.$C283]" office:value-type="float" office:value="373.2" calcext:value-type="float">
            <text:p>373</text:p>
          </table:table-cell>
          <table:table-cell table:style-name="ce134" table:formula="of:=[.$E$6]+360*[.W$8]/[.$C283]" office:value-type="float" office:value="374.1" calcext:value-type="float">
            <text:p>374</text:p>
          </table:table-cell>
          <table:table-cell table:style-name="ce134" table:formula="of:=[.$E$6]+360*[.X$8]/[.$C283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284]" office:value-type="float" office:value="18461.5384615385" calcext:value-type="float">
            <text:p>18462</text:p>
          </table:table-cell>
          <table:table-cell table:style-name="ce134" table:formula="of:=[.$E$6]+360*[.D$8]/[.$C284]" office:value-type="float" office:value="357" calcext:value-type="float">
            <text:p>357</text:p>
          </table:table-cell>
          <table:table-cell table:style-name="ce134" table:formula="of:=[.$E$6]+360*[.E$8]/[.$C284]" office:value-type="float" office:value="357.975" calcext:value-type="float">
            <text:p>358</text:p>
          </table:table-cell>
          <table:table-cell table:style-name="ce134" table:formula="of:=[.$E$6]+360*[.F$8]/[.$C284]" office:value-type="float" office:value="358.95" calcext:value-type="float">
            <text:p>359</text:p>
          </table:table-cell>
          <table:table-cell table:style-name="ce134" table:formula="of:=[.$E$6]+360*[.G$8]/[.$C284]" office:value-type="float" office:value="359.925" calcext:value-type="float">
            <text:p>360</text:p>
          </table:table-cell>
          <table:table-cell table:style-name="ce134" table:formula="of:=[.$E$6]+360*[.H$8]/[.$C284]" office:value-type="float" office:value="360.9" calcext:value-type="float">
            <text:p>361</text:p>
          </table:table-cell>
          <table:table-cell table:style-name="ce134" table:formula="of:=[.$E$6]+360*[.I$8]/[.$C284]" office:value-type="float" office:value="361.875" calcext:value-type="float">
            <text:p>362</text:p>
          </table:table-cell>
          <table:table-cell table:style-name="ce134" table:formula="of:=[.$E$6]+360*[.J$8]/[.$C284]" office:value-type="float" office:value="362.85" calcext:value-type="float">
            <text:p>363</text:p>
          </table:table-cell>
          <table:table-cell table:style-name="ce134" table:formula="of:=[.$E$6]+360*[.K$8]/[.$C284]" office:value-type="float" office:value="363.825" calcext:value-type="float">
            <text:p>364</text:p>
          </table:table-cell>
          <table:table-cell table:style-name="ce134" table:formula="of:=[.$E$6]+360*[.L$8]/[.$C284]" office:value-type="float" office:value="364.8" calcext:value-type="float">
            <text:p>365</text:p>
          </table:table-cell>
          <table:table-cell table:style-name="ce134" table:formula="of:=[.$E$6]+360*[.M$8]/[.$C284]" office:value-type="float" office:value="365.775" calcext:value-type="float">
            <text:p>366</text:p>
          </table:table-cell>
          <table:table-cell table:style-name="ce134" table:formula="of:=[.$E$6]+360*[.N$8]/[.$C284]" office:value-type="float" office:value="366.75" calcext:value-type="float">
            <text:p>367</text:p>
          </table:table-cell>
          <table:table-cell table:style-name="ce134" table:formula="of:=[.$E$6]+360*[.O$8]/[.$C284]" office:value-type="float" office:value="367.725" calcext:value-type="float">
            <text:p>368</text:p>
          </table:table-cell>
          <table:table-cell table:style-name="ce134" table:formula="of:=[.$E$6]+360*[.P$8]/[.$C284]" office:value-type="float" office:value="368.7" calcext:value-type="float">
            <text:p>369</text:p>
          </table:table-cell>
          <table:table-cell table:style-name="ce134" table:formula="of:=[.$E$6]+360*[.Q$8]/[.$C284]" office:value-type="float" office:value="369.675" calcext:value-type="float">
            <text:p>370</text:p>
          </table:table-cell>
          <table:table-cell table:style-name="ce134" table:formula="of:=[.$E$6]+360*[.R$8]/[.$C284]" office:value-type="float" office:value="370.65" calcext:value-type="float">
            <text:p>371</text:p>
          </table:table-cell>
          <table:table-cell table:style-name="ce134" table:formula="of:=[.$E$6]+360*[.S$8]/[.$C284]" office:value-type="float" office:value="371.625" calcext:value-type="float">
            <text:p>372</text:p>
          </table:table-cell>
          <table:table-cell table:style-name="ce134" table:formula="of:=[.$E$6]+360*[.T$8]/[.$C284]" office:value-type="float" office:value="372.6" calcext:value-type="float">
            <text:p>373</text:p>
          </table:table-cell>
          <table:table-cell table:style-name="ce134" table:formula="of:=[.$E$6]+360*[.U$8]/[.$C284]" office:value-type="float" office:value="373.575" calcext:value-type="float">
            <text:p>374</text:p>
          </table:table-cell>
          <table:table-cell table:style-name="ce134" table:formula="of:=[.$E$6]+360*[.V$8]/[.$C284]" office:value-type="float" office:value="374.55" calcext:value-type="float">
            <text:p>375</text:p>
          </table:table-cell>
          <table:table-cell table:style-name="ce134" table:formula="of:=[.$E$6]+360*[.W$8]/[.$C284]" office:value-type="float" office:value="375.525" calcext:value-type="float">
            <text:p>376</text:p>
          </table:table-cell>
          <table:table-cell table:style-name="ce134" table:formula="of:=[.$E$6]+360*[.X$8]/[.$C284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285]" office:value-type="float" office:value="17142.8571428571" calcext:value-type="float">
            <text:p>17143</text:p>
          </table:table-cell>
          <table:table-cell table:style-name="ce134" table:formula="of:=[.$E$6]+360*[.D$8]/[.$C285]" office:value-type="float" office:value="357" calcext:value-type="float">
            <text:p>357</text:p>
          </table:table-cell>
          <table:table-cell table:style-name="ce134" table:formula="of:=[.$E$6]+360*[.E$8]/[.$C285]" office:value-type="float" office:value="358.05" calcext:value-type="float">
            <text:p>358</text:p>
          </table:table-cell>
          <table:table-cell table:style-name="ce134" table:formula="of:=[.$E$6]+360*[.F$8]/[.$C285]" office:value-type="float" office:value="359.1" calcext:value-type="float">
            <text:p>359</text:p>
          </table:table-cell>
          <table:table-cell table:style-name="ce134" table:formula="of:=[.$E$6]+360*[.G$8]/[.$C285]" office:value-type="float" office:value="360.15" calcext:value-type="float">
            <text:p>360</text:p>
          </table:table-cell>
          <table:table-cell table:style-name="ce134" table:formula="of:=[.$E$6]+360*[.H$8]/[.$C285]" office:value-type="float" office:value="361.2" calcext:value-type="float">
            <text:p>361</text:p>
          </table:table-cell>
          <table:table-cell table:style-name="ce134" table:formula="of:=[.$E$6]+360*[.I$8]/[.$C285]" office:value-type="float" office:value="362.25" calcext:value-type="float">
            <text:p>362</text:p>
          </table:table-cell>
          <table:table-cell table:style-name="ce134" table:formula="of:=[.$E$6]+360*[.J$8]/[.$C285]" office:value-type="float" office:value="363.3" calcext:value-type="float">
            <text:p>363</text:p>
          </table:table-cell>
          <table:table-cell table:style-name="ce134" table:formula="of:=[.$E$6]+360*[.K$8]/[.$C285]" office:value-type="float" office:value="364.35" calcext:value-type="float">
            <text:p>364</text:p>
          </table:table-cell>
          <table:table-cell table:style-name="ce134" table:formula="of:=[.$E$6]+360*[.L$8]/[.$C285]" office:value-type="float" office:value="365.4" calcext:value-type="float">
            <text:p>365</text:p>
          </table:table-cell>
          <table:table-cell table:style-name="ce134" table:formula="of:=[.$E$6]+360*[.M$8]/[.$C285]" office:value-type="float" office:value="366.45" calcext:value-type="float">
            <text:p>366</text:p>
          </table:table-cell>
          <table:table-cell table:style-name="ce134" table:formula="of:=[.$E$6]+360*[.N$8]/[.$C285]" office:value-type="float" office:value="367.5" calcext:value-type="float">
            <text:p>368</text:p>
          </table:table-cell>
          <table:table-cell table:style-name="ce134" table:formula="of:=[.$E$6]+360*[.O$8]/[.$C285]" office:value-type="float" office:value="368.55" calcext:value-type="float">
            <text:p>369</text:p>
          </table:table-cell>
          <table:table-cell table:style-name="ce134" table:formula="of:=[.$E$6]+360*[.P$8]/[.$C285]" office:value-type="float" office:value="369.6" calcext:value-type="float">
            <text:p>370</text:p>
          </table:table-cell>
          <table:table-cell table:style-name="ce134" table:formula="of:=[.$E$6]+360*[.Q$8]/[.$C285]" office:value-type="float" office:value="370.65" calcext:value-type="float">
            <text:p>371</text:p>
          </table:table-cell>
          <table:table-cell table:style-name="ce134" table:formula="of:=[.$E$6]+360*[.R$8]/[.$C285]" office:value-type="float" office:value="371.7" calcext:value-type="float">
            <text:p>372</text:p>
          </table:table-cell>
          <table:table-cell table:style-name="ce134" table:formula="of:=[.$E$6]+360*[.S$8]/[.$C285]" office:value-type="float" office:value="372.75" calcext:value-type="float">
            <text:p>373</text:p>
          </table:table-cell>
          <table:table-cell table:style-name="ce134" table:formula="of:=[.$E$6]+360*[.T$8]/[.$C285]" office:value-type="float" office:value="373.8" calcext:value-type="float">
            <text:p>374</text:p>
          </table:table-cell>
          <table:table-cell table:style-name="ce134" table:formula="of:=[.$E$6]+360*[.U$8]/[.$C285]" office:value-type="float" office:value="374.85" calcext:value-type="float">
            <text:p>375</text:p>
          </table:table-cell>
          <table:table-cell table:style-name="ce134" table:formula="of:=[.$E$6]+360*[.V$8]/[.$C285]" office:value-type="float" office:value="375.9" calcext:value-type="float">
            <text:p>376</text:p>
          </table:table-cell>
          <table:table-cell table:style-name="ce134" table:formula="of:=[.$E$6]+360*[.W$8]/[.$C285]" office:value-type="float" office:value="376.95" calcext:value-type="float">
            <text:p>377</text:p>
          </table:table-cell>
          <table:table-cell table:style-name="ce134" table:formula="of:=[.$E$6]+360*[.X$8]/[.$C285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286]" office:value-type="float" office:value="16000" calcext:value-type="float">
            <text:p>16000</text:p>
          </table:table-cell>
          <table:table-cell table:style-name="ce134" table:formula="of:=[.$E$6]+360*[.D$8]/[.$C286]" office:value-type="float" office:value="357" calcext:value-type="float">
            <text:p>357</text:p>
          </table:table-cell>
          <table:table-cell table:style-name="ce134" table:formula="of:=[.$E$6]+360*[.E$8]/[.$C286]" office:value-type="float" office:value="358.125" calcext:value-type="float">
            <text:p>358</text:p>
          </table:table-cell>
          <table:table-cell table:style-name="ce134" table:formula="of:=[.$E$6]+360*[.F$8]/[.$C286]" office:value-type="float" office:value="359.25" calcext:value-type="float">
            <text:p>359</text:p>
          </table:table-cell>
          <table:table-cell table:style-name="ce134" table:formula="of:=[.$E$6]+360*[.G$8]/[.$C286]" office:value-type="float" office:value="360.375" calcext:value-type="float">
            <text:p>360</text:p>
          </table:table-cell>
          <table:table-cell table:style-name="ce134" table:formula="of:=[.$E$6]+360*[.H$8]/[.$C286]" office:value-type="float" office:value="361.5" calcext:value-type="float">
            <text:p>362</text:p>
          </table:table-cell>
          <table:table-cell table:style-name="ce134" table:formula="of:=[.$E$6]+360*[.I$8]/[.$C286]" office:value-type="float" office:value="362.625" calcext:value-type="float">
            <text:p>363</text:p>
          </table:table-cell>
          <table:table-cell table:style-name="ce134" table:formula="of:=[.$E$6]+360*[.J$8]/[.$C286]" office:value-type="float" office:value="363.75" calcext:value-type="float">
            <text:p>364</text:p>
          </table:table-cell>
          <table:table-cell table:style-name="ce134" table:formula="of:=[.$E$6]+360*[.K$8]/[.$C286]" office:value-type="float" office:value="364.875" calcext:value-type="float">
            <text:p>365</text:p>
          </table:table-cell>
          <table:table-cell table:style-name="ce134" table:formula="of:=[.$E$6]+360*[.L$8]/[.$C286]" office:value-type="float" office:value="366" calcext:value-type="float">
            <text:p>366</text:p>
          </table:table-cell>
          <table:table-cell table:style-name="ce134" table:formula="of:=[.$E$6]+360*[.M$8]/[.$C286]" office:value-type="float" office:value="367.125" calcext:value-type="float">
            <text:p>367</text:p>
          </table:table-cell>
          <table:table-cell table:style-name="ce134" table:formula="of:=[.$E$6]+360*[.N$8]/[.$C286]" office:value-type="float" office:value="368.25" calcext:value-type="float">
            <text:p>368</text:p>
          </table:table-cell>
          <table:table-cell table:style-name="ce134" table:formula="of:=[.$E$6]+360*[.O$8]/[.$C286]" office:value-type="float" office:value="369.375" calcext:value-type="float">
            <text:p>369</text:p>
          </table:table-cell>
          <table:table-cell table:style-name="ce134" table:formula="of:=[.$E$6]+360*[.P$8]/[.$C286]" office:value-type="float" office:value="370.5" calcext:value-type="float">
            <text:p>371</text:p>
          </table:table-cell>
          <table:table-cell table:style-name="ce134" table:formula="of:=[.$E$6]+360*[.Q$8]/[.$C286]" office:value-type="float" office:value="371.625" calcext:value-type="float">
            <text:p>372</text:p>
          </table:table-cell>
          <table:table-cell table:style-name="ce134" table:formula="of:=[.$E$6]+360*[.R$8]/[.$C286]" office:value-type="float" office:value="372.75" calcext:value-type="float">
            <text:p>373</text:p>
          </table:table-cell>
          <table:table-cell table:style-name="ce134" table:formula="of:=[.$E$6]+360*[.S$8]/[.$C286]" office:value-type="float" office:value="373.875" calcext:value-type="float">
            <text:p>374</text:p>
          </table:table-cell>
          <table:table-cell table:style-name="ce134" table:formula="of:=[.$E$6]+360*[.T$8]/[.$C286]" office:value-type="float" office:value="375" calcext:value-type="float">
            <text:p>375</text:p>
          </table:table-cell>
          <table:table-cell table:style-name="ce134" table:formula="of:=[.$E$6]+360*[.U$8]/[.$C286]" office:value-type="float" office:value="376.125" calcext:value-type="float">
            <text:p>376</text:p>
          </table:table-cell>
          <table:table-cell table:style-name="ce134" table:formula="of:=[.$E$6]+360*[.V$8]/[.$C286]" office:value-type="float" office:value="377.25" calcext:value-type="float">
            <text:p>377</text:p>
          </table:table-cell>
          <table:table-cell table:style-name="ce134" table:formula="of:=[.$E$6]+360*[.W$8]/[.$C286]" office:value-type="float" office:value="378.375" calcext:value-type="float">
            <text:p>378</text:p>
          </table:table-cell>
          <table:table-cell table:style-name="ce134" table:formula="of:=[.$E$6]+360*[.X$8]/[.$C286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287]" office:value-type="float" office:value="15000" calcext:value-type="float">
            <text:p>15000</text:p>
          </table:table-cell>
          <table:table-cell table:style-name="ce134" table:formula="of:=[.$E$6]+360*[.D$8]/[.$C287]" office:value-type="float" office:value="357" calcext:value-type="float">
            <text:p>357</text:p>
          </table:table-cell>
          <table:table-cell table:style-name="ce134" table:formula="of:=[.$E$6]+360*[.E$8]/[.$C287]" office:value-type="float" office:value="358.2" calcext:value-type="float">
            <text:p>358</text:p>
          </table:table-cell>
          <table:table-cell table:style-name="ce134" table:formula="of:=[.$E$6]+360*[.F$8]/[.$C287]" office:value-type="float" office:value="359.4" calcext:value-type="float">
            <text:p>359</text:p>
          </table:table-cell>
          <table:table-cell table:style-name="ce134" table:formula="of:=[.$E$6]+360*[.G$8]/[.$C287]" office:value-type="float" office:value="360.6" calcext:value-type="float">
            <text:p>361</text:p>
          </table:table-cell>
          <table:table-cell table:style-name="ce134" table:formula="of:=[.$E$6]+360*[.H$8]/[.$C287]" office:value-type="float" office:value="361.8" calcext:value-type="float">
            <text:p>362</text:p>
          </table:table-cell>
          <table:table-cell table:style-name="ce134" table:formula="of:=[.$E$6]+360*[.I$8]/[.$C287]" office:value-type="float" office:value="363" calcext:value-type="float">
            <text:p>363</text:p>
          </table:table-cell>
          <table:table-cell table:style-name="ce134" table:formula="of:=[.$E$6]+360*[.J$8]/[.$C287]" office:value-type="float" office:value="364.2" calcext:value-type="float">
            <text:p>364</text:p>
          </table:table-cell>
          <table:table-cell table:style-name="ce134" table:formula="of:=[.$E$6]+360*[.K$8]/[.$C287]" office:value-type="float" office:value="365.4" calcext:value-type="float">
            <text:p>365</text:p>
          </table:table-cell>
          <table:table-cell table:style-name="ce134" table:formula="of:=[.$E$6]+360*[.L$8]/[.$C287]" office:value-type="float" office:value="366.6" calcext:value-type="float">
            <text:p>367</text:p>
          </table:table-cell>
          <table:table-cell table:style-name="ce134" table:formula="of:=[.$E$6]+360*[.M$8]/[.$C287]" office:value-type="float" office:value="367.8" calcext:value-type="float">
            <text:p>368</text:p>
          </table:table-cell>
          <table:table-cell table:style-name="ce134" table:formula="of:=[.$E$6]+360*[.N$8]/[.$C287]" office:value-type="float" office:value="369" calcext:value-type="float">
            <text:p>369</text:p>
          </table:table-cell>
          <table:table-cell table:style-name="ce134" table:formula="of:=[.$E$6]+360*[.O$8]/[.$C287]" office:value-type="float" office:value="370.2" calcext:value-type="float">
            <text:p>370</text:p>
          </table:table-cell>
          <table:table-cell table:style-name="ce134" table:formula="of:=[.$E$6]+360*[.P$8]/[.$C287]" office:value-type="float" office:value="371.4" calcext:value-type="float">
            <text:p>371</text:p>
          </table:table-cell>
          <table:table-cell table:style-name="ce134" table:formula="of:=[.$E$6]+360*[.Q$8]/[.$C287]" office:value-type="float" office:value="372.6" calcext:value-type="float">
            <text:p>373</text:p>
          </table:table-cell>
          <table:table-cell table:style-name="ce134" table:formula="of:=[.$E$6]+360*[.R$8]/[.$C287]" office:value-type="float" office:value="373.8" calcext:value-type="float">
            <text:p>374</text:p>
          </table:table-cell>
          <table:table-cell table:style-name="ce134" table:formula="of:=[.$E$6]+360*[.S$8]/[.$C287]" office:value-type="float" office:value="375" calcext:value-type="float">
            <text:p>375</text:p>
          </table:table-cell>
          <table:table-cell table:style-name="ce134" table:formula="of:=[.$E$6]+360*[.T$8]/[.$C287]" office:value-type="float" office:value="376.2" calcext:value-type="float">
            <text:p>376</text:p>
          </table:table-cell>
          <table:table-cell table:style-name="ce134" table:formula="of:=[.$E$6]+360*[.U$8]/[.$C287]" office:value-type="float" office:value="377.4" calcext:value-type="float">
            <text:p>377</text:p>
          </table:table-cell>
          <table:table-cell table:style-name="ce134" table:formula="of:=[.$E$6]+360*[.V$8]/[.$C287]" office:value-type="float" office:value="378.6" calcext:value-type="float">
            <text:p>379</text:p>
          </table:table-cell>
          <table:table-cell table:style-name="ce134" table:formula="of:=[.$E$6]+360*[.W$8]/[.$C287]" office:value-type="float" office:value="379.8" calcext:value-type="float">
            <text:p>380</text:p>
          </table:table-cell>
          <table:table-cell table:style-name="ce134" table:formula="of:=[.$E$6]+360*[.X$8]/[.$C287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288]" office:value-type="float" office:value="14117.6470588235" calcext:value-type="float">
            <text:p>14118</text:p>
          </table:table-cell>
          <table:table-cell table:style-name="ce134" table:formula="of:=[.$E$6]+360*[.D$8]/[.$C288]" office:value-type="float" office:value="357" calcext:value-type="float">
            <text:p>357</text:p>
          </table:table-cell>
          <table:table-cell table:style-name="ce134" table:formula="of:=[.$E$6]+360*[.E$8]/[.$C288]" office:value-type="float" office:value="358.275" calcext:value-type="float">
            <text:p>358</text:p>
          </table:table-cell>
          <table:table-cell table:style-name="ce134" table:formula="of:=[.$E$6]+360*[.F$8]/[.$C288]" office:value-type="float" office:value="359.55" calcext:value-type="float">
            <text:p>360</text:p>
          </table:table-cell>
          <table:table-cell table:style-name="ce134" table:formula="of:=[.$E$6]+360*[.G$8]/[.$C288]" office:value-type="float" office:value="360.825" calcext:value-type="float">
            <text:p>361</text:p>
          </table:table-cell>
          <table:table-cell table:style-name="ce134" table:formula="of:=[.$E$6]+360*[.H$8]/[.$C288]" office:value-type="float" office:value="362.1" calcext:value-type="float">
            <text:p>362</text:p>
          </table:table-cell>
          <table:table-cell table:style-name="ce134" table:formula="of:=[.$E$6]+360*[.I$8]/[.$C288]" office:value-type="float" office:value="363.375" calcext:value-type="float">
            <text:p>363</text:p>
          </table:table-cell>
          <table:table-cell table:style-name="ce134" table:formula="of:=[.$E$6]+360*[.J$8]/[.$C288]" office:value-type="float" office:value="364.65" calcext:value-type="float">
            <text:p>365</text:p>
          </table:table-cell>
          <table:table-cell table:style-name="ce134" table:formula="of:=[.$E$6]+360*[.K$8]/[.$C288]" office:value-type="float" office:value="365.925" calcext:value-type="float">
            <text:p>366</text:p>
          </table:table-cell>
          <table:table-cell table:style-name="ce134" table:formula="of:=[.$E$6]+360*[.L$8]/[.$C288]" office:value-type="float" office:value="367.2" calcext:value-type="float">
            <text:p>367</text:p>
          </table:table-cell>
          <table:table-cell table:style-name="ce134" table:formula="of:=[.$E$6]+360*[.M$8]/[.$C288]" office:value-type="float" office:value="368.475" calcext:value-type="float">
            <text:p>368</text:p>
          </table:table-cell>
          <table:table-cell table:style-name="ce134" table:formula="of:=[.$E$6]+360*[.N$8]/[.$C288]" office:value-type="float" office:value="369.75" calcext:value-type="float">
            <text:p>370</text:p>
          </table:table-cell>
          <table:table-cell table:style-name="ce134" table:formula="of:=[.$E$6]+360*[.O$8]/[.$C288]" office:value-type="float" office:value="371.025" calcext:value-type="float">
            <text:p>371</text:p>
          </table:table-cell>
          <table:table-cell table:style-name="ce134" table:formula="of:=[.$E$6]+360*[.P$8]/[.$C288]" office:value-type="float" office:value="372.3" calcext:value-type="float">
            <text:p>372</text:p>
          </table:table-cell>
          <table:table-cell table:style-name="ce134" table:formula="of:=[.$E$6]+360*[.Q$8]/[.$C288]" office:value-type="float" office:value="373.575" calcext:value-type="float">
            <text:p>374</text:p>
          </table:table-cell>
          <table:table-cell table:style-name="ce134" table:formula="of:=[.$E$6]+360*[.R$8]/[.$C288]" office:value-type="float" office:value="374.85" calcext:value-type="float">
            <text:p>375</text:p>
          </table:table-cell>
          <table:table-cell table:style-name="ce134" table:formula="of:=[.$E$6]+360*[.S$8]/[.$C288]" office:value-type="float" office:value="376.125" calcext:value-type="float">
            <text:p>376</text:p>
          </table:table-cell>
          <table:table-cell table:style-name="ce134" table:formula="of:=[.$E$6]+360*[.T$8]/[.$C288]" office:value-type="float" office:value="377.4" calcext:value-type="float">
            <text:p>377</text:p>
          </table:table-cell>
          <table:table-cell table:style-name="ce134" table:formula="of:=[.$E$6]+360*[.U$8]/[.$C288]" office:value-type="float" office:value="378.675" calcext:value-type="float">
            <text:p>379</text:p>
          </table:table-cell>
          <table:table-cell table:style-name="ce134" table:formula="of:=[.$E$6]+360*[.V$8]/[.$C288]" office:value-type="float" office:value="379.95" calcext:value-type="float">
            <text:p>380</text:p>
          </table:table-cell>
          <table:table-cell table:style-name="ce134" table:formula="of:=[.$E$6]+360*[.W$8]/[.$C288]" office:value-type="float" office:value="381.225" calcext:value-type="float">
            <text:p>381</text:p>
          </table:table-cell>
          <table:table-cell table:style-name="ce134" table:formula="of:=[.$E$6]+360*[.X$8]/[.$C288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289]" office:value-type="float" office:value="13333.3333333333" calcext:value-type="float">
            <text:p>13333</text:p>
          </table:table-cell>
          <table:table-cell table:style-name="ce134" table:formula="of:=[.$E$6]+360*[.D$8]/[.$C289]" office:value-type="float" office:value="357" calcext:value-type="float">
            <text:p>357</text:p>
          </table:table-cell>
          <table:table-cell table:style-name="ce134" table:formula="of:=[.$E$6]+360*[.E$8]/[.$C289]" office:value-type="float" office:value="358.35" calcext:value-type="float">
            <text:p>358</text:p>
          </table:table-cell>
          <table:table-cell table:style-name="ce134" table:formula="of:=[.$E$6]+360*[.F$8]/[.$C289]" office:value-type="float" office:value="359.7" calcext:value-type="float">
            <text:p>360</text:p>
          </table:table-cell>
          <table:table-cell table:style-name="ce134" table:formula="of:=[.$E$6]+360*[.G$8]/[.$C289]" office:value-type="float" office:value="361.05" calcext:value-type="float">
            <text:p>361</text:p>
          </table:table-cell>
          <table:table-cell table:style-name="ce134" table:formula="of:=[.$E$6]+360*[.H$8]/[.$C289]" office:value-type="float" office:value="362.4" calcext:value-type="float">
            <text:p>362</text:p>
          </table:table-cell>
          <table:table-cell table:style-name="ce134" table:formula="of:=[.$E$6]+360*[.I$8]/[.$C289]" office:value-type="float" office:value="363.75" calcext:value-type="float">
            <text:p>364</text:p>
          </table:table-cell>
          <table:table-cell table:style-name="ce134" table:formula="of:=[.$E$6]+360*[.J$8]/[.$C289]" office:value-type="float" office:value="365.1" calcext:value-type="float">
            <text:p>365</text:p>
          </table:table-cell>
          <table:table-cell table:style-name="ce134" table:formula="of:=[.$E$6]+360*[.K$8]/[.$C289]" office:value-type="float" office:value="366.45" calcext:value-type="float">
            <text:p>366</text:p>
          </table:table-cell>
          <table:table-cell table:style-name="ce134" table:formula="of:=[.$E$6]+360*[.L$8]/[.$C289]" office:value-type="float" office:value="367.8" calcext:value-type="float">
            <text:p>368</text:p>
          </table:table-cell>
          <table:table-cell table:style-name="ce134" table:formula="of:=[.$E$6]+360*[.M$8]/[.$C289]" office:value-type="float" office:value="369.15" calcext:value-type="float">
            <text:p>369</text:p>
          </table:table-cell>
          <table:table-cell table:style-name="ce134" table:formula="of:=[.$E$6]+360*[.N$8]/[.$C289]" office:value-type="float" office:value="370.5" calcext:value-type="float">
            <text:p>371</text:p>
          </table:table-cell>
          <table:table-cell table:style-name="ce134" table:formula="of:=[.$E$6]+360*[.O$8]/[.$C289]" office:value-type="float" office:value="371.85" calcext:value-type="float">
            <text:p>372</text:p>
          </table:table-cell>
          <table:table-cell table:style-name="ce134" table:formula="of:=[.$E$6]+360*[.P$8]/[.$C289]" office:value-type="float" office:value="373.2" calcext:value-type="float">
            <text:p>373</text:p>
          </table:table-cell>
          <table:table-cell table:style-name="ce134" table:formula="of:=[.$E$6]+360*[.Q$8]/[.$C289]" office:value-type="float" office:value="374.55" calcext:value-type="float">
            <text:p>375</text:p>
          </table:table-cell>
          <table:table-cell table:style-name="ce134" table:formula="of:=[.$E$6]+360*[.R$8]/[.$C289]" office:value-type="float" office:value="375.9" calcext:value-type="float">
            <text:p>376</text:p>
          </table:table-cell>
          <table:table-cell table:style-name="ce134" table:formula="of:=[.$E$6]+360*[.S$8]/[.$C289]" office:value-type="float" office:value="377.25" calcext:value-type="float">
            <text:p>377</text:p>
          </table:table-cell>
          <table:table-cell table:style-name="ce134" table:formula="of:=[.$E$6]+360*[.T$8]/[.$C289]" office:value-type="float" office:value="378.6" calcext:value-type="float">
            <text:p>379</text:p>
          </table:table-cell>
          <table:table-cell table:style-name="ce134" table:formula="of:=[.$E$6]+360*[.U$8]/[.$C289]" office:value-type="float" office:value="379.95" calcext:value-type="float">
            <text:p>380</text:p>
          </table:table-cell>
          <table:table-cell table:style-name="ce134" table:formula="of:=[.$E$6]+360*[.V$8]/[.$C289]" office:value-type="float" office:value="381.3" calcext:value-type="float">
            <text:p>381</text:p>
          </table:table-cell>
          <table:table-cell table:style-name="ce134" table:formula="of:=[.$E$6]+360*[.W$8]/[.$C289]" office:value-type="float" office:value="382.65" calcext:value-type="float">
            <text:p>383</text:p>
          </table:table-cell>
          <table:table-cell table:style-name="ce134" table:formula="of:=[.$E$6]+360*[.X$8]/[.$C289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290]" office:value-type="float" office:value="12631.5789473684" calcext:value-type="float">
            <text:p>12632</text:p>
          </table:table-cell>
          <table:table-cell table:style-name="ce134" table:formula="of:=[.$E$6]+360*[.D$8]/[.$C290]" office:value-type="float" office:value="357" calcext:value-type="float">
            <text:p>357</text:p>
          </table:table-cell>
          <table:table-cell table:style-name="ce134" table:formula="of:=[.$E$6]+360*[.E$8]/[.$C290]" office:value-type="float" office:value="358.425" calcext:value-type="float">
            <text:p>358</text:p>
          </table:table-cell>
          <table:table-cell table:style-name="ce134" table:formula="of:=[.$E$6]+360*[.F$8]/[.$C290]" office:value-type="float" office:value="359.85" calcext:value-type="float">
            <text:p>360</text:p>
          </table:table-cell>
          <table:table-cell table:style-name="ce134" table:formula="of:=[.$E$6]+360*[.G$8]/[.$C290]" office:value-type="float" office:value="361.275" calcext:value-type="float">
            <text:p>361</text:p>
          </table:table-cell>
          <table:table-cell table:style-name="ce134" table:formula="of:=[.$E$6]+360*[.H$8]/[.$C290]" office:value-type="float" office:value="362.7" calcext:value-type="float">
            <text:p>363</text:p>
          </table:table-cell>
          <table:table-cell table:style-name="ce134" table:formula="of:=[.$E$6]+360*[.I$8]/[.$C290]" office:value-type="float" office:value="364.125" calcext:value-type="float">
            <text:p>364</text:p>
          </table:table-cell>
          <table:table-cell table:style-name="ce134" table:formula="of:=[.$E$6]+360*[.J$8]/[.$C290]" office:value-type="float" office:value="365.55" calcext:value-type="float">
            <text:p>366</text:p>
          </table:table-cell>
          <table:table-cell table:style-name="ce134" table:formula="of:=[.$E$6]+360*[.K$8]/[.$C290]" office:value-type="float" office:value="366.975" calcext:value-type="float">
            <text:p>367</text:p>
          </table:table-cell>
          <table:table-cell table:style-name="ce134" table:formula="of:=[.$E$6]+360*[.L$8]/[.$C290]" office:value-type="float" office:value="368.4" calcext:value-type="float">
            <text:p>368</text:p>
          </table:table-cell>
          <table:table-cell table:style-name="ce134" table:formula="of:=[.$E$6]+360*[.M$8]/[.$C290]" office:value-type="float" office:value="369.825" calcext:value-type="float">
            <text:p>370</text:p>
          </table:table-cell>
          <table:table-cell table:style-name="ce134" table:formula="of:=[.$E$6]+360*[.N$8]/[.$C290]" office:value-type="float" office:value="371.25" calcext:value-type="float">
            <text:p>371</text:p>
          </table:table-cell>
          <table:table-cell table:style-name="ce134" table:formula="of:=[.$E$6]+360*[.O$8]/[.$C290]" office:value-type="float" office:value="372.675" calcext:value-type="float">
            <text:p>373</text:p>
          </table:table-cell>
          <table:table-cell table:style-name="ce134" table:formula="of:=[.$E$6]+360*[.P$8]/[.$C290]" office:value-type="float" office:value="374.1" calcext:value-type="float">
            <text:p>374</text:p>
          </table:table-cell>
          <table:table-cell table:style-name="ce134" table:formula="of:=[.$E$6]+360*[.Q$8]/[.$C290]" office:value-type="float" office:value="375.525" calcext:value-type="float">
            <text:p>376</text:p>
          </table:table-cell>
          <table:table-cell table:style-name="ce134" table:formula="of:=[.$E$6]+360*[.R$8]/[.$C290]" office:value-type="float" office:value="376.95" calcext:value-type="float">
            <text:p>377</text:p>
          </table:table-cell>
          <table:table-cell table:style-name="ce134" table:formula="of:=[.$E$6]+360*[.S$8]/[.$C290]" office:value-type="float" office:value="378.375" calcext:value-type="float">
            <text:p>378</text:p>
          </table:table-cell>
          <table:table-cell table:style-name="ce134" table:formula="of:=[.$E$6]+360*[.T$8]/[.$C290]" office:value-type="float" office:value="379.8" calcext:value-type="float">
            <text:p>380</text:p>
          </table:table-cell>
          <table:table-cell table:style-name="ce134" table:formula="of:=[.$E$6]+360*[.U$8]/[.$C290]" office:value-type="float" office:value="381.225" calcext:value-type="float">
            <text:p>381</text:p>
          </table:table-cell>
          <table:table-cell table:style-name="ce134" table:formula="of:=[.$E$6]+360*[.V$8]/[.$C290]" office:value-type="float" office:value="382.65" calcext:value-type="float">
            <text:p>383</text:p>
          </table:table-cell>
          <table:table-cell table:style-name="ce134" table:formula="of:=[.$E$6]+360*[.W$8]/[.$C290]" office:value-type="float" office:value="384.075" calcext:value-type="float">
            <text:p>384</text:p>
          </table:table-cell>
          <table:table-cell table:style-name="ce134" table:formula="of:=[.$E$6]+360*[.X$8]/[.$C290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291]" office:value-type="float" office:value="12000" calcext:value-type="float">
            <text:p>12000</text:p>
          </table:table-cell>
          <table:table-cell table:style-name="ce134" table:formula="of:=[.$E$6]+360*[.D$8]/[.$C291]" office:value-type="float" office:value="357" calcext:value-type="float">
            <text:p>357</text:p>
          </table:table-cell>
          <table:table-cell table:style-name="ce134" table:formula="of:=[.$E$6]+360*[.E$8]/[.$C291]" office:value-type="float" office:value="358.5" calcext:value-type="float">
            <text:p>359</text:p>
          </table:table-cell>
          <table:table-cell table:style-name="ce134" table:formula="of:=[.$E$6]+360*[.F$8]/[.$C291]" office:value-type="float" office:value="360" calcext:value-type="float">
            <text:p>360</text:p>
          </table:table-cell>
          <table:table-cell table:style-name="ce134" table:formula="of:=[.$E$6]+360*[.G$8]/[.$C291]" office:value-type="float" office:value="361.5" calcext:value-type="float">
            <text:p>362</text:p>
          </table:table-cell>
          <table:table-cell table:style-name="ce134" table:formula="of:=[.$E$6]+360*[.H$8]/[.$C291]" office:value-type="float" office:value="363" calcext:value-type="float">
            <text:p>363</text:p>
          </table:table-cell>
          <table:table-cell table:style-name="ce134" table:formula="of:=[.$E$6]+360*[.I$8]/[.$C291]" office:value-type="float" office:value="364.5" calcext:value-type="float">
            <text:p>365</text:p>
          </table:table-cell>
          <table:table-cell table:style-name="ce134" table:formula="of:=[.$E$6]+360*[.J$8]/[.$C291]" office:value-type="float" office:value="366" calcext:value-type="float">
            <text:p>366</text:p>
          </table:table-cell>
          <table:table-cell table:style-name="ce134" table:formula="of:=[.$E$6]+360*[.K$8]/[.$C291]" office:value-type="float" office:value="367.5" calcext:value-type="float">
            <text:p>368</text:p>
          </table:table-cell>
          <table:table-cell table:style-name="ce134" table:formula="of:=[.$E$6]+360*[.L$8]/[.$C291]" office:value-type="float" office:value="369" calcext:value-type="float">
            <text:p>369</text:p>
          </table:table-cell>
          <table:table-cell table:style-name="ce134" table:formula="of:=[.$E$6]+360*[.M$8]/[.$C291]" office:value-type="float" office:value="370.5" calcext:value-type="float">
            <text:p>371</text:p>
          </table:table-cell>
          <table:table-cell table:style-name="ce134" table:formula="of:=[.$E$6]+360*[.N$8]/[.$C291]" office:value-type="float" office:value="372" calcext:value-type="float">
            <text:p>372</text:p>
          </table:table-cell>
          <table:table-cell table:style-name="ce134" table:formula="of:=[.$E$6]+360*[.O$8]/[.$C291]" office:value-type="float" office:value="373.5" calcext:value-type="float">
            <text:p>374</text:p>
          </table:table-cell>
          <table:table-cell table:style-name="ce134" table:formula="of:=[.$E$6]+360*[.P$8]/[.$C291]" office:value-type="float" office:value="375" calcext:value-type="float">
            <text:p>375</text:p>
          </table:table-cell>
          <table:table-cell table:style-name="ce134" table:formula="of:=[.$E$6]+360*[.Q$8]/[.$C291]" office:value-type="float" office:value="376.5" calcext:value-type="float">
            <text:p>377</text:p>
          </table:table-cell>
          <table:table-cell table:style-name="ce134" table:formula="of:=[.$E$6]+360*[.R$8]/[.$C291]" office:value-type="float" office:value="378" calcext:value-type="float">
            <text:p>378</text:p>
          </table:table-cell>
          <table:table-cell table:style-name="ce134" table:formula="of:=[.$E$6]+360*[.S$8]/[.$C291]" office:value-type="float" office:value="379.5" calcext:value-type="float">
            <text:p>380</text:p>
          </table:table-cell>
          <table:table-cell table:style-name="ce134" table:formula="of:=[.$E$6]+360*[.T$8]/[.$C291]" office:value-type="float" office:value="381" calcext:value-type="float">
            <text:p>381</text:p>
          </table:table-cell>
          <table:table-cell table:style-name="ce134" table:formula="of:=[.$E$6]+360*[.U$8]/[.$C291]" office:value-type="float" office:value="382.5" calcext:value-type="float">
            <text:p>383</text:p>
          </table:table-cell>
          <table:table-cell table:style-name="ce134" table:formula="of:=[.$E$6]+360*[.V$8]/[.$C291]" office:value-type="float" office:value="384" calcext:value-type="float">
            <text:p>384</text:p>
          </table:table-cell>
          <table:table-cell table:style-name="ce134" table:formula="of:=[.$E$6]+360*[.W$8]/[.$C291]" office:value-type="float" office:value="385.5" calcext:value-type="float">
            <text:p>386</text:p>
          </table:table-cell>
          <table:table-cell table:style-name="ce134" table:formula="of:=[.$E$6]+360*[.X$8]/[.$C291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292]" office:value-type="float" office:value="11428.5714285714" calcext:value-type="float">
            <text:p>11429</text:p>
          </table:table-cell>
          <table:table-cell table:style-name="ce134" table:formula="of:=[.$E$6]+360*[.D$8]/[.$C292]" office:value-type="float" office:value="357" calcext:value-type="float">
            <text:p>357</text:p>
          </table:table-cell>
          <table:table-cell table:style-name="ce134" table:formula="of:=[.$E$6]+360*[.E$8]/[.$C292]" office:value-type="float" office:value="358.575" calcext:value-type="float">
            <text:p>359</text:p>
          </table:table-cell>
          <table:table-cell table:style-name="ce134" table:formula="of:=[.$E$6]+360*[.F$8]/[.$C292]" office:value-type="float" office:value="360.15" calcext:value-type="float">
            <text:p>360</text:p>
          </table:table-cell>
          <table:table-cell table:style-name="ce134" table:formula="of:=[.$E$6]+360*[.G$8]/[.$C292]" office:value-type="float" office:value="361.725" calcext:value-type="float">
            <text:p>362</text:p>
          </table:table-cell>
          <table:table-cell table:style-name="ce134" table:formula="of:=[.$E$6]+360*[.H$8]/[.$C292]" office:value-type="float" office:value="363.3" calcext:value-type="float">
            <text:p>363</text:p>
          </table:table-cell>
          <table:table-cell table:style-name="ce134" table:formula="of:=[.$E$6]+360*[.I$8]/[.$C292]" office:value-type="float" office:value="364.875" calcext:value-type="float">
            <text:p>365</text:p>
          </table:table-cell>
          <table:table-cell table:style-name="ce134" table:formula="of:=[.$E$6]+360*[.J$8]/[.$C292]" office:value-type="float" office:value="366.45" calcext:value-type="float">
            <text:p>366</text:p>
          </table:table-cell>
          <table:table-cell table:style-name="ce134" table:formula="of:=[.$E$6]+360*[.K$8]/[.$C292]" office:value-type="float" office:value="368.025" calcext:value-type="float">
            <text:p>368</text:p>
          </table:table-cell>
          <table:table-cell table:style-name="ce134" table:formula="of:=[.$E$6]+360*[.L$8]/[.$C292]" office:value-type="float" office:value="369.6" calcext:value-type="float">
            <text:p>370</text:p>
          </table:table-cell>
          <table:table-cell table:style-name="ce134" table:formula="of:=[.$E$6]+360*[.M$8]/[.$C292]" office:value-type="float" office:value="371.175" calcext:value-type="float">
            <text:p>371</text:p>
          </table:table-cell>
          <table:table-cell table:style-name="ce134" table:formula="of:=[.$E$6]+360*[.N$8]/[.$C292]" office:value-type="float" office:value="372.75" calcext:value-type="float">
            <text:p>373</text:p>
          </table:table-cell>
          <table:table-cell table:style-name="ce134" table:formula="of:=[.$E$6]+360*[.O$8]/[.$C292]" office:value-type="float" office:value="374.325" calcext:value-type="float">
            <text:p>374</text:p>
          </table:table-cell>
          <table:table-cell table:style-name="ce134" table:formula="of:=[.$E$6]+360*[.P$8]/[.$C292]" office:value-type="float" office:value="375.9" calcext:value-type="float">
            <text:p>376</text:p>
          </table:table-cell>
          <table:table-cell table:style-name="ce134" table:formula="of:=[.$E$6]+360*[.Q$8]/[.$C292]" office:value-type="float" office:value="377.475" calcext:value-type="float">
            <text:p>377</text:p>
          </table:table-cell>
          <table:table-cell table:style-name="ce134" table:formula="of:=[.$E$6]+360*[.R$8]/[.$C292]" office:value-type="float" office:value="379.05" calcext:value-type="float">
            <text:p>379</text:p>
          </table:table-cell>
          <table:table-cell table:style-name="ce134" table:formula="of:=[.$E$6]+360*[.S$8]/[.$C292]" office:value-type="float" office:value="380.625" calcext:value-type="float">
            <text:p>381</text:p>
          </table:table-cell>
          <table:table-cell table:style-name="ce134" table:formula="of:=[.$E$6]+360*[.T$8]/[.$C292]" office:value-type="float" office:value="382.2" calcext:value-type="float">
            <text:p>382</text:p>
          </table:table-cell>
          <table:table-cell table:style-name="ce134" table:formula="of:=[.$E$6]+360*[.U$8]/[.$C292]" office:value-type="float" office:value="383.775" calcext:value-type="float">
            <text:p>384</text:p>
          </table:table-cell>
          <table:table-cell table:style-name="ce134" table:formula="of:=[.$E$6]+360*[.V$8]/[.$C292]" office:value-type="float" office:value="385.35" calcext:value-type="float">
            <text:p>385</text:p>
          </table:table-cell>
          <table:table-cell table:style-name="ce134" table:formula="of:=[.$E$6]+360*[.W$8]/[.$C292]" office:value-type="float" office:value="386.925" calcext:value-type="float">
            <text:p>387</text:p>
          </table:table-cell>
          <table:table-cell table:style-name="ce134" table:formula="of:=[.$E$6]+360*[.X$8]/[.$C292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293]" office:value-type="float" office:value="10909.0909090909" calcext:value-type="float">
            <text:p>10909</text:p>
          </table:table-cell>
          <table:table-cell table:style-name="ce134" table:formula="of:=[.$E$6]+360*[.D$8]/[.$C293]" office:value-type="float" office:value="357" calcext:value-type="float">
            <text:p>357</text:p>
          </table:table-cell>
          <table:table-cell table:style-name="ce134" table:formula="of:=[.$E$6]+360*[.E$8]/[.$C293]" office:value-type="float" office:value="358.65" calcext:value-type="float">
            <text:p>359</text:p>
          </table:table-cell>
          <table:table-cell table:style-name="ce134" table:formula="of:=[.$E$6]+360*[.F$8]/[.$C293]" office:value-type="float" office:value="360.3" calcext:value-type="float">
            <text:p>360</text:p>
          </table:table-cell>
          <table:table-cell table:style-name="ce134" table:formula="of:=[.$E$6]+360*[.G$8]/[.$C293]" office:value-type="float" office:value="361.95" calcext:value-type="float">
            <text:p>362</text:p>
          </table:table-cell>
          <table:table-cell table:style-name="ce134" table:formula="of:=[.$E$6]+360*[.H$8]/[.$C293]" office:value-type="float" office:value="363.6" calcext:value-type="float">
            <text:p>364</text:p>
          </table:table-cell>
          <table:table-cell table:style-name="ce134" table:formula="of:=[.$E$6]+360*[.I$8]/[.$C293]" office:value-type="float" office:value="365.25" calcext:value-type="float">
            <text:p>365</text:p>
          </table:table-cell>
          <table:table-cell table:style-name="ce134" table:formula="of:=[.$E$6]+360*[.J$8]/[.$C293]" office:value-type="float" office:value="366.9" calcext:value-type="float">
            <text:p>367</text:p>
          </table:table-cell>
          <table:table-cell table:style-name="ce134" table:formula="of:=[.$E$6]+360*[.K$8]/[.$C293]" office:value-type="float" office:value="368.55" calcext:value-type="float">
            <text:p>369</text:p>
          </table:table-cell>
          <table:table-cell table:style-name="ce134" table:formula="of:=[.$E$6]+360*[.L$8]/[.$C293]" office:value-type="float" office:value="370.2" calcext:value-type="float">
            <text:p>370</text:p>
          </table:table-cell>
          <table:table-cell table:style-name="ce134" table:formula="of:=[.$E$6]+360*[.M$8]/[.$C293]" office:value-type="float" office:value="371.85" calcext:value-type="float">
            <text:p>372</text:p>
          </table:table-cell>
          <table:table-cell table:style-name="ce134" table:formula="of:=[.$E$6]+360*[.N$8]/[.$C293]" office:value-type="float" office:value="373.5" calcext:value-type="float">
            <text:p>374</text:p>
          </table:table-cell>
          <table:table-cell table:style-name="ce134" table:formula="of:=[.$E$6]+360*[.O$8]/[.$C293]" office:value-type="float" office:value="375.15" calcext:value-type="float">
            <text:p>375</text:p>
          </table:table-cell>
          <table:table-cell table:style-name="ce134" table:formula="of:=[.$E$6]+360*[.P$8]/[.$C293]" office:value-type="float" office:value="376.8" calcext:value-type="float">
            <text:p>377</text:p>
          </table:table-cell>
          <table:table-cell table:style-name="ce134" table:formula="of:=[.$E$6]+360*[.Q$8]/[.$C293]" office:value-type="float" office:value="378.45" calcext:value-type="float">
            <text:p>378</text:p>
          </table:table-cell>
          <table:table-cell table:style-name="ce134" table:formula="of:=[.$E$6]+360*[.R$8]/[.$C293]" office:value-type="float" office:value="380.1" calcext:value-type="float">
            <text:p>380</text:p>
          </table:table-cell>
          <table:table-cell table:style-name="ce134" table:formula="of:=[.$E$6]+360*[.S$8]/[.$C293]" office:value-type="float" office:value="381.75" calcext:value-type="float">
            <text:p>382</text:p>
          </table:table-cell>
          <table:table-cell table:style-name="ce134" table:formula="of:=[.$E$6]+360*[.T$8]/[.$C293]" office:value-type="float" office:value="383.4" calcext:value-type="float">
            <text:p>383</text:p>
          </table:table-cell>
          <table:table-cell table:style-name="ce134" table:formula="of:=[.$E$6]+360*[.U$8]/[.$C293]" office:value-type="float" office:value="385.05" calcext:value-type="float">
            <text:p>385</text:p>
          </table:table-cell>
          <table:table-cell table:style-name="ce134" table:formula="of:=[.$E$6]+360*[.V$8]/[.$C293]" office:value-type="float" office:value="386.7" calcext:value-type="float">
            <text:p>387</text:p>
          </table:table-cell>
          <table:table-cell table:style-name="ce134" table:formula="of:=[.$E$6]+360*[.W$8]/[.$C293]" office:value-type="float" office:value="388.35" calcext:value-type="float">
            <text:p>388</text:p>
          </table:table-cell>
          <table:table-cell table:style-name="ce134" table:formula="of:=[.$E$6]+360*[.X$8]/[.$C293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294]" office:value-type="float" office:value="10434.7826086957" calcext:value-type="float">
            <text:p>10435</text:p>
          </table:table-cell>
          <table:table-cell table:style-name="ce134" table:formula="of:=[.$E$6]+360*[.D$8]/[.$C294]" office:value-type="float" office:value="357" calcext:value-type="float">
            <text:p>357</text:p>
          </table:table-cell>
          <table:table-cell table:style-name="ce134" table:formula="of:=[.$E$6]+360*[.E$8]/[.$C294]" office:value-type="float" office:value="358.725" calcext:value-type="float">
            <text:p>359</text:p>
          </table:table-cell>
          <table:table-cell table:style-name="ce134" table:formula="of:=[.$E$6]+360*[.F$8]/[.$C294]" office:value-type="float" office:value="360.45" calcext:value-type="float">
            <text:p>360</text:p>
          </table:table-cell>
          <table:table-cell table:style-name="ce134" table:formula="of:=[.$E$6]+360*[.G$8]/[.$C294]" office:value-type="float" office:value="362.175" calcext:value-type="float">
            <text:p>362</text:p>
          </table:table-cell>
          <table:table-cell table:style-name="ce134" table:formula="of:=[.$E$6]+360*[.H$8]/[.$C294]" office:value-type="float" office:value="363.9" calcext:value-type="float">
            <text:p>364</text:p>
          </table:table-cell>
          <table:table-cell table:style-name="ce134" table:formula="of:=[.$E$6]+360*[.I$8]/[.$C294]" office:value-type="float" office:value="365.625" calcext:value-type="float">
            <text:p>366</text:p>
          </table:table-cell>
          <table:table-cell table:style-name="ce134" table:formula="of:=[.$E$6]+360*[.J$8]/[.$C294]" office:value-type="float" office:value="367.35" calcext:value-type="float">
            <text:p>367</text:p>
          </table:table-cell>
          <table:table-cell table:style-name="ce134" table:formula="of:=[.$E$6]+360*[.K$8]/[.$C294]" office:value-type="float" office:value="369.075" calcext:value-type="float">
            <text:p>369</text:p>
          </table:table-cell>
          <table:table-cell table:style-name="ce134" table:formula="of:=[.$E$6]+360*[.L$8]/[.$C294]" office:value-type="float" office:value="370.8" calcext:value-type="float">
            <text:p>371</text:p>
          </table:table-cell>
          <table:table-cell table:style-name="ce134" table:formula="of:=[.$E$6]+360*[.M$8]/[.$C294]" office:value-type="float" office:value="372.525" calcext:value-type="float">
            <text:p>373</text:p>
          </table:table-cell>
          <table:table-cell table:style-name="ce134" table:formula="of:=[.$E$6]+360*[.N$8]/[.$C294]" office:value-type="float" office:value="374.25" calcext:value-type="float">
            <text:p>374</text:p>
          </table:table-cell>
          <table:table-cell table:style-name="ce134" table:formula="of:=[.$E$6]+360*[.O$8]/[.$C294]" office:value-type="float" office:value="375.975" calcext:value-type="float">
            <text:p>376</text:p>
          </table:table-cell>
          <table:table-cell table:style-name="ce134" table:formula="of:=[.$E$6]+360*[.P$8]/[.$C294]" office:value-type="float" office:value="377.7" calcext:value-type="float">
            <text:p>378</text:p>
          </table:table-cell>
          <table:table-cell table:style-name="ce134" table:formula="of:=[.$E$6]+360*[.Q$8]/[.$C294]" office:value-type="float" office:value="379.425" calcext:value-type="float">
            <text:p>379</text:p>
          </table:table-cell>
          <table:table-cell table:style-name="ce134" table:formula="of:=[.$E$6]+360*[.R$8]/[.$C294]" office:value-type="float" office:value="381.15" calcext:value-type="float">
            <text:p>381</text:p>
          </table:table-cell>
          <table:table-cell table:style-name="ce134" table:formula="of:=[.$E$6]+360*[.S$8]/[.$C294]" office:value-type="float" office:value="382.875" calcext:value-type="float">
            <text:p>383</text:p>
          </table:table-cell>
          <table:table-cell table:style-name="ce134" table:formula="of:=[.$E$6]+360*[.T$8]/[.$C294]" office:value-type="float" office:value="384.6" calcext:value-type="float">
            <text:p>385</text:p>
          </table:table-cell>
          <table:table-cell table:style-name="ce134" table:formula="of:=[.$E$6]+360*[.U$8]/[.$C294]" office:value-type="float" office:value="386.325" calcext:value-type="float">
            <text:p>386</text:p>
          </table:table-cell>
          <table:table-cell table:style-name="ce134" table:formula="of:=[.$E$6]+360*[.V$8]/[.$C294]" office:value-type="float" office:value="388.05" calcext:value-type="float">
            <text:p>388</text:p>
          </table:table-cell>
          <table:table-cell table:style-name="ce134" table:formula="of:=[.$E$6]+360*[.W$8]/[.$C294]" office:value-type="float" office:value="389.775" calcext:value-type="float">
            <text:p>390</text:p>
          </table:table-cell>
          <table:table-cell table:style-name="ce134" table:formula="of:=[.$E$6]+360*[.X$8]/[.$C294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295]" office:value-type="float" office:value="10000" calcext:value-type="float">
            <text:p>10000</text:p>
          </table:table-cell>
          <table:table-cell table:style-name="ce134" table:formula="of:=[.$E$6]+360*[.D$8]/[.$C295]" office:value-type="float" office:value="357" calcext:value-type="float">
            <text:p>357</text:p>
          </table:table-cell>
          <table:table-cell table:style-name="ce134" table:formula="of:=[.$E$6]+360*[.E$8]/[.$C295]" office:value-type="float" office:value="358.8" calcext:value-type="float">
            <text:p>359</text:p>
          </table:table-cell>
          <table:table-cell table:style-name="ce134" table:formula="of:=[.$E$6]+360*[.F$8]/[.$C295]" office:value-type="float" office:value="360.6" calcext:value-type="float">
            <text:p>361</text:p>
          </table:table-cell>
          <table:table-cell table:style-name="ce134" table:formula="of:=[.$E$6]+360*[.G$8]/[.$C295]" office:value-type="float" office:value="362.4" calcext:value-type="float">
            <text:p>362</text:p>
          </table:table-cell>
          <table:table-cell table:style-name="ce134" table:formula="of:=[.$E$6]+360*[.H$8]/[.$C295]" office:value-type="float" office:value="364.2" calcext:value-type="float">
            <text:p>364</text:p>
          </table:table-cell>
          <table:table-cell table:style-name="ce134" table:formula="of:=[.$E$6]+360*[.I$8]/[.$C295]" office:value-type="float" office:value="366" calcext:value-type="float">
            <text:p>366</text:p>
          </table:table-cell>
          <table:table-cell table:style-name="ce134" table:formula="of:=[.$E$6]+360*[.J$8]/[.$C295]" office:value-type="float" office:value="367.8" calcext:value-type="float">
            <text:p>368</text:p>
          </table:table-cell>
          <table:table-cell table:style-name="ce134" table:formula="of:=[.$E$6]+360*[.K$8]/[.$C295]" office:value-type="float" office:value="369.6" calcext:value-type="float">
            <text:p>370</text:p>
          </table:table-cell>
          <table:table-cell table:style-name="ce134" table:formula="of:=[.$E$6]+360*[.L$8]/[.$C295]" office:value-type="float" office:value="371.4" calcext:value-type="float">
            <text:p>371</text:p>
          </table:table-cell>
          <table:table-cell table:style-name="ce134" table:formula="of:=[.$E$6]+360*[.M$8]/[.$C295]" office:value-type="float" office:value="373.2" calcext:value-type="float">
            <text:p>373</text:p>
          </table:table-cell>
          <table:table-cell table:style-name="ce134" table:formula="of:=[.$E$6]+360*[.N$8]/[.$C295]" office:value-type="float" office:value="375" calcext:value-type="float">
            <text:p>375</text:p>
          </table:table-cell>
          <table:table-cell table:style-name="ce134" table:formula="of:=[.$E$6]+360*[.O$8]/[.$C295]" office:value-type="float" office:value="376.8" calcext:value-type="float">
            <text:p>377</text:p>
          </table:table-cell>
          <table:table-cell table:style-name="ce134" table:formula="of:=[.$E$6]+360*[.P$8]/[.$C295]" office:value-type="float" office:value="378.6" calcext:value-type="float">
            <text:p>379</text:p>
          </table:table-cell>
          <table:table-cell table:style-name="ce134" table:formula="of:=[.$E$6]+360*[.Q$8]/[.$C295]" office:value-type="float" office:value="380.4" calcext:value-type="float">
            <text:p>380</text:p>
          </table:table-cell>
          <table:table-cell table:style-name="ce134" table:formula="of:=[.$E$6]+360*[.R$8]/[.$C295]" office:value-type="float" office:value="382.2" calcext:value-type="float">
            <text:p>382</text:p>
          </table:table-cell>
          <table:table-cell table:style-name="ce134" table:formula="of:=[.$E$6]+360*[.S$8]/[.$C295]" office:value-type="float" office:value="384" calcext:value-type="float">
            <text:p>384</text:p>
          </table:table-cell>
          <table:table-cell table:style-name="ce134" table:formula="of:=[.$E$6]+360*[.T$8]/[.$C295]" office:value-type="float" office:value="385.8" calcext:value-type="float">
            <text:p>386</text:p>
          </table:table-cell>
          <table:table-cell table:style-name="ce134" table:formula="of:=[.$E$6]+360*[.U$8]/[.$C295]" office:value-type="float" office:value="387.6" calcext:value-type="float">
            <text:p>388</text:p>
          </table:table-cell>
          <table:table-cell table:style-name="ce134" table:formula="of:=[.$E$6]+360*[.V$8]/[.$C295]" office:value-type="float" office:value="389.4" calcext:value-type="float">
            <text:p>389</text:p>
          </table:table-cell>
          <table:table-cell table:style-name="ce134" table:formula="of:=[.$E$6]+360*[.W$8]/[.$C295]" office:value-type="float" office:value="391.2" calcext:value-type="float">
            <text:p>391</text:p>
          </table:table-cell>
          <table:table-cell table:style-name="ce134" table:formula="of:=[.$E$6]+360*[.X$8]/[.$C295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296]" office:value-type="float" office:value="9600" calcext:value-type="float">
            <text:p>9600</text:p>
          </table:table-cell>
          <table:table-cell table:style-name="ce134" table:formula="of:=[.$E$6]+360*[.D$8]/[.$C296]" office:value-type="float" office:value="357" calcext:value-type="float">
            <text:p>357</text:p>
          </table:table-cell>
          <table:table-cell table:style-name="ce134" table:formula="of:=[.$E$6]+360*[.E$8]/[.$C296]" office:value-type="float" office:value="358.875" calcext:value-type="float">
            <text:p>359</text:p>
          </table:table-cell>
          <table:table-cell table:style-name="ce134" table:formula="of:=[.$E$6]+360*[.F$8]/[.$C296]" office:value-type="float" office:value="360.75" calcext:value-type="float">
            <text:p>361</text:p>
          </table:table-cell>
          <table:table-cell table:style-name="ce134" table:formula="of:=[.$E$6]+360*[.G$8]/[.$C296]" office:value-type="float" office:value="362.625" calcext:value-type="float">
            <text:p>363</text:p>
          </table:table-cell>
          <table:table-cell table:style-name="ce134" table:formula="of:=[.$E$6]+360*[.H$8]/[.$C296]" office:value-type="float" office:value="364.5" calcext:value-type="float">
            <text:p>365</text:p>
          </table:table-cell>
          <table:table-cell table:style-name="ce134" table:formula="of:=[.$E$6]+360*[.I$8]/[.$C296]" office:value-type="float" office:value="366.375" calcext:value-type="float">
            <text:p>366</text:p>
          </table:table-cell>
          <table:table-cell table:style-name="ce134" table:formula="of:=[.$E$6]+360*[.J$8]/[.$C296]" office:value-type="float" office:value="368.25" calcext:value-type="float">
            <text:p>368</text:p>
          </table:table-cell>
          <table:table-cell table:style-name="ce134" table:formula="of:=[.$E$6]+360*[.K$8]/[.$C296]" office:value-type="float" office:value="370.125" calcext:value-type="float">
            <text:p>370</text:p>
          </table:table-cell>
          <table:table-cell table:style-name="ce134" table:formula="of:=[.$E$6]+360*[.L$8]/[.$C296]" office:value-type="float" office:value="372" calcext:value-type="float">
            <text:p>372</text:p>
          </table:table-cell>
          <table:table-cell table:style-name="ce134" table:formula="of:=[.$E$6]+360*[.M$8]/[.$C296]" office:value-type="float" office:value="373.875" calcext:value-type="float">
            <text:p>374</text:p>
          </table:table-cell>
          <table:table-cell table:style-name="ce134" table:formula="of:=[.$E$6]+360*[.N$8]/[.$C296]" office:value-type="float" office:value="375.75" calcext:value-type="float">
            <text:p>376</text:p>
          </table:table-cell>
          <table:table-cell table:style-name="ce134" table:formula="of:=[.$E$6]+360*[.O$8]/[.$C296]" office:value-type="float" office:value="377.625" calcext:value-type="float">
            <text:p>378</text:p>
          </table:table-cell>
          <table:table-cell table:style-name="ce134" table:formula="of:=[.$E$6]+360*[.P$8]/[.$C296]" office:value-type="float" office:value="379.5" calcext:value-type="float">
            <text:p>380</text:p>
          </table:table-cell>
          <table:table-cell table:style-name="ce134" table:formula="of:=[.$E$6]+360*[.Q$8]/[.$C296]" office:value-type="float" office:value="381.375" calcext:value-type="float">
            <text:p>381</text:p>
          </table:table-cell>
          <table:table-cell table:style-name="ce134" table:formula="of:=[.$E$6]+360*[.R$8]/[.$C296]" office:value-type="float" office:value="383.25" calcext:value-type="float">
            <text:p>383</text:p>
          </table:table-cell>
          <table:table-cell table:style-name="ce134" table:formula="of:=[.$E$6]+360*[.S$8]/[.$C296]" office:value-type="float" office:value="385.125" calcext:value-type="float">
            <text:p>385</text:p>
          </table:table-cell>
          <table:table-cell table:style-name="ce134" table:formula="of:=[.$E$6]+360*[.T$8]/[.$C296]" office:value-type="float" office:value="387" calcext:value-type="float">
            <text:p>387</text:p>
          </table:table-cell>
          <table:table-cell table:style-name="ce134" table:formula="of:=[.$E$6]+360*[.U$8]/[.$C296]" office:value-type="float" office:value="388.875" calcext:value-type="float">
            <text:p>389</text:p>
          </table:table-cell>
          <table:table-cell table:style-name="ce134" table:formula="of:=[.$E$6]+360*[.V$8]/[.$C296]" office:value-type="float" office:value="390.75" calcext:value-type="float">
            <text:p>391</text:p>
          </table:table-cell>
          <table:table-cell table:style-name="ce134" table:formula="of:=[.$E$6]+360*[.W$8]/[.$C296]" office:value-type="float" office:value="392.625" calcext:value-type="float">
            <text:p>393</text:p>
          </table:table-cell>
          <table:table-cell table:style-name="ce134" table:formula="of:=[.$E$6]+360*[.X$8]/[.$C296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297]" office:value-type="float" office:value="9230.76923076923" calcext:value-type="float">
            <text:p>9231</text:p>
          </table:table-cell>
          <table:table-cell table:style-name="ce134" table:formula="of:=[.$E$6]+360*[.D$8]/[.$C297]" office:value-type="float" office:value="357" calcext:value-type="float">
            <text:p>357</text:p>
          </table:table-cell>
          <table:table-cell table:style-name="ce134" table:formula="of:=[.$E$6]+360*[.E$8]/[.$C297]" office:value-type="float" office:value="358.95" calcext:value-type="float">
            <text:p>359</text:p>
          </table:table-cell>
          <table:table-cell table:style-name="ce134" table:formula="of:=[.$E$6]+360*[.F$8]/[.$C297]" office:value-type="float" office:value="360.9" calcext:value-type="float">
            <text:p>361</text:p>
          </table:table-cell>
          <table:table-cell table:style-name="ce134" table:formula="of:=[.$E$6]+360*[.G$8]/[.$C297]" office:value-type="float" office:value="362.85" calcext:value-type="float">
            <text:p>363</text:p>
          </table:table-cell>
          <table:table-cell table:style-name="ce134" table:formula="of:=[.$E$6]+360*[.H$8]/[.$C297]" office:value-type="float" office:value="364.8" calcext:value-type="float">
            <text:p>365</text:p>
          </table:table-cell>
          <table:table-cell table:style-name="ce134" table:formula="of:=[.$E$6]+360*[.I$8]/[.$C297]" office:value-type="float" office:value="366.75" calcext:value-type="float">
            <text:p>367</text:p>
          </table:table-cell>
          <table:table-cell table:style-name="ce134" table:formula="of:=[.$E$6]+360*[.J$8]/[.$C297]" office:value-type="float" office:value="368.7" calcext:value-type="float">
            <text:p>369</text:p>
          </table:table-cell>
          <table:table-cell table:style-name="ce134" table:formula="of:=[.$E$6]+360*[.K$8]/[.$C297]" office:value-type="float" office:value="370.65" calcext:value-type="float">
            <text:p>371</text:p>
          </table:table-cell>
          <table:table-cell table:style-name="ce134" table:formula="of:=[.$E$6]+360*[.L$8]/[.$C297]" office:value-type="float" office:value="372.6" calcext:value-type="float">
            <text:p>373</text:p>
          </table:table-cell>
          <table:table-cell table:style-name="ce134" table:formula="of:=[.$E$6]+360*[.M$8]/[.$C297]" office:value-type="float" office:value="374.55" calcext:value-type="float">
            <text:p>375</text:p>
          </table:table-cell>
          <table:table-cell table:style-name="ce134" table:formula="of:=[.$E$6]+360*[.N$8]/[.$C297]" office:value-type="float" office:value="376.5" calcext:value-type="float">
            <text:p>377</text:p>
          </table:table-cell>
          <table:table-cell table:style-name="ce134" table:formula="of:=[.$E$6]+360*[.O$8]/[.$C297]" office:value-type="float" office:value="378.45" calcext:value-type="float">
            <text:p>378</text:p>
          </table:table-cell>
          <table:table-cell table:style-name="ce134" table:formula="of:=[.$E$6]+360*[.P$8]/[.$C297]" office:value-type="float" office:value="380.4" calcext:value-type="float">
            <text:p>380</text:p>
          </table:table-cell>
          <table:table-cell table:style-name="ce134" table:formula="of:=[.$E$6]+360*[.Q$8]/[.$C297]" office:value-type="float" office:value="382.35" calcext:value-type="float">
            <text:p>382</text:p>
          </table:table-cell>
          <table:table-cell table:style-name="ce134" table:formula="of:=[.$E$6]+360*[.R$8]/[.$C297]" office:value-type="float" office:value="384.3" calcext:value-type="float">
            <text:p>384</text:p>
          </table:table-cell>
          <table:table-cell table:style-name="ce134" table:formula="of:=[.$E$6]+360*[.S$8]/[.$C297]" office:value-type="float" office:value="386.25" calcext:value-type="float">
            <text:p>386</text:p>
          </table:table-cell>
          <table:table-cell table:style-name="ce134" table:formula="of:=[.$E$6]+360*[.T$8]/[.$C297]" office:value-type="float" office:value="388.2" calcext:value-type="float">
            <text:p>388</text:p>
          </table:table-cell>
          <table:table-cell table:style-name="ce134" table:formula="of:=[.$E$6]+360*[.U$8]/[.$C297]" office:value-type="float" office:value="390.15" calcext:value-type="float">
            <text:p>390</text:p>
          </table:table-cell>
          <table:table-cell table:style-name="ce134" table:formula="of:=[.$E$6]+360*[.V$8]/[.$C297]" office:value-type="float" office:value="392.1" calcext:value-type="float">
            <text:p>392</text:p>
          </table:table-cell>
          <table:table-cell table:style-name="ce134" table:formula="of:=[.$E$6]+360*[.W$8]/[.$C297]" office:value-type="float" office:value="394.05" calcext:value-type="float">
            <text:p>394</text:p>
          </table:table-cell>
          <table:table-cell table:style-name="ce134" table:formula="of:=[.$E$6]+360*[.X$8]/[.$C297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298]" office:value-type="float" office:value="8888.88888888889" calcext:value-type="float">
            <text:p>8889</text:p>
          </table:table-cell>
          <table:table-cell table:style-name="ce134" table:formula="of:=[.$E$6]+360*[.D$8]/[.$C298]" office:value-type="float" office:value="357" calcext:value-type="float">
            <text:p>357</text:p>
          </table:table-cell>
          <table:table-cell table:style-name="ce134" table:formula="of:=[.$E$6]+360*[.E$8]/[.$C298]" office:value-type="float" office:value="359.025" calcext:value-type="float">
            <text:p>359</text:p>
          </table:table-cell>
          <table:table-cell table:style-name="ce134" table:formula="of:=[.$E$6]+360*[.F$8]/[.$C298]" office:value-type="float" office:value="361.05" calcext:value-type="float">
            <text:p>361</text:p>
          </table:table-cell>
          <table:table-cell table:style-name="ce134" table:formula="of:=[.$E$6]+360*[.G$8]/[.$C298]" office:value-type="float" office:value="363.075" calcext:value-type="float">
            <text:p>363</text:p>
          </table:table-cell>
          <table:table-cell table:style-name="ce134" table:formula="of:=[.$E$6]+360*[.H$8]/[.$C298]" office:value-type="float" office:value="365.1" calcext:value-type="float">
            <text:p>365</text:p>
          </table:table-cell>
          <table:table-cell table:style-name="ce134" table:formula="of:=[.$E$6]+360*[.I$8]/[.$C298]" office:value-type="float" office:value="367.125" calcext:value-type="float">
            <text:p>367</text:p>
          </table:table-cell>
          <table:table-cell table:style-name="ce134" table:formula="of:=[.$E$6]+360*[.J$8]/[.$C298]" office:value-type="float" office:value="369.15" calcext:value-type="float">
            <text:p>369</text:p>
          </table:table-cell>
          <table:table-cell table:style-name="ce134" table:formula="of:=[.$E$6]+360*[.K$8]/[.$C298]" office:value-type="float" office:value="371.175" calcext:value-type="float">
            <text:p>371</text:p>
          </table:table-cell>
          <table:table-cell table:style-name="ce134" table:formula="of:=[.$E$6]+360*[.L$8]/[.$C298]" office:value-type="float" office:value="373.2" calcext:value-type="float">
            <text:p>373</text:p>
          </table:table-cell>
          <table:table-cell table:style-name="ce134" table:formula="of:=[.$E$6]+360*[.M$8]/[.$C298]" office:value-type="float" office:value="375.225" calcext:value-type="float">
            <text:p>375</text:p>
          </table:table-cell>
          <table:table-cell table:style-name="ce134" table:formula="of:=[.$E$6]+360*[.N$8]/[.$C298]" office:value-type="float" office:value="377.25" calcext:value-type="float">
            <text:p>377</text:p>
          </table:table-cell>
          <table:table-cell table:style-name="ce134" table:formula="of:=[.$E$6]+360*[.O$8]/[.$C298]" office:value-type="float" office:value="379.275" calcext:value-type="float">
            <text:p>379</text:p>
          </table:table-cell>
          <table:table-cell table:style-name="ce134" table:formula="of:=[.$E$6]+360*[.P$8]/[.$C298]" office:value-type="float" office:value="381.3" calcext:value-type="float">
            <text:p>381</text:p>
          </table:table-cell>
          <table:table-cell table:style-name="ce134" table:formula="of:=[.$E$6]+360*[.Q$8]/[.$C298]" office:value-type="float" office:value="383.325" calcext:value-type="float">
            <text:p>383</text:p>
          </table:table-cell>
          <table:table-cell table:style-name="ce134" table:formula="of:=[.$E$6]+360*[.R$8]/[.$C298]" office:value-type="float" office:value="385.35" calcext:value-type="float">
            <text:p>385</text:p>
          </table:table-cell>
          <table:table-cell table:style-name="ce134" table:formula="of:=[.$E$6]+360*[.S$8]/[.$C298]" office:value-type="float" office:value="387.375" calcext:value-type="float">
            <text:p>387</text:p>
          </table:table-cell>
          <table:table-cell table:style-name="ce134" table:formula="of:=[.$E$6]+360*[.T$8]/[.$C298]" office:value-type="float" office:value="389.4" calcext:value-type="float">
            <text:p>389</text:p>
          </table:table-cell>
          <table:table-cell table:style-name="ce134" table:formula="of:=[.$E$6]+360*[.U$8]/[.$C298]" office:value-type="float" office:value="391.425" calcext:value-type="float">
            <text:p>391</text:p>
          </table:table-cell>
          <table:table-cell table:style-name="ce134" table:formula="of:=[.$E$6]+360*[.V$8]/[.$C298]" office:value-type="float" office:value="393.45" calcext:value-type="float">
            <text:p>393</text:p>
          </table:table-cell>
          <table:table-cell table:style-name="ce134" table:formula="of:=[.$E$6]+360*[.W$8]/[.$C298]" office:value-type="float" office:value="395.475" calcext:value-type="float">
            <text:p>395</text:p>
          </table:table-cell>
          <table:table-cell table:style-name="ce134" table:formula="of:=[.$E$6]+360*[.X$8]/[.$C298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299]" office:value-type="float" office:value="8571.42857142857" calcext:value-type="float">
            <text:p>8571</text:p>
          </table:table-cell>
          <table:table-cell table:style-name="ce134" table:formula="of:=[.$E$6]+360*[.D$8]/[.$C299]" office:value-type="float" office:value="357" calcext:value-type="float">
            <text:p>357</text:p>
          </table:table-cell>
          <table:table-cell table:style-name="ce134" table:formula="of:=[.$E$6]+360*[.E$8]/[.$C299]" office:value-type="float" office:value="359.1" calcext:value-type="float">
            <text:p>359</text:p>
          </table:table-cell>
          <table:table-cell table:style-name="ce134" table:formula="of:=[.$E$6]+360*[.F$8]/[.$C299]" office:value-type="float" office:value="361.2" calcext:value-type="float">
            <text:p>361</text:p>
          </table:table-cell>
          <table:table-cell table:style-name="ce134" table:formula="of:=[.$E$6]+360*[.G$8]/[.$C299]" office:value-type="float" office:value="363.3" calcext:value-type="float">
            <text:p>363</text:p>
          </table:table-cell>
          <table:table-cell table:style-name="ce134" table:formula="of:=[.$E$6]+360*[.H$8]/[.$C299]" office:value-type="float" office:value="365.4" calcext:value-type="float">
            <text:p>365</text:p>
          </table:table-cell>
          <table:table-cell table:style-name="ce134" table:formula="of:=[.$E$6]+360*[.I$8]/[.$C299]" office:value-type="float" office:value="367.5" calcext:value-type="float">
            <text:p>368</text:p>
          </table:table-cell>
          <table:table-cell table:style-name="ce134" table:formula="of:=[.$E$6]+360*[.J$8]/[.$C299]" office:value-type="float" office:value="369.6" calcext:value-type="float">
            <text:p>370</text:p>
          </table:table-cell>
          <table:table-cell table:style-name="ce134" table:formula="of:=[.$E$6]+360*[.K$8]/[.$C299]" office:value-type="float" office:value="371.7" calcext:value-type="float">
            <text:p>372</text:p>
          </table:table-cell>
          <table:table-cell table:style-name="ce134" table:formula="of:=[.$E$6]+360*[.L$8]/[.$C299]" office:value-type="float" office:value="373.8" calcext:value-type="float">
            <text:p>374</text:p>
          </table:table-cell>
          <table:table-cell table:style-name="ce134" table:formula="of:=[.$E$6]+360*[.M$8]/[.$C299]" office:value-type="float" office:value="375.9" calcext:value-type="float">
            <text:p>376</text:p>
          </table:table-cell>
          <table:table-cell table:style-name="ce134" table:formula="of:=[.$E$6]+360*[.N$8]/[.$C299]" office:value-type="float" office:value="378" calcext:value-type="float">
            <text:p>378</text:p>
          </table:table-cell>
          <table:table-cell table:style-name="ce134" table:formula="of:=[.$E$6]+360*[.O$8]/[.$C299]" office:value-type="float" office:value="380.1" calcext:value-type="float">
            <text:p>380</text:p>
          </table:table-cell>
          <table:table-cell table:style-name="ce134" table:formula="of:=[.$E$6]+360*[.P$8]/[.$C299]" office:value-type="float" office:value="382.2" calcext:value-type="float">
            <text:p>382</text:p>
          </table:table-cell>
          <table:table-cell table:style-name="ce134" table:formula="of:=[.$E$6]+360*[.Q$8]/[.$C299]" office:value-type="float" office:value="384.3" calcext:value-type="float">
            <text:p>384</text:p>
          </table:table-cell>
          <table:table-cell table:style-name="ce134" table:formula="of:=[.$E$6]+360*[.R$8]/[.$C299]" office:value-type="float" office:value="386.4" calcext:value-type="float">
            <text:p>386</text:p>
          </table:table-cell>
          <table:table-cell table:style-name="ce134" table:formula="of:=[.$E$6]+360*[.S$8]/[.$C299]" office:value-type="float" office:value="388.5" calcext:value-type="float">
            <text:p>389</text:p>
          </table:table-cell>
          <table:table-cell table:style-name="ce134" table:formula="of:=[.$E$6]+360*[.T$8]/[.$C299]" office:value-type="float" office:value="390.6" calcext:value-type="float">
            <text:p>391</text:p>
          </table:table-cell>
          <table:table-cell table:style-name="ce134" table:formula="of:=[.$E$6]+360*[.U$8]/[.$C299]" office:value-type="float" office:value="392.7" calcext:value-type="float">
            <text:p>393</text:p>
          </table:table-cell>
          <table:table-cell table:style-name="ce134" table:formula="of:=[.$E$6]+360*[.V$8]/[.$C299]" office:value-type="float" office:value="394.8" calcext:value-type="float">
            <text:p>395</text:p>
          </table:table-cell>
          <table:table-cell table:style-name="ce134" table:formula="of:=[.$E$6]+360*[.W$8]/[.$C299]" office:value-type="float" office:value="396.9" calcext:value-type="float">
            <text:p>397</text:p>
          </table:table-cell>
          <table:table-cell table:style-name="ce134" table:formula="of:=[.$E$6]+360*[.X$8]/[.$C299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00]" office:value-type="float" office:value="8275.86206896552" calcext:value-type="float">
            <text:p>8276</text:p>
          </table:table-cell>
          <table:table-cell table:style-name="ce134" table:formula="of:=[.$E$6]+360*[.D$8]/[.$C300]" office:value-type="float" office:value="357" calcext:value-type="float">
            <text:p>357</text:p>
          </table:table-cell>
          <table:table-cell table:style-name="ce134" table:formula="of:=[.$E$6]+360*[.E$8]/[.$C300]" office:value-type="float" office:value="359.175" calcext:value-type="float">
            <text:p>359</text:p>
          </table:table-cell>
          <table:table-cell table:style-name="ce134" table:formula="of:=[.$E$6]+360*[.F$8]/[.$C300]" office:value-type="float" office:value="361.35" calcext:value-type="float">
            <text:p>361</text:p>
          </table:table-cell>
          <table:table-cell table:style-name="ce134" table:formula="of:=[.$E$6]+360*[.G$8]/[.$C300]" office:value-type="float" office:value="363.525" calcext:value-type="float">
            <text:p>364</text:p>
          </table:table-cell>
          <table:table-cell table:style-name="ce134" table:formula="of:=[.$E$6]+360*[.H$8]/[.$C300]" office:value-type="float" office:value="365.7" calcext:value-type="float">
            <text:p>366</text:p>
          </table:table-cell>
          <table:table-cell table:style-name="ce134" table:formula="of:=[.$E$6]+360*[.I$8]/[.$C300]" office:value-type="float" office:value="367.875" calcext:value-type="float">
            <text:p>368</text:p>
          </table:table-cell>
          <table:table-cell table:style-name="ce134" table:formula="of:=[.$E$6]+360*[.J$8]/[.$C300]" office:value-type="float" office:value="370.05" calcext:value-type="float">
            <text:p>370</text:p>
          </table:table-cell>
          <table:table-cell table:style-name="ce134" table:formula="of:=[.$E$6]+360*[.K$8]/[.$C300]" office:value-type="float" office:value="372.225" calcext:value-type="float">
            <text:p>372</text:p>
          </table:table-cell>
          <table:table-cell table:style-name="ce134" table:formula="of:=[.$E$6]+360*[.L$8]/[.$C300]" office:value-type="float" office:value="374.4" calcext:value-type="float">
            <text:p>374</text:p>
          </table:table-cell>
          <table:table-cell table:style-name="ce134" table:formula="of:=[.$E$6]+360*[.M$8]/[.$C300]" office:value-type="float" office:value="376.575" calcext:value-type="float">
            <text:p>377</text:p>
          </table:table-cell>
          <table:table-cell table:style-name="ce134" table:formula="of:=[.$E$6]+360*[.N$8]/[.$C300]" office:value-type="float" office:value="378.75" calcext:value-type="float">
            <text:p>379</text:p>
          </table:table-cell>
          <table:table-cell table:style-name="ce134" table:formula="of:=[.$E$6]+360*[.O$8]/[.$C300]" office:value-type="float" office:value="380.925" calcext:value-type="float">
            <text:p>381</text:p>
          </table:table-cell>
          <table:table-cell table:style-name="ce134" table:formula="of:=[.$E$6]+360*[.P$8]/[.$C300]" office:value-type="float" office:value="383.1" calcext:value-type="float">
            <text:p>383</text:p>
          </table:table-cell>
          <table:table-cell table:style-name="ce134" table:formula="of:=[.$E$6]+360*[.Q$8]/[.$C300]" office:value-type="float" office:value="385.275" calcext:value-type="float">
            <text:p>385</text:p>
          </table:table-cell>
          <table:table-cell table:style-name="ce134" table:formula="of:=[.$E$6]+360*[.R$8]/[.$C300]" office:value-type="float" office:value="387.45" calcext:value-type="float">
            <text:p>387</text:p>
          </table:table-cell>
          <table:table-cell table:style-name="ce134" table:formula="of:=[.$E$6]+360*[.S$8]/[.$C300]" office:value-type="float" office:value="389.625" calcext:value-type="float">
            <text:p>390</text:p>
          </table:table-cell>
          <table:table-cell table:style-name="ce134" table:formula="of:=[.$E$6]+360*[.T$8]/[.$C300]" office:value-type="float" office:value="391.8" calcext:value-type="float">
            <text:p>392</text:p>
          </table:table-cell>
          <table:table-cell table:style-name="ce134" table:formula="of:=[.$E$6]+360*[.U$8]/[.$C300]" office:value-type="float" office:value="393.975" calcext:value-type="float">
            <text:p>394</text:p>
          </table:table-cell>
          <table:table-cell table:style-name="ce134" table:formula="of:=[.$E$6]+360*[.V$8]/[.$C300]" office:value-type="float" office:value="396.15" calcext:value-type="float">
            <text:p>396</text:p>
          </table:table-cell>
          <table:table-cell table:style-name="ce134" table:formula="of:=[.$E$6]+360*[.W$8]/[.$C300]" office:value-type="float" office:value="398.325" calcext:value-type="float">
            <text:p>398</text:p>
          </table:table-cell>
          <table:table-cell table:style-name="ce134" table:formula="of:=[.$E$6]+360*[.X$8]/[.$C300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01]" office:value-type="float" office:value="8000" calcext:value-type="float">
            <text:p>8000</text:p>
          </table:table-cell>
          <table:table-cell table:style-name="ce134" table:formula="of:=[.$E$6]+360*[.D$8]/[.$C301]" office:value-type="float" office:value="357" calcext:value-type="float">
            <text:p>357</text:p>
          </table:table-cell>
          <table:table-cell table:style-name="ce134" table:formula="of:=[.$E$6]+360*[.E$8]/[.$C301]" office:value-type="float" office:value="359.25" calcext:value-type="float">
            <text:p>359</text:p>
          </table:table-cell>
          <table:table-cell table:style-name="ce134" table:formula="of:=[.$E$6]+360*[.F$8]/[.$C301]" office:value-type="float" office:value="361.5" calcext:value-type="float">
            <text:p>362</text:p>
          </table:table-cell>
          <table:table-cell table:style-name="ce134" table:formula="of:=[.$E$6]+360*[.G$8]/[.$C301]" office:value-type="float" office:value="363.75" calcext:value-type="float">
            <text:p>364</text:p>
          </table:table-cell>
          <table:table-cell table:style-name="ce134" table:formula="of:=[.$E$6]+360*[.H$8]/[.$C301]" office:value-type="float" office:value="366" calcext:value-type="float">
            <text:p>366</text:p>
          </table:table-cell>
          <table:table-cell table:style-name="ce134" table:formula="of:=[.$E$6]+360*[.I$8]/[.$C301]" office:value-type="float" office:value="368.25" calcext:value-type="float">
            <text:p>368</text:p>
          </table:table-cell>
          <table:table-cell table:style-name="ce134" table:formula="of:=[.$E$6]+360*[.J$8]/[.$C301]" office:value-type="float" office:value="370.5" calcext:value-type="float">
            <text:p>371</text:p>
          </table:table-cell>
          <table:table-cell table:style-name="ce134" table:formula="of:=[.$E$6]+360*[.K$8]/[.$C301]" office:value-type="float" office:value="372.75" calcext:value-type="float">
            <text:p>373</text:p>
          </table:table-cell>
          <table:table-cell table:style-name="ce134" table:formula="of:=[.$E$6]+360*[.L$8]/[.$C301]" office:value-type="float" office:value="375" calcext:value-type="float">
            <text:p>375</text:p>
          </table:table-cell>
          <table:table-cell table:style-name="ce134" table:formula="of:=[.$E$6]+360*[.M$8]/[.$C301]" office:value-type="float" office:value="377.25" calcext:value-type="float">
            <text:p>377</text:p>
          </table:table-cell>
          <table:table-cell table:style-name="ce134" table:formula="of:=[.$E$6]+360*[.N$8]/[.$C301]" office:value-type="float" office:value="379.5" calcext:value-type="float">
            <text:p>380</text:p>
          </table:table-cell>
          <table:table-cell table:style-name="ce134" table:formula="of:=[.$E$6]+360*[.O$8]/[.$C301]" office:value-type="float" office:value="381.75" calcext:value-type="float">
            <text:p>382</text:p>
          </table:table-cell>
          <table:table-cell table:style-name="ce134" table:formula="of:=[.$E$6]+360*[.P$8]/[.$C301]" office:value-type="float" office:value="384" calcext:value-type="float">
            <text:p>384</text:p>
          </table:table-cell>
          <table:table-cell table:style-name="ce134" table:formula="of:=[.$E$6]+360*[.Q$8]/[.$C301]" office:value-type="float" office:value="386.25" calcext:value-type="float">
            <text:p>386</text:p>
          </table:table-cell>
          <table:table-cell table:style-name="ce134" table:formula="of:=[.$E$6]+360*[.R$8]/[.$C301]" office:value-type="float" office:value="388.5" calcext:value-type="float">
            <text:p>389</text:p>
          </table:table-cell>
          <table:table-cell table:style-name="ce134" table:formula="of:=[.$E$6]+360*[.S$8]/[.$C301]" office:value-type="float" office:value="390.75" calcext:value-type="float">
            <text:p>391</text:p>
          </table:table-cell>
          <table:table-cell table:style-name="ce134" table:formula="of:=[.$E$6]+360*[.T$8]/[.$C301]" office:value-type="float" office:value="393" calcext:value-type="float">
            <text:p>393</text:p>
          </table:table-cell>
          <table:table-cell table:style-name="ce134" table:formula="of:=[.$E$6]+360*[.U$8]/[.$C301]" office:value-type="float" office:value="395.25" calcext:value-type="float">
            <text:p>395</text:p>
          </table:table-cell>
          <table:table-cell table:style-name="ce134" table:formula="of:=[.$E$6]+360*[.V$8]/[.$C301]" office:value-type="float" office:value="397.5" calcext:value-type="float">
            <text:p>398</text:p>
          </table:table-cell>
          <table:table-cell table:style-name="ce134" table:formula="of:=[.$E$6]+360*[.W$8]/[.$C301]" office:value-type="float" office:value="399.75" calcext:value-type="float">
            <text:p>400</text:p>
          </table:table-cell>
          <table:table-cell table:style-name="ce134" table:formula="of:=[.$E$6]+360*[.X$8]/[.$C301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02]" office:value-type="float" office:value="7741.93548387097" calcext:value-type="float">
            <text:p>7742</text:p>
          </table:table-cell>
          <table:table-cell table:style-name="ce134" table:formula="of:=[.$E$6]+360*[.D$8]/[.$C302]" office:value-type="float" office:value="357" calcext:value-type="float">
            <text:p>357</text:p>
          </table:table-cell>
          <table:table-cell table:style-name="ce134" table:formula="of:=[.$E$6]+360*[.E$8]/[.$C302]" office:value-type="float" office:value="359.325" calcext:value-type="float">
            <text:p>359</text:p>
          </table:table-cell>
          <table:table-cell table:style-name="ce134" table:formula="of:=[.$E$6]+360*[.F$8]/[.$C302]" office:value-type="float" office:value="361.65" calcext:value-type="float">
            <text:p>362</text:p>
          </table:table-cell>
          <table:table-cell table:style-name="ce134" table:formula="of:=[.$E$6]+360*[.G$8]/[.$C302]" office:value-type="float" office:value="363.975" calcext:value-type="float">
            <text:p>364</text:p>
          </table:table-cell>
          <table:table-cell table:style-name="ce134" table:formula="of:=[.$E$6]+360*[.H$8]/[.$C302]" office:value-type="float" office:value="366.3" calcext:value-type="float">
            <text:p>366</text:p>
          </table:table-cell>
          <table:table-cell table:style-name="ce134" table:formula="of:=[.$E$6]+360*[.I$8]/[.$C302]" office:value-type="float" office:value="368.625" calcext:value-type="float">
            <text:p>369</text:p>
          </table:table-cell>
          <table:table-cell table:style-name="ce134" table:formula="of:=[.$E$6]+360*[.J$8]/[.$C302]" office:value-type="float" office:value="370.95" calcext:value-type="float">
            <text:p>371</text:p>
          </table:table-cell>
          <table:table-cell table:style-name="ce134" table:formula="of:=[.$E$6]+360*[.K$8]/[.$C302]" office:value-type="float" office:value="373.275" calcext:value-type="float">
            <text:p>373</text:p>
          </table:table-cell>
          <table:table-cell table:style-name="ce134" table:formula="of:=[.$E$6]+360*[.L$8]/[.$C302]" office:value-type="float" office:value="375.6" calcext:value-type="float">
            <text:p>376</text:p>
          </table:table-cell>
          <table:table-cell table:style-name="ce134" table:formula="of:=[.$E$6]+360*[.M$8]/[.$C302]" office:value-type="float" office:value="377.925" calcext:value-type="float">
            <text:p>378</text:p>
          </table:table-cell>
          <table:table-cell table:style-name="ce134" table:formula="of:=[.$E$6]+360*[.N$8]/[.$C302]" office:value-type="float" office:value="380.25" calcext:value-type="float">
            <text:p>380</text:p>
          </table:table-cell>
          <table:table-cell table:style-name="ce134" table:formula="of:=[.$E$6]+360*[.O$8]/[.$C302]" office:value-type="float" office:value="382.575" calcext:value-type="float">
            <text:p>383</text:p>
          </table:table-cell>
          <table:table-cell table:style-name="ce134" table:formula="of:=[.$E$6]+360*[.P$8]/[.$C302]" office:value-type="float" office:value="384.9" calcext:value-type="float">
            <text:p>385</text:p>
          </table:table-cell>
          <table:table-cell table:style-name="ce134" table:formula="of:=[.$E$6]+360*[.Q$8]/[.$C302]" office:value-type="float" office:value="387.225" calcext:value-type="float">
            <text:p>387</text:p>
          </table:table-cell>
          <table:table-cell table:style-name="ce134" table:formula="of:=[.$E$6]+360*[.R$8]/[.$C302]" office:value-type="float" office:value="389.55" calcext:value-type="float">
            <text:p>390</text:p>
          </table:table-cell>
          <table:table-cell table:style-name="ce134" table:formula="of:=[.$E$6]+360*[.S$8]/[.$C302]" office:value-type="float" office:value="391.875" calcext:value-type="float">
            <text:p>392</text:p>
          </table:table-cell>
          <table:table-cell table:style-name="ce134" table:formula="of:=[.$E$6]+360*[.T$8]/[.$C302]" office:value-type="float" office:value="394.2" calcext:value-type="float">
            <text:p>394</text:p>
          </table:table-cell>
          <table:table-cell table:style-name="ce134" table:formula="of:=[.$E$6]+360*[.U$8]/[.$C302]" office:value-type="float" office:value="396.525" calcext:value-type="float">
            <text:p>397</text:p>
          </table:table-cell>
          <table:table-cell table:style-name="ce134" table:formula="of:=[.$E$6]+360*[.V$8]/[.$C302]" office:value-type="float" office:value="398.85" calcext:value-type="float">
            <text:p>399</text:p>
          </table:table-cell>
          <table:table-cell table:style-name="ce134" table:formula="of:=[.$E$6]+360*[.W$8]/[.$C302]" office:value-type="float" office:value="401.175" calcext:value-type="float">
            <text:p>401</text:p>
          </table:table-cell>
          <table:table-cell table:style-name="ce134" table:formula="of:=[.$E$6]+360*[.X$8]/[.$C302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03]" office:value-type="float" office:value="7500" calcext:value-type="float">
            <text:p>7500</text:p>
          </table:table-cell>
          <table:table-cell table:style-name="ce134" table:formula="of:=[.$E$6]+360*[.D$8]/[.$C303]" office:value-type="float" office:value="357" calcext:value-type="float">
            <text:p>357</text:p>
          </table:table-cell>
          <table:table-cell table:style-name="ce134" table:formula="of:=[.$E$6]+360*[.E$8]/[.$C303]" office:value-type="float" office:value="359.4" calcext:value-type="float">
            <text:p>359</text:p>
          </table:table-cell>
          <table:table-cell table:style-name="ce134" table:formula="of:=[.$E$6]+360*[.F$8]/[.$C303]" office:value-type="float" office:value="361.8" calcext:value-type="float">
            <text:p>362</text:p>
          </table:table-cell>
          <table:table-cell table:style-name="ce134" table:formula="of:=[.$E$6]+360*[.G$8]/[.$C303]" office:value-type="float" office:value="364.2" calcext:value-type="float">
            <text:p>364</text:p>
          </table:table-cell>
          <table:table-cell table:style-name="ce134" table:formula="of:=[.$E$6]+360*[.H$8]/[.$C303]" office:value-type="float" office:value="366.6" calcext:value-type="float">
            <text:p>367</text:p>
          </table:table-cell>
          <table:table-cell table:style-name="ce134" table:formula="of:=[.$E$6]+360*[.I$8]/[.$C303]" office:value-type="float" office:value="369" calcext:value-type="float">
            <text:p>369</text:p>
          </table:table-cell>
          <table:table-cell table:style-name="ce134" table:formula="of:=[.$E$6]+360*[.J$8]/[.$C303]" office:value-type="float" office:value="371.4" calcext:value-type="float">
            <text:p>371</text:p>
          </table:table-cell>
          <table:table-cell table:style-name="ce134" table:formula="of:=[.$E$6]+360*[.K$8]/[.$C303]" office:value-type="float" office:value="373.8" calcext:value-type="float">
            <text:p>374</text:p>
          </table:table-cell>
          <table:table-cell table:style-name="ce134" table:formula="of:=[.$E$6]+360*[.L$8]/[.$C303]" office:value-type="float" office:value="376.2" calcext:value-type="float">
            <text:p>376</text:p>
          </table:table-cell>
          <table:table-cell table:style-name="ce134" table:formula="of:=[.$E$6]+360*[.M$8]/[.$C303]" office:value-type="float" office:value="378.6" calcext:value-type="float">
            <text:p>379</text:p>
          </table:table-cell>
          <table:table-cell table:style-name="ce134" table:formula="of:=[.$E$6]+360*[.N$8]/[.$C303]" office:value-type="float" office:value="381" calcext:value-type="float">
            <text:p>381</text:p>
          </table:table-cell>
          <table:table-cell table:style-name="ce134" table:formula="of:=[.$E$6]+360*[.O$8]/[.$C303]" office:value-type="float" office:value="383.4" calcext:value-type="float">
            <text:p>383</text:p>
          </table:table-cell>
          <table:table-cell table:style-name="ce134" table:formula="of:=[.$E$6]+360*[.P$8]/[.$C303]" office:value-type="float" office:value="385.8" calcext:value-type="float">
            <text:p>386</text:p>
          </table:table-cell>
          <table:table-cell table:style-name="ce134" table:formula="of:=[.$E$6]+360*[.Q$8]/[.$C303]" office:value-type="float" office:value="388.2" calcext:value-type="float">
            <text:p>388</text:p>
          </table:table-cell>
          <table:table-cell table:style-name="ce134" table:formula="of:=[.$E$6]+360*[.R$8]/[.$C303]" office:value-type="float" office:value="390.6" calcext:value-type="float">
            <text:p>391</text:p>
          </table:table-cell>
          <table:table-cell table:style-name="ce134" table:formula="of:=[.$E$6]+360*[.S$8]/[.$C303]" office:value-type="float" office:value="393" calcext:value-type="float">
            <text:p>393</text:p>
          </table:table-cell>
          <table:table-cell table:style-name="ce134" table:formula="of:=[.$E$6]+360*[.T$8]/[.$C303]" office:value-type="float" office:value="395.4" calcext:value-type="float">
            <text:p>395</text:p>
          </table:table-cell>
          <table:table-cell table:style-name="ce134" table:formula="of:=[.$E$6]+360*[.U$8]/[.$C303]" office:value-type="float" office:value="397.8" calcext:value-type="float">
            <text:p>398</text:p>
          </table:table-cell>
          <table:table-cell table:style-name="ce134" table:formula="of:=[.$E$6]+360*[.V$8]/[.$C303]" office:value-type="float" office:value="400.2" calcext:value-type="float">
            <text:p>400</text:p>
          </table:table-cell>
          <table:table-cell table:style-name="ce134" table:formula="of:=[.$E$6]+360*[.W$8]/[.$C303]" office:value-type="float" office:value="402.6" calcext:value-type="float">
            <text:p>403</text:p>
          </table:table-cell>
          <table:table-cell table:style-name="ce134" table:formula="of:=[.$E$6]+360*[.X$8]/[.$C303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04]" office:value-type="float" office:value="7272.72727272727" calcext:value-type="float">
            <text:p>7273</text:p>
          </table:table-cell>
          <table:table-cell table:style-name="ce134" table:formula="of:=[.$E$6]+360*[.D$8]/[.$C304]" office:value-type="float" office:value="357" calcext:value-type="float">
            <text:p>357</text:p>
          </table:table-cell>
          <table:table-cell table:style-name="ce134" table:formula="of:=[.$E$6]+360*[.E$8]/[.$C304]" office:value-type="float" office:value="359.475" calcext:value-type="float">
            <text:p>359</text:p>
          </table:table-cell>
          <table:table-cell table:style-name="ce134" table:formula="of:=[.$E$6]+360*[.F$8]/[.$C304]" office:value-type="float" office:value="361.95" calcext:value-type="float">
            <text:p>362</text:p>
          </table:table-cell>
          <table:table-cell table:style-name="ce134" table:formula="of:=[.$E$6]+360*[.G$8]/[.$C304]" office:value-type="float" office:value="364.425" calcext:value-type="float">
            <text:p>364</text:p>
          </table:table-cell>
          <table:table-cell table:style-name="ce134" table:formula="of:=[.$E$6]+360*[.H$8]/[.$C304]" office:value-type="float" office:value="366.9" calcext:value-type="float">
            <text:p>367</text:p>
          </table:table-cell>
          <table:table-cell table:style-name="ce134" table:formula="of:=[.$E$6]+360*[.I$8]/[.$C304]" office:value-type="float" office:value="369.375" calcext:value-type="float">
            <text:p>369</text:p>
          </table:table-cell>
          <table:table-cell table:style-name="ce134" table:formula="of:=[.$E$6]+360*[.J$8]/[.$C304]" office:value-type="float" office:value="371.85" calcext:value-type="float">
            <text:p>372</text:p>
          </table:table-cell>
          <table:table-cell table:style-name="ce134" table:formula="of:=[.$E$6]+360*[.K$8]/[.$C304]" office:value-type="float" office:value="374.325" calcext:value-type="float">
            <text:p>374</text:p>
          </table:table-cell>
          <table:table-cell table:style-name="ce134" table:formula="of:=[.$E$6]+360*[.L$8]/[.$C304]" office:value-type="float" office:value="376.8" calcext:value-type="float">
            <text:p>377</text:p>
          </table:table-cell>
          <table:table-cell table:style-name="ce134" table:formula="of:=[.$E$6]+360*[.M$8]/[.$C304]" office:value-type="float" office:value="379.275" calcext:value-type="float">
            <text:p>379</text:p>
          </table:table-cell>
          <table:table-cell table:style-name="ce134" table:formula="of:=[.$E$6]+360*[.N$8]/[.$C304]" office:value-type="float" office:value="381.75" calcext:value-type="float">
            <text:p>382</text:p>
          </table:table-cell>
          <table:table-cell table:style-name="ce134" table:formula="of:=[.$E$6]+360*[.O$8]/[.$C304]" office:value-type="float" office:value="384.225" calcext:value-type="float">
            <text:p>384</text:p>
          </table:table-cell>
          <table:table-cell table:style-name="ce134" table:formula="of:=[.$E$6]+360*[.P$8]/[.$C304]" office:value-type="float" office:value="386.7" calcext:value-type="float">
            <text:p>387</text:p>
          </table:table-cell>
          <table:table-cell table:style-name="ce134" table:formula="of:=[.$E$6]+360*[.Q$8]/[.$C304]" office:value-type="float" office:value="389.175" calcext:value-type="float">
            <text:p>389</text:p>
          </table:table-cell>
          <table:table-cell table:style-name="ce134" table:formula="of:=[.$E$6]+360*[.R$8]/[.$C304]" office:value-type="float" office:value="391.65" calcext:value-type="float">
            <text:p>392</text:p>
          </table:table-cell>
          <table:table-cell table:style-name="ce134" table:formula="of:=[.$E$6]+360*[.S$8]/[.$C304]" office:value-type="float" office:value="394.125" calcext:value-type="float">
            <text:p>394</text:p>
          </table:table-cell>
          <table:table-cell table:style-name="ce134" table:formula="of:=[.$E$6]+360*[.T$8]/[.$C304]" office:value-type="float" office:value="396.6" calcext:value-type="float">
            <text:p>397</text:p>
          </table:table-cell>
          <table:table-cell table:style-name="ce134" table:formula="of:=[.$E$6]+360*[.U$8]/[.$C304]" office:value-type="float" office:value="399.075" calcext:value-type="float">
            <text:p>399</text:p>
          </table:table-cell>
          <table:table-cell table:style-name="ce134" table:formula="of:=[.$E$6]+360*[.V$8]/[.$C304]" office:value-type="float" office:value="401.55" calcext:value-type="float">
            <text:p>402</text:p>
          </table:table-cell>
          <table:table-cell table:style-name="ce134" table:formula="of:=[.$E$6]+360*[.W$8]/[.$C304]" office:value-type="float" office:value="404.025" calcext:value-type="float">
            <text:p>404</text:p>
          </table:table-cell>
          <table:table-cell table:style-name="ce134" table:formula="of:=[.$E$6]+360*[.X$8]/[.$C304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05]" office:value-type="float" office:value="7058.82352941176" calcext:value-type="float">
            <text:p>7059</text:p>
          </table:table-cell>
          <table:table-cell table:style-name="ce134" table:formula="of:=[.$E$6]+360*[.D$8]/[.$C305]" office:value-type="float" office:value="357" calcext:value-type="float">
            <text:p>357</text:p>
          </table:table-cell>
          <table:table-cell table:style-name="ce134" table:formula="of:=[.$E$6]+360*[.E$8]/[.$C305]" office:value-type="float" office:value="359.55" calcext:value-type="float">
            <text:p>360</text:p>
          </table:table-cell>
          <table:table-cell table:style-name="ce134" table:formula="of:=[.$E$6]+360*[.F$8]/[.$C305]" office:value-type="float" office:value="362.1" calcext:value-type="float">
            <text:p>362</text:p>
          </table:table-cell>
          <table:table-cell table:style-name="ce134" table:formula="of:=[.$E$6]+360*[.G$8]/[.$C305]" office:value-type="float" office:value="364.65" calcext:value-type="float">
            <text:p>365</text:p>
          </table:table-cell>
          <table:table-cell table:style-name="ce134" table:formula="of:=[.$E$6]+360*[.H$8]/[.$C305]" office:value-type="float" office:value="367.2" calcext:value-type="float">
            <text:p>367</text:p>
          </table:table-cell>
          <table:table-cell table:style-name="ce134" table:formula="of:=[.$E$6]+360*[.I$8]/[.$C305]" office:value-type="float" office:value="369.75" calcext:value-type="float">
            <text:p>370</text:p>
          </table:table-cell>
          <table:table-cell table:style-name="ce134" table:formula="of:=[.$E$6]+360*[.J$8]/[.$C305]" office:value-type="float" office:value="372.3" calcext:value-type="float">
            <text:p>372</text:p>
          </table:table-cell>
          <table:table-cell table:style-name="ce134" table:formula="of:=[.$E$6]+360*[.K$8]/[.$C305]" office:value-type="float" office:value="374.85" calcext:value-type="float">
            <text:p>375</text:p>
          </table:table-cell>
          <table:table-cell table:style-name="ce134" table:formula="of:=[.$E$6]+360*[.L$8]/[.$C305]" office:value-type="float" office:value="377.4" calcext:value-type="float">
            <text:p>377</text:p>
          </table:table-cell>
          <table:table-cell table:style-name="ce134" table:formula="of:=[.$E$6]+360*[.M$8]/[.$C305]" office:value-type="float" office:value="379.95" calcext:value-type="float">
            <text:p>380</text:p>
          </table:table-cell>
          <table:table-cell table:style-name="ce134" table:formula="of:=[.$E$6]+360*[.N$8]/[.$C305]" office:value-type="float" office:value="382.5" calcext:value-type="float">
            <text:p>383</text:p>
          </table:table-cell>
          <table:table-cell table:style-name="ce134" table:formula="of:=[.$E$6]+360*[.O$8]/[.$C305]" office:value-type="float" office:value="385.05" calcext:value-type="float">
            <text:p>385</text:p>
          </table:table-cell>
          <table:table-cell table:style-name="ce134" table:formula="of:=[.$E$6]+360*[.P$8]/[.$C305]" office:value-type="float" office:value="387.6" calcext:value-type="float">
            <text:p>388</text:p>
          </table:table-cell>
          <table:table-cell table:style-name="ce134" table:formula="of:=[.$E$6]+360*[.Q$8]/[.$C305]" office:value-type="float" office:value="390.15" calcext:value-type="float">
            <text:p>390</text:p>
          </table:table-cell>
          <table:table-cell table:style-name="ce134" table:formula="of:=[.$E$6]+360*[.R$8]/[.$C305]" office:value-type="float" office:value="392.7" calcext:value-type="float">
            <text:p>393</text:p>
          </table:table-cell>
          <table:table-cell table:style-name="ce134" table:formula="of:=[.$E$6]+360*[.S$8]/[.$C305]" office:value-type="float" office:value="395.25" calcext:value-type="float">
            <text:p>395</text:p>
          </table:table-cell>
          <table:table-cell table:style-name="ce134" table:formula="of:=[.$E$6]+360*[.T$8]/[.$C305]" office:value-type="float" office:value="397.8" calcext:value-type="float">
            <text:p>398</text:p>
          </table:table-cell>
          <table:table-cell table:style-name="ce134" table:formula="of:=[.$E$6]+360*[.U$8]/[.$C305]" office:value-type="float" office:value="400.35" calcext:value-type="float">
            <text:p>400</text:p>
          </table:table-cell>
          <table:table-cell table:style-name="ce134" table:formula="of:=[.$E$6]+360*[.V$8]/[.$C305]" office:value-type="float" office:value="402.9" calcext:value-type="float">
            <text:p>403</text:p>
          </table:table-cell>
          <table:table-cell table:style-name="ce134" table:formula="of:=[.$E$6]+360*[.W$8]/[.$C305]" office:value-type="float" office:value="405.45" calcext:value-type="float">
            <text:p>405</text:p>
          </table:table-cell>
          <table:table-cell table:style-name="ce134" table:formula="of:=[.$E$6]+360*[.X$8]/[.$C305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06]" office:value-type="float" office:value="6857.14285714286" calcext:value-type="float">
            <text:p>6857</text:p>
          </table:table-cell>
          <table:table-cell table:style-name="ce134" table:formula="of:=[.$E$6]+360*[.D$8]/[.$C306]" office:value-type="float" office:value="357" calcext:value-type="float">
            <text:p>357</text:p>
          </table:table-cell>
          <table:table-cell table:style-name="ce134" table:formula="of:=[.$E$6]+360*[.E$8]/[.$C306]" office:value-type="float" office:value="359.625" calcext:value-type="float">
            <text:p>360</text:p>
          </table:table-cell>
          <table:table-cell table:style-name="ce134" table:formula="of:=[.$E$6]+360*[.F$8]/[.$C306]" office:value-type="float" office:value="362.25" calcext:value-type="float">
            <text:p>362</text:p>
          </table:table-cell>
          <table:table-cell table:style-name="ce134" table:formula="of:=[.$E$6]+360*[.G$8]/[.$C306]" office:value-type="float" office:value="364.875" calcext:value-type="float">
            <text:p>365</text:p>
          </table:table-cell>
          <table:table-cell table:style-name="ce134" table:formula="of:=[.$E$6]+360*[.H$8]/[.$C306]" office:value-type="float" office:value="367.5" calcext:value-type="float">
            <text:p>368</text:p>
          </table:table-cell>
          <table:table-cell table:style-name="ce134" table:formula="of:=[.$E$6]+360*[.I$8]/[.$C306]" office:value-type="float" office:value="370.125" calcext:value-type="float">
            <text:p>370</text:p>
          </table:table-cell>
          <table:table-cell table:style-name="ce134" table:formula="of:=[.$E$6]+360*[.J$8]/[.$C306]" office:value-type="float" office:value="372.75" calcext:value-type="float">
            <text:p>373</text:p>
          </table:table-cell>
          <table:table-cell table:style-name="ce134" table:formula="of:=[.$E$6]+360*[.K$8]/[.$C306]" office:value-type="float" office:value="375.375" calcext:value-type="float">
            <text:p>375</text:p>
          </table:table-cell>
          <table:table-cell table:style-name="ce134" table:formula="of:=[.$E$6]+360*[.L$8]/[.$C306]" office:value-type="float" office:value="378" calcext:value-type="float">
            <text:p>378</text:p>
          </table:table-cell>
          <table:table-cell table:style-name="ce134" table:formula="of:=[.$E$6]+360*[.M$8]/[.$C306]" office:value-type="float" office:value="380.625" calcext:value-type="float">
            <text:p>381</text:p>
          </table:table-cell>
          <table:table-cell table:style-name="ce134" table:formula="of:=[.$E$6]+360*[.N$8]/[.$C306]" office:value-type="float" office:value="383.25" calcext:value-type="float">
            <text:p>383</text:p>
          </table:table-cell>
          <table:table-cell table:style-name="ce134" table:formula="of:=[.$E$6]+360*[.O$8]/[.$C306]" office:value-type="float" office:value="385.875" calcext:value-type="float">
            <text:p>386</text:p>
          </table:table-cell>
          <table:table-cell table:style-name="ce134" table:formula="of:=[.$E$6]+360*[.P$8]/[.$C306]" office:value-type="float" office:value="388.5" calcext:value-type="float">
            <text:p>389</text:p>
          </table:table-cell>
          <table:table-cell table:style-name="ce134" table:formula="of:=[.$E$6]+360*[.Q$8]/[.$C306]" office:value-type="float" office:value="391.125" calcext:value-type="float">
            <text:p>391</text:p>
          </table:table-cell>
          <table:table-cell table:style-name="ce134" table:formula="of:=[.$E$6]+360*[.R$8]/[.$C306]" office:value-type="float" office:value="393.75" calcext:value-type="float">
            <text:p>394</text:p>
          </table:table-cell>
          <table:table-cell table:style-name="ce134" table:formula="of:=[.$E$6]+360*[.S$8]/[.$C306]" office:value-type="float" office:value="396.375" calcext:value-type="float">
            <text:p>396</text:p>
          </table:table-cell>
          <table:table-cell table:style-name="ce134" table:formula="of:=[.$E$6]+360*[.T$8]/[.$C306]" office:value-type="float" office:value="399" calcext:value-type="float">
            <text:p>399</text:p>
          </table:table-cell>
          <table:table-cell table:style-name="ce134" table:formula="of:=[.$E$6]+360*[.U$8]/[.$C306]" office:value-type="float" office:value="401.625" calcext:value-type="float">
            <text:p>402</text:p>
          </table:table-cell>
          <table:table-cell table:style-name="ce134" table:formula="of:=[.$E$6]+360*[.V$8]/[.$C306]" office:value-type="float" office:value="404.25" calcext:value-type="float">
            <text:p>404</text:p>
          </table:table-cell>
          <table:table-cell table:style-name="ce134" table:formula="of:=[.$E$6]+360*[.W$8]/[.$C306]" office:value-type="float" office:value="406.875" calcext:value-type="float">
            <text:p>407</text:p>
          </table:table-cell>
          <table:table-cell table:style-name="ce134" table:formula="of:=[.$E$6]+360*[.X$8]/[.$C306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07]" office:value-type="float" office:value="6666.66666666667" calcext:value-type="float">
            <text:p>6667</text:p>
          </table:table-cell>
          <table:table-cell table:style-name="ce134" table:formula="of:=[.$E$6]+360*[.D$8]/[.$C307]" office:value-type="float" office:value="357" calcext:value-type="float">
            <text:p>357</text:p>
          </table:table-cell>
          <table:table-cell table:style-name="ce134" table:formula="of:=[.$E$6]+360*[.E$8]/[.$C307]" office:value-type="float" office:value="359.7" calcext:value-type="float">
            <text:p>360</text:p>
          </table:table-cell>
          <table:table-cell table:style-name="ce134" table:formula="of:=[.$E$6]+360*[.F$8]/[.$C307]" office:value-type="float" office:value="362.4" calcext:value-type="float">
            <text:p>362</text:p>
          </table:table-cell>
          <table:table-cell table:style-name="ce134" table:formula="of:=[.$E$6]+360*[.G$8]/[.$C307]" office:value-type="float" office:value="365.1" calcext:value-type="float">
            <text:p>365</text:p>
          </table:table-cell>
          <table:table-cell table:style-name="ce134" table:formula="of:=[.$E$6]+360*[.H$8]/[.$C307]" office:value-type="float" office:value="367.8" calcext:value-type="float">
            <text:p>368</text:p>
          </table:table-cell>
          <table:table-cell table:style-name="ce134" table:formula="of:=[.$E$6]+360*[.I$8]/[.$C307]" office:value-type="float" office:value="370.5" calcext:value-type="float">
            <text:p>371</text:p>
          </table:table-cell>
          <table:table-cell table:style-name="ce134" table:formula="of:=[.$E$6]+360*[.J$8]/[.$C307]" office:value-type="float" office:value="373.2" calcext:value-type="float">
            <text:p>373</text:p>
          </table:table-cell>
          <table:table-cell table:style-name="ce134" table:formula="of:=[.$E$6]+360*[.K$8]/[.$C307]" office:value-type="float" office:value="375.9" calcext:value-type="float">
            <text:p>376</text:p>
          </table:table-cell>
          <table:table-cell table:style-name="ce134" table:formula="of:=[.$E$6]+360*[.L$8]/[.$C307]" office:value-type="float" office:value="378.6" calcext:value-type="float">
            <text:p>379</text:p>
          </table:table-cell>
          <table:table-cell table:style-name="ce134" table:formula="of:=[.$E$6]+360*[.M$8]/[.$C307]" office:value-type="float" office:value="381.3" calcext:value-type="float">
            <text:p>381</text:p>
          </table:table-cell>
          <table:table-cell table:style-name="ce134" table:formula="of:=[.$E$6]+360*[.N$8]/[.$C307]" office:value-type="float" office:value="384" calcext:value-type="float">
            <text:p>384</text:p>
          </table:table-cell>
          <table:table-cell table:style-name="ce134" table:formula="of:=[.$E$6]+360*[.O$8]/[.$C307]" office:value-type="float" office:value="386.7" calcext:value-type="float">
            <text:p>387</text:p>
          </table:table-cell>
          <table:table-cell table:style-name="ce134" table:formula="of:=[.$E$6]+360*[.P$8]/[.$C307]" office:value-type="float" office:value="389.4" calcext:value-type="float">
            <text:p>389</text:p>
          </table:table-cell>
          <table:table-cell table:style-name="ce134" table:formula="of:=[.$E$6]+360*[.Q$8]/[.$C307]" office:value-type="float" office:value="392.1" calcext:value-type="float">
            <text:p>392</text:p>
          </table:table-cell>
          <table:table-cell table:style-name="ce134" table:formula="of:=[.$E$6]+360*[.R$8]/[.$C307]" office:value-type="float" office:value="394.8" calcext:value-type="float">
            <text:p>395</text:p>
          </table:table-cell>
          <table:table-cell table:style-name="ce134" table:formula="of:=[.$E$6]+360*[.S$8]/[.$C307]" office:value-type="float" office:value="397.5" calcext:value-type="float">
            <text:p>398</text:p>
          </table:table-cell>
          <table:table-cell table:style-name="ce134" table:formula="of:=[.$E$6]+360*[.T$8]/[.$C307]" office:value-type="float" office:value="400.2" calcext:value-type="float">
            <text:p>400</text:p>
          </table:table-cell>
          <table:table-cell table:style-name="ce134" table:formula="of:=[.$E$6]+360*[.U$8]/[.$C307]" office:value-type="float" office:value="402.9" calcext:value-type="float">
            <text:p>403</text:p>
          </table:table-cell>
          <table:table-cell table:style-name="ce134" table:formula="of:=[.$E$6]+360*[.V$8]/[.$C307]" office:value-type="float" office:value="405.6" calcext:value-type="float">
            <text:p>406</text:p>
          </table:table-cell>
          <table:table-cell table:style-name="ce134" table:formula="of:=[.$E$6]+360*[.W$8]/[.$C307]" office:value-type="float" office:value="408.3" calcext:value-type="float">
            <text:p>408</text:p>
          </table:table-cell>
          <table:table-cell table:style-name="ce134" table:formula="of:=[.$E$6]+360*[.X$8]/[.$C307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08]" office:value-type="float" office:value="6486.48648648649" calcext:value-type="float">
            <text:p>6486</text:p>
          </table:table-cell>
          <table:table-cell table:style-name="ce134" table:formula="of:=[.$E$6]+360*[.D$8]/[.$C308]" office:value-type="float" office:value="357" calcext:value-type="float">
            <text:p>357</text:p>
          </table:table-cell>
          <table:table-cell table:style-name="ce134" table:formula="of:=[.$E$6]+360*[.E$8]/[.$C308]" office:value-type="float" office:value="359.775" calcext:value-type="float">
            <text:p>360</text:p>
          </table:table-cell>
          <table:table-cell table:style-name="ce134" table:formula="of:=[.$E$6]+360*[.F$8]/[.$C308]" office:value-type="float" office:value="362.55" calcext:value-type="float">
            <text:p>363</text:p>
          </table:table-cell>
          <table:table-cell table:style-name="ce134" table:formula="of:=[.$E$6]+360*[.G$8]/[.$C308]" office:value-type="float" office:value="365.325" calcext:value-type="float">
            <text:p>365</text:p>
          </table:table-cell>
          <table:table-cell table:style-name="ce134" table:formula="of:=[.$E$6]+360*[.H$8]/[.$C308]" office:value-type="float" office:value="368.1" calcext:value-type="float">
            <text:p>368</text:p>
          </table:table-cell>
          <table:table-cell table:style-name="ce134" table:formula="of:=[.$E$6]+360*[.I$8]/[.$C308]" office:value-type="float" office:value="370.875" calcext:value-type="float">
            <text:p>371</text:p>
          </table:table-cell>
          <table:table-cell table:style-name="ce134" table:formula="of:=[.$E$6]+360*[.J$8]/[.$C308]" office:value-type="float" office:value="373.65" calcext:value-type="float">
            <text:p>374</text:p>
          </table:table-cell>
          <table:table-cell table:style-name="ce134" table:formula="of:=[.$E$6]+360*[.K$8]/[.$C308]" office:value-type="float" office:value="376.425" calcext:value-type="float">
            <text:p>376</text:p>
          </table:table-cell>
          <table:table-cell table:style-name="ce134" table:formula="of:=[.$E$6]+360*[.L$8]/[.$C308]" office:value-type="float" office:value="379.2" calcext:value-type="float">
            <text:p>379</text:p>
          </table:table-cell>
          <table:table-cell table:style-name="ce134" table:formula="of:=[.$E$6]+360*[.M$8]/[.$C308]" office:value-type="float" office:value="381.975" calcext:value-type="float">
            <text:p>382</text:p>
          </table:table-cell>
          <table:table-cell table:style-name="ce134" table:formula="of:=[.$E$6]+360*[.N$8]/[.$C308]" office:value-type="float" office:value="384.75" calcext:value-type="float">
            <text:p>385</text:p>
          </table:table-cell>
          <table:table-cell table:style-name="ce134" table:formula="of:=[.$E$6]+360*[.O$8]/[.$C308]" office:value-type="float" office:value="387.525" calcext:value-type="float">
            <text:p>388</text:p>
          </table:table-cell>
          <table:table-cell table:style-name="ce134" table:formula="of:=[.$E$6]+360*[.P$8]/[.$C308]" office:value-type="float" office:value="390.3" calcext:value-type="float">
            <text:p>390</text:p>
          </table:table-cell>
          <table:table-cell table:style-name="ce134" table:formula="of:=[.$E$6]+360*[.Q$8]/[.$C308]" office:value-type="float" office:value="393.075" calcext:value-type="float">
            <text:p>393</text:p>
          </table:table-cell>
          <table:table-cell table:style-name="ce134" table:formula="of:=[.$E$6]+360*[.R$8]/[.$C308]" office:value-type="float" office:value="395.85" calcext:value-type="float">
            <text:p>396</text:p>
          </table:table-cell>
          <table:table-cell table:style-name="ce134" table:formula="of:=[.$E$6]+360*[.S$8]/[.$C308]" office:value-type="float" office:value="398.625" calcext:value-type="float">
            <text:p>399</text:p>
          </table:table-cell>
          <table:table-cell table:style-name="ce134" table:formula="of:=[.$E$6]+360*[.T$8]/[.$C308]" office:value-type="float" office:value="401.4" calcext:value-type="float">
            <text:p>401</text:p>
          </table:table-cell>
          <table:table-cell table:style-name="ce134" table:formula="of:=[.$E$6]+360*[.U$8]/[.$C308]" office:value-type="float" office:value="404.175" calcext:value-type="float">
            <text:p>404</text:p>
          </table:table-cell>
          <table:table-cell table:style-name="ce134" table:formula="of:=[.$E$6]+360*[.V$8]/[.$C308]" office:value-type="float" office:value="406.95" calcext:value-type="float">
            <text:p>407</text:p>
          </table:table-cell>
          <table:table-cell table:style-name="ce134" table:formula="of:=[.$E$6]+360*[.W$8]/[.$C308]" office:value-type="float" office:value="409.725" calcext:value-type="float">
            <text:p>410</text:p>
          </table:table-cell>
          <table:table-cell table:style-name="ce134" table:formula="of:=[.$E$6]+360*[.X$8]/[.$C308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09]" office:value-type="float" office:value="6315.78947368421" calcext:value-type="float">
            <text:p>6316</text:p>
          </table:table-cell>
          <table:table-cell table:style-name="ce134" table:formula="of:=[.$E$6]+360*[.D$8]/[.$C309]" office:value-type="float" office:value="357" calcext:value-type="float">
            <text:p>357</text:p>
          </table:table-cell>
          <table:table-cell table:style-name="ce134" table:formula="of:=[.$E$6]+360*[.E$8]/[.$C309]" office:value-type="float" office:value="359.85" calcext:value-type="float">
            <text:p>360</text:p>
          </table:table-cell>
          <table:table-cell table:style-name="ce134" table:formula="of:=[.$E$6]+360*[.F$8]/[.$C309]" office:value-type="float" office:value="362.7" calcext:value-type="float">
            <text:p>363</text:p>
          </table:table-cell>
          <table:table-cell table:style-name="ce134" table:formula="of:=[.$E$6]+360*[.G$8]/[.$C309]" office:value-type="float" office:value="365.55" calcext:value-type="float">
            <text:p>366</text:p>
          </table:table-cell>
          <table:table-cell table:style-name="ce134" table:formula="of:=[.$E$6]+360*[.H$8]/[.$C309]" office:value-type="float" office:value="368.4" calcext:value-type="float">
            <text:p>368</text:p>
          </table:table-cell>
          <table:table-cell table:style-name="ce134" table:formula="of:=[.$E$6]+360*[.I$8]/[.$C309]" office:value-type="float" office:value="371.25" calcext:value-type="float">
            <text:p>371</text:p>
          </table:table-cell>
          <table:table-cell table:style-name="ce134" table:formula="of:=[.$E$6]+360*[.J$8]/[.$C309]" office:value-type="float" office:value="374.1" calcext:value-type="float">
            <text:p>374</text:p>
          </table:table-cell>
          <table:table-cell table:style-name="ce134" table:formula="of:=[.$E$6]+360*[.K$8]/[.$C309]" office:value-type="float" office:value="376.95" calcext:value-type="float">
            <text:p>377</text:p>
          </table:table-cell>
          <table:table-cell table:style-name="ce134" table:formula="of:=[.$E$6]+360*[.L$8]/[.$C309]" office:value-type="float" office:value="379.8" calcext:value-type="float">
            <text:p>380</text:p>
          </table:table-cell>
          <table:table-cell table:style-name="ce134" table:formula="of:=[.$E$6]+360*[.M$8]/[.$C309]" office:value-type="float" office:value="382.65" calcext:value-type="float">
            <text:p>383</text:p>
          </table:table-cell>
          <table:table-cell table:style-name="ce134" table:formula="of:=[.$E$6]+360*[.N$8]/[.$C309]" office:value-type="float" office:value="385.5" calcext:value-type="float">
            <text:p>386</text:p>
          </table:table-cell>
          <table:table-cell table:style-name="ce134" table:formula="of:=[.$E$6]+360*[.O$8]/[.$C309]" office:value-type="float" office:value="388.35" calcext:value-type="float">
            <text:p>388</text:p>
          </table:table-cell>
          <table:table-cell table:style-name="ce134" table:formula="of:=[.$E$6]+360*[.P$8]/[.$C309]" office:value-type="float" office:value="391.2" calcext:value-type="float">
            <text:p>391</text:p>
          </table:table-cell>
          <table:table-cell table:style-name="ce134" table:formula="of:=[.$E$6]+360*[.Q$8]/[.$C309]" office:value-type="float" office:value="394.05" calcext:value-type="float">
            <text:p>394</text:p>
          </table:table-cell>
          <table:table-cell table:style-name="ce134" table:formula="of:=[.$E$6]+360*[.R$8]/[.$C309]" office:value-type="float" office:value="396.9" calcext:value-type="float">
            <text:p>397</text:p>
          </table:table-cell>
          <table:table-cell table:style-name="ce134" table:formula="of:=[.$E$6]+360*[.S$8]/[.$C309]" office:value-type="float" office:value="399.75" calcext:value-type="float">
            <text:p>400</text:p>
          </table:table-cell>
          <table:table-cell table:style-name="ce134" table:formula="of:=[.$E$6]+360*[.T$8]/[.$C309]" office:value-type="float" office:value="402.6" calcext:value-type="float">
            <text:p>403</text:p>
          </table:table-cell>
          <table:table-cell table:style-name="ce134" table:formula="of:=[.$E$6]+360*[.U$8]/[.$C309]" office:value-type="float" office:value="405.45" calcext:value-type="float">
            <text:p>405</text:p>
          </table:table-cell>
          <table:table-cell table:style-name="ce134" table:formula="of:=[.$E$6]+360*[.V$8]/[.$C309]" office:value-type="float" office:value="408.3" calcext:value-type="float">
            <text:p>408</text:p>
          </table:table-cell>
          <table:table-cell table:style-name="ce134" table:formula="of:=[.$E$6]+360*[.W$8]/[.$C309]" office:value-type="float" office:value="411.15" calcext:value-type="float">
            <text:p>411</text:p>
          </table:table-cell>
          <table:table-cell table:style-name="ce134" table:formula="of:=[.$E$6]+360*[.X$8]/[.$C309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10]" office:value-type="float" office:value="6153.84615384615" calcext:value-type="float">
            <text:p>6154</text:p>
          </table:table-cell>
          <table:table-cell table:style-name="ce134" table:formula="of:=[.$E$6]+360*[.D$8]/[.$C310]" office:value-type="float" office:value="357" calcext:value-type="float">
            <text:p>357</text:p>
          </table:table-cell>
          <table:table-cell table:style-name="ce134" table:formula="of:=[.$E$6]+360*[.E$8]/[.$C310]" office:value-type="float" office:value="359.925" calcext:value-type="float">
            <text:p>360</text:p>
          </table:table-cell>
          <table:table-cell table:style-name="ce134" table:formula="of:=[.$E$6]+360*[.F$8]/[.$C310]" office:value-type="float" office:value="362.85" calcext:value-type="float">
            <text:p>363</text:p>
          </table:table-cell>
          <table:table-cell table:style-name="ce134" table:formula="of:=[.$E$6]+360*[.G$8]/[.$C310]" office:value-type="float" office:value="365.775" calcext:value-type="float">
            <text:p>366</text:p>
          </table:table-cell>
          <table:table-cell table:style-name="ce134" table:formula="of:=[.$E$6]+360*[.H$8]/[.$C310]" office:value-type="float" office:value="368.7" calcext:value-type="float">
            <text:p>369</text:p>
          </table:table-cell>
          <table:table-cell table:style-name="ce134" table:formula="of:=[.$E$6]+360*[.I$8]/[.$C310]" office:value-type="float" office:value="371.625" calcext:value-type="float">
            <text:p>372</text:p>
          </table:table-cell>
          <table:table-cell table:style-name="ce134" table:formula="of:=[.$E$6]+360*[.J$8]/[.$C310]" office:value-type="float" office:value="374.55" calcext:value-type="float">
            <text:p>375</text:p>
          </table:table-cell>
          <table:table-cell table:style-name="ce134" table:formula="of:=[.$E$6]+360*[.K$8]/[.$C310]" office:value-type="float" office:value="377.475" calcext:value-type="float">
            <text:p>377</text:p>
          </table:table-cell>
          <table:table-cell table:style-name="ce134" table:formula="of:=[.$E$6]+360*[.L$8]/[.$C310]" office:value-type="float" office:value="380.4" calcext:value-type="float">
            <text:p>380</text:p>
          </table:table-cell>
          <table:table-cell table:style-name="ce134" table:formula="of:=[.$E$6]+360*[.M$8]/[.$C310]" office:value-type="float" office:value="383.325" calcext:value-type="float">
            <text:p>383</text:p>
          </table:table-cell>
          <table:table-cell table:style-name="ce134" table:formula="of:=[.$E$6]+360*[.N$8]/[.$C310]" office:value-type="float" office:value="386.25" calcext:value-type="float">
            <text:p>386</text:p>
          </table:table-cell>
          <table:table-cell table:style-name="ce134" table:formula="of:=[.$E$6]+360*[.O$8]/[.$C310]" office:value-type="float" office:value="389.175" calcext:value-type="float">
            <text:p>389</text:p>
          </table:table-cell>
          <table:table-cell table:style-name="ce134" table:formula="of:=[.$E$6]+360*[.P$8]/[.$C310]" office:value-type="float" office:value="392.1" calcext:value-type="float">
            <text:p>392</text:p>
          </table:table-cell>
          <table:table-cell table:style-name="ce134" table:formula="of:=[.$E$6]+360*[.Q$8]/[.$C310]" office:value-type="float" office:value="395.025" calcext:value-type="float">
            <text:p>395</text:p>
          </table:table-cell>
          <table:table-cell table:style-name="ce134" table:formula="of:=[.$E$6]+360*[.R$8]/[.$C310]" office:value-type="float" office:value="397.95" calcext:value-type="float">
            <text:p>398</text:p>
          </table:table-cell>
          <table:table-cell table:style-name="ce134" table:formula="of:=[.$E$6]+360*[.S$8]/[.$C310]" office:value-type="float" office:value="400.875" calcext:value-type="float">
            <text:p>401</text:p>
          </table:table-cell>
          <table:table-cell table:style-name="ce134" table:formula="of:=[.$E$6]+360*[.T$8]/[.$C310]" office:value-type="float" office:value="403.8" calcext:value-type="float">
            <text:p>404</text:p>
          </table:table-cell>
          <table:table-cell table:style-name="ce134" table:formula="of:=[.$E$6]+360*[.U$8]/[.$C310]" office:value-type="float" office:value="406.725" calcext:value-type="float">
            <text:p>407</text:p>
          </table:table-cell>
          <table:table-cell table:style-name="ce134" table:formula="of:=[.$E$6]+360*[.V$8]/[.$C310]" office:value-type="float" office:value="409.65" calcext:value-type="float">
            <text:p>410</text:p>
          </table:table-cell>
          <table:table-cell table:style-name="ce134" table:formula="of:=[.$E$6]+360*[.W$8]/[.$C310]" office:value-type="float" office:value="412.575" calcext:value-type="float">
            <text:p>413</text:p>
          </table:table-cell>
          <table:table-cell table:style-name="ce134" table:formula="of:=[.$E$6]+360*[.X$8]/[.$C310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11]" office:value-type="float" office:value="6000" calcext:value-type="float">
            <text:p>6000</text:p>
          </table:table-cell>
          <table:table-cell table:style-name="ce134" table:formula="of:=[.$E$6]+360*[.D$8]/[.$C311]" office:value-type="float" office:value="357" calcext:value-type="float">
            <text:p>357</text:p>
          </table:table-cell>
          <table:table-cell table:style-name="ce134" table:formula="of:=[.$E$6]+360*[.E$8]/[.$C311]" office:value-type="float" office:value="360" calcext:value-type="float">
            <text:p>360</text:p>
          </table:table-cell>
          <table:table-cell table:style-name="ce134" table:formula="of:=[.$E$6]+360*[.F$8]/[.$C311]" office:value-type="float" office:value="363" calcext:value-type="float">
            <text:p>363</text:p>
          </table:table-cell>
          <table:table-cell table:style-name="ce134" table:formula="of:=[.$E$6]+360*[.G$8]/[.$C311]" office:value-type="float" office:value="366" calcext:value-type="float">
            <text:p>366</text:p>
          </table:table-cell>
          <table:table-cell table:style-name="ce134" table:formula="of:=[.$E$6]+360*[.H$8]/[.$C311]" office:value-type="float" office:value="369" calcext:value-type="float">
            <text:p>369</text:p>
          </table:table-cell>
          <table:table-cell table:style-name="ce134" table:formula="of:=[.$E$6]+360*[.I$8]/[.$C311]" office:value-type="float" office:value="372" calcext:value-type="float">
            <text:p>372</text:p>
          </table:table-cell>
          <table:table-cell table:style-name="ce134" table:formula="of:=[.$E$6]+360*[.J$8]/[.$C311]" office:value-type="float" office:value="375" calcext:value-type="float">
            <text:p>375</text:p>
          </table:table-cell>
          <table:table-cell table:style-name="ce134" table:formula="of:=[.$E$6]+360*[.K$8]/[.$C311]" office:value-type="float" office:value="378" calcext:value-type="float">
            <text:p>378</text:p>
          </table:table-cell>
          <table:table-cell table:style-name="ce134" table:formula="of:=[.$E$6]+360*[.L$8]/[.$C311]" office:value-type="float" office:value="381" calcext:value-type="float">
            <text:p>381</text:p>
          </table:table-cell>
          <table:table-cell table:style-name="ce134" table:formula="of:=[.$E$6]+360*[.M$8]/[.$C311]" office:value-type="float" office:value="384" calcext:value-type="float">
            <text:p>384</text:p>
          </table:table-cell>
          <table:table-cell table:style-name="ce134" table:formula="of:=[.$E$6]+360*[.N$8]/[.$C311]" office:value-type="float" office:value="387" calcext:value-type="float">
            <text:p>387</text:p>
          </table:table-cell>
          <table:table-cell table:style-name="ce134" table:formula="of:=[.$E$6]+360*[.O$8]/[.$C311]" office:value-type="float" office:value="390" calcext:value-type="float">
            <text:p>390</text:p>
          </table:table-cell>
          <table:table-cell table:style-name="ce134" table:formula="of:=[.$E$6]+360*[.P$8]/[.$C311]" office:value-type="float" office:value="393" calcext:value-type="float">
            <text:p>393</text:p>
          </table:table-cell>
          <table:table-cell table:style-name="ce134" table:formula="of:=[.$E$6]+360*[.Q$8]/[.$C311]" office:value-type="float" office:value="396" calcext:value-type="float">
            <text:p>396</text:p>
          </table:table-cell>
          <table:table-cell table:style-name="ce134" table:formula="of:=[.$E$6]+360*[.R$8]/[.$C311]" office:value-type="float" office:value="399" calcext:value-type="float">
            <text:p>399</text:p>
          </table:table-cell>
          <table:table-cell table:style-name="ce134" table:formula="of:=[.$E$6]+360*[.S$8]/[.$C311]" office:value-type="float" office:value="402" calcext:value-type="float">
            <text:p>402</text:p>
          </table:table-cell>
          <table:table-cell table:style-name="ce134" table:formula="of:=[.$E$6]+360*[.T$8]/[.$C311]" office:value-type="float" office:value="405" calcext:value-type="float">
            <text:p>405</text:p>
          </table:table-cell>
          <table:table-cell table:style-name="ce134" table:formula="of:=[.$E$6]+360*[.U$8]/[.$C311]" office:value-type="float" office:value="408" calcext:value-type="float">
            <text:p>408</text:p>
          </table:table-cell>
          <table:table-cell table:style-name="ce134" table:formula="of:=[.$E$6]+360*[.V$8]/[.$C311]" office:value-type="float" office:value="411" calcext:value-type="float">
            <text:p>411</text:p>
          </table:table-cell>
          <table:table-cell table:style-name="ce134" table:formula="of:=[.$E$6]+360*[.W$8]/[.$C311]" office:value-type="float" office:value="414" calcext:value-type="float">
            <text:p>414</text:p>
          </table:table-cell>
          <table:table-cell table:style-name="ce134" table:formula="of:=[.$E$6]+360*[.X$8]/[.$C311]" office:value-type="float" office:value="417" calcext:value-type="float">
            <text:p>417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/>
          <table:table-cell table:style-name="ce173" office:value-type="string" calcext:value-type="string">
            <text:p>Position D2</text:p>
          </table:table-cell>
          <table:table-cell table:style-name="ce197"/>
          <table:table-cell table:style-name="ce173" office:value-type="string" calcext:value-type="string">
            <text:p>Angle (deg):</text:p>
          </table:table-cell>
          <table:table-cell table:style-name="ce136" office:value-type="float" office:value="357" calcext:value-type="float">
            <text:p>357</text:p>
          </table:table-cell>
          <table:table-cell table:style-name="ce197" table:number-columns-repeated="19"/>
        </table:table-row>
        <table:table-row table:style-name="ro1">
          <table:table-cell table:number-columns-repeated="2"/>
          <table:table-cell table:style-name="ce123"/>
          <table:table-cell table:style-name="ce126" office:value-type="string" calcext:value-type="string" table:number-columns-spanned="16" table:number-rows-spanned="1">
            <text:p>Delay (us)</text:p>
          </table:table-cell>
          <table:covered-table-cell table:number-columns-repeated="15" table:style-name="ce153"/>
          <table:table-cell table:style-name="ce153" table:number-columns-repeated="5"/>
        </table:table-row>
        <table:table-row table:style-name="ro1">
          <table:table-cell/>
          <table:table-cell table:style-name="ce122" office:value-type="string" calcext:value-type="string">
            <text:p>Rpm</text:p>
          </table:table-cell>
          <table:table-cell table:style-name="ce124" office:value-type="string" calcext:value-type="string">
            <text:p>Period (us)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50" calcext:value-type="float">
            <text:p>50</text:p>
          </table:table-cell>
          <table:table-cell table:style-name="ce127" office:value-type="float" office:value="100" calcext:value-type="float">
            <text:p>100</text:p>
          </table:table-cell>
          <table:table-cell table:style-name="ce127" office:value-type="float" office:value="150" calcext:value-type="float">
            <text:p>150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250" calcext:value-type="float">
            <text:p>250</text:p>
          </table:table-cell>
          <table:table-cell table:style-name="ce127" office:value-type="float" office:value="300" calcext:value-type="float">
            <text:p>300</text:p>
          </table:table-cell>
          <table:table-cell table:style-name="ce127" office:value-type="float" office:value="350" calcext:value-type="float">
            <text:p>350</text:p>
          </table:table-cell>
          <table:table-cell table:style-name="ce127" office:value-type="float" office:value="400" calcext:value-type="float">
            <text:p>400</text:p>
          </table:table-cell>
          <table:table-cell table:style-name="ce127" office:value-type="float" office:value="450" calcext:value-type="float">
            <text:p>450</text:p>
          </table:table-cell>
          <table:table-cell table:style-name="ce127" office:value-type="float" office:value="500" calcext:value-type="float">
            <text:p>500</text:p>
          </table:table-cell>
          <table:table-cell table:style-name="ce127" office:value-type="float" office:value="550" calcext:value-type="float">
            <text:p>550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650" calcext:value-type="float">
            <text:p>650</text:p>
          </table:table-cell>
          <table:table-cell table:style-name="ce127" office:value-type="float" office:value="700" calcext:value-type="float">
            <text:p>700</text:p>
          </table:table-cell>
          <table:table-cell table:style-name="ce127" office:value-type="float" office:value="750" calcext:value-type="float">
            <text:p>750</text:p>
          </table:table-cell>
          <table:table-cell table:style-name="ce127" office:value-type="float" office:value="800" calcext:value-type="float">
            <text:p>800</text:p>
          </table:table-cell>
          <table:table-cell table:style-name="ce127" office:value-type="float" office:value="850" calcext:value-type="float">
            <text:p>850</text:p>
          </table:table-cell>
          <table:table-cell table:style-name="ce127" office:value-type="float" office:value="900" calcext:value-type="float">
            <text:p>900</text:p>
          </table:table-cell>
          <table:table-cell table:style-name="ce127" office:value-type="float" office:value="950" calcext:value-type="float">
            <text:p>950</text:p>
          </table:table-cell>
          <table:table-cell table:style-name="ce127" office:value-type="float" office:value="1000" calcext:value-type="float">
            <text:p>1000</text:p>
          </table:table-cell>
        </table:table-row>
        <table:table-row table:style-name="ro10">
          <table:table-cell/>
          <table:table-cell office:value-type="float" office:value="500" calcext:value-type="float">
            <text:p>500</text:p>
          </table:table-cell>
          <table:table-cell table:formula="of:=60000000/[.B317]" office:value-type="float" office:value="120000" calcext:value-type="float">
            <text:p>120000</text:p>
          </table:table-cell>
          <table:table-cell table:style-name="ce135" table:formula="of:=[.$E$6]+360*[.D$8]/[.$C317]" office:value-type="float" office:value="357" calcext:value-type="float">
            <text:p>357</text:p>
          </table:table-cell>
          <table:table-cell table:style-name="ce135" table:formula="of:=[.$E$6]+360*[.E$8]/[.$C317]" office:value-type="float" office:value="357.15" calcext:value-type="float">
            <text:p>357</text:p>
          </table:table-cell>
          <table:table-cell table:style-name="ce135" table:formula="of:=[.$E$6]+360*[.F$8]/[.$C317]" office:value-type="float" office:value="357.3" calcext:value-type="float">
            <text:p>357</text:p>
          </table:table-cell>
          <table:table-cell table:style-name="ce135" table:formula="of:=[.$E$6]+360*[.G$8]/[.$C317]" office:value-type="float" office:value="357.45" calcext:value-type="float">
            <text:p>357</text:p>
          </table:table-cell>
          <table:table-cell table:style-name="ce135" table:formula="of:=[.$E$6]+360*[.H$8]/[.$C317]" office:value-type="float" office:value="357.6" calcext:value-type="float">
            <text:p>358</text:p>
          </table:table-cell>
          <table:table-cell table:style-name="ce135" table:formula="of:=[.$E$6]+360*[.I$8]/[.$C317]" office:value-type="float" office:value="357.75" calcext:value-type="float">
            <text:p>358</text:p>
          </table:table-cell>
          <table:table-cell table:style-name="ce135" table:formula="of:=[.$E$6]+360*[.J$8]/[.$C317]" office:value-type="float" office:value="357.9" calcext:value-type="float">
            <text:p>358</text:p>
          </table:table-cell>
          <table:table-cell table:style-name="ce135" table:formula="of:=[.$E$6]+360*[.K$8]/[.$C317]" office:value-type="float" office:value="358.05" calcext:value-type="float">
            <text:p>358</text:p>
          </table:table-cell>
          <table:table-cell table:style-name="ce135" table:formula="of:=[.$E$6]+360*[.L$8]/[.$C317]" office:value-type="float" office:value="358.2" calcext:value-type="float">
            <text:p>358</text:p>
          </table:table-cell>
          <table:table-cell table:style-name="ce135" table:formula="of:=[.$E$6]+360*[.M$8]/[.$C317]" office:value-type="float" office:value="358.35" calcext:value-type="float">
            <text:p>358</text:p>
          </table:table-cell>
          <table:table-cell table:style-name="ce135" table:formula="of:=[.$E$6]+360*[.N$8]/[.$C317]" office:value-type="float" office:value="358.5" calcext:value-type="float">
            <text:p>359</text:p>
          </table:table-cell>
          <table:table-cell table:style-name="ce135" table:formula="of:=[.$E$6]+360*[.O$8]/[.$C317]" office:value-type="float" office:value="358.65" calcext:value-type="float">
            <text:p>359</text:p>
          </table:table-cell>
          <table:table-cell table:style-name="ce135" table:formula="of:=[.$E$6]+360*[.P$8]/[.$C317]" office:value-type="float" office:value="358.8" calcext:value-type="float">
            <text:p>359</text:p>
          </table:table-cell>
          <table:table-cell table:style-name="ce135" table:formula="of:=[.$E$6]+360*[.Q$8]/[.$C317]" office:value-type="float" office:value="358.95" calcext:value-type="float">
            <text:p>359</text:p>
          </table:table-cell>
          <table:table-cell table:style-name="ce135" table:formula="of:=[.$E$6]+360*[.R$8]/[.$C317]" office:value-type="float" office:value="359.1" calcext:value-type="float">
            <text:p>359</text:p>
          </table:table-cell>
          <table:table-cell table:style-name="ce135" table:formula="of:=[.$E$6]+360*[.S$8]/[.$C317]" office:value-type="float" office:value="359.25" calcext:value-type="float">
            <text:p>359</text:p>
          </table:table-cell>
          <table:table-cell table:style-name="ce135" table:formula="of:=[.$E$6]+360*[.T$8]/[.$C317]" office:value-type="float" office:value="359.4" calcext:value-type="float">
            <text:p>359</text:p>
          </table:table-cell>
          <table:table-cell table:style-name="ce135" table:formula="of:=[.$E$6]+360*[.U$8]/[.$C317]" office:value-type="float" office:value="359.55" calcext:value-type="float">
            <text:p>360</text:p>
          </table:table-cell>
          <table:table-cell table:style-name="ce135" table:formula="of:=[.$E$6]+360*[.V$8]/[.$C317]" office:value-type="float" office:value="359.7" calcext:value-type="float">
            <text:p>360</text:p>
          </table:table-cell>
          <table:table-cell table:style-name="ce135" table:formula="of:=[.$E$6]+360*[.W$8]/[.$C317]" office:value-type="float" office:value="359.85" calcext:value-type="float">
            <text:p>360</text:p>
          </table:table-cell>
          <table:table-cell table:style-name="ce135" table:formula="of:=[.$E$6]+360*[.X$8]/[.$C317]" office:value-type="float" office:value="360" calcext:value-type="float">
            <text:p>360</text:p>
          </table:table-cell>
        </table:table-row>
        <table:table-row table:style-name="ro10">
          <table:table-cell/>
          <table:table-cell office:value-type="float" office:value="750" calcext:value-type="float">
            <text:p>750</text:p>
          </table:table-cell>
          <table:table-cell table:formula="of:=60000000/[.B318]" office:value-type="float" office:value="80000" calcext:value-type="float">
            <text:p>80000</text:p>
          </table:table-cell>
          <table:table-cell table:style-name="ce135" table:formula="of:=[.$E$6]+360*[.D$8]/[.$C318]" office:value-type="float" office:value="357" calcext:value-type="float">
            <text:p>357</text:p>
          </table:table-cell>
          <table:table-cell table:style-name="ce135" table:formula="of:=[.$E$6]+360*[.E$8]/[.$C318]" office:value-type="float" office:value="357.225" calcext:value-type="float">
            <text:p>357</text:p>
          </table:table-cell>
          <table:table-cell table:style-name="ce135" table:formula="of:=[.$E$6]+360*[.F$8]/[.$C318]" office:value-type="float" office:value="357.45" calcext:value-type="float">
            <text:p>357</text:p>
          </table:table-cell>
          <table:table-cell table:style-name="ce135" table:formula="of:=[.$E$6]+360*[.G$8]/[.$C318]" office:value-type="float" office:value="357.675" calcext:value-type="float">
            <text:p>358</text:p>
          </table:table-cell>
          <table:table-cell table:style-name="ce135" table:formula="of:=[.$E$6]+360*[.H$8]/[.$C318]" office:value-type="float" office:value="357.9" calcext:value-type="float">
            <text:p>358</text:p>
          </table:table-cell>
          <table:table-cell table:style-name="ce135" table:formula="of:=[.$E$6]+360*[.I$8]/[.$C318]" office:value-type="float" office:value="358.125" calcext:value-type="float">
            <text:p>358</text:p>
          </table:table-cell>
          <table:table-cell table:style-name="ce135" table:formula="of:=[.$E$6]+360*[.J$8]/[.$C318]" office:value-type="float" office:value="358.35" calcext:value-type="float">
            <text:p>358</text:p>
          </table:table-cell>
          <table:table-cell table:style-name="ce135" table:formula="of:=[.$E$6]+360*[.K$8]/[.$C318]" office:value-type="float" office:value="358.575" calcext:value-type="float">
            <text:p>359</text:p>
          </table:table-cell>
          <table:table-cell table:style-name="ce135" table:formula="of:=[.$E$6]+360*[.L$8]/[.$C318]" office:value-type="float" office:value="358.8" calcext:value-type="float">
            <text:p>359</text:p>
          </table:table-cell>
          <table:table-cell table:style-name="ce135" table:formula="of:=[.$E$6]+360*[.M$8]/[.$C318]" office:value-type="float" office:value="359.025" calcext:value-type="float">
            <text:p>359</text:p>
          </table:table-cell>
          <table:table-cell table:style-name="ce135" table:formula="of:=[.$E$6]+360*[.N$8]/[.$C318]" office:value-type="float" office:value="359.25" calcext:value-type="float">
            <text:p>359</text:p>
          </table:table-cell>
          <table:table-cell table:style-name="ce135" table:formula="of:=[.$E$6]+360*[.O$8]/[.$C318]" office:value-type="float" office:value="359.475" calcext:value-type="float">
            <text:p>359</text:p>
          </table:table-cell>
          <table:table-cell table:style-name="ce135" table:formula="of:=[.$E$6]+360*[.P$8]/[.$C318]" office:value-type="float" office:value="359.7" calcext:value-type="float">
            <text:p>360</text:p>
          </table:table-cell>
          <table:table-cell table:style-name="ce135" table:formula="of:=[.$E$6]+360*[.Q$8]/[.$C318]" office:value-type="float" office:value="359.925" calcext:value-type="float">
            <text:p>360</text:p>
          </table:table-cell>
          <table:table-cell table:style-name="ce135" table:formula="of:=[.$E$6]+360*[.R$8]/[.$C318]" office:value-type="float" office:value="360.15" calcext:value-type="float">
            <text:p>360</text:p>
          </table:table-cell>
          <table:table-cell table:style-name="ce135" table:formula="of:=[.$E$6]+360*[.S$8]/[.$C318]" office:value-type="float" office:value="360.375" calcext:value-type="float">
            <text:p>360</text:p>
          </table:table-cell>
          <table:table-cell table:style-name="ce135" table:formula="of:=[.$E$6]+360*[.T$8]/[.$C318]" office:value-type="float" office:value="360.6" calcext:value-type="float">
            <text:p>361</text:p>
          </table:table-cell>
          <table:table-cell table:style-name="ce135" table:formula="of:=[.$E$6]+360*[.U$8]/[.$C318]" office:value-type="float" office:value="360.825" calcext:value-type="float">
            <text:p>361</text:p>
          </table:table-cell>
          <table:table-cell table:style-name="ce135" table:formula="of:=[.$E$6]+360*[.V$8]/[.$C318]" office:value-type="float" office:value="361.05" calcext:value-type="float">
            <text:p>361</text:p>
          </table:table-cell>
          <table:table-cell table:style-name="ce135" table:formula="of:=[.$E$6]+360*[.W$8]/[.$C318]" office:value-type="float" office:value="361.275" calcext:value-type="float">
            <text:p>361</text:p>
          </table:table-cell>
          <table:table-cell table:style-name="ce135" table:formula="of:=[.$E$6]+360*[.X$8]/[.$C318]" office:value-type="float" office:value="361.5" calcext:value-type="float">
            <text:p>362</text:p>
          </table:table-cell>
        </table:table-row>
        <table:table-row table:style-name="ro10">
          <table:table-cell/>
          <table:table-cell office:value-type="float" office:value="1000" calcext:value-type="float">
            <text:p>1000</text:p>
          </table:table-cell>
          <table:table-cell table:formula="of:=60000000/[.B319]" office:value-type="float" office:value="60000" calcext:value-type="float">
            <text:p>60000</text:p>
          </table:table-cell>
          <table:table-cell table:style-name="ce135" table:formula="of:=[.$E$6]+360*[.D$8]/[.$C319]" office:value-type="float" office:value="357" calcext:value-type="float">
            <text:p>357</text:p>
          </table:table-cell>
          <table:table-cell table:style-name="ce135" table:formula="of:=[.$E$6]+360*[.E$8]/[.$C319]" office:value-type="float" office:value="357.3" calcext:value-type="float">
            <text:p>357</text:p>
          </table:table-cell>
          <table:table-cell table:style-name="ce135" table:formula="of:=[.$E$6]+360*[.F$8]/[.$C319]" office:value-type="float" office:value="357.6" calcext:value-type="float">
            <text:p>358</text:p>
          </table:table-cell>
          <table:table-cell table:style-name="ce135" table:formula="of:=[.$E$6]+360*[.G$8]/[.$C319]" office:value-type="float" office:value="357.9" calcext:value-type="float">
            <text:p>358</text:p>
          </table:table-cell>
          <table:table-cell table:style-name="ce135" table:formula="of:=[.$E$6]+360*[.H$8]/[.$C319]" office:value-type="float" office:value="358.2" calcext:value-type="float">
            <text:p>358</text:p>
          </table:table-cell>
          <table:table-cell table:style-name="ce135" table:formula="of:=[.$E$6]+360*[.I$8]/[.$C319]" office:value-type="float" office:value="358.5" calcext:value-type="float">
            <text:p>359</text:p>
          </table:table-cell>
          <table:table-cell table:style-name="ce135" table:formula="of:=[.$E$6]+360*[.J$8]/[.$C319]" office:value-type="float" office:value="358.8" calcext:value-type="float">
            <text:p>359</text:p>
          </table:table-cell>
          <table:table-cell table:style-name="ce135" table:formula="of:=[.$E$6]+360*[.K$8]/[.$C319]" office:value-type="float" office:value="359.1" calcext:value-type="float">
            <text:p>359</text:p>
          </table:table-cell>
          <table:table-cell table:style-name="ce135" table:formula="of:=[.$E$6]+360*[.L$8]/[.$C319]" office:value-type="float" office:value="359.4" calcext:value-type="float">
            <text:p>359</text:p>
          </table:table-cell>
          <table:table-cell table:style-name="ce135" table:formula="of:=[.$E$6]+360*[.M$8]/[.$C319]" office:value-type="float" office:value="359.7" calcext:value-type="float">
            <text:p>360</text:p>
          </table:table-cell>
          <table:table-cell table:style-name="ce135" table:formula="of:=[.$E$6]+360*[.N$8]/[.$C319]" office:value-type="float" office:value="360" calcext:value-type="float">
            <text:p>360</text:p>
          </table:table-cell>
          <table:table-cell table:style-name="ce135" table:formula="of:=[.$E$6]+360*[.O$8]/[.$C319]" office:value-type="float" office:value="360.3" calcext:value-type="float">
            <text:p>360</text:p>
          </table:table-cell>
          <table:table-cell table:style-name="ce135" table:formula="of:=[.$E$6]+360*[.P$8]/[.$C319]" office:value-type="float" office:value="360.6" calcext:value-type="float">
            <text:p>361</text:p>
          </table:table-cell>
          <table:table-cell table:style-name="ce135" table:formula="of:=[.$E$6]+360*[.Q$8]/[.$C319]" office:value-type="float" office:value="360.9" calcext:value-type="float">
            <text:p>361</text:p>
          </table:table-cell>
          <table:table-cell table:style-name="ce135" table:formula="of:=[.$E$6]+360*[.R$8]/[.$C319]" office:value-type="float" office:value="361.2" calcext:value-type="float">
            <text:p>361</text:p>
          </table:table-cell>
          <table:table-cell table:style-name="ce135" table:formula="of:=[.$E$6]+360*[.S$8]/[.$C319]" office:value-type="float" office:value="361.5" calcext:value-type="float">
            <text:p>362</text:p>
          </table:table-cell>
          <table:table-cell table:style-name="ce135" table:formula="of:=[.$E$6]+360*[.T$8]/[.$C319]" office:value-type="float" office:value="361.8" calcext:value-type="float">
            <text:p>362</text:p>
          </table:table-cell>
          <table:table-cell table:style-name="ce135" table:formula="of:=[.$E$6]+360*[.U$8]/[.$C319]" office:value-type="float" office:value="362.1" calcext:value-type="float">
            <text:p>362</text:p>
          </table:table-cell>
          <table:table-cell table:style-name="ce135" table:formula="of:=[.$E$6]+360*[.V$8]/[.$C319]" office:value-type="float" office:value="362.4" calcext:value-type="float">
            <text:p>362</text:p>
          </table:table-cell>
          <table:table-cell table:style-name="ce135" table:formula="of:=[.$E$6]+360*[.W$8]/[.$C319]" office:value-type="float" office:value="362.7" calcext:value-type="float">
            <text:p>363</text:p>
          </table:table-cell>
          <table:table-cell table:style-name="ce135" table:formula="of:=[.$E$6]+360*[.X$8]/[.$C319]" office:value-type="float" office:value="363" calcext:value-type="float">
            <text:p>363</text:p>
          </table:table-cell>
        </table:table-row>
        <table:table-row table:style-name="ro10">
          <table:table-cell/>
          <table:table-cell office:value-type="float" office:value="1250" calcext:value-type="float">
            <text:p>1250</text:p>
          </table:table-cell>
          <table:table-cell table:formula="of:=60000000/[.B320]" office:value-type="float" office:value="48000" calcext:value-type="float">
            <text:p>48000</text:p>
          </table:table-cell>
          <table:table-cell table:style-name="ce135" table:formula="of:=[.$E$6]+360*[.D$8]/[.$C320]" office:value-type="float" office:value="357" calcext:value-type="float">
            <text:p>357</text:p>
          </table:table-cell>
          <table:table-cell table:style-name="ce135" table:formula="of:=[.$E$6]+360*[.E$8]/[.$C320]" office:value-type="float" office:value="357.375" calcext:value-type="float">
            <text:p>357</text:p>
          </table:table-cell>
          <table:table-cell table:style-name="ce135" table:formula="of:=[.$E$6]+360*[.F$8]/[.$C320]" office:value-type="float" office:value="357.75" calcext:value-type="float">
            <text:p>358</text:p>
          </table:table-cell>
          <table:table-cell table:style-name="ce135" table:formula="of:=[.$E$6]+360*[.G$8]/[.$C320]" office:value-type="float" office:value="358.125" calcext:value-type="float">
            <text:p>358</text:p>
          </table:table-cell>
          <table:table-cell table:style-name="ce135" table:formula="of:=[.$E$6]+360*[.H$8]/[.$C320]" office:value-type="float" office:value="358.5" calcext:value-type="float">
            <text:p>359</text:p>
          </table:table-cell>
          <table:table-cell table:style-name="ce135" table:formula="of:=[.$E$6]+360*[.I$8]/[.$C320]" office:value-type="float" office:value="358.875" calcext:value-type="float">
            <text:p>359</text:p>
          </table:table-cell>
          <table:table-cell table:style-name="ce135" table:formula="of:=[.$E$6]+360*[.J$8]/[.$C320]" office:value-type="float" office:value="359.25" calcext:value-type="float">
            <text:p>359</text:p>
          </table:table-cell>
          <table:table-cell table:style-name="ce135" table:formula="of:=[.$E$6]+360*[.K$8]/[.$C320]" office:value-type="float" office:value="359.625" calcext:value-type="float">
            <text:p>360</text:p>
          </table:table-cell>
          <table:table-cell table:style-name="ce135" table:formula="of:=[.$E$6]+360*[.L$8]/[.$C320]" office:value-type="float" office:value="360" calcext:value-type="float">
            <text:p>360</text:p>
          </table:table-cell>
          <table:table-cell table:style-name="ce135" table:formula="of:=[.$E$6]+360*[.M$8]/[.$C320]" office:value-type="float" office:value="360.375" calcext:value-type="float">
            <text:p>360</text:p>
          </table:table-cell>
          <table:table-cell table:style-name="ce135" table:formula="of:=[.$E$6]+360*[.N$8]/[.$C320]" office:value-type="float" office:value="360.75" calcext:value-type="float">
            <text:p>361</text:p>
          </table:table-cell>
          <table:table-cell table:style-name="ce135" table:formula="of:=[.$E$6]+360*[.O$8]/[.$C320]" office:value-type="float" office:value="361.125" calcext:value-type="float">
            <text:p>361</text:p>
          </table:table-cell>
          <table:table-cell table:style-name="ce135" table:formula="of:=[.$E$6]+360*[.P$8]/[.$C320]" office:value-type="float" office:value="361.5" calcext:value-type="float">
            <text:p>362</text:p>
          </table:table-cell>
          <table:table-cell table:style-name="ce135" table:formula="of:=[.$E$6]+360*[.Q$8]/[.$C320]" office:value-type="float" office:value="361.875" calcext:value-type="float">
            <text:p>362</text:p>
          </table:table-cell>
          <table:table-cell table:style-name="ce135" table:formula="of:=[.$E$6]+360*[.R$8]/[.$C320]" office:value-type="float" office:value="362.25" calcext:value-type="float">
            <text:p>362</text:p>
          </table:table-cell>
          <table:table-cell table:style-name="ce135" table:formula="of:=[.$E$6]+360*[.S$8]/[.$C320]" office:value-type="float" office:value="362.625" calcext:value-type="float">
            <text:p>363</text:p>
          </table:table-cell>
          <table:table-cell table:style-name="ce135" table:formula="of:=[.$E$6]+360*[.T$8]/[.$C320]" office:value-type="float" office:value="363" calcext:value-type="float">
            <text:p>363</text:p>
          </table:table-cell>
          <table:table-cell table:style-name="ce135" table:formula="of:=[.$E$6]+360*[.U$8]/[.$C320]" office:value-type="float" office:value="363.375" calcext:value-type="float">
            <text:p>363</text:p>
          </table:table-cell>
          <table:table-cell table:style-name="ce135" table:formula="of:=[.$E$6]+360*[.V$8]/[.$C320]" office:value-type="float" office:value="363.75" calcext:value-type="float">
            <text:p>364</text:p>
          </table:table-cell>
          <table:table-cell table:style-name="ce135" table:formula="of:=[.$E$6]+360*[.W$8]/[.$C320]" office:value-type="float" office:value="364.125" calcext:value-type="float">
            <text:p>364</text:p>
          </table:table-cell>
          <table:table-cell table:style-name="ce135" table:formula="of:=[.$E$6]+360*[.X$8]/[.$C320]" office:value-type="float" office:value="364.5" calcext:value-type="float">
            <text:p>365</text:p>
          </table:table-cell>
        </table:table-row>
        <table:table-row table:style-name="ro10">
          <table:table-cell/>
          <table:table-cell office:value-type="float" office:value="1500" calcext:value-type="float">
            <text:p>1500</text:p>
          </table:table-cell>
          <table:table-cell table:formula="of:=60000000/[.B321]" office:value-type="float" office:value="40000" calcext:value-type="float">
            <text:p>40000</text:p>
          </table:table-cell>
          <table:table-cell table:style-name="ce135" table:formula="of:=[.$E$6]+360*[.D$8]/[.$C321]" office:value-type="float" office:value="357" calcext:value-type="float">
            <text:p>357</text:p>
          </table:table-cell>
          <table:table-cell table:style-name="ce135" table:formula="of:=[.$E$6]+360*[.E$8]/[.$C321]" office:value-type="float" office:value="357.45" calcext:value-type="float">
            <text:p>357</text:p>
          </table:table-cell>
          <table:table-cell table:style-name="ce135" table:formula="of:=[.$E$6]+360*[.F$8]/[.$C321]" office:value-type="float" office:value="357.9" calcext:value-type="float">
            <text:p>358</text:p>
          </table:table-cell>
          <table:table-cell table:style-name="ce135" table:formula="of:=[.$E$6]+360*[.G$8]/[.$C321]" office:value-type="float" office:value="358.35" calcext:value-type="float">
            <text:p>358</text:p>
          </table:table-cell>
          <table:table-cell table:style-name="ce135" table:formula="of:=[.$E$6]+360*[.H$8]/[.$C321]" office:value-type="float" office:value="358.8" calcext:value-type="float">
            <text:p>359</text:p>
          </table:table-cell>
          <table:table-cell table:style-name="ce135" table:formula="of:=[.$E$6]+360*[.I$8]/[.$C321]" office:value-type="float" office:value="359.25" calcext:value-type="float">
            <text:p>359</text:p>
          </table:table-cell>
          <table:table-cell table:style-name="ce135" table:formula="of:=[.$E$6]+360*[.J$8]/[.$C321]" office:value-type="float" office:value="359.7" calcext:value-type="float">
            <text:p>360</text:p>
          </table:table-cell>
          <table:table-cell table:style-name="ce135" table:formula="of:=[.$E$6]+360*[.K$8]/[.$C321]" office:value-type="float" office:value="360.15" calcext:value-type="float">
            <text:p>360</text:p>
          </table:table-cell>
          <table:table-cell table:style-name="ce135" table:formula="of:=[.$E$6]+360*[.L$8]/[.$C321]" office:value-type="float" office:value="360.6" calcext:value-type="float">
            <text:p>361</text:p>
          </table:table-cell>
          <table:table-cell table:style-name="ce135" table:formula="of:=[.$E$6]+360*[.M$8]/[.$C321]" office:value-type="float" office:value="361.05" calcext:value-type="float">
            <text:p>361</text:p>
          </table:table-cell>
          <table:table-cell table:style-name="ce135" table:formula="of:=[.$E$6]+360*[.N$8]/[.$C321]" office:value-type="float" office:value="361.5" calcext:value-type="float">
            <text:p>362</text:p>
          </table:table-cell>
          <table:table-cell table:style-name="ce135" table:formula="of:=[.$E$6]+360*[.O$8]/[.$C321]" office:value-type="float" office:value="361.95" calcext:value-type="float">
            <text:p>362</text:p>
          </table:table-cell>
          <table:table-cell table:style-name="ce135" table:formula="of:=[.$E$6]+360*[.P$8]/[.$C321]" office:value-type="float" office:value="362.4" calcext:value-type="float">
            <text:p>362</text:p>
          </table:table-cell>
          <table:table-cell table:style-name="ce135" table:formula="of:=[.$E$6]+360*[.Q$8]/[.$C321]" office:value-type="float" office:value="362.85" calcext:value-type="float">
            <text:p>363</text:p>
          </table:table-cell>
          <table:table-cell table:style-name="ce135" table:formula="of:=[.$E$6]+360*[.R$8]/[.$C321]" office:value-type="float" office:value="363.3" calcext:value-type="float">
            <text:p>363</text:p>
          </table:table-cell>
          <table:table-cell table:style-name="ce135" table:formula="of:=[.$E$6]+360*[.S$8]/[.$C321]" office:value-type="float" office:value="363.75" calcext:value-type="float">
            <text:p>364</text:p>
          </table:table-cell>
          <table:table-cell table:style-name="ce135" table:formula="of:=[.$E$6]+360*[.T$8]/[.$C321]" office:value-type="float" office:value="364.2" calcext:value-type="float">
            <text:p>364</text:p>
          </table:table-cell>
          <table:table-cell table:style-name="ce135" table:formula="of:=[.$E$6]+360*[.U$8]/[.$C321]" office:value-type="float" office:value="364.65" calcext:value-type="float">
            <text:p>365</text:p>
          </table:table-cell>
          <table:table-cell table:style-name="ce135" table:formula="of:=[.$E$6]+360*[.V$8]/[.$C321]" office:value-type="float" office:value="365.1" calcext:value-type="float">
            <text:p>365</text:p>
          </table:table-cell>
          <table:table-cell table:style-name="ce135" table:formula="of:=[.$E$6]+360*[.W$8]/[.$C321]" office:value-type="float" office:value="365.55" calcext:value-type="float">
            <text:p>366</text:p>
          </table:table-cell>
          <table:table-cell table:style-name="ce135" table:formula="of:=[.$E$6]+360*[.X$8]/[.$C321]" office:value-type="float" office:value="366" calcext:value-type="float">
            <text:p>366</text:p>
          </table:table-cell>
        </table:table-row>
        <table:table-row table:style-name="ro10">
          <table:table-cell/>
          <table:table-cell office:value-type="float" office:value="1750" calcext:value-type="float">
            <text:p>1750</text:p>
          </table:table-cell>
          <table:table-cell table:formula="of:=60000000/[.B322]" office:value-type="float" office:value="34285.7142857143" calcext:value-type="float">
            <text:p>34286</text:p>
          </table:table-cell>
          <table:table-cell table:style-name="ce135" table:formula="of:=[.$E$6]+360*[.D$8]/[.$C322]" office:value-type="float" office:value="357" calcext:value-type="float">
            <text:p>357</text:p>
          </table:table-cell>
          <table:table-cell table:style-name="ce135" table:formula="of:=[.$E$6]+360*[.E$8]/[.$C322]" office:value-type="float" office:value="357.525" calcext:value-type="float">
            <text:p>358</text:p>
          </table:table-cell>
          <table:table-cell table:style-name="ce135" table:formula="of:=[.$E$6]+360*[.F$8]/[.$C322]" office:value-type="float" office:value="358.05" calcext:value-type="float">
            <text:p>358</text:p>
          </table:table-cell>
          <table:table-cell table:style-name="ce135" table:formula="of:=[.$E$6]+360*[.G$8]/[.$C322]" office:value-type="float" office:value="358.575" calcext:value-type="float">
            <text:p>359</text:p>
          </table:table-cell>
          <table:table-cell table:style-name="ce135" table:formula="of:=[.$E$6]+360*[.H$8]/[.$C322]" office:value-type="float" office:value="359.1" calcext:value-type="float">
            <text:p>359</text:p>
          </table:table-cell>
          <table:table-cell table:style-name="ce135" table:formula="of:=[.$E$6]+360*[.I$8]/[.$C322]" office:value-type="float" office:value="359.625" calcext:value-type="float">
            <text:p>360</text:p>
          </table:table-cell>
          <table:table-cell table:style-name="ce135" table:formula="of:=[.$E$6]+360*[.J$8]/[.$C322]" office:value-type="float" office:value="360.15" calcext:value-type="float">
            <text:p>360</text:p>
          </table:table-cell>
          <table:table-cell table:style-name="ce135" table:formula="of:=[.$E$6]+360*[.K$8]/[.$C322]" office:value-type="float" office:value="360.675" calcext:value-type="float">
            <text:p>361</text:p>
          </table:table-cell>
          <table:table-cell table:style-name="ce135" table:formula="of:=[.$E$6]+360*[.L$8]/[.$C322]" office:value-type="float" office:value="361.2" calcext:value-type="float">
            <text:p>361</text:p>
          </table:table-cell>
          <table:table-cell table:style-name="ce135" table:formula="of:=[.$E$6]+360*[.M$8]/[.$C322]" office:value-type="float" office:value="361.725" calcext:value-type="float">
            <text:p>362</text:p>
          </table:table-cell>
          <table:table-cell table:style-name="ce135" table:formula="of:=[.$E$6]+360*[.N$8]/[.$C322]" office:value-type="float" office:value="362.25" calcext:value-type="float">
            <text:p>362</text:p>
          </table:table-cell>
          <table:table-cell table:style-name="ce135" table:formula="of:=[.$E$6]+360*[.O$8]/[.$C322]" office:value-type="float" office:value="362.775" calcext:value-type="float">
            <text:p>363</text:p>
          </table:table-cell>
          <table:table-cell table:style-name="ce135" table:formula="of:=[.$E$6]+360*[.P$8]/[.$C322]" office:value-type="float" office:value="363.3" calcext:value-type="float">
            <text:p>363</text:p>
          </table:table-cell>
          <table:table-cell table:style-name="ce135" table:formula="of:=[.$E$6]+360*[.Q$8]/[.$C322]" office:value-type="float" office:value="363.825" calcext:value-type="float">
            <text:p>364</text:p>
          </table:table-cell>
          <table:table-cell table:style-name="ce135" table:formula="of:=[.$E$6]+360*[.R$8]/[.$C322]" office:value-type="float" office:value="364.35" calcext:value-type="float">
            <text:p>364</text:p>
          </table:table-cell>
          <table:table-cell table:style-name="ce135" table:formula="of:=[.$E$6]+360*[.S$8]/[.$C322]" office:value-type="float" office:value="364.875" calcext:value-type="float">
            <text:p>365</text:p>
          </table:table-cell>
          <table:table-cell table:style-name="ce135" table:formula="of:=[.$E$6]+360*[.T$8]/[.$C322]" office:value-type="float" office:value="365.4" calcext:value-type="float">
            <text:p>365</text:p>
          </table:table-cell>
          <table:table-cell table:style-name="ce135" table:formula="of:=[.$E$6]+360*[.U$8]/[.$C322]" office:value-type="float" office:value="365.925" calcext:value-type="float">
            <text:p>366</text:p>
          </table:table-cell>
          <table:table-cell table:style-name="ce135" table:formula="of:=[.$E$6]+360*[.V$8]/[.$C322]" office:value-type="float" office:value="366.45" calcext:value-type="float">
            <text:p>366</text:p>
          </table:table-cell>
          <table:table-cell table:style-name="ce135" table:formula="of:=[.$E$6]+360*[.W$8]/[.$C322]" office:value-type="float" office:value="366.975" calcext:value-type="float">
            <text:p>367</text:p>
          </table:table-cell>
          <table:table-cell table:style-name="ce135" table:formula="of:=[.$E$6]+360*[.X$8]/[.$C322]" office:value-type="float" office:value="367.5" calcext:value-type="float">
            <text:p>368</text:p>
          </table:table-cell>
        </table:table-row>
        <table:table-row table:style-name="ro10">
          <table:table-cell/>
          <table:table-cell office:value-type="float" office:value="2000" calcext:value-type="float">
            <text:p>2000</text:p>
          </table:table-cell>
          <table:table-cell table:formula="of:=60000000/[.B323]" office:value-type="float" office:value="30000" calcext:value-type="float">
            <text:p>30000</text:p>
          </table:table-cell>
          <table:table-cell table:style-name="ce135" table:formula="of:=[.$E$6]+360*[.D$8]/[.$C323]" office:value-type="float" office:value="357" calcext:value-type="float">
            <text:p>357</text:p>
          </table:table-cell>
          <table:table-cell table:style-name="ce135" table:formula="of:=[.$E$6]+360*[.E$8]/[.$C323]" office:value-type="float" office:value="357.6" calcext:value-type="float">
            <text:p>358</text:p>
          </table:table-cell>
          <table:table-cell table:style-name="ce135" table:formula="of:=[.$E$6]+360*[.F$8]/[.$C323]" office:value-type="float" office:value="358.2" calcext:value-type="float">
            <text:p>358</text:p>
          </table:table-cell>
          <table:table-cell table:style-name="ce135" table:formula="of:=[.$E$6]+360*[.G$8]/[.$C323]" office:value-type="float" office:value="358.8" calcext:value-type="float">
            <text:p>359</text:p>
          </table:table-cell>
          <table:table-cell table:style-name="ce135" table:formula="of:=[.$E$6]+360*[.H$8]/[.$C323]" office:value-type="float" office:value="359.4" calcext:value-type="float">
            <text:p>359</text:p>
          </table:table-cell>
          <table:table-cell table:style-name="ce135" table:formula="of:=[.$E$6]+360*[.I$8]/[.$C323]" office:value-type="float" office:value="360" calcext:value-type="float">
            <text:p>360</text:p>
          </table:table-cell>
          <table:table-cell table:style-name="ce135" table:formula="of:=[.$E$6]+360*[.J$8]/[.$C323]" office:value-type="float" office:value="360.6" calcext:value-type="float">
            <text:p>361</text:p>
          </table:table-cell>
          <table:table-cell table:style-name="ce135" table:formula="of:=[.$E$6]+360*[.K$8]/[.$C323]" office:value-type="float" office:value="361.2" calcext:value-type="float">
            <text:p>361</text:p>
          </table:table-cell>
          <table:table-cell table:style-name="ce135" table:formula="of:=[.$E$6]+360*[.L$8]/[.$C323]" office:value-type="float" office:value="361.8" calcext:value-type="float">
            <text:p>362</text:p>
          </table:table-cell>
          <table:table-cell table:style-name="ce135" table:formula="of:=[.$E$6]+360*[.M$8]/[.$C323]" office:value-type="float" office:value="362.4" calcext:value-type="float">
            <text:p>362</text:p>
          </table:table-cell>
          <table:table-cell table:style-name="ce135" table:formula="of:=[.$E$6]+360*[.N$8]/[.$C323]" office:value-type="float" office:value="363" calcext:value-type="float">
            <text:p>363</text:p>
          </table:table-cell>
          <table:table-cell table:style-name="ce135" table:formula="of:=[.$E$6]+360*[.O$8]/[.$C323]" office:value-type="float" office:value="363.6" calcext:value-type="float">
            <text:p>364</text:p>
          </table:table-cell>
          <table:table-cell table:style-name="ce135" table:formula="of:=[.$E$6]+360*[.P$8]/[.$C323]" office:value-type="float" office:value="364.2" calcext:value-type="float">
            <text:p>364</text:p>
          </table:table-cell>
          <table:table-cell table:style-name="ce135" table:formula="of:=[.$E$6]+360*[.Q$8]/[.$C323]" office:value-type="float" office:value="364.8" calcext:value-type="float">
            <text:p>365</text:p>
          </table:table-cell>
          <table:table-cell table:style-name="ce135" table:formula="of:=[.$E$6]+360*[.R$8]/[.$C323]" office:value-type="float" office:value="365.4" calcext:value-type="float">
            <text:p>365</text:p>
          </table:table-cell>
          <table:table-cell table:style-name="ce135" table:formula="of:=[.$E$6]+360*[.S$8]/[.$C323]" office:value-type="float" office:value="366" calcext:value-type="float">
            <text:p>366</text:p>
          </table:table-cell>
          <table:table-cell table:style-name="ce135" table:formula="of:=[.$E$6]+360*[.T$8]/[.$C323]" office:value-type="float" office:value="366.6" calcext:value-type="float">
            <text:p>367</text:p>
          </table:table-cell>
          <table:table-cell table:style-name="ce135" table:formula="of:=[.$E$6]+360*[.U$8]/[.$C323]" office:value-type="float" office:value="367.2" calcext:value-type="float">
            <text:p>367</text:p>
          </table:table-cell>
          <table:table-cell table:style-name="ce135" table:formula="of:=[.$E$6]+360*[.V$8]/[.$C323]" office:value-type="float" office:value="367.8" calcext:value-type="float">
            <text:p>368</text:p>
          </table:table-cell>
          <table:table-cell table:style-name="ce135" table:formula="of:=[.$E$6]+360*[.W$8]/[.$C323]" office:value-type="float" office:value="368.4" calcext:value-type="float">
            <text:p>368</text:p>
          </table:table-cell>
          <table:table-cell table:style-name="ce135" table:formula="of:=[.$E$6]+360*[.X$8]/[.$C323]" office:value-type="float" office:value="369" calcext:value-type="float">
            <text:p>369</text:p>
          </table:table-cell>
        </table:table-row>
        <table:table-row table:style-name="ro10">
          <table:table-cell/>
          <table:table-cell office:value-type="float" office:value="2250" calcext:value-type="float">
            <text:p>2250</text:p>
          </table:table-cell>
          <table:table-cell table:formula="of:=60000000/[.B324]" office:value-type="float" office:value="26666.6666666667" calcext:value-type="float">
            <text:p>26667</text:p>
          </table:table-cell>
          <table:table-cell table:style-name="ce135" table:formula="of:=[.$E$6]+360*[.D$8]/[.$C324]" office:value-type="float" office:value="357" calcext:value-type="float">
            <text:p>357</text:p>
          </table:table-cell>
          <table:table-cell table:style-name="ce135" table:formula="of:=[.$E$6]+360*[.E$8]/[.$C324]" office:value-type="float" office:value="357.675" calcext:value-type="float">
            <text:p>358</text:p>
          </table:table-cell>
          <table:table-cell table:style-name="ce135" table:formula="of:=[.$E$6]+360*[.F$8]/[.$C324]" office:value-type="float" office:value="358.35" calcext:value-type="float">
            <text:p>358</text:p>
          </table:table-cell>
          <table:table-cell table:style-name="ce135" table:formula="of:=[.$E$6]+360*[.G$8]/[.$C324]" office:value-type="float" office:value="359.025" calcext:value-type="float">
            <text:p>359</text:p>
          </table:table-cell>
          <table:table-cell table:style-name="ce135" table:formula="of:=[.$E$6]+360*[.H$8]/[.$C324]" office:value-type="float" office:value="359.7" calcext:value-type="float">
            <text:p>360</text:p>
          </table:table-cell>
          <table:table-cell table:style-name="ce135" table:formula="of:=[.$E$6]+360*[.I$8]/[.$C324]" office:value-type="float" office:value="360.375" calcext:value-type="float">
            <text:p>360</text:p>
          </table:table-cell>
          <table:table-cell table:style-name="ce135" table:formula="of:=[.$E$6]+360*[.J$8]/[.$C324]" office:value-type="float" office:value="361.05" calcext:value-type="float">
            <text:p>361</text:p>
          </table:table-cell>
          <table:table-cell table:style-name="ce135" table:formula="of:=[.$E$6]+360*[.K$8]/[.$C324]" office:value-type="float" office:value="361.725" calcext:value-type="float">
            <text:p>362</text:p>
          </table:table-cell>
          <table:table-cell table:style-name="ce135" table:formula="of:=[.$E$6]+360*[.L$8]/[.$C324]" office:value-type="float" office:value="362.4" calcext:value-type="float">
            <text:p>362</text:p>
          </table:table-cell>
          <table:table-cell table:style-name="ce135" table:formula="of:=[.$E$6]+360*[.M$8]/[.$C324]" office:value-type="float" office:value="363.075" calcext:value-type="float">
            <text:p>363</text:p>
          </table:table-cell>
          <table:table-cell table:style-name="ce135" table:formula="of:=[.$E$6]+360*[.N$8]/[.$C324]" office:value-type="float" office:value="363.75" calcext:value-type="float">
            <text:p>364</text:p>
          </table:table-cell>
          <table:table-cell table:style-name="ce135" table:formula="of:=[.$E$6]+360*[.O$8]/[.$C324]" office:value-type="float" office:value="364.425" calcext:value-type="float">
            <text:p>364</text:p>
          </table:table-cell>
          <table:table-cell table:style-name="ce135" table:formula="of:=[.$E$6]+360*[.P$8]/[.$C324]" office:value-type="float" office:value="365.1" calcext:value-type="float">
            <text:p>365</text:p>
          </table:table-cell>
          <table:table-cell table:style-name="ce135" table:formula="of:=[.$E$6]+360*[.Q$8]/[.$C324]" office:value-type="float" office:value="365.775" calcext:value-type="float">
            <text:p>366</text:p>
          </table:table-cell>
          <table:table-cell table:style-name="ce135" table:formula="of:=[.$E$6]+360*[.R$8]/[.$C324]" office:value-type="float" office:value="366.45" calcext:value-type="float">
            <text:p>366</text:p>
          </table:table-cell>
          <table:table-cell table:style-name="ce135" table:formula="of:=[.$E$6]+360*[.S$8]/[.$C324]" office:value-type="float" office:value="367.125" calcext:value-type="float">
            <text:p>367</text:p>
          </table:table-cell>
          <table:table-cell table:style-name="ce135" table:formula="of:=[.$E$6]+360*[.T$8]/[.$C324]" office:value-type="float" office:value="367.8" calcext:value-type="float">
            <text:p>368</text:p>
          </table:table-cell>
          <table:table-cell table:style-name="ce135" table:formula="of:=[.$E$6]+360*[.U$8]/[.$C324]" office:value-type="float" office:value="368.475" calcext:value-type="float">
            <text:p>368</text:p>
          </table:table-cell>
          <table:table-cell table:style-name="ce135" table:formula="of:=[.$E$6]+360*[.V$8]/[.$C324]" office:value-type="float" office:value="369.15" calcext:value-type="float">
            <text:p>369</text:p>
          </table:table-cell>
          <table:table-cell table:style-name="ce135" table:formula="of:=[.$E$6]+360*[.W$8]/[.$C324]" office:value-type="float" office:value="369.825" calcext:value-type="float">
            <text:p>370</text:p>
          </table:table-cell>
          <table:table-cell table:style-name="ce135" table:formula="of:=[.$E$6]+360*[.X$8]/[.$C324]" office:value-type="float" office:value="370.5" calcext:value-type="float">
            <text:p>371</text:p>
          </table:table-cell>
        </table:table-row>
        <table:table-row table:style-name="ro10">
          <table:table-cell/>
          <table:table-cell office:value-type="float" office:value="2500" calcext:value-type="float">
            <text:p>2500</text:p>
          </table:table-cell>
          <table:table-cell table:formula="of:=60000000/[.B325]" office:value-type="float" office:value="24000" calcext:value-type="float">
            <text:p>24000</text:p>
          </table:table-cell>
          <table:table-cell table:style-name="ce135" table:formula="of:=[.$E$6]+360*[.D$8]/[.$C325]" office:value-type="float" office:value="357" calcext:value-type="float">
            <text:p>357</text:p>
          </table:table-cell>
          <table:table-cell table:style-name="ce135" table:formula="of:=[.$E$6]+360*[.E$8]/[.$C325]" office:value-type="float" office:value="357.75" calcext:value-type="float">
            <text:p>358</text:p>
          </table:table-cell>
          <table:table-cell table:style-name="ce135" table:formula="of:=[.$E$6]+360*[.F$8]/[.$C325]" office:value-type="float" office:value="358.5" calcext:value-type="float">
            <text:p>359</text:p>
          </table:table-cell>
          <table:table-cell table:style-name="ce135" table:formula="of:=[.$E$6]+360*[.G$8]/[.$C325]" office:value-type="float" office:value="359.25" calcext:value-type="float">
            <text:p>359</text:p>
          </table:table-cell>
          <table:table-cell table:style-name="ce135" table:formula="of:=[.$E$6]+360*[.H$8]/[.$C325]" office:value-type="float" office:value="360" calcext:value-type="float">
            <text:p>360</text:p>
          </table:table-cell>
          <table:table-cell table:style-name="ce135" table:formula="of:=[.$E$6]+360*[.I$8]/[.$C325]" office:value-type="float" office:value="360.75" calcext:value-type="float">
            <text:p>361</text:p>
          </table:table-cell>
          <table:table-cell table:style-name="ce135" table:formula="of:=[.$E$6]+360*[.J$8]/[.$C325]" office:value-type="float" office:value="361.5" calcext:value-type="float">
            <text:p>362</text:p>
          </table:table-cell>
          <table:table-cell table:style-name="ce135" table:formula="of:=[.$E$6]+360*[.K$8]/[.$C325]" office:value-type="float" office:value="362.25" calcext:value-type="float">
            <text:p>362</text:p>
          </table:table-cell>
          <table:table-cell table:style-name="ce135" table:formula="of:=[.$E$6]+360*[.L$8]/[.$C325]" office:value-type="float" office:value="363" calcext:value-type="float">
            <text:p>363</text:p>
          </table:table-cell>
          <table:table-cell table:style-name="ce135" table:formula="of:=[.$E$6]+360*[.M$8]/[.$C325]" office:value-type="float" office:value="363.75" calcext:value-type="float">
            <text:p>364</text:p>
          </table:table-cell>
          <table:table-cell table:style-name="ce135" table:formula="of:=[.$E$6]+360*[.N$8]/[.$C325]" office:value-type="float" office:value="364.5" calcext:value-type="float">
            <text:p>365</text:p>
          </table:table-cell>
          <table:table-cell table:style-name="ce135" table:formula="of:=[.$E$6]+360*[.O$8]/[.$C325]" office:value-type="float" office:value="365.25" calcext:value-type="float">
            <text:p>365</text:p>
          </table:table-cell>
          <table:table-cell table:style-name="ce135" table:formula="of:=[.$E$6]+360*[.P$8]/[.$C325]" office:value-type="float" office:value="366" calcext:value-type="float">
            <text:p>366</text:p>
          </table:table-cell>
          <table:table-cell table:style-name="ce135" table:formula="of:=[.$E$6]+360*[.Q$8]/[.$C325]" office:value-type="float" office:value="366.75" calcext:value-type="float">
            <text:p>367</text:p>
          </table:table-cell>
          <table:table-cell table:style-name="ce135" table:formula="of:=[.$E$6]+360*[.R$8]/[.$C325]" office:value-type="float" office:value="367.5" calcext:value-type="float">
            <text:p>368</text:p>
          </table:table-cell>
          <table:table-cell table:style-name="ce135" table:formula="of:=[.$E$6]+360*[.S$8]/[.$C325]" office:value-type="float" office:value="368.25" calcext:value-type="float">
            <text:p>368</text:p>
          </table:table-cell>
          <table:table-cell table:style-name="ce135" table:formula="of:=[.$E$6]+360*[.T$8]/[.$C325]" office:value-type="float" office:value="369" calcext:value-type="float">
            <text:p>369</text:p>
          </table:table-cell>
          <table:table-cell table:style-name="ce135" table:formula="of:=[.$E$6]+360*[.U$8]/[.$C325]" office:value-type="float" office:value="369.75" calcext:value-type="float">
            <text:p>370</text:p>
          </table:table-cell>
          <table:table-cell table:style-name="ce135" table:formula="of:=[.$E$6]+360*[.V$8]/[.$C325]" office:value-type="float" office:value="370.5" calcext:value-type="float">
            <text:p>371</text:p>
          </table:table-cell>
          <table:table-cell table:style-name="ce135" table:formula="of:=[.$E$6]+360*[.W$8]/[.$C325]" office:value-type="float" office:value="371.25" calcext:value-type="float">
            <text:p>371</text:p>
          </table:table-cell>
          <table:table-cell table:style-name="ce135" table:formula="of:=[.$E$6]+360*[.X$8]/[.$C325]" office:value-type="float" office:value="372" calcext:value-type="float">
            <text:p>372</text:p>
          </table:table-cell>
        </table:table-row>
        <table:table-row table:style-name="ro10">
          <table:table-cell/>
          <table:table-cell office:value-type="float" office:value="2750" calcext:value-type="float">
            <text:p>2750</text:p>
          </table:table-cell>
          <table:table-cell table:formula="of:=60000000/[.B326]" office:value-type="float" office:value="21818.1818181818" calcext:value-type="float">
            <text:p>21818</text:p>
          </table:table-cell>
          <table:table-cell table:style-name="ce135" table:formula="of:=[.$E$6]+360*[.D$8]/[.$C326]" office:value-type="float" office:value="357" calcext:value-type="float">
            <text:p>357</text:p>
          </table:table-cell>
          <table:table-cell table:style-name="ce135" table:formula="of:=[.$E$6]+360*[.E$8]/[.$C326]" office:value-type="float" office:value="357.825" calcext:value-type="float">
            <text:p>358</text:p>
          </table:table-cell>
          <table:table-cell table:style-name="ce135" table:formula="of:=[.$E$6]+360*[.F$8]/[.$C326]" office:value-type="float" office:value="358.65" calcext:value-type="float">
            <text:p>359</text:p>
          </table:table-cell>
          <table:table-cell table:style-name="ce135" table:formula="of:=[.$E$6]+360*[.G$8]/[.$C326]" office:value-type="float" office:value="359.475" calcext:value-type="float">
            <text:p>359</text:p>
          </table:table-cell>
          <table:table-cell table:style-name="ce135" table:formula="of:=[.$E$6]+360*[.H$8]/[.$C326]" office:value-type="float" office:value="360.3" calcext:value-type="float">
            <text:p>360</text:p>
          </table:table-cell>
          <table:table-cell table:style-name="ce135" table:formula="of:=[.$E$6]+360*[.I$8]/[.$C326]" office:value-type="float" office:value="361.125" calcext:value-type="float">
            <text:p>361</text:p>
          </table:table-cell>
          <table:table-cell table:style-name="ce135" table:formula="of:=[.$E$6]+360*[.J$8]/[.$C326]" office:value-type="float" office:value="361.95" calcext:value-type="float">
            <text:p>362</text:p>
          </table:table-cell>
          <table:table-cell table:style-name="ce135" table:formula="of:=[.$E$6]+360*[.K$8]/[.$C326]" office:value-type="float" office:value="362.775" calcext:value-type="float">
            <text:p>363</text:p>
          </table:table-cell>
          <table:table-cell table:style-name="ce135" table:formula="of:=[.$E$6]+360*[.L$8]/[.$C326]" office:value-type="float" office:value="363.6" calcext:value-type="float">
            <text:p>364</text:p>
          </table:table-cell>
          <table:table-cell table:style-name="ce135" table:formula="of:=[.$E$6]+360*[.M$8]/[.$C326]" office:value-type="float" office:value="364.425" calcext:value-type="float">
            <text:p>364</text:p>
          </table:table-cell>
          <table:table-cell table:style-name="ce135" table:formula="of:=[.$E$6]+360*[.N$8]/[.$C326]" office:value-type="float" office:value="365.25" calcext:value-type="float">
            <text:p>365</text:p>
          </table:table-cell>
          <table:table-cell table:style-name="ce135" table:formula="of:=[.$E$6]+360*[.O$8]/[.$C326]" office:value-type="float" office:value="366.075" calcext:value-type="float">
            <text:p>366</text:p>
          </table:table-cell>
          <table:table-cell table:style-name="ce135" table:formula="of:=[.$E$6]+360*[.P$8]/[.$C326]" office:value-type="float" office:value="366.9" calcext:value-type="float">
            <text:p>367</text:p>
          </table:table-cell>
          <table:table-cell table:style-name="ce135" table:formula="of:=[.$E$6]+360*[.Q$8]/[.$C326]" office:value-type="float" office:value="367.725" calcext:value-type="float">
            <text:p>368</text:p>
          </table:table-cell>
          <table:table-cell table:style-name="ce135" table:formula="of:=[.$E$6]+360*[.R$8]/[.$C326]" office:value-type="float" office:value="368.55" calcext:value-type="float">
            <text:p>369</text:p>
          </table:table-cell>
          <table:table-cell table:style-name="ce135" table:formula="of:=[.$E$6]+360*[.S$8]/[.$C326]" office:value-type="float" office:value="369.375" calcext:value-type="float">
            <text:p>369</text:p>
          </table:table-cell>
          <table:table-cell table:style-name="ce135" table:formula="of:=[.$E$6]+360*[.T$8]/[.$C326]" office:value-type="float" office:value="370.2" calcext:value-type="float">
            <text:p>370</text:p>
          </table:table-cell>
          <table:table-cell table:style-name="ce135" table:formula="of:=[.$E$6]+360*[.U$8]/[.$C326]" office:value-type="float" office:value="371.025" calcext:value-type="float">
            <text:p>371</text:p>
          </table:table-cell>
          <table:table-cell table:style-name="ce135" table:formula="of:=[.$E$6]+360*[.V$8]/[.$C326]" office:value-type="float" office:value="371.85" calcext:value-type="float">
            <text:p>372</text:p>
          </table:table-cell>
          <table:table-cell table:style-name="ce135" table:formula="of:=[.$E$6]+360*[.W$8]/[.$C326]" office:value-type="float" office:value="372.675" calcext:value-type="float">
            <text:p>373</text:p>
          </table:table-cell>
          <table:table-cell table:style-name="ce135" table:formula="of:=[.$E$6]+360*[.X$8]/[.$C326]" office:value-type="float" office:value="373.5" calcext:value-type="float">
            <text:p>374</text:p>
          </table:table-cell>
        </table:table-row>
        <table:table-row table:style-name="ro10">
          <table:table-cell/>
          <table:table-cell office:value-type="float" office:value="3000" calcext:value-type="float">
            <text:p>3000</text:p>
          </table:table-cell>
          <table:table-cell table:formula="of:=60000000/[.B327]" office:value-type="float" office:value="20000" calcext:value-type="float">
            <text:p>20000</text:p>
          </table:table-cell>
          <table:table-cell table:style-name="ce135" table:formula="of:=[.$E$6]+360*[.D$8]/[.$C327]" office:value-type="float" office:value="357" calcext:value-type="float">
            <text:p>357</text:p>
          </table:table-cell>
          <table:table-cell table:style-name="ce135" table:formula="of:=[.$E$6]+360*[.E$8]/[.$C327]" office:value-type="float" office:value="357.9" calcext:value-type="float">
            <text:p>358</text:p>
          </table:table-cell>
          <table:table-cell table:style-name="ce135" table:formula="of:=[.$E$6]+360*[.F$8]/[.$C327]" office:value-type="float" office:value="358.8" calcext:value-type="float">
            <text:p>359</text:p>
          </table:table-cell>
          <table:table-cell table:style-name="ce135" table:formula="of:=[.$E$6]+360*[.G$8]/[.$C327]" office:value-type="float" office:value="359.7" calcext:value-type="float">
            <text:p>360</text:p>
          </table:table-cell>
          <table:table-cell table:style-name="ce135" table:formula="of:=[.$E$6]+360*[.H$8]/[.$C327]" office:value-type="float" office:value="360.6" calcext:value-type="float">
            <text:p>361</text:p>
          </table:table-cell>
          <table:table-cell table:style-name="ce135" table:formula="of:=[.$E$6]+360*[.I$8]/[.$C327]" office:value-type="float" office:value="361.5" calcext:value-type="float">
            <text:p>362</text:p>
          </table:table-cell>
          <table:table-cell table:style-name="ce135" table:formula="of:=[.$E$6]+360*[.J$8]/[.$C327]" office:value-type="float" office:value="362.4" calcext:value-type="float">
            <text:p>362</text:p>
          </table:table-cell>
          <table:table-cell table:style-name="ce135" table:formula="of:=[.$E$6]+360*[.K$8]/[.$C327]" office:value-type="float" office:value="363.3" calcext:value-type="float">
            <text:p>363</text:p>
          </table:table-cell>
          <table:table-cell table:style-name="ce135" table:formula="of:=[.$E$6]+360*[.L$8]/[.$C327]" office:value-type="float" office:value="364.2" calcext:value-type="float">
            <text:p>364</text:p>
          </table:table-cell>
          <table:table-cell table:style-name="ce135" table:formula="of:=[.$E$6]+360*[.M$8]/[.$C327]" office:value-type="float" office:value="365.1" calcext:value-type="float">
            <text:p>365</text:p>
          </table:table-cell>
          <table:table-cell table:style-name="ce135" table:formula="of:=[.$E$6]+360*[.N$8]/[.$C327]" office:value-type="float" office:value="366" calcext:value-type="float">
            <text:p>366</text:p>
          </table:table-cell>
          <table:table-cell table:style-name="ce135" table:formula="of:=[.$E$6]+360*[.O$8]/[.$C327]" office:value-type="float" office:value="366.9" calcext:value-type="float">
            <text:p>367</text:p>
          </table:table-cell>
          <table:table-cell table:style-name="ce135" table:formula="of:=[.$E$6]+360*[.P$8]/[.$C327]" office:value-type="float" office:value="367.8" calcext:value-type="float">
            <text:p>368</text:p>
          </table:table-cell>
          <table:table-cell table:style-name="ce135" table:formula="of:=[.$E$6]+360*[.Q$8]/[.$C327]" office:value-type="float" office:value="368.7" calcext:value-type="float">
            <text:p>369</text:p>
          </table:table-cell>
          <table:table-cell table:style-name="ce135" table:formula="of:=[.$E$6]+360*[.R$8]/[.$C327]" office:value-type="float" office:value="369.6" calcext:value-type="float">
            <text:p>370</text:p>
          </table:table-cell>
          <table:table-cell table:style-name="ce135" table:formula="of:=[.$E$6]+360*[.S$8]/[.$C327]" office:value-type="float" office:value="370.5" calcext:value-type="float">
            <text:p>371</text:p>
          </table:table-cell>
          <table:table-cell table:style-name="ce135" table:formula="of:=[.$E$6]+360*[.T$8]/[.$C327]" office:value-type="float" office:value="371.4" calcext:value-type="float">
            <text:p>371</text:p>
          </table:table-cell>
          <table:table-cell table:style-name="ce135" table:formula="of:=[.$E$6]+360*[.U$8]/[.$C327]" office:value-type="float" office:value="372.3" calcext:value-type="float">
            <text:p>372</text:p>
          </table:table-cell>
          <table:table-cell table:style-name="ce135" table:formula="of:=[.$E$6]+360*[.V$8]/[.$C327]" office:value-type="float" office:value="373.2" calcext:value-type="float">
            <text:p>373</text:p>
          </table:table-cell>
          <table:table-cell table:style-name="ce135" table:formula="of:=[.$E$6]+360*[.W$8]/[.$C327]" office:value-type="float" office:value="374.1" calcext:value-type="float">
            <text:p>374</text:p>
          </table:table-cell>
          <table:table-cell table:style-name="ce135" table:formula="of:=[.$E$6]+360*[.X$8]/[.$C327]" office:value-type="float" office:value="375" calcext:value-type="float">
            <text:p>375</text:p>
          </table:table-cell>
        </table:table-row>
        <table:table-row table:style-name="ro10">
          <table:table-cell/>
          <table:table-cell office:value-type="float" office:value="3250" calcext:value-type="float">
            <text:p>3250</text:p>
          </table:table-cell>
          <table:table-cell table:formula="of:=60000000/[.B328]" office:value-type="float" office:value="18461.5384615385" calcext:value-type="float">
            <text:p>18462</text:p>
          </table:table-cell>
          <table:table-cell table:style-name="ce135" table:formula="of:=[.$E$6]+360*[.D$8]/[.$C328]" office:value-type="float" office:value="357" calcext:value-type="float">
            <text:p>357</text:p>
          </table:table-cell>
          <table:table-cell table:style-name="ce135" table:formula="of:=[.$E$6]+360*[.E$8]/[.$C328]" office:value-type="float" office:value="357.975" calcext:value-type="float">
            <text:p>358</text:p>
          </table:table-cell>
          <table:table-cell table:style-name="ce135" table:formula="of:=[.$E$6]+360*[.F$8]/[.$C328]" office:value-type="float" office:value="358.95" calcext:value-type="float">
            <text:p>359</text:p>
          </table:table-cell>
          <table:table-cell table:style-name="ce135" table:formula="of:=[.$E$6]+360*[.G$8]/[.$C328]" office:value-type="float" office:value="359.925" calcext:value-type="float">
            <text:p>360</text:p>
          </table:table-cell>
          <table:table-cell table:style-name="ce135" table:formula="of:=[.$E$6]+360*[.H$8]/[.$C328]" office:value-type="float" office:value="360.9" calcext:value-type="float">
            <text:p>361</text:p>
          </table:table-cell>
          <table:table-cell table:style-name="ce135" table:formula="of:=[.$E$6]+360*[.I$8]/[.$C328]" office:value-type="float" office:value="361.875" calcext:value-type="float">
            <text:p>362</text:p>
          </table:table-cell>
          <table:table-cell table:style-name="ce135" table:formula="of:=[.$E$6]+360*[.J$8]/[.$C328]" office:value-type="float" office:value="362.85" calcext:value-type="float">
            <text:p>363</text:p>
          </table:table-cell>
          <table:table-cell table:style-name="ce135" table:formula="of:=[.$E$6]+360*[.K$8]/[.$C328]" office:value-type="float" office:value="363.825" calcext:value-type="float">
            <text:p>364</text:p>
          </table:table-cell>
          <table:table-cell table:style-name="ce135" table:formula="of:=[.$E$6]+360*[.L$8]/[.$C328]" office:value-type="float" office:value="364.8" calcext:value-type="float">
            <text:p>365</text:p>
          </table:table-cell>
          <table:table-cell table:style-name="ce135" table:formula="of:=[.$E$6]+360*[.M$8]/[.$C328]" office:value-type="float" office:value="365.775" calcext:value-type="float">
            <text:p>366</text:p>
          </table:table-cell>
          <table:table-cell table:style-name="ce135" table:formula="of:=[.$E$6]+360*[.N$8]/[.$C328]" office:value-type="float" office:value="366.75" calcext:value-type="float">
            <text:p>367</text:p>
          </table:table-cell>
          <table:table-cell table:style-name="ce135" table:formula="of:=[.$E$6]+360*[.O$8]/[.$C328]" office:value-type="float" office:value="367.725" calcext:value-type="float">
            <text:p>368</text:p>
          </table:table-cell>
          <table:table-cell table:style-name="ce135" table:formula="of:=[.$E$6]+360*[.P$8]/[.$C328]" office:value-type="float" office:value="368.7" calcext:value-type="float">
            <text:p>369</text:p>
          </table:table-cell>
          <table:table-cell table:style-name="ce135" table:formula="of:=[.$E$6]+360*[.Q$8]/[.$C328]" office:value-type="float" office:value="369.675" calcext:value-type="float">
            <text:p>370</text:p>
          </table:table-cell>
          <table:table-cell table:style-name="ce135" table:formula="of:=[.$E$6]+360*[.R$8]/[.$C328]" office:value-type="float" office:value="370.65" calcext:value-type="float">
            <text:p>371</text:p>
          </table:table-cell>
          <table:table-cell table:style-name="ce135" table:formula="of:=[.$E$6]+360*[.S$8]/[.$C328]" office:value-type="float" office:value="371.625" calcext:value-type="float">
            <text:p>372</text:p>
          </table:table-cell>
          <table:table-cell table:style-name="ce135" table:formula="of:=[.$E$6]+360*[.T$8]/[.$C328]" office:value-type="float" office:value="372.6" calcext:value-type="float">
            <text:p>373</text:p>
          </table:table-cell>
          <table:table-cell table:style-name="ce135" table:formula="of:=[.$E$6]+360*[.U$8]/[.$C328]" office:value-type="float" office:value="373.575" calcext:value-type="float">
            <text:p>374</text:p>
          </table:table-cell>
          <table:table-cell table:style-name="ce135" table:formula="of:=[.$E$6]+360*[.V$8]/[.$C328]" office:value-type="float" office:value="374.55" calcext:value-type="float">
            <text:p>375</text:p>
          </table:table-cell>
          <table:table-cell table:style-name="ce135" table:formula="of:=[.$E$6]+360*[.W$8]/[.$C328]" office:value-type="float" office:value="375.525" calcext:value-type="float">
            <text:p>376</text:p>
          </table:table-cell>
          <table:table-cell table:style-name="ce135" table:formula="of:=[.$E$6]+360*[.X$8]/[.$C328]" office:value-type="float" office:value="376.5" calcext:value-type="float">
            <text:p>377</text:p>
          </table:table-cell>
        </table:table-row>
        <table:table-row table:style-name="ro10">
          <table:table-cell/>
          <table:table-cell office:value-type="float" office:value="3500" calcext:value-type="float">
            <text:p>3500</text:p>
          </table:table-cell>
          <table:table-cell table:formula="of:=60000000/[.B329]" office:value-type="float" office:value="17142.8571428571" calcext:value-type="float">
            <text:p>17143</text:p>
          </table:table-cell>
          <table:table-cell table:style-name="ce135" table:formula="of:=[.$E$6]+360*[.D$8]/[.$C329]" office:value-type="float" office:value="357" calcext:value-type="float">
            <text:p>357</text:p>
          </table:table-cell>
          <table:table-cell table:style-name="ce135" table:formula="of:=[.$E$6]+360*[.E$8]/[.$C329]" office:value-type="float" office:value="358.05" calcext:value-type="float">
            <text:p>358</text:p>
          </table:table-cell>
          <table:table-cell table:style-name="ce135" table:formula="of:=[.$E$6]+360*[.F$8]/[.$C329]" office:value-type="float" office:value="359.1" calcext:value-type="float">
            <text:p>359</text:p>
          </table:table-cell>
          <table:table-cell table:style-name="ce135" table:formula="of:=[.$E$6]+360*[.G$8]/[.$C329]" office:value-type="float" office:value="360.15" calcext:value-type="float">
            <text:p>360</text:p>
          </table:table-cell>
          <table:table-cell table:style-name="ce135" table:formula="of:=[.$E$6]+360*[.H$8]/[.$C329]" office:value-type="float" office:value="361.2" calcext:value-type="float">
            <text:p>361</text:p>
          </table:table-cell>
          <table:table-cell table:style-name="ce135" table:formula="of:=[.$E$6]+360*[.I$8]/[.$C329]" office:value-type="float" office:value="362.25" calcext:value-type="float">
            <text:p>362</text:p>
          </table:table-cell>
          <table:table-cell table:style-name="ce135" table:formula="of:=[.$E$6]+360*[.J$8]/[.$C329]" office:value-type="float" office:value="363.3" calcext:value-type="float">
            <text:p>363</text:p>
          </table:table-cell>
          <table:table-cell table:style-name="ce135" table:formula="of:=[.$E$6]+360*[.K$8]/[.$C329]" office:value-type="float" office:value="364.35" calcext:value-type="float">
            <text:p>364</text:p>
          </table:table-cell>
          <table:table-cell table:style-name="ce135" table:formula="of:=[.$E$6]+360*[.L$8]/[.$C329]" office:value-type="float" office:value="365.4" calcext:value-type="float">
            <text:p>365</text:p>
          </table:table-cell>
          <table:table-cell table:style-name="ce135" table:formula="of:=[.$E$6]+360*[.M$8]/[.$C329]" office:value-type="float" office:value="366.45" calcext:value-type="float">
            <text:p>366</text:p>
          </table:table-cell>
          <table:table-cell table:style-name="ce135" table:formula="of:=[.$E$6]+360*[.N$8]/[.$C329]" office:value-type="float" office:value="367.5" calcext:value-type="float">
            <text:p>368</text:p>
          </table:table-cell>
          <table:table-cell table:style-name="ce135" table:formula="of:=[.$E$6]+360*[.O$8]/[.$C329]" office:value-type="float" office:value="368.55" calcext:value-type="float">
            <text:p>369</text:p>
          </table:table-cell>
          <table:table-cell table:style-name="ce135" table:formula="of:=[.$E$6]+360*[.P$8]/[.$C329]" office:value-type="float" office:value="369.6" calcext:value-type="float">
            <text:p>370</text:p>
          </table:table-cell>
          <table:table-cell table:style-name="ce135" table:formula="of:=[.$E$6]+360*[.Q$8]/[.$C329]" office:value-type="float" office:value="370.65" calcext:value-type="float">
            <text:p>371</text:p>
          </table:table-cell>
          <table:table-cell table:style-name="ce135" table:formula="of:=[.$E$6]+360*[.R$8]/[.$C329]" office:value-type="float" office:value="371.7" calcext:value-type="float">
            <text:p>372</text:p>
          </table:table-cell>
          <table:table-cell table:style-name="ce135" table:formula="of:=[.$E$6]+360*[.S$8]/[.$C329]" office:value-type="float" office:value="372.75" calcext:value-type="float">
            <text:p>373</text:p>
          </table:table-cell>
          <table:table-cell table:style-name="ce135" table:formula="of:=[.$E$6]+360*[.T$8]/[.$C329]" office:value-type="float" office:value="373.8" calcext:value-type="float">
            <text:p>374</text:p>
          </table:table-cell>
          <table:table-cell table:style-name="ce135" table:formula="of:=[.$E$6]+360*[.U$8]/[.$C329]" office:value-type="float" office:value="374.85" calcext:value-type="float">
            <text:p>375</text:p>
          </table:table-cell>
          <table:table-cell table:style-name="ce135" table:formula="of:=[.$E$6]+360*[.V$8]/[.$C329]" office:value-type="float" office:value="375.9" calcext:value-type="float">
            <text:p>376</text:p>
          </table:table-cell>
          <table:table-cell table:style-name="ce135" table:formula="of:=[.$E$6]+360*[.W$8]/[.$C329]" office:value-type="float" office:value="376.95" calcext:value-type="float">
            <text:p>377</text:p>
          </table:table-cell>
          <table:table-cell table:style-name="ce135" table:formula="of:=[.$E$6]+360*[.X$8]/[.$C329]" office:value-type="float" office:value="378" calcext:value-type="float">
            <text:p>378</text:p>
          </table:table-cell>
        </table:table-row>
        <table:table-row table:style-name="ro10">
          <table:table-cell/>
          <table:table-cell office:value-type="float" office:value="3750" calcext:value-type="float">
            <text:p>3750</text:p>
          </table:table-cell>
          <table:table-cell table:formula="of:=60000000/[.B330]" office:value-type="float" office:value="16000" calcext:value-type="float">
            <text:p>16000</text:p>
          </table:table-cell>
          <table:table-cell table:style-name="ce135" table:formula="of:=[.$E$6]+360*[.D$8]/[.$C330]" office:value-type="float" office:value="357" calcext:value-type="float">
            <text:p>357</text:p>
          </table:table-cell>
          <table:table-cell table:style-name="ce135" table:formula="of:=[.$E$6]+360*[.E$8]/[.$C330]" office:value-type="float" office:value="358.125" calcext:value-type="float">
            <text:p>358</text:p>
          </table:table-cell>
          <table:table-cell table:style-name="ce135" table:formula="of:=[.$E$6]+360*[.F$8]/[.$C330]" office:value-type="float" office:value="359.25" calcext:value-type="float">
            <text:p>359</text:p>
          </table:table-cell>
          <table:table-cell table:style-name="ce135" table:formula="of:=[.$E$6]+360*[.G$8]/[.$C330]" office:value-type="float" office:value="360.375" calcext:value-type="float">
            <text:p>360</text:p>
          </table:table-cell>
          <table:table-cell table:style-name="ce135" table:formula="of:=[.$E$6]+360*[.H$8]/[.$C330]" office:value-type="float" office:value="361.5" calcext:value-type="float">
            <text:p>362</text:p>
          </table:table-cell>
          <table:table-cell table:style-name="ce135" table:formula="of:=[.$E$6]+360*[.I$8]/[.$C330]" office:value-type="float" office:value="362.625" calcext:value-type="float">
            <text:p>363</text:p>
          </table:table-cell>
          <table:table-cell table:style-name="ce135" table:formula="of:=[.$E$6]+360*[.J$8]/[.$C330]" office:value-type="float" office:value="363.75" calcext:value-type="float">
            <text:p>364</text:p>
          </table:table-cell>
          <table:table-cell table:style-name="ce135" table:formula="of:=[.$E$6]+360*[.K$8]/[.$C330]" office:value-type="float" office:value="364.875" calcext:value-type="float">
            <text:p>365</text:p>
          </table:table-cell>
          <table:table-cell table:style-name="ce135" table:formula="of:=[.$E$6]+360*[.L$8]/[.$C330]" office:value-type="float" office:value="366" calcext:value-type="float">
            <text:p>366</text:p>
          </table:table-cell>
          <table:table-cell table:style-name="ce135" table:formula="of:=[.$E$6]+360*[.M$8]/[.$C330]" office:value-type="float" office:value="367.125" calcext:value-type="float">
            <text:p>367</text:p>
          </table:table-cell>
          <table:table-cell table:style-name="ce135" table:formula="of:=[.$E$6]+360*[.N$8]/[.$C330]" office:value-type="float" office:value="368.25" calcext:value-type="float">
            <text:p>368</text:p>
          </table:table-cell>
          <table:table-cell table:style-name="ce135" table:formula="of:=[.$E$6]+360*[.O$8]/[.$C330]" office:value-type="float" office:value="369.375" calcext:value-type="float">
            <text:p>369</text:p>
          </table:table-cell>
          <table:table-cell table:style-name="ce135" table:formula="of:=[.$E$6]+360*[.P$8]/[.$C330]" office:value-type="float" office:value="370.5" calcext:value-type="float">
            <text:p>371</text:p>
          </table:table-cell>
          <table:table-cell table:style-name="ce135" table:formula="of:=[.$E$6]+360*[.Q$8]/[.$C330]" office:value-type="float" office:value="371.625" calcext:value-type="float">
            <text:p>372</text:p>
          </table:table-cell>
          <table:table-cell table:style-name="ce135" table:formula="of:=[.$E$6]+360*[.R$8]/[.$C330]" office:value-type="float" office:value="372.75" calcext:value-type="float">
            <text:p>373</text:p>
          </table:table-cell>
          <table:table-cell table:style-name="ce135" table:formula="of:=[.$E$6]+360*[.S$8]/[.$C330]" office:value-type="float" office:value="373.875" calcext:value-type="float">
            <text:p>374</text:p>
          </table:table-cell>
          <table:table-cell table:style-name="ce135" table:formula="of:=[.$E$6]+360*[.T$8]/[.$C330]" office:value-type="float" office:value="375" calcext:value-type="float">
            <text:p>375</text:p>
          </table:table-cell>
          <table:table-cell table:style-name="ce135" table:formula="of:=[.$E$6]+360*[.U$8]/[.$C330]" office:value-type="float" office:value="376.125" calcext:value-type="float">
            <text:p>376</text:p>
          </table:table-cell>
          <table:table-cell table:style-name="ce135" table:formula="of:=[.$E$6]+360*[.V$8]/[.$C330]" office:value-type="float" office:value="377.25" calcext:value-type="float">
            <text:p>377</text:p>
          </table:table-cell>
          <table:table-cell table:style-name="ce135" table:formula="of:=[.$E$6]+360*[.W$8]/[.$C330]" office:value-type="float" office:value="378.375" calcext:value-type="float">
            <text:p>378</text:p>
          </table:table-cell>
          <table:table-cell table:style-name="ce135" table:formula="of:=[.$E$6]+360*[.X$8]/[.$C330]" office:value-type="float" office:value="379.5" calcext:value-type="float">
            <text:p>380</text:p>
          </table:table-cell>
        </table:table-row>
        <table:table-row table:style-name="ro10">
          <table:table-cell/>
          <table:table-cell office:value-type="float" office:value="4000" calcext:value-type="float">
            <text:p>4000</text:p>
          </table:table-cell>
          <table:table-cell table:formula="of:=60000000/[.B331]" office:value-type="float" office:value="15000" calcext:value-type="float">
            <text:p>15000</text:p>
          </table:table-cell>
          <table:table-cell table:style-name="ce135" table:formula="of:=[.$E$6]+360*[.D$8]/[.$C331]" office:value-type="float" office:value="357" calcext:value-type="float">
            <text:p>357</text:p>
          </table:table-cell>
          <table:table-cell table:style-name="ce135" table:formula="of:=[.$E$6]+360*[.E$8]/[.$C331]" office:value-type="float" office:value="358.2" calcext:value-type="float">
            <text:p>358</text:p>
          </table:table-cell>
          <table:table-cell table:style-name="ce135" table:formula="of:=[.$E$6]+360*[.F$8]/[.$C331]" office:value-type="float" office:value="359.4" calcext:value-type="float">
            <text:p>359</text:p>
          </table:table-cell>
          <table:table-cell table:style-name="ce135" table:formula="of:=[.$E$6]+360*[.G$8]/[.$C331]" office:value-type="float" office:value="360.6" calcext:value-type="float">
            <text:p>361</text:p>
          </table:table-cell>
          <table:table-cell table:style-name="ce135" table:formula="of:=[.$E$6]+360*[.H$8]/[.$C331]" office:value-type="float" office:value="361.8" calcext:value-type="float">
            <text:p>362</text:p>
          </table:table-cell>
          <table:table-cell table:style-name="ce135" table:formula="of:=[.$E$6]+360*[.I$8]/[.$C331]" office:value-type="float" office:value="363" calcext:value-type="float">
            <text:p>363</text:p>
          </table:table-cell>
          <table:table-cell table:style-name="ce135" table:formula="of:=[.$E$6]+360*[.J$8]/[.$C331]" office:value-type="float" office:value="364.2" calcext:value-type="float">
            <text:p>364</text:p>
          </table:table-cell>
          <table:table-cell table:style-name="ce135" table:formula="of:=[.$E$6]+360*[.K$8]/[.$C331]" office:value-type="float" office:value="365.4" calcext:value-type="float">
            <text:p>365</text:p>
          </table:table-cell>
          <table:table-cell table:style-name="ce135" table:formula="of:=[.$E$6]+360*[.L$8]/[.$C331]" office:value-type="float" office:value="366.6" calcext:value-type="float">
            <text:p>367</text:p>
          </table:table-cell>
          <table:table-cell table:style-name="ce135" table:formula="of:=[.$E$6]+360*[.M$8]/[.$C331]" office:value-type="float" office:value="367.8" calcext:value-type="float">
            <text:p>368</text:p>
          </table:table-cell>
          <table:table-cell table:style-name="ce135" table:formula="of:=[.$E$6]+360*[.N$8]/[.$C331]" office:value-type="float" office:value="369" calcext:value-type="float">
            <text:p>369</text:p>
          </table:table-cell>
          <table:table-cell table:style-name="ce135" table:formula="of:=[.$E$6]+360*[.O$8]/[.$C331]" office:value-type="float" office:value="370.2" calcext:value-type="float">
            <text:p>370</text:p>
          </table:table-cell>
          <table:table-cell table:style-name="ce135" table:formula="of:=[.$E$6]+360*[.P$8]/[.$C331]" office:value-type="float" office:value="371.4" calcext:value-type="float">
            <text:p>371</text:p>
          </table:table-cell>
          <table:table-cell table:style-name="ce135" table:formula="of:=[.$E$6]+360*[.Q$8]/[.$C331]" office:value-type="float" office:value="372.6" calcext:value-type="float">
            <text:p>373</text:p>
          </table:table-cell>
          <table:table-cell table:style-name="ce135" table:formula="of:=[.$E$6]+360*[.R$8]/[.$C331]" office:value-type="float" office:value="373.8" calcext:value-type="float">
            <text:p>374</text:p>
          </table:table-cell>
          <table:table-cell table:style-name="ce135" table:formula="of:=[.$E$6]+360*[.S$8]/[.$C331]" office:value-type="float" office:value="375" calcext:value-type="float">
            <text:p>375</text:p>
          </table:table-cell>
          <table:table-cell table:style-name="ce135" table:formula="of:=[.$E$6]+360*[.T$8]/[.$C331]" office:value-type="float" office:value="376.2" calcext:value-type="float">
            <text:p>376</text:p>
          </table:table-cell>
          <table:table-cell table:style-name="ce135" table:formula="of:=[.$E$6]+360*[.U$8]/[.$C331]" office:value-type="float" office:value="377.4" calcext:value-type="float">
            <text:p>377</text:p>
          </table:table-cell>
          <table:table-cell table:style-name="ce135" table:formula="of:=[.$E$6]+360*[.V$8]/[.$C331]" office:value-type="float" office:value="378.6" calcext:value-type="float">
            <text:p>379</text:p>
          </table:table-cell>
          <table:table-cell table:style-name="ce135" table:formula="of:=[.$E$6]+360*[.W$8]/[.$C331]" office:value-type="float" office:value="379.8" calcext:value-type="float">
            <text:p>380</text:p>
          </table:table-cell>
          <table:table-cell table:style-name="ce135" table:formula="of:=[.$E$6]+360*[.X$8]/[.$C331]" office:value-type="float" office:value="381" calcext:value-type="float">
            <text:p>381</text:p>
          </table:table-cell>
        </table:table-row>
        <table:table-row table:style-name="ro10">
          <table:table-cell/>
          <table:table-cell office:value-type="float" office:value="4250" calcext:value-type="float">
            <text:p>4250</text:p>
          </table:table-cell>
          <table:table-cell table:formula="of:=60000000/[.B332]" office:value-type="float" office:value="14117.6470588235" calcext:value-type="float">
            <text:p>14118</text:p>
          </table:table-cell>
          <table:table-cell table:style-name="ce135" table:formula="of:=[.$E$6]+360*[.D$8]/[.$C332]" office:value-type="float" office:value="357" calcext:value-type="float">
            <text:p>357</text:p>
          </table:table-cell>
          <table:table-cell table:style-name="ce135" table:formula="of:=[.$E$6]+360*[.E$8]/[.$C332]" office:value-type="float" office:value="358.275" calcext:value-type="float">
            <text:p>358</text:p>
          </table:table-cell>
          <table:table-cell table:style-name="ce135" table:formula="of:=[.$E$6]+360*[.F$8]/[.$C332]" office:value-type="float" office:value="359.55" calcext:value-type="float">
            <text:p>360</text:p>
          </table:table-cell>
          <table:table-cell table:style-name="ce135" table:formula="of:=[.$E$6]+360*[.G$8]/[.$C332]" office:value-type="float" office:value="360.825" calcext:value-type="float">
            <text:p>361</text:p>
          </table:table-cell>
          <table:table-cell table:style-name="ce135" table:formula="of:=[.$E$6]+360*[.H$8]/[.$C332]" office:value-type="float" office:value="362.1" calcext:value-type="float">
            <text:p>362</text:p>
          </table:table-cell>
          <table:table-cell table:style-name="ce135" table:formula="of:=[.$E$6]+360*[.I$8]/[.$C332]" office:value-type="float" office:value="363.375" calcext:value-type="float">
            <text:p>363</text:p>
          </table:table-cell>
          <table:table-cell table:style-name="ce135" table:formula="of:=[.$E$6]+360*[.J$8]/[.$C332]" office:value-type="float" office:value="364.65" calcext:value-type="float">
            <text:p>365</text:p>
          </table:table-cell>
          <table:table-cell table:style-name="ce135" table:formula="of:=[.$E$6]+360*[.K$8]/[.$C332]" office:value-type="float" office:value="365.925" calcext:value-type="float">
            <text:p>366</text:p>
          </table:table-cell>
          <table:table-cell table:style-name="ce135" table:formula="of:=[.$E$6]+360*[.L$8]/[.$C332]" office:value-type="float" office:value="367.2" calcext:value-type="float">
            <text:p>367</text:p>
          </table:table-cell>
          <table:table-cell table:style-name="ce135" table:formula="of:=[.$E$6]+360*[.M$8]/[.$C332]" office:value-type="float" office:value="368.475" calcext:value-type="float">
            <text:p>368</text:p>
          </table:table-cell>
          <table:table-cell table:style-name="ce135" table:formula="of:=[.$E$6]+360*[.N$8]/[.$C332]" office:value-type="float" office:value="369.75" calcext:value-type="float">
            <text:p>370</text:p>
          </table:table-cell>
          <table:table-cell table:style-name="ce135" table:formula="of:=[.$E$6]+360*[.O$8]/[.$C332]" office:value-type="float" office:value="371.025" calcext:value-type="float">
            <text:p>371</text:p>
          </table:table-cell>
          <table:table-cell table:style-name="ce135" table:formula="of:=[.$E$6]+360*[.P$8]/[.$C332]" office:value-type="float" office:value="372.3" calcext:value-type="float">
            <text:p>372</text:p>
          </table:table-cell>
          <table:table-cell table:style-name="ce135" table:formula="of:=[.$E$6]+360*[.Q$8]/[.$C332]" office:value-type="float" office:value="373.575" calcext:value-type="float">
            <text:p>374</text:p>
          </table:table-cell>
          <table:table-cell table:style-name="ce135" table:formula="of:=[.$E$6]+360*[.R$8]/[.$C332]" office:value-type="float" office:value="374.85" calcext:value-type="float">
            <text:p>375</text:p>
          </table:table-cell>
          <table:table-cell table:style-name="ce135" table:formula="of:=[.$E$6]+360*[.S$8]/[.$C332]" office:value-type="float" office:value="376.125" calcext:value-type="float">
            <text:p>376</text:p>
          </table:table-cell>
          <table:table-cell table:style-name="ce135" table:formula="of:=[.$E$6]+360*[.T$8]/[.$C332]" office:value-type="float" office:value="377.4" calcext:value-type="float">
            <text:p>377</text:p>
          </table:table-cell>
          <table:table-cell table:style-name="ce135" table:formula="of:=[.$E$6]+360*[.U$8]/[.$C332]" office:value-type="float" office:value="378.675" calcext:value-type="float">
            <text:p>379</text:p>
          </table:table-cell>
          <table:table-cell table:style-name="ce135" table:formula="of:=[.$E$6]+360*[.V$8]/[.$C332]" office:value-type="float" office:value="379.95" calcext:value-type="float">
            <text:p>380</text:p>
          </table:table-cell>
          <table:table-cell table:style-name="ce135" table:formula="of:=[.$E$6]+360*[.W$8]/[.$C332]" office:value-type="float" office:value="381.225" calcext:value-type="float">
            <text:p>381</text:p>
          </table:table-cell>
          <table:table-cell table:style-name="ce135" table:formula="of:=[.$E$6]+360*[.X$8]/[.$C332]" office:value-type="float" office:value="382.5" calcext:value-type="float">
            <text:p>383</text:p>
          </table:table-cell>
        </table:table-row>
        <table:table-row table:style-name="ro10">
          <table:table-cell/>
          <table:table-cell office:value-type="float" office:value="4500" calcext:value-type="float">
            <text:p>4500</text:p>
          </table:table-cell>
          <table:table-cell table:formula="of:=60000000/[.B333]" office:value-type="float" office:value="13333.3333333333" calcext:value-type="float">
            <text:p>13333</text:p>
          </table:table-cell>
          <table:table-cell table:style-name="ce135" table:formula="of:=[.$E$6]+360*[.D$8]/[.$C333]" office:value-type="float" office:value="357" calcext:value-type="float">
            <text:p>357</text:p>
          </table:table-cell>
          <table:table-cell table:style-name="ce135" table:formula="of:=[.$E$6]+360*[.E$8]/[.$C333]" office:value-type="float" office:value="358.35" calcext:value-type="float">
            <text:p>358</text:p>
          </table:table-cell>
          <table:table-cell table:style-name="ce135" table:formula="of:=[.$E$6]+360*[.F$8]/[.$C333]" office:value-type="float" office:value="359.7" calcext:value-type="float">
            <text:p>360</text:p>
          </table:table-cell>
          <table:table-cell table:style-name="ce135" table:formula="of:=[.$E$6]+360*[.G$8]/[.$C333]" office:value-type="float" office:value="361.05" calcext:value-type="float">
            <text:p>361</text:p>
          </table:table-cell>
          <table:table-cell table:style-name="ce135" table:formula="of:=[.$E$6]+360*[.H$8]/[.$C333]" office:value-type="float" office:value="362.4" calcext:value-type="float">
            <text:p>362</text:p>
          </table:table-cell>
          <table:table-cell table:style-name="ce135" table:formula="of:=[.$E$6]+360*[.I$8]/[.$C333]" office:value-type="float" office:value="363.75" calcext:value-type="float">
            <text:p>364</text:p>
          </table:table-cell>
          <table:table-cell table:style-name="ce135" table:formula="of:=[.$E$6]+360*[.J$8]/[.$C333]" office:value-type="float" office:value="365.1" calcext:value-type="float">
            <text:p>365</text:p>
          </table:table-cell>
          <table:table-cell table:style-name="ce135" table:formula="of:=[.$E$6]+360*[.K$8]/[.$C333]" office:value-type="float" office:value="366.45" calcext:value-type="float">
            <text:p>366</text:p>
          </table:table-cell>
          <table:table-cell table:style-name="ce135" table:formula="of:=[.$E$6]+360*[.L$8]/[.$C333]" office:value-type="float" office:value="367.8" calcext:value-type="float">
            <text:p>368</text:p>
          </table:table-cell>
          <table:table-cell table:style-name="ce135" table:formula="of:=[.$E$6]+360*[.M$8]/[.$C333]" office:value-type="float" office:value="369.15" calcext:value-type="float">
            <text:p>369</text:p>
          </table:table-cell>
          <table:table-cell table:style-name="ce135" table:formula="of:=[.$E$6]+360*[.N$8]/[.$C333]" office:value-type="float" office:value="370.5" calcext:value-type="float">
            <text:p>371</text:p>
          </table:table-cell>
          <table:table-cell table:style-name="ce135" table:formula="of:=[.$E$6]+360*[.O$8]/[.$C333]" office:value-type="float" office:value="371.85" calcext:value-type="float">
            <text:p>372</text:p>
          </table:table-cell>
          <table:table-cell table:style-name="ce135" table:formula="of:=[.$E$6]+360*[.P$8]/[.$C333]" office:value-type="float" office:value="373.2" calcext:value-type="float">
            <text:p>373</text:p>
          </table:table-cell>
          <table:table-cell table:style-name="ce135" table:formula="of:=[.$E$6]+360*[.Q$8]/[.$C333]" office:value-type="float" office:value="374.55" calcext:value-type="float">
            <text:p>375</text:p>
          </table:table-cell>
          <table:table-cell table:style-name="ce135" table:formula="of:=[.$E$6]+360*[.R$8]/[.$C333]" office:value-type="float" office:value="375.9" calcext:value-type="float">
            <text:p>376</text:p>
          </table:table-cell>
          <table:table-cell table:style-name="ce135" table:formula="of:=[.$E$6]+360*[.S$8]/[.$C333]" office:value-type="float" office:value="377.25" calcext:value-type="float">
            <text:p>377</text:p>
          </table:table-cell>
          <table:table-cell table:style-name="ce135" table:formula="of:=[.$E$6]+360*[.T$8]/[.$C333]" office:value-type="float" office:value="378.6" calcext:value-type="float">
            <text:p>379</text:p>
          </table:table-cell>
          <table:table-cell table:style-name="ce135" table:formula="of:=[.$E$6]+360*[.U$8]/[.$C333]" office:value-type="float" office:value="379.95" calcext:value-type="float">
            <text:p>380</text:p>
          </table:table-cell>
          <table:table-cell table:style-name="ce135" table:formula="of:=[.$E$6]+360*[.V$8]/[.$C333]" office:value-type="float" office:value="381.3" calcext:value-type="float">
            <text:p>381</text:p>
          </table:table-cell>
          <table:table-cell table:style-name="ce135" table:formula="of:=[.$E$6]+360*[.W$8]/[.$C333]" office:value-type="float" office:value="382.65" calcext:value-type="float">
            <text:p>383</text:p>
          </table:table-cell>
          <table:table-cell table:style-name="ce135" table:formula="of:=[.$E$6]+360*[.X$8]/[.$C333]" office:value-type="float" office:value="384" calcext:value-type="float">
            <text:p>384</text:p>
          </table:table-cell>
        </table:table-row>
        <table:table-row table:style-name="ro10">
          <table:table-cell/>
          <table:table-cell office:value-type="float" office:value="4750" calcext:value-type="float">
            <text:p>4750</text:p>
          </table:table-cell>
          <table:table-cell table:formula="of:=60000000/[.B334]" office:value-type="float" office:value="12631.5789473684" calcext:value-type="float">
            <text:p>12632</text:p>
          </table:table-cell>
          <table:table-cell table:style-name="ce135" table:formula="of:=[.$E$6]+360*[.D$8]/[.$C334]" office:value-type="float" office:value="357" calcext:value-type="float">
            <text:p>357</text:p>
          </table:table-cell>
          <table:table-cell table:style-name="ce135" table:formula="of:=[.$E$6]+360*[.E$8]/[.$C334]" office:value-type="float" office:value="358.425" calcext:value-type="float">
            <text:p>358</text:p>
          </table:table-cell>
          <table:table-cell table:style-name="ce135" table:formula="of:=[.$E$6]+360*[.F$8]/[.$C334]" office:value-type="float" office:value="359.85" calcext:value-type="float">
            <text:p>360</text:p>
          </table:table-cell>
          <table:table-cell table:style-name="ce135" table:formula="of:=[.$E$6]+360*[.G$8]/[.$C334]" office:value-type="float" office:value="361.275" calcext:value-type="float">
            <text:p>361</text:p>
          </table:table-cell>
          <table:table-cell table:style-name="ce135" table:formula="of:=[.$E$6]+360*[.H$8]/[.$C334]" office:value-type="float" office:value="362.7" calcext:value-type="float">
            <text:p>363</text:p>
          </table:table-cell>
          <table:table-cell table:style-name="ce135" table:formula="of:=[.$E$6]+360*[.I$8]/[.$C334]" office:value-type="float" office:value="364.125" calcext:value-type="float">
            <text:p>364</text:p>
          </table:table-cell>
          <table:table-cell table:style-name="ce135" table:formula="of:=[.$E$6]+360*[.J$8]/[.$C334]" office:value-type="float" office:value="365.55" calcext:value-type="float">
            <text:p>366</text:p>
          </table:table-cell>
          <table:table-cell table:style-name="ce135" table:formula="of:=[.$E$6]+360*[.K$8]/[.$C334]" office:value-type="float" office:value="366.975" calcext:value-type="float">
            <text:p>367</text:p>
          </table:table-cell>
          <table:table-cell table:style-name="ce135" table:formula="of:=[.$E$6]+360*[.L$8]/[.$C334]" office:value-type="float" office:value="368.4" calcext:value-type="float">
            <text:p>368</text:p>
          </table:table-cell>
          <table:table-cell table:style-name="ce135" table:formula="of:=[.$E$6]+360*[.M$8]/[.$C334]" office:value-type="float" office:value="369.825" calcext:value-type="float">
            <text:p>370</text:p>
          </table:table-cell>
          <table:table-cell table:style-name="ce135" table:formula="of:=[.$E$6]+360*[.N$8]/[.$C334]" office:value-type="float" office:value="371.25" calcext:value-type="float">
            <text:p>371</text:p>
          </table:table-cell>
          <table:table-cell table:style-name="ce135" table:formula="of:=[.$E$6]+360*[.O$8]/[.$C334]" office:value-type="float" office:value="372.675" calcext:value-type="float">
            <text:p>373</text:p>
          </table:table-cell>
          <table:table-cell table:style-name="ce135" table:formula="of:=[.$E$6]+360*[.P$8]/[.$C334]" office:value-type="float" office:value="374.1" calcext:value-type="float">
            <text:p>374</text:p>
          </table:table-cell>
          <table:table-cell table:style-name="ce135" table:formula="of:=[.$E$6]+360*[.Q$8]/[.$C334]" office:value-type="float" office:value="375.525" calcext:value-type="float">
            <text:p>376</text:p>
          </table:table-cell>
          <table:table-cell table:style-name="ce135" table:formula="of:=[.$E$6]+360*[.R$8]/[.$C334]" office:value-type="float" office:value="376.95" calcext:value-type="float">
            <text:p>377</text:p>
          </table:table-cell>
          <table:table-cell table:style-name="ce135" table:formula="of:=[.$E$6]+360*[.S$8]/[.$C334]" office:value-type="float" office:value="378.375" calcext:value-type="float">
            <text:p>378</text:p>
          </table:table-cell>
          <table:table-cell table:style-name="ce135" table:formula="of:=[.$E$6]+360*[.T$8]/[.$C334]" office:value-type="float" office:value="379.8" calcext:value-type="float">
            <text:p>380</text:p>
          </table:table-cell>
          <table:table-cell table:style-name="ce135" table:formula="of:=[.$E$6]+360*[.U$8]/[.$C334]" office:value-type="float" office:value="381.225" calcext:value-type="float">
            <text:p>381</text:p>
          </table:table-cell>
          <table:table-cell table:style-name="ce135" table:formula="of:=[.$E$6]+360*[.V$8]/[.$C334]" office:value-type="float" office:value="382.65" calcext:value-type="float">
            <text:p>383</text:p>
          </table:table-cell>
          <table:table-cell table:style-name="ce135" table:formula="of:=[.$E$6]+360*[.W$8]/[.$C334]" office:value-type="float" office:value="384.075" calcext:value-type="float">
            <text:p>384</text:p>
          </table:table-cell>
          <table:table-cell table:style-name="ce135" table:formula="of:=[.$E$6]+360*[.X$8]/[.$C334]" office:value-type="float" office:value="385.5" calcext:value-type="float">
            <text:p>386</text:p>
          </table:table-cell>
        </table:table-row>
        <table:table-row table:style-name="ro10">
          <table:table-cell/>
          <table:table-cell office:value-type="float" office:value="5000" calcext:value-type="float">
            <text:p>5000</text:p>
          </table:table-cell>
          <table:table-cell table:formula="of:=60000000/[.B335]" office:value-type="float" office:value="12000" calcext:value-type="float">
            <text:p>12000</text:p>
          </table:table-cell>
          <table:table-cell table:style-name="ce135" table:formula="of:=[.$E$6]+360*[.D$8]/[.$C335]" office:value-type="float" office:value="357" calcext:value-type="float">
            <text:p>357</text:p>
          </table:table-cell>
          <table:table-cell table:style-name="ce135" table:formula="of:=[.$E$6]+360*[.E$8]/[.$C335]" office:value-type="float" office:value="358.5" calcext:value-type="float">
            <text:p>359</text:p>
          </table:table-cell>
          <table:table-cell table:style-name="ce135" table:formula="of:=[.$E$6]+360*[.F$8]/[.$C335]" office:value-type="float" office:value="360" calcext:value-type="float">
            <text:p>360</text:p>
          </table:table-cell>
          <table:table-cell table:style-name="ce135" table:formula="of:=[.$E$6]+360*[.G$8]/[.$C335]" office:value-type="float" office:value="361.5" calcext:value-type="float">
            <text:p>362</text:p>
          </table:table-cell>
          <table:table-cell table:style-name="ce135" table:formula="of:=[.$E$6]+360*[.H$8]/[.$C335]" office:value-type="float" office:value="363" calcext:value-type="float">
            <text:p>363</text:p>
          </table:table-cell>
          <table:table-cell table:style-name="ce135" table:formula="of:=[.$E$6]+360*[.I$8]/[.$C335]" office:value-type="float" office:value="364.5" calcext:value-type="float">
            <text:p>365</text:p>
          </table:table-cell>
          <table:table-cell table:style-name="ce135" table:formula="of:=[.$E$6]+360*[.J$8]/[.$C335]" office:value-type="float" office:value="366" calcext:value-type="float">
            <text:p>366</text:p>
          </table:table-cell>
          <table:table-cell table:style-name="ce135" table:formula="of:=[.$E$6]+360*[.K$8]/[.$C335]" office:value-type="float" office:value="367.5" calcext:value-type="float">
            <text:p>368</text:p>
          </table:table-cell>
          <table:table-cell table:style-name="ce135" table:formula="of:=[.$E$6]+360*[.L$8]/[.$C335]" office:value-type="float" office:value="369" calcext:value-type="float">
            <text:p>369</text:p>
          </table:table-cell>
          <table:table-cell table:style-name="ce135" table:formula="of:=[.$E$6]+360*[.M$8]/[.$C335]" office:value-type="float" office:value="370.5" calcext:value-type="float">
            <text:p>371</text:p>
          </table:table-cell>
          <table:table-cell table:style-name="ce135" table:formula="of:=[.$E$6]+360*[.N$8]/[.$C335]" office:value-type="float" office:value="372" calcext:value-type="float">
            <text:p>372</text:p>
          </table:table-cell>
          <table:table-cell table:style-name="ce135" table:formula="of:=[.$E$6]+360*[.O$8]/[.$C335]" office:value-type="float" office:value="373.5" calcext:value-type="float">
            <text:p>374</text:p>
          </table:table-cell>
          <table:table-cell table:style-name="ce135" table:formula="of:=[.$E$6]+360*[.P$8]/[.$C335]" office:value-type="float" office:value="375" calcext:value-type="float">
            <text:p>375</text:p>
          </table:table-cell>
          <table:table-cell table:style-name="ce135" table:formula="of:=[.$E$6]+360*[.Q$8]/[.$C335]" office:value-type="float" office:value="376.5" calcext:value-type="float">
            <text:p>377</text:p>
          </table:table-cell>
          <table:table-cell table:style-name="ce135" table:formula="of:=[.$E$6]+360*[.R$8]/[.$C335]" office:value-type="float" office:value="378" calcext:value-type="float">
            <text:p>378</text:p>
          </table:table-cell>
          <table:table-cell table:style-name="ce135" table:formula="of:=[.$E$6]+360*[.S$8]/[.$C335]" office:value-type="float" office:value="379.5" calcext:value-type="float">
            <text:p>380</text:p>
          </table:table-cell>
          <table:table-cell table:style-name="ce135" table:formula="of:=[.$E$6]+360*[.T$8]/[.$C335]" office:value-type="float" office:value="381" calcext:value-type="float">
            <text:p>381</text:p>
          </table:table-cell>
          <table:table-cell table:style-name="ce135" table:formula="of:=[.$E$6]+360*[.U$8]/[.$C335]" office:value-type="float" office:value="382.5" calcext:value-type="float">
            <text:p>383</text:p>
          </table:table-cell>
          <table:table-cell table:style-name="ce135" table:formula="of:=[.$E$6]+360*[.V$8]/[.$C335]" office:value-type="float" office:value="384" calcext:value-type="float">
            <text:p>384</text:p>
          </table:table-cell>
          <table:table-cell table:style-name="ce135" table:formula="of:=[.$E$6]+360*[.W$8]/[.$C335]" office:value-type="float" office:value="385.5" calcext:value-type="float">
            <text:p>386</text:p>
          </table:table-cell>
          <table:table-cell table:style-name="ce135" table:formula="of:=[.$E$6]+360*[.X$8]/[.$C335]" office:value-type="float" office:value="387" calcext:value-type="float">
            <text:p>387</text:p>
          </table:table-cell>
        </table:table-row>
        <table:table-row table:style-name="ro10">
          <table:table-cell/>
          <table:table-cell office:value-type="float" office:value="5250" calcext:value-type="float">
            <text:p>5250</text:p>
          </table:table-cell>
          <table:table-cell table:formula="of:=60000000/[.B336]" office:value-type="float" office:value="11428.5714285714" calcext:value-type="float">
            <text:p>11429</text:p>
          </table:table-cell>
          <table:table-cell table:style-name="ce135" table:formula="of:=[.$E$6]+360*[.D$8]/[.$C336]" office:value-type="float" office:value="357" calcext:value-type="float">
            <text:p>357</text:p>
          </table:table-cell>
          <table:table-cell table:style-name="ce135" table:formula="of:=[.$E$6]+360*[.E$8]/[.$C336]" office:value-type="float" office:value="358.575" calcext:value-type="float">
            <text:p>359</text:p>
          </table:table-cell>
          <table:table-cell table:style-name="ce135" table:formula="of:=[.$E$6]+360*[.F$8]/[.$C336]" office:value-type="float" office:value="360.15" calcext:value-type="float">
            <text:p>360</text:p>
          </table:table-cell>
          <table:table-cell table:style-name="ce135" table:formula="of:=[.$E$6]+360*[.G$8]/[.$C336]" office:value-type="float" office:value="361.725" calcext:value-type="float">
            <text:p>362</text:p>
          </table:table-cell>
          <table:table-cell table:style-name="ce135" table:formula="of:=[.$E$6]+360*[.H$8]/[.$C336]" office:value-type="float" office:value="363.3" calcext:value-type="float">
            <text:p>363</text:p>
          </table:table-cell>
          <table:table-cell table:style-name="ce135" table:formula="of:=[.$E$6]+360*[.I$8]/[.$C336]" office:value-type="float" office:value="364.875" calcext:value-type="float">
            <text:p>365</text:p>
          </table:table-cell>
          <table:table-cell table:style-name="ce135" table:formula="of:=[.$E$6]+360*[.J$8]/[.$C336]" office:value-type="float" office:value="366.45" calcext:value-type="float">
            <text:p>366</text:p>
          </table:table-cell>
          <table:table-cell table:style-name="ce135" table:formula="of:=[.$E$6]+360*[.K$8]/[.$C336]" office:value-type="float" office:value="368.025" calcext:value-type="float">
            <text:p>368</text:p>
          </table:table-cell>
          <table:table-cell table:style-name="ce135" table:formula="of:=[.$E$6]+360*[.L$8]/[.$C336]" office:value-type="float" office:value="369.6" calcext:value-type="float">
            <text:p>370</text:p>
          </table:table-cell>
          <table:table-cell table:style-name="ce135" table:formula="of:=[.$E$6]+360*[.M$8]/[.$C336]" office:value-type="float" office:value="371.175" calcext:value-type="float">
            <text:p>371</text:p>
          </table:table-cell>
          <table:table-cell table:style-name="ce135" table:formula="of:=[.$E$6]+360*[.N$8]/[.$C336]" office:value-type="float" office:value="372.75" calcext:value-type="float">
            <text:p>373</text:p>
          </table:table-cell>
          <table:table-cell table:style-name="ce135" table:formula="of:=[.$E$6]+360*[.O$8]/[.$C336]" office:value-type="float" office:value="374.325" calcext:value-type="float">
            <text:p>374</text:p>
          </table:table-cell>
          <table:table-cell table:style-name="ce135" table:formula="of:=[.$E$6]+360*[.P$8]/[.$C336]" office:value-type="float" office:value="375.9" calcext:value-type="float">
            <text:p>376</text:p>
          </table:table-cell>
          <table:table-cell table:style-name="ce135" table:formula="of:=[.$E$6]+360*[.Q$8]/[.$C336]" office:value-type="float" office:value="377.475" calcext:value-type="float">
            <text:p>377</text:p>
          </table:table-cell>
          <table:table-cell table:style-name="ce135" table:formula="of:=[.$E$6]+360*[.R$8]/[.$C336]" office:value-type="float" office:value="379.05" calcext:value-type="float">
            <text:p>379</text:p>
          </table:table-cell>
          <table:table-cell table:style-name="ce135" table:formula="of:=[.$E$6]+360*[.S$8]/[.$C336]" office:value-type="float" office:value="380.625" calcext:value-type="float">
            <text:p>381</text:p>
          </table:table-cell>
          <table:table-cell table:style-name="ce135" table:formula="of:=[.$E$6]+360*[.T$8]/[.$C336]" office:value-type="float" office:value="382.2" calcext:value-type="float">
            <text:p>382</text:p>
          </table:table-cell>
          <table:table-cell table:style-name="ce135" table:formula="of:=[.$E$6]+360*[.U$8]/[.$C336]" office:value-type="float" office:value="383.775" calcext:value-type="float">
            <text:p>384</text:p>
          </table:table-cell>
          <table:table-cell table:style-name="ce135" table:formula="of:=[.$E$6]+360*[.V$8]/[.$C336]" office:value-type="float" office:value="385.35" calcext:value-type="float">
            <text:p>385</text:p>
          </table:table-cell>
          <table:table-cell table:style-name="ce135" table:formula="of:=[.$E$6]+360*[.W$8]/[.$C336]" office:value-type="float" office:value="386.925" calcext:value-type="float">
            <text:p>387</text:p>
          </table:table-cell>
          <table:table-cell table:style-name="ce135" table:formula="of:=[.$E$6]+360*[.X$8]/[.$C336]" office:value-type="float" office:value="388.5" calcext:value-type="float">
            <text:p>389</text:p>
          </table:table-cell>
        </table:table-row>
        <table:table-row table:style-name="ro10">
          <table:table-cell/>
          <table:table-cell office:value-type="float" office:value="5500" calcext:value-type="float">
            <text:p>5500</text:p>
          </table:table-cell>
          <table:table-cell table:formula="of:=60000000/[.B337]" office:value-type="float" office:value="10909.0909090909" calcext:value-type="float">
            <text:p>10909</text:p>
          </table:table-cell>
          <table:table-cell table:style-name="ce135" table:formula="of:=[.$E$6]+360*[.D$8]/[.$C337]" office:value-type="float" office:value="357" calcext:value-type="float">
            <text:p>357</text:p>
          </table:table-cell>
          <table:table-cell table:style-name="ce135" table:formula="of:=[.$E$6]+360*[.E$8]/[.$C337]" office:value-type="float" office:value="358.65" calcext:value-type="float">
            <text:p>359</text:p>
          </table:table-cell>
          <table:table-cell table:style-name="ce135" table:formula="of:=[.$E$6]+360*[.F$8]/[.$C337]" office:value-type="float" office:value="360.3" calcext:value-type="float">
            <text:p>360</text:p>
          </table:table-cell>
          <table:table-cell table:style-name="ce135" table:formula="of:=[.$E$6]+360*[.G$8]/[.$C337]" office:value-type="float" office:value="361.95" calcext:value-type="float">
            <text:p>362</text:p>
          </table:table-cell>
          <table:table-cell table:style-name="ce135" table:formula="of:=[.$E$6]+360*[.H$8]/[.$C337]" office:value-type="float" office:value="363.6" calcext:value-type="float">
            <text:p>364</text:p>
          </table:table-cell>
          <table:table-cell table:style-name="ce135" table:formula="of:=[.$E$6]+360*[.I$8]/[.$C337]" office:value-type="float" office:value="365.25" calcext:value-type="float">
            <text:p>365</text:p>
          </table:table-cell>
          <table:table-cell table:style-name="ce135" table:formula="of:=[.$E$6]+360*[.J$8]/[.$C337]" office:value-type="float" office:value="366.9" calcext:value-type="float">
            <text:p>367</text:p>
          </table:table-cell>
          <table:table-cell table:style-name="ce135" table:formula="of:=[.$E$6]+360*[.K$8]/[.$C337]" office:value-type="float" office:value="368.55" calcext:value-type="float">
            <text:p>369</text:p>
          </table:table-cell>
          <table:table-cell table:style-name="ce135" table:formula="of:=[.$E$6]+360*[.L$8]/[.$C337]" office:value-type="float" office:value="370.2" calcext:value-type="float">
            <text:p>370</text:p>
          </table:table-cell>
          <table:table-cell table:style-name="ce135" table:formula="of:=[.$E$6]+360*[.M$8]/[.$C337]" office:value-type="float" office:value="371.85" calcext:value-type="float">
            <text:p>372</text:p>
          </table:table-cell>
          <table:table-cell table:style-name="ce135" table:formula="of:=[.$E$6]+360*[.N$8]/[.$C337]" office:value-type="float" office:value="373.5" calcext:value-type="float">
            <text:p>374</text:p>
          </table:table-cell>
          <table:table-cell table:style-name="ce135" table:formula="of:=[.$E$6]+360*[.O$8]/[.$C337]" office:value-type="float" office:value="375.15" calcext:value-type="float">
            <text:p>375</text:p>
          </table:table-cell>
          <table:table-cell table:style-name="ce135" table:formula="of:=[.$E$6]+360*[.P$8]/[.$C337]" office:value-type="float" office:value="376.8" calcext:value-type="float">
            <text:p>377</text:p>
          </table:table-cell>
          <table:table-cell table:style-name="ce135" table:formula="of:=[.$E$6]+360*[.Q$8]/[.$C337]" office:value-type="float" office:value="378.45" calcext:value-type="float">
            <text:p>378</text:p>
          </table:table-cell>
          <table:table-cell table:style-name="ce135" table:formula="of:=[.$E$6]+360*[.R$8]/[.$C337]" office:value-type="float" office:value="380.1" calcext:value-type="float">
            <text:p>380</text:p>
          </table:table-cell>
          <table:table-cell table:style-name="ce135" table:formula="of:=[.$E$6]+360*[.S$8]/[.$C337]" office:value-type="float" office:value="381.75" calcext:value-type="float">
            <text:p>382</text:p>
          </table:table-cell>
          <table:table-cell table:style-name="ce135" table:formula="of:=[.$E$6]+360*[.T$8]/[.$C337]" office:value-type="float" office:value="383.4" calcext:value-type="float">
            <text:p>383</text:p>
          </table:table-cell>
          <table:table-cell table:style-name="ce135" table:formula="of:=[.$E$6]+360*[.U$8]/[.$C337]" office:value-type="float" office:value="385.05" calcext:value-type="float">
            <text:p>385</text:p>
          </table:table-cell>
          <table:table-cell table:style-name="ce135" table:formula="of:=[.$E$6]+360*[.V$8]/[.$C337]" office:value-type="float" office:value="386.7" calcext:value-type="float">
            <text:p>387</text:p>
          </table:table-cell>
          <table:table-cell table:style-name="ce135" table:formula="of:=[.$E$6]+360*[.W$8]/[.$C337]" office:value-type="float" office:value="388.35" calcext:value-type="float">
            <text:p>388</text:p>
          </table:table-cell>
          <table:table-cell table:style-name="ce135" table:formula="of:=[.$E$6]+360*[.X$8]/[.$C337]" office:value-type="float" office:value="390" calcext:value-type="float">
            <text:p>390</text:p>
          </table:table-cell>
        </table:table-row>
        <table:table-row table:style-name="ro10">
          <table:table-cell/>
          <table:table-cell office:value-type="float" office:value="5750" calcext:value-type="float">
            <text:p>5750</text:p>
          </table:table-cell>
          <table:table-cell table:formula="of:=60000000/[.B338]" office:value-type="float" office:value="10434.7826086957" calcext:value-type="float">
            <text:p>10435</text:p>
          </table:table-cell>
          <table:table-cell table:style-name="ce135" table:formula="of:=[.$E$6]+360*[.D$8]/[.$C338]" office:value-type="float" office:value="357" calcext:value-type="float">
            <text:p>357</text:p>
          </table:table-cell>
          <table:table-cell table:style-name="ce135" table:formula="of:=[.$E$6]+360*[.E$8]/[.$C338]" office:value-type="float" office:value="358.725" calcext:value-type="float">
            <text:p>359</text:p>
          </table:table-cell>
          <table:table-cell table:style-name="ce135" table:formula="of:=[.$E$6]+360*[.F$8]/[.$C338]" office:value-type="float" office:value="360.45" calcext:value-type="float">
            <text:p>360</text:p>
          </table:table-cell>
          <table:table-cell table:style-name="ce135" table:formula="of:=[.$E$6]+360*[.G$8]/[.$C338]" office:value-type="float" office:value="362.175" calcext:value-type="float">
            <text:p>362</text:p>
          </table:table-cell>
          <table:table-cell table:style-name="ce135" table:formula="of:=[.$E$6]+360*[.H$8]/[.$C338]" office:value-type="float" office:value="363.9" calcext:value-type="float">
            <text:p>364</text:p>
          </table:table-cell>
          <table:table-cell table:style-name="ce135" table:formula="of:=[.$E$6]+360*[.I$8]/[.$C338]" office:value-type="float" office:value="365.625" calcext:value-type="float">
            <text:p>366</text:p>
          </table:table-cell>
          <table:table-cell table:style-name="ce135" table:formula="of:=[.$E$6]+360*[.J$8]/[.$C338]" office:value-type="float" office:value="367.35" calcext:value-type="float">
            <text:p>367</text:p>
          </table:table-cell>
          <table:table-cell table:style-name="ce135" table:formula="of:=[.$E$6]+360*[.K$8]/[.$C338]" office:value-type="float" office:value="369.075" calcext:value-type="float">
            <text:p>369</text:p>
          </table:table-cell>
          <table:table-cell table:style-name="ce135" table:formula="of:=[.$E$6]+360*[.L$8]/[.$C338]" office:value-type="float" office:value="370.8" calcext:value-type="float">
            <text:p>371</text:p>
          </table:table-cell>
          <table:table-cell table:style-name="ce135" table:formula="of:=[.$E$6]+360*[.M$8]/[.$C338]" office:value-type="float" office:value="372.525" calcext:value-type="float">
            <text:p>373</text:p>
          </table:table-cell>
          <table:table-cell table:style-name="ce135" table:formula="of:=[.$E$6]+360*[.N$8]/[.$C338]" office:value-type="float" office:value="374.25" calcext:value-type="float">
            <text:p>374</text:p>
          </table:table-cell>
          <table:table-cell table:style-name="ce135" table:formula="of:=[.$E$6]+360*[.O$8]/[.$C338]" office:value-type="float" office:value="375.975" calcext:value-type="float">
            <text:p>376</text:p>
          </table:table-cell>
          <table:table-cell table:style-name="ce135" table:formula="of:=[.$E$6]+360*[.P$8]/[.$C338]" office:value-type="float" office:value="377.7" calcext:value-type="float">
            <text:p>378</text:p>
          </table:table-cell>
          <table:table-cell table:style-name="ce135" table:formula="of:=[.$E$6]+360*[.Q$8]/[.$C338]" office:value-type="float" office:value="379.425" calcext:value-type="float">
            <text:p>379</text:p>
          </table:table-cell>
          <table:table-cell table:style-name="ce135" table:formula="of:=[.$E$6]+360*[.R$8]/[.$C338]" office:value-type="float" office:value="381.15" calcext:value-type="float">
            <text:p>381</text:p>
          </table:table-cell>
          <table:table-cell table:style-name="ce135" table:formula="of:=[.$E$6]+360*[.S$8]/[.$C338]" office:value-type="float" office:value="382.875" calcext:value-type="float">
            <text:p>383</text:p>
          </table:table-cell>
          <table:table-cell table:style-name="ce135" table:formula="of:=[.$E$6]+360*[.T$8]/[.$C338]" office:value-type="float" office:value="384.6" calcext:value-type="float">
            <text:p>385</text:p>
          </table:table-cell>
          <table:table-cell table:style-name="ce135" table:formula="of:=[.$E$6]+360*[.U$8]/[.$C338]" office:value-type="float" office:value="386.325" calcext:value-type="float">
            <text:p>386</text:p>
          </table:table-cell>
          <table:table-cell table:style-name="ce135" table:formula="of:=[.$E$6]+360*[.V$8]/[.$C338]" office:value-type="float" office:value="388.05" calcext:value-type="float">
            <text:p>388</text:p>
          </table:table-cell>
          <table:table-cell table:style-name="ce135" table:formula="of:=[.$E$6]+360*[.W$8]/[.$C338]" office:value-type="float" office:value="389.775" calcext:value-type="float">
            <text:p>390</text:p>
          </table:table-cell>
          <table:table-cell table:style-name="ce135" table:formula="of:=[.$E$6]+360*[.X$8]/[.$C338]" office:value-type="float" office:value="391.5" calcext:value-type="float">
            <text:p>392</text:p>
          </table:table-cell>
        </table:table-row>
        <table:table-row table:style-name="ro10">
          <table:table-cell/>
          <table:table-cell office:value-type="float" office:value="6000" calcext:value-type="float">
            <text:p>6000</text:p>
          </table:table-cell>
          <table:table-cell table:formula="of:=60000000/[.B339]" office:value-type="float" office:value="10000" calcext:value-type="float">
            <text:p>10000</text:p>
          </table:table-cell>
          <table:table-cell table:style-name="ce135" table:formula="of:=[.$E$6]+360*[.D$8]/[.$C339]" office:value-type="float" office:value="357" calcext:value-type="float">
            <text:p>357</text:p>
          </table:table-cell>
          <table:table-cell table:style-name="ce135" table:formula="of:=[.$E$6]+360*[.E$8]/[.$C339]" office:value-type="float" office:value="358.8" calcext:value-type="float">
            <text:p>359</text:p>
          </table:table-cell>
          <table:table-cell table:style-name="ce135" table:formula="of:=[.$E$6]+360*[.F$8]/[.$C339]" office:value-type="float" office:value="360.6" calcext:value-type="float">
            <text:p>361</text:p>
          </table:table-cell>
          <table:table-cell table:style-name="ce135" table:formula="of:=[.$E$6]+360*[.G$8]/[.$C339]" office:value-type="float" office:value="362.4" calcext:value-type="float">
            <text:p>362</text:p>
          </table:table-cell>
          <table:table-cell table:style-name="ce135" table:formula="of:=[.$E$6]+360*[.H$8]/[.$C339]" office:value-type="float" office:value="364.2" calcext:value-type="float">
            <text:p>364</text:p>
          </table:table-cell>
          <table:table-cell table:style-name="ce135" table:formula="of:=[.$E$6]+360*[.I$8]/[.$C339]" office:value-type="float" office:value="366" calcext:value-type="float">
            <text:p>366</text:p>
          </table:table-cell>
          <table:table-cell table:style-name="ce135" table:formula="of:=[.$E$6]+360*[.J$8]/[.$C339]" office:value-type="float" office:value="367.8" calcext:value-type="float">
            <text:p>368</text:p>
          </table:table-cell>
          <table:table-cell table:style-name="ce135" table:formula="of:=[.$E$6]+360*[.K$8]/[.$C339]" office:value-type="float" office:value="369.6" calcext:value-type="float">
            <text:p>370</text:p>
          </table:table-cell>
          <table:table-cell table:style-name="ce135" table:formula="of:=[.$E$6]+360*[.L$8]/[.$C339]" office:value-type="float" office:value="371.4" calcext:value-type="float">
            <text:p>371</text:p>
          </table:table-cell>
          <table:table-cell table:style-name="ce135" table:formula="of:=[.$E$6]+360*[.M$8]/[.$C339]" office:value-type="float" office:value="373.2" calcext:value-type="float">
            <text:p>373</text:p>
          </table:table-cell>
          <table:table-cell table:style-name="ce135" table:formula="of:=[.$E$6]+360*[.N$8]/[.$C339]" office:value-type="float" office:value="375" calcext:value-type="float">
            <text:p>375</text:p>
          </table:table-cell>
          <table:table-cell table:style-name="ce135" table:formula="of:=[.$E$6]+360*[.O$8]/[.$C339]" office:value-type="float" office:value="376.8" calcext:value-type="float">
            <text:p>377</text:p>
          </table:table-cell>
          <table:table-cell table:style-name="ce135" table:formula="of:=[.$E$6]+360*[.P$8]/[.$C339]" office:value-type="float" office:value="378.6" calcext:value-type="float">
            <text:p>379</text:p>
          </table:table-cell>
          <table:table-cell table:style-name="ce135" table:formula="of:=[.$E$6]+360*[.Q$8]/[.$C339]" office:value-type="float" office:value="380.4" calcext:value-type="float">
            <text:p>380</text:p>
          </table:table-cell>
          <table:table-cell table:style-name="ce135" table:formula="of:=[.$E$6]+360*[.R$8]/[.$C339]" office:value-type="float" office:value="382.2" calcext:value-type="float">
            <text:p>382</text:p>
          </table:table-cell>
          <table:table-cell table:style-name="ce135" table:formula="of:=[.$E$6]+360*[.S$8]/[.$C339]" office:value-type="float" office:value="384" calcext:value-type="float">
            <text:p>384</text:p>
          </table:table-cell>
          <table:table-cell table:style-name="ce135" table:formula="of:=[.$E$6]+360*[.T$8]/[.$C339]" office:value-type="float" office:value="385.8" calcext:value-type="float">
            <text:p>386</text:p>
          </table:table-cell>
          <table:table-cell table:style-name="ce135" table:formula="of:=[.$E$6]+360*[.U$8]/[.$C339]" office:value-type="float" office:value="387.6" calcext:value-type="float">
            <text:p>388</text:p>
          </table:table-cell>
          <table:table-cell table:style-name="ce135" table:formula="of:=[.$E$6]+360*[.V$8]/[.$C339]" office:value-type="float" office:value="389.4" calcext:value-type="float">
            <text:p>389</text:p>
          </table:table-cell>
          <table:table-cell table:style-name="ce135" table:formula="of:=[.$E$6]+360*[.W$8]/[.$C339]" office:value-type="float" office:value="391.2" calcext:value-type="float">
            <text:p>391</text:p>
          </table:table-cell>
          <table:table-cell table:style-name="ce135" table:formula="of:=[.$E$6]+360*[.X$8]/[.$C339]" office:value-type="float" office:value="393" calcext:value-type="float">
            <text:p>393</text:p>
          </table:table-cell>
        </table:table-row>
        <table:table-row table:style-name="ro10">
          <table:table-cell/>
          <table:table-cell office:value-type="float" office:value="6250" calcext:value-type="float">
            <text:p>6250</text:p>
          </table:table-cell>
          <table:table-cell table:formula="of:=60000000/[.B340]" office:value-type="float" office:value="9600" calcext:value-type="float">
            <text:p>9600</text:p>
          </table:table-cell>
          <table:table-cell table:style-name="ce135" table:formula="of:=[.$E$6]+360*[.D$8]/[.$C340]" office:value-type="float" office:value="357" calcext:value-type="float">
            <text:p>357</text:p>
          </table:table-cell>
          <table:table-cell table:style-name="ce135" table:formula="of:=[.$E$6]+360*[.E$8]/[.$C340]" office:value-type="float" office:value="358.875" calcext:value-type="float">
            <text:p>359</text:p>
          </table:table-cell>
          <table:table-cell table:style-name="ce135" table:formula="of:=[.$E$6]+360*[.F$8]/[.$C340]" office:value-type="float" office:value="360.75" calcext:value-type="float">
            <text:p>361</text:p>
          </table:table-cell>
          <table:table-cell table:style-name="ce135" table:formula="of:=[.$E$6]+360*[.G$8]/[.$C340]" office:value-type="float" office:value="362.625" calcext:value-type="float">
            <text:p>363</text:p>
          </table:table-cell>
          <table:table-cell table:style-name="ce135" table:formula="of:=[.$E$6]+360*[.H$8]/[.$C340]" office:value-type="float" office:value="364.5" calcext:value-type="float">
            <text:p>365</text:p>
          </table:table-cell>
          <table:table-cell table:style-name="ce135" table:formula="of:=[.$E$6]+360*[.I$8]/[.$C340]" office:value-type="float" office:value="366.375" calcext:value-type="float">
            <text:p>366</text:p>
          </table:table-cell>
          <table:table-cell table:style-name="ce135" table:formula="of:=[.$E$6]+360*[.J$8]/[.$C340]" office:value-type="float" office:value="368.25" calcext:value-type="float">
            <text:p>368</text:p>
          </table:table-cell>
          <table:table-cell table:style-name="ce135" table:formula="of:=[.$E$6]+360*[.K$8]/[.$C340]" office:value-type="float" office:value="370.125" calcext:value-type="float">
            <text:p>370</text:p>
          </table:table-cell>
          <table:table-cell table:style-name="ce135" table:formula="of:=[.$E$6]+360*[.L$8]/[.$C340]" office:value-type="float" office:value="372" calcext:value-type="float">
            <text:p>372</text:p>
          </table:table-cell>
          <table:table-cell table:style-name="ce135" table:formula="of:=[.$E$6]+360*[.M$8]/[.$C340]" office:value-type="float" office:value="373.875" calcext:value-type="float">
            <text:p>374</text:p>
          </table:table-cell>
          <table:table-cell table:style-name="ce135" table:formula="of:=[.$E$6]+360*[.N$8]/[.$C340]" office:value-type="float" office:value="375.75" calcext:value-type="float">
            <text:p>376</text:p>
          </table:table-cell>
          <table:table-cell table:style-name="ce135" table:formula="of:=[.$E$6]+360*[.O$8]/[.$C340]" office:value-type="float" office:value="377.625" calcext:value-type="float">
            <text:p>378</text:p>
          </table:table-cell>
          <table:table-cell table:style-name="ce135" table:formula="of:=[.$E$6]+360*[.P$8]/[.$C340]" office:value-type="float" office:value="379.5" calcext:value-type="float">
            <text:p>380</text:p>
          </table:table-cell>
          <table:table-cell table:style-name="ce135" table:formula="of:=[.$E$6]+360*[.Q$8]/[.$C340]" office:value-type="float" office:value="381.375" calcext:value-type="float">
            <text:p>381</text:p>
          </table:table-cell>
          <table:table-cell table:style-name="ce135" table:formula="of:=[.$E$6]+360*[.R$8]/[.$C340]" office:value-type="float" office:value="383.25" calcext:value-type="float">
            <text:p>383</text:p>
          </table:table-cell>
          <table:table-cell table:style-name="ce135" table:formula="of:=[.$E$6]+360*[.S$8]/[.$C340]" office:value-type="float" office:value="385.125" calcext:value-type="float">
            <text:p>385</text:p>
          </table:table-cell>
          <table:table-cell table:style-name="ce135" table:formula="of:=[.$E$6]+360*[.T$8]/[.$C340]" office:value-type="float" office:value="387" calcext:value-type="float">
            <text:p>387</text:p>
          </table:table-cell>
          <table:table-cell table:style-name="ce135" table:formula="of:=[.$E$6]+360*[.U$8]/[.$C340]" office:value-type="float" office:value="388.875" calcext:value-type="float">
            <text:p>389</text:p>
          </table:table-cell>
          <table:table-cell table:style-name="ce135" table:formula="of:=[.$E$6]+360*[.V$8]/[.$C340]" office:value-type="float" office:value="390.75" calcext:value-type="float">
            <text:p>391</text:p>
          </table:table-cell>
          <table:table-cell table:style-name="ce135" table:formula="of:=[.$E$6]+360*[.W$8]/[.$C340]" office:value-type="float" office:value="392.625" calcext:value-type="float">
            <text:p>393</text:p>
          </table:table-cell>
          <table:table-cell table:style-name="ce135" table:formula="of:=[.$E$6]+360*[.X$8]/[.$C340]" office:value-type="float" office:value="394.5" calcext:value-type="float">
            <text:p>395</text:p>
          </table:table-cell>
        </table:table-row>
        <table:table-row table:style-name="ro10">
          <table:table-cell/>
          <table:table-cell office:value-type="float" office:value="6500" calcext:value-type="float">
            <text:p>6500</text:p>
          </table:table-cell>
          <table:table-cell table:formula="of:=60000000/[.B341]" office:value-type="float" office:value="9230.76923076923" calcext:value-type="float">
            <text:p>9231</text:p>
          </table:table-cell>
          <table:table-cell table:style-name="ce135" table:formula="of:=[.$E$6]+360*[.D$8]/[.$C341]" office:value-type="float" office:value="357" calcext:value-type="float">
            <text:p>357</text:p>
          </table:table-cell>
          <table:table-cell table:style-name="ce135" table:formula="of:=[.$E$6]+360*[.E$8]/[.$C341]" office:value-type="float" office:value="358.95" calcext:value-type="float">
            <text:p>359</text:p>
          </table:table-cell>
          <table:table-cell table:style-name="ce135" table:formula="of:=[.$E$6]+360*[.F$8]/[.$C341]" office:value-type="float" office:value="360.9" calcext:value-type="float">
            <text:p>361</text:p>
          </table:table-cell>
          <table:table-cell table:style-name="ce135" table:formula="of:=[.$E$6]+360*[.G$8]/[.$C341]" office:value-type="float" office:value="362.85" calcext:value-type="float">
            <text:p>363</text:p>
          </table:table-cell>
          <table:table-cell table:style-name="ce135" table:formula="of:=[.$E$6]+360*[.H$8]/[.$C341]" office:value-type="float" office:value="364.8" calcext:value-type="float">
            <text:p>365</text:p>
          </table:table-cell>
          <table:table-cell table:style-name="ce135" table:formula="of:=[.$E$6]+360*[.I$8]/[.$C341]" office:value-type="float" office:value="366.75" calcext:value-type="float">
            <text:p>367</text:p>
          </table:table-cell>
          <table:table-cell table:style-name="ce135" table:formula="of:=[.$E$6]+360*[.J$8]/[.$C341]" office:value-type="float" office:value="368.7" calcext:value-type="float">
            <text:p>369</text:p>
          </table:table-cell>
          <table:table-cell table:style-name="ce135" table:formula="of:=[.$E$6]+360*[.K$8]/[.$C341]" office:value-type="float" office:value="370.65" calcext:value-type="float">
            <text:p>371</text:p>
          </table:table-cell>
          <table:table-cell table:style-name="ce135" table:formula="of:=[.$E$6]+360*[.L$8]/[.$C341]" office:value-type="float" office:value="372.6" calcext:value-type="float">
            <text:p>373</text:p>
          </table:table-cell>
          <table:table-cell table:style-name="ce135" table:formula="of:=[.$E$6]+360*[.M$8]/[.$C341]" office:value-type="float" office:value="374.55" calcext:value-type="float">
            <text:p>375</text:p>
          </table:table-cell>
          <table:table-cell table:style-name="ce135" table:formula="of:=[.$E$6]+360*[.N$8]/[.$C341]" office:value-type="float" office:value="376.5" calcext:value-type="float">
            <text:p>377</text:p>
          </table:table-cell>
          <table:table-cell table:style-name="ce135" table:formula="of:=[.$E$6]+360*[.O$8]/[.$C341]" office:value-type="float" office:value="378.45" calcext:value-type="float">
            <text:p>378</text:p>
          </table:table-cell>
          <table:table-cell table:style-name="ce135" table:formula="of:=[.$E$6]+360*[.P$8]/[.$C341]" office:value-type="float" office:value="380.4" calcext:value-type="float">
            <text:p>380</text:p>
          </table:table-cell>
          <table:table-cell table:style-name="ce135" table:formula="of:=[.$E$6]+360*[.Q$8]/[.$C341]" office:value-type="float" office:value="382.35" calcext:value-type="float">
            <text:p>382</text:p>
          </table:table-cell>
          <table:table-cell table:style-name="ce135" table:formula="of:=[.$E$6]+360*[.R$8]/[.$C341]" office:value-type="float" office:value="384.3" calcext:value-type="float">
            <text:p>384</text:p>
          </table:table-cell>
          <table:table-cell table:style-name="ce135" table:formula="of:=[.$E$6]+360*[.S$8]/[.$C341]" office:value-type="float" office:value="386.25" calcext:value-type="float">
            <text:p>386</text:p>
          </table:table-cell>
          <table:table-cell table:style-name="ce135" table:formula="of:=[.$E$6]+360*[.T$8]/[.$C341]" office:value-type="float" office:value="388.2" calcext:value-type="float">
            <text:p>388</text:p>
          </table:table-cell>
          <table:table-cell table:style-name="ce135" table:formula="of:=[.$E$6]+360*[.U$8]/[.$C341]" office:value-type="float" office:value="390.15" calcext:value-type="float">
            <text:p>390</text:p>
          </table:table-cell>
          <table:table-cell table:style-name="ce135" table:formula="of:=[.$E$6]+360*[.V$8]/[.$C341]" office:value-type="float" office:value="392.1" calcext:value-type="float">
            <text:p>392</text:p>
          </table:table-cell>
          <table:table-cell table:style-name="ce135" table:formula="of:=[.$E$6]+360*[.W$8]/[.$C341]" office:value-type="float" office:value="394.05" calcext:value-type="float">
            <text:p>394</text:p>
          </table:table-cell>
          <table:table-cell table:style-name="ce135" table:formula="of:=[.$E$6]+360*[.X$8]/[.$C341]" office:value-type="float" office:value="396" calcext:value-type="float">
            <text:p>396</text:p>
          </table:table-cell>
        </table:table-row>
        <table:table-row table:style-name="ro10">
          <table:table-cell/>
          <table:table-cell office:value-type="float" office:value="6750" calcext:value-type="float">
            <text:p>6750</text:p>
          </table:table-cell>
          <table:table-cell table:formula="of:=60000000/[.B342]" office:value-type="float" office:value="8888.88888888889" calcext:value-type="float">
            <text:p>8889</text:p>
          </table:table-cell>
          <table:table-cell table:style-name="ce135" table:formula="of:=[.$E$6]+360*[.D$8]/[.$C342]" office:value-type="float" office:value="357" calcext:value-type="float">
            <text:p>357</text:p>
          </table:table-cell>
          <table:table-cell table:style-name="ce135" table:formula="of:=[.$E$6]+360*[.E$8]/[.$C342]" office:value-type="float" office:value="359.025" calcext:value-type="float">
            <text:p>359</text:p>
          </table:table-cell>
          <table:table-cell table:style-name="ce135" table:formula="of:=[.$E$6]+360*[.F$8]/[.$C342]" office:value-type="float" office:value="361.05" calcext:value-type="float">
            <text:p>361</text:p>
          </table:table-cell>
          <table:table-cell table:style-name="ce135" table:formula="of:=[.$E$6]+360*[.G$8]/[.$C342]" office:value-type="float" office:value="363.075" calcext:value-type="float">
            <text:p>363</text:p>
          </table:table-cell>
          <table:table-cell table:style-name="ce135" table:formula="of:=[.$E$6]+360*[.H$8]/[.$C342]" office:value-type="float" office:value="365.1" calcext:value-type="float">
            <text:p>365</text:p>
          </table:table-cell>
          <table:table-cell table:style-name="ce135" table:formula="of:=[.$E$6]+360*[.I$8]/[.$C342]" office:value-type="float" office:value="367.125" calcext:value-type="float">
            <text:p>367</text:p>
          </table:table-cell>
          <table:table-cell table:style-name="ce135" table:formula="of:=[.$E$6]+360*[.J$8]/[.$C342]" office:value-type="float" office:value="369.15" calcext:value-type="float">
            <text:p>369</text:p>
          </table:table-cell>
          <table:table-cell table:style-name="ce135" table:formula="of:=[.$E$6]+360*[.K$8]/[.$C342]" office:value-type="float" office:value="371.175" calcext:value-type="float">
            <text:p>371</text:p>
          </table:table-cell>
          <table:table-cell table:style-name="ce135" table:formula="of:=[.$E$6]+360*[.L$8]/[.$C342]" office:value-type="float" office:value="373.2" calcext:value-type="float">
            <text:p>373</text:p>
          </table:table-cell>
          <table:table-cell table:style-name="ce135" table:formula="of:=[.$E$6]+360*[.M$8]/[.$C342]" office:value-type="float" office:value="375.225" calcext:value-type="float">
            <text:p>375</text:p>
          </table:table-cell>
          <table:table-cell table:style-name="ce135" table:formula="of:=[.$E$6]+360*[.N$8]/[.$C342]" office:value-type="float" office:value="377.25" calcext:value-type="float">
            <text:p>377</text:p>
          </table:table-cell>
          <table:table-cell table:style-name="ce135" table:formula="of:=[.$E$6]+360*[.O$8]/[.$C342]" office:value-type="float" office:value="379.275" calcext:value-type="float">
            <text:p>379</text:p>
          </table:table-cell>
          <table:table-cell table:style-name="ce135" table:formula="of:=[.$E$6]+360*[.P$8]/[.$C342]" office:value-type="float" office:value="381.3" calcext:value-type="float">
            <text:p>381</text:p>
          </table:table-cell>
          <table:table-cell table:style-name="ce135" table:formula="of:=[.$E$6]+360*[.Q$8]/[.$C342]" office:value-type="float" office:value="383.325" calcext:value-type="float">
            <text:p>383</text:p>
          </table:table-cell>
          <table:table-cell table:style-name="ce135" table:formula="of:=[.$E$6]+360*[.R$8]/[.$C342]" office:value-type="float" office:value="385.35" calcext:value-type="float">
            <text:p>385</text:p>
          </table:table-cell>
          <table:table-cell table:style-name="ce135" table:formula="of:=[.$E$6]+360*[.S$8]/[.$C342]" office:value-type="float" office:value="387.375" calcext:value-type="float">
            <text:p>387</text:p>
          </table:table-cell>
          <table:table-cell table:style-name="ce135" table:formula="of:=[.$E$6]+360*[.T$8]/[.$C342]" office:value-type="float" office:value="389.4" calcext:value-type="float">
            <text:p>389</text:p>
          </table:table-cell>
          <table:table-cell table:style-name="ce135" table:formula="of:=[.$E$6]+360*[.U$8]/[.$C342]" office:value-type="float" office:value="391.425" calcext:value-type="float">
            <text:p>391</text:p>
          </table:table-cell>
          <table:table-cell table:style-name="ce135" table:formula="of:=[.$E$6]+360*[.V$8]/[.$C342]" office:value-type="float" office:value="393.45" calcext:value-type="float">
            <text:p>393</text:p>
          </table:table-cell>
          <table:table-cell table:style-name="ce135" table:formula="of:=[.$E$6]+360*[.W$8]/[.$C342]" office:value-type="float" office:value="395.475" calcext:value-type="float">
            <text:p>395</text:p>
          </table:table-cell>
          <table:table-cell table:style-name="ce135" table:formula="of:=[.$E$6]+360*[.X$8]/[.$C342]" office:value-type="float" office:value="397.5" calcext:value-type="float">
            <text:p>398</text:p>
          </table:table-cell>
        </table:table-row>
        <table:table-row table:style-name="ro10">
          <table:table-cell/>
          <table:table-cell office:value-type="float" office:value="7000" calcext:value-type="float">
            <text:p>7000</text:p>
          </table:table-cell>
          <table:table-cell table:formula="of:=60000000/[.B343]" office:value-type="float" office:value="8571.42857142857" calcext:value-type="float">
            <text:p>8571</text:p>
          </table:table-cell>
          <table:table-cell table:style-name="ce135" table:formula="of:=[.$E$6]+360*[.D$8]/[.$C343]" office:value-type="float" office:value="357" calcext:value-type="float">
            <text:p>357</text:p>
          </table:table-cell>
          <table:table-cell table:style-name="ce135" table:formula="of:=[.$E$6]+360*[.E$8]/[.$C343]" office:value-type="float" office:value="359.1" calcext:value-type="float">
            <text:p>359</text:p>
          </table:table-cell>
          <table:table-cell table:style-name="ce135" table:formula="of:=[.$E$6]+360*[.F$8]/[.$C343]" office:value-type="float" office:value="361.2" calcext:value-type="float">
            <text:p>361</text:p>
          </table:table-cell>
          <table:table-cell table:style-name="ce135" table:formula="of:=[.$E$6]+360*[.G$8]/[.$C343]" office:value-type="float" office:value="363.3" calcext:value-type="float">
            <text:p>363</text:p>
          </table:table-cell>
          <table:table-cell table:style-name="ce135" table:formula="of:=[.$E$6]+360*[.H$8]/[.$C343]" office:value-type="float" office:value="365.4" calcext:value-type="float">
            <text:p>365</text:p>
          </table:table-cell>
          <table:table-cell table:style-name="ce135" table:formula="of:=[.$E$6]+360*[.I$8]/[.$C343]" office:value-type="float" office:value="367.5" calcext:value-type="float">
            <text:p>368</text:p>
          </table:table-cell>
          <table:table-cell table:style-name="ce135" table:formula="of:=[.$E$6]+360*[.J$8]/[.$C343]" office:value-type="float" office:value="369.6" calcext:value-type="float">
            <text:p>370</text:p>
          </table:table-cell>
          <table:table-cell table:style-name="ce135" table:formula="of:=[.$E$6]+360*[.K$8]/[.$C343]" office:value-type="float" office:value="371.7" calcext:value-type="float">
            <text:p>372</text:p>
          </table:table-cell>
          <table:table-cell table:style-name="ce135" table:formula="of:=[.$E$6]+360*[.L$8]/[.$C343]" office:value-type="float" office:value="373.8" calcext:value-type="float">
            <text:p>374</text:p>
          </table:table-cell>
          <table:table-cell table:style-name="ce135" table:formula="of:=[.$E$6]+360*[.M$8]/[.$C343]" office:value-type="float" office:value="375.9" calcext:value-type="float">
            <text:p>376</text:p>
          </table:table-cell>
          <table:table-cell table:style-name="ce135" table:formula="of:=[.$E$6]+360*[.N$8]/[.$C343]" office:value-type="float" office:value="378" calcext:value-type="float">
            <text:p>378</text:p>
          </table:table-cell>
          <table:table-cell table:style-name="ce135" table:formula="of:=[.$E$6]+360*[.O$8]/[.$C343]" office:value-type="float" office:value="380.1" calcext:value-type="float">
            <text:p>380</text:p>
          </table:table-cell>
          <table:table-cell table:style-name="ce135" table:formula="of:=[.$E$6]+360*[.P$8]/[.$C343]" office:value-type="float" office:value="382.2" calcext:value-type="float">
            <text:p>382</text:p>
          </table:table-cell>
          <table:table-cell table:style-name="ce135" table:formula="of:=[.$E$6]+360*[.Q$8]/[.$C343]" office:value-type="float" office:value="384.3" calcext:value-type="float">
            <text:p>384</text:p>
          </table:table-cell>
          <table:table-cell table:style-name="ce135" table:formula="of:=[.$E$6]+360*[.R$8]/[.$C343]" office:value-type="float" office:value="386.4" calcext:value-type="float">
            <text:p>386</text:p>
          </table:table-cell>
          <table:table-cell table:style-name="ce135" table:formula="of:=[.$E$6]+360*[.S$8]/[.$C343]" office:value-type="float" office:value="388.5" calcext:value-type="float">
            <text:p>389</text:p>
          </table:table-cell>
          <table:table-cell table:style-name="ce135" table:formula="of:=[.$E$6]+360*[.T$8]/[.$C343]" office:value-type="float" office:value="390.6" calcext:value-type="float">
            <text:p>391</text:p>
          </table:table-cell>
          <table:table-cell table:style-name="ce135" table:formula="of:=[.$E$6]+360*[.U$8]/[.$C343]" office:value-type="float" office:value="392.7" calcext:value-type="float">
            <text:p>393</text:p>
          </table:table-cell>
          <table:table-cell table:style-name="ce135" table:formula="of:=[.$E$6]+360*[.V$8]/[.$C343]" office:value-type="float" office:value="394.8" calcext:value-type="float">
            <text:p>395</text:p>
          </table:table-cell>
          <table:table-cell table:style-name="ce135" table:formula="of:=[.$E$6]+360*[.W$8]/[.$C343]" office:value-type="float" office:value="396.9" calcext:value-type="float">
            <text:p>397</text:p>
          </table:table-cell>
          <table:table-cell table:style-name="ce135" table:formula="of:=[.$E$6]+360*[.X$8]/[.$C343]" office:value-type="float" office:value="399" calcext:value-type="float">
            <text:p>399</text:p>
          </table:table-cell>
        </table:table-row>
        <table:table-row table:style-name="ro10">
          <table:table-cell/>
          <table:table-cell office:value-type="float" office:value="7250" calcext:value-type="float">
            <text:p>7250</text:p>
          </table:table-cell>
          <table:table-cell table:formula="of:=60000000/[.B344]" office:value-type="float" office:value="8275.86206896552" calcext:value-type="float">
            <text:p>8276</text:p>
          </table:table-cell>
          <table:table-cell table:style-name="ce135" table:formula="of:=[.$E$6]+360*[.D$8]/[.$C344]" office:value-type="float" office:value="357" calcext:value-type="float">
            <text:p>357</text:p>
          </table:table-cell>
          <table:table-cell table:style-name="ce135" table:formula="of:=[.$E$6]+360*[.E$8]/[.$C344]" office:value-type="float" office:value="359.175" calcext:value-type="float">
            <text:p>359</text:p>
          </table:table-cell>
          <table:table-cell table:style-name="ce135" table:formula="of:=[.$E$6]+360*[.F$8]/[.$C344]" office:value-type="float" office:value="361.35" calcext:value-type="float">
            <text:p>361</text:p>
          </table:table-cell>
          <table:table-cell table:style-name="ce135" table:formula="of:=[.$E$6]+360*[.G$8]/[.$C344]" office:value-type="float" office:value="363.525" calcext:value-type="float">
            <text:p>364</text:p>
          </table:table-cell>
          <table:table-cell table:style-name="ce135" table:formula="of:=[.$E$6]+360*[.H$8]/[.$C344]" office:value-type="float" office:value="365.7" calcext:value-type="float">
            <text:p>366</text:p>
          </table:table-cell>
          <table:table-cell table:style-name="ce135" table:formula="of:=[.$E$6]+360*[.I$8]/[.$C344]" office:value-type="float" office:value="367.875" calcext:value-type="float">
            <text:p>368</text:p>
          </table:table-cell>
          <table:table-cell table:style-name="ce135" table:formula="of:=[.$E$6]+360*[.J$8]/[.$C344]" office:value-type="float" office:value="370.05" calcext:value-type="float">
            <text:p>370</text:p>
          </table:table-cell>
          <table:table-cell table:style-name="ce135" table:formula="of:=[.$E$6]+360*[.K$8]/[.$C344]" office:value-type="float" office:value="372.225" calcext:value-type="float">
            <text:p>372</text:p>
          </table:table-cell>
          <table:table-cell table:style-name="ce135" table:formula="of:=[.$E$6]+360*[.L$8]/[.$C344]" office:value-type="float" office:value="374.4" calcext:value-type="float">
            <text:p>374</text:p>
          </table:table-cell>
          <table:table-cell table:style-name="ce135" table:formula="of:=[.$E$6]+360*[.M$8]/[.$C344]" office:value-type="float" office:value="376.575" calcext:value-type="float">
            <text:p>377</text:p>
          </table:table-cell>
          <table:table-cell table:style-name="ce135" table:formula="of:=[.$E$6]+360*[.N$8]/[.$C344]" office:value-type="float" office:value="378.75" calcext:value-type="float">
            <text:p>379</text:p>
          </table:table-cell>
          <table:table-cell table:style-name="ce135" table:formula="of:=[.$E$6]+360*[.O$8]/[.$C344]" office:value-type="float" office:value="380.925" calcext:value-type="float">
            <text:p>381</text:p>
          </table:table-cell>
          <table:table-cell table:style-name="ce135" table:formula="of:=[.$E$6]+360*[.P$8]/[.$C344]" office:value-type="float" office:value="383.1" calcext:value-type="float">
            <text:p>383</text:p>
          </table:table-cell>
          <table:table-cell table:style-name="ce135" table:formula="of:=[.$E$6]+360*[.Q$8]/[.$C344]" office:value-type="float" office:value="385.275" calcext:value-type="float">
            <text:p>385</text:p>
          </table:table-cell>
          <table:table-cell table:style-name="ce135" table:formula="of:=[.$E$6]+360*[.R$8]/[.$C344]" office:value-type="float" office:value="387.45" calcext:value-type="float">
            <text:p>387</text:p>
          </table:table-cell>
          <table:table-cell table:style-name="ce135" table:formula="of:=[.$E$6]+360*[.S$8]/[.$C344]" office:value-type="float" office:value="389.625" calcext:value-type="float">
            <text:p>390</text:p>
          </table:table-cell>
          <table:table-cell table:style-name="ce135" table:formula="of:=[.$E$6]+360*[.T$8]/[.$C344]" office:value-type="float" office:value="391.8" calcext:value-type="float">
            <text:p>392</text:p>
          </table:table-cell>
          <table:table-cell table:style-name="ce135" table:formula="of:=[.$E$6]+360*[.U$8]/[.$C344]" office:value-type="float" office:value="393.975" calcext:value-type="float">
            <text:p>394</text:p>
          </table:table-cell>
          <table:table-cell table:style-name="ce135" table:formula="of:=[.$E$6]+360*[.V$8]/[.$C344]" office:value-type="float" office:value="396.15" calcext:value-type="float">
            <text:p>396</text:p>
          </table:table-cell>
          <table:table-cell table:style-name="ce135" table:formula="of:=[.$E$6]+360*[.W$8]/[.$C344]" office:value-type="float" office:value="398.325" calcext:value-type="float">
            <text:p>398</text:p>
          </table:table-cell>
          <table:table-cell table:style-name="ce135" table:formula="of:=[.$E$6]+360*[.X$8]/[.$C344]" office:value-type="float" office:value="400.5" calcext:value-type="float">
            <text:p>401</text:p>
          </table:table-cell>
        </table:table-row>
        <table:table-row table:style-name="ro10">
          <table:table-cell/>
          <table:table-cell office:value-type="float" office:value="7500" calcext:value-type="float">
            <text:p>7500</text:p>
          </table:table-cell>
          <table:table-cell table:formula="of:=60000000/[.B345]" office:value-type="float" office:value="8000" calcext:value-type="float">
            <text:p>8000</text:p>
          </table:table-cell>
          <table:table-cell table:style-name="ce135" table:formula="of:=[.$E$6]+360*[.D$8]/[.$C345]" office:value-type="float" office:value="357" calcext:value-type="float">
            <text:p>357</text:p>
          </table:table-cell>
          <table:table-cell table:style-name="ce135" table:formula="of:=[.$E$6]+360*[.E$8]/[.$C345]" office:value-type="float" office:value="359.25" calcext:value-type="float">
            <text:p>359</text:p>
          </table:table-cell>
          <table:table-cell table:style-name="ce135" table:formula="of:=[.$E$6]+360*[.F$8]/[.$C345]" office:value-type="float" office:value="361.5" calcext:value-type="float">
            <text:p>362</text:p>
          </table:table-cell>
          <table:table-cell table:style-name="ce135" table:formula="of:=[.$E$6]+360*[.G$8]/[.$C345]" office:value-type="float" office:value="363.75" calcext:value-type="float">
            <text:p>364</text:p>
          </table:table-cell>
          <table:table-cell table:style-name="ce135" table:formula="of:=[.$E$6]+360*[.H$8]/[.$C345]" office:value-type="float" office:value="366" calcext:value-type="float">
            <text:p>366</text:p>
          </table:table-cell>
          <table:table-cell table:style-name="ce135" table:formula="of:=[.$E$6]+360*[.I$8]/[.$C345]" office:value-type="float" office:value="368.25" calcext:value-type="float">
            <text:p>368</text:p>
          </table:table-cell>
          <table:table-cell table:style-name="ce135" table:formula="of:=[.$E$6]+360*[.J$8]/[.$C345]" office:value-type="float" office:value="370.5" calcext:value-type="float">
            <text:p>371</text:p>
          </table:table-cell>
          <table:table-cell table:style-name="ce135" table:formula="of:=[.$E$6]+360*[.K$8]/[.$C345]" office:value-type="float" office:value="372.75" calcext:value-type="float">
            <text:p>373</text:p>
          </table:table-cell>
          <table:table-cell table:style-name="ce135" table:formula="of:=[.$E$6]+360*[.L$8]/[.$C345]" office:value-type="float" office:value="375" calcext:value-type="float">
            <text:p>375</text:p>
          </table:table-cell>
          <table:table-cell table:style-name="ce135" table:formula="of:=[.$E$6]+360*[.M$8]/[.$C345]" office:value-type="float" office:value="377.25" calcext:value-type="float">
            <text:p>377</text:p>
          </table:table-cell>
          <table:table-cell table:style-name="ce135" table:formula="of:=[.$E$6]+360*[.N$8]/[.$C345]" office:value-type="float" office:value="379.5" calcext:value-type="float">
            <text:p>380</text:p>
          </table:table-cell>
          <table:table-cell table:style-name="ce135" table:formula="of:=[.$E$6]+360*[.O$8]/[.$C345]" office:value-type="float" office:value="381.75" calcext:value-type="float">
            <text:p>382</text:p>
          </table:table-cell>
          <table:table-cell table:style-name="ce135" table:formula="of:=[.$E$6]+360*[.P$8]/[.$C345]" office:value-type="float" office:value="384" calcext:value-type="float">
            <text:p>384</text:p>
          </table:table-cell>
          <table:table-cell table:style-name="ce135" table:formula="of:=[.$E$6]+360*[.Q$8]/[.$C345]" office:value-type="float" office:value="386.25" calcext:value-type="float">
            <text:p>386</text:p>
          </table:table-cell>
          <table:table-cell table:style-name="ce135" table:formula="of:=[.$E$6]+360*[.R$8]/[.$C345]" office:value-type="float" office:value="388.5" calcext:value-type="float">
            <text:p>389</text:p>
          </table:table-cell>
          <table:table-cell table:style-name="ce135" table:formula="of:=[.$E$6]+360*[.S$8]/[.$C345]" office:value-type="float" office:value="390.75" calcext:value-type="float">
            <text:p>391</text:p>
          </table:table-cell>
          <table:table-cell table:style-name="ce135" table:formula="of:=[.$E$6]+360*[.T$8]/[.$C345]" office:value-type="float" office:value="393" calcext:value-type="float">
            <text:p>393</text:p>
          </table:table-cell>
          <table:table-cell table:style-name="ce135" table:formula="of:=[.$E$6]+360*[.U$8]/[.$C345]" office:value-type="float" office:value="395.25" calcext:value-type="float">
            <text:p>395</text:p>
          </table:table-cell>
          <table:table-cell table:style-name="ce135" table:formula="of:=[.$E$6]+360*[.V$8]/[.$C345]" office:value-type="float" office:value="397.5" calcext:value-type="float">
            <text:p>398</text:p>
          </table:table-cell>
          <table:table-cell table:style-name="ce135" table:formula="of:=[.$E$6]+360*[.W$8]/[.$C345]" office:value-type="float" office:value="399.75" calcext:value-type="float">
            <text:p>400</text:p>
          </table:table-cell>
          <table:table-cell table:style-name="ce135" table:formula="of:=[.$E$6]+360*[.X$8]/[.$C345]" office:value-type="float" office:value="402" calcext:value-type="float">
            <text:p>402</text:p>
          </table:table-cell>
        </table:table-row>
        <table:table-row table:style-name="ro10">
          <table:table-cell/>
          <table:table-cell office:value-type="float" office:value="7750" calcext:value-type="float">
            <text:p>7750</text:p>
          </table:table-cell>
          <table:table-cell table:formula="of:=60000000/[.B346]" office:value-type="float" office:value="7741.93548387097" calcext:value-type="float">
            <text:p>7742</text:p>
          </table:table-cell>
          <table:table-cell table:style-name="ce135" table:formula="of:=[.$E$6]+360*[.D$8]/[.$C346]" office:value-type="float" office:value="357" calcext:value-type="float">
            <text:p>357</text:p>
          </table:table-cell>
          <table:table-cell table:style-name="ce135" table:formula="of:=[.$E$6]+360*[.E$8]/[.$C346]" office:value-type="float" office:value="359.325" calcext:value-type="float">
            <text:p>359</text:p>
          </table:table-cell>
          <table:table-cell table:style-name="ce135" table:formula="of:=[.$E$6]+360*[.F$8]/[.$C346]" office:value-type="float" office:value="361.65" calcext:value-type="float">
            <text:p>362</text:p>
          </table:table-cell>
          <table:table-cell table:style-name="ce135" table:formula="of:=[.$E$6]+360*[.G$8]/[.$C346]" office:value-type="float" office:value="363.975" calcext:value-type="float">
            <text:p>364</text:p>
          </table:table-cell>
          <table:table-cell table:style-name="ce135" table:formula="of:=[.$E$6]+360*[.H$8]/[.$C346]" office:value-type="float" office:value="366.3" calcext:value-type="float">
            <text:p>366</text:p>
          </table:table-cell>
          <table:table-cell table:style-name="ce135" table:formula="of:=[.$E$6]+360*[.I$8]/[.$C346]" office:value-type="float" office:value="368.625" calcext:value-type="float">
            <text:p>369</text:p>
          </table:table-cell>
          <table:table-cell table:style-name="ce135" table:formula="of:=[.$E$6]+360*[.J$8]/[.$C346]" office:value-type="float" office:value="370.95" calcext:value-type="float">
            <text:p>371</text:p>
          </table:table-cell>
          <table:table-cell table:style-name="ce135" table:formula="of:=[.$E$6]+360*[.K$8]/[.$C346]" office:value-type="float" office:value="373.275" calcext:value-type="float">
            <text:p>373</text:p>
          </table:table-cell>
          <table:table-cell table:style-name="ce135" table:formula="of:=[.$E$6]+360*[.L$8]/[.$C346]" office:value-type="float" office:value="375.6" calcext:value-type="float">
            <text:p>376</text:p>
          </table:table-cell>
          <table:table-cell table:style-name="ce135" table:formula="of:=[.$E$6]+360*[.M$8]/[.$C346]" office:value-type="float" office:value="377.925" calcext:value-type="float">
            <text:p>378</text:p>
          </table:table-cell>
          <table:table-cell table:style-name="ce135" table:formula="of:=[.$E$6]+360*[.N$8]/[.$C346]" office:value-type="float" office:value="380.25" calcext:value-type="float">
            <text:p>380</text:p>
          </table:table-cell>
          <table:table-cell table:style-name="ce135" table:formula="of:=[.$E$6]+360*[.O$8]/[.$C346]" office:value-type="float" office:value="382.575" calcext:value-type="float">
            <text:p>383</text:p>
          </table:table-cell>
          <table:table-cell table:style-name="ce135" table:formula="of:=[.$E$6]+360*[.P$8]/[.$C346]" office:value-type="float" office:value="384.9" calcext:value-type="float">
            <text:p>385</text:p>
          </table:table-cell>
          <table:table-cell table:style-name="ce135" table:formula="of:=[.$E$6]+360*[.Q$8]/[.$C346]" office:value-type="float" office:value="387.225" calcext:value-type="float">
            <text:p>387</text:p>
          </table:table-cell>
          <table:table-cell table:style-name="ce135" table:formula="of:=[.$E$6]+360*[.R$8]/[.$C346]" office:value-type="float" office:value="389.55" calcext:value-type="float">
            <text:p>390</text:p>
          </table:table-cell>
          <table:table-cell table:style-name="ce135" table:formula="of:=[.$E$6]+360*[.S$8]/[.$C346]" office:value-type="float" office:value="391.875" calcext:value-type="float">
            <text:p>392</text:p>
          </table:table-cell>
          <table:table-cell table:style-name="ce135" table:formula="of:=[.$E$6]+360*[.T$8]/[.$C346]" office:value-type="float" office:value="394.2" calcext:value-type="float">
            <text:p>394</text:p>
          </table:table-cell>
          <table:table-cell table:style-name="ce135" table:formula="of:=[.$E$6]+360*[.U$8]/[.$C346]" office:value-type="float" office:value="396.525" calcext:value-type="float">
            <text:p>397</text:p>
          </table:table-cell>
          <table:table-cell table:style-name="ce135" table:formula="of:=[.$E$6]+360*[.V$8]/[.$C346]" office:value-type="float" office:value="398.85" calcext:value-type="float">
            <text:p>399</text:p>
          </table:table-cell>
          <table:table-cell table:style-name="ce135" table:formula="of:=[.$E$6]+360*[.W$8]/[.$C346]" office:value-type="float" office:value="401.175" calcext:value-type="float">
            <text:p>401</text:p>
          </table:table-cell>
          <table:table-cell table:style-name="ce135" table:formula="of:=[.$E$6]+360*[.X$8]/[.$C346]" office:value-type="float" office:value="403.5" calcext:value-type="float">
            <text:p>404</text:p>
          </table:table-cell>
        </table:table-row>
        <table:table-row table:style-name="ro10">
          <table:table-cell/>
          <table:table-cell office:value-type="float" office:value="8000" calcext:value-type="float">
            <text:p>8000</text:p>
          </table:table-cell>
          <table:table-cell table:formula="of:=60000000/[.B347]" office:value-type="float" office:value="7500" calcext:value-type="float">
            <text:p>7500</text:p>
          </table:table-cell>
          <table:table-cell table:style-name="ce135" table:formula="of:=[.$E$6]+360*[.D$8]/[.$C347]" office:value-type="float" office:value="357" calcext:value-type="float">
            <text:p>357</text:p>
          </table:table-cell>
          <table:table-cell table:style-name="ce135" table:formula="of:=[.$E$6]+360*[.E$8]/[.$C347]" office:value-type="float" office:value="359.4" calcext:value-type="float">
            <text:p>359</text:p>
          </table:table-cell>
          <table:table-cell table:style-name="ce135" table:formula="of:=[.$E$6]+360*[.F$8]/[.$C347]" office:value-type="float" office:value="361.8" calcext:value-type="float">
            <text:p>362</text:p>
          </table:table-cell>
          <table:table-cell table:style-name="ce135" table:formula="of:=[.$E$6]+360*[.G$8]/[.$C347]" office:value-type="float" office:value="364.2" calcext:value-type="float">
            <text:p>364</text:p>
          </table:table-cell>
          <table:table-cell table:style-name="ce135" table:formula="of:=[.$E$6]+360*[.H$8]/[.$C347]" office:value-type="float" office:value="366.6" calcext:value-type="float">
            <text:p>367</text:p>
          </table:table-cell>
          <table:table-cell table:style-name="ce135" table:formula="of:=[.$E$6]+360*[.I$8]/[.$C347]" office:value-type="float" office:value="369" calcext:value-type="float">
            <text:p>369</text:p>
          </table:table-cell>
          <table:table-cell table:style-name="ce135" table:formula="of:=[.$E$6]+360*[.J$8]/[.$C347]" office:value-type="float" office:value="371.4" calcext:value-type="float">
            <text:p>371</text:p>
          </table:table-cell>
          <table:table-cell table:style-name="ce135" table:formula="of:=[.$E$6]+360*[.K$8]/[.$C347]" office:value-type="float" office:value="373.8" calcext:value-type="float">
            <text:p>374</text:p>
          </table:table-cell>
          <table:table-cell table:style-name="ce135" table:formula="of:=[.$E$6]+360*[.L$8]/[.$C347]" office:value-type="float" office:value="376.2" calcext:value-type="float">
            <text:p>376</text:p>
          </table:table-cell>
          <table:table-cell table:style-name="ce135" table:formula="of:=[.$E$6]+360*[.M$8]/[.$C347]" office:value-type="float" office:value="378.6" calcext:value-type="float">
            <text:p>379</text:p>
          </table:table-cell>
          <table:table-cell table:style-name="ce135" table:formula="of:=[.$E$6]+360*[.N$8]/[.$C347]" office:value-type="float" office:value="381" calcext:value-type="float">
            <text:p>381</text:p>
          </table:table-cell>
          <table:table-cell table:style-name="ce135" table:formula="of:=[.$E$6]+360*[.O$8]/[.$C347]" office:value-type="float" office:value="383.4" calcext:value-type="float">
            <text:p>383</text:p>
          </table:table-cell>
          <table:table-cell table:style-name="ce135" table:formula="of:=[.$E$6]+360*[.P$8]/[.$C347]" office:value-type="float" office:value="385.8" calcext:value-type="float">
            <text:p>386</text:p>
          </table:table-cell>
          <table:table-cell table:style-name="ce135" table:formula="of:=[.$E$6]+360*[.Q$8]/[.$C347]" office:value-type="float" office:value="388.2" calcext:value-type="float">
            <text:p>388</text:p>
          </table:table-cell>
          <table:table-cell table:style-name="ce135" table:formula="of:=[.$E$6]+360*[.R$8]/[.$C347]" office:value-type="float" office:value="390.6" calcext:value-type="float">
            <text:p>391</text:p>
          </table:table-cell>
          <table:table-cell table:style-name="ce135" table:formula="of:=[.$E$6]+360*[.S$8]/[.$C347]" office:value-type="float" office:value="393" calcext:value-type="float">
            <text:p>393</text:p>
          </table:table-cell>
          <table:table-cell table:style-name="ce135" table:formula="of:=[.$E$6]+360*[.T$8]/[.$C347]" office:value-type="float" office:value="395.4" calcext:value-type="float">
            <text:p>395</text:p>
          </table:table-cell>
          <table:table-cell table:style-name="ce135" table:formula="of:=[.$E$6]+360*[.U$8]/[.$C347]" office:value-type="float" office:value="397.8" calcext:value-type="float">
            <text:p>398</text:p>
          </table:table-cell>
          <table:table-cell table:style-name="ce135" table:formula="of:=[.$E$6]+360*[.V$8]/[.$C347]" office:value-type="float" office:value="400.2" calcext:value-type="float">
            <text:p>400</text:p>
          </table:table-cell>
          <table:table-cell table:style-name="ce135" table:formula="of:=[.$E$6]+360*[.W$8]/[.$C347]" office:value-type="float" office:value="402.6" calcext:value-type="float">
            <text:p>403</text:p>
          </table:table-cell>
          <table:table-cell table:style-name="ce135" table:formula="of:=[.$E$6]+360*[.X$8]/[.$C347]" office:value-type="float" office:value="405" calcext:value-type="float">
            <text:p>405</text:p>
          </table:table-cell>
        </table:table-row>
        <table:table-row table:style-name="ro10">
          <table:table-cell/>
          <table:table-cell office:value-type="float" office:value="8250" calcext:value-type="float">
            <text:p>8250</text:p>
          </table:table-cell>
          <table:table-cell table:formula="of:=60000000/[.B348]" office:value-type="float" office:value="7272.72727272727" calcext:value-type="float">
            <text:p>7273</text:p>
          </table:table-cell>
          <table:table-cell table:style-name="ce135" table:formula="of:=[.$E$6]+360*[.D$8]/[.$C348]" office:value-type="float" office:value="357" calcext:value-type="float">
            <text:p>357</text:p>
          </table:table-cell>
          <table:table-cell table:style-name="ce135" table:formula="of:=[.$E$6]+360*[.E$8]/[.$C348]" office:value-type="float" office:value="359.475" calcext:value-type="float">
            <text:p>359</text:p>
          </table:table-cell>
          <table:table-cell table:style-name="ce135" table:formula="of:=[.$E$6]+360*[.F$8]/[.$C348]" office:value-type="float" office:value="361.95" calcext:value-type="float">
            <text:p>362</text:p>
          </table:table-cell>
          <table:table-cell table:style-name="ce135" table:formula="of:=[.$E$6]+360*[.G$8]/[.$C348]" office:value-type="float" office:value="364.425" calcext:value-type="float">
            <text:p>364</text:p>
          </table:table-cell>
          <table:table-cell table:style-name="ce135" table:formula="of:=[.$E$6]+360*[.H$8]/[.$C348]" office:value-type="float" office:value="366.9" calcext:value-type="float">
            <text:p>367</text:p>
          </table:table-cell>
          <table:table-cell table:style-name="ce135" table:formula="of:=[.$E$6]+360*[.I$8]/[.$C348]" office:value-type="float" office:value="369.375" calcext:value-type="float">
            <text:p>369</text:p>
          </table:table-cell>
          <table:table-cell table:style-name="ce135" table:formula="of:=[.$E$6]+360*[.J$8]/[.$C348]" office:value-type="float" office:value="371.85" calcext:value-type="float">
            <text:p>372</text:p>
          </table:table-cell>
          <table:table-cell table:style-name="ce135" table:formula="of:=[.$E$6]+360*[.K$8]/[.$C348]" office:value-type="float" office:value="374.325" calcext:value-type="float">
            <text:p>374</text:p>
          </table:table-cell>
          <table:table-cell table:style-name="ce135" table:formula="of:=[.$E$6]+360*[.L$8]/[.$C348]" office:value-type="float" office:value="376.8" calcext:value-type="float">
            <text:p>377</text:p>
          </table:table-cell>
          <table:table-cell table:style-name="ce135" table:formula="of:=[.$E$6]+360*[.M$8]/[.$C348]" office:value-type="float" office:value="379.275" calcext:value-type="float">
            <text:p>379</text:p>
          </table:table-cell>
          <table:table-cell table:style-name="ce135" table:formula="of:=[.$E$6]+360*[.N$8]/[.$C348]" office:value-type="float" office:value="381.75" calcext:value-type="float">
            <text:p>382</text:p>
          </table:table-cell>
          <table:table-cell table:style-name="ce135" table:formula="of:=[.$E$6]+360*[.O$8]/[.$C348]" office:value-type="float" office:value="384.225" calcext:value-type="float">
            <text:p>384</text:p>
          </table:table-cell>
          <table:table-cell table:style-name="ce135" table:formula="of:=[.$E$6]+360*[.P$8]/[.$C348]" office:value-type="float" office:value="386.7" calcext:value-type="float">
            <text:p>387</text:p>
          </table:table-cell>
          <table:table-cell table:style-name="ce135" table:formula="of:=[.$E$6]+360*[.Q$8]/[.$C348]" office:value-type="float" office:value="389.175" calcext:value-type="float">
            <text:p>389</text:p>
          </table:table-cell>
          <table:table-cell table:style-name="ce135" table:formula="of:=[.$E$6]+360*[.R$8]/[.$C348]" office:value-type="float" office:value="391.65" calcext:value-type="float">
            <text:p>392</text:p>
          </table:table-cell>
          <table:table-cell table:style-name="ce135" table:formula="of:=[.$E$6]+360*[.S$8]/[.$C348]" office:value-type="float" office:value="394.125" calcext:value-type="float">
            <text:p>394</text:p>
          </table:table-cell>
          <table:table-cell table:style-name="ce135" table:formula="of:=[.$E$6]+360*[.T$8]/[.$C348]" office:value-type="float" office:value="396.6" calcext:value-type="float">
            <text:p>397</text:p>
          </table:table-cell>
          <table:table-cell table:style-name="ce135" table:formula="of:=[.$E$6]+360*[.U$8]/[.$C348]" office:value-type="float" office:value="399.075" calcext:value-type="float">
            <text:p>399</text:p>
          </table:table-cell>
          <table:table-cell table:style-name="ce135" table:formula="of:=[.$E$6]+360*[.V$8]/[.$C348]" office:value-type="float" office:value="401.55" calcext:value-type="float">
            <text:p>402</text:p>
          </table:table-cell>
          <table:table-cell table:style-name="ce135" table:formula="of:=[.$E$6]+360*[.W$8]/[.$C348]" office:value-type="float" office:value="404.025" calcext:value-type="float">
            <text:p>404</text:p>
          </table:table-cell>
          <table:table-cell table:style-name="ce135" table:formula="of:=[.$E$6]+360*[.X$8]/[.$C348]" office:value-type="float" office:value="406.5" calcext:value-type="float">
            <text:p>407</text:p>
          </table:table-cell>
        </table:table-row>
        <table:table-row table:style-name="ro10">
          <table:table-cell/>
          <table:table-cell office:value-type="float" office:value="8500" calcext:value-type="float">
            <text:p>8500</text:p>
          </table:table-cell>
          <table:table-cell table:formula="of:=60000000/[.B349]" office:value-type="float" office:value="7058.82352941176" calcext:value-type="float">
            <text:p>7059</text:p>
          </table:table-cell>
          <table:table-cell table:style-name="ce135" table:formula="of:=[.$E$6]+360*[.D$8]/[.$C349]" office:value-type="float" office:value="357" calcext:value-type="float">
            <text:p>357</text:p>
          </table:table-cell>
          <table:table-cell table:style-name="ce135" table:formula="of:=[.$E$6]+360*[.E$8]/[.$C349]" office:value-type="float" office:value="359.55" calcext:value-type="float">
            <text:p>360</text:p>
          </table:table-cell>
          <table:table-cell table:style-name="ce135" table:formula="of:=[.$E$6]+360*[.F$8]/[.$C349]" office:value-type="float" office:value="362.1" calcext:value-type="float">
            <text:p>362</text:p>
          </table:table-cell>
          <table:table-cell table:style-name="ce135" table:formula="of:=[.$E$6]+360*[.G$8]/[.$C349]" office:value-type="float" office:value="364.65" calcext:value-type="float">
            <text:p>365</text:p>
          </table:table-cell>
          <table:table-cell table:style-name="ce135" table:formula="of:=[.$E$6]+360*[.H$8]/[.$C349]" office:value-type="float" office:value="367.2" calcext:value-type="float">
            <text:p>367</text:p>
          </table:table-cell>
          <table:table-cell table:style-name="ce135" table:formula="of:=[.$E$6]+360*[.I$8]/[.$C349]" office:value-type="float" office:value="369.75" calcext:value-type="float">
            <text:p>370</text:p>
          </table:table-cell>
          <table:table-cell table:style-name="ce135" table:formula="of:=[.$E$6]+360*[.J$8]/[.$C349]" office:value-type="float" office:value="372.3" calcext:value-type="float">
            <text:p>372</text:p>
          </table:table-cell>
          <table:table-cell table:style-name="ce135" table:formula="of:=[.$E$6]+360*[.K$8]/[.$C349]" office:value-type="float" office:value="374.85" calcext:value-type="float">
            <text:p>375</text:p>
          </table:table-cell>
          <table:table-cell table:style-name="ce135" table:formula="of:=[.$E$6]+360*[.L$8]/[.$C349]" office:value-type="float" office:value="377.4" calcext:value-type="float">
            <text:p>377</text:p>
          </table:table-cell>
          <table:table-cell table:style-name="ce135" table:formula="of:=[.$E$6]+360*[.M$8]/[.$C349]" office:value-type="float" office:value="379.95" calcext:value-type="float">
            <text:p>380</text:p>
          </table:table-cell>
          <table:table-cell table:style-name="ce135" table:formula="of:=[.$E$6]+360*[.N$8]/[.$C349]" office:value-type="float" office:value="382.5" calcext:value-type="float">
            <text:p>383</text:p>
          </table:table-cell>
          <table:table-cell table:style-name="ce135" table:formula="of:=[.$E$6]+360*[.O$8]/[.$C349]" office:value-type="float" office:value="385.05" calcext:value-type="float">
            <text:p>385</text:p>
          </table:table-cell>
          <table:table-cell table:style-name="ce135" table:formula="of:=[.$E$6]+360*[.P$8]/[.$C349]" office:value-type="float" office:value="387.6" calcext:value-type="float">
            <text:p>388</text:p>
          </table:table-cell>
          <table:table-cell table:style-name="ce135" table:formula="of:=[.$E$6]+360*[.Q$8]/[.$C349]" office:value-type="float" office:value="390.15" calcext:value-type="float">
            <text:p>390</text:p>
          </table:table-cell>
          <table:table-cell table:style-name="ce135" table:formula="of:=[.$E$6]+360*[.R$8]/[.$C349]" office:value-type="float" office:value="392.7" calcext:value-type="float">
            <text:p>393</text:p>
          </table:table-cell>
          <table:table-cell table:style-name="ce135" table:formula="of:=[.$E$6]+360*[.S$8]/[.$C349]" office:value-type="float" office:value="395.25" calcext:value-type="float">
            <text:p>395</text:p>
          </table:table-cell>
          <table:table-cell table:style-name="ce135" table:formula="of:=[.$E$6]+360*[.T$8]/[.$C349]" office:value-type="float" office:value="397.8" calcext:value-type="float">
            <text:p>398</text:p>
          </table:table-cell>
          <table:table-cell table:style-name="ce135" table:formula="of:=[.$E$6]+360*[.U$8]/[.$C349]" office:value-type="float" office:value="400.35" calcext:value-type="float">
            <text:p>400</text:p>
          </table:table-cell>
          <table:table-cell table:style-name="ce135" table:formula="of:=[.$E$6]+360*[.V$8]/[.$C349]" office:value-type="float" office:value="402.9" calcext:value-type="float">
            <text:p>403</text:p>
          </table:table-cell>
          <table:table-cell table:style-name="ce135" table:formula="of:=[.$E$6]+360*[.W$8]/[.$C349]" office:value-type="float" office:value="405.45" calcext:value-type="float">
            <text:p>405</text:p>
          </table:table-cell>
          <table:table-cell table:style-name="ce135" table:formula="of:=[.$E$6]+360*[.X$8]/[.$C349]" office:value-type="float" office:value="408" calcext:value-type="float">
            <text:p>408</text:p>
          </table:table-cell>
        </table:table-row>
        <table:table-row table:style-name="ro10">
          <table:table-cell/>
          <table:table-cell office:value-type="float" office:value="8750" calcext:value-type="float">
            <text:p>8750</text:p>
          </table:table-cell>
          <table:table-cell table:formula="of:=60000000/[.B350]" office:value-type="float" office:value="6857.14285714286" calcext:value-type="float">
            <text:p>6857</text:p>
          </table:table-cell>
          <table:table-cell table:style-name="ce135" table:formula="of:=[.$E$6]+360*[.D$8]/[.$C350]" office:value-type="float" office:value="357" calcext:value-type="float">
            <text:p>357</text:p>
          </table:table-cell>
          <table:table-cell table:style-name="ce135" table:formula="of:=[.$E$6]+360*[.E$8]/[.$C350]" office:value-type="float" office:value="359.625" calcext:value-type="float">
            <text:p>360</text:p>
          </table:table-cell>
          <table:table-cell table:style-name="ce135" table:formula="of:=[.$E$6]+360*[.F$8]/[.$C350]" office:value-type="float" office:value="362.25" calcext:value-type="float">
            <text:p>362</text:p>
          </table:table-cell>
          <table:table-cell table:style-name="ce135" table:formula="of:=[.$E$6]+360*[.G$8]/[.$C350]" office:value-type="float" office:value="364.875" calcext:value-type="float">
            <text:p>365</text:p>
          </table:table-cell>
          <table:table-cell table:style-name="ce135" table:formula="of:=[.$E$6]+360*[.H$8]/[.$C350]" office:value-type="float" office:value="367.5" calcext:value-type="float">
            <text:p>368</text:p>
          </table:table-cell>
          <table:table-cell table:style-name="ce135" table:formula="of:=[.$E$6]+360*[.I$8]/[.$C350]" office:value-type="float" office:value="370.125" calcext:value-type="float">
            <text:p>370</text:p>
          </table:table-cell>
          <table:table-cell table:style-name="ce135" table:formula="of:=[.$E$6]+360*[.J$8]/[.$C350]" office:value-type="float" office:value="372.75" calcext:value-type="float">
            <text:p>373</text:p>
          </table:table-cell>
          <table:table-cell table:style-name="ce135" table:formula="of:=[.$E$6]+360*[.K$8]/[.$C350]" office:value-type="float" office:value="375.375" calcext:value-type="float">
            <text:p>375</text:p>
          </table:table-cell>
          <table:table-cell table:style-name="ce135" table:formula="of:=[.$E$6]+360*[.L$8]/[.$C350]" office:value-type="float" office:value="378" calcext:value-type="float">
            <text:p>378</text:p>
          </table:table-cell>
          <table:table-cell table:style-name="ce135" table:formula="of:=[.$E$6]+360*[.M$8]/[.$C350]" office:value-type="float" office:value="380.625" calcext:value-type="float">
            <text:p>381</text:p>
          </table:table-cell>
          <table:table-cell table:style-name="ce135" table:formula="of:=[.$E$6]+360*[.N$8]/[.$C350]" office:value-type="float" office:value="383.25" calcext:value-type="float">
            <text:p>383</text:p>
          </table:table-cell>
          <table:table-cell table:style-name="ce135" table:formula="of:=[.$E$6]+360*[.O$8]/[.$C350]" office:value-type="float" office:value="385.875" calcext:value-type="float">
            <text:p>386</text:p>
          </table:table-cell>
          <table:table-cell table:style-name="ce135" table:formula="of:=[.$E$6]+360*[.P$8]/[.$C350]" office:value-type="float" office:value="388.5" calcext:value-type="float">
            <text:p>389</text:p>
          </table:table-cell>
          <table:table-cell table:style-name="ce135" table:formula="of:=[.$E$6]+360*[.Q$8]/[.$C350]" office:value-type="float" office:value="391.125" calcext:value-type="float">
            <text:p>391</text:p>
          </table:table-cell>
          <table:table-cell table:style-name="ce135" table:formula="of:=[.$E$6]+360*[.R$8]/[.$C350]" office:value-type="float" office:value="393.75" calcext:value-type="float">
            <text:p>394</text:p>
          </table:table-cell>
          <table:table-cell table:style-name="ce135" table:formula="of:=[.$E$6]+360*[.S$8]/[.$C350]" office:value-type="float" office:value="396.375" calcext:value-type="float">
            <text:p>396</text:p>
          </table:table-cell>
          <table:table-cell table:style-name="ce135" table:formula="of:=[.$E$6]+360*[.T$8]/[.$C350]" office:value-type="float" office:value="399" calcext:value-type="float">
            <text:p>399</text:p>
          </table:table-cell>
          <table:table-cell table:style-name="ce135" table:formula="of:=[.$E$6]+360*[.U$8]/[.$C350]" office:value-type="float" office:value="401.625" calcext:value-type="float">
            <text:p>402</text:p>
          </table:table-cell>
          <table:table-cell table:style-name="ce135" table:formula="of:=[.$E$6]+360*[.V$8]/[.$C350]" office:value-type="float" office:value="404.25" calcext:value-type="float">
            <text:p>404</text:p>
          </table:table-cell>
          <table:table-cell table:style-name="ce135" table:formula="of:=[.$E$6]+360*[.W$8]/[.$C350]" office:value-type="float" office:value="406.875" calcext:value-type="float">
            <text:p>407</text:p>
          </table:table-cell>
          <table:table-cell table:style-name="ce135" table:formula="of:=[.$E$6]+360*[.X$8]/[.$C350]" office:value-type="float" office:value="409.5" calcext:value-type="float">
            <text:p>410</text:p>
          </table:table-cell>
        </table:table-row>
        <table:table-row table:style-name="ro10">
          <table:table-cell/>
          <table:table-cell office:value-type="float" office:value="9000" calcext:value-type="float">
            <text:p>9000</text:p>
          </table:table-cell>
          <table:table-cell table:formula="of:=60000000/[.B351]" office:value-type="float" office:value="6666.66666666667" calcext:value-type="float">
            <text:p>6667</text:p>
          </table:table-cell>
          <table:table-cell table:style-name="ce135" table:formula="of:=[.$E$6]+360*[.D$8]/[.$C351]" office:value-type="float" office:value="357" calcext:value-type="float">
            <text:p>357</text:p>
          </table:table-cell>
          <table:table-cell table:style-name="ce135" table:formula="of:=[.$E$6]+360*[.E$8]/[.$C351]" office:value-type="float" office:value="359.7" calcext:value-type="float">
            <text:p>360</text:p>
          </table:table-cell>
          <table:table-cell table:style-name="ce135" table:formula="of:=[.$E$6]+360*[.F$8]/[.$C351]" office:value-type="float" office:value="362.4" calcext:value-type="float">
            <text:p>362</text:p>
          </table:table-cell>
          <table:table-cell table:style-name="ce135" table:formula="of:=[.$E$6]+360*[.G$8]/[.$C351]" office:value-type="float" office:value="365.1" calcext:value-type="float">
            <text:p>365</text:p>
          </table:table-cell>
          <table:table-cell table:style-name="ce135" table:formula="of:=[.$E$6]+360*[.H$8]/[.$C351]" office:value-type="float" office:value="367.8" calcext:value-type="float">
            <text:p>368</text:p>
          </table:table-cell>
          <table:table-cell table:style-name="ce135" table:formula="of:=[.$E$6]+360*[.I$8]/[.$C351]" office:value-type="float" office:value="370.5" calcext:value-type="float">
            <text:p>371</text:p>
          </table:table-cell>
          <table:table-cell table:style-name="ce135" table:formula="of:=[.$E$6]+360*[.J$8]/[.$C351]" office:value-type="float" office:value="373.2" calcext:value-type="float">
            <text:p>373</text:p>
          </table:table-cell>
          <table:table-cell table:style-name="ce135" table:formula="of:=[.$E$6]+360*[.K$8]/[.$C351]" office:value-type="float" office:value="375.9" calcext:value-type="float">
            <text:p>376</text:p>
          </table:table-cell>
          <table:table-cell table:style-name="ce135" table:formula="of:=[.$E$6]+360*[.L$8]/[.$C351]" office:value-type="float" office:value="378.6" calcext:value-type="float">
            <text:p>379</text:p>
          </table:table-cell>
          <table:table-cell table:style-name="ce135" table:formula="of:=[.$E$6]+360*[.M$8]/[.$C351]" office:value-type="float" office:value="381.3" calcext:value-type="float">
            <text:p>381</text:p>
          </table:table-cell>
          <table:table-cell table:style-name="ce135" table:formula="of:=[.$E$6]+360*[.N$8]/[.$C351]" office:value-type="float" office:value="384" calcext:value-type="float">
            <text:p>384</text:p>
          </table:table-cell>
          <table:table-cell table:style-name="ce135" table:formula="of:=[.$E$6]+360*[.O$8]/[.$C351]" office:value-type="float" office:value="386.7" calcext:value-type="float">
            <text:p>387</text:p>
          </table:table-cell>
          <table:table-cell table:style-name="ce135" table:formula="of:=[.$E$6]+360*[.P$8]/[.$C351]" office:value-type="float" office:value="389.4" calcext:value-type="float">
            <text:p>389</text:p>
          </table:table-cell>
          <table:table-cell table:style-name="ce135" table:formula="of:=[.$E$6]+360*[.Q$8]/[.$C351]" office:value-type="float" office:value="392.1" calcext:value-type="float">
            <text:p>392</text:p>
          </table:table-cell>
          <table:table-cell table:style-name="ce135" table:formula="of:=[.$E$6]+360*[.R$8]/[.$C351]" office:value-type="float" office:value="394.8" calcext:value-type="float">
            <text:p>395</text:p>
          </table:table-cell>
          <table:table-cell table:style-name="ce135" table:formula="of:=[.$E$6]+360*[.S$8]/[.$C351]" office:value-type="float" office:value="397.5" calcext:value-type="float">
            <text:p>398</text:p>
          </table:table-cell>
          <table:table-cell table:style-name="ce135" table:formula="of:=[.$E$6]+360*[.T$8]/[.$C351]" office:value-type="float" office:value="400.2" calcext:value-type="float">
            <text:p>400</text:p>
          </table:table-cell>
          <table:table-cell table:style-name="ce135" table:formula="of:=[.$E$6]+360*[.U$8]/[.$C351]" office:value-type="float" office:value="402.9" calcext:value-type="float">
            <text:p>403</text:p>
          </table:table-cell>
          <table:table-cell table:style-name="ce135" table:formula="of:=[.$E$6]+360*[.V$8]/[.$C351]" office:value-type="float" office:value="405.6" calcext:value-type="float">
            <text:p>406</text:p>
          </table:table-cell>
          <table:table-cell table:style-name="ce135" table:formula="of:=[.$E$6]+360*[.W$8]/[.$C351]" office:value-type="float" office:value="408.3" calcext:value-type="float">
            <text:p>408</text:p>
          </table:table-cell>
          <table:table-cell table:style-name="ce135" table:formula="of:=[.$E$6]+360*[.X$8]/[.$C351]" office:value-type="float" office:value="411" calcext:value-type="float">
            <text:p>411</text:p>
          </table:table-cell>
        </table:table-row>
        <table:table-row table:style-name="ro10">
          <table:table-cell/>
          <table:table-cell office:value-type="float" office:value="9250" calcext:value-type="float">
            <text:p>9250</text:p>
          </table:table-cell>
          <table:table-cell table:formula="of:=60000000/[.B352]" office:value-type="float" office:value="6486.48648648649" calcext:value-type="float">
            <text:p>6486</text:p>
          </table:table-cell>
          <table:table-cell table:style-name="ce135" table:formula="of:=[.$E$6]+360*[.D$8]/[.$C352]" office:value-type="float" office:value="357" calcext:value-type="float">
            <text:p>357</text:p>
          </table:table-cell>
          <table:table-cell table:style-name="ce135" table:formula="of:=[.$E$6]+360*[.E$8]/[.$C352]" office:value-type="float" office:value="359.775" calcext:value-type="float">
            <text:p>360</text:p>
          </table:table-cell>
          <table:table-cell table:style-name="ce135" table:formula="of:=[.$E$6]+360*[.F$8]/[.$C352]" office:value-type="float" office:value="362.55" calcext:value-type="float">
            <text:p>363</text:p>
          </table:table-cell>
          <table:table-cell table:style-name="ce135" table:formula="of:=[.$E$6]+360*[.G$8]/[.$C352]" office:value-type="float" office:value="365.325" calcext:value-type="float">
            <text:p>365</text:p>
          </table:table-cell>
          <table:table-cell table:style-name="ce135" table:formula="of:=[.$E$6]+360*[.H$8]/[.$C352]" office:value-type="float" office:value="368.1" calcext:value-type="float">
            <text:p>368</text:p>
          </table:table-cell>
          <table:table-cell table:style-name="ce135" table:formula="of:=[.$E$6]+360*[.I$8]/[.$C352]" office:value-type="float" office:value="370.875" calcext:value-type="float">
            <text:p>371</text:p>
          </table:table-cell>
          <table:table-cell table:style-name="ce135" table:formula="of:=[.$E$6]+360*[.J$8]/[.$C352]" office:value-type="float" office:value="373.65" calcext:value-type="float">
            <text:p>374</text:p>
          </table:table-cell>
          <table:table-cell table:style-name="ce135" table:formula="of:=[.$E$6]+360*[.K$8]/[.$C352]" office:value-type="float" office:value="376.425" calcext:value-type="float">
            <text:p>376</text:p>
          </table:table-cell>
          <table:table-cell table:style-name="ce135" table:formula="of:=[.$E$6]+360*[.L$8]/[.$C352]" office:value-type="float" office:value="379.2" calcext:value-type="float">
            <text:p>379</text:p>
          </table:table-cell>
          <table:table-cell table:style-name="ce135" table:formula="of:=[.$E$6]+360*[.M$8]/[.$C352]" office:value-type="float" office:value="381.975" calcext:value-type="float">
            <text:p>382</text:p>
          </table:table-cell>
          <table:table-cell table:style-name="ce135" table:formula="of:=[.$E$6]+360*[.N$8]/[.$C352]" office:value-type="float" office:value="384.75" calcext:value-type="float">
            <text:p>385</text:p>
          </table:table-cell>
          <table:table-cell table:style-name="ce135" table:formula="of:=[.$E$6]+360*[.O$8]/[.$C352]" office:value-type="float" office:value="387.525" calcext:value-type="float">
            <text:p>388</text:p>
          </table:table-cell>
          <table:table-cell table:style-name="ce135" table:formula="of:=[.$E$6]+360*[.P$8]/[.$C352]" office:value-type="float" office:value="390.3" calcext:value-type="float">
            <text:p>390</text:p>
          </table:table-cell>
          <table:table-cell table:style-name="ce135" table:formula="of:=[.$E$6]+360*[.Q$8]/[.$C352]" office:value-type="float" office:value="393.075" calcext:value-type="float">
            <text:p>393</text:p>
          </table:table-cell>
          <table:table-cell table:style-name="ce135" table:formula="of:=[.$E$6]+360*[.R$8]/[.$C352]" office:value-type="float" office:value="395.85" calcext:value-type="float">
            <text:p>396</text:p>
          </table:table-cell>
          <table:table-cell table:style-name="ce135" table:formula="of:=[.$E$6]+360*[.S$8]/[.$C352]" office:value-type="float" office:value="398.625" calcext:value-type="float">
            <text:p>399</text:p>
          </table:table-cell>
          <table:table-cell table:style-name="ce135" table:formula="of:=[.$E$6]+360*[.T$8]/[.$C352]" office:value-type="float" office:value="401.4" calcext:value-type="float">
            <text:p>401</text:p>
          </table:table-cell>
          <table:table-cell table:style-name="ce135" table:formula="of:=[.$E$6]+360*[.U$8]/[.$C352]" office:value-type="float" office:value="404.175" calcext:value-type="float">
            <text:p>404</text:p>
          </table:table-cell>
          <table:table-cell table:style-name="ce135" table:formula="of:=[.$E$6]+360*[.V$8]/[.$C352]" office:value-type="float" office:value="406.95" calcext:value-type="float">
            <text:p>407</text:p>
          </table:table-cell>
          <table:table-cell table:style-name="ce135" table:formula="of:=[.$E$6]+360*[.W$8]/[.$C352]" office:value-type="float" office:value="409.725" calcext:value-type="float">
            <text:p>410</text:p>
          </table:table-cell>
          <table:table-cell table:style-name="ce135" table:formula="of:=[.$E$6]+360*[.X$8]/[.$C352]" office:value-type="float" office:value="412.5" calcext:value-type="float">
            <text:p>413</text:p>
          </table:table-cell>
        </table:table-row>
        <table:table-row table:style-name="ro10">
          <table:table-cell/>
          <table:table-cell office:value-type="float" office:value="9500" calcext:value-type="float">
            <text:p>9500</text:p>
          </table:table-cell>
          <table:table-cell table:formula="of:=60000000/[.B353]" office:value-type="float" office:value="6315.78947368421" calcext:value-type="float">
            <text:p>6316</text:p>
          </table:table-cell>
          <table:table-cell table:style-name="ce135" table:formula="of:=[.$E$6]+360*[.D$8]/[.$C353]" office:value-type="float" office:value="357" calcext:value-type="float">
            <text:p>357</text:p>
          </table:table-cell>
          <table:table-cell table:style-name="ce135" table:formula="of:=[.$E$6]+360*[.E$8]/[.$C353]" office:value-type="float" office:value="359.85" calcext:value-type="float">
            <text:p>360</text:p>
          </table:table-cell>
          <table:table-cell table:style-name="ce135" table:formula="of:=[.$E$6]+360*[.F$8]/[.$C353]" office:value-type="float" office:value="362.7" calcext:value-type="float">
            <text:p>363</text:p>
          </table:table-cell>
          <table:table-cell table:style-name="ce135" table:formula="of:=[.$E$6]+360*[.G$8]/[.$C353]" office:value-type="float" office:value="365.55" calcext:value-type="float">
            <text:p>366</text:p>
          </table:table-cell>
          <table:table-cell table:style-name="ce135" table:formula="of:=[.$E$6]+360*[.H$8]/[.$C353]" office:value-type="float" office:value="368.4" calcext:value-type="float">
            <text:p>368</text:p>
          </table:table-cell>
          <table:table-cell table:style-name="ce135" table:formula="of:=[.$E$6]+360*[.I$8]/[.$C353]" office:value-type="float" office:value="371.25" calcext:value-type="float">
            <text:p>371</text:p>
          </table:table-cell>
          <table:table-cell table:style-name="ce135" table:formula="of:=[.$E$6]+360*[.J$8]/[.$C353]" office:value-type="float" office:value="374.1" calcext:value-type="float">
            <text:p>374</text:p>
          </table:table-cell>
          <table:table-cell table:style-name="ce135" table:formula="of:=[.$E$6]+360*[.K$8]/[.$C353]" office:value-type="float" office:value="376.95" calcext:value-type="float">
            <text:p>377</text:p>
          </table:table-cell>
          <table:table-cell table:style-name="ce135" table:formula="of:=[.$E$6]+360*[.L$8]/[.$C353]" office:value-type="float" office:value="379.8" calcext:value-type="float">
            <text:p>380</text:p>
          </table:table-cell>
          <table:table-cell table:style-name="ce135" table:formula="of:=[.$E$6]+360*[.M$8]/[.$C353]" office:value-type="float" office:value="382.65" calcext:value-type="float">
            <text:p>383</text:p>
          </table:table-cell>
          <table:table-cell table:style-name="ce135" table:formula="of:=[.$E$6]+360*[.N$8]/[.$C353]" office:value-type="float" office:value="385.5" calcext:value-type="float">
            <text:p>386</text:p>
          </table:table-cell>
          <table:table-cell table:style-name="ce135" table:formula="of:=[.$E$6]+360*[.O$8]/[.$C353]" office:value-type="float" office:value="388.35" calcext:value-type="float">
            <text:p>388</text:p>
          </table:table-cell>
          <table:table-cell table:style-name="ce135" table:formula="of:=[.$E$6]+360*[.P$8]/[.$C353]" office:value-type="float" office:value="391.2" calcext:value-type="float">
            <text:p>391</text:p>
          </table:table-cell>
          <table:table-cell table:style-name="ce135" table:formula="of:=[.$E$6]+360*[.Q$8]/[.$C353]" office:value-type="float" office:value="394.05" calcext:value-type="float">
            <text:p>394</text:p>
          </table:table-cell>
          <table:table-cell table:style-name="ce135" table:formula="of:=[.$E$6]+360*[.R$8]/[.$C353]" office:value-type="float" office:value="396.9" calcext:value-type="float">
            <text:p>397</text:p>
          </table:table-cell>
          <table:table-cell table:style-name="ce135" table:formula="of:=[.$E$6]+360*[.S$8]/[.$C353]" office:value-type="float" office:value="399.75" calcext:value-type="float">
            <text:p>400</text:p>
          </table:table-cell>
          <table:table-cell table:style-name="ce135" table:formula="of:=[.$E$6]+360*[.T$8]/[.$C353]" office:value-type="float" office:value="402.6" calcext:value-type="float">
            <text:p>403</text:p>
          </table:table-cell>
          <table:table-cell table:style-name="ce135" table:formula="of:=[.$E$6]+360*[.U$8]/[.$C353]" office:value-type="float" office:value="405.45" calcext:value-type="float">
            <text:p>405</text:p>
          </table:table-cell>
          <table:table-cell table:style-name="ce135" table:formula="of:=[.$E$6]+360*[.V$8]/[.$C353]" office:value-type="float" office:value="408.3" calcext:value-type="float">
            <text:p>408</text:p>
          </table:table-cell>
          <table:table-cell table:style-name="ce135" table:formula="of:=[.$E$6]+360*[.W$8]/[.$C353]" office:value-type="float" office:value="411.15" calcext:value-type="float">
            <text:p>411</text:p>
          </table:table-cell>
          <table:table-cell table:style-name="ce135" table:formula="of:=[.$E$6]+360*[.X$8]/[.$C353]" office:value-type="float" office:value="414" calcext:value-type="float">
            <text:p>414</text:p>
          </table:table-cell>
        </table:table-row>
        <table:table-row table:style-name="ro10">
          <table:table-cell/>
          <table:table-cell office:value-type="float" office:value="9750" calcext:value-type="float">
            <text:p>9750</text:p>
          </table:table-cell>
          <table:table-cell table:formula="of:=60000000/[.B354]" office:value-type="float" office:value="6153.84615384615" calcext:value-type="float">
            <text:p>6154</text:p>
          </table:table-cell>
          <table:table-cell table:style-name="ce135" table:formula="of:=[.$E$6]+360*[.D$8]/[.$C354]" office:value-type="float" office:value="357" calcext:value-type="float">
            <text:p>357</text:p>
          </table:table-cell>
          <table:table-cell table:style-name="ce135" table:formula="of:=[.$E$6]+360*[.E$8]/[.$C354]" office:value-type="float" office:value="359.925" calcext:value-type="float">
            <text:p>360</text:p>
          </table:table-cell>
          <table:table-cell table:style-name="ce135" table:formula="of:=[.$E$6]+360*[.F$8]/[.$C354]" office:value-type="float" office:value="362.85" calcext:value-type="float">
            <text:p>363</text:p>
          </table:table-cell>
          <table:table-cell table:style-name="ce135" table:formula="of:=[.$E$6]+360*[.G$8]/[.$C354]" office:value-type="float" office:value="365.775" calcext:value-type="float">
            <text:p>366</text:p>
          </table:table-cell>
          <table:table-cell table:style-name="ce135" table:formula="of:=[.$E$6]+360*[.H$8]/[.$C354]" office:value-type="float" office:value="368.7" calcext:value-type="float">
            <text:p>369</text:p>
          </table:table-cell>
          <table:table-cell table:style-name="ce135" table:formula="of:=[.$E$6]+360*[.I$8]/[.$C354]" office:value-type="float" office:value="371.625" calcext:value-type="float">
            <text:p>372</text:p>
          </table:table-cell>
          <table:table-cell table:style-name="ce135" table:formula="of:=[.$E$6]+360*[.J$8]/[.$C354]" office:value-type="float" office:value="374.55" calcext:value-type="float">
            <text:p>375</text:p>
          </table:table-cell>
          <table:table-cell table:style-name="ce135" table:formula="of:=[.$E$6]+360*[.K$8]/[.$C354]" office:value-type="float" office:value="377.475" calcext:value-type="float">
            <text:p>377</text:p>
          </table:table-cell>
          <table:table-cell table:style-name="ce135" table:formula="of:=[.$E$6]+360*[.L$8]/[.$C354]" office:value-type="float" office:value="380.4" calcext:value-type="float">
            <text:p>380</text:p>
          </table:table-cell>
          <table:table-cell table:style-name="ce135" table:formula="of:=[.$E$6]+360*[.M$8]/[.$C354]" office:value-type="float" office:value="383.325" calcext:value-type="float">
            <text:p>383</text:p>
          </table:table-cell>
          <table:table-cell table:style-name="ce135" table:formula="of:=[.$E$6]+360*[.N$8]/[.$C354]" office:value-type="float" office:value="386.25" calcext:value-type="float">
            <text:p>386</text:p>
          </table:table-cell>
          <table:table-cell table:style-name="ce135" table:formula="of:=[.$E$6]+360*[.O$8]/[.$C354]" office:value-type="float" office:value="389.175" calcext:value-type="float">
            <text:p>389</text:p>
          </table:table-cell>
          <table:table-cell table:style-name="ce135" table:formula="of:=[.$E$6]+360*[.P$8]/[.$C354]" office:value-type="float" office:value="392.1" calcext:value-type="float">
            <text:p>392</text:p>
          </table:table-cell>
          <table:table-cell table:style-name="ce135" table:formula="of:=[.$E$6]+360*[.Q$8]/[.$C354]" office:value-type="float" office:value="395.025" calcext:value-type="float">
            <text:p>395</text:p>
          </table:table-cell>
          <table:table-cell table:style-name="ce135" table:formula="of:=[.$E$6]+360*[.R$8]/[.$C354]" office:value-type="float" office:value="397.95" calcext:value-type="float">
            <text:p>398</text:p>
          </table:table-cell>
          <table:table-cell table:style-name="ce135" table:formula="of:=[.$E$6]+360*[.S$8]/[.$C354]" office:value-type="float" office:value="400.875" calcext:value-type="float">
            <text:p>401</text:p>
          </table:table-cell>
          <table:table-cell table:style-name="ce135" table:formula="of:=[.$E$6]+360*[.T$8]/[.$C354]" office:value-type="float" office:value="403.8" calcext:value-type="float">
            <text:p>404</text:p>
          </table:table-cell>
          <table:table-cell table:style-name="ce135" table:formula="of:=[.$E$6]+360*[.U$8]/[.$C354]" office:value-type="float" office:value="406.725" calcext:value-type="float">
            <text:p>407</text:p>
          </table:table-cell>
          <table:table-cell table:style-name="ce135" table:formula="of:=[.$E$6]+360*[.V$8]/[.$C354]" office:value-type="float" office:value="409.65" calcext:value-type="float">
            <text:p>410</text:p>
          </table:table-cell>
          <table:table-cell table:style-name="ce135" table:formula="of:=[.$E$6]+360*[.W$8]/[.$C354]" office:value-type="float" office:value="412.575" calcext:value-type="float">
            <text:p>413</text:p>
          </table:table-cell>
          <table:table-cell table:style-name="ce135" table:formula="of:=[.$E$6]+360*[.X$8]/[.$C354]" office:value-type="float" office:value="415.5" calcext:value-type="float">
            <text:p>416</text:p>
          </table:table-cell>
        </table:table-row>
        <table:table-row table:style-name="ro10">
          <table:table-cell/>
          <table:table-cell office:value-type="float" office:value="10000" calcext:value-type="float">
            <text:p>10000</text:p>
          </table:table-cell>
          <table:table-cell table:formula="of:=60000000/[.B355]" office:value-type="float" office:value="6000" calcext:value-type="float">
            <text:p>6000</text:p>
          </table:table-cell>
          <table:table-cell table:style-name="ce135" table:formula="of:=[.$E$6]+360*[.D$8]/[.$C355]" office:value-type="float" office:value="357" calcext:value-type="float">
            <text:p>357</text:p>
          </table:table-cell>
          <table:table-cell table:style-name="ce135" table:formula="of:=[.$E$6]+360*[.E$8]/[.$C355]" office:value-type="float" office:value="360" calcext:value-type="float">
            <text:p>360</text:p>
          </table:table-cell>
          <table:table-cell table:style-name="ce135" table:formula="of:=[.$E$6]+360*[.F$8]/[.$C355]" office:value-type="float" office:value="363" calcext:value-type="float">
            <text:p>363</text:p>
          </table:table-cell>
          <table:table-cell table:style-name="ce135" table:formula="of:=[.$E$6]+360*[.G$8]/[.$C355]" office:value-type="float" office:value="366" calcext:value-type="float">
            <text:p>366</text:p>
          </table:table-cell>
          <table:table-cell table:style-name="ce135" table:formula="of:=[.$E$6]+360*[.H$8]/[.$C355]" office:value-type="float" office:value="369" calcext:value-type="float">
            <text:p>369</text:p>
          </table:table-cell>
          <table:table-cell table:style-name="ce135" table:formula="of:=[.$E$6]+360*[.I$8]/[.$C355]" office:value-type="float" office:value="372" calcext:value-type="float">
            <text:p>372</text:p>
          </table:table-cell>
          <table:table-cell table:style-name="ce135" table:formula="of:=[.$E$6]+360*[.J$8]/[.$C355]" office:value-type="float" office:value="375" calcext:value-type="float">
            <text:p>375</text:p>
          </table:table-cell>
          <table:table-cell table:style-name="ce135" table:formula="of:=[.$E$6]+360*[.K$8]/[.$C355]" office:value-type="float" office:value="378" calcext:value-type="float">
            <text:p>378</text:p>
          </table:table-cell>
          <table:table-cell table:style-name="ce135" table:formula="of:=[.$E$6]+360*[.L$8]/[.$C355]" office:value-type="float" office:value="381" calcext:value-type="float">
            <text:p>381</text:p>
          </table:table-cell>
          <table:table-cell table:style-name="ce135" table:formula="of:=[.$E$6]+360*[.M$8]/[.$C355]" office:value-type="float" office:value="384" calcext:value-type="float">
            <text:p>384</text:p>
          </table:table-cell>
          <table:table-cell table:style-name="ce135" table:formula="of:=[.$E$6]+360*[.N$8]/[.$C355]" office:value-type="float" office:value="387" calcext:value-type="float">
            <text:p>387</text:p>
          </table:table-cell>
          <table:table-cell table:style-name="ce135" table:formula="of:=[.$E$6]+360*[.O$8]/[.$C355]" office:value-type="float" office:value="390" calcext:value-type="float">
            <text:p>390</text:p>
          </table:table-cell>
          <table:table-cell table:style-name="ce135" table:formula="of:=[.$E$6]+360*[.P$8]/[.$C355]" office:value-type="float" office:value="393" calcext:value-type="float">
            <text:p>393</text:p>
          </table:table-cell>
          <table:table-cell table:style-name="ce135" table:formula="of:=[.$E$6]+360*[.Q$8]/[.$C355]" office:value-type="float" office:value="396" calcext:value-type="float">
            <text:p>396</text:p>
          </table:table-cell>
          <table:table-cell table:style-name="ce135" table:formula="of:=[.$E$6]+360*[.R$8]/[.$C355]" office:value-type="float" office:value="399" calcext:value-type="float">
            <text:p>399</text:p>
          </table:table-cell>
          <table:table-cell table:style-name="ce135" table:formula="of:=[.$E$6]+360*[.S$8]/[.$C355]" office:value-type="float" office:value="402" calcext:value-type="float">
            <text:p>402</text:p>
          </table:table-cell>
          <table:table-cell table:style-name="ce135" table:formula="of:=[.$E$6]+360*[.T$8]/[.$C355]" office:value-type="float" office:value="405" calcext:value-type="float">
            <text:p>405</text:p>
          </table:table-cell>
          <table:table-cell table:style-name="ce135" table:formula="of:=[.$E$6]+360*[.U$8]/[.$C355]" office:value-type="float" office:value="408" calcext:value-type="float">
            <text:p>408</text:p>
          </table:table-cell>
          <table:table-cell table:style-name="ce135" table:formula="of:=[.$E$6]+360*[.V$8]/[.$C355]" office:value-type="float" office:value="411" calcext:value-type="float">
            <text:p>411</text:p>
          </table:table-cell>
          <table:table-cell table:style-name="ce135" table:formula="of:=[.$E$6]+360*[.W$8]/[.$C355]" office:value-type="float" office:value="414" calcext:value-type="float">
            <text:p>414</text:p>
          </table:table-cell>
          <table:table-cell table:style-name="ce135" table:formula="of:=[.$E$6]+360*[.X$8]/[.$C355]" office:value-type="float" office:value="417" calcext:value-type="float">
            <text:p>417</text:p>
          </table:table-cell>
        </table:table-row>
        <calcext:conditional-formats>
          <calcext:conditional-format calcext:target-range-address="Sheet9.D9:Sheet9.X47">
            <calcext:condition calcext:apply-style-name="Untitled2" calcext:value="&gt;360" calcext:base-cell-address="Sheet9.D9"/>
          </calcext:conditional-format>
          <calcext:conditional-format calcext:target-range-address="Sheet9.D53:Sheet9.X91">
            <calcext:condition calcext:apply-style-name="Untitled2" calcext:value="&gt;360" calcext:base-cell-address="Sheet9.D53"/>
          </calcext:conditional-format>
          <calcext:conditional-format calcext:target-range-address="Sheet9.D97:Sheet9.X135">
            <calcext:condition calcext:apply-style-name="Untitled2" calcext:value="&gt;360" calcext:base-cell-address="Sheet9.D97"/>
          </calcext:conditional-format>
          <calcext:conditional-format calcext:target-range-address="Sheet9.D141:Sheet9.X179">
            <calcext:condition calcext:apply-style-name="Untitled2" calcext:value="&gt;360" calcext:base-cell-address="Sheet9.D141"/>
          </calcext:conditional-format>
          <calcext:conditional-format calcext:target-range-address="Sheet9.D185:Sheet9.X223">
            <calcext:condition calcext:apply-style-name="Untitled2" calcext:value="&gt;360" calcext:base-cell-address="Sheet9.D185"/>
          </calcext:conditional-format>
          <calcext:conditional-format calcext:target-range-address="Sheet9.D229:Sheet9.X267">
            <calcext:condition calcext:apply-style-name="Untitled2" calcext:value="&gt;360" calcext:base-cell-address="Sheet9.D229"/>
          </calcext:conditional-format>
          <calcext:conditional-format calcext:target-range-address="Sheet9.D273:Sheet9.X311">
            <calcext:condition calcext:apply-style-name="Untitled2" calcext:value="&gt;360" calcext:base-cell-address="Sheet9.D273"/>
          </calcext:conditional-format>
          <calcext:conditional-format calcext:target-range-address="Sheet9.D317:Sheet9.X355">
            <calcext:condition calcext:apply-style-name="Untitled2" calcext:value="&gt;360" calcext:base-cell-address="Sheet9.D317"/>
          </calcext:conditional-format>
        </calcext:conditional-formats>
      </table:table>
      <table:table table:name="injection" table:style-name="ta1" table:print="false">
        <table:shapes>
          <draw:frame draw:z-index="0" draw:style-name="gr1" draw:text-style-name="P1" svg:width="290.87mm" svg:height="163.21mm" svg:x="242.91mm" svg:y="62.98mm">
            <draw:object draw:notify-on-update-of-ranges="injection.B33:injection.B55 injection.C16:injection.C16 injection.C33:injection.C55 injection.D16:injection.D16 injection.D33:injection.D55 injection.E16:injection.E16 injection.E33:injection.E55 injection.F16:injection.F16 injection.F33:injection.F55 injection.G16:injection.G16 injection.G33:injection.G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0.87mm" svg:height="163.21mm" svg:x="243.21mm" svg:y="263.33mm">
            <draw:object draw:notify-on-update-of-ranges="injection.B61:injection.B83 injection.C16:injection.C16 injection.C61:injection.C83 injection.D16:injection.D16 injection.D61:injection.D83 injection.E16:injection.E16 injection.E61:injection.E83 injection.F16:injection.F16 injection.F61:injection.F83 injection.G16:injection.G16 injection.G61:injection.G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0.87mm" svg:height="163.21mm" svg:x="243.23mm" svg:y="445.11mm">
            <draw:object draw:notify-on-update-of-ranges="injection.B102:injection.B124 injection.C16:injection.C16 injection.C102:injection.C124 injection.D16:injection.D16 injection.D102:injection.D124 injection.E16:injection.E16 injection.E102:injection.E124 injection.F16:injection.F16 injection.F102:injection.F124 injection.G16:injection.G16 injection.G102:injection.G1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8" table:default-cell-style-name="ce157"/>
        <table:table-column table:style-name="co29" table:default-cell-style-name="ce174"/>
        <table:table-column table:style-name="co3" table:number-columns-repeated="4" table:default-cell-style-name="Default"/>
        <table:table-column table:style-name="co5" table:default-cell-style-name="ce172"/>
        <table:table-column table:style-name="co6" table:default-cell-style-name="ce27"/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cylinder volume (ccm)</text:p>
          </table:table-cell>
          <table:table-cell table:style-name="ce200" office:value-type="float" office:value="425" calcext:value-type="float">
            <text:p>425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AT (°C)</text:p>
          </table:table-cell>
          <table:table-cell table:style-name="ce200" office:value-type="float" office:value="30" calcext:value-type="float">
            <text:p>3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atmospheric pressure (kPA)</text:p>
          </table:table-cell>
          <table:table-cell table:style-name="ce200" office:value-type="float" office:value="101" calcext:value-type="float">
            <text:p>101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target AFR</text:p>
          </table:table-cell>
          <table:table-cell table:style-name="ce200" office:value-type="float" office:value="12" calcext:value-type="float">
            <text:p>12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/>
          <table:table-cell table:style-name="ce200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fuel mass rate (mg/s)</text:p>
          </table:table-cell>
          <table:table-cell table:style-name="ce200" office:value-type="float" office:value="4160" calcext:value-type="float">
            <text:p>4160</text:p>
          </table:table-cell>
          <table:table-cell table:style-name="ce200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154" office:value-type="string" calcext:value-type="string">
            <text:p>injector dead time (us)</text:p>
          </table:table-cell>
          <table:table-cell table:style-name="ce200" office:value-type="float" office:value="500" calcext:value-type="float">
            <text:p>50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209" office:value-type="string" calcext:value-type="string">
            <text:p>intake open interval (deg)</text:p>
          </table:table-cell>
          <table:table-cell table:style-name="ce200" office:value-type="float" office:value="242" calcext:value-type="float">
            <text:p>242</text:p>
          </table:table-cell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5" table:number-rows-spanned="1">
            <text:p>injection duration as a function of rpm and load (in deg)</text:p>
          </table:table-cell>
          <table:covered-table-cell table:number-columns-repeated="4" table:style-name="ce172"/>
          <table:table-cell/>
          <table:table-cell table:style-name="ce172"/>
        </table:table-row>
        <table:table-row table:style-name="ro1">
          <table:table-cell/>
          <table:table-cell table:style-name="ce173" office:value-type="string" calcext:value-type="string">
            <text:p>Engine load in %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40" calcext:value-type="float">
            <text:p>40</text:p>
          </table:table-cell>
          <table:table-cell table:style-name="ce173" office:value-type="float" office:value="60" calcext:value-type="float">
            <text:p>60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100" calcext:value-type="float">
            <text:p>100</text:p>
          </table:table-cell>
          <table:table-cell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173" table:number-columns-repeated="6"/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MAP (kPa)</text:p>
          </table:table-cell>
          <table:table-cell table:style-name="ce158" table:formula="of:=[.$C$6]*[.C16]/100" office:value-type="float" office:value="20.2" calcext:value-type="float">
            <text:p>20,2</text:p>
          </table:table-cell>
          <table:table-cell table:style-name="ce158" table:formula="of:=[.$C$6]*[.D16]/100" office:value-type="float" office:value="40.4" calcext:value-type="float">
            <text:p>40,4</text:p>
          </table:table-cell>
          <table:table-cell table:style-name="ce158" table:formula="of:=[.$C$6]*[.E16]/100" office:value-type="float" office:value="60.6" calcext:value-type="float">
            <text:p>60,6</text:p>
          </table:table-cell>
          <table:table-cell table:style-name="ce158" table:formula="of:=[.$C$6]*[.F16]/100" office:value-type="float" office:value="80.8" calcext:value-type="float">
            <text:p>80,8</text:p>
          </table:table-cell>
          <table:table-cell table:style-name="ce158" table:formula="of:=[.$C$6]*[.G16]/100" office:value-type="float" office:value="101" calcext:value-type="float">
            <text:p>10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VE (%)</text:p>
          </table:table-cell>
          <table:table-cell table:style-name="ce158" table:formula="of:=[.C16]" office:value-type="float" office:value="20" calcext:value-type="float">
            <text:p>20</text:p>
          </table:table-cell>
          <table:table-cell table:style-name="ce158" table:formula="of:=[.D16]" office:value-type="float" office:value="40" calcext:value-type="float">
            <text:p>40</text:p>
          </table:table-cell>
          <table:table-cell table:style-name="ce158" table:formula="of:=[.E16]" office:value-type="float" office:value="60" calcext:value-type="float">
            <text:p>60</text:p>
          </table:table-cell>
          <table:table-cell table:style-name="ce158" table:formula="of:=[.F16]" office:value-type="float" office:value="80" calcext:value-type="float">
            <text:p>80</text:p>
          </table:table-cell>
          <table:table-cell table:style-name="ce158" table:formula="of:=[.G16]" office:value-type="float" office:value="100" calcext:value-type="float">
            <text:p>100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density (µg/ccm)</text:p>
          </table:table-cell>
          <table:table-cell table:style-name="ce159" table:formula="of:=(28970/8.314)*([.C18]/([.$C$5]+273.15))" office:value-type="float" office:value="232.183990956" calcext:value-type="float">
            <text:p>232,2</text:p>
          </table:table-cell>
          <table:table-cell table:style-name="ce159" table:formula="of:=(28970/8.314)*([.D18]/([.$C$5]+273.15))" office:value-type="float" office:value="464.367981911999" calcext:value-type="float">
            <text:p>464,4</text:p>
          </table:table-cell>
          <table:table-cell table:style-name="ce159" table:formula="of:=(28970/8.314)*([.E18]/([.$C$5]+273.15))" office:value-type="float" office:value="696.551972867999" calcext:value-type="float">
            <text:p>696,6</text:p>
          </table:table-cell>
          <table:table-cell table:style-name="ce159" table:formula="of:=(28970/8.314)*([.F18]/([.$C$5]+273.15))" office:value-type="float" office:value="928.735963823998" calcext:value-type="float">
            <text:p>928,7</text:p>
          </table:table-cell>
          <table:table-cell table:style-name="ce159" table:formula="of:=(28970/8.314)*([.G18]/([.$C$5]+273.15))" office:value-type="float" office:value="1160.91995478" calcext:value-type="float">
            <text:p>1160,9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air mass (µg)</text:p>
          </table:table-cell>
          <table:table-cell table:style-name="ce160" table:formula="of:=[.C20]*[.$C$4]*[.C19]/100" office:value-type="float" office:value="19735.63923126" calcext:value-type="float">
            <text:p>19736</text:p>
          </table:table-cell>
          <table:table-cell table:style-name="ce160" table:formula="of:=[.D20]*[.$C$4]*[.D19]/100" office:value-type="float" office:value="78942.5569250399" calcext:value-type="float">
            <text:p>78943</text:p>
          </table:table-cell>
          <table:table-cell table:style-name="ce160" table:formula="of:=[.E20]*[.$C$4]*[.E19]/100" office:value-type="float" office:value="177620.75308134" calcext:value-type="float">
            <text:p>177621</text:p>
          </table:table-cell>
          <table:table-cell table:style-name="ce160" table:formula="of:=[.F20]*[.$C$4]*[.F19]/100" office:value-type="float" office:value="315770.227700159" calcext:value-type="float">
            <text:p>315770</text:p>
          </table:table-cell>
          <table:table-cell table:style-name="ce160" table:formula="of:=[.G20]*[.$C$4]*[.G19]/100" office:value-type="float" office:value="493390.980781499" calcext:value-type="float">
            <text:p>493391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fuel mass (µg)</text:p>
          </table:table-cell>
          <table:table-cell table:style-name="ce160" table:formula="of:=[.C21]/[.$C$7]" office:value-type="float" office:value="1644.636602605" calcext:value-type="float">
            <text:p>1645</text:p>
          </table:table-cell>
          <table:table-cell table:style-name="ce160" table:formula="of:=[.D21]/[.$C$7]" office:value-type="float" office:value="6578.54641041999" calcext:value-type="float">
            <text:p>6579</text:p>
          </table:table-cell>
          <table:table-cell table:style-name="ce160" table:formula="of:=[.E21]/[.$C$7]" office:value-type="float" office:value="14801.729423445" calcext:value-type="float">
            <text:p>14802</text:p>
          </table:table-cell>
          <table:table-cell table:style-name="ce160" table:formula="of:=[.F21]/[.$C$7]" office:value-type="float" office:value="26314.18564168" calcext:value-type="float">
            <text:p>26314</text:p>
          </table:table-cell>
          <table:table-cell table:style-name="ce160" table:formula="of:=[.G21]/[.$C$7]" office:value-type="float" office:value="41115.9150651249" calcext:value-type="float">
            <text:p>41116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seq (µs)</text:p>
          </table:table-cell>
          <table:table-cell table:style-name="ce160" table:formula="of:=1000*[.C22]/[.$C$9]" office:value-type="float" office:value="395.345337164663" calcext:value-type="float">
            <text:p>395</text:p>
          </table:table-cell>
          <table:table-cell table:style-name="ce160" table:formula="of:=1000*[.D22]/[.$C$9]" office:value-type="float" office:value="1581.38134865865" calcext:value-type="float">
            <text:p>1581</text:p>
          </table:table-cell>
          <table:table-cell table:style-name="ce160" table:formula="of:=1000*[.E22]/[.$C$9]" office:value-type="float" office:value="3558.10803448197" calcext:value-type="float">
            <text:p>3558</text:p>
          </table:table-cell>
          <table:table-cell table:style-name="ce160" table:formula="of:=1000*[.F22]/[.$C$9]" office:value-type="float" office:value="6325.52539463461" calcext:value-type="float">
            <text:p>6326</text:p>
          </table:table-cell>
          <table:table-cell table:style-name="ce160" table:formula="of:=1000*[.G22]/[.$C$9]" office:value-type="float" office:value="9883.63342911656" calcext:value-type="float">
            <text:p>98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seq (µs)</text:p>
          </table:table-cell>
          <table:table-cell table:style-name="ce160" table:formula="of:=[.C23]+[.$C$10]" office:value-type="float" office:value="895.345337164664" calcext:value-type="float">
            <text:p>895</text:p>
          </table:table-cell>
          <table:table-cell table:style-name="ce160" table:formula="of:=[.D23]+[.$C$10]" office:value-type="float" office:value="2081.38134865865" calcext:value-type="float">
            <text:p>2081</text:p>
          </table:table-cell>
          <table:table-cell table:style-name="ce160" table:formula="of:=[.E23]+[.$C$10]" office:value-type="float" office:value="4058.10803448197" calcext:value-type="float">
            <text:p>4058</text:p>
          </table:table-cell>
          <table:table-cell table:style-name="ce160" table:formula="of:=[.F23]+[.$C$10]" office:value-type="float" office:value="6825.52539463461" calcext:value-type="float">
            <text:p>6826</text:p>
          </table:table-cell>
          <table:table-cell table:style-name="ce160" table:formula="of:=[.G23]+[.$C$10]" office:value-type="float" office:value="10383.6334291166" calcext:value-type="float">
            <text:p>10384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ion interval – batch (µs)</text:p>
          </table:table-cell>
          <table:table-cell table:style-name="ce160" table:formula="of:=[.C23]/2" office:value-type="float" office:value="197.672668582332" calcext:value-type="float">
            <text:p>198</text:p>
          </table:table-cell>
          <table:table-cell table:style-name="ce160" table:formula="of:=[.D23]/2" office:value-type="float" office:value="790.690674329326" calcext:value-type="float">
            <text:p>791</text:p>
          </table:table-cell>
          <table:table-cell table:style-name="ce160" table:formula="of:=[.E23]/2" office:value-type="float" office:value="1779.05401724099" calcext:value-type="float">
            <text:p>1779</text:p>
          </table:table-cell>
          <table:table-cell table:style-name="ce160" table:formula="of:=[.F23]/2" office:value-type="float" office:value="3162.76269731731" calcext:value-type="float">
            <text:p>3163</text:p>
          </table:table-cell>
          <table:table-cell table:style-name="ce160" table:formula="of:=[.G23]/2" office:value-type="float" office:value="4941.81671455828" calcext:value-type="float">
            <text:p>4942</text:p>
          </table:table-cell>
          <table:table-cell/>
          <table:table-cell table:style-name="ce197"/>
        </table:table-row>
        <table:table-row table:style-name="ro1">
          <table:table-cell/>
          <table:table-cell table:style-name="ce122" office:value-type="string" calcext:value-type="string">
            <text:p>injector on time – batch (µs)</text:p>
          </table:table-cell>
          <table:table-cell table:style-name="ce160" table:formula="of:=[.C25]+[.$C$10]" office:value-type="float" office:value="697.672668582332" calcext:value-type="float">
            <text:p>698</text:p>
          </table:table-cell>
          <table:table-cell table:style-name="ce160" table:formula="of:=[.D25]+[.$C$10]" office:value-type="float" office:value="1290.69067432933" calcext:value-type="float">
            <text:p>1291</text:p>
          </table:table-cell>
          <table:table-cell table:style-name="ce160" table:formula="of:=[.E25]+[.$C$10]" office:value-type="float" office:value="2279.05401724099" calcext:value-type="float">
            <text:p>2279</text:p>
          </table:table-cell>
          <table:table-cell table:style-name="ce160" table:formula="of:=[.F25]+[.$C$10]" office:value-type="float" office:value="3662.76269731731" calcext:value-type="float">
            <text:p>3663</text:p>
          </table:table-cell>
          <table:table-cell table:style-name="ce160" table:formula="of:=[.G25]+[.$C$10]" office:value-type="float" office:value="5441.81671455828" calcext:value-type="float">
            <text:p>5442</text:p>
          </table:table-cell>
          <table:table-cell/>
          <table:table-cell table:style-name="ce197"/>
        </table:table-row>
        <table:table-row table:style-name="ro1" table:number-rows-repeated="2">
          <table:table-cell/>
          <table:table-cell table:style-name="ce155"/>
          <table:table-cell table:style-name="ce161" table:number-columns-repeated="5"/>
          <table:table-cell/>
          <table:table-cell table:style-name="ce197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1">
          <table:table-cell/>
          <table:table-cell office:value-type="float" office:value="100" calcext:value-type="float">
            <text:p>100</text:p>
          </table:table-cell>
          <table:table-cell table:formula="of:=[.C$24]*[.$I33]/1000000" office:value-type="float" office:value="0.537207202298798" calcext:value-type="float">
            <text:p>0,5</text:p>
          </table:table-cell>
          <table:table-cell table:style-name="ce178" table:formula="of:=[.D$24]*[.$I33]/1000000" office:value-type="float" office:value="1.24882880919519" calcext:value-type="float">
            <text:p>1,2</text:p>
          </table:table-cell>
          <table:table-cell table:style-name="ce178" table:formula="of:=[.E$24]*[.$I33]/1000000" office:value-type="float" office:value="2.43486482068918" calcext:value-type="float">
            <text:p>2,4</text:p>
          </table:table-cell>
          <table:table-cell table:style-name="ce178" table:formula="of:=[.F$24]*[.$I33]/1000000" office:value-type="float" office:value="4.09531523678077" calcext:value-type="float">
            <text:p>4,1</text:p>
          </table:table-cell>
          <table:table-cell table:style-name="ce178" table:formula="of:=[.G$24]*[.$I33]/1000000" office:value-type="float" office:value="6.23018005746994" calcext:value-type="float">
            <text:p>6,2</text:p>
          </table:table-cell>
          <table:table-cell/>
          <table:table-cell table:formula="of:=6*[.B33]" office:value-type="float" office:value="600" calcext:value-type="float">
            <text:p>600</text:p>
          </table:table-cell>
        </table:table-row>
        <table:table-row table:style-name="ro11">
          <table:table-cell/>
          <table:table-cell office:value-type="float" office:value="350" calcext:value-type="float">
            <text:p>350</text:p>
          </table:table-cell>
          <table:table-cell table:formula="of:=[.C$24]*[.$I34]/1000000" office:value-type="float" office:value="1.88022520804579" calcext:value-type="float">
            <text:p>1,9</text:p>
          </table:table-cell>
          <table:table-cell table:style-name="ce178" table:formula="of:=[.D$24]*[.$I34]/1000000" office:value-type="float" office:value="4.37090083218317" calcext:value-type="float">
            <text:p>4,4</text:p>
          </table:table-cell>
          <table:table-cell table:style-name="ce178" table:formula="of:=[.E$24]*[.$I34]/1000000" office:value-type="float" office:value="8.52202687241214" calcext:value-type="float">
            <text:p>8,5</text:p>
          </table:table-cell>
          <table:table-cell table:style-name="ce178" table:formula="of:=[.F$24]*[.$I34]/1000000" office:value-type="float" office:value="14.3336033287327" calcext:value-type="float">
            <text:p>14,3</text:p>
          </table:table-cell>
          <table:table-cell table:style-name="ce178" table:formula="of:=[.G$24]*[.$I34]/1000000" office:value-type="float" office:value="21.8056302011448" calcext:value-type="float">
            <text:p>21,8</text:p>
          </table:table-cell>
          <table:table-cell table:style-name="ce24"/>
          <table:table-cell table:formula="of:=6*[.B34]" office:value-type="float" office:value="2100" calcext:value-type="float">
            <text:p>2100</text:p>
          </table:table-cell>
        </table:table-row>
        <table:table-row table:style-name="ro11">
          <table:table-cell/>
          <table:table-cell office:value-type="float" office:value="700" calcext:value-type="float">
            <text:p>700</text:p>
          </table:table-cell>
          <table:table-cell table:formula="of:=[.C$24]*[.$I35]/1000000" office:value-type="float" office:value="3.76045041609159" calcext:value-type="float">
            <text:p>3,8</text:p>
          </table:table-cell>
          <table:table-cell table:style-name="ce178" table:formula="of:=[.D$24]*[.$I35]/1000000" office:value-type="float" office:value="8.74180166436634" calcext:value-type="float">
            <text:p>8,7</text:p>
          </table:table-cell>
          <table:table-cell table:style-name="ce178" table:formula="of:=[.E$24]*[.$I35]/1000000" office:value-type="float" office:value="17.0440537448243" calcext:value-type="float">
            <text:p>17,0</text:p>
          </table:table-cell>
          <table:table-cell table:style-name="ce178" table:formula="of:=[.F$24]*[.$I35]/1000000" office:value-type="float" office:value="28.6672066574654" calcext:value-type="float">
            <text:p>28,7</text:p>
          </table:table-cell>
          <table:table-cell table:style-name="ce178" table:formula="of:=[.G$24]*[.$I35]/1000000" office:value-type="float" office:value="43.6112604022896" calcext:value-type="float">
            <text:p>43,6</text:p>
          </table:table-cell>
          <table:table-cell/>
          <table:table-cell table:formula="of:=6*[.B35]" office:value-type="float" office:value="4200" calcext:value-type="float">
            <text:p>4200</text:p>
          </table:table-cell>
        </table:table-row>
        <table:table-row table:style-name="ro11">
          <table:table-cell/>
          <table:table-cell office:value-type="float" office:value="1000" calcext:value-type="float">
            <text:p>1000</text:p>
          </table:table-cell>
          <table:table-cell table:formula="of:=[.C$24]*[.$I36]/1000000" office:value-type="float" office:value="5.37207202298798" calcext:value-type="float">
            <text:p>5,4</text:p>
          </table:table-cell>
          <table:table-cell table:style-name="ce178" table:formula="of:=[.D$24]*[.$I36]/1000000" office:value-type="float" office:value="12.4882880919519" calcext:value-type="float">
            <text:p>12,5</text:p>
          </table:table-cell>
          <table:table-cell table:style-name="ce178" table:formula="of:=[.E$24]*[.$I36]/1000000" office:value-type="float" office:value="24.3486482068918" calcext:value-type="float">
            <text:p>24,3</text:p>
          </table:table-cell>
          <table:table-cell table:style-name="ce178" table:formula="of:=[.F$24]*[.$I36]/1000000" office:value-type="float" office:value="40.9531523678077" calcext:value-type="float">
            <text:p>41,0</text:p>
          </table:table-cell>
          <table:table-cell table:style-name="ce178" table:formula="of:=[.G$24]*[.$I36]/1000000" office:value-type="float" office:value="62.3018005746994" calcext:value-type="float">
            <text:p>62,3</text:p>
          </table:table-cell>
          <table:table-cell/>
          <table:table-cell table:formula="of:=6*[.B36]" office:value-type="float" office:value="6000" calcext:value-type="float">
            <text:p>6000</text:p>
          </table:table-cell>
        </table:table-row>
        <table:table-row table:style-name="ro11">
          <table:table-cell/>
          <table:table-cell office:value-type="float" office:value="1350" calcext:value-type="float">
            <text:p>1350</text:p>
          </table:table-cell>
          <table:table-cell table:formula="of:=[.C$24]*[.$I37]/1000000" office:value-type="float" office:value="7.25229723103377" calcext:value-type="float">
            <text:p>7,3</text:p>
          </table:table-cell>
          <table:table-cell table:style-name="ce178" table:formula="of:=[.D$24]*[.$I37]/1000000" office:value-type="float" office:value="16.8591889241351" calcext:value-type="float">
            <text:p>16,9</text:p>
          </table:table-cell>
          <table:table-cell table:style-name="ce178" table:formula="of:=[.E$24]*[.$I37]/1000000" office:value-type="float" office:value="32.870675079304" calcext:value-type="float">
            <text:p>32,9</text:p>
          </table:table-cell>
          <table:table-cell table:style-name="ce178" table:formula="of:=[.F$24]*[.$I37]/1000000" office:value-type="float" office:value="55.2867556965404" calcext:value-type="float">
            <text:p>55,3</text:p>
          </table:table-cell>
          <table:table-cell table:style-name="ce178" table:formula="of:=[.G$24]*[.$I37]/1000000" office:value-type="float" office:value="84.1074307758442" calcext:value-type="float">
            <text:p>84,1</text:p>
          </table:table-cell>
          <table:table-cell/>
          <table:table-cell table:formula="of:=6*[.B37]" office:value-type="float" office:value="8100" calcext:value-type="float">
            <text:p>8100</text:p>
          </table:table-cell>
        </table:table-row>
        <table:table-row table:style-name="ro11">
          <table:table-cell/>
          <table:table-cell office:value-type="float" office:value="1500" calcext:value-type="float">
            <text:p>1500</text:p>
          </table:table-cell>
          <table:table-cell table:formula="of:=[.C$24]*[.$I38]/1000000" office:value-type="float" office:value="8.05810803448197" calcext:value-type="float">
            <text:p>8,1</text:p>
          </table:table-cell>
          <table:table-cell table:style-name="ce178" table:formula="of:=[.D$24]*[.$I38]/1000000" office:value-type="float" office:value="18.7324321379279" calcext:value-type="float">
            <text:p>18,7</text:p>
          </table:table-cell>
          <table:table-cell table:style-name="ce178" table:formula="of:=[.E$24]*[.$I38]/1000000" office:value-type="float" office:value="36.5229723103377" calcext:value-type="float">
            <text:p>36,5</text:p>
          </table:table-cell>
          <table:table-cell table:style-name="ce178" table:formula="of:=[.F$24]*[.$I38]/1000000" office:value-type="float" office:value="61.4297285517115" calcext:value-type="float">
            <text:p>61,4</text:p>
          </table:table-cell>
          <table:table-cell table:style-name="ce178" table:formula="of:=[.G$24]*[.$I38]/1000000" office:value-type="float" office:value="93.4527008620491" calcext:value-type="float">
            <text:p>93,5</text:p>
          </table:table-cell>
          <table:table-cell/>
          <table:table-cell table:formula="of:=6*[.B38]" office:value-type="float" office:value="9000" calcext:value-type="float">
            <text:p>9000</text:p>
          </table:table-cell>
        </table:table-row>
        <table:table-row table:style-name="ro11">
          <table:table-cell/>
          <table:table-cell office:value-type="float" office:value="2000" calcext:value-type="float">
            <text:p>2000</text:p>
          </table:table-cell>
          <table:table-cell table:formula="of:=[.C$24]*[.$I39]/1000000" office:value-type="float" office:value="10.744144045976" calcext:value-type="float">
            <text:p>10,7</text:p>
          </table:table-cell>
          <table:table-cell table:style-name="ce178" table:formula="of:=[.D$24]*[.$I39]/1000000" office:value-type="float" office:value="24.9765761839038" calcext:value-type="float">
            <text:p>25,0</text:p>
          </table:table-cell>
          <table:table-cell table:style-name="ce178" table:formula="of:=[.E$24]*[.$I39]/1000000" office:value-type="float" office:value="48.6972964137837" calcext:value-type="float">
            <text:p>48,7</text:p>
          </table:table-cell>
          <table:table-cell table:style-name="ce178" table:formula="of:=[.F$24]*[.$I39]/1000000" office:value-type="float" office:value="81.9063047356154" calcext:value-type="float">
            <text:p>81,9</text:p>
          </table:table-cell>
          <table:table-cell table:style-name="ce178" table:formula="of:=[.G$24]*[.$I39]/1000000" office:value-type="float" office:value="124.603601149399" calcext:value-type="float">
            <text:p>124,6</text:p>
          </table:table-cell>
          <table:table-cell/>
          <table:table-cell table:formula="of:=6*[.B39]" office:value-type="float" office:value="12000" calcext:value-type="float">
            <text:p>12000</text:p>
          </table:table-cell>
        </table:table-row>
        <table:table-row table:style-name="ro11">
          <table:table-cell/>
          <table:table-cell office:value-type="float" office:value="2500" calcext:value-type="float">
            <text:p>2500</text:p>
          </table:table-cell>
          <table:table-cell table:formula="of:=[.C$24]*[.$I40]/1000000" office:value-type="float" office:value="13.43018005747" calcext:value-type="float">
            <text:p>13,4</text:p>
          </table:table-cell>
          <table:table-cell table:style-name="ce178" table:formula="of:=[.D$24]*[.$I40]/1000000" office:value-type="float" office:value="31.2207202298798" calcext:value-type="float">
            <text:p>31,2</text:p>
          </table:table-cell>
          <table:table-cell table:style-name="ce178" table:formula="of:=[.E$24]*[.$I40]/1000000" office:value-type="float" office:value="60.8716205172296" calcext:value-type="float">
            <text:p>60,9</text:p>
          </table:table-cell>
          <table:table-cell table:style-name="ce178" table:formula="of:=[.F$24]*[.$I40]/1000000" office:value-type="float" office:value="102.382880919519" calcext:value-type="float">
            <text:p>102,4</text:p>
          </table:table-cell>
          <table:table-cell table:style-name="ce178" table:formula="of:=[.G$24]*[.$I40]/1000000" office:value-type="float" office:value="155.754501436748" calcext:value-type="float">
            <text:p>155,8</text:p>
          </table:table-cell>
          <table:table-cell/>
          <table:table-cell table:formula="of:=6*[.B40]" office:value-type="float" office:value="15000" calcext:value-type="float">
            <text:p>15000</text:p>
          </table:table-cell>
        </table:table-row>
        <table:table-row table:style-name="ro11">
          <table:table-cell/>
          <table:table-cell office:value-type="float" office:value="3000" calcext:value-type="float">
            <text:p>3000</text:p>
          </table:table-cell>
          <table:table-cell table:formula="of:=[.C$24]*[.$I41]/1000000" office:value-type="float" office:value="16.1162160689639" calcext:value-type="float">
            <text:p>16,1</text:p>
          </table:table-cell>
          <table:table-cell table:style-name="ce178" table:formula="of:=[.D$24]*[.$I41]/1000000" office:value-type="float" office:value="37.4648642758557" calcext:value-type="float">
            <text:p>37,5</text:p>
          </table:table-cell>
          <table:table-cell table:style-name="ce178" table:formula="of:=[.E$24]*[.$I41]/1000000" office:value-type="float" office:value="73.0459446206755" calcext:value-type="float">
            <text:p>73,0</text:p>
          </table:table-cell>
          <table:table-cell table:style-name="ce178" table:formula="of:=[.F$24]*[.$I41]/1000000" office:value-type="float" office:value="122.859457103423" calcext:value-type="float">
            <text:p>122,9</text:p>
          </table:table-cell>
          <table:table-cell table:style-name="ce178" table:formula="of:=[.G$24]*[.$I41]/1000000" office:value-type="float" office:value="186.905401724098" calcext:value-type="float">
            <text:p>186,9</text:p>
          </table:table-cell>
          <table:table-cell/>
          <table:table-cell table:formula="of:=6*[.B41]" office:value-type="float" office:value="18000" calcext:value-type="float">
            <text:p>18000</text:p>
          </table:table-cell>
        </table:table-row>
        <table:table-row table:style-name="ro11">
          <table:table-cell/>
          <table:table-cell office:value-type="float" office:value="3500" calcext:value-type="float">
            <text:p>3500</text:p>
          </table:table-cell>
          <table:table-cell table:formula="of:=[.C$24]*[.$I42]/1000000" office:value-type="float" office:value="18.8022520804579" calcext:value-type="float">
            <text:p>18,8</text:p>
          </table:table-cell>
          <table:table-cell table:style-name="ce178" table:formula="of:=[.D$24]*[.$I42]/1000000" office:value-type="float" office:value="43.7090083218317" calcext:value-type="float">
            <text:p>43,7</text:p>
          </table:table-cell>
          <table:table-cell table:style-name="ce178" table:formula="of:=[.E$24]*[.$I42]/1000000" office:value-type="float" office:value="85.2202687241214" calcext:value-type="float">
            <text:p>85,2</text:p>
          </table:table-cell>
          <table:table-cell table:style-name="ce178" table:formula="of:=[.F$24]*[.$I42]/1000000" office:value-type="float" office:value="143.336033287327" calcext:value-type="float">
            <text:p>143,3</text:p>
          </table:table-cell>
          <table:table-cell table:style-name="ce178" table:formula="of:=[.G$24]*[.$I42]/1000000" office:value-type="float" office:value="218.056302011448" calcext:value-type="float">
            <text:p>218,1</text:p>
          </table:table-cell>
          <table:table-cell/>
          <table:table-cell table:formula="of:=6*[.B42]" office:value-type="float" office:value="21000" calcext:value-type="float">
            <text:p>21000</text:p>
          </table:table-cell>
        </table:table-row>
        <table:table-row table:style-name="ro11">
          <table:table-cell/>
          <table:table-cell office:value-type="float" office:value="4000" calcext:value-type="float">
            <text:p>4000</text:p>
          </table:table-cell>
          <table:table-cell table:formula="of:=[.C$24]*[.$I43]/1000000" office:value-type="float" office:value="21.4882880919519" calcext:value-type="float">
            <text:p>21,5</text:p>
          </table:table-cell>
          <table:table-cell table:style-name="ce178" table:formula="of:=[.D$24]*[.$I43]/1000000" office:value-type="float" office:value="49.9531523678076" calcext:value-type="float">
            <text:p>50,0</text:p>
          </table:table-cell>
          <table:table-cell table:style-name="ce178" table:formula="of:=[.E$24]*[.$I43]/1000000" office:value-type="float" office:value="97.3945928275673" calcext:value-type="float">
            <text:p>97,4</text:p>
          </table:table-cell>
          <table:table-cell table:style-name="ce178" table:formula="of:=[.F$24]*[.$I43]/1000000" office:value-type="float" office:value="163.812609471231" calcext:value-type="float">
            <text:p>163,8</text:p>
          </table:table-cell>
          <table:table-cell table:style-name="ce178" table:formula="of:=[.G$24]*[.$I43]/1000000" office:value-type="float" office:value="249.207202298797" calcext:value-type="float">
            <text:p>249,2</text:p>
          </table:table-cell>
          <table:table-cell/>
          <table:table-cell table:formula="of:=6*[.B43]" office:value-type="float" office:value="24000" calcext:value-type="float">
            <text:p>24000</text:p>
          </table:table-cell>
        </table:table-row>
        <table:table-row table:style-name="ro11">
          <table:table-cell/>
          <table:table-cell office:value-type="float" office:value="4500" calcext:value-type="float">
            <text:p>4500</text:p>
          </table:table-cell>
          <table:table-cell table:formula="of:=[.C$24]*[.$I44]/1000000" office:value-type="float" office:value="24.1743241034459" calcext:value-type="float">
            <text:p>24,2</text:p>
          </table:table-cell>
          <table:table-cell table:style-name="ce178" table:formula="of:=[.D$24]*[.$I44]/1000000" office:value-type="float" office:value="56.1972964137836" calcext:value-type="float">
            <text:p>56,2</text:p>
          </table:table-cell>
          <table:table-cell table:style-name="ce178" table:formula="of:=[.E$24]*[.$I44]/1000000" office:value-type="float" office:value="109.568916931013" calcext:value-type="float">
            <text:p>109,6</text:p>
          </table:table-cell>
          <table:table-cell table:style-name="ce178" table:formula="of:=[.F$24]*[.$I44]/1000000" office:value-type="float" office:value="184.289185655135" calcext:value-type="float">
            <text:p>184,3</text:p>
          </table:table-cell>
          <table:table-cell table:style-name="ce178" table:formula="of:=[.G$24]*[.$I44]/1000000" office:value-type="float" office:value="280.358102586147" calcext:value-type="float">
            <text:p>280,4</text:p>
          </table:table-cell>
          <table:table-cell/>
          <table:table-cell table:formula="of:=6*[.B44]" office:value-type="float" office:value="27000" calcext:value-type="float">
            <text:p>27000</text:p>
          </table:table-cell>
        </table:table-row>
        <table:table-row table:style-name="ro11">
          <table:table-cell/>
          <table:table-cell office:value-type="float" office:value="5000" calcext:value-type="float">
            <text:p>5000</text:p>
          </table:table-cell>
          <table:table-cell table:formula="of:=[.C$24]*[.$I45]/1000000" office:value-type="float" office:value="26.8603601149399" calcext:value-type="float">
            <text:p>26,9</text:p>
          </table:table-cell>
          <table:table-cell table:style-name="ce178" table:formula="of:=[.D$24]*[.$I45]/1000000" office:value-type="float" office:value="62.4414404597595" calcext:value-type="float">
            <text:p>62,4</text:p>
          </table:table-cell>
          <table:table-cell table:style-name="ce178" table:formula="of:=[.E$24]*[.$I45]/1000000" office:value-type="float" office:value="121.743241034459" calcext:value-type="float">
            <text:p>121,7</text:p>
          </table:table-cell>
          <table:table-cell table:style-name="ce178" table:formula="of:=[.F$24]*[.$I45]/1000000" office:value-type="float" office:value="204.765761839038" calcext:value-type="float">
            <text:p>204,8</text:p>
          </table:table-cell>
          <table:table-cell table:style-name="ce178" table:formula="of:=[.G$24]*[.$I45]/1000000" office:value-type="float" office:value="311.509002873497" calcext:value-type="float">
            <text:p>311,5</text:p>
          </table:table-cell>
          <table:table-cell/>
          <table:table-cell table:formula="of:=6*[.B45]" office:value-type="float" office:value="30000" calcext:value-type="float">
            <text:p>30000</text:p>
          </table:table-cell>
        </table:table-row>
        <table:table-row table:style-name="ro11">
          <table:table-cell/>
          <table:table-cell office:value-type="float" office:value="5500" calcext:value-type="float">
            <text:p>5500</text:p>
          </table:table-cell>
          <table:table-cell table:formula="of:=[.C$24]*[.$I46]/1000000" office:value-type="float" office:value="29.5463961264339" calcext:value-type="float">
            <text:p>29,5</text:p>
          </table:table-cell>
          <table:table-cell table:style-name="ce178" table:formula="of:=[.D$24]*[.$I46]/1000000" office:value-type="float" office:value="68.6855845057355" calcext:value-type="float">
            <text:p>68,7</text:p>
          </table:table-cell>
          <table:table-cell table:style-name="ce178" table:formula="of:=[.E$24]*[.$I46]/1000000" office:value-type="float" office:value="133.917565137905" calcext:value-type="float">
            <text:p>133,9</text:p>
          </table:table-cell>
          <table:table-cell table:style-name="ce178" table:formula="of:=[.F$24]*[.$I46]/1000000" office:value-type="float" office:value="225.242338022942" calcext:value-type="float">
            <text:p>225,2</text:p>
          </table:table-cell>
          <table:table-cell table:style-name="ce178" table:formula="of:=[.G$24]*[.$I46]/1000000" office:value-type="float" office:value="342.659903160847" calcext:value-type="float">
            <text:p>342,7</text:p>
          </table:table-cell>
          <table:table-cell/>
          <table:table-cell table:formula="of:=6*[.B46]" office:value-type="float" office:value="33000" calcext:value-type="float">
            <text:p>33000</text:p>
          </table:table-cell>
        </table:table-row>
        <table:table-row table:style-name="ro11">
          <table:table-cell/>
          <table:table-cell office:value-type="float" office:value="6000" calcext:value-type="float">
            <text:p>6000</text:p>
          </table:table-cell>
          <table:table-cell table:formula="of:=[.C$24]*[.$I47]/1000000" office:value-type="float" office:value="32.2324321379279" calcext:value-type="float">
            <text:p>32,2</text:p>
          </table:table-cell>
          <table:table-cell table:style-name="ce178" table:formula="of:=[.D$24]*[.$I47]/1000000" office:value-type="float" office:value="74.9297285517114" calcext:value-type="float">
            <text:p>74,9</text:p>
          </table:table-cell>
          <table:table-cell table:style-name="ce178" table:formula="of:=[.E$24]*[.$I47]/1000000" office:value-type="float" office:value="146.091889241351" calcext:value-type="float">
            <text:p>146,1</text:p>
          </table:table-cell>
          <table:table-cell table:style-name="ce178" table:formula="of:=[.F$24]*[.$I47]/1000000" office:value-type="float" office:value="245.718914206846" calcext:value-type="float">
            <text:p>245,7</text:p>
          </table:table-cell>
          <table:table-cell table:style-name="ce178" table:formula="of:=[.G$24]*[.$I47]/1000000" office:value-type="float" office:value="373.810803448196" calcext:value-type="float">
            <text:p>373,8</text:p>
          </table:table-cell>
          <table:table-cell/>
          <table:table-cell table:formula="of:=6*[.B47]" office:value-type="float" office:value="36000" calcext:value-type="float">
            <text:p>36000</text:p>
          </table:table-cell>
        </table:table-row>
        <table:table-row table:style-name="ro11">
          <table:table-cell/>
          <table:table-cell office:value-type="float" office:value="6500" calcext:value-type="float">
            <text:p>6500</text:p>
          </table:table-cell>
          <table:table-cell table:formula="of:=[.C$24]*[.$I48]/1000000" office:value-type="float" office:value="34.9184681494219" calcext:value-type="float">
            <text:p>34,9</text:p>
          </table:table-cell>
          <table:table-cell table:style-name="ce178" table:formula="of:=[.D$24]*[.$I48]/1000000" office:value-type="float" office:value="81.1738725976874" calcext:value-type="float">
            <text:p>81,2</text:p>
          </table:table-cell>
          <table:table-cell table:style-name="ce178" table:formula="of:=[.E$24]*[.$I48]/1000000" office:value-type="float" office:value="158.266213344797" calcext:value-type="float">
            <text:p>158,3</text:p>
          </table:table-cell>
          <table:table-cell table:style-name="ce178" table:formula="of:=[.F$24]*[.$I48]/1000000" office:value-type="float" office:value="266.19549039075" calcext:value-type="float">
            <text:p>266,2</text:p>
          </table:table-cell>
          <table:table-cell table:style-name="ce178" table:formula="of:=[.G$24]*[.$I48]/1000000" office:value-type="float" office:value="404.961703735546" calcext:value-type="float">
            <text:p>405,0</text:p>
          </table:table-cell>
          <table:table-cell/>
          <table:table-cell table:formula="of:=6*[.B48]" office:value-type="float" office:value="39000" calcext:value-type="float">
            <text:p>39000</text:p>
          </table:table-cell>
        </table:table-row>
        <table:table-row table:style-name="ro11">
          <table:table-cell/>
          <table:table-cell office:value-type="float" office:value="7000" calcext:value-type="float">
            <text:p>7000</text:p>
          </table:table-cell>
          <table:table-cell table:formula="of:=[.C$24]*[.$I49]/1000000" office:value-type="float" office:value="37.6045041609159" calcext:value-type="float">
            <text:p>37,6</text:p>
          </table:table-cell>
          <table:table-cell table:style-name="ce178" table:formula="of:=[.D$24]*[.$I49]/1000000" office:value-type="float" office:value="87.4180166436634" calcext:value-type="float">
            <text:p>87,4</text:p>
          </table:table-cell>
          <table:table-cell table:style-name="ce178" table:formula="of:=[.E$24]*[.$I49]/1000000" office:value-type="float" office:value="170.440537448243" calcext:value-type="float">
            <text:p>170,4</text:p>
          </table:table-cell>
          <table:table-cell table:style-name="ce178" table:formula="of:=[.F$24]*[.$I49]/1000000" office:value-type="float" office:value="286.672066574654" calcext:value-type="float">
            <text:p>286,7</text:p>
          </table:table-cell>
          <table:table-cell table:style-name="ce178" table:formula="of:=[.G$24]*[.$I49]/1000000" office:value-type="float" office:value="436.112604022896" calcext:value-type="float">
            <text:p>436,1</text:p>
          </table:table-cell>
          <table:table-cell/>
          <table:table-cell table:formula="of:=6*[.B49]" office:value-type="float" office:value="42000" calcext:value-type="float">
            <text:p>42000</text:p>
          </table:table-cell>
        </table:table-row>
        <table:table-row table:style-name="ro11">
          <table:table-cell/>
          <table:table-cell office:value-type="float" office:value="7500" calcext:value-type="float">
            <text:p>7500</text:p>
          </table:table-cell>
          <table:table-cell table:formula="of:=[.C$24]*[.$I50]/1000000" office:value-type="float" office:value="40.2905401724099" calcext:value-type="float">
            <text:p>40,3</text:p>
          </table:table-cell>
          <table:table-cell table:style-name="ce178" table:formula="of:=[.D$24]*[.$I50]/1000000" office:value-type="float" office:value="93.6621606896393" calcext:value-type="float">
            <text:p>93,7</text:p>
          </table:table-cell>
          <table:table-cell table:style-name="ce178" table:formula="of:=[.E$24]*[.$I50]/1000000" office:value-type="float" office:value="182.614861551689" calcext:value-type="float">
            <text:p>182,6</text:p>
          </table:table-cell>
          <table:table-cell table:style-name="ce178" table:formula="of:=[.F$24]*[.$I50]/1000000" office:value-type="float" office:value="307.148642758558" calcext:value-type="float">
            <text:p>307,1</text:p>
          </table:table-cell>
          <table:table-cell table:style-name="ce178" table:formula="of:=[.G$24]*[.$I50]/1000000" office:value-type="float" office:value="467.263504310245" calcext:value-type="float">
            <text:p>467,3</text:p>
          </table:table-cell>
          <table:table-cell/>
          <table:table-cell table:formula="of:=6*[.B50]" office:value-type="float" office:value="45000" calcext:value-type="float">
            <text:p>45000</text:p>
          </table:table-cell>
        </table:table-row>
        <table:table-row table:style-name="ro11">
          <table:table-cell/>
          <table:table-cell office:value-type="float" office:value="8000" calcext:value-type="float">
            <text:p>8000</text:p>
          </table:table-cell>
          <table:table-cell table:formula="of:=[.C$24]*[.$I51]/1000000" office:value-type="float" office:value="42.9765761839038" calcext:value-type="float">
            <text:p>43,0</text:p>
          </table:table-cell>
          <table:table-cell table:style-name="ce178" table:formula="of:=[.D$24]*[.$I51]/1000000" office:value-type="float" office:value="99.9063047356153" calcext:value-type="float">
            <text:p>99,9</text:p>
          </table:table-cell>
          <table:table-cell table:style-name="ce178" table:formula="of:=[.E$24]*[.$I51]/1000000" office:value-type="float" office:value="194.789185655135" calcext:value-type="float">
            <text:p>194,8</text:p>
          </table:table-cell>
          <table:table-cell table:style-name="ce178" table:formula="of:=[.F$24]*[.$I51]/1000000" office:value-type="float" office:value="327.625218942461" calcext:value-type="float">
            <text:p>327,6</text:p>
          </table:table-cell>
          <table:table-cell table:style-name="ce178" table:formula="of:=[.G$24]*[.$I51]/1000000" office:value-type="float" office:value="498.414404597595" calcext:value-type="float">
            <text:p>498,4</text:p>
          </table:table-cell>
          <table:table-cell/>
          <table:table-cell table:formula="of:=6*[.B51]" office:value-type="float" office:value="48000" calcext:value-type="float">
            <text:p>48000</text:p>
          </table:table-cell>
        </table:table-row>
        <table:table-row table:style-name="ro11">
          <table:table-cell/>
          <table:table-cell office:value-type="float" office:value="8500" calcext:value-type="float">
            <text:p>8500</text:p>
          </table:table-cell>
          <table:table-cell table:formula="of:=[.C$24]*[.$I52]/1000000" office:value-type="float" office:value="45.6626121953978" calcext:value-type="float">
            <text:p>45,7</text:p>
          </table:table-cell>
          <table:table-cell table:style-name="ce178" table:formula="of:=[.D$24]*[.$I52]/1000000" office:value-type="float" office:value="106.150448781591" calcext:value-type="float">
            <text:p>106,2</text:p>
          </table:table-cell>
          <table:table-cell table:style-name="ce178" table:formula="of:=[.E$24]*[.$I52]/1000000" office:value-type="float" office:value="206.96350975858" calcext:value-type="float">
            <text:p>207,0</text:p>
          </table:table-cell>
          <table:table-cell table:style-name="ce178" table:formula="of:=[.F$24]*[.$I52]/1000000" office:value-type="float" office:value="348.101795126365" calcext:value-type="float">
            <text:p>348,1</text:p>
          </table:table-cell>
          <table:table-cell table:style-name="ce178" table:formula="of:=[.G$24]*[.$I52]/1000000" office:value-type="float" office:value="529.565304884945" calcext:value-type="float">
            <text:p>529,6</text:p>
          </table:table-cell>
          <table:table-cell/>
          <table:table-cell table:formula="of:=6*[.B52]" office:value-type="float" office:value="51000" calcext:value-type="float">
            <text:p>51000</text:p>
          </table:table-cell>
        </table:table-row>
        <table:table-row table:style-name="ro11">
          <table:table-cell/>
          <table:table-cell office:value-type="float" office:value="9000" calcext:value-type="float">
            <text:p>9000</text:p>
          </table:table-cell>
          <table:table-cell table:formula="of:=[.C$24]*[.$I53]/1000000" office:value-type="float" office:value="48.3486482068918" calcext:value-type="float">
            <text:p>48,3</text:p>
          </table:table-cell>
          <table:table-cell table:style-name="ce178" table:formula="of:=[.D$24]*[.$I53]/1000000" office:value-type="float" office:value="112.394592827567" calcext:value-type="float">
            <text:p>112,4</text:p>
          </table:table-cell>
          <table:table-cell table:style-name="ce178" table:formula="of:=[.E$24]*[.$I53]/1000000" office:value-type="float" office:value="219.137833862026" calcext:value-type="float">
            <text:p>219,1</text:p>
          </table:table-cell>
          <table:table-cell table:style-name="ce178" table:formula="of:=[.F$24]*[.$I53]/1000000" office:value-type="float" office:value="368.578371310269" calcext:value-type="float">
            <text:p>368,6</text:p>
          </table:table-cell>
          <table:table-cell table:style-name="ce178" table:formula="of:=[.G$24]*[.$I53]/1000000" office:value-type="float" office:value="560.716205172294" calcext:value-type="float">
            <text:p>560,7</text:p>
          </table:table-cell>
          <table:table-cell/>
          <table:table-cell table:formula="of:=6*[.B53]" office:value-type="float" office:value="54000" calcext:value-type="float">
            <text:p>54000</text:p>
          </table:table-cell>
        </table:table-row>
        <table:table-row table:style-name="ro11">
          <table:table-cell/>
          <table:table-cell office:value-type="float" office:value="9500" calcext:value-type="float">
            <text:p>9500</text:p>
          </table:table-cell>
          <table:table-cell table:formula="of:=[.C$24]*[.$I54]/1000000" office:value-type="float" office:value="51.0346842183858" calcext:value-type="float">
            <text:p>51,0</text:p>
          </table:table-cell>
          <table:table-cell table:style-name="ce178" table:formula="of:=[.D$24]*[.$I54]/1000000" office:value-type="float" office:value="118.638736873543" calcext:value-type="float">
            <text:p>118,6</text:p>
          </table:table-cell>
          <table:table-cell table:style-name="ce178" table:formula="of:=[.E$24]*[.$I54]/1000000" office:value-type="float" office:value="231.312157965472" calcext:value-type="float">
            <text:p>231,3</text:p>
          </table:table-cell>
          <table:table-cell table:style-name="ce178" table:formula="of:=[.F$24]*[.$I54]/1000000" office:value-type="float" office:value="389.054947494173" calcext:value-type="float">
            <text:p>389,1</text:p>
          </table:table-cell>
          <table:table-cell table:style-name="ce178" table:formula="of:=[.G$24]*[.$I54]/1000000" office:value-type="float" office:value="591.867105459644" calcext:value-type="float">
            <text:p>591,9</text:p>
          </table:table-cell>
          <table:table-cell/>
          <table:table-cell table:formula="of:=6*[.B54]" office:value-type="float" office:value="57000" calcext:value-type="float">
            <text:p>57000</text:p>
          </table:table-cell>
        </table:table-row>
        <table:table-row table:style-name="ro11">
          <table:table-cell/>
          <table:table-cell office:value-type="float" office:value="10000" calcext:value-type="float">
            <text:p>10000</text:p>
          </table:table-cell>
          <table:table-cell table:formula="of:=[.C$24]*[.$I55]/1000000" office:value-type="float" office:value="53.7207202298798" calcext:value-type="float">
            <text:p>53,7</text:p>
          </table:table-cell>
          <table:table-cell table:style-name="ce178" table:formula="of:=[.D$24]*[.$I55]/1000000" office:value-type="float" office:value="124.882880919519" calcext:value-type="float">
            <text:p>124,9</text:p>
          </table:table-cell>
          <table:table-cell table:style-name="ce178" table:formula="of:=[.E$24]*[.$I55]/1000000" office:value-type="float" office:value="243.486482068918" calcext:value-type="float">
            <text:p>243,5</text:p>
          </table:table-cell>
          <table:table-cell table:style-name="ce178" table:formula="of:=[.F$24]*[.$I55]/1000000" office:value-type="float" office:value="409.531523678077" calcext:value-type="float">
            <text:p>409,5</text:p>
          </table:table-cell>
          <table:table-cell table:style-name="ce178" table:formula="of:=[.G$24]*[.$I55]/1000000" office:value-type="float" office:value="623.018005746994" calcext:value-type="float">
            <text:p>623,0</text:p>
          </table:table-cell>
          <table:table-cell/>
          <table:table-cell table:formula="of:=6*[.B55]" office:value-type="float" office:value="60000" calcext:value-type="float">
            <text:p>60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63" table:formula="of:=[.C$26]*[.$I61]/1000000" office:value-type="float" office:value="0.418603601149399" calcext:value-type="float">
            <text:p>0,4</text:p>
          </table:table-cell>
          <table:table-cell table:style-name="ce163" table:formula="of:=[.D$26]*[.$I61]/1000000" office:value-type="float" office:value="0.774414404597595" calcext:value-type="float">
            <text:p>0,8</text:p>
          </table:table-cell>
          <table:table-cell table:style-name="ce163" table:formula="of:=[.E$26]*[.$I61]/1000000" office:value-type="float" office:value="1.36743241034459" calcext:value-type="float">
            <text:p>1,4</text:p>
          </table:table-cell>
          <table:table-cell table:style-name="ce163" table:formula="of:=[.F$26]*[.$I61]/1000000" office:value-type="float" office:value="2.19765761839038" calcext:value-type="float">
            <text:p>2,2</text:p>
          </table:table-cell>
          <table:table-cell table:style-name="ce163" table:formula="of:=[.G$26]*[.$I61]/1000000" office:value-type="float" office:value="3.26509002873497" calcext:value-type="float">
            <text:p>3,3</text:p>
          </table:table-cell>
          <table:table-cell/>
          <table:table-cell table:formula="of:=6*[.B61]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63" table:formula="of:=[.C$26]*[.$I62]/1000000" office:value-type="float" office:value="1.4651126040229" calcext:value-type="float">
            <text:p>1,5</text:p>
          </table:table-cell>
          <table:table-cell table:style-name="ce163" table:formula="of:=[.D$26]*[.$I62]/1000000" office:value-type="float" office:value="2.71045041609158" calcext:value-type="float">
            <text:p>2,7</text:p>
          </table:table-cell>
          <table:table-cell table:style-name="ce163" table:formula="of:=[.E$26]*[.$I62]/1000000" office:value-type="float" office:value="4.78601343620607" calcext:value-type="float">
            <text:p>4,8</text:p>
          </table:table-cell>
          <table:table-cell table:style-name="ce163" table:formula="of:=[.F$26]*[.$I62]/1000000" office:value-type="float" office:value="7.69180166436635" calcext:value-type="float">
            <text:p>7,7</text:p>
          </table:table-cell>
          <table:table-cell table:style-name="ce163" table:formula="of:=[.G$26]*[.$I62]/1000000" office:value-type="float" office:value="11.4278151005724" calcext:value-type="float">
            <text:p>11,4</text:p>
          </table:table-cell>
          <table:table-cell table:style-name="ce24"/>
          <table:table-cell table:formula="of:=6*[.B62]" office:value-type="float" office:value="2100" calcext:value-type="float">
            <text:p>2100</text:p>
          </table:table-cell>
        </table:table-row>
        <table:table-row table:style-name="ro12">
          <table:table-cell/>
          <table:table-cell office:value-type="float" office:value="700" calcext:value-type="float">
            <text:p>700</text:p>
          </table:table-cell>
          <table:table-cell table:style-name="ce163" table:formula="of:=[.C$26]*[.$I63]/1000000" office:value-type="float" office:value="2.93022520804579" calcext:value-type="float">
            <text:p>2,9</text:p>
          </table:table-cell>
          <table:table-cell table:style-name="ce163" table:formula="of:=[.D$26]*[.$I63]/1000000" office:value-type="float" office:value="5.42090083218317" calcext:value-type="float">
            <text:p>5,4</text:p>
          </table:table-cell>
          <table:table-cell table:style-name="ce163" table:formula="of:=[.E$26]*[.$I63]/1000000" office:value-type="float" office:value="9.57202687241214" calcext:value-type="float">
            <text:p>9,6</text:p>
          </table:table-cell>
          <table:table-cell table:style-name="ce163" table:formula="of:=[.F$26]*[.$I63]/1000000" office:value-type="float" office:value="15.3836033287327" calcext:value-type="float">
            <text:p>15,4</text:p>
          </table:table-cell>
          <table:table-cell table:style-name="ce163" table:formula="of:=[.G$26]*[.$I63]/1000000" office:value-type="float" office:value="22.8556302011448" calcext:value-type="float">
            <text:p>22,9</text:p>
          </table:table-cell>
          <table:table-cell/>
          <table:table-cell table:formula="of:=6*[.B63]" office:value-type="float" office:value="4200" calcext:value-type="float">
            <text:p>42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63" table:formula="of:=[.C$26]*[.$I64]/1000000" office:value-type="float" office:value="4.18603601149399" calcext:value-type="float">
            <text:p>4,2</text:p>
          </table:table-cell>
          <table:table-cell table:style-name="ce163" table:formula="of:=[.D$26]*[.$I64]/1000000" office:value-type="float" office:value="7.74414404597595" calcext:value-type="float">
            <text:p>7,7</text:p>
          </table:table-cell>
          <table:table-cell table:style-name="ce163" table:formula="of:=[.E$26]*[.$I64]/1000000" office:value-type="float" office:value="13.6743241034459" calcext:value-type="float">
            <text:p>13,7</text:p>
          </table:table-cell>
          <table:table-cell table:style-name="ce163" table:formula="of:=[.F$26]*[.$I64]/1000000" office:value-type="float" office:value="21.9765761839038" calcext:value-type="float">
            <text:p>22,0</text:p>
          </table:table-cell>
          <table:table-cell table:style-name="ce163" table:formula="of:=[.G$26]*[.$I64]/1000000" office:value-type="float" office:value="32.6509002873497" calcext:value-type="float">
            <text:p>32,7</text:p>
          </table:table-cell>
          <table:table-cell/>
          <table:table-cell table:formula="of:=6*[.B64]"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63" table:formula="of:=[.C$26]*[.$I65]/1000000" office:value-type="float" office:value="5.65114861551689" calcext:value-type="float">
            <text:p>5,7</text:p>
          </table:table-cell>
          <table:table-cell table:style-name="ce163" table:formula="of:=[.D$26]*[.$I65]/1000000" office:value-type="float" office:value="10.4545944620675" calcext:value-type="float">
            <text:p>10,5</text:p>
          </table:table-cell>
          <table:table-cell table:style-name="ce163" table:formula="of:=[.E$26]*[.$I65]/1000000" office:value-type="float" office:value="18.460337539652" calcext:value-type="float">
            <text:p>18,5</text:p>
          </table:table-cell>
          <table:table-cell table:style-name="ce163" table:formula="of:=[.F$26]*[.$I65]/1000000" office:value-type="float" office:value="29.6683778482702" calcext:value-type="float">
            <text:p>29,7</text:p>
          </table:table-cell>
          <table:table-cell table:style-name="ce163" table:formula="of:=[.G$26]*[.$I65]/1000000" office:value-type="float" office:value="44.0787153879221" calcext:value-type="float">
            <text:p>44,1</text:p>
          </table:table-cell>
          <table:table-cell/>
          <table:table-cell table:formula="of:=6*[.B65]"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63" table:formula="of:=[.C$26]*[.$I66]/1000000" office:value-type="float" office:value="6.27905401724099" calcext:value-type="float">
            <text:p>6,3</text:p>
          </table:table-cell>
          <table:table-cell table:style-name="ce163" table:formula="of:=[.D$26]*[.$I66]/1000000" office:value-type="float" office:value="11.6162160689639" calcext:value-type="float">
            <text:p>11,6</text:p>
          </table:table-cell>
          <table:table-cell table:style-name="ce163" table:formula="of:=[.E$26]*[.$I66]/1000000" office:value-type="float" office:value="20.5114861551689" calcext:value-type="float">
            <text:p>20,5</text:p>
          </table:table-cell>
          <table:table-cell table:style-name="ce163" table:formula="of:=[.F$26]*[.$I66]/1000000" office:value-type="float" office:value="32.9648642758558" calcext:value-type="float">
            <text:p>33,0</text:p>
          </table:table-cell>
          <table:table-cell table:style-name="ce163" table:formula="of:=[.G$26]*[.$I66]/1000000" office:value-type="float" office:value="48.9763504310245" calcext:value-type="float">
            <text:p>49,0</text:p>
          </table:table-cell>
          <table:table-cell/>
          <table:table-cell table:formula="of:=6*[.B66]"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63" table:formula="of:=[.C$26]*[.$I67]/1000000" office:value-type="float" office:value="8.37207202298798" calcext:value-type="float">
            <text:p>8,4</text:p>
          </table:table-cell>
          <table:table-cell table:style-name="ce163" table:formula="of:=[.D$26]*[.$I67]/1000000" office:value-type="float" office:value="15.4882880919519" calcext:value-type="float">
            <text:p>15,5</text:p>
          </table:table-cell>
          <table:table-cell table:style-name="ce163" table:formula="of:=[.E$26]*[.$I67]/1000000" office:value-type="float" office:value="27.3486482068918" calcext:value-type="float">
            <text:p>27,3</text:p>
          </table:table-cell>
          <table:table-cell table:style-name="ce163" table:formula="of:=[.F$26]*[.$I67]/1000000" office:value-type="float" office:value="43.9531523678077" calcext:value-type="float">
            <text:p>44,0</text:p>
          </table:table-cell>
          <table:table-cell table:style-name="ce163" table:formula="of:=[.G$26]*[.$I67]/1000000" office:value-type="float" office:value="65.3018005746994" calcext:value-type="float">
            <text:p>65,3</text:p>
          </table:table-cell>
          <table:table-cell/>
          <table:table-cell table:formula="of:=6*[.B67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63" table:formula="of:=[.C$26]*[.$I68]/1000000" office:value-type="float" office:value="10.465090028735" calcext:value-type="float">
            <text:p>10,5</text:p>
          </table:table-cell>
          <table:table-cell table:style-name="ce163" table:formula="of:=[.D$26]*[.$I68]/1000000" office:value-type="float" office:value="19.3603601149399" calcext:value-type="float">
            <text:p>19,4</text:p>
          </table:table-cell>
          <table:table-cell table:style-name="ce163" table:formula="of:=[.E$26]*[.$I68]/1000000" office:value-type="float" office:value="34.1858102586148" calcext:value-type="float">
            <text:p>34,2</text:p>
          </table:table-cell>
          <table:table-cell table:style-name="ce163" table:formula="of:=[.F$26]*[.$I68]/1000000" office:value-type="float" office:value="54.9414404597596" calcext:value-type="float">
            <text:p>54,9</text:p>
          </table:table-cell>
          <table:table-cell table:style-name="ce163" table:formula="of:=[.G$26]*[.$I68]/1000000" office:value-type="float" office:value="81.6272507183742" calcext:value-type="float">
            <text:p>81,6</text:p>
          </table:table-cell>
          <table:table-cell/>
          <table:table-cell table:formula="of:=6*[.B68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63" table:formula="of:=[.C$26]*[.$I69]/1000000" office:value-type="float" office:value="12.558108034482" calcext:value-type="float">
            <text:p>12,6</text:p>
          </table:table-cell>
          <table:table-cell table:style-name="ce163" table:formula="of:=[.D$26]*[.$I69]/1000000" office:value-type="float" office:value="23.2324321379279" calcext:value-type="float">
            <text:p>23,2</text:p>
          </table:table-cell>
          <table:table-cell table:style-name="ce163" table:formula="of:=[.E$26]*[.$I69]/1000000" office:value-type="float" office:value="41.0229723103377" calcext:value-type="float">
            <text:p>41,0</text:p>
          </table:table-cell>
          <table:table-cell table:style-name="ce163" table:formula="of:=[.F$26]*[.$I69]/1000000" office:value-type="float" office:value="65.9297285517115" calcext:value-type="float">
            <text:p>65,9</text:p>
          </table:table-cell>
          <table:table-cell table:style-name="ce163" table:formula="of:=[.G$26]*[.$I69]/1000000" office:value-type="float" office:value="97.9527008620491" calcext:value-type="float">
            <text:p>98,0</text:p>
          </table:table-cell>
          <table:table-cell/>
          <table:table-cell table:formula="of:=6*[.B69]"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63" table:formula="of:=[.C$26]*[.$I70]/1000000" office:value-type="float" office:value="14.651126040229" calcext:value-type="float">
            <text:p>14,7</text:p>
          </table:table-cell>
          <table:table-cell table:style-name="ce163" table:formula="of:=[.D$26]*[.$I70]/1000000" office:value-type="float" office:value="27.1045041609158" calcext:value-type="float">
            <text:p>27,1</text:p>
          </table:table-cell>
          <table:table-cell table:style-name="ce163" table:formula="of:=[.E$26]*[.$I70]/1000000" office:value-type="float" office:value="47.8601343620607" calcext:value-type="float">
            <text:p>47,9</text:p>
          </table:table-cell>
          <table:table-cell table:style-name="ce163" table:formula="of:=[.F$26]*[.$I70]/1000000" office:value-type="float" office:value="76.9180166436635" calcext:value-type="float">
            <text:p>76,9</text:p>
          </table:table-cell>
          <table:table-cell table:style-name="ce163" table:formula="of:=[.G$26]*[.$I70]/1000000" office:value-type="float" office:value="114.278151005724" calcext:value-type="float">
            <text:p>114,3</text:p>
          </table:table-cell>
          <table:table-cell/>
          <table:table-cell table:formula="of:=6*[.B70]" office:value-type="float" office:value="21000" calcext:value-type="float">
            <text:p>2100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63" table:formula="of:=[.C$26]*[.$I71]/1000000" office:value-type="float" office:value="16.744144045976" calcext:value-type="float">
            <text:p>16,7</text:p>
          </table:table-cell>
          <table:table-cell table:style-name="ce163" table:formula="of:=[.D$26]*[.$I71]/1000000" office:value-type="float" office:value="30.9765761839038" calcext:value-type="float">
            <text:p>31,0</text:p>
          </table:table-cell>
          <table:table-cell table:style-name="ce163" table:formula="of:=[.E$26]*[.$I71]/1000000" office:value-type="float" office:value="54.6972964137837" calcext:value-type="float">
            <text:p>54,7</text:p>
          </table:table-cell>
          <table:table-cell table:style-name="ce163" table:formula="of:=[.F$26]*[.$I71]/1000000" office:value-type="float" office:value="87.9063047356154" calcext:value-type="float">
            <text:p>87,9</text:p>
          </table:table-cell>
          <table:table-cell table:style-name="ce163" table:formula="of:=[.G$26]*[.$I71]/1000000" office:value-type="float" office:value="130.603601149399" calcext:value-type="float">
            <text:p>130,6</text:p>
          </table:table-cell>
          <table:table-cell/>
          <table:table-cell table:formula="of:=6*[.B71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63" table:formula="of:=[.C$26]*[.$I72]/1000000" office:value-type="float" office:value="18.837162051723" calcext:value-type="float">
            <text:p>18,8</text:p>
          </table:table-cell>
          <table:table-cell table:style-name="ce163" table:formula="of:=[.D$26]*[.$I72]/1000000" office:value-type="float" office:value="34.8486482068918" calcext:value-type="float">
            <text:p>34,8</text:p>
          </table:table-cell>
          <table:table-cell table:style-name="ce163" table:formula="of:=[.E$26]*[.$I72]/1000000" office:value-type="float" office:value="61.5344584655066" calcext:value-type="float">
            <text:p>61,5</text:p>
          </table:table-cell>
          <table:table-cell table:style-name="ce163" table:formula="of:=[.F$26]*[.$I72]/1000000" office:value-type="float" office:value="98.8945928275673" calcext:value-type="float">
            <text:p>98,9</text:p>
          </table:table-cell>
          <table:table-cell table:style-name="ce163" table:formula="of:=[.G$26]*[.$I72]/1000000" office:value-type="float" office:value="146.929051293074" calcext:value-type="float">
            <text:p>146,9</text:p>
          </table:table-cell>
          <table:table-cell/>
          <table:table-cell table:formula="of:=6*[.B72]" office:value-type="float" office:value="27000" calcext:value-type="float">
            <text:p>270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63" table:formula="of:=[.C$26]*[.$I73]/1000000" office:value-type="float" office:value="20.93018005747" calcext:value-type="float">
            <text:p>20,9</text:p>
          </table:table-cell>
          <table:table-cell table:style-name="ce163" table:formula="of:=[.D$26]*[.$I73]/1000000" office:value-type="float" office:value="38.7207202298798" calcext:value-type="float">
            <text:p>38,7</text:p>
          </table:table-cell>
          <table:table-cell table:style-name="ce163" table:formula="of:=[.E$26]*[.$I73]/1000000" office:value-type="float" office:value="68.3716205172296" calcext:value-type="float">
            <text:p>68,4</text:p>
          </table:table-cell>
          <table:table-cell table:style-name="ce163" table:formula="of:=[.F$26]*[.$I73]/1000000" office:value-type="float" office:value="109.882880919519" calcext:value-type="float">
            <text:p>109,9</text:p>
          </table:table-cell>
          <table:table-cell table:style-name="ce163" table:formula="of:=[.G$26]*[.$I73]/1000000" office:value-type="float" office:value="163.254501436748" calcext:value-type="float">
            <text:p>163,3</text:p>
          </table:table-cell>
          <table:table-cell/>
          <table:table-cell table:formula="of:=6*[.B73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63" table:formula="of:=[.C$26]*[.$I74]/1000000" office:value-type="float" office:value="23.0231980632169" calcext:value-type="float">
            <text:p>23,0</text:p>
          </table:table-cell>
          <table:table-cell table:style-name="ce163" table:formula="of:=[.D$26]*[.$I74]/1000000" office:value-type="float" office:value="42.5927922528678" calcext:value-type="float">
            <text:p>42,6</text:p>
          </table:table-cell>
          <table:table-cell table:style-name="ce163" table:formula="of:=[.E$26]*[.$I74]/1000000" office:value-type="float" office:value="75.2087825689525" calcext:value-type="float">
            <text:p>75,2</text:p>
          </table:table-cell>
          <table:table-cell table:style-name="ce163" table:formula="of:=[.F$26]*[.$I74]/1000000" office:value-type="float" office:value="120.871169011471" calcext:value-type="float">
            <text:p>120,9</text:p>
          </table:table-cell>
          <table:table-cell table:style-name="ce163" table:formula="of:=[.G$26]*[.$I74]/1000000" office:value-type="float" office:value="179.579951580423" calcext:value-type="float">
            <text:p>179,6</text:p>
          </table:table-cell>
          <table:table-cell/>
          <table:table-cell table:formula="of:=6*[.B74]" office:value-type="float" office:value="33000" calcext:value-type="float">
            <text:p>33000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63" table:formula="of:=[.C$26]*[.$I75]/1000000" office:value-type="float" office:value="25.1162160689639" calcext:value-type="float">
            <text:p>25,1</text:p>
          </table:table-cell>
          <table:table-cell table:style-name="ce163" table:formula="of:=[.D$26]*[.$I75]/1000000" office:value-type="float" office:value="46.4648642758557" calcext:value-type="float">
            <text:p>46,5</text:p>
          </table:table-cell>
          <table:table-cell table:style-name="ce163" table:formula="of:=[.E$26]*[.$I75]/1000000" office:value-type="float" office:value="82.0459446206755" calcext:value-type="float">
            <text:p>82,0</text:p>
          </table:table-cell>
          <table:table-cell table:style-name="ce163" table:formula="of:=[.F$26]*[.$I75]/1000000" office:value-type="float" office:value="131.859457103423" calcext:value-type="float">
            <text:p>131,9</text:p>
          </table:table-cell>
          <table:table-cell table:style-name="ce163" table:formula="of:=[.G$26]*[.$I75]/1000000" office:value-type="float" office:value="195.905401724098" calcext:value-type="float">
            <text:p>195,9</text:p>
          </table:table-cell>
          <table:table-cell/>
          <table:table-cell table:formula="of:=6*[.B75]" office:value-type="float" office:value="36000" calcext:value-type="float">
            <text:p>36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63" table:formula="of:=[.C$26]*[.$I76]/1000000" office:value-type="float" office:value="27.2092340747109" calcext:value-type="float">
            <text:p>27,2</text:p>
          </table:table-cell>
          <table:table-cell table:style-name="ce163" table:formula="of:=[.D$26]*[.$I76]/1000000" office:value-type="float" office:value="50.3369362988437" calcext:value-type="float">
            <text:p>50,3</text:p>
          </table:table-cell>
          <table:table-cell table:style-name="ce163" table:formula="of:=[.E$26]*[.$I76]/1000000" office:value-type="float" office:value="88.8831066723984" calcext:value-type="float">
            <text:p>88,9</text:p>
          </table:table-cell>
          <table:table-cell table:style-name="ce163" table:formula="of:=[.F$26]*[.$I76]/1000000" office:value-type="float" office:value="142.847745195375" calcext:value-type="float">
            <text:p>142,8</text:p>
          </table:table-cell>
          <table:table-cell table:style-name="ce163" table:formula="of:=[.G$26]*[.$I76]/1000000" office:value-type="float" office:value="212.230851867773" calcext:value-type="float">
            <text:p>212,2</text:p>
          </table:table-cell>
          <table:table-cell/>
          <table:table-cell table:formula="of:=6*[.B76]" office:value-type="float" office:value="39000" calcext:value-type="float">
            <text:p>39000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63" table:formula="of:=[.C$26]*[.$I77]/1000000" office:value-type="float" office:value="29.3022520804579" calcext:value-type="float">
            <text:p>29,3</text:p>
          </table:table-cell>
          <table:table-cell table:style-name="ce163" table:formula="of:=[.D$26]*[.$I77]/1000000" office:value-type="float" office:value="54.2090083218317" calcext:value-type="float">
            <text:p>54,2</text:p>
          </table:table-cell>
          <table:table-cell table:style-name="ce163" table:formula="of:=[.E$26]*[.$I77]/1000000" office:value-type="float" office:value="95.7202687241214" calcext:value-type="float">
            <text:p>95,7</text:p>
          </table:table-cell>
          <table:table-cell table:style-name="ce163" table:formula="of:=[.F$26]*[.$I77]/1000000" office:value-type="float" office:value="153.836033287327" calcext:value-type="float">
            <text:p>153,8</text:p>
          </table:table-cell>
          <table:table-cell table:style-name="ce163" table:formula="of:=[.G$26]*[.$I77]/1000000" office:value-type="float" office:value="228.556302011448" calcext:value-type="float">
            <text:p>228,6</text:p>
          </table:table-cell>
          <table:table-cell/>
          <table:table-cell table:formula="of:=6*[.B77]" office:value-type="float" office:value="42000" calcext:value-type="float">
            <text:p>42000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63" table:formula="of:=[.C$26]*[.$I78]/1000000" office:value-type="float" office:value="31.3952700862049" calcext:value-type="float">
            <text:p>31,4</text:p>
          </table:table-cell>
          <table:table-cell table:style-name="ce163" table:formula="of:=[.D$26]*[.$I78]/1000000" office:value-type="float" office:value="58.0810803448197" calcext:value-type="float">
            <text:p>58,1</text:p>
          </table:table-cell>
          <table:table-cell table:style-name="ce163" table:formula="of:=[.E$26]*[.$I78]/1000000" office:value-type="float" office:value="102.557430775844" calcext:value-type="float">
            <text:p>102,6</text:p>
          </table:table-cell>
          <table:table-cell table:style-name="ce163" table:formula="of:=[.F$26]*[.$I78]/1000000" office:value-type="float" office:value="164.824321379279" calcext:value-type="float">
            <text:p>164,8</text:p>
          </table:table-cell>
          <table:table-cell table:style-name="ce163" table:formula="of:=[.G$26]*[.$I78]/1000000" office:value-type="float" office:value="244.881752155123" calcext:value-type="float">
            <text:p>244,9</text:p>
          </table:table-cell>
          <table:table-cell/>
          <table:table-cell table:formula="of:=6*[.B78]" office:value-type="float" office:value="45000" calcext:value-type="float">
            <text:p>45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63" table:formula="of:=[.C$26]*[.$I79]/1000000" office:value-type="float" office:value="33.4882880919519" calcext:value-type="float">
            <text:p>33,5</text:p>
          </table:table-cell>
          <table:table-cell table:style-name="ce163" table:formula="of:=[.D$26]*[.$I79]/1000000" office:value-type="float" office:value="61.9531523678076" calcext:value-type="float">
            <text:p>62,0</text:p>
          </table:table-cell>
          <table:table-cell table:style-name="ce163" table:formula="of:=[.E$26]*[.$I79]/1000000" office:value-type="float" office:value="109.394592827567" calcext:value-type="float">
            <text:p>109,4</text:p>
          </table:table-cell>
          <table:table-cell table:style-name="ce163" table:formula="of:=[.F$26]*[.$I79]/1000000" office:value-type="float" office:value="175.812609471231" calcext:value-type="float">
            <text:p>175,8</text:p>
          </table:table-cell>
          <table:table-cell table:style-name="ce163" table:formula="of:=[.G$26]*[.$I79]/1000000" office:value-type="float" office:value="261.207202298797" calcext:value-type="float">
            <text:p>261,2</text:p>
          </table:table-cell>
          <table:table-cell/>
          <table:table-cell table:formula="of:=6*[.B7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63" table:formula="of:=[.C$26]*[.$I80]/1000000" office:value-type="float" office:value="35.5813060976989" calcext:value-type="float">
            <text:p>35,6</text:p>
          </table:table-cell>
          <table:table-cell table:style-name="ce163" table:formula="of:=[.D$26]*[.$I80]/1000000" office:value-type="float" office:value="65.8252243907956" calcext:value-type="float">
            <text:p>65,8</text:p>
          </table:table-cell>
          <table:table-cell table:style-name="ce163" table:formula="of:=[.E$26]*[.$I80]/1000000" office:value-type="float" office:value="116.23175487929" calcext:value-type="float">
            <text:p>116,2</text:p>
          </table:table-cell>
          <table:table-cell table:style-name="ce163" table:formula="of:=[.F$26]*[.$I80]/1000000" office:value-type="float" office:value="186.800897563183" calcext:value-type="float">
            <text:p>186,8</text:p>
          </table:table-cell>
          <table:table-cell table:style-name="ce163" table:formula="of:=[.G$26]*[.$I80]/1000000" office:value-type="float" office:value="277.532652442472" calcext:value-type="float">
            <text:p>277,5</text:p>
          </table:table-cell>
          <table:table-cell/>
          <table:table-cell table:formula="of:=6*[.B80]" office:value-type="float" office:value="51000" calcext:value-type="float">
            <text:p>51000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63" table:formula="of:=[.C$26]*[.$I81]/1000000" office:value-type="float" office:value="37.6743241034459" calcext:value-type="float">
            <text:p>37,7</text:p>
          </table:table-cell>
          <table:table-cell table:style-name="ce163" table:formula="of:=[.D$26]*[.$I81]/1000000" office:value-type="float" office:value="69.6972964137836" calcext:value-type="float">
            <text:p>69,7</text:p>
          </table:table-cell>
          <table:table-cell table:style-name="ce163" table:formula="of:=[.E$26]*[.$I81]/1000000" office:value-type="float" office:value="123.068916931013" calcext:value-type="float">
            <text:p>123,1</text:p>
          </table:table-cell>
          <table:table-cell table:style-name="ce163" table:formula="of:=[.F$26]*[.$I81]/1000000" office:value-type="float" office:value="197.789185655135" calcext:value-type="float">
            <text:p>197,8</text:p>
          </table:table-cell>
          <table:table-cell table:style-name="ce163" table:formula="of:=[.G$26]*[.$I81]/1000000" office:value-type="float" office:value="293.858102586147" calcext:value-type="float">
            <text:p>293,9</text:p>
          </table:table-cell>
          <table:table-cell/>
          <table:table-cell table:formula="of:=6*[.B81]" office:value-type="float" office:value="54000" calcext:value-type="float">
            <text:p>54000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63" table:formula="of:=[.C$26]*[.$I82]/1000000" office:value-type="float" office:value="39.7673421091929" calcext:value-type="float">
            <text:p>39,8</text:p>
          </table:table-cell>
          <table:table-cell table:style-name="ce163" table:formula="of:=[.D$26]*[.$I82]/1000000" office:value-type="float" office:value="73.5693684367716" calcext:value-type="float">
            <text:p>73,6</text:p>
          </table:table-cell>
          <table:table-cell table:style-name="ce163" table:formula="of:=[.E$26]*[.$I82]/1000000" office:value-type="float" office:value="129.906078982736" calcext:value-type="float">
            <text:p>129,9</text:p>
          </table:table-cell>
          <table:table-cell table:style-name="ce163" table:formula="of:=[.F$26]*[.$I82]/1000000" office:value-type="float" office:value="208.777473747087" calcext:value-type="float">
            <text:p>208,8</text:p>
          </table:table-cell>
          <table:table-cell table:style-name="ce163" table:formula="of:=[.G$26]*[.$I82]/1000000" office:value-type="float" office:value="310.183552729822" calcext:value-type="float">
            <text:p>310,2</text:p>
          </table:table-cell>
          <table:table-cell/>
          <table:table-cell table:formula="of:=6*[.B82]" office:value-type="float" office:value="57000" calcext:value-type="float">
            <text:p>5700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63" table:formula="of:=[.C$26]*[.$I83]/1000000" office:value-type="float" office:value="41.8603601149399" calcext:value-type="float">
            <text:p>41,9</text:p>
          </table:table-cell>
          <table:table-cell table:style-name="ce163" table:formula="of:=[.D$26]*[.$I83]/1000000" office:value-type="float" office:value="77.4414404597596" calcext:value-type="float">
            <text:p>77,4</text:p>
          </table:table-cell>
          <table:table-cell table:style-name="ce163" table:formula="of:=[.E$26]*[.$I83]/1000000" office:value-type="float" office:value="136.743241034459" calcext:value-type="float">
            <text:p>136,7</text:p>
          </table:table-cell>
          <table:table-cell table:style-name="ce163" table:formula="of:=[.F$26]*[.$I83]/1000000" office:value-type="float" office:value="219.765761839038" calcext:value-type="float">
            <text:p>219,8</text:p>
          </table:table-cell>
          <table:table-cell table:style-name="ce163" table:formula="of:=[.G$26]*[.$I83]/1000000" office:value-type="float" office:value="326.509002873497" calcext:value-type="float">
            <text:p>326,5</text:p>
          </table:table-cell>
          <table:table-cell/>
          <table:table-cell table:formula="of:=6*[.B83]" office:value-type="float" office:value="60000" calcext:value-type="float">
            <text:p>60000</text:p>
          </table:table-cell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sequential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6" table:formula="of:=100*[.C$24]/[.$I102]" office:value-type="float" office:value="0.0746121114303886" calcext:value-type="float">
            <text:p>0,1</text:p>
          </table:table-cell>
          <table:table-cell table:style-name="ce176" table:formula="of:=100*[.D$24]/[.$I102]" office:value-type="float" office:value="0.173448445721554" calcext:value-type="float">
            <text:p>0,2</text:p>
          </table:table-cell>
          <table:table-cell table:style-name="ce176" table:formula="of:=100*[.E$24]/[.$I102]" office:value-type="float" office:value="0.338175669540164" calcext:value-type="float">
            <text:p>0,3</text:p>
          </table:table-cell>
          <table:table-cell table:style-name="ce176" table:formula="of:=100*[.F$24]/[.$I102]" office:value-type="float" office:value="0.568793782886218" calcext:value-type="float">
            <text:p>0,6</text:p>
          </table:table-cell>
          <table:table-cell table:style-name="ce176" table:formula="of:=100*[.G$24]/[.$I102]" office:value-type="float" office:value="0.865302785759713" calcext:value-type="float">
            <text:p>0,9</text:p>
          </table:table-cell>
          <table:table-cell/>
          <table:table-cell table:style-name="ce179" table:formula="of:=2*60000000/[.B102]" office:value-type="float" office:value="1200000" calcext:value-type="float">
            <text:p>12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6" table:formula="of:=100*[.C$24]/[.$I103]" office:value-type="float" office:value="0.26114239000636" calcext:value-type="float">
            <text:p>0,3</text:p>
          </table:table-cell>
          <table:table-cell table:style-name="ce176" table:formula="of:=100*[.D$24]/[.$I103]" office:value-type="float" office:value="0.60706956002544" calcext:value-type="float">
            <text:p>0,6</text:p>
          </table:table-cell>
          <table:table-cell table:style-name="ce176" table:formula="of:=100*[.E$24]/[.$I103]" office:value-type="float" office:value="1.18361484339057" calcext:value-type="float">
            <text:p>1,2</text:p>
          </table:table-cell>
          <table:table-cell table:style-name="ce176" table:formula="of:=100*[.F$24]/[.$I103]" office:value-type="float" office:value="1.99077824010176" calcext:value-type="float">
            <text:p>2,0</text:p>
          </table:table-cell>
          <table:table-cell table:style-name="ce176" table:formula="of:=100*[.G$24]/[.$I103]" office:value-type="float" office:value="3.028559750159" calcext:value-type="float">
            <text:p>3,0</text:p>
          </table:table-cell>
          <table:table-cell table:style-name="ce24"/>
          <table:table-cell table:style-name="ce179" table:formula="of:=2*60000000/[.B103]" office:value-type="float" office:value="342857.142857143" calcext:value-type="float">
            <text:p>3428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6" table:formula="of:=100*[.C$24]/[.$I104]" office:value-type="float" office:value="0.52228478001272" calcext:value-type="float">
            <text:p>0,5</text:p>
          </table:table-cell>
          <table:table-cell table:style-name="ce176" table:formula="of:=100*[.D$24]/[.$I104]" office:value-type="float" office:value="1.21413912005088" calcext:value-type="float">
            <text:p>1,2</text:p>
          </table:table-cell>
          <table:table-cell table:style-name="ce176" table:formula="of:=100*[.E$24]/[.$I104]" office:value-type="float" office:value="2.36722968678115" calcext:value-type="float">
            <text:p>2,4</text:p>
          </table:table-cell>
          <table:table-cell table:style-name="ce176" table:formula="of:=100*[.F$24]/[.$I104]" office:value-type="float" office:value="3.98155648020353" calcext:value-type="float">
            <text:p>4,0</text:p>
          </table:table-cell>
          <table:table-cell table:style-name="ce176" table:formula="of:=100*[.G$24]/[.$I104]" office:value-type="float" office:value="6.057119500318" calcext:value-type="float">
            <text:p>6,1</text:p>
          </table:table-cell>
          <table:table-cell/>
          <table:table-cell table:style-name="ce179" table:formula="of:=2*60000000/[.B104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6" table:formula="of:=100*[.C$24]/[.$I105]" office:value-type="float" office:value="0.746121114303886" calcext:value-type="float">
            <text:p>0,7</text:p>
          </table:table-cell>
          <table:table-cell table:style-name="ce176" table:formula="of:=100*[.D$24]/[.$I105]" office:value-type="float" office:value="1.73448445721554" calcext:value-type="float">
            <text:p>1,7</text:p>
          </table:table-cell>
          <table:table-cell table:style-name="ce176" table:formula="of:=100*[.E$24]/[.$I105]" office:value-type="float" office:value="3.38175669540164" calcext:value-type="float">
            <text:p>3,4</text:p>
          </table:table-cell>
          <table:table-cell table:style-name="ce176" table:formula="of:=100*[.F$24]/[.$I105]" office:value-type="float" office:value="5.68793782886218" calcext:value-type="float">
            <text:p>5,7</text:p>
          </table:table-cell>
          <table:table-cell table:style-name="ce176" table:formula="of:=100*[.G$24]/[.$I105]" office:value-type="float" office:value="8.65302785759714" calcext:value-type="float">
            <text:p>8,7</text:p>
          </table:table-cell>
          <table:table-cell/>
          <table:table-cell table:style-name="ce179" table:formula="of:=2*60000000/[.B105]" office:value-type="float" office:value="120000" calcext:value-type="float">
            <text:p>12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6" table:formula="of:=100*[.C$24]/[.$I106]" office:value-type="float" office:value="1.00726350431025" calcext:value-type="float">
            <text:p>1,0</text:p>
          </table:table-cell>
          <table:table-cell table:style-name="ce176" table:formula="of:=100*[.D$24]/[.$I106]" office:value-type="float" office:value="2.34155401724098" calcext:value-type="float">
            <text:p>2,3</text:p>
          </table:table-cell>
          <table:table-cell table:style-name="ce176" table:formula="of:=100*[.E$24]/[.$I106]" office:value-type="float" office:value="4.56537153879222" calcext:value-type="float">
            <text:p>4,6</text:p>
          </table:table-cell>
          <table:table-cell table:style-name="ce176" table:formula="of:=100*[.F$24]/[.$I106]" office:value-type="float" office:value="7.67871606896394" calcext:value-type="float">
            <text:p>7,7</text:p>
          </table:table-cell>
          <table:table-cell table:style-name="ce176" table:formula="of:=100*[.G$24]/[.$I106]" office:value-type="float" office:value="11.6815876077561" calcext:value-type="float">
            <text:p>11,7</text:p>
          </table:table-cell>
          <table:table-cell/>
          <table:table-cell table:style-name="ce179" table:formula="of:=2*60000000/[.B106]" office:value-type="float" office:value="88888.8888888889" calcext:value-type="float">
            <text:p>88889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6" table:formula="of:=100*[.C$24]/[.$I107]" office:value-type="float" office:value="1.11918167145583" calcext:value-type="float">
            <text:p>1,1</text:p>
          </table:table-cell>
          <table:table-cell table:style-name="ce176" table:formula="of:=100*[.D$24]/[.$I107]" office:value-type="float" office:value="2.60172668582331" calcext:value-type="float">
            <text:p>2,6</text:p>
          </table:table-cell>
          <table:table-cell table:style-name="ce176" table:formula="of:=100*[.E$24]/[.$I107]" office:value-type="float" office:value="5.07263504310246" calcext:value-type="float">
            <text:p>5,1</text:p>
          </table:table-cell>
          <table:table-cell table:style-name="ce176" table:formula="of:=100*[.F$24]/[.$I107]" office:value-type="float" office:value="8.53190674329327" calcext:value-type="float">
            <text:p>8,5</text:p>
          </table:table-cell>
          <table:table-cell table:style-name="ce176" table:formula="of:=100*[.G$24]/[.$I107]" office:value-type="float" office:value="12.9795417863957" calcext:value-type="float">
            <text:p>13,0</text:p>
          </table:table-cell>
          <table:table-cell/>
          <table:table-cell table:style-name="ce179" table:formula="of:=2*60000000/[.B107]" office:value-type="float" office:value="80000" calcext:value-type="float">
            <text:p>8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6" table:formula="of:=100*[.C$24]/[.$I108]" office:value-type="float" office:value="1.49224222860777" calcext:value-type="float">
            <text:p>1,5</text:p>
          </table:table-cell>
          <table:table-cell table:style-name="ce176" table:formula="of:=100*[.D$24]/[.$I108]" office:value-type="float" office:value="3.46896891443109" calcext:value-type="float">
            <text:p>3,5</text:p>
          </table:table-cell>
          <table:table-cell table:style-name="ce176" table:formula="of:=100*[.E$24]/[.$I108]" office:value-type="float" office:value="6.76351339080328" calcext:value-type="float">
            <text:p>6,8</text:p>
          </table:table-cell>
          <table:table-cell table:style-name="ce176" table:formula="of:=100*[.F$24]/[.$I108]" office:value-type="float" office:value="11.3758756577244" calcext:value-type="float">
            <text:p>11,4</text:p>
          </table:table-cell>
          <table:table-cell table:style-name="ce176" table:formula="of:=100*[.G$24]/[.$I108]" office:value-type="float" office:value="17.3060557151943" calcext:value-type="float">
            <text:p>17,3</text:p>
          </table:table-cell>
          <table:table-cell/>
          <table:table-cell table:style-name="ce179" table:formula="of:=2*60000000/[.B108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6" table:formula="of:=100*[.C$24]/[.$I109]" office:value-type="float" office:value="1.86530278575972" calcext:value-type="float">
            <text:p>1,9</text:p>
          </table:table-cell>
          <table:table-cell table:style-name="ce176" table:formula="of:=100*[.D$24]/[.$I109]" office:value-type="float" office:value="4.33621114303886" calcext:value-type="float">
            <text:p>4,3</text:p>
          </table:table-cell>
          <table:table-cell table:style-name="ce176" table:formula="of:=100*[.E$24]/[.$I109]" office:value-type="float" office:value="8.45439173850411" calcext:value-type="float">
            <text:p>8,5</text:p>
          </table:table-cell>
          <table:table-cell table:style-name="ce176" table:formula="of:=100*[.F$24]/[.$I109]" office:value-type="float" office:value="14.2198445721555" calcext:value-type="float">
            <text:p>14,2</text:p>
          </table:table-cell>
          <table:table-cell table:style-name="ce176" table:formula="of:=100*[.G$24]/[.$I109]" office:value-type="float" office:value="21.6325696439928" calcext:value-type="float">
            <text:p>21,6</text:p>
          </table:table-cell>
          <table:table-cell/>
          <table:table-cell table:style-name="ce179" table:formula="of:=2*60000000/[.B109]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6" table:formula="of:=100*[.C$24]/[.$I110]" office:value-type="float" office:value="2.23836334291166" calcext:value-type="float">
            <text:p>2,2</text:p>
          </table:table-cell>
          <table:table-cell table:style-name="ce176" table:formula="of:=100*[.D$24]/[.$I110]" office:value-type="float" office:value="5.20345337164663" calcext:value-type="float">
            <text:p>5,2</text:p>
          </table:table-cell>
          <table:table-cell table:style-name="ce176" table:formula="of:=100*[.E$24]/[.$I110]" office:value-type="float" office:value="10.1452700862049" calcext:value-type="float">
            <text:p>10,1</text:p>
          </table:table-cell>
          <table:table-cell table:style-name="ce176" table:formula="of:=100*[.F$24]/[.$I110]" office:value-type="float" office:value="17.0638134865865" calcext:value-type="float">
            <text:p>17,1</text:p>
          </table:table-cell>
          <table:table-cell table:style-name="ce176" table:formula="of:=100*[.G$24]/[.$I110]" office:value-type="float" office:value="25.9590835727914" calcext:value-type="float">
            <text:p>26,0</text:p>
          </table:table-cell>
          <table:table-cell/>
          <table:table-cell table:style-name="ce179" table:formula="of:=2*60000000/[.B110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6" table:formula="of:=100*[.C$24]/[.$I111]" office:value-type="float" office:value="2.6114239000636" calcext:value-type="float">
            <text:p>2,6</text:p>
          </table:table-cell>
          <table:table-cell table:style-name="ce176" table:formula="of:=100*[.D$24]/[.$I111]" office:value-type="float" office:value="6.0706956002544" calcext:value-type="float">
            <text:p>6,1</text:p>
          </table:table-cell>
          <table:table-cell table:style-name="ce176" table:formula="of:=100*[.E$24]/[.$I111]" office:value-type="float" office:value="11.8361484339058" calcext:value-type="float">
            <text:p>11,8</text:p>
          </table:table-cell>
          <table:table-cell table:style-name="ce176" table:formula="of:=100*[.F$24]/[.$I111]" office:value-type="float" office:value="19.9077824010176" calcext:value-type="float">
            <text:p>19,9</text:p>
          </table:table-cell>
          <table:table-cell table:style-name="ce176" table:formula="of:=100*[.G$24]/[.$I111]" office:value-type="float" office:value="30.28559750159" calcext:value-type="float">
            <text:p>30,3</text:p>
          </table:table-cell>
          <table:table-cell/>
          <table:table-cell table:style-name="ce179" table:formula="of:=2*60000000/[.B111]" office:value-type="float" office:value="34285.7142857143" calcext:value-type="float">
            <text:p>3428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6" table:formula="of:=100*[.C$24]/[.$I112]" office:value-type="float" office:value="2.98448445721554" calcext:value-type="float">
            <text:p>3,0</text:p>
          </table:table-cell>
          <table:table-cell table:style-name="ce176" table:formula="of:=100*[.D$24]/[.$I112]" office:value-type="float" office:value="6.93793782886217" calcext:value-type="float">
            <text:p>6,9</text:p>
          </table:table-cell>
          <table:table-cell table:style-name="ce176" table:formula="of:=100*[.E$24]/[.$I112]" office:value-type="float" office:value="13.5270267816066" calcext:value-type="float">
            <text:p>13,5</text:p>
          </table:table-cell>
          <table:table-cell table:style-name="ce176" table:formula="of:=100*[.F$24]/[.$I112]" office:value-type="float" office:value="22.7517513154487" calcext:value-type="float">
            <text:p>22,8</text:p>
          </table:table-cell>
          <table:table-cell table:style-name="ce176" table:formula="of:=100*[.G$24]/[.$I112]" office:value-type="float" office:value="34.6121114303885" calcext:value-type="float">
            <text:p>34,6</text:p>
          </table:table-cell>
          <table:table-cell/>
          <table:table-cell table:style-name="ce179" table:formula="of:=2*60000000/[.B112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6" table:formula="of:=100*[.C$24]/[.$I113]" office:value-type="float" office:value="3.35754501436749" calcext:value-type="float">
            <text:p>3,4</text:p>
          </table:table-cell>
          <table:table-cell table:style-name="ce176" table:formula="of:=100*[.D$24]/[.$I113]" office:value-type="float" office:value="7.80518005746994" calcext:value-type="float">
            <text:p>7,8</text:p>
          </table:table-cell>
          <table:table-cell table:style-name="ce176" table:formula="of:=100*[.E$24]/[.$I113]" office:value-type="float" office:value="15.2179051293074" calcext:value-type="float">
            <text:p>15,2</text:p>
          </table:table-cell>
          <table:table-cell table:style-name="ce176" table:formula="of:=100*[.F$24]/[.$I113]" office:value-type="float" office:value="25.5957202298798" calcext:value-type="float">
            <text:p>25,6</text:p>
          </table:table-cell>
          <table:table-cell table:style-name="ce176" table:formula="of:=100*[.G$24]/[.$I113]" office:value-type="float" office:value="38.9386253591871" calcext:value-type="float">
            <text:p>38,9</text:p>
          </table:table-cell>
          <table:table-cell/>
          <table:table-cell table:style-name="ce179" table:formula="of:=2*60000000/[.B113]" office:value-type="float" office:value="26666.6666666667" calcext:value-type="float">
            <text:p>2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6" table:formula="of:=100*[.C$24]/[.$I114]" office:value-type="float" office:value="3.73060557151943" calcext:value-type="float">
            <text:p>3,7</text:p>
          </table:table-cell>
          <table:table-cell table:style-name="ce176" table:formula="of:=100*[.D$24]/[.$I114]" office:value-type="float" office:value="8.67242228607771" calcext:value-type="float">
            <text:p>8,7</text:p>
          </table:table-cell>
          <table:table-cell table:style-name="ce176" table:formula="of:=100*[.E$24]/[.$I114]" office:value-type="float" office:value="16.9087834770082" calcext:value-type="float">
            <text:p>16,9</text:p>
          </table:table-cell>
          <table:table-cell table:style-name="ce176" table:formula="of:=100*[.F$24]/[.$I114]" office:value-type="float" office:value="28.4396891443109" calcext:value-type="float">
            <text:p>28,4</text:p>
          </table:table-cell>
          <table:table-cell table:style-name="ce176" table:formula="of:=100*[.G$24]/[.$I114]" office:value-type="float" office:value="43.2651392879857" calcext:value-type="float">
            <text:p>43,3</text:p>
          </table:table-cell>
          <table:table-cell/>
          <table:table-cell table:style-name="ce179" table:formula="of:=2*60000000/[.B114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6" table:formula="of:=100*[.C$24]/[.$I115]" office:value-type="float" office:value="4.10366612867137" calcext:value-type="float">
            <text:p>4,1</text:p>
          </table:table-cell>
          <table:table-cell table:style-name="ce176" table:formula="of:=100*[.D$24]/[.$I115]" office:value-type="float" office:value="9.53966451468549" calcext:value-type="float">
            <text:p>9,5</text:p>
          </table:table-cell>
          <table:table-cell table:style-name="ce176" table:formula="of:=100*[.E$24]/[.$I115]" office:value-type="float" office:value="18.599661824709" calcext:value-type="float">
            <text:p>18,6</text:p>
          </table:table-cell>
          <table:table-cell table:style-name="ce176" table:formula="of:=100*[.F$24]/[.$I115]" office:value-type="float" office:value="31.283658058742" calcext:value-type="float">
            <text:p>31,3</text:p>
          </table:table-cell>
          <table:table-cell table:style-name="ce176" table:formula="of:=100*[.G$24]/[.$I115]" office:value-type="float" office:value="47.5916532167842" calcext:value-type="float">
            <text:p>47,6</text:p>
          </table:table-cell>
          <table:table-cell/>
          <table:table-cell table:style-name="ce179" table:formula="of:=2*60000000/[.B115]" office:value-type="float" office:value="21818.1818181818" calcext:value-type="float">
            <text:p>21818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6" table:formula="of:=100*[.C$24]/[.$I116]" office:value-type="float" office:value="4.47672668582332" calcext:value-type="float">
            <text:p>4,5</text:p>
          </table:table-cell>
          <table:table-cell table:style-name="ce176" table:formula="of:=100*[.D$24]/[.$I116]" office:value-type="float" office:value="10.4069067432933" calcext:value-type="float">
            <text:p>10,4</text:p>
          </table:table-cell>
          <table:table-cell table:style-name="ce176" table:formula="of:=100*[.E$24]/[.$I116]" office:value-type="float" office:value="20.2905401724099" calcext:value-type="float">
            <text:p>20,3</text:p>
          </table:table-cell>
          <table:table-cell table:style-name="ce176" table:formula="of:=100*[.F$24]/[.$I116]" office:value-type="float" office:value="34.1276269731731" calcext:value-type="float">
            <text:p>34,1</text:p>
          </table:table-cell>
          <table:table-cell table:style-name="ce176" table:formula="of:=100*[.G$24]/[.$I116]" office:value-type="float" office:value="51.9181671455828" calcext:value-type="float">
            <text:p>51,9</text:p>
          </table:table-cell>
          <table:table-cell/>
          <table:table-cell table:style-name="ce179" table:formula="of:=2*60000000/[.B116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6" table:formula="of:=100*[.C$24]/[.$I117]" office:value-type="float" office:value="4.84978724297526" calcext:value-type="float">
            <text:p>4,8</text:p>
          </table:table-cell>
          <table:table-cell table:style-name="ce176" table:formula="of:=100*[.D$24]/[.$I117]" office:value-type="float" office:value="11.274148971901" calcext:value-type="float">
            <text:p>11,3</text:p>
          </table:table-cell>
          <table:table-cell table:style-name="ce176" table:formula="of:=100*[.E$24]/[.$I117]" office:value-type="float" office:value="21.9814185201107" calcext:value-type="float">
            <text:p>22,0</text:p>
          </table:table-cell>
          <table:table-cell table:style-name="ce176" table:formula="of:=100*[.F$24]/[.$I117]" office:value-type="float" office:value="36.9715958876042" calcext:value-type="float">
            <text:p>37,0</text:p>
          </table:table-cell>
          <table:table-cell table:style-name="ce176" table:formula="of:=100*[.G$24]/[.$I117]" office:value-type="float" office:value="56.2446810743814" calcext:value-type="float">
            <text:p>56,2</text:p>
          </table:table-cell>
          <table:table-cell/>
          <table:table-cell table:style-name="ce179" table:formula="of:=2*60000000/[.B117]" office:value-type="float" office:value="18461.5384615385" calcext:value-type="float">
            <text:p>18462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6" table:formula="of:=100*[.C$24]/[.$I118]" office:value-type="float" office:value="5.2228478001272" calcext:value-type="float">
            <text:p>5,2</text:p>
          </table:table-cell>
          <table:table-cell table:style-name="ce176" table:formula="of:=100*[.D$24]/[.$I118]" office:value-type="float" office:value="12.1413912005088" calcext:value-type="float">
            <text:p>12,1</text:p>
          </table:table-cell>
          <table:table-cell table:style-name="ce176" table:formula="of:=100*[.E$24]/[.$I118]" office:value-type="float" office:value="23.6722968678115" calcext:value-type="float">
            <text:p>23,7</text:p>
          </table:table-cell>
          <table:table-cell table:style-name="ce176" table:formula="of:=100*[.F$24]/[.$I118]" office:value-type="float" office:value="39.8155648020353" calcext:value-type="float">
            <text:p>39,8</text:p>
          </table:table-cell>
          <table:table-cell table:style-name="ce176" table:formula="of:=100*[.G$24]/[.$I118]" office:value-type="float" office:value="60.57119500318" calcext:value-type="float">
            <text:p>60,6</text:p>
          </table:table-cell>
          <table:table-cell/>
          <table:table-cell table:style-name="ce179" table:formula="of:=2*60000000/[.B118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6" table:formula="of:=100*[.C$24]/[.$I119]" office:value-type="float" office:value="5.59590835727915" calcext:value-type="float">
            <text:p>5,6</text:p>
          </table:table-cell>
          <table:table-cell table:style-name="ce176" table:formula="of:=100*[.D$24]/[.$I119]" office:value-type="float" office:value="13.0086334291166" calcext:value-type="float">
            <text:p>13,0</text:p>
          </table:table-cell>
          <table:table-cell table:style-name="ce176" table:formula="of:=100*[.E$24]/[.$I119]" office:value-type="float" office:value="25.3631752155123" calcext:value-type="float">
            <text:p>25,4</text:p>
          </table:table-cell>
          <table:table-cell table:style-name="ce176" table:formula="of:=100*[.F$24]/[.$I119]" office:value-type="float" office:value="42.6595337164663" calcext:value-type="float">
            <text:p>42,7</text:p>
          </table:table-cell>
          <table:table-cell table:style-name="ce176" table:formula="of:=100*[.G$24]/[.$I119]" office:value-type="float" office:value="64.8977089319785" calcext:value-type="float">
            <text:p>64,9</text:p>
          </table:table-cell>
          <table:table-cell/>
          <table:table-cell table:style-name="ce179" table:formula="of:=2*60000000/[.B119]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6" table:formula="of:=100*[.C$24]/[.$I120]" office:value-type="float" office:value="5.96896891443109" calcext:value-type="float">
            <text:p>6,0</text:p>
          </table:table-cell>
          <table:table-cell table:style-name="ce176" table:formula="of:=100*[.D$24]/[.$I120]" office:value-type="float" office:value="13.8758756577243" calcext:value-type="float">
            <text:p>13,9</text:p>
          </table:table-cell>
          <table:table-cell table:style-name="ce176" table:formula="of:=100*[.E$24]/[.$I120]" office:value-type="float" office:value="27.0540535632131" calcext:value-type="float">
            <text:p>27,1</text:p>
          </table:table-cell>
          <table:table-cell table:style-name="ce176" table:formula="of:=100*[.F$24]/[.$I120]" office:value-type="float" office:value="45.5035026308974" calcext:value-type="float">
            <text:p>45,5</text:p>
          </table:table-cell>
          <table:table-cell table:style-name="ce176" table:formula="of:=100*[.G$24]/[.$I120]" office:value-type="float" office:value="69.2242228607771" calcext:value-type="float">
            <text:p>69,2</text:p>
          </table:table-cell>
          <table:table-cell/>
          <table:table-cell table:style-name="ce179" table:formula="of:=2*60000000/[.B12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6" table:formula="of:=100*[.C$24]/[.$I121]" office:value-type="float" office:value="6.34202947158303" calcext:value-type="float">
            <text:p>6,3</text:p>
          </table:table-cell>
          <table:table-cell table:style-name="ce176" table:formula="of:=100*[.D$24]/[.$I121]" office:value-type="float" office:value="14.7431178863321" calcext:value-type="float">
            <text:p>14,7</text:p>
          </table:table-cell>
          <table:table-cell table:style-name="ce176" table:formula="of:=100*[.E$24]/[.$I121]" office:value-type="float" office:value="28.744931910914" calcext:value-type="float">
            <text:p>28,7</text:p>
          </table:table-cell>
          <table:table-cell table:style-name="ce176" table:formula="of:=100*[.F$24]/[.$I121]" office:value-type="float" office:value="48.3474715453285" calcext:value-type="float">
            <text:p>48,3</text:p>
          </table:table-cell>
          <table:table-cell table:style-name="ce176" table:formula="of:=100*[.G$24]/[.$I121]" office:value-type="float" office:value="73.5507367895757" calcext:value-type="float">
            <text:p>73,6</text:p>
          </table:table-cell>
          <table:table-cell/>
          <table:table-cell table:style-name="ce179" table:formula="of:=2*60000000/[.B121]" office:value-type="float" office:value="14117.6470588235" calcext:value-type="float">
            <text:p>1411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6" table:formula="of:=100*[.C$24]/[.$I122]" office:value-type="float" office:value="6.71509002873498" calcext:value-type="float">
            <text:p>6,7</text:p>
          </table:table-cell>
          <table:table-cell table:style-name="ce176" table:formula="of:=100*[.D$24]/[.$I122]" office:value-type="float" office:value="15.6103601149399" calcext:value-type="float">
            <text:p>15,6</text:p>
          </table:table-cell>
          <table:table-cell table:style-name="ce176" table:formula="of:=100*[.E$24]/[.$I122]" office:value-type="float" office:value="30.4358102586148" calcext:value-type="float">
            <text:p>30,4</text:p>
          </table:table-cell>
          <table:table-cell table:style-name="ce176" table:formula="of:=100*[.F$24]/[.$I122]" office:value-type="float" office:value="51.1914404597596" calcext:value-type="float">
            <text:p>51,2</text:p>
          </table:table-cell>
          <table:table-cell table:style-name="ce176" table:formula="of:=100*[.G$24]/[.$I122]" office:value-type="float" office:value="77.8772507183742" calcext:value-type="float">
            <text:p>77,9</text:p>
          </table:table-cell>
          <table:table-cell/>
          <table:table-cell table:style-name="ce179" table:formula="of:=2*60000000/[.B122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6" table:formula="of:=100*[.C$24]/[.$I123]" office:value-type="float" office:value="7.08815058588692" calcext:value-type="float">
            <text:p>7,1</text:p>
          </table:table-cell>
          <table:table-cell table:style-name="ce176" table:formula="of:=100*[.D$24]/[.$I123]" office:value-type="float" office:value="16.4776023435477" calcext:value-type="float">
            <text:p>16,5</text:p>
          </table:table-cell>
          <table:table-cell table:style-name="ce176" table:formula="of:=100*[.E$24]/[.$I123]" office:value-type="float" office:value="32.1266886063156" calcext:value-type="float">
            <text:p>32,1</text:p>
          </table:table-cell>
          <table:table-cell table:style-name="ce176" table:formula="of:=100*[.F$24]/[.$I123]" office:value-type="float" office:value="54.0354093741907" calcext:value-type="float">
            <text:p>54,0</text:p>
          </table:table-cell>
          <table:table-cell table:style-name="ce176" table:formula="of:=100*[.G$24]/[.$I123]" office:value-type="float" office:value="82.2037646471728" calcext:value-type="float">
            <text:p>82,2</text:p>
          </table:table-cell>
          <table:table-cell/>
          <table:table-cell table:style-name="ce179" table:formula="of:=2*60000000/[.B123]" office:value-type="float" office:value="12631.5789473684" calcext:value-type="float">
            <text:p>12632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6" table:formula="of:=100*[.C$24]/[.$I124]" office:value-type="float" office:value="7.46121114303886" calcext:value-type="float">
            <text:p>7,5</text:p>
          </table:table-cell>
          <table:table-cell table:style-name="ce176" table:formula="of:=100*[.D$24]/[.$I124]" office:value-type="float" office:value="17.3448445721554" calcext:value-type="float">
            <text:p>17,3</text:p>
          </table:table-cell>
          <table:table-cell table:style-name="ce176" table:formula="of:=100*[.E$24]/[.$I124]" office:value-type="float" office:value="33.8175669540164" calcext:value-type="float">
            <text:p>33,8</text:p>
          </table:table-cell>
          <table:table-cell table:style-name="ce176" table:formula="of:=100*[.F$24]/[.$I124]" office:value-type="float" office:value="56.8793782886218" calcext:value-type="float">
            <text:p>56,9</text:p>
          </table:table-cell>
          <table:table-cell table:style-name="ce176" table:formula="of:=100*[.G$24]/[.$I124]" office:value-type="float" office:value="86.5302785759713" calcext:value-type="float">
            <text:p>86,5</text:p>
          </table:table-cell>
          <table:table-cell/>
          <table:table-cell table:style-name="ce179" table:formula="of:=2*60000000/[.B124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156" office:value-type="string" calcext:value-type="string" table:number-columns-spanned="8" table:number-rows-spanned="1">
            <text:p>batch mode</text:p>
          </table:table-cell>
          <table:covered-table-cell table:number-columns-repeated="5" table:style-name="ce8"/>
          <table:covered-table-cell/>
          <table:covered-table-cell table:style-name="ce172"/>
        </table:table-row>
        <table:table-row table:style-name="ro1">
          <table:table-cell/>
          <table:table-cell table:style-name="ce3"/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table:style-name="ce3" office:value-type="string" calcext:value-type="string">
            <text:p>rpm</text:p>
          </table:table-cell>
          <table:table-cell table:style-name="ce8" table:number-columns-repeated="5"/>
          <table:table-cell/>
          <table:table-cell table:style-name="ce17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177" table:formula="of:=100*[.C$26]/[.$I130]" office:value-type="float" office:value="0.116278778097055" calcext:value-type="float">
            <text:p>0,1</text:p>
          </table:table-cell>
          <table:table-cell table:style-name="ce177" table:formula="of:=100*[.D$26]/[.$I130]" office:value-type="float" office:value="0.215115112388221" calcext:value-type="float">
            <text:p>0,2</text:p>
          </table:table-cell>
          <table:table-cell table:style-name="ce177" table:formula="of:=100*[.E$26]/[.$I130]" office:value-type="float" office:value="0.379842336206831" calcext:value-type="float">
            <text:p>0,4</text:p>
          </table:table-cell>
          <table:table-cell table:style-name="ce177" table:formula="of:=100*[.F$26]/[.$I130]" office:value-type="float" office:value="0.610460449552885" calcext:value-type="float">
            <text:p>0,6</text:p>
          </table:table-cell>
          <table:table-cell table:style-name="ce177" table:formula="of:=100*[.G$26]/[.$I130]" office:value-type="float" office:value="0.90696945242638" calcext:value-type="float">
            <text:p>0,9</text:p>
          </table:table-cell>
          <table:table-cell/>
          <table:table-cell table:style-name="ce179" table:formula="of:=60000000/[.B130]" office:value-type="float" office:value="600000" calcext:value-type="float">
            <text:p>60000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177" table:formula="of:=100*[.C$26]/[.$I131]" office:value-type="float" office:value="0.406975723339694" calcext:value-type="float">
            <text:p>0,4</text:p>
          </table:table-cell>
          <table:table-cell table:style-name="ce177" table:formula="of:=100*[.D$26]/[.$I131]" office:value-type="float" office:value="0.752902893358773" calcext:value-type="float">
            <text:p>0,8</text:p>
          </table:table-cell>
          <table:table-cell table:style-name="ce177" table:formula="of:=100*[.E$26]/[.$I131]" office:value-type="float" office:value="1.32944817672391" calcext:value-type="float">
            <text:p>1,3</text:p>
          </table:table-cell>
          <table:table-cell table:style-name="ce177" table:formula="of:=100*[.F$26]/[.$I131]" office:value-type="float" office:value="2.1366115734351" calcext:value-type="float">
            <text:p>2,1</text:p>
          </table:table-cell>
          <table:table-cell table:style-name="ce177" table:formula="of:=100*[.G$26]/[.$I131]" office:value-type="float" office:value="3.17439308349233" calcext:value-type="float">
            <text:p>3,2</text:p>
          </table:table-cell>
          <table:table-cell table:style-name="ce24"/>
          <table:table-cell table:style-name="ce179" table:formula="of:=60000000/[.B131]" office:value-type="float" office:value="171428.571428571" calcext:value-type="float">
            <text:p>17142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style-name="ce177" table:formula="of:=100*[.C$26]/[.$I132]" office:value-type="float" office:value="0.813951446679387" calcext:value-type="float">
            <text:p>0,8</text:p>
          </table:table-cell>
          <table:table-cell table:style-name="ce177" table:formula="of:=100*[.D$26]/[.$I132]" office:value-type="float" office:value="1.50580578671755" calcext:value-type="float">
            <text:p>1,5</text:p>
          </table:table-cell>
          <table:table-cell table:style-name="ce177" table:formula="of:=100*[.E$26]/[.$I132]" office:value-type="float" office:value="2.65889635344782" calcext:value-type="float">
            <text:p>2,7</text:p>
          </table:table-cell>
          <table:table-cell table:style-name="ce177" table:formula="of:=100*[.F$26]/[.$I132]" office:value-type="float" office:value="4.27322314687019" calcext:value-type="float">
            <text:p>4,3</text:p>
          </table:table-cell>
          <table:table-cell table:style-name="ce177" table:formula="of:=100*[.G$26]/[.$I132]" office:value-type="float" office:value="6.34878616698466" calcext:value-type="float">
            <text:p>6,3</text:p>
          </table:table-cell>
          <table:table-cell/>
          <table:table-cell table:style-name="ce179" table:formula="of:=60000000/[.B132]" office:value-type="float" office:value="85714.2857142857" calcext:value-type="float">
            <text:p>857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177" table:formula="of:=100*[.C$26]/[.$I133]" office:value-type="float" office:value="1.16278778097055" calcext:value-type="float">
            <text:p>1,2</text:p>
          </table:table-cell>
          <table:table-cell table:style-name="ce177" table:formula="of:=100*[.D$26]/[.$I133]" office:value-type="float" office:value="2.15115112388221" calcext:value-type="float">
            <text:p>2,2</text:p>
          </table:table-cell>
          <table:table-cell table:style-name="ce177" table:formula="of:=100*[.E$26]/[.$I133]" office:value-type="float" office:value="3.79842336206831" calcext:value-type="float">
            <text:p>3,8</text:p>
          </table:table-cell>
          <table:table-cell table:style-name="ce177" table:formula="of:=100*[.F$26]/[.$I133]" office:value-type="float" office:value="6.10460449552885" calcext:value-type="float">
            <text:p>6,1</text:p>
          </table:table-cell>
          <table:table-cell table:style-name="ce177" table:formula="of:=100*[.G$26]/[.$I133]" office:value-type="float" office:value="9.0696945242638" calcext:value-type="float">
            <text:p>9,1</text:p>
          </table:table-cell>
          <table:table-cell/>
          <table:table-cell table:style-name="ce179" table:formula="of:=60000000/[.B133]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table:style-name="ce177" table:formula="of:=100*[.C$26]/[.$I134]" office:value-type="float" office:value="1.56976350431025" calcext:value-type="float">
            <text:p>1,6</text:p>
          </table:table-cell>
          <table:table-cell table:style-name="ce177" table:formula="of:=100*[.D$26]/[.$I134]" office:value-type="float" office:value="2.90405401724098" calcext:value-type="float">
            <text:p>2,9</text:p>
          </table:table-cell>
          <table:table-cell table:style-name="ce177" table:formula="of:=100*[.E$26]/[.$I134]" office:value-type="float" office:value="5.12787153879222" calcext:value-type="float">
            <text:p>5,1</text:p>
          </table:table-cell>
          <table:table-cell table:style-name="ce177" table:formula="of:=100*[.F$26]/[.$I134]" office:value-type="float" office:value="8.24121606896394" calcext:value-type="float">
            <text:p>8,2</text:p>
          </table:table-cell>
          <table:table-cell table:style-name="ce177" table:formula="of:=100*[.G$26]/[.$I134]" office:value-type="float" office:value="12.2440876077561" calcext:value-type="float">
            <text:p>12,2</text:p>
          </table:table-cell>
          <table:table-cell/>
          <table:table-cell table:style-name="ce179" table:formula="of:=60000000/[.B134]" office:value-type="float" office:value="44444.4444444444" calcext:value-type="float">
            <text:p>44444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style-name="ce177" table:formula="of:=100*[.C$26]/[.$I135]" office:value-type="float" office:value="1.74418167145583" calcext:value-type="float">
            <text:p>1,7</text:p>
          </table:table-cell>
          <table:table-cell table:style-name="ce177" table:formula="of:=100*[.D$26]/[.$I135]" office:value-type="float" office:value="3.22672668582331" calcext:value-type="float">
            <text:p>3,2</text:p>
          </table:table-cell>
          <table:table-cell table:style-name="ce177" table:formula="of:=100*[.E$26]/[.$I135]" office:value-type="float" office:value="5.69763504310246" calcext:value-type="float">
            <text:p>5,7</text:p>
          </table:table-cell>
          <table:table-cell table:style-name="ce177" table:formula="of:=100*[.F$26]/[.$I135]" office:value-type="float" office:value="9.15690674329327" calcext:value-type="float">
            <text:p>9,2</text:p>
          </table:table-cell>
          <table:table-cell table:style-name="ce177" table:formula="of:=100*[.G$26]/[.$I135]" office:value-type="float" office:value="13.6045417863957" calcext:value-type="float">
            <text:p>13,6</text:p>
          </table:table-cell>
          <table:table-cell/>
          <table:table-cell table:style-name="ce179" table:formula="of:=60000000/[.B135]" office:value-type="float" office:value="40000" calcext:value-type="float">
            <text:p>400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177" table:formula="of:=100*[.C$26]/[.$I136]" office:value-type="float" office:value="2.32557556194111" calcext:value-type="float">
            <text:p>2,3</text:p>
          </table:table-cell>
          <table:table-cell table:style-name="ce177" table:formula="of:=100*[.D$26]/[.$I136]" office:value-type="float" office:value="4.30230224776442" calcext:value-type="float">
            <text:p>4,3</text:p>
          </table:table-cell>
          <table:table-cell table:style-name="ce177" table:formula="of:=100*[.E$26]/[.$I136]" office:value-type="float" office:value="7.59684672413662" calcext:value-type="float">
            <text:p>7,6</text:p>
          </table:table-cell>
          <table:table-cell table:style-name="ce177" table:formula="of:=100*[.F$26]/[.$I136]" office:value-type="float" office:value="12.2092089910577" calcext:value-type="float">
            <text:p>12,2</text:p>
          </table:table-cell>
          <table:table-cell table:style-name="ce177" table:formula="of:=100*[.G$26]/[.$I136]" office:value-type="float" office:value="18.1393890485276" calcext:value-type="float">
            <text:p>18,1</text:p>
          </table:table-cell>
          <table:table-cell/>
          <table:table-cell table:style-name="ce179" table:formula="of:=60000000/[.B136]"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table:style-name="ce177" table:formula="of:=100*[.C$26]/[.$I137]" office:value-type="float" office:value="2.90696945242638" calcext:value-type="float">
            <text:p>2,9</text:p>
          </table:table-cell>
          <table:table-cell table:style-name="ce177" table:formula="of:=100*[.D$26]/[.$I137]" office:value-type="float" office:value="5.37787780970552" calcext:value-type="float">
            <text:p>5,4</text:p>
          </table:table-cell>
          <table:table-cell table:style-name="ce177" table:formula="of:=100*[.E$26]/[.$I137]" office:value-type="float" office:value="9.49605840517077" calcext:value-type="float">
            <text:p>9,5</text:p>
          </table:table-cell>
          <table:table-cell table:style-name="ce177" table:formula="of:=100*[.F$26]/[.$I137]" office:value-type="float" office:value="15.2615112388221" calcext:value-type="float">
            <text:p>15,3</text:p>
          </table:table-cell>
          <table:table-cell table:style-name="ce177" table:formula="of:=100*[.G$26]/[.$I137]" office:value-type="float" office:value="22.6742363106595" calcext:value-type="float">
            <text:p>22,7</text:p>
          </table:table-cell>
          <table:table-cell/>
          <table:table-cell table:style-name="ce179" table:formula="of:=60000000/[.B137]" office:value-type="float" office:value="24000" calcext:value-type="float">
            <text:p>2400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177" table:formula="of:=100*[.C$26]/[.$I138]" office:value-type="float" office:value="3.48836334291166" calcext:value-type="float">
            <text:p>3,5</text:p>
          </table:table-cell>
          <table:table-cell table:style-name="ce177" table:formula="of:=100*[.D$26]/[.$I138]" office:value-type="float" office:value="6.45345337164663" calcext:value-type="float">
            <text:p>6,5</text:p>
          </table:table-cell>
          <table:table-cell table:style-name="ce177" table:formula="of:=100*[.E$26]/[.$I138]" office:value-type="float" office:value="11.3952700862049" calcext:value-type="float">
            <text:p>11,4</text:p>
          </table:table-cell>
          <table:table-cell table:style-name="ce177" table:formula="of:=100*[.F$26]/[.$I138]" office:value-type="float" office:value="18.3138134865865" calcext:value-type="float">
            <text:p>18,3</text:p>
          </table:table-cell>
          <table:table-cell table:style-name="ce177" table:formula="of:=100*[.G$26]/[.$I138]" office:value-type="float" office:value="27.2090835727914" calcext:value-type="float">
            <text:p>27,2</text:p>
          </table:table-cell>
          <table:table-cell/>
          <table:table-cell table:style-name="ce179" table:formula="of:=60000000/[.B138]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table:style-name="ce177" table:formula="of:=100*[.C$26]/[.$I139]" office:value-type="float" office:value="4.06975723339694" calcext:value-type="float">
            <text:p>4,1</text:p>
          </table:table-cell>
          <table:table-cell table:style-name="ce177" table:formula="of:=100*[.D$26]/[.$I139]" office:value-type="float" office:value="7.52902893358773" calcext:value-type="float">
            <text:p>7,5</text:p>
          </table:table-cell>
          <table:table-cell table:style-name="ce177" table:formula="of:=100*[.E$26]/[.$I139]" office:value-type="float" office:value="13.2944817672391" calcext:value-type="float">
            <text:p>13,3</text:p>
          </table:table-cell>
          <table:table-cell table:style-name="ce177" table:formula="of:=100*[.F$26]/[.$I139]" office:value-type="float" office:value="21.366115734351" calcext:value-type="float">
            <text:p>21,4</text:p>
          </table:table-cell>
          <table:table-cell table:style-name="ce177" table:formula="of:=100*[.G$26]/[.$I139]" office:value-type="float" office:value="31.7439308349233" calcext:value-type="float">
            <text:p>31,7</text:p>
          </table:table-cell>
          <table:table-cell/>
          <table:table-cell table:style-name="ce179" table:formula="of:=60000000/[.B139]" office:value-type="float" office:value="17142.8571428571" calcext:value-type="float">
            <text:p>17143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ce177" table:formula="of:=100*[.C$26]/[.$I140]" office:value-type="float" office:value="4.65115112388221" calcext:value-type="float">
            <text:p>4,7</text:p>
          </table:table-cell>
          <table:table-cell table:style-name="ce177" table:formula="of:=100*[.D$26]/[.$I140]" office:value-type="float" office:value="8.60460449552884" calcext:value-type="float">
            <text:p>8,6</text:p>
          </table:table-cell>
          <table:table-cell table:style-name="ce177" table:formula="of:=100*[.E$26]/[.$I140]" office:value-type="float" office:value="15.1936934482732" calcext:value-type="float">
            <text:p>15,2</text:p>
          </table:table-cell>
          <table:table-cell table:style-name="ce177" table:formula="of:=100*[.F$26]/[.$I140]" office:value-type="float" office:value="24.4184179821154" calcext:value-type="float">
            <text:p>24,4</text:p>
          </table:table-cell>
          <table:table-cell table:style-name="ce177" table:formula="of:=100*[.G$26]/[.$I140]" office:value-type="float" office:value="36.2787780970552" calcext:value-type="float">
            <text:p>36,3</text:p>
          </table:table-cell>
          <table:table-cell/>
          <table:table-cell table:style-name="ce179" table:formula="of:=60000000/[.B140]"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table:style-name="ce177" table:formula="of:=100*[.C$26]/[.$I141]" office:value-type="float" office:value="5.23254501436749" calcext:value-type="float">
            <text:p>5,2</text:p>
          </table:table-cell>
          <table:table-cell table:style-name="ce177" table:formula="of:=100*[.D$26]/[.$I141]" office:value-type="float" office:value="9.68018005746994" calcext:value-type="float">
            <text:p>9,7</text:p>
          </table:table-cell>
          <table:table-cell table:style-name="ce177" table:formula="of:=100*[.E$26]/[.$I141]" office:value-type="float" office:value="17.0929051293074" calcext:value-type="float">
            <text:p>17,1</text:p>
          </table:table-cell>
          <table:table-cell table:style-name="ce177" table:formula="of:=100*[.F$26]/[.$I141]" office:value-type="float" office:value="27.4707202298798" calcext:value-type="float">
            <text:p>27,5</text:p>
          </table:table-cell>
          <table:table-cell table:style-name="ce177" table:formula="of:=100*[.G$26]/[.$I141]" office:value-type="float" office:value="40.8136253591871" calcext:value-type="float">
            <text:p>40,8</text:p>
          </table:table-cell>
          <table:table-cell/>
          <table:table-cell table:style-name="ce179" table:formula="of:=60000000/[.B141]" office:value-type="float" office:value="13333.3333333333" calcext:value-type="float">
            <text:p>1333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style-name="ce177" table:formula="of:=100*[.C$26]/[.$I142]" office:value-type="float" office:value="5.81393890485276" calcext:value-type="float">
            <text:p>5,8</text:p>
          </table:table-cell>
          <table:table-cell table:style-name="ce177" table:formula="of:=100*[.D$26]/[.$I142]" office:value-type="float" office:value="10.755755619411" calcext:value-type="float">
            <text:p>10,8</text:p>
          </table:table-cell>
          <table:table-cell table:style-name="ce177" table:formula="of:=100*[.E$26]/[.$I142]" office:value-type="float" office:value="18.9921168103415" calcext:value-type="float">
            <text:p>19,0</text:p>
          </table:table-cell>
          <table:table-cell table:style-name="ce177" table:formula="of:=100*[.F$26]/[.$I142]" office:value-type="float" office:value="30.5230224776442" calcext:value-type="float">
            <text:p>30,5</text:p>
          </table:table-cell>
          <table:table-cell table:style-name="ce177" table:formula="of:=100*[.G$26]/[.$I142]" office:value-type="float" office:value="45.348472621319" calcext:value-type="float">
            <text:p>45,3</text:p>
          </table:table-cell>
          <table:table-cell/>
          <table:table-cell table:style-name="ce179" table:formula="of:=60000000/[.B142]"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5500" calcext:value-type="float">
            <text:p>5500</text:p>
          </table:table-cell>
          <table:table-cell table:style-name="ce177" table:formula="of:=100*[.C$26]/[.$I143]" office:value-type="float" office:value="6.39533279533804" calcext:value-type="float">
            <text:p>6,4</text:p>
          </table:table-cell>
          <table:table-cell table:style-name="ce177" table:formula="of:=100*[.D$26]/[.$I143]" office:value-type="float" office:value="11.8313311813522" calcext:value-type="float">
            <text:p>11,8</text:p>
          </table:table-cell>
          <table:table-cell table:style-name="ce177" table:formula="of:=100*[.E$26]/[.$I143]" office:value-type="float" office:value="20.8913284913757" calcext:value-type="float">
            <text:p>20,9</text:p>
          </table:table-cell>
          <table:table-cell table:style-name="ce177" table:formula="of:=100*[.F$26]/[.$I143]" office:value-type="float" office:value="33.5753247254086" calcext:value-type="float">
            <text:p>33,6</text:p>
          </table:table-cell>
          <table:table-cell table:style-name="ce177" table:formula="of:=100*[.G$26]/[.$I143]" office:value-type="float" office:value="49.8833198834509" calcext:value-type="float">
            <text:p>49,9</text:p>
          </table:table-cell>
          <table:table-cell/>
          <table:table-cell table:style-name="ce179" table:formula="of:=60000000/[.B143]" office:value-type="float" office:value="10909.0909090909" calcext:value-type="float">
            <text:p>10909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style-name="ce177" table:formula="of:=100*[.C$26]/[.$I144]" office:value-type="float" office:value="6.97672668582332" calcext:value-type="float">
            <text:p>7,0</text:p>
          </table:table-cell>
          <table:table-cell table:style-name="ce177" table:formula="of:=100*[.D$26]/[.$I144]" office:value-type="float" office:value="12.9069067432933" calcext:value-type="float">
            <text:p>12,9</text:p>
          </table:table-cell>
          <table:table-cell table:style-name="ce177" table:formula="of:=100*[.E$26]/[.$I144]" office:value-type="float" office:value="22.7905401724099" calcext:value-type="float">
            <text:p>22,8</text:p>
          </table:table-cell>
          <table:table-cell table:style-name="ce177" table:formula="of:=100*[.F$26]/[.$I144]" office:value-type="float" office:value="36.6276269731731" calcext:value-type="float">
            <text:p>36,6</text:p>
          </table:table-cell>
          <table:table-cell table:style-name="ce177" table:formula="of:=100*[.G$26]/[.$I144]" office:value-type="float" office:value="54.4181671455828" calcext:value-type="float">
            <text:p>54,4</text:p>
          </table:table-cell>
          <table:table-cell/>
          <table:table-cell table:style-name="ce179" table:formula="of:=60000000/[.B144]"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6500" calcext:value-type="float">
            <text:p>6500</text:p>
          </table:table-cell>
          <table:table-cell table:style-name="ce177" table:formula="of:=100*[.C$26]/[.$I145]" office:value-type="float" office:value="7.55812057630859" calcext:value-type="float">
            <text:p>7,6</text:p>
          </table:table-cell>
          <table:table-cell table:style-name="ce177" table:formula="of:=100*[.D$26]/[.$I145]" office:value-type="float" office:value="13.9824823052344" calcext:value-type="float">
            <text:p>14,0</text:p>
          </table:table-cell>
          <table:table-cell table:style-name="ce177" table:formula="of:=100*[.E$26]/[.$I145]" office:value-type="float" office:value="24.689751853444" calcext:value-type="float">
            <text:p>24,7</text:p>
          </table:table-cell>
          <table:table-cell table:style-name="ce177" table:formula="of:=100*[.F$26]/[.$I145]" office:value-type="float" office:value="39.6799292209375" calcext:value-type="float">
            <text:p>39,7</text:p>
          </table:table-cell>
          <table:table-cell table:style-name="ce177" table:formula="of:=100*[.G$26]/[.$I145]" office:value-type="float" office:value="58.9530144077147" calcext:value-type="float">
            <text:p>59,0</text:p>
          </table:table-cell>
          <table:table-cell/>
          <table:table-cell table:style-name="ce179" table:formula="of:=60000000/[.B145]" office:value-type="float" office:value="9230.76923076923" calcext:value-type="float">
            <text:p>923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table:style-name="ce177" table:formula="of:=100*[.C$26]/[.$I146]" office:value-type="float" office:value="8.13951446679387" calcext:value-type="float">
            <text:p>8,1</text:p>
          </table:table-cell>
          <table:table-cell table:style-name="ce177" table:formula="of:=100*[.D$26]/[.$I146]" office:value-type="float" office:value="15.0580578671755" calcext:value-type="float">
            <text:p>15,1</text:p>
          </table:table-cell>
          <table:table-cell table:style-name="ce177" table:formula="of:=100*[.E$26]/[.$I146]" office:value-type="float" office:value="26.5889635344782" calcext:value-type="float">
            <text:p>26,6</text:p>
          </table:table-cell>
          <table:table-cell table:style-name="ce177" table:formula="of:=100*[.F$26]/[.$I146]" office:value-type="float" office:value="42.7322314687019" calcext:value-type="float">
            <text:p>42,7</text:p>
          </table:table-cell>
          <table:table-cell table:style-name="ce177" table:formula="of:=100*[.G$26]/[.$I146]" office:value-type="float" office:value="63.4878616698466" calcext:value-type="float">
            <text:p>63,5</text:p>
          </table:table-cell>
          <table:table-cell/>
          <table:table-cell table:style-name="ce179" table:formula="of:=60000000/[.B146]" office:value-type="float" office:value="8571.42857142857" calcext:value-type="float">
            <text:p>8571</text:p>
          </table:table-cell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177" table:formula="of:=100*[.C$26]/[.$I147]" office:value-type="float" office:value="8.72090835727915" calcext:value-type="float">
            <text:p>8,7</text:p>
          </table:table-cell>
          <table:table-cell table:style-name="ce177" table:formula="of:=100*[.D$26]/[.$I147]" office:value-type="float" office:value="16.1336334291166" calcext:value-type="float">
            <text:p>16,1</text:p>
          </table:table-cell>
          <table:table-cell table:style-name="ce177" table:formula="of:=100*[.E$26]/[.$I147]" office:value-type="float" office:value="28.4881752155123" calcext:value-type="float">
            <text:p>28,5</text:p>
          </table:table-cell>
          <table:table-cell table:style-name="ce177" table:formula="of:=100*[.F$26]/[.$I147]" office:value-type="float" office:value="45.7845337164663" calcext:value-type="float">
            <text:p>45,8</text:p>
          </table:table-cell>
          <table:table-cell table:style-name="ce177" table:formula="of:=100*[.G$26]/[.$I147]" office:value-type="float" office:value="68.0227089319785" calcext:value-type="float">
            <text:p>68,0</text:p>
          </table:table-cell>
          <table:table-cell/>
          <table:table-cell table:style-name="ce179" table:formula="of:=60000000/[.B147]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77" table:formula="of:=100*[.C$26]/[.$I148]" office:value-type="float" office:value="9.30230224776442" calcext:value-type="float">
            <text:p>9,3</text:p>
          </table:table-cell>
          <table:table-cell table:style-name="ce177" table:formula="of:=100*[.D$26]/[.$I148]" office:value-type="float" office:value="17.2092089910577" calcext:value-type="float">
            <text:p>17,2</text:p>
          </table:table-cell>
          <table:table-cell table:style-name="ce177" table:formula="of:=100*[.E$26]/[.$I148]" office:value-type="float" office:value="30.3873868965465" calcext:value-type="float">
            <text:p>30,4</text:p>
          </table:table-cell>
          <table:table-cell table:style-name="ce177" table:formula="of:=100*[.F$26]/[.$I148]" office:value-type="float" office:value="48.8368359642308" calcext:value-type="float">
            <text:p>48,8</text:p>
          </table:table-cell>
          <table:table-cell table:style-name="ce177" table:formula="of:=100*[.G$26]/[.$I148]" office:value-type="float" office:value="72.5575561941104" calcext:value-type="float">
            <text:p>72,6</text:p>
          </table:table-cell>
          <table:table-cell/>
          <table:table-cell table:style-name="ce179" table:formula="of:=60000000/[.B148]" office:value-type="float" office:value="7500" calcext:value-type="float">
            <text:p>7500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77" table:formula="of:=100*[.C$26]/[.$I149]" office:value-type="float" office:value="9.8836961382497" calcext:value-type="float">
            <text:p>9,9</text:p>
          </table:table-cell>
          <table:table-cell table:style-name="ce177" table:formula="of:=100*[.D$26]/[.$I149]" office:value-type="float" office:value="18.2847845529988" calcext:value-type="float">
            <text:p>18,3</text:p>
          </table:table-cell>
          <table:table-cell table:style-name="ce177" table:formula="of:=100*[.E$26]/[.$I149]" office:value-type="float" office:value="32.2865985775806" calcext:value-type="float">
            <text:p>32,3</text:p>
          </table:table-cell>
          <table:table-cell table:style-name="ce177" table:formula="of:=100*[.F$26]/[.$I149]" office:value-type="float" office:value="51.8891382119952" calcext:value-type="float">
            <text:p>51,9</text:p>
          </table:table-cell>
          <table:table-cell table:style-name="ce177" table:formula="of:=100*[.G$26]/[.$I149]" office:value-type="float" office:value="77.0924034562423" calcext:value-type="float">
            <text:p>77,1</text:p>
          </table:table-cell>
          <table:table-cell/>
          <table:table-cell table:style-name="ce179" table:formula="of:=60000000/[.B149]" office:value-type="float" office:value="7058.82352941176" calcext:value-type="float">
            <text:p>705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77" table:formula="of:=100*[.C$26]/[.$I150]" office:value-type="float" office:value="10.465090028735" calcext:value-type="float">
            <text:p>10,5</text:p>
          </table:table-cell>
          <table:table-cell table:style-name="ce177" table:formula="of:=100*[.D$26]/[.$I150]" office:value-type="float" office:value="19.3603601149399" calcext:value-type="float">
            <text:p>19,4</text:p>
          </table:table-cell>
          <table:table-cell table:style-name="ce177" table:formula="of:=100*[.E$26]/[.$I150]" office:value-type="float" office:value="34.1858102586148" calcext:value-type="float">
            <text:p>34,2</text:p>
          </table:table-cell>
          <table:table-cell table:style-name="ce177" table:formula="of:=100*[.F$26]/[.$I150]" office:value-type="float" office:value="54.9414404597596" calcext:value-type="float">
            <text:p>54,9</text:p>
          </table:table-cell>
          <table:table-cell table:style-name="ce177" table:formula="of:=100*[.G$26]/[.$I150]" office:value-type="float" office:value="81.6272507183742" calcext:value-type="float">
            <text:p>81,6</text:p>
          </table:table-cell>
          <table:table-cell/>
          <table:table-cell table:style-name="ce179" table:formula="of:=60000000/[.B150]" office:value-type="float" office:value="6666.66666666667" calcext:value-type="float">
            <text:p>6667</text:p>
          </table:table-cell>
        </table:table-row>
        <table:table-row table:style-name="ro1">
          <table:table-cell/>
          <table:table-cell office:value-type="float" office:value="9500" calcext:value-type="float">
            <text:p>9500</text:p>
          </table:table-cell>
          <table:table-cell table:style-name="ce177" table:formula="of:=100*[.C$26]/[.$I151]" office:value-type="float" office:value="11.0464839192203" calcext:value-type="float">
            <text:p>11,0</text:p>
          </table:table-cell>
          <table:table-cell table:style-name="ce177" table:formula="of:=100*[.D$26]/[.$I151]" office:value-type="float" office:value="20.435935676881" calcext:value-type="float">
            <text:p>20,4</text:p>
          </table:table-cell>
          <table:table-cell table:style-name="ce177" table:formula="of:=100*[.E$26]/[.$I151]" office:value-type="float" office:value="36.0850219396489" calcext:value-type="float">
            <text:p>36,1</text:p>
          </table:table-cell>
          <table:table-cell table:style-name="ce177" table:formula="of:=100*[.F$26]/[.$I151]" office:value-type="float" office:value="57.993742707524" calcext:value-type="float">
            <text:p>58,0</text:p>
          </table:table-cell>
          <table:table-cell table:style-name="ce177" table:formula="of:=100*[.G$26]/[.$I151]" office:value-type="float" office:value="86.1620979805061" calcext:value-type="float">
            <text:p>86,2</text:p>
          </table:table-cell>
          <table:table-cell/>
          <table:table-cell table:style-name="ce179" table:formula="of:=60000000/[.B151]" office:value-type="float" office:value="6315.78947368421" calcext:value-type="float">
            <text:p>631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ce177" table:formula="of:=100*[.C$26]/[.$I152]" office:value-type="float" office:value="11.6278778097055" calcext:value-type="float">
            <text:p>11,6</text:p>
          </table:table-cell>
          <table:table-cell table:style-name="ce177" table:formula="of:=100*[.D$26]/[.$I152]" office:value-type="float" office:value="21.5115112388221" calcext:value-type="float">
            <text:p>21,5</text:p>
          </table:table-cell>
          <table:table-cell table:style-name="ce177" table:formula="of:=100*[.E$26]/[.$I152]" office:value-type="float" office:value="37.9842336206831" calcext:value-type="float">
            <text:p>38,0</text:p>
          </table:table-cell>
          <table:table-cell table:style-name="ce177" table:formula="of:=100*[.F$26]/[.$I152]" office:value-type="float" office:value="61.0460449552885" calcext:value-type="float">
            <text:p>61,0</text:p>
          </table:table-cell>
          <table:table-cell table:style-name="ce177" table:formula="of:=100*[.G$26]/[.$I152]" office:value-type="float" office:value="90.696945242638" calcext:value-type="float">
            <text:p>90,7</text:p>
          </table:table-cell>
          <table:table-cell/>
          <table:table-cell table:style-name="ce179" table:formula="of:=60000000/[.B152]" office:value-type="float" office:value="6000" calcext:value-type="float">
            <text:p>6000</text:p>
          </table:table-cell>
        </table:table-row>
        <calcext:conditional-formats>
          <calcext:conditional-format calcext:target-range-address="injection.C61:injection.G83">
            <calcext:condition calcext:apply-style-name="Untitled5" calcext:value="&gt;=306" calcext:base-cell-address="injection.C61"/>
          </calcext:conditional-format>
          <calcext:conditional-format calcext:target-range-address="injection.C130:injection.G152">
            <calcext:condition calcext:apply-style-name="Untitled5" calcext:value="&gt;=306" calcext:base-cell-address="injection.C130"/>
          </calcext:conditional-format>
          <calcext:conditional-format calcext:target-range-address="injection.C102:injection.G124">
            <calcext:condition calcext:apply-style-name="Untitled5" calcext:value="&gt;=612" calcext:base-cell-address="injection.C102"/>
          </calcext:conditional-format>
          <calcext:conditional-format calcext:target-range-address="injection.D33:injection.G55">
            <calcext:condition calcext:apply-style-name="Untitled5" calcext:value="&gt;=612" calcext:base-cell-address="injection.C33"/>
          </calcext:conditional-format>
          <calcext:conditional-format calcext:target-range-address="injection.C33:injection.C55">
            <calcext:condition calcext:apply-style-name="Untitled5" calcext:value="&gt;=612" calcext:base-cell-address="injection.C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  <style:style style:name="Untitled2" style:family="table-cell" style:parent-style-name="Default">
      <style:text-properties fo:color="#ce181e"/>
    </style:style>
    <style:style style:name="Untitled3" style:family="table-cell" style:parent-style-name="Default" style:data-style-name="N110">
      <style:table-cell-properties fo:background-color="#fc5c00" loext:vertical-justify="auto"/>
      <style:paragraph-properties css3t:text-justify="auto"/>
    </style:style>
    <style:style style:name="Untitled4" style:family="table-cell" style:parent-style-name="Default" style:data-style-name="N110">
      <style:table-cell-properties fo:background-color="#e9b913" loext:vertical-justify="auto"/>
      <style:paragraph-properties css3t:text-justify="auto"/>
    </style:style>
    <style:style style:name="Untitled5" style:family="table-cell" style:parent-style-name="Default" style:data-style-name="N110">
      <style:table-cell-properties fo:background-color="#fc5c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.00.0000</text:date>, <text:time style:data-style-name="N2" text:time-value="11:15:33.867262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1-03-25T15:23:07.521281273</dc:date>
    <meta:editing-duration>P2DT4H56M58S</meta:editing-duration>
    <meta:editing-cycles>196</meta:editing-cycles>
    <meta:generator>LibreOffice/6.0.7.3$Linux_X86_64 LibreOffice_project/00m0$Build-3</meta:generator>
    <meta:document-statistic meta:table-count="10" meta:cell-count="99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33:injection.G55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33:injection.B55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33:injection.C55" chart:label-cell-address="injection.C16:injection.C16" chart:class="chart:line">
            <chart:data-point chart:repeated="23"/>
          </chart:series>
          <chart:series chart:style-name="ch11" chart:values-cell-range-address="injection.D33:injection.D55" chart:label-cell-address="injection.D16:injection.D16" chart:class="chart:line">
            <chart:data-point chart:repeated="23"/>
          </chart:series>
          <chart:series chart:style-name="ch12" chart:values-cell-range-address="injection.E33:injection.E55" chart:label-cell-address="injection.E16:injection.E16" chart:class="chart:line">
            <chart:data-point chart:repeated="23"/>
          </chart:series>
          <chart:series chart:style-name="ch13" chart:values-cell-range-address="injection.F33:injection.F55" chart:label-cell-address="injection.F16:injection.F16" chart:class="chart:line">
            <chart:data-point chart:repeated="23"/>
          </chart:series>
          <chart:series chart:style-name="ch14" chart:values-cell-range-address="injection.G33:injection.G55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33:injection.B55</svg:desc>
                </draw:g>
              </table:table-cell>
              <table:table-cell office:value-type="float" office:value="0.537207202298798">
                <text:p>0.537207202298798</text:p>
                <draw:g>
                  <svg:desc>injection.C33:injection.C55</svg:desc>
                </draw:g>
              </table:table-cell>
              <table:table-cell office:value-type="float" office:value="1.24882880919519">
                <text:p>1.24882880919519</text:p>
                <draw:g>
                  <svg:desc>injection.D33:injection.D55</svg:desc>
                </draw:g>
              </table:table-cell>
              <table:table-cell office:value-type="float" office:value="2.43486482068918">
                <text:p>2.43486482068918</text:p>
                <draw:g>
                  <svg:desc>injection.E33:injection.E55</svg:desc>
                </draw:g>
              </table:table-cell>
              <table:table-cell office:value-type="float" office:value="4.09531523678077">
                <text:p>4.09531523678077</text:p>
                <draw:g>
                  <svg:desc>injection.F33:injection.F55</svg:desc>
                </draw:g>
              </table:table-cell>
              <table:table-cell office:value-type="float" office:value="6.23018005746994">
                <text:p>6.23018005746994</text:p>
                <draw:g>
                  <svg:desc>injection.G33:injection.G55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88022520804579">
                <text:p>1.88022520804579</text:p>
              </table:table-cell>
              <table:table-cell office:value-type="float" office:value="4.37090083218317">
                <text:p>4.37090083218317</text:p>
              </table:table-cell>
              <table:table-cell office:value-type="float" office:value="8.52202687241214">
                <text:p>8.52202687241214</text:p>
              </table:table-cell>
              <table:table-cell office:value-type="float" office:value="14.3336033287327">
                <text:p>14.3336033287327</text:p>
              </table:table-cell>
              <table:table-cell office:value-type="float" office:value="21.8056302011448">
                <text:p>21.805630201144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.76045041609159">
                <text:p>3.76045041609159</text:p>
              </table:table-cell>
              <table:table-cell office:value-type="float" office:value="8.74180166436634">
                <text:p>8.74180166436634</text:p>
              </table:table-cell>
              <table:table-cell office:value-type="float" office:value="17.0440537448243">
                <text:p>17.0440537448243</text:p>
              </table:table-cell>
              <table:table-cell office:value-type="float" office:value="28.6672066574654">
                <text:p>28.6672066574654</text:p>
              </table:table-cell>
              <table:table-cell office:value-type="float" office:value="43.6112604022896">
                <text:p>43.61126040228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37207202298798">
                <text:p>5.37207202298798</text:p>
              </table:table-cell>
              <table:table-cell office:value-type="float" office:value="12.4882880919519">
                <text:p>12.4882880919519</text:p>
              </table:table-cell>
              <table:table-cell office:value-type="float" office:value="24.3486482068918">
                <text:p>24.3486482068918</text:p>
              </table:table-cell>
              <table:table-cell office:value-type="float" office:value="40.9531523678077">
                <text:p>40.9531523678077</text:p>
              </table:table-cell>
              <table:table-cell office:value-type="float" office:value="62.3018005746994">
                <text:p>62.301800574699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7.25229723103377">
                <text:p>7.25229723103377</text:p>
              </table:table-cell>
              <table:table-cell office:value-type="float" office:value="16.8591889241351">
                <text:p>16.8591889241351</text:p>
              </table:table-cell>
              <table:table-cell office:value-type="float" office:value="32.870675079304">
                <text:p>32.870675079304</text:p>
              </table:table-cell>
              <table:table-cell office:value-type="float" office:value="55.2867556965404">
                <text:p>55.2867556965404</text:p>
              </table:table-cell>
              <table:table-cell office:value-type="float" office:value="84.1074307758442">
                <text:p>84.10743077584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.05810803448197">
                <text:p>8.05810803448197</text:p>
              </table:table-cell>
              <table:table-cell office:value-type="float" office:value="18.7324321379279">
                <text:p>18.7324321379279</text:p>
              </table:table-cell>
              <table:table-cell office:value-type="float" office:value="36.5229723103377">
                <text:p>36.5229723103377</text:p>
              </table:table-cell>
              <table:table-cell office:value-type="float" office:value="61.4297285517115">
                <text:p>61.4297285517115</text:p>
              </table:table-cell>
              <table:table-cell office:value-type="float" office:value="93.4527008620491">
                <text:p>93.45270086204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.744144045976">
                <text:p>10.744144045976</text:p>
              </table:table-cell>
              <table:table-cell office:value-type="float" office:value="24.9765761839038">
                <text:p>24.9765761839038</text:p>
              </table:table-cell>
              <table:table-cell office:value-type="float" office:value="48.6972964137837">
                <text:p>48.6972964137837</text:p>
              </table:table-cell>
              <table:table-cell office:value-type="float" office:value="81.9063047356154">
                <text:p>81.9063047356154</text:p>
              </table:table-cell>
              <table:table-cell office:value-type="float" office:value="124.603601149399">
                <text:p>124.60360114939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3.43018005747">
                <text:p>13.43018005747</text:p>
              </table:table-cell>
              <table:table-cell office:value-type="float" office:value="31.2207202298798">
                <text:p>31.2207202298798</text:p>
              </table:table-cell>
              <table:table-cell office:value-type="float" office:value="60.8716205172296">
                <text:p>60.8716205172296</text:p>
              </table:table-cell>
              <table:table-cell office:value-type="float" office:value="102.382880919519">
                <text:p>102.382880919519</text:p>
              </table:table-cell>
              <table:table-cell office:value-type="float" office:value="155.754501436748">
                <text:p>155.75450143674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6.1162160689639">
                <text:p>16.1162160689639</text:p>
              </table:table-cell>
              <table:table-cell office:value-type="float" office:value="37.4648642758557">
                <text:p>37.4648642758557</text:p>
              </table:table-cell>
              <table:table-cell office:value-type="float" office:value="73.0459446206755">
                <text:p>73.0459446206755</text:p>
              </table:table-cell>
              <table:table-cell office:value-type="float" office:value="122.859457103423">
                <text:p>122.859457103423</text:p>
              </table:table-cell>
              <table:table-cell office:value-type="float" office:value="186.905401724098">
                <text:p>186.9054017240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8.8022520804579">
                <text:p>18.8022520804579</text:p>
              </table:table-cell>
              <table:table-cell office:value-type="float" office:value="43.7090083218317">
                <text:p>43.7090083218317</text:p>
              </table:table-cell>
              <table:table-cell office:value-type="float" office:value="85.2202687241214">
                <text:p>85.2202687241214</text:p>
              </table:table-cell>
              <table:table-cell office:value-type="float" office:value="143.336033287327">
                <text:p>143.336033287327</text:p>
              </table:table-cell>
              <table:table-cell office:value-type="float" office:value="218.056302011448">
                <text:p>218.05630201144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.4882880919519">
                <text:p>21.4882880919519</text:p>
              </table:table-cell>
              <table:table-cell office:value-type="float" office:value="49.9531523678076">
                <text:p>49.9531523678076</text:p>
              </table:table-cell>
              <table:table-cell office:value-type="float" office:value="97.3945928275673">
                <text:p>97.3945928275673</text:p>
              </table:table-cell>
              <table:table-cell office:value-type="float" office:value="163.812609471231">
                <text:p>163.812609471231</text:p>
              </table:table-cell>
              <table:table-cell office:value-type="float" office:value="249.207202298797">
                <text:p>249.20720229879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4.1743241034459">
                <text:p>24.1743241034459</text:p>
              </table:table-cell>
              <table:table-cell office:value-type="float" office:value="56.1972964137836">
                <text:p>56.1972964137836</text:p>
              </table:table-cell>
              <table:table-cell office:value-type="float" office:value="109.568916931013">
                <text:p>109.568916931013</text:p>
              </table:table-cell>
              <table:table-cell office:value-type="float" office:value="184.289185655135">
                <text:p>184.289185655135</text:p>
              </table:table-cell>
              <table:table-cell office:value-type="float" office:value="280.358102586147">
                <text:p>280.3581025861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.8603601149399">
                <text:p>26.8603601149399</text:p>
              </table:table-cell>
              <table:table-cell office:value-type="float" office:value="62.4414404597595">
                <text:p>62.4414404597595</text:p>
              </table:table-cell>
              <table:table-cell office:value-type="float" office:value="121.743241034459">
                <text:p>121.743241034459</text:p>
              </table:table-cell>
              <table:table-cell office:value-type="float" office:value="204.765761839038">
                <text:p>204.765761839038</text:p>
              </table:table-cell>
              <table:table-cell office:value-type="float" office:value="311.509002873497">
                <text:p>311.50900287349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9.5463961264339">
                <text:p>29.5463961264339</text:p>
              </table:table-cell>
              <table:table-cell office:value-type="float" office:value="68.6855845057355">
                <text:p>68.6855845057355</text:p>
              </table:table-cell>
              <table:table-cell office:value-type="float" office:value="133.917565137905">
                <text:p>133.917565137905</text:p>
              </table:table-cell>
              <table:table-cell office:value-type="float" office:value="225.242338022942">
                <text:p>225.242338022942</text:p>
              </table:table-cell>
              <table:table-cell office:value-type="float" office:value="342.659903160847">
                <text:p>342.65990316084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2.2324321379279">
                <text:p>32.2324321379279</text:p>
              </table:table-cell>
              <table:table-cell office:value-type="float" office:value="74.9297285517114">
                <text:p>74.9297285517114</text:p>
              </table:table-cell>
              <table:table-cell office:value-type="float" office:value="146.091889241351">
                <text:p>146.091889241351</text:p>
              </table:table-cell>
              <table:table-cell office:value-type="float" office:value="245.718914206846">
                <text:p>245.718914206846</text:p>
              </table:table-cell>
              <table:table-cell office:value-type="float" office:value="373.810803448196">
                <text:p>373.810803448196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4.9184681494219">
                <text:p>34.9184681494219</text:p>
              </table:table-cell>
              <table:table-cell office:value-type="float" office:value="81.1738725976874">
                <text:p>81.1738725976874</text:p>
              </table:table-cell>
              <table:table-cell office:value-type="float" office:value="158.266213344797">
                <text:p>158.266213344797</text:p>
              </table:table-cell>
              <table:table-cell office:value-type="float" office:value="266.19549039075">
                <text:p>266.19549039075</text:p>
              </table:table-cell>
              <table:table-cell office:value-type="float" office:value="404.961703735546">
                <text:p>404.96170373554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7.6045041609159">
                <text:p>37.6045041609159</text:p>
              </table:table-cell>
              <table:table-cell office:value-type="float" office:value="87.4180166436634">
                <text:p>87.4180166436634</text:p>
              </table:table-cell>
              <table:table-cell office:value-type="float" office:value="170.440537448243">
                <text:p>170.440537448243</text:p>
              </table:table-cell>
              <table:table-cell office:value-type="float" office:value="286.672066574654">
                <text:p>286.672066574654</text:p>
              </table:table-cell>
              <table:table-cell office:value-type="float" office:value="436.112604022896">
                <text:p>436.11260402289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0.2905401724099">
                <text:p>40.2905401724099</text:p>
              </table:table-cell>
              <table:table-cell office:value-type="float" office:value="93.6621606896393">
                <text:p>93.6621606896393</text:p>
              </table:table-cell>
              <table:table-cell office:value-type="float" office:value="182.614861551689">
                <text:p>182.614861551689</text:p>
              </table:table-cell>
              <table:table-cell office:value-type="float" office:value="307.148642758558">
                <text:p>307.148642758558</text:p>
              </table:table-cell>
              <table:table-cell office:value-type="float" office:value="467.263504310245">
                <text:p>467.26350431024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2.9765761839038">
                <text:p>42.9765761839038</text:p>
              </table:table-cell>
              <table:table-cell office:value-type="float" office:value="99.9063047356153">
                <text:p>99.9063047356153</text:p>
              </table:table-cell>
              <table:table-cell office:value-type="float" office:value="194.789185655135">
                <text:p>194.789185655135</text:p>
              </table:table-cell>
              <table:table-cell office:value-type="float" office:value="327.625218942461">
                <text:p>327.625218942461</text:p>
              </table:table-cell>
              <table:table-cell office:value-type="float" office:value="498.414404597595">
                <text:p>498.414404597595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5.6626121953978">
                <text:p>45.6626121953978</text:p>
              </table:table-cell>
              <table:table-cell office:value-type="float" office:value="106.150448781591">
                <text:p>106.150448781591</text:p>
              </table:table-cell>
              <table:table-cell office:value-type="float" office:value="206.96350975858">
                <text:p>206.96350975858</text:p>
              </table:table-cell>
              <table:table-cell office:value-type="float" office:value="348.101795126365">
                <text:p>348.101795126365</text:p>
              </table:table-cell>
              <table:table-cell office:value-type="float" office:value="529.565304884945">
                <text:p>529.56530488494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8.3486482068918">
                <text:p>48.3486482068918</text:p>
              </table:table-cell>
              <table:table-cell office:value-type="float" office:value="112.394592827567">
                <text:p>112.394592827567</text:p>
              </table:table-cell>
              <table:table-cell office:value-type="float" office:value="219.137833862026">
                <text:p>219.137833862026</text:p>
              </table:table-cell>
              <table:table-cell office:value-type="float" office:value="368.578371310269">
                <text:p>368.578371310269</text:p>
              </table:table-cell>
              <table:table-cell office:value-type="float" office:value="560.716205172294">
                <text:p>560.71620517229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51.0346842183858">
                <text:p>51.0346842183858</text:p>
              </table:table-cell>
              <table:table-cell office:value-type="float" office:value="118.638736873543">
                <text:p>118.638736873543</text:p>
              </table:table-cell>
              <table:table-cell office:value-type="float" office:value="231.312157965472">
                <text:p>231.312157965472</text:p>
              </table:table-cell>
              <table:table-cell office:value-type="float" office:value="389.054947494173">
                <text:p>389.054947494173</text:p>
              </table:table-cell>
              <table:table-cell office:value-type="float" office:value="591.867105459644">
                <text:p>591.8671054596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3.7207202298798">
                <text:p>53.7207202298798</text:p>
              </table:table-cell>
              <table:table-cell office:value-type="float" office:value="124.882880919519">
                <text:p>124.882880919519</text:p>
              </table:table-cell>
              <table:table-cell office:value-type="float" office:value="243.486482068918">
                <text:p>243.486482068918</text:p>
              </table:table-cell>
              <table:table-cell office:value-type="float" office:value="409.531523678077">
                <text:p>409.531523678077</text:p>
              </table:table-cell>
              <table:table-cell office:value-type="float" office:value="623.018005746994">
                <text:p>623.018005746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7.37cm" svg:y="0.462cm" chart:style-name="ch2">
          <text:p>Injector power on interval (deg) vs. engine speed and load - batch mode</text:p>
        </chart:title>
        <chart:legend chart:legend-position="end" svg:x="27.188cm" svg:y="6.866cm" style:legend-expansion="high" chart:style-name="ch3"/>
        <chart:plot-area chart:style-name="ch4" table:cell-range-address="injection.B61:injection.G83 injection.C16:injection.G16" chart:data-source-has-labels="both" svg:x="1.592cm" svg:y="1.567cm" svg:width="25.015cm" svg:height="13.448cm">
          <chartooo:coordinate-region svg:x="2.69cm" svg:y="1.766cm" svg:width="23.452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61:injection.B83"/>
            <chart:grid chart:style-name="ch7" chart:class="major"/>
          </chart:axis>
          <chart:axis chart:dimension="y" chart:name="primary-y" chart:style-name="ch8">
            <chart:title svg:x="0.451cm" svg:y="9.301cm" chart:style-name="ch9">
              <text:p>interval (deg)</text:p>
            </chart:title>
            <chart:grid chart:style-name="ch7" chart:class="major"/>
          </chart:axis>
          <chart:series chart:style-name="ch10" chart:values-cell-range-address="injection.C61:injection.C83" chart:label-cell-address="injection.C16:injection.C16" chart:class="chart:line">
            <chart:data-point chart:repeated="23"/>
          </chart:series>
          <chart:series chart:style-name="ch11" chart:values-cell-range-address="injection.D61:injection.D83" chart:label-cell-address="injection.D16:injection.D16" chart:class="chart:line">
            <chart:data-point chart:repeated="23"/>
          </chart:series>
          <chart:series chart:style-name="ch12" chart:values-cell-range-address="injection.E61:injection.E83" chart:label-cell-address="injection.E16:injection.E16" chart:class="chart:line">
            <chart:data-point chart:repeated="23"/>
          </chart:series>
          <chart:series chart:style-name="ch13" chart:values-cell-range-address="injection.F61:injection.F83" chart:label-cell-address="injection.F16:injection.F16" chart:class="chart:line">
            <chart:data-point chart:repeated="23"/>
          </chart:series>
          <chart:series chart:style-name="ch14" chart:values-cell-range-address="injection.G61:injection.G83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61:injection.B83</svg:desc>
                </draw:g>
              </table:table-cell>
              <table:table-cell office:value-type="float" office:value="0.418603601149399">
                <text:p>0.418603601149399</text:p>
                <draw:g>
                  <svg:desc>injection.C61:injection.C83</svg:desc>
                </draw:g>
              </table:table-cell>
              <table:table-cell office:value-type="float" office:value="0.774414404597595">
                <text:p>0.774414404597595</text:p>
                <draw:g>
                  <svg:desc>injection.D61:injection.D83</svg:desc>
                </draw:g>
              </table:table-cell>
              <table:table-cell office:value-type="float" office:value="1.36743241034459">
                <text:p>1.36743241034459</text:p>
                <draw:g>
                  <svg:desc>injection.E61:injection.E83</svg:desc>
                </draw:g>
              </table:table-cell>
              <table:table-cell office:value-type="float" office:value="2.19765761839038">
                <text:p>2.19765761839038</text:p>
                <draw:g>
                  <svg:desc>injection.F61:injection.F83</svg:desc>
                </draw:g>
              </table:table-cell>
              <table:table-cell office:value-type="float" office:value="3.26509002873497">
                <text:p>3.26509002873497</text:p>
                <draw:g>
                  <svg:desc>injection.G61:injection.G83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4651126040229">
                <text:p>1.4651126040229</text:p>
              </table:table-cell>
              <table:table-cell office:value-type="float" office:value="2.71045041609158">
                <text:p>2.71045041609158</text:p>
              </table:table-cell>
              <table:table-cell office:value-type="float" office:value="4.78601343620607">
                <text:p>4.78601343620607</text:p>
              </table:table-cell>
              <table:table-cell office:value-type="float" office:value="7.69180166436635">
                <text:p>7.69180166436635</text:p>
              </table:table-cell>
              <table:table-cell office:value-type="float" office:value="11.4278151005724">
                <text:p>11.42781510057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.93022520804579">
                <text:p>2.93022520804579</text:p>
              </table:table-cell>
              <table:table-cell office:value-type="float" office:value="5.42090083218317">
                <text:p>5.42090083218317</text:p>
              </table:table-cell>
              <table:table-cell office:value-type="float" office:value="9.57202687241214">
                <text:p>9.57202687241214</text:p>
              </table:table-cell>
              <table:table-cell office:value-type="float" office:value="15.3836033287327">
                <text:p>15.3836033287327</text:p>
              </table:table-cell>
              <table:table-cell office:value-type="float" office:value="22.8556302011448">
                <text:p>22.85563020114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18603601149399">
                <text:p>4.18603601149399</text:p>
              </table:table-cell>
              <table:table-cell office:value-type="float" office:value="7.74414404597595">
                <text:p>7.74414404597595</text:p>
              </table:table-cell>
              <table:table-cell office:value-type="float" office:value="13.6743241034459">
                <text:p>13.6743241034459</text:p>
              </table:table-cell>
              <table:table-cell office:value-type="float" office:value="21.9765761839038">
                <text:p>21.9765761839038</text:p>
              </table:table-cell>
              <table:table-cell office:value-type="float" office:value="32.6509002873497">
                <text:p>32.6509002873497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5.65114861551689">
                <text:p>5.65114861551689</text:p>
              </table:table-cell>
              <table:table-cell office:value-type="float" office:value="10.4545944620675">
                <text:p>10.4545944620675</text:p>
              </table:table-cell>
              <table:table-cell office:value-type="float" office:value="18.460337539652">
                <text:p>18.460337539652</text:p>
              </table:table-cell>
              <table:table-cell office:value-type="float" office:value="29.6683778482702">
                <text:p>29.6683778482702</text:p>
              </table:table-cell>
              <table:table-cell office:value-type="float" office:value="44.0787153879221">
                <text:p>44.078715387922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.27905401724099">
                <text:p>6.27905401724099</text:p>
              </table:table-cell>
              <table:table-cell office:value-type="float" office:value="11.6162160689639">
                <text:p>11.6162160689639</text:p>
              </table:table-cell>
              <table:table-cell office:value-type="float" office:value="20.5114861551689">
                <text:p>20.5114861551689</text:p>
              </table:table-cell>
              <table:table-cell office:value-type="float" office:value="32.9648642758558">
                <text:p>32.9648642758558</text:p>
              </table:table-cell>
              <table:table-cell office:value-type="float" office:value="48.9763504310245">
                <text:p>48.976350431024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37207202298798">
                <text:p>8.37207202298798</text:p>
              </table:table-cell>
              <table:table-cell office:value-type="float" office:value="15.4882880919519">
                <text:p>15.4882880919519</text:p>
              </table:table-cell>
              <table:table-cell office:value-type="float" office:value="27.3486482068918">
                <text:p>27.3486482068918</text:p>
              </table:table-cell>
              <table:table-cell office:value-type="float" office:value="43.9531523678077">
                <text:p>43.9531523678077</text:p>
              </table:table-cell>
              <table:table-cell office:value-type="float" office:value="65.3018005746994">
                <text:p>65.301800574699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0.465090028735">
                <text:p>10.465090028735</text:p>
              </table:table-cell>
              <table:table-cell office:value-type="float" office:value="19.3603601149399">
                <text:p>19.3603601149399</text:p>
              </table:table-cell>
              <table:table-cell office:value-type="float" office:value="34.1858102586148">
                <text:p>34.1858102586148</text:p>
              </table:table-cell>
              <table:table-cell office:value-type="float" office:value="54.9414404597596">
                <text:p>54.9414404597596</text:p>
              </table:table-cell>
              <table:table-cell office:value-type="float" office:value="81.6272507183742">
                <text:p>81.627250718374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2.558108034482">
                <text:p>12.558108034482</text:p>
              </table:table-cell>
              <table:table-cell office:value-type="float" office:value="23.2324321379279">
                <text:p>23.2324321379279</text:p>
              </table:table-cell>
              <table:table-cell office:value-type="float" office:value="41.0229723103377">
                <text:p>41.0229723103377</text:p>
              </table:table-cell>
              <table:table-cell office:value-type="float" office:value="65.9297285517115">
                <text:p>65.9297285517115</text:p>
              </table:table-cell>
              <table:table-cell office:value-type="float" office:value="97.9527008620491">
                <text:p>97.952700862049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4.651126040229">
                <text:p>14.651126040229</text:p>
              </table:table-cell>
              <table:table-cell office:value-type="float" office:value="27.1045041609158">
                <text:p>27.1045041609158</text:p>
              </table:table-cell>
              <table:table-cell office:value-type="float" office:value="47.8601343620607">
                <text:p>47.8601343620607</text:p>
              </table:table-cell>
              <table:table-cell office:value-type="float" office:value="76.9180166436635">
                <text:p>76.9180166436635</text:p>
              </table:table-cell>
              <table:table-cell office:value-type="float" office:value="114.278151005724">
                <text:p>114.2781510057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.744144045976">
                <text:p>16.744144045976</text:p>
              </table:table-cell>
              <table:table-cell office:value-type="float" office:value="30.9765761839038">
                <text:p>30.9765761839038</text:p>
              </table:table-cell>
              <table:table-cell office:value-type="float" office:value="54.6972964137837">
                <text:p>54.6972964137837</text:p>
              </table:table-cell>
              <table:table-cell office:value-type="float" office:value="87.9063047356154">
                <text:p>87.9063047356154</text:p>
              </table:table-cell>
              <table:table-cell office:value-type="float" office:value="130.603601149399">
                <text:p>130.603601149399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.837162051723">
                <text:p>18.837162051723</text:p>
              </table:table-cell>
              <table:table-cell office:value-type="float" office:value="34.8486482068918">
                <text:p>34.8486482068918</text:p>
              </table:table-cell>
              <table:table-cell office:value-type="float" office:value="61.5344584655066">
                <text:p>61.5344584655066</text:p>
              </table:table-cell>
              <table:table-cell office:value-type="float" office:value="98.8945928275673">
                <text:p>98.8945928275673</text:p>
              </table:table-cell>
              <table:table-cell office:value-type="float" office:value="146.929051293074">
                <text:p>146.9290512930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0.93018005747">
                <text:p>20.93018005747</text:p>
              </table:table-cell>
              <table:table-cell office:value-type="float" office:value="38.7207202298798">
                <text:p>38.7207202298798</text:p>
              </table:table-cell>
              <table:table-cell office:value-type="float" office:value="68.3716205172296">
                <text:p>68.3716205172296</text:p>
              </table:table-cell>
              <table:table-cell office:value-type="float" office:value="109.882880919519">
                <text:p>109.882880919519</text:p>
              </table:table-cell>
              <table:table-cell office:value-type="float" office:value="163.254501436748">
                <text:p>163.25450143674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3.0231980632169">
                <text:p>23.0231980632169</text:p>
              </table:table-cell>
              <table:table-cell office:value-type="float" office:value="42.5927922528678">
                <text:p>42.5927922528678</text:p>
              </table:table-cell>
              <table:table-cell office:value-type="float" office:value="75.2087825689525">
                <text:p>75.2087825689525</text:p>
              </table:table-cell>
              <table:table-cell office:value-type="float" office:value="120.871169011471">
                <text:p>120.871169011471</text:p>
              </table:table-cell>
              <table:table-cell office:value-type="float" office:value="179.579951580423">
                <text:p>179.57995158042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5.1162160689639">
                <text:p>25.1162160689639</text:p>
              </table:table-cell>
              <table:table-cell office:value-type="float" office:value="46.4648642758557">
                <text:p>46.4648642758557</text:p>
              </table:table-cell>
              <table:table-cell office:value-type="float" office:value="82.0459446206755">
                <text:p>82.0459446206755</text:p>
              </table:table-cell>
              <table:table-cell office:value-type="float" office:value="131.859457103423">
                <text:p>131.859457103423</text:p>
              </table:table-cell>
              <table:table-cell office:value-type="float" office:value="195.905401724098">
                <text:p>195.90540172409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7.2092340747109">
                <text:p>27.2092340747109</text:p>
              </table:table-cell>
              <table:table-cell office:value-type="float" office:value="50.3369362988437">
                <text:p>50.3369362988437</text:p>
              </table:table-cell>
              <table:table-cell office:value-type="float" office:value="88.8831066723984">
                <text:p>88.8831066723984</text:p>
              </table:table-cell>
              <table:table-cell office:value-type="float" office:value="142.847745195375">
                <text:p>142.847745195375</text:p>
              </table:table-cell>
              <table:table-cell office:value-type="float" office:value="212.230851867773">
                <text:p>212.23085186777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.3022520804579">
                <text:p>29.3022520804579</text:p>
              </table:table-cell>
              <table:table-cell office:value-type="float" office:value="54.2090083218317">
                <text:p>54.2090083218317</text:p>
              </table:table-cell>
              <table:table-cell office:value-type="float" office:value="95.7202687241214">
                <text:p>95.7202687241214</text:p>
              </table:table-cell>
              <table:table-cell office:value-type="float" office:value="153.836033287327">
                <text:p>153.836033287327</text:p>
              </table:table-cell>
              <table:table-cell office:value-type="float" office:value="228.556302011448">
                <text:p>228.55630201144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1.3952700862049">
                <text:p>31.3952700862049</text:p>
              </table:table-cell>
              <table:table-cell office:value-type="float" office:value="58.0810803448197">
                <text:p>58.0810803448197</text:p>
              </table:table-cell>
              <table:table-cell office:value-type="float" office:value="102.557430775844">
                <text:p>102.557430775844</text:p>
              </table:table-cell>
              <table:table-cell office:value-type="float" office:value="164.824321379279">
                <text:p>164.824321379279</text:p>
              </table:table-cell>
              <table:table-cell office:value-type="float" office:value="244.881752155123">
                <text:p>244.88175215512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.4882880919519">
                <text:p>33.4882880919519</text:p>
              </table:table-cell>
              <table:table-cell office:value-type="float" office:value="61.9531523678076">
                <text:p>61.9531523678076</text:p>
              </table:table-cell>
              <table:table-cell office:value-type="float" office:value="109.394592827567">
                <text:p>109.394592827567</text:p>
              </table:table-cell>
              <table:table-cell office:value-type="float" office:value="175.812609471231">
                <text:p>175.812609471231</text:p>
              </table:table-cell>
              <table:table-cell office:value-type="float" office:value="261.207202298797">
                <text:p>261.207202298797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5.5813060976989">
                <text:p>35.5813060976989</text:p>
              </table:table-cell>
              <table:table-cell office:value-type="float" office:value="65.8252243907956">
                <text:p>65.8252243907956</text:p>
              </table:table-cell>
              <table:table-cell office:value-type="float" office:value="116.23175487929">
                <text:p>116.23175487929</text:p>
              </table:table-cell>
              <table:table-cell office:value-type="float" office:value="186.800897563183">
                <text:p>186.800897563183</text:p>
              </table:table-cell>
              <table:table-cell office:value-type="float" office:value="277.532652442472">
                <text:p>277.53265244247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7.6743241034459">
                <text:p>37.6743241034459</text:p>
              </table:table-cell>
              <table:table-cell office:value-type="float" office:value="69.6972964137836">
                <text:p>69.6972964137836</text:p>
              </table:table-cell>
              <table:table-cell office:value-type="float" office:value="123.068916931013">
                <text:p>123.068916931013</text:p>
              </table:table-cell>
              <table:table-cell office:value-type="float" office:value="197.789185655135">
                <text:p>197.789185655135</text:p>
              </table:table-cell>
              <table:table-cell office:value-type="float" office:value="293.858102586147">
                <text:p>293.85810258614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9.7673421091929">
                <text:p>39.7673421091929</text:p>
              </table:table-cell>
              <table:table-cell office:value-type="float" office:value="73.5693684367716">
                <text:p>73.5693684367716</text:p>
              </table:table-cell>
              <table:table-cell office:value-type="float" office:value="129.906078982736">
                <text:p>129.906078982736</text:p>
              </table:table-cell>
              <table:table-cell office:value-type="float" office:value="208.777473747087">
                <text:p>208.777473747087</text:p>
              </table:table-cell>
              <table:table-cell office:value-type="float" office:value="310.183552729822">
                <text:p>310.1835527298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8603601149399">
                <text:p>41.8603601149399</text:p>
              </table:table-cell>
              <table:table-cell office:value-type="float" office:value="77.4414404597596">
                <text:p>77.4414404597596</text:p>
              </table:table-cell>
              <table:table-cell office:value-type="float" office:value="136.743241034459">
                <text:p>136.743241034459</text:p>
              </table:table-cell>
              <table:table-cell office:value-type="float" office:value="219.765761839038">
                <text:p>219.765761839038</text:p>
              </table:table-cell>
              <table:table-cell office:value-type="float" office:value="326.509002873497">
                <text:p>326.5090028734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minimum="0" chart:maximum="9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088cm" svg:height="16.322cm" xlink:href=".." xlink:type="simple" chart:class="chart:line" chart:style-name="ch1">
        <chart:title svg:x="6.907cm" svg:y="0.462cm" chart:style-name="ch2">
          <text:p>Injector power on interval (deg) vs. engine speed and load - sequential mode</text:p>
        </chart:title>
        <chart:legend chart:legend-position="end" svg:x="27.188cm" svg:y="6.866cm" style:legend-expansion="high" chart:style-name="ch3"/>
        <chart:plot-area chart:style-name="ch4" table:cell-range-address="injection.B102:injection.G124 injection.C16:injection.G16" chart:data-source-has-labels="both" svg:x="1.592cm" svg:y="1.567cm" svg:width="25.015cm" svg:height="13.448cm">
          <chartooo:coordinate-region svg:x="2.504cm" svg:y="1.766cm" svg:width="23.638cm" svg:height="12.602cm"/>
          <chart:axis chart:dimension="x" chart:name="primary-x" chart:style-name="ch5" chartooo:axis-type="auto">
            <chartooo:date-scale/>
            <chart:title svg:x="12.639cm" svg:y="15.341cm" chart:style-name="ch6">
              <text:p>engine speed - rpm</text:p>
            </chart:title>
            <chart:categories table:cell-range-address="injection.B102:injection.B124"/>
            <chart:grid chart:style-name="ch7" chart:class="major"/>
          </chart:axis>
          <chart:axis chart:dimension="y" chart:name="primary-y" chart:style-name="ch8">
            <chart:title svg:x="0.451cm" svg:y="9.38cm" chart:style-name="ch9">
              <text:p>injector dc (%)</text:p>
            </chart:title>
            <chart:grid chart:style-name="ch7" chart:class="major"/>
          </chart:axis>
          <chart:series chart:style-name="ch10" chart:values-cell-range-address="injection.C102:injection.C124" chart:label-cell-address="injection.C16:injection.C16" chart:class="chart:line">
            <chart:data-point chart:repeated="23"/>
          </chart:series>
          <chart:series chart:style-name="ch11" chart:values-cell-range-address="injection.D102:injection.D124" chart:label-cell-address="injection.D16:injection.D16" chart:class="chart:line">
            <chart:data-point chart:repeated="23"/>
          </chart:series>
          <chart:series chart:style-name="ch12" chart:values-cell-range-address="injection.E102:injection.E124" chart:label-cell-address="injection.E16:injection.E16" chart:class="chart:line">
            <chart:data-point chart:repeated="23"/>
          </chart:series>
          <chart:series chart:style-name="ch13" chart:values-cell-range-address="injection.F102:injection.F124" chart:label-cell-address="injection.F16:injection.F16" chart:class="chart:line">
            <chart:data-point chart:repeated="23"/>
          </chart:series>
          <chart:series chart:style-name="ch14" chart:values-cell-range-address="injection.G102:injection.G124" chart:label-cell-address="injection.G16:injection.G16" chart:class="chart:line">
            <chart:data-point chart:repeated="2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</text:p>
                <draw:g>
                  <svg:desc>injection.C16:injection.C16</svg:desc>
                </draw:g>
              </table:table-cell>
              <table:table-cell office:value-type="string">
                <text:p>40</text:p>
                <draw:g>
                  <svg:desc>injection.D16:injection.D16</svg:desc>
                </draw:g>
              </table:table-cell>
              <table:table-cell office:value-type="string">
                <text:p>60</text:p>
                <draw:g>
                  <svg:desc>injection.E16:injection.E16</svg:desc>
                </draw:g>
              </table:table-cell>
              <table:table-cell office:value-type="string">
                <text:p>80</text:p>
                <draw:g>
                  <svg:desc>injection.F16:injection.F16</svg:desc>
                </draw:g>
              </table:table-cell>
              <table:table-cell office:value-type="string">
                <text:p>100</text:p>
                <draw:g>
                  <svg:desc>injection.G16:injection.G1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injection.B102:injection.B124</svg:desc>
                </draw:g>
              </table:table-cell>
              <table:table-cell office:value-type="float" office:value="0.0746121114303886">
                <text:p>0.0746121114303886</text:p>
                <draw:g>
                  <svg:desc>injection.C102:injection.C124</svg:desc>
                </draw:g>
              </table:table-cell>
              <table:table-cell office:value-type="float" office:value="0.173448445721554">
                <text:p>0.173448445721554</text:p>
                <draw:g>
                  <svg:desc>injection.D102:injection.D124</svg:desc>
                </draw:g>
              </table:table-cell>
              <table:table-cell office:value-type="float" office:value="0.338175669540164">
                <text:p>0.338175669540164</text:p>
                <draw:g>
                  <svg:desc>injection.E102:injection.E124</svg:desc>
                </draw:g>
              </table:table-cell>
              <table:table-cell office:value-type="float" office:value="0.568793782886218">
                <text:p>0.568793782886218</text:p>
                <draw:g>
                  <svg:desc>injection.F102:injection.F124</svg:desc>
                </draw:g>
              </table:table-cell>
              <table:table-cell office:value-type="float" office:value="0.865302785759713">
                <text:p>0.865302785759713</text:p>
                <draw:g>
                  <svg:desc>injection.G102:injection.G124</svg:desc>
                </draw:g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26114239000636">
                <text:p>0.26114239000636</text:p>
              </table:table-cell>
              <table:table-cell office:value-type="float" office:value="0.60706956002544">
                <text:p>0.60706956002544</text:p>
              </table:table-cell>
              <table:table-cell office:value-type="float" office:value="1.18361484339057">
                <text:p>1.18361484339057</text:p>
              </table:table-cell>
              <table:table-cell office:value-type="float" office:value="1.99077824010176">
                <text:p>1.99077824010176</text:p>
              </table:table-cell>
              <table:table-cell office:value-type="float" office:value="3.028559750159">
                <text:p>3.02855975015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52228478001272">
                <text:p>0.52228478001272</text:p>
              </table:table-cell>
              <table:table-cell office:value-type="float" office:value="1.21413912005088">
                <text:p>1.21413912005088</text:p>
              </table:table-cell>
              <table:table-cell office:value-type="float" office:value="2.36722968678115">
                <text:p>2.36722968678115</text:p>
              </table:table-cell>
              <table:table-cell office:value-type="float" office:value="3.98155648020353">
                <text:p>3.98155648020353</text:p>
              </table:table-cell>
              <table:table-cell office:value-type="float" office:value="6.057119500318">
                <text:p>6.057119500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46121114303886">
                <text:p>0.746121114303886</text:p>
              </table:table-cell>
              <table:table-cell office:value-type="float" office:value="1.73448445721554">
                <text:p>1.73448445721554</text:p>
              </table:table-cell>
              <table:table-cell office:value-type="float" office:value="3.38175669540164">
                <text:p>3.38175669540164</text:p>
              </table:table-cell>
              <table:table-cell office:value-type="float" office:value="5.68793782886218">
                <text:p>5.68793782886218</text:p>
              </table:table-cell>
              <table:table-cell office:value-type="float" office:value="8.65302785759714">
                <text:p>8.653027857597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.00726350431025">
                <text:p>1.00726350431025</text:p>
              </table:table-cell>
              <table:table-cell office:value-type="float" office:value="2.34155401724098">
                <text:p>2.34155401724098</text:p>
              </table:table-cell>
              <table:table-cell office:value-type="float" office:value="4.56537153879222">
                <text:p>4.56537153879222</text:p>
              </table:table-cell>
              <table:table-cell office:value-type="float" office:value="7.67871606896394">
                <text:p>7.67871606896394</text:p>
              </table:table-cell>
              <table:table-cell office:value-type="float" office:value="11.6815876077561">
                <text:p>11.68158760775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11918167145583">
                <text:p>1.11918167145583</text:p>
              </table:table-cell>
              <table:table-cell office:value-type="float" office:value="2.60172668582331">
                <text:p>2.60172668582331</text:p>
              </table:table-cell>
              <table:table-cell office:value-type="float" office:value="5.07263504310246">
                <text:p>5.07263504310246</text:p>
              </table:table-cell>
              <table:table-cell office:value-type="float" office:value="8.53190674329327">
                <text:p>8.53190674329327</text:p>
              </table:table-cell>
              <table:table-cell office:value-type="float" office:value="12.9795417863957">
                <text:p>12.97954178639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49224222860777">
                <text:p>1.49224222860777</text:p>
              </table:table-cell>
              <table:table-cell office:value-type="float" office:value="3.46896891443109">
                <text:p>3.46896891443109</text:p>
              </table:table-cell>
              <table:table-cell office:value-type="float" office:value="6.76351339080328">
                <text:p>6.76351339080328</text:p>
              </table:table-cell>
              <table:table-cell office:value-type="float" office:value="11.3758756577244">
                <text:p>11.3758756577244</text:p>
              </table:table-cell>
              <table:table-cell office:value-type="float" office:value="17.3060557151943">
                <text:p>17.306055715194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86530278575972">
                <text:p>1.86530278575972</text:p>
              </table:table-cell>
              <table:table-cell office:value-type="float" office:value="4.33621114303886">
                <text:p>4.33621114303886</text:p>
              </table:table-cell>
              <table:table-cell office:value-type="float" office:value="8.45439173850411">
                <text:p>8.45439173850411</text:p>
              </table:table-cell>
              <table:table-cell office:value-type="float" office:value="14.2198445721555">
                <text:p>14.2198445721555</text:p>
              </table:table-cell>
              <table:table-cell office:value-type="float" office:value="21.6325696439928">
                <text:p>21.632569643992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23836334291166">
                <text:p>2.23836334291166</text:p>
              </table:table-cell>
              <table:table-cell office:value-type="float" office:value="5.20345337164663">
                <text:p>5.20345337164663</text:p>
              </table:table-cell>
              <table:table-cell office:value-type="float" office:value="10.1452700862049">
                <text:p>10.1452700862049</text:p>
              </table:table-cell>
              <table:table-cell office:value-type="float" office:value="17.0638134865865">
                <text:p>17.0638134865865</text:p>
              </table:table-cell>
              <table:table-cell office:value-type="float" office:value="25.9590835727914">
                <text:p>25.959083572791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.6114239000636">
                <text:p>2.6114239000636</text:p>
              </table:table-cell>
              <table:table-cell office:value-type="float" office:value="6.0706956002544">
                <text:p>6.0706956002544</text:p>
              </table:table-cell>
              <table:table-cell office:value-type="float" office:value="11.8361484339058">
                <text:p>11.8361484339058</text:p>
              </table:table-cell>
              <table:table-cell office:value-type="float" office:value="19.9077824010176">
                <text:p>19.9077824010176</text:p>
              </table:table-cell>
              <table:table-cell office:value-type="float" office:value="30.28559750159">
                <text:p>30.2855975015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98448445721554">
                <text:p>2.98448445721554</text:p>
              </table:table-cell>
              <table:table-cell office:value-type="float" office:value="6.93793782886217">
                <text:p>6.93793782886217</text:p>
              </table:table-cell>
              <table:table-cell office:value-type="float" office:value="13.5270267816066">
                <text:p>13.5270267816066</text:p>
              </table:table-cell>
              <table:table-cell office:value-type="float" office:value="22.7517513154487">
                <text:p>22.7517513154487</text:p>
              </table:table-cell>
              <table:table-cell office:value-type="float" office:value="34.6121114303885">
                <text:p>34.612111430388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.35754501436749">
                <text:p>3.35754501436749</text:p>
              </table:table-cell>
              <table:table-cell office:value-type="float" office:value="7.80518005746994">
                <text:p>7.80518005746994</text:p>
              </table:table-cell>
              <table:table-cell office:value-type="float" office:value="15.2179051293074">
                <text:p>15.2179051293074</text:p>
              </table:table-cell>
              <table:table-cell office:value-type="float" office:value="25.5957202298798">
                <text:p>25.5957202298798</text:p>
              </table:table-cell>
              <table:table-cell office:value-type="float" office:value="38.9386253591871">
                <text:p>38.938625359187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73060557151943">
                <text:p>3.73060557151943</text:p>
              </table:table-cell>
              <table:table-cell office:value-type="float" office:value="8.67242228607771">
                <text:p>8.67242228607771</text:p>
              </table:table-cell>
              <table:table-cell office:value-type="float" office:value="16.9087834770082">
                <text:p>16.9087834770082</text:p>
              </table:table-cell>
              <table:table-cell office:value-type="float" office:value="28.4396891443109">
                <text:p>28.4396891443109</text:p>
              </table:table-cell>
              <table:table-cell office:value-type="float" office:value="43.2651392879857">
                <text:p>43.26513928798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.10366612867137">
                <text:p>4.10366612867137</text:p>
              </table:table-cell>
              <table:table-cell office:value-type="float" office:value="9.53966451468549">
                <text:p>9.53966451468549</text:p>
              </table:table-cell>
              <table:table-cell office:value-type="float" office:value="18.599661824709">
                <text:p>18.599661824709</text:p>
              </table:table-cell>
              <table:table-cell office:value-type="float" office:value="31.283658058742">
                <text:p>31.283658058742</text:p>
              </table:table-cell>
              <table:table-cell office:value-type="float" office:value="47.5916532167842">
                <text:p>47.591653216784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.47672668582332">
                <text:p>4.47672668582332</text:p>
              </table:table-cell>
              <table:table-cell office:value-type="float" office:value="10.4069067432933">
                <text:p>10.4069067432933</text:p>
              </table:table-cell>
              <table:table-cell office:value-type="float" office:value="20.2905401724099">
                <text:p>20.2905401724099</text:p>
              </table:table-cell>
              <table:table-cell office:value-type="float" office:value="34.1276269731731">
                <text:p>34.1276269731731</text:p>
              </table:table-cell>
              <table:table-cell office:value-type="float" office:value="51.9181671455828">
                <text:p>51.918167145582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.84978724297526">
                <text:p>4.84978724297526</text:p>
              </table:table-cell>
              <table:table-cell office:value-type="float" office:value="11.274148971901">
                <text:p>11.274148971901</text:p>
              </table:table-cell>
              <table:table-cell office:value-type="float" office:value="21.9814185201107">
                <text:p>21.9814185201107</text:p>
              </table:table-cell>
              <table:table-cell office:value-type="float" office:value="36.9715958876042">
                <text:p>36.9715958876042</text:p>
              </table:table-cell>
              <table:table-cell office:value-type="float" office:value="56.2446810743814">
                <text:p>56.24468107438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.2228478001272">
                <text:p>5.2228478001272</text:p>
              </table:table-cell>
              <table:table-cell office:value-type="float" office:value="12.1413912005088">
                <text:p>12.1413912005088</text:p>
              </table:table-cell>
              <table:table-cell office:value-type="float" office:value="23.6722968678115">
                <text:p>23.6722968678115</text:p>
              </table:table-cell>
              <table:table-cell office:value-type="float" office:value="39.8155648020353">
                <text:p>39.8155648020353</text:p>
              </table:table-cell>
              <table:table-cell office:value-type="float" office:value="60.57119500318">
                <text:p>60.57119500318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5.59590835727915">
                <text:p>5.59590835727915</text:p>
              </table:table-cell>
              <table:table-cell office:value-type="float" office:value="13.0086334291166">
                <text:p>13.0086334291166</text:p>
              </table:table-cell>
              <table:table-cell office:value-type="float" office:value="25.3631752155123">
                <text:p>25.3631752155123</text:p>
              </table:table-cell>
              <table:table-cell office:value-type="float" office:value="42.6595337164663">
                <text:p>42.6595337164663</text:p>
              </table:table-cell>
              <table:table-cell office:value-type="float" office:value="64.8977089319785">
                <text:p>64.897708931978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.96896891443109">
                <text:p>5.96896891443109</text:p>
              </table:table-cell>
              <table:table-cell office:value-type="float" office:value="13.8758756577243">
                <text:p>13.8758756577243</text:p>
              </table:table-cell>
              <table:table-cell office:value-type="float" office:value="27.0540535632131">
                <text:p>27.0540535632131</text:p>
              </table:table-cell>
              <table:table-cell office:value-type="float" office:value="45.5035026308974">
                <text:p>45.5035026308974</text:p>
              </table:table-cell>
              <table:table-cell office:value-type="float" office:value="69.2242228607771">
                <text:p>69.224222860777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6.34202947158303">
                <text:p>6.34202947158303</text:p>
              </table:table-cell>
              <table:table-cell office:value-type="float" office:value="14.7431178863321">
                <text:p>14.7431178863321</text:p>
              </table:table-cell>
              <table:table-cell office:value-type="float" office:value="28.744931910914">
                <text:p>28.744931910914</text:p>
              </table:table-cell>
              <table:table-cell office:value-type="float" office:value="48.3474715453285">
                <text:p>48.3474715453285</text:p>
              </table:table-cell>
              <table:table-cell office:value-type="float" office:value="73.5507367895757">
                <text:p>73.550736789575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.71509002873498">
                <text:p>6.71509002873498</text:p>
              </table:table-cell>
              <table:table-cell office:value-type="float" office:value="15.6103601149399">
                <text:p>15.6103601149399</text:p>
              </table:table-cell>
              <table:table-cell office:value-type="float" office:value="30.4358102586148">
                <text:p>30.4358102586148</text:p>
              </table:table-cell>
              <table:table-cell office:value-type="float" office:value="51.1914404597596">
                <text:p>51.1914404597596</text:p>
              </table:table-cell>
              <table:table-cell office:value-type="float" office:value="77.8772507183742">
                <text:p>77.8772507183742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.08815058588692">
                <text:p>7.08815058588692</text:p>
              </table:table-cell>
              <table:table-cell office:value-type="float" office:value="16.4776023435477">
                <text:p>16.4776023435477</text:p>
              </table:table-cell>
              <table:table-cell office:value-type="float" office:value="32.1266886063156">
                <text:p>32.1266886063156</text:p>
              </table:table-cell>
              <table:table-cell office:value-type="float" office:value="54.0354093741907">
                <text:p>54.0354093741907</text:p>
              </table:table-cell>
              <table:table-cell office:value-type="float" office:value="82.2037646471728">
                <text:p>82.20376464717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.46121114303886">
                <text:p>7.46121114303886</text:p>
              </table:table-cell>
              <table:table-cell office:value-type="float" office:value="17.3448445721554">
                <text:p>17.3448445721554</text:p>
              </table:table-cell>
              <table:table-cell office:value-type="float" office:value="33.8175669540164">
                <text:p>33.8175669540164</text:p>
              </table:table-cell>
              <table:table-cell office:value-type="float" office:value="56.8793782886218">
                <text:p>56.8793782886218</text:p>
              </table:table-cell>
              <table:table-cell office:value-type="float" office:value="86.5302785759713">
                <text:p>86.5302785759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